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Liberation Sans" svg:font-family="&quot;Liberation Sans&quot;"/>
    <style:font-face style:name="Liberation Sans1" svg:font-family="&quot;Liberation Sans1&quot;"/>
    <style:font-face style:name="Cambria" svg:font-family="Cambria"/>
    <style:font-face style:name="Arial" svg:font-family="Arial"/>
    <style:font-face style:name="Liberation Sans2" svg:font-family="&quot;Liberation Sans2&quot;"/>
  </office:font-face-decls>
  <office:automatic-styles>
    <style:style style:name="ce1" style:family="table-cell" style:parent-style-name="Default" style:data-style-name="N0"/>
    <style:style style:name="ce2" style:family="table-cell" style:parent-style-name="Time-BoldDataCell" style:data-style-name="N37">
      <style:table-cell-properties fo:border-top="none" fo:border-bottom="thin solid #000000" fo:border-left="none" fo:border-right="thin solid #000000" style:vertical-align="middle" fo:background-color="transparent"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3" style:family="table-cell" style:parent-style-name="Time-BoldDataCell" style:data-style-name="N38">
      <style:table-cell-properties fo:border-top="none" fo:border-bottom="thin solid #000000" fo:border-left="none" fo:border-right="none" style:vertical-align="middle" fo:background-color="transparent"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4" style:family="table-cell" style:parent-style-name="Default" style:data-style-name="N38">
      <style:table-cell-properties style:vertical-align="middle" fo:background-color="transparent" style:repeat-content="false"/>
      <style:paragraph-properties fo:text-align="center"/>
      <style:text-properties style:font-name="Arial" style:font-name-asian="Arial" style:font-name-complex="Arial" fo:font-weight="bold" style:font-weight-asian="bold" style:font-weight-complex="bold" style:font-family-generic="swiss"/>
    </style:style>
    <style:style style:name="ce5" style:family="table-cell" style:parent-style-name="Time-BoldDataCell" style:data-style-name="N2">
      <style:table-cell-properties style:vertical-align="middle" fo:background-color="transparent"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6" style:family="table-cell" style:parent-style-name="Time-BoldDataCell" style:data-style-name="N38">
      <style:table-cell-properties fo:border-top="none" fo:border-bottom="thin solid #000000" fo:border-left="none" fo:border-right="none" style:vertical-align="middle" fo:wrap-option="wrap" fo:background-color="transparent"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7" style:family="table-cell" style:parent-style-name="Time-BoldDataCell" style:data-style-name="N36">
      <style:table-cell-properties fo:border-top="none" fo:border-bottom="thin solid #000000" fo:border-left="none" fo:border-right="none" style:vertical-align="middle" fo:background-color="transparent"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8" style:family="table-cell" style:parent-style-name="Time-BoldDataCell" style:data-style-name="N36">
      <style:table-cell-properties fo:border-top="none" fo:border-bottom="thin solid #000000" fo:border-left="none" fo:border-right="none" style:vertical-align="middle" fo:background-color="transparent"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9" style:family="table-cell" style:parent-style-name="Time-BoldDataCell" style:data-style-name="N38">
      <style:table-cell-properties fo:border-top="none" fo:border-bottom="thin solid #000000" fo:border-left="none" fo:border-right="none" style:vertical-align="top" fo:wrap-option="wrap" fo:background-color="transparent"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10" style:family="table-cell" style:parent-style-name="Default" style:data-style-name="N0">
      <style:table-cell-properties style:vertical-align="automatic" fo:background-color="transparent"/>
      <style:text-properties style:font-name="Liberation Sans2" style:font-name-asian="Liberation Sans2" style:font-name-complex="Liberation Sans2"/>
    </style:style>
    <style:style style:name="ce11" style:family="table-cell" style:parent-style-name="Default" style:data-style-name="N0">
      <style:table-cell-properties style:vertical-align="automatic" fo:background-color="transparent"/>
      <style:text-properties style:font-name="Arial" style:font-name-asian="Arial" style:font-name-complex="Arial" style:font-family-generic="swiss"/>
    </style:style>
    <style:style style:name="ce12" style:family="table-cell" style:parent-style-name="Default" style:data-style-name="N0">
      <style:table-cell-properties style:vertical-align="middle" fo:background-color="transparent" style:repeat-content="false"/>
      <style:paragraph-properties fo:text-align="center"/>
      <style:text-properties style:font-name="Arial" style:font-name-asian="Arial" style:font-name-complex="Arial" style:font-family-generic="swiss"/>
    </style:style>
    <style:style style:name="ce13" style:family="table-cell" style:parent-style-name="Default" style:data-style-name="N0">
      <style:table-cell-properties style:vertical-align="middle" fo:background-color="transparent" style:repeat-content="false"/>
      <style:paragraph-properties fo:text-align="start" fo:margin-left="0cm"/>
      <style:text-properties style:font-name="Arial" style:font-name-asian="Arial" style:font-name-complex="Arial" style:font-family-generic="swiss"/>
    </style:style>
    <style:style style:name="ce14" style:family="table-cell" style:parent-style-name="Default" style:data-style-name="N36">
      <style:table-cell-properties style:vertical-align="middle" fo:background-color="transparent" style:repeat-content="false"/>
      <style:paragraph-properties fo:text-align="center"/>
      <style:text-properties style:font-name="Arial" style:font-name-asian="Arial" style:font-name-complex="Arial" style:font-family-generic="swiss"/>
    </style:style>
    <style:style style:name="ce15" style:family="table-cell" style:parent-style-name="Default" style:data-style-name="N0">
      <style:table-cell-properties style:vertical-align="top" fo:wrap-option="wrap" fo:background-color="transparent"/>
      <style:text-properties style:font-name="Arial" style:font-name-asian="Arial" style:font-name-complex="Arial" style:font-family-generic="swiss"/>
    </style:style>
    <style:style style:name="ce16" style:family="table-cell" style:parent-style-name="Default" style:data-style-name="N0">
      <style:table-cell-properties style:vertical-align="automatic" fo:background-color="transparent"/>
    </style:style>
    <style:style style:name="ce17" style:family="table-cell" style:parent-style-name="Default" style:data-style-name="N37">
      <style:table-cell-properties fo:border-top="none" fo:border-bottom="none" fo:border-left="none" fo:border-right="thin solid #000000" style:vertical-align="middle" fo:background-color="transparent" style:repeat-content="false"/>
      <style:paragraph-properties fo:text-align="center"/>
      <style:text-properties style:font-name="Arial" style:font-name-asian="Arial" style:font-name-complex="Arial" style:font-family-generic="swiss"/>
    </style:style>
    <style:style style:name="ce18" style:family="table-cell" style:parent-style-name="Default" style:data-style-name="N0">
      <style:table-cell-properties style:vertical-align="top" fo:wrap-option="wrap" fo:background-color="transparent"/>
      <style:text-properties style:font-name="Arial" style:font-name-asian="Arial" style:font-name-complex="Arial" fo:font-size="8pt" style:font-size-asian="8pt" style:font-size-complex="8pt" style:font-family-generic="swiss"/>
    </style:style>
    <style:style style:name="ce19" style:family="table-cell" style:parent-style-name="Time-BoldDataCell" style:data-style-name="N38">
      <style:table-cell-properties style:vertical-align="middle" fo:background-color="transparent"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20" style:family="table-cell" style:parent-style-name="Default" style:data-style-name="N21">
      <style:table-cell-properties style:vertical-align="middle" fo:background-color="transparent" style:repeat-content="false"/>
      <style:paragraph-properties fo:text-align="start" fo:margin-left="0cm"/>
      <style:text-properties style:font-name="Arial" style:font-name-asian="Arial" style:font-name-complex="Arial" style:font-family-generic="swiss"/>
    </style:style>
    <style:style style:name="ce21" style:family="table-cell" style:parent-style-name="Default" style:data-style-name="N0">
      <style:table-cell-properties style:vertical-align="middle" fo:background-color="transparent" style:repeat-content="false"/>
      <style:paragraph-properties fo:text-align="start" fo:margin-left="0cm"/>
    </style:style>
    <style:style style:name="ce22" style:family="table-cell" style:parent-style-name="Default" style:data-style-name="N39">
      <style:table-cell-properties style:vertical-align="middle" fo:background-color="transparent" style:repeat-content="false"/>
      <style:paragraph-properties fo:text-align="start" fo:margin-left="0cm"/>
    </style:style>
    <style:style style:name="ce23" style:family="table-cell" style:parent-style-name="Default" style:data-style-name="N39">
      <style:table-cell-properties style:vertical-align="top" fo:wrap-option="wrap" fo:background-color="transparent"/>
      <style:text-properties style:font-name="Arial" style:font-name-asian="Arial" style:font-name-complex="Arial" fo:font-size="8pt" style:font-size-asian="8pt" style:font-size-complex="8pt" style:font-family-generic="swiss"/>
    </style:style>
    <style:style style:name="ce24" style:family="table-cell" style:parent-style-name="Default" style:data-style-name="N39">
      <style:table-cell-properties style:vertical-align="middle" fo:background-color="transparent" style:repeat-content="false"/>
      <style:paragraph-properties fo:text-align="center"/>
      <style:text-properties style:font-name="Arial" style:font-name-asian="Arial" style:font-name-complex="Arial" style:font-family-generic="swiss"/>
    </style:style>
    <style:style style:name="ce25" style:family="table-cell" style:parent-style-name="Default" style:data-style-name="N36">
      <style:table-cell-properties style:vertical-align="middle" fo:background-color="transparent" style:repeat-content="false"/>
      <style:paragraph-properties fo:text-align="start" fo:margin-left="0cm"/>
      <style:text-properties style:font-name="Arial" style:font-name-asian="Arial" style:font-name-complex="Arial" style:font-family-generic="swiss"/>
    </style:style>
    <style:style style:name="ce26" style:family="table-cell" style:parent-style-name="Default" style:data-style-name="N39">
      <style:table-cell-properties style:vertical-align="middle" fo:background-color="transparent" style:repeat-content="false"/>
      <style:paragraph-properties fo:text-align="start" fo:margin-left="0cm"/>
      <style:text-properties style:font-name="Arial" style:font-name-asian="Arial" style:font-name-complex="Arial" style:font-family-generic="swiss"/>
    </style:style>
    <style:style style:name="ce27" style:family="table-cell" style:parent-style-name="Default" style:data-style-name="N21">
      <style:table-cell-properties style:vertical-align="middle" fo:background-color="transparent" style:repeat-content="false"/>
      <style:paragraph-properties fo:text-align="center"/>
      <style:text-properties style:font-name="Arial" style:font-name-asian="Arial" style:font-name-complex="Arial" style:font-family-generic="swiss"/>
    </style:style>
    <style:style style:name="ce28" style:family="table-cell" style:parent-style-name="Default" style:data-style-name="N21">
      <style:table-cell-properties style:vertical-align="middle" fo:background-color="transparent" style:repeat-content="false"/>
      <style:paragraph-properties fo:text-align="start" fo:margin-left="0cm"/>
    </style:style>
    <style:style style:name="ce29" style:family="table-cell" style:parent-style-name="Time-BoldDataCell" style:data-style-name="N38">
      <style:table-cell-properties style:vertical-align="middle" fo:background-color="transparent" style:repeat-content="false"/>
      <style:paragraph-properties fo:text-align="start" fo:margin-left="0cm"/>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30" style:family="table-cell" style:parent-style-name="Default" style:data-style-name="N38">
      <style:table-cell-properties style:vertical-align="middle" fo:background-color="transparent" style:repeat-content="false"/>
      <style:paragraph-properties fo:text-align="start" fo:margin-left="0cm"/>
      <style:text-properties style:font-name="Arial" style:font-name-asian="Arial" style:font-name-complex="Arial" fo:font-weight="bold" style:font-weight-asian="bold" style:font-weight-complex="bold" style:font-family-generic="swiss"/>
    </style:style>
    <style:style style:name="ce31" style:family="table-cell" style:parent-style-name="Default" style:data-style-name="N38">
      <style:table-cell-properties style:vertical-align="automatic" fo:background-color="transparent" style:repeat-content="false"/>
      <style:paragraph-properties fo:text-align="center"/>
      <style:text-properties style:font-name="Arial" style:font-name-asian="Arial" style:font-name-complex="Arial" fo:font-weight="bold" style:font-weight-asian="bold" style:font-weight-complex="bold" style:font-family-generic="swiss"/>
    </style:style>
    <style:style style:name="ce32" style:family="table-cell" style:parent-style-name="Default" style:data-style-name="N0">
      <style:table-cell-properties style:vertical-align="middle" fo:background-color="transparent" style:repeat-content="false"/>
      <style:paragraph-properties fo:text-align="center"/>
    </style:style>
    <style:style style:name="ce33" style:family="table-cell" style:parent-style-name="Default" style:data-style-name="N38">
      <style:table-cell-properties style:vertical-align="middle" fo:background-color="#FFFF00" style:repeat-content="false"/>
      <style:paragraph-properties fo:text-align="center"/>
      <style:text-properties style:font-name="Arial" style:font-name-asian="Arial" style:font-name-complex="Arial" fo:font-weight="bold" style:font-weight-asian="bold" style:font-weight-complex="bold" style:font-family-generic="swiss"/>
    </style:style>
    <style:style style:name="ce34" style:family="table-cell" style:parent-style-name="Default" style:data-style-name="N38">
      <style:table-cell-properties style:vertical-align="middle" fo:background-color="transparent" style:repeat-content="false"/>
      <style:paragraph-properties fo:text-align="start" fo:margin-left="0cm"/>
      <style:text-properties style:font-name="Arial" style:font-name-asian="Arial" style:font-name-complex="Arial" style:font-family-generic="swiss"/>
    </style:style>
    <style:style style:name="ce35" style:family="table-cell" style:parent-style-name="Default" style:data-style-name="N0">
      <style:table-cell-properties style:vertical-align="middle" fo:background-color="transparent" style:repeat-content="false"/>
      <style:paragraph-properties fo:text-align="center"/>
      <style:text-properties style:font-name="Liberation Sans2" style:font-name-asian="Liberation Sans2" style:font-name-complex="Liberation Sans2"/>
    </style:style>
    <style:style style:name="ce36" style:family="table-cell" style:parent-style-name="Default" style:data-style-name="N2">
      <style:table-cell-properties style:vertical-align="middle" fo:background-color="transparent" style:repeat-content="false"/>
      <style:paragraph-properties fo:text-align="center"/>
      <style:text-properties style:font-name="Arial" style:font-name-asian="Arial" style:font-name-complex="Arial" fo:font-weight="bold" style:font-weight-asian="bold" style:font-weight-complex="bold" style:font-family-generic="swiss"/>
    </style:style>
    <style:style style:name="ce37" style:family="table-cell" style:parent-style-name="Default" style:data-style-name="N37">
      <style:table-cell-properties style:vertical-align="automatic" fo:background-color="transparent"/>
      <style:text-properties style:font-name="Arial" style:font-name-asian="Arial" style:font-name-complex="Arial" style:font-family-generic="swiss"/>
    </style:style>
    <style:style style:name="ce38" style:family="table-cell" style:parent-style-name="Default" style:data-style-name="N36">
      <style:table-cell-properties style:vertical-align="middle" fo:background-color="#FFFF00" style:repeat-content="false"/>
      <style:paragraph-properties fo:text-align="center"/>
      <style:text-properties style:font-name="Arial" style:font-name-asian="Arial" style:font-name-complex="Arial" style:font-family-generic="swiss"/>
    </style:style>
    <style:style style:name="ce39"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Arial" style:font-name-asian="Arial" style:font-name-complex="Arial" style:font-family-generic="swiss"/>
    </style:style>
    <style:style style:name="ce40" style:family="table-cell" style:parent-style-name="Default" style:data-style-name="N37">
      <style:table-cell-properties fo:border-top="none" fo:border-bottom="none" fo:border-left="none" fo:border-right="thin solid #000000" style:vertical-align="middle" fo:background-color="#FFFF00" style:repeat-content="false"/>
      <style:paragraph-properties fo:text-align="center"/>
      <style:text-properties style:font-name="Arial" style:font-name-asian="Arial" style:font-name-complex="Arial" style:font-family-generic="swiss"/>
    </style:style>
    <style:style style:name="ce41" style:family="table-cell" style:parent-style-name="Time-BoldDataCell" style:data-style-name="N38">
      <style:table-cell-properties style:vertical-align="middle" fo:background-color="#FFFF00"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42" style:family="table-cell" style:parent-style-name="Default" style:data-style-name="N36">
      <style:table-cell-properties style:vertical-align="middle" fo:background-color="#FFFF00" style:repeat-content="false"/>
      <style:paragraph-properties fo:text-align="start" fo:margin-left="0cm"/>
      <style:text-properties style:font-name="Arial" style:font-name-asian="Arial" style:font-name-complex="Arial" style:font-family-generic="swiss"/>
    </style:style>
    <style:style style:name="ce43" style:family="table-cell" style:parent-style-name="Default" style:data-style-name="N0">
      <style:table-cell-properties style:vertical-align="automatic" fo:background-color="#FFFF00"/>
    </style:style>
    <style:style style:name="ce44" style:family="table-cell" style:parent-style-name="Default" style:data-style-name="N0">
      <style:table-cell-properties style:vertical-align="top" fo:wrap-option="wrap" fo:background-color="#FFFF00"/>
      <style:text-properties style:font-name="Arial" style:font-name-asian="Arial" style:font-name-complex="Arial" fo:font-size="8pt" style:font-size-asian="8pt" style:font-size-complex="8pt" style:font-family-generic="swiss"/>
    </style:style>
    <style:style style:name="ce45" style:family="table-cell" style:parent-style-name="Default" style:data-style-name="N0">
      <style:table-cell-properties style:vertical-align="middle" fo:background-color="#FFFF00" style:repeat-content="false"/>
      <style:paragraph-properties fo:text-align="start" fo:margin-left="0cm"/>
    </style:style>
    <style:style style:name="ce46" style:family="table-cell" style:parent-style-name="Default" style:data-style-name="N0">
      <style:table-cell-properties style:vertical-align="middle" fo:background-color="#FFFF00" style:repeat-content="false"/>
      <style:paragraph-properties fo:text-align="start" fo:margin-left="0cm"/>
      <style:text-properties style:font-name="Arial" style:font-name-asian="Arial" style:font-name-complex="Arial" style:font-family-generic="swiss"/>
    </style:style>
    <style:style style:name="ce47" style:family="table-cell" style:parent-style-name="Default" style:data-style-name="N0">
      <style:table-cell-properties fo:border="2pt solid #000000" fo:background-color="transparent"/>
    </style:style>
    <style:style style:name="ce48" style:family="table-cell" style:parent-style-name="Default" style:data-style-name="N0">
      <style:table-cell-properties fo:border="2pt solid #000000" style:vertical-align="middle" fo:background-color="transparent" style:repeat-content="false"/>
      <style:paragraph-properties fo:text-align="start" fo:margin-left="0cm"/>
      <style:text-properties fo:font-size="36pt" style:font-size-asian="36pt" style:font-size-complex="36pt" fo:font-weight="bold" style:font-weight-asian="bold" style:font-weight-complex="bold"/>
    </style:style>
    <style:style style:name="ce49" style:family="table-cell" style:parent-style-name="Default" style:data-style-name="N14"/>
    <style:style style:name="ce50" style:family="table-cell" style:parent-style-name="Default" style:data-style-name="N39"/>
    <style:style style:name="ce51" style:family="table-cell" style:parent-style-name="Default" style:data-style-name="N40">
      <style:table-cell-properties style:vertical-align="automatic" fo:background-color="transparent"/>
    </style:style>
    <style:style style:name="ce52" style:family="table-cell" style:parent-style-name="Default" style:data-style-name="N41">
      <style:table-cell-properties style:vertical-align="automatic" fo:background-color="transparent"/>
    </style:style>
    <style:style style:name="T1" style:family="text" style:parent-style-name="Default">
      <style:text-properties fo:color="#000000" style:text-line-through-style="none" style:font-name="Liberation Sans1" style:font-name-asian="Liberation Sans1" style:font-name-complex="Liberation Sans1"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Liberation Sans" style:font-name-asian="Liberation Sans" style:font-name-complex="Liberation Sans"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000000" style:text-line-through-style="none" style:font-name="Liberation Sans" style:font-name-asian="Liberation Sans" style:font-name-complex="Liberation Sans"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0.820208333333333cm"/>
    </style:style>
    <style:style style:name="co2" style:family="table-column">
      <style:table-column-properties fo:break-before="auto" style:column-width="1.5875cm"/>
    </style:style>
    <style:style style:name="co3" style:family="table-column">
      <style:table-column-properties fo:break-before="auto" style:column-width="1.79916666666667cm"/>
    </style:style>
    <style:style style:name="co4" style:family="table-column">
      <style:table-column-properties fo:break-before="auto" style:column-width="3.254375cm"/>
    </style:style>
    <style:style style:name="co5" style:family="table-column">
      <style:table-column-properties fo:break-before="auto" style:column-width="4.1275cm"/>
    </style:style>
    <style:style style:name="co6" style:family="table-column">
      <style:table-column-properties fo:break-before="auto" style:column-width="3.67770833333333cm"/>
    </style:style>
    <style:style style:name="co7" style:family="table-column">
      <style:table-column-properties fo:break-before="auto" style:column-width="9.36625cm"/>
    </style:style>
    <style:style style:name="co8" style:family="table-column">
      <style:table-column-properties fo:break-before="auto" style:column-width="11.0066666666667cm"/>
    </style:style>
    <style:style style:name="co9" style:family="table-column">
      <style:table-column-properties fo:break-before="auto" style:column-width="0.714375cm"/>
    </style:style>
    <style:style style:name="co10" style:family="table-column">
      <style:table-column-properties fo:break-before="auto" style:column-width="1.905cm"/>
    </style:style>
    <style:style style:name="co11" style:family="table-column">
      <style:table-column-properties fo:break-before="auto" style:column-width="1.69333333333333cm"/>
    </style:style>
    <style:style style:name="co12" style:family="table-column">
      <style:table-column-properties fo:break-before="auto" style:column-width="2.48708333333333cm"/>
    </style:style>
    <style:style style:name="co13" style:family="table-column">
      <style:table-column-properties fo:break-before="auto" style:column-width="3.12208333333333cm"/>
    </style:style>
    <style:style style:name="co14" style:family="table-column">
      <style:table-column-properties fo:break-before="auto" style:column-width="1.85208333333333cm"/>
    </style:style>
    <style:style style:name="co15" style:family="table-column">
      <style:table-column-properties fo:break-before="auto" style:column-width="4.23333333333333cm"/>
    </style:style>
    <style:style style:name="co16" style:family="table-column">
      <style:table-column-properties fo:break-before="auto" style:column-width="5.82083333333333cm"/>
    </style:style>
    <style:style style:name="ro1" style:family="table-row">
      <style:table-row-properties style:row-height="16.5pt" style:use-optimal-row-height="false" fo:break-before="auto"/>
    </style:style>
    <style:style style:name="ro2" style:family="table-row">
      <style:table-row-properties style:row-height="13.5pt" style:use-optimal-row-height="true" fo:break-before="auto"/>
    </style:style>
    <style:style style:name="ro3" style:family="table-row">
      <style:table-row-properties style:row-height="13.9pt" style:use-optimal-row-height="false" fo:break-before="auto"/>
    </style:style>
    <style:style style:name="ro4" style:family="table-row">
      <style:table-row-properties style:row-height="15pt" style:use-optimal-row-height="true" fo:break-before="auto"/>
    </style:style>
    <style:style style:name="ro5" style:family="table-row">
      <style:table-row-properties style:row-height="33.75pt" style:use-optimal-row-height="true" fo:break-before="auto"/>
    </style:style>
    <style:style style:name="ro6" style:family="table-row">
      <style:table-row-properties style:row-height="22.5pt" style:use-optimal-row-height="true" fo:break-before="auto"/>
    </style:style>
    <style:style style:name="ro7" style:family="table-row">
      <style:table-row-properties style:row-height="45pt" style:use-optimal-row-height="true" fo:break-before="auto"/>
    </style:style>
    <style:style style:name="ro8" style:family="table-row">
      <style:table-row-properties style:row-height="25.5pt" style:use-optimal-row-height="true" fo:break-before="auto"/>
    </style:style>
    <style:style style:name="ro9" style:family="table-row">
      <style:table-row-properties style:row-height="38.25pt" style:use-optimal-row-height="true" fo:break-before="auto"/>
    </style:style>
    <style:style style:name="ro10" style:family="table-row">
      <style:table-row-properties style:row-height="12.75pt" style:use-optimal-row-height="true" fo:break-before="auto"/>
    </style:style>
    <style:style style:name="ro11" style:family="table-row">
      <style:table-row-properties style:row-height="56.25pt" style:use-optimal-row-height="true" fo:break-before="auto"/>
    </style:style>
    <style:style style:name="ro12" style:family="table-row">
      <style:table-row-properties style:row-height="51pt" style:use-optimal-row-height="true" fo:break-before="auto"/>
    </style:style>
    <style:style style:name="ro13" style:family="table-row">
      <style:table-row-properties style:row-height="33.75pt" style:use-optimal-row-height="false" fo:break-before="auto"/>
    </style:style>
    <style:style style:name="ro14" style:family="table-row">
      <style:table-row-properties style:row-height="14.45pt" style:use-optimal-row-height="false" fo:break-before="auto"/>
    </style:style>
    <style:style style:name="ro15" style:family="table-row">
      <style:table-row-properties style:row-height="14.25pt" style:use-optimal-row-height="true" fo:break-before="auto"/>
    </style:style>
    <style:style style:name="ro16" style:family="table-row">
      <style:table-row-properties style:row-height="13.9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family="graphic" style:name="a0">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office:automatic-styles>
  <office:body>
    <office:spreadsheet>
      <table:calculation-settings table:case-sensitive="false" table:search-criteria-must-apply-to-whole-cell="false" table:use-wildcards="false" table:use-regular-expressions="false" table:automatic-find-labels="false"/>
      <table:table table:name="times" table:style-name="ta1">
        <table:table-column table:style-name="co1" table:default-cell-style-name="ce11"/>
        <table:table-column table:style-name="co2" table:default-cell-style-name="ce11"/>
        <table:table-column table:style-name="co3" table:number-columns-repeated="2" table:default-cell-style-name="ce12"/>
        <table:table-column table:style-name="co4" table:default-cell-style-name="ce13"/>
        <table:table-column table:style-name="co5" table:default-cell-style-name="ce12"/>
        <table:table-column table:style-name="co6" table:default-cell-style-name="ce12"/>
        <table:table-column table:style-name="co7" table:default-cell-style-name="ce13"/>
        <table:table-column table:style-name="co8" table:default-cell-style-name="ce15"/>
        <table:table-column table:style-name="co9" table:number-columns-repeated="16375" table:default-cell-style-name="ce16"/>
        <table:table-row table:style-name="ro1">
          <table:table-cell office:value-type="string" table:style-name="ce2">
            <text:p>$</text:p>
          </table:table-cell>
          <table:table-cell office:value-type="string" table:style-name="ce3">
            <text:p>Daily</text:p>
          </table:table-cell>
          <table:table-cell office:value-type="string" table:style-name="ce4">
            <text:p>actual</text:p>
          </table:table-cell>
          <table:table-cell office:value-type="string" table:style-name="ce5">
            <text:p>Task</text:p>
          </table:table-cell>
          <table:table-cell office:value-type="string" table:style-name="ce6">
            <text:p>Customer</text:p>
          </table:table-cell>
          <table:table-cell office:value-type="string" table:style-name="ce7">
            <text:p>Start Time</text:p>
          </table:table-cell>
          <table:table-cell office:value-type="string" table:style-name="ce7">
            <text:p>Stop Time</text:p>
          </table:table-cell>
          <table:table-cell office:value-type="string" table:style-name="ce8">
            <text:p>Official Note</text:p>
          </table:table-cell>
          <table:table-cell office:value-type="string" table:style-name="ce9">
            <text:p>Internal note</text:p>
          </table:table-cell>
          <table:table-cell table:number-columns-repeated="16375" table:style-name="ce10"/>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4"/>
          <table:table-cell table:style-name="ce13"/>
          <table:table-cell table:style-name="ce15"/>
          <table:table-cell table:number-columns-repeated="16375"/>
        </table:table-row>
        <table:table-row table:style-name="ro3" table:visibility="collapse">
          <table:table-cell office:value-type="float" office:value="907" table:style-name="ce17">
            <text:p>907</text:p>
          </table:table-cell>
          <table:table-cell table:style-name="ce12"/>
          <table:table-cell office:value-type="string" table:style-name="ce4">
            <text:p>****************</text:p>
          </table:table-cell>
          <table:table-cell table:style-name="ce5"/>
          <table:table-cell table:number-columns-spanned="2" table:number-rows-spanned="3" table:style-name="ce47"/>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07" table:style-name="ce17">
            <text:p>907</text:p>
          </table:table-cell>
          <table:table-cell table:style-name="ce12"/>
          <table:table-cell office:value-type="string" table:style-name="ce4">
            <text:p>****************</text:p>
          </table:table-cell>
          <table:table-cell table:style-name="ce5"/>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07" table:style-name="ce17">
            <text:p>907</text:p>
          </table:table-cell>
          <table:table-cell table:style-name="ce19"/>
          <table:table-cell office:value-type="string" table:style-name="ce4">
            <text:p>****************</text:p>
          </table:table-cell>
          <table:table-cell table:style-name="ce5"/>
          <table:covered-table-cell/>
          <table:covered-table-cell/>
          <table:table-cell table:style-name="ce14"/>
          <table:table-cell table:style-name="ce13"/>
          <table:table-cell table:style-name="ce18"/>
          <table:table-cell table:number-columns-repeated="16375"/>
        </table:table-row>
        <table:table-row table:number-rows-repeated="2" table:style-name="ro3" table:visibility="collapse">
          <table:table-cell office:value-type="float" office:value="907" table:style-name="ce17">
            <text:p>907</text:p>
          </table:table-cell>
          <table:table-cell table:style-name="ce19"/>
          <table:table-cell office:value-type="string" table:style-name="ce4">
            <text:p>****************</text:p>
          </table:table-cell>
          <table:table-cell table:style-name="ce5"/>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07" table:style-name="ce17">
            <text:p>907</text:p>
          </table:table-cell>
          <table:table-cell table:style-name="ce12"/>
          <table:table-cell office:value-type="string" table:style-name="ce4">
            <text:p>****************</text:p>
          </table:table-cell>
          <table:table-cell table:style-name="ce5"/>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07" table:style-name="ce17">
            <text:p>907</text:p>
          </table:table-cell>
          <table:table-cell table:style-name="ce12"/>
          <table:table-cell office:value-type="string" table:style-name="ce4">
            <text:p>BILLED</text:p>
          </table:table-cell>
          <table:table-cell office:value-type="string" office:string-value="---" table:formula="of:=IF(AND([.F9] &lt;&gt; &quot;&quot;;[.G9] &lt;&gt; &quot;&quot;);([.G9]-[.F9])*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7" table:style-name="ce17">
            <text:p>907</text:p>
          </table:table-cell>
          <table:table-cell office:value-type="float" office:value="8" table:style-name="ce19">
            <text:p>8.000</text:p>
          </table:table-cell>
          <table:table-cell office:value-type="float" office:value="7.9088888891274101" table:style-name="ce4">
            <text:p>7.909</text:p>
          </table:table-cell>
          <table:table-cell office:value-type="string" office:string-value="---" table:formula="of:=IF(AND([.F10] &lt;&gt; &quot;&quot;;[.G10] &lt;&gt; &quot;&quot;);([.G10]-[.F10])*24;&quot;---&quot;)" table:style-name="ce4">
            <text:p>---</text:p>
          </table:table-cell>
          <table:table-cell office:value-type="date" office:date-value="2025-03-10T00:00:00" table:style-name="ce20">
            <text:p>10-Mar</text:p>
          </table:table-cell>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24999999994179234" table:formula="of:=IF(AND([.F11] &lt;&gt; &quot;&quot;;[.G11] &lt;&gt; &quot;&quot;);([.G11]-[.F11])*24;&quot;---&quot;)" table:style-name="ce4">
            <text:p>0.250</text:p>
          </table:table-cell>
          <table:table-cell office:value-type="string" table:style-name="ce21">
            <text:p>IDtoAutocrib</text:p>
          </table:table-cell>
          <table:table-cell office:value-type="date" office:date-value="2025-03-10T08:15:00" table:style-name="ce14">
            <text:p>3/10/25 08:15 AM</text:p>
          </table:table-cell>
          <table:table-cell office:value-type="date" office:date-value="2025-03-10T08:30:00" table:style-name="ce14">
            <text:p>3/10/25 08:30 AM</text:p>
          </table:table-cell>
          <table:table-cell office:value-type="string" table:style-name="ce21">
            <text:p>Worked on initial migration code for IDtoAutocrib. Worked to remove role to permission mapping problem with app team.</text:p>
          </table:table-cell>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50000000005820766" table:formula="of:=IF(AND([.F12] &lt;&gt; &quot;&quot;;[.G12] &lt;&gt; &quot;&quot;);([.G12]-[.F12])*24;&quot;---&quot;)" table:style-name="ce4">
            <text:p>0.500</text:p>
          </table:table-cell>
          <table:table-cell office:value-type="string" table:style-name="ce21">
            <text:p>mtg-Daily</text:p>
          </table:table-cell>
          <table:table-cell office:value-type="date" office:date-value="2000-01-01T08:30:00" table:style-name="ce14">
            <text:p>1/1/00 08:30 AM</text:p>
          </table:table-cell>
          <table:table-cell office:value-type="date" office:date-value="2000-01-01T09:00:00" table:style-name="ce14">
            <text:p>1/1/00 09:00 AM</text:p>
          </table:table-cell>
          <table:table-cell office:value-type="string" table:style-name="ce22">
            <text:p>Daily meetings with the team.</text:p>
          </table:table-cell>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50000000005820766" table:formula="of:=IF(AND([.F13] &lt;&gt; &quot;&quot;;[.G13] &lt;&gt; &quot;&quot;);([.G13]-[.F13])*24;&quot;---&quot;)" table:style-name="ce4">
            <text:p>0.500</text:p>
          </table:table-cell>
          <table:table-cell office:value-type="string" table:style-name="ce21">
            <text:p>mtg-Daily</text:p>
          </table:table-cell>
          <table:table-cell office:value-type="date" office:date-value="2000-01-01T08:30:00" table:style-name="ce14">
            <text:p>1/1/00 08:30 AM</text:p>
          </table:table-cell>
          <table:table-cell office:value-type="date" office:date-value="2000-01-01T09:00:00" table:style-name="ce14">
            <text:p>1/1/00 09:00 AM</text:p>
          </table:table-cell>
          <table:table-cell office:value-type="string" table:style-name="ce21">
            <text:p>Daily meetings with the team.</text:p>
          </table:table-cell>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1.0980555555433966" table:formula="of:=IF(AND([.F14] &lt;&gt; &quot;&quot;;[.G14] &lt;&gt; &quot;&quot;);([.G14]-[.F14])*24;&quot;---&quot;)" table:style-name="ce4">
            <text:p>1.098</text:p>
          </table:table-cell>
          <table:table-cell office:value-type="string" table:style-name="ce21">
            <text:p>mtg-IAM</text:p>
          </table:table-cell>
          <table:table-cell office:value-type="date" office:date-value="2025-03-10T10:00:00" table:style-name="ce14">
            <text:p>3/10/25 10:00 AM</text:p>
          </table:table-cell>
          <table:table-cell office:value-type="date" office:date-value="2025-03-10T11:05:53" table:style-name="ce14">
            <text:p>3/10/25 11:05 AM</text:p>
          </table:table-cell>
          <table:table-cell office:value-type="string" table:style-name="ce21">
            <text:p>Cybersecurity IAM/IGA joint meeting</text:p>
          </table:table-cell>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1.0477777778869495" table:formula="of:=IF(AND([.F15] &lt;&gt; &quot;&quot;;[.G15] &lt;&gt; &quot;&quot;);([.G15]-[.F15])*24;&quot;---&quot;)" table:style-name="ce4">
            <text:p>1.048</text:p>
          </table:table-cell>
          <table:table-cell office:value-type="string" table:style-name="ce21">
            <text:p>IDtoAutocrib</text:p>
          </table:table-cell>
          <table:table-cell office:value-type="date" office:date-value="2025-03-10T11:05:53" table:style-name="ce14">
            <text:p>3/10/25 11:05 AM</text:p>
          </table:table-cell>
          <table:table-cell office:value-type="date" office:date-value="2025-03-10T12:08:45" table:style-name="ce14">
            <text:p>3/10/25 12:08 PM</text:p>
          </table:table-cell>
          <table:table-cell office:value-type="string" table:style-name="ce21">
            <text:p>#</text:p>
          </table:table-cell>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1.3466666666208766" table:formula="of:=IF(AND([.F16] &lt;&gt; &quot;&quot;;[.G16] &lt;&gt; &quot;&quot;);([.G16]-[.F16])*24;&quot;---&quot;)" table:style-name="ce4">
            <text:p>1.347</text:p>
          </table:table-cell>
          <table:table-cell office:value-type="string" table:style-name="ce21">
            <text:p>IDtoAutocrib</text:p>
          </table:table-cell>
          <table:table-cell office:value-type="date" office:date-value="2025-03-10T13:10:00" table:style-name="ce14">
            <text:p>3/10/25 01:10 PM</text:p>
          </table:table-cell>
          <table:table-cell office:value-type="date" office:date-value="2025-03-10T14:30:48" table:style-name="ce14">
            <text:p>3/10/25 02:30 PM</text:p>
          </table:table-cell>
          <table:table-cell office:value-type="string" table:style-name="ce21">
            <text:p>#</text:p>
          </table:table-cell>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2.7366666667512618" table:formula="of:=IF(AND([.F17] &lt;&gt; &quot;&quot;;[.G17] &lt;&gt; &quot;&quot;);([.G17]-[.F17])*24;&quot;---&quot;)" table:style-name="ce4">
            <text:p>2.737</text:p>
          </table:table-cell>
          <table:table-cell office:value-type="string" table:style-name="ce21">
            <text:p>IDtoAvioBook</text:p>
          </table:table-cell>
          <table:table-cell office:value-type="date" office:date-value="2025-03-10T14:30:48" table:style-name="ce14">
            <text:p>3/10/25 02:30 PM</text:p>
          </table:table-cell>
          <table:table-cell office:value-type="date" office:date-value="2025-03-10T17:15:00" table:style-name="ce14">
            <text:p>3/10/25 05:15 PM</text:p>
          </table:table-cell>
          <table:table-cell office:value-type="string" table:style-name="ce21">
            <text:p>Worked to deploy the latest Aviobook into QA. Worked to resolve test and pipeline issues.</text:p>
          </table:table-cell>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23611111112404615" table:formula="of:=IF(AND([.F18] &lt;&gt; &quot;&quot;;[.G18] &lt;&gt; &quot;&quot;);([.G18]-[.F18])*24;&quot;---&quot;)" table:style-name="ce4">
            <text:p>0.236</text:p>
          </table:table-cell>
          <table:table-cell office:value-type="string" table:style-name="ce21">
            <text:p>Support</text:p>
          </table:table-cell>
          <table:table-cell office:value-type="date" office:date-value="2025-03-10T17:15:00" table:style-name="ce14">
            <text:p>3/10/25 05:15 PM</text:p>
          </table:table-cell>
          <table:table-cell office:value-type="date" office:date-value="2025-03-10T17:29:10" table:style-name="ce14">
            <text:p>3/10/25 05:29 PM</text:p>
          </table:table-cell>
          <table:table-cell office:value-type="string" table:style-name="ce21">
            <text:p>Worked on documenting the path to install the latest version of Designer for the EE team.</text:p>
          </table:table-cell>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1936111111426726" table:formula="of:=IF(AND([.F19] &lt;&gt; &quot;&quot;;[.G19] &lt;&gt; &quot;&quot;);([.G19]-[.F19])*24;&quot;---&quot;)" table:style-name="ce4">
            <text:p>0.194</text:p>
          </table:table-cell>
          <table:table-cell office:value-type="string" table:style-name="ce21">
            <text:p>IDtoAvioBook</text:p>
          </table:table-cell>
          <table:table-cell office:value-type="date" office:date-value="2025-03-10T17:29:10" table:style-name="ce14">
            <text:p>3/10/25 05:29 PM</text:p>
          </table:table-cell>
          <table:table-cell office:value-type="date" office:date-value="2025-03-10T17:40:47" table:style-name="ce14">
            <text:p>3/10/25 05:40 PM</text:p>
          </table:table-cell>
          <table:table-cell office:value-type="string" table:style-name="ce21">
            <text:p>#pipeline wiating</text:p>
          </table:table-cell>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table:style-name="ce4"/>
          <table:table-cell office:value-type="string" office:string-value="---" table:formula="of:=IF(AND([.F20] &lt;&gt; &quot;&quot;;[.G20] &lt;&gt; &quot;&quot;);([.G20]-[.F20])*24;&quot;---&quot;)"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table:style-name="ce4"/>
          <table:table-cell office:value-type="string" office:string-value="---" table:formula="of:=IF(AND([.F21] &lt;&gt; &quot;&quot;;[.G21] &lt;&gt; &quot;&quot;);([.G21]-[.F21])*24;&quot;---&quot;)"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table:style-name="ce4"/>
          <table:table-cell office:value-type="string" office:string-value="---" table:formula="of:=IF(AND([.F22] &lt;&gt; &quot;&quot;;[.G22] &lt;&gt; &quot;&quot;);([.G22]-[.F22])*24;&quot;---&quot;)"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table:style-name="ce4"/>
          <table:table-cell office:value-type="string" office:string-value="---" table:formula="of:=IF(AND([.F23] &lt;&gt; &quot;&quot;;[.G23] &lt;&gt; &quot;&quot;);([.G23]-[.F23])*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table:style-name="ce4"/>
          <table:table-cell office:value-type="string" office:string-value="---" table:formula="of:=IF(AND([.F24] &lt;&gt; &quot;&quot;;[.G24] &lt;&gt; &quot;&quot;);([.G24]-[.F2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7" table:style-name="ce17">
            <text:p>907</text:p>
          </table:table-cell>
          <table:table-cell office:value-type="float" office:value="10" table:style-name="ce19">
            <text:p>10.000</text:p>
          </table:table-cell>
          <table:table-cell office:value-type="float" office:value="9.8163888890412601" table:style-name="ce4">
            <text:p>9.816</text:p>
          </table:table-cell>
          <table:table-cell office:value-type="string" office:string-value="---" table:formula="of:=IF(AND([.F25] &lt;&gt; &quot;&quot;;[.G25] &lt;&gt; &quot;&quot;);([.G25]-[.F25])*24;&quot;---&quot;)" table:style-name="ce4">
            <text:p>---</text:p>
          </table:table-cell>
          <table:table-cell office:value-type="date" office:date-value="2025-03-11T00:00:00" table:style-name="ce20">
            <text:p>11-Mar</text:p>
          </table:table-cell>
          <table:table-cell table:number-columns-repeated="2" table:style-name="ce14"/>
          <table:table-cell table:style-name="ce13"/>
          <table:table-cell table:style-name="ce15"/>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50000000005820766" table:formula="of:=IF(AND([.F26] &lt;&gt; &quot;&quot;;[.G26] &lt;&gt; &quot;&quot;);([.G26]-[.F26])*24;&quot;---&quot;)" table:style-name="ce4">
            <text:p>0.500</text:p>
          </table:table-cell>
          <table:table-cell office:value-type="string" table:style-name="ce20">
            <text:p>mtg-Daily</text:p>
          </table:table-cell>
          <table:table-cell office:value-type="date" office:date-value="2000-01-01T08:30:00" table:style-name="ce14">
            <text:p>1/1/00 08:30 AM</text:p>
          </table:table-cell>
          <table:table-cell office:value-type="date" office:date-value="2000-01-01T09:00:00" table:style-name="ce14">
            <text:p>1/1/00 09:00 AM</text:p>
          </table:table-cell>
          <table:table-cell office:value-type="string" table:style-name="ce13">
            <text:p>Daily meetings with the team. EE backlog meeting.</text:p>
          </table:table-cell>
          <table:table-cell table:style-name="ce15"/>
          <table:table-cell table:number-columns-repeated="16375"/>
        </table:table-row>
        <table:table-row table:style-name="ro5"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25000000011641532" table:formula="of:=IF(AND([.F27] &lt;&gt; &quot;&quot;;[.G27] &lt;&gt; &quot;&quot;);([.G27]-[.F27])*24;&quot;---&quot;)" table:style-name="ce4">
            <text:p>0.250</text:p>
          </table:table-cell>
          <table:table-cell office:value-type="string" table:style-name="ce21">
            <text:p>IDtoAvioBook</text:p>
          </table:table-cell>
          <table:table-cell office:value-type="date" office:date-value="2025-03-11T09:15:00" table:style-name="ce14">
            <text:p>3/11/25 09:15 AM</text:p>
          </table:table-cell>
          <table:table-cell office:value-type="date" office:date-value="2025-03-11T09:30:00" table:style-name="ce14">
            <text:p>3/11/25 09:30 AM</text:p>
          </table:table-cell>
          <table:table-cell office:value-type="string" table:style-name="ce13">
            <text:p>Worked on fixing QA deploy pipeline. Worked on fixing pipeline bugs with bad libraries.</text:p>
          </table:table-cell>
          <table:table-cell office:value-type="string" table:style-name="ce18">
            <text:p>Every possible issue I could have showed up during this deploy, and it's on a driver with two actual drivers that get deployed; so it is quite custom. It is still the preferred way to go, and is all working now, so that's good news.</text:p>
          </table:table-cell>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49999999988358468" table:formula="of:=IF(AND([.F28] &lt;&gt; &quot;&quot;;[.G28] &lt;&gt; &quot;&quot;);([.G28]-[.F28])*24;&quot;---&quot;)" table:style-name="ce4">
            <text:p>0.500</text:p>
          </table:table-cell>
          <table:table-cell office:value-type="string" table:style-name="ce21">
            <text:p>mtg-daily</text:p>
          </table:table-cell>
          <table:table-cell office:value-type="date" office:date-value="2025-03-11T09:30:00" table:style-name="ce14">
            <text:p>3/11/25 09:30 AM</text:p>
          </table:table-cell>
          <table:table-cell office:value-type="date" office:date-value="2025-03-11T10:00:00" table:style-name="ce14">
            <text:p>3/11/25 10:00 A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1.0833333333721384" table:formula="of:=IF(AND([.F29] &lt;&gt; &quot;&quot;;[.G29] &lt;&gt; &quot;&quot;);([.G29]-[.F29])*24;&quot;---&quot;)" table:style-name="ce4">
            <text:p>1.083</text:p>
          </table:table-cell>
          <table:table-cell office:value-type="string" table:style-name="ce20">
            <text:p>mtg-trivir</text:p>
          </table:table-cell>
          <table:table-cell office:value-type="date" office:date-value="2025-03-11T10:00:00" table:style-name="ce14">
            <text:p>3/11/25 10:00 AM</text:p>
          </table:table-cell>
          <table:table-cell office:value-type="date" office:date-value="2025-03-11T11:05:00" table:style-name="ce14">
            <text:p>3/11/25 11:05 AM</text:p>
          </table:table-cell>
          <table:table-cell office:value-type="string" table:style-name="ce13">
            <text:p>TriBr!!</text:p>
          </table:table-cell>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2.848888888838701" table:formula="of:=IF(AND([.F30] &lt;&gt; &quot;&quot;;[.G30] &lt;&gt; &quot;&quot;);([.G30]-[.F30])*24;&quot;---&quot;)" table:style-name="ce4">
            <text:p>2.849</text:p>
          </table:table-cell>
          <table:table-cell office:value-type="string" table:style-name="ce21">
            <text:p>IDtoAvioBook</text:p>
          </table:table-cell>
          <table:table-cell office:value-type="date" office:date-value="2025-03-11T11:05:00" table:style-name="ce14">
            <text:p>3/11/25 11:05 AM</text:p>
          </table:table-cell>
          <table:table-cell office:value-type="date" office:date-value="2025-03-11T13:55:56" table:style-name="ce14">
            <text:p>3/11/25 01:55 P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5.8888889034278691E-2" table:formula="of:=IF(AND([.F31] &lt;&gt; &quot;&quot;;[.G31] &lt;&gt; &quot;&quot;);([.G31]-[.F31])*24;&quot;---&quot;)" table:style-name="ce4">
            <text:p>0.059</text:p>
          </table:table-cell>
          <table:table-cell office:value-type="string" table:style-name="ce21">
            <text:p>IDtoAvioBook</text:p>
          </table:table-cell>
          <table:table-cell office:value-type="date" office:date-value="2025-03-11T13:56:28" table:style-name="ce14">
            <text:p>3/11/25 01:56 PM</text:p>
          </table:table-cell>
          <table:table-cell office:value-type="date" office:date-value="2025-03-11T14:00:00" table:style-name="ce14">
            <text:p>3/11/25 02:00 PM</text:p>
          </table:table-cell>
          <table:table-cell office:value-type="string" table:style-name="ce13">
            <text:p># about to join ee backlog; but doing deploy now</text:p>
          </table:table-cell>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75750000000698492" table:formula="of:=IF(AND([.F32] &lt;&gt; &quot;&quot;;[.G32] &lt;&gt; &quot;&quot;);([.G32]-[.F32])*24;&quot;---&quot;)" table:style-name="ce4">
            <text:p>0.758</text:p>
          </table:table-cell>
          <table:table-cell office:value-type="string" table:style-name="ce20">
            <text:p>mtg-backog</text:p>
          </table:table-cell>
          <table:table-cell office:value-type="date" office:date-value="2025-03-11T14:00:00" table:style-name="ce14">
            <text:p>3/11/25 02:00 PM</text:p>
          </table:table-cell>
          <table:table-cell office:value-type="date" office:date-value="2025-03-11T14:45:27" table:style-name="ce14">
            <text:p>3/11/25 02:45 P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56861111096804962" table:formula="of:=IF(AND([.F33] &lt;&gt; &quot;&quot;;[.G33] &lt;&gt; &quot;&quot;);([.G33]-[.F33])*24;&quot;---&quot;)" table:style-name="ce4">
            <text:p>0.569</text:p>
          </table:table-cell>
          <table:table-cell office:value-type="string" table:style-name="ce20">
            <text:p>BAES:O&amp;M 4.04</text:p>
          </table:table-cell>
          <table:table-cell office:value-type="date" office:date-value="2025-03-11T14:45:27" table:style-name="ce14">
            <text:p>3/11/25 02:45 PM</text:p>
          </table:table-cell>
          <table:table-cell office:value-type="date" office:date-value="2025-03-11T15:19:34" table:style-name="ce14">
            <text:p>3/11/25 03:19 PM</text:p>
          </table:table-cell>
          <table:table-cell office:value-type="string" table:style-name="ce13">
            <text:p>Worked on discussing options to avoid removing training dates and other EC-sensitive attributes.</text:p>
          </table:table-cell>
          <table:table-cell office:value-type="string" table:style-name="ce18">
            <text:p>With Shaun and Gary.</text:p>
          </table:table-cell>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1905555555713363" table:formula="of:=IF(AND([.F34] &lt;&gt; &quot;&quot;;[.G34] &lt;&gt; &quot;&quot;);([.G34]-[.F34])*24;&quot;---&quot;)" table:style-name="ce4">
            <text:p>0.191</text:p>
          </table:table-cell>
          <table:table-cell office:value-type="string" table:style-name="ce21">
            <text:p>IDtoAvioBook</text:p>
          </table:table-cell>
          <table:table-cell office:value-type="date" office:date-value="2025-03-11T15:19:34" table:style-name="ce14">
            <text:p>3/11/25 03:19 PM</text:p>
          </table:table-cell>
          <table:table-cell office:value-type="date" office:date-value="2025-03-11T15:31:00" table:style-name="ce14">
            <text:p>3/11/25 03:31 PM</text:p>
          </table:table-cell>
          <table:table-cell office:value-type="string" table:style-name="ce13">
            <text:p># qa deploy manual . .</text:p>
          </table:table-cell>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91805555555038154" table:formula="of:=IF(AND([.F35] &lt;&gt; &quot;&quot;;[.G35] &lt;&gt; &quot;&quot;);([.G35]-[.F35])*24;&quot;---&quot;)" table:style-name="ce4">
            <text:p>0.918</text:p>
          </table:table-cell>
          <table:table-cell office:value-type="string" table:style-name="ce20">
            <text:p>IDtoAutocrib</text:p>
          </table:table-cell>
          <table:table-cell office:value-type="date" office:date-value="2025-03-11T15:31:00" table:style-name="ce14">
            <text:p>3/11/25 03:31 PM</text:p>
          </table:table-cell>
          <table:table-cell office:value-type="date" office:date-value="2025-03-11T16:26:05" table:style-name="ce14">
            <text:p>3/11/25 04:26 PM</text:p>
          </table:table-cell>
          <table:table-cell office:value-type="string" table:style-name="ce13">
            <text:p>Worked to define the initial migration for the Autocrib driver.</text:p>
          </table:table-cell>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88194444455439225" table:formula="of:=IF(AND([.F36] &lt;&gt; &quot;&quot;;[.G36] &lt;&gt; &quot;&quot;);([.G36]-[.F36])*24;&quot;---&quot;)" table:style-name="ce4">
            <text:p>0.882</text:p>
          </table:table-cell>
          <table:table-cell office:value-type="string" table:style-name="ce20">
            <text:p>IDtoAutocrib</text:p>
          </table:table-cell>
          <table:table-cell office:value-type="date" office:date-value="2025-03-11T16:26:05" table:style-name="ce14">
            <text:p>3/11/25 04:26 PM</text:p>
          </table:table-cell>
          <table:table-cell office:value-type="date" office:date-value="2025-03-11T17:19:00" table:style-name="ce14">
            <text:p>3/11/25 05:19 PM</text:p>
          </table:table-cell>
          <table:table-cell office:value-type="string" table:style-name="ce13">
            <text:p>#qa deploy, UAT email to grishma, mismatch files to grishma's managers</text:p>
          </table:table-cell>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92638888891087845" table:formula="of:=IF(AND([.F37] &lt;&gt; &quot;&quot;;[.G37] &lt;&gt; &quot;&quot;);([.G37]-[.F37])*24;&quot;---&quot;)" table:style-name="ce4">
            <text:p>0.926</text:p>
          </table:table-cell>
          <table:table-cell office:value-type="string" table:style-name="ce21">
            <text:p>IDtoAvioBook</text:p>
          </table:table-cell>
          <table:table-cell office:value-type="date" office:date-value="2025-03-11T17:19:00" table:style-name="ce14">
            <text:p>3/11/25 05:19 PM</text:p>
          </table:table-cell>
          <table:table-cell office:value-type="date" office:date-value="2025-03-11T18:14:35" table:style-name="ce14">
            <text:p>3/11/25 06:14 PM</text:p>
          </table:table-cell>
          <table:table-cell office:value-type="string" table:style-name="ce13">
            <text:p>#QA server 1 missing fix</text:p>
          </table:table-cell>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4.1111111117061228E-2" table:formula="of:=IF(AND([.F38] &lt;&gt; &quot;&quot;;[.G38] &lt;&gt; &quot;&quot;);([.G38]-[.F38])*24;&quot;---&quot;)" table:style-name="ce4">
            <text:p>0.041</text:p>
          </table:table-cell>
          <table:table-cell office:value-type="string" table:style-name="ce21">
            <text:p>IDtoAvioBook</text:p>
          </table:table-cell>
          <table:table-cell office:value-type="date" office:date-value="2025-03-11T18:14:35" table:style-name="ce14">
            <text:p>3/11/25 06:14 PM</text:p>
          </table:table-cell>
          <table:table-cell office:value-type="date" office:date-value="2025-03-11T18:17:03" table:style-name="ce14">
            <text:p>3/11/25 06:17 PM</text:p>
          </table:table-cell>
          <table:table-cell office:value-type="string" table:style-name="ce13">
            <text:p>#fixed aws settings . .</text:p>
          </table:table-cell>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29111111105885357" table:formula="of:=IF(AND([.F39] &lt;&gt; &quot;&quot;;[.G39] &lt;&gt; &quot;&quot;);([.G39]-[.F39])*24;&quot;---&quot;)" table:style-name="ce4">
            <text:p>0.291</text:p>
          </table:table-cell>
          <table:table-cell office:value-type="string" table:style-name="ce21">
            <text:p>IDtoAvioBook</text:p>
          </table:table-cell>
          <table:table-cell office:value-type="date" office:date-value="2025-03-11T18:17:03" table:style-name="ce14">
            <text:p>3/11/25 06:17 PM</text:p>
          </table:table-cell>
          <table:table-cell office:value-type="date" office:date-value="2025-03-11T18:34:31" table:style-name="ce14">
            <text:p>3/11/25 06:34 PM</text:p>
          </table:table-cell>
          <table:table-cell office:value-type="string" table:style-name="ce13">
            <text:p>#verifying latest pipeline in dev . .then qa . .</text:p>
          </table:table-cell>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table:style-name="ce4"/>
          <table:table-cell office:value-type="string" office:string-value="---" table:formula="of:=IF(AND([.F40] &lt;&gt; &quot;&quot;;[.G40] &lt;&gt; &quot;&quot;);([.G40]-[.F40])*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table:style-name="ce4"/>
          <table:table-cell office:value-type="string" office:string-value="---" table:formula="of:=IF(AND([.F41] &lt;&gt; &quot;&quot;;[.G41] &lt;&gt; &quot;&quot;);([.G41]-[.F41])*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table:style-name="ce4"/>
          <table:table-cell office:value-type="string" office:string-value="---" table:formula="of:=IF(AND([.F42] &lt;&gt; &quot;&quot;;[.G42] &lt;&gt; &quot;&quot;);([.G42]-[.F42])*24;&quot;---&quot;)"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4" table:visibility="collapse">
          <table:table-cell office:value-type="float" office:value="907" table:style-name="ce17">
            <text:p>907</text:p>
          </table:table-cell>
          <table:table-cell office:value-type="float" office:value="6" table:style-name="ce19">
            <text:p>6.000</text:p>
          </table:table-cell>
          <table:table-cell office:value-type="float" office:value="5.9536111110937799" table:style-name="ce4">
            <text:p>5.954</text:p>
          </table:table-cell>
          <table:table-cell office:value-type="string" office:string-value="---" table:formula="of:=IF(AND([.F43] &lt;&gt; &quot;&quot;;[.G43] &lt;&gt; &quot;&quot;);([.G43]-[.F43])*24;&quot;---&quot;)" table:style-name="ce4">
            <text:p>---</text:p>
          </table:table-cell>
          <table:table-cell office:value-type="date" office:date-value="2025-03-12T00:00:00" table:style-name="ce20">
            <text:p>12-Mar</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44805555552011356" table:formula="of:=IF(AND([.F44] &lt;&gt; &quot;&quot;;[.G44] &lt;&gt; &quot;&quot;);([.G44]-[.F44])*24;&quot;---&quot;)" table:style-name="ce4">
            <text:p>0.448</text:p>
          </table:table-cell>
          <table:table-cell office:value-type="string" table:style-name="ce20">
            <text:p>IDtoAutocrib</text:p>
          </table:table-cell>
          <table:table-cell office:value-type="date" office:date-value="2025-03-12T06:54:00" table:style-name="ce14">
            <text:p>3/12/25 06:54 AM</text:p>
          </table:table-cell>
          <table:table-cell office:value-type="date" office:date-value="2025-03-12T07:20:53" table:style-name="ce14">
            <text:p>3/12/25 07:20 AM</text:p>
          </table:table-cell>
          <table:table-cell office:value-type="string" table:style-name="ce13">
            <text:p>Worked on initial migration plans with Dhivya for the IDtoAutocrib driver. Worked on reporting on mismatching roles for Orlando, the most recent Autocrib site.</text:p>
          </table:table-cell>
          <table:table-cell table:style-name="ce23"/>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23527777777053416" table:formula="of:=IF(AND([.F45] &lt;&gt; &quot;&quot;;[.G45] &lt;&gt; &quot;&quot;);([.G45]-[.F45])*24;&quot;---&quot;)" table:style-name="ce4">
            <text:p>0.235</text:p>
          </table:table-cell>
          <table:table-cell office:value-type="string" table:style-name="ce20">
            <text:p>IDtoAutocrib</text:p>
          </table:table-cell>
          <table:table-cell office:value-type="date" office:date-value="2025-03-12T07:20:53" table:style-name="ce14">
            <text:p>3/12/25 07:20 AM</text:p>
          </table:table-cell>
          <table:table-cell office:value-type="date" office:date-value="2025-03-12T07:35:00" table:style-name="ce14">
            <text:p>3/12/25 07:35 AM</text:p>
          </table:table-cell>
          <table:table-cell office:value-type="string" table:style-name="ce13">
            <text:p>#</text:p>
          </table:table-cell>
          <table:table-cell table:style-name="ce23"/>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25805555563420057" table:formula="of:=IF(AND([.F46] &lt;&gt; &quot;&quot;;[.G46] &lt;&gt; &quot;&quot;);([.G46]-[.F46])*24;&quot;---&quot;)" table:style-name="ce4">
            <text:p>0.258</text:p>
          </table:table-cell>
          <table:table-cell office:value-type="string" table:style-name="ce20">
            <text:p>IDtoAvioBook</text:p>
          </table:table-cell>
          <table:table-cell office:value-type="date" office:date-value="2025-03-12T07:35:00" table:style-name="ce14">
            <text:p>3/12/25 07:35 AM</text:p>
          </table:table-cell>
          <table:table-cell office:value-type="date" office:date-value="2025-03-12T07:50:29" table:style-name="ce14">
            <text:p>3/12/25 07:50 AM</text:p>
          </table:table-cell>
          <table:table-cell office:value-type="string" table:style-name="ce13">
            <text:p>Worked on UAT preparation for the IDtoAviobook driver in QA with Nader and Catoria.</text:p>
          </table:table-cell>
          <table:table-cell table:style-name="ce23"/>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50000000005820766" table:formula="of:=IF(AND([.F47] &lt;&gt; &quot;&quot;;[.G47] &lt;&gt; &quot;&quot;);([.G47]-[.F47])*24;&quot;---&quot;)" table:style-name="ce4">
            <text:p>0.500</text:p>
          </table:table-cell>
          <table:table-cell office:value-type="string" table:style-name="ce20">
            <text:p>Mtg-Daily</text:p>
          </table:table-cell>
          <table:table-cell office:value-type="date" office:date-value="2000-01-01T08:30:00" table:style-name="ce14">
            <text:p>1/1/00 08:30 AM</text:p>
          </table:table-cell>
          <table:table-cell office:value-type="date" office:date-value="2000-01-01T09:00:00" table:style-name="ce14">
            <text:p>1/1/00 09:00 AM</text:p>
          </table:table-cell>
          <table:table-cell office:value-type="string" table:style-name="ce13">
            <text:p>Daily meetings with the team.</text:p>
          </table:table-cell>
          <table:table-cell table:style-name="ce23"/>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16666666668606922" table:formula="of:=IF(AND([.F48] &lt;&gt; &quot;&quot;;[.G48] &lt;&gt; &quot;&quot;);([.G48]-[.F48])*24;&quot;---&quot;)" table:style-name="ce4">
            <text:p>0.167</text:p>
          </table:table-cell>
          <table:table-cell office:value-type="string" table:style-name="ce20">
            <text:p>Mtg-Daily</text:p>
          </table:table-cell>
          <table:table-cell office:value-type="date" office:date-value="2000-01-01T09:00:00" table:style-name="ce14">
            <text:p>1/1/00 09:00 AM</text:p>
          </table:table-cell>
          <table:table-cell office:value-type="date" office:date-value="2000-01-01T09:10:00" table:style-name="ce14">
            <text:p>1/1/00 09:10 AM</text:p>
          </table:table-cell>
          <table:table-cell office:value-type="string" table:style-name="ce13">
            <text:p># didn’ make I tmuch for this</text:p>
          </table:table-cell>
          <table:table-cell table:style-name="ce23"/>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69944444432621822" table:formula="of:=IF(AND([.F49] &lt;&gt; &quot;&quot;;[.G49] &lt;&gt; &quot;&quot;);([.G49]-[.F49])*24;&quot;---&quot;)" table:style-name="ce4">
            <text:p>0.699</text:p>
          </table:table-cell>
          <table:table-cell office:value-type="string" table:style-name="ce20">
            <text:p>IDtoAutocrib</text:p>
          </table:table-cell>
          <table:table-cell office:value-type="date" office:date-value="2025-03-12T11:16:00" table:style-name="ce14">
            <text:p>3/12/25 11:16 AM</text:p>
          </table:table-cell>
          <table:table-cell office:value-type="date" office:date-value="2025-03-12T11:57:58" table:style-name="ce14">
            <text:p>3/12/25 11:57 AM</text:p>
          </table:table-cell>
          <table:table-cell table:style-name="ce13"/>
          <table:table-cell table:style-name="ce23"/>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1.1863888889201917" table:formula="of:=IF(AND([.F50] &lt;&gt; &quot;&quot;;[.G50] &lt;&gt; &quot;&quot;);([.G50]-[.F50])*24;&quot;---&quot;)" table:style-name="ce4">
            <text:p>1.186</text:p>
          </table:table-cell>
          <table:table-cell office:value-type="string" table:style-name="ce20">
            <text:p>L&amp;L</text:p>
          </table:table-cell>
          <table:table-cell office:value-type="date" office:date-value="2025-03-12T11:57:58" table:style-name="ce14">
            <text:p>3/12/25 11:57 AM</text:p>
          </table:table-cell>
          <table:table-cell office:value-type="date" office:date-value="2025-03-12T13:09:09" table:style-name="ce14">
            <text:p>3/12/25 01:09 PM</text:p>
          </table:table-cell>
          <table:table-cell office:value-type="string" table:style-name="ce13">
            <text:p>SAML assertion L&amp;L.</text:p>
          </table:table-cell>
          <table:table-cell table:style-name="ce23"/>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96416666661389172" table:formula="of:=IF(AND([.F51] &lt;&gt; &quot;&quot;;[.G51] &lt;&gt; &quot;&quot;);([.G51]-[.F51])*24;&quot;---&quot;)" table:style-name="ce4">
            <text:p>0.964</text:p>
          </table:table-cell>
          <table:table-cell office:value-type="string" table:style-name="ce20">
            <text:p>IDtoAutocrib</text:p>
          </table:table-cell>
          <table:table-cell office:value-type="date" office:date-value="2025-03-12T13:09:09" table:style-name="ce14">
            <text:p>3/12/25 01:09 PM</text:p>
          </table:table-cell>
          <table:table-cell office:value-type="date" office:date-value="2025-03-12T14:07:00" table:style-name="ce14">
            <text:p>3/12/25 02:07 PM</text:p>
          </table:table-cell>
          <table:table-cell office:value-type="string" table:style-name="ce13">
            <text:p>#making sure I'mr eady for qa testing</text:p>
          </table:table-cell>
          <table:table-cell table:style-name="ce23"/>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1.0130555555806495" table:formula="of:=IF(AND([.F52] &lt;&gt; &quot;&quot;;[.G52] &lt;&gt; &quot;&quot;);([.G52]-[.F52])*24;&quot;---&quot;)" table:style-name="ce4">
            <text:p>1.013</text:p>
          </table:table-cell>
          <table:table-cell office:value-type="string" table:style-name="ce20">
            <text:p>IDtoAviobook</text:p>
          </table:table-cell>
          <table:table-cell office:value-type="date" office:date-value="2025-03-12T14:07:00" table:style-name="ce14">
            <text:p>3/12/25 02:07 PM</text:p>
          </table:table-cell>
          <table:table-cell office:value-type="date" office:date-value="2025-03-12T15:07:47" table:style-name="ce14">
            <text:p>3/12/25 03:07 PM</text:p>
          </table:table-cell>
          <table:table-cell office:value-type="string" table:style-name="ce13">
            <text:p>#same - qa confirming ready for testing.</text:p>
          </table:table-cell>
          <table:table-cell table:style-name="ce23"/>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48249999998370185" table:formula="of:=IF(AND([.F53] &lt;&gt; &quot;&quot;;[.G53] &lt;&gt; &quot;&quot;);([.G53]-[.F53])*24;&quot;---&quot;)" table:style-name="ce4">
            <text:p>0.482</text:p>
          </table:table-cell>
          <table:table-cell office:value-type="string" table:style-name="ce20">
            <text:p>IDtoEmployeeSvc</text:p>
          </table:table-cell>
          <table:table-cell office:value-type="date" office:date-value="2025-03-12T15:28:17" table:style-name="ce14">
            <text:p>3/12/25 03:28 PM</text:p>
          </table:table-cell>
          <table:table-cell office:value-type="date" office:date-value="2025-03-12T15:57:14" table:style-name="ce14">
            <text:p>3/12/25 03:57 PM</text:p>
          </table:table-cell>
          <table:table-cell office:value-type="string" table:style-name="ce13">
            <text:p>Worked on error management code and library with Nirosha on the IDtoEmployeeSvc driver.</text:p>
          </table:table-cell>
          <table:table-cell table:style-name="ce23"/>
          <table:table-cell table:number-columns-repeated="16375"/>
        </table:table-row>
        <table:table-row table:style-name="ro4" table:visibility="collapse">
          <table:table-cell office:value-type="float" office:value="907" table:style-name="ce17">
            <text:p>907</text:p>
          </table:table-cell>
          <table:table-cell table:style-name="ce19"/>
          <table:table-cell table:style-name="ce4"/>
          <table:table-cell office:value-type="string" office:string-value="---" table:formula="of:=IF(AND([.F54] &lt;&gt; &quot;&quot;;[.G54] &lt;&gt; &quot;&quot;);([.G54]-[.F54])*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07" table:style-name="ce17">
            <text:p>907</text:p>
          </table:table-cell>
          <table:table-cell table:style-name="ce19"/>
          <table:table-cell table:style-name="ce4"/>
          <table:table-cell office:value-type="string" office:string-value="---" table:formula="of:=IF(AND([.F55] &lt;&gt; &quot;&quot;;[.G55] &lt;&gt; &quot;&quot;);([.G55]-[.F5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table:style-name="ce4"/>
          <table:table-cell office:value-type="string" office:string-value="---" table:formula="of:=IF(AND([.F56] &lt;&gt; &quot;&quot;;[.G56] &lt;&gt; &quot;&quot;);([.G56]-[.F56])*24;&quot;---&quot;)" table:style-name="ce4">
            <text:p>---</text:p>
          </table:table-cell>
          <table:table-cell table:style-name="ce20"/>
          <table:table-cell table:style-name="ce14"/>
          <table:table-cell table:style-name="ce24"/>
          <table:table-cell table:style-name="ce13"/>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table:style-name="ce4"/>
          <table:table-cell office:value-type="string" office:string-value="---" table:formula="of:=IF(AND([.F57] &lt;&gt; &quot;&quot;;[.G57] &lt;&gt; &quot;&quot;);([.G57]-[.F5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table:style-name="ce4"/>
          <table:table-cell office:value-type="string" office:string-value="---" table:formula="of:=IF(AND([.F58] &lt;&gt; &quot;&quot;;[.G58] &lt;&gt; &quot;&quot;);([.G58]-[.F58])*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table:style-name="ce4"/>
          <table:table-cell office:value-type="string" office:string-value="---" table:formula="of:=IF(AND([.F59] &lt;&gt; &quot;&quot;;[.G59] &lt;&gt; &quot;&quot;);([.G59]-[.F59])*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7" table:style-name="ce17">
            <text:p>907</text:p>
          </table:table-cell>
          <table:table-cell office:value-type="float" office:value="8" table:style-name="ce19">
            <text:p>8.000</text:p>
          </table:table-cell>
          <table:table-cell office:value-type="float" office:value="7.9099999999743904" table:style-name="ce4">
            <text:p>7.910</text:p>
          </table:table-cell>
          <table:table-cell office:value-type="string" office:string-value="---" table:formula="of:=IF(AND([.F60] &lt;&gt; &quot;&quot;;[.G60] &lt;&gt; &quot;&quot;);([.G60]-[.F60])*24;&quot;---&quot;)" table:style-name="ce4">
            <text:p>---</text:p>
          </table:table-cell>
          <table:table-cell office:value-type="date" office:date-value="2025-03-13T00:00:00" table:style-name="ce20">
            <text:p>13-Mar</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50000000005820766" table:formula="of:=IF(AND([.F61] &lt;&gt; &quot;&quot;;[.G61] &lt;&gt; &quot;&quot;);([.G61]-[.F61])*24;&quot;---&quot;)" table:style-name="ce4">
            <text:p>0.500</text:p>
          </table:table-cell>
          <table:table-cell office:value-type="string" table:style-name="ce20">
            <text:p>mtg-Daily</text:p>
          </table:table-cell>
          <table:table-cell office:value-type="date" office:date-value="2000-01-01T08:30:00" table:style-name="ce14">
            <text:p>1/1/00 08:30 AM</text:p>
          </table:table-cell>
          <table:table-cell office:value-type="date" office:date-value="2000-01-01T09:00:00" table:style-name="ce14">
            <text:p>1/1/00 09:00 AM</text:p>
          </table:table-cell>
          <table:table-cell office:value-type="string" table:style-name="ce13">
            <text:p>Daily meetings with the team. EE IDM Story definition meeting with Stephane and IDM engineers.</text:p>
          </table:table-cell>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16416666680015624" table:formula="of:=IF(AND([.F62] &lt;&gt; &quot;&quot;;[.G62] &lt;&gt; &quot;&quot;);([.G62]-[.F62])*24;&quot;---&quot;)" table:style-name="ce4">
            <text:p>0.164</text:p>
          </table:table-cell>
          <table:table-cell office:value-type="string" table:style-name="ce20">
            <text:p>IDtoAvioBook</text:p>
          </table:table-cell>
          <table:table-cell office:value-type="date" office:date-value="2025-03-13T09:20:09" table:style-name="ce14">
            <text:p>3/13/25 09:20 AM</text:p>
          </table:table-cell>
          <table:table-cell office:value-type="date" office:date-value="2025-03-13T09:30:00" table:style-name="ce14">
            <text:p>3/13/25 09:30 AM</text:p>
          </table:table-cell>
          <table:table-cell office:value-type="string" table:style-name="ce13">
            <text:p>Worked on UAT testing with Nader and the team for the IDtoAvioBook driver. Fixing multi-qualification and Administrator case bug.</text:p>
          </table:table-cell>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49999999988358468" table:formula="of:=IF(AND([.F63] &lt;&gt; &quot;&quot;;[.G63] &lt;&gt; &quot;&quot;);([.G63]-[.F63])*24;&quot;---&quot;)" table:style-name="ce4">
            <text:p>0.500</text:p>
          </table:table-cell>
          <table:table-cell office:value-type="string" table:style-name="ce20">
            <text:p>mtg-Daily</text:p>
          </table:table-cell>
          <table:table-cell office:value-type="date" office:date-value="2025-03-13T09:30:00" table:style-name="ce14">
            <text:p>3/13/25 09:30 AM</text:p>
          </table:table-cell>
          <table:table-cell office:value-type="date" office:date-value="2025-03-13T10:00:00" table:style-name="ce14">
            <text:p>3/13/25 10:00 A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63777777791256085" table:formula="of:=IF(AND([.F64] &lt;&gt; &quot;&quot;;[.G64] &lt;&gt; &quot;&quot;);([.G64]-[.F64])*24;&quot;---&quot;)" table:style-name="ce4">
            <text:p>0.638</text:p>
          </table:table-cell>
          <table:table-cell office:value-type="string" table:style-name="ce20">
            <text:p>IDtoAviobook</text:p>
          </table:table-cell>
          <table:table-cell office:value-type="date" office:date-value="2025-03-13T10:00:00" table:style-name="ce14">
            <text:p>3/13/25 10:00 AM</text:p>
          </table:table-cell>
          <table:table-cell office:value-type="date" office:date-value="2025-03-13T10:38:16" table:style-name="ce14">
            <text:p>3/13/25 10:38 AM</text:p>
          </table:table-cell>
          <table:table-cell office:value-type="string" table:style-name="ce13">
            <text:p>#UAT</text:p>
          </table:table-cell>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26555555546656251" table:formula="of:=IF(AND([.F65] &lt;&gt; &quot;&quot;;[.G65] &lt;&gt; &quot;&quot;);([.G65]-[.F65])*24;&quot;---&quot;)" table:style-name="ce4">
            <text:p>0.266</text:p>
          </table:table-cell>
          <table:table-cell office:value-type="string" table:style-name="ce20">
            <text:p>IDtoAviobook</text:p>
          </table:table-cell>
          <table:table-cell office:value-type="date" office:date-value="2025-03-13T10:38:16" table:style-name="ce14">
            <text:p>3/13/25 10:38 AM</text:p>
          </table:table-cell>
          <table:table-cell office:value-type="date" office:date-value="2025-03-13T10:54:12" table:style-name="ce14">
            <text:p>3/13/25 10:54 AM</text:p>
          </table:table-cell>
          <table:table-cell office:value-type="string" table:style-name="ce13">
            <text:p># story creation and updating</text:p>
          </table:table-cell>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1.0966666666790843" table:formula="of:=IF(AND([.F66] &lt;&gt; &quot;&quot;;[.G66] &lt;&gt; &quot;&quot;);([.G66]-[.F66])*24;&quot;---&quot;)" table:style-name="ce4">
            <text:p>1.097</text:p>
          </table:table-cell>
          <table:table-cell office:value-type="string" table:style-name="ce20">
            <text:p>IDtoAviobook</text:p>
          </table:table-cell>
          <table:table-cell office:value-type="date" office:date-value="2025-03-13T10:54:12" table:style-name="ce14">
            <text:p>3/13/25 10:54 AM</text:p>
          </table:table-cell>
          <table:table-cell office:value-type="date" office:date-value="2025-03-13T12:00:00" table:style-name="ce14">
            <text:p>3/13/25 12:00 PM</text:p>
          </table:table-cell>
          <table:table-cell office:value-type="string" table:style-name="ce13">
            <text:p>#4431 - bugfixes</text:p>
          </table:table-cell>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58333333331393078" table:formula="of:=IF(AND([.F67] &lt;&gt; &quot;&quot;;[.G67] &lt;&gt; &quot;&quot;);([.G67]-[.F67])*24;&quot;---&quot;)" table:style-name="ce4">
            <text:p>0.583</text:p>
          </table:table-cell>
          <table:table-cell office:value-type="string" table:style-name="ce20">
            <text:p>IDtoAvaya</text:p>
          </table:table-cell>
          <table:table-cell office:value-type="date" office:date-value="2025-03-13T12:00:00" table:style-name="ce14">
            <text:p>3/13/25 12:00 PM</text:p>
          </table:table-cell>
          <table:table-cell office:value-type="date" office:date-value="2025-03-13T12:35:00" table:style-name="ce14">
            <text:p>3/13/25 12:35 PM</text:p>
          </table:table-cell>
          <table:table-cell office:value-type="string" table:style-name="ce13">
            <text:p>Conference call discussing the with IDtoAvaya driver.</text:p>
          </table:table-cell>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1.1666666666278616" table:formula="of:=IF(AND([.F68] &lt;&gt; &quot;&quot;;[.G68] &lt;&gt; &quot;&quot;);([.G68]-[.F68])*24;&quot;---&quot;)" table:style-name="ce4">
            <text:p>1.167</text:p>
          </table:table-cell>
          <table:table-cell office:value-type="string" table:style-name="ce20">
            <text:p>IDtoAviobook</text:p>
          </table:table-cell>
          <table:table-cell office:value-type="date" office:date-value="2025-03-13T12:35:00" table:style-name="ce14">
            <text:p>3/13/25 12:35 PM</text:p>
          </table:table-cell>
          <table:table-cell office:value-type="date" office:date-value="2025-03-13T13:45:00" table:style-name="ce14">
            <text:p>3/13/25 01:45 PM</text:p>
          </table:table-cell>
          <table:table-cell office:value-type="string" table:style-name="ce13">
            <text:p># RBE based drivers crapped out in DEV and QA . . I need to find alternate approach . .spend comiong up with other work to do.</text:p>
          </table:table-cell>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15499999991152436" table:formula="of:=IF(AND([.F69] &lt;&gt; &quot;&quot;;[.G69] &lt;&gt; &quot;&quot;);([.G69]-[.F69])*24;&quot;---&quot;)" table:style-name="ce4">
            <text:p>0.155</text:p>
          </table:table-cell>
          <table:table-cell office:value-type="string" table:style-name="ce20">
            <text:p>IDtoAviobook</text:p>
          </table:table-cell>
          <table:table-cell office:value-type="date" office:date-value="2025-03-13T14:00:00" table:style-name="ce14">
            <text:p>3/13/25 02:00 PM</text:p>
          </table:table-cell>
          <table:table-cell office:value-type="date" office:date-value="2025-03-13T14:09:18" table:style-name="ce14">
            <text:p>3/13/25 02:09 PM</text:p>
          </table:table-cell>
          <table:table-cell office:value-type="string" table:style-name="ce13">
            <text:p>#jack discussion</text:p>
          </table:table-cell>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1.0733333334792405" table:formula="of:=IF(AND([.F70] &lt;&gt; &quot;&quot;;[.G70] &lt;&gt; &quot;&quot;);([.G70]-[.F70])*24;&quot;---&quot;)" table:style-name="ce4">
            <text:p>1.073</text:p>
          </table:table-cell>
          <table:table-cell office:value-type="string" table:style-name="ce20">
            <text:p>mtg-ee</text:p>
          </table:table-cell>
          <table:table-cell office:value-type="date" office:date-value="2025-03-13T14:29:33" table:style-name="ce14">
            <text:p>3/13/25 02:29 PM</text:p>
          </table:table-cell>
          <table:table-cell office:value-type="date" office:date-value="2025-03-13T15:33:57" table:style-name="ce14">
            <text:p>3/13/25 03:33 PM</text:p>
          </table:table-cell>
          <table:table-cell office:value-type="string" table:style-name="ce13">
            <text:p>#idm story meeting</text:p>
          </table:table-cell>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874722222215496" table:formula="of:=IF(AND([.F71] &lt;&gt; &quot;&quot;;[.G71] &lt;&gt; &quot;&quot;);([.G71]-[.F71])*24;&quot;---&quot;)" table:style-name="ce4">
            <text:p>0.875</text:p>
          </table:table-cell>
          <table:table-cell office:value-type="string" table:style-name="ce20">
            <text:p>IDtoAvioBook</text:p>
          </table:table-cell>
          <table:table-cell office:value-type="date" office:date-value="2025-03-13T15:33:57" table:style-name="ce14">
            <text:p>3/13/25 03:33 PM</text:p>
          </table:table-cell>
          <table:table-cell office:value-type="date" office:date-value="2025-03-13T16:26:26" table:style-name="ce14">
            <text:p>3/13/25 04:26 PM</text:p>
          </table:table-cell>
          <table:table-cell office:value-type="string" table:style-name="ce13">
            <text:p># TBE: table based entitlement idea review . .</text:p>
          </table:table-cell>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89277777762617916" table:formula="of:=IF(AND([.F72] &lt;&gt; &quot;&quot;;[.G72] &lt;&gt; &quot;&quot;);([.G72]-[.F72])*24;&quot;---&quot;)" table:style-name="ce4">
            <text:p>0.893</text:p>
          </table:table-cell>
          <table:table-cell office:value-type="string" table:style-name="ce20">
            <text:p>Support</text:p>
          </table:table-cell>
          <table:table-cell office:value-type="date" office:date-value="2025-03-13T16:26:26" table:style-name="ce14">
            <text:p>3/13/25 04:26 PM</text:p>
          </table:table-cell>
          <table:table-cell office:value-type="date" office:date-value="2025-03-13T17:20:00" table:style-name="ce14">
            <text:p>3/13/25 05:20 PM</text:p>
          </table:table-cell>
          <table:table-cell office:value-type="string" table:style-name="ce13">
            <text:p>Worked to upgrade Designer 4.10 to make use of the ALPHA environment now that it's on a new version of idm.</text:p>
          </table:table-cell>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table:style-name="ce4"/>
          <table:table-cell office:value-type="string" office:string-value="---" table:formula="of:=IF(AND([.F73] &lt;&gt; &quot;&quot;;[.G73] &lt;&gt; &quot;&quot;);([.G73]-[.F73])*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table:style-name="ce4"/>
          <table:table-cell office:value-type="string" office:string-value="---" table:formula="of:=IF(AND([.F74] &lt;&gt; &quot;&quot;;[.G74] &lt;&gt; &quot;&quot;);([.G74]-[.F7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table:style-name="ce4"/>
          <table:table-cell office:value-type="string" office:string-value="---" table:formula="of:=IF(AND([.F75] &lt;&gt; &quot;&quot;;[.G75] &lt;&gt; &quot;&quot;);([.G75]-[.F7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7" table:style-name="ce17">
            <text:p>907</text:p>
          </table:table-cell>
          <table:table-cell office:value-type="float" office:value="7.5" table:style-name="ce19">
            <text:p>7.500</text:p>
          </table:table-cell>
          <table:table-cell office:value-type="float" office:value="7.2861111112288199" table:style-name="ce4">
            <text:p>7.286</text:p>
          </table:table-cell>
          <table:table-cell office:value-type="string" office:string-value="---" table:formula="of:=IF(AND([.F76] &lt;&gt; &quot;&quot;;[.G76] &lt;&gt; &quot;&quot;);([.G76]-[.F76])*24;&quot;---&quot;)" table:style-name="ce4">
            <text:p>---</text:p>
          </table:table-cell>
          <table:table-cell office:value-type="date" office:date-value="2025-03-14T00:00:00" table:style-name="ce20">
            <text:p>14-Mar</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50000000005820766" table:formula="of:=IF(AND([.F77] &lt;&gt; &quot;&quot;;[.G77] &lt;&gt; &quot;&quot;);([.G77]-[.F77])*24;&quot;---&quot;)" table:style-name="ce4">
            <text:p>0.500</text:p>
          </table:table-cell>
          <table:table-cell office:value-type="string" table:style-name="ce25">
            <text:p>mtg-Daily</text:p>
          </table:table-cell>
          <table:table-cell office:value-type="date" office:date-value="2000-01-01T08:30:00" table:style-name="ce14">
            <text:p>1/1/00 08:30 AM</text:p>
          </table:table-cell>
          <table:table-cell office:value-type="date" office:date-value="2000-01-01T09:00:00" table:style-name="ce14">
            <text:p>1/1/00 09:00 AM</text:p>
          </table:table-cell>
          <table:table-cell office:value-type="string" table:style-name="ce13">
            <text:p>Daily meetings with the team.</text:p>
          </table:table-cell>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50000000005820766" table:formula="of:=IF(AND([.F78] &lt;&gt; &quot;&quot;;[.G78] &lt;&gt; &quot;&quot;);([.G78]-[.F78])*24;&quot;---&quot;)" table:style-name="ce4">
            <text:p>0.500</text:p>
          </table:table-cell>
          <table:table-cell office:value-type="string" table:style-name="ce20">
            <text:p>mtg-Daily</text:p>
          </table:table-cell>
          <table:table-cell office:value-type="date" office:date-value="2000-01-01T08:30:00" table:style-name="ce14">
            <text:p>1/1/00 08:30 AM</text:p>
          </table:table-cell>
          <table:table-cell office:value-type="date" office:date-value="2000-01-01T09:00:00" table:style-name="ce14">
            <text:p>1/1/00 09:00 AM</text:p>
          </table:table-cell>
          <table:table-cell office:value-type="string" table:style-name="ce13">
            <text:p>Daily meetings with the team.</text:p>
          </table:table-cell>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2.5033333333558403" table:formula="of:=IF(AND([.F79] &lt;&gt; &quot;&quot;;[.G79] &lt;&gt; &quot;&quot;);([.G79]-[.F79])*24;&quot;---&quot;)" table:style-name="ce4">
            <text:p>2.503</text:p>
          </table:table-cell>
          <table:table-cell office:value-type="string" table:style-name="ce25">
            <text:p>IDtoAvioBook</text:p>
          </table:table-cell>
          <table:table-cell office:value-type="date" office:date-value="2025-03-14T10:05:00" table:style-name="ce14">
            <text:p>3/14/25 10:05 AM</text:p>
          </table:table-cell>
          <table:table-cell office:value-type="date" office:date-value="2025-03-14T12:35:12" table:style-name="ce14">
            <text:p>3/14/25 12:35 PM</text:p>
          </table:table-cell>
          <table:table-cell office:value-type="string" table:style-name="ce13">
            <text:p>Worked to resolve bugs found in UAT testing. Worked to resolve RBEAEv1 driver cache issue. Worked to baseline all tests in pipeline.</text:p>
          </table:table-cell>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3.7827777777565643" table:formula="of:=IF(AND([.F80] &lt;&gt; &quot;&quot;;[.G80] &lt;&gt; &quot;&quot;);([.G80]-[.F80])*24;&quot;---&quot;)" table:style-name="ce4">
            <text:p>3.783</text:p>
          </table:table-cell>
          <table:table-cell office:value-type="string" table:style-name="ce25">
            <text:p>IDtoAvioBook</text:p>
          </table:table-cell>
          <table:table-cell office:value-type="date" office:date-value="2025-03-14T13:48:29" table:style-name="ce14">
            <text:p>3/14/25 01:48 PM</text:p>
          </table:table-cell>
          <table:table-cell office:value-type="date" office:date-value="2025-03-14T17:35:27" table:style-name="ce14">
            <text:p>3/14/25 05:35 P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table:style-name="ce4"/>
          <table:table-cell office:value-type="string" office:string-value="---" table:formula="of:=IF(AND([.F81] &lt;&gt; &quot;&quot;;[.G81] &lt;&gt; &quot;&quot;);([.G81]-[.F81])*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table:style-name="ce4"/>
          <table:table-cell office:value-type="string" office:string-value="---" table:formula="of:=IF(AND([.F82] &lt;&gt; &quot;&quot;;[.G82] &lt;&gt; &quot;&quot;);([.G82]-[.F82])*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table:style-name="ce4"/>
          <table:table-cell office:value-type="string" office:string-value="---" table:formula="of:=IF(AND([.F83] &lt;&gt; &quot;&quot;;[.G83] &lt;&gt; &quot;&quot;);([.G83]-[.F83])*24;&quot;---&quot;)" table:style-name="ce4">
            <text:p>---</text:p>
          </table:table-cell>
          <table:table-cell table:style-name="ce25"/>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table:style-name="ce4"/>
          <table:table-cell office:value-type="string" office:string-value="---" table:formula="of:=IF(AND([.F84] &lt;&gt; &quot;&quot;;[.G84] &lt;&gt; &quot;&quot;);([.G84]-[.F8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table:style-name="ce4"/>
          <table:table-cell office:value-type="string" office:string-value="---" table:formula="of:=IF(AND([.F85] &lt;&gt; &quot;&quot;;[.G85] &lt;&gt; &quot;&quot;);([.G85]-[.F8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table:style-name="ce4"/>
          <table:table-cell office:value-type="string" office:string-value="---" table:formula="of:=IF(AND([.F86] &lt;&gt; &quot;&quot;;[.G86] &lt;&gt; &quot;&quot;);([.G86]-[.F86])*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table:style-name="ce4"/>
          <table:table-cell office:value-type="string" office:string-value="---" table:formula="of:=IF(AND([.F87] &lt;&gt; &quot;&quot;;[.G87] &lt;&gt; &quot;&quot;);([.G87]-[.F8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table:style-name="ce4"/>
          <table:table-cell office:value-type="string" office:string-value="---" table:formula="of:=IF(AND([.F88] &lt;&gt; &quot;&quot;;[.G88] &lt;&gt; &quot;&quot;);([.G88]-[.F88])*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table:style-name="ce4"/>
          <table:table-cell office:value-type="string" office:string-value="---" table:formula="of:=IF(AND([.F89] &lt;&gt; &quot;&quot;;[.G89] &lt;&gt; &quot;&quot;);([.G89]-[.F89])*24;&quot;---&quot;)" table:style-name="ce4">
            <text:p>---</text:p>
          </table:table-cell>
          <table:table-cell table:style-name="ce25"/>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table:style-name="ce4"/>
          <table:table-cell office:value-type="string" office:string-value="---" table:formula="of:=IF(AND([.F90] &lt;&gt; &quot;&quot;;[.G90] &lt;&gt; &quot;&quot;);([.G90]-[.F90])*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table:style-name="ce4"/>
          <table:table-cell office:value-type="string" office:string-value="---" table:formula="of:=IF(AND([.F91] &lt;&gt; &quot;&quot;;[.G91] &lt;&gt; &quot;&quot;);([.G91]-[.F91])*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table:style-name="ce4"/>
          <table:table-cell office:value-type="string" office:string-value="---" table:formula="of:=IF(AND([.F92] &lt;&gt; &quot;&quot;;[.G92] &lt;&gt; &quot;&quot;);([.G92]-[.F92])*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7" table:style-name="ce17">
            <text:p>907</text:p>
          </table:table-cell>
          <table:table-cell table:style-name="ce19"/>
          <table:table-cell table:style-name="ce4"/>
          <table:table-cell office:value-type="string" office:string-value="---" table:formula="of:=IF(AND([.F93] &lt;&gt; &quot;&quot;;[.G93] &lt;&gt; &quot;&quot;);([.G93]-[.F93])*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4"/>
          <table:table-cell table:style-name="ce13"/>
          <table:table-cell table:style-name="ce15"/>
          <table:table-cell table:number-columns-repeated="16375"/>
        </table:table-row>
        <table:table-row table:style-name="ro3" table:visibility="collapse">
          <table:table-cell office:value-type="float" office:value="908" table:style-name="ce17">
            <text:p>908</text:p>
          </table:table-cell>
          <table:table-cell table:style-name="ce12"/>
          <table:table-cell office:value-type="string" table:style-name="ce4">
            <text:p>****************</text:p>
          </table:table-cell>
          <table:table-cell table:style-name="ce5"/>
          <table:table-cell table:number-columns-spanned="2" table:number-rows-spanned="3" table:style-name="ce47"/>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08" table:style-name="ce17">
            <text:p>908</text:p>
          </table:table-cell>
          <table:table-cell table:style-name="ce12"/>
          <table:table-cell office:value-type="string" table:style-name="ce4">
            <text:p>****************</text:p>
          </table:table-cell>
          <table:table-cell table:style-name="ce5"/>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08" table:style-name="ce17">
            <text:p>908</text:p>
          </table:table-cell>
          <table:table-cell table:style-name="ce19"/>
          <table:table-cell office:value-type="string" table:style-name="ce4">
            <text:p>****************</text:p>
          </table:table-cell>
          <table:table-cell table:style-name="ce5"/>
          <table:covered-table-cell/>
          <table:covered-table-cell/>
          <table:table-cell table:style-name="ce14"/>
          <table:table-cell table:style-name="ce13"/>
          <table:table-cell table:style-name="ce18"/>
          <table:table-cell table:number-columns-repeated="16375"/>
        </table:table-row>
        <table:table-row table:number-rows-repeated="2" table:style-name="ro3" table:visibility="collapse">
          <table:table-cell office:value-type="float" office:value="908" table:style-name="ce17">
            <text:p>908</text:p>
          </table:table-cell>
          <table:table-cell table:style-name="ce19"/>
          <table:table-cell office:value-type="string" table:style-name="ce4">
            <text:p>****************</text:p>
          </table:table-cell>
          <table:table-cell table:style-name="ce5"/>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08" table:style-name="ce17">
            <text:p>908</text:p>
          </table:table-cell>
          <table:table-cell table:style-name="ce12"/>
          <table:table-cell office:value-type="string" table:style-name="ce4">
            <text:p>****************</text:p>
          </table:table-cell>
          <table:table-cell table:style-name="ce5"/>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08" table:style-name="ce17">
            <text:p>908</text:p>
          </table:table-cell>
          <table:table-cell table:style-name="ce12"/>
          <table:table-cell office:value-type="string" table:style-name="ce4">
            <text:p>BILLED</text:p>
          </table:table-cell>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8" table:style-name="ce17">
            <text:p>908</text:p>
          </table:table-cell>
          <table:table-cell office:value-type="float" office:value="8.5" table:style-name="ce19">
            <text:p>8.500</text:p>
          </table:table-cell>
          <table:table-cell office:value-type="float" office:value="8.3172222225694004" table:style-name="ce4">
            <text:p>8.317</text:p>
          </table:table-cell>
          <table:table-cell office:value-type="string" table:style-name="ce4">
            <text:p>---</text:p>
          </table:table-cell>
          <table:table-cell office:value-type="date" office:date-value="2025-03-24T00:00:00" table:style-name="ce20">
            <text:p>24-Mar</text:p>
          </table:table-cell>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333333333372138" table:style-name="ce4">
            <text:p>0.333</text:p>
          </table:table-cell>
          <table:table-cell office:value-type="string" table:style-name="ce21">
            <text:p>mtg-daily</text:p>
          </table:table-cell>
          <table:table-cell office:value-type="date" office:date-value="2025-03-24T08:30:00" table:style-name="ce14">
            <text:p>3/24/25 08:30 AM</text:p>
          </table:table-cell>
          <table:table-cell office:value-type="date" office:date-value="2025-03-24T08:50:00" table:style-name="ce14">
            <text:p>3/24/25 08:50 AM</text:p>
          </table:table-cell>
          <table:table-cell office:value-type="string" table:style-name="ce21">
            <text:p>Daily meetings with the team. Weekly EE sync up.</text:p>
          </table:table-cell>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66666666674427699" table:style-name="ce4">
            <text:p>0.667</text:p>
          </table:table-cell>
          <table:table-cell office:value-type="string" table:style-name="ce21">
            <text:p>IDToAviobook</text:p>
          </table:table-cell>
          <table:table-cell office:value-type="date" office:date-value="2025-03-24T08:50:00" table:style-name="ce14">
            <text:p>3/24/25 08:50 AM</text:p>
          </table:table-cell>
          <table:table-cell office:value-type="date" office:date-value="2025-03-24T09:30:00" table:style-name="ce14">
            <text:p>3/24/25 09:30 AM</text:p>
          </table:table-cell>
          <table:table-cell office:value-type="string" table:style-name="ce22">
            <text:p>Worked on deploying the IDtoAviobook into prelive.</text:p>
          </table:table-cell>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49999999988358501" table:style-name="ce4">
            <text:p>0.500</text:p>
          </table:table-cell>
          <table:table-cell office:value-type="string" table:style-name="ce21">
            <text:p>mtg-daily</text:p>
          </table:table-cell>
          <table:table-cell office:value-type="date" office:date-value="2025-03-24T09:30:00" table:style-name="ce14">
            <text:p>3/24/25 09:30 AM</text:p>
          </table:table-cell>
          <table:table-cell office:value-type="date" office:date-value="2025-03-24T10:00:00" table:style-name="ce14">
            <text:p>3/24/25 10:00 AM</text:p>
          </table:table-cell>
          <table:table-cell office:value-type="string" table:style-name="ce21">
            <text:p>#</text:p>
          </table:table-cell>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89638888888293899" table:style-name="ce4">
            <text:p>0.896</text:p>
          </table:table-cell>
          <table:table-cell office:value-type="string" table:style-name="ce21">
            <text:p>mtg-daily</text:p>
          </table:table-cell>
          <table:table-cell office:value-type="date" office:date-value="2025-03-24T10:00:00" table:style-name="ce14">
            <text:p>3/24/25 10:00 AM</text:p>
          </table:table-cell>
          <table:table-cell office:value-type="date" office:date-value="2025-03-24T10:53:47" table:style-name="ce14">
            <text:p>3/24/25 10:53 AM</text:p>
          </table:table-cell>
          <table:table-cell office:value-type="string" table:style-name="ce21">
            <text:p>#presentations!</text:p>
          </table:table-cell>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2.2266666668001598" table:style-name="ce4">
            <text:p>2.227</text:p>
          </table:table-cell>
          <table:table-cell office:value-type="string" table:style-name="ce21">
            <text:p>IDtoAutocrib</text:p>
          </table:table-cell>
          <table:table-cell office:value-type="date" office:date-value="2025-03-24T10:53:47" table:style-name="ce14">
            <text:p>3/24/25 10:53 AM</text:p>
          </table:table-cell>
          <table:table-cell office:value-type="date" office:date-value="2025-03-24T13:07:23" table:style-name="ce14">
            <text:p>3/24/25 01:07 PM</text:p>
          </table:table-cell>
          <table:table-cell office:value-type="string" table:style-name="ce21">
            <text:p>Worked to create 6 new stories for recent re-org work, and Autocrib multi-site people.</text:p>
          </table:table-cell>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29111111123347699" table:style-name="ce4">
            <text:p>0.291</text:p>
          </table:table-cell>
          <table:table-cell office:value-type="string" table:style-name="ce21">
            <text:p>IDtoSumTotal</text:p>
          </table:table-cell>
          <table:table-cell office:value-type="date" office:date-value="2025-03-24T12:50:00" table:style-name="ce14">
            <text:p>3/24/25 12:50 PM</text:p>
          </table:table-cell>
          <table:table-cell office:value-type="date" office:date-value="2025-03-24T13:07:28" table:style-name="ce14">
            <text:p>3/24/25 01:07 PM</text:p>
          </table:table-cell>
          <table:table-cell office:value-type="string" table:style-name="ce21">
            <text:p>Worked with Nirosha to resolve IdMUnit issues with JSON creation for the IDtoSum total driver.</text:p>
          </table:table-cell>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16444444446824499" table:style-name="ce4">
            <text:p>0.164</text:p>
          </table:table-cell>
          <table:table-cell office:value-type="string" table:style-name="ce21">
            <text:p>EmployeeServicesRoleMgmt driver</text:p>
          </table:table-cell>
          <table:table-cell office:value-type="date" office:date-value="2025-03-24T13:07:28" table:style-name="ce14">
            <text:p>3/24/25 01:07 PM</text:p>
          </table:table-cell>
          <table:table-cell office:value-type="date" office:date-value="2025-03-24T13:17:20" table:style-name="ce14">
            <text:p>3/24/25 01:17 PM</text:p>
          </table:table-cell>
          <table:table-cell office:value-type="string" table:style-name="ce21">
            <text:p>Worked on changing the department code in the EmployeeServicesRoleMgmt driver to support the re-org that will start next week.</text:p>
          </table:table-cell>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3.2386111111845799" table:style-name="ce4">
            <text:p>3.239</text:p>
          </table:table-cell>
          <table:table-cell office:value-type="string" table:style-name="ce21">
            <text:p>EmployeeServicesRoleMgmt driver</text:p>
          </table:table-cell>
          <table:table-cell office:value-type="date" office:date-value="2025-03-24T14:52:54" table:style-name="ce14">
            <text:p>3/24/25 02:52 PM</text:p>
          </table:table-cell>
          <table:table-cell office:value-type="date" office:date-value="2025-03-24T18:07:13" table:style-name="ce14">
            <text:p>3/24/25 06:07 PM</text:p>
          </table:table-cell>
          <table:table-cell office:value-type="string" table:style-name="ce21">
            <text:p># passing testUserRetireModify . . .</text:p>
          </table:table-cell>
          <table:table-cell table:style-name="ce18"/>
          <table:table-cell table:number-columns-repeated="16375"/>
        </table:table-row>
        <table:table-row table:number-rows-repeated="4" table:style-name="ro4" table:visibility="collapse">
          <table:table-cell office:value-type="float" office:value="908" table:style-name="ce17">
            <text:p>908</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8" table:style-name="ce17">
            <text:p>908</text:p>
          </table:table-cell>
          <table:table-cell office:value-type="float" office:value="8.25" table:style-name="ce19">
            <text:p>8.250</text:p>
          </table:table-cell>
          <table:table-cell office:value-type="float" office:value="8.1633333331556095" table:style-name="ce4">
            <text:p>8.163</text:p>
          </table:table-cell>
          <table:table-cell office:value-type="string" table:style-name="ce4">
            <text:p>---</text:p>
          </table:table-cell>
          <table:table-cell office:value-type="date" office:date-value="2025-03-25T00:00:00" table:style-name="ce20">
            <text:p>25-Mar</text:p>
          </table:table-cell>
          <table:table-cell table:number-columns-repeated="2" table:style-name="ce14"/>
          <table:table-cell table:style-name="ce13"/>
          <table:table-cell table:style-name="ce15"/>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50000000005820799" table:style-name="ce4">
            <text:p>0.500</text:p>
          </table:table-cell>
          <table:table-cell office:value-type="string" table:style-name="ce20">
            <text:p>IDtoAutocrib</text:p>
          </table:table-cell>
          <table:table-cell office:value-type="date" office:date-value="2025-03-25T07:30:00" table:style-name="ce14">
            <text:p>3/25/25 07:30 AM</text:p>
          </table:table-cell>
          <table:table-cell office:value-type="date" office:date-value="2025-03-25T08:00:00" table:style-name="ce14">
            <text:p>3/25/25 08:00 AM</text:p>
          </table:table-cell>
          <table:table-cell office:value-type="string" table:style-name="ce13">
            <text:p>Worked on defining requirements for multi-site users with Sean, and team for the IDtoAutocrib driver. Worked on documenting new requirements, and discussing with the team in the IDtoAutocrib driver.</text:p>
          </table:table-cell>
          <table:table-cell table:style-name="ce15"/>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49999999988358501" table:style-name="ce4">
            <text:p>0.500</text:p>
          </table:table-cell>
          <table:table-cell office:value-type="string" table:style-name="ce21">
            <text:p>Mtg-reorg</text:p>
          </table:table-cell>
          <table:table-cell office:value-type="date" office:date-value="2025-03-25T08:00:00" table:style-name="ce14">
            <text:p>3/25/25 08:00 AM</text:p>
          </table:table-cell>
          <table:table-cell office:value-type="date" office:date-value="2025-03-25T08:30:00" table:style-name="ce14">
            <text:p>3/25/25 08:30 AM</text:p>
          </table:table-cell>
          <table:table-cell office:value-type="string" table:style-name="ce13">
            <text:p>#workday reorg meeting</text:p>
          </table:table-cell>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25638888892717698" table:style-name="ce4">
            <text:p>0.256</text:p>
          </table:table-cell>
          <table:table-cell office:value-type="string" table:style-name="ce20">
            <text:p>mtg-daily</text:p>
          </table:table-cell>
          <table:table-cell office:value-type="date" office:date-value="2025-03-25T08:30:00" table:style-name="ce14">
            <text:p>3/25/25 08:30 AM</text:p>
          </table:table-cell>
          <table:table-cell office:value-type="date" office:date-value="2025-03-25T08:45:23" table:style-name="ce14">
            <text:p>3/25/25 08:45 AM</text:p>
          </table:table-cell>
          <table:table-cell office:value-type="string" table:style-name="ce13">
            <text:p>Daily meetings with the team. Weekly EE backlog meeting. Workday reorganization meeting discussing changes to department codes on April 1.</text:p>
          </table:table-cell>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242499999934807" table:style-name="ce4">
            <text:p>0.242</text:p>
          </table:table-cell>
          <table:table-cell office:value-type="string" table:style-name="ce20">
            <text:p>IDtoAutocrib</text:p>
          </table:table-cell>
          <table:table-cell office:value-type="date" office:date-value="2025-03-25T08:45:23" table:style-name="ce14">
            <text:p>3/25/25 08:45 AM</text:p>
          </table:table-cell>
          <table:table-cell office:value-type="date" office:date-value="2025-03-25T08:59:56" table:style-name="ce14">
            <text:p>3/25/25 08:59 AM</text:p>
          </table:table-cell>
          <table:table-cell office:value-type="string" table:style-name="ce13">
            <text:p>#documenting changes.</text:p>
          </table:table-cell>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4.5555555552709903E-2" table:style-name="ce4">
            <text:p>0.046</text:p>
          </table:table-cell>
          <table:table-cell office:value-type="string" table:style-name="ce20">
            <text:p>IDtoAutocrib</text:p>
          </table:table-cell>
          <table:table-cell office:value-type="date" office:date-value="2025-03-25T09:27:16" table:style-name="ce14">
            <text:p>3/25/25 09:27 AM</text:p>
          </table:table-cell>
          <table:table-cell office:value-type="date" office:date-value="2025-03-25T09:30:00" table:style-name="ce14">
            <text:p>3/25/25 09:30 AM</text:p>
          </table:table-cell>
          <table:table-cell office:value-type="string" table:style-name="ce13">
            <text:p>#documenting changes.</text:p>
          </table:table-cell>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49999999988358501" table:style-name="ce4">
            <text:p>0.500</text:p>
          </table:table-cell>
          <table:table-cell office:value-type="string" table:style-name="ce20">
            <text:p>mtg-daily</text:p>
          </table:table-cell>
          <table:table-cell office:value-type="date" office:date-value="2025-03-25T09:30:00" table:style-name="ce14">
            <text:p>3/25/25 09:30 AM</text:p>
          </table:table-cell>
          <table:table-cell office:value-type="date" office:date-value="2025-03-25T10:00:00" table:style-name="ce14">
            <text:p>3/25/25 10:00 A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58805555559229095" table:style-name="ce4">
            <text:p>0.588</text:p>
          </table:table-cell>
          <table:table-cell office:value-type="string" table:style-name="ce20">
            <text:p>IDtoAutocrib</text:p>
          </table:table-cell>
          <table:table-cell office:value-type="date" office:date-value="2025-03-25T10:00:00" table:style-name="ce14">
            <text:p>3/25/25 10:00 AM</text:p>
          </table:table-cell>
          <table:table-cell office:value-type="date" office:date-value="2025-03-25T10:35:17" table:style-name="ce14">
            <text:p>3/25/25 10:35 AM</text:p>
          </table:table-cell>
          <table:table-cell office:value-type="string" table:style-name="ce13">
            <text:p># updating acs.</text:p>
          </table:table-cell>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83944444439839605" table:style-name="ce4">
            <text:p>0.839</text:p>
          </table:table-cell>
          <table:table-cell office:value-type="string" table:style-name="ce20">
            <text:p>IDtoAutocrib</text:p>
          </table:table-cell>
          <table:table-cell office:value-type="date" office:date-value="2025-03-25T11:04:41" table:style-name="ce14">
            <text:p>3/25/25 11:04 AM</text:p>
          </table:table-cell>
          <table:table-cell office:value-type="date" office:date-value="2025-03-25T11:55:03" table:style-name="ce14">
            <text:p>3/25/25 11:55 A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53361111116828397" table:style-name="ce4">
            <text:p>0.534</text:p>
          </table:table-cell>
          <table:table-cell office:value-type="string" table:style-name="ce20">
            <text:p>IDtoAutocrib</text:p>
          </table:table-cell>
          <table:table-cell office:value-type="date" office:date-value="2025-03-25T12:23:34" table:style-name="ce14">
            <text:p>3/25/25 12:23 PM</text:p>
          </table:table-cell>
          <table:table-cell office:value-type="date" office:date-value="2025-03-25T12:55:35" table:style-name="ce14">
            <text:p>3/25/25 12:55 PM</text:p>
          </table:table-cell>
          <table:table-cell office:value-type="string" table:style-name="ce13">
            <text:p># Akilan discussion</text:p>
          </table:table-cell>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92277777782874204" table:style-name="ce4">
            <text:p>0.923</text:p>
          </table:table-cell>
          <table:table-cell office:value-type="string" table:style-name="ce20">
            <text:p>IDtoAutocrib</text:p>
          </table:table-cell>
          <table:table-cell office:value-type="date" office:date-value="2025-03-25T12:55:35" table:style-name="ce14">
            <text:p>3/25/25 12:55 PM</text:p>
          </table:table-cell>
          <table:table-cell office:value-type="date" office:date-value="2025-03-25T13:50:57" table:style-name="ce14">
            <text:p>3/25/25 01:50 PM</text:p>
          </table:table-cell>
          <table:table-cell office:value-type="string" table:style-name="ce13">
            <text:p>#akilan tasks: 78 roles, and new location + role format</text:p>
          </table:table-cell>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150833333318587" table:style-name="ce4">
            <text:p>0.151</text:p>
          </table:table-cell>
          <table:table-cell office:value-type="string" table:style-name="ce20">
            <text:p>ESRMD</text:p>
          </table:table-cell>
          <table:table-cell office:value-type="date" office:date-value="2025-03-25T13:50:57" table:style-name="ce14">
            <text:p>3/25/25 01:50 PM</text:p>
          </table:table-cell>
          <table:table-cell office:value-type="date" office:date-value="2025-03-25T14:00:00" table:style-name="ce14">
            <text:p>3/25/25 02:00 PM</text:p>
          </table:table-cell>
          <table:table-cell office:value-type="string" table:style-name="ce13">
            <text:p>Worked on fixing tests to use the new department codes due to the re-org for the EmployeeServicesRoleMgmtDriver.</text:p>
          </table:table-cell>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1.20083333324874" table:style-name="ce4">
            <text:p>1.201</text:p>
          </table:table-cell>
          <table:table-cell office:value-type="string" table:style-name="ce20">
            <text:p>mtg-backlog</text:p>
          </table:table-cell>
          <table:table-cell office:value-type="date" office:date-value="2025-03-25T14:00:00" table:style-name="ce14">
            <text:p>3/25/25 02:00 PM</text:p>
          </table:table-cell>
          <table:table-cell office:value-type="date" office:date-value="2025-03-25T15:12:03" table:style-name="ce14">
            <text:p>3/25/25 03:12 P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1.0269444443983999" table:style-name="ce4">
            <text:p>1.027</text:p>
          </table:table-cell>
          <table:table-cell office:value-type="string" table:style-name="ce20">
            <text:p>IDtoAutocrib</text:p>
          </table:table-cell>
          <table:table-cell office:value-type="date" office:date-value="2025-03-25T15:12:03" table:style-name="ce14">
            <text:p>3/25/25 03:12 PM</text:p>
          </table:table-cell>
          <table:table-cell office:value-type="date" office:date-value="2025-03-25T16:13:40" table:style-name="ce14">
            <text:p>3/25/25 04:13 PM</text:p>
          </table:table-cell>
          <table:table-cell office:value-type="string" table:style-name="ce13">
            <text:p># Meeting with Kyle: single vs multiple associations</text:p>
          </table:table-cell>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85638888896210097" table:style-name="ce4">
            <text:p>0.856</text:p>
          </table:table-cell>
          <table:table-cell office:value-type="string" table:style-name="ce20">
            <text:p>ESRMD</text:p>
          </table:table-cell>
          <table:table-cell office:value-type="date" office:date-value="2025-03-25T16:13:40" table:style-name="ce14">
            <text:p>3/25/25 04:13 PM</text:p>
          </table:table-cell>
          <table:table-cell office:value-type="date" office:date-value="2025-03-25T17:05:03" table:style-name="ce14">
            <text:p>3/25/25 05:05 PM</text:p>
          </table:table-cell>
          <table:table-cell office:value-type="string" table:style-name="ce13">
            <text:p>#</text:p>
          </table:table-cell>
          <table:table-cell table:style-name="ce18"/>
          <table:table-cell table:number-columns-repeated="16375"/>
        </table:table-row>
        <table:table-row table:number-rows-repeated="3" table:style-name="ro4" table:visibility="collapse">
          <table:table-cell office:value-type="float" office:value="908" table:style-name="ce17">
            <text:p>908</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number-rows-repeated="2" table:style-name="ro4" table:visibility="collapse">
          <table:table-cell office:value-type="float" office:value="908" table:style-name="ce17">
            <text:p>908</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4" table:visibility="collapse">
          <table:table-cell office:value-type="float" office:value="908" table:style-name="ce17">
            <text:p>908</text:p>
          </table:table-cell>
          <table:table-cell office:value-type="float" office:value="7.75" table:style-name="ce19">
            <text:p>7.750</text:p>
          </table:table-cell>
          <table:table-cell office:value-type="float" office:value="7.6433333333115998" table:style-name="ce4">
            <text:p>7.643</text:p>
          </table:table-cell>
          <table:table-cell office:value-type="string" table:style-name="ce4">
            <text:p>---</text:p>
          </table:table-cell>
          <table:table-cell office:value-type="date" office:date-value="2025-03-26T00:00:00" table:style-name="ce20">
            <text:p>26-Mar</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25000000011641499" table:style-name="ce4">
            <text:p>0.250</text:p>
          </table:table-cell>
          <table:table-cell office:value-type="string" table:style-name="ce20">
            <text:p>mtg-Daily</text:p>
          </table:table-cell>
          <table:table-cell office:value-type="date" office:date-value="2025-03-26T08:30:00" table:style-name="ce14">
            <text:p>3/26/25 08:30 AM</text:p>
          </table:table-cell>
          <table:table-cell office:value-type="date" office:date-value="2025-03-26T08:45:00" table:style-name="ce14">
            <text:p>3/26/25 08:45 AM</text:p>
          </table:table-cell>
          <table:table-cell office:value-type="string" table:style-name="ce13">
            <text:p>Daily meetings with the team.</text:p>
          </table:table-cell>
          <table:table-cell table:style-name="ce23"/>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75" table:style-name="ce4">
            <text:p>0.750</text:p>
          </table:table-cell>
          <table:table-cell office:value-type="string" table:style-name="ce20">
            <text:p>ESRMD</text:p>
          </table:table-cell>
          <table:table-cell office:value-type="date" office:date-value="2025-03-26T08:45:00" table:style-name="ce14">
            <text:p>3/26/25 08:45 AM</text:p>
          </table:table-cell>
          <table:table-cell office:value-type="date" office:date-value="2025-03-26T09:30:00" table:style-name="ce14">
            <text:p>3/26/25 09:30 AM</text:p>
          </table:table-cell>
          <table:table-cell office:value-type="string" table:style-name="ce13">
            <text:p>Worked on deployment for EmployeeServicesRoleMgmtDriver into QA/Prod.</text:p>
          </table:table-cell>
          <table:table-cell table:style-name="ce23"/>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49999999988358501" table:style-name="ce4">
            <text:p>0.500</text:p>
          </table:table-cell>
          <table:table-cell office:value-type="string" table:style-name="ce20">
            <text:p>mtg-daily</text:p>
          </table:table-cell>
          <table:table-cell office:value-type="date" office:date-value="2025-03-26T09:30:00" table:style-name="ce14">
            <text:p>3/26/25 09:30 AM</text:p>
          </table:table-cell>
          <table:table-cell office:value-type="date" office:date-value="2025-03-26T10:00:00" table:style-name="ce14">
            <text:p>3/26/25 10:00 AM</text:p>
          </table:table-cell>
          <table:table-cell office:value-type="string" table:style-name="ce13">
            <text:p>#</text:p>
          </table:table-cell>
          <table:table-cell table:style-name="ce23"/>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1.3397222222993199" table:style-name="ce4">
            <text:p>1.340</text:p>
          </table:table-cell>
          <table:table-cell office:value-type="string" table:style-name="ce20">
            <text:p>ESRMD</text:p>
          </table:table-cell>
          <table:table-cell office:value-type="date" office:date-value="2025-03-26T10:00:00" table:style-name="ce14">
            <text:p>3/26/25 10:00 AM</text:p>
          </table:table-cell>
          <table:table-cell office:value-type="date" office:date-value="2025-03-26T11:20:23" table:style-name="ce14">
            <text:p>3/26/25 11:20 AM</text:p>
          </table:table-cell>
          <table:table-cell office:value-type="string" table:style-name="ce13">
            <text:p>#qa deploy complete during this time!</text:p>
          </table:table-cell>
          <table:table-cell table:style-name="ce23"/>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61749999993480698" table:style-name="ce4">
            <text:p>0.617</text:p>
          </table:table-cell>
          <table:table-cell office:value-type="string" table:style-name="ce20">
            <text:p>AviobookRBE</text:p>
          </table:table-cell>
          <table:table-cell office:value-type="date" office:date-value="2025-03-26T11:20:23" table:style-name="ce14">
            <text:p>3/26/25 11:20 AM</text:p>
          </table:table-cell>
          <table:table-cell office:value-type="date" office:date-value="2025-03-26T11:57:26" table:style-name="ce14">
            <text:p>3/26/25 11:57 AM</text:p>
          </table:table-cell>
          <table:table-cell office:value-type="string" table:style-name="ce13">
            <text:p>Worked on updating entitlement policies for aviobook to the new department codes.</text:p>
          </table:table-cell>
          <table:table-cell table:style-name="ce23"/>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1.04277777776588" table:style-name="ce4">
            <text:p>1.043</text:p>
          </table:table-cell>
          <table:table-cell office:value-type="string" table:style-name="ce20">
            <text:p>L&amp;L</text:p>
          </table:table-cell>
          <table:table-cell office:value-type="date" office:date-value="2025-03-26T11:57:26" table:style-name="ce14">
            <text:p>3/26/25 11:57 AM</text:p>
          </table:table-cell>
          <table:table-cell office:value-type="date" office:date-value="2025-03-26T13:00:00" table:style-name="ce14">
            <text:p>3/26/25 01:00 PM</text:p>
          </table:table-cell>
          <table:table-cell office:value-type="string" table:style-name="ce13">
            <text:p>L&amp;L: SAML assertion lab!</text:p>
          </table:table-cell>
          <table:table-cell table:style-name="ce23"/>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31527777778683203" table:style-name="ce4">
            <text:p>0.315</text:p>
          </table:table-cell>
          <table:table-cell office:value-type="string" table:style-name="ce20">
            <text:p>AviobookRBE</text:p>
          </table:table-cell>
          <table:table-cell office:value-type="date" office:date-value="2025-03-26T13:00:00" table:style-name="ce14">
            <text:p>3/26/25 01:00 PM</text:p>
          </table:table-cell>
          <table:table-cell office:value-type="date" office:date-value="2025-03-26T13:18:55" table:style-name="ce14">
            <text:p>3/26/25 01:18 PM</text:p>
          </table:table-cell>
          <table:table-cell office:value-type="string" table:style-name="ce13">
            <text:p>#</text:p>
          </table:table-cell>
          <table:table-cell table:style-name="ce23"/>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16694444435415801" table:style-name="ce4">
            <text:p>0.167</text:p>
          </table:table-cell>
          <table:table-cell office:value-type="string" table:style-name="ce20">
            <text:p>BAES</text:p>
          </table:table-cell>
          <table:table-cell office:value-type="date" office:date-value="2025-03-26T14:20:18" table:style-name="ce14">
            <text:p>3/26/25 02:20 PM</text:p>
          </table:table-cell>
          <table:table-cell office:value-type="date" office:date-value="2025-03-26T14:30:19" table:style-name="ce14">
            <text:p>3/26/25 02:30 PM</text:p>
          </table:table-cell>
          <table:table-cell office:value-type="string" table:style-name="ce13">
            <text:p>Worked on reading the email contents file for the SF driver.</text:p>
          </table:table-cell>
          <table:table-cell office:value-type="string" table:style-name="ce23">
            <text:p>Worked with Gary to help him add java code to read a file in JavaScript.</text:p>
          </table:table-cell>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2.6611111111706101" table:style-name="ce4">
            <text:p>2.661</text:p>
          </table:table-cell>
          <table:table-cell office:value-type="string" table:style-name="ce20">
            <text:p>AviobookRBE</text:p>
          </table:table-cell>
          <table:table-cell office:value-type="date" office:date-value="2025-03-26T14:30:19" table:style-name="ce14">
            <text:p>3/26/25 02:30 PM</text:p>
          </table:table-cell>
          <table:table-cell office:value-type="date" office:date-value="2025-03-26T17:09:59" table:style-name="ce14">
            <text:p>3/26/25 05:09 PM</text:p>
          </table:table-cell>
          <table:table-cell office:value-type="string" table:style-name="ce13">
            <text:p>#</text:p>
          </table:table-cell>
          <table:table-cell table:style-name="ce23"/>
          <table:table-cell table:number-columns-repeated="16375"/>
        </table:table-row>
        <table:table-row table:number-rows-repeated="4" table:style-name="ro4" table:visibility="collapse">
          <table:table-cell office:value-type="float" office:value="908" table:style-name="ce17">
            <text:p>908</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08" table:style-name="ce17">
            <text:p>908</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table:style-name="ce4"/>
          <table:table-cell office:value-type="string" table:style-name="ce4">
            <text:p>---</text:p>
          </table:table-cell>
          <table:table-cell table:style-name="ce20"/>
          <table:table-cell table:style-name="ce14"/>
          <table:table-cell table:style-name="ce24"/>
          <table:table-cell table:style-name="ce13"/>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number-rows-repeated="2" table:style-name="ro4" table:visibility="collapse">
          <table:table-cell office:value-type="float" office:value="908" table:style-name="ce17">
            <text:p>908</text:p>
          </table:table-cell>
          <table:table-cell table:style-name="ce19"/>
          <table:table-cell table:style-name="ce4"/>
          <table:table-cell office:value-type="string"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8" table:style-name="ce17">
            <text:p>908</text:p>
          </table:table-cell>
          <table:table-cell office:value-type="float" office:value="6.75" table:style-name="ce19">
            <text:p>6.750</text:p>
          </table:table-cell>
          <table:table-cell office:value-type="float" office:value="6.7194444446358803" table:style-name="ce4">
            <text:p>6.719</text:p>
          </table:table-cell>
          <table:table-cell office:value-type="string" table:style-name="ce4">
            <text:p>---</text:p>
          </table:table-cell>
          <table:table-cell office:value-type="date" office:date-value="2025-03-27T00:00:00" table:style-name="ce20">
            <text:p>27-Mar</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50000000005820799" table:style-name="ce4">
            <text:p>0.500</text:p>
          </table:table-cell>
          <table:table-cell office:value-type="string" table:style-name="ce20">
            <text:p>mtg daily</text:p>
          </table:table-cell>
          <table:table-cell office:value-type="date" office:date-value="2025-03-27T08:30:00" table:style-name="ce14">
            <text:p>3/27/25 08:30 AM</text:p>
          </table:table-cell>
          <table:table-cell office:value-type="date" office:date-value="2025-03-27T09:00:00" table:style-name="ce14">
            <text:p>3/27/25 09:00 AM</text:p>
          </table:table-cell>
          <table:table-cell office:value-type="string" table:style-name="ce13">
            <text:p>Daily meetings with the team.</text:p>
          </table:table-cell>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416666666627862" table:style-name="ce4">
            <text:p>0.417</text:p>
          </table:table-cell>
          <table:table-cell office:value-type="string" table:style-name="ce20">
            <text:p>mtg daily</text:p>
          </table:table-cell>
          <table:table-cell office:value-type="date" office:date-value="2025-03-27T09:30:00" table:style-name="ce14">
            <text:p>3/27/25 09:30 AM</text:p>
          </table:table-cell>
          <table:table-cell office:value-type="date" office:date-value="2025-03-27T09:55:00" table:style-name="ce14">
            <text:p>3/27/25 09:55 AM</text:p>
          </table:table-cell>
          <table:table-cell office:value-type="string" table:style-name="ce13">
            <text:p>#</text:p>
          </table:table-cell>
          <table:table-cell table:style-name="ce18"/>
          <table:table-cell table:number-columns-repeated="16375"/>
        </table:table-row>
        <table:table-row table:style-name="ro6"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1.16666666662786" table:style-name="ce4">
            <text:p>1.167</text:p>
          </table:table-cell>
          <table:table-cell office:value-type="string" table:style-name="ce20">
            <text:p>IDtoAviobook</text:p>
          </table:table-cell>
          <table:table-cell office:value-type="date" office:date-value="2025-03-27T09:55:00" table:style-name="ce14">
            <text:p>3/27/25 09:55 AM</text:p>
          </table:table-cell>
          <table:table-cell office:value-type="date" office:date-value="2025-03-27T11:05:00" table:style-name="ce14">
            <text:p>3/27/25 11:05 AM</text:p>
          </table:table-cell>
          <table:table-cell office:value-type="string" table:style-name="ce13">
            <text:p>Worked on fixing the avio_pilot entitlement to have the new dept codes. Worked on submitting CRs for re-org updates for IDtoAviobook.</text:p>
          </table:table-cell>
          <table:table-cell office:value-type="string" table:style-name="ce18">
            <text:p>This entitlement policy has to match a dynamic group; which is updated by another team, so working with them.</text:p>
          </table:table-cell>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26055555569473698" table:style-name="ce4">
            <text:p>0.261</text:p>
          </table:table-cell>
          <table:table-cell office:value-type="string" table:style-name="ce20">
            <text:p>lgicmonitor</text:p>
          </table:table-cell>
          <table:table-cell office:value-type="date" office:date-value="2025-03-27T11:14:00" table:style-name="ce14">
            <text:p>3/27/25 11:14 AM</text:p>
          </table:table-cell>
          <table:table-cell office:value-type="date" office:date-value="2025-03-27T11:29:38" table:style-name="ce14">
            <text:p>3/27/25 11:29 AM</text:p>
          </table:table-cell>
          <table:table-cell office:value-type="string" table:style-name="ce13">
            <text:p>Worked with Joe to fix his merge request for the IDtoLogicMonitor driver.</text:p>
          </table:table-cell>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19694444438209799" table:style-name="ce4">
            <text:p>0.197</text:p>
          </table:table-cell>
          <table:table-cell office:value-type="string" table:style-name="ce20">
            <text:p>IDtoDocunet</text:p>
          </table:table-cell>
          <table:table-cell office:value-type="date" office:date-value="2025-03-27T11:29:38" table:style-name="ce14">
            <text:p>3/27/25 11:29 AM</text:p>
          </table:table-cell>
          <table:table-cell office:value-type="date" office:date-value="2025-03-27T11:41:27" table:style-name="ce14">
            <text:p>3/27/25 11:41 AM</text:p>
          </table:table-cell>
          <table:table-cell office:value-type="string" table:style-name="ce13">
            <text:p>Worked with Carmen to make updates to the new UFM issue resolution KB article for IDtoDocunet.</text:p>
          </table:table-cell>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1.01138888887363" table:style-name="ce4">
            <text:p>1.011</text:p>
          </table:table-cell>
          <table:table-cell office:value-type="string" table:style-name="ce20">
            <text:p>IDtoAviobook</text:p>
          </table:table-cell>
          <table:table-cell office:value-type="date" office:date-value="2025-03-27T11:41:27" table:style-name="ce14">
            <text:p>3/27/25 11:41 AM</text:p>
          </table:table-cell>
          <table:table-cell office:value-type="date" office:date-value="2025-03-27T12:42:08" table:style-name="ce14">
            <text:p>3/27/25 12:42 PM</text:p>
          </table:table-cell>
          <table:table-cell office:value-type="string" table:style-name="ce13">
            <text:p># doing cr paperwork</text:p>
          </table:table-cell>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56944444449618503" table:style-name="ce4">
            <text:p>0.569</text:p>
          </table:table-cell>
          <table:table-cell office:value-type="string" table:style-name="ce20">
            <text:p>IDtoAviobook</text:p>
          </table:table-cell>
          <table:table-cell office:value-type="date" office:date-value="2025-03-27T12:42:08" table:style-name="ce14">
            <text:p>3/27/25 12:42 PM</text:p>
          </table:table-cell>
          <table:table-cell office:value-type="date" office:date-value="2025-03-27T13:16:18" table:style-name="ce14">
            <text:p>3/27/25 01:16 PM</text:p>
          </table:table-cell>
          <table:table-cell office:value-type="string" table:style-name="ce13">
            <text:p>#paperwork done, now</text:p>
          </table:table-cell>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85805555549450196" table:style-name="ce4">
            <text:p>0.858</text:p>
          </table:table-cell>
          <table:table-cell office:value-type="string" table:style-name="ce20">
            <text:p>IDtoAviobook</text:p>
          </table:table-cell>
          <table:table-cell office:value-type="date" office:date-value="2025-03-27T14:13:31" table:style-name="ce14">
            <text:p>3/27/25 02:13 PM</text:p>
          </table:table-cell>
          <table:table-cell office:value-type="date" office:date-value="2025-03-27T15:05:00" table:style-name="ce14">
            <text:p>3/27/25 03:05 PM</text:p>
          </table:table-cell>
          <table:table-cell office:value-type="string" table:style-name="ce13">
            <text:p>#fixing last 4 broken tests</text:p>
          </table:table-cell>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1.00000000011642" table:style-name="ce4">
            <text:p>1.000</text:p>
          </table:table-cell>
          <table:table-cell office:value-type="string" table:style-name="ce20">
            <text:p>Support</text:p>
          </table:table-cell>
          <table:table-cell office:value-type="date" office:date-value="2025-03-27T15:05:00" table:style-name="ce14">
            <text:p>3/27/25 03:05 PM</text:p>
          </table:table-cell>
          <table:table-cell office:value-type="date" office:date-value="2025-03-27T16:05:00" table:style-name="ce14">
            <text:p>3/27/25 04:05 PM</text:p>
          </table:table-cell>
          <table:table-cell office:value-type="string" table:style-name="ce13">
            <text:p>Worked on testing entitlement policies affect on memory in eDirectory, with Rob and Jack.</text:p>
          </table:table-cell>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29750000004423799" table:style-name="ce4">
            <text:p>0.298</text:p>
          </table:table-cell>
          <table:table-cell office:value-type="string" table:style-name="ce20">
            <text:p>IDtoAviobook</text:p>
          </table:table-cell>
          <table:table-cell office:value-type="date" office:date-value="2025-03-27T16:05:00" table:style-name="ce14">
            <text:p>3/27/25 04:05 PM</text:p>
          </table:table-cell>
          <table:table-cell office:value-type="date" office:date-value="2025-03-27T16:22:51" table:style-name="ce14">
            <text:p>3/27/25 04:22 P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44222222222015301" table:style-name="ce4">
            <text:p>0.442</text:p>
          </table:table-cell>
          <table:table-cell office:value-type="string" table:style-name="ce20">
            <text:p>IDtoAviobook</text:p>
          </table:table-cell>
          <table:table-cell office:value-type="date" office:date-value="2025-03-27T16:41:25" table:style-name="ce14">
            <text:p>3/27/25 04:41 PM</text:p>
          </table:table-cell>
          <table:table-cell office:value-type="date" office:date-value="2025-03-27T17:07:57" table:style-name="ce14">
            <text:p>3/27/25 05:07 PM</text:p>
          </table:table-cell>
          <table:table-cell table:style-name="ce13"/>
          <table:table-cell table:style-name="ce18"/>
          <table:table-cell table:number-columns-repeated="16375"/>
        </table:table-row>
        <table:table-row table:number-rows-repeated="4" table:style-name="ro4" table:visibility="collapse">
          <table:table-cell office:value-type="float" office:value="908" table:style-name="ce17">
            <text:p>908</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8" table:style-name="ce17">
            <text:p>908</text:p>
          </table:table-cell>
          <table:table-cell office:value-type="float" office:value="8.25" table:style-name="ce19">
            <text:p>8.250</text:p>
          </table:table-cell>
          <table:table-cell office:value-type="float" office:value="8.1305555555736699" table:style-name="ce4">
            <text:p>8.131</text:p>
          </table:table-cell>
          <table:table-cell office:value-type="string" table:style-name="ce4">
            <text:p>---</text:p>
          </table:table-cell>
          <table:table-cell office:value-type="date" office:date-value="2025-03-28T00:00:00" table:style-name="ce20">
            <text:p>28-Mar</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79999999998835902" table:style-name="ce4">
            <text:p>0.800</text:p>
          </table:table-cell>
          <table:table-cell office:value-type="string" table:style-name="ce20">
            <text:p>IDtoAviobook</text:p>
          </table:table-cell>
          <table:table-cell office:value-type="date" office:date-value="2025-03-28T07:42:00" table:style-name="ce14">
            <text:p>3/28/25 07:42 AM</text:p>
          </table:table-cell>
          <table:table-cell office:value-type="date" office:date-value="2025-03-28T08:30:00" table:style-name="ce14">
            <text:p>3/28/25 08:30 AM</text:p>
          </table:table-cell>
          <table:table-cell office:value-type="string" table:style-name="ce13">
            <text:p>Worked on deploying the IDtoAviobook driver to QA then, prelive-only in production. Worked on adding a human readable version of the policies to the repo upon build for the RBEAEv1</text:p>
          </table:table-cell>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25000000011641499" table:style-name="ce4">
            <text:p>0.250</text:p>
          </table:table-cell>
          <table:table-cell office:value-type="string" table:style-name="ce20">
            <text:p>mtg-daily</text:p>
          </table:table-cell>
          <table:table-cell office:value-type="date" office:date-value="2025-03-28T08:30:00" table:style-name="ce14">
            <text:p>3/28/25 08:30 AM</text:p>
          </table:table-cell>
          <table:table-cell office:value-type="date" office:date-value="2025-03-28T08:45:00" table:style-name="ce14">
            <text:p>3/28/25 08:45 AM</text:p>
          </table:table-cell>
          <table:table-cell office:value-type="string" table:style-name="ce13">
            <text:p>Daily meetings with the team.</text:p>
          </table:table-cell>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75" table:style-name="ce4">
            <text:p>0.750</text:p>
          </table:table-cell>
          <table:table-cell office:value-type="string" table:style-name="ce20">
            <text:p>IDtoAviobook</text:p>
          </table:table-cell>
          <table:table-cell office:value-type="date" office:date-value="2025-03-28T08:45:00" table:style-name="ce14">
            <text:p>3/28/25 08:45 AM</text:p>
          </table:table-cell>
          <table:table-cell office:value-type="date" office:date-value="2025-03-28T09:30:00" table:style-name="ce14">
            <text:p>3/28/25 09:30 A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54999999987194303" table:style-name="ce4">
            <text:p>0.550</text:p>
          </table:table-cell>
          <table:table-cell office:value-type="string" table:style-name="ce20">
            <text:p>mtg-daily</text:p>
          </table:table-cell>
          <table:table-cell office:value-type="date" office:date-value="2025-03-28T09:30:00" table:style-name="ce14">
            <text:p>3/28/25 09:30 AM</text:p>
          </table:table-cell>
          <table:table-cell office:value-type="date" office:date-value="2025-03-28T10:03:00" table:style-name="ce14">
            <text:p>3/28/25 10:03 A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1.5" table:style-name="ce4">
            <text:p>1.500</text:p>
          </table:table-cell>
          <table:table-cell office:value-type="string" table:style-name="ce20">
            <text:p>IDtoAviobook</text:p>
          </table:table-cell>
          <table:table-cell office:value-type="date" office:date-value="2025-03-28T10:30:00" table:style-name="ce14">
            <text:p>3/28/25 10:30 AM</text:p>
          </table:table-cell>
          <table:table-cell office:value-type="date" office:date-value="2025-03-28T12:00:00" table:style-name="ce14">
            <text:p>3/28/25 12:00 PM</text:p>
          </table:table-cell>
          <table:table-cell office:value-type="string" table:style-name="ce13">
            <text:p># prelive prod deploy prep</text:p>
          </table:table-cell>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1.5613888889201899" table:style-name="ce4">
            <text:p>1.561</text:p>
          </table:table-cell>
          <table:table-cell office:value-type="string" table:style-name="ce20">
            <text:p>IDtoAtlassian</text:p>
          </table:table-cell>
          <table:table-cell office:value-type="date" office:date-value="2025-03-28T12:00:00" table:style-name="ce14">
            <text:p>3/28/25 12:00 PM</text:p>
          </table:table-cell>
          <table:table-cell office:value-type="date" office:date-value="2025-03-28T13:33:41" table:style-name="ce14">
            <text:p>3/28/25 01:33 PM</text:p>
          </table:table-cell>
          <table:table-cell office:value-type="string" table:style-name="ce13">
            <text:p>Support call with Nirosha and team discussing conversion issues on the IDtoAtlassian driver.</text:p>
          </table:table-cell>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1.49749999993946" table:style-name="ce4">
            <text:p>1.497</text:p>
          </table:table-cell>
          <table:table-cell office:value-type="string" table:style-name="ce20">
            <text:p>IDtoAviobook</text:p>
          </table:table-cell>
          <table:table-cell office:value-type="date" office:date-value="2025-03-28T14:27:58" table:style-name="ce14">
            <text:p>3/28/25 02:27 PM</text:p>
          </table:table-cell>
          <table:table-cell office:value-type="date" office:date-value="2025-03-28T15:57:49" table:style-name="ce14">
            <text:p>3/28/25 03:57 PM</text:p>
          </table:table-cell>
          <table:table-cell office:value-type="string" table:style-name="ce13">
            <text:p># prelive deploy, zstandup/worknotes cleanup</text:p>
          </table:table-cell>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53638888889690906" table:style-name="ce4">
            <text:p>0.536</text:p>
          </table:table-cell>
          <table:table-cell office:value-type="string" table:style-name="ce25">
            <text:p>support</text:p>
          </table:table-cell>
          <table:table-cell office:value-type="date" office:date-value="2025-03-28T15:57:49" table:style-name="ce14">
            <text:p>3/28/25 03:57 PM</text:p>
          </table:table-cell>
          <table:table-cell office:value-type="date" office:date-value="2025-03-28T16:30:00" table:style-name="ce14">
            <text:p>3/28/25 04:30 PM</text:p>
          </table:table-cell>
          <table:table-cell office:value-type="string" table:style-name="ce13">
            <text:p>Worked to update to Designer 4.10 to match the upgraded DEV environment.</text:p>
          </table:table-cell>
          <table:table-cell table:style-name="ce18"/>
          <table:table-cell table:number-columns-repeated="16375"/>
        </table:table-row>
        <table:table-row table:style-name="ro6"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68527777784038302" table:style-name="ce4">
            <text:p>0.685</text:p>
          </table:table-cell>
          <table:table-cell office:value-type="string" table:style-name="ce20">
            <text:p>IDtoAviobook</text:p>
          </table:table-cell>
          <table:table-cell office:value-type="date" office:date-value="2025-03-28T16:30:00" table:style-name="ce14">
            <text:p>3/28/25 04:30 PM</text:p>
          </table:table-cell>
          <table:table-cell office:value-type="date" office:date-value="2025-03-28T17:11:07" table:style-name="ce14">
            <text:p>3/28/25 05:11 PM</text:p>
          </table:table-cell>
          <table:table-cell office:value-type="string" table:style-name="ce13">
            <text:p>#base 64 workdriver.</text:p>
          </table:table-cell>
          <table:table-cell office:value-type="string" table:style-name="ce18">
            <text:p>The RBEAEv1 driver is the entitlement policy driver that supports IDtoAviobook; so I've been putting time under IDtoAviobook.</text:p>
          </table:table-cell>
          <table:table-cell table:number-columns-repeated="16375"/>
        </table:table-row>
        <table:table-row table:number-rows-repeated="2" table:style-name="ro4" table:visibility="collapse">
          <table:table-cell office:value-type="float" office:value="908" table:style-name="ce17">
            <text:p>908</text:p>
          </table:table-cell>
          <table:table-cell table:style-name="ce19"/>
          <table:table-cell table:style-name="ce4"/>
          <table:table-cell office:value-type="string" table:style-name="ce4">
            <text:p>---</text:p>
          </table:table-cell>
          <table:table-cell table:style-name="ce25"/>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table:style-name="ce4"/>
          <table:table-cell office:value-type="string"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8" table:style-name="ce17">
            <text:p>908</text:p>
          </table:table-cell>
          <table:table-cell table:style-name="ce19"/>
          <table:table-cell table:style-name="ce4"/>
          <table:table-cell office:value-type="string" table:style-name="ce4">
            <text:p>---</text:p>
          </table:table-cell>
          <table:table-cell table:style-name="ce25"/>
          <table:table-cell table:number-columns-repeated="2" table:style-name="ce14"/>
          <table:table-cell table:style-name="ce13"/>
          <table:table-cell table:style-name="ce18"/>
          <table:table-cell table:number-columns-repeated="16375"/>
        </table:table-row>
        <table:table-row table:number-rows-repeated="4" table:style-name="ro4" table:visibility="collapse">
          <table:table-cell office:value-type="float" office:value="908" table:style-name="ce17">
            <text:p>908</text:p>
          </table:table-cell>
          <table:table-cell table:style-name="ce19"/>
          <table:table-cell table:style-name="ce4"/>
          <table:table-cell office:value-type="string"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3" table:visibility="collapse">
          <table:table-cell office:value-type="float" office:value="909" table:style-name="ce17">
            <text:p>909</text:p>
          </table:table-cell>
          <table:table-cell table:style-name="ce12"/>
          <table:table-cell office:value-type="string" table:style-name="ce4">
            <text:p>****************</text:p>
          </table:table-cell>
          <table:table-cell table:style-name="ce5"/>
          <table:table-cell table:number-columns-spanned="2" table:number-rows-spanned="3" table:style-name="ce47"/>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09" table:style-name="ce17">
            <text:p>909</text:p>
          </table:table-cell>
          <table:table-cell table:style-name="ce12"/>
          <table:table-cell office:value-type="string" table:style-name="ce4">
            <text:p>****************</text:p>
          </table:table-cell>
          <table:table-cell table:style-name="ce5"/>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09" table:style-name="ce17">
            <text:p>909</text:p>
          </table:table-cell>
          <table:table-cell table:style-name="ce19"/>
          <table:table-cell office:value-type="string" table:style-name="ce4">
            <text:p>****************</text:p>
          </table:table-cell>
          <table:table-cell table:style-name="ce5"/>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09" table:style-name="ce17">
            <text:p>909</text:p>
          </table:table-cell>
          <table:table-cell table:style-name="ce19"/>
          <table:table-cell office:value-type="string" table:style-name="ce4">
            <text:p>****************</text:p>
          </table:table-cell>
          <table:table-cell table:style-name="ce5"/>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09" table:style-name="ce17">
            <text:p>909</text:p>
          </table:table-cell>
          <table:table-cell table:style-name="ce19"/>
          <table:table-cell office:value-type="string" table:style-name="ce4">
            <text:p>****************</text:p>
          </table:table-cell>
          <table:table-cell table:style-name="ce5"/>
          <table:table-cell office:value-type="string" table:style-name="ce13">
            <text:p>Total week hours:</text:p>
          </table:table-cell>
          <table:table-cell office:value-type="float" office:value="39.25" table:style-name="ce4">
            <text:p>39.250</text:p>
          </table:table-cell>
          <table:table-cell table:style-name="ce14"/>
          <table:table-cell table:style-name="ce13"/>
          <table:table-cell table:style-name="ce18"/>
          <table:table-cell table:number-columns-repeated="16375"/>
        </table:table-row>
        <table:table-row table:style-name="ro3" table:visibility="collapse">
          <table:table-cell office:value-type="float" office:value="909" table:style-name="ce17">
            <text:p>909</text:p>
          </table:table-cell>
          <table:table-cell table:style-name="ce19"/>
          <table:table-cell office:value-type="string" table:style-name="ce4">
            <text:p>****************</text:p>
          </table:table-cell>
          <table:table-cell table:style-name="ce5"/>
          <table:table-cell office:value-type="string" table:style-name="ce13">
            <text:p>Total minus 40:</text:p>
          </table:table-cell>
          <table:table-cell office:value-type="float" office:value="0.75" table:style-name="ce4">
            <text:p>0.750</text:p>
          </table:table-cell>
          <table:table-cell table:style-name="ce14"/>
          <table:table-cell table:style-name="ce13"/>
          <table:table-cell table:style-name="ce18"/>
          <table:table-cell table:number-columns-repeated="16375"/>
        </table:table-row>
        <table:table-row table:style-name="ro3" table:visibility="collapse">
          <table:table-cell office:value-type="float" office:value="909" table:style-name="ce17">
            <text:p>909</text:p>
          </table:table-cell>
          <table:table-cell table:style-name="ce12"/>
          <table:table-cell office:value-type="string" table:style-name="ce4">
            <text:p>****************</text:p>
          </table:table-cell>
          <table:table-cell table:style-name="ce5"/>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09" table:style-name="ce17">
            <text:p>909</text:p>
          </table:table-cell>
          <table:table-cell table:style-name="ce12"/>
          <table:table-cell office:value-type="string" table:style-name="ce4">
            <text:p>BILLED</text:p>
          </table:table-cell>
          <table:table-cell table:style-name="ce4"/>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9" table:style-name="ce17">
            <text:p>909</text:p>
          </table:table-cell>
          <table:table-cell office:value-type="float" office:value="8.25" table:style-name="ce19">
            <text:p>8.250</text:p>
          </table:table-cell>
          <table:table-cell office:value-type="float" office:value="8.1327777776168695" table:style-name="ce4">
            <text:p>8.133</text:p>
          </table:table-cell>
          <table:table-cell table:style-name="ce4"/>
          <table:table-cell office:value-type="date" office:date-value="2025-03-31T00:00:00" table:style-name="ce20">
            <text:p>31-Mar</text:p>
          </table:table-cell>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416666666627862" table:style-name="ce4">
            <text:p>0.417</text:p>
          </table:table-cell>
          <table:table-cell office:value-type="string" table:style-name="ce21">
            <text:p>IDtoAvioBook</text:p>
          </table:table-cell>
          <table:table-cell office:value-type="date" office:date-value="2025-03-31T08:05:00" table:style-name="ce14">
            <text:p>3/31/25 08:05 AM</text:p>
          </table:table-cell>
          <table:table-cell office:value-type="date" office:date-value="2025-03-31T08:30:00" table:style-name="ce14">
            <text:p>3/31/25 08:30 AM</text:p>
          </table:table-cell>
          <table:table-cell office:value-type="string" table:style-name="ce21">
            <text:p>Worked on verifying Aviobook support response regarding the API issues. Worked on fixing the qualifications link for the IDtoAviobook driver. Worked on deploying the new entitlement policies for Aviobook into production. Worked on resolving base64 issues in the MR review.</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19305555563187199" table:style-name="ce4">
            <text:p>0.193</text:p>
          </table:table-cell>
          <table:table-cell office:value-type="string" table:style-name="ce21">
            <text:p>mtg-daily</text:p>
          </table:table-cell>
          <table:table-cell office:value-type="date" office:date-value="2025-03-31T08:30:00" table:style-name="ce14">
            <text:p>3/31/25 08:30 AM</text:p>
          </table:table-cell>
          <table:table-cell office:value-type="date" office:date-value="2025-03-31T08:41:35" table:style-name="ce14">
            <text:p>3/31/25 08:41 AM</text:p>
          </table:table-cell>
          <table:table-cell office:value-type="string" table:style-name="ce22">
            <text:p>Daily meetings with the team. Weekly EE team meeting.</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80694444448454306" table:style-name="ce4">
            <text:p>0.807</text:p>
          </table:table-cell>
          <table:table-cell office:value-type="string" table:style-name="ce21">
            <text:p>IDtoAvioBook</text:p>
          </table:table-cell>
          <table:table-cell office:value-type="date" office:date-value="2025-03-31T08:41:35" table:style-name="ce14">
            <text:p>3/31/25 08:41 AM</text:p>
          </table:table-cell>
          <table:table-cell office:value-type="date" office:date-value="2025-03-31T09:30:00" table:style-name="ce14">
            <text:p>3/31/25 09:30 AM</text:p>
          </table:table-cell>
          <table:table-cell office:value-type="string" table:style-name="ce21">
            <text:p>#</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58111111109610702" table:style-name="ce4">
            <text:p>0.581</text:p>
          </table:table-cell>
          <table:table-cell office:value-type="string" table:style-name="ce21">
            <text:p>mtg-ee</text:p>
          </table:table-cell>
          <table:table-cell office:value-type="date" office:date-value="2025-03-31T09:30:00" table:style-name="ce14">
            <text:p>3/31/25 09:30 AM</text:p>
          </table:table-cell>
          <table:table-cell office:value-type="date" office:date-value="2025-03-31T10:04:52" table:style-name="ce14">
            <text:p>3/31/25 10:04 AM</text:p>
          </table:table-cell>
          <table:table-cell office:value-type="string" table:style-name="ce21">
            <text:p>#</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78944444441003703" table:style-name="ce4">
            <text:p>0.789</text:p>
          </table:table-cell>
          <table:table-cell office:value-type="string" table:style-name="ce21">
            <text:p>mtg-team</text:p>
          </table:table-cell>
          <table:table-cell office:value-type="date" office:date-value="2025-03-31T10:04:52" table:style-name="ce14">
            <text:p>3/31/25 10:04 AM</text:p>
          </table:table-cell>
          <table:table-cell office:value-type="date" office:date-value="2025-03-31T10:52:14" table:style-name="ce14">
            <text:p>3/31/25 10:52 AM</text:p>
          </table:table-cell>
          <table:table-cell office:value-type="string" table:style-name="ce21">
            <text:p>#</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95111111097503498" table:style-name="ce4">
            <text:p>0.951</text:p>
          </table:table-cell>
          <table:table-cell office:value-type="string" table:style-name="ce21">
            <text:p>IDtoAvioBook</text:p>
          </table:table-cell>
          <table:table-cell office:value-type="date" office:date-value="2025-03-31T11:00:43" table:style-name="ce14">
            <text:p>3/31/25 11:00 AM</text:p>
          </table:table-cell>
          <table:table-cell office:value-type="date" office:date-value="2025-03-31T11:57:47" table:style-name="ce14">
            <text:p>3/31/25 11:57 AM</text:p>
          </table:table-cell>
          <table:table-cell office:value-type="string" table:style-name="ce21">
            <text:p># waiting for rbeaev1 to catch up .</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2.6388888771180102E-2" table:style-name="ce4">
            <text:p>0.026</text:p>
          </table:table-cell>
          <table:table-cell office:value-type="string" table:style-name="ce21">
            <text:p>IDtoAvioBook</text:p>
          </table:table-cell>
          <table:table-cell office:value-type="date" office:date-value="2025-03-31T12:52:06" table:style-name="ce14">
            <text:p>3/31/25 12:52 PM</text:p>
          </table:table-cell>
          <table:table-cell office:value-type="date" office:date-value="2025-03-31T12:53:41" table:style-name="ce14">
            <text:p>3/31/25 12:53 PM</text:p>
          </table:table-cell>
          <table:table-cell office:value-type="string" table:style-name="ce21">
            <text:p>#</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43861111113801599" table:style-name="ce4">
            <text:p>0.439</text:p>
          </table:table-cell>
          <table:table-cell office:value-type="string" table:style-name="ce21">
            <text:p>IDtoAvioBook</text:p>
          </table:table-cell>
          <table:table-cell office:value-type="date" office:date-value="2025-03-31T12:53:41" table:style-name="ce14">
            <text:p>3/31/25 12:53 PM</text:p>
          </table:table-cell>
          <table:table-cell office:value-type="date" office:date-value="2025-03-31T13:20:00" table:style-name="ce14">
            <text:p>3/31/25 01:20 PM</text:p>
          </table:table-cell>
          <table:table-cell office:value-type="string" table:style-name="ce21">
            <text:p>#new prod policies.</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67722222232259799" table:style-name="ce4">
            <text:p>0.677</text:p>
          </table:table-cell>
          <table:table-cell office:value-type="string" table:style-name="ce21">
            <text:p>EmployeeServicesRoleMgmtDriver</text:p>
          </table:table-cell>
          <table:table-cell office:value-type="date" office:date-value="2025-03-31T13:20:00" table:style-name="ce14">
            <text:p>3/31/25 01:20 PM</text:p>
          </table:table-cell>
          <table:table-cell office:value-type="date" office:date-value="2025-03-31T14:00:38" table:style-name="ce14">
            <text:p>3/31/25 02:00 PM</text:p>
          </table:table-cell>
          <table:table-cell office:value-type="string" table:style-name="ce21">
            <text:p>Worked on the production deployment of the re-org fix and retiree base role fix for the EmployeeServicesRoleMgmtDriver.</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1.4894444444216799" table:style-name="ce4">
            <text:p>1.489</text:p>
          </table:table-cell>
          <table:table-cell office:value-type="string" table:style-name="ce21">
            <text:p>IDtoAvioBook</text:p>
          </table:table-cell>
          <table:table-cell office:value-type="date" office:date-value="2025-03-31T14:00:38" table:style-name="ce14">
            <text:p>3/31/25 02:00 PM</text:p>
          </table:table-cell>
          <table:table-cell office:value-type="date" office:date-value="2025-03-31T15:30:00" table:style-name="ce14">
            <text:p>3/31/25 03:30 PM</text:p>
          </table:table-cell>
          <table:table-cell office:value-type="string" table:style-name="ce21">
            <text:p>#rbeaev1 mr - worked on base64 readability</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7.8333333309274195E-2" table:style-name="ce4">
            <text:p>0.078</text:p>
          </table:table-cell>
          <table:table-cell office:value-type="string" table:style-name="ce21">
            <text:p>IDtoAvioBook</text:p>
          </table:table-cell>
          <table:table-cell office:value-type="date" office:date-value="2025-03-31T15:55:43" table:style-name="ce14">
            <text:p>3/31/25 03:55 PM</text:p>
          </table:table-cell>
          <table:table-cell office:value-type="date" office:date-value="2025-03-31T16:00:25" table:style-name="ce14">
            <text:p>3/31/25 04:00 PM</text:p>
          </table:table-cell>
          <table:table-cell office:value-type="string" table:style-name="ce21">
            <text:p># finishing base64 work, and mr</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1.3766666666488201" table:style-name="ce4">
            <text:p>1.377</text:p>
          </table:table-cell>
          <table:table-cell office:value-type="string" table:style-name="ce21">
            <text:p>IDtoAvioBook</text:p>
          </table:table-cell>
          <table:table-cell office:value-type="date" office:date-value="2025-03-31T16:00:25" table:style-name="ce14">
            <text:p>3/31/25 04:00 PM</text:p>
          </table:table-cell>
          <table:table-cell office:value-type="date" office:date-value="2025-03-31T17:23:01" table:style-name="ce14">
            <text:p>3/31/25 05:23 PM</text:p>
          </table:table-cell>
          <table:table-cell office:value-type="string" table:style-name="ce21">
            <text:p>#fixing test 1_3</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30777777777984699" table:style-name="ce4">
            <text:p>0.308</text:p>
          </table:table-cell>
          <table:table-cell office:value-type="string" table:style-name="ce21">
            <text:p>IDtoAvioBook</text:p>
          </table:table-cell>
          <table:table-cell office:value-type="date" office:date-value="2025-03-31T17:23:01" table:style-name="ce14">
            <text:p>3/31/25 05:23 PM</text:p>
          </table:table-cell>
          <table:table-cell office:value-type="date" office:date-value="2025-03-31T17:41:29" table:style-name="ce14">
            <text:p>3/31/25 05:41 PM</text:p>
          </table:table-cell>
          <table:table-cell office:value-type="string" table:style-name="ce13">
            <text:p>#</text:p>
          </table:table-cell>
          <table:table-cell table:style-name="ce18"/>
          <table:table-cell table:number-columns-repeated="16375"/>
        </table:table-row>
        <table:table-row table:number-rows-repeated="4" table:style-name="ro4" table:visibility="collapse">
          <table:table-cell office:value-type="float" office:value="909" table:style-name="ce17">
            <text:p>909</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9" table:style-name="ce17">
            <text:p>909</text:p>
          </table:table-cell>
          <table:table-cell office:value-type="float" office:value="7" table:style-name="ce19">
            <text:p>7.000</text:p>
          </table:table-cell>
          <table:table-cell office:value-type="float" office:value="6.9141666668001598" table:style-name="ce4">
            <text:p>6.914</text:p>
          </table:table-cell>
          <table:table-cell office:value-type="string" table:style-name="ce4">
            <text:p>---</text:p>
          </table:table-cell>
          <table:table-cell office:value-type="date" office:date-value="2025-04-01T00:00:00" table:style-name="ce20">
            <text:p>1-Apr</text:p>
          </table:table-cell>
          <table:table-cell table:number-columns-repeated="2" table:style-name="ce14"/>
          <table:table-cell table:style-name="ce13"/>
          <table:table-cell table:style-name="ce15"/>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99999999994179201" table:style-name="ce4">
            <text:p>1.000</text:p>
          </table:table-cell>
          <table:table-cell office:value-type="string" table:style-name="ce20">
            <text:p>IDToAviobook</text:p>
          </table:table-cell>
          <table:table-cell office:value-type="date" office:date-value="2025-04-01T07:30:00" table:style-name="ce14">
            <text:p>4/1/25 07:30 AM</text:p>
          </table:table-cell>
          <table:table-cell office:value-type="date" office:date-value="2025-04-01T08:30:00" table:style-name="ce14">
            <text:p>4/1/25 08:30 AM</text:p>
          </table:table-cell>
          <table:table-cell office:value-type="string" table:style-name="ce13">
            <text:p>Worked on prelive initial migration with Nader for IDtoAviobook.</text:p>
          </table:table-cell>
          <table:table-cell table:style-name="ce15"/>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28444444458000401" table:style-name="ce4">
            <text:p>0.284</text:p>
          </table:table-cell>
          <table:table-cell office:value-type="string" table:style-name="ce21">
            <text:p>mtg-daily</text:p>
          </table:table-cell>
          <table:table-cell office:value-type="date" office:date-value="2025-04-01T08:30:00" table:style-name="ce14">
            <text:p>4/1/25 08:30 AM</text:p>
          </table:table-cell>
          <table:table-cell office:value-type="date" office:date-value="2025-04-01T08:47:04" table:style-name="ce14">
            <text:p>4/1/25 08:47 AM</text:p>
          </table:table-cell>
          <table:table-cell office:value-type="string" table:style-name="ce13">
            <text:p>Daily meetings with the team. EE team meeting discussing move back to kanban.</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77583333343500305" table:style-name="ce4">
            <text:p>0.776</text:p>
          </table:table-cell>
          <table:table-cell office:value-type="string" table:style-name="ce21">
            <text:p>mtg-daily</text:p>
          </table:table-cell>
          <table:table-cell office:value-type="date" office:date-value="2025-04-01T09:15:00" table:style-name="ce14">
            <text:p>4/1/25 09:15 AM</text:p>
          </table:table-cell>
          <table:table-cell office:value-type="date" office:date-value="2025-04-01T10:01:33" table:style-name="ce14">
            <text:p>4/1/25 10:01 A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49222222220851097" table:style-name="ce4">
            <text:p>0.492</text:p>
          </table:table-cell>
          <table:table-cell office:value-type="string" table:style-name="ce20">
            <text:p>IDToAviobook</text:p>
          </table:table-cell>
          <table:table-cell office:value-type="date" office:date-value="2025-04-01T10:10:05" table:style-name="ce14">
            <text:p>4/1/25 10:10 AM</text:p>
          </table:table-cell>
          <table:table-cell office:value-type="date" office:date-value="2025-04-01T10:39:37" table:style-name="ce14">
            <text:p>4/1/25 10:39 AM</text:p>
          </table:table-cell>
          <table:table-cell office:value-type="string" table:style-name="ce13">
            <text:p># thinking of prelive solutions . .</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8.8333333376795095E-2" table:style-name="ce4">
            <text:p>0.088</text:p>
          </table:table-cell>
          <table:table-cell office:value-type="string" table:style-name="ce20">
            <text:p>IDToAviobook</text:p>
          </table:table-cell>
          <table:table-cell office:value-type="date" office:date-value="2025-04-01T11:52:10" table:style-name="ce14">
            <text:p>4/1/25 11:52 AM</text:p>
          </table:table-cell>
          <table:table-cell office:value-type="date" office:date-value="2025-04-01T11:57:28" table:style-name="ce14">
            <text:p>4/1/25 11:57 AM</text:p>
          </table:table-cell>
          <table:table-cell office:value-type="string" table:style-name="ce13">
            <text:p># getting aviobok approved to setup for QA/prod deploys.</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77611111110309094" table:style-name="ce4">
            <text:p>0.776</text:p>
          </table:table-cell>
          <table:table-cell office:value-type="string" table:style-name="ce20">
            <text:p>IDtoEmployeeSvc</text:p>
          </table:table-cell>
          <table:table-cell office:value-type="date" office:date-value="2025-04-01T11:57:28" table:style-name="ce14">
            <text:p>4/1/25 11:57 AM</text:p>
          </table:table-cell>
          <table:table-cell office:value-type="date" office:date-value="2025-04-01T12:44:02" table:style-name="ce14">
            <text:p>4/1/25 12:44 PM</text:p>
          </table:table-cell>
          <table:table-cell office:value-type="string" table:style-name="ce13">
            <text:p>Worked on the error management support for the IDtoEmployeeSvc driver.</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53194444446125999" table:style-name="ce4">
            <text:p>0.532</text:p>
          </table:table-cell>
          <table:table-cell office:value-type="string" table:style-name="ce20">
            <text:p>IDtoEmployeeSvc</text:p>
          </table:table-cell>
          <table:table-cell office:value-type="date" office:date-value="2025-04-01T13:28:05" table:style-name="ce14">
            <text:p>4/1/25 01:28 PM</text:p>
          </table:table-cell>
          <table:table-cell office:value-type="date" office:date-value="2025-04-01T14:00:00" table:style-name="ce14">
            <text:p>4/1/25 02:00 PM</text:p>
          </table:table-cell>
          <table:table-cell office:value-type="string" table:style-name="ce13">
            <text:p># CSEE-4428, and Dhivys question regarding Logini's EMPUAT email</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76611111103557095" table:style-name="ce4">
            <text:p>0.766</text:p>
          </table:table-cell>
          <table:table-cell office:value-type="string" table:style-name="ce20">
            <text:p>mtg-retro</text:p>
          </table:table-cell>
          <table:table-cell office:value-type="date" office:date-value="2025-04-01T14:00:00" table:style-name="ce14">
            <text:p>4/1/25 02:00 PM</text:p>
          </table:table-cell>
          <table:table-cell office:value-type="date" office:date-value="2025-04-01T14:45:58" table:style-name="ce14">
            <text:p>4/1/25 02:45 PM</text:p>
          </table:table-cell>
          <table:table-cell table:style-name="ce13"/>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1.3211111112032099" table:style-name="ce4">
            <text:p>1.321</text:p>
          </table:table-cell>
          <table:table-cell office:value-type="string" table:style-name="ce20">
            <text:p>IDToAviobook</text:p>
          </table:table-cell>
          <table:table-cell office:value-type="date" office:date-value="2025-04-01T15:50:00" table:style-name="ce14">
            <text:p>4/1/25 03:50 PM</text:p>
          </table:table-cell>
          <table:table-cell office:value-type="date" office:date-value="2025-04-01T17:09:16" table:style-name="ce14">
            <text:p>4/1/25 05:09 P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87805555545492098" table:style-name="ce4">
            <text:p>0.878</text:p>
          </table:table-cell>
          <table:table-cell office:value-type="string" table:style-name="ce20">
            <text:p>IDtoEmployeeSvc</text:p>
          </table:table-cell>
          <table:table-cell office:value-type="date" office:date-value="2025-04-01T17:09:16" table:style-name="ce14">
            <text:p>4/1/25 05:09 PM</text:p>
          </table:table-cell>
          <table:table-cell office:value-type="date" office:date-value="2025-04-01T18:01:57" table:style-name="ce14">
            <text:p>4/1/25 06:01 PM</text:p>
          </table:table-cell>
          <table:table-cell office:value-type="string" table:style-name="ce13">
            <text:p>#</text:p>
          </table:table-cell>
          <table:table-cell table:style-name="ce18"/>
          <table:table-cell table:number-columns-repeated="16375"/>
        </table:table-row>
        <table:table-row table:number-rows-repeated="4" table:style-name="ro4" table:visibility="collapse">
          <table:table-cell office:value-type="float" office:value="909" table:style-name="ce17">
            <text:p>909</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number-rows-repeated="3" table:style-name="ro4" table:visibility="collapse">
          <table:table-cell office:value-type="float" office:value="909" table:style-name="ce17">
            <text:p>909</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number-rows-repeated="2" table:style-name="ro4" table:visibility="collapse">
          <table:table-cell office:value-type="float" office:value="909" table:style-name="ce17">
            <text:p>909</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4" table:visibility="collapse">
          <table:table-cell office:value-type="float" office:value="909" table:style-name="ce17">
            <text:p>909</text:p>
          </table:table-cell>
          <table:table-cell office:value-type="float" office:value="7.5" table:style-name="ce19">
            <text:p>7.500</text:p>
          </table:table-cell>
          <table:table-cell office:value-type="float" office:value="7.2791666669072601" table:style-name="ce4">
            <text:p>7.279</text:p>
          </table:table-cell>
          <table:table-cell office:value-type="string" table:style-name="ce4">
            <text:p>---</text:p>
          </table:table-cell>
          <table:table-cell office:value-type="date" office:date-value="2025-04-02T00:00:00" table:style-name="ce20">
            <text:p>2-Apr</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23194444453110899" table:style-name="ce4">
            <text:p>0.232</text:p>
          </table:table-cell>
          <table:table-cell office:value-type="string" table:style-name="ce20">
            <text:p>mtg-daily</text:p>
          </table:table-cell>
          <table:table-cell office:value-type="date" office:date-value="2025-04-02T08:30:00" table:style-name="ce14">
            <text:p>4/2/25 08:30 AM</text:p>
          </table:table-cell>
          <table:table-cell office:value-type="date" office:date-value="2025-04-02T08:43:55" table:style-name="ce14">
            <text:p>4/2/25 08:43 AM</text:p>
          </table:table-cell>
          <table:table-cell office:value-type="string" table:style-name="ce13">
            <text:p>Daily meetings with the team.</text:p>
          </table:table-cell>
          <table:table-cell table:style-name="ce23"/>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26805555552709898" table:style-name="ce4">
            <text:p>0.268</text:p>
          </table:table-cell>
          <table:table-cell office:value-type="string" table:style-name="ce20">
            <text:p>IDtoAviobook</text:p>
          </table:table-cell>
          <table:table-cell office:value-type="date" office:date-value="2025-04-02T08:43:55" table:style-name="ce14">
            <text:p>4/2/25 08:43 AM</text:p>
          </table:table-cell>
          <table:table-cell office:value-type="date" office:date-value="2025-04-02T09:00:00" table:style-name="ce14">
            <text:p>4/2/25 09:00 AM</text:p>
          </table:table-cell>
          <table:table-cell office:value-type="string" table:style-name="ce13">
            <text:p>Worked on IDtoAviobookPrelive driver testing with the Aviobook team. Deployed the latest production driver and executed the initial migration for Aviobook.</text:p>
          </table:table-cell>
          <table:table-cell table:style-name="ce23"/>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86833333340473495" table:style-name="ce4">
            <text:p>0.868</text:p>
          </table:table-cell>
          <table:table-cell office:value-type="string" table:style-name="ce20">
            <text:p>IDtoMiro</text:p>
          </table:table-cell>
          <table:table-cell office:value-type="date" office:date-value="2025-04-02T09:00:00" table:style-name="ce14">
            <text:p>4/2/25 09:00 AM</text:p>
          </table:table-cell>
          <table:table-cell office:value-type="date" office:date-value="2025-04-02T09:52:06" table:style-name="ce14">
            <text:p>4/2/25 09:52 AM</text:p>
          </table:table-cell>
          <table:table-cell office:value-type="string" table:style-name="ce13">
            <text:p>Meeting with Arvin Kamau discussing next steps on the IDtoMiro driver. Documented summary and next steps from the call.</text:p>
          </table:table-cell>
          <table:table-cell table:style-name="ce23"/>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11749999987659999" table:style-name="ce4">
            <text:p>0.117</text:p>
          </table:table-cell>
          <table:table-cell office:value-type="string" table:style-name="ce20">
            <text:p>mtg-daily</text:p>
          </table:table-cell>
          <table:table-cell office:value-type="date" office:date-value="2025-04-02T09:52:06" table:style-name="ce14">
            <text:p>4/2/25 09:52 AM</text:p>
          </table:table-cell>
          <table:table-cell office:value-type="date" office:date-value="2025-04-02T09:59:09" table:style-name="ce14">
            <text:p>4/2/25 09:59 AM</text:p>
          </table:table-cell>
          <table:table-cell office:value-type="string" table:style-name="ce13">
            <text:p>#</text:p>
          </table:table-cell>
          <table:table-cell table:style-name="ce23"/>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1.5486111111240499" table:style-name="ce4">
            <text:p>1.549</text:p>
          </table:table-cell>
          <table:table-cell office:value-type="string" table:style-name="ce20">
            <text:p>IDtoMiro</text:p>
          </table:table-cell>
          <table:table-cell office:value-type="date" office:date-value="2025-04-02T09:59:09" table:style-name="ce14">
            <text:p>4/2/25 09:59 AM</text:p>
          </table:table-cell>
          <table:table-cell office:value-type="date" office:date-value="2025-04-02T11:32:04" table:style-name="ce14">
            <text:p>4/2/25 11:32 AM</text:p>
          </table:table-cell>
          <table:table-cell office:value-type="string" table:style-name="ce13">
            <text:p>#</text:p>
          </table:table-cell>
          <table:table-cell table:style-name="ce23"/>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83027777785901002" table:style-name="ce4">
            <text:p>0.830</text:p>
          </table:table-cell>
          <table:table-cell office:value-type="string" table:style-name="ce20">
            <text:p>IDtoAviobook</text:p>
          </table:table-cell>
          <table:table-cell office:value-type="date" office:date-value="2025-04-02T12:03:07" table:style-name="ce14">
            <text:p>4/2/25 12:03 PM</text:p>
          </table:table-cell>
          <table:table-cell office:value-type="date" office:date-value="2025-04-02T12:52:56" table:style-name="ce14">
            <text:p>4/2/25 12:52 PM</text:p>
          </table:table-cell>
          <table:table-cell office:value-type="string" table:style-name="ce13">
            <text:p># prelive testing</text:p>
          </table:table-cell>
          <table:table-cell table:style-name="ce23"/>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70916666672564999" table:style-name="ce4">
            <text:p>0.709</text:p>
          </table:table-cell>
          <table:table-cell office:value-type="string" table:style-name="ce20">
            <text:p>IDtoAviobook</text:p>
          </table:table-cell>
          <table:table-cell office:value-type="date" office:date-value="2025-04-02T16:13:08" table:style-name="ce14">
            <text:p>4/2/25 04:13 PM</text:p>
          </table:table-cell>
          <table:table-cell office:value-type="date" office:date-value="2025-04-02T16:55:41" table:style-name="ce14">
            <text:p>4/2/25 04:55 PM</text:p>
          </table:table-cell>
          <table:table-cell office:value-type="string" table:style-name="ce13">
            <text:p># PROD DEPLOY - found and fixed enviornments.yml bug</text:p>
          </table:table-cell>
          <table:table-cell table:style-name="ce23"/>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1.62805555562954" table:style-name="ce4">
            <text:p>1.628</text:p>
          </table:table-cell>
          <table:table-cell office:value-type="string" table:style-name="ce20">
            <text:p>IDtoAviobook</text:p>
          </table:table-cell>
          <table:table-cell office:value-type="date" office:date-value="2025-04-02T16:55:41" table:style-name="ce14">
            <text:p>4/2/25 04:55 PM</text:p>
          </table:table-cell>
          <table:table-cell office:value-type="date" office:date-value="2025-04-02T18:33:22" table:style-name="ce14">
            <text:p>4/2/25 06:33 PM</text:p>
          </table:table-cell>
          <table:table-cell office:value-type="string" table:style-name="ce13">
            <text:p>#</text:p>
          </table:table-cell>
          <table:table-cell table:style-name="ce23"/>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43222222215263201" table:style-name="ce4">
            <text:p>0.432</text:p>
          </table:table-cell>
          <table:table-cell office:value-type="string" table:style-name="ce20">
            <text:p>IDtoAviobook</text:p>
          </table:table-cell>
          <table:table-cell office:value-type="date" office:date-value="2025-04-02T18:33:22" table:style-name="ce14">
            <text:p>4/2/25 06:33 PM</text:p>
          </table:table-cell>
          <table:table-cell office:value-type="date" office:date-value="2025-04-02T18:59:18" table:style-name="ce14">
            <text:p>4/2/25 06:59 PM</text:p>
          </table:table-cell>
          <table:table-cell office:value-type="string" table:style-name="ce13">
            <text:p>#</text:p>
          </table:table-cell>
          <table:table-cell table:style-name="ce23"/>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645000000076834" table:style-name="ce4">
            <text:p>0.645</text:p>
          </table:table-cell>
          <table:table-cell office:value-type="string" table:style-name="ce20">
            <text:p>IDtoAviobook</text:p>
          </table:table-cell>
          <table:table-cell office:value-type="date" office:date-value="2025-04-02T22:21:18" table:style-name="ce14">
            <text:p>4/2/25 10:21 PM</text:p>
          </table:table-cell>
          <table:table-cell office:value-type="date" office:date-value="2025-04-02T23:00:00" table:style-name="ce14">
            <text:p>4/2/25 11:00 PM</text:p>
          </table:table-cell>
          <table:table-cell office:value-type="string" table:style-name="ce13">
            <text:p>Monitroing of aviobook</text:p>
          </table:table-cell>
          <table:table-cell table:style-name="ce23"/>
          <table:table-cell table:number-columns-repeated="16375"/>
        </table:table-row>
        <table:table-row table:style-name="ro4" table:visibility="collapse">
          <table:table-cell office:value-type="float" office:value="909" table:style-name="ce17">
            <text:p>909</text:p>
          </table:table-cell>
          <table:table-cell table:style-name="ce19"/>
          <table:table-cell table:style-name="ce4"/>
          <table:table-cell office:value-type="string" table:style-name="ce4">
            <text:p>---</text:p>
          </table:table-cell>
          <table:table-cell office:value-type="string" table:style-name="ce20">
            <text:p>FTO for Holly</text:p>
          </table:table-cell>
          <table:table-cell table:number-columns-repeated="2" table:style-name="ce14"/>
          <table:table-cell table:style-name="ce13"/>
          <table:table-cell table:style-name="ce23"/>
          <table:table-cell table:number-columns-repeated="16375"/>
        </table:table-row>
        <table:table-row table:number-rows-repeated="2" table:style-name="ro4" table:visibility="collapse">
          <table:table-cell office:value-type="float" office:value="909" table:style-name="ce17">
            <text:p>909</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09" table:style-name="ce17">
            <text:p>909</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table:style-name="ce4"/>
          <table:table-cell office:value-type="string" table:style-name="ce4">
            <text:p>---</text:p>
          </table:table-cell>
          <table:table-cell table:style-name="ce20"/>
          <table:table-cell table:style-name="ce14"/>
          <table:table-cell table:style-name="ce24"/>
          <table:table-cell table:style-name="ce13"/>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number-rows-repeated="2" table:style-name="ro4" table:visibility="collapse">
          <table:table-cell office:value-type="float" office:value="909" table:style-name="ce17">
            <text:p>909</text:p>
          </table:table-cell>
          <table:table-cell table:style-name="ce19"/>
          <table:table-cell table:style-name="ce4"/>
          <table:table-cell office:value-type="string"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9" table:style-name="ce17">
            <text:p>909</text:p>
          </table:table-cell>
          <table:table-cell office:value-type="float" office:value="7.75" table:style-name="ce19">
            <text:p>7.750</text:p>
          </table:table-cell>
          <table:table-cell office:value-type="float" office:value="7.6269444444333203" table:style-name="ce4">
            <text:p>7.627</text:p>
          </table:table-cell>
          <table:table-cell office:value-type="string" table:style-name="ce4">
            <text:p>---</text:p>
          </table:table-cell>
          <table:table-cell office:value-type="date" office:date-value="2025-04-03T00:00:00" table:style-name="ce20">
            <text:p>3-Apr</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59666666679549996" table:style-name="ce4">
            <text:p>0.597</text:p>
          </table:table-cell>
          <table:table-cell office:value-type="string" table:style-name="ce20">
            <text:p>IDtoAviobook</text:p>
          </table:table-cell>
          <table:table-cell office:value-type="date" office:date-value="2025-04-03T06:50:00" table:style-name="ce14">
            <text:p>4/3/25 06:50 AM</text:p>
          </table:table-cell>
          <table:table-cell office:value-type="date" office:date-value="2025-04-03T07:25:48" table:style-name="ce14">
            <text:p>4/3/25 07:25 AM</text:p>
          </table:table-cell>
          <table:table-cell office:value-type="string" table:style-name="ce13">
            <text:p>Worked on initial migration for Aviobook.</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21666666667442799" table:style-name="ce4">
            <text:p>0.217</text:p>
          </table:table-cell>
          <table:table-cell office:value-type="string" table:style-name="ce20">
            <text:p>mgt-daily</text:p>
          </table:table-cell>
          <table:table-cell office:value-type="date" office:date-value="2025-04-03T08:30:00" table:style-name="ce14">
            <text:p>4/3/25 08:30 AM</text:p>
          </table:table-cell>
          <table:table-cell office:value-type="date" office:date-value="2025-04-03T08:43:00" table:style-name="ce14">
            <text:p>4/3/25 08:43 AM</text:p>
          </table:table-cell>
          <table:table-cell office:value-type="string" table:style-name="ce13">
            <text:p>Daily meetings with the team. PI planning readout meetings with Cybersecurity. PRB Thursday meeting with Carmen.</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1.16666666662786" table:style-name="ce4">
            <text:p>1.167</text:p>
          </table:table-cell>
          <table:table-cell office:value-type="string" table:style-name="ce20">
            <text:p>mtg-readouts</text:p>
          </table:table-cell>
          <table:table-cell office:value-type="date" office:date-value="2025-04-03T09:20:00" table:style-name="ce14">
            <text:p>4/3/25 09:20 AM</text:p>
          </table:table-cell>
          <table:table-cell office:value-type="date" office:date-value="2025-04-03T10:30:00" table:style-name="ce14">
            <text:p>4/3/25 10:30 A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166666666686069" table:style-name="ce4">
            <text:p>0.167</text:p>
          </table:table-cell>
          <table:table-cell office:value-type="string" table:style-name="ce20">
            <text:p>IDtoEmployeeSvc</text:p>
          </table:table-cell>
          <table:table-cell office:value-type="date" office:date-value="2025-04-03T10:30:00" table:style-name="ce14">
            <text:p>4/3/25 10:30 AM</text:p>
          </table:table-cell>
          <table:table-cell office:value-type="date" office:date-value="2025-04-03T10:40:00" table:style-name="ce14">
            <text:p>4/3/25 10:40 AM</text:p>
          </table:table-cell>
          <table:table-cell office:value-type="string" table:style-name="ce13">
            <text:p>Worked on reporting base roles missing from users in production to the IDtoEmployeeSvc team. Worked on resolving INC6504924, and INC6494247 involving retiree accounts.for the IDtoEmployeeSvc driver. Worked on the error management library.</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301944444479886" table:style-name="ce4">
            <text:p>0.302</text:p>
          </table:table-cell>
          <table:table-cell office:value-type="string" table:style-name="ce20">
            <text:p>IDtoAviobook</text:p>
          </table:table-cell>
          <table:table-cell office:value-type="date" office:date-value="2025-04-03T10:40:00" table:style-name="ce14">
            <text:p>4/3/25 10:40 AM</text:p>
          </table:table-cell>
          <table:table-cell office:value-type="date" office:date-value="2025-04-03T10:58:07" table:style-name="ce14">
            <text:p>4/3/25 10:58 AM</text:p>
          </table:table-cell>
          <table:table-cell office:value-type="string" table:style-name="ce13">
            <text:p>Worked on closing INC6508429 due to initial migration.</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84972222213400495" table:style-name="ce4">
            <text:p>0.850</text:p>
          </table:table-cell>
          <table:table-cell office:value-type="string" table:style-name="ce20">
            <text:p>IDtoEmployeeSvc</text:p>
          </table:table-cell>
          <table:table-cell office:value-type="date" office:date-value="2025-04-03T10:58:07" table:style-name="ce14">
            <text:p>4/3/25 10:58 AM</text:p>
          </table:table-cell>
          <table:table-cell office:value-type="date" office:date-value="2025-04-03T11:49:06" table:style-name="ce14">
            <text:p>4/3/25 11:49 AM</text:p>
          </table:table-cell>
          <table:table-cell office:value-type="string" table:style-name="ce13">
            <text:p># - priortizing next work</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7505555555108" table:style-name="ce4">
            <text:p>0.751</text:p>
          </table:table-cell>
          <table:table-cell office:value-type="string" table:style-name="ce20">
            <text:p>IDtoEmployeeSvc</text:p>
          </table:table-cell>
          <table:table-cell office:value-type="date" office:date-value="2025-04-03T12:12:53" table:style-name="ce14">
            <text:p>4/3/25 12:12 PM</text:p>
          </table:table-cell>
          <table:table-cell office:value-type="date" office:date-value="2025-04-03T12:57:55" table:style-name="ce14">
            <text:p>4/3/25 12:57 P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60361111111706101" table:style-name="ce4">
            <text:p>0.604</text:p>
          </table:table-cell>
          <table:table-cell office:value-type="string" table:style-name="ce20">
            <text:p>mtg-PRB</text:p>
          </table:table-cell>
          <table:table-cell office:value-type="date" office:date-value="2025-04-03T12:57:55" table:style-name="ce14">
            <text:p>4/3/25 12:57 PM</text:p>
          </table:table-cell>
          <table:table-cell office:value-type="date" office:date-value="2025-04-03T13:34:08" table:style-name="ce14">
            <text:p>4/3/25 01:34 PM</text:p>
          </table:table-cell>
          <table:table-cell office:value-type="string" table:style-name="ce13">
            <text:p># Meeting with Carmen Alvarez to discuss driver walkthroughs, PRBs, and open INCs assigned to team members.</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166666666686069" table:style-name="ce4">
            <text:p>0.167</text:p>
          </table:table-cell>
          <table:table-cell office:value-type="string" table:style-name="ce20">
            <text:p>IDtoEmployeeSvc</text:p>
          </table:table-cell>
          <table:table-cell office:value-type="date" office:date-value="2025-04-03T13:34:08" table:style-name="ce14">
            <text:p>4/3/25 01:34 PM</text:p>
          </table:table-cell>
          <table:table-cell office:value-type="date" office:date-value="2025-04-03T13:44:08" table:style-name="ce14">
            <text:p>4/3/25 01:44 P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8.3333333255723105E-2" table:style-name="ce4">
            <text:p>0.083</text:p>
          </table:table-cell>
          <table:table-cell office:value-type="string" table:style-name="ce20">
            <text:p>IDtoEmployeeSvc</text:p>
          </table:table-cell>
          <table:table-cell office:value-type="date" office:date-value="2025-04-03T14:13:29" table:style-name="ce14">
            <text:p>4/3/25 02:13 PM</text:p>
          </table:table-cell>
          <table:table-cell office:value-type="date" office:date-value="2025-04-03T14:18:29" table:style-name="ce14">
            <text:p>4/3/25 02:18 PM</text:p>
          </table:table-cell>
          <table:table-cell office:value-type="string" table:style-name="ce13">
            <text:p>#error library</text:p>
          </table:table-cell>
          <table:table-cell table:style-name="ce18"/>
          <table:table-cell table:number-columns-repeated="16375"/>
        </table:table-row>
        <table:table-row table:style-name="ro6"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52555555565049905" table:style-name="ce4">
            <text:p>0.526</text:p>
          </table:table-cell>
          <table:table-cell office:value-type="string" table:style-name="ce20">
            <text:p>IDtoAltea</text:p>
          </table:table-cell>
          <table:table-cell office:value-type="date" office:date-value="2025-04-03T14:18:29" table:style-name="ce14">
            <text:p>4/3/25 02:18 PM</text:p>
          </table:table-cell>
          <table:table-cell office:value-type="date" office:date-value="2025-04-03T14:50:01" table:style-name="ce14">
            <text:p>4/3/25 02:50 PM</text:p>
          </table:table-cell>
          <table:table-cell office:value-type="string" table:style-name="ce13">
            <text:p>Worked on issue resolution with Joe on the IDtoAltea driver.</text:p>
          </table:table-cell>
          <table:table-cell office:value-type="string" table:style-name="ce18">
            <text:p>Discussing the removal of the last office ID on a user: if it was a supplemental office ID, an error occurs.</text:p>
          </table:table-cell>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15972222218988499" table:style-name="ce4">
            <text:p>0.160</text:p>
          </table:table-cell>
          <table:table-cell office:value-type="string" table:style-name="ce20">
            <text:p>IDtoAltea</text:p>
          </table:table-cell>
          <table:table-cell office:value-type="date" office:date-value="2025-04-03T14:50:01" table:style-name="ce14">
            <text:p>4/3/25 02:50 PM</text:p>
          </table:table-cell>
          <table:table-cell office:value-type="date" office:date-value="2025-04-03T14:59:36" table:style-name="ce14">
            <text:p>4/3/25 02:59 PM</text:p>
          </table:table-cell>
          <table:table-cell office:value-type="string" table:style-name="ce13">
            <text:p>#studying tests to see if we have a removal of the last supplo office id</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1.69666666671401" table:style-name="ce4">
            <text:p>1.697</text:p>
          </table:table-cell>
          <table:table-cell office:value-type="string" table:style-name="ce20">
            <text:p>IDtoMiro</text:p>
          </table:table-cell>
          <table:table-cell office:value-type="date" office:date-value="2025-04-03T14:59:36" table:style-name="ce14">
            <text:p>4/3/25 02:59 PM</text:p>
          </table:table-cell>
          <table:table-cell office:value-type="date" office:date-value="2025-04-03T16:41:24" table:style-name="ce14">
            <text:p>4/3/25 04:41 PM</text:p>
          </table:table-cell>
          <table:table-cell office:value-type="string" table:style-name="ce13">
            <text:p>Worked on the design for exposing teams in MyAccess and creating stories for the IDtoMiro driver.</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34249999991152402" table:style-name="ce4">
            <text:p>0.342</text:p>
          </table:table-cell>
          <table:table-cell office:value-type="string" table:style-name="ce20">
            <text:p>IDtoEmployeeSvc</text:p>
          </table:table-cell>
          <table:table-cell office:value-type="date" office:date-value="2025-04-03T16:41:24" table:style-name="ce14">
            <text:p>4/3/25 04:41 PM</text:p>
          </table:table-cell>
          <table:table-cell office:value-type="date" office:date-value="2025-04-03T17:01:57" table:style-name="ce14">
            <text:p>4/3/25 05:01 PM</text:p>
          </table:table-cell>
          <table:table-cell office:value-type="string" table:style-name="ce13">
            <text:p>#looking at 660 users</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9" table:style-name="ce17">
            <text:p>909</text:p>
          </table:table-cell>
          <table:table-cell office:value-type="float" office:value="8.75" table:style-name="ce19">
            <text:p>8.750</text:p>
          </table:table-cell>
          <table:table-cell office:value-type="float" office:value="8.6613888888386992" table:style-name="ce4">
            <text:p>8.661</text:p>
          </table:table-cell>
          <table:table-cell office:value-type="string" table:style-name="ce4">
            <text:p>---</text:p>
          </table:table-cell>
          <table:table-cell office:value-type="date" office:date-value="2025-04-04T00:00:00" table:style-name="ce20">
            <text:p>4-Apr</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613611111184582" table:style-name="ce4">
            <text:p>0.614</text:p>
          </table:table-cell>
          <table:table-cell office:value-type="string" table:style-name="ce20">
            <text:p>IDtoEmployeeSvc</text:p>
          </table:table-cell>
          <table:table-cell office:value-type="date" office:date-value="2025-04-04T07:54:04" table:style-name="ce14">
            <text:p>4/4/25 07:54 AM</text:p>
          </table:table-cell>
          <table:table-cell office:value-type="date" office:date-value="2025-04-04T08:30:53" table:style-name="ce14">
            <text:p>4/4/25 08:30 AM</text:p>
          </table:table-cell>
          <table:table-cell office:value-type="string" table:style-name="ce26">
            <text:p>Worked on resolving INC6511199 for IDtoEmployeeSvc with Logini.</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26388888875953898" table:style-name="ce4">
            <text:p>0.264</text:p>
          </table:table-cell>
          <table:table-cell office:value-type="string" table:style-name="ce20">
            <text:p>mtg-Daily</text:p>
          </table:table-cell>
          <table:table-cell office:value-type="date" office:date-value="2025-04-04T08:30:53" table:style-name="ce14">
            <text:p>4/4/25 08:30 AM</text:p>
          </table:table-cell>
          <table:table-cell office:value-type="date" office:date-value="2025-04-04T08:46:43" table:style-name="ce14">
            <text:p>4/4/25 08:46 AM</text:p>
          </table:table-cell>
          <table:table-cell office:value-type="string" table:style-name="ce13">
            <text:p>Daily meetings with the team.</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47944444458698898" table:style-name="ce4">
            <text:p>0.479</text:p>
          </table:table-cell>
          <table:table-cell office:value-type="string" table:style-name="ce20">
            <text:p>IDtoEmployeeSvc</text:p>
          </table:table-cell>
          <table:table-cell office:value-type="date" office:date-value="2025-04-04T08:46:43" table:style-name="ce14">
            <text:p>4/4/25 08:46 AM</text:p>
          </table:table-cell>
          <table:table-cell office:value-type="date" office:date-value="2025-04-04T09:15:29" table:style-name="ce14">
            <text:p>4/4/25 09:15 A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241944444424007" table:style-name="ce4">
            <text:p>0.242</text:p>
          </table:table-cell>
          <table:table-cell office:value-type="string" table:style-name="ce20">
            <text:p>IDtoEmployeeSvc</text:p>
          </table:table-cell>
          <table:table-cell office:value-type="date" office:date-value="2025-04-04T09:15:29" table:style-name="ce14">
            <text:p>4/4/25 09:15 AM</text:p>
          </table:table-cell>
          <table:table-cell office:value-type="date" office:date-value="2025-04-04T09:30:00" table:style-name="ce14">
            <text:p>4/4/25 09:30 A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49999999988358501" table:style-name="ce4">
            <text:p>0.500</text:p>
          </table:table-cell>
          <table:table-cell office:value-type="string" table:style-name="ce20">
            <text:p>mtg-Daily</text:p>
          </table:table-cell>
          <table:table-cell office:value-type="date" office:date-value="2025-04-04T09:30:00" table:style-name="ce14">
            <text:p>4/4/25 09:30 AM</text:p>
          </table:table-cell>
          <table:table-cell office:value-type="date" office:date-value="2025-04-04T10:00:00" table:style-name="ce14">
            <text:p>4/4/25 10:00 A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1.0652777777868301" table:style-name="ce4">
            <text:p>1.065</text:p>
          </table:table-cell>
          <table:table-cell office:value-type="string" table:style-name="ce20">
            <text:p>IDtoEmployeeSvc</text:p>
          </table:table-cell>
          <table:table-cell office:value-type="date" office:date-value="2025-04-04T10:00:00" table:style-name="ce14">
            <text:p>4/4/25 10:00 AM</text:p>
          </table:table-cell>
          <table:table-cell office:value-type="date" office:date-value="2025-04-04T11:03:55" table:style-name="ce14">
            <text:p>4/4/25 11:03 AM</text:p>
          </table:table-cell>
          <table:table-cell office:value-type="string" table:style-name="ce13">
            <text:p># I made a change to veto prehires November 2024; this caused confusion</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1.3741666667629" table:style-name="ce4">
            <text:p>1.374</text:p>
          </table:table-cell>
          <table:table-cell office:value-type="string" table:style-name="ce20">
            <text:p>IDtoMiro</text:p>
          </table:table-cell>
          <table:table-cell office:value-type="date" office:date-value="2025-04-04T11:03:55" table:style-name="ce14">
            <text:p>4/4/25 11:03 AM</text:p>
          </table:table-cell>
          <table:table-cell office:value-type="date" office:date-value="2025-04-04T12:26:22" table:style-name="ce14">
            <text:p>4/4/25 12:26 PM</text:p>
          </table:table-cell>
          <table:table-cell office:value-type="string" table:style-name="ce13">
            <text:p>Worked on creating 6 new stories for the work requested by the IDtoMiro app owner.</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28861111099831799" table:style-name="ce4">
            <text:p>0.289</text:p>
          </table:table-cell>
          <table:table-cell office:value-type="string" table:style-name="ce20">
            <text:p>IDtoMiro</text:p>
          </table:table-cell>
          <table:table-cell office:value-type="date" office:date-value="2025-04-04T12:26:22" table:style-name="ce14">
            <text:p>4/4/25 12:26 PM</text:p>
          </table:table-cell>
          <table:table-cell office:value-type="date" office:date-value="2025-04-04T12:43:41" table:style-name="ce14">
            <text:p>4/4/25 12:43 PM</text:p>
          </table:table-cell>
          <table:table-cell office:value-type="string" table:style-name="ce13">
            <text:p>#finished creating new stories, and about 15 mins of gitlab approval work.</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45305555564118599" table:style-name="ce4">
            <text:p>0.453</text:p>
          </table:table-cell>
          <table:table-cell office:value-type="string" table:style-name="ce20">
            <text:p>IDtoMiro</text:p>
          </table:table-cell>
          <table:table-cell office:value-type="date" office:date-value="2025-04-04T13:30:00" table:style-name="ce14">
            <text:p>4/4/25 01:30 PM</text:p>
          </table:table-cell>
          <table:table-cell office:value-type="date" office:date-value="2025-04-04T13:57:11" table:style-name="ce14">
            <text:p>4/4/25 01:57 PM</text:p>
          </table:table-cell>
          <table:table-cell office:value-type="string" table:style-name="ce13">
            <text:p># Reivewing options to detect team/group admin status.</text:p>
          </table:table-cell>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407222222071141" table:style-name="ce4">
            <text:p>0.407</text:p>
          </table:table-cell>
          <table:table-cell office:value-type="string" table:style-name="ce25">
            <text:p>IDtoAutocrib</text:p>
          </table:table-cell>
          <table:table-cell office:value-type="date" office:date-value="2025-04-04T13:57:11" table:style-name="ce14">
            <text:p>4/4/25 01:57 PM</text:p>
          </table:table-cell>
          <table:table-cell office:value-type="date" office:date-value="2025-04-04T14:21:37" table:style-name="ce14">
            <text:p>4/4/25 02:21 PM</text:p>
          </table:table-cell>
          <table:table-cell office:value-type="string" table:style-name="ce13">
            <text:p>Meeting with Akilan to discuss how MyAccess can expose 6 roles among 12 locations for the IDtoAutocrib driver.</text:p>
          </table:table-cell>
          <table:table-cell table:style-name="ce18"/>
          <table:table-cell table:number-columns-repeated="16375"/>
        </table:table-row>
        <table:table-row table:style-name="ro7"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166666666686069" table:style-name="ce4">
            <text:p>0.167</text:p>
          </table:table-cell>
          <table:table-cell office:value-type="string" table:style-name="ce25">
            <text:p>swa-scim-connector</text:p>
          </table:table-cell>
          <table:table-cell office:value-type="date" office:date-value="2025-04-04T14:21:37" table:style-name="ce14">
            <text:p>4/4/25 02:21 PM</text:p>
          </table:table-cell>
          <table:table-cell office:value-type="date" office:date-value="2025-04-04T14:31:37" table:style-name="ce14">
            <text:p>4/4/25 02:31 PM</text:p>
          </table:table-cell>
          <table:table-cell office:value-type="string" table:style-name="ce13">
            <text:p>Worked on the swa-rest-connector issue resolution with Gokul. Published new version for Gokul to use.</text:p>
          </table:table-cell>
          <table:table-cell office:value-type="string" table:style-name="ce18">
            <text:p>I had added a check on the SCIM Payload result to confirm it had between 2 and 6 entries, but this is insufficient; I’m adding a better validation to check for the ListResponse schema. We also needed to add the ability to validate full arrays, so that's added now.</text:p>
          </table:table-cell>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2.0841666666674401" table:style-name="ce4">
            <text:p>2.084</text:p>
          </table:table-cell>
          <table:table-cell office:value-type="string" table:style-name="ce25">
            <text:p>swa-scim-connector</text:p>
          </table:table-cell>
          <table:table-cell office:value-type="date" office:date-value="2025-04-04T14:31:37" table:style-name="ce14">
            <text:p>4/4/25 02:31 PM</text:p>
          </table:table-cell>
          <table:table-cell office:value-type="date" office:date-value="2025-04-04T16:36:40" table:style-name="ce14">
            <text:p>4/4/25 04:36 PM</text:p>
          </table:table-cell>
          <table:table-cell table:style-name="ce13"/>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138055555522442" table:style-name="ce4">
            <text:p>0.138</text:p>
          </table:table-cell>
          <table:table-cell office:value-type="string" table:style-name="ce20">
            <text:p>IDtoEmployeeSvc</text:p>
          </table:table-cell>
          <table:table-cell office:value-type="date" office:date-value="2025-04-04T16:36:40" table:style-name="ce14">
            <text:p>4/4/25 04:36 PM</text:p>
          </table:table-cell>
          <table:table-cell office:value-type="date" office:date-value="2025-04-04T16:44:57" table:style-name="ce14">
            <text:p>4/4/25 04:44 PM</text:p>
          </table:table-cell>
          <table:table-cell table:style-name="ce13"/>
          <table:table-cell table:style-name="ce18"/>
          <table:table-cell table:number-columns-repeated="16375"/>
        </table:table-row>
        <table:table-row table:style-name="ro4"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58527777786366597" table:style-name="ce4">
            <text:p>0.585</text:p>
          </table:table-cell>
          <table:table-cell office:value-type="string" table:style-name="ce25">
            <text:p>swa-scim-connector</text:p>
          </table:table-cell>
          <table:table-cell office:value-type="date" office:date-value="2025-04-04T16:44:57" table:style-name="ce14">
            <text:p>4/4/25 04:44 PM</text:p>
          </table:table-cell>
          <table:table-cell office:value-type="date" office:date-value="2025-04-04T17:20:04" table:style-name="ce14">
            <text:p>4/4/25 05:20 PM</text:p>
          </table:table-cell>
          <table:table-cell table:style-name="ce13"/>
          <table:table-cell table:style-name="ce18"/>
          <table:table-cell table:number-columns-repeated="16375"/>
        </table:table-row>
        <table:table-row table:number-rows-repeated="3" table:style-name="ro4" table:visibility="collapse">
          <table:table-cell office:value-type="float" office:value="909" table:style-name="ce17">
            <text:p>909</text:p>
          </table:table-cell>
          <table:table-cell table:style-name="ce19"/>
          <table:table-cell table:style-name="ce4"/>
          <table:table-cell office:value-type="string"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3" table:visibility="collapse">
          <table:table-cell office:value-type="float" office:value="910" table:style-name="ce17">
            <text:p>910</text:p>
          </table:table-cell>
          <table:table-cell table:style-name="ce12"/>
          <table:table-cell office:value-type="string" table:style-name="ce4">
            <text:p>****************</text:p>
          </table:table-cell>
          <table:table-cell table:style-name="ce5"/>
          <table:table-cell table:number-columns-spanned="2" table:number-rows-spanned="3" table:style-name="ce47"/>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0" table:style-name="ce17">
            <text:p>910</text:p>
          </table:table-cell>
          <table:table-cell table:style-name="ce12"/>
          <table:table-cell office:value-type="string" table:style-name="ce4">
            <text:p>****************</text:p>
          </table:table-cell>
          <table:table-cell table:style-name="ce5"/>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0" table:style-name="ce17">
            <text:p>910</text:p>
          </table:table-cell>
          <table:table-cell table:style-name="ce19"/>
          <table:table-cell office:value-type="string" table:style-name="ce4">
            <text:p>****************</text:p>
          </table:table-cell>
          <table:table-cell table:style-name="ce5"/>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0" table:style-name="ce17">
            <text:p>910</text:p>
          </table:table-cell>
          <table:table-cell table:style-name="ce19"/>
          <table:table-cell office:value-type="string" table:style-name="ce4">
            <text:p>****************</text:p>
          </table:table-cell>
          <table:table-cell table:style-name="ce5"/>
          <table:table-cell table:style-name="ce13"/>
          <table:table-cell table:number-columns-repeated="2" table:style-name="ce14"/>
          <table:table-cell table:style-name="ce13"/>
          <table:table-cell table:style-name="ce18"/>
          <table:table-cell table:number-columns-repeated="16375"/>
        </table:table-row>
        <table:table-row table:number-rows-repeated="2" table:style-name="ro3" table:visibility="collapse">
          <table:table-cell office:value-type="float" office:value="910" table:style-name="ce17">
            <text:p>910</text:p>
          </table:table-cell>
          <table:table-cell table:style-name="ce19"/>
          <table:table-cell office:value-type="string" table:style-name="ce4">
            <text:p>****************</text:p>
          </table:table-cell>
          <table:table-cell table:style-name="ce5"/>
          <table:table-cell table:style-name="ce13"/>
          <table:table-cell table:style-name="ce4"/>
          <table:table-cell table:style-name="ce14"/>
          <table:table-cell table:style-name="ce13"/>
          <table:table-cell table:style-name="ce18"/>
          <table:table-cell table:number-columns-repeated="16375"/>
        </table:table-row>
        <table:table-row table:style-name="ro3" table:visibility="collapse">
          <table:table-cell office:value-type="float" office:value="910" table:style-name="ce17">
            <text:p>910</text:p>
          </table:table-cell>
          <table:table-cell table:style-name="ce12"/>
          <table:table-cell office:value-type="string" table:style-name="ce4">
            <text:p>****************</text:p>
          </table:table-cell>
          <table:table-cell table:style-name="ce5"/>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10" table:style-name="ce17">
            <text:p>910</text:p>
          </table:table-cell>
          <table:table-cell table:style-name="ce12"/>
          <table:table-cell office:value-type="string" table:style-name="ce4">
            <text:p>BILLED</text:p>
          </table:table-cell>
          <table:table-cell table:style-name="ce4"/>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0" table:style-name="ce17">
            <text:p>910</text:p>
          </table:table-cell>
          <table:table-cell office:value-type="float" office:value="9" table:style-name="ce19">
            <text:p>9.000</text:p>
          </table:table-cell>
          <table:table-cell office:value-type="float" office:value="8.9477777777938208" table:style-name="ce4">
            <text:p>8.948</text:p>
          </table:table-cell>
          <table:table-cell table:style-name="ce4"/>
          <table:table-cell office:value-type="date" office:date-value="2025-04-07T00:00:00" table:style-name="ce20">
            <text:p>7-Apr</text:p>
          </table:table-cell>
          <table:table-cell table:number-columns-repeated="2" table:style-name="ce14"/>
          <table:table-cell table:style-name="ce21"/>
          <table:table-cell table:style-name="ce18"/>
          <table:table-cell table:number-columns-repeated="16375"/>
        </table:table-row>
        <table:table-row table:style-name="ro6"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63444444432389002" table:style-name="ce4">
            <text:p>0.634</text:p>
          </table:table-cell>
          <table:table-cell office:value-type="string" table:style-name="ce22">
            <text:p>IDtoMiro</text:p>
          </table:table-cell>
          <table:table-cell office:value-type="date" office:date-value="2025-04-07T07:50:00" table:style-name="ce14">
            <text:p>4/7/25 07:50 AM</text:p>
          </table:table-cell>
          <table:table-cell office:value-type="date" office:date-value="2025-04-07T08:28:04" table:style-name="ce14">
            <text:p>4/7/25 08:28 AM</text:p>
          </table:table-cell>
          <table:table-cell office:value-type="string" table:style-name="ce21">
            <text:p>Worked on team admin discovery through the SCIM API for the IDtoMiro driver.</text:p>
          </table:table-cell>
          <table:table-cell office:value-type="string" table:style-name="ce18">
            <text:p>I found the SCIM api does not currently expose these . . We'll need to find another option for team joining approvals.</text:p>
          </table:table-cell>
          <table:table-cell table:number-columns-repeated="16375"/>
        </table:table-row>
        <table:table-row table:style-name="ro4"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35888888896443" table:style-name="ce4">
            <text:p>0.359</text:p>
          </table:table-cell>
          <table:table-cell office:value-type="string" table:style-name="ce21">
            <text:p>mtg-daily</text:p>
          </table:table-cell>
          <table:table-cell office:value-type="date" office:date-value="2025-04-07T08:28:04" table:style-name="ce14">
            <text:p>4/7/25 08:28 AM</text:p>
          </table:table-cell>
          <table:table-cell office:value-type="date" office:date-value="2025-04-07T08:49:36" table:style-name="ce14">
            <text:p>4/7/25 08:49 AM</text:p>
          </table:table-cell>
          <table:table-cell office:value-type="string" table:style-name="ce22">
            <text:p>Daily meetings with the team. Weekly EE sync up.</text:p>
          </table:table-cell>
          <table:table-cell table:style-name="ce18"/>
          <table:table-cell table:number-columns-repeated="16375"/>
        </table:table-row>
        <table:table-row table:style-name="ro4"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38694444444263398" table:style-name="ce4">
            <text:p>0.387</text:p>
          </table:table-cell>
          <table:table-cell office:value-type="string" table:style-name="ce22">
            <text:p>IDtoMiro</text:p>
          </table:table-cell>
          <table:table-cell office:value-type="date" office:date-value="2025-04-07T08:49:36" table:style-name="ce14">
            <text:p>4/7/25 08:49 AM</text:p>
          </table:table-cell>
          <table:table-cell office:value-type="date" office:date-value="2025-04-07T09:12:49" table:style-name="ce14">
            <text:p>4/7/25 09:12 AM</text:p>
          </table:table-cell>
          <table:table-cell office:value-type="string" table:style-name="ce21">
            <text:p>Worked on resolving confusion around admin gui and API differences.</text:p>
          </table:table-cell>
          <table:table-cell office:value-type="string" table:style-name="ce18">
            <text:p>GUI and API show different nubmers occasionally . .need to nail this down.</text:p>
          </table:table-cell>
          <table:table-cell table:number-columns-repeated="16375"/>
        </table:table-row>
        <table:table-row table:style-name="ro4"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28638888895511599" table:style-name="ce4">
            <text:p>0.286</text:p>
          </table:table-cell>
          <table:table-cell office:value-type="string" table:style-name="ce21">
            <text:p>IDtoEmployeeSvc</text:p>
          </table:table-cell>
          <table:table-cell office:value-type="date" office:date-value="2025-04-07T09:12:49" table:style-name="ce14">
            <text:p>4/7/25 09:12 AM</text:p>
          </table:table-cell>
          <table:table-cell office:value-type="date" office:date-value="2025-04-07T09:30:00" table:style-name="ce14">
            <text:p>4/7/25 09:30 AM</text:p>
          </table:table-cell>
          <table:table-cell office:value-type="string" table:style-name="ce21">
            <text:p>Worked on the error response library for the IDtoEmployeeSvc driver.</text:p>
          </table:table-cell>
          <table:table-cell table:style-name="ce18"/>
          <table:table-cell table:number-columns-repeated="16375"/>
        </table:table-row>
        <table:table-row table:style-name="ro4"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49999999988358501" table:style-name="ce4">
            <text:p>0.500</text:p>
          </table:table-cell>
          <table:table-cell office:value-type="string" table:style-name="ce21">
            <text:p>mtg-daily</text:p>
          </table:table-cell>
          <table:table-cell office:value-type="date" office:date-value="2025-04-07T09:30:00" table:style-name="ce14">
            <text:p>4/7/25 09:30 AM</text:p>
          </table:table-cell>
          <table:table-cell office:value-type="date" office:date-value="2025-04-07T10:00:00" table:style-name="ce14">
            <text:p>4/7/25 10:00 AM</text:p>
          </table:table-cell>
          <table:table-cell office:value-type="string" table:style-name="ce21">
            <text:p>#</text:p>
          </table:table-cell>
          <table:table-cell table:style-name="ce18"/>
          <table:table-cell table:number-columns-repeated="16375"/>
        </table:table-row>
        <table:table-row table:style-name="ro4"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936388888978399" table:style-name="ce4">
            <text:p>0.936</text:p>
          </table:table-cell>
          <table:table-cell office:value-type="string" table:style-name="ce21">
            <text:p>mtg-ee</text:p>
          </table:table-cell>
          <table:table-cell office:value-type="date" office:date-value="2025-04-07T10:00:00" table:style-name="ce14">
            <text:p>4/7/25 10:00 AM</text:p>
          </table:table-cell>
          <table:table-cell office:value-type="date" office:date-value="2025-04-07T10:56:11" table:style-name="ce14">
            <text:p>4/7/25 10:56 AM</text:p>
          </table:table-cell>
          <table:table-cell office:value-type="string" table:style-name="ce21">
            <text:p># ee meeting stephanie presented, manoj directed</text:p>
          </table:table-cell>
          <table:table-cell table:style-name="ce18"/>
          <table:table-cell table:number-columns-repeated="16375"/>
        </table:table-row>
        <table:table-row table:style-name="ro4"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1.48305555561092" table:style-name="ce4">
            <text:p>1.483</text:p>
          </table:table-cell>
          <table:table-cell office:value-type="string" table:style-name="ce21">
            <text:p>IDtoEmployeeSvc</text:p>
          </table:table-cell>
          <table:table-cell office:value-type="date" office:date-value="2025-04-07T10:56:11" table:style-name="ce14">
            <text:p>4/7/25 10:56 AM</text:p>
          </table:table-cell>
          <table:table-cell office:value-type="date" office:date-value="2025-04-07T12:25:10" table:style-name="ce14">
            <text:p>4/7/25 12:25 PM</text:p>
          </table:table-cell>
          <table:table-cell office:value-type="string" table:style-name="ce21">
            <text:p>#</text:p>
          </table:table-cell>
          <table:table-cell table:style-name="ce18"/>
          <table:table-cell table:number-columns-repeated="16375"/>
        </table:table-row>
        <table:table-row table:style-name="ro4"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478888888901565" table:style-name="ce4">
            <text:p>0.479</text:p>
          </table:table-cell>
          <table:table-cell office:value-type="string" table:style-name="ce21">
            <text:p>IDtoMiro</text:p>
          </table:table-cell>
          <table:table-cell office:value-type="date" office:date-value="2025-04-07T13:29:23" table:style-name="ce14">
            <text:p>4/7/25 01:29 PM</text:p>
          </table:table-cell>
          <table:table-cell office:value-type="date" office:date-value="2025-04-07T13:58:07" table:style-name="ce14">
            <text:p>4/7/25 01:58 PM</text:p>
          </table:table-cell>
          <table:table-cell office:value-type="string" table:style-name="ce21">
            <text:p># Respoonding to Arvin rest vs SCIM</text:p>
          </table:table-cell>
          <table:table-cell table:style-name="ce18"/>
          <table:table-cell table:number-columns-repeated="16375"/>
        </table:table-row>
        <table:table-row table:style-name="ro6"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3.8827777777332799" table:style-name="ce4">
            <text:p>3.883</text:p>
          </table:table-cell>
          <table:table-cell office:value-type="string" table:style-name="ce21">
            <text:p>IDtoAutocrib</text:p>
          </table:table-cell>
          <table:table-cell office:value-type="date" office:date-value="2025-04-07T13:58:07" table:style-name="ce14">
            <text:p>4/7/25 01:58 PM</text:p>
          </table:table-cell>
          <table:table-cell office:value-type="date" office:date-value="2025-04-07T17:51:05" table:style-name="ce14">
            <text:p>4/7/25 05:51 PM</text:p>
          </table:table-cell>
          <table:table-cell office:value-type="string" table:style-name="ce21">
            <text:p>Worked on importing AutoCrib users into the Dallas Autocrib site for the IDtoAutocrib driver.</text:p>
          </table:table-cell>
          <table:table-cell office:value-type="string" table:style-name="ce18">
            <text:p>Had a minor fix to do first: needed to add the Dallas swaLocation value to the driver.</text:p>
          </table:table-cell>
          <table:table-cell table:number-columns-repeated="16375"/>
        </table:table-row>
        <table:table-row table:number-rows-repeated="3" table:style-name="ro4" table:visibility="collapse">
          <table:table-cell office:value-type="float" office:value="910" table:style-name="ce17">
            <text:p>910</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number-rows-repeated="5" table:style-name="ro4" table:visibility="collapse">
          <table:table-cell office:value-type="float" office:value="910" table:style-name="ce17">
            <text:p>910</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0" table:style-name="ce17">
            <text:p>910</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0" table:style-name="ce17">
            <text:p>910</text:p>
          </table:table-cell>
          <table:table-cell office:value-type="float" office:value="7.5" table:style-name="ce19">
            <text:p>7.500</text:p>
          </table:table-cell>
          <table:table-cell office:value-type="float" office:value="7.3794444445520604" table:style-name="ce4">
            <text:p>7.379</text:p>
          </table:table-cell>
          <table:table-cell office:value-type="string" table:style-name="ce4">
            <text:p>---</text:p>
          </table:table-cell>
          <table:table-cell office:value-type="date" office:date-value="2025-04-08T00:00:00" table:style-name="ce20">
            <text:p>8-Apr</text:p>
          </table:table-cell>
          <table:table-cell table:number-columns-repeated="2" table:style-name="ce14"/>
          <table:table-cell table:style-name="ce13"/>
          <table:table-cell table:style-name="ce15"/>
          <table:table-cell table:number-columns-repeated="16375"/>
        </table:table-row>
        <table:table-row table:style-name="ro4"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25000000011641499" table:style-name="ce4">
            <text:p>0.250</text:p>
          </table:table-cell>
          <table:table-cell office:value-type="string" table:style-name="ce21">
            <text:p>mtg-daily</text:p>
          </table:table-cell>
          <table:table-cell office:value-type="date" office:date-value="2025-04-08T08:30:00" table:style-name="ce14">
            <text:p>4/8/25 08:30 AM</text:p>
          </table:table-cell>
          <table:table-cell office:value-type="date" office:date-value="2025-04-08T08:45:00" table:style-name="ce14">
            <text:p>4/8/25 08:45 AM</text:p>
          </table:table-cell>
          <table:table-cell office:value-type="string" table:style-name="ce13">
            <text:p>Daily meetings with the team. EE Kanban planning meeting.</text:p>
          </table:table-cell>
          <table:table-cell table:style-name="ce15"/>
          <table:table-cell table:number-columns-repeated="16375"/>
        </table:table-row>
        <table:table-row table:style-name="ro4"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75" table:style-name="ce4">
            <text:p>0.750</text:p>
          </table:table-cell>
          <table:table-cell office:value-type="string" table:style-name="ce21">
            <text:p>mtg-kanban</text:p>
          </table:table-cell>
          <table:table-cell office:value-type="date" office:date-value="2025-04-08T09:00:00" table:style-name="ce14">
            <text:p>4/8/25 09:00 AM</text:p>
          </table:table-cell>
          <table:table-cell office:value-type="date" office:date-value="2025-04-08T09:45:00" table:style-name="ce14">
            <text:p>4/8/25 09:45 A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2.1830555556225599" table:style-name="ce4">
            <text:p>2.183</text:p>
          </table:table-cell>
          <table:table-cell office:value-type="string" table:style-name="ce20">
            <text:p>BAES</text:p>
          </table:table-cell>
          <table:table-cell office:value-type="date" office:date-value="2025-04-08T10:30:00" table:style-name="ce14">
            <text:p>4/8/25 10:30 AM</text:p>
          </table:table-cell>
          <table:table-cell office:value-type="date" office:date-value="2025-04-08T12:40:59" table:style-name="ce14">
            <text:p>4/8/25 12:40 PM</text:p>
          </table:table-cell>
          <table:table-cell office:value-type="string" table:style-name="ce13">
            <text:p>Worked on reviewing the issue with reported Permission_Legal_Entity in the LMS driver.</text:p>
          </table:table-cell>
          <table:table-cell table:style-name="ce18"/>
          <table:table-cell table:number-columns-repeated="16375"/>
        </table:table-row>
        <table:table-row table:style-name="ro6"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1.38749999989523" table:style-name="ce4">
            <text:p>1.387</text:p>
          </table:table-cell>
          <table:table-cell office:value-type="string" table:style-name="ce20">
            <text:p>IDtoAutocrib</text:p>
          </table:table-cell>
          <table:table-cell office:value-type="date" office:date-value="2025-04-08T12:40:59" table:style-name="ce14">
            <text:p>4/8/25 12:40 PM</text:p>
          </table:table-cell>
          <table:table-cell office:value-type="date" office:date-value="2025-04-08T14:04:14" table:style-name="ce14">
            <text:p>4/8/25 02:04 PM</text:p>
          </table:table-cell>
          <table:table-cell office:value-type="string" table:style-name="ce21">
            <text:p>Worked on importing AutoCrib users into the Dallas Autocrib site for the IDtoAutocrib driver.</text:p>
          </table:table-cell>
          <table:table-cell office:value-type="string" table:style-name="ce18">
            <text:p>Found a 4 year old bug, that we simply didn't have a test for. Our IdMUnit connector doesn't support nested elements . .doh.</text:p>
          </table:table-cell>
          <table:table-cell table:number-columns-repeated="16375"/>
        </table:table-row>
        <table:table-row table:style-name="ro4"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64583333343034599" table:style-name="ce4">
            <text:p>0.646</text:p>
          </table:table-cell>
          <table:table-cell office:value-type="string" table:style-name="ce20">
            <text:p>IDtoEmployeeSvc</text:p>
          </table:table-cell>
          <table:table-cell office:value-type="date" office:date-value="2025-04-08T14:04:14" table:style-name="ce14">
            <text:p>4/8/25 02:04 PM</text:p>
          </table:table-cell>
          <table:table-cell office:value-type="date" office:date-value="2025-04-08T14:42:59" table:style-name="ce14">
            <text:p>4/8/25 02:42 PM</text:p>
          </table:table-cell>
          <table:table-cell office:value-type="string" table:style-name="ce13">
            <text:p>Worked on planning migration with Logini for the IDtoEmployeeSvc driver. Worked on the error manager.</text:p>
          </table:table-cell>
          <table:table-cell office:value-type="string" table:style-name="ce18">
            <text:p>Still missing the dbid value required to write users to the proper location.</text:p>
          </table:table-cell>
          <table:table-cell table:number-columns-repeated="16375"/>
        </table:table-row>
        <table:table-row table:style-name="ro5"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1.55444444442401" table:style-name="ce4">
            <text:p>1.554</text:p>
          </table:table-cell>
          <table:table-cell office:value-type="string" table:style-name="ce20">
            <text:p>IDtoEmployeeSvc</text:p>
          </table:table-cell>
          <table:table-cell office:value-type="date" office:date-value="2025-04-08T14:42:59" table:style-name="ce14">
            <text:p>4/8/25 02:42 PM</text:p>
          </table:table-cell>
          <table:table-cell office:value-type="date" office:date-value="2025-04-08T16:16:15" table:style-name="ce14">
            <text:p>4/8/25 04:16 PM</text:p>
          </table:table-cell>
          <table:table-cell office:value-type="string" table:style-name="ce13">
            <text:p>#error manager: triggering errors</text:p>
          </table:table-cell>
          <table:table-cell office:value-type="string" table:style-name="ce18">
            <text:p>They're doing a migration on their side; but we need to stop/start the driver at the right time; and move their QA environment to EMPUAT1 again. Also creating stories . .</text:p>
          </table:table-cell>
          <table:table-cell table:number-columns-repeated="16375"/>
        </table:table-row>
        <table:table-row table:style-name="ro4"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60861111106350996" table:style-name="ce4">
            <text:p>0.609</text:p>
          </table:table-cell>
          <table:table-cell office:value-type="string" table:style-name="ce20">
            <text:p>IDtoEmployeeSvc</text:p>
          </table:table-cell>
          <table:table-cell office:value-type="date" office:date-value="2025-04-08T16:58:31" table:style-name="ce14">
            <text:p>4/8/25 04:58 PM</text:p>
          </table:table-cell>
          <table:table-cell office:value-type="date" office:date-value="2025-04-08T17:35:02" table:style-name="ce14">
            <text:p>4/8/25 05:35 PM</text:p>
          </table:table-cell>
          <table:table-cell office:value-type="string" table:style-name="ce13">
            <text:p>#</text:p>
          </table:table-cell>
          <table:table-cell table:style-name="ce18"/>
          <table:table-cell table:number-columns-repeated="16375"/>
        </table:table-row>
        <table:table-row table:number-rows-repeated="7" table:style-name="ro4" table:visibility="collapse">
          <table:table-cell office:value-type="float" office:value="910" table:style-name="ce17">
            <text:p>910</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number-rows-repeated="3" table:style-name="ro4" table:visibility="collapse">
          <table:table-cell office:value-type="float" office:value="910" table:style-name="ce17">
            <text:p>910</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number-rows-repeated="2" table:style-name="ro4" table:visibility="collapse">
          <table:table-cell office:value-type="float" office:value="910" table:style-name="ce17">
            <text:p>910</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0" table:style-name="ce17">
            <text:p>910</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4" table:visibility="collapse">
          <table:table-cell office:value-type="float" office:value="910" table:style-name="ce17">
            <text:p>910</text:p>
          </table:table-cell>
          <table:table-cell office:value-type="float" office:value="8.25" table:style-name="ce19">
            <text:p>8.250</text:p>
          </table:table-cell>
          <table:table-cell office:value-type="float" office:value="8.0230555554153398" table:style-name="ce4">
            <text:p>8.023</text:p>
          </table:table-cell>
          <table:table-cell office:value-type="string" table:style-name="ce4">
            <text:p>---</text:p>
          </table:table-cell>
          <table:table-cell office:value-type="date" office:date-value="2025-04-09T00:00:00" table:style-name="ce20">
            <text:p>9-Apr</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233333333395422" table:style-name="ce4">
            <text:p>0.233</text:p>
          </table:table-cell>
          <table:table-cell office:value-type="string" table:style-name="ce20">
            <text:p>mtg-daily</text:p>
          </table:table-cell>
          <table:table-cell office:value-type="date" office:date-value="2025-04-09T08:30:00" table:style-name="ce14">
            <text:p>4/9/25 08:30 AM</text:p>
          </table:table-cell>
          <table:table-cell office:value-type="date" office:date-value="2025-04-09T08:44:00" table:style-name="ce14">
            <text:p>4/9/25 08:44 AM</text:p>
          </table:table-cell>
          <table:table-cell office:value-type="string" table:style-name="ce13">
            <text:p>Daily meetings with the team. Also had a meeting with Sean Carroll discussing Vikas.</text:p>
          </table:table-cell>
          <table:table-cell office:value-type="string" table:style-name="ce23">
            <text:p>Vikas . .</text:p>
          </table:table-cell>
          <table:table-cell table:number-columns-repeated="16375"/>
        </table:table-row>
        <table:table-row table:style-name="ro4"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49999999988358501" table:style-name="ce4">
            <text:p>0.500</text:p>
          </table:table-cell>
          <table:table-cell office:value-type="string" table:style-name="ce20">
            <text:p>mtg-daily</text:p>
          </table:table-cell>
          <table:table-cell office:value-type="date" office:date-value="2025-04-09T09:30:00" table:style-name="ce14">
            <text:p>4/9/25 09:30 AM</text:p>
          </table:table-cell>
          <table:table-cell office:value-type="date" office:date-value="2025-04-09T10:00:00" table:style-name="ce14">
            <text:p>4/9/25 10:00 AM</text:p>
          </table:table-cell>
          <table:table-cell office:value-type="string" table:style-name="ce21">
            <text:p>#</text:p>
          </table:table-cell>
          <table:table-cell table:style-name="ce23"/>
          <table:table-cell table:number-columns-repeated="16375"/>
        </table:table-row>
        <table:table-row table:style-name="ro4"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2.0000000000582099" table:style-name="ce4">
            <text:p>2.000</text:p>
          </table:table-cell>
          <table:table-cell office:value-type="string" table:style-name="ce20">
            <text:p>IDtoEmployeeSvc</text:p>
          </table:table-cell>
          <table:table-cell office:value-type="date" office:date-value="2025-04-09T10:00:00" table:style-name="ce14">
            <text:p>4/9/25 10:00 AM</text:p>
          </table:table-cell>
          <table:table-cell office:value-type="date" office:date-value="2025-04-09T12:00:00" table:style-name="ce14">
            <text:p>4/9/25 12:00 PM</text:p>
          </table:table-cell>
          <table:table-cell office:value-type="string" table:style-name="ce13">
            <text:p>Worked on the regex parser for the error manager in the IDtoEmployeeSvc driver.</text:p>
          </table:table-cell>
          <table:table-cell table:style-name="ce23"/>
          <table:table-cell table:number-columns-repeated="16375"/>
        </table:table-row>
        <table:table-row table:style-name="ro4"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1.08333333337214" table:style-name="ce4">
            <text:p>1.083</text:p>
          </table:table-cell>
          <table:table-cell office:value-type="string" table:style-name="ce20">
            <text:p>L&amp;L</text:p>
          </table:table-cell>
          <table:table-cell office:value-type="date" office:date-value="2025-04-09T12:00:00" table:style-name="ce14">
            <text:p>4/9/25 12:00 PM</text:p>
          </table:table-cell>
          <table:table-cell office:value-type="date" office:date-value="2025-04-09T13:05:00" table:style-name="ce14">
            <text:p>4/9/25 01:05 PM</text:p>
          </table:table-cell>
          <table:table-cell office:value-type="string" table:style-name="ce13">
            <text:p>Attended L&amp;L discussing OAUTH and OIDC.</text:p>
          </table:table-cell>
          <table:table-cell table:style-name="ce23"/>
          <table:table-cell table:number-columns-repeated="16375"/>
        </table:table-row>
        <table:table-row table:style-name="ro4"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1.43472222215496" table:style-name="ce4">
            <text:p>1.435</text:p>
          </table:table-cell>
          <table:table-cell office:value-type="string" table:style-name="ce20">
            <text:p>IDtoAutocrib</text:p>
          </table:table-cell>
          <table:table-cell office:value-type="date" office:date-value="2025-04-09T13:05:00" table:style-name="ce14">
            <text:p>4/9/25 01:05 PM</text:p>
          </table:table-cell>
          <table:table-cell office:value-type="date" office:date-value="2025-04-09T14:31:05" table:style-name="ce14">
            <text:p>4/9/25 02:31 PM</text:p>
          </table:table-cell>
          <table:table-cell office:value-type="string" table:style-name="ce13">
            <text:p>Worked on adding the latest dbid value for the Dallas go-live on Monday.</text:p>
          </table:table-cell>
          <table:table-cell table:style-name="ce23"/>
          <table:table-cell table:number-columns-repeated="16375"/>
        </table:table-row>
        <table:table-row table:style-name="ro4"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19638888887129699" table:style-name="ce4">
            <text:p>0.196</text:p>
          </table:table-cell>
          <table:table-cell office:value-type="string" table:style-name="ce20">
            <text:p>Support</text:p>
          </table:table-cell>
          <table:table-cell office:value-type="date" office:date-value="2025-04-09T14:31:05" table:style-name="ce14">
            <text:p>4/9/25 02:31 PM</text:p>
          </table:table-cell>
          <table:table-cell office:value-type="date" office:date-value="2025-04-09T14:42:52" table:style-name="ce14">
            <text:p>4/9/25 02:42 PM</text:p>
          </table:table-cell>
          <table:table-cell office:value-type="string" table:style-name="ce13">
            <text:p>Worked to help answer questions related to the re-org and the IDtoSumTotal driver for Nirosha and the team.</text:p>
          </table:table-cell>
          <table:table-cell table:style-name="ce23"/>
          <table:table-cell table:number-columns-repeated="16375"/>
        </table:table-row>
        <table:table-row table:style-name="ro4"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94833333324641" table:style-name="ce4">
            <text:p>0.948</text:p>
          </table:table-cell>
          <table:table-cell office:value-type="string" table:style-name="ce20">
            <text:p>IDtoAutocrib</text:p>
          </table:table-cell>
          <table:table-cell office:value-type="date" office:date-value="2025-04-09T15:55:00" table:style-name="ce14">
            <text:p>4/9/25 03:55 PM</text:p>
          </table:table-cell>
          <table:table-cell office:value-type="date" office:date-value="2025-04-09T16:51:54" table:style-name="ce14">
            <text:p>4/9/25 04:51 PM</text:p>
          </table:table-cell>
          <table:table-cell office:value-type="string" table:style-name="ce13">
            <text:p>#passing tests in dev; driver isn't working right yet . .</text:p>
          </table:table-cell>
          <table:table-cell table:style-name="ce23"/>
          <table:table-cell table:number-columns-repeated="16375"/>
        </table:table-row>
        <table:table-row table:style-name="ro4"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1.6269444444333201" table:style-name="ce4">
            <text:p>1.627</text:p>
          </table:table-cell>
          <table:table-cell office:value-type="string" table:style-name="ce20">
            <text:p>IDtoAutocrib</text:p>
          </table:table-cell>
          <table:table-cell office:value-type="date" office:date-value="2025-04-09T16:51:54" table:style-name="ce14">
            <text:p>4/9/25 04:51 PM</text:p>
          </table:table-cell>
          <table:table-cell office:value-type="date" office:date-value="2025-04-09T18:29:31" table:style-name="ce14">
            <text:p>4/9/25 06:29 PM</text:p>
          </table:table-cell>
          <table:table-cell office:value-type="string" table:style-name="ce13">
            <text:p>#back in pipeline, ater fixing test 2_3</text:p>
          </table:table-cell>
          <table:table-cell table:style-name="ce23"/>
          <table:table-cell table:number-columns-repeated="16375"/>
        </table:table-row>
        <table:table-row table:number-rows-repeated="2" table:style-name="ro4" table:visibility="collapse">
          <table:table-cell office:value-type="float" office:value="910" table:style-name="ce17">
            <text:p>910</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0" table:style-name="ce17">
            <text:p>910</text:p>
          </table:table-cell>
          <table:table-cell table:style-name="ce19"/>
          <table:table-cell table:style-name="ce4"/>
          <table:table-cell office:value-type="string"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0" table:style-name="ce17">
            <text:p>910</text:p>
          </table:table-cell>
          <table:table-cell office:value-type="float" office:value="7.5" table:style-name="ce19">
            <text:p>7.500</text:p>
          </table:table-cell>
          <table:table-cell office:value-type="float" office:value="7.2536111111403399" table:style-name="ce4">
            <text:p>7.254</text:p>
          </table:table-cell>
          <table:table-cell office:value-type="string" table:style-name="ce4">
            <text:p>---</text:p>
          </table:table-cell>
          <table:table-cell office:value-type="date" office:date-value="2025-04-10T00:00:00" table:style-name="ce20">
            <text:p>10-Apr</text:p>
          </table:table-cell>
          <table:table-cell table:number-columns-repeated="2" table:style-name="ce14"/>
          <table:table-cell table:style-name="ce13"/>
          <table:table-cell table:style-name="ce18"/>
          <table:table-cell table:number-columns-repeated="16375"/>
        </table:table-row>
        <table:table-row table:style-name="ro5"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1.19527777779149" table:style-name="ce4">
            <text:p>1.195</text:p>
          </table:table-cell>
          <table:table-cell office:value-type="string" table:style-name="ce20">
            <text:p>IDtoAutocrib</text:p>
          </table:table-cell>
          <table:table-cell office:value-type="date" office:date-value="2025-04-10T07:20:00" table:style-name="ce14">
            <text:p>4/10/25 07:20 AM</text:p>
          </table:table-cell>
          <table:table-cell office:value-type="date" office:date-value="2025-04-10T08:31:43" table:style-name="ce14">
            <text:p>4/10/25 08:31 AM</text:p>
          </table:table-cell>
          <table:table-cell office:value-type="string" table:style-name="ce13">
            <text:p>Worked on IDtoAutocrib production deploy, and migrating users to the new Dallas AutoCrib site.</text:p>
          </table:table-cell>
          <table:table-cell office:value-type="string" table:style-name="ce18">
            <text:p>Had to deploy an updated driver, and then found 844/845 users synchronized; last user had a 21-character lastname, but field is restricted to 20 in Autocrib. Now adding field restrictions to the driver.</text:p>
          </table:table-cell>
          <table:table-cell table:number-columns-repeated="16375"/>
        </table:table-row>
        <table:table-row table:style-name="ro4"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22138888895278799" table:style-name="ce4">
            <text:p>0.221</text:p>
          </table:table-cell>
          <table:table-cell office:value-type="string" table:style-name="ce20">
            <text:p>mtg-daily</text:p>
          </table:table-cell>
          <table:table-cell office:value-type="date" office:date-value="2025-04-10T08:31:43" table:style-name="ce14">
            <text:p>4/10/25 08:31 AM</text:p>
          </table:table-cell>
          <table:table-cell office:value-type="date" office:date-value="2025-04-10T08:45:00" table:style-name="ce14">
            <text:p>4/10/25 08:45 AM</text:p>
          </table:table-cell>
          <table:table-cell office:value-type="string" table:style-name="ce13">
            <text:p>Daily meetings with the team.</text:p>
          </table:table-cell>
          <table:table-cell office:value-type="string" table:style-name="ce18">
            <text:p>Only trivir standup today.</text:p>
          </table:table-cell>
          <table:table-cell table:number-columns-repeated="16375"/>
        </table:table-row>
        <table:table-row table:style-name="ro4"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3.4666666667908399" table:style-name="ce4">
            <text:p>3.467</text:p>
          </table:table-cell>
          <table:table-cell office:value-type="string" table:style-name="ce20">
            <text:p>IDtoAutocrib</text:p>
          </table:table-cell>
          <table:table-cell office:value-type="date" office:date-value="2025-04-10T11:07:00" table:style-name="ce14">
            <text:p>4/10/25 11:07 AM</text:p>
          </table:table-cell>
          <table:table-cell office:value-type="date" office:date-value="2025-04-10T14:35:00" table:style-name="ce14">
            <text:p>4/10/25 02:35 PM</text:p>
          </table:table-cell>
          <table:table-cell office:value-type="string" table:style-name="ce13">
            <text:p># Finsihing the push, and getting info on</text:p>
          </table:table-cell>
          <table:table-cell table:style-name="ce18"/>
          <table:table-cell table:number-columns-repeated="16375"/>
        </table:table-row>
        <table:table-row table:style-name="ro6"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33611111110076303" table:style-name="ce4">
            <text:p>0.336</text:p>
          </table:table-cell>
          <table:table-cell office:value-type="string" table:style-name="ce20">
            <text:p>IDtoEmployeeSvc</text:p>
          </table:table-cell>
          <table:table-cell office:value-type="date" office:date-value="2025-04-10T14:35:00" table:style-name="ce14">
            <text:p>4/10/25 02:35 PM</text:p>
          </table:table-cell>
          <table:table-cell office:value-type="date" office:date-value="2025-04-10T14:55:10" table:style-name="ce14">
            <text:p>4/10/25 02:55 PM</text:p>
          </table:table-cell>
          <table:table-cell office:value-type="string" table:style-name="ce13">
            <text:p>Worked on the IDtoEmployeeSvc error manager.</text:p>
          </table:table-cell>
          <table:table-cell office:value-type="string" table:style-name="ce18">
            <text:p>The main code is there; now confirming the regex looping works properly, and adding more errors.</text:p>
          </table:table-cell>
          <table:table-cell table:number-columns-repeated="16375"/>
        </table:table-row>
        <table:table-row table:style-name="ro4"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2.03416666650446" table:style-name="ce4">
            <text:p>2.034</text:p>
          </table:table-cell>
          <table:table-cell office:value-type="string" table:style-name="ce20">
            <text:p>IDtoEmployeeSvc</text:p>
          </table:table-cell>
          <table:table-cell office:value-type="date" office:date-value="2025-04-10T15:48:39" table:style-name="ce14">
            <text:p>4/10/25 03:48 PM</text:p>
          </table:table-cell>
          <table:table-cell office:value-type="date" office:date-value="2025-04-10T17:50:42" table:style-name="ce14">
            <text:p>4/10/25 05:50 PM</text:p>
          </table:table-cell>
          <table:table-cell office:value-type="string" table:style-name="ce13">
            <text:p>#</text:p>
          </table:table-cell>
          <table:table-cell table:style-name="ce18"/>
          <table:table-cell table:number-columns-repeated="16375"/>
        </table:table-row>
        <table:table-row table:number-rows-repeated="10" table:style-name="ro4" table:visibility="collapse">
          <table:table-cell office:value-type="float" office:value="910" table:style-name="ce17">
            <text:p>910</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0" table:style-name="ce17">
            <text:p>910</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0" table:style-name="ce17">
            <text:p>910</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0" table:style-name="ce17">
            <text:p>910</text:p>
          </table:table-cell>
          <table:table-cell office:value-type="float" office:value="7.5" table:style-name="ce19">
            <text:p>7.500</text:p>
          </table:table-cell>
          <table:table-cell office:value-type="float" office:value="7.3258333333069503" table:style-name="ce4">
            <text:p>7.326</text:p>
          </table:table-cell>
          <table:table-cell office:value-type="string" table:style-name="ce4">
            <text:p>---</text:p>
          </table:table-cell>
          <table:table-cell office:value-type="date" office:date-value="2025-04-11T00:00:00" table:style-name="ce20">
            <text:p>11-Apr</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25000000011641499" table:style-name="ce4">
            <text:p>0.250</text:p>
          </table:table-cell>
          <table:table-cell office:value-type="string" table:style-name="ce20">
            <text:p>mtg-Daily</text:p>
          </table:table-cell>
          <table:table-cell office:value-type="date" office:date-value="2025-04-11T08:30:00" table:style-name="ce14">
            <text:p>4/11/25 08:30 AM</text:p>
          </table:table-cell>
          <table:table-cell office:value-type="date" office:date-value="2025-04-11T08:45:00" table:style-name="ce14">
            <text:p>4/11/25 08:45 AM</text:p>
          </table:table-cell>
          <table:table-cell office:value-type="string" table:style-name="ce26">
            <text:p>Daily meetings with the team.</text:p>
          </table:table-cell>
          <table:table-cell table:style-name="ce18"/>
          <table:table-cell table:number-columns-repeated="16375"/>
        </table:table-row>
        <table:table-row table:style-name="ro4"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49999999988358501" table:style-name="ce4">
            <text:p>0.500</text:p>
          </table:table-cell>
          <table:table-cell office:value-type="string" table:style-name="ce20">
            <text:p>mtg-Daily</text:p>
          </table:table-cell>
          <table:table-cell office:value-type="date" office:date-value="2025-04-11T09:30:00" table:style-name="ce14">
            <text:p>4/11/25 09:30 AM</text:p>
          </table:table-cell>
          <table:table-cell office:value-type="date" office:date-value="2025-04-11T10:00:00" table:style-name="ce14">
            <text:p>4/11/25 10:00 AM</text:p>
          </table:table-cell>
          <table:table-cell office:value-type="string" table:style-name="ce13">
            <text:p>#</text:p>
          </table:table-cell>
          <table:table-cell table:style-name="ce18"/>
          <table:table-cell table:number-columns-repeated="16375"/>
        </table:table-row>
        <table:table-row table:style-name="ro7"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1.83333333337214" table:style-name="ce4">
            <text:p>1.833</text:p>
          </table:table-cell>
          <table:table-cell office:value-type="string" table:style-name="ce20">
            <text:p>IDtoEmployeeSvc</text:p>
          </table:table-cell>
          <table:table-cell office:value-type="date" office:date-value="2025-04-11T10:00:00" table:style-name="ce14">
            <text:p>4/11/25 10:00 AM</text:p>
          </table:table-cell>
          <table:table-cell office:value-type="date" office:date-value="2025-04-11T11:50:00" table:style-name="ce14">
            <text:p>4/11/25 11:50 AM</text:p>
          </table:table-cell>
          <table:table-cell office:value-type="string" table:style-name="ce13">
            <text:p>Worked on a simplified version of the error manager for the IDtoEmployeeSvc driver.</text:p>
          </table:table-cell>
          <table:table-cell office:value-type="string" table:style-name="ce18">
            <text:p>After discussing ideas with the IGA core team, we realized there was a much simpler approach. This approach is now complete; though the only piece missing now, is the full set of possible errors that the API can produce. We'll get those from production over the weeks following the deploy there.</text:p>
          </table:table-cell>
          <table:table-cell table:number-columns-repeated="16375"/>
        </table:table-row>
        <table:table-row table:style-name="ro6"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24999999994179201" table:style-name="ce4">
            <text:p>0.250</text:p>
          </table:table-cell>
          <table:table-cell office:value-type="string" table:style-name="ce20">
            <text:p>BAES</text:p>
          </table:table-cell>
          <table:table-cell office:value-type="date" office:date-value="2025-04-11T11:50:00" table:style-name="ce14">
            <text:p>4/11/25 11:50 AM</text:p>
          </table:table-cell>
          <table:table-cell office:value-type="date" office:date-value="2025-04-11T12:05:00" table:style-name="ce14">
            <text:p>4/11/25 12:05 PM</text:p>
          </table:table-cell>
          <table:table-cell office:value-type="string" table:style-name="ce13">
            <text:p>Worked on resolving an issue with deployment for BAES.</text:p>
          </table:table-cell>
          <table:table-cell office:value-type="string" table:style-name="ce18">
            <text:p>Phone call with Gary discussing issues with the most recent deploy, and where to put the final delivery file.</text:p>
          </table:table-cell>
          <table:table-cell table:number-columns-repeated="16375"/>
        </table:table-row>
        <table:table-row table:style-name="ro4"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40555555553874001" table:style-name="ce4">
            <text:p>0.406</text:p>
          </table:table-cell>
          <table:table-cell office:value-type="string" table:style-name="ce20">
            <text:p>IDtoEmployeeSvc</text:p>
          </table:table-cell>
          <table:table-cell office:value-type="date" office:date-value="2025-04-11T12:25:58" table:style-name="ce14">
            <text:p>4/11/25 12:25 PM</text:p>
          </table:table-cell>
          <table:table-cell office:value-type="date" office:date-value="2025-04-11T12:50:18" table:style-name="ce14">
            <text:p>4/11/25 12:50 P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3.2683333333698101" table:style-name="ce4">
            <text:p>3.268</text:p>
          </table:table-cell>
          <table:table-cell office:value-type="string" table:style-name="ce20">
            <text:p>IDtoEmployeeSvc</text:p>
          </table:table-cell>
          <table:table-cell office:value-type="date" office:date-value="2025-04-11T12:50:18" table:style-name="ce14">
            <text:p>4/11/25 12:50 PM</text:p>
          </table:table-cell>
          <table:table-cell office:value-type="date" office:date-value="2025-04-11T16:06:24" table:style-name="ce14">
            <text:p>4/11/25 04:06 PM</text:p>
          </table:table-cell>
          <table:table-cell office:value-type="string" table:style-name="ce13">
            <text:p>#Adding swaidmunhit to tests</text:p>
          </table:table-cell>
          <table:table-cell table:style-name="ce18"/>
          <table:table-cell table:number-columns-repeated="16375"/>
        </table:table-row>
        <table:table-row table:style-name="ro4"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4.3333333334885503E-2" table:style-name="ce4">
            <text:p>0.043</text:p>
          </table:table-cell>
          <table:table-cell office:value-type="string" table:style-name="ce20">
            <text:p>IDtoEmployeeSvc</text:p>
          </table:table-cell>
          <table:table-cell office:value-type="date" office:date-value="2025-04-11T16:06:24" table:style-name="ce14">
            <text:p>4/11/25 04:06 PM</text:p>
          </table:table-cell>
          <table:table-cell office:value-type="date" office:date-value="2025-04-11T16:09:00" table:style-name="ce14">
            <text:p>4/11/25 04:09 P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77527777774957896" table:style-name="ce4">
            <text:p>0.775</text:p>
          </table:table-cell>
          <table:table-cell office:value-type="string" table:style-name="ce20">
            <text:p>IDtoAutocrib</text:p>
          </table:table-cell>
          <table:table-cell office:value-type="date" office:date-value="2025-04-11T16:09:00" table:style-name="ce14">
            <text:p>4/11/25 04:09 PM</text:p>
          </table:table-cell>
          <table:table-cell office:value-type="date" office:date-value="2025-04-11T16:55:31" table:style-name="ce14">
            <text:p>4/11/25 04:55 PM</text:p>
          </table:table-cell>
          <table:table-cell office:value-type="string" table:style-name="ce13">
            <text:p>Worked on IDtoAutocrib field length restriction work planning with Grishma.</text:p>
          </table:table-cell>
          <table:table-cell table:style-name="ce18"/>
          <table:table-cell table:number-columns-repeated="16375"/>
        </table:table-row>
        <table:table-row table:number-rows-repeated="3" table:style-name="ro4" table:visibility="collapse">
          <table:table-cell office:value-type="float" office:value="910" table:style-name="ce17">
            <text:p>910</text:p>
          </table:table-cell>
          <table:table-cell table:style-name="ce19"/>
          <table:table-cell table:style-name="ce4"/>
          <table:table-cell office:value-type="string" table:style-name="ce4">
            <text:p>---</text:p>
          </table:table-cell>
          <table:table-cell table:style-name="ce25"/>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0" table:style-name="ce17">
            <text:p>910</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0" table:style-name="ce17">
            <text:p>910</text:p>
          </table:table-cell>
          <table:table-cell table:style-name="ce19"/>
          <table:table-cell table:style-name="ce4"/>
          <table:table-cell office:value-type="string" table:style-name="ce4">
            <text:p>---</text:p>
          </table:table-cell>
          <table:table-cell table:style-name="ce25"/>
          <table:table-cell table:number-columns-repeated="2" table:style-name="ce14"/>
          <table:table-cell table:style-name="ce13"/>
          <table:table-cell table:style-name="ce18"/>
          <table:table-cell table:number-columns-repeated="16375"/>
        </table:table-row>
        <table:table-row table:number-rows-repeated="3" table:style-name="ro4" table:visibility="collapse">
          <table:table-cell office:value-type="float" office:value="910" table:style-name="ce17">
            <text:p>910</text:p>
          </table:table-cell>
          <table:table-cell table:style-name="ce19"/>
          <table:table-cell table:style-name="ce4"/>
          <table:table-cell office:value-type="string"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table:number-columns-repeated="2" table:style-name="ce11"/>
          <table:table-cell table:style-name="ce12"/>
          <table:table-cell office:value-type="string" table:style-name="ce4">
            <text:p>---</text:p>
          </table:table-cell>
          <table:table-cell table:style-name="ce13"/>
          <table:table-cell table:number-columns-repeated="2" table:style-name="ce12"/>
          <table:table-cell table:style-name="ce13"/>
          <table:table-cell table:style-name="ce15"/>
          <table:table-cell table:number-columns-repeated="16375"/>
        </table:table-row>
        <table:table-row table:style-name="ro3" table:visibility="collapse">
          <table:table-cell office:value-type="float" office:value="911" table:style-name="ce17">
            <text:p>911</text:p>
          </table:table-cell>
          <table:table-cell table:style-name="ce12"/>
          <table:table-cell office:value-type="string" table:style-name="ce4">
            <text:p>****************</text:p>
          </table:table-cell>
          <table:table-cell office:value-type="string" table:style-name="ce4">
            <text:p>---</text:p>
          </table:table-cell>
          <table:table-cell table:number-columns-spanned="2" table:number-rows-spanned="3" table:style-name="ce47"/>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1" table:style-name="ce17">
            <text:p>911</text:p>
          </table:table-cell>
          <table:table-cell table:style-name="ce12"/>
          <table:table-cell office:value-type="string" table:style-name="ce4">
            <text:p>****************</text:p>
          </table:table-cell>
          <table:table-cell office:value-type="string" table:style-name="ce4">
            <text:p>---</text:p>
          </table:table-cell>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1" table:style-name="ce17">
            <text:p>911</text:p>
          </table:table-cell>
          <table:table-cell table:style-name="ce19"/>
          <table:table-cell office:value-type="string" table:style-name="ce4">
            <text:p>****************</text:p>
          </table:table-cell>
          <table:table-cell office:value-type="string" table:style-name="ce4">
            <text:p>---</text:p>
          </table:table-cell>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1" table:style-name="ce17">
            <text:p>911</text:p>
          </table:table-cell>
          <table:table-cell table:style-name="ce19"/>
          <table:table-cell office:value-type="string" table:style-name="ce4">
            <text:p>****************</text:p>
          </table:table-cell>
          <table:table-cell office:value-type="string"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number-rows-repeated="2" table:style-name="ro3" table:visibility="collapse">
          <table:table-cell office:value-type="float" office:value="911" table:style-name="ce17">
            <text:p>911</text:p>
          </table:table-cell>
          <table:table-cell table:style-name="ce19"/>
          <table:table-cell office:value-type="string" table:style-name="ce4">
            <text:p>****************</text:p>
          </table:table-cell>
          <table:table-cell office:value-type="string" table:style-name="ce4">
            <text:p>---</text:p>
          </table:table-cell>
          <table:table-cell table:style-name="ce13"/>
          <table:table-cell table:style-name="ce4"/>
          <table:table-cell table:style-name="ce14"/>
          <table:table-cell table:style-name="ce13"/>
          <table:table-cell table:style-name="ce18"/>
          <table:table-cell table:number-columns-repeated="16375"/>
        </table:table-row>
        <table:table-row table:style-name="ro3" table:visibility="collapse">
          <table:table-cell office:value-type="float" office:value="911" table:style-name="ce17">
            <text:p>911</text:p>
          </table:table-cell>
          <table:table-cell table:style-name="ce12"/>
          <table:table-cell office:value-type="string" table:style-name="ce4">
            <text:p>****************</text:p>
          </table:table-cell>
          <table:table-cell office:value-type="string"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11" table:style-name="ce17">
            <text:p>911</text:p>
          </table:table-cell>
          <table:table-cell table:style-name="ce12"/>
          <table:table-cell office:value-type="string" table:style-name="ce4">
            <text:p>BILLED</text:p>
          </table:table-cell>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1" table:style-name="ce17">
            <text:p>911</text:p>
          </table:table-cell>
          <table:table-cell office:value-type="float" office:value="7.75" table:style-name="ce19">
            <text:p>7.750</text:p>
          </table:table-cell>
          <table:table-cell office:value-type="float" office:value="7.62027777777985" table:style-name="ce4">
            <text:p>7.620</text:p>
          </table:table-cell>
          <table:table-cell office:value-type="string" table:style-name="ce4">
            <text:p>---</text:p>
          </table:table-cell>
          <table:table-cell office:value-type="date" office:date-value="2025-04-14T00:00:00" table:style-name="ce20">
            <text:p>14-Apr</text:p>
          </table:table-cell>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50000000005820799" table:style-name="ce4">
            <text:p>0.500</text:p>
          </table:table-cell>
          <table:table-cell office:value-type="string" table:style-name="ce22">
            <text:p>mtg-Daily</text:p>
          </table:table-cell>
          <table:table-cell office:value-type="date" office:date-value="2025-04-14T08:30:00" table:style-name="ce14">
            <text:p>4/14/25 08:30 AM</text:p>
          </table:table-cell>
          <table:table-cell office:value-type="date" office:date-value="2025-04-14T09:00:00" table:style-name="ce14">
            <text:p>4/14/25 09:00 AM</text:p>
          </table:table-cell>
          <table:table-cell office:value-type="string" table:style-name="ce21">
            <text:p>Daily meetings with the team. IGA/EE combined meeting</text:p>
          </table:table-cell>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49999999988358501" table:style-name="ce4">
            <text:p>0.500</text:p>
          </table:table-cell>
          <table:table-cell office:value-type="string" table:style-name="ce22">
            <text:p>mtg-Daily</text:p>
          </table:table-cell>
          <table:table-cell office:value-type="date" office:date-value="2025-04-14T09:30:00" table:style-name="ce14">
            <text:p>4/14/25 09:30 AM</text:p>
          </table:table-cell>
          <table:table-cell office:value-type="date" office:date-value="2025-04-14T10:00:00" table:style-name="ce14">
            <text:p>4/14/25 10:00 AM</text:p>
          </table:table-cell>
          <table:table-cell office:value-type="string" table:style-name="ce22">
            <text:p>#</text:p>
          </table:table-cell>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66666666674427699" table:style-name="ce4">
            <text:p>0.667</text:p>
          </table:table-cell>
          <table:table-cell office:value-type="string" table:style-name="ce22">
            <text:p>mtg-IGA</text:p>
          </table:table-cell>
          <table:table-cell office:value-type="date" office:date-value="2025-04-14T10:00:00" table:style-name="ce14">
            <text:p>4/14/25 10:00 AM</text:p>
          </table:table-cell>
          <table:table-cell office:value-type="date" office:date-value="2025-04-14T10:40:00" table:style-name="ce14">
            <text:p>4/14/25 10:40 AM</text:p>
          </table:table-cell>
          <table:table-cell office:value-type="string" table:style-name="ce21">
            <text:p># combined meeting</text:p>
          </table:table-cell>
          <table:table-cell table:style-name="ce18"/>
          <table:table-cell table:number-columns-repeated="16375"/>
        </table:table-row>
        <table:table-row table:style-name="ro6"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49944444437278401" table:style-name="ce4">
            <text:p>0.499</text:p>
          </table:table-cell>
          <table:table-cell office:value-type="string" table:style-name="ce22">
            <text:p>Support</text:p>
          </table:table-cell>
          <table:table-cell office:value-type="date" office:date-value="2025-04-14T10:40:00" table:style-name="ce14">
            <text:p>4/14/25 10:40 AM</text:p>
          </table:table-cell>
          <table:table-cell office:value-type="date" office:date-value="2025-04-14T11:09:58" table:style-name="ce14">
            <text:p>4/14/25 11:09 AM</text:p>
          </table:table-cell>
          <table:table-cell office:value-type="string" table:style-name="ce21">
            <text:p>Worked on EE requested training for Cybersecurity, change mangement, and Cybersecurity 'lite'.</text:p>
          </table:table-cell>
          <table:table-cell office:value-type="string" table:style-name="ce18">
            <text:p>We had a team meeting today; and they requested that we knock out our regular required trainings.</text:p>
          </table:table-cell>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94361111114267304" table:style-name="ce4">
            <text:p>0.944</text:p>
          </table:table-cell>
          <table:table-cell office:value-type="string" table:style-name="ce22">
            <text:p>Support</text:p>
          </table:table-cell>
          <table:table-cell office:value-type="date" office:date-value="2025-04-14T11:09:58" table:style-name="ce14">
            <text:p>4/14/25 11:09 AM</text:p>
          </table:table-cell>
          <table:table-cell office:value-type="date" office:date-value="2025-04-14T12:06:35" table:style-name="ce14">
            <text:p>4/14/25 12:06 PM</text:p>
          </table:table-cell>
          <table:table-cell office:value-type="string" table:style-name="ce21">
            <text:p>change managmeent server</text:p>
          </table:table-cell>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5.6944444484543097E-2" table:style-name="ce4">
            <text:p>0.057</text:p>
          </table:table-cell>
          <table:table-cell office:value-type="string" table:style-name="ce22">
            <text:p>Support</text:p>
          </table:table-cell>
          <table:table-cell office:value-type="date" office:date-value="2025-04-14T12:06:35" table:style-name="ce14">
            <text:p>4/14/25 12:06 PM</text:p>
          </table:table-cell>
          <table:table-cell office:value-type="date" office:date-value="2025-04-14T12:10:00" table:style-name="ce14">
            <text:p>4/14/25 12:10 PM</text:p>
          </table:table-cell>
          <table:table-cell office:value-type="string" table:style-name="ce21">
            <text:p>Cybersecurity training #2 - 1.4 versio</text:p>
          </table:table-cell>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115555555501487" table:style-name="ce4">
            <text:p>0.116</text:p>
          </table:table-cell>
          <table:table-cell office:value-type="string" table:style-name="ce22">
            <text:p>IDtoDocunet</text:p>
          </table:table-cell>
          <table:table-cell office:value-type="date" office:date-value="2025-04-14T12:10:00" table:style-name="ce14">
            <text:p>4/14/25 12:10 PM</text:p>
          </table:table-cell>
          <table:table-cell office:value-type="date" office:date-value="2025-04-14T12:16:56" table:style-name="ce14">
            <text:p>4/14/25 12:16 PM</text:p>
          </table:table-cell>
          <table:table-cell office:value-type="string" table:style-name="ce21">
            <text:p>Worked on updating eDirectory with the latest roles in Docunet for the IDtoDocunet driver.</text:p>
          </table:table-cell>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4.3380555555922902" table:style-name="ce4">
            <text:p>4.338</text:p>
          </table:table-cell>
          <table:table-cell office:value-type="string" table:style-name="ce22">
            <text:p>IDtoEmployeeSvc</text:p>
          </table:table-cell>
          <table:table-cell office:value-type="date" office:date-value="2025-04-14T12:16:56" table:style-name="ce14">
            <text:p>4/14/25 12:16 PM</text:p>
          </table:table-cell>
          <table:table-cell office:value-type="date" office:date-value="2025-04-14T16:37:13" table:style-name="ce14">
            <text:p>4/14/25 04:37 PM</text:p>
          </table:table-cell>
          <table:table-cell office:value-type="string" table:style-name="ce21">
            <text:p>Worked on detecting and notifying on a new field integrity error in the IDtoEmployeeSvc driver.</text:p>
          </table:table-cell>
          <table:table-cell table:style-name="ce18"/>
          <table:table-cell table:number-columns-repeated="16375"/>
        </table:table-row>
        <table:table-row table:number-rows-repeated="4" table:style-name="ro4" table:visibility="collapse">
          <table:table-cell office:value-type="float" office:value="911" table:style-name="ce17">
            <text:p>911</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number-rows-repeated="5" table:style-name="ro4" table:visibility="collapse">
          <table:table-cell office:value-type="float" office:value="911" table:style-name="ce17">
            <text:p>911</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1" table:style-name="ce17">
            <text:p>911</text:p>
          </table:table-cell>
          <table:table-cell office:value-type="float" office:value="7.75" table:style-name="ce19">
            <text:p>7.750</text:p>
          </table:table-cell>
          <table:table-cell office:value-type="float" office:value="7.6133333334582902" table:style-name="ce4">
            <text:p>7.613</text:p>
          </table:table-cell>
          <table:table-cell office:value-type="string" table:style-name="ce4">
            <text:p>---</text:p>
          </table:table-cell>
          <table:table-cell office:value-type="date" office:date-value="2025-04-15T00:00:00" table:style-name="ce20">
            <text:p>15-Apr</text:p>
          </table:table-cell>
          <table:table-cell table:number-columns-repeated="2" table:style-name="ce14"/>
          <table:table-cell table:style-name="ce13"/>
          <table:table-cell table:style-name="ce15"/>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25000000011641499" table:style-name="ce4">
            <text:p>0.250</text:p>
          </table:table-cell>
          <table:table-cell office:value-type="string" table:style-name="ce21">
            <text:p>mtg-Daily</text:p>
          </table:table-cell>
          <table:table-cell office:value-type="date" office:date-value="2025-04-15T08:30:00" table:style-name="ce14">
            <text:p>4/15/25 08:30 AM</text:p>
          </table:table-cell>
          <table:table-cell office:value-type="date" office:date-value="2025-04-15T08:45:00" table:style-name="ce14">
            <text:p>4/15/25 08:45 AM</text:p>
          </table:table-cell>
          <table:table-cell office:value-type="string" table:style-name="ce13">
            <text:p>Daily meetings with the team.</text:p>
          </table:table-cell>
          <table:table-cell table:style-name="ce15"/>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49999999988358501" table:style-name="ce4">
            <text:p>0.500</text:p>
          </table:table-cell>
          <table:table-cell office:value-type="string" table:style-name="ce21">
            <text:p>mtg-Daily</text:p>
          </table:table-cell>
          <table:table-cell office:value-type="date" office:date-value="2025-04-15T09:30:00" table:style-name="ce14">
            <text:p>4/15/25 09:30 AM</text:p>
          </table:table-cell>
          <table:table-cell office:value-type="date" office:date-value="2025-04-15T10:00:00" table:style-name="ce14">
            <text:p>4/15/25 10:00 AM</text:p>
          </table:table-cell>
          <table:table-cell office:value-type="string" table:style-name="ce13">
            <text:p>Daily meetings with the team.</text:p>
          </table:table-cell>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1.9813888889621001" table:style-name="ce4">
            <text:p>1.981</text:p>
          </table:table-cell>
          <table:table-cell office:value-type="string" table:style-name="ce20">
            <text:p>IDtoEmployeeSvc</text:p>
          </table:table-cell>
          <table:table-cell office:value-type="date" office:date-value="2025-04-15T10:01:15" table:style-name="ce14">
            <text:p>4/15/25 10:01 AM</text:p>
          </table:table-cell>
          <table:table-cell office:value-type="date" office:date-value="2025-04-15T12:00:08" table:style-name="ce14">
            <text:p>4/15/25 12:00 PM</text:p>
          </table:table-cell>
          <table:table-cell office:value-type="string" table:style-name="ce13">
            <text:p>Worked on resolving email notification issues. Meeting with Jeff to discuss issues with FC3, EMPUAT1, and adding back EMPDEV1.</text:p>
          </table:table-cell>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4.11111111170612E-2" table:style-name="ce4">
            <text:p>0.041</text:p>
          </table:table-cell>
          <table:table-cell office:value-type="string" table:style-name="ce20">
            <text:p>IDtoEmployeeSvc</text:p>
          </table:table-cell>
          <table:table-cell office:value-type="date" office:date-value="2025-04-15T12:00:08" table:style-name="ce14">
            <text:p>4/15/25 12:00 PM</text:p>
          </table:table-cell>
          <table:table-cell office:value-type="date" office:date-value="2025-04-15T12:02:36" table:style-name="ce14">
            <text:p>4/15/25 12:02 PM</text:p>
          </table:table-cell>
          <table:table-cell office:value-type="string" table:style-name="ce13">
            <text:p># worked on summary email</text:p>
          </table:table-cell>
          <table:table-cell table:style-name="ce18"/>
          <table:table-cell table:number-columns-repeated="16375"/>
        </table:table-row>
        <table:table-row table:style-name="ro8"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53972222213633403" table:style-name="ce4">
            <text:p>0.540</text:p>
          </table:table-cell>
          <table:table-cell office:value-type="string" table:style-name="ce20">
            <text:p>IDtoAviobook</text:p>
          </table:table-cell>
          <table:table-cell office:value-type="date" office:date-value="2025-04-15T12:02:36" table:style-name="ce14">
            <text:p>4/15/25 12:02 PM</text:p>
          </table:table-cell>
          <table:table-cell office:value-type="date" office:date-value="2025-04-15T12:34:59" table:style-name="ce14">
            <text:p>4/15/25 12:34 PM</text:p>
          </table:table-cell>
          <table:table-cell office:value-type="string" table:style-name="ce21">
            <text:p>Working with Nader on INC6541009.</text:p>
          </table:table-cell>
          <table:table-cell office:value-type="string" table:style-name="ce15">
            <text:p>It turns out it wasn't a driver issue. Sounded like it was due to an authentication problem.</text:p>
          </table:table-cell>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75027777784271199" table:style-name="ce4">
            <text:p>0.750</text:p>
          </table:table-cell>
          <table:table-cell office:value-type="string" table:style-name="ce20">
            <text:p>IDtoEmployeeSvc</text:p>
          </table:table-cell>
          <table:table-cell office:value-type="date" office:date-value="2025-04-15T12:34:59" table:style-name="ce14">
            <text:p>4/15/25 12:34 PM</text:p>
          </table:table-cell>
          <table:table-cell office:value-type="date" office:date-value="2025-04-15T13:20:00" table:style-name="ce14">
            <text:p>4/15/25 01:20 PM</text:p>
          </table:table-cell>
          <table:table-cell office:value-type="string" table:style-name="ce13">
            <text:p>#turning off driver in Dev/qa to avoid fc3 chnages</text:p>
          </table:table-cell>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50000000005820799" table:style-name="ce4">
            <text:p>0.500</text:p>
          </table:table-cell>
          <table:table-cell office:value-type="string" table:style-name="ce20">
            <text:p>IDtoAutocrib</text:p>
          </table:table-cell>
          <table:table-cell office:value-type="date" office:date-value="2025-04-15T13:20:00" table:style-name="ce14">
            <text:p>4/15/25 01:20 PM</text:p>
          </table:table-cell>
          <table:table-cell office:value-type="date" office:date-value="2025-04-15T13:50:00" table:style-name="ce14">
            <text:p>4/15/25 01:50 PM</text:p>
          </table:table-cell>
          <table:table-cell office:value-type="string" table:style-name="ce13">
            <text:p>Worked on IDtoAutocrib field length limiting code.</text:p>
          </table:table-cell>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23833333334187001" table:style-name="ce4">
            <text:p>0.238</text:p>
          </table:table-cell>
          <table:table-cell office:value-type="string" table:style-name="ce20">
            <text:p>IDtoEmployeeSvc</text:p>
          </table:table-cell>
          <table:table-cell office:value-type="date" office:date-value="2025-04-15T13:50:00" table:style-name="ce14">
            <text:p>4/15/25 01:50 PM</text:p>
          </table:table-cell>
          <table:table-cell office:value-type="date" office:date-value="2025-04-15T14:04:18" table:style-name="ce14">
            <text:p>4/15/25 02:04 PM</text:p>
          </table:table-cell>
          <table:table-cell office:value-type="string" table:style-name="ce13">
            <text:p>#fixing empuat roles form employeeservicesroloemanagement driver from Jeff Wilton.</text:p>
          </table:table-cell>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3.2499999913852697E-2" table:style-name="ce4">
            <text:p>0.032</text:p>
          </table:table-cell>
          <table:table-cell office:value-type="string" table:style-name="ce20">
            <text:p>IDtoAutocrib</text:p>
          </table:table-cell>
          <table:table-cell office:value-type="date" office:date-value="2025-04-15T14:04:18" table:style-name="ce14">
            <text:p>4/15/25 02:04 PM</text:p>
          </table:table-cell>
          <table:table-cell office:value-type="date" office:date-value="2025-04-15T14:06:15" table:style-name="ce14">
            <text:p>4/15/25 02:06 PM</text:p>
          </table:table-cell>
          <table:table-cell office:value-type="string" table:style-name="ce13">
            <text:p>#back to formatting</text:p>
          </table:table-cell>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43749999994179201" table:style-name="ce4">
            <text:p>0.437</text:p>
          </table:table-cell>
          <table:table-cell office:value-type="string" table:style-name="ce20">
            <text:p>IDtoAutocrib</text:p>
          </table:table-cell>
          <table:table-cell office:value-type="date" office:date-value="2025-04-15T14:51:45" table:style-name="ce14">
            <text:p>4/15/25 02:51 PM</text:p>
          </table:table-cell>
          <table:table-cell office:value-type="date" office:date-value="2025-04-15T15:18:00" table:style-name="ce14">
            <text:p>4/15/25 03:18 PM</text:p>
          </table:table-cell>
          <table:table-cell office:value-type="string" table:style-name="ce13">
            <text:p># finished firstname/lastname cleaning</text:p>
          </table:table-cell>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137500000011642" table:style-name="ce4">
            <text:p>0.138</text:p>
          </table:table-cell>
          <table:table-cell office:value-type="string" table:style-name="ce20">
            <text:p>IDtoEmployeeSvc</text:p>
          </table:table-cell>
          <table:table-cell office:value-type="date" office:date-value="2025-04-15T15:18:00" table:style-name="ce14">
            <text:p>4/15/25 03:18 PM</text:p>
          </table:table-cell>
          <table:table-cell office:value-type="date" office:date-value="2025-04-15T15:26:15" table:style-name="ce14">
            <text:p>4/15/25 03:26 PM</text:p>
          </table:table-cell>
          <table:table-cell office:value-type="string" table:style-name="ce13">
            <text:p>#email testing with Brandon</text:p>
          </table:table-cell>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2.2050000001327099" table:style-name="ce4">
            <text:p>2.205</text:p>
          </table:table-cell>
          <table:table-cell office:value-type="string" table:style-name="ce20">
            <text:p>IDtoAutocrib</text:p>
          </table:table-cell>
          <table:table-cell office:value-type="date" office:date-value="2025-04-15T15:26:15" table:style-name="ce14">
            <text:p>4/15/25 03:26 PM</text:p>
          </table:table-cell>
          <table:table-cell office:value-type="date" office:date-value="2025-04-15T17:38:33" table:style-name="ce14">
            <text:p>4/15/25 05:38 PM</text:p>
          </table:table-cell>
          <table:table-cell office:value-type="string" table:style-name="ce13">
            <text:p># writing firstname/lastname &gt; 21 test</text:p>
          </table:table-cell>
          <table:table-cell table:style-name="ce18"/>
          <table:table-cell table:number-columns-repeated="16375"/>
        </table:table-row>
        <table:table-row table:number-rows-repeated="2" table:style-name="ro4" table:visibility="collapse">
          <table:table-cell office:value-type="float" office:value="911" table:style-name="ce17">
            <text:p>911</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number-rows-repeated="3" table:style-name="ro4" table:visibility="collapse">
          <table:table-cell office:value-type="float" office:value="911" table:style-name="ce17">
            <text:p>911</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number-rows-repeated="2" table:style-name="ro4" table:visibility="collapse">
          <table:table-cell office:value-type="float" office:value="911" table:style-name="ce17">
            <text:p>911</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4" table:visibility="collapse">
          <table:table-cell office:value-type="float" office:value="911" table:style-name="ce17">
            <text:p>911</text:p>
          </table:table-cell>
          <table:table-cell office:value-type="float" office:value="8" table:style-name="ce19">
            <text:p>8.000</text:p>
          </table:table-cell>
          <table:table-cell office:value-type="float" office:value="7.98277777782641" table:style-name="ce4">
            <text:p>7.983</text:p>
          </table:table-cell>
          <table:table-cell office:value-type="string" table:style-name="ce4">
            <text:p>---</text:p>
          </table:table-cell>
          <table:table-cell office:value-type="date" office:date-value="2025-04-16T00:00:00" table:style-name="ce20">
            <text:p>16-Apr</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25000000011641499" table:style-name="ce4">
            <text:p>0.250</text:p>
          </table:table-cell>
          <table:table-cell office:value-type="string" table:style-name="ce21">
            <text:p>mtg-daily</text:p>
          </table:table-cell>
          <table:table-cell office:value-type="date" office:date-value="2025-04-16T08:30:00" table:style-name="ce14">
            <text:p>4/16/25 08:30 AM</text:p>
          </table:table-cell>
          <table:table-cell office:value-type="date" office:date-value="2025-04-16T08:45:00" table:style-name="ce14">
            <text:p>4/16/25 08:45 AM</text:p>
          </table:table-cell>
          <table:table-cell office:value-type="string" table:style-name="ce13">
            <text:p>Daily meetings with the team.</text:p>
          </table:table-cell>
          <table:table-cell table:style-name="ce23"/>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234444444417022" table:style-name="ce4">
            <text:p>0.234</text:p>
          </table:table-cell>
          <table:table-cell office:value-type="string" table:style-name="ce20">
            <text:p>idmunitdev</text:p>
          </table:table-cell>
          <table:table-cell office:value-type="date" office:date-value="2025-04-16T09:15:56" table:style-name="ce14">
            <text:p>4/16/25 09:15 AM</text:p>
          </table:table-cell>
          <table:table-cell office:value-type="date" office:date-value="2025-04-16T09:30:00" table:style-name="ce14">
            <text:p>4/16/25 09:30 AM</text:p>
          </table:table-cell>
          <table:table-cell office:value-type="string" table:style-name="ce21">
            <text:p>Worked on testing Jeremiah's latest curl connector changes.</text:p>
          </table:table-cell>
          <table:table-cell table:style-name="ce23"/>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49999999988358501" table:style-name="ce4">
            <text:p>0.500</text:p>
          </table:table-cell>
          <table:table-cell office:value-type="string" table:style-name="ce20">
            <text:p>mtg-daily</text:p>
          </table:table-cell>
          <table:table-cell office:value-type="date" office:date-value="2025-04-16T09:30:00" table:style-name="ce14">
            <text:p>4/16/25 09:30 AM</text:p>
          </table:table-cell>
          <table:table-cell office:value-type="date" office:date-value="2025-04-16T10:00:00" table:style-name="ce14">
            <text:p>4/16/25 10:00 AM</text:p>
          </table:table-cell>
          <table:table-cell office:value-type="string" table:style-name="ce13">
            <text:p>#</text:p>
          </table:table-cell>
          <table:table-cell table:style-name="ce23"/>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1.6605555555434" table:style-name="ce4">
            <text:p>1.661</text:p>
          </table:table-cell>
          <table:table-cell office:value-type="string" table:style-name="ce20">
            <text:p>idmunitdev</text:p>
          </table:table-cell>
          <table:table-cell office:value-type="date" office:date-value="2025-04-16T10:00:00" table:style-name="ce14">
            <text:p>4/16/25 10:00 AM</text:p>
          </table:table-cell>
          <table:table-cell office:value-type="date" office:date-value="2025-04-16T11:39:38" table:style-name="ce14">
            <text:p>4/16/25 11:39 AM</text:p>
          </table:table-cell>
          <table:table-cell office:value-type="string" table:style-name="ce13">
            <text:p>#</text:p>
          </table:table-cell>
          <table:table-cell table:style-name="ce23"/>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121111111133359" table:style-name="ce4">
            <text:p>0.121</text:p>
          </table:table-cell>
          <table:table-cell office:value-type="string" table:style-name="ce20">
            <text:p>IDtoAutocrib</text:p>
          </table:table-cell>
          <table:table-cell office:value-type="date" office:date-value="2025-04-16T11:39:38" table:style-name="ce14">
            <text:p>4/16/25 11:39 AM</text:p>
          </table:table-cell>
          <table:table-cell office:value-type="date" office:date-value="2025-04-16T11:46:54" table:style-name="ce14">
            <text:p>4/16/25 11:46 AM</text:p>
          </table:table-cell>
          <table:table-cell office:value-type="string" table:style-name="ce13">
            <text:p>Worked on deploying IDtoAutocrib into QA.</text:p>
          </table:table-cell>
          <table:table-cell table:style-name="ce23"/>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218333333381452" table:style-name="ce4">
            <text:p>0.218</text:p>
          </table:table-cell>
          <table:table-cell office:value-type="string" table:style-name="ce20">
            <text:p>IDtoEmployeeSvc</text:p>
          </table:table-cell>
          <table:table-cell office:value-type="date" office:date-value="2025-04-16T11:46:54" table:style-name="ce14">
            <text:p>4/16/25 11:46 AM</text:p>
          </table:table-cell>
          <table:table-cell office:value-type="date" office:date-value="2025-04-16T12:00:00" table:style-name="ce14">
            <text:p>4/16/25 12:00 PM</text:p>
          </table:table-cell>
          <table:table-cell office:value-type="string" table:style-name="ce13">
            <text:p>Worked on fixing email issues in IDtoEmployeeSvc tests.</text:p>
          </table:table-cell>
          <table:table-cell table:style-name="ce23"/>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1.16666666662786" table:style-name="ce4">
            <text:p>1.167</text:p>
          </table:table-cell>
          <table:table-cell office:value-type="string" table:style-name="ce20">
            <text:p>L&amp;L</text:p>
          </table:table-cell>
          <table:table-cell office:value-type="date" office:date-value="2025-04-16T12:00:00" table:style-name="ce14">
            <text:p>4/16/25 12:00 PM</text:p>
          </table:table-cell>
          <table:table-cell office:value-type="date" office:date-value="2025-04-16T13:10:00" table:style-name="ce14">
            <text:p>4/16/25 01:10 PM</text:p>
          </table:table-cell>
          <table:table-cell office:value-type="string" table:style-name="ce13">
            <text:p>L&amp;L - OAUTH demo review going through a few OAUTH flows.</text:p>
          </table:table-cell>
          <table:table-cell table:style-name="ce23"/>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96666666667442802" table:style-name="ce4">
            <text:p>0.967</text:p>
          </table:table-cell>
          <table:table-cell office:value-type="string" table:style-name="ce20">
            <text:p>Hosein</text:p>
          </table:table-cell>
          <table:table-cell office:value-type="date" office:date-value="2025-04-16T13:10:00" table:style-name="ce14">
            <text:p>4/16/25 01:10 PM</text:p>
          </table:table-cell>
          <table:table-cell office:value-type="date" office:date-value="2025-04-16T14:08:00" table:style-name="ce14">
            <text:p>4/16/25 02:08 PM</text:p>
          </table:table-cell>
          <table:table-cell office:value-type="string" table:style-name="ce13">
            <text:p>Mentoring Hosein on getting his latest Terraform work into a new TriVir git repo.</text:p>
          </table:table-cell>
          <table:table-cell table:style-name="ce23"/>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92416666669305403" table:style-name="ce4">
            <text:p>0.924</text:p>
          </table:table-cell>
          <table:table-cell office:value-type="string" table:style-name="ce20">
            <text:p>quickbase trining</text:p>
          </table:table-cell>
          <table:table-cell office:value-type="date" office:date-value="2025-04-16T14:08:00" table:style-name="ce14">
            <text:p>4/16/25 02:08 PM</text:p>
          </table:table-cell>
          <table:table-cell office:value-type="date" office:date-value="2025-04-16T15:03:27" table:style-name="ce14">
            <text:p>4/16/25 03:03 PM</text:p>
          </table:table-cell>
          <table:table-cell office:value-type="string" table:style-name="ce13">
            <text:p>Training meeting with Dhivya covering Quickbase GUI generation for intake forms.</text:p>
          </table:table-cell>
          <table:table-cell table:style-name="ce23"/>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19249999994644901" table:style-name="ce4">
            <text:p>0.192</text:p>
          </table:table-cell>
          <table:table-cell office:value-type="string" table:style-name="ce20">
            <text:p>IDtoAutocrib</text:p>
          </table:table-cell>
          <table:table-cell office:value-type="date" office:date-value="2025-04-16T15:03:27" table:style-name="ce14">
            <text:p>4/16/25 03:03 PM</text:p>
          </table:table-cell>
          <table:table-cell office:value-type="date" office:date-value="2025-04-16T15:15:00" table:style-name="ce14">
            <text:p>4/16/25 03:15 PM</text:p>
          </table:table-cell>
          <table:table-cell office:value-type="string" table:style-name="ce13">
            <text:p>#</text:p>
          </table:table-cell>
          <table:table-cell table:style-name="ce23"/>
          <table:table-cell table:number-columns-repeated="16375"/>
        </table:table-row>
        <table:table-row table:style-name="ro6"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1.74833333340939" table:style-name="ce4">
            <text:p>1.748</text:p>
          </table:table-cell>
          <table:table-cell office:value-type="string" table:style-name="ce20">
            <text:p>AFCU - fixing init mig</text:p>
          </table:table-cell>
          <table:table-cell office:value-type="date" office:date-value="2025-04-16T16:00:00" table:style-name="ce14">
            <text:p>4/16/25 04:00 PM</text:p>
          </table:table-cell>
          <table:table-cell office:value-type="date" office:date-value="2025-04-16T17:44:54" table:style-name="ce14">
            <text:p>4/16/25 05:44 PM</text:p>
          </table:table-cell>
          <table:table-cell office:value-type="string" table:style-name="ce13">
            <text:p>Worked on researching an issue to resolve initial migration issues with the HR Connect IDM driver.</text:p>
          </table:table-cell>
          <table:table-cell office:value-type="string" table:style-name="ce23">
            <text:p>Found the association value is case sensitive when the driver attempts to connect already associated accounts on the publisher.</text:p>
          </table:table-cell>
          <table:table-cell table:number-columns-repeated="16375"/>
        </table:table-row>
        <table:table-row table:number-rows-repeated="3" table:style-name="ro4" table:visibility="collapse">
          <table:table-cell office:value-type="float" office:value="911" table:style-name="ce17">
            <text:p>911</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number-rows-repeated="3" table:style-name="ro4" table:visibility="collapse">
          <table:table-cell office:value-type="float" office:value="911" table:style-name="ce17">
            <text:p>911</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1" table:style-name="ce17">
            <text:p>911</text:p>
          </table:table-cell>
          <table:table-cell table:style-name="ce19"/>
          <table:table-cell table:style-name="ce4"/>
          <table:table-cell office:value-type="string"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1" table:style-name="ce17">
            <text:p>911</text:p>
          </table:table-cell>
          <table:table-cell office:value-type="float" office:value="7" table:style-name="ce19">
            <text:p>7.000</text:p>
          </table:table-cell>
          <table:table-cell office:value-type="float" office:value="6.7947222221991996" table:style-name="ce4">
            <text:p>6.795</text:p>
          </table:table-cell>
          <table:table-cell office:value-type="string" table:style-name="ce4">
            <text:p>---</text:p>
          </table:table-cell>
          <table:table-cell office:value-type="date" office:date-value="2025-04-17T00:00:00" table:style-name="ce20">
            <text:p>17-Apr</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916666666686069" table:style-name="ce4">
            <text:p>0.917</text:p>
          </table:table-cell>
          <table:table-cell office:value-type="string" table:style-name="ce20">
            <text:p>IDtoAutocrib</text:p>
          </table:table-cell>
          <table:table-cell office:value-type="date" office:date-value="2025-04-17T07:35:00" table:style-name="ce14">
            <text:p>4/17/25 07:35 AM</text:p>
          </table:table-cell>
          <table:table-cell office:value-type="date" office:date-value="2025-04-17T08:30:00" table:style-name="ce14">
            <text:p>4/17/25 08:30 AM</text:p>
          </table:table-cell>
          <table:table-cell office:value-type="string" table:style-name="ce13">
            <text:p>Worked on deploying IDtoAutocrib into QA, Production, and deploying 299 users at the MDW site.</text:p>
          </table:table-cell>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25000000011641499" table:style-name="ce4">
            <text:p>0.250</text:p>
          </table:table-cell>
          <table:table-cell office:value-type="string" table:style-name="ce20">
            <text:p>mtg-Daily</text:p>
          </table:table-cell>
          <table:table-cell office:value-type="date" office:date-value="2025-04-17T08:30:00" table:style-name="ce14">
            <text:p>4/17/25 08:30 AM</text:p>
          </table:table-cell>
          <table:table-cell office:value-type="date" office:date-value="2025-04-17T08:45:00" table:style-name="ce14">
            <text:p>4/17/25 08:45 AM</text:p>
          </table:table-cell>
          <table:table-cell office:value-type="string" table:style-name="ce13">
            <text:p>Daily meetings with the team.</text:p>
          </table:table-cell>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75" table:style-name="ce4">
            <text:p>0.750</text:p>
          </table:table-cell>
          <table:table-cell office:value-type="string" table:style-name="ce20">
            <text:p>IDtoAutocrib</text:p>
          </table:table-cell>
          <table:table-cell office:value-type="date" office:date-value="2025-04-17T08:45:00" table:style-name="ce14">
            <text:p>4/17/25 08:45 AM</text:p>
          </table:table-cell>
          <table:table-cell office:value-type="date" office:date-value="2025-04-17T09:30:00" table:style-name="ce14">
            <text:p>4/17/25 09:30 A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66249999997671705" table:style-name="ce4">
            <text:p>0.662</text:p>
          </table:table-cell>
          <table:table-cell office:value-type="string" table:style-name="ce20">
            <text:p>Support</text:p>
          </table:table-cell>
          <table:table-cell office:value-type="date" office:date-value="2025-04-17T09:30:00" table:style-name="ce14">
            <text:p>4/17/25 09:30 AM</text:p>
          </table:table-cell>
          <table:table-cell office:value-type="date" office:date-value="2025-04-17T10:09:45" table:style-name="ce14">
            <text:p>4/17/25 10:09 AM</text:p>
          </table:table-cell>
          <table:table-cell office:value-type="string" table:style-name="ce13">
            <text:p>Worked with Gokul to resolve IdMUnit SCIM connector issues, and Nirosha on merging her latest MR on the IDtoAWSIDC driver.</text:p>
          </table:table-cell>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46194444433786003" table:style-name="ce4">
            <text:p>0.462</text:p>
          </table:table-cell>
          <table:table-cell office:value-type="string" table:style-name="ce20">
            <text:p>Mentoring</text:p>
          </table:table-cell>
          <table:table-cell office:value-type="date" office:date-value="2025-04-17T10:09:45" table:style-name="ce14">
            <text:p>4/17/25 10:09 AM</text:p>
          </table:table-cell>
          <table:table-cell office:value-type="date" office:date-value="2025-04-17T10:37:28" table:style-name="ce14">
            <text:p>4/17/25 10:37 AM</text:p>
          </table:table-cell>
          <table:table-cell office:value-type="string" table:style-name="ce13">
            <text:p>Working with Hosein to get his work into Git for the Terraform work.</text:p>
          </table:table-cell>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39388888876419498" table:style-name="ce4">
            <text:p>0.394</text:p>
          </table:table-cell>
          <table:table-cell office:value-type="string" table:style-name="ce20">
            <text:p>IDtoAutocrib</text:p>
          </table:table-cell>
          <table:table-cell office:value-type="date" office:date-value="2025-04-17T12:30:00" table:style-name="ce14">
            <text:p>4/17/25 12:30 PM</text:p>
          </table:table-cell>
          <table:table-cell office:value-type="date" office:date-value="2025-04-17T12:53:38" table:style-name="ce14">
            <text:p>4/17/25 12:53 P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22944444447057299" table:style-name="ce4">
            <text:p>0.229</text:p>
          </table:table-cell>
          <table:table-cell office:value-type="string" table:style-name="ce20">
            <text:p>IDtoAutocrib</text:p>
          </table:table-cell>
          <table:table-cell office:value-type="date" office:date-value="2025-04-17T12:53:38" table:style-name="ce14">
            <text:p>4/17/25 12:53 PM</text:p>
          </table:table-cell>
          <table:table-cell office:value-type="date" office:date-value="2025-04-17T13:07:24" table:style-name="ce14">
            <text:p>4/17/25 01:07 P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56777777778916105" table:style-name="ce4">
            <text:p>0.568</text:p>
          </table:table-cell>
          <table:table-cell office:value-type="string" table:style-name="ce20">
            <text:p>Support</text:p>
          </table:table-cell>
          <table:table-cell office:value-type="date" office:date-value="2025-04-17T13:07:24" table:style-name="ce14">
            <text:p>4/17/25 01:07 PM</text:p>
          </table:table-cell>
          <table:table-cell office:value-type="date" office:date-value="2025-04-17T13:41:28" table:style-name="ce14">
            <text:p>4/17/25 01:41 PM</text:p>
          </table:table-cell>
          <table:table-cell office:value-type="string" table:style-name="ce13">
            <text:p>#second call: going through debugger gokul</text:p>
          </table:table-cell>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44361111108446499" table:style-name="ce4">
            <text:p>0.444</text:p>
          </table:table-cell>
          <table:table-cell office:value-type="string" table:style-name="ce20">
            <text:p>IDtoAutocrib</text:p>
          </table:table-cell>
          <table:table-cell office:value-type="date" office:date-value="2025-04-17T13:41:28" table:style-name="ce14">
            <text:p>4/17/25 01:41 PM</text:p>
          </table:table-cell>
          <table:table-cell office:value-type="date" office:date-value="2025-04-17T14:08:05" table:style-name="ce14">
            <text:p>4/17/25 02:08 PM</text:p>
          </table:table-cell>
          <table:table-cell office:value-type="string" table:style-name="ce13">
            <text:p>#doing golive</text:p>
          </table:table-cell>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22277777781710001" table:style-name="ce4">
            <text:p>0.223</text:p>
          </table:table-cell>
          <table:table-cell office:value-type="string" table:style-name="ce20">
            <text:p>Support</text:p>
          </table:table-cell>
          <table:table-cell office:value-type="date" office:date-value="2025-04-17T14:08:05" table:style-name="ce14">
            <text:p>4/17/25 02:08 PM</text:p>
          </table:table-cell>
          <table:table-cell office:value-type="date" office:date-value="2025-04-17T14:21:27" table:style-name="ce14">
            <text:p>4/17/25 02:21 PM</text:p>
          </table:table-cell>
          <table:table-cell office:value-type="string" table:style-name="ce13">
            <text:p>Worked with Nirosha to resolve IDtoAWSIDC driver errors.</text:p>
          </table:table-cell>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41555555560626101" table:style-name="ce4">
            <text:p>0.416</text:p>
          </table:table-cell>
          <table:table-cell office:value-type="string" table:style-name="ce20">
            <text:p>IDtoAutocrib</text:p>
          </table:table-cell>
          <table:table-cell office:value-type="date" office:date-value="2025-04-17T14:21:27" table:style-name="ce14">
            <text:p>4/17/25 02:21 PM</text:p>
          </table:table-cell>
          <table:table-cell office:value-type="date" office:date-value="2025-04-17T14:46:23" table:style-name="ce14">
            <text:p>4/17/25 02:46 PM</text:p>
          </table:table-cell>
          <table:table-cell office:value-type="string" table:style-name="ce13">
            <text:p>#fixing test to resolve name overwrite issue in Overflow test.</text:p>
          </table:table-cell>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93472222227137503" table:style-name="ce4">
            <text:p>0.935</text:p>
          </table:table-cell>
          <table:table-cell office:value-type="string" table:style-name="ce20">
            <text:p>IDtoAutocrib</text:p>
          </table:table-cell>
          <table:table-cell office:value-type="date" office:date-value="2025-04-17T15:23:56" table:style-name="ce14">
            <text:p>4/17/25 03:23 PM</text:p>
          </table:table-cell>
          <table:table-cell office:value-type="date" office:date-value="2025-04-17T16:20:01" table:style-name="ce14">
            <text:p>4/17/25 04:20 PM</text:p>
          </table:table-cell>
          <table:table-cell office:value-type="string" table:style-name="ce13">
            <text:p>#working on Autocrib -&gt; AutoCrib updates now.</text:p>
          </table:table-cell>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54583333327900596" table:style-name="ce4">
            <text:p>0.546</text:p>
          </table:table-cell>
          <table:table-cell office:value-type="string" table:style-name="ce20">
            <text:p>IDtoAutocrib</text:p>
          </table:table-cell>
          <table:table-cell office:value-type="date" office:date-value="2025-04-17T17:16:43" table:style-name="ce14">
            <text:p>4/17/25 05:16 PM</text:p>
          </table:table-cell>
          <table:table-cell office:value-type="date" office:date-value="2025-04-17T17:49:28" table:style-name="ce14">
            <text:p>4/17/25 05:49 PM</text:p>
          </table:table-cell>
          <table:table-cell office:value-type="string" table:style-name="ce13">
            <text:p>#session 2 working on Autocrib -&gt; AutoCrib updates now.</text:p>
          </table:table-cell>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1" table:style-name="ce17">
            <text:p>911</text:p>
          </table:table-cell>
          <table:table-cell office:value-type="float" office:value="9.5" table:style-name="ce19">
            <text:p>9.500</text:p>
          </table:table-cell>
          <table:table-cell office:value-type="float" office:value="9.2577777776168695" table:style-name="ce4">
            <text:p>9.258</text:p>
          </table:table-cell>
          <table:table-cell office:value-type="string" table:style-name="ce4">
            <text:p>---</text:p>
          </table:table-cell>
          <table:table-cell office:value-type="date" office:date-value="2025-04-18T00:00:00" table:style-name="ce20">
            <text:p>18-Apr</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240833333227783" table:style-name="ce4">
            <text:p>0.241</text:p>
          </table:table-cell>
          <table:table-cell office:value-type="string" table:style-name="ce20">
            <text:p>IDtoEmployeeSvc</text:p>
          </table:table-cell>
          <table:table-cell office:value-type="date" office:date-value="2025-04-18T08:15:33" table:style-name="ce14">
            <text:p>4/18/25 08:15 AM</text:p>
          </table:table-cell>
          <table:table-cell office:value-type="date" office:date-value="2025-04-18T08:30:00" table:style-name="ce14">
            <text:p>4/18/25 08:30 AM</text:p>
          </table:table-cell>
          <table:table-cell office:value-type="string" table:style-name="ce26">
            <text:p>Worked on validating EMPDEV1 and EMPUAT1 credentials, roles and profiles. Worked on detecting expired password, and INVALID_OPERATION_WITH_EXPIRED_PASSWORD.</text:p>
          </table:table-cell>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25000000011641499" table:style-name="ce4">
            <text:p>0.250</text:p>
          </table:table-cell>
          <table:table-cell office:value-type="string" table:style-name="ce20">
            <text:p>mtg-daily</text:p>
          </table:table-cell>
          <table:table-cell office:value-type="date" office:date-value="2025-04-18T08:30:00" table:style-name="ce14">
            <text:p>4/18/25 08:30 AM</text:p>
          </table:table-cell>
          <table:table-cell office:value-type="date" office:date-value="2025-04-18T08:45:00" table:style-name="ce14">
            <text:p>4/18/25 08:45 AM</text:p>
          </table:table-cell>
          <table:table-cell office:value-type="string" table:style-name="ce13">
            <text:p>Daily meetings with the team.</text:p>
          </table:table-cell>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1.16666666662786" table:style-name="ce4">
            <text:p>1.167</text:p>
          </table:table-cell>
          <table:table-cell office:value-type="string" table:style-name="ce20">
            <text:p>IDtoEmployeeSvc</text:p>
          </table:table-cell>
          <table:table-cell office:value-type="date" office:date-value="2025-04-18T08:45:00" table:style-name="ce14">
            <text:p>4/18/25 08:45 AM</text:p>
          </table:table-cell>
          <table:table-cell office:value-type="date" office:date-value="2025-04-18T09:55:00" table:style-name="ce14">
            <text:p>4/18/25 09:55 A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135833333304618" table:style-name="ce4">
            <text:p>0.136</text:p>
          </table:table-cell>
          <table:table-cell office:value-type="string" table:style-name="ce20">
            <text:p>IDtoEmployeeSvc</text:p>
          </table:table-cell>
          <table:table-cell office:value-type="date" office:date-value="2025-04-18T09:55:00" table:style-name="ce14">
            <text:p>4/18/25 09:55 AM</text:p>
          </table:table-cell>
          <table:table-cell office:value-type="date" office:date-value="2025-04-18T10:03:09" table:style-name="ce14">
            <text:p>4/18/25 10:03 A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123333333351184" table:style-name="ce4">
            <text:p>0.123</text:p>
          </table:table-cell>
          <table:table-cell office:value-type="string" table:style-name="ce20">
            <text:p>IDtoAutocrib</text:p>
          </table:table-cell>
          <table:table-cell office:value-type="date" office:date-value="2025-04-18T10:03:09" table:style-name="ce14">
            <text:p>4/18/25 10:03 AM</text:p>
          </table:table-cell>
          <table:table-cell office:value-type="date" office:date-value="2025-04-18T10:10:33" table:style-name="ce14">
            <text:p>4/18/25 10:10 AM</text:p>
          </table:table-cell>
          <table:table-cell office:value-type="string" table:style-name="ce13">
            <text:p>Call with Sean Lockard to confirm potential issues with AutoCrib data changes.</text:p>
          </table:table-cell>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NEEDED---</text:p>
          </table:table-cell>
          <table:table-cell office:value-type="float" office:value="1.7066666666069099" table:style-name="ce4">
            <text:p>1.707</text:p>
          </table:table-cell>
          <table:table-cell office:value-type="string" table:style-name="ce20">
            <text:p>FTO</text:p>
          </table:table-cell>
          <table:table-cell office:value-type="date" office:date-value="2025-04-18T10:10:33" table:style-name="ce14">
            <text:p>4/18/25 10:10 AM</text:p>
          </table:table-cell>
          <table:table-cell office:value-type="date" office:date-value="2025-04-18T11:52:57" table:style-name="ce14">
            <text:p>4/18/25 11:52 AM</text:p>
          </table:table-cell>
          <table:table-cell office:value-type="string" table:style-name="ce13">
            <text:p>FTO</text:p>
          </table:table-cell>
          <table:table-cell office:value-type="string" table:style-name="ce18">
            <text:p>At UVU meetings with Holly</text:p>
          </table:table-cell>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200833333306946" table:style-name="ce4">
            <text:p>0.201</text:p>
          </table:table-cell>
          <table:table-cell office:value-type="string" table:style-name="ce20">
            <text:p>IDtoAutocrib</text:p>
          </table:table-cell>
          <table:table-cell office:value-type="date" office:date-value="2025-04-18T11:52:57" table:style-name="ce14">
            <text:p>4/18/25 11:52 AM</text:p>
          </table:table-cell>
          <table:table-cell office:value-type="date" office:date-value="2025-04-18T12:05:00" table:style-name="ce14">
            <text:p>4/18/25 12:05 PM</text:p>
          </table:table-cell>
          <table:table-cell office:value-type="string" table:style-name="ce13">
            <text:p>#removing unneeded code.</text:p>
          </table:table-cell>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85305555554805301" table:style-name="ce4">
            <text:p>0.853</text:p>
          </table:table-cell>
          <table:table-cell office:value-type="string" table:style-name="ce20">
            <text:p>IDtoEmployeeSvc</text:p>
          </table:table-cell>
          <table:table-cell office:value-type="date" office:date-value="2025-04-18T12:05:00" table:style-name="ce14">
            <text:p>4/18/25 12:05 PM</text:p>
          </table:table-cell>
          <table:table-cell office:value-type="date" office:date-value="2025-04-18T12:56:11" table:style-name="ce14">
            <text:p>4/18/25 12:56 PM</text:p>
          </table:table-cell>
          <table:table-cell office:value-type="string" table:style-name="ce13">
            <text:p>#detecting expired password on login . .</text:p>
          </table:table-cell>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53527777787530795" table:style-name="ce4">
            <text:p>0.535</text:p>
          </table:table-cell>
          <table:table-cell office:value-type="string" table:style-name="ce20">
            <text:p>IDtoEmployeeSvc</text:p>
          </table:table-cell>
          <table:table-cell office:value-type="date" office:date-value="2025-04-18T14:14:43" table:style-name="ce14">
            <text:p>4/18/25 02:14 PM</text:p>
          </table:table-cell>
          <table:table-cell office:value-type="date" office:date-value="2025-04-18T14:46:50" table:style-name="ce14">
            <text:p>4/18/25 02:46 PM</text:p>
          </table:table-cell>
          <table:table-cell office:value-type="string" table:style-name="ce13">
            <text:p>#detecting expired password on login . .</text:p>
          </table:table-cell>
          <table:table-cell table:style-name="ce18"/>
          <table:table-cell table:number-columns-repeated="16375"/>
        </table:table-row>
        <table:table-row table:style-name="ro5"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469444444344845" table:style-name="ce4">
            <text:p>0.469</text:p>
          </table:table-cell>
          <table:table-cell office:value-type="string" table:style-name="ce25">
            <text:p>BAES</text:p>
          </table:table-cell>
          <table:table-cell office:value-type="date" office:date-value="2025-04-18T14:46:50" table:style-name="ce14">
            <text:p>4/18/25 02:46 PM</text:p>
          </table:table-cell>
          <table:table-cell office:value-type="date" office:date-value="2025-04-18T15:15:00" table:style-name="ce14">
            <text:p>4/18/25 03:15 PM</text:p>
          </table:table-cell>
          <table:table-cell office:value-type="string" table:style-name="ce13">
            <text:p>Worked to on LMS permitted legal entity issue resolution.</text:p>
          </table:table-cell>
          <table:table-cell office:value-type="string" table:style-name="ce18">
            <text:p>Worked on fixing support in the file connector for Gary’s updates. The XML file connector for BAES didn't support what we needed. It is probably 80% complete now; but need to verify with Gary.</text:p>
          </table:table-cell>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319166666537058" table:style-name="ce4">
            <text:p>0.319</text:p>
          </table:table-cell>
          <table:table-cell office:value-type="string" table:style-name="ce20">
            <text:p>IDtoEmployeeSvc</text:p>
          </table:table-cell>
          <table:table-cell office:value-type="date" office:date-value="2025-04-18T15:22:55" table:style-name="ce14">
            <text:p>4/18/25 03:22 PM</text:p>
          </table:table-cell>
          <table:table-cell office:value-type="date" office:date-value="2025-04-18T15:42:04" table:style-name="ce14">
            <text:p>4/18/25 03:42 PM</text:p>
          </table:table-cell>
          <table:table-cell office:value-type="string" table:style-name="ce13">
            <text:p>#detecting expired password on login . .</text:p>
          </table:table-cell>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3.25666666676989" table:style-name="ce4">
            <text:p>3.257</text:p>
          </table:table-cell>
          <table:table-cell office:value-type="string" table:style-name="ce25">
            <text:p>BAES</text:p>
          </table:table-cell>
          <table:table-cell office:value-type="date" office:date-value="2025-04-18T15:42:04" table:style-name="ce14">
            <text:p>4/18/25 03:42 PM</text:p>
          </table:table-cell>
          <table:table-cell office:value-type="date" office:date-value="2025-04-18T18:57:28" table:style-name="ce14">
            <text:p>4/18/25 06:57 PM</text:p>
          </table:table-cell>
          <table:table-cell office:value-type="string" table:style-name="ce13">
            <text:p>#updating idmunit conenctor</text:p>
          </table:table-cell>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table:style-name="ce4"/>
          <table:table-cell office:value-type="string" table:style-name="ce4">
            <text:p>---</text:p>
          </table:table-cell>
          <table:table-cell table:style-name="ce25"/>
          <table:table-cell office:value-type="string" table:style-name="ce27">
            <text:p>create story to do autocrb data validation &amp; reporting -</text:p>
          </table:table-cell>
          <table:table-cell table:style-name="ce14"/>
          <table:table-cell table:style-name="ce13"/>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table:style-name="ce4"/>
          <table:table-cell office:value-type="string" table:style-name="ce4">
            <text:p>---</text:p>
          </table:table-cell>
          <table:table-cell table:style-name="ce13"/>
          <table:table-cell office:value-type="string" table:style-name="ce14">
            <text:p>Send status to confirm temas are ok with this</text:p>
          </table:table-cell>
          <table:table-cell table:style-name="ce14"/>
          <table:table-cell table:style-name="ce13"/>
          <table:table-cell table:style-name="ce18"/>
          <table:table-cell table:number-columns-repeated="16375"/>
        </table:table-row>
        <table:table-row table:number-rows-repeated="2" table:style-name="ro4" table:visibility="collapse">
          <table:table-cell office:value-type="float" office:value="911" table:style-name="ce17">
            <text:p>911</text:p>
          </table:table-cell>
          <table:table-cell table:style-name="ce19"/>
          <table:table-cell table:style-name="ce4"/>
          <table:table-cell office:value-type="string"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3" table:visibility="collapse">
          <table:table-cell office:value-type="float" office:value="912" table:style-name="ce17">
            <text:p>912</text:p>
          </table:table-cell>
          <table:table-cell table:style-name="ce12"/>
          <table:table-cell office:value-type="string" table:style-name="ce4">
            <text:p>****************</text:p>
          </table:table-cell>
          <table:table-cell table:style-name="ce4"/>
          <table:table-cell table:number-columns-spanned="2" table:number-rows-spanned="3" table:style-name="ce47"/>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2" table:style-name="ce17">
            <text:p>912</text:p>
          </table:table-cell>
          <table:table-cell table:style-name="ce12"/>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2" table:style-name="ce17">
            <text:p>912</text:p>
          </table:table-cell>
          <table:table-cell table:style-name="ce19"/>
          <table:table-cell office:value-type="string" table:style-name="ce4">
            <text:p>****************</text:p>
          </table:table-cell>
          <table:table-cell office:value-type="string" table:style-name="ce4">
            <text:p>---</text:p>
          </table:table-cell>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2" table:style-name="ce17">
            <text:p>912</text:p>
          </table:table-cell>
          <table:table-cell table:style-name="ce19"/>
          <table:table-cell office:value-type="string" table:style-name="ce4">
            <text:p>****************</text:p>
          </table:table-cell>
          <table:table-cell office:value-type="string"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number-rows-repeated="2" table:style-name="ro3" table:visibility="collapse">
          <table:table-cell office:value-type="float" office:value="912" table:style-name="ce17">
            <text:p>912</text:p>
          </table:table-cell>
          <table:table-cell table:style-name="ce19"/>
          <table:table-cell office:value-type="string" table:style-name="ce4">
            <text:p>****************</text:p>
          </table:table-cell>
          <table:table-cell office:value-type="string" table:style-name="ce4">
            <text:p>---</text:p>
          </table:table-cell>
          <table:table-cell table:style-name="ce13"/>
          <table:table-cell table:style-name="ce4"/>
          <table:table-cell table:style-name="ce14"/>
          <table:table-cell table:style-name="ce13"/>
          <table:table-cell table:style-name="ce18"/>
          <table:table-cell table:number-columns-repeated="16375"/>
        </table:table-row>
        <table:table-row table:style-name="ro3" table:visibility="collapse">
          <table:table-cell office:value-type="float" office:value="912" table:style-name="ce17">
            <text:p>912</text:p>
          </table:table-cell>
          <table:table-cell table:style-name="ce12"/>
          <table:table-cell office:value-type="string" table:style-name="ce4">
            <text:p>****************</text:p>
          </table:table-cell>
          <table:table-cell office:value-type="string"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12" table:style-name="ce17">
            <text:p>912</text:p>
          </table:table-cell>
          <table:table-cell table:style-name="ce12"/>
          <table:table-cell office:value-type="string" table:style-name="ce4">
            <text:p>BILLED</text:p>
          </table:table-cell>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2" table:style-name="ce17">
            <text:p>912</text:p>
          </table:table-cell>
          <table:table-cell office:value-type="float" office:value="10" table:style-name="ce19">
            <text:p>10.000</text:p>
          </table:table-cell>
          <table:table-cell office:value-type="float" office:value="9.7816666667349601" table:style-name="ce4">
            <text:p>9.782</text:p>
          </table:table-cell>
          <table:table-cell office:value-type="string" table:style-name="ce4">
            <text:p>---</text:p>
          </table:table-cell>
          <table:table-cell office:value-type="date" office:date-value="2025-04-21T00:00:00" table:style-name="ce20">
            <text:p>21-Apr</text:p>
          </table:table-cell>
          <table:table-cell table:number-columns-repeated="2" table:style-name="ce14"/>
          <table:table-cell table:style-name="ce21"/>
          <table:table-cell table:style-name="ce18"/>
          <table:table-cell table:number-columns-repeated="16375"/>
        </table:table-row>
        <table:table-row table:style-name="ro6"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1.2324999999837001" table:style-name="ce4">
            <text:p>1.232</text:p>
          </table:table-cell>
          <table:table-cell office:value-type="string" table:style-name="ce22">
            <text:p>BAES</text:p>
          </table:table-cell>
          <table:table-cell office:value-type="date" office:date-value="2025-04-21T07:16:03" table:style-name="ce14">
            <text:p>4/21/25 07:16 AM</text:p>
          </table:table-cell>
          <table:table-cell office:value-type="date" office:date-value="2025-04-21T08:30:00" table:style-name="ce14">
            <text:p>4/21/25 08:30 AM</text:p>
          </table:table-cell>
          <table:table-cell office:value-type="string" table:style-name="ce21">
            <text:p>Worked on resolving the LMS nested data issue.</text:p>
          </table:table-cell>
          <table:table-cell office:value-type="string" table:style-name="ce18">
            <text:p>Discussions with Gary, and fixing code to add functionality needed to add support to the IdMUnit test.</text:p>
          </table:table-cell>
          <table:table-cell table:number-columns-repeated="16375"/>
        </table:table-row>
        <table:table-row table:style-name="ro4"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25000000011641499" table:style-name="ce4">
            <text:p>0.250</text:p>
          </table:table-cell>
          <table:table-cell office:value-type="string" table:style-name="ce22">
            <text:p>Mtg-standup</text:p>
          </table:table-cell>
          <table:table-cell office:value-type="date" office:date-value="2025-04-21T08:30:00" table:style-name="ce14">
            <text:p>4/21/25 08:30 AM</text:p>
          </table:table-cell>
          <table:table-cell office:value-type="date" office:date-value="2025-04-21T08:45:00" table:style-name="ce14">
            <text:p>4/21/25 08:45 AM</text:p>
          </table:table-cell>
          <table:table-cell office:value-type="string" table:style-name="ce22">
            <text:p>Daily meetings with the team.</text:p>
          </table:table-cell>
          <table:table-cell table:style-name="ce18"/>
          <table:table-cell table:number-columns-repeated="16375"/>
        </table:table-row>
        <table:table-row table:style-name="ro4"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3.4347222222131699" table:style-name="ce4">
            <text:p>3.435</text:p>
          </table:table-cell>
          <table:table-cell office:value-type="string" table:style-name="ce22">
            <text:p>FTO – doctor</text:p>
          </table:table-cell>
          <table:table-cell office:value-type="date" office:date-value="2025-04-21T08:45:00" table:style-name="ce14">
            <text:p>4/21/25 08:45 AM</text:p>
          </table:table-cell>
          <table:table-cell office:value-type="date" office:date-value="2025-04-21T12:11:05" table:style-name="ce14">
            <text:p>4/21/25 12:11 PM</text:p>
          </table:table-cell>
          <table:table-cell office:value-type="string" table:style-name="ce21">
            <text:p>Doc app</text:p>
          </table:table-cell>
          <table:table-cell table:style-name="ce18"/>
          <table:table-cell table:number-columns-repeated="16375"/>
        </table:table-row>
        <table:table-row table:style-name="ro4"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3.8316666665487" table:style-name="ce4">
            <text:p>3.832</text:p>
          </table:table-cell>
          <table:table-cell office:value-type="string" table:style-name="ce22">
            <text:p>IDtoEmployeeSvc</text:p>
          </table:table-cell>
          <table:table-cell office:value-type="date" office:date-value="2025-04-21T12:11:05" table:style-name="ce14">
            <text:p>4/21/25 12:11 PM</text:p>
          </table:table-cell>
          <table:table-cell office:value-type="date" office:date-value="2025-04-21T16:00:59" table:style-name="ce14">
            <text:p>4/21/25 04:00 PM</text:p>
          </table:table-cell>
          <table:table-cell office:value-type="string" table:style-name="ce21">
            <text:p>Worked on updating the build for the EmployeeSvc related drivers to connect to EMPUAT1.</text:p>
          </table:table-cell>
          <table:table-cell office:value-type="string" table:style-name="ce18">
            <text:p>Need to move DEV/QA to EMPDEV1 and EMPUAT1 respectively.</text:p>
          </table:table-cell>
          <table:table-cell table:number-columns-repeated="16375"/>
        </table:table-row>
        <table:table-row table:style-name="ro4"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45777777791954599" table:style-name="ce4">
            <text:p>0.458</text:p>
          </table:table-cell>
          <table:table-cell office:value-type="string" table:style-name="ce22">
            <text:p>IDtoEmployeeSvc</text:p>
          </table:table-cell>
          <table:table-cell office:value-type="date" office:date-value="2025-04-21T16:00:59" table:style-name="ce14">
            <text:p>4/21/25 04:00 PM</text:p>
          </table:table-cell>
          <table:table-cell office:value-type="date" office:date-value="2025-04-21T16:28:27" table:style-name="ce14">
            <text:p>4/21/25 04:28 PM</text:p>
          </table:table-cell>
          <table:table-cell office:value-type="string" table:style-name="ce21">
            <text:p>#just completed care picture build; getting MRs ready, and CR for all three drivers ready</text:p>
          </table:table-cell>
          <table:table-cell table:style-name="ce18"/>
          <table:table-cell table:number-columns-repeated="16375"/>
        </table:table-row>
        <table:table-row table:style-name="ro4"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57499999995343398" table:style-name="ce4">
            <text:p>0.575</text:p>
          </table:table-cell>
          <table:table-cell office:value-type="string" table:style-name="ce22">
            <text:p>admin</text:p>
          </table:table-cell>
          <table:table-cell office:value-type="date" office:date-value="2025-04-21T16:28:27" table:style-name="ce14">
            <text:p>4/21/25 04:28 PM</text:p>
          </table:table-cell>
          <table:table-cell office:value-type="date" office:date-value="2025-04-21T17:02:57" table:style-name="ce14">
            <text:p>4/21/25 05:02 PM</text:p>
          </table:table-cell>
          <table:table-cell office:value-type="string" table:style-name="ce21">
            <text:p>moving to new laptop</text:p>
          </table:table-cell>
          <table:table-cell table:style-name="ce18"/>
          <table:table-cell table:number-columns-repeated="16375"/>
        </table:table-row>
        <table:table-row table:number-rows-repeated="2" table:style-name="ro4"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22"/>
          <table:table-cell table:number-columns-repeated="2" table:style-name="ce14"/>
          <table:table-cell table:style-name="ce21"/>
          <table:table-cell table:style-name="ce18"/>
          <table:table-cell table:number-columns-repeated="16375"/>
        </table:table-row>
        <table:table-row table:number-rows-repeated="4" table:style-name="ro4"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number-rows-repeated="5" table:style-name="ro4"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2" table:style-name="ce17">
            <text:p>912</text:p>
          </table:table-cell>
          <table:table-cell office:value-type="float" office:value="8" table:style-name="ce19">
            <text:p>8.000</text:p>
          </table:table-cell>
          <table:table-cell office:value-type="float" office:value="7.9936111112474499" table:style-name="ce4">
            <text:p>7.994</text:p>
          </table:table-cell>
          <table:table-cell office:value-type="string" table:style-name="ce4">
            <text:p>---</text:p>
          </table:table-cell>
          <table:table-cell office:value-type="date" office:date-value="2025-04-22T00:00:00" table:style-name="ce20">
            <text:p>22-Apr</text:p>
          </table:table-cell>
          <table:table-cell table:number-columns-repeated="2" table:style-name="ce14"/>
          <table:table-cell table:style-name="ce13"/>
          <table:table-cell table:style-name="ce15"/>
          <table:table-cell table:number-columns-repeated="16375"/>
        </table:table-row>
        <table:table-row table:style-name="ro9"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49999999988358501" table:style-name="ce4">
            <text:p>0.500</text:p>
          </table:table-cell>
          <table:table-cell office:value-type="string" table:style-name="ce21">
            <text:p>EmployeeSvc</text:p>
          </table:table-cell>
          <table:table-cell office:value-type="date" office:date-value="2025-04-22T08:00:00" table:style-name="ce14">
            <text:p>4/22/25 08:00 AM</text:p>
          </table:table-cell>
          <table:table-cell office:value-type="date" office:date-value="2025-04-22T08:30:00" table:style-name="ce14">
            <text:p>4/22/25 08:30 AM</text:p>
          </table:table-cell>
          <table:table-cell office:value-type="string" table:style-name="ce13">
            <text:p>Worked on deploying the Employee Services drivers into EMPDEV1 and EMPUAT1.</text:p>
          </table:table-cell>
          <table:table-cell office:value-type="string" table:style-name="ce15">
            <text:p>Had some missing role/profile ids that needed to be verified. New error manager is working fine; yet still have some errors that are retrying infinitely.</text:p>
          </table:table-cell>
          <table:table-cell table:number-columns-repeated="16375"/>
        </table:table-row>
        <table:table-row table:style-name="ro4"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25000000011641499" table:style-name="ce4">
            <text:p>0.250</text:p>
          </table:table-cell>
          <table:table-cell office:value-type="string" table:style-name="ce21">
            <text:p>mtg-daily</text:p>
          </table:table-cell>
          <table:table-cell office:value-type="date" office:date-value="2025-04-22T08:30:00" table:style-name="ce14">
            <text:p>4/22/25 08:30 AM</text:p>
          </table:table-cell>
          <table:table-cell office:value-type="date" office:date-value="2025-04-22T08:45:00" table:style-name="ce14">
            <text:p>4/22/25 08:45 AM</text:p>
          </table:table-cell>
          <table:table-cell office:value-type="string" table:style-name="ce13">
            <text:p>Daily meetings with the team.</text:p>
          </table:table-cell>
          <table:table-cell table:style-name="ce18"/>
          <table:table-cell table:number-columns-repeated="16375"/>
        </table:table-row>
        <table:table-row table:style-name="ro4"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75" table:style-name="ce4">
            <text:p>0.750</text:p>
          </table:table-cell>
          <table:table-cell office:value-type="string" table:style-name="ce21">
            <text:p>EmployeeSvc</text:p>
          </table:table-cell>
          <table:table-cell office:value-type="date" office:date-value="2025-04-22T08:45:00" table:style-name="ce14">
            <text:p>4/22/25 08:45 AM</text:p>
          </table:table-cell>
          <table:table-cell office:value-type="date" office:date-value="2025-04-22T09:30:00" table:style-name="ce14">
            <text:p>4/22/25 09:30 A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52388888876885198" table:style-name="ce4">
            <text:p>0.524</text:p>
          </table:table-cell>
          <table:table-cell office:value-type="string" table:style-name="ce20">
            <text:p>mtg-daily</text:p>
          </table:table-cell>
          <table:table-cell office:value-type="date" office:date-value="2025-04-22T09:28:34" table:style-name="ce14">
            <text:p>4/22/25 09:28 AM</text:p>
          </table:table-cell>
          <table:table-cell office:value-type="date" office:date-value="2025-04-22T10:00:00" table:style-name="ce14">
            <text:p>4/22/25 10:00 A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35916666680714099" table:style-name="ce4">
            <text:p>0.359</text:p>
          </table:table-cell>
          <table:table-cell office:value-type="string" table:style-name="ce21">
            <text:p>EmployeeSvc</text:p>
          </table:table-cell>
          <table:table-cell office:value-type="date" office:date-value="2025-04-22T10:00:00" table:style-name="ce14">
            <text:p>4/22/25 10:00 AM</text:p>
          </table:table-cell>
          <table:table-cell office:value-type="date" office:date-value="2025-04-22T10:21:33" table:style-name="ce14">
            <text:p>4/22/25 10:21 A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1.4916666666395" table:style-name="ce4">
            <text:p>1.492</text:p>
          </table:table-cell>
          <table:table-cell office:value-type="string" table:style-name="ce21">
            <text:p>EmployeeSvc</text:p>
          </table:table-cell>
          <table:table-cell office:value-type="date" office:date-value="2025-04-22T10:47:37" table:style-name="ce14">
            <text:p>4/22/25 10:47 AM</text:p>
          </table:table-cell>
          <table:table-cell office:value-type="date" office:date-value="2025-04-22T12:17:07" table:style-name="ce14">
            <text:p>4/22/25 12:17 PM</text:p>
          </table:table-cell>
          <table:table-cell office:value-type="string" table:style-name="ce13">
            <text:p># tests missing updated roles from empdev/empuat1</text:p>
          </table:table-cell>
          <table:table-cell table:style-name="ce15"/>
          <table:table-cell table:number-columns-repeated="16375"/>
        </table:table-row>
        <table:table-row table:style-name="ro4"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121388888976071" table:style-name="ce4">
            <text:p>0.121</text:p>
          </table:table-cell>
          <table:table-cell office:value-type="string" table:style-name="ce21">
            <text:p>EmployeeSvc</text:p>
          </table:table-cell>
          <table:table-cell office:value-type="date" office:date-value="2025-04-22T16:39:13" table:style-name="ce14">
            <text:p>4/22/25 04:39 PM</text:p>
          </table:table-cell>
          <table:table-cell office:value-type="date" office:date-value="2025-04-22T16:46:30" table:style-name="ce14">
            <text:p>4/22/25 04:46 P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2.3002777778310701" table:style-name="ce4">
            <text:p>2.300</text:p>
          </table:table-cell>
          <table:table-cell office:value-type="string" table:style-name="ce21">
            <text:p>EmployeeSvc</text:p>
          </table:table-cell>
          <table:table-cell office:value-type="date" office:date-value="2025-04-22T16:56:05" table:style-name="ce14">
            <text:p>4/22/25 04:56 PM</text:p>
          </table:table-cell>
          <table:table-cell office:value-type="date" office:date-value="2025-04-22T19:14:06" table:style-name="ce14">
            <text:p>4/22/25 07:14 PM</text:p>
          </table:table-cell>
          <table:table-cell office:value-type="string" table:style-name="ce13">
            <text:p># done as far as I can get, epcarepciture bad, retiree role bad</text:p>
          </table:table-cell>
          <table:table-cell table:style-name="ce18"/>
          <table:table-cell table:number-columns-repeated="16375"/>
        </table:table-row>
        <table:table-row table:style-name="ro4"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1.6972222222248099" table:style-name="ce4">
            <text:p>1.697</text:p>
          </table:table-cell>
          <table:table-cell office:value-type="string" table:style-name="ce21">
            <text:p>EmployeeSvc</text:p>
          </table:table-cell>
          <table:table-cell office:value-type="date" office:date-value="2025-04-22T19:45:17" table:style-name="ce14">
            <text:p>4/22/25 07:45 PM</text:p>
          </table:table-cell>
          <table:table-cell office:value-type="date" office:date-value="2025-04-22T21:27:07" table:style-name="ce14">
            <text:p>4/22/25 09:27 PM</text:p>
          </table:table-cell>
          <table:table-cell office:value-type="string" table:style-name="ce13">
            <text:p>#</text:p>
          </table:table-cell>
          <table:table-cell table:style-name="ce18"/>
          <table:table-cell table:number-columns-repeated="16375"/>
        </table:table-row>
        <table:table-row table:number-rows-repeated="6" table:style-name="ro4"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number-rows-repeated="3" table:style-name="ro4"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number-rows-repeated="2" table:style-name="ro4"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4" table:visibility="collapse">
          <table:table-cell office:value-type="float" office:value="912" table:style-name="ce17">
            <text:p>912</text:p>
          </table:table-cell>
          <table:table-cell office:value-type="float" office:value="4.25" table:style-name="ce19">
            <text:p>4.250</text:p>
          </table:table-cell>
          <table:table-cell office:value-type="float" office:value="4.0088888888130896" table:style-name="ce4">
            <text:p>4.009</text:p>
          </table:table-cell>
          <table:table-cell office:value-type="string" table:style-name="ce4">
            <text:p>---</text:p>
          </table:table-cell>
          <table:table-cell office:value-type="date" office:date-value="2025-04-23T00:00:00" table:style-name="ce20">
            <text:p>23-Apr</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75" table:style-name="ce4">
            <text:p>0.750</text:p>
          </table:table-cell>
          <table:table-cell office:value-type="string" table:style-name="ce21">
            <text:p>IDtoEmployeeSvc</text:p>
          </table:table-cell>
          <table:table-cell office:value-type="date" office:date-value="2025-04-23T07:45:00" table:style-name="ce14">
            <text:p>4/23/25 07:45 AM</text:p>
          </table:table-cell>
          <table:table-cell office:value-type="date" office:date-value="2025-04-23T08:30:00" table:style-name="ce14">
            <text:p>4/23/25 08:30 AM</text:p>
          </table:table-cell>
          <table:table-cell office:value-type="string" table:style-name="ce13">
            <text:p>Worked on resolving issues with the population of the SWACM_Employee_ID__c field for the IDtoEmployeeSvc driver.</text:p>
          </table:table-cell>
          <table:table-cell table:style-name="ce23"/>
          <table:table-cell table:number-columns-repeated="16375"/>
        </table:table-row>
        <table:table-row table:style-name="ro4"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25000000011641499" table:style-name="ce4">
            <text:p>0.250</text:p>
          </table:table-cell>
          <table:table-cell office:value-type="string" table:style-name="ce21">
            <text:p>mtg-daily</text:p>
          </table:table-cell>
          <table:table-cell office:value-type="date" office:date-value="2025-04-23T08:30:00" table:style-name="ce14">
            <text:p>4/23/25 08:30 AM</text:p>
          </table:table-cell>
          <table:table-cell office:value-type="date" office:date-value="2025-04-23T08:45:00" table:style-name="ce14">
            <text:p>4/23/25 08:45 AM</text:p>
          </table:table-cell>
          <table:table-cell office:value-type="string" table:style-name="ce21">
            <text:p>Daily meetings with the team. Weekly backlog meeting.</text:p>
          </table:table-cell>
          <table:table-cell table:style-name="ce23"/>
          <table:table-cell table:number-columns-repeated="16375"/>
        </table:table-row>
        <table:table-row table:style-name="ro4"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49999999988358501" table:style-name="ce4">
            <text:p>0.500</text:p>
          </table:table-cell>
          <table:table-cell office:value-type="string" table:style-name="ce21">
            <text:p>mtg-daily</text:p>
          </table:table-cell>
          <table:table-cell office:value-type="date" office:date-value="2025-04-23T09:30:00" table:style-name="ce14">
            <text:p>4/23/25 09:30 AM</text:p>
          </table:table-cell>
          <table:table-cell office:value-type="date" office:date-value="2025-04-23T10:00:00" table:style-name="ce14">
            <text:p>4/23/25 10:00 AM</text:p>
          </table:table-cell>
          <table:table-cell office:value-type="string" table:style-name="ce13">
            <text:p>#</text:p>
          </table:table-cell>
          <table:table-cell table:style-name="ce23"/>
          <table:table-cell table:number-columns-repeated="16375"/>
        </table:table-row>
        <table:table-row table:style-name="ro4"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75" table:style-name="ce4">
            <text:p>0.750</text:p>
          </table:table-cell>
          <table:table-cell office:value-type="string" table:style-name="ce20">
            <text:p>mtg-backlog</text:p>
          </table:table-cell>
          <table:table-cell office:value-type="date" office:date-value="2025-04-23T14:00:00" table:style-name="ce14">
            <text:p>4/23/25 02:00 PM</text:p>
          </table:table-cell>
          <table:table-cell office:value-type="date" office:date-value="2025-04-23T14:45:00" table:style-name="ce14">
            <text:p>4/23/25 02:45 PM</text:p>
          </table:table-cell>
          <table:table-cell office:value-type="string" table:style-name="ce13">
            <text:p>#</text:p>
          </table:table-cell>
          <table:table-cell table:style-name="ce23"/>
          <table:table-cell table:number-columns-repeated="16375"/>
        </table:table-row>
        <table:table-row table:style-name="ro4"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1.75888888881309" table:style-name="ce4">
            <text:p>1.759</text:p>
          </table:table-cell>
          <table:table-cell office:value-type="string" table:style-name="ce21">
            <text:p>IDtoEmployeeSvc</text:p>
          </table:table-cell>
          <table:table-cell office:value-type="date" office:date-value="2025-04-23T14:45:00" table:style-name="ce14">
            <text:p>4/23/25 02:45 PM</text:p>
          </table:table-cell>
          <table:table-cell office:value-type="date" office:date-value="2025-04-23T16:30:32" table:style-name="ce14">
            <text:p>4/23/25 04:30 PM</text:p>
          </table:table-cell>
          <table:table-cell office:value-type="string" table:style-name="ce13">
            <text:p>#</text:p>
          </table:table-cell>
          <table:table-cell table:style-name="ce23"/>
          <table:table-cell table:number-columns-repeated="16375"/>
        </table:table-row>
        <table:table-row table:number-rows-repeated="6" table:style-name="ro4"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number-rows-repeated="3" table:style-name="ro4"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number-rows-repeated="3" table:style-name="ro4"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2" table:style-name="ce17">
            <text:p>912</text:p>
          </table:table-cell>
          <table:table-cell office:value-type="float" office:value="5.75" table:style-name="ce19">
            <text:p>5.750</text:p>
          </table:table-cell>
          <table:table-cell office:value-type="float" office:value="5.6338888888712999" table:style-name="ce4">
            <text:p>5.634</text:p>
          </table:table-cell>
          <table:table-cell office:value-type="string" table:style-name="ce4">
            <text:p>---</text:p>
          </table:table-cell>
          <table:table-cell office:value-type="date" office:date-value="2025-04-24T00:00:00" table:style-name="ce20">
            <text:p>24-Apr</text:p>
          </table:table-cell>
          <table:table-cell table:number-columns-repeated="2" table:style-name="ce14"/>
          <table:table-cell table:style-name="ce13"/>
          <table:table-cell table:style-name="ce18"/>
          <table:table-cell table:number-columns-repeated="16375"/>
        </table:table-row>
        <table:table-row table:style-name="ro6"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1.25249999994412" table:style-name="ce4">
            <text:p>1.252</text:p>
          </table:table-cell>
          <table:table-cell office:value-type="string" table:style-name="ce21">
            <text:p>IDtoEmployeeSvc</text:p>
          </table:table-cell>
          <table:table-cell office:value-type="date" office:date-value="2025-04-24T07:14:51" table:style-name="ce14">
            <text:p>4/24/25 07:14 AM</text:p>
          </table:table-cell>
          <table:table-cell office:value-type="date" office:date-value="2025-04-24T08:30:00" table:style-name="ce14">
            <text:p>4/24/25 08:30 AM</text:p>
          </table:table-cell>
          <table:table-cell office:value-type="string" table:style-name="ce13">
            <text:p>Worked on user create issue for IDtoEmployeeSvc with Jeff, Logini, and Sailia to populate the SWACM_Employee_ID__c field.</text:p>
          </table:table-cell>
          <table:table-cell office:value-type="string" table:style-name="ce18">
            <text:p>Turns out our service account was missing rights to allow triggers to run. User has to be setup as 'an integration user'.</text:p>
          </table:table-cell>
          <table:table-cell table:number-columns-repeated="16375"/>
        </table:table-row>
        <table:table-row table:style-name="ro4"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25000000011641499" table:style-name="ce4">
            <text:p>0.250</text:p>
          </table:table-cell>
          <table:table-cell office:value-type="string" table:style-name="ce20">
            <text:p>mtg-daily</text:p>
          </table:table-cell>
          <table:table-cell office:value-type="date" office:date-value="2025-04-24T08:30:00" table:style-name="ce14">
            <text:p>4/24/25 08:30 AM</text:p>
          </table:table-cell>
          <table:table-cell office:value-type="date" office:date-value="2025-04-24T08:45:00" table:style-name="ce14">
            <text:p>4/24/25 08:45 AM</text:p>
          </table:table-cell>
          <table:table-cell office:value-type="string" table:style-name="ce13">
            <text:p>Daily meetings with the team.</text:p>
          </table:table-cell>
          <table:table-cell table:style-name="ce18"/>
          <table:table-cell table:number-columns-repeated="16375"/>
        </table:table-row>
        <table:table-row table:style-name="ro4"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75" table:style-name="ce4">
            <text:p>0.750</text:p>
          </table:table-cell>
          <table:table-cell office:value-type="string" table:style-name="ce21">
            <text:p>IDtoEmployeeSvc</text:p>
          </table:table-cell>
          <table:table-cell office:value-type="date" office:date-value="2025-04-24T08:45:00" table:style-name="ce14">
            <text:p>4/24/25 08:45 AM</text:p>
          </table:table-cell>
          <table:table-cell office:value-type="date" office:date-value="2025-04-24T09:30:00" table:style-name="ce14">
            <text:p>4/24/25 09:30 A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49999999988358501" table:style-name="ce4">
            <text:p>0.500</text:p>
          </table:table-cell>
          <table:table-cell office:value-type="string" table:style-name="ce20">
            <text:p>mtg-daily</text:p>
          </table:table-cell>
          <table:table-cell office:value-type="date" office:date-value="2025-04-24T09:30:00" table:style-name="ce14">
            <text:p>4/24/25 09:30 AM</text:p>
          </table:table-cell>
          <table:table-cell office:value-type="date" office:date-value="2025-04-24T10:00:00" table:style-name="ce14">
            <text:p>4/24/25 10:00 A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office:value-type="string" table:style-name="ce20">
            <text:p>FTO - track and field</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61694444442400698" table:style-name="ce4">
            <text:p>0.617</text:p>
          </table:table-cell>
          <table:table-cell office:value-type="string" table:style-name="ce21">
            <text:p>IDtoEmployeeSvc</text:p>
          </table:table-cell>
          <table:table-cell office:value-type="date" office:date-value="2025-04-24T16:38:50" table:style-name="ce14">
            <text:p>4/24/25 04:38 PM</text:p>
          </table:table-cell>
          <table:table-cell office:value-type="date" office:date-value="2025-04-24T17:15:51" table:style-name="ce14">
            <text:p>4/24/25 05:15 PM</text:p>
          </table:table-cell>
          <table:table-cell office:value-type="string" table:style-name="ce13">
            <text:p>Worked on fixing user r43664 for INC6558445. Worked on classifying additional errors to avoid infinite retires, and retrying on events that don't benefit from it.</text:p>
          </table:table-cell>
          <table:table-cell table:style-name="ce18"/>
          <table:table-cell table:number-columns-repeated="16375"/>
        </table:table-row>
        <table:table-row table:style-name="ro4"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76722222223179404" table:style-name="ce4">
            <text:p>0.767</text:p>
          </table:table-cell>
          <table:table-cell office:value-type="string" table:style-name="ce21">
            <text:p>IDtoEmployeeSvc</text:p>
          </table:table-cell>
          <table:table-cell office:value-type="date" office:date-value="2025-04-24T17:15:51" table:style-name="ce14">
            <text:p>4/24/25 05:15 PM</text:p>
          </table:table-cell>
          <table:table-cell office:value-type="date" office:date-value="2025-04-24T18:01:53" table:style-name="ce14">
            <text:p>4/24/25 06:01 P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468611111165956" table:style-name="ce4">
            <text:p>0.469</text:p>
          </table:table-cell>
          <table:table-cell office:value-type="string" table:style-name="ce20">
            <text:p>Support</text:p>
          </table:table-cell>
          <table:table-cell office:value-type="date" office:date-value="2025-04-24T18:01:53" table:style-name="ce14">
            <text:p>4/24/25 06:01 PM</text:p>
          </table:table-cell>
          <table:table-cell office:value-type="date" office:date-value="2025-04-24T18:30:00" table:style-name="ce14">
            <text:p>4/24/25 06:30 PM</text:p>
          </table:table-cell>
          <table:table-cell office:value-type="string" table:style-name="ce13">
            <text:p>Worked with Jack to review recent odd high event count in IDM.</text:p>
          </table:table-cell>
          <table:table-cell table:style-name="ce18"/>
          <table:table-cell table:number-columns-repeated="16375"/>
        </table:table-row>
        <table:table-row table:style-name="ro4"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95333333319285896" table:style-name="ce4">
            <text:p>0.953</text:p>
          </table:table-cell>
          <table:table-cell office:value-type="string" table:style-name="ce21">
            <text:p>IDtoEmployeeSvc</text:p>
          </table:table-cell>
          <table:table-cell office:value-type="date" office:date-value="2025-04-24T18:30:00" table:style-name="ce14">
            <text:p>4/24/25 06:30 PM</text:p>
          </table:table-cell>
          <table:table-cell office:value-type="date" office:date-value="2025-04-24T19:27:12" table:style-name="ce14">
            <text:p>4/24/25 07:27 P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7.5277777912560906E-2" table:style-name="ce4">
            <text:p>0.075</text:p>
          </table:table-cell>
          <table:table-cell office:value-type="string" table:style-name="ce21">
            <text:p>IDtoEmployeeSvc</text:p>
          </table:table-cell>
          <table:table-cell office:value-type="date" office:date-value="2025-04-24T19:27:12" table:style-name="ce14">
            <text:p>4/24/25 07:27 PM</text:p>
          </table:table-cell>
          <table:table-cell office:value-type="date" office:date-value="2025-04-24T19:31:43" table:style-name="ce14">
            <text:p>4/24/25 07:31 PM</text:p>
          </table:table-cell>
          <table:table-cell table:style-name="ce13"/>
          <table:table-cell table:style-name="ce18"/>
          <table:table-cell table:number-columns-repeated="16375"/>
        </table:table-row>
        <table:table-row table:number-rows-repeated="4" table:style-name="ro4"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2" table:style-name="ce17">
            <text:p>912</text:p>
          </table:table-cell>
          <table:table-cell office:value-type="float" office:value="9" table:style-name="ce19">
            <text:p>9.000</text:p>
          </table:table-cell>
          <table:table-cell office:value-type="float" office:value="8.9575000001932494" table:style-name="ce4">
            <text:p>8.958</text:p>
          </table:table-cell>
          <table:table-cell office:value-type="string" table:style-name="ce4">
            <text:p>---</text:p>
          </table:table-cell>
          <table:table-cell office:value-type="date" office:date-value="2025-04-25T00:00:00" table:style-name="ce20">
            <text:p>25-Apr</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93277777789626304" table:style-name="ce4">
            <text:p>0.933</text:p>
          </table:table-cell>
          <table:table-cell office:value-type="string" table:style-name="ce20">
            <text:p>IDtoAvioBook</text:p>
          </table:table-cell>
          <table:table-cell office:value-type="date" office:date-value="2025-04-25T08:20:00" table:style-name="ce14">
            <text:p>4/25/25 08:20 AM</text:p>
          </table:table-cell>
          <table:table-cell office:value-type="date" office:date-value="2025-04-25T09:15:58" table:style-name="ce14">
            <text:p>4/25/25 09:15 AM</text:p>
          </table:table-cell>
          <table:table-cell office:value-type="string" table:style-name="ce26">
            <text:p>Support call with Nader and Aviobook team where we covered prehire flight attendant provisioning issues. Worked to see if we can manually push prehire flight attendants using static roles.</text:p>
          </table:table-cell>
          <table:table-cell table:style-name="ce18"/>
          <table:table-cell table:number-columns-repeated="16375"/>
        </table:table-row>
        <table:table-row table:style-name="ro4"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1.0611111110192699" table:style-name="ce4">
            <text:p>1.061</text:p>
          </table:table-cell>
          <table:table-cell office:value-type="string" table:style-name="ce20">
            <text:p>IDtoEmployeeSvc</text:p>
          </table:table-cell>
          <table:table-cell office:value-type="date" office:date-value="2025-04-25T09:15:58" table:style-name="ce14">
            <text:p>4/25/25 09:15 AM</text:p>
          </table:table-cell>
          <table:table-cell office:value-type="date" office:date-value="2025-04-25T10:19:38" table:style-name="ce14">
            <text:p>4/25/25 10:19 AM</text:p>
          </table:table-cell>
          <table:table-cell office:value-type="string" table:style-name="ce13">
            <text:p>Worked on documenting errors to prepare for the IDtoEmployeeSvc driver KT session with ops. Worked on updating credentials in AWS for the new EMPDEV1 and EMPUAT1 environments.</text:p>
          </table:table-cell>
          <table:table-cell table:style-name="ce18"/>
          <table:table-cell table:number-columns-repeated="16375"/>
        </table:table-row>
        <table:table-row table:style-name="ro4"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17277777782874201" table:style-name="ce4">
            <text:p>0.173</text:p>
          </table:table-cell>
          <table:table-cell office:value-type="string" table:style-name="ce20">
            <text:p>IDtoAvioBook</text:p>
          </table:table-cell>
          <table:table-cell office:value-type="date" office:date-value="2025-04-25T10:19:38" table:style-name="ce14">
            <text:p>4/25/25 10:19 AM</text:p>
          </table:table-cell>
          <table:table-cell office:value-type="date" office:date-value="2025-04-25T10:30:00" table:style-name="ce14">
            <text:p>4/25/25 10:30 AM</text:p>
          </table:table-cell>
          <table:table-cell office:value-type="string" table:style-name="ce13">
            <text:p># static avio_cabin_fa role assignemtnt est: succeeded!</text:p>
          </table:table-cell>
          <table:table-cell table:style-name="ce18"/>
          <table:table-cell table:number-columns-repeated="16375"/>
        </table:table-row>
        <table:table-row table:style-name="ro4"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1.25305555562954" table:style-name="ce4">
            <text:p>1.253</text:p>
          </table:table-cell>
          <table:table-cell office:value-type="string" table:style-name="ce20">
            <text:p>IDtoEmployeeSvc</text:p>
          </table:table-cell>
          <table:table-cell office:value-type="date" office:date-value="2025-04-25T10:30:00" table:style-name="ce14">
            <text:p>4/25/25 10:30 AM</text:p>
          </table:table-cell>
          <table:table-cell office:value-type="date" office:date-value="2025-04-25T11:45:11" table:style-name="ce14">
            <text:p>4/25/25 11:45 A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1.9408333333558401" table:style-name="ce4">
            <text:p>1.941</text:p>
          </table:table-cell>
          <table:table-cell office:value-type="string" table:style-name="ce20">
            <text:p>IDtoEmployeeSvc</text:p>
          </table:table-cell>
          <table:table-cell office:value-type="date" office:date-value="2025-04-25T12:11:49" table:style-name="ce14">
            <text:p>4/25/25 12:11 PM</text:p>
          </table:table-cell>
          <table:table-cell office:value-type="date" office:date-value="2025-04-25T14:08:16" table:style-name="ce14">
            <text:p>4/25/25 02:08 PM</text:p>
          </table:table-cell>
          <table:table-cell office:value-type="string" table:style-name="ce13">
            <text:p># did most error documetnation here: added lolts to driver edoc</text:p>
          </table:table-cell>
          <table:table-cell table:style-name="ce18"/>
          <table:table-cell table:number-columns-repeated="16375"/>
        </table:table-row>
        <table:table-row table:style-name="ro4"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36222222220385403" table:style-name="ce4">
            <text:p>0.362</text:p>
          </table:table-cell>
          <table:table-cell office:value-type="string" table:style-name="ce20">
            <text:p>IDtoEmployeeSvc</text:p>
          </table:table-cell>
          <table:table-cell office:value-type="date" office:date-value="2025-04-25T14:08:16" table:style-name="ce14">
            <text:p>4/25/25 02:08 PM</text:p>
          </table:table-cell>
          <table:table-cell office:value-type="date" office:date-value="2025-04-25T14:30:00" table:style-name="ce14">
            <text:p>4/25/25 02:30 PM</text:p>
          </table:table-cell>
          <table:table-cell office:value-type="string" table:style-name="ce13">
            <text:p>#running tests . .validating build for qa role update</text:p>
          </table:table-cell>
          <table:table-cell table:style-name="ce18"/>
          <table:table-cell table:number-columns-repeated="16375"/>
        </table:table-row>
        <table:table-row table:style-name="ro4"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86666666669771097" table:style-name="ce4">
            <text:p>0.867</text:p>
          </table:table-cell>
          <table:table-cell office:value-type="string" table:style-name="ce20">
            <text:p>IDtoAvioBook</text:p>
          </table:table-cell>
          <table:table-cell office:value-type="date" office:date-value="2025-04-25T14:30:00" table:style-name="ce14">
            <text:p>4/25/25 02:30 PM</text:p>
          </table:table-cell>
          <table:table-cell office:value-type="date" office:date-value="2025-04-25T15:22:00" table:style-name="ce14">
            <text:p>4/25/25 03:22 PM</text:p>
          </table:table-cell>
          <table:table-cell office:value-type="string" table:style-name="ce13">
            <text:p># <text:s/>Creating stories to update the role.</text:p>
          </table:table-cell>
          <table:table-cell table:style-name="ce18"/>
          <table:table-cell table:number-columns-repeated="16375"/>
        </table:table-row>
        <table:table-row table:style-name="ro4"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1.18333333334886" table:style-name="ce4">
            <text:p>1.183</text:p>
          </table:table-cell>
          <table:table-cell office:value-type="string" table:style-name="ce20">
            <text:p>IDtoAvioBook</text:p>
          </table:table-cell>
          <table:table-cell office:value-type="date" office:date-value="2025-04-25T15:22:00" table:style-name="ce14">
            <text:p>4/25/25 03:22 PM</text:p>
          </table:table-cell>
          <table:table-cell office:value-type="date" office:date-value="2025-04-25T16:33:00" table:style-name="ce14">
            <text:p>4/25/25 04:33 PM</text:p>
          </table:table-cell>
          <table:table-cell table:style-name="ce13"/>
          <table:table-cell table:style-name="ce18"/>
          <table:table-cell table:number-columns-repeated="16375"/>
        </table:table-row>
        <table:table-row table:style-name="ro5"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36194444453576602" table:style-name="ce4">
            <text:p>0.362</text:p>
          </table:table-cell>
          <table:table-cell office:value-type="string" table:style-name="ce20">
            <text:p>Census: 5.05</text:p>
          </table:table-cell>
          <table:table-cell office:value-type="date" office:date-value="2025-04-25T16:33:00" table:style-name="ce14">
            <text:p>4/25/25 04:33 PM</text:p>
          </table:table-cell>
          <table:table-cell office:value-type="date" office:date-value="2025-04-25T16:54:43" table:style-name="ce14">
            <text:p>4/25/25 04:54 PM</text:p>
          </table:table-cell>
          <table:table-cell office:value-type="string" table:style-name="ce13">
            <text:p>Worked to resolve an issue with the eDirectory process regularly crashing.</text:p>
          </table:table-cell>
          <table:table-cell office:value-type="string" table:style-name="ce18">
            <text:p>I discussed with Patrick why the ndsd process is regularly shutting down. We realised it may be due to a homegrown process that bounces ndsd every time the thread count &gt; 512 for more than 10 minutes.</text:p>
          </table:table-cell>
          <table:table-cell table:number-columns-repeated="16375"/>
        </table:table-row>
        <table:table-row table:style-name="ro4"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82277777767740201" table:style-name="ce4">
            <text:p>0.823</text:p>
          </table:table-cell>
          <table:table-cell office:value-type="string" table:style-name="ce20">
            <text:p>IDtoEmployeeSvc</text:p>
          </table:table-cell>
          <table:table-cell office:value-type="date" office:date-value="2025-04-25T16:54:43" table:style-name="ce14">
            <text:p>4/25/25 04:54 PM</text:p>
          </table:table-cell>
          <table:table-cell office:value-type="date" office:date-value="2025-04-25T17:44:05" table:style-name="ce14">
            <text:p>4/25/25 05:44 PM</text:p>
          </table:table-cell>
          <table:table-cell office:value-type="string" table:style-name="ce13">
            <text:p>#trying to pass tests with latest fixed base roles . .</text:p>
          </table:table-cell>
          <table:table-cell table:style-name="ce18"/>
          <table:table-cell table:number-columns-repeated="16375"/>
        </table:table-row>
        <table:table-row table:style-name="ro4"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25"/>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25"/>
          <table:table-cell table:style-name="ce27"/>
          <table:table-cell table:style-name="ce14"/>
          <table:table-cell table:style-name="ce13"/>
          <table:table-cell table:style-name="ce18"/>
          <table:table-cell table:number-columns-repeated="16375"/>
        </table:table-row>
        <table:table-row table:number-rows-repeated="3" table:style-name="ro4"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3" table:visibility="collapse">
          <table:table-cell office:value-type="float" office:value="913" table:style-name="ce17">
            <text:p>913</text:p>
          </table:table-cell>
          <table:table-cell table:style-name="ce12"/>
          <table:table-cell office:value-type="string" table:style-name="ce4">
            <text:p>****************</text:p>
          </table:table-cell>
          <table:table-cell table:style-name="ce4"/>
          <table:table-cell office:value-type="string" office:string-value="Week 913" table:formula="of:=CONCATENATE(&quot;Week &quot;; [.A599])" table:number-columns-spanned="2" table:number-rows-spanned="3" table:style-name="ce48">
            <text:p>Week 913</text:p>
          </table: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3" table:style-name="ce17">
            <text:p>913</text:p>
          </table:table-cell>
          <table:table-cell table:style-name="ce12"/>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3" table:style-name="ce17">
            <text:p>913</text:p>
          </table:table-cell>
          <table:table-cell table:style-name="ce19"/>
          <table:table-cell office:value-type="string" table:style-name="ce4">
            <text:p>****************</text:p>
          </table:table-cell>
          <table:table-cell office:value-type="string" office:string-value="---" table:formula="of:=IF(AND([.F601] &lt;&gt; &quot;&quot;;[.G601] &lt;&gt; &quot;&quot;);([.G601]-[.F601])*24;&quot;---&quot;)" table:style-name="ce4">
            <text:p>---</text:p>
          </table:table-cell>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3" table:style-name="ce17">
            <text:p>913</text:p>
          </table:table-cell>
          <table:table-cell table:style-name="ce19"/>
          <table:table-cell office:value-type="string" table:style-name="ce4">
            <text:p>****************</text:p>
          </table:table-cell>
          <table:table-cell office:value-type="string" office:string-value="---" table:formula="of:=IF(AND([.F602] &lt;&gt; &quot;&quot;;[.G602] &lt;&gt; &quot;&quot;);([.G602]-[.F602])*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13" table:style-name="ce17">
            <text:p>913</text:p>
          </table:table-cell>
          <table:table-cell table:style-name="ce19"/>
          <table:table-cell office:value-type="string" table:style-name="ce4">
            <text:p>****************</text:p>
          </table:table-cell>
          <table:table-cell office:value-type="string" office:string-value="---" table:formula="of:=IF(AND([.F603] &lt;&gt; &quot;&quot;;[.G603] &lt;&gt; &quot;&quot;);([.G603]-[.F603])*24;&quot;---&quot;)" table:style-name="ce4">
            <text:p>---</text:p>
          </table:table-cell>
          <table:table-cell table:style-name="ce13"/>
          <table:table-cell table:style-name="ce4"/>
          <table:table-cell table:style-name="ce14"/>
          <table:table-cell table:style-name="ce13"/>
          <table:table-cell table:style-name="ce18"/>
          <table:table-cell table:number-columns-repeated="16375"/>
        </table:table-row>
        <table:table-row table:style-name="ro3" table:visibility="collapse">
          <table:table-cell office:value-type="float" office:value="913" table:style-name="ce17">
            <text:p>913</text:p>
          </table:table-cell>
          <table:table-cell table:style-name="ce19"/>
          <table:table-cell office:value-type="string" table:style-name="ce4">
            <text:p>****************</text:p>
          </table:table-cell>
          <table:table-cell office:value-type="string" office:string-value="---" table:formula="of:=IF(AND([.F604] &lt;&gt; &quot;&quot;;[.G604] &lt;&gt; &quot;&quot;);([.G604]-[.F604])*24;&quot;---&quot;)" table:style-name="ce4">
            <text:p>---</text:p>
          </table:table-cell>
          <table:table-cell table:style-name="ce13"/>
          <table:table-cell table:style-name="ce4"/>
          <table:table-cell table:style-name="ce14"/>
          <table:table-cell table:style-name="ce13"/>
          <table:table-cell table:style-name="ce18"/>
          <table:table-cell table:number-columns-repeated="16375"/>
        </table:table-row>
        <table:table-row table:style-name="ro3" table:visibility="collapse">
          <table:table-cell office:value-type="float" office:value="913" table:style-name="ce17">
            <text:p>913</text:p>
          </table:table-cell>
          <table:table-cell table:style-name="ce12"/>
          <table:table-cell office:value-type="string" table:style-name="ce4">
            <text:p>****************</text:p>
          </table:table-cell>
          <table:table-cell office:value-type="string" office:string-value="---" table:formula="of:=IF(AND([.F605] &lt;&gt; &quot;&quot;;[.G605] &lt;&gt; &quot;&quot;);([.G605]-[.F605])*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13" table:style-name="ce17">
            <text:p>913</text:p>
          </table:table-cell>
          <table:table-cell table:style-name="ce12"/>
          <table:table-cell office:value-type="string" table:style-name="ce4">
            <text:p>BILLED</text:p>
          </table:table-cell>
          <table:table-cell office:value-type="string" office:string-value="---" table:formula="of:=IF(AND([.F606] &lt;&gt; &quot;&quot;;[.G606] &lt;&gt; &quot;&quot;);([.G606]-[.F606])*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office:value-type="float" office:value="8.75" table:formula="of:=COM.MICROSOFT.CEILING([.C607];0.25)" table:style-name="ce19">
            <text:p>8.750</text:p>
          </table:table-cell>
          <table:table-cell office:value-type="float" office:value="8.7413888888549991" table:formula="of:=SUM([.D607:.D626])" table:style-name="ce4">
            <text:p>8.741</text:p>
          </table:table-cell>
          <table:table-cell office:value-type="string" office:string-value="---" table:formula="of:=IF(AND([.F607] &lt;&gt; &quot;&quot;;[.G607] &lt;&gt; &quot;&quot;);([.G607]-[.F607])*24;&quot;---&quot;)" table:style-name="ce4">
            <text:p>---</text:p>
          </table:table-cell>
          <table:table-cell office:value-type="date" office:date-value="2025-04-28T00:00:00" table:style-name="ce20">
            <text:p>28-Apr</text:p>
          </table:table-cell>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6666666665696539" table:formula="of:=IF(AND([.F608] &lt;&gt; &quot;&quot;;[.G608] &lt;&gt; &quot;&quot;);([.G608]-[.F608])*24;&quot;---&quot;)" table:style-name="ce4">
            <text:p>0.667</text:p>
          </table:table-cell>
          <table:table-cell office:value-type="string" table:style-name="ce20">
            <text:p>IDtoAvioBook</text:p>
          </table:table-cell>
          <table:table-cell office:value-type="date" office:date-value="2025-04-28T07:50:00" table:style-name="ce14">
            <text:p>4/28/25 07:50 AM</text:p>
          </table:table-cell>
          <table:table-cell office:value-type="date" office:date-value="2025-04-28T08:30:00" table:style-name="ce14">
            <text:p>4/28/25 08:30 AM</text:p>
          </table:table-cell>
          <table:table-cell office:value-type="string" table:style-name="ce21">
            <text:p>Aviobook planning meeting discussing the provisioning of pre-hired flight attendants. Worked to push list of users that needed to be provisioned now.</text:p>
          </table:table-cell>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50000000005820766" table:formula="of:=IF(AND([.F609] &lt;&gt; &quot;&quot;;[.G609] &lt;&gt; &quot;&quot;);([.G609]-[.F609])*24;&quot;---&quot;)" table:style-name="ce4">
            <text:p>0.500</text:p>
          </table:table-cell>
          <table:table-cell office:value-type="string" table:style-name="ce22">
            <text:p>mtg-Daily</text:p>
          </table:table-cell>
          <table:table-cell office:value-type="date" office:date-value="2025-04-28T08:30:00" table:style-name="ce14">
            <text:p>4/28/25 08:30 AM</text:p>
          </table:table-cell>
          <table:table-cell office:value-type="date" office:date-value="2025-04-28T09:00:00" table:style-name="ce14">
            <text:p>4/28/25 09:00 AM</text:p>
          </table:table-cell>
          <table:table-cell office:value-type="string" table:style-name="ce21">
            <text:p>Daily meetings with the team. <text:s/>Weekly EE team meeting.</text:p>
          </table:table-cell>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50000000005820766" table:formula="of:=IF(AND([.F610] &lt;&gt; &quot;&quot;;[.G610] &lt;&gt; &quot;&quot;);([.G610]-[.F610])*24;&quot;---&quot;)" table:style-name="ce4">
            <text:p>0.500</text:p>
          </table:table-cell>
          <table:table-cell office:value-type="string" table:style-name="ce20">
            <text:p>IDtoAvioBook</text:p>
          </table:table-cell>
          <table:table-cell office:value-type="date" office:date-value="2025-04-28T09:00:00" table:style-name="ce14">
            <text:p>4/28/25 09:00 AM</text:p>
          </table:table-cell>
          <table:table-cell office:value-type="date" office:date-value="2025-04-28T09:30:00" table:style-name="ce14">
            <text:p>4/28/25 09:30 AM</text:p>
          </table:table-cell>
          <table:table-cell office:value-type="string" table:style-name="ce21">
            <text:p># pushing users</text:p>
          </table:table-cell>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49999999988358468" table:formula="of:=IF(AND([.F611] &lt;&gt; &quot;&quot;;[.G611] &lt;&gt; &quot;&quot;);([.G611]-[.F611])*24;&quot;---&quot;)" table:style-name="ce4">
            <text:p>0.500</text:p>
          </table:table-cell>
          <table:table-cell office:value-type="string" table:style-name="ce22">
            <text:p>mtg-Daily</text:p>
          </table:table-cell>
          <table:table-cell office:value-type="date" office:date-value="2025-04-28T09:30:00" table:style-name="ce14">
            <text:p>4/28/25 09:30 AM</text:p>
          </table:table-cell>
          <table:table-cell office:value-type="date" office:date-value="2025-04-28T10:00:00" table:style-name="ce14">
            <text:p>4/28/25 10:00 AM</text:p>
          </table:table-cell>
          <table:table-cell office:value-type="string" table:style-name="ce22">
            <text:p># Ee stanudp</text:p>
          </table:table-cell>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83166666672332212" table:formula="of:=IF(AND([.F612] &lt;&gt; &quot;&quot;;[.G612] &lt;&gt; &quot;&quot;);([.G612]-[.F612])*24;&quot;---&quot;)" table:style-name="ce4">
            <text:p>0.832</text:p>
          </table:table-cell>
          <table:table-cell office:value-type="string" table:style-name="ce22">
            <text:p>EE-weekly</text:p>
          </table:table-cell>
          <table:table-cell office:value-type="date" office:date-value="2025-04-28T10:00:00" table:style-name="ce14">
            <text:p>4/28/25 10:00 AM</text:p>
          </table:table-cell>
          <table:table-cell office:value-type="date" office:date-value="2025-04-28T10:49:54" table:style-name="ce14">
            <text:p>4/28/25 10:49 AM</text:p>
          </table:table-cell>
          <table:table-cell office:value-type="string" table:style-name="ce21">
            <text:p># weekly</text:p>
          </table:table-cell>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61833333328831941" table:formula="of:=IF(AND([.F613] &lt;&gt; &quot;&quot;;[.G613] &lt;&gt; &quot;&quot;);([.G613]-[.F613])*24;&quot;---&quot;)" table:style-name="ce4">
            <text:p>0.618</text:p>
          </table:table-cell>
          <table:table-cell office:value-type="string" table:style-name="ce20">
            <text:p>IDtoAvioBook</text:p>
          </table:table-cell>
          <table:table-cell office:value-type="date" office:date-value="2025-04-28T10:49:54" table:style-name="ce14">
            <text:p>4/28/25 10:49 AM</text:p>
          </table:table-cell>
          <table:table-cell office:value-type="date" office:date-value="2025-04-28T11:27:00" table:style-name="ce14">
            <text:p>4/28/25 11:27 AM</text:p>
          </table:table-cell>
          <table:table-cell office:value-type="string" table:style-name="ce21">
            <text:p># still pushing users - finding last uer.</text:p>
          </table:table-cell>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83555555564817041" table:formula="of:=IF(AND([.F614] &lt;&gt; &quot;&quot;;[.G614] &lt;&gt; &quot;&quot;);([.G614]-[.F614])*24;&quot;---&quot;)" table:style-name="ce4">
            <text:p>0.836</text:p>
          </table:table-cell>
          <table:table-cell office:value-type="string" table:style-name="ce20">
            <text:p>IDtoAvioBook</text:p>
          </table:table-cell>
          <table:table-cell office:value-type="date" office:date-value="2025-04-28T12:05:28" table:style-name="ce14">
            <text:p>4/28/25 12:05 PM</text:p>
          </table:table-cell>
          <table:table-cell office:value-type="date" office:date-value="2025-04-28T12:55:36" table:style-name="ce14">
            <text:p>4/28/25 12:55 PM</text:p>
          </table:table-cell>
          <table:table-cell office:value-type="string" table:style-name="ce21">
            <text:p># worked to communicate results regarding 422 users. Also pushed all prehire FA's outside of his list.</text:p>
          </table:table-cell>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75972222205018625" table:formula="of:=IF(AND([.F615] &lt;&gt; &quot;&quot;;[.G615] &lt;&gt; &quot;&quot;);([.G615]-[.F615])*24;&quot;---&quot;)" table:style-name="ce4">
            <text:p>0.760</text:p>
          </table:table-cell>
          <table:table-cell office:value-type="string" table:style-name="ce20">
            <text:p>IDtoAvioBook</text:p>
          </table:table-cell>
          <table:table-cell office:value-type="date" office:date-value="2025-04-28T12:55:36" table:style-name="ce14">
            <text:p>4/28/25 12:55 PM</text:p>
          </table:table-cell>
          <table:table-cell office:value-type="date" office:date-value="2025-04-28T13:41:11" table:style-name="ce14">
            <text:p>4/28/25 01:41 PM</text:p>
          </table:table-cell>
          <table:table-cell office:value-type="string" table:style-name="ce21">
            <text:p>#moving on to making long term change - change complete in dev (prd too, doh)</text:p>
          </table:table-cell>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3.1075000001583248" table:formula="of:=IF(AND([.F616] &lt;&gt; &quot;&quot;;[.G616] &lt;&gt; &quot;&quot;);([.G616]-[.F616])*24;&quot;---&quot;)" table:style-name="ce4">
            <text:p>3.108</text:p>
          </table:table-cell>
          <table:table-cell office:value-type="string" table:style-name="ce22">
            <text:p>IDtoEmployeeSvc</text:p>
          </table:table-cell>
          <table:table-cell office:value-type="date" office:date-value="2025-04-28T13:41:11" table:style-name="ce14">
            <text:p>4/28/25 01:41 PM</text:p>
          </table:table-cell>
          <table:table-cell office:value-type="date" office:date-value="2025-04-28T16:47:38" table:style-name="ce14">
            <text:p>4/28/25 04:47 PM</text:p>
          </table:table-cell>
          <table:table-cell office:value-type="string" table:style-name="ce21">
            <text:p>Worked on passing tests with corrected roles for EMPDEV1 for the EmployeeServices drivers.</text:p>
          </table:table-cell>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42194444441702217" table:formula="of:=IF(AND([.F617] &lt;&gt; &quot;&quot;;[.G617] &lt;&gt; &quot;&quot;);([.G617]-[.F617])*24;&quot;---&quot;)" table:style-name="ce4">
            <text:p>0.422</text:p>
          </table:table-cell>
          <table:table-cell office:value-type="string" table:style-name="ce20">
            <text:p>IDtoEmployeeCarePicture</text:p>
          </table:table-cell>
          <table:table-cell office:value-type="date" office:date-value="2025-04-28T16:47:38" table:style-name="ce14">
            <text:p>4/28/25 04:47 PM</text:p>
          </table:table-cell>
          <table:table-cell office:value-type="date" office:date-value="2025-04-28T17:12:57" table:style-name="ce14">
            <text:p>4/28/25 05:12 PM</text:p>
          </table:table-cell>
          <table:table-cell office:value-type="string" table:style-name="ce21">
            <text:p>Worked on validating REST authentication for the IDtoEmployeeCarePicture driver.</text:p>
          </table:table-cell>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618] &lt;&gt; &quot;&quot;;[.G618] &lt;&gt; &quot;&quot;);([.G618]-[.F618])*24;&quot;---&quot;)"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619] &lt;&gt; &quot;&quot;;[.G619] &lt;&gt; &quot;&quot;);([.G619]-[.F619])*24;&quot;---&quot;)"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620] &lt;&gt; &quot;&quot;;[.G620] &lt;&gt; &quot;&quot;);([.G620]-[.F620])*24;&quot;---&quot;)"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621] &lt;&gt; &quot;&quot;;[.G621] &lt;&gt; &quot;&quot;);([.G621]-[.F621])*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622] &lt;&gt; &quot;&quot;;[.G622] &lt;&gt; &quot;&quot;);([.G622]-[.F622])*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623] &lt;&gt; &quot;&quot;;[.G623] &lt;&gt; &quot;&quot;);([.G623]-[.F623])*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624] &lt;&gt; &quot;&quot;;[.G624] &lt;&gt; &quot;&quot;);([.G624]-[.F624])*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625] &lt;&gt; &quot;&quot;;[.G625] &lt;&gt; &quot;&quot;);([.G625]-[.F625])*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626] &lt;&gt; &quot;&quot;;[.G626] &lt;&gt; &quot;&quot;);([.G626]-[.F626])*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office:value-type="float" office:value="7.5" table:formula="of:=COM.MICROSOFT.CEILING([.C627];0.25)" table:style-name="ce19">
            <text:p>7.500</text:p>
          </table:table-cell>
          <table:table-cell office:value-type="float" office:value="7.2724999999045394" table:formula="of:=SUM([.D627:.D652])" table:style-name="ce4">
            <text:p>7.272</text:p>
          </table:table-cell>
          <table:table-cell office:value-type="string" office:string-value="---" table:formula="of:=IF(AND([.F627] &lt;&gt; &quot;&quot;;[.G627] &lt;&gt; &quot;&quot;);([.G627]-[.F627])*24;&quot;---&quot;)" table:style-name="ce4">
            <text:p>---</text:p>
          </table:table-cell>
          <table:table-cell office:value-type="date" office:date-value="2025-04-29T00:00:00" table:style-name="ce20">
            <text:p>29-Apr</text:p>
          </table:table-cell>
          <table:table-cell table:number-columns-repeated="2" table:style-name="ce14"/>
          <table:table-cell table:style-name="ce13"/>
          <table:table-cell table:style-name="ce15"/>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25000000011641532" table:formula="of:=IF(AND([.F628] &lt;&gt; &quot;&quot;;[.G628] &lt;&gt; &quot;&quot;);([.G628]-[.F628])*24;&quot;---&quot;)" table:style-name="ce4">
            <text:p>0.250</text:p>
          </table:table-cell>
          <table:table-cell office:value-type="string" table:style-name="ce21">
            <text:p>mtg-daily</text:p>
          </table:table-cell>
          <table:table-cell office:value-type="date" office:date-value="2025-04-29T08:30:00" table:style-name="ce14">
            <text:p>4/29/25 08:30 AM</text:p>
          </table:table-cell>
          <table:table-cell office:value-type="date" office:date-value="2025-04-29T08:45:00" table:style-name="ce14">
            <text:p>4/29/25 08:45 AM</text:p>
          </table:table-cell>
          <table:table-cell office:value-type="string" table:style-name="ce13">
            <text:p>Daily meetings with the team.</text:p>
          </table:table-cell>
          <table:table-cell table:style-name="ce15"/>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49999999988358468" table:formula="of:=IF(AND([.F629] &lt;&gt; &quot;&quot;;[.G629] &lt;&gt; &quot;&quot;);([.G629]-[.F629])*24;&quot;---&quot;)" table:style-name="ce4">
            <text:p>0.500</text:p>
          </table:table-cell>
          <table:table-cell office:value-type="string" table:style-name="ce21">
            <text:p>mtg-daily</text:p>
          </table:table-cell>
          <table:table-cell office:value-type="date" office:date-value="2025-04-29T09:30:00" table:style-name="ce14">
            <text:p>4/29/25 09:30 AM</text:p>
          </table:table-cell>
          <table:table-cell office:value-type="date" office:date-value="2025-04-29T10:00:00" table:style-name="ce14">
            <text:p>4/29/25 10:00 A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78472222230629995" table:formula="of:=IF(AND([.F630] &lt;&gt; &quot;&quot;;[.G630] &lt;&gt; &quot;&quot;);([.G630]-[.F630])*24;&quot;---&quot;)" table:style-name="ce4">
            <text:p>0.785</text:p>
          </table:table-cell>
          <table:table-cell office:value-type="string" table:style-name="ce21">
            <text:p>IDtoAvioBook</text:p>
          </table:table-cell>
          <table:table-cell office:value-type="date" office:date-value="2025-04-29T10:30:00" table:style-name="ce14">
            <text:p>4/29/25 10:30 AM</text:p>
          </table:table-cell>
          <table:table-cell office:value-type="date" office:date-value="2025-04-29T11:17:05" table:style-name="ce14">
            <text:p>4/29/25 11:17 AM</text:p>
          </table:table-cell>
          <table:table-cell office:value-type="string" table:style-name="ce21">
            <text:p>Worked on fixing user e135505 with Nader, and avio_chiefs role defintion with John Mapes.</text:p>
          </table:table-cell>
          <table:table-cell table:style-name="ce18"/>
          <table:table-cell table:number-columns-repeated="16375"/>
        </table:table-row>
        <table:table-row table:style-name="ro6"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1.1061111110611819" table:formula="of:=IF(AND([.F631] &lt;&gt; &quot;&quot;;[.G631] &lt;&gt; &quot;&quot;);([.G631]-[.F631])*24;&quot;---&quot;)" table:style-name="ce4">
            <text:p>1.106</text:p>
          </table:table-cell>
          <table:table-cell office:value-type="string" table:style-name="ce20">
            <text:p>IDtoMiro</text:p>
          </table:table-cell>
          <table:table-cell office:value-type="date" office:date-value="2025-04-29T11:17:05" table:style-name="ce14">
            <text:p>4/29/25 11:17 AM</text:p>
          </table:table-cell>
          <table:table-cell office:value-type="date" office:date-value="2025-04-29T12:23:27" table:style-name="ce14">
            <text:p>4/29/25 12:23 PM</text:p>
          </table:table-cell>
          <table:table-cell office:value-type="string" table:style-name="ce13">
            <text:p>Worked on exposing Miro teams in MyAccess.</text:p>
          </table:table-cell>
          <table:table-cell office:value-type="string" table:style-name="ce18">
            <text:p>We realized there is too much work todo here; we'll likely send it back to intake to see if we need to do this at all; and if it can wailt for SailPoint.</text:p>
          </table:table-cell>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23972222220618278" table:formula="of:=IF(AND([.F632] &lt;&gt; &quot;&quot;;[.G632] &lt;&gt; &quot;&quot;);([.G632]-[.F632])*24;&quot;---&quot;)" table:style-name="ce4">
            <text:p>0.240</text:p>
          </table:table-cell>
          <table:table-cell office:value-type="string" table:style-name="ce21">
            <text:p>IDtoEmployeeSvc</text:p>
          </table:table-cell>
          <table:table-cell office:value-type="date" office:date-value="2025-04-29T12:23:27" table:style-name="ce14">
            <text:p>4/29/25 12:23 PM</text:p>
          </table:table-cell>
          <table:table-cell office:value-type="date" office:date-value="2025-04-29T12:37:50" table:style-name="ce14">
            <text:p>4/29/25 12:37 PM</text:p>
          </table:table-cell>
          <table:table-cell office:value-type="string" table:style-name="ce13">
            <text:p>Worked on documenting Issues to include in the KT Ops session for the IDtoEmployeeSvc driver. Worked to resolve INC6561331.</text:p>
          </table:table-cell>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38861111114965752" table:formula="of:=IF(AND([.F633] &lt;&gt; &quot;&quot;;[.G633] &lt;&gt; &quot;&quot;);([.G633]-[.F633])*24;&quot;---&quot;)" table:style-name="ce4">
            <text:p>0.389</text:p>
          </table:table-cell>
          <table:table-cell office:value-type="string" table:style-name="ce21">
            <text:p>IDtoAutoCrib</text:p>
          </table:table-cell>
          <table:table-cell office:value-type="date" office:date-value="2025-04-29T12:37:50" table:style-name="ce14">
            <text:p>4/29/25 12:37 PM</text:p>
          </table:table-cell>
          <table:table-cell office:value-type="date" office:date-value="2025-04-29T13:01:09" table:style-name="ce14">
            <text:p>4/29/25 01:01 PM</text:p>
          </table:table-cell>
          <table:table-cell office:value-type="string" table:style-name="ce13">
            <text:p>Worked on onboarding MKE for Monday.</text:p>
          </table:table-cell>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40083333326037973" table:formula="of:=IF(AND([.F634] &lt;&gt; &quot;&quot;;[.G634] &lt;&gt; &quot;&quot;);([.G634]-[.F634])*24;&quot;---&quot;)" table:style-name="ce4">
            <text:p>0.401</text:p>
          </table:table-cell>
          <table:table-cell office:value-type="string" table:style-name="ce21">
            <text:p>IDtoAvioBook</text:p>
          </table:table-cell>
          <table:table-cell office:value-type="date" office:date-value="2025-04-29T13:01:09" table:style-name="ce14">
            <text:p>4/29/25 01:01 PM</text:p>
          </table:table-cell>
          <table:table-cell office:value-type="date" office:date-value="2025-04-29T13:25:12" table:style-name="ce14">
            <text:p>4/29/25 01:25 PM</text:p>
          </table:table-cell>
          <table:table-cell office:value-type="string" table:style-name="ce13">
            <text:p># 118403 - user had swaDeptcode=17 . .now it's 6</text:p>
          </table:table-cell>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7.6944444444961846E-2" table:formula="of:=IF(AND([.F635] &lt;&gt; &quot;&quot;;[.G635] &lt;&gt; &quot;&quot;);([.G635]-[.F635])*24;&quot;---&quot;)" table:style-name="ce4">
            <text:p>0.077</text:p>
          </table:table-cell>
          <table:table-cell office:value-type="string" table:style-name="ce21">
            <text:p>IDtoEmployeeCarePicture</text:p>
          </table:table-cell>
          <table:table-cell office:value-type="date" office:date-value="2025-04-29T13:25:12" table:style-name="ce14">
            <text:p>4/29/25 01:25 PM</text:p>
          </table:table-cell>
          <table:table-cell office:value-type="date" office:date-value="2025-04-29T13:29:49" table:style-name="ce14">
            <text:p>4/29/25 01:29 PM</text:p>
          </table:table-cell>
          <table:table-cell office:value-type="string" table:style-name="ce13">
            <text:p>Worked on reseting &amp; storing IDtoEmployeeCarePicture in DEV, and AWS.</text:p>
          </table:table-cell>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53277777781477198" table:formula="of:=IF(AND([.F636] &lt;&gt; &quot;&quot;;[.G636] &lt;&gt; &quot;&quot;);([.G636]-[.F636])*24;&quot;---&quot;)" table:style-name="ce4">
            <text:p>0.533</text:p>
          </table:table-cell>
          <table:table-cell office:value-type="string" table:style-name="ce21">
            <text:p>IDtoEmployeeSvc</text:p>
          </table:table-cell>
          <table:table-cell office:value-type="date" office:date-value="2025-04-29T13:29:49" table:style-name="ce14">
            <text:p>4/29/25 01:29 PM</text:p>
          </table:table-cell>
          <table:table-cell office:value-type="date" office:date-value="2025-04-29T14:01:47" table:style-name="ce14">
            <text:p>4/29/25 02:01 PM</text:p>
          </table:table-cell>
          <table:table-cell office:value-type="string" table:style-name="ce13">
            <text:p># INC6561331</text:p>
          </table:table-cell>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87138888880144805" table:formula="of:=IF(AND([.F637] &lt;&gt; &quot;&quot;;[.G637] &lt;&gt; &quot;&quot;);([.G637]-[.F637])*24;&quot;---&quot;)" table:style-name="ce4">
            <text:p>0.871</text:p>
          </table:table-cell>
          <table:table-cell office:value-type="string" table:style-name="ce21">
            <text:p>mtg-Backlog</text:p>
          </table:table-cell>
          <table:table-cell office:value-type="date" office:date-value="2025-04-29T14:01:47" table:style-name="ce14">
            <text:p>4/29/25 02:01 PM</text:p>
          </table:table-cell>
          <table:table-cell office:value-type="date" office:date-value="2025-04-29T14:54:04" table:style-name="ce14">
            <text:p>4/29/25 02:54 PM</text:p>
          </table:table-cell>
          <table:table-cell office:value-type="string" table:style-name="ce13">
            <text:p>#backlog meeting</text:p>
          </table:table-cell>
          <table:table-cell table:style-name="ce15"/>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32861111109377816" table:formula="of:=IF(AND([.F638] &lt;&gt; &quot;&quot;;[.G638] &lt;&gt; &quot;&quot;);([.G638]-[.F638])*24;&quot;---&quot;)" table:style-name="ce4">
            <text:p>0.329</text:p>
          </table:table-cell>
          <table:table-cell office:value-type="string" table:style-name="ce21">
            <text:p>IDtoAutocrib</text:p>
          </table:table-cell>
          <table:table-cell office:value-type="date" office:date-value="2025-04-29T15:19:29" table:style-name="ce14">
            <text:p>4/29/25 03:19 PM</text:p>
          </table:table-cell>
          <table:table-cell office:value-type="date" office:date-value="2025-04-29T15:39:12" table:style-name="ce14">
            <text:p>4/29/25 03:39 PM</text:p>
          </table:table-cell>
          <table:table-cell office:value-type="string" table:style-name="ce13">
            <text:p>#checking mke access - still no . .4/29/2025 3:41:18 PM</text:p>
          </table:table-cell>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78527777781710029" table:formula="of:=IF(AND([.F639] &lt;&gt; &quot;&quot;;[.G639] &lt;&gt; &quot;&quot;);([.G639]-[.F639])*24;&quot;---&quot;)" table:style-name="ce4">
            <text:p>0.785</text:p>
          </table:table-cell>
          <table:table-cell office:value-type="string" table:style-name="ce21">
            <text:p>IDToAvioBook</text:p>
          </table:table-cell>
          <table:table-cell office:value-type="date" office:date-value="2025-04-29T15:39:12" table:style-name="ce14">
            <text:p>4/29/25 03:39 PM</text:p>
          </table:table-cell>
          <table:table-cell office:value-type="date" office:date-value="2025-04-29T16:26:19" table:style-name="ce14">
            <text:p>4/29/25 04:26 P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1.0074999999487773" table:formula="of:=IF(AND([.F640] &lt;&gt; &quot;&quot;;[.G640] &lt;&gt; &quot;&quot;);([.G640]-[.F640])*24;&quot;---&quot;)" table:style-name="ce4">
            <text:p>1.007</text:p>
          </table:table-cell>
          <table:table-cell office:value-type="string" table:style-name="ce21">
            <text:p>IDtoEmployeeCarePicture</text:p>
          </table:table-cell>
          <table:table-cell office:value-type="date" office:date-value="2025-04-29T16:26:19" table:style-name="ce14">
            <text:p>4/29/25 04:26 PM</text:p>
          </table:table-cell>
          <table:table-cell office:value-type="date" office:date-value="2025-04-29T17:26:46" table:style-name="ce14">
            <text:p>4/29/25 05:26 P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641] &lt;&gt; &quot;&quot;;[.G641] &lt;&gt; &quot;&quot;);([.G641]-[.F641])*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642] &lt;&gt; &quot;&quot;;[.G642] &lt;&gt; &quot;&quot;);([.G642]-[.F642])*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643] &lt;&gt; &quot;&quot;;[.G643] &lt;&gt; &quot;&quot;);([.G643]-[.F643])*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644] &lt;&gt; &quot;&quot;;[.G644] &lt;&gt; &quot;&quot;);([.G644]-[.F64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645] &lt;&gt; &quot;&quot;;[.G645] &lt;&gt; &quot;&quot;);([.G645]-[.F64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646] &lt;&gt; &quot;&quot;;[.G646] &lt;&gt; &quot;&quot;);([.G646]-[.F646])*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647] &lt;&gt; &quot;&quot;;[.G647] &lt;&gt; &quot;&quot;);([.G647]-[.F647])*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648] &lt;&gt; &quot;&quot;;[.G648] &lt;&gt; &quot;&quot;);([.G648]-[.F648])*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649] &lt;&gt; &quot;&quot;;[.G649] &lt;&gt; &quot;&quot;);([.G649]-[.F649])*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650] &lt;&gt; &quot;&quot;;[.G650] &lt;&gt; &quot;&quot;);([.G650]-[.F650])*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651] &lt;&gt; &quot;&quot;;[.G651] &lt;&gt; &quot;&quot;);([.G651]-[.F651])*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652] &lt;&gt; &quot;&quot;;[.G652] &lt;&gt; &quot;&quot;);([.G652]-[.F652])*24;&quot;---&quot;)"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4" table:visibility="collapse">
          <table:table-cell office:value-type="float" office:value="913" table:style-name="ce17">
            <text:p>913</text:p>
          </table:table-cell>
          <table:table-cell office:value-type="float" office:value="9" table:formula="of:=COM.MICROSOFT.CEILING([.C653];0.25)" table:style-name="ce19">
            <text:p>9.000</text:p>
          </table:table-cell>
          <table:table-cell office:value-type="float" office:value="8.8036111111287028" table:formula="of:=SUM([.D653:.D672])" table:style-name="ce4">
            <text:p>8.804</text:p>
          </table:table-cell>
          <table:table-cell office:value-type="string" office:string-value="---" table:formula="of:=IF(AND([.F653] &lt;&gt; &quot;&quot;;[.G653] &lt;&gt; &quot;&quot;);([.G653]-[.F653])*24;&quot;---&quot;)" table:style-name="ce4">
            <text:p>---</text:p>
          </table:table-cell>
          <table:table-cell office:value-type="date" office:date-value="2025-04-30T00:00:00" table:style-name="ce20">
            <text:p>30-Apr</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25000000011641532" table:formula="of:=IF(AND([.F654] &lt;&gt; &quot;&quot;;[.G654] &lt;&gt; &quot;&quot;);([.G654]-[.F654])*24;&quot;---&quot;)" table:style-name="ce4">
            <text:p>0.250</text:p>
          </table:table-cell>
          <table:table-cell office:value-type="string" table:style-name="ce21">
            <text:p>mtg-daily</text:p>
          </table:table-cell>
          <table:table-cell office:value-type="date" office:date-value="2025-04-30T08:30:00" table:style-name="ce14">
            <text:p>4/30/25 08:30 AM</text:p>
          </table:table-cell>
          <table:table-cell office:value-type="date" office:date-value="2025-04-30T08:45:00" table:style-name="ce14">
            <text:p>4/30/25 08:45 AM</text:p>
          </table:table-cell>
          <table:table-cell office:value-type="string" table:style-name="ce13">
            <text:p>Daily meetings with the team.</text:p>
          </table:table-cell>
          <table:table-cell table:style-name="ce23"/>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16666666668606922" table:formula="of:=IF(AND([.F655] &lt;&gt; &quot;&quot;;[.G655] &lt;&gt; &quot;&quot;);([.G655]-[.F655])*24;&quot;---&quot;)" table:style-name="ce4">
            <text:p>0.167</text:p>
          </table:table-cell>
          <table:table-cell office:value-type="string" table:style-name="ce21">
            <text:p>IDtoEmployeeCarePicture</text:p>
          </table:table-cell>
          <table:table-cell office:value-type="date" office:date-value="2025-04-30T09:20:00" table:style-name="ce14">
            <text:p>4/30/25 09:20 AM</text:p>
          </table:table-cell>
          <table:table-cell office:value-type="date" office:date-value="2025-04-30T09:30:00" table:style-name="ce14">
            <text:p>4/30/25 09:30 AM</text:p>
          </table:table-cell>
          <table:table-cell office:value-type="string" table:style-name="ce13">
            <text:p>Worked on completing tests with the EMPDEV1 connection for the IDtoEmployeeCarePicture driver.</text:p>
          </table:table-cell>
          <table:table-cell table:style-name="ce23"/>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49999999988358468" table:formula="of:=IF(AND([.F656] &lt;&gt; &quot;&quot;;[.G656] &lt;&gt; &quot;&quot;);([.G656]-[.F656])*24;&quot;---&quot;)" table:style-name="ce4">
            <text:p>0.500</text:p>
          </table:table-cell>
          <table:table-cell office:value-type="string" table:style-name="ce21">
            <text:p>mtg-daily</text:p>
          </table:table-cell>
          <table:table-cell office:value-type="date" office:date-value="2025-04-30T09:30:00" table:style-name="ce14">
            <text:p>4/30/25 09:30 AM</text:p>
          </table:table-cell>
          <table:table-cell office:value-type="date" office:date-value="2025-04-30T10:00:00" table:style-name="ce14">
            <text:p>4/30/25 10:00 AM</text:p>
          </table:table-cell>
          <table:table-cell office:value-type="string" table:style-name="ce21">
            <text:p>#</text:p>
          </table:table-cell>
          <table:table-cell table:style-name="ce23"/>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90722222230397165" table:formula="of:=IF(AND([.F657] &lt;&gt; &quot;&quot;;[.G657] &lt;&gt; &quot;&quot;);([.G657]-[.F657])*24;&quot;---&quot;)" table:style-name="ce4">
            <text:p>0.907</text:p>
          </table:table-cell>
          <table:table-cell office:value-type="string" table:style-name="ce21">
            <text:p>IDtoEmployeeCarePicture</text:p>
          </table:table-cell>
          <table:table-cell office:value-type="date" office:date-value="2025-04-30T10:00:00" table:style-name="ce14">
            <text:p>4/30/25 10:00 AM</text:p>
          </table:table-cell>
          <table:table-cell office:value-type="date" office:date-value="2025-04-30T10:54:26" table:style-name="ce14">
            <text:p>4/30/25 10:54 AM</text:p>
          </table:table-cell>
          <table:table-cell office:value-type="string" table:style-name="ce13">
            <text:p># passed tests, fixed empdev1 (was fc3)</text:p>
          </table:table-cell>
          <table:table-cell table:style-name="ce23"/>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30694444442633539" table:formula="of:=IF(AND([.F658] &lt;&gt; &quot;&quot;;[.G658] &lt;&gt; &quot;&quot;);([.G658]-[.F658])*24;&quot;---&quot;)" table:style-name="ce4">
            <text:p>0.307</text:p>
          </table:table-cell>
          <table:table-cell office:value-type="string" table:style-name="ce20">
            <text:p>ESRMD</text:p>
          </table:table-cell>
          <table:table-cell office:value-type="date" office:date-value="2025-04-30T10:54:26" table:style-name="ce14">
            <text:p>4/30/25 10:54 AM</text:p>
          </table:table-cell>
          <table:table-cell office:value-type="date" office:date-value="2025-04-30T11:12:51" table:style-name="ce14">
            <text:p>4/30/25 11:12 AM</text:p>
          </table:table-cell>
          <table:table-cell office:value-type="string" table:style-name="ce13">
            <text:p>Worked on passing tests in the EmployeeServicesRoleMgmt driver for EMPUAT1 in QA.</text:p>
          </table:table-cell>
          <table:table-cell table:style-name="ce23"/>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79833333328133449" table:formula="of:=IF(AND([.F659] &lt;&gt; &quot;&quot;;[.G659] &lt;&gt; &quot;&quot;);([.G659]-[.F659])*24;&quot;---&quot;)" table:style-name="ce4">
            <text:p>0.798</text:p>
          </table:table-cell>
          <table:table-cell office:value-type="string" table:style-name="ce21">
            <text:p>IDtoEmployeeSvc</text:p>
          </table:table-cell>
          <table:table-cell office:value-type="date" office:date-value="2025-04-30T11:12:51" table:style-name="ce14">
            <text:p>4/30/25 11:12 AM</text:p>
          </table:table-cell>
          <table:table-cell office:value-type="date" office:date-value="2025-04-30T12:00:45" table:style-name="ce14">
            <text:p>4/30/25 12:00 PM</text:p>
          </table:table-cell>
          <table:table-cell office:value-type="string" table:style-name="ce13">
            <text:p>Worked on resolving EMPUAT1 connection issues in IDtoEmployeeSvc and baselining.</text:p>
          </table:table-cell>
          <table:table-cell table:style-name="ce23"/>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1.09444444446126" table:formula="of:=IF(AND([.F660] &lt;&gt; &quot;&quot;;[.G660] &lt;&gt; &quot;&quot;);([.G660]-[.F660])*24;&quot;---&quot;)" table:style-name="ce4">
            <text:p>1.094</text:p>
          </table:table-cell>
          <table:table-cell office:value-type="string" table:style-name="ce20">
            <text:p>L&amp;L</text:p>
          </table:table-cell>
          <table:table-cell office:value-type="date" office:date-value="2025-04-30T12:00:00" table:style-name="ce14">
            <text:p>4/30/25 12:00 PM</text:p>
          </table:table-cell>
          <table:table-cell office:value-type="date" office:date-value="2025-04-30T13:05:40" table:style-name="ce14">
            <text:p>4/30/25 01:05 PM</text:p>
          </table:table-cell>
          <table:table-cell office:value-type="string" table:style-name="ce13">
            <text:p>L&amp;L: setting up OAUTH for a fake app - cool!!</text:p>
          </table:table-cell>
          <table:table-cell table:style-name="ce23"/>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2.2427777778357267" table:formula="of:=IF(AND([.F661] &lt;&gt; &quot;&quot;;[.G661] &lt;&gt; &quot;&quot;);([.G661]-[.F661])*24;&quot;---&quot;)" table:style-name="ce4">
            <text:p>2.243</text:p>
          </table:table-cell>
          <table:table-cell office:value-type="string" table:style-name="ce21">
            <text:p>IDtoEmployeeCarePicture</text:p>
          </table:table-cell>
          <table:table-cell office:value-type="date" office:date-value="2025-04-30T13:05:40" table:style-name="ce14">
            <text:p>4/30/25 01:05 PM</text:p>
          </table:table-cell>
          <table:table-cell office:value-type="date" office:date-value="2025-04-30T15:20:14" table:style-name="ce14">
            <text:p>4/30/25 03:20 PM</text:p>
          </table:table-cell>
          <table:table-cell office:value-type="string" table:style-name="ce13">
            <text:p># passing tests in QA; had to fix idmunit config</text:p>
          </table:table-cell>
          <table:table-cell table:style-name="ce23"/>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41805555549217388" table:formula="of:=IF(AND([.F662] &lt;&gt; &quot;&quot;;[.G662] &lt;&gt; &quot;&quot;);([.G662]-[.F662])*24;&quot;---&quot;)" table:style-name="ce4">
            <text:p>0.418</text:p>
          </table:table-cell>
          <table:table-cell office:value-type="string" table:style-name="ce20">
            <text:p>ESRMD</text:p>
          </table:table-cell>
          <table:table-cell office:value-type="date" office:date-value="2025-04-30T15:20:14" table:style-name="ce14">
            <text:p>4/30/25 03:20 PM</text:p>
          </table:table-cell>
          <table:table-cell office:value-type="date" office:date-value="2025-04-30T15:45:19" table:style-name="ce14">
            <text:p>4/30/25 03:45 PM</text:p>
          </table:table-cell>
          <table:table-cell office:value-type="string" table:style-name="ce13">
            <text:p>#passing tests in qa</text:p>
          </table:table-cell>
          <table:table-cell table:style-name="ce23"/>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3275000000721775" table:formula="of:=IF(AND([.F663] &lt;&gt; &quot;&quot;;[.G663] &lt;&gt; &quot;&quot;);([.G663]-[.F663])*24;&quot;---&quot;)" table:style-name="ce4">
            <text:p>0.328</text:p>
          </table:table-cell>
          <table:table-cell office:value-type="string" table:style-name="ce20">
            <text:p>IDtoEmployeeSvc</text:p>
          </table:table-cell>
          <table:table-cell office:value-type="date" office:date-value="2025-04-30T15:45:19" table:style-name="ce14">
            <text:p>4/30/25 03:45 PM</text:p>
          </table:table-cell>
          <table:table-cell office:value-type="date" office:date-value="2025-04-30T16:04:58" table:style-name="ce14">
            <text:p>4/30/25 04:04 PM</text:p>
          </table:table-cell>
          <table:table-cell office:value-type="string" table:style-name="ce13">
            <text:p>#fxiing passwords, updating aws</text:p>
          </table:table-cell>
          <table:table-cell table:style-name="ce23"/>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1.7916666665696539" table:formula="of:=IF(AND([.F664] &lt;&gt; &quot;&quot;;[.G664] &lt;&gt; &quot;&quot;);([.G664]-[.F664])*24;&quot;---&quot;)" table:style-name="ce4">
            <text:p>1.792</text:p>
          </table:table-cell>
          <table:table-cell office:value-type="string" table:style-name="ce20">
            <text:p>IDtoEmployeeSvc</text:p>
          </table:table-cell>
          <table:table-cell office:value-type="date" office:date-value="2025-04-30T16:04:58" table:style-name="ce14">
            <text:p>4/30/25 04:04 PM</text:p>
          </table:table-cell>
          <table:table-cell office:value-type="date" office:date-value="2025-04-30T17:52:28" table:style-name="ce14">
            <text:p>4/30/25 05:52 PM</text:p>
          </table:table-cell>
          <table:table-cell office:value-type="string" table:style-name="ce13">
            <text:p>#</text:p>
          </table:table-cell>
          <table:table-cell table:style-name="ce23"/>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665] &lt;&gt; &quot;&quot;;[.G665] &lt;&gt; &quot;&quot;);([.G665]-[.F665])*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666] &lt;&gt; &quot;&quot;;[.G666] &lt;&gt; &quot;&quot;);([.G666]-[.F666])*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667] &lt;&gt; &quot;&quot;;[.G667] &lt;&gt; &quot;&quot;);([.G667]-[.F667])*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668] &lt;&gt; &quot;&quot;;[.G668] &lt;&gt; &quot;&quot;);([.G668]-[.F668])*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669] &lt;&gt; &quot;&quot;;[.G669] &lt;&gt; &quot;&quot;);([.G669]-[.F669])*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670] &lt;&gt; &quot;&quot;;[.G670] &lt;&gt; &quot;&quot;);([.G670]-[.F670])*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671] &lt;&gt; &quot;&quot;;[.G671] &lt;&gt; &quot;&quot;);([.G671]-[.F671])*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672] &lt;&gt; &quot;&quot;;[.G672] &lt;&gt; &quot;&quot;);([.G672]-[.F672])*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office:value-type="float" office:value="7.25" table:formula="of:=COM.MICROSOFT.CEILING([.C673];0.25)" table:style-name="ce19">
            <text:p>7.250</text:p>
          </table:table-cell>
          <table:table-cell office:value-type="float" office:value="7.0086111111450009" table:formula="of:=SUM([.D673:.D689])" table:style-name="ce4">
            <text:p>7.009</text:p>
          </table:table-cell>
          <table:table-cell office:value-type="string" office:string-value="---" table:formula="of:=IF(AND([.F673] &lt;&gt; &quot;&quot;;[.G673] &lt;&gt; &quot;&quot;);([.G673]-[.F673])*24;&quot;---&quot;)" table:style-name="ce4">
            <text:p>---</text:p>
          </table:table-cell>
          <table:table-cell office:value-type="date" office:date-value="2025-05-01T00:00:00" table:style-name="ce28">
            <text:p>1-May</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25000000011641532" table:formula="of:=IF(AND([.F674] &lt;&gt; &quot;&quot;;[.G674] &lt;&gt; &quot;&quot;);([.G674]-[.F674])*24;&quot;---&quot;)" table:style-name="ce4">
            <text:p>0.250</text:p>
          </table:table-cell>
          <table:table-cell office:value-type="string" table:style-name="ce21">
            <text:p>mtg-daily</text:p>
          </table:table-cell>
          <table:table-cell office:value-type="date" office:date-value="2025-05-01T08:30:00" table:style-name="ce14">
            <text:p>5/1/25 08:30 AM</text:p>
          </table:table-cell>
          <table:table-cell office:value-type="date" office:date-value="2025-05-01T08:45:00" table:style-name="ce14">
            <text:p>5/1/25 08:45 AM</text:p>
          </table:table-cell>
          <table:table-cell office:value-type="string" table:style-name="ce13">
            <text:p>Daily meetings with the team. Weekly PRB Meeting.</text:p>
          </table:table-cell>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49999999988358468" table:formula="of:=IF(AND([.F675] &lt;&gt; &quot;&quot;;[.G675] &lt;&gt; &quot;&quot;);([.G675]-[.F675])*24;&quot;---&quot;)" table:style-name="ce4">
            <text:p>0.500</text:p>
          </table:table-cell>
          <table:table-cell office:value-type="string" table:style-name="ce21">
            <text:p>mtg-daily</text:p>
          </table:table-cell>
          <table:table-cell office:value-type="date" office:date-value="2025-05-01T09:30:00" table:style-name="ce14">
            <text:p>5/1/25 09:30 AM</text:p>
          </table:table-cell>
          <table:table-cell office:value-type="date" office:date-value="2025-05-01T10:00:00" table:style-name="ce14">
            <text:p>5/1/25 10:00 A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66583333339076489" table:formula="of:=IF(AND([.F676] &lt;&gt; &quot;&quot;;[.G676] &lt;&gt; &quot;&quot;);([.G676]-[.F676])*24;&quot;---&quot;)" table:style-name="ce4">
            <text:p>0.666</text:p>
          </table:table-cell>
          <table:table-cell office:value-type="string" table:style-name="ce21">
            <text:p>IDtoEmployeeSvc</text:p>
          </table:table-cell>
          <table:table-cell office:value-type="date" office:date-value="2025-05-01T10:00:00" table:style-name="ce14">
            <text:p>5/1/25 10:00 AM</text:p>
          </table:table-cell>
          <table:table-cell office:value-type="date" office:date-value="2025-05-01T10:39:57" table:style-name="ce14">
            <text:p>5/1/25 10:39 AM</text:p>
          </table:table-cell>
          <table:table-cell office:value-type="string" table:style-name="ce13">
            <text:p>Worked on completing MR &amp; baseline tests in the pipeline for IDtoEmployeeSvc. Worked on completing the KT content for the new error management system.</text:p>
          </table:table-cell>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1.2766666666720994" table:formula="of:=IF(AND([.F677] &lt;&gt; &quot;&quot;;[.G677] &lt;&gt; &quot;&quot;);([.G677]-[.F677])*24;&quot;---&quot;)" table:style-name="ce4">
            <text:p>1.277</text:p>
          </table:table-cell>
          <table:table-cell office:value-type="string" table:style-name="ce25">
            <text:p>IDtoAutocrib</text:p>
          </table:table-cell>
          <table:table-cell office:value-type="date" office:date-value="2025-05-01T10:39:57" table:style-name="ce14">
            <text:p>5/1/25 10:39 AM</text:p>
          </table:table-cell>
          <table:table-cell office:value-type="date" office:date-value="2025-05-01T11:56:33" table:style-name="ce14">
            <text:p>5/1/25 11:56 AM</text:p>
          </table:table-cell>
          <table:table-cell office:value-type="string" table:style-name="ce13">
            <text:p>Worked on preparation for going live on Tuesday for the MKE destination for IDtoAutocrib.</text:p>
          </table:table-cell>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97111111111007631" table:formula="of:=IF(AND([.F678] &lt;&gt; &quot;&quot;;[.G678] &lt;&gt; &quot;&quot;);([.G678]-[.F678])*24;&quot;---&quot;)" table:style-name="ce4">
            <text:p>0.971</text:p>
          </table:table-cell>
          <table:table-cell office:value-type="string" table:style-name="ce20">
            <text:p>supp:IDtoAuditBoard</text:p>
          </table:table-cell>
          <table:table-cell office:value-type="date" office:date-value="2025-05-01T11:56:33" table:style-name="ce14">
            <text:p>5/1/25 11:56 AM</text:p>
          </table:table-cell>
          <table:table-cell office:value-type="date" office:date-value="2025-05-01T12:54:49" table:style-name="ce14">
            <text:p>5/1/25 12:54 PM</text:p>
          </table:table-cell>
          <table:table-cell office:value-type="string" table:style-name="ce13">
            <text:p>Worked on code review with Gokul for the IDtoAuditboard driver.</text:p>
          </table:table-cell>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33638888894347474" table:formula="of:=IF(AND([.F679] &lt;&gt; &quot;&quot;;[.G679] &lt;&gt; &quot;&quot;);([.G679]-[.F679])*24;&quot;---&quot;)" table:style-name="ce4">
            <text:p>0.336</text:p>
          </table:table-cell>
          <table:table-cell office:value-type="string" table:style-name="ce20">
            <text:p>mtg-prb</text:p>
          </table:table-cell>
          <table:table-cell office:value-type="date" office:date-value="2025-05-01T12:54:49" table:style-name="ce14">
            <text:p>5/1/25 12:54 PM</text:p>
          </table:table-cell>
          <table:table-cell office:value-type="date" office:date-value="2025-05-01T13:15:00" table:style-name="ce14">
            <text:p>5/1/25 01:15 P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13" table:style-name="ce17">
            <text:p>913</text:p>
          </table:table-cell>
          <table:table-cell office:value-type="string" table:style-name="ce29">
            <text:p>26.5 hours</text:p>
          </table:table-cell>
          <table:table-cell office:value-type="string" table:style-name="ce4">
            <text:p>BILLED</text:p>
          </table:table-cell>
          <table:table-cell office:value-type="float" office:value="0.24222222209209576" table:formula="of:=IF(AND([.F680] &lt;&gt; &quot;&quot;;[.G680] &lt;&gt; &quot;&quot;);([.G680]-[.F680])*24;&quot;---&quot;)" table:style-name="ce4">
            <text:p>0.242</text:p>
          </table:table-cell>
          <table:table-cell office:value-type="string" table:style-name="ce21">
            <text:p>IDtoEmployeeSvc</text:p>
          </table:table-cell>
          <table:table-cell office:value-type="date" office:date-value="2025-05-01T13:15:00" table:style-name="ce14">
            <text:p>5/1/25 01:15 PM</text:p>
          </table:table-cell>
          <table:table-cell office:value-type="date" office:date-value="2025-05-01T13:29:32" table:style-name="ce14">
            <text:p>5/1/25 01:29 PM</text:p>
          </table:table-cell>
          <table:table-cell office:value-type="string" table:style-name="ce13">
            <text:p>#error review; have a few more</text:p>
          </table:table-cell>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2.4605555557063781" table:formula="of:=IF(AND([.F681] &lt;&gt; &quot;&quot;;[.G681] &lt;&gt; &quot;&quot;);([.G681]-[.F681])*24;&quot;---&quot;)" table:style-name="ce4">
            <text:p>2.461</text:p>
          </table:table-cell>
          <table:table-cell office:value-type="string" table:style-name="ce21">
            <text:p>IDtoEmployeeSvc</text:p>
          </table:table-cell>
          <table:table-cell office:value-type="date" office:date-value="2025-05-01T14:20:00" table:style-name="ce14">
            <text:p>5/1/25 02:20 PM</text:p>
          </table:table-cell>
          <table:table-cell office:value-type="date" office:date-value="2025-05-01T16:47:38" table:style-name="ce14">
            <text:p>5/1/25 04:47 PM</text:p>
          </table:table-cell>
          <table:table-cell office:value-type="string" table:style-name="ce13">
            <text:p>#completed content for kt session</text:p>
          </table:table-cell>
          <table:table-cell table:style-name="ce18"/>
          <table:table-cell table:number-columns-repeated="16375"/>
        </table:table-row>
        <table:table-row table:style-name="ro6"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30583333323011175" table:formula="of:=IF(AND([.F682] &lt;&gt; &quot;&quot;;[.G682] &lt;&gt; &quot;&quot;);([.G682]-[.F682])*24;&quot;---&quot;)" table:style-name="ce4">
            <text:p>0.306</text:p>
          </table:table-cell>
          <table:table-cell office:value-type="string" table:style-name="ce21">
            <text:p>IDtoAviobook</text:p>
          </table:table-cell>
          <table:table-cell office:value-type="date" office:date-value="2025-05-01T16:47:38" table:style-name="ce14">
            <text:p>5/1/25 04:47 PM</text:p>
          </table:table-cell>
          <table:table-cell office:value-type="date" office:date-value="2025-05-01T17:05:59" table:style-name="ce14">
            <text:p>5/1/25 05:05 PM</text:p>
          </table:table-cell>
          <table:table-cell office:value-type="string" table:style-name="ce13">
            <text:p>Worked on fixing the entitlement policy definitions for the IDtoAviobook driver for re-org related issues.</text:p>
          </table:table-cell>
          <table:table-cell office:value-type="string" table:style-name="ce18">
            <text:p>Some policy definitions have a more complex update than I thought; need to fix them . .</text:p>
          </table:table-cell>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683] &lt;&gt; &quot;&quot;;[.G683] &lt;&gt; &quot;&quot;);([.G683]-[.F683])*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684] &lt;&gt; &quot;&quot;;[.G684] &lt;&gt; &quot;&quot;);([.G684]-[.F68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685] &lt;&gt; &quot;&quot;;[.G685] &lt;&gt; &quot;&quot;);([.G685]-[.F68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686] &lt;&gt; &quot;&quot;;[.G686] &lt;&gt; &quot;&quot;);([.G686]-[.F686])*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687] &lt;&gt; &quot;&quot;;[.G687] &lt;&gt; &quot;&quot;);([.G687]-[.F68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688] &lt;&gt; &quot;&quot;;[.G688] &lt;&gt; &quot;&quot;);([.G688]-[.F688])*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689] &lt;&gt; &quot;&quot;;[.G689] &lt;&gt; &quot;&quot;);([.G689]-[.F689])*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office:value-type="float" office:value="7.25" table:formula="of:=COM.MICROSOFT.CEILING([.C690];0.25)" table:style-name="ce19">
            <text:p>7.250</text:p>
          </table:table-cell>
          <table:table-cell office:value-type="float" office:value="7.1427777779172175" table:formula="of:=SUM([.D690:.D708])" table:style-name="ce4">
            <text:p>7.143</text:p>
          </table:table-cell>
          <table:table-cell office:value-type="string" office:string-value="---" table:formula="of:=IF(AND([.F690] &lt;&gt; &quot;&quot;;[.G690] &lt;&gt; &quot;&quot;);([.G690]-[.F690])*24;&quot;---&quot;)" table:style-name="ce4">
            <text:p>---</text:p>
          </table:table-cell>
          <table:table-cell office:value-type="date" office:date-value="2025-05-02T00:00:00" table:style-name="ce20">
            <text:p>2-May</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table:style-name="ce4"/>
          <table:table-cell office:value-type="string" table:style-name="ce20">
            <text:p>mtg-daily</text:p>
          </table:table-cell>
          <table:table-cell office:value-type="date" office:date-value="2025-05-02T08:30:00" table:style-name="ce14">
            <text:p>5/2/25 08:30 AM</text:p>
          </table:table-cell>
          <table:table-cell office:value-type="date" office:date-value="2025-05-02T08:40:00" table:style-name="ce14">
            <text:p>5/2/25 08:40 AM</text:p>
          </table:table-cell>
          <table:table-cell office:value-type="string" table:style-name="ce26">
            <text:p>Daily meetings with the team.</text:p>
          </table:table-cell>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25000000011641532" table:formula="of:=IF(AND([.F692] &lt;&gt; &quot;&quot;;[.G692] &lt;&gt; &quot;&quot;);([.G692]-[.F692])*24;&quot;---&quot;)" table:style-name="ce4">
            <text:p>0.250</text:p>
          </table:table-cell>
          <table:table-cell office:value-type="string" table:style-name="ce20">
            <text:p>IDtoAviobook</text:p>
          </table:table-cell>
          <table:table-cell office:value-type="date" office:date-value="2025-05-02T09:15:00" table:style-name="ce14">
            <text:p>5/2/25 09:15 AM</text:p>
          </table:table-cell>
          <table:table-cell office:value-type="date" office:date-value="2025-05-02T09:30:00" table:style-name="ce14">
            <text:p>5/2/25 09:30 AM</text:p>
          </table:table-cell>
          <table:table-cell office:value-type="string" table:style-name="ce26">
            <text:p>Worked on fixing 6 re-org related policies, enabling flight attendant prehire provisioning, and creating QA/Production CRs for IDtoAviobook.</text:p>
          </table:table-cell>
          <table:table-cell office:value-type="string" table:style-name="ce18">
            <text:p>Also finished adding a base64 decoder for LDIF to help with diffing.</text:p>
          </table:table-cell>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table:style-name="ce4"/>
          <table:table-cell office:value-type="string" table:style-name="ce20">
            <text:p>mtg-daily</text:p>
          </table:table-cell>
          <table:table-cell office:value-type="date" office:date-value="2025-05-02T09:30:00" table:style-name="ce14">
            <text:p>5/2/25 09:30 AM</text:p>
          </table:table-cell>
          <table:table-cell office:value-type="date" office:date-value="2025-05-02T10:01:05" table:style-name="ce14">
            <text:p>5/2/25 10:01 AM</text:p>
          </table:table-cell>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3.0047222222783603" table:formula="of:=IF(AND([.F694] &lt;&gt; &quot;&quot;;[.G694] &lt;&gt; &quot;&quot;);([.G694]-[.F694])*24;&quot;---&quot;)" table:style-name="ce4">
            <text:p>3.005</text:p>
          </table:table-cell>
          <table:table-cell office:value-type="string" table:style-name="ce21">
            <text:p>IDtoAviobook</text:p>
          </table:table-cell>
          <table:table-cell office:value-type="date" office:date-value="2025-05-02T10:01:05" table:style-name="ce14">
            <text:p>5/2/25 10:01 AM</text:p>
          </table:table-cell>
          <table:table-cell office:value-type="date" office:date-value="2025-05-02T13:01:22" table:style-name="ce14">
            <text:p>5/2/25 01:01 PM</text:p>
          </table:table-cell>
          <table:table-cell office:value-type="string" table:style-name="ce13">
            <text:p>#Also fixing base64 decoding of the entitlement policies.</text:p>
          </table:table-cell>
          <table:table-cell table:style-name="ce18"/>
          <table:table-cell table:number-columns-repeated="16375"/>
        </table:table-row>
        <table:table-row table:style-name="ro4" table:visibility="collapse">
          <table:table-cell office:value-type="float" office:value="913" table:style-name="ce17">
            <text:p>913</text:p>
          </table:table-cell>
          <table:table-cell office:value-type="float" office:value="39.75" table:formula="of:=SUM([.B607:.B693])" table:style-name="ce19">
            <text:p>39.750</text:p>
          </table:table-cell>
          <table:table-cell office:value-type="string" table:style-name="ce4">
            <text:p>BILLED</text:p>
          </table:table-cell>
          <table:table-cell office:value-type="float" office:value="0.23694444447755814" table:formula="of:=IF(AND([.F695] &lt;&gt; &quot;&quot;;[.G695] &lt;&gt; &quot;&quot;);([.G695]-[.F695])*24;&quot;---&quot;)" table:style-name="ce4">
            <text:p>0.237</text:p>
          </table:table-cell>
          <table:table-cell office:value-type="string" table:style-name="ce21">
            <text:p>IDtoAviobook</text:p>
          </table:table-cell>
          <table:table-cell office:value-type="date" office:date-value="2025-05-02T13:01:22" table:style-name="ce14">
            <text:p>5/2/25 01:01 PM</text:p>
          </table:table-cell>
          <table:table-cell office:value-type="date" office:date-value="2025-05-02T13:15:35" table:style-name="ce14">
            <text:p>5/2/25 01:15 PM</text:p>
          </table:table-cell>
          <table:table-cell office:value-type="string" table:style-name="ce13">
            <text:p>#finisied fixing decoding, now back to main work</text:p>
          </table:table-cell>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24027777771698311" table:formula="of:=IF(AND([.F696] &lt;&gt; &quot;&quot;;[.G696] &lt;&gt; &quot;&quot;);([.G696]-[.F696])*24;&quot;---&quot;)" table:style-name="ce4">
            <text:p>0.240</text:p>
          </table:table-cell>
          <table:table-cell office:value-type="string" table:style-name="ce21">
            <text:p>IDtoAviobook</text:p>
          </table:table-cell>
          <table:table-cell office:value-type="date" office:date-value="2025-05-02T13:15:35" table:style-name="ce14">
            <text:p>5/2/25 01:15 PM</text:p>
          </table:table-cell>
          <table:table-cell office:value-type="date" office:date-value="2025-05-02T13:30:00" table:style-name="ce14">
            <text:p>5/2/25 01:30 PM</text:p>
          </table:table-cell>
          <table:table-cell office:value-type="string" table:style-name="ce13">
            <text:p>#now pushing fa prehires</text:p>
          </table:table-cell>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1.6002777776448056" table:formula="of:=IF(AND([.F697] &lt;&gt; &quot;&quot;;[.G697] &lt;&gt; &quot;&quot;);([.G697]-[.F697])*24;&quot;---&quot;)" table:style-name="ce4">
            <text:p>1.600</text:p>
          </table:table-cell>
          <table:table-cell office:value-type="string" table:style-name="ce21">
            <text:p>IDtoAviobook</text:p>
          </table:table-cell>
          <table:table-cell office:value-type="date" office:date-value="2025-05-02T14:09:25" table:style-name="ce14">
            <text:p>5/2/25 02:09 PM</text:p>
          </table:table-cell>
          <table:table-cell office:value-type="date" office:date-value="2025-05-02T15:45:26" table:style-name="ce14">
            <text:p>5/2/25 03:45 PM</text:p>
          </table:table-cell>
          <table:table-cell office:value-type="string" table:style-name="ce13">
            <text:p>#back to fixing roles</text:p>
          </table:table-cell>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1.2427777778939344" table:formula="of:=IF(AND([.F698] &lt;&gt; &quot;&quot;;[.G698] &lt;&gt; &quot;&quot;);([.G698]-[.F698])*24;&quot;---&quot;)" table:style-name="ce4">
            <text:p>1.243</text:p>
          </table:table-cell>
          <table:table-cell office:value-type="string" table:style-name="ce21">
            <text:p>IDtoAviobook</text:p>
          </table:table-cell>
          <table:table-cell office:value-type="date" office:date-value="2025-05-02T15:45:26" table:style-name="ce14">
            <text:p>5/2/25 03:45 PM</text:p>
          </table:table-cell>
          <table:table-cell office:value-type="date" office:date-value="2025-05-02T17:00:00" table:style-name="ce14">
            <text:p>5/2/25 05:00 PM</text:p>
          </table:table-cell>
          <table:table-cell office:value-type="string" table:style-name="ce13">
            <text:p>#Now creating MRs</text:p>
          </table:table-cell>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56777777778916061" table:formula="of:=IF(AND([.F699] &lt;&gt; &quot;&quot;;[.G699] &lt;&gt; &quot;&quot;);([.G699]-[.F699])*24;&quot;---&quot;)" table:style-name="ce4">
            <text:p>0.568</text:p>
          </table:table-cell>
          <table:table-cell office:value-type="string" table:style-name="ce21">
            <text:p>IDtoAviobook</text:p>
          </table:table-cell>
          <table:table-cell office:value-type="date" office:date-value="2025-05-02T17:00:00" table:style-name="ce14">
            <text:p>5/2/25 05:00 PM</text:p>
          </table:table-cell>
          <table:table-cell office:value-type="date" office:date-value="2025-05-02T17:34:04" table:style-name="ce14">
            <text:p>5/2/25 05:34 PM</text:p>
          </table:table-cell>
          <table:table-cell office:value-type="string" table:style-name="ce13">
            <text:p># qa aviobook cr done, starting on prod</text:p>
          </table:table-cell>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700] &lt;&gt; &quot;&quot;;[.G700] &lt;&gt; &quot;&quot;);([.G700]-[.F700])*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701] &lt;&gt; &quot;&quot;;[.G701] &lt;&gt; &quot;&quot;);([.G701]-[.F701])*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702] &lt;&gt; &quot;&quot;;[.G702] &lt;&gt; &quot;&quot;);([.G702]-[.F702])*24;&quot;---&quot;)" table:style-name="ce4">
            <text:p>---</text:p>
          </table:table-cell>
          <table:table-cell office:value-type="string" table:style-name="ce20">
            <text:p>hours for week ending may 2:</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703] &lt;&gt; &quot;&quot;;[.G703] &lt;&gt; &quot;&quot;);([.G703]-[.F703])*24;&quot;---&quot;)" table:style-name="ce4">
            <text:p>---</text:p>
          </table:table-cell>
          <table:table-cell office:value-type="float" office:value="26.25" table:style-name="ce30">
            <text:p>26.250</text:p>
          </table:table-cell>
          <table:table-cell office:value-type="string" table:style-name="ce14">
            <text:p>Through apr 30</text:p>
          </table:table-cell>
          <table:table-cell table:style-name="ce14"/>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704] &lt;&gt; &quot;&quot;;[.G704] &lt;&gt; &quot;&quot;);([.G704]-[.F704])*24;&quot;---&quot;)" table:style-name="ce4">
            <text:p>---</text:p>
          </table:table-cell>
          <table:table-cell office:value-type="float" office:value="15.5" table:style-name="ce30">
            <text:p>15.500</text:p>
          </table:table-cell>
          <table:table-cell office:value-type="string" table:style-name="ce14">
            <text:p>through may 2</text:p>
          </table:table-cell>
          <table:table-cell table:style-name="ce14"/>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705] &lt;&gt; &quot;&quot;;[.G705] &lt;&gt; &quot;&quot;);([.G705]-[.F705])*24;&quot;---&quot;)" table:style-name="ce4">
            <text:p>---</text:p>
          </table:table-cell>
          <table:table-cell office:value-type="float" office:value="41.75" table:formula="of:=SUM([.E703:.E704])" table:style-name="ce30">
            <text:p>41.750</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706] &lt;&gt; &quot;&quot;;[.G706] &lt;&gt; &quot;&quot;);([.G706]-[.F706])*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707] &lt;&gt; &quot;&quot;;[.G707] &lt;&gt; &quot;&quot;);([.G707]-[.F707])*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3" table:style-name="ce17">
            <text:p>913</text:p>
          </table:table-cell>
          <table:table-cell table:style-name="ce19"/>
          <table:table-cell table:style-name="ce4"/>
          <table:table-cell office:value-type="string" office:string-value="---" table:formula="of:=IF(AND([.F708] &lt;&gt; &quot;&quot;;[.G708] &lt;&gt; &quot;&quot;);([.G708]-[.F708])*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3" table:visibility="collapse">
          <table:table-cell office:value-type="float" office:value="914" table:formula="of:=[.A708]+1" table:style-name="ce17">
            <text:p>914</text:p>
          </table:table-cell>
          <table:table-cell table:style-name="ce12"/>
          <table:table-cell office:value-type="string" table:style-name="ce4">
            <text:p>****************</text:p>
          </table:table-cell>
          <table:table-cell table:style-name="ce4"/>
          <table:table-cell office:value-type="string" office:string-value="Week 914" table:formula="of:=CONCATENATE(&quot;Week &quot;; [.A710])" table:number-columns-spanned="2" table:number-rows-spanned="3" table:style-name="ce48">
            <text:p>Week 914</text:p>
          </table: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4" table:formula="of:=[.A710]" table:style-name="ce17">
            <text:p>914</text:p>
          </table:table-cell>
          <table:table-cell table:style-name="ce12"/>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4" table:formula="of:=[.A711]" table:style-name="ce17">
            <text:p>914</text:p>
          </table:table-cell>
          <table:table-cell table:style-name="ce19"/>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4" table:formula="of:=[.A712]" table:style-name="ce17">
            <text:p>914</text:p>
          </table:table-cell>
          <table:table-cell table:style-name="ce19"/>
          <table:table-cell office:value-type="string" table:style-name="ce4">
            <text:p>****************</text:p>
          </table:table-cell>
          <table:table-cell office:value-type="string" office:string-value="---" table:formula="of:=IF(AND([.F713] &lt;&gt; &quot;&quot;;[.G713] &lt;&gt; &quot;&quot;);([.G713]-[.F713])*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14" table:formula="of:=[.A713]" table:style-name="ce17">
            <text:p>914</text:p>
          </table:table-cell>
          <table:table-cell table:style-name="ce19"/>
          <table:table-cell office:value-type="string" table:style-name="ce4">
            <text:p>****************</text:p>
          </table:table-cell>
          <table:table-cell office:value-type="string" office:string-value="---" table:formula="of:=IF(AND([.F714] &lt;&gt; &quot;&quot;;[.G714] &lt;&gt; &quot;&quot;);([.G714]-[.F714])*24;&quot;---&quot;)" table:style-name="ce4">
            <text:p>---</text:p>
          </table:table-cell>
          <table:table-cell table:style-name="ce13"/>
          <table:table-cell table:style-name="ce4"/>
          <table:table-cell table:style-name="ce14"/>
          <table:table-cell table:style-name="ce13"/>
          <table:table-cell table:style-name="ce18"/>
          <table:table-cell table:number-columns-repeated="16375"/>
        </table:table-row>
        <table:table-row table:style-name="ro3" table:visibility="collapse">
          <table:table-cell office:value-type="float" office:value="914" table:formula="of:=[.A714]" table:style-name="ce17">
            <text:p>914</text:p>
          </table:table-cell>
          <table:table-cell table:style-name="ce19"/>
          <table:table-cell office:value-type="string" table:style-name="ce4">
            <text:p>****************</text:p>
          </table:table-cell>
          <table:table-cell office:value-type="string" office:string-value="---" table:formula="of:=IF(AND([.F715] &lt;&gt; &quot;&quot;;[.G715] &lt;&gt; &quot;&quot;);([.G715]-[.F715])*24;&quot;---&quot;)" table:style-name="ce4">
            <text:p>---</text:p>
          </table:table-cell>
          <table:table-cell table:style-name="ce13"/>
          <table:table-cell table:style-name="ce4"/>
          <table:table-cell table:style-name="ce14"/>
          <table:table-cell table:style-name="ce13"/>
          <table:table-cell table:style-name="ce18"/>
          <table:table-cell table:number-columns-repeated="16375"/>
        </table:table-row>
        <table:table-row table:style-name="ro3" table:visibility="collapse">
          <table:table-cell office:value-type="float" office:value="914" table:formula="of:=[.A715]" table:style-name="ce17">
            <text:p>914</text:p>
          </table:table-cell>
          <table:table-cell table:style-name="ce12"/>
          <table:table-cell office:value-type="string" table:style-name="ce4">
            <text:p>****************</text:p>
          </table:table-cell>
          <table:table-cell office:value-type="string" office:string-value="---" table:formula="of:=IF(AND([.F716] &lt;&gt; &quot;&quot;;[.G716] &lt;&gt; &quot;&quot;);([.G716]-[.F716])*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14" table:formula="of:=[.A716]" table:style-name="ce17">
            <text:p>914</text:p>
          </table:table-cell>
          <table:table-cell table:style-name="ce12"/>
          <table:table-cell office:value-type="string" table:style-name="ce4">
            <text:p>BILLED</text:p>
          </table:table-cell>
          <table:table-cell office:value-type="string" office:string-value="---" table:formula="of:=IF(AND([.F717] &lt;&gt; &quot;&quot;;[.G717] &lt;&gt; &quot;&quot;);([.G717]-[.F71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4" table:formula="of:=[.A717]" table:style-name="ce17">
            <text:p>914</text:p>
          </table:table-cell>
          <table:table-cell office:value-type="float" office:value="7.5" table:formula="of:=COM.MICROSOFT.CEILING([.C718];0.25)" table:style-name="ce19">
            <text:p>7.500</text:p>
          </table:table-cell>
          <table:table-cell office:value-type="float" office:value="7.4558333333116025" table:formula="of:=SUM([.D718:.D737])" table:style-name="ce4">
            <text:p>7.456</text:p>
          </table:table-cell>
          <table:table-cell office:value-type="string" office:string-value="---" table:formula="of:=IF(AND([.F718] &lt;&gt; &quot;&quot;;[.G718] &lt;&gt; &quot;&quot;);([.G718]-[.F718])*24;&quot;---&quot;)" table:style-name="ce4">
            <text:p>---</text:p>
          </table:table-cell>
          <table:table-cell office:value-type="date" office:date-value="2025-05-05T00:00:00" table:style-name="ce20">
            <text:p>5-May</text:p>
          </table:table-cell>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14" table:formula="of:=[.A718]" table:style-name="ce17">
            <text:p>914</text:p>
          </table:table-cell>
          <table:table-cell table:style-name="ce19"/>
          <table:table-cell office:value-type="string" table:style-name="ce4">
            <text:p>BILLED</text:p>
          </table:table-cell>
          <table:table-cell office:value-type="float" office:value="0.24999999994179234" table:formula="of:=IF(AND([.F719] &lt;&gt; &quot;&quot;;[.G719] &lt;&gt; &quot;&quot;);([.G719]-[.F719])*24;&quot;---&quot;)" table:style-name="ce4">
            <text:p>0.250</text:p>
          </table:table-cell>
          <table:table-cell office:value-type="string" table:style-name="ce20">
            <text:p>IDtoEmployeesvc</text:p>
          </table:table-cell>
          <table:table-cell office:value-type="date" office:date-value="2025-05-05T08:15:00" table:style-name="ce14">
            <text:p>5/5/25 08:15 AM</text:p>
          </table:table-cell>
          <table:table-cell office:value-type="date" office:date-value="2025-05-05T08:30:00" table:style-name="ce14">
            <text:p>5/5/25 08:30 AM</text:p>
          </table:table-cell>
          <table:table-cell office:value-type="string" table:style-name="ce21">
            <text:p>Worked on passing race condition tests in IDtoEmployeeSvc. Worked on QA and production CR deploy.</text:p>
          </table:table-cell>
          <table:table-cell table:style-name="ce18"/>
          <table:table-cell table:number-columns-repeated="16375"/>
        </table:table-row>
        <table:table-row table:style-name="ro4" table:visibility="collapse">
          <table:table-cell office:value-type="float" office:value="914" table:formula="of:=[.A719]" table:style-name="ce17">
            <text:p>914</text:p>
          </table:table-cell>
          <table:table-cell table:style-name="ce19"/>
          <table:table-cell office:value-type="string" table:style-name="ce4">
            <text:p>BILLED</text:p>
          </table:table-cell>
          <table:table-cell office:value-type="float" office:value="0.19944444444263354" table:formula="of:=IF(AND([.F720] &lt;&gt; &quot;&quot;;[.G720] &lt;&gt; &quot;&quot;);([.G720]-[.F720])*24;&quot;---&quot;)" table:style-name="ce4">
            <text:p>0.199</text:p>
          </table:table-cell>
          <table:table-cell office:value-type="string" table:style-name="ce22">
            <text:p>mtg-Daily</text:p>
          </table:table-cell>
          <table:table-cell office:value-type="date" office:date-value="2025-05-05T08:30:00" table:style-name="ce14">
            <text:p>5/5/25 08:30 AM</text:p>
          </table:table-cell>
          <table:table-cell office:value-type="date" office:date-value="2025-05-05T08:41:58" table:style-name="ce14">
            <text:p>5/5/25 08:41 AM</text:p>
          </table:table-cell>
          <table:table-cell office:value-type="string" table:style-name="ce21">
            <text:p>Daily meetings with the team.</text:p>
          </table:table-cell>
          <table:table-cell table:style-name="ce18"/>
          <table:table-cell table:number-columns-repeated="16375"/>
        </table:table-row>
        <table:table-row table:style-name="ro4" table:visibility="collapse">
          <table:table-cell office:value-type="float" office:value="914" table:formula="of:=[.A720]" table:style-name="ce17">
            <text:p>914</text:p>
          </table:table-cell>
          <table:table-cell table:style-name="ce19"/>
          <table:table-cell office:value-type="string" table:style-name="ce4">
            <text:p>BILLED</text:p>
          </table:table-cell>
          <table:table-cell office:value-type="float" office:value="0.80055555567378178" table:formula="of:=IF(AND([.F721] &lt;&gt; &quot;&quot;;[.G721] &lt;&gt; &quot;&quot;);([.G721]-[.F721])*24;&quot;---&quot;)" table:style-name="ce4">
            <text:p>0.801</text:p>
          </table:table-cell>
          <table:table-cell office:value-type="string" table:style-name="ce20">
            <text:p>IDtoEmployeesvc</text:p>
          </table:table-cell>
          <table:table-cell office:value-type="date" office:date-value="2025-05-05T08:41:58" table:style-name="ce14">
            <text:p>5/5/25 08:41 AM</text:p>
          </table:table-cell>
          <table:table-cell office:value-type="date" office:date-value="2025-05-05T09:30:00" table:style-name="ce14">
            <text:p>5/5/25 09:30 AM</text:p>
          </table:table-cell>
          <table:table-cell office:value-type="string" table:style-name="ce21">
            <text:p>#</text:p>
          </table:table-cell>
          <table:table-cell table:style-name="ce18"/>
          <table:table-cell table:number-columns-repeated="16375"/>
        </table:table-row>
        <table:table-row table:style-name="ro4" table:visibility="collapse">
          <table:table-cell office:value-type="float" office:value="914" table:formula="of:=[.A721]" table:style-name="ce17">
            <text:p>914</text:p>
          </table:table-cell>
          <table:table-cell table:style-name="ce19"/>
          <table:table-cell office:value-type="string" table:style-name="ce4">
            <text:p>BILLED</text:p>
          </table:table-cell>
          <table:table-cell office:value-type="float" office:value="0.18861111102160066" table:formula="of:=IF(AND([.F722] &lt;&gt; &quot;&quot;;[.G722] &lt;&gt; &quot;&quot;);([.G722]-[.F722])*24;&quot;---&quot;)" table:style-name="ce4">
            <text:p>0.189</text:p>
          </table:table-cell>
          <table:table-cell office:value-type="string" table:style-name="ce22">
            <text:p>mtg-Daily</text:p>
          </table:table-cell>
          <table:table-cell office:value-type="date" office:date-value="2025-05-05T09:30:00" table:style-name="ce14">
            <text:p>5/5/25 09:30 AM</text:p>
          </table:table-cell>
          <table:table-cell office:value-type="date" office:date-value="2025-05-05T09:41:19" table:style-name="ce14">
            <text:p>5/5/25 09:41 AM</text:p>
          </table:table-cell>
          <table:table-cell table:style-name="ce22"/>
          <table:table-cell table:style-name="ce18"/>
          <table:table-cell table:number-columns-repeated="16375"/>
        </table:table-row>
        <table:table-row table:style-name="ro6" table:visibility="collapse">
          <table:table-cell office:value-type="float" office:value="914" table:formula="of:=[.A722]" table:style-name="ce17">
            <text:p>914</text:p>
          </table:table-cell>
          <table:table-cell table:style-name="ce19"/>
          <table:table-cell office:value-type="string" table:style-name="ce4">
            <text:p>BILLED</text:p>
          </table:table-cell>
          <table:table-cell office:value-type="float" office:value="0.78305555559927598" table:formula="of:=IF(AND([.F723] &lt;&gt; &quot;&quot;;[.G723] &lt;&gt; &quot;&quot;);([.G723]-[.F723])*24;&quot;---&quot;)" table:style-name="ce4">
            <text:p>0.783</text:p>
          </table:table-cell>
          <table:table-cell office:value-type="string" table:style-name="ce22">
            <text:p>support</text:p>
          </table:table-cell>
          <table:table-cell office:value-type="date" office:date-value="2025-05-05T09:41:19" table:style-name="ce14">
            <text:p>5/5/25 09:41 AM</text:p>
          </table:table-cell>
          <table:table-cell office:value-type="date" office:date-value="2025-05-05T10:28:18" table:style-name="ce14">
            <text:p>5/5/25 10:28 AM</text:p>
          </table:table-cell>
          <table:table-cell office:value-type="string" table:style-name="ce21">
            <text:p>Worked on resolving ndsd process issues in Dev.</text:p>
          </table:table-cell>
          <table:table-cell office:value-type="string" table:style-name="ce18">
            <text:p>Worked with Jack on the eDirectory team to resolve an eDirectory replication issue.</text:p>
          </table:table-cell>
          <table:table-cell table:number-columns-repeated="16375"/>
        </table:table-row>
        <table:table-row table:style-name="ro4" table:visibility="collapse">
          <table:table-cell office:value-type="float" office:value="914" table:formula="of:=[.A723]" table:style-name="ce17">
            <text:p>914</text:p>
          </table:table-cell>
          <table:table-cell table:style-name="ce19"/>
          <table:table-cell office:value-type="string" table:style-name="ce4">
            <text:p>BILLED</text:p>
          </table:table-cell>
          <table:table-cell office:value-type="float" office:value="1.4902777777751908" table:formula="of:=IF(AND([.F724] &lt;&gt; &quot;&quot;;[.G724] &lt;&gt; &quot;&quot;);([.G724]-[.F724])*24;&quot;---&quot;)" table:style-name="ce4">
            <text:p>1.490</text:p>
          </table:table-cell>
          <table:table-cell office:value-type="string" table:style-name="ce20">
            <text:p>IDtoAvobook</text:p>
          </table:table-cell>
          <table:table-cell office:value-type="date" office:date-value="2025-05-05T10:28:18" table:style-name="ce14">
            <text:p>5/5/25 10:28 AM</text:p>
          </table:table-cell>
          <table:table-cell office:value-type="date" office:date-value="2025-05-05T11:57:43" table:style-name="ce14">
            <text:p>5/5/25 11:57 AM</text:p>
          </table:table-cell>
          <table:table-cell office:value-type="string" table:style-name="ce21">
            <text:p>Worked on passing tests with the additional 5 qualifications for pilots on IDtoAviobook.</text:p>
          </table:table-cell>
          <table:table-cell table:style-name="ce18"/>
          <table:table-cell table:number-columns-repeated="16375"/>
        </table:table-row>
        <table:table-row table:style-name="ro10" table:visibility="collapse">
          <table:table-cell office:value-type="float" office:value="914" table:formula="of:=[.A724]" table:style-name="ce17">
            <text:p>914</text:p>
          </table:table-cell>
          <table:table-cell office:value-type="string" table:style-name="ce31">
            <text:p>sleep</text:p>
          </table:table-cell>
          <table:table-cell office:value-type="string" table:style-name="ce4">
            <text:p>BILLED</text:p>
          </table:table-cell>
          <table:table-cell office:value-type="float" office:value="0.16611111100064591" table:formula="of:=IF(AND([.F725] &lt;&gt; &quot;&quot;;[.G725] &lt;&gt; &quot;&quot;);([.G725]-[.F725])*24;&quot;---&quot;)" table:style-name="ce4">
            <text:p>0.166</text:p>
          </table:table-cell>
          <table:table-cell office:value-type="string" table:style-name="ce20">
            <text:p>IDtoAvobook</text:p>
          </table:table-cell>
          <table:table-cell office:value-type="date" office:date-value="2025-05-05T12:05:02" table:style-name="ce14">
            <text:p>5/5/25 12:05 PM</text:p>
          </table:table-cell>
          <table:table-cell office:value-type="date" office:date-value="2025-05-05T12:15:00" table:style-name="ce14">
            <text:p>5/5/25 12:15 PM</text:p>
          </table:table-cell>
          <table:table-cell office:value-type="string" table:style-name="ce21">
            <text:p>#</text:p>
          </table:table-cell>
          <table:table-cell table:style-name="ce18"/>
          <table:table-cell table:number-columns-repeated="16375"/>
        </table:table-row>
        <table:table-row table:style-name="ro4" table:visibility="collapse">
          <table:table-cell office:value-type="float" office:value="914" table:formula="of:=[.A725]" table:style-name="ce17">
            <text:p>914</text:p>
          </table:table-cell>
          <table:table-cell table:style-name="ce19"/>
          <table:table-cell office:value-type="string" table:style-name="ce4">
            <text:p>BILLED</text:p>
          </table:table-cell>
          <table:table-cell office:value-type="float" office:value="0.97138888895278797" table:formula="of:=IF(AND([.F726] &lt;&gt; &quot;&quot;;[.G726] &lt;&gt; &quot;&quot;);([.G726]-[.F726])*24;&quot;---&quot;)" table:style-name="ce4">
            <text:p>0.971</text:p>
          </table:table-cell>
          <table:table-cell office:value-type="string" table:style-name="ce20">
            <text:p>IDtoAvobook</text:p>
          </table:table-cell>
          <table:table-cell office:value-type="date" office:date-value="2025-05-05T14:01:43" table:style-name="ce14">
            <text:p>5/5/25 02:01 PM</text:p>
          </table:table-cell>
          <table:table-cell office:value-type="date" office:date-value="2025-05-05T15:00:00" table:style-name="ce14">
            <text:p>5/5/25 03:00 PM</text:p>
          </table:table-cell>
          <table:table-cell office:value-type="string" table:style-name="ce21">
            <text:p>#</text:p>
          </table:table-cell>
          <table:table-cell table:style-name="ce18"/>
          <table:table-cell table:number-columns-repeated="16375"/>
        </table:table-row>
        <table:table-row table:style-name="ro4" table:visibility="collapse">
          <table:table-cell office:value-type="float" office:value="914" table:formula="of:=[.A726]" table:style-name="ce17">
            <text:p>914</text:p>
          </table:table-cell>
          <table:table-cell table:style-name="ce19"/>
          <table:table-cell office:value-type="string" table:style-name="ce4">
            <text:p>BILLED</text:p>
          </table:table-cell>
          <table:table-cell office:value-type="float" office:value="1.4202777778264135" table:formula="of:=IF(AND([.F727] &lt;&gt; &quot;&quot;;[.G727] &lt;&gt; &quot;&quot;);([.G727]-[.F727])*24;&quot;---&quot;)" table:style-name="ce4">
            <text:p>1.420</text:p>
          </table:table-cell>
          <table:table-cell office:value-type="string" table:style-name="ce20">
            <text:p>IDtoEmployeesvc</text:p>
          </table:table-cell>
          <table:table-cell office:value-type="date" office:date-value="2025-05-05T15:00:00" table:style-name="ce14">
            <text:p>5/5/25 03:00 PM</text:p>
          </table:table-cell>
          <table:table-cell office:value-type="date" office:date-value="2025-05-05T16:25:13" table:style-name="ce14">
            <text:p>5/5/25 04:25 PM</text:p>
          </table:table-cell>
          <table:table-cell office:value-type="string" table:style-name="ce21">
            <text:p># qa/prod cr paperwork</text:p>
          </table:table-cell>
          <table:table-cell table:style-name="ce18"/>
          <table:table-cell table:number-columns-repeated="16375"/>
        </table:table-row>
        <table:table-row table:style-name="ro4" table:visibility="collapse">
          <table:table-cell office:value-type="float" office:value="914" table:formula="of:=[.A727]" table:style-name="ce17">
            <text:p>914</text:p>
          </table:table-cell>
          <table:table-cell table:style-name="ce19"/>
          <table:table-cell office:value-type="string" table:style-name="ce4">
            <text:p>BILLED</text:p>
          </table:table-cell>
          <table:table-cell office:value-type="float" office:value="1.18611111107748" table:formula="of:=IF(AND([.F728] &lt;&gt; &quot;&quot;;[.G728] &lt;&gt; &quot;&quot;);([.G728]-[.F728])*24;&quot;---&quot;)" table:style-name="ce4">
            <text:p>1.186</text:p>
          </table:table-cell>
          <table:table-cell office:value-type="string" table:style-name="ce20">
            <text:p>IDtoEmployeesvc</text:p>
          </table:table-cell>
          <table:table-cell office:value-type="date" office:date-value="2025-05-05T16:25:13" table:style-name="ce14">
            <text:p>5/5/25 04:25 PM</text:p>
          </table:table-cell>
          <table:table-cell office:value-type="date" office:date-value="2025-05-05T17:36:23" table:style-name="ce14">
            <text:p>5/5/25 05:36 PM</text:p>
          </table:table-cell>
          <table:table-cell office:value-type="string" table:style-name="ce21">
            <text:p># Now working on problematic tests</text:p>
          </table:table-cell>
          <table:table-cell table:style-name="ce18"/>
          <table:table-cell table:number-columns-repeated="16375"/>
        </table:table-row>
        <table:table-row table:style-name="ro4" table:visibility="collapse">
          <table:table-cell office:value-type="float" office:value="914" table:formula="of:=[.A728]" table:style-name="ce17">
            <text:p>914</text:p>
          </table:table-cell>
          <table:table-cell table:style-name="ce19"/>
          <table:table-cell table:style-name="ce4"/>
          <table:table-cell office:value-type="string" office:string-value="---" table:formula="of:=IF(AND([.F729] &lt;&gt; &quot;&quot;;[.G729] &lt;&gt; &quot;&quot;);([.G729]-[.F729])*24;&quot;---&quot;)"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14" table:formula="of:=[.A729]" table:style-name="ce17">
            <text:p>914</text:p>
          </table:table-cell>
          <table:table-cell table:style-name="ce19"/>
          <table:table-cell table:style-name="ce4"/>
          <table:table-cell office:value-type="string" office:string-value="---" table:formula="of:=IF(AND([.F730] &lt;&gt; &quot;&quot;;[.G730] &lt;&gt; &quot;&quot;);([.G730]-[.F730])*24;&quot;---&quot;)"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14" table:formula="of:=[.A730]" table:style-name="ce17">
            <text:p>914</text:p>
          </table:table-cell>
          <table:table-cell table:style-name="ce19"/>
          <table:table-cell table:style-name="ce4"/>
          <table:table-cell office:value-type="string" office:string-value="---" table:formula="of:=IF(AND([.F731] &lt;&gt; &quot;&quot;;[.G731] &lt;&gt; &quot;&quot;);([.G731]-[.F731])*24;&quot;---&quot;)"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14" table:formula="of:=[.A731]" table:style-name="ce17">
            <text:p>914</text:p>
          </table:table-cell>
          <table:table-cell table:style-name="ce19"/>
          <table:table-cell table:style-name="ce4"/>
          <table:table-cell office:value-type="string" office:string-value="---" table:formula="of:=IF(AND([.F732] &lt;&gt; &quot;&quot;;[.G732] &lt;&gt; &quot;&quot;);([.G732]-[.F732])*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4" table:formula="of:=[.A732]" table:style-name="ce17">
            <text:p>914</text:p>
          </table:table-cell>
          <table:table-cell table:style-name="ce19"/>
          <table:table-cell table:style-name="ce4"/>
          <table:table-cell office:value-type="string" office:string-value="---" table:formula="of:=IF(AND([.F733] &lt;&gt; &quot;&quot;;[.G733] &lt;&gt; &quot;&quot;);([.G733]-[.F733])*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4" table:formula="of:=[.A733]" table:style-name="ce17">
            <text:p>914</text:p>
          </table:table-cell>
          <table:table-cell table:style-name="ce19"/>
          <table:table-cell table:style-name="ce4"/>
          <table:table-cell office:value-type="string" office:string-value="---" table:formula="of:=IF(AND([.F734] &lt;&gt; &quot;&quot;;[.G734] &lt;&gt; &quot;&quot;);([.G734]-[.F734])*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4" table:formula="of:=[.A734]" table:style-name="ce17">
            <text:p>914</text:p>
          </table:table-cell>
          <table:table-cell table:style-name="ce19"/>
          <table:table-cell table:style-name="ce4"/>
          <table:table-cell office:value-type="string" office:string-value="---" table:formula="of:=IF(AND([.F735] &lt;&gt; &quot;&quot;;[.G735] &lt;&gt; &quot;&quot;);([.G735]-[.F735])*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4" table:formula="of:=[.A735]" table:style-name="ce17">
            <text:p>914</text:p>
          </table:table-cell>
          <table:table-cell table:style-name="ce19"/>
          <table:table-cell table:style-name="ce4"/>
          <table:table-cell office:value-type="string" office:string-value="---" table:formula="of:=IF(AND([.F736] &lt;&gt; &quot;&quot;;[.G736] &lt;&gt; &quot;&quot;);([.G736]-[.F736])*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4" table:formula="of:=[.A736]" table:style-name="ce17">
            <text:p>914</text:p>
          </table:table-cell>
          <table:table-cell table:style-name="ce19"/>
          <table:table-cell table:style-name="ce4"/>
          <table:table-cell office:value-type="string" office:string-value="---" table:formula="of:=IF(AND([.F737] &lt;&gt; &quot;&quot;;[.G737] &lt;&gt; &quot;&quot;);([.G737]-[.F73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4" table:formula="of:=[.A737]" table:style-name="ce17">
            <text:p>914</text:p>
          </table:table-cell>
          <table:table-cell office:value-type="float" office:value="8" table:formula="of:=COM.MICROSOFT.CEILING([.C738];0.25)" table:style-name="ce19">
            <text:p>8.000</text:p>
          </table:table-cell>
          <table:table-cell office:value-type="float" office:value="7.7649999999557622" table:formula="of:=SUM([.D738:.D763])" table:style-name="ce4">
            <text:p>7.765</text:p>
          </table:table-cell>
          <table:table-cell office:value-type="string" office:string-value="---" table:formula="of:=IF(AND([.F738] &lt;&gt; &quot;&quot;;[.G738] &lt;&gt; &quot;&quot;);([.G738]-[.F738])*24;&quot;---&quot;)" table:style-name="ce4">
            <text:p>---</text:p>
          </table:table-cell>
          <table:table-cell office:value-type="date" office:date-value="2025-05-06T00:00:00" table:style-name="ce20">
            <text:p>6-May</text:p>
          </table:table-cell>
          <table:table-cell table:number-columns-repeated="2" table:style-name="ce14"/>
          <table:table-cell table:style-name="ce13"/>
          <table:table-cell table:style-name="ce15"/>
          <table:table-cell table:number-columns-repeated="16375"/>
        </table:table-row>
        <table:table-row table:style-name="ro4" table:visibility="collapse">
          <table:table-cell office:value-type="float" office:value="914" table:formula="of:=[.A738]" table:style-name="ce17">
            <text:p>914</text:p>
          </table:table-cell>
          <table:table-cell table:style-name="ce19"/>
          <table:table-cell office:value-type="string" table:style-name="ce4">
            <text:p>BILLED</text:p>
          </table:table-cell>
          <table:table-cell office:value-type="float" office:value="0.21666666667442769" table:formula="of:=IF(AND([.F739] &lt;&gt; &quot;&quot;;[.G739] &lt;&gt; &quot;&quot;);([.G739]-[.F739])*24;&quot;---&quot;)" table:style-name="ce4">
            <text:p>0.217</text:p>
          </table:table-cell>
          <table:table-cell office:value-type="string" table:style-name="ce21">
            <text:p>mtg-Daily</text:p>
          </table:table-cell>
          <table:table-cell office:value-type="date" office:date-value="2025-05-06T08:30:00" table:style-name="ce14">
            <text:p>5/6/25 08:30 AM</text:p>
          </table:table-cell>
          <table:table-cell office:value-type="date" office:date-value="2025-05-06T08:43:00" table:style-name="ce14">
            <text:p>5/6/25 08:43 AM</text:p>
          </table:table-cell>
          <table:table-cell office:value-type="string" table:style-name="ce13">
            <text:p>Daily meetings with the team. Backlog meeting with EE team.</text:p>
          </table:table-cell>
          <table:table-cell table:style-name="ce15"/>
          <table:table-cell table:number-columns-repeated="16375"/>
        </table:table-row>
        <table:table-row table:style-name="ro5" table:visibility="collapse">
          <table:table-cell office:value-type="float" office:value="914" table:formula="of:=[.A739]" table:style-name="ce17">
            <text:p>914</text:p>
          </table:table-cell>
          <table:table-cell table:style-name="ce19"/>
          <table:table-cell office:value-type="string" table:style-name="ce4">
            <text:p>BILLED</text:p>
          </table:table-cell>
          <table:table-cell office:value-type="float" office:value="1.5080555555177853" table:formula="of:=IF(AND([.F740] &lt;&gt; &quot;&quot;;[.G740] &lt;&gt; &quot;&quot;);([.G740]-[.F740])*24;&quot;---&quot;)" table:style-name="ce4">
            <text:p>1.508</text:p>
          </table:table-cell>
          <table:table-cell office:value-type="string" table:style-name="ce21">
            <text:p>IDtoAviobook</text:p>
          </table:table-cell>
          <table:table-cell office:value-type="date" office:date-value="2025-05-06T09:30:00" table:style-name="ce14">
            <text:p>5/6/25 09:30 AM</text:p>
          </table:table-cell>
          <table:table-cell office:value-type="date" office:date-value="2025-05-06T11:00:29" table:style-name="ce14">
            <text:p>5/6/25 11:00 AM</text:p>
          </table:table-cell>
          <table:table-cell office:value-type="string" table:style-name="ce13">
            <text:p>Worked on CRs for QA/Prod deployment of updated roles.</text:p>
          </table:table-cell>
          <table:table-cell office:value-type="string" table:style-name="ce18">
            <text:p>Tests are failing due to minor code updates made in DEV to workaround their broken API. After some discussion, we chose to use an Aviobook environment, they're not likely to upgrade, and starting over there.</text:p>
          </table:table-cell>
          <table:table-cell table:number-columns-repeated="16375"/>
        </table:table-row>
        <table:table-row table:style-name="ro4" table:visibility="collapse">
          <table:table-cell office:value-type="float" office:value="914" table:formula="of:=[.A740]" table:style-name="ce17">
            <text:p>914</text:p>
          </table:table-cell>
          <table:table-cell table:style-name="ce19"/>
          <table:table-cell office:value-type="string" table:style-name="ce4">
            <text:p>BILLED</text:p>
          </table:table-cell>
          <table:table-cell office:value-type="float" office:value="0.99194444442400709" table:formula="of:=IF(AND([.F741] &lt;&gt; &quot;&quot;;[.G741] &lt;&gt; &quot;&quot;);([.G741]-[.F741])*24;&quot;---&quot;)" table:style-name="ce4">
            <text:p>0.992</text:p>
          </table:table-cell>
          <table:table-cell office:value-type="string" table:style-name="ce21">
            <text:p>IDtoAviobook</text:p>
          </table:table-cell>
          <table:table-cell office:value-type="date" office:date-value="2025-05-06T11:00:29" table:style-name="ce14">
            <text:p>5/6/25 11:00 AM</text:p>
          </table:table-cell>
          <table:table-cell office:value-type="date" office:date-value="2025-05-06T12:00:00" table:style-name="ce14">
            <text:p>5/6/25 12:00 PM</text:p>
          </table:table-cell>
          <table:table-cell office:value-type="string" table:style-name="ce21">
            <office:annotation draw:style-name="a0" svg:x="9.46875in" svg:y="19.5416666666667in" svg:width="1.5in" svg:height="0.875in">
              <dc:creator>Aaron Kynaston (Contractor)</dc:creator>
              <text:p><text:span text:style-name="T2">Aaron Kynaston (Contractor):</text:span><text:span text:style-name="T2"/></text:p>
              <text:p><text:span text:style-name="T3">just</text:span></text:p>
            </office:annotation>
            <text:p>#just realized I can't test in QA without the new driver there . .going to remove '[' values to bypass issue</text:p>
          </table:table-cell>
          <table:table-cell table:style-name="ce18"/>
          <table:table-cell table:number-columns-repeated="16375"/>
        </table:table-row>
        <table:table-row table:style-name="ro6" table:visibility="collapse">
          <table:table-cell office:value-type="float" office:value="914" table:formula="of:=[.A741]" table:style-name="ce17">
            <text:p>914</text:p>
          </table:table-cell>
          <table:table-cell table:style-name="ce19"/>
          <table:table-cell office:value-type="string" table:style-name="ce4">
            <text:p>BILLED</text:p>
          </table:table-cell>
          <table:table-cell office:value-type="float" office:value="0.73750000004656613" table:formula="of:=IF(AND([.F742] &lt;&gt; &quot;&quot;;[.G742] &lt;&gt; &quot;&quot;);([.G742]-[.F742])*24;&quot;---&quot;)" table:style-name="ce4">
            <text:p>0.738</text:p>
          </table:table-cell>
          <table:table-cell office:value-type="string" table:style-name="ce20">
            <text:p>IDtoMiro</text:p>
          </table:table-cell>
          <table:table-cell office:value-type="date" office:date-value="2025-05-06T12:00:00" table:style-name="ce14">
            <text:p>5/6/25 12:00 PM</text:p>
          </table:table-cell>
          <table:table-cell office:value-type="date" office:date-value="2025-05-06T12:44:15" table:style-name="ce14">
            <text:p>5/6/25 12:44 PM</text:p>
          </table:table-cell>
          <table:table-cell office:value-type="string" table:style-name="ce13">
            <text:p>Miro Design meeting discussing teams management through MyAccess.</text:p>
          </table:table-cell>
          <table:table-cell office:value-type="string" table:style-name="ce18">
            <text:p>The request is too complicated, and may not be possible at all; the app team is going back to the vendor to ask questions.</text:p>
          </table:table-cell>
          <table:table-cell table:number-columns-repeated="16375"/>
        </table:table-row>
        <table:table-row table:style-name="ro4" table:visibility="collapse">
          <table:table-cell office:value-type="float" office:value="914" table:formula="of:=[.A742]" table:style-name="ce17">
            <text:p>914</text:p>
          </table:table-cell>
          <table:table-cell table:style-name="ce19"/>
          <table:table-cell office:value-type="string" table:style-name="ce4">
            <text:p>BILLED</text:p>
          </table:table-cell>
          <table:table-cell office:value-type="float" office:value="0.21972222224576399" table:formula="of:=IF(AND([.F743] &lt;&gt; &quot;&quot;;[.G743] &lt;&gt; &quot;&quot;);([.G743]-[.F743])*24;&quot;---&quot;)" table:style-name="ce4">
            <text:p>0.220</text:p>
          </table:table-cell>
          <table:table-cell office:value-type="string" table:style-name="ce20">
            <text:p>IDtoMiro</text:p>
          </table:table-cell>
          <table:table-cell office:value-type="date" office:date-value="2025-05-06T12:44:15" table:style-name="ce14">
            <text:p>5/6/25 12:44 PM</text:p>
          </table:table-cell>
          <table:table-cell office:value-type="date" office:date-value="2025-05-06T12:57:26" table:style-name="ce14">
            <text:p>5/6/25 12:57 PM</text:p>
          </table:table-cell>
          <table:table-cell office:value-type="string" table:style-name="ce13">
            <text:p>#bena nd Mike</text:p>
          </table:table-cell>
          <table:table-cell table:style-name="ce18"/>
          <table:table-cell table:number-columns-repeated="16375"/>
        </table:table-row>
        <table:table-row table:style-name="ro4" table:visibility="collapse">
          <table:table-cell office:value-type="float" office:value="914" table:formula="of:=[.A743]" table:style-name="ce17">
            <text:p>914</text:p>
          </table:table-cell>
          <table:table-cell table:style-name="ce19"/>
          <table:table-cell office:value-type="string" table:style-name="ce4">
            <text:p>BILLED</text:p>
          </table:table-cell>
          <table:table-cell office:value-type="float" office:value="0.72833333333255723" table:formula="of:=IF(AND([.F744] &lt;&gt; &quot;&quot;;[.G744] &lt;&gt; &quot;&quot;);([.G744]-[.F744])*24;&quot;---&quot;)" table:style-name="ce4">
            <text:p>0.728</text:p>
          </table:table-cell>
          <table:table-cell office:value-type="string" table:style-name="ce21">
            <text:p>IDtoAviobook</text:p>
          </table:table-cell>
          <table:table-cell office:value-type="date" office:date-value="2025-05-06T13:24:32" table:style-name="ce14">
            <text:p>5/6/25 01:24 PM</text:p>
          </table:table-cell>
          <table:table-cell office:value-type="date" office:date-value="2025-05-06T14:08:14" table:style-name="ce14">
            <text:p>5/6/25 02:08 PM</text:p>
          </table:table-cell>
          <table:table-cell office:value-type="string" table:style-name="ce13">
            <text:p>#worked on fixing formatting</text:p>
          </table:table-cell>
          <table:table-cell table:style-name="ce18"/>
          <table:table-cell table:number-columns-repeated="16375"/>
        </table:table-row>
        <table:table-row table:style-name="ro4" table:visibility="collapse">
          <table:table-cell office:value-type="float" office:value="914" table:formula="of:=[.A744]" table:style-name="ce17">
            <text:p>914</text:p>
          </table:table-cell>
          <table:table-cell table:style-name="ce19"/>
          <table:table-cell office:value-type="string" table:style-name="ce4">
            <text:p>BILLED</text:p>
          </table:table-cell>
          <table:table-cell office:value-type="float" office:value="0.69611111108679324" table:formula="of:=IF(AND([.F745] &lt;&gt; &quot;&quot;;[.G745] &lt;&gt; &quot;&quot;);([.G745]-[.F745])*24;&quot;---&quot;)" table:style-name="ce4">
            <text:p>0.696</text:p>
          </table:table-cell>
          <table:table-cell office:value-type="string" table:style-name="ce21">
            <text:p>mtg-Daily</text:p>
          </table:table-cell>
          <table:table-cell office:value-type="date" office:date-value="2025-05-06T14:08:14" table:style-name="ce14">
            <text:p>5/6/25 02:08 PM</text:p>
          </table:table-cell>
          <table:table-cell office:value-type="date" office:date-value="2025-05-06T14:50:00" table:style-name="ce14">
            <text:p>5/6/25 02:50 PM</text:p>
          </table:table-cell>
          <table:table-cell office:value-type="string" table:style-name="ce13">
            <text:p>backlog</text:p>
          </table:table-cell>
          <table:table-cell table:style-name="ce18"/>
          <table:table-cell table:number-columns-repeated="16375"/>
        </table:table-row>
        <table:table-row table:style-name="ro4" table:visibility="collapse">
          <table:table-cell office:value-type="float" office:value="914" table:formula="of:=[.A745]" table:style-name="ce17">
            <text:p>914</text:p>
          </table:table-cell>
          <table:table-cell table:style-name="ce19"/>
          <table:table-cell office:value-type="string" table:style-name="ce4">
            <text:p>BILLED</text:p>
          </table:table-cell>
          <table:table-cell office:value-type="float" office:value="2.6666666666278616" table:formula="of:=IF(AND([.F746] &lt;&gt; &quot;&quot;;[.G746] &lt;&gt; &quot;&quot;);([.G746]-[.F746])*24;&quot;---&quot;)" table:style-name="ce4">
            <text:p>2.667</text:p>
          </table:table-cell>
          <table:table-cell office:value-type="string" table:style-name="ce21">
            <text:p>IDtoAviobook</text:p>
          </table:table-cell>
          <table:table-cell office:value-type="date" office:date-value="2025-05-06T14:50:00" table:style-name="ce14">
            <text:p>5/6/25 02:50 PM</text:p>
          </table:table-cell>
          <table:table-cell office:value-type="date" office:date-value="2025-05-06T17:30:00" table:style-name="ce14">
            <text:p>5/6/25 05:30 PM</text:p>
          </table:table-cell>
          <table:table-cell office:value-type="string" table:style-name="ce13">
            <text:p># worked on fixing pipeline</text:p>
          </table:table-cell>
          <table:table-cell table:style-name="ce18"/>
          <table:table-cell table:number-columns-repeated="16375"/>
        </table:table-row>
        <table:table-row table:style-name="ro4" table:visibility="collapse">
          <table:table-cell office:value-type="float" office:value="914" table:formula="of:=[.A746]" table:style-name="ce17">
            <text:p>914</text:p>
          </table:table-cell>
          <table:table-cell table:style-name="ce19"/>
          <table:table-cell table:style-name="ce4"/>
          <table:table-cell office:value-type="string" office:string-value="---" table:formula="of:=IF(AND([.F747] &lt;&gt; &quot;&quot;;[.G747] &lt;&gt; &quot;&quot;);([.G747]-[.F747])*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4" table:formula="of:=[.A747]" table:style-name="ce17">
            <text:p>914</text:p>
          </table:table-cell>
          <table:table-cell table:style-name="ce19"/>
          <table:table-cell table:style-name="ce4"/>
          <table:table-cell office:value-type="string" office:string-value="---" table:formula="of:=IF(AND([.F748] &lt;&gt; &quot;&quot;;[.G748] &lt;&gt; &quot;&quot;);([.G748]-[.F748])*24;&quot;---&quot;)"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4" table:visibility="collapse">
          <table:table-cell office:value-type="float" office:value="914" table:formula="of:=[.A748]" table:style-name="ce17">
            <text:p>914</text:p>
          </table:table-cell>
          <table:table-cell table:style-name="ce19"/>
          <table:table-cell table:style-name="ce4"/>
          <table:table-cell office:value-type="string" office:string-value="---" table:formula="of:=IF(AND([.F749] &lt;&gt; &quot;&quot;;[.G749] &lt;&gt; &quot;&quot;);([.G749]-[.F749])*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4" table:formula="of:=[.A749]" table:style-name="ce17">
            <text:p>914</text:p>
          </table:table-cell>
          <table:table-cell table:style-name="ce19"/>
          <table:table-cell table:style-name="ce4"/>
          <table:table-cell office:value-type="string" office:string-value="---" table:formula="of:=IF(AND([.F750] &lt;&gt; &quot;&quot;;[.G750] &lt;&gt; &quot;&quot;);([.G750]-[.F750])*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4" table:formula="of:=[.A750]" table:style-name="ce17">
            <text:p>914</text:p>
          </table:table-cell>
          <table:table-cell table:style-name="ce19"/>
          <table:table-cell table:style-name="ce4"/>
          <table:table-cell office:value-type="string" office:string-value="---" table:formula="of:=IF(AND([.F751] &lt;&gt; &quot;&quot;;[.G751] &lt;&gt; &quot;&quot;);([.G751]-[.F751])*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4" table:formula="of:=[.A751]" table:style-name="ce17">
            <text:p>914</text:p>
          </table:table-cell>
          <table:table-cell table:style-name="ce19"/>
          <table:table-cell table:style-name="ce4"/>
          <table:table-cell office:value-type="string" office:string-value="---" table:formula="of:=IF(AND([.F752] &lt;&gt; &quot;&quot;;[.G752] &lt;&gt; &quot;&quot;);([.G752]-[.F752])*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4" table:formula="of:=[.A752]" table:style-name="ce17">
            <text:p>914</text:p>
          </table:table-cell>
          <table:table-cell table:style-name="ce19"/>
          <table:table-cell table:style-name="ce4"/>
          <table:table-cell office:value-type="string" office:string-value="---" table:formula="of:=IF(AND([.F753] &lt;&gt; &quot;&quot;;[.G753] &lt;&gt; &quot;&quot;);([.G753]-[.F753])*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4" table:formula="of:=[.A753]" table:style-name="ce17">
            <text:p>914</text:p>
          </table:table-cell>
          <table:table-cell table:style-name="ce19"/>
          <table:table-cell table:style-name="ce4"/>
          <table:table-cell office:value-type="string" office:string-value="---" table:formula="of:=IF(AND([.F754] &lt;&gt; &quot;&quot;;[.G754] &lt;&gt; &quot;&quot;);([.G754]-[.F75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4" table:formula="of:=[.A754]" table:style-name="ce17">
            <text:p>914</text:p>
          </table:table-cell>
          <table:table-cell table:style-name="ce19"/>
          <table:table-cell table:style-name="ce4"/>
          <table:table-cell office:value-type="string" office:string-value="---" table:formula="of:=IF(AND([.F755] &lt;&gt; &quot;&quot;;[.G755] &lt;&gt; &quot;&quot;);([.G755]-[.F75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4" table:formula="of:=[.A755]" table:style-name="ce17">
            <text:p>914</text:p>
          </table:table-cell>
          <table:table-cell table:style-name="ce19"/>
          <table:table-cell table:style-name="ce4"/>
          <table:table-cell office:value-type="string" office:string-value="---" table:formula="of:=IF(AND([.F756] &lt;&gt; &quot;&quot;;[.G756] &lt;&gt; &quot;&quot;);([.G756]-[.F756])*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4" table:formula="of:=[.A756]" table:style-name="ce17">
            <text:p>914</text:p>
          </table:table-cell>
          <table:table-cell table:style-name="ce19"/>
          <table:table-cell table:style-name="ce4"/>
          <table:table-cell office:value-type="string" office:string-value="---" table:formula="of:=IF(AND([.F757] &lt;&gt; &quot;&quot;;[.G757] &lt;&gt; &quot;&quot;);([.G757]-[.F75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4" table:formula="of:=[.A757]" table:style-name="ce17">
            <text:p>914</text:p>
          </table:table-cell>
          <table:table-cell table:style-name="ce19"/>
          <table:table-cell table:style-name="ce4"/>
          <table:table-cell office:value-type="string" office:string-value="---" table:formula="of:=IF(AND([.F758] &lt;&gt; &quot;&quot;;[.G758] &lt;&gt; &quot;&quot;);([.G758]-[.F758])*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4" table:formula="of:=[.A758]" table:style-name="ce17">
            <text:p>914</text:p>
          </table:table-cell>
          <table:table-cell table:style-name="ce19"/>
          <table:table-cell table:style-name="ce4"/>
          <table:table-cell office:value-type="string" office:string-value="---" table:formula="of:=IF(AND([.F759] &lt;&gt; &quot;&quot;;[.G759] &lt;&gt; &quot;&quot;);([.G759]-[.F759])*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4" table:formula="of:=[.A759]" table:style-name="ce17">
            <text:p>914</text:p>
          </table:table-cell>
          <table:table-cell table:style-name="ce19"/>
          <table:table-cell table:style-name="ce4"/>
          <table:table-cell office:value-type="string" office:string-value="---" table:formula="of:=IF(AND([.F760] &lt;&gt; &quot;&quot;;[.G760] &lt;&gt; &quot;&quot;);([.G760]-[.F760])*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4" table:formula="of:=[.A760]" table:style-name="ce17">
            <text:p>914</text:p>
          </table:table-cell>
          <table:table-cell table:style-name="ce19"/>
          <table:table-cell table:style-name="ce4"/>
          <table:table-cell office:value-type="string" office:string-value="---" table:formula="of:=IF(AND([.F761] &lt;&gt; &quot;&quot;;[.G761] &lt;&gt; &quot;&quot;);([.G761]-[.F761])*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4" table:formula="of:=[.A761]" table:style-name="ce17">
            <text:p>914</text:p>
          </table:table-cell>
          <table:table-cell table:style-name="ce19"/>
          <table:table-cell table:style-name="ce4"/>
          <table:table-cell office:value-type="string" office:string-value="---" table:formula="of:=IF(AND([.F762] &lt;&gt; &quot;&quot;;[.G762] &lt;&gt; &quot;&quot;);([.G762]-[.F762])*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4" table:formula="of:=[.A762]" table:style-name="ce17">
            <text:p>914</text:p>
          </table:table-cell>
          <table:table-cell table:style-name="ce19"/>
          <table:table-cell table:style-name="ce4"/>
          <table:table-cell office:value-type="string" office:string-value="---" table:formula="of:=IF(AND([.F763] &lt;&gt; &quot;&quot;;[.G763] &lt;&gt; &quot;&quot;);([.G763]-[.F763])*24;&quot;---&quot;)"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4" table:visibility="collapse">
          <table:table-cell office:value-type="float" office:value="914" table:formula="of:=[.A763]" table:style-name="ce17">
            <text:p>914</text:p>
          </table:table-cell>
          <table:table-cell office:value-type="float" office:value="7.75" table:formula="of:=COM.MICROSOFT.CEILING([.C764];0.25)" table:style-name="ce19">
            <text:p>7.750</text:p>
          </table:table-cell>
          <table:table-cell office:value-type="float" office:value="7.7022222221712582" table:formula="of:=SUM([.D764:.D783])" table:style-name="ce4">
            <text:p>7.702</text:p>
          </table:table-cell>
          <table:table-cell office:value-type="string" office:string-value="---" table:formula="of:=IF(AND([.F764] &lt;&gt; &quot;&quot;;[.G764] &lt;&gt; &quot;&quot;);([.G764]-[.F764])*24;&quot;---&quot;)" table:style-name="ce4">
            <text:p>---</text:p>
          </table:table-cell>
          <table:table-cell office:value-type="date" office:date-value="2025-05-07T00:00:00" table:style-name="ce20">
            <text:p>7-May</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4" table:formula="of:=[.A764]" table:style-name="ce17">
            <text:p>914</text:p>
          </table:table-cell>
          <table:table-cell table:style-name="ce19"/>
          <table:table-cell office:value-type="string" table:style-name="ce4">
            <text:p>BILLED</text:p>
          </table:table-cell>
          <table:table-cell office:value-type="float" office:value="0.23527777777053416" table:formula="of:=IF(AND([.F765] &lt;&gt; &quot;&quot;;[.G765] &lt;&gt; &quot;&quot;);([.G765]-[.F765])*24;&quot;---&quot;)" table:style-name="ce4">
            <text:p>0.235</text:p>
          </table:table-cell>
          <table:table-cell office:value-type="string" table:style-name="ce21">
            <text:p>mtg-Daily</text:p>
          </table:table-cell>
          <table:table-cell office:value-type="date" office:date-value="2025-05-07T08:30:00" table:style-name="ce14">
            <text:p>5/7/25 08:30 AM</text:p>
          </table:table-cell>
          <table:table-cell office:value-type="date" office:date-value="2025-05-07T08:44:07" table:style-name="ce14">
            <text:p>5/7/25 08:44 AM</text:p>
          </table:table-cell>
          <table:table-cell office:value-type="string" table:style-name="ce13">
            <text:p>Daily meetings with the team.</text:p>
          </table:table-cell>
          <table:table-cell table:style-name="ce23"/>
          <table:table-cell table:number-columns-repeated="16375"/>
        </table:table-row>
        <table:table-row table:style-name="ro4" table:visibility="collapse">
          <table:table-cell office:value-type="float" office:value="914" table:formula="of:=[.A765]" table:style-name="ce17">
            <text:p>914</text:p>
          </table:table-cell>
          <table:table-cell table:style-name="ce19"/>
          <table:table-cell office:value-type="string" table:style-name="ce4">
            <text:p>BILLED</text:p>
          </table:table-cell>
          <table:table-cell office:value-type="float" office:value="0.25000000011641532" table:formula="of:=IF(AND([.F766] &lt;&gt; &quot;&quot;;[.G766] &lt;&gt; &quot;&quot;);([.G766]-[.F766])*24;&quot;---&quot;)" table:style-name="ce4">
            <text:p>0.250</text:p>
          </table:table-cell>
          <table:table-cell office:value-type="string" table:style-name="ce21">
            <text:p>IDtoEmployeeSvc</text:p>
          </table:table-cell>
          <table:table-cell office:value-type="date" office:date-value="2025-05-07T09:15:00" table:style-name="ce14">
            <text:p>5/7/25 09:15 AM</text:p>
          </table:table-cell>
          <table:table-cell office:value-type="date" office:date-value="2025-05-07T09:30:00" table:style-name="ce14">
            <text:p>5/7/25 09:30 AM</text:p>
          </table:table-cell>
          <table:table-cell office:value-type="string" table:style-name="ce13">
            <text:p>Worked on fixing INC6598184 for the EmployeeServices team.</text:p>
          </table:table-cell>
          <table:table-cell table:style-name="ce23"/>
          <table:table-cell table:number-columns-repeated="16375"/>
        </table:table-row>
        <table:table-row table:style-name="ro4" table:visibility="collapse">
          <table:table-cell office:value-type="float" office:value="914" table:formula="of:=[.A766]" table:style-name="ce17">
            <text:p>914</text:p>
          </table:table-cell>
          <table:table-cell table:style-name="ce19"/>
          <table:table-cell office:value-type="string" table:style-name="ce4">
            <text:p>BILLED</text:p>
          </table:table-cell>
          <table:table-cell office:value-type="float" office:value="0.49999999988358468" table:formula="of:=IF(AND([.F767] &lt;&gt; &quot;&quot;;[.G767] &lt;&gt; &quot;&quot;);([.G767]-[.F767])*24;&quot;---&quot;)" table:style-name="ce4">
            <text:p>0.500</text:p>
          </table:table-cell>
          <table:table-cell office:value-type="string" table:style-name="ce21">
            <text:p>mtg-Daily</text:p>
          </table:table-cell>
          <table:table-cell office:value-type="date" office:date-value="2025-05-07T09:30:00" table:style-name="ce14">
            <text:p>5/7/25 09:30 AM</text:p>
          </table:table-cell>
          <table:table-cell office:value-type="date" office:date-value="2025-05-07T10:00:00" table:style-name="ce14">
            <text:p>5/7/25 10:00 AM</text:p>
          </table:table-cell>
          <table:table-cell office:value-type="string" table:style-name="ce21">
            <text:p>#</text:p>
          </table:table-cell>
          <table:table-cell table:style-name="ce23"/>
          <table:table-cell table:number-columns-repeated="16375"/>
        </table:table-row>
        <table:table-row table:style-name="ro4" table:visibility="collapse">
          <table:table-cell office:value-type="float" office:value="914" table:formula="of:=[.A767]" table:style-name="ce17">
            <text:p>914</text:p>
          </table:table-cell>
          <table:table-cell table:style-name="ce19"/>
          <table:table-cell office:value-type="string" table:style-name="ce4">
            <text:p>BILLED</text:p>
          </table:table-cell>
          <table:table-cell office:value-type="float" office:value="0.95250000001396984" table:formula="of:=IF(AND([.F768] &lt;&gt; &quot;&quot;;[.G768] &lt;&gt; &quot;&quot;);([.G768]-[.F768])*24;&quot;---&quot;)" table:style-name="ce4">
            <text:p>0.953</text:p>
          </table:table-cell>
          <table:table-cell office:value-type="string" table:style-name="ce21">
            <text:p>IDtoEmployeeSvc</text:p>
          </table:table-cell>
          <table:table-cell office:value-type="date" office:date-value="2025-05-07T10:00:00" table:style-name="ce14">
            <text:p>5/7/25 10:00 AM</text:p>
          </table:table-cell>
          <table:table-cell office:value-type="date" office:date-value="2025-05-07T10:57:09" table:style-name="ce14">
            <text:p>5/7/25 10:57 AM</text:p>
          </table:table-cell>
          <table:table-cell office:value-type="string" table:style-name="ce13">
            <text:p># closing up ticket with Josh</text:p>
          </table:table-cell>
          <table:table-cell table:style-name="ce23"/>
          <table:table-cell table:number-columns-repeated="16375"/>
        </table:table-row>
        <table:table-row table:style-name="ro5" table:visibility="collapse">
          <table:table-cell office:value-type="float" office:value="914" table:formula="of:=[.A768]" table:style-name="ce17">
            <text:p>914</text:p>
          </table:table-cell>
          <table:table-cell table:style-name="ce19"/>
          <table:table-cell office:value-type="string" table:style-name="ce4">
            <text:p>BILLED</text:p>
          </table:table-cell>
          <table:table-cell office:value-type="float" office:value="1.0191666667233221" table:formula="of:=IF(AND([.F769] &lt;&gt; &quot;&quot;;[.G769] &lt;&gt; &quot;&quot;);([.G769]-[.F769])*24;&quot;---&quot;)" table:style-name="ce4">
            <text:p>1.019</text:p>
          </table:table-cell>
          <table:table-cell office:value-type="string" table:style-name="ce20">
            <text:p>IDtoAvioBook</text:p>
          </table:table-cell>
          <table:table-cell office:value-type="date" office:date-value="2025-05-07T10:57:09" table:style-name="ce14">
            <text:p>5/7/25 10:57 AM</text:p>
          </table:table-cell>
          <table:table-cell office:value-type="date" office:date-value="2025-05-07T11:58:18" table:style-name="ce14">
            <text:p>5/7/25 11:58 AM</text:p>
          </table:table-cell>
          <table:table-cell office:value-type="string" table:style-name="ce13">
            <text:p>Worked to deploy the latest fixes to roles and qualifications for IDtoAviobook.</text:p>
          </table:table-cell>
          <table:table-cell office:value-type="string" table:style-name="ce23">
            <text:p>Had some servers removed from dev, and pipeline reconfig is failing - dev_3 still being requested . .w11dcledirdi020 is now gone . .but pipeline isn't seeing that . . updates have been made, and re-running.</text:p>
          </table:table-cell>
          <table:table-cell table:number-columns-repeated="16375"/>
        </table:table-row>
        <table:table-row table:style-name="ro4" table:visibility="collapse">
          <table:table-cell office:value-type="float" office:value="914" table:formula="of:=[.A769]" table:style-name="ce17">
            <text:p>914</text:p>
          </table:table-cell>
          <table:table-cell table:style-name="ce19"/>
          <table:table-cell office:value-type="string" table:style-name="ce4">
            <text:p>BILLED</text:p>
          </table:table-cell>
          <table:table-cell office:value-type="float" office:value="1.1055555555503815" table:formula="of:=IF(AND([.F770] &lt;&gt; &quot;&quot;;[.G770] &lt;&gt; &quot;&quot;);([.G770]-[.F770])*24;&quot;---&quot;)" table:style-name="ce4">
            <text:p>1.106</text:p>
          </table:table-cell>
          <table:table-cell office:value-type="string" table:style-name="ce21">
            <text:p>L&amp;L</text:p>
          </table:table-cell>
          <table:table-cell office:value-type="date" office:date-value="2025-05-07T11:58:18" table:style-name="ce14">
            <text:p>5/7/25 11:58 AM</text:p>
          </table:table-cell>
          <table:table-cell office:value-type="date" office:date-value="2025-05-07T13:04:38" table:style-name="ce14">
            <text:p>5/7/25 01:04 PM</text:p>
          </table:table-cell>
          <table:table-cell office:value-type="string" table:style-name="ce13">
            <text:p>L&amp;L on Frodo!</text:p>
          </table:table-cell>
          <table:table-cell table:style-name="ce23"/>
          <table:table-cell table:number-columns-repeated="16375"/>
        </table:table-row>
        <table:table-row table:style-name="ro4" table:visibility="collapse">
          <table:table-cell office:value-type="float" office:value="914" table:formula="of:=[.A770]" table:style-name="ce17">
            <text:p>914</text:p>
          </table:table-cell>
          <table:table-cell table:style-name="ce19"/>
          <table:table-cell office:value-type="string" table:style-name="ce4">
            <text:p>BILLED</text:p>
          </table:table-cell>
          <table:table-cell office:value-type="float" office:value="2.6594444444635883" table:formula="of:=IF(AND([.F771] &lt;&gt; &quot;&quot;;[.G771] &lt;&gt; &quot;&quot;);([.G771]-[.F771])*24;&quot;---&quot;)" table:style-name="ce4">
            <text:p>2.659</text:p>
          </table:table-cell>
          <table:table-cell office:value-type="string" table:style-name="ce20">
            <text:p>IDtoAvioBook</text:p>
          </table:table-cell>
          <table:table-cell office:value-type="date" office:date-value="2025-05-07T13:04:38" table:style-name="ce14">
            <text:p>5/7/25 01:04 PM</text:p>
          </table:table-cell>
          <table:table-cell office:value-type="date" office:date-value="2025-05-07T15:44:12" table:style-name="ce14">
            <text:p>5/7/25 03:44 PM</text:p>
          </table:table-cell>
          <table:table-cell office:value-type="string" table:style-name="ce13">
            <text:p>#</text:p>
          </table:table-cell>
          <table:table-cell table:style-name="ce23"/>
          <table:table-cell table:number-columns-repeated="16375"/>
        </table:table-row>
        <table:table-row table:style-name="ro4" table:visibility="collapse">
          <table:table-cell office:value-type="float" office:value="914" table:formula="of:=[.A771]" table:style-name="ce17">
            <text:p>914</text:p>
          </table:table-cell>
          <table:table-cell table:style-name="ce19"/>
          <table:table-cell office:value-type="string" table:style-name="ce4">
            <text:p>BILLED</text:p>
          </table:table-cell>
          <table:table-cell office:value-type="float" office:value="0.49833333335118368" table:formula="of:=IF(AND([.F772] &lt;&gt; &quot;&quot;;[.G772] &lt;&gt; &quot;&quot;);([.G772]-[.F772])*24;&quot;---&quot;)" table:style-name="ce4">
            <text:p>0.498</text:p>
          </table:table-cell>
          <table:table-cell office:value-type="string" table:style-name="ce20">
            <text:p>IDtoAvioBook</text:p>
          </table:table-cell>
          <table:table-cell office:value-type="date" office:date-value="2025-05-07T16:10:00" table:style-name="ce14">
            <text:p>5/7/25 04:10 PM</text:p>
          </table:table-cell>
          <table:table-cell office:value-type="date" office:date-value="2025-05-07T16:39:54" table:style-name="ce14">
            <text:p>5/7/25 04:39 PM</text:p>
          </table:table-cell>
          <table:table-cell office:value-type="string" table:style-name="ce13">
            <text:p>#</text:p>
          </table:table-cell>
          <table:table-cell table:style-name="ce23"/>
          <table:table-cell table:number-columns-repeated="16375"/>
        </table:table-row>
        <table:table-row table:style-name="ro4" table:visibility="collapse">
          <table:table-cell office:value-type="float" office:value="914" table:formula="of:=[.A772]" table:style-name="ce17">
            <text:p>914</text:p>
          </table:table-cell>
          <table:table-cell table:style-name="ce19"/>
          <table:table-cell office:value-type="string" table:style-name="ce4">
            <text:p>BILLED</text:p>
          </table:table-cell>
          <table:table-cell office:value-type="float" office:value="0.48194444429827854" table:formula="of:=IF(AND([.F773] &lt;&gt; &quot;&quot;;[.G773] &lt;&gt; &quot;&quot;);([.G773]-[.F773])*24;&quot;---&quot;)" table:style-name="ce4">
            <text:p>0.482</text:p>
          </table:table-cell>
          <table:table-cell office:value-type="string" table:style-name="ce20">
            <text:p>IDtoAvioBook</text:p>
          </table:table-cell>
          <table:table-cell office:value-type="date" office:date-value="2025-05-07T20:55:00" table:style-name="ce14">
            <text:p>5/7/25 08:55 PM</text:p>
          </table:table-cell>
          <table:table-cell office:value-type="date" office:date-value="2025-05-07T21:23:55" table:style-name="ce14">
            <text:p>5/7/25 09:23 PM</text:p>
          </table:table-cell>
          <table:table-cell office:value-type="string" table:style-name="ce13">
            <text:p># pasing tests in dev after restoring test updates due to role fixes -back to 17</text:p>
          </table:table-cell>
          <table:table-cell table:style-name="ce23"/>
          <table:table-cell table:number-columns-repeated="16375"/>
        </table:table-row>
        <table:table-row table:style-name="ro4" table:visibility="collapse">
          <table:table-cell office:value-type="float" office:value="914" table:formula="of:=[.A773]" table:style-name="ce17">
            <text:p>914</text:p>
          </table:table-cell>
          <table:table-cell table:style-name="ce19"/>
          <table:table-cell table:style-name="ce4"/>
          <table:table-cell office:value-type="string" office:string-value="---" table:formula="of:=IF(AND([.F774] &lt;&gt; &quot;&quot;;[.G774] &lt;&gt; &quot;&quot;);([.G774]-[.F774])*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4" table:formula="of:=[.A774]" table:style-name="ce17">
            <text:p>914</text:p>
          </table:table-cell>
          <table:table-cell table:style-name="ce19"/>
          <table:table-cell table:style-name="ce4"/>
          <table:table-cell office:value-type="string" office:string-value="---" table:formula="of:=IF(AND([.F775] &lt;&gt; &quot;&quot;;[.G775] &lt;&gt; &quot;&quot;);([.G775]-[.F775])*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4" table:formula="of:=[.A775]" table:style-name="ce17">
            <text:p>914</text:p>
          </table:table-cell>
          <table:table-cell table:style-name="ce19"/>
          <table:table-cell table:style-name="ce4"/>
          <table:table-cell office:value-type="string" office:string-value="---" table:formula="of:=IF(AND([.F776] &lt;&gt; &quot;&quot;;[.G776] &lt;&gt; &quot;&quot;);([.G776]-[.F776])*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4" table:formula="of:=[.A776]" table:style-name="ce17">
            <text:p>914</text:p>
          </table:table-cell>
          <table:table-cell table:style-name="ce19"/>
          <table:table-cell table:style-name="ce4"/>
          <table:table-cell office:value-type="string" office:string-value="---" table:formula="of:=IF(AND([.F777] &lt;&gt; &quot;&quot;;[.G777] &lt;&gt; &quot;&quot;);([.G777]-[.F777])*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4" table:formula="of:=[.A777]" table:style-name="ce17">
            <text:p>914</text:p>
          </table:table-cell>
          <table:table-cell table:style-name="ce19"/>
          <table:table-cell table:style-name="ce4"/>
          <table:table-cell office:value-type="string" office:string-value="---" table:formula="of:=IF(AND([.F778] &lt;&gt; &quot;&quot;;[.G778] &lt;&gt; &quot;&quot;);([.G778]-[.F778])*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4" table:formula="of:=[.A778]" table:style-name="ce17">
            <text:p>914</text:p>
          </table:table-cell>
          <table:table-cell table:style-name="ce19"/>
          <table:table-cell table:style-name="ce4"/>
          <table:table-cell office:value-type="string" office:string-value="---" table:formula="of:=IF(AND([.F779] &lt;&gt; &quot;&quot;;[.G779] &lt;&gt; &quot;&quot;);([.G779]-[.F779])*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4" table:formula="of:=[.A779]" table:style-name="ce17">
            <text:p>914</text:p>
          </table:table-cell>
          <table:table-cell table:style-name="ce19"/>
          <table:table-cell table:style-name="ce4"/>
          <table:table-cell office:value-type="string" office:string-value="---" table:formula="of:=IF(AND([.F780] &lt;&gt; &quot;&quot;;[.G780] &lt;&gt; &quot;&quot;);([.G780]-[.F780])*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4" table:formula="of:=[.A780]" table:style-name="ce17">
            <text:p>914</text:p>
          </table:table-cell>
          <table:table-cell table:style-name="ce19"/>
          <table:table-cell table:style-name="ce4"/>
          <table:table-cell office:value-type="string" office:string-value="---" table:formula="of:=IF(AND([.F781] &lt;&gt; &quot;&quot;;[.G781] &lt;&gt; &quot;&quot;);([.G781]-[.F781])*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4" table:formula="of:=[.A781]" table:style-name="ce17">
            <text:p>914</text:p>
          </table:table-cell>
          <table:table-cell table:style-name="ce19"/>
          <table:table-cell table:style-name="ce4"/>
          <table:table-cell office:value-type="string" office:string-value="---" table:formula="of:=IF(AND([.F782] &lt;&gt; &quot;&quot;;[.G782] &lt;&gt; &quot;&quot;);([.G782]-[.F782])*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4" table:formula="of:=[.A782]" table:style-name="ce17">
            <text:p>914</text:p>
          </table:table-cell>
          <table:table-cell table:style-name="ce19"/>
          <table:table-cell table:style-name="ce4"/>
          <table:table-cell office:value-type="string" office:string-value="---" table:formula="of:=IF(AND([.F783] &lt;&gt; &quot;&quot;;[.G783] &lt;&gt; &quot;&quot;);([.G783]-[.F783])*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4" table:formula="of:=[.A783]" table:style-name="ce17">
            <text:p>914</text:p>
          </table:table-cell>
          <table:table-cell office:value-type="float" office:value="6.5" table:formula="of:=COM.MICROSOFT.CEILING([.C784];0.25)" table:style-name="ce19">
            <text:p>6.500</text:p>
          </table:table-cell>
          <table:table-cell office:value-type="float" office:value="6.3641666667535901" table:formula="of:=SUM([.D784:.D800])" table:style-name="ce4">
            <text:p>6.364</text:p>
          </table:table-cell>
          <table:table-cell office:value-type="string" office:string-value="---" table:formula="of:=IF(AND([.F784] &lt;&gt; &quot;&quot;;[.G784] &lt;&gt; &quot;&quot;);([.G784]-[.F784])*24;&quot;---&quot;)" table:style-name="ce4">
            <text:p>---</text:p>
          </table:table-cell>
          <table:table-cell office:value-type="date" office:date-value="2025-05-08T00:00:00" table:style-name="ce28">
            <text:p>8-May</text:p>
          </table:table-cell>
          <table:table-cell table:number-columns-repeated="2" table:style-name="ce14"/>
          <table:table-cell table:style-name="ce13"/>
          <table:table-cell table:style-name="ce18"/>
          <table:table-cell table:number-columns-repeated="16375"/>
        </table:table-row>
        <table:table-row table:style-name="ro6" table:visibility="collapse">
          <table:table-cell office:value-type="float" office:value="914" table:formula="of:=[.A784]" table:style-name="ce17">
            <text:p>914</text:p>
          </table:table-cell>
          <table:table-cell table:style-name="ce19"/>
          <table:table-cell office:value-type="string" table:style-name="ce4">
            <text:p>BILLED</text:p>
          </table:table-cell>
          <table:table-cell office:value-type="float" office:value="0.16666666668606922" table:formula="of:=IF(AND([.F785] &lt;&gt; &quot;&quot;;[.G785] &lt;&gt; &quot;&quot;);([.G785]-[.F785])*24;&quot;---&quot;)" table:style-name="ce4">
            <text:p>0.167</text:p>
          </table:table-cell>
          <table:table-cell office:value-type="string" table:style-name="ce21">
            <text:p>IDToAviobook</text:p>
          </table:table-cell>
          <table:table-cell office:value-type="date" office:date-value="2025-05-08T08:20:00" table:style-name="ce14">
            <text:p>5/8/25 08:20 AM</text:p>
          </table:table-cell>
          <table:table-cell office:value-type="date" office:date-value="2025-05-08T08:30:00" table:style-name="ce14">
            <text:p>5/8/25 08:30 AM</text:p>
          </table:table-cell>
          <table:table-cell office:value-type="string" table:style-name="ce13">
            <text:p>Worked on passing tests in QA for IDtoAviobook. Worked to resolve issues with pipeline &amp; deployment changes due to issues with Aviobook API.</text:p>
          </table:table-cell>
          <table:table-cell office:value-type="string" table:style-name="ce18">
            <text:p>Continued to fight the API today; but finally found an enviornment that is behaving as expected.</text:p>
          </table:table-cell>
          <table:table-cell table:number-columns-repeated="16375"/>
        </table:table-row>
        <table:table-row table:style-name="ro4" table:visibility="collapse">
          <table:table-cell office:value-type="float" office:value="914" table:formula="of:=[.A785]" table:style-name="ce17">
            <text:p>914</text:p>
          </table:table-cell>
          <table:table-cell table:style-name="ce19"/>
          <table:table-cell office:value-type="string" table:style-name="ce4">
            <text:p>BILLED</text:p>
          </table:table-cell>
          <table:table-cell office:value-type="float" office:value="0.25000000011641532" table:formula="of:=IF(AND([.F786] &lt;&gt; &quot;&quot;;[.G786] &lt;&gt; &quot;&quot;);([.G786]-[.F786])*24;&quot;---&quot;)" table:style-name="ce4">
            <text:p>0.250</text:p>
          </table:table-cell>
          <table:table-cell office:value-type="string" table:style-name="ce21">
            <text:p>mtg-daily</text:p>
          </table:table-cell>
          <table:table-cell office:value-type="date" office:date-value="2025-05-08T08:30:00" table:style-name="ce14">
            <text:p>5/8/25 08:30 AM</text:p>
          </table:table-cell>
          <table:table-cell office:value-type="date" office:date-value="2025-05-08T08:45:00" table:style-name="ce14">
            <text:p>5/8/25 08:45 AM</text:p>
          </table:table-cell>
          <table:table-cell office:value-type="string" table:style-name="ce13">
            <text:p>Daily meetings with the team.</text:p>
          </table:table-cell>
          <table:table-cell table:style-name="ce18"/>
          <table:table-cell table:number-columns-repeated="16375"/>
        </table:table-row>
        <table:table-row table:style-name="ro4" table:visibility="collapse">
          <table:table-cell office:value-type="float" office:value="914" table:formula="of:=[.A786]" table:style-name="ce17">
            <text:p>914</text:p>
          </table:table-cell>
          <table:table-cell table:style-name="ce19"/>
          <table:table-cell office:value-type="string" table:style-name="ce4">
            <text:p>BILLED</text:p>
          </table:table-cell>
          <table:table-cell office:value-type="float" office:value="1.3852777776774019" table:formula="of:=IF(AND([.F787] &lt;&gt; &quot;&quot;;[.G787] &lt;&gt; &quot;&quot;);([.G787]-[.F787])*24;&quot;---&quot;)" table:style-name="ce4">
            <text:p>1.385</text:p>
          </table:table-cell>
          <table:table-cell office:value-type="string" table:style-name="ce21">
            <text:p>IDToAviobook</text:p>
          </table:table-cell>
          <table:table-cell office:value-type="date" office:date-value="2025-05-08T08:45:00" table:style-name="ce14">
            <text:p>5/8/25 08:45 AM</text:p>
          </table:table-cell>
          <table:table-cell office:value-type="date" office:date-value="2025-05-08T10:08:07" table:style-name="ce14">
            <text:p>5/8/25 10:08 AM</text:p>
          </table:table-cell>
          <table:table-cell office:value-type="string" table:style-name="ce13">
            <text:p># fighting bad formatting in json payload</text:p>
          </table:table-cell>
          <table:table-cell table:style-name="ce18"/>
          <table:table-cell table:number-columns-repeated="16375"/>
        </table:table-row>
        <table:table-row table:style-name="ro4" table:visibility="collapse">
          <table:table-cell office:value-type="float" office:value="914" table:formula="of:=[.A787]" table:style-name="ce17">
            <text:p>914</text:p>
          </table:table-cell>
          <table:table-cell table:style-name="ce19"/>
          <table:table-cell office:value-type="string" table:style-name="ce4">
            <text:p>BILLED</text:p>
          </table:table-cell>
          <table:table-cell office:value-type="float" office:value="2.845555555599276" table:formula="of:=IF(AND([.F788] &lt;&gt; &quot;&quot;;[.G788] &lt;&gt; &quot;&quot;);([.G788]-[.F788])*24;&quot;---&quot;)" table:style-name="ce4">
            <text:p>2.846</text:p>
          </table:table-cell>
          <table:table-cell office:value-type="string" table:style-name="ce21">
            <text:p>IDToAviobook</text:p>
          </table:table-cell>
          <table:table-cell office:value-type="date" office:date-value="2025-05-08T11:37:27" table:style-name="ce14">
            <text:p>5/8/25 11:37 AM</text:p>
          </table:table-cell>
          <table:table-cell office:value-type="date" office:date-value="2025-05-08T14:28:11" table:style-name="ce14">
            <text:p>5/8/25 02:28 PM</text:p>
          </table:table-cell>
          <table:table-cell office:value-type="string" table:style-name="ce13">
            <text:p>#testing in dev, against test.acc . .</text:p>
          </table:table-cell>
          <table:table-cell table:style-name="ce18"/>
          <table:table-cell table:number-columns-repeated="16375"/>
        </table:table-row>
        <table:table-row table:style-name="ro4" table:visibility="collapse">
          <table:table-cell office:value-type="float" office:value="914" table:formula="of:=[.A788]" table:style-name="ce17">
            <text:p>914</text:p>
          </table:table-cell>
          <table:table-cell table:style-name="ce19"/>
          <table:table-cell office:value-type="string" table:style-name="ce4">
            <text:p>BILLED</text:p>
          </table:table-cell>
          <table:table-cell office:value-type="float" office:value="6.1111111426725984E-3" table:formula="of:=IF(AND([.F789] &lt;&gt; &quot;&quot;;[.G789] &lt;&gt; &quot;&quot;);([.G789]-[.F789])*24;&quot;---&quot;)" table:style-name="ce4">
            <text:p>0.006</text:p>
          </table:table-cell>
          <table:table-cell office:value-type="string" table:style-name="ce21">
            <text:p>IDToAviobook</text:p>
          </table:table-cell>
          <table:table-cell office:value-type="date" office:date-value="2025-05-08T14:28:11" table:style-name="ce14">
            <text:p>5/8/25 02:28 PM</text:p>
          </table:table-cell>
          <table:table-cell office:value-type="date" office:date-value="2025-05-08T14:28:33" table:style-name="ce14">
            <text:p>5/8/25 02:28 PM</text:p>
          </table:table-cell>
          <table:table-cell office:value-type="string" table:style-name="ce13">
            <text:p>#Test env seems to work mostly (prelive in dev disabled)</text:p>
          </table:table-cell>
          <table:table-cell table:style-name="ce18"/>
          <table:table-cell table:number-columns-repeated="16375"/>
        </table:table-row>
        <table:table-row table:style-name="ro4" table:visibility="collapse">
          <table:table-cell office:value-type="float" office:value="914" table:formula="of:=[.A789]" table:style-name="ce17">
            <text:p>914</text:p>
          </table:table-cell>
          <table:table-cell table:style-name="ce19"/>
          <table:table-cell office:value-type="string" table:style-name="ce4">
            <text:p>BILLED</text:p>
          </table:table-cell>
          <table:table-cell office:value-type="float" office:value="0.19083333323942497" table:formula="of:=IF(AND([.F790] &lt;&gt; &quot;&quot;;[.G790] &lt;&gt; &quot;&quot;);([.G790]-[.F790])*24;&quot;---&quot;)" table:style-name="ce4">
            <text:p>0.191</text:p>
          </table:table-cell>
          <table:table-cell office:value-type="string" table:style-name="ce21">
            <text:p>IDToAviobook</text:p>
          </table:table-cell>
          <table:table-cell office:value-type="date" office:date-value="2025-05-08T14:28:33" table:style-name="ce14">
            <text:p>5/8/25 02:28 PM</text:p>
          </table:table-cell>
          <table:table-cell office:value-type="date" office:date-value="2025-05-08T14:40:00" table:style-name="ce14">
            <text:p>5/8/25 02:40 PM</text:p>
          </table:table-cell>
          <table:table-cell office:value-type="string" table:style-name="ce13">
            <text:p>#now pushing duce duce users.</text:p>
          </table:table-cell>
          <table:table-cell table:style-name="ce18"/>
          <table:table-cell table:number-columns-repeated="16375"/>
        </table:table-row>
        <table:table-row table:style-name="ro4" table:visibility="collapse">
          <table:table-cell office:value-type="float" office:value="914" table:formula="of:=[.A790]" table:style-name="ce17">
            <text:p>914</text:p>
          </table:table-cell>
          <table:table-cell table:style-name="ce29"/>
          <table:table-cell office:value-type="string" table:style-name="ce4">
            <text:p>BILLED</text:p>
          </table:table-cell>
          <table:table-cell office:value-type="float" office:value="0.58555555553175509" table:formula="of:=IF(AND([.F791] &lt;&gt; &quot;&quot;;[.G791] &lt;&gt; &quot;&quot;);([.G791]-[.F791])*24;&quot;---&quot;)" table:style-name="ce4">
            <text:p>0.586</text:p>
          </table:table-cell>
          <table:table-cell office:value-type="string" table:style-name="ce21">
            <text:p>IDtoEmployeeSvc</text:p>
          </table:table-cell>
          <table:table-cell office:value-type="date" office:date-value="2025-05-08T14:40:00" table:style-name="ce14">
            <text:p>5/8/25 02:40 PM</text:p>
          </table:table-cell>
          <table:table-cell office:value-type="date" office:date-value="2025-05-08T15:15:08" table:style-name="ce14">
            <text:p>5/8/25 03:15 PM</text:p>
          </table:table-cell>
          <table:table-cell office:value-type="string" table:style-name="ce13">
            <text:p>Worked on resolving INC6578410. Also reporting on retirees in the same state.</text:p>
          </table:table-cell>
          <table:table-cell table:style-name="ce18"/>
          <table:table-cell table:number-columns-repeated="16375"/>
        </table:table-row>
        <table:table-row table:style-name="ro4" table:visibility="collapse">
          <table:table-cell office:value-type="float" office:value="914" table:formula="of:=[.A791]" table:style-name="ce17">
            <text:p>914</text:p>
          </table:table-cell>
          <table:table-cell table:style-name="ce19"/>
          <table:table-cell office:value-type="string" table:style-name="ce4">
            <text:p>BILLED</text:p>
          </table:table-cell>
          <table:table-cell office:value-type="float" office:value="0.93416666676057503" table:formula="of:=IF(AND([.F792] &lt;&gt; &quot;&quot;;[.G792] &lt;&gt; &quot;&quot;);([.G792]-[.F792])*24;&quot;---&quot;)" table:style-name="ce4">
            <text:p>0.934</text:p>
          </table:table-cell>
          <table:table-cell office:value-type="string" table:style-name="ce21">
            <text:p>IDtoEmployeeSvc</text:p>
          </table:table-cell>
          <table:table-cell office:value-type="date" office:date-value="2025-05-08T15:15:08" table:style-name="ce14">
            <text:p>5/8/25 03:15 PM</text:p>
          </table:table-cell>
          <table:table-cell office:value-type="date" office:date-value="2025-05-08T16:11:11" table:style-name="ce14">
            <text:p>5/8/25 04:11 PM</text:p>
          </table:table-cell>
          <table:table-cell office:value-type="string" table:style-name="ce13">
            <text:p># passing tests to see if I can move to Qa now</text:p>
          </table:table-cell>
          <table:table-cell table:style-name="ce18"/>
          <table:table-cell table:number-columns-repeated="16375"/>
        </table:table-row>
        <table:table-row table:style-name="ro4" table:visibility="collapse">
          <table:table-cell office:value-type="float" office:value="914" table:formula="of:=[.A792]" table:style-name="ce17">
            <text:p>914</text:p>
          </table:table-cell>
          <table:table-cell table:style-name="ce19"/>
          <table:table-cell table:style-name="ce4"/>
          <table:table-cell office:value-type="string" office:string-value="---" table:formula="of:=IF(AND([.F793] &lt;&gt; &quot;&quot;;[.G793] &lt;&gt; &quot;&quot;);([.G793]-[.F793])*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4" table:formula="of:=[.A793]" table:style-name="ce17">
            <text:p>914</text:p>
          </table:table-cell>
          <table:table-cell table:style-name="ce19"/>
          <table:table-cell table:style-name="ce4"/>
          <table:table-cell office:value-type="string" office:string-value="---" table:formula="of:=IF(AND([.F794] &lt;&gt; &quot;&quot;;[.G794] &lt;&gt; &quot;&quot;);([.G794]-[.F794])*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4" table:formula="of:=[.A794]" table:style-name="ce17">
            <text:p>914</text:p>
          </table:table-cell>
          <table:table-cell table:style-name="ce19"/>
          <table:table-cell table:style-name="ce4"/>
          <table:table-cell office:value-type="string" office:string-value="---" table:formula="of:=IF(AND([.F795] &lt;&gt; &quot;&quot;;[.G795] &lt;&gt; &quot;&quot;);([.G795]-[.F79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4" table:formula="of:=[.A795]" table:style-name="ce17">
            <text:p>914</text:p>
          </table:table-cell>
          <table:table-cell table:style-name="ce19"/>
          <table:table-cell table:style-name="ce4"/>
          <table:table-cell office:value-type="string" office:string-value="---" table:formula="of:=IF(AND([.F796] &lt;&gt; &quot;&quot;;[.G796] &lt;&gt; &quot;&quot;);([.G796]-[.F796])*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4" table:formula="of:=[.A796]" table:style-name="ce17">
            <text:p>914</text:p>
          </table:table-cell>
          <table:table-cell table:style-name="ce19"/>
          <table:table-cell table:style-name="ce4"/>
          <table:table-cell office:value-type="string" office:string-value="---" table:formula="of:=IF(AND([.F797] &lt;&gt; &quot;&quot;;[.G797] &lt;&gt; &quot;&quot;);([.G797]-[.F79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4" table:formula="of:=[.A797]" table:style-name="ce17">
            <text:p>914</text:p>
          </table:table-cell>
          <table:table-cell table:style-name="ce19"/>
          <table:table-cell table:style-name="ce4"/>
          <table:table-cell office:value-type="string" office:string-value="---" table:formula="of:=IF(AND([.F798] &lt;&gt; &quot;&quot;;[.G798] &lt;&gt; &quot;&quot;);([.G798]-[.F798])*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4" table:formula="of:=[.A798]" table:style-name="ce17">
            <text:p>914</text:p>
          </table:table-cell>
          <table:table-cell table:style-name="ce19"/>
          <table:table-cell table:style-name="ce4"/>
          <table:table-cell office:value-type="string" office:string-value="---" table:formula="of:=IF(AND([.F799] &lt;&gt; &quot;&quot;;[.G799] &lt;&gt; &quot;&quot;);([.G799]-[.F799])*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4" table:formula="of:=[.A799]" table:style-name="ce17">
            <text:p>914</text:p>
          </table:table-cell>
          <table:table-cell table:style-name="ce19"/>
          <table:table-cell table:style-name="ce4"/>
          <table:table-cell office:value-type="string" office:string-value="---" table:formula="of:=IF(AND([.F800] &lt;&gt; &quot;&quot;;[.G800] &lt;&gt; &quot;&quot;);([.G800]-[.F800])*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4" table:formula="of:=[.A800]" table:style-name="ce17">
            <text:p>914</text:p>
          </table:table-cell>
          <table:table-cell office:value-type="float" office:value="9.25" table:formula="of:=COM.MICROSOFT.CEILING([.C801];0.25)" table:style-name="ce19">
            <text:p>9.250</text:p>
          </table:table-cell>
          <table:table-cell office:value-type="float" office:value="9.1016666668583639" table:formula="of:=SUM([.D801:.D819])" table:style-name="ce4">
            <text:p>9.102</text:p>
          </table:table-cell>
          <table:table-cell office:value-type="string" office:string-value="---" table:formula="of:=IF(AND([.F801] &lt;&gt; &quot;&quot;;[.G801] &lt;&gt; &quot;&quot;);([.G801]-[.F801])*24;&quot;---&quot;)" table:style-name="ce4">
            <text:p>---</text:p>
          </table:table-cell>
          <table:table-cell office:value-type="date" office:date-value="2025-05-09T00:00:00" table:style-name="ce20">
            <text:p>9-May</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4" table:formula="of:=[.A801]" table:style-name="ce17">
            <text:p>914</text:p>
          </table:table-cell>
          <table:table-cell table:style-name="ce19"/>
          <table:table-cell office:value-type="string" table:style-name="ce4">
            <text:p>BILLED</text:p>
          </table:table-cell>
          <table:table-cell office:value-type="float" office:value="0.18333333340706304" table:formula="of:=IF(AND([.F802] &lt;&gt; &quot;&quot;;[.G802] &lt;&gt; &quot;&quot;);([.G802]-[.F802])*24;&quot;---&quot;)" table:style-name="ce4">
            <text:p>0.183</text:p>
          </table:table-cell>
          <table:table-cell office:value-type="string" table:style-name="ce20">
            <text:p>mtg-Daily</text:p>
          </table:table-cell>
          <table:table-cell office:value-type="date" office:date-value="2025-05-09T08:30:00" table:style-name="ce14">
            <text:p>5/9/25 08:30 AM</text:p>
          </table:table-cell>
          <table:table-cell office:value-type="date" office:date-value="2025-05-09T08:41:00" table:style-name="ce14">
            <text:p>5/9/25 08:41 AM</text:p>
          </table:table-cell>
          <table:table-cell office:value-type="string" table:style-name="ce26">
            <text:p>Daily meetings with the team.</text:p>
          </table:table-cell>
          <table:table-cell table:style-name="ce18"/>
          <table:table-cell table:number-columns-repeated="16375"/>
        </table:table-row>
        <table:table-row table:style-name="ro6" table:visibility="collapse">
          <table:table-cell office:value-type="float" office:value="914" table:formula="of:=[.A802]" table:style-name="ce17">
            <text:p>914</text:p>
          </table:table-cell>
          <table:table-cell table:style-name="ce19"/>
          <table:table-cell office:value-type="string" table:style-name="ce4">
            <text:p>BILLED</text:p>
          </table:table-cell>
          <table:table-cell office:value-type="float" office:value="0.33333333337213844" table:formula="of:=IF(AND([.F803] &lt;&gt; &quot;&quot;;[.G803] &lt;&gt; &quot;&quot;);([.G803]-[.F803])*24;&quot;---&quot;)" table:style-name="ce4">
            <text:p>0.333</text:p>
          </table:table-cell>
          <table:table-cell office:value-type="string" table:style-name="ce20">
            <text:p>IDtoEmployeesvc</text:p>
          </table:table-cell>
          <table:table-cell office:value-type="date" office:date-value="2025-05-09T09:15:00" table:style-name="ce14">
            <text:p>5/9/25 09:15 AM</text:p>
          </table:table-cell>
          <table:table-cell office:value-type="date" office:date-value="2025-05-09T09:35:00" table:style-name="ce14">
            <text:p>5/9/25 09:35 AM</text:p>
          </table:table-cell>
          <table:table-cell office:value-type="string" table:style-name="ce26">
            <text:p>Worked on responding to the EmployeeServices app team regarding retiree issues and producing reports. Also worked on stopping drivers in production for ongoing CR, CHG0454050 the EmployeeServices team is working on.</text:p>
          </table:table-cell>
          <table:table-cell office:value-type="string" table:style-name="ce18">
            <text:p>Note: just completed an additional hour due to the last steps on the CR above just now completing.</text:p>
          </table:table-cell>
          <table:table-cell table:number-columns-repeated="16375"/>
        </table:table-row>
        <table:table-row table:style-name="ro4" table:visibility="collapse">
          <table:table-cell office:value-type="float" office:value="914" table:formula="of:=[.A803]" table:style-name="ce17">
            <text:p>914</text:p>
          </table:table-cell>
          <table:table-cell table:style-name="ce19"/>
          <table:table-cell office:value-type="string" table:style-name="ce4">
            <text:p>BILLED</text:p>
          </table:table-cell>
          <table:table-cell office:value-type="float" office:value="0.25055555562721565" table:formula="of:=IF(AND([.F804] &lt;&gt; &quot;&quot;;[.G804] &lt;&gt; &quot;&quot;);([.G804]-[.F804])*24;&quot;---&quot;)" table:style-name="ce4">
            <text:p>0.251</text:p>
          </table:table-cell>
          <table:table-cell office:value-type="string" table:style-name="ce20">
            <text:p>IDtoAtlassianCloud</text:p>
          </table:table-cell>
          <table:table-cell office:value-type="date" office:date-value="2025-05-09T09:35:00" table:style-name="ce14">
            <text:p>5/9/25 09:35 AM</text:p>
          </table:table-cell>
          <table:table-cell office:value-type="date" office:date-value="2025-05-09T09:50:02" table:style-name="ce14">
            <text:p>5/9/25 09:50 AM</text:p>
          </table:table-cell>
          <table:table-cell office:value-type="string" table:style-name="ce13">
            <text:p>Worked on resolving build process issues with Nirosha on the IDtoAtlassianCloud driver.</text:p>
          </table:table-cell>
          <table:table-cell table:style-name="ce18"/>
          <table:table-cell table:number-columns-repeated="16375"/>
        </table:table-row>
        <table:table-row table:style-name="ro4" table:visibility="collapse">
          <table:table-cell office:value-type="float" office:value="914" table:formula="of:=[.A804]" table:style-name="ce17">
            <text:p>914</text:p>
          </table:table-cell>
          <table:table-cell table:style-name="ce19"/>
          <table:table-cell office:value-type="string" table:style-name="ce4">
            <text:p>BILLED</text:p>
          </table:table-cell>
          <table:table-cell office:value-type="float" office:value="0.40055555541766807" table:formula="of:=IF(AND([.F805] &lt;&gt; &quot;&quot;;[.G805] &lt;&gt; &quot;&quot;);([.G805]-[.F805])*24;&quot;---&quot;)" table:style-name="ce4">
            <text:p>0.401</text:p>
          </table:table-cell>
          <table:table-cell office:value-type="string" table:style-name="ce21">
            <text:p>IDtoAviobook</text:p>
          </table:table-cell>
          <table:table-cell office:value-type="date" office:date-value="2025-05-09T09:50:02" table:style-name="ce14">
            <text:p>5/9/25 09:50 AM</text:p>
          </table:table-cell>
          <table:table-cell office:value-type="date" office:date-value="2025-05-09T10:14:04" table:style-name="ce14">
            <text:p>5/9/25 10:14 AM</text:p>
          </table:table-cell>
          <table:table-cell office:value-type="string" table:style-name="ce13">
            <text:p>Worked on passing tests in QA for IDtoAviobook. Worked to resolve issues with pipeline &amp; deployment changes due to issues with Aviobook API. Deployed to production and pushed pilots through again to increase their qualifications in Aviobook.</text:p>
          </table:table-cell>
          <table:table-cell table:style-name="ce18"/>
          <table:table-cell table:number-columns-repeated="16375"/>
        </table:table-row>
        <table:table-row table:style-name="ro4" table:visibility="collapse">
          <table:table-cell office:value-type="float" office:value="914" table:formula="of:=[.A805]" table:style-name="ce17">
            <text:p>914</text:p>
          </table:table-cell>
          <table:table-cell office:value-type="float" office:value="39" table:formula="of:=SUM([.B718:.B804])" table:style-name="ce19">
            <text:p>39.000</text:p>
          </table:table-cell>
          <table:table-cell office:value-type="string" table:style-name="ce4">
            <text:p>BILLED</text:p>
          </table:table-cell>
          <table:table-cell office:value-type="float" office:value="1.2655555555829778" table:formula="of:=IF(AND([.F806] &lt;&gt; &quot;&quot;;[.G806] &lt;&gt; &quot;&quot;);([.G806]-[.F806])*24;&quot;---&quot;)" table:style-name="ce4">
            <text:p>1.266</text:p>
          </table:table-cell>
          <table:table-cell office:value-type="string" table:style-name="ce20">
            <text:p>IDtoEmployeesvc</text:p>
          </table:table-cell>
          <table:table-cell office:value-type="date" office:date-value="2025-05-09T10:14:04" table:style-name="ce14">
            <text:p>5/9/25 10:14 AM</text:p>
          </table:table-cell>
          <table:table-cell office:value-type="date" office:date-value="2025-05-09T11:30:00" table:style-name="ce14">
            <text:p>5/9/25 11:30 AM</text:p>
          </table:table-cell>
          <table:table-cell office:value-type="string" table:style-name="ce13">
            <text:p>Worked on deploying EmployeeSvc drivers through QA.</text:p>
          </table:table-cell>
          <table:table-cell office:value-type="string" table:style-name="ce18">
            <text:p>Documenting changes to be made for Logini's new requirements.</text:p>
          </table:table-cell>
          <table:table-cell table:number-columns-repeated="16375"/>
        </table:table-row>
        <table:table-row table:style-name="ro4" table:visibility="collapse">
          <table:table-cell office:value-type="float" office:value="914" table:formula="of:=[.A806]" table:style-name="ce17">
            <text:p>914</text:p>
          </table:table-cell>
          <table:table-cell table:style-name="ce19"/>
          <table:table-cell office:value-type="string" table:style-name="ce4">
            <text:p>BILLED</text:p>
          </table:table-cell>
          <table:table-cell office:value-type="float" office:value="0.61055555561324582" table:formula="of:=IF(AND([.F807] &lt;&gt; &quot;&quot;;[.G807] &lt;&gt; &quot;&quot;);([.G807]-[.F807])*24;&quot;---&quot;)" table:style-name="ce4">
            <text:p>0.611</text:p>
          </table:table-cell>
          <table:table-cell office:value-type="string" table:style-name="ce21">
            <text:p>IDtoAviobook</text:p>
          </table:table-cell>
          <table:table-cell office:value-type="date" office:date-value="2025-05-09T11:30:00" table:style-name="ce14">
            <text:p>5/9/25 11:30 AM</text:p>
          </table:table-cell>
          <table:table-cell office:value-type="date" office:date-value="2025-05-09T12:06:38" table:style-name="ce14">
            <text:p>5/9/25 12:06 PM</text:p>
          </table:table-cell>
          <table:table-cell office:value-type="string" table:style-name="ce13">
            <text:p>#confirmed I can deploy to prelive now.</text:p>
          </table:table-cell>
          <table:table-cell table:style-name="ce18"/>
          <table:table-cell table:number-columns-repeated="16375"/>
        </table:table-row>
        <table:table-row table:style-name="ro4" table:visibility="collapse">
          <table:table-cell office:value-type="float" office:value="914" table:formula="of:=[.A807]" table:style-name="ce17">
            <text:p>914</text:p>
          </table:table-cell>
          <table:table-cell table:style-name="ce19"/>
          <table:table-cell office:value-type="string" table:style-name="ce4">
            <text:p>BILLED</text:p>
          </table:table-cell>
          <table:table-cell office:value-type="float" office:value="1.0616666667046957" table:formula="of:=IF(AND([.F808] &lt;&gt; &quot;&quot;;[.G808] &lt;&gt; &quot;&quot;);([.G808]-[.F808])*24;&quot;---&quot;)" table:style-name="ce4">
            <text:p>1.062</text:p>
          </table:table-cell>
          <table:table-cell office:value-type="string" table:style-name="ce21">
            <text:p>IDtoAviobook</text:p>
          </table:table-cell>
          <table:table-cell office:value-type="date" office:date-value="2025-05-09T12:46:33" table:style-name="ce14">
            <text:p>5/9/25 12:46 PM</text:p>
          </table:table-cell>
          <table:table-cell office:value-type="date" office:date-value="2025-05-09T13:50:15" table:style-name="ce14">
            <text:p>5/9/25 01:50 P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14" table:formula="of:=[.A808]" table:style-name="ce17">
            <text:p>914</text:p>
          </table:table-cell>
          <table:table-cell table:style-name="ce19"/>
          <table:table-cell office:value-type="string" table:style-name="ce4">
            <text:p>BILLED</text:p>
          </table:table-cell>
          <table:table-cell office:value-type="float" office:value="1.8391666666720994" table:formula="of:=IF(AND([.F809] &lt;&gt; &quot;&quot;;[.G809] &lt;&gt; &quot;&quot;);([.G809]-[.F809])*24;&quot;---&quot;)" table:style-name="ce4">
            <text:p>1.839</text:p>
          </table:table-cell>
          <table:table-cell office:value-type="string" table:style-name="ce21">
            <text:p>IDtoAviobook</text:p>
          </table:table-cell>
          <table:table-cell office:value-type="date" office:date-value="2025-05-09T13:50:15" table:style-name="ce14">
            <text:p>5/9/25 01:50 PM</text:p>
          </table:table-cell>
          <table:table-cell office:value-type="date" office:date-value="2025-05-09T15:40:36" table:style-name="ce14">
            <text:p>5/9/25 03:40 PM</text:p>
          </table:table-cell>
          <table:table-cell office:value-type="string" table:style-name="ce13">
            <text:p>#prod deploy done, now pusing avio_pilots . .</text:p>
          </table:table-cell>
          <table:table-cell table:style-name="ce18"/>
          <table:table-cell table:number-columns-repeated="16375"/>
        </table:table-row>
        <table:table-row table:style-name="ro4" table:visibility="collapse">
          <table:table-cell office:value-type="float" office:value="914" table:formula="of:=[.A809]" table:style-name="ce17">
            <text:p>914</text:p>
          </table:table-cell>
          <table:table-cell table:style-name="ce19"/>
          <table:table-cell office:value-type="string" table:style-name="ce4">
            <text:p>BILLED</text:p>
          </table:table-cell>
          <table:table-cell office:value-type="float" office:value="1.562777777784504" table:formula="of:=IF(AND([.F810] &lt;&gt; &quot;&quot;;[.G810] &lt;&gt; &quot;&quot;);([.G810]-[.F810])*24;&quot;---&quot;)" table:style-name="ce4">
            <text:p>1.563</text:p>
          </table:table-cell>
          <table:table-cell office:value-type="string" table:style-name="ce21">
            <text:p>Mentoring</text:p>
          </table:table-cell>
          <table:table-cell office:value-type="date" office:date-value="2025-05-09T15:40:36" table:style-name="ce14">
            <text:p>5/9/25 03:40 PM</text:p>
          </table:table-cell>
          <table:table-cell office:value-type="date" office:date-value="2025-05-09T17:14:22" table:style-name="ce14">
            <text:p>5/9/25 05:14 PM</text:p>
          </table:table-cell>
          <table:table-cell office:value-type="string" table:style-name="ce13">
            <text:p>Worked to create a git training.</text:p>
          </table:table-cell>
          <table:table-cell table:style-name="ce18"/>
          <table:table-cell table:number-columns-repeated="16375"/>
        </table:table-row>
        <table:table-row table:style-name="ro4" table:visibility="collapse">
          <table:table-cell office:value-type="float" office:value="914" table:formula="of:=[.A810]" table:style-name="ce17">
            <text:p>914</text:p>
          </table:table-cell>
          <table:table-cell table:style-name="ce19"/>
          <table:table-cell office:value-type="string" table:style-name="ce4">
            <text:p>BILLED</text:p>
          </table:table-cell>
          <table:table-cell office:value-type="float" office:value="0.11722222220851108" table:formula="of:=IF(AND([.F811] &lt;&gt; &quot;&quot;;[.G811] &lt;&gt; &quot;&quot;);([.G811]-[.F811])*24;&quot;---&quot;)" table:style-name="ce4">
            <text:p>0.117</text:p>
          </table:table-cell>
          <table:table-cell office:value-type="string" table:style-name="ce20">
            <text:p>IDtoEmplolyeeSvc</text:p>
          </table:table-cell>
          <table:table-cell office:value-type="date" office:date-value="2025-05-09T17:14:22" table:style-name="ce14">
            <text:p>5/9/25 05:14 PM</text:p>
          </table:table-cell>
          <table:table-cell office:value-type="date" office:date-value="2025-05-09T17:21:24" table:style-name="ce14">
            <text:p>5/9/25 05:21 PM</text:p>
          </table:table-cell>
          <table:table-cell office:value-type="string" table:style-name="ce13">
            <text:p>#working on passing tests, getin gIDtoEmployeeSvc ready for prod, in QA. . .</text:p>
          </table:table-cell>
          <table:table-cell table:style-name="ce18"/>
          <table:table-cell table:number-columns-repeated="16375"/>
        </table:table-row>
        <table:table-row table:style-name="ro4" table:visibility="collapse">
          <table:table-cell office:value-type="float" office:value="914" table:formula="of:=[.A811]" table:style-name="ce17">
            <text:p>914</text:p>
          </table:table-cell>
          <table:table-cell table:style-name="ce19"/>
          <table:table-cell office:value-type="string" table:style-name="ce4">
            <text:p>BILLED</text:p>
          </table:table-cell>
          <table:table-cell office:value-type="float" office:value="0.34888888889690861" table:formula="of:=IF(AND([.F812] &lt;&gt; &quot;&quot;;[.G812] &lt;&gt; &quot;&quot;);([.G812]-[.F812])*24;&quot;---&quot;)" table:style-name="ce4">
            <text:p>0.349</text:p>
          </table:table-cell>
          <table:table-cell office:value-type="string" table:style-name="ce20">
            <text:p>IDtoEmplolyeeSvc</text:p>
          </table:table-cell>
          <table:table-cell office:value-type="date" office:date-value="2025-05-09T21:55:00" table:style-name="ce14">
            <text:p>5/9/25 09:55 PM</text:p>
          </table:table-cell>
          <table:table-cell office:value-type="date" office:date-value="2025-05-09T22:15:56" table:style-name="ce14">
            <text:p>5/9/25 10:15 PM</text:p>
          </table:table-cell>
          <table:table-cell office:value-type="string" table:style-name="ce13">
            <text:p># turning off drivers</text:p>
          </table:table-cell>
          <table:table-cell table:style-name="ce18"/>
          <table:table-cell table:number-columns-repeated="16375"/>
        </table:table-row>
        <table:table-row table:style-name="ro4" table:visibility="collapse">
          <table:table-cell office:value-type="float" office:value="914" table:formula="of:=[.A812]" table:style-name="ce17">
            <text:p>914</text:p>
          </table:table-cell>
          <table:table-cell table:style-name="ce19"/>
          <table:table-cell office:value-type="string" table:style-name="ce4">
            <text:p>BILLED</text:p>
          </table:table-cell>
          <table:table-cell office:value-type="float" office:value="6.4444444491527975E-2" table:formula="of:=IF(AND([.F813] &lt;&gt; &quot;&quot;;[.G813] &lt;&gt; &quot;&quot;);([.G813]-[.F813])*24;&quot;---&quot;)" table:style-name="ce4">
            <text:p>0.064</text:p>
          </table:table-cell>
          <table:table-cell office:value-type="string" table:style-name="ce20">
            <text:p>IDtoEmplolyeeSvc</text:p>
          </table:table-cell>
          <table:table-cell office:value-type="date" office:date-value="2025-05-10T21:19:05" table:style-name="ce14">
            <text:p>5/10/25 09:19 PM</text:p>
          </table:table-cell>
          <table:table-cell office:value-type="date" office:date-value="2025-05-10T21:22:57" table:style-name="ce14">
            <text:p>5/10/25 09:22 PM</text:p>
          </table:table-cell>
          <table:table-cell office:value-type="string" table:style-name="ce13">
            <text:p>#prep for turning on drivers</text:p>
          </table:table-cell>
          <table:table-cell table:style-name="ce18"/>
          <table:table-cell table:number-columns-repeated="16375"/>
        </table:table-row>
        <table:table-row table:style-name="ro4" table:visibility="collapse">
          <table:table-cell office:value-type="float" office:value="914" table:formula="of:=[.A813]" table:style-name="ce17">
            <text:p>914</text:p>
          </table:table-cell>
          <table:table-cell table:style-name="ce19"/>
          <table:table-cell office:value-type="string" table:style-name="ce4">
            <text:p>BILLED</text:p>
          </table:table-cell>
          <table:table-cell office:value-type="float" office:value="1.0636111110798083" table:formula="of:=IF(AND([.F814] &lt;&gt; &quot;&quot;;[.G814] &lt;&gt; &quot;&quot;);([.G814]-[.F814])*24;&quot;---&quot;)" table:style-name="ce4">
            <text:p>1.064</text:p>
          </table:table-cell>
          <table:table-cell office:value-type="string" table:style-name="ce20">
            <text:p>IDtoEmplolyeeSvc</text:p>
          </table:table-cell>
          <table:table-cell office:value-type="date" office:date-value="2025-05-11T04:08:24" table:style-name="ce14">
            <text:p>5/11/25 04:08 AM</text:p>
          </table:table-cell>
          <table:table-cell office:value-type="date" office:date-value="2025-05-11T05:12:13" table:style-name="ce14">
            <text:p>5/11/25 05:12 AM</text:p>
          </table:table-cell>
          <table:table-cell office:value-type="string" table:style-name="ce13">
            <text:p>#restarted drivers.</text:p>
          </table:table-cell>
          <table:table-cell table:style-name="ce18"/>
          <table:table-cell table:number-columns-repeated="16375"/>
        </table:table-row>
        <table:table-row table:style-name="ro4" table:visibility="collapse">
          <table:table-cell office:value-type="float" office:value="914" table:formula="of:=[.A814]" table:style-name="ce17">
            <text:p>914</text:p>
          </table:table-cell>
          <table:table-cell table:style-name="ce19"/>
          <table:table-cell table:style-name="ce4"/>
          <table:table-cell office:value-type="string" office:string-value="---" table:formula="of:=IF(AND([.F815] &lt;&gt; &quot;&quot;;[.G815] &lt;&gt; &quot;&quot;);([.G815]-[.F815])*24;&quot;---&quot;)" table:style-name="ce4">
            <text:p>---</text:p>
          </table:table-cell>
          <table:table-cell table:style-name="ce3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4" table:formula="of:=[.A815]" table:style-name="ce17">
            <text:p>914</text:p>
          </table:table-cell>
          <table:table-cell table:style-name="ce19"/>
          <table:table-cell table:style-name="ce4"/>
          <table:table-cell office:value-type="string" office:string-value="---" table:formula="of:=IF(AND([.F816] &lt;&gt; &quot;&quot;;[.G816] &lt;&gt; &quot;&quot;);([.G816]-[.F816])*24;&quot;---&quot;)" table:style-name="ce4">
            <text:p>---</text:p>
          </table:table-cell>
          <table:table-cell table:style-name="ce3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4" table:formula="of:=[.A816]" table:style-name="ce17">
            <text:p>914</text:p>
          </table:table-cell>
          <table:table-cell table:style-name="ce19"/>
          <table:table-cell table:style-name="ce4"/>
          <table:table-cell office:value-type="string" office:string-value="---" table:formula="of:=IF(AND([.F817] &lt;&gt; &quot;&quot;;[.G817] &lt;&gt; &quot;&quot;);([.G817]-[.F817])*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4" table:formula="of:=[.A817]" table:style-name="ce17">
            <text:p>914</text:p>
          </table:table-cell>
          <table:table-cell table:style-name="ce19"/>
          <table:table-cell table:style-name="ce4"/>
          <table:table-cell office:value-type="string" office:string-value="---" table:formula="of:=IF(AND([.F818] &lt;&gt; &quot;&quot;;[.G818] &lt;&gt; &quot;&quot;);([.G818]-[.F818])*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4" table:formula="of:=[.A818]" table:style-name="ce17">
            <text:p>914</text:p>
          </table:table-cell>
          <table:table-cell table:style-name="ce19"/>
          <table:table-cell table:style-name="ce4"/>
          <table:table-cell office:value-type="string" office:string-value="---" table:formula="of:=IF(AND([.F819] &lt;&gt; &quot;&quot;;[.G819] &lt;&gt; &quot;&quot;);([.G819]-[.F819])*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3" table:visibility="collapse">
          <table:table-cell office:value-type="float" office:value="915" table:formula="of:=[.A819]+1" table:style-name="ce17">
            <text:p>915</text:p>
          </table:table-cell>
          <table:table-cell table:style-name="ce12"/>
          <table:table-cell office:value-type="string" table:style-name="ce4">
            <text:p>****************</text:p>
          </table:table-cell>
          <table:table-cell table:style-name="ce4"/>
          <table:table-cell office:value-type="string" office:string-value="Week 915" table:formula="of:=CONCATENATE(&quot;Week &quot;; [.A821])" table:number-columns-spanned="2" table:number-rows-spanned="3" table:style-name="ce48">
            <text:p>Week 915</text:p>
          </table: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5" table:formula="of:=[.A821]" table:style-name="ce17">
            <text:p>915</text:p>
          </table:table-cell>
          <table:table-cell table:style-name="ce12"/>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5" table:formula="of:=[.A822]" table:style-name="ce17">
            <text:p>915</text:p>
          </table:table-cell>
          <table:table-cell table:style-name="ce19"/>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5" table:formula="of:=[.A823]" table:style-name="ce17">
            <text:p>915</text:p>
          </table:table-cell>
          <table:table-cell table:style-name="ce19"/>
          <table:table-cell office:value-type="string" table:style-name="ce4">
            <text:p>****************</text:p>
          </table:table-cell>
          <table:table-cell office:value-type="string" office:string-value="---" table:formula="of:=IF(AND([.F824] &lt;&gt; &quot;&quot;;[.G824] &lt;&gt; &quot;&quot;);([.G824]-[.F824])*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15" table:formula="of:=[.A824]" table:style-name="ce17">
            <text:p>915</text:p>
          </table:table-cell>
          <table:table-cell table:style-name="ce19"/>
          <table:table-cell office:value-type="string" table:style-name="ce4">
            <text:p>****************</text:p>
          </table:table-cell>
          <table:table-cell office:value-type="string" office:string-value="---" table:formula="of:=IF(AND([.F825] &lt;&gt; &quot;&quot;;[.G825] &lt;&gt; &quot;&quot;);([.G825]-[.F825])*24;&quot;---&quot;)" table:style-name="ce4">
            <text:p>---</text:p>
          </table:table-cell>
          <table:table-cell table:style-name="ce13"/>
          <table:table-cell table:style-name="ce4"/>
          <table:table-cell table:style-name="ce14"/>
          <table:table-cell table:style-name="ce13"/>
          <table:table-cell table:style-name="ce18"/>
          <table:table-cell table:number-columns-repeated="16375"/>
        </table:table-row>
        <table:table-row table:style-name="ro3" table:visibility="collapse">
          <table:table-cell office:value-type="float" office:value="915" table:formula="of:=[.A825]" table:style-name="ce17">
            <text:p>915</text:p>
          </table:table-cell>
          <table:table-cell table:style-name="ce19"/>
          <table:table-cell office:value-type="string" table:style-name="ce4">
            <text:p>****************</text:p>
          </table:table-cell>
          <table:table-cell office:value-type="string" office:string-value="---" table:formula="of:=IF(AND([.F826] &lt;&gt; &quot;&quot;;[.G826] &lt;&gt; &quot;&quot;);([.G826]-[.F826])*24;&quot;---&quot;)" table:style-name="ce4">
            <text:p>---</text:p>
          </table:table-cell>
          <table:table-cell table:style-name="ce13"/>
          <table:table-cell table:style-name="ce4"/>
          <table:table-cell table:style-name="ce14"/>
          <table:table-cell table:style-name="ce13"/>
          <table:table-cell table:style-name="ce18"/>
          <table:table-cell table:number-columns-repeated="16375"/>
        </table:table-row>
        <table:table-row table:style-name="ro3" table:visibility="collapse">
          <table:table-cell office:value-type="float" office:value="915" table:formula="of:=[.A826]" table:style-name="ce17">
            <text:p>915</text:p>
          </table:table-cell>
          <table:table-cell table:style-name="ce12"/>
          <table:table-cell office:value-type="string" table:style-name="ce4">
            <text:p>****************</text:p>
          </table:table-cell>
          <table:table-cell office:value-type="string" office:string-value="---" table:formula="of:=IF(AND([.F827] &lt;&gt; &quot;&quot;;[.G827] &lt;&gt; &quot;&quot;);([.G827]-[.F827])*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15" table:formula="of:=[.A827]" table:style-name="ce17">
            <text:p>915</text:p>
          </table:table-cell>
          <table:table-cell table:style-name="ce12"/>
          <table:table-cell office:value-type="string" table:style-name="ce4">
            <text:p>BILLED</text:p>
          </table:table-cell>
          <table:table-cell office:value-type="string" office:string-value="---" table:formula="of:=IF(AND([.F828] &lt;&gt; &quot;&quot;;[.G828] &lt;&gt; &quot;&quot;);([.G828]-[.F828])*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828]" table:style-name="ce17">
            <text:p>915</text:p>
          </table:table-cell>
          <table:table-cell office:value-type="float" office:value="7.5" table:formula="of:=COM.MICROSOFT.CEILING([.C829];0.25)" table:style-name="ce19">
            <text:p>7.500</text:p>
          </table:table-cell>
          <table:table-cell office:value-type="float" office:value="7.3419444445171393" table:formula="of:=SUM([.D829:.D848])" table:style-name="ce4">
            <text:p>7.342</text:p>
          </table:table-cell>
          <table:table-cell office:value-type="string" office:string-value="---" table:formula="of:=IF(AND([.F829] &lt;&gt; &quot;&quot;;[.G829] &lt;&gt; &quot;&quot;);([.G829]-[.F829])*24;&quot;---&quot;)" table:style-name="ce4">
            <text:p>---</text:p>
          </table:table-cell>
          <table:table-cell office:value-type="date" office:date-value="2025-05-12T00:00:00" table:style-name="ce20">
            <text:p>12-May</text:p>
          </table:table-cell>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15" table:formula="of:=[.A829]" table:style-name="ce17">
            <text:p>915</text:p>
          </table:table-cell>
          <table:table-cell table:style-name="ce19"/>
          <table:table-cell office:value-type="string" table:style-name="ce4">
            <text:p>BILLED</text:p>
          </table:table-cell>
          <table:table-cell office:value-type="float" office:value="0.2333333333954215" table:formula="of:=IF(AND([.F830] &lt;&gt; &quot;&quot;;[.G830] &lt;&gt; &quot;&quot;);([.G830]-[.F830])*24;&quot;---&quot;)" table:style-name="ce4">
            <text:p>0.233</text:p>
          </table:table-cell>
          <table:table-cell office:value-type="string" table:style-name="ce20">
            <text:p>mtg-Daily</text:p>
          </table:table-cell>
          <table:table-cell office:value-type="date" office:date-value="2025-05-12T08:30:00" table:style-name="ce14">
            <text:p>5/12/25 08:30 AM</text:p>
          </table:table-cell>
          <table:table-cell office:value-type="date" office:date-value="2025-05-12T08:44:00" table:style-name="ce14">
            <text:p>5/12/25 08:44 AM</text:p>
          </table:table-cell>
          <table:table-cell office:value-type="string" table:style-name="ce21">
            <text:p>Daily meetings with the team.</text:p>
          </table:table-cell>
          <table:table-cell table:style-name="ce18"/>
          <table:table-cell table:number-columns-repeated="16375"/>
        </table:table-row>
        <table:table-row table:style-name="ro4" table:visibility="collapse">
          <table:table-cell office:value-type="float" office:value="915" table:formula="of:=[.A830]" table:style-name="ce17">
            <text:p>915</text:p>
          </table:table-cell>
          <table:table-cell table:style-name="ce19"/>
          <table:table-cell office:value-type="string" table:style-name="ce4">
            <text:p>BILLED</text:p>
          </table:table-cell>
          <table:table-cell office:value-type="float" office:value="0.32388888881541789" table:formula="of:=IF(AND([.F831] &lt;&gt; &quot;&quot;;[.G831] &lt;&gt; &quot;&quot;);([.G831]-[.F831])*24;&quot;---&quot;)" table:style-name="ce4">
            <text:p>0.324</text:p>
          </table:table-cell>
          <table:table-cell office:value-type="string" table:style-name="ce20">
            <text:p>mtg-Daily</text:p>
          </table:table-cell>
          <table:table-cell office:value-type="date" office:date-value="2025-05-12T09:30:34" table:style-name="ce14">
            <text:p>5/12/25 09:30 AM</text:p>
          </table:table-cell>
          <table:table-cell office:value-type="date" office:date-value="2025-05-12T09:50:00" table:style-name="ce14">
            <text:p>5/12/25 09:50 AM</text:p>
          </table:table-cell>
          <table:table-cell office:value-type="string" table:style-name="ce21">
            <text:p>#</text:p>
          </table:table-cell>
          <table:table-cell table:style-name="ce18"/>
          <table:table-cell table:number-columns-repeated="16375"/>
        </table:table-row>
        <table:table-row table:style-name="ro4" table:visibility="collapse">
          <table:table-cell office:value-type="float" office:value="915" table:formula="of:=[.A831]" table:style-name="ce17">
            <text:p>915</text:p>
          </table:table-cell>
          <table:table-cell table:style-name="ce19"/>
          <table:table-cell office:value-type="string" table:style-name="ce4">
            <text:p>BILLED</text:p>
          </table:table-cell>
          <table:table-cell office:value-type="float" office:value="1.4491666666581295" table:formula="of:=IF(AND([.F832] &lt;&gt; &quot;&quot;;[.G832] &lt;&gt; &quot;&quot;);([.G832]-[.F832])*24;&quot;---&quot;)" table:style-name="ce4">
            <text:p>1.449</text:p>
          </table:table-cell>
          <table:table-cell office:value-type="string" table:style-name="ce20">
            <text:p>IDtoAvioBook</text:p>
          </table:table-cell>
          <table:table-cell office:value-type="date" office:date-value="2025-05-12T09:50:00" table:style-name="ce14">
            <text:p>5/12/25 09:50 AM</text:p>
          </table:table-cell>
          <table:table-cell office:value-type="date" office:date-value="2025-05-12T11:16:57" table:style-name="ce14">
            <text:p>5/12/25 11:16 AM</text:p>
          </table:table-cell>
          <table:table-cell office:value-type="string" table:style-name="ce21">
            <text:p>Worked to fix INC6582351 with Amy Murrell. Working session to resolve pilot user issues. Answering retiree-based questions from Nader.</text:p>
          </table:table-cell>
          <table:table-cell table:style-name="ce18"/>
          <table:table-cell table:number-columns-repeated="16375"/>
        </table:table-row>
        <table:table-row table:style-name="ro4" table:visibility="collapse">
          <table:table-cell office:value-type="float" office:value="915" table:formula="of:=[.A832]" table:style-name="ce17">
            <text:p>915</text:p>
          </table:table-cell>
          <table:table-cell table:style-name="ce19"/>
          <table:table-cell office:value-type="string" table:style-name="ce4">
            <text:p>BILLED</text:p>
          </table:table-cell>
          <table:table-cell office:value-type="float" office:value="1.8336111112148501" table:formula="of:=IF(AND([.F833] &lt;&gt; &quot;&quot;;[.G833] &lt;&gt; &quot;&quot;);([.G833]-[.F833])*24;&quot;---&quot;)" table:style-name="ce4">
            <text:p>1.834</text:p>
          </table:table-cell>
          <table:table-cell office:value-type="string" table:style-name="ce20">
            <text:p>IDtoAvioBook</text:p>
          </table:table-cell>
          <table:table-cell office:value-type="date" office:date-value="2025-05-12T11:16:57" table:style-name="ce14">
            <text:p>5/12/25 11:16 AM</text:p>
          </table:table-cell>
          <table:table-cell office:value-type="date" office:date-value="2025-05-12T13:06:58" table:style-name="ce14">
            <text:p>5/12/25 01:06 PM</text:p>
          </table:table-cell>
          <table:table-cell office:value-type="string" table:style-name="ce22">
            <text:p>#</text:p>
          </table:table-cell>
          <table:table-cell table:style-name="ce18"/>
          <table:table-cell table:number-columns-repeated="16375"/>
        </table:table-row>
        <table:table-row table:style-name="ro4" table:visibility="collapse">
          <table:table-cell office:value-type="float" office:value="915" table:formula="of:=[.A833]" table:style-name="ce17">
            <text:p>915</text:p>
          </table:table-cell>
          <table:table-cell table:style-name="ce19"/>
          <table:table-cell office:value-type="string" table:style-name="ce4">
            <text:p>BILLED</text:p>
          </table:table-cell>
          <table:table-cell office:value-type="float" office:value="0.88999999989755452" table:formula="of:=IF(AND([.F834] &lt;&gt; &quot;&quot;;[.G834] &lt;&gt; &quot;&quot;);([.G834]-[.F834])*24;&quot;---&quot;)" table:style-name="ce4">
            <text:p>0.890</text:p>
          </table:table-cell>
          <table:table-cell office:value-type="string" table:style-name="ce20">
            <text:p>IDtoAvioBook</text:p>
          </table:table-cell>
          <table:table-cell office:value-type="date" office:date-value="2025-05-12T14:00:00" table:style-name="ce14">
            <text:p>5/12/25 02:00 PM</text:p>
          </table:table-cell>
          <table:table-cell office:value-type="date" office:date-value="2025-05-12T14:53:24" table:style-name="ce14">
            <text:p>5/12/25 02:53 PM</text:p>
          </table:table-cell>
          <table:table-cell office:value-type="string" table:style-name="ce21">
            <text:p># answering questions</text:p>
          </table:table-cell>
          <table:table-cell table:style-name="ce18"/>
          <table:table-cell table:number-columns-repeated="16375"/>
        </table:table-row>
        <table:table-row table:style-name="ro6" table:visibility="collapse">
          <table:table-cell office:value-type="float" office:value="915" table:formula="of:=[.A834]" table:style-name="ce17">
            <text:p>915</text:p>
          </table:table-cell>
          <table:table-cell table:style-name="ce19"/>
          <table:table-cell office:value-type="string" table:style-name="ce4">
            <text:p>BILLED</text:p>
          </table:table-cell>
          <table:table-cell office:value-type="float" office:value="0.37166666676057503" table:formula="of:=IF(AND([.F835] &lt;&gt; &quot;&quot;;[.G835] &lt;&gt; &quot;&quot;);([.G835]-[.F835])*24;&quot;---&quot;)" table:style-name="ce4">
            <text:p>0.372</text:p>
          </table:table-cell>
          <table:table-cell office:value-type="string" table:style-name="ce20">
            <text:p>IDtoEmployeeSvc</text:p>
          </table:table-cell>
          <table:table-cell office:value-type="date" office:date-value="2025-05-12T14:53:24" table:style-name="ce14">
            <text:p>5/12/25 02:53 PM</text:p>
          </table:table-cell>
          <table:table-cell office:value-type="date" office:date-value="2025-05-12T15:15:42" table:style-name="ce14">
            <text:p>5/12/25 03:15 PM</text:p>
          </table:table-cell>
          <table:table-cell office:value-type="string" table:style-name="ce21">
            <text:p>Worked to resolve INC6578410. Worked on fixing test issues in QA for IDtoEmployeeSvc.</text:p>
          </table:table-cell>
          <table:table-cell office:value-type="string" table:style-name="ce18">
            <text:p>Ops hadn't seen the incident yet; just need to sync up with them and assign them the ticket.</text:p>
          </table:table-cell>
          <table:table-cell table:number-columns-repeated="16375"/>
        </table:table-row>
        <table:table-row table:style-name="ro10" table:visibility="collapse">
          <table:table-cell office:value-type="float" office:value="915" table:formula="of:=[.A835]" table:style-name="ce17">
            <text:p>915</text:p>
          </table:table-cell>
          <table:table-cell table:style-name="ce31"/>
          <table:table-cell office:value-type="string" table:style-name="ce4">
            <text:p>BILLED</text:p>
          </table:table-cell>
          <table:table-cell office:value-type="float" office:value="7.1666666655801237E-2" table:formula="of:=IF(AND([.F836] &lt;&gt; &quot;&quot;;[.G836] &lt;&gt; &quot;&quot;);([.G836]-[.F836])*24;&quot;---&quot;)" table:style-name="ce4">
            <text:p>0.072</text:p>
          </table:table-cell>
          <table:table-cell office:value-type="string" table:style-name="ce20">
            <text:p>IDtoEmployeeSvc</text:p>
          </table:table-cell>
          <table:table-cell office:value-type="date" office:date-value="2025-05-12T15:15:42" table:style-name="ce14">
            <text:p>5/12/25 03:15 PM</text:p>
          </table:table-cell>
          <table:table-cell office:value-type="date" office:date-value="2025-05-12T15:20:00" table:style-name="ce14">
            <text:p>5/12/25 03:20 PM</text:p>
          </table:table-cell>
          <table:table-cell office:value-type="string" table:style-name="ce21">
            <text:p>#</text:p>
          </table:table-cell>
          <table:table-cell table:style-name="ce18"/>
          <table:table-cell table:number-columns-repeated="16375"/>
        </table:table-row>
        <table:table-row table:style-name="ro4" table:visibility="collapse">
          <table:table-cell office:value-type="float" office:value="915" table:formula="of:=[.A836]" table:style-name="ce17">
            <text:p>915</text:p>
          </table:table-cell>
          <table:table-cell table:style-name="ce19"/>
          <table:table-cell office:value-type="string" table:style-name="ce4">
            <text:p>BILLED</text:p>
          </table:table-cell>
          <table:table-cell office:value-type="float" office:value="0.72861111100064591" table:formula="of:=IF(AND([.F837] &lt;&gt; &quot;&quot;;[.G837] &lt;&gt; &quot;&quot;);([.G837]-[.F837])*24;&quot;---&quot;)" table:style-name="ce4">
            <text:p>0.729</text:p>
          </table:table-cell>
          <table:table-cell office:value-type="string" table:style-name="ce20">
            <text:p>IDtoAvioBook</text:p>
          </table:table-cell>
          <table:table-cell office:value-type="date" office:date-value="2025-05-12T15:20:00" table:style-name="ce14">
            <text:p>5/12/25 03:20 PM</text:p>
          </table:table-cell>
          <table:table-cell office:value-type="date" office:date-value="2025-05-12T16:03:43" table:style-name="ce14">
            <text:p>5/12/25 04:03 PM</text:p>
          </table:table-cell>
          <table:table-cell office:value-type="string" table:style-name="ce21">
            <text:p>#john mapes chat about RITM vs INC</text:p>
          </table:table-cell>
          <table:table-cell table:style-name="ce18"/>
          <table:table-cell table:number-columns-repeated="16375"/>
        </table:table-row>
        <table:table-row table:style-name="ro4" table:visibility="collapse">
          <table:table-cell office:value-type="float" office:value="915" table:formula="of:=[.A837]" table:style-name="ce17">
            <text:p>915</text:p>
          </table:table-cell>
          <table:table-cell table:style-name="ce19"/>
          <table:table-cell office:value-type="string" table:style-name="ce4">
            <text:p>BILLED</text:p>
          </table:table-cell>
          <table:table-cell office:value-type="float" office:value="0.10138888901565224" table:formula="of:=IF(AND([.F838] &lt;&gt; &quot;&quot;;[.G838] &lt;&gt; &quot;&quot;);([.G838]-[.F838])*24;&quot;---&quot;)" table:style-name="ce4">
            <text:p>0.101</text:p>
          </table:table-cell>
          <table:table-cell office:value-type="string" table:style-name="ce20">
            <text:p>IDtoAutocrib</text:p>
          </table:table-cell>
          <table:table-cell office:value-type="date" office:date-value="2025-05-12T16:03:43" table:style-name="ce14">
            <text:p>5/12/25 04:03 PM</text:p>
          </table:table-cell>
          <table:table-cell office:value-type="date" office:date-value="2025-05-12T16:09:48" table:style-name="ce14">
            <text:p>5/12/25 04:09 PM</text:p>
          </table:table-cell>
          <table:table-cell office:value-type="string" table:style-name="ce21">
            <text:p>Worked with Mike Labit to confirm the destination choice when testing IDtoAutocrib.</text:p>
          </table:table-cell>
          <table:table-cell table:style-name="ce18"/>
          <table:table-cell table:number-columns-repeated="16375"/>
        </table:table-row>
        <table:table-row table:style-name="ro4" table:visibility="collapse">
          <table:table-cell office:value-type="float" office:value="915" table:formula="of:=[.A838]" table:style-name="ce17">
            <text:p>915</text:p>
          </table:table-cell>
          <table:table-cell table:style-name="ce19"/>
          <table:table-cell office:value-type="string" table:style-name="ce4">
            <text:p>BILLED</text:p>
          </table:table-cell>
          <table:table-cell office:value-type="float" office:value="0.1355555554619059" table:formula="of:=IF(AND([.F839] &lt;&gt; &quot;&quot;;[.G839] &lt;&gt; &quot;&quot;);([.G839]-[.F839])*24;&quot;---&quot;)" table:style-name="ce4">
            <text:p>0.136</text:p>
          </table:table-cell>
          <table:table-cell office:value-type="string" table:style-name="ce20">
            <text:p>L&amp;L</text:p>
          </table:table-cell>
          <table:table-cell office:value-type="date" office:date-value="2025-05-12T16:09:48" table:style-name="ce14">
            <text:p>5/12/25 04:09 PM</text:p>
          </table:table-cell>
          <table:table-cell office:value-type="date" office:date-value="2025-05-12T16:17:56" table:style-name="ce14">
            <text:p>5/12/25 04:17 PM</text:p>
          </table:table-cell>
          <table:table-cell office:value-type="string" table:style-name="ce21">
            <text:p>Worked on adding ideas to git training.</text:p>
          </table:table-cell>
          <table:table-cell table:style-name="ce18"/>
          <table:table-cell table:number-columns-repeated="16375"/>
        </table:table-row>
        <table:table-row table:style-name="ro4" table:visibility="collapse">
          <table:table-cell office:value-type="float" office:value="915" table:formula="of:=[.A839]" table:style-name="ce17">
            <text:p>915</text:p>
          </table:table-cell>
          <table:table-cell table:style-name="ce19"/>
          <table:table-cell office:value-type="string" table:style-name="ce4">
            <text:p>BILLED</text:p>
          </table:table-cell>
          <table:table-cell office:value-type="float" office:value="1.2030555556411855" table:formula="of:=IF(AND([.F840] &lt;&gt; &quot;&quot;;[.G840] &lt;&gt; &quot;&quot;);([.G840]-[.F840])*24;&quot;---&quot;)" table:style-name="ce4">
            <text:p>1.203</text:p>
          </table:table-cell>
          <table:table-cell office:value-type="string" table:style-name="ce20">
            <text:p>IDtoEmployeeSvc</text:p>
          </table:table-cell>
          <table:table-cell office:value-type="date" office:date-value="2025-05-12T16:17:56" table:style-name="ce14">
            <text:p>5/12/25 04:17 PM</text:p>
          </table:table-cell>
          <table:table-cell office:value-type="date" office:date-value="2025-05-12T17:30:07" table:style-name="ce14">
            <text:p>5/12/25 05:30 PM</text:p>
          </table:table-cell>
          <table:table-cell office:value-type="string" table:style-name="ce21">
            <text:p>#</text:p>
          </table:table-cell>
          <table:table-cell table:style-name="ce18"/>
          <table:table-cell table:number-columns-repeated="16375"/>
        </table:table-row>
        <table:table-row table:style-name="ro4" table:visibility="collapse">
          <table:table-cell office:value-type="float" office:value="915" table:formula="of:=[.A840]" table:style-name="ce17">
            <text:p>915</text:p>
          </table:table-cell>
          <table:table-cell table:style-name="ce19"/>
          <table:table-cell table:style-name="ce4"/>
          <table:table-cell office:value-type="string" office:string-value="---" table:formula="of:=IF(AND([.F841] &lt;&gt; &quot;&quot;;[.G841] &lt;&gt; &quot;&quot;);([.G841]-[.F841])*24;&quot;---&quot;)"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15" table:formula="of:=[.A841]" table:style-name="ce17">
            <text:p>915</text:p>
          </table:table-cell>
          <table:table-cell table:style-name="ce19"/>
          <table:table-cell table:style-name="ce4"/>
          <table:table-cell office:value-type="string" office:string-value="---" table:formula="of:=IF(AND([.F842] &lt;&gt; &quot;&quot;;[.G842] &lt;&gt; &quot;&quot;);([.G842]-[.F842])*24;&quot;---&quot;)"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15" table:formula="of:=[.A842]" table:style-name="ce17">
            <text:p>915</text:p>
          </table:table-cell>
          <table:table-cell table:style-name="ce19"/>
          <table:table-cell table:style-name="ce4"/>
          <table:table-cell office:value-type="string" office:string-value="---" table:formula="of:=IF(AND([.F843] &lt;&gt; &quot;&quot;;[.G843] &lt;&gt; &quot;&quot;);([.G843]-[.F843])*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843]" table:style-name="ce17">
            <text:p>915</text:p>
          </table:table-cell>
          <table:table-cell table:style-name="ce19"/>
          <table:table-cell table:style-name="ce4"/>
          <table:table-cell office:value-type="string" office:string-value="---" table:formula="of:=IF(AND([.F844] &lt;&gt; &quot;&quot;;[.G844] &lt;&gt; &quot;&quot;);([.G844]-[.F844])*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844]" table:style-name="ce17">
            <text:p>915</text:p>
          </table:table-cell>
          <table:table-cell table:style-name="ce19"/>
          <table:table-cell table:style-name="ce4"/>
          <table:table-cell office:value-type="string" office:string-value="---" table:formula="of:=IF(AND([.F845] &lt;&gt; &quot;&quot;;[.G845] &lt;&gt; &quot;&quot;);([.G845]-[.F845])*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845]" table:style-name="ce17">
            <text:p>915</text:p>
          </table:table-cell>
          <table:table-cell table:style-name="ce19"/>
          <table:table-cell table:style-name="ce4"/>
          <table:table-cell office:value-type="string" office:string-value="---" table:formula="of:=IF(AND([.F846] &lt;&gt; &quot;&quot;;[.G846] &lt;&gt; &quot;&quot;);([.G846]-[.F846])*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846]" table:style-name="ce17">
            <text:p>915</text:p>
          </table:table-cell>
          <table:table-cell table:style-name="ce19"/>
          <table:table-cell table:style-name="ce4"/>
          <table:table-cell office:value-type="string" office:string-value="---" table:formula="of:=IF(AND([.F847] &lt;&gt; &quot;&quot;;[.G847] &lt;&gt; &quot;&quot;);([.G847]-[.F847])*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847]" table:style-name="ce17">
            <text:p>915</text:p>
          </table:table-cell>
          <table:table-cell table:style-name="ce19"/>
          <table:table-cell table:style-name="ce4"/>
          <table:table-cell office:value-type="string" office:string-value="---" table:formula="of:=IF(AND([.F848] &lt;&gt; &quot;&quot;;[.G848] &lt;&gt; &quot;&quot;);([.G848]-[.F848])*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848]" table:style-name="ce17">
            <text:p>915</text:p>
          </table:table-cell>
          <table:table-cell office:value-type="float" office:value="7.25" table:formula="of:=COM.MICROSOFT.CEILING([.C849];0.25)" table:style-name="ce19">
            <text:p>7.250</text:p>
          </table:table-cell>
          <table:table-cell office:value-type="float" office:value="7.0586111111333594" table:formula="of:=SUM([.D849:.D874])" table:style-name="ce4">
            <text:p>7.059</text:p>
          </table:table-cell>
          <table:table-cell office:value-type="string" office:string-value="---" table:formula="of:=IF(AND([.F849] &lt;&gt; &quot;&quot;;[.G849] &lt;&gt; &quot;&quot;);([.G849]-[.F849])*24;&quot;---&quot;)" table:style-name="ce4">
            <text:p>---</text:p>
          </table:table-cell>
          <table:table-cell office:value-type="date" office:date-value="2025-05-13T00:00:00" table:style-name="ce20">
            <text:p>13-May</text:p>
          </table:table-cell>
          <table:table-cell table:number-columns-repeated="2" table:style-name="ce14"/>
          <table:table-cell table:style-name="ce13"/>
          <table:table-cell table:style-name="ce15"/>
          <table:table-cell table:number-columns-repeated="16375"/>
        </table:table-row>
        <table:table-row table:style-name="ro4" table:visibility="collapse">
          <table:table-cell office:value-type="float" office:value="915" table:formula="of:=[.A849]" table:style-name="ce17">
            <text:p>915</text:p>
          </table:table-cell>
          <table:table-cell table:style-name="ce19"/>
          <table:table-cell office:value-type="string" table:style-name="ce4">
            <text:p>BILLED</text:p>
          </table:table-cell>
          <table:table-cell office:value-type="float" office:value="0.49999999988358468" table:formula="of:=IF(AND([.F850] &lt;&gt; &quot;&quot;;[.G850] &lt;&gt; &quot;&quot;);([.G850]-[.F850])*24;&quot;---&quot;)" table:style-name="ce4">
            <text:p>0.500</text:p>
          </table:table-cell>
          <table:table-cell office:value-type="string" table:style-name="ce21">
            <text:p>IDtoEmployeeSvc</text:p>
          </table:table-cell>
          <table:table-cell office:value-type="date" office:date-value="2025-05-13T08:00:00" table:style-name="ce14">
            <text:p>5/13/25 08:00 AM</text:p>
          </table:table-cell>
          <table:table-cell office:value-type="date" office:date-value="2025-05-13T08:30:00" table:style-name="ce14">
            <text:p>5/13/25 08:30 AM</text:p>
          </table:table-cell>
          <table:table-cell office:value-type="string" table:style-name="ce13">
            <text:p>Worked to resolve INC6578410. Worked on fixing test issues in QA for IDtoEmployeeSvc. Worked on fixing r23554. Worked on documenting issues, and plans for resolution. Worked on plans for attribute-based and API related issues on the driver.</text:p>
          </table:table-cell>
          <table:table-cell table:style-name="ce15"/>
          <table:table-cell table:number-columns-repeated="16375"/>
        </table:table-row>
        <table:table-row table:style-name="ro4" table:visibility="collapse">
          <table:table-cell office:value-type="float" office:value="915" table:formula="of:=[.A850]" table:style-name="ce17">
            <text:p>915</text:p>
          </table:table-cell>
          <table:table-cell table:style-name="ce19"/>
          <table:table-cell office:value-type="string" table:style-name="ce4">
            <text:p>BILLED</text:p>
          </table:table-cell>
          <table:table-cell office:value-type="float" office:value="0.20000000012805685" table:formula="of:=IF(AND([.F851] &lt;&gt; &quot;&quot;;[.G851] &lt;&gt; &quot;&quot;);([.G851]-[.F851])*24;&quot;---&quot;)" table:style-name="ce4">
            <text:p>0.200</text:p>
          </table:table-cell>
          <table:table-cell office:value-type="string" table:style-name="ce21">
            <text:p>mtg-daily</text:p>
          </table:table-cell>
          <table:table-cell office:value-type="date" office:date-value="2025-05-13T08:30:00" table:style-name="ce14">
            <text:p>5/13/25 08:30 AM</text:p>
          </table:table-cell>
          <table:table-cell office:value-type="date" office:date-value="2025-05-13T08:42:00" table:style-name="ce14">
            <text:p>5/13/25 08:42 AM</text:p>
          </table:table-cell>
          <table:table-cell office:value-type="string" table:style-name="ce13">
            <text:p>Daily meetings with the team. Meeting with Logini &amp; Angie to talk about plans for EmployeeSvc.</text:p>
          </table:table-cell>
          <table:table-cell table:style-name="ce18"/>
          <table:table-cell table:number-columns-repeated="16375"/>
        </table:table-row>
        <table:table-row table:style-name="ro4" table:visibility="collapse">
          <table:table-cell office:value-type="float" office:value="915" table:formula="of:=[.A851]" table:style-name="ce17">
            <text:p>915</text:p>
          </table:table-cell>
          <table:table-cell table:style-name="ce19"/>
          <table:table-cell office:value-type="string" table:style-name="ce4">
            <text:p>BILLED</text:p>
          </table:table-cell>
          <table:table-cell office:value-type="float" office:value="0.29999999993015081" table:formula="of:=IF(AND([.F852] &lt;&gt; &quot;&quot;;[.G852] &lt;&gt; &quot;&quot;);([.G852]-[.F852])*24;&quot;---&quot;)" table:style-name="ce4">
            <text:p>0.300</text:p>
          </table:table-cell>
          <table:table-cell office:value-type="string" table:style-name="ce21">
            <text:p>IDtoEmployeeSvc</text:p>
          </table:table-cell>
          <table:table-cell office:value-type="date" office:date-value="2025-05-13T08:42:00" table:style-name="ce14">
            <text:p>5/13/25 08:42 AM</text:p>
          </table:table-cell>
          <table:table-cell office:value-type="date" office:date-value="2025-05-13T09:00:00" table:style-name="ce14">
            <text:p>5/13/25 09:00 AM</text:p>
          </table:table-cell>
          <table:table-cell office:value-type="string" table:style-name="ce21">
            <text:p>#putting together email for Ogini</text:p>
          </table:table-cell>
          <table:table-cell table:style-name="ce18"/>
          <table:table-cell table:number-columns-repeated="16375"/>
        </table:table-row>
        <table:table-row table:style-name="ro4" table:visibility="collapse">
          <table:table-cell office:value-type="float" office:value="915" table:formula="of:=[.A852]" table:style-name="ce17">
            <text:p>915</text:p>
          </table:table-cell>
          <table:table-cell table:style-name="ce19"/>
          <table:table-cell office:value-type="string" table:style-name="ce4">
            <text:p>BILLED</text:p>
          </table:table-cell>
          <table:table-cell office:value-type="float" office:value="0.41666666662786156" table:formula="of:=IF(AND([.F853] &lt;&gt; &quot;&quot;;[.G853] &lt;&gt; &quot;&quot;);([.G853]-[.F853])*24;&quot;---&quot;)" table:style-name="ce4">
            <text:p>0.417</text:p>
          </table:table-cell>
          <table:table-cell office:value-type="string" table:style-name="ce21">
            <text:p>mtg-Empsvc</text:p>
          </table:table-cell>
          <table:table-cell office:value-type="date" office:date-value="2025-05-13T09:00:00" table:style-name="ce14">
            <text:p>5/13/25 09:00 AM</text:p>
          </table:table-cell>
          <table:table-cell office:value-type="date" office:date-value="2025-05-13T09:25:00" table:style-name="ce14">
            <text:p>5/13/25 09:25 A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15" table:formula="of:=[.A853]" table:style-name="ce17">
            <text:p>915</text:p>
          </table:table-cell>
          <table:table-cell table:style-name="ce19"/>
          <table:table-cell office:value-type="string" table:style-name="ce4">
            <text:p>BILLED</text:p>
          </table:table-cell>
          <table:table-cell office:value-type="float" office:value="0.30249999999068677" table:formula="of:=IF(AND([.F854] &lt;&gt; &quot;&quot;;[.G854] &lt;&gt; &quot;&quot;);([.G854]-[.F854])*24;&quot;---&quot;)" table:style-name="ce4">
            <text:p>0.302</text:p>
          </table:table-cell>
          <table:table-cell office:value-type="string" table:style-name="ce21">
            <text:p>IDtoEmployeeSvc</text:p>
          </table:table-cell>
          <table:table-cell office:value-type="date" office:date-value="2025-05-13T09:25:00" table:style-name="ce14">
            <text:p>5/13/25 09:25 AM</text:p>
          </table:table-cell>
          <table:table-cell office:value-type="date" office:date-value="2025-05-13T09:43:09" table:style-name="ce14">
            <text:p>5/13/25 09:43 A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15" table:formula="of:=[.A854]" table:style-name="ce17">
            <text:p>915</text:p>
          </table:table-cell>
          <table:table-cell table:style-name="ce19"/>
          <table:table-cell office:value-type="string" table:style-name="ce4">
            <text:p>BILLED</text:p>
          </table:table-cell>
          <table:table-cell office:value-type="float" office:value="0.49222222220851108" table:formula="of:=IF(AND([.F855] &lt;&gt; &quot;&quot;;[.G855] &lt;&gt; &quot;&quot;);([.G855]-[.F855])*24;&quot;---&quot;)" table:style-name="ce4">
            <text:p>0.492</text:p>
          </table:table-cell>
          <table:table-cell office:value-type="string" table:style-name="ce21">
            <text:p>IDtoEmployeeSvc</text:p>
          </table:table-cell>
          <table:table-cell office:value-type="date" office:date-value="2025-05-13T11:30:00" table:style-name="ce14">
            <text:p>5/13/25 11:30 AM</text:p>
          </table:table-cell>
          <table:table-cell office:value-type="date" office:date-value="2025-05-13T11:59:32" table:style-name="ce14">
            <text:p>5/13/25 11:59 AM</text:p>
          </table:table-cell>
          <table:table-cell office:value-type="string" table:style-name="ce13">
            <text:p>#working on email to Logini</text:p>
          </table:table-cell>
          <table:table-cell table:style-name="ce18"/>
          <table:table-cell table:number-columns-repeated="16375"/>
        </table:table-row>
        <table:table-row table:style-name="ro4" table:visibility="collapse">
          <table:table-cell office:value-type="float" office:value="915" table:formula="of:=[.A855]" table:style-name="ce17">
            <text:p>915</text:p>
          </table:table-cell>
          <table:table-cell table:style-name="ce19"/>
          <table:table-cell office:value-type="string" table:style-name="ce4">
            <text:p>BILLED</text:p>
          </table:table-cell>
          <table:table-cell office:value-type="float" office:value="1.2069444445660338" table:formula="of:=IF(AND([.F856] &lt;&gt; &quot;&quot;;[.G856] &lt;&gt; &quot;&quot;);([.G856]-[.F856])*24;&quot;---&quot;)" table:style-name="ce4">
            <text:p>1.207</text:p>
          </table:table-cell>
          <table:table-cell office:value-type="string" table:style-name="ce21">
            <text:p>IDtoAviobook</text:p>
          </table:table-cell>
          <table:table-cell office:value-type="date" office:date-value="2025-05-13T11:59:32" table:style-name="ce14">
            <text:p>5/13/25 11:59 AM</text:p>
          </table:table-cell>
          <table:table-cell office:value-type="date" office:date-value="2025-05-13T13:11:57" table:style-name="ce14">
            <text:p>5/13/25 01:11 PM</text:p>
          </table:table-cell>
          <table:table-cell office:value-type="string" table:style-name="ce13">
            <text:p>Worked on fixing user e115706 for IDtoAviobook.</text:p>
          </table:table-cell>
          <table:table-cell table:style-name="ce18"/>
          <table:table-cell table:number-columns-repeated="16375"/>
        </table:table-row>
        <table:table-row table:style-name="ro4" table:visibility="collapse">
          <table:table-cell office:value-type="float" office:value="915" table:formula="of:=[.A856]" table:style-name="ce17">
            <text:p>915</text:p>
          </table:table-cell>
          <table:table-cell table:style-name="ce19"/>
          <table:table-cell office:value-type="string" table:style-name="ce4">
            <text:p>BILLED</text:p>
          </table:table-cell>
          <table:table-cell office:value-type="float" office:value="1.7175000000279397" table:formula="of:=IF(AND([.F857] &lt;&gt; &quot;&quot;;[.G857] &lt;&gt; &quot;&quot;);([.G857]-[.F857])*24;&quot;---&quot;)" table:style-name="ce4">
            <text:p>1.718</text:p>
          </table:table-cell>
          <table:table-cell office:value-type="string" table:style-name="ce21">
            <text:p>IDtoEmployeeSvc</text:p>
          </table:table-cell>
          <table:table-cell office:value-type="date" office:date-value="2025-05-13T13:11:57" table:style-name="ce14">
            <text:p>5/13/25 01:11 PM</text:p>
          </table:table-cell>
          <table:table-cell office:value-type="date" office:date-value="2025-05-13T14:55:00" table:style-name="ce14">
            <text:p>5/13/25 02:55 PM</text:p>
          </table:table-cell>
          <table:table-cell office:value-type="string" table:style-name="ce13">
            <text:p># putting together issue files.</text:p>
          </table:table-cell>
          <table:table-cell table:style-name="ce18"/>
          <table:table-cell table:number-columns-repeated="16375"/>
        </table:table-row>
        <table:table-row table:style-name="ro4" table:visibility="collapse">
          <table:table-cell office:value-type="float" office:value="915" table:formula="of:=[.A857]" table:style-name="ce17">
            <text:p>915</text:p>
          </table:table-cell>
          <table:table-cell table:style-name="ce19"/>
          <table:table-cell office:value-type="string" table:style-name="ce4">
            <text:p>BILLED</text:p>
          </table:table-cell>
          <table:table-cell office:value-type="float" office:value="1.2019444444449618" table:formula="of:=IF(AND([.F858] &lt;&gt; &quot;&quot;;[.G858] &lt;&gt; &quot;&quot;);([.G858]-[.F858])*24;&quot;---&quot;)" table:style-name="ce4">
            <text:p>1.202</text:p>
          </table:table-cell>
          <table:table-cell office:value-type="string" table:style-name="ce21">
            <text:p>IDtoEmployeeSvc</text:p>
          </table:table-cell>
          <table:table-cell office:value-type="date" office:date-value="2025-05-13T15:49:38" table:style-name="ce14">
            <text:p>5/13/25 03:49 PM</text:p>
          </table:table-cell>
          <table:table-cell office:value-type="date" office:date-value="2025-05-13T17:01:45" table:style-name="ce14">
            <text:p>5/13/25 05:01 PM</text:p>
          </table:table-cell>
          <table:table-cell office:value-type="string" table:style-name="ce13">
            <text:p># finishing qa testing - dev testing is passing good now; new mr, re-running qa tests.</text:p>
          </table:table-cell>
          <table:table-cell table:style-name="ce18"/>
          <table:table-cell table:number-columns-repeated="16375"/>
        </table:table-row>
        <table:table-row table:style-name="ro4" table:visibility="collapse">
          <table:table-cell office:value-type="float" office:value="915" table:formula="of:=[.A858]" table:style-name="ce17">
            <text:p>915</text:p>
          </table:table-cell>
          <table:table-cell table:style-name="ce19"/>
          <table:table-cell office:value-type="string" table:style-name="ce4">
            <text:p>BILLED</text:p>
          </table:table-cell>
          <table:table-cell office:value-type="float" office:value="0.72083333332557231" table:formula="of:=IF(AND([.F859] &lt;&gt; &quot;&quot;;[.G859] &lt;&gt; &quot;&quot;);([.G859]-[.F859])*24;&quot;---&quot;)" table:style-name="ce4">
            <text:p>0.721</text:p>
          </table:table-cell>
          <table:table-cell office:value-type="string" table:style-name="ce21">
            <text:p>IDtoEmployeeSvc</text:p>
          </table:table-cell>
          <table:table-cell office:value-type="date" office:date-value="2025-05-13T17:01:45" table:style-name="ce14">
            <text:p>5/13/25 05:01 PM</text:p>
          </table:table-cell>
          <table:table-cell office:value-type="date" office:date-value="2025-05-13T17:45:00" table:style-name="ce14">
            <text:p>5/13/25 05:45 PM</text:p>
          </table:table-cell>
          <table:table-cell office:value-type="string" table:style-name="ce13">
            <text:p>#</text:p>
          </table:table-cell>
          <table:table-cell table:style-name="ce15"/>
          <table:table-cell table:number-columns-repeated="16375"/>
        </table:table-row>
        <table:table-row table:style-name="ro4" table:visibility="collapse">
          <table:table-cell office:value-type="float" office:value="915" table:formula="of:=[.A859]" table:style-name="ce17">
            <text:p>915</text:p>
          </table:table-cell>
          <table:table-cell table:style-name="ce19"/>
          <table:table-cell table:style-name="ce4"/>
          <table:table-cell office:value-type="string" office:string-value="---" table:formula="of:=IF(AND([.F860] &lt;&gt; &quot;&quot;;[.G860] &lt;&gt; &quot;&quot;);([.G860]-[.F860])*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860]" table:style-name="ce17">
            <text:p>915</text:p>
          </table:table-cell>
          <table:table-cell table:style-name="ce19"/>
          <table:table-cell table:style-name="ce4"/>
          <table:table-cell office:value-type="string" office:string-value="---" table:formula="of:=IF(AND([.F861] &lt;&gt; &quot;&quot;;[.G861] &lt;&gt; &quot;&quot;);([.G861]-[.F861])*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861]" table:style-name="ce17">
            <text:p>915</text:p>
          </table:table-cell>
          <table:table-cell table:style-name="ce19"/>
          <table:table-cell table:style-name="ce4"/>
          <table:table-cell office:value-type="string" office:string-value="---" table:formula="of:=IF(AND([.F862] &lt;&gt; &quot;&quot;;[.G862] &lt;&gt; &quot;&quot;);([.G862]-[.F862])*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862]" table:style-name="ce17">
            <text:p>915</text:p>
          </table:table-cell>
          <table:table-cell table:style-name="ce19"/>
          <table:table-cell table:style-name="ce4"/>
          <table:table-cell office:value-type="string" office:string-value="---" table:formula="of:=IF(AND([.F863] &lt;&gt; &quot;&quot;;[.G863] &lt;&gt; &quot;&quot;);([.G863]-[.F863])*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863]" table:style-name="ce17">
            <text:p>915</text:p>
          </table:table-cell>
          <table:table-cell table:style-name="ce19"/>
          <table:table-cell table:style-name="ce4"/>
          <table:table-cell office:value-type="string" office:string-value="---" table:formula="of:=IF(AND([.F864] &lt;&gt; &quot;&quot;;[.G864] &lt;&gt; &quot;&quot;);([.G864]-[.F86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864]" table:style-name="ce17">
            <text:p>915</text:p>
          </table:table-cell>
          <table:table-cell table:style-name="ce19"/>
          <table:table-cell table:style-name="ce4"/>
          <table:table-cell office:value-type="string" office:string-value="---" table:formula="of:=IF(AND([.F865] &lt;&gt; &quot;&quot;;[.G865] &lt;&gt; &quot;&quot;);([.G865]-[.F86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865]" table:style-name="ce17">
            <text:p>915</text:p>
          </table:table-cell>
          <table:table-cell table:style-name="ce19"/>
          <table:table-cell table:style-name="ce4"/>
          <table:table-cell office:value-type="string" office:string-value="---" table:formula="of:=IF(AND([.F866] &lt;&gt; &quot;&quot;;[.G866] &lt;&gt; &quot;&quot;);([.G866]-[.F866])*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866]" table:style-name="ce17">
            <text:p>915</text:p>
          </table:table-cell>
          <table:table-cell table:style-name="ce19"/>
          <table:table-cell table:style-name="ce4"/>
          <table:table-cell office:value-type="string" office:string-value="---" table:formula="of:=IF(AND([.F867] &lt;&gt; &quot;&quot;;[.G867] &lt;&gt; &quot;&quot;);([.G867]-[.F86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867]" table:style-name="ce17">
            <text:p>915</text:p>
          </table:table-cell>
          <table:table-cell table:style-name="ce19"/>
          <table:table-cell table:style-name="ce4"/>
          <table:table-cell office:value-type="string" office:string-value="---" table:formula="of:=IF(AND([.F868] &lt;&gt; &quot;&quot;;[.G868] &lt;&gt; &quot;&quot;);([.G868]-[.F868])*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868]" table:style-name="ce17">
            <text:p>915</text:p>
          </table:table-cell>
          <table:table-cell table:style-name="ce19"/>
          <table:table-cell table:style-name="ce4"/>
          <table:table-cell office:value-type="string" office:string-value="---" table:formula="of:=IF(AND([.F869] &lt;&gt; &quot;&quot;;[.G869] &lt;&gt; &quot;&quot;);([.G869]-[.F869])*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869]" table:style-name="ce17">
            <text:p>915</text:p>
          </table:table-cell>
          <table:table-cell table:style-name="ce19"/>
          <table:table-cell table:style-name="ce4"/>
          <table:table-cell office:value-type="string" office:string-value="---" table:formula="of:=IF(AND([.F870] &lt;&gt; &quot;&quot;;[.G870] &lt;&gt; &quot;&quot;);([.G870]-[.F870])*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870]" table:style-name="ce17">
            <text:p>915</text:p>
          </table:table-cell>
          <table:table-cell table:style-name="ce19"/>
          <table:table-cell table:style-name="ce4"/>
          <table:table-cell office:value-type="string" office:string-value="---" table:formula="of:=IF(AND([.F871] &lt;&gt; &quot;&quot;;[.G871] &lt;&gt; &quot;&quot;);([.G871]-[.F871])*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871]" table:style-name="ce17">
            <text:p>915</text:p>
          </table:table-cell>
          <table:table-cell table:style-name="ce19"/>
          <table:table-cell table:style-name="ce4"/>
          <table:table-cell office:value-type="string" office:string-value="---" table:formula="of:=IF(AND([.F872] &lt;&gt; &quot;&quot;;[.G872] &lt;&gt; &quot;&quot;);([.G872]-[.F872])*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872]" table:style-name="ce17">
            <text:p>915</text:p>
          </table:table-cell>
          <table:table-cell table:style-name="ce19"/>
          <table:table-cell table:style-name="ce4"/>
          <table:table-cell office:value-type="string" office:string-value="---" table:formula="of:=IF(AND([.F873] &lt;&gt; &quot;&quot;;[.G873] &lt;&gt; &quot;&quot;);([.G873]-[.F873])*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873]" table:style-name="ce17">
            <text:p>915</text:p>
          </table:table-cell>
          <table:table-cell table:style-name="ce19"/>
          <table:table-cell table:style-name="ce4"/>
          <table:table-cell office:value-type="string" office:string-value="---" table:formula="of:=IF(AND([.F874] &lt;&gt; &quot;&quot;;[.G874] &lt;&gt; &quot;&quot;);([.G874]-[.F874])*24;&quot;---&quot;)"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4" table:visibility="collapse">
          <table:table-cell office:value-type="float" office:value="915" table:formula="of:=[.A874]" table:style-name="ce17">
            <text:p>915</text:p>
          </table:table-cell>
          <table:table-cell office:value-type="float" office:value="8.25" table:formula="of:=COM.MICROSOFT.CEILING([.C875];0.25)" table:style-name="ce19">
            <text:p>8.250</text:p>
          </table:table-cell>
          <table:table-cell office:value-type="float" office:value="8.1594444445800036" table:formula="of:=SUM([.D875:.D894])" table:style-name="ce4">
            <text:p>8.159</text:p>
          </table:table-cell>
          <table:table-cell office:value-type="string" office:string-value="---" table:formula="of:=IF(AND([.F875] &lt;&gt; &quot;&quot;;[.G875] &lt;&gt; &quot;&quot;);([.G875]-[.F875])*24;&quot;---&quot;)" table:style-name="ce4">
            <text:p>---</text:p>
          </table:table-cell>
          <table:table-cell office:value-type="date" office:date-value="2025-05-14T00:00:00" table:style-name="ce20">
            <text:p>14-May</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875]" table:style-name="ce17">
            <text:p>915</text:p>
          </table:table-cell>
          <table:table-cell table:style-name="ce19"/>
          <table:table-cell office:value-type="string" table:style-name="ce4">
            <text:p>BILLED</text:p>
          </table:table-cell>
          <table:table-cell office:value-type="float" office:value="0.50000000005820766" table:formula="of:=IF(AND([.F876] &lt;&gt; &quot;&quot;;[.G876] &lt;&gt; &quot;&quot;);([.G876]-[.F876])*24;&quot;---&quot;)" table:style-name="ce4">
            <text:p>0.500</text:p>
          </table:table-cell>
          <table:table-cell office:value-type="string" table:style-name="ce21">
            <text:p>IDtoEmployeeSvc</text:p>
          </table:table-cell>
          <table:table-cell office:value-type="date" office:date-value="2025-05-14T07:00:00" table:style-name="ce14">
            <text:p>5/14/25 07:00 AM</text:p>
          </table:table-cell>
          <table:table-cell office:value-type="date" office:date-value="2025-05-14T07:30:00" table:style-name="ce14">
            <text:p>5/14/25 07:30 AM</text:p>
          </table:table-cell>
          <table:table-cell office:value-type="string" table:style-name="ce13">
            <text:p>IDtoEmployeeSvc error management KT session with ops, session #1. Worked to confirm test issues are resolved in DEV/QA. Worked on troubleshooting some recent incidents.</text:p>
          </table:table-cell>
          <table:table-cell table:style-name="ce23"/>
          <table:table-cell table:number-columns-repeated="16375"/>
        </table:table-row>
        <table:table-row table:style-name="ro4" table:visibility="collapse">
          <table:table-cell office:value-type="float" office:value="915" table:formula="of:=[.A876]" table:style-name="ce17">
            <text:p>915</text:p>
          </table:table-cell>
          <table:table-cell table:style-name="ce19"/>
          <table:table-cell office:value-type="string" table:style-name="ce4">
            <text:p>BILLED</text:p>
          </table:table-cell>
          <table:table-cell office:value-type="float" office:value="0.18333333340706304" table:formula="of:=IF(AND([.F877] &lt;&gt; &quot;&quot;;[.G877] &lt;&gt; &quot;&quot;);([.G877]-[.F877])*24;&quot;---&quot;)" table:style-name="ce4">
            <text:p>0.183</text:p>
          </table:table-cell>
          <table:table-cell office:value-type="string" table:style-name="ce21">
            <text:p>mtg-daily</text:p>
          </table:table-cell>
          <table:table-cell office:value-type="date" office:date-value="2025-05-14T08:30:00" table:style-name="ce14">
            <text:p>5/14/25 08:30 AM</text:p>
          </table:table-cell>
          <table:table-cell office:value-type="date" office:date-value="2025-05-14T08:41:00" table:style-name="ce14">
            <text:p>5/14/25 08:41 AM</text:p>
          </table:table-cell>
          <table:table-cell office:value-type="string" table:style-name="ce13">
            <text:p>Daily meetings with the team.</text:p>
          </table:table-cell>
          <table:table-cell table:style-name="ce23"/>
          <table:table-cell table:number-columns-repeated="16375"/>
        </table:table-row>
        <table:table-row table:style-name="ro4" table:visibility="collapse">
          <table:table-cell office:value-type="float" office:value="915" table:formula="of:=[.A877]" table:style-name="ce17">
            <text:p>915</text:p>
          </table:table-cell>
          <table:table-cell table:style-name="ce19"/>
          <table:table-cell office:value-type="string" table:style-name="ce4">
            <text:p>BILLED</text:p>
          </table:table-cell>
          <table:table-cell office:value-type="float" office:value="0.33333333319751546" table:formula="of:=IF(AND([.F878] &lt;&gt; &quot;&quot;;[.G878] &lt;&gt; &quot;&quot;);([.G878]-[.F878])*24;&quot;---&quot;)" table:style-name="ce4">
            <text:p>0.333</text:p>
          </table:table-cell>
          <table:table-cell office:value-type="string" table:style-name="ce21">
            <text:p>mtg-daily</text:p>
          </table:table-cell>
          <table:table-cell office:value-type="date" office:date-value="2025-05-14T09:30:00" table:style-name="ce14">
            <text:p>5/14/25 09:30 AM</text:p>
          </table:table-cell>
          <table:table-cell office:value-type="date" office:date-value="2025-05-14T09:50:00" table:style-name="ce14">
            <text:p>5/14/25 09:50 AM</text:p>
          </table:table-cell>
          <table:table-cell office:value-type="string" table:style-name="ce21">
            <text:p>#</text:p>
          </table:table-cell>
          <table:table-cell table:style-name="ce23"/>
          <table:table-cell table:number-columns-repeated="16375"/>
        </table:table-row>
        <table:table-row table:style-name="ro4" table:visibility="collapse">
          <table:table-cell office:value-type="float" office:value="915" table:formula="of:=[.A878]" table:style-name="ce17">
            <text:p>915</text:p>
          </table:table-cell>
          <table:table-cell table:style-name="ce19"/>
          <table:table-cell office:value-type="string" table:style-name="ce4">
            <text:p>BILLED</text:p>
          </table:table-cell>
          <table:table-cell office:value-type="float" office:value="0.498888889036607" table:formula="of:=IF(AND([.F879] &lt;&gt; &quot;&quot;;[.G879] &lt;&gt; &quot;&quot;);([.G879]-[.F879])*24;&quot;---&quot;)" table:style-name="ce4">
            <text:p>0.499</text:p>
          </table:table-cell>
          <table:table-cell office:value-type="string" table:style-name="ce21">
            <text:p>IDtoAviobook</text:p>
          </table:table-cell>
          <table:table-cell office:value-type="date" office:date-value="2025-05-14T09:50:00" table:style-name="ce14">
            <text:p>5/14/25 09:50 AM</text:p>
          </table:table-cell>
          <table:table-cell office:value-type="date" office:date-value="2025-05-14T10:19:56" table:style-name="ce14">
            <text:p>5/14/25 10:19 AM</text:p>
          </table:table-cell>
          <table:table-cell office:value-type="string" table:style-name="ce13">
            <text:p>Worked to confirm e115706 is resolved for IDtoAviobook. Worked to test the 'archive' state in the IDtoAviobook driver.</text:p>
          </table:table-cell>
          <table:table-cell table:style-name="ce23"/>
          <table:table-cell table:number-columns-repeated="16375"/>
        </table:table-row>
        <table:table-row table:style-name="ro4" table:visibility="collapse">
          <table:table-cell office:value-type="float" office:value="915" table:formula="of:=[.A879]" table:style-name="ce17">
            <text:p>915</text:p>
          </table:table-cell>
          <table:table-cell table:style-name="ce19"/>
          <table:table-cell office:value-type="string" table:style-name="ce4">
            <text:p>BILLED</text:p>
          </table:table-cell>
          <table:table-cell office:value-type="float" office:value="1.5286111109890044" table:formula="of:=IF(AND([.F880] &lt;&gt; &quot;&quot;;[.G880] &lt;&gt; &quot;&quot;);([.G880]-[.F880])*24;&quot;---&quot;)" table:style-name="ce4">
            <text:p>1.529</text:p>
          </table:table-cell>
          <table:table-cell office:value-type="string" table:style-name="ce21">
            <text:p>IDtoEmployeeSvc</text:p>
          </table:table-cell>
          <table:table-cell office:value-type="date" office:date-value="2025-05-14T10:19:56" table:style-name="ce14">
            <text:p>5/14/25 10:19 AM</text:p>
          </table:table-cell>
          <table:table-cell office:value-type="date" office:date-value="2025-05-14T11:51:39" table:style-name="ce14">
            <text:p>5/14/25 11:51 AM</text:p>
          </table:table-cell>
          <table:table-cell office:value-type="string" table:style-name="ce13">
            <text:p>#pipeline dev/qa check, prep for session 2</text:p>
          </table:table-cell>
          <table:table-cell table:style-name="ce23"/>
          <table:table-cell table:number-columns-repeated="16375"/>
        </table:table-row>
        <table:table-row table:style-name="ro4" table:visibility="collapse">
          <table:table-cell office:value-type="float" office:value="915" table:formula="of:=[.A880]" table:style-name="ce17">
            <text:p>915</text:p>
          </table:table-cell>
          <table:table-cell table:style-name="ce19"/>
          <table:table-cell office:value-type="string" table:style-name="ce4">
            <text:p>BILLED</text:p>
          </table:table-cell>
          <table:table-cell office:value-type="float" office:value="1.2580555555759929" table:formula="of:=IF(AND([.F881] &lt;&gt; &quot;&quot;;[.G881] &lt;&gt; &quot;&quot;);([.G881]-[.F881])*24;&quot;---&quot;)" table:style-name="ce4">
            <text:p>1.258</text:p>
          </table:table-cell>
          <table:table-cell office:value-type="string" table:style-name="ce21">
            <text:p>L&amp;L</text:p>
          </table:table-cell>
          <table:table-cell office:value-type="date" office:date-value="2025-05-14T11:51:39" table:style-name="ce14">
            <text:p>5/14/25 11:51 AM</text:p>
          </table:table-cell>
          <table:table-cell office:value-type="date" office:date-value="2025-05-14T13:07:08" table:style-name="ce14">
            <text:p>5/14/25 01:07 PM</text:p>
          </table:table-cell>
          <table:table-cell office:value-type="string" table:style-name="ce13">
            <text:p>L&amp;L Frodo part 2</text:p>
          </table:table-cell>
          <table:table-cell table:style-name="ce23"/>
          <table:table-cell table:number-columns-repeated="16375"/>
        </table:table-row>
        <table:table-row table:style-name="ro4" table:visibility="collapse">
          <table:table-cell office:value-type="float" office:value="915" table:formula="of:=[.A881]" table:style-name="ce17">
            <text:p>915</text:p>
          </table:table-cell>
          <table:table-cell table:style-name="ce19"/>
          <table:table-cell office:value-type="string" table:style-name="ce4">
            <text:p>BILLED</text:p>
          </table:table-cell>
          <table:table-cell office:value-type="float" office:value="0.45666666672332212" table:formula="of:=IF(AND([.F882] &lt;&gt; &quot;&quot;;[.G882] &lt;&gt; &quot;&quot;);([.G882]-[.F882])*24;&quot;---&quot;)" table:style-name="ce4">
            <text:p>0.457</text:p>
          </table:table-cell>
          <table:table-cell office:value-type="string" table:style-name="ce21">
            <text:p>IDtoEmployeeSvc</text:p>
          </table:table-cell>
          <table:table-cell office:value-type="date" office:date-value="2025-05-14T13:07:08" table:style-name="ce14">
            <text:p>5/14/25 01:07 PM</text:p>
          </table:table-cell>
          <table:table-cell office:value-type="date" office:date-value="2025-05-14T13:34:32" table:style-name="ce14">
            <text:p>5/14/25 01:34 PM</text:p>
          </table:table-cell>
          <table:table-cell office:value-type="string" table:style-name="ce13">
            <text:p>#re-running lose elveated role . .</text:p>
          </table:table-cell>
          <table:table-cell table:style-name="ce23"/>
          <table:table-cell table:number-columns-repeated="16375"/>
        </table:table-row>
        <table:table-row table:style-name="ro4" table:visibility="collapse">
          <table:table-cell office:value-type="float" office:value="915" table:formula="of:=[.A882]" table:style-name="ce17">
            <text:p>915</text:p>
          </table:table-cell>
          <table:table-cell table:style-name="ce19"/>
          <table:table-cell office:value-type="string" table:style-name="ce4">
            <text:p>BILLED</text:p>
          </table:table-cell>
          <table:table-cell office:value-type="float" office:value="0.8080555556807667" table:formula="of:=IF(AND([.F883] &lt;&gt; &quot;&quot;;[.G883] &lt;&gt; &quot;&quot;);([.G883]-[.F883])*24;&quot;---&quot;)" table:style-name="ce4">
            <text:p>0.808</text:p>
          </table:table-cell>
          <table:table-cell office:value-type="string" table:style-name="ce21">
            <text:p>IDtoEmployeeSvc</text:p>
          </table:table-cell>
          <table:table-cell office:value-type="date" office:date-value="2025-05-14T13:46:31" table:style-name="ce14">
            <text:p>5/14/25 01:46 PM</text:p>
          </table:table-cell>
          <table:table-cell office:value-type="date" office:date-value="2025-05-14T14:35:00" table:style-name="ce14">
            <text:p>5/14/25 02:35 PM</text:p>
          </table:table-cell>
          <table:table-cell office:value-type="string" table:style-name="ce13">
            <text:p>#prep for driver review</text:p>
          </table:table-cell>
          <table:table-cell table:style-name="ce23"/>
          <table:table-cell table:number-columns-repeated="16375"/>
        </table:table-row>
        <table:table-row table:style-name="ro4" table:visibility="collapse">
          <table:table-cell office:value-type="float" office:value="915" table:formula="of:=[.A883]" table:style-name="ce17">
            <text:p>915</text:p>
          </table:table-cell>
          <table:table-cell table:style-name="ce19"/>
          <table:table-cell office:value-type="string" table:style-name="ce4">
            <text:p>BILLED</text:p>
          </table:table-cell>
          <table:table-cell office:value-type="float" office:value="0.2663888888200745" table:formula="of:=IF(AND([.F884] &lt;&gt; &quot;&quot;;[.G884] &lt;&gt; &quot;&quot;);([.G884]-[.F884])*24;&quot;---&quot;)" table:style-name="ce4">
            <text:p>0.266</text:p>
          </table:table-cell>
          <table:table-cell office:value-type="string" table:style-name="ce20">
            <text:p>IDtoAviobook</text:p>
          </table:table-cell>
          <table:table-cell office:value-type="date" office:date-value="2025-05-14T14:35:00" table:style-name="ce14">
            <text:p>5/14/25 02:35 PM</text:p>
          </table:table-cell>
          <table:table-cell office:value-type="date" office:date-value="2025-05-14T14:50:59" table:style-name="ce14">
            <text:p>5/14/25 02:50 PM</text:p>
          </table:table-cell>
          <table:table-cell office:value-type="string" table:style-name="ce13">
            <text:p>Worked on documenting requirements for new deletion handler in IDtoAviobook.</text:p>
          </table:table-cell>
          <table:table-cell table:style-name="ce23"/>
          <table:table-cell table:number-columns-repeated="16375"/>
        </table:table-row>
        <table:table-row table:style-name="ro4" table:visibility="collapse">
          <table:table-cell office:value-type="float" office:value="915" table:formula="of:=[.A884]" table:style-name="ce17">
            <text:p>915</text:p>
          </table:table-cell>
          <table:table-cell table:style-name="ce19"/>
          <table:table-cell office:value-type="string" table:style-name="ce4">
            <text:p>BILLED</text:p>
          </table:table-cell>
          <table:table-cell office:value-type="float" office:value="0.19611111120320857" table:formula="of:=IF(AND([.F885] &lt;&gt; &quot;&quot;;[.G885] &lt;&gt; &quot;&quot;);([.G885]-[.F885])*24;&quot;---&quot;)" table:style-name="ce4">
            <text:p>0.196</text:p>
          </table:table-cell>
          <table:table-cell office:value-type="string" table:style-name="ce21">
            <text:p>IDtoEmployeeSvc</text:p>
          </table:table-cell>
          <table:table-cell office:value-type="date" office:date-value="2025-05-14T14:50:59" table:style-name="ce14">
            <text:p>5/14/25 02:50 PM</text:p>
          </table:table-cell>
          <table:table-cell office:value-type="date" office:date-value="2025-05-14T15:02:45" table:style-name="ce14">
            <text:p>5/14/25 03:02 PM</text:p>
          </table:table-cell>
          <table:table-cell office:value-type="string" table:style-name="ce13">
            <text:p>#finalizing tests . .</text:p>
          </table:table-cell>
          <table:table-cell table:style-name="ce23"/>
          <table:table-cell table:number-columns-repeated="16375"/>
        </table:table-row>
        <table:table-row table:style-name="ro4" table:visibility="collapse">
          <table:table-cell office:value-type="float" office:value="915" table:formula="of:=[.A885]" table:style-name="ce17">
            <text:p>915</text:p>
          </table:table-cell>
          <table:table-cell table:style-name="ce19"/>
          <table:table-cell office:value-type="string" table:style-name="ce4">
            <text:p>BILLED</text:p>
          </table:table-cell>
          <table:table-cell office:value-type="float" office:value="0.32805555540835485" table:formula="of:=IF(AND([.F886] &lt;&gt; &quot;&quot;;[.G886] &lt;&gt; &quot;&quot;);([.G886]-[.F886])*24;&quot;---&quot;)" table:style-name="ce4">
            <text:p>0.328</text:p>
          </table:table-cell>
          <table:table-cell office:value-type="string" table:style-name="ce20">
            <text:p>IDtoAutocrib</text:p>
          </table:table-cell>
          <table:table-cell office:value-type="date" office:date-value="2025-05-14T15:02:45" table:style-name="ce14">
            <text:p>5/14/25 03:02 PM</text:p>
          </table:table-cell>
          <table:table-cell office:value-type="date" office:date-value="2025-05-14T15:22:26" table:style-name="ce14">
            <text:p>5/14/25 03:22 PM</text:p>
          </table:table-cell>
          <table:table-cell office:value-type="string" table:style-name="ce13">
            <text:p>Worked to push new users to BWI for the go live on May 20th for IDtoAutocrib.</text:p>
          </table:table-cell>
          <table:table-cell table:style-name="ce23"/>
          <table:table-cell table:number-columns-repeated="16375"/>
        </table:table-row>
        <table:table-row table:style-name="ro4" table:visibility="collapse">
          <table:table-cell office:value-type="float" office:value="915" table:formula="of:=[.A886]" table:style-name="ce17">
            <text:p>915</text:p>
          </table:table-cell>
          <table:table-cell table:style-name="ce19"/>
          <table:table-cell office:value-type="string" table:style-name="ce4">
            <text:p>BILLED</text:p>
          </table:table-cell>
          <table:table-cell office:value-type="float" office:value="0.32972222229000181" table:formula="of:=IF(AND([.F887] &lt;&gt; &quot;&quot;;[.G887] &lt;&gt; &quot;&quot;);([.G887]-[.F887])*24;&quot;---&quot;)" table:style-name="ce4">
            <text:p>0.330</text:p>
          </table:table-cell>
          <table:table-cell office:value-type="string" table:style-name="ce20">
            <text:p>IDtoAviobook</text:p>
          </table:table-cell>
          <table:table-cell office:value-type="date" office:date-value="2025-05-14T15:22:26" table:style-name="ce14">
            <text:p>5/14/25 03:22 PM</text:p>
          </table:table-cell>
          <table:table-cell office:value-type="date" office:date-value="2025-05-14T15:42:13" table:style-name="ce14">
            <text:p>5/14/25 03:42 PM</text:p>
          </table:table-cell>
          <table:table-cell office:value-type="string" table:style-name="ce13">
            <text:p># Worked on testing archiving with API POST, per Alex Fredake (contractor)</text:p>
          </table:table-cell>
          <table:table-cell table:style-name="ce23"/>
          <table:table-cell table:number-columns-repeated="16375"/>
        </table:table-row>
        <table:table-row table:style-name="ro4" table:visibility="collapse">
          <table:table-cell office:value-type="float" office:value="915" table:formula="of:=[.A887]" table:style-name="ce17">
            <text:p>915</text:p>
          </table:table-cell>
          <table:table-cell table:style-name="ce19"/>
          <table:table-cell office:value-type="string" table:style-name="ce4">
            <text:p>BILLED</text:p>
          </table:table-cell>
          <table:table-cell office:value-type="float" office:value="1.151388888945803" table:formula="of:=IF(AND([.F888] &lt;&gt; &quot;&quot;;[.G888] &lt;&gt; &quot;&quot;);([.G888]-[.F888])*24;&quot;---&quot;)" table:style-name="ce4">
            <text:p>1.151</text:p>
          </table:table-cell>
          <table:table-cell office:value-type="string" table:style-name="ce20">
            <text:p>IDtoAutocrib</text:p>
          </table:table-cell>
          <table:table-cell office:value-type="date" office:date-value="2025-05-14T15:42:13" table:style-name="ce14">
            <text:p>5/14/25 03:42 PM</text:p>
          </table:table-cell>
          <table:table-cell office:value-type="date" office:date-value="2025-05-14T16:51:18" table:style-name="ce14">
            <text:p>5/14/25 04:51 PM</text:p>
          </table:table-cell>
          <table:table-cell office:value-type="string" table:style-name="ce13">
            <text:p>#bwi users</text:p>
          </table:table-cell>
          <table:table-cell table:style-name="ce23"/>
          <table:table-cell table:number-columns-repeated="16375"/>
        </table:table-row>
        <table:table-row table:style-name="ro4" table:visibility="collapse">
          <table:table-cell office:value-type="float" office:value="915" table:formula="of:=[.A888]" table:style-name="ce17">
            <text:p>915</text:p>
          </table:table-cell>
          <table:table-cell table:style-name="ce19"/>
          <table:table-cell office:value-type="string" table:style-name="ce4">
            <text:p>BILLED</text:p>
          </table:table-cell>
          <table:table-cell office:value-type="float" office:value="0.32083333324408159" table:formula="of:=IF(AND([.F889] &lt;&gt; &quot;&quot;;[.G889] &lt;&gt; &quot;&quot;);([.G889]-[.F889])*24;&quot;---&quot;)" table:style-name="ce4">
            <text:p>0.321</text:p>
          </table:table-cell>
          <table:table-cell office:value-type="string" table:style-name="ce21">
            <text:p>IDtoEmployeeSvc</text:p>
          </table:table-cell>
          <table:table-cell office:value-type="date" office:date-value="2025-05-14T16:51:18" table:style-name="ce14">
            <text:p>5/14/25 04:51 PM</text:p>
          </table:table-cell>
          <table:table-cell office:value-type="date" office:date-value="2025-05-14T17:10:33" table:style-name="ce14">
            <text:p>5/14/25 05:10 PM</text:p>
          </table:table-cell>
          <table:table-cell office:value-type="string" table:style-name="ce13">
            <text:p>#troubleshooting</text:p>
          </table:table-cell>
          <table:table-cell table:style-name="ce23"/>
          <table:table-cell table:number-columns-repeated="16375"/>
        </table:table-row>
        <table:table-row table:style-name="ro4" table:visibility="collapse">
          <table:table-cell office:value-type="float" office:value="915" table:formula="of:=[.A889]" table:style-name="ce17">
            <text:p>915</text:p>
          </table:table-cell>
          <table:table-cell table:style-name="ce19"/>
          <table:table-cell table:style-name="ce4"/>
          <table:table-cell office:value-type="string" office:string-value="---" table:formula="of:=IF(AND([.F890] &lt;&gt; &quot;&quot;;[.G890] &lt;&gt; &quot;&quot;);([.G890]-[.F890])*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5" table:formula="of:=[.A890]" table:style-name="ce17">
            <text:p>915</text:p>
          </table:table-cell>
          <table:table-cell table:style-name="ce19"/>
          <table:table-cell table:style-name="ce4"/>
          <table:table-cell office:value-type="string" office:string-value="---" table:formula="of:=IF(AND([.F891] &lt;&gt; &quot;&quot;;[.G891] &lt;&gt; &quot;&quot;);([.G891]-[.F891])*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5" table:formula="of:=[.A891]" table:style-name="ce17">
            <text:p>915</text:p>
          </table:table-cell>
          <table:table-cell table:style-name="ce19"/>
          <table:table-cell table:style-name="ce4"/>
          <table:table-cell office:value-type="string" office:string-value="---" table:formula="of:=IF(AND([.F892] &lt;&gt; &quot;&quot;;[.G892] &lt;&gt; &quot;&quot;);([.G892]-[.F892])*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5" table:formula="of:=[.A892]" table:style-name="ce17">
            <text:p>915</text:p>
          </table:table-cell>
          <table:table-cell table:style-name="ce19"/>
          <table:table-cell table:style-name="ce4"/>
          <table:table-cell office:value-type="string" office:string-value="---" table:formula="of:=IF(AND([.F893] &lt;&gt; &quot;&quot;;[.G893] &lt;&gt; &quot;&quot;);([.G893]-[.F893])*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5" table:formula="of:=[.A893]" table:style-name="ce17">
            <text:p>915</text:p>
          </table:table-cell>
          <table:table-cell table:style-name="ce19"/>
          <table:table-cell table:style-name="ce4"/>
          <table:table-cell office:value-type="string" office:string-value="---" table:formula="of:=IF(AND([.F894] &lt;&gt; &quot;&quot;;[.G894] &lt;&gt; &quot;&quot;);([.G894]-[.F894])*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894]" table:style-name="ce17">
            <text:p>915</text:p>
          </table:table-cell>
          <table:table-cell office:value-type="float" office:value="7.75" table:formula="of:=COM.MICROSOFT.CEILING([.C895];0.25)" table:style-name="ce19">
            <text:p>7.750</text:p>
          </table:table-cell>
          <table:table-cell office:value-type="float" office:value="7.6933333334745839" table:formula="of:=SUM([.D895:.D911])" table:style-name="ce4">
            <text:p>7.693</text:p>
          </table:table-cell>
          <table:table-cell office:value-type="string" office:string-value="---" table:formula="of:=IF(AND([.F895] &lt;&gt; &quot;&quot;;[.G895] &lt;&gt; &quot;&quot;);([.G895]-[.F895])*24;&quot;---&quot;)" table:style-name="ce4">
            <text:p>---</text:p>
          </table:table-cell>
          <table:table-cell office:value-type="date" office:date-value="2025-05-15T00:00:00" table:style-name="ce28">
            <text:p>15-May</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895]" table:style-name="ce17">
            <text:p>915</text:p>
          </table:table-cell>
          <table:table-cell table:style-name="ce19"/>
          <table:table-cell office:value-type="string" table:style-name="ce4">
            <text:p>BILLED</text:p>
          </table:table-cell>
          <table:table-cell office:value-type="float" office:value="0.25000000011641532" table:formula="of:=IF(AND([.F896] &lt;&gt; &quot;&quot;;[.G896] &lt;&gt; &quot;&quot;);([.G896]-[.F896])*24;&quot;---&quot;)" table:style-name="ce4">
            <text:p>0.250</text:p>
          </table:table-cell>
          <table:table-cell office:value-type="string" table:style-name="ce21">
            <text:p>mtg-daily</text:p>
          </table:table-cell>
          <table:table-cell office:value-type="date" office:date-value="2025-05-15T08:30:00" table:style-name="ce14">
            <text:p>5/15/25 08:30 AM</text:p>
          </table:table-cell>
          <table:table-cell office:value-type="date" office:date-value="2025-05-15T08:45:00" table:style-name="ce14">
            <text:p>5/15/25 08:45 AM</text:p>
          </table:table-cell>
          <table:table-cell office:value-type="string" table:style-name="ce13">
            <text:p>Daily meetings with the team.</text:p>
          </table:table-cell>
          <table:table-cell table:style-name="ce18"/>
          <table:table-cell table:number-columns-repeated="16375"/>
        </table:table-row>
        <table:table-row table:style-name="ro4" table:visibility="collapse">
          <table:table-cell office:value-type="float" office:value="915" table:formula="of:=[.A896]" table:style-name="ce17">
            <text:p>915</text:p>
          </table:table-cell>
          <table:table-cell table:style-name="ce19"/>
          <table:table-cell office:value-type="string" table:style-name="ce4">
            <text:p>BILLED</text:p>
          </table:table-cell>
          <table:table-cell office:value-type="float" office:value="0.21444444445660338" table:formula="of:=IF(AND([.F897] &lt;&gt; &quot;&quot;;[.G897] &lt;&gt; &quot;&quot;);([.G897]-[.F897])*24;&quot;---&quot;)" table:style-name="ce4">
            <text:p>0.214</text:p>
          </table:table-cell>
          <table:table-cell office:value-type="string" table:style-name="ce21">
            <text:p>IDtoEmployeeSvc</text:p>
          </table:table-cell>
          <table:table-cell office:value-type="date" office:date-value="2025-05-15T09:44:08" table:style-name="ce14">
            <text:p>5/15/25 09:44 AM</text:p>
          </table:table-cell>
          <table:table-cell office:value-type="date" office:date-value="2025-05-15T09:57:00" table:style-name="ce14">
            <text:p>5/15/25 09:57 AM</text:p>
          </table:table-cell>
          <table:table-cell office:value-type="string" table:style-name="ce13">
            <text:p>Worked on resolving Alumni portal users for IDtoEmployeeSvc. Discussed issues with retirees in EmployeeSvc.</text:p>
          </table:table-cell>
          <table:table-cell table:style-name="ce18"/>
          <table:table-cell table:number-columns-repeated="16375"/>
        </table:table-row>
        <table:table-row table:style-name="ro4" table:visibility="collapse">
          <table:table-cell office:value-type="float" office:value="915" table:formula="of:=[.A897]" table:style-name="ce17">
            <text:p>915</text:p>
          </table:table-cell>
          <table:table-cell table:style-name="ce19"/>
          <table:table-cell office:value-type="string" table:style-name="ce4">
            <text:p>BILLED</text:p>
          </table:table-cell>
          <table:table-cell office:value-type="float" office:value="0.75444444443564862" table:formula="of:=IF(AND([.F898] &lt;&gt; &quot;&quot;;[.G898] &lt;&gt; &quot;&quot;);([.G898]-[.F898])*24;&quot;---&quot;)" table:style-name="ce4">
            <text:p>0.754</text:p>
          </table:table-cell>
          <table:table-cell office:value-type="string" table:style-name="ce21">
            <text:p>IDtoEmployeeSvc</text:p>
          </table:table-cell>
          <table:table-cell office:value-type="date" office:date-value="2025-05-15T09:57:00" table:style-name="ce14">
            <text:p>5/15/25 09:57 AM</text:p>
          </table:table-cell>
          <table:table-cell office:value-type="date" office:date-value="2025-05-15T10:42:16" table:style-name="ce14">
            <text:p>5/15/25 10:42 AM</text:p>
          </table:table-cell>
          <table:table-cell office:value-type="string" table:style-name="ce13">
            <text:p>#empsvc retiree discussion meeting</text:p>
          </table:table-cell>
          <table:table-cell table:style-name="ce18"/>
          <table:table-cell table:number-columns-repeated="16375"/>
        </table:table-row>
        <table:table-row table:style-name="ro4" table:visibility="collapse">
          <table:table-cell office:value-type="float" office:value="915" table:formula="of:=[.A898]" table:style-name="ce17">
            <text:p>915</text:p>
          </table:table-cell>
          <table:table-cell table:style-name="ce19"/>
          <table:table-cell office:value-type="string" table:style-name="ce4">
            <text:p>BILLED</text:p>
          </table:table-cell>
          <table:table-cell office:value-type="float" office:value="0.79555555555270985" table:formula="of:=IF(AND([.F899] &lt;&gt; &quot;&quot;;[.G899] &lt;&gt; &quot;&quot;);([.G899]-[.F899])*24;&quot;---&quot;)" table:style-name="ce4">
            <text:p>0.796</text:p>
          </table:table-cell>
          <table:table-cell office:value-type="string" table:style-name="ce21">
            <text:p>IDtoAviobook</text:p>
          </table:table-cell>
          <table:table-cell office:value-type="date" office:date-value="2025-05-15T10:42:16" table:style-name="ce14">
            <text:p>5/15/25 10:42 AM</text:p>
          </table:table-cell>
          <table:table-cell office:value-type="date" office:date-value="2025-05-15T11:30:00" table:style-name="ce14">
            <text:p>5/15/25 11:30 AM</text:p>
          </table:table-cell>
          <table:table-cell office:value-type="string" table:style-name="ce13">
            <text:p>Worked on documenting requirements for new deletion handler in IDtoAviobook. Worked on fixing driver to archive instead of delete users. Worked to deploy to QA and production.</text:p>
          </table:table-cell>
          <table:table-cell table:style-name="ce18"/>
          <table:table-cell table:number-columns-repeated="16375"/>
        </table:table-row>
        <table:table-row table:style-name="ro4" table:visibility="collapse">
          <table:table-cell office:value-type="float" office:value="915" table:formula="of:=[.A899]" table:style-name="ce17">
            <text:p>915</text:p>
          </table:table-cell>
          <table:table-cell table:style-name="ce19"/>
          <table:table-cell office:value-type="string" table:style-name="ce4">
            <text:p>BILLED</text:p>
          </table:table-cell>
          <table:table-cell office:value-type="float" office:value="0.56916666665347293" table:formula="of:=IF(AND([.F900] &lt;&gt; &quot;&quot;;[.G900] &lt;&gt; &quot;&quot;);([.G900]-[.F900])*24;&quot;---&quot;)" table:style-name="ce4">
            <text:p>0.569</text:p>
          </table:table-cell>
          <table:table-cell office:value-type="string" table:style-name="ce21">
            <text:p>IDtoAutocrib</text:p>
          </table:table-cell>
          <table:table-cell office:value-type="date" office:date-value="2025-05-15T11:30:00" table:style-name="ce14">
            <text:p>5/15/25 11:30 AM</text:p>
          </table:table-cell>
          <table:table-cell office:value-type="date" office:date-value="2025-05-15T12:04:09" table:style-name="ce14">
            <text:p>5/15/25 12:04 PM</text:p>
          </table:table-cell>
          <table:table-cell office:value-type="string" table:style-name="ce13">
            <text:p>Worked to resolve two additional users for the BWI go-live for IDtoAutocrib.</text:p>
          </table:table-cell>
          <table:table-cell table:style-name="ce18"/>
          <table:table-cell table:number-columns-repeated="16375"/>
        </table:table-row>
        <table:table-row table:style-name="ro4" table:visibility="collapse">
          <table:table-cell office:value-type="float" office:value="915" table:formula="of:=[.A900]" table:style-name="ce17">
            <text:p>915</text:p>
          </table:table-cell>
          <table:table-cell table:style-name="ce19"/>
          <table:table-cell office:value-type="string" table:style-name="ce4">
            <text:p>BILLED</text:p>
          </table:table-cell>
          <table:table-cell office:value-type="float" office:value="2.0427777778822929" table:formula="of:=IF(AND([.F901] &lt;&gt; &quot;&quot;;[.G901] &lt;&gt; &quot;&quot;);([.G901]-[.F901])*24;&quot;---&quot;)" table:style-name="ce4">
            <text:p>2.043</text:p>
          </table:table-cell>
          <table:table-cell office:value-type="string" table:style-name="ce21">
            <text:p>IDtoAviobook</text:p>
          </table:table-cell>
          <table:table-cell office:value-type="date" office:date-value="2025-05-15T12:04:09" table:style-name="ce14">
            <text:p>5/15/25 12:04 PM</text:p>
          </table:table-cell>
          <table:table-cell office:value-type="date" office:date-value="2025-05-15T14:06:43" table:style-name="ce14">
            <text:p>5/15/25 02:06 P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15" table:formula="of:=[.A901]" table:style-name="ce17">
            <text:p>915</text:p>
          </table:table-cell>
          <table:table-cell table:style-name="ce29"/>
          <table:table-cell office:value-type="string" table:style-name="ce4">
            <text:p>BILLED</text:p>
          </table:table-cell>
          <table:table-cell office:value-type="float" office:value="2.3225000000093132" table:formula="of:=IF(AND([.F902] &lt;&gt; &quot;&quot;;[.G902] &lt;&gt; &quot;&quot;);([.G902]-[.F902])*24;&quot;---&quot;)" table:style-name="ce4">
            <text:p>2.323</text:p>
          </table:table-cell>
          <table:table-cell office:value-type="string" table:style-name="ce21">
            <text:p>IDtoAviobook</text:p>
          </table:table-cell>
          <table:table-cell office:value-type="date" office:date-value="2025-05-15T14:06:43" table:style-name="ce14">
            <text:p>5/15/25 02:06 PM</text:p>
          </table:table-cell>
          <table:table-cell office:value-type="date" office:date-value="2025-05-15T16:26:04" table:style-name="ce14">
            <text:p>5/15/25 04:26 PM</text:p>
          </table:table-cell>
          <table:table-cell office:value-type="string" table:style-name="ce13">
            <text:p>#code complete, now full intellij baseline; then pipeline.</text:p>
          </table:table-cell>
          <table:table-cell table:style-name="ce18"/>
          <table:table-cell table:number-columns-repeated="16375"/>
        </table:table-row>
        <table:table-row table:style-name="ro4" table:visibility="collapse">
          <table:table-cell office:value-type="float" office:value="915" table:formula="of:=[.A902]" table:style-name="ce17">
            <text:p>915</text:p>
          </table:table-cell>
          <table:table-cell table:style-name="ce19"/>
          <table:table-cell table:style-name="ce4"/>
          <table:table-cell office:value-type="float" office:value="0.74444444436812773" table:formula="of:=IF(AND([.F903] &lt;&gt; &quot;&quot;;[.G903] &lt;&gt; &quot;&quot;);([.G903]-[.F903])*24;&quot;---&quot;)" table:style-name="ce4">
            <text:p>0.744</text:p>
          </table:table-cell>
          <table:table-cell office:value-type="string" table:style-name="ce21">
            <text:p>IDtoAviobook</text:p>
          </table:table-cell>
          <table:table-cell office:value-type="date" office:date-value="2025-05-15T16:26:04" table:style-name="ce14">
            <text:p>5/15/25 04:26 PM</text:p>
          </table:table-cell>
          <table:table-cell office:value-type="date" office:date-value="2025-05-15T17:10:44" table:style-name="ce14">
            <text:p>5/15/25 05:10 PM</text:p>
          </table:table-cell>
          <table:table-cell office:value-type="string" table:style-name="ce13">
            <text:p>#now passing tests in QA</text:p>
          </table:table-cell>
          <table:table-cell table:style-name="ce18"/>
          <table:table-cell table:number-columns-repeated="16375"/>
        </table:table-row>
        <table:table-row table:style-name="ro4" table:visibility="collapse">
          <table:table-cell office:value-type="float" office:value="915" table:formula="of:=[.A903]" table:style-name="ce17">
            <text:p>915</text:p>
          </table:table-cell>
          <table:table-cell table:style-name="ce19"/>
          <table:table-cell table:style-name="ce4"/>
          <table:table-cell office:value-type="string" office:string-value="---" table:formula="of:=IF(AND([.F904] &lt;&gt; &quot;&quot;;[.G904] &lt;&gt; &quot;&quot;);([.G904]-[.F904])*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904]" table:style-name="ce17">
            <text:p>915</text:p>
          </table:table-cell>
          <table:table-cell table:style-name="ce19"/>
          <table:table-cell table:style-name="ce4"/>
          <table:table-cell office:value-type="string" office:string-value="---" table:formula="of:=IF(AND([.F905] &lt;&gt; &quot;&quot;;[.G905] &lt;&gt; &quot;&quot;);([.G905]-[.F905])*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905]" table:style-name="ce17">
            <text:p>915</text:p>
          </table:table-cell>
          <table:table-cell table:style-name="ce19"/>
          <table:table-cell table:style-name="ce4"/>
          <table:table-cell office:value-type="string" office:string-value="---" table:formula="of:=IF(AND([.F906] &lt;&gt; &quot;&quot;;[.G906] &lt;&gt; &quot;&quot;);([.G906]-[.F906])*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906]" table:style-name="ce17">
            <text:p>915</text:p>
          </table:table-cell>
          <table:table-cell table:style-name="ce19"/>
          <table:table-cell table:style-name="ce4"/>
          <table:table-cell office:value-type="string" office:string-value="---" table:formula="of:=IF(AND([.F907] &lt;&gt; &quot;&quot;;[.G907] &lt;&gt; &quot;&quot;);([.G907]-[.F90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907]" table:style-name="ce17">
            <text:p>915</text:p>
          </table:table-cell>
          <table:table-cell table:style-name="ce19"/>
          <table:table-cell table:style-name="ce4"/>
          <table:table-cell office:value-type="string" office:string-value="---" table:formula="of:=IF(AND([.F908] &lt;&gt; &quot;&quot;;[.G908] &lt;&gt; &quot;&quot;);([.G908]-[.F908])*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908]" table:style-name="ce17">
            <text:p>915</text:p>
          </table:table-cell>
          <table:table-cell table:style-name="ce19"/>
          <table:table-cell table:style-name="ce4"/>
          <table:table-cell office:value-type="string" office:string-value="---" table:formula="of:=IF(AND([.F909] &lt;&gt; &quot;&quot;;[.G909] &lt;&gt; &quot;&quot;);([.G909]-[.F909])*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909]" table:style-name="ce17">
            <text:p>915</text:p>
          </table:table-cell>
          <table:table-cell table:style-name="ce19"/>
          <table:table-cell table:style-name="ce4"/>
          <table:table-cell office:value-type="string" office:string-value="---" table:formula="of:=IF(AND([.F910] &lt;&gt; &quot;&quot;;[.G910] &lt;&gt; &quot;&quot;);([.G910]-[.F910])*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910]" table:style-name="ce17">
            <text:p>915</text:p>
          </table:table-cell>
          <table:table-cell table:style-name="ce19"/>
          <table:table-cell table:style-name="ce4"/>
          <table:table-cell office:value-type="string" office:string-value="---" table:formula="of:=IF(AND([.F911] &lt;&gt; &quot;&quot;;[.G911] &lt;&gt; &quot;&quot;);([.G911]-[.F911])*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911]" table:style-name="ce17">
            <text:p>915</text:p>
          </table:table-cell>
          <table:table-cell office:value-type="float" office:value="4.5" table:formula="of:=COM.MICROSOFT.CEILING([.C912];0.25)" table:style-name="ce19">
            <text:p>4.500</text:p>
          </table:table-cell>
          <table:table-cell office:value-type="float" office:value="4.3291666668956168" table:formula="of:=SUM([.D912:.D930])" table:style-name="ce4">
            <text:p>4.329</text:p>
          </table:table-cell>
          <table:table-cell office:value-type="string" office:string-value="---" table:formula="of:=IF(AND([.F912] &lt;&gt; &quot;&quot;;[.G912] &lt;&gt; &quot;&quot;);([.G912]-[.F912])*24;&quot;---&quot;)" table:style-name="ce4">
            <text:p>---</text:p>
          </table:table-cell>
          <table:table-cell office:value-type="date" office:date-value="2025-05-16T00:00:00" table:style-name="ce20">
            <text:p>16-May</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912]" table:style-name="ce17">
            <text:p>915</text:p>
          </table:table-cell>
          <table:table-cell table:style-name="ce19"/>
          <table:table-cell office:value-type="string" table:style-name="ce4">
            <text:p>BILLED</text:p>
          </table:table-cell>
          <table:table-cell table:style-name="ce4"/>
          <table:table-cell office:value-type="string" table:style-name="ce20">
            <text:p>IToAviobook</text:p>
          </table:table-cell>
          <table:table-cell office:value-type="date" office:date-value="2025-05-16T08:00:00" table:style-name="ce14">
            <text:p>5/16/25 08:00 AM</text:p>
          </table:table-cell>
          <table:table-cell office:value-type="date" office:date-value="2025-05-16T08:30:00" table:style-name="ce14">
            <text:p>5/16/25 08:30 AM</text:p>
          </table:table-cell>
          <table:table-cell office:value-type="string" table:style-name="ce26">
            <text:p>Worked on reviewing the latest production events for IDtoAviobook to confirm the delete-to-archive conversion.</text:p>
          </table:table-cell>
          <table:table-cell office:value-type="string" table:style-name="ce18">
            <text:p>Aviobook team was curious about the updates.</text:p>
          </table:table-cell>
          <table:table-cell table:number-columns-repeated="16375"/>
        </table:table-row>
        <table:table-row table:style-name="ro4" table:visibility="collapse">
          <table:table-cell office:value-type="float" office:value="915" table:formula="of:=[.A913]" table:style-name="ce17">
            <text:p>915</text:p>
          </table:table-cell>
          <table:table-cell table:style-name="ce19"/>
          <table:table-cell office:value-type="string" table:style-name="ce4">
            <text:p>BILLED</text:p>
          </table:table-cell>
          <table:table-cell table:style-name="ce4"/>
          <table:table-cell office:value-type="string" table:style-name="ce20">
            <text:p>mtg-Daily</text:p>
          </table:table-cell>
          <table:table-cell office:value-type="date" office:date-value="2025-05-16T08:30:00" table:style-name="ce14">
            <text:p>5/16/25 08:30 AM</text:p>
          </table:table-cell>
          <table:table-cell office:value-type="date" office:date-value="2025-05-16T09:00:00" table:style-name="ce14">
            <text:p>5/16/25 09:00 AM</text:p>
          </table:table-cell>
          <table:table-cell office:value-type="string" table:style-name="ce26">
            <text:p>Daily meetings with the team.</text:p>
          </table:table-cell>
          <table:table-cell table:style-name="ce18"/>
          <table:table-cell table:number-columns-repeated="16375"/>
        </table:table-row>
        <table:table-row table:style-name="ro4" table:visibility="collapse">
          <table:table-cell office:value-type="float" office:value="915" table:formula="of:=[.A914]" table:style-name="ce17">
            <text:p>915</text:p>
          </table:table-cell>
          <table:table-cell table:style-name="ce19"/>
          <table:table-cell office:value-type="string" table:style-name="ce4">
            <text:p>BILLED</text:p>
          </table:table-cell>
          <table:table-cell table:style-name="ce4"/>
          <table:table-cell office:value-type="string" table:style-name="ce20">
            <text:p>IToAviobook</text:p>
          </table:table-cell>
          <table:table-cell office:value-type="date" office:date-value="2025-05-16T09:00:00" table:style-name="ce14">
            <text:p>5/16/25 09:00 AM</text:p>
          </table:table-cell>
          <table:table-cell office:value-type="date" office:date-value="2025-05-16T09:30:00" table:style-name="ce14">
            <text:p>5/16/25 09:30 AM</text:p>
          </table:table-cell>
          <table:table-cell office:value-type="string" table:style-name="ce13">
            <text:p># deletion auth review; fix ..</text:p>
          </table:table-cell>
          <table:table-cell table:style-name="ce18"/>
          <table:table-cell table:number-columns-repeated="16375"/>
        </table:table-row>
        <table:table-row table:style-name="ro4" table:visibility="collapse">
          <table:table-cell office:value-type="float" office:value="915" table:formula="of:=[.A915]" table:style-name="ce17">
            <text:p>915</text:p>
          </table:table-cell>
          <table:table-cell table:style-name="ce19"/>
          <table:table-cell office:value-type="string" table:style-name="ce4">
            <text:p>BILLED</text:p>
          </table:table-cell>
          <table:table-cell table:style-name="ce4"/>
          <table:table-cell office:value-type="string" table:style-name="ce20">
            <text:p>mtg-Daily</text:p>
          </table:table-cell>
          <table:table-cell office:value-type="date" office:date-value="2025-05-16T09:30:00" table:style-name="ce14">
            <text:p>5/16/25 09:30 AM</text:p>
          </table:table-cell>
          <table:table-cell office:value-type="date" office:date-value="2025-05-16T10:06:25" table:style-name="ce14">
            <text:p>5/16/25 10:06 A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15" table:formula="of:=[.A916]" table:style-name="ce17">
            <text:p>915</text:p>
          </table:table-cell>
          <table:table-cell office:value-type="float" office:value="35.25" table:formula="of:=SUM([.B829:.B915])" table:style-name="ce19">
            <text:p>35.250</text:p>
          </table:table-cell>
          <table:table-cell office:value-type="string" table:style-name="ce4">
            <text:p>BILLED</text:p>
          </table:table-cell>
          <table:table-cell office:value-type="float" office:value="0.23000000015599653" table:formula="of:=IF(AND([.F917] &lt;&gt; &quot;&quot;;[.G917] &lt;&gt; &quot;&quot;);([.G917]-[.F917])*24;&quot;---&quot;)" table:style-name="ce4">
            <text:p>0.230</text:p>
          </table:table-cell>
          <table:table-cell office:value-type="string" table:style-name="ce20">
            <text:p>IDtoEmployeeSvc</text:p>
          </table:table-cell>
          <table:table-cell office:value-type="date" office:date-value="2025-05-16T12:05:00" table:style-name="ce14">
            <text:p>5/16/25 12:05 PM</text:p>
          </table:table-cell>
          <table:table-cell office:value-type="date" office:date-value="2025-05-16T12:18:48" table:style-name="ce14">
            <text:p>5/16/25 12:18 PM</text:p>
          </table:table-cell>
          <table:table-cell office:value-type="string" table:style-name="ce13">
            <text:p>Worked on debugging email notifications for IDtoEmployeeSvc. Retiree issue review with Jeff Wilton. Worked on creating UAT tests on new error management code. Worked on clarifying issue list for UAT.</text:p>
          </table:table-cell>
          <table:table-cell table:style-name="ce18"/>
          <table:table-cell table:number-columns-repeated="16375"/>
        </table:table-row>
        <table:table-row table:style-name="ro4" table:visibility="collapse">
          <table:table-cell office:value-type="float" office:value="915" table:formula="of:=[.A917]" table:style-name="ce17">
            <text:p>915</text:p>
          </table:table-cell>
          <table:table-cell table:style-name="ce19"/>
          <table:table-cell office:value-type="string" table:style-name="ce4">
            <text:p>BILLED</text:p>
          </table:table-cell>
          <table:table-cell office:value-type="float" office:value="2.7330555556691252" table:formula="of:=IF(AND([.F918] &lt;&gt; &quot;&quot;;[.G918] &lt;&gt; &quot;&quot;);([.G918]-[.F918])*24;&quot;---&quot;)" table:style-name="ce4">
            <text:p>2.733</text:p>
          </table:table-cell>
          <table:table-cell office:value-type="string" table:style-name="ce20">
            <text:p>IDtoEmployeeSvc</text:p>
          </table:table-cell>
          <table:table-cell office:value-type="date" office:date-value="2025-05-16T12:32:05" table:style-name="ce14">
            <text:p>5/16/25 12:32 PM</text:p>
          </table:table-cell>
          <table:table-cell office:value-type="date" office:date-value="2025-05-16T15:16:04" table:style-name="ce14">
            <text:p>5/16/25 03:16 P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15" table:formula="of:=[.A918]" table:style-name="ce17">
            <text:p>915</text:p>
          </table:table-cell>
          <table:table-cell table:style-name="ce19"/>
          <table:table-cell office:value-type="string" table:style-name="ce4">
            <text:p>BILLED</text:p>
          </table:table-cell>
          <table:table-cell office:value-type="float" office:value="0.62583333329530433" table:formula="of:=IF(AND([.F919] &lt;&gt; &quot;&quot;;[.G919] &lt;&gt; &quot;&quot;);([.G919]-[.F919])*24;&quot;---&quot;)" table:style-name="ce4">
            <text:p>0.626</text:p>
          </table:table-cell>
          <table:table-cell office:value-type="string" table:style-name="ce20">
            <text:p>IDtoEmployeeSvc</text:p>
          </table:table-cell>
          <table:table-cell office:value-type="date" office:date-value="2025-05-16T16:17:27" table:style-name="ce14">
            <text:p>5/16/25 04:17 PM</text:p>
          </table:table-cell>
          <table:table-cell office:value-type="date" office:date-value="2025-05-16T16:55:00" table:style-name="ce14">
            <text:p>5/16/25 04:55 PM</text:p>
          </table:table-cell>
          <table:table-cell office:value-type="string" table:style-name="ce13">
            <text:p>#creating stories; getting ready for UAT</text:p>
          </table:table-cell>
          <table:table-cell table:style-name="ce18"/>
          <table:table-cell table:number-columns-repeated="16375"/>
        </table:table-row>
        <table:table-row table:style-name="ro4" table:visibility="collapse">
          <table:table-cell office:value-type="float" office:value="915" table:formula="of:=[.A919]" table:style-name="ce17">
            <text:p>915</text:p>
          </table:table-cell>
          <table:table-cell table:style-name="ce19"/>
          <table:table-cell office:value-type="string" table:style-name="ce4">
            <text:p>BILLED</text:p>
          </table:table-cell>
          <table:table-cell table:style-name="ce4"/>
          <table:table-cell office:value-type="string" table:style-name="ce21">
            <text:p>IDtoDocunet</text:p>
          </table:table-cell>
          <table:table-cell office:value-type="date" office:date-value="2025-05-16T16:55:00" table:style-name="ce14">
            <text:p>5/16/25 04:55 PM</text:p>
          </table:table-cell>
          <table:table-cell office:value-type="date" office:date-value="2025-05-16T17:19:09" table:style-name="ce14">
            <text:p>5/16/25 05:19 PM</text:p>
          </table:table-cell>
          <table:table-cell office:value-type="string" table:style-name="ce13">
            <text:p>Worked on INC6613365 with Bala Bandreddi for the IDtoDocunet driver.</text:p>
          </table:table-cell>
          <table:table-cell table:style-name="ce18"/>
          <table:table-cell table:number-columns-repeated="16375"/>
        </table:table-row>
        <table:table-row table:style-name="ro4" table:visibility="collapse">
          <table:table-cell office:value-type="float" office:value="915" table:formula="of:=[.A920]" table:style-name="ce17">
            <text:p>915</text:p>
          </table:table-cell>
          <table:table-cell table:style-name="ce19"/>
          <table:table-cell table:style-name="ce4"/>
          <table:table-cell office:value-type="float" office:value="0.74027777777519077" table:formula="of:=IF(AND([.F921] &lt;&gt; &quot;&quot;;[.G921] &lt;&gt; &quot;&quot;);([.G921]-[.F921])*24;&quot;---&quot;)" table:style-name="ce4">
            <text:p>0.740</text:p>
          </table:table-cell>
          <table:table-cell office:value-type="string" table:style-name="ce21">
            <text:p>IDtoEmployeeSvc</text:p>
          </table:table-cell>
          <table:table-cell office:value-type="date" office:date-value="2025-05-16T17:19:09" table:style-name="ce14">
            <text:p>5/16/25 05:19 PM</text:p>
          </table:table-cell>
          <table:table-cell office:value-type="date" office:date-value="2025-05-16T18:03:34" table:style-name="ce14">
            <text:p>5/16/25 06:03 PM</text:p>
          </table:table-cell>
          <table:table-cell office:value-type="string" table:style-name="ce13">
            <text:p>#updating documentation: clarifying issue list</text:p>
          </table:table-cell>
          <table:table-cell table:style-name="ce18"/>
          <table:table-cell table:number-columns-repeated="16375"/>
        </table:table-row>
        <table:table-row table:style-name="ro4" table:visibility="collapse">
          <table:table-cell office:value-type="float" office:value="915" table:formula="of:=[.A921]" table:style-name="ce17">
            <text:p>915</text:p>
          </table:table-cell>
          <table:table-cell table:style-name="ce19"/>
          <table:table-cell table:style-name="ce4"/>
          <table:table-cell office:value-type="string" office:string-value="---" table:formula="of:=IF(AND([.F922] &lt;&gt; &quot;&quot;;[.G922] &lt;&gt; &quot;&quot;);([.G922]-[.F922])*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922]" table:style-name="ce17">
            <text:p>915</text:p>
          </table:table-cell>
          <table:table-cell table:style-name="ce19"/>
          <table:table-cell table:style-name="ce4"/>
          <table:table-cell office:value-type="string" office:string-value="---" table:formula="of:=IF(AND([.F923] &lt;&gt; &quot;&quot;;[.G923] &lt;&gt; &quot;&quot;);([.G923]-[.F923])*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923]" table:style-name="ce17">
            <text:p>915</text:p>
          </table:table-cell>
          <table:table-cell table:style-name="ce19"/>
          <table:table-cell table:style-name="ce4"/>
          <table:table-cell office:value-type="string" office:string-value="---" table:formula="of:=IF(AND([.F924] &lt;&gt; &quot;&quot;;[.G924] &lt;&gt; &quot;&quot;);([.G924]-[.F92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924]" table:style-name="ce17">
            <text:p>915</text:p>
          </table:table-cell>
          <table:table-cell table:style-name="ce19"/>
          <table:table-cell table:style-name="ce4"/>
          <table:table-cell office:value-type="string" office:string-value="---" table:formula="of:=IF(AND([.F925] &lt;&gt; &quot;&quot;;[.G925] &lt;&gt; &quot;&quot;);([.G925]-[.F92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925]" table:style-name="ce17">
            <text:p>915</text:p>
          </table:table-cell>
          <table:table-cell table:style-name="ce19"/>
          <table:table-cell table:style-name="ce4"/>
          <table:table-cell office:value-type="string" office:string-value="---" table:formula="of:=IF(AND([.F926] &lt;&gt; &quot;&quot;;[.G926] &lt;&gt; &quot;&quot;);([.G926]-[.F926])*24;&quot;---&quot;)" table:style-name="ce4">
            <text:p>---</text:p>
          </table:table-cell>
          <table:table-cell table:style-name="ce3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926]" table:style-name="ce17">
            <text:p>915</text:p>
          </table:table-cell>
          <table:table-cell table:style-name="ce19"/>
          <table:table-cell table:style-name="ce4"/>
          <table:table-cell office:value-type="string" office:string-value="---" table:formula="of:=IF(AND([.F927] &lt;&gt; &quot;&quot;;[.G927] &lt;&gt; &quot;&quot;);([.G927]-[.F927])*24;&quot;---&quot;)" table:style-name="ce4">
            <text:p>---</text:p>
          </table:table-cell>
          <table:table-cell table:style-name="ce3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927]" table:style-name="ce17">
            <text:p>915</text:p>
          </table:table-cell>
          <table:table-cell table:style-name="ce19"/>
          <table:table-cell table:style-name="ce4"/>
          <table:table-cell office:value-type="string" office:string-value="---" table:formula="of:=IF(AND([.F928] &lt;&gt; &quot;&quot;;[.G928] &lt;&gt; &quot;&quot;);([.G928]-[.F928])*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928]" table:style-name="ce17">
            <text:p>915</text:p>
          </table:table-cell>
          <table:table-cell table:style-name="ce19"/>
          <table:table-cell table:style-name="ce4"/>
          <table:table-cell office:value-type="string" office:string-value="---" table:formula="of:=IF(AND([.F929] &lt;&gt; &quot;&quot;;[.G929] &lt;&gt; &quot;&quot;);([.G929]-[.F929])*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5" table:formula="of:=[.A929]" table:style-name="ce17">
            <text:p>915</text:p>
          </table:table-cell>
          <table:table-cell table:style-name="ce19"/>
          <table:table-cell table:style-name="ce4"/>
          <table:table-cell office:value-type="string" office:string-value="---" table:formula="of:=IF(AND([.F930] &lt;&gt; &quot;&quot;;[.G930] &lt;&gt; &quot;&quot;);([.G930]-[.F930])*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3" table:visibility="collapse">
          <table:table-cell office:value-type="float" office:value="916" table:formula="of:=[.A930]+1" table:style-name="ce17">
            <text:p>916</text:p>
          </table:table-cell>
          <table:table-cell table:style-name="ce12"/>
          <table:table-cell office:value-type="string" table:style-name="ce4">
            <text:p>****************</text:p>
          </table:table-cell>
          <table:table-cell table:style-name="ce4"/>
          <table:table-cell office:value-type="string" office:string-value="Week 916" table:formula="of:=CONCATENATE(&quot;Week &quot;; [.A932])" table:number-columns-spanned="2" table:number-rows-spanned="3" table:style-name="ce48">
            <text:p>Week 916</text:p>
          </table: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6" table:formula="of:=[.A932]" table:style-name="ce17">
            <text:p>916</text:p>
          </table:table-cell>
          <table:table-cell table:style-name="ce12"/>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6" table:formula="of:=[.A933]" table:style-name="ce17">
            <text:p>916</text:p>
          </table:table-cell>
          <table:table-cell table:style-name="ce19"/>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6" table:formula="of:=[.A934]" table:style-name="ce17">
            <text:p>916</text:p>
          </table:table-cell>
          <table:table-cell table:style-name="ce19"/>
          <table:table-cell office:value-type="string" table:style-name="ce4">
            <text:p>****************</text:p>
          </table:table-cell>
          <table:table-cell office:value-type="string" office:string-value="---" table:formula="of:=IF(AND([.F935] &lt;&gt; &quot;&quot;;[.G935] &lt;&gt; &quot;&quot;);([.G935]-[.F935])*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16" table:formula="of:=[.A935]" table:style-name="ce17">
            <text:p>916</text:p>
          </table:table-cell>
          <table:table-cell table:style-name="ce19"/>
          <table:table-cell office:value-type="string" table:style-name="ce4">
            <text:p>****************</text:p>
          </table:table-cell>
          <table:table-cell office:value-type="string" office:string-value="---" table:formula="of:=IF(AND([.F936] &lt;&gt; &quot;&quot;;[.G936] &lt;&gt; &quot;&quot;);([.G936]-[.F936])*24;&quot;---&quot;)" table:style-name="ce4">
            <text:p>---</text:p>
          </table:table-cell>
          <table:table-cell table:style-name="ce13"/>
          <table:table-cell table:style-name="ce4"/>
          <table:table-cell table:style-name="ce14"/>
          <table:table-cell table:style-name="ce13"/>
          <table:table-cell table:style-name="ce18"/>
          <table:table-cell table:number-columns-repeated="16375"/>
        </table:table-row>
        <table:table-row table:style-name="ro3" table:visibility="collapse">
          <table:table-cell office:value-type="float" office:value="916" table:formula="of:=[.A936]" table:style-name="ce17">
            <text:p>916</text:p>
          </table:table-cell>
          <table:table-cell table:style-name="ce19"/>
          <table:table-cell office:value-type="string" table:style-name="ce4">
            <text:p>****************</text:p>
          </table:table-cell>
          <table:table-cell office:value-type="string" office:string-value="---" table:formula="of:=IF(AND([.F937] &lt;&gt; &quot;&quot;;[.G937] &lt;&gt; &quot;&quot;);([.G937]-[.F937])*24;&quot;---&quot;)" table:style-name="ce4">
            <text:p>---</text:p>
          </table:table-cell>
          <table:table-cell table:style-name="ce13"/>
          <table:table-cell table:style-name="ce4"/>
          <table:table-cell table:style-name="ce14"/>
          <table:table-cell table:style-name="ce13"/>
          <table:table-cell table:style-name="ce18"/>
          <table:table-cell table:number-columns-repeated="16375"/>
        </table:table-row>
        <table:table-row table:style-name="ro3" table:visibility="collapse">
          <table:table-cell office:value-type="float" office:value="916" table:formula="of:=[.A937]" table:style-name="ce17">
            <text:p>916</text:p>
          </table:table-cell>
          <table:table-cell table:style-name="ce12"/>
          <table:table-cell office:value-type="string" table:style-name="ce4">
            <text:p>****************</text:p>
          </table:table-cell>
          <table:table-cell office:value-type="string" office:string-value="---" table:formula="of:=IF(AND([.F938] &lt;&gt; &quot;&quot;;[.G938] &lt;&gt; &quot;&quot;);([.G938]-[.F938])*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16" table:formula="of:=[.A938]" table:style-name="ce17">
            <text:p>916</text:p>
          </table:table-cell>
          <table:table-cell table:style-name="ce12"/>
          <table:table-cell office:value-type="string" table:style-name="ce4">
            <text:p>BILLED</text:p>
          </table:table-cell>
          <table:table-cell office:value-type="string" office:string-value="---" table:formula="of:=IF(AND([.F939] &lt;&gt; &quot;&quot;;[.G939] &lt;&gt; &quot;&quot;);([.G939]-[.F939])*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939]" table:style-name="ce17">
            <text:p>916</text:p>
          </table:table-cell>
          <table:table-cell office:value-type="float" office:value="6.25" table:formula="of:=COM.MICROSOFT.CEILING([.C940];0.25)" table:style-name="ce19">
            <text:p>6.250</text:p>
          </table:table-cell>
          <table:table-cell office:value-type="float" office:value="6.2466666667023674" table:formula="of:=SUM([.D940:.D959])" table:style-name="ce4">
            <text:p>6.247</text:p>
          </table:table-cell>
          <table:table-cell office:value-type="string" office:string-value="---" table:formula="of:=IF(AND([.F940] &lt;&gt; &quot;&quot;;[.G940] &lt;&gt; &quot;&quot;);([.G940]-[.F940])*24;&quot;---&quot;)" table:style-name="ce4">
            <text:p>---</text:p>
          </table:table-cell>
          <table:table-cell office:value-type="date" office:date-value="2025-05-19T00:00:00" table:style-name="ce20">
            <text:p>19-May</text:p>
          </table:table-cell>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16" table:formula="of:=[.A940]" table:style-name="ce17">
            <text:p>916</text:p>
          </table:table-cell>
          <table:table-cell table:style-name="ce19"/>
          <table:table-cell office:value-type="string" table:style-name="ce4">
            <text:p>BILLED</text:p>
          </table:table-cell>
          <table:table-cell office:value-type="float" office:value="0.25000000011641532" table:formula="of:=IF(AND([.F941] &lt;&gt; &quot;&quot;;[.G941] &lt;&gt; &quot;&quot;);([.G941]-[.F941])*24;&quot;---&quot;)" table:style-name="ce4">
            <text:p>0.250</text:p>
          </table:table-cell>
          <table:table-cell office:value-type="string" table:style-name="ce20">
            <text:p>mtg-Daily</text:p>
          </table:table-cell>
          <table:table-cell office:value-type="date" office:date-value="2025-05-19T08:30:00" table:style-name="ce14">
            <text:p>5/19/25 08:30 AM</text:p>
          </table:table-cell>
          <table:table-cell office:value-type="date" office:date-value="2025-05-19T08:45:00" table:style-name="ce14">
            <text:p>5/19/25 08:45 AM</text:p>
          </table:table-cell>
          <table:table-cell office:value-type="string" table:style-name="ce21">
            <text:p>Daily meetings with the team.</text:p>
          </table:table-cell>
          <table:table-cell table:style-name="ce18"/>
          <table:table-cell table:number-columns-repeated="16375"/>
        </table:table-row>
        <table:table-row table:style-name="ro4" table:visibility="collapse">
          <table:table-cell office:value-type="float" office:value="916" table:formula="of:=[.A941]" table:style-name="ce17">
            <text:p>916</text:p>
          </table:table-cell>
          <table:table-cell table:style-name="ce19"/>
          <table:table-cell office:value-type="string" table:style-name="ce4">
            <text:p>BILLED</text:p>
          </table:table-cell>
          <table:table-cell office:value-type="float" office:value="0.25888888881308958" table:formula="of:=IF(AND([.F942] &lt;&gt; &quot;&quot;;[.G942] &lt;&gt; &quot;&quot;);([.G942]-[.F942])*24;&quot;---&quot;)" table:style-name="ce4">
            <text:p>0.259</text:p>
          </table:table-cell>
          <table:table-cell office:value-type="string" table:style-name="ce20">
            <text:p>mtg-Daily</text:p>
          </table:table-cell>
          <table:table-cell office:value-type="date" office:date-value="2025-05-19T09:30:00" table:style-name="ce14">
            <text:p>5/19/25 09:30 AM</text:p>
          </table:table-cell>
          <table:table-cell office:value-type="date" office:date-value="2025-05-19T09:45:32" table:style-name="ce14">
            <text:p>5/19/25 09:45 AM</text:p>
          </table:table-cell>
          <table:table-cell office:value-type="string" table:style-name="ce21">
            <text:p>#</text:p>
          </table:table-cell>
          <table:table-cell table:style-name="ce18"/>
          <table:table-cell table:number-columns-repeated="16375"/>
        </table:table-row>
        <table:table-row table:style-name="ro4" table:visibility="collapse">
          <table:table-cell office:value-type="float" office:value="916" table:formula="of:=[.A942]" table:style-name="ce17">
            <text:p>916</text:p>
          </table:table-cell>
          <table:table-cell table:style-name="ce19"/>
          <table:table-cell office:value-type="string" table:style-name="ce4">
            <text:p>BILLED</text:p>
          </table:table-cell>
          <table:table-cell office:value-type="float" office:value="0.2411111110704951" table:formula="of:=IF(AND([.F943] &lt;&gt; &quot;&quot;;[.G943] &lt;&gt; &quot;&quot;);([.G943]-[.F943])*24;&quot;---&quot;)" table:style-name="ce4">
            <text:p>0.241</text:p>
          </table:table-cell>
          <table:table-cell office:value-type="string" table:style-name="ce20">
            <text:p>swa-restconnector</text:p>
          </table:table-cell>
          <table:table-cell office:value-type="date" office:date-value="2025-05-19T09:45:32" table:style-name="ce14">
            <text:p>5/19/25 09:45 AM</text:p>
          </table:table-cell>
          <table:table-cell office:value-type="date" office:date-value="2025-05-19T10:00:00" table:style-name="ce14">
            <text:p>5/19/25 10:00 AM</text:p>
          </table:table-cell>
          <table:table-cell office:value-type="string" table:style-name="ce21">
            <text:p>Worked to update the IdMUnit swa-rest-connector opGetUser function to use JsonPath.</text:p>
          </table:table-cell>
          <table:table-cell table:style-name="ce18"/>
          <table:table-cell table:number-columns-repeated="16375"/>
        </table:table-row>
        <table:table-row table:style-name="ro4" table:visibility="collapse">
          <table:table-cell office:value-type="float" office:value="916" table:formula="of:=[.A943]" table:style-name="ce17">
            <text:p>916</text:p>
          </table:table-cell>
          <table:table-cell table:style-name="ce19"/>
          <table:table-cell office:value-type="string" table:style-name="ce4">
            <text:p>BILLED</text:p>
          </table:table-cell>
          <table:table-cell office:value-type="float" office:value="0.73916666675359011" table:formula="of:=IF(AND([.F944] &lt;&gt; &quot;&quot;;[.G944] &lt;&gt; &quot;&quot;);([.G944]-[.F944])*24;&quot;---&quot;)" table:style-name="ce4">
            <text:p>0.739</text:p>
          </table:table-cell>
          <table:table-cell office:value-type="string" table:style-name="ce20">
            <text:p>mtg-trivir</text:p>
          </table:table-cell>
          <table:table-cell office:value-type="date" office:date-value="2025-05-19T10:00:00" table:style-name="ce14">
            <text:p>5/19/25 10:00 AM</text:p>
          </table:table-cell>
          <table:table-cell office:value-type="date" office:date-value="2025-05-19T10:44:21" table:style-name="ce14">
            <text:p>5/19/25 10:44 AM</text:p>
          </table:table-cell>
          <table:table-cell office:value-type="string" table:style-name="ce22">
            <text:p>Monthly TriBir meeting :-)</text:p>
          </table:table-cell>
          <table:table-cell table:style-name="ce18"/>
          <table:table-cell table:number-columns-repeated="16375"/>
        </table:table-row>
        <table:table-row table:style-name="ro4" table:visibility="collapse">
          <table:table-cell office:value-type="float" office:value="916" table:formula="of:=[.A944]" table:style-name="ce17">
            <text:p>916</text:p>
          </table:table-cell>
          <table:table-cell table:style-name="ce19"/>
          <table:table-cell office:value-type="string" table:style-name="ce4">
            <text:p>BILLED</text:p>
          </table:table-cell>
          <table:table-cell office:value-type="float" office:value="1.1958333333022892" table:formula="of:=IF(AND([.F945] &lt;&gt; &quot;&quot;;[.G945] &lt;&gt; &quot;&quot;);([.G945]-[.F945])*24;&quot;---&quot;)" table:style-name="ce4">
            <text:p>1.196</text:p>
          </table:table-cell>
          <table:table-cell office:value-type="string" table:style-name="ce20">
            <text:p>swa-restconnector</text:p>
          </table:table-cell>
          <table:table-cell office:value-type="date" office:date-value="2025-05-19T10:44:21" table:style-name="ce14">
            <text:p>5/19/25 10:44 AM</text:p>
          </table:table-cell>
          <table:table-cell office:value-type="date" office:date-value="2025-05-19T11:56:06" table:style-name="ce14">
            <text:p>5/19/25 11:56 AM</text:p>
          </table:table-cell>
          <table:table-cell office:value-type="string" table:style-name="ce21">
            <text:p># 2.3.0 build submitted.</text:p>
          </table:table-cell>
          <table:table-cell table:style-name="ce18"/>
          <table:table-cell table:number-columns-repeated="16375"/>
        </table:table-row>
        <table:table-row table:style-name="ro4" table:visibility="collapse">
          <table:table-cell office:value-type="float" office:value="916" table:formula="of:=[.A945]" table:style-name="ce17">
            <text:p>916</text:p>
          </table:table-cell>
          <table:table-cell table:style-name="ce19"/>
          <table:table-cell office:value-type="string" table:style-name="ce4">
            <text:p>BILLED</text:p>
          </table:table-cell>
          <table:table-cell office:value-type="float" office:value="0.6650000000372529" table:formula="of:=IF(AND([.F946] &lt;&gt; &quot;&quot;;[.G946] &lt;&gt; &quot;&quot;);([.G946]-[.F946])*24;&quot;---&quot;)" table:style-name="ce4">
            <text:p>0.665</text:p>
          </table:table-cell>
          <table:table-cell office:value-type="string" table:style-name="ce20">
            <text:p>IDtoAviobook</text:p>
          </table:table-cell>
          <table:table-cell office:value-type="date" office:date-value="2025-05-19T11:56:06" table:style-name="ce14">
            <text:p>5/19/25 11:56 AM</text:p>
          </table:table-cell>
          <table:table-cell office:value-type="date" office:date-value="2025-05-19T12:36:00" table:style-name="ce14">
            <text:p>5/19/25 12:36 PM</text:p>
          </table:table-cell>
          <table:table-cell office:value-type="string" table:style-name="ce21">
            <text:p>Worked on documenting new requests to resolve issues in the IDtoAviobook driver.</text:p>
          </table:table-cell>
          <table:table-cell table:style-name="ce18"/>
          <table:table-cell table:number-columns-repeated="16375"/>
        </table:table-row>
        <table:table-row table:style-name="ro10" table:visibility="collapse">
          <table:table-cell office:value-type="float" office:value="916" table:formula="of:=[.A946]" table:style-name="ce17">
            <text:p>916</text:p>
          </table:table-cell>
          <table:table-cell table:style-name="ce31"/>
          <table:table-cell office:value-type="string" table:style-name="ce4">
            <text:p>BILLED</text:p>
          </table:table-cell>
          <table:table-cell office:value-type="float" office:value="0.4791666665696539" table:formula="of:=IF(AND([.F947] &lt;&gt; &quot;&quot;;[.G947] &lt;&gt; &quot;&quot;);([.G947]-[.F947])*24;&quot;---&quot;)" table:style-name="ce4">
            <text:p>0.479</text:p>
          </table:table-cell>
          <table:table-cell office:value-type="string" table:style-name="ce20">
            <text:p>IDtoEmployeeSvc</text:p>
          </table:table-cell>
          <table:table-cell office:value-type="date" office:date-value="2025-05-19T13:51:50" table:style-name="ce14">
            <text:p>5/19/25 01:51 PM</text:p>
          </table:table-cell>
          <table:table-cell office:value-type="date" office:date-value="2025-05-19T14:20:35" table:style-name="ce14">
            <text:p>5/19/25 02:20 PM</text:p>
          </table:table-cell>
          <table:table-cell office:value-type="string" table:style-name="ce21">
            <text:p>Worked on UAT plan for the IDtoEmployeeSvc team. Worked on resolving issues with retirees.</text:p>
          </table:table-cell>
          <table:table-cell table:style-name="ce18"/>
          <table:table-cell table:number-columns-repeated="16375"/>
        </table:table-row>
        <table:table-row table:style-name="ro4" table:visibility="collapse">
          <table:table-cell office:value-type="float" office:value="916" table:formula="of:=[.A947]" table:style-name="ce17">
            <text:p>916</text:p>
          </table:table-cell>
          <table:table-cell table:style-name="ce19"/>
          <table:table-cell office:value-type="string" table:style-name="ce4">
            <text:p>BILLED</text:p>
          </table:table-cell>
          <table:table-cell office:value-type="float" office:value="0.75111111119622365" table:formula="of:=IF(AND([.F948] &lt;&gt; &quot;&quot;;[.G948] &lt;&gt; &quot;&quot;);([.G948]-[.F948])*24;&quot;---&quot;)" table:style-name="ce4">
            <text:p>0.751</text:p>
          </table:table-cell>
          <table:table-cell office:value-type="string" table:style-name="ce20">
            <text:p>IDtoEmployeeSvc</text:p>
          </table:table-cell>
          <table:table-cell office:value-type="date" office:date-value="2025-05-19T14:20:35" table:style-name="ce14">
            <text:p>5/19/25 02:20 PM</text:p>
          </table:table-cell>
          <table:table-cell office:value-type="date" office:date-value="2025-05-19T15:05:39" table:style-name="ce14">
            <text:p>5/19/25 03:05 PM</text:p>
          </table:table-cell>
          <table:table-cell office:value-type="string" table:style-name="ce21">
            <text:p># retiree list: only 11/17, all bad roles . .</text:p>
          </table:table-cell>
          <table:table-cell table:style-name="ce18"/>
          <table:table-cell table:number-columns-repeated="16375"/>
        </table:table-row>
        <table:table-row table:style-name="ro4" table:visibility="collapse">
          <table:table-cell office:value-type="float" office:value="916" table:formula="of:=[.A948]" table:style-name="ce17">
            <text:p>916</text:p>
          </table:table-cell>
          <table:table-cell table:style-name="ce19"/>
          <table:table-cell office:value-type="string" table:style-name="ce4">
            <text:p>BILLED</text:p>
          </table:table-cell>
          <table:table-cell office:value-type="float" office:value="0.89611111104022712" table:formula="of:=IF(AND([.F949] &lt;&gt; &quot;&quot;;[.G949] &lt;&gt; &quot;&quot;);([.G949]-[.F949])*24;&quot;---&quot;)" table:style-name="ce4">
            <text:p>0.896</text:p>
          </table:table-cell>
          <table:table-cell office:value-type="string" table:style-name="ce20">
            <text:p>IDtoEmployeeSvc</text:p>
          </table:table-cell>
          <table:table-cell office:value-type="date" office:date-value="2025-05-19T15:05:39" table:style-name="ce14">
            <text:p>5/19/25 03:05 PM</text:p>
          </table:table-cell>
          <table:table-cell office:value-type="date" office:date-value="2025-05-19T15:59:25" table:style-name="ce14">
            <text:p>5/19/25 03:59 PM</text:p>
          </table:table-cell>
          <table:table-cell office:value-type="string" table:style-name="ce21">
            <text:p>#fup to uat #4, fixed to use proper email tempalte field 'errorMsg'</text:p>
          </table:table-cell>
          <table:table-cell table:style-name="ce18"/>
          <table:table-cell table:number-columns-repeated="16375"/>
        </table:table-row>
        <table:table-row table:style-name="ro4" table:visibility="collapse">
          <table:table-cell office:value-type="float" office:value="916" table:formula="of:=[.A949]" table:style-name="ce17">
            <text:p>916</text:p>
          </table:table-cell>
          <table:table-cell table:style-name="ce19"/>
          <table:table-cell office:value-type="string" table:style-name="ce4">
            <text:p>BILLED</text:p>
          </table:table-cell>
          <table:table-cell office:value-type="float" office:value="0.77027777780313045" table:formula="of:=IF(AND([.F950] &lt;&gt; &quot;&quot;;[.G950] &lt;&gt; &quot;&quot;);([.G950]-[.F950])*24;&quot;---&quot;)" table:style-name="ce4">
            <text:p>0.770</text:p>
          </table:table-cell>
          <table:table-cell office:value-type="string" table:style-name="ce20">
            <text:p>IDtoEmployeeSvc</text:p>
          </table:table-cell>
          <table:table-cell office:value-type="date" office:date-value="2025-05-19T15:59:25" table:style-name="ce14">
            <text:p>5/19/25 03:59 PM</text:p>
          </table:table-cell>
          <table:table-cell office:value-type="date" office:date-value="2025-05-19T16:45:38" table:style-name="ce14">
            <text:p>5/19/25 04:45 PM</text:p>
          </table:table-cell>
          <table:table-cell office:value-type="string" table:style-name="ce21">
            <text:p>#</text:p>
          </table:table-cell>
          <table:table-cell table:style-name="ce18"/>
          <table:table-cell table:number-columns-repeated="16375"/>
        </table:table-row>
        <table:table-row table:style-name="ro4" table:visibility="collapse">
          <table:table-cell office:value-type="float" office:value="916" table:formula="of:=[.A950]" table:style-name="ce17">
            <text:p>916</text:p>
          </table:table-cell>
          <table:table-cell table:style-name="ce19"/>
          <table:table-cell table:number-columns-repeated="2" table:style-name="ce4"/>
          <table:table-cell table:style-name="ce20"/>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16" table:formula="of:=[.A951]" table:style-name="ce17">
            <text:p>916</text:p>
          </table:table-cell>
          <table:table-cell table:style-name="ce19"/>
          <table:table-cell table:style-name="ce4"/>
          <table:table-cell office:value-type="string" office:string-value="---" table:formula="of:=IF(AND([.F952] &lt;&gt; &quot;&quot;;[.G952] &lt;&gt; &quot;&quot;);([.G952]-[.F952])*24;&quot;---&quot;)"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16" table:formula="of:=[.A952]" table:style-name="ce17">
            <text:p>916</text:p>
          </table:table-cell>
          <table:table-cell table:style-name="ce19"/>
          <table:table-cell table:style-name="ce4"/>
          <table:table-cell office:value-type="string" office:string-value="---" table:formula="of:=IF(AND([.F953] &lt;&gt; &quot;&quot;;[.G953] &lt;&gt; &quot;&quot;);([.G953]-[.F953])*24;&quot;---&quot;)"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16" table:formula="of:=[.A953]" table:style-name="ce17">
            <text:p>916</text:p>
          </table:table-cell>
          <table:table-cell table:style-name="ce19"/>
          <table:table-cell table:style-name="ce4"/>
          <table:table-cell office:value-type="string" office:string-value="---" table:formula="of:=IF(AND([.F954] &lt;&gt; &quot;&quot;;[.G954] &lt;&gt; &quot;&quot;);([.G954]-[.F954])*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954]" table:style-name="ce17">
            <text:p>916</text:p>
          </table:table-cell>
          <table:table-cell table:style-name="ce19"/>
          <table:table-cell table:style-name="ce4"/>
          <table:table-cell office:value-type="string" office:string-value="---" table:formula="of:=IF(AND([.F955] &lt;&gt; &quot;&quot;;[.G955] &lt;&gt; &quot;&quot;);([.G955]-[.F955])*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955]" table:style-name="ce17">
            <text:p>916</text:p>
          </table:table-cell>
          <table:table-cell table:style-name="ce19"/>
          <table:table-cell table:style-name="ce4"/>
          <table:table-cell office:value-type="string" office:string-value="---" table:formula="of:=IF(AND([.F956] &lt;&gt; &quot;&quot;;[.G956] &lt;&gt; &quot;&quot;);([.G956]-[.F956])*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956]" table:style-name="ce17">
            <text:p>916</text:p>
          </table:table-cell>
          <table:table-cell table:style-name="ce19"/>
          <table:table-cell table:style-name="ce4"/>
          <table:table-cell office:value-type="string" office:string-value="---" table:formula="of:=IF(AND([.F957] &lt;&gt; &quot;&quot;;[.G957] &lt;&gt; &quot;&quot;);([.G957]-[.F957])*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957]" table:style-name="ce17">
            <text:p>916</text:p>
          </table:table-cell>
          <table:table-cell table:style-name="ce19"/>
          <table:table-cell table:style-name="ce4"/>
          <table:table-cell office:value-type="string" office:string-value="---" table:formula="of:=IF(AND([.F958] &lt;&gt; &quot;&quot;;[.G958] &lt;&gt; &quot;&quot;);([.G958]-[.F958])*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958]" table:style-name="ce17">
            <text:p>916</text:p>
          </table:table-cell>
          <table:table-cell table:style-name="ce19"/>
          <table:table-cell table:style-name="ce4"/>
          <table:table-cell office:value-type="string" office:string-value="---" table:formula="of:=IF(AND([.F959] &lt;&gt; &quot;&quot;;[.G959] &lt;&gt; &quot;&quot;);([.G959]-[.F959])*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959]" table:style-name="ce17">
            <text:p>916</text:p>
          </table:table-cell>
          <table:table-cell office:value-type="float" office:value="9" table:formula="of:=COM.MICROSOFT.CEILING([.C960];0.25)" table:style-name="ce19">
            <text:p>9.000</text:p>
          </table:table-cell>
          <table:table-cell office:value-type="float" office:value="8.8433333332068287" table:formula="of:=SUM([.D960:.D985])" table:style-name="ce4">
            <text:p>8.843</text:p>
          </table:table-cell>
          <table:table-cell office:value-type="string" office:string-value="---" table:formula="of:=IF(AND([.F960] &lt;&gt; &quot;&quot;;[.G960] &lt;&gt; &quot;&quot;);([.G960]-[.F960])*24;&quot;---&quot;)" table:style-name="ce4">
            <text:p>---</text:p>
          </table:table-cell>
          <table:table-cell office:value-type="date" office:date-value="2025-05-20T00:00:00" table:style-name="ce20">
            <text:p>20-May</text:p>
          </table:table-cell>
          <table:table-cell table:number-columns-repeated="2" table:style-name="ce14"/>
          <table:table-cell table:style-name="ce13"/>
          <table:table-cell table:style-name="ce15"/>
          <table:table-cell table:number-columns-repeated="16375"/>
        </table:table-row>
        <table:table-row table:style-name="ro8" table:visibility="collapse">
          <table:table-cell office:value-type="float" office:value="916" table:formula="of:=[.A960]" table:style-name="ce17">
            <text:p>916</text:p>
          </table:table-cell>
          <table:table-cell table:style-name="ce19"/>
          <table:table-cell office:value-type="string" table:style-name="ce4">
            <text:p>BILLED</text:p>
          </table:table-cell>
          <table:table-cell office:value-type="float" office:value="0.26000000000931323" table:formula="of:=IF(AND([.F961] &lt;&gt; &quot;&quot;;[.G961] &lt;&gt; &quot;&quot;);([.G961]-[.F961])*24;&quot;---&quot;)" table:style-name="ce4">
            <text:p>0.260</text:p>
          </table:table-cell>
          <table:table-cell office:value-type="string" table:style-name="ce21">
            <text:p>BAES</text:p>
          </table:table-cell>
          <table:table-cell office:value-type="date" office:date-value="2025-05-20T07:50:00" table:style-name="ce14">
            <text:p>5/20/25 07:50 AM</text:p>
          </table:table-cell>
          <table:table-cell office:value-type="date" office:date-value="2025-05-20T08:05:36" table:style-name="ce14">
            <text:p>5/20/25 08:05 AM</text:p>
          </table:table-cell>
          <table:table-cell office:value-type="string" table:style-name="ce13">
            <text:p>Worked on clarifying an issue with the JSON payload for the LMS driver.</text:p>
          </table:table-cell>
          <table:table-cell office:value-type="string" table:style-name="ce15">
            <text:p>Discussion with Gary regarding incorrect JSON in the AC compared to the correct version in the driver and test.</text:p>
          </table:table-cell>
          <table:table-cell table:number-columns-repeated="16375"/>
        </table:table-row>
        <table:table-row table:style-name="ro4" table:visibility="collapse">
          <table:table-cell office:value-type="float" office:value="916" table:formula="of:=[.A961]" table:style-name="ce17">
            <text:p>916</text:p>
          </table:table-cell>
          <table:table-cell table:style-name="ce19"/>
          <table:table-cell office:value-type="string" table:style-name="ce4">
            <text:p>BILLED</text:p>
          </table:table-cell>
          <table:table-cell office:value-type="float" office:value="0.40666666656034067" table:formula="of:=IF(AND([.F962] &lt;&gt; &quot;&quot;;[.G962] &lt;&gt; &quot;&quot;);([.G962]-[.F962])*24;&quot;---&quot;)" table:style-name="ce4">
            <text:p>0.407</text:p>
          </table:table-cell>
          <table:table-cell office:value-type="string" table:style-name="ce21">
            <text:p>IDtoEmployeeSvc</text:p>
          </table:table-cell>
          <table:table-cell office:value-type="date" office:date-value="2025-05-20T08:05:36" table:style-name="ce14">
            <text:p>5/20/25 08:05 AM</text:p>
          </table:table-cell>
          <table:table-cell office:value-type="date" office:date-value="2025-05-20T08:30:00" table:style-name="ce14">
            <text:p>5/20/25 08:30 AM</text:p>
          </table:table-cell>
          <table:table-cell office:value-type="string" table:style-name="ce13">
            <text:p>Worked on fixing email notification issues with the IDtoEmployeeSvc driver. Worked on EmployeeSvc UAT testing plans with Josh Saulson.</text:p>
          </table:table-cell>
          <table:table-cell table:style-name="ce18"/>
          <table:table-cell table:number-columns-repeated="16375"/>
        </table:table-row>
        <table:table-row table:style-name="ro4" table:visibility="collapse">
          <table:table-cell office:value-type="float" office:value="916" table:formula="of:=[.A962]" table:style-name="ce17">
            <text:p>916</text:p>
          </table:table-cell>
          <table:table-cell table:style-name="ce19"/>
          <table:table-cell office:value-type="string" table:style-name="ce4">
            <text:p>BILLED</text:p>
          </table:table-cell>
          <table:table-cell office:value-type="float" office:value="0.21666666667442769" table:formula="of:=IF(AND([.F963] &lt;&gt; &quot;&quot;;[.G963] &lt;&gt; &quot;&quot;);([.G963]-[.F963])*24;&quot;---&quot;)" table:style-name="ce4">
            <text:p>0.217</text:p>
          </table:table-cell>
          <table:table-cell office:value-type="string" table:style-name="ce21">
            <text:p>mtg-daily</text:p>
          </table:table-cell>
          <table:table-cell office:value-type="date" office:date-value="2025-05-20T08:30:00" table:style-name="ce14">
            <text:p>5/20/25 08:30 AM</text:p>
          </table:table-cell>
          <table:table-cell office:value-type="date" office:date-value="2025-05-20T08:43:00" table:style-name="ce14">
            <text:p>5/20/25 08:43 AM</text:p>
          </table:table-cell>
          <table:table-cell office:value-type="string" table:style-name="ce21">
            <text:p>Daily meetings with the team. Weekly backlog EE meeting.</text:p>
          </table:table-cell>
          <table:table-cell table:style-name="ce18"/>
          <table:table-cell table:number-columns-repeated="16375"/>
        </table:table-row>
        <table:table-row table:style-name="ro4" table:visibility="collapse">
          <table:table-cell office:value-type="float" office:value="916" table:formula="of:=[.A963]" table:style-name="ce17">
            <text:p>916</text:p>
          </table:table-cell>
          <table:table-cell table:style-name="ce19"/>
          <table:table-cell office:value-type="string" table:style-name="ce4">
            <text:p>BILLED</text:p>
          </table:table-cell>
          <table:table-cell office:value-type="float" office:value="1.7947222223156132" table:formula="of:=IF(AND([.F964] &lt;&gt; &quot;&quot;;[.G964] &lt;&gt; &quot;&quot;);([.G964]-[.F964])*24;&quot;---&quot;)" table:style-name="ce4">
            <text:p>1.795</text:p>
          </table:table-cell>
          <table:table-cell office:value-type="string" table:style-name="ce21">
            <text:p>IDtoEmployeeSvc</text:p>
          </table:table-cell>
          <table:table-cell office:value-type="date" office:date-value="2025-05-20T09:15:00" table:style-name="ce14">
            <text:p>5/20/25 09:15 AM</text:p>
          </table:table-cell>
          <table:table-cell office:value-type="date" office:date-value="2025-05-20T11:02:41" table:style-name="ce14">
            <text:p>5/20/25 11:02 AM</text:p>
          </table:table-cell>
          <table:table-cell office:value-type="string" table:style-name="ce13">
            <text:p>#Ready for my chat with Josh . .moving down the list</text:p>
          </table:table-cell>
          <table:table-cell table:style-name="ce18"/>
          <table:table-cell table:number-columns-repeated="16375"/>
        </table:table-row>
        <table:table-row table:style-name="ro4" table:visibility="collapse">
          <table:table-cell office:value-type="float" office:value="916" table:formula="of:=[.A964]" table:style-name="ce17">
            <text:p>916</text:p>
          </table:table-cell>
          <table:table-cell table:style-name="ce19"/>
          <table:table-cell office:value-type="string" table:style-name="ce4">
            <text:p>BILLED</text:p>
          </table:table-cell>
          <table:table-cell office:value-type="float" office:value="1.0386111109983176" table:formula="of:=IF(AND([.F965] &lt;&gt; &quot;&quot;;[.G965] &lt;&gt; &quot;&quot;);([.G965]-[.F965])*24;&quot;---&quot;)" table:style-name="ce4">
            <text:p>1.039</text:p>
          </table:table-cell>
          <table:table-cell office:value-type="string" table:style-name="ce21">
            <text:p>IDtoEmployeeSvc</text:p>
          </table:table-cell>
          <table:table-cell office:value-type="date" office:date-value="2025-05-20T11:02:41" table:style-name="ce14">
            <text:p>5/20/25 11:02 AM</text:p>
          </table:table-cell>
          <table:table-cell office:value-type="date" office:date-value="2025-05-20T12:05:00" table:style-name="ce14">
            <text:p>5/20/25 12:05 P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16" table:formula="of:=[.A965]" table:style-name="ce17">
            <text:p>916</text:p>
          </table:table-cell>
          <table:table-cell table:style-name="ce19"/>
          <table:table-cell office:value-type="string" table:style-name="ce4">
            <text:p>BILLED</text:p>
          </table:table-cell>
          <table:table-cell office:value-type="float" office:value="0.3680555556784384" table:formula="of:=IF(AND([.F966] &lt;&gt; &quot;&quot;;[.G966] &lt;&gt; &quot;&quot;);([.G966]-[.F966])*24;&quot;---&quot;)" table:style-name="ce4">
            <text:p>0.368</text:p>
          </table:table-cell>
          <table:table-cell office:value-type="string" table:style-name="ce21">
            <text:p>IDtoEmployeeSvc</text:p>
          </table:table-cell>
          <table:table-cell office:value-type="date" office:date-value="2025-05-20T12:22:24" table:style-name="ce14">
            <text:p>5/20/25 12:22 PM</text:p>
          </table:table-cell>
          <table:table-cell office:value-type="date" office:date-value="2025-05-20T12:44:29" table:style-name="ce14">
            <text:p>5/20/25 12:44 PM</text:p>
          </table:table-cell>
          <table:table-cell office:value-type="string" table:style-name="ce13">
            <text:p>#preapring for uat</text:p>
          </table:table-cell>
          <table:table-cell table:style-name="ce18"/>
          <table:table-cell table:number-columns-repeated="16375"/>
        </table:table-row>
        <table:table-row table:style-name="ro4" table:visibility="collapse">
          <table:table-cell office:value-type="float" office:value="916" table:formula="of:=[.A966]" table:style-name="ce17">
            <text:p>916</text:p>
          </table:table-cell>
          <table:table-cell table:style-name="ce19"/>
          <table:table-cell office:value-type="string" table:style-name="ce4">
            <text:p>BILLED</text:p>
          </table:table-cell>
          <table:table-cell office:value-type="float" office:value="0.50861111108679324" table:formula="of:=IF(AND([.F967] &lt;&gt; &quot;&quot;;[.G967] &lt;&gt; &quot;&quot;);([.G967]-[.F967])*24;&quot;---&quot;)" table:style-name="ce4">
            <text:p>0.509</text:p>
          </table:table-cell>
          <table:table-cell office:value-type="string" table:style-name="ce21">
            <text:p>IDtoIronclad</text:p>
          </table:table-cell>
          <table:table-cell office:value-type="date" office:date-value="2025-05-20T12:44:29" table:style-name="ce14">
            <text:p>5/20/25 12:44 PM</text:p>
          </table:table-cell>
          <table:table-cell office:value-type="date" office:date-value="2025-05-20T13:15:00" table:style-name="ce14">
            <text:p>5/20/25 01:15 PM</text:p>
          </table:table-cell>
          <table:table-cell office:value-type="string" table:style-name="ce13">
            <text:p>Worked with Nirosha to resolve IDtoIronclad driver authentication issues.</text:p>
          </table:table-cell>
          <table:table-cell table:style-name="ce18"/>
          <table:table-cell table:number-columns-repeated="16375"/>
        </table:table-row>
        <table:table-row table:style-name="ro4" table:visibility="collapse">
          <table:table-cell office:value-type="float" office:value="916" table:formula="of:=[.A967]" table:style-name="ce17">
            <text:p>916</text:p>
          </table:table-cell>
          <table:table-cell table:style-name="ce19"/>
          <table:table-cell office:value-type="string" table:style-name="ce4">
            <text:p>BILLED</text:p>
          </table:table-cell>
          <table:table-cell office:value-type="float" office:value="0.24999999994179234" table:formula="of:=IF(AND([.F968] &lt;&gt; &quot;&quot;;[.G968] &lt;&gt; &quot;&quot;);([.G968]-[.F968])*24;&quot;---&quot;)" table:style-name="ce4">
            <text:p>0.250</text:p>
          </table:table-cell>
          <table:table-cell office:value-type="string" table:style-name="ce21">
            <text:p>IDtoIronclad</text:p>
          </table:table-cell>
          <table:table-cell office:value-type="date" office:date-value="2025-05-20T13:15:00" table:style-name="ce14">
            <text:p>5/20/25 01:15 PM</text:p>
          </table:table-cell>
          <table:table-cell office:value-type="date" office:date-value="2025-05-20T13:30:00" table:style-name="ce14">
            <text:p>5/20/25 01:30 PM</text:p>
          </table:table-cell>
          <table:table-cell office:value-type="string" table:style-name="ce13">
            <text:p>#auth issues</text:p>
          </table:table-cell>
          <table:table-cell table:style-name="ce18"/>
          <table:table-cell table:number-columns-repeated="16375"/>
        </table:table-row>
        <table:table-row table:style-name="ro4" table:visibility="collapse">
          <table:table-cell office:value-type="float" office:value="916" table:formula="of:=[.A968]" table:style-name="ce17">
            <text:p>916</text:p>
          </table:table-cell>
          <table:table-cell table:style-name="ce19"/>
          <table:table-cell office:value-type="string" table:style-name="ce4">
            <text:p>BILLED</text:p>
          </table:table-cell>
          <table:table-cell office:value-type="float" office:value="0.53749999991850927" table:formula="of:=IF(AND([.F969] &lt;&gt; &quot;&quot;;[.G969] &lt;&gt; &quot;&quot;);([.G969]-[.F969])*24;&quot;---&quot;)" table:style-name="ce4">
            <text:p>0.537</text:p>
          </table:table-cell>
          <table:table-cell office:value-type="string" table:style-name="ce21">
            <text:p>IDtoEmployeeSvc</text:p>
          </table:table-cell>
          <table:table-cell office:value-type="date" office:date-value="2025-05-20T13:30:00" table:style-name="ce14">
            <text:p>5/20/25 01:30 PM</text:p>
          </table:table-cell>
          <table:table-cell office:value-type="date" office:date-value="2025-05-20T14:02:15" table:style-name="ce14">
            <text:p>5/20/25 02:02 PM</text:p>
          </table:table-cell>
          <table:table-cell office:value-type="string" table:style-name="ce13">
            <text:p>mtg- josh/jeff</text:p>
          </table:table-cell>
          <table:table-cell table:style-name="ce18"/>
          <table:table-cell table:number-columns-repeated="16375"/>
        </table:table-row>
        <table:table-row table:style-name="ro4" table:visibility="collapse">
          <table:table-cell office:value-type="float" office:value="916" table:formula="of:=[.A969]" table:style-name="ce17">
            <text:p>916</text:p>
          </table:table-cell>
          <table:table-cell table:style-name="ce19"/>
          <table:table-cell office:value-type="string" table:style-name="ce4">
            <text:p>BILLED</text:p>
          </table:table-cell>
          <table:table-cell office:value-type="float" office:value="0.62388888892019168" table:formula="of:=IF(AND([.F970] &lt;&gt; &quot;&quot;;[.G970] &lt;&gt; &quot;&quot;);([.G970]-[.F970])*24;&quot;---&quot;)" table:style-name="ce4">
            <text:p>0.624</text:p>
          </table:table-cell>
          <table:table-cell office:value-type="string" table:style-name="ce21">
            <text:p>mtg-Backlog</text:p>
          </table:table-cell>
          <table:table-cell office:value-type="date" office:date-value="2025-05-20T14:02:15" table:style-name="ce14">
            <text:p>5/20/25 02:02 PM</text:p>
          </table:table-cell>
          <table:table-cell office:value-type="date" office:date-value="2025-05-20T14:39:41" table:style-name="ce14">
            <text:p>5/20/25 02:39 PM</text:p>
          </table:table-cell>
          <table:table-cell office:value-type="string" table:style-name="ce13">
            <text:p>#</text:p>
          </table:table-cell>
          <table:table-cell table:style-name="ce15"/>
          <table:table-cell table:number-columns-repeated="16375"/>
        </table:table-row>
        <table:table-row table:style-name="ro4" table:visibility="collapse">
          <table:table-cell office:value-type="float" office:value="916" table:formula="of:=[.A970]" table:style-name="ce17">
            <text:p>916</text:p>
          </table:table-cell>
          <table:table-cell table:style-name="ce19"/>
          <table:table-cell office:value-type="string" table:style-name="ce4">
            <text:p>BILLED</text:p>
          </table:table-cell>
          <table:table-cell office:value-type="float" office:value="0.74555555556435138" table:formula="of:=IF(AND([.F971] &lt;&gt; &quot;&quot;;[.G971] &lt;&gt; &quot;&quot;);([.G971]-[.F971])*24;&quot;---&quot;)" table:style-name="ce4">
            <text:p>0.746</text:p>
          </table:table-cell>
          <table:table-cell office:value-type="string" table:style-name="ce21">
            <text:p>IDtoEmployeeSvc</text:p>
          </table:table-cell>
          <table:table-cell office:value-type="date" office:date-value="2025-05-20T14:39:41" table:style-name="ce14">
            <text:p>5/20/25 02:39 PM</text:p>
          </table:table-cell>
          <table:table-cell office:value-type="date" office:date-value="2025-05-20T15:24:25" table:style-name="ce14">
            <text:p>5/20/25 03:24 PM</text:p>
          </table:table-cell>
          <table:table-cell office:value-type="string" table:style-name="ce13">
            <text:p># uat done; moving to ironcla</text:p>
          </table:table-cell>
          <table:table-cell table:style-name="ce18"/>
          <table:table-cell table:number-columns-repeated="16375"/>
        </table:table-row>
        <table:table-row table:style-name="ro4" table:visibility="collapse">
          <table:table-cell office:value-type="float" office:value="916" table:formula="of:=[.A971]" table:style-name="ce17">
            <text:p>916</text:p>
          </table:table-cell>
          <table:table-cell table:style-name="ce19"/>
          <table:table-cell office:value-type="string" table:style-name="ce4">
            <text:p>BILLED</text:p>
          </table:table-cell>
          <table:table-cell office:value-type="float" office:value="2.09305555553874" table:formula="of:=IF(AND([.F972] &lt;&gt; &quot;&quot;;[.G972] &lt;&gt; &quot;&quot;);([.G972]-[.F972])*24;&quot;---&quot;)" table:style-name="ce4">
            <text:p>2.093</text:p>
          </table:table-cell>
          <table:table-cell office:value-type="string" table:style-name="ce21">
            <text:p>IDtoIronclad</text:p>
          </table:table-cell>
          <table:table-cell office:value-type="date" office:date-value="2025-05-20T15:24:25" table:style-name="ce14">
            <text:p>5/20/25 03:24 PM</text:p>
          </table:table-cell>
          <table:table-cell office:value-type="date" office:date-value="2025-05-20T17:30:00" table:style-name="ce14">
            <text:p>5/20/25 05:30 PM</text:p>
          </table:table-cell>
          <table:table-cell office:value-type="string" table:style-name="ce13">
            <text:p>#doing my own auth checks</text:p>
          </table:table-cell>
          <table:table-cell table:style-name="ce18"/>
          <table:table-cell table:number-columns-repeated="16375"/>
        </table:table-row>
        <table:table-row table:style-name="ro4" table:visibility="collapse">
          <table:table-cell office:value-type="float" office:value="916" table:formula="of:=[.A972]" table:style-name="ce17">
            <text:p>916</text:p>
          </table:table-cell>
          <table:table-cell table:style-name="ce19"/>
          <table:table-cell table:style-name="ce4"/>
          <table:table-cell office:value-type="string" office:string-value="---" table:formula="of:=IF(AND([.F973] &lt;&gt; &quot;&quot;;[.G973] &lt;&gt; &quot;&quot;);([.G973]-[.F973])*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973]" table:style-name="ce17">
            <text:p>916</text:p>
          </table:table-cell>
          <table:table-cell table:style-name="ce19"/>
          <table:table-cell table:style-name="ce4"/>
          <table:table-cell office:value-type="string" office:string-value="---" table:formula="of:=IF(AND([.F974] &lt;&gt; &quot;&quot;;[.G974] &lt;&gt; &quot;&quot;);([.G974]-[.F97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974]" table:style-name="ce17">
            <text:p>916</text:p>
          </table:table-cell>
          <table:table-cell table:style-name="ce19"/>
          <table:table-cell table:style-name="ce4"/>
          <table:table-cell office:value-type="string" office:string-value="---" table:formula="of:=IF(AND([.F975] &lt;&gt; &quot;&quot;;[.G975] &lt;&gt; &quot;&quot;);([.G975]-[.F97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975]" table:style-name="ce17">
            <text:p>916</text:p>
          </table:table-cell>
          <table:table-cell table:style-name="ce19"/>
          <table:table-cell table:style-name="ce4"/>
          <table:table-cell office:value-type="string" office:string-value="---" table:formula="of:=IF(AND([.F976] &lt;&gt; &quot;&quot;;[.G976] &lt;&gt; &quot;&quot;);([.G976]-[.F976])*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976]" table:style-name="ce17">
            <text:p>916</text:p>
          </table:table-cell>
          <table:table-cell table:style-name="ce19"/>
          <table:table-cell table:style-name="ce4"/>
          <table:table-cell office:value-type="string" office:string-value="---" table:formula="of:=IF(AND([.F977] &lt;&gt; &quot;&quot;;[.G977] &lt;&gt; &quot;&quot;);([.G977]-[.F97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977]" table:style-name="ce17">
            <text:p>916</text:p>
          </table:table-cell>
          <table:table-cell table:style-name="ce19"/>
          <table:table-cell table:style-name="ce4"/>
          <table:table-cell office:value-type="string" office:string-value="---" table:formula="of:=IF(AND([.F978] &lt;&gt; &quot;&quot;;[.G978] &lt;&gt; &quot;&quot;);([.G978]-[.F978])*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978]" table:style-name="ce17">
            <text:p>916</text:p>
          </table:table-cell>
          <table:table-cell table:style-name="ce19"/>
          <table:table-cell table:style-name="ce4"/>
          <table:table-cell office:value-type="string" office:string-value="---" table:formula="of:=IF(AND([.F979] &lt;&gt; &quot;&quot;;[.G979] &lt;&gt; &quot;&quot;);([.G979]-[.F979])*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979]" table:style-name="ce17">
            <text:p>916</text:p>
          </table:table-cell>
          <table:table-cell table:style-name="ce19"/>
          <table:table-cell table:style-name="ce4"/>
          <table:table-cell office:value-type="string" office:string-value="---" table:formula="of:=IF(AND([.F980] &lt;&gt; &quot;&quot;;[.G980] &lt;&gt; &quot;&quot;);([.G980]-[.F980])*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980]" table:style-name="ce17">
            <text:p>916</text:p>
          </table:table-cell>
          <table:table-cell table:style-name="ce19"/>
          <table:table-cell table:style-name="ce4"/>
          <table:table-cell office:value-type="string" office:string-value="---" table:formula="of:=IF(AND([.F981] &lt;&gt; &quot;&quot;;[.G981] &lt;&gt; &quot;&quot;);([.G981]-[.F981])*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981]" table:style-name="ce17">
            <text:p>916</text:p>
          </table:table-cell>
          <table:table-cell table:style-name="ce19"/>
          <table:table-cell table:style-name="ce4"/>
          <table:table-cell office:value-type="string" office:string-value="---" table:formula="of:=IF(AND([.F982] &lt;&gt; &quot;&quot;;[.G982] &lt;&gt; &quot;&quot;);([.G982]-[.F982])*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982]" table:style-name="ce17">
            <text:p>916</text:p>
          </table:table-cell>
          <table:table-cell table:style-name="ce19"/>
          <table:table-cell table:style-name="ce4"/>
          <table:table-cell office:value-type="string" office:string-value="---" table:formula="of:=IF(AND([.F983] &lt;&gt; &quot;&quot;;[.G983] &lt;&gt; &quot;&quot;);([.G983]-[.F983])*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983]" table:style-name="ce17">
            <text:p>916</text:p>
          </table:table-cell>
          <table:table-cell table:style-name="ce19"/>
          <table:table-cell table:style-name="ce4"/>
          <table:table-cell office:value-type="string" office:string-value="---" table:formula="of:=IF(AND([.F984] &lt;&gt; &quot;&quot;;[.G984] &lt;&gt; &quot;&quot;);([.G984]-[.F98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984]" table:style-name="ce17">
            <text:p>916</text:p>
          </table:table-cell>
          <table:table-cell table:style-name="ce19"/>
          <table:table-cell table:style-name="ce4"/>
          <table:table-cell office:value-type="string" office:string-value="---" table:formula="of:=IF(AND([.F985] &lt;&gt; &quot;&quot;;[.G985] &lt;&gt; &quot;&quot;);([.G985]-[.F985])*24;&quot;---&quot;)"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4" table:visibility="collapse">
          <table:table-cell office:value-type="float" office:value="916" table:formula="of:=[.A985]" table:style-name="ce17">
            <text:p>916</text:p>
          </table:table-cell>
          <table:table-cell office:value-type="float" office:value="7.25" table:formula="of:=COM.MICROSOFT.CEILING([.C986];0.25)" table:style-name="ce19">
            <text:p>7.250</text:p>
          </table:table-cell>
          <table:table-cell office:value-type="float" office:value="7.2063888890552334" table:formula="of:=SUM([.D986:.D1005])" table:style-name="ce4">
            <text:p>7.206</text:p>
          </table:table-cell>
          <table:table-cell office:value-type="string" office:string-value="---" table:formula="of:=IF(AND([.F986] &lt;&gt; &quot;&quot;;[.G986] &lt;&gt; &quot;&quot;);([.G986]-[.F986])*24;&quot;---&quot;)" table:style-name="ce4">
            <text:p>---</text:p>
          </table:table-cell>
          <table:table-cell office:value-type="date" office:date-value="2025-05-21T00:00:00" table:style-name="ce20">
            <text:p>21-May</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986]" table:style-name="ce17">
            <text:p>916</text:p>
          </table:table-cell>
          <table:table-cell table:style-name="ce19"/>
          <table:table-cell office:value-type="string" table:style-name="ce4">
            <text:p>BILLED</text:p>
          </table:table-cell>
          <table:table-cell office:value-type="float" office:value="0.50000000005820766" table:formula="of:=IF(AND([.F987] &lt;&gt; &quot;&quot;;[.G987] &lt;&gt; &quot;&quot;);([.G987]-[.F987])*24;&quot;---&quot;)" table:style-name="ce4">
            <text:p>0.500</text:p>
          </table:table-cell>
          <table:table-cell office:value-type="string" table:style-name="ce21">
            <text:p>IDtoDocunet</text:p>
          </table:table-cell>
          <table:table-cell office:value-type="date" office:date-value="2025-05-21T09:00:00" table:style-name="ce14">
            <text:p>5/21/25 09:00 AM</text:p>
          </table:table-cell>
          <table:table-cell office:value-type="date" office:date-value="2025-05-21T09:30:00" table:style-name="ce14">
            <text:p>5/21/25 09:30 AM</text:p>
          </table:table-cell>
          <table:table-cell office:value-type="string" table:style-name="ce13">
            <text:p>Worked on pushing user x338775 for IDtoDocunet. Discussed possible updates needed to assist with file parsing.</text:p>
          </table:table-cell>
          <table:table-cell table:style-name="ce23"/>
          <table:table-cell table:number-columns-repeated="16375"/>
        </table:table-row>
        <table:table-row table:style-name="ro4" table:visibility="collapse">
          <table:table-cell office:value-type="float" office:value="916" table:formula="of:=[.A987]" table:style-name="ce17">
            <text:p>916</text:p>
          </table:table-cell>
          <table:table-cell table:style-name="ce19"/>
          <table:table-cell office:value-type="string" table:style-name="ce4">
            <text:p>BILLED</text:p>
          </table:table-cell>
          <table:table-cell office:value-type="float" office:value="0.67861111101228744" table:formula="of:=IF(AND([.F988] &lt;&gt; &quot;&quot;;[.G988] &lt;&gt; &quot;&quot;);([.G988]-[.F988])*24;&quot;---&quot;)" table:style-name="ce4">
            <text:p>0.679</text:p>
          </table:table-cell>
          <table:table-cell office:value-type="string" table:style-name="ce21">
            <text:p>mtg-Daily</text:p>
          </table:table-cell>
          <table:table-cell office:value-type="date" office:date-value="2025-05-21T09:30:00" table:style-name="ce14">
            <text:p>5/21/25 09:30 AM</text:p>
          </table:table-cell>
          <table:table-cell office:value-type="date" office:date-value="2025-05-21T10:10:43" table:style-name="ce14">
            <text:p>5/21/25 10:10 AM</text:p>
          </table:table-cell>
          <table:table-cell office:value-type="string" table:style-name="ce13">
            <text:p>Daily meetings with the team. Combined EE/IGA team meeting.</text:p>
          </table:table-cell>
          <table:table-cell table:style-name="ce23"/>
          <table:table-cell table:number-columns-repeated="16375"/>
        </table:table-row>
        <table:table-row table:style-name="ro4" table:visibility="collapse">
          <table:table-cell office:value-type="float" office:value="916" table:formula="of:=[.A988]" table:style-name="ce17">
            <text:p>916</text:p>
          </table:table-cell>
          <table:table-cell table:style-name="ce19"/>
          <table:table-cell office:value-type="string" table:style-name="ce4">
            <text:p>BILLED</text:p>
          </table:table-cell>
          <table:table-cell office:value-type="float" office:value="0.85583333345130086" table:formula="of:=IF(AND([.F989] &lt;&gt; &quot;&quot;;[.G989] &lt;&gt; &quot;&quot;);([.G989]-[.F989])*24;&quot;---&quot;)" table:style-name="ce4">
            <text:p>0.856</text:p>
          </table:table-cell>
          <table:table-cell office:value-type="string" table:style-name="ce21">
            <text:p>mtg-IGA</text:p>
          </table:table-cell>
          <table:table-cell office:value-type="date" office:date-value="2025-05-21T10:10:43" table:style-name="ce14">
            <text:p>5/21/25 10:10 AM</text:p>
          </table:table-cell>
          <table:table-cell office:value-type="date" office:date-value="2025-05-21T11:02:04" table:style-name="ce14">
            <text:p>5/21/25 11:02 AM</text:p>
          </table:table-cell>
          <table:table-cell office:value-type="string" table:style-name="ce21">
            <text:p>#</text:p>
          </table:table-cell>
          <table:table-cell table:style-name="ce23"/>
          <table:table-cell table:number-columns-repeated="16375"/>
        </table:table-row>
        <table:table-row table:style-name="ro4" table:visibility="collapse">
          <table:table-cell office:value-type="float" office:value="916" table:formula="of:=[.A989]" table:style-name="ce17">
            <text:p>916</text:p>
          </table:table-cell>
          <table:table-cell table:style-name="ce19"/>
          <table:table-cell office:value-type="string" table:style-name="ce4">
            <text:p>BILLED</text:p>
          </table:table-cell>
          <table:table-cell office:value-type="float" office:value="0.99999999994179234" table:formula="of:=IF(AND([.F990] &lt;&gt; &quot;&quot;;[.G990] &lt;&gt; &quot;&quot;);([.G990]-[.F990])*24;&quot;---&quot;)" table:style-name="ce4">
            <text:p>1.000</text:p>
          </table:table-cell>
          <table:table-cell office:value-type="string" table:style-name="ce21">
            <text:p>L&amp;L</text:p>
          </table:table-cell>
          <table:table-cell office:value-type="date" office:date-value="2025-05-21T12:00:00" table:style-name="ce14">
            <text:p>5/21/25 12:00 PM</text:p>
          </table:table-cell>
          <table:table-cell office:value-type="date" office:date-value="2025-05-21T13:00:00" table:style-name="ce14">
            <text:p>5/21/25 01:00 PM</text:p>
          </table:table-cell>
          <table:table-cell office:value-type="string" table:style-name="ce13">
            <text:p>L&amp;L on 1Password</text:p>
          </table:table-cell>
          <table:table-cell table:style-name="ce23"/>
          <table:table-cell table:number-columns-repeated="16375"/>
        </table:table-row>
        <table:table-row table:style-name="ro4" table:visibility="collapse">
          <table:table-cell office:value-type="float" office:value="916" table:formula="of:=[.A990]" table:style-name="ce17">
            <text:p>916</text:p>
          </table:table-cell>
          <table:table-cell table:style-name="ce19"/>
          <table:table-cell office:value-type="string" table:style-name="ce4">
            <text:p>BILLED</text:p>
          </table:table-cell>
          <table:table-cell office:value-type="float" office:value="1.3027777777751908" table:formula="of:=IF(AND([.F991] &lt;&gt; &quot;&quot;;[.G991] &lt;&gt; &quot;&quot;);([.G991]-[.F991])*24;&quot;---&quot;)" table:style-name="ce4">
            <text:p>1.303</text:p>
          </table:table-cell>
          <table:table-cell office:value-type="string" table:style-name="ce21">
            <text:p>IDtoAviobook</text:p>
          </table:table-cell>
          <table:table-cell office:value-type="date" office:date-value="2025-05-21T13:00:00" table:style-name="ce14">
            <text:p>5/21/25 01:00 PM</text:p>
          </table:table-cell>
          <table:table-cell office:value-type="date" office:date-value="2025-05-21T14:18:10" table:style-name="ce14">
            <text:p>5/21/25 02:18 PM</text:p>
          </table:table-cell>
          <table:table-cell office:value-type="string" table:style-name="ce13">
            <text:p>Worked on updating avio_pilot, avio_connect_gosups, and avio_connect_goops automatic roles to match latest definitions for the IDtoAviobook driver.</text:p>
          </table:table-cell>
          <table:table-cell table:style-name="ce23"/>
          <table:table-cell table:number-columns-repeated="16375"/>
        </table:table-row>
        <table:table-row table:style-name="ro4" table:visibility="collapse">
          <table:table-cell office:value-type="float" office:value="916" table:formula="of:=[.A991]" table:style-name="ce17">
            <text:p>916</text:p>
          </table:table-cell>
          <table:table-cell table:style-name="ce19"/>
          <table:table-cell office:value-type="string" table:style-name="ce4">
            <text:p>BILLED</text:p>
          </table:table-cell>
          <table:table-cell office:value-type="float" office:value="0.29388888896210119" table:formula="of:=IF(AND([.F992] &lt;&gt; &quot;&quot;;[.G992] &lt;&gt; &quot;&quot;);([.G992]-[.F992])*24;&quot;---&quot;)" table:style-name="ce4">
            <text:p>0.294</text:p>
          </table:table-cell>
          <table:table-cell office:value-type="string" table:style-name="ce21">
            <text:p>IDtoAviobook</text:p>
          </table:table-cell>
          <table:table-cell office:value-type="date" office:date-value="2025-05-21T14:18:10" table:style-name="ce14">
            <text:p>5/21/25 02:18 PM</text:p>
          </table:table-cell>
          <table:table-cell office:value-type="date" office:date-value="2025-05-21T14:35:48" table:style-name="ce14">
            <text:p>5/21/25 02:35 PM</text:p>
          </table:table-cell>
          <table:table-cell office:value-type="string" table:style-name="ce13">
            <text:p>#normalizing dev to match prod roles . .</text:p>
          </table:table-cell>
          <table:table-cell table:style-name="ce23"/>
          <table:table-cell table:number-columns-repeated="16375"/>
        </table:table-row>
        <table:table-row table:style-name="ro4" table:visibility="collapse">
          <table:table-cell office:value-type="float" office:value="916" table:formula="of:=[.A992]" table:style-name="ce17">
            <text:p>916</text:p>
          </table:table-cell>
          <table:table-cell table:style-name="ce19"/>
          <table:table-cell office:value-type="string" table:style-name="ce4">
            <text:p>BILLED</text:p>
          </table:table-cell>
          <table:table-cell office:value-type="float" office:value="0.77666666661389172" table:formula="of:=IF(AND([.F993] &lt;&gt; &quot;&quot;;[.G993] &lt;&gt; &quot;&quot;);([.G993]-[.F993])*24;&quot;---&quot;)" table:style-name="ce4">
            <text:p>0.777</text:p>
          </table:table-cell>
          <table:table-cell office:value-type="string" table:style-name="ce21">
            <text:p>IDtoAviobook</text:p>
          </table:table-cell>
          <table:table-cell office:value-type="date" office:date-value="2025-05-21T14:53:35" table:style-name="ce14">
            <text:p>5/21/25 02:53 PM</text:p>
          </table:table-cell>
          <table:table-cell office:value-type="date" office:date-value="2025-05-21T15:40:11" table:style-name="ce14">
            <text:p>5/21/25 03:40 PM</text:p>
          </table:table-cell>
          <table:table-cell office:value-type="string" table:style-name="ce13">
            <text:p># normalizing with swaStatus at the end</text:p>
          </table:table-cell>
          <table:table-cell table:style-name="ce23"/>
          <table:table-cell table:number-columns-repeated="16375"/>
        </table:table-row>
        <table:table-row table:style-name="ro4" table:visibility="collapse">
          <table:table-cell office:value-type="float" office:value="916" table:formula="of:=[.A993]" table:style-name="ce17">
            <text:p>916</text:p>
          </table:table-cell>
          <table:table-cell table:style-name="ce19"/>
          <table:table-cell office:value-type="string" table:style-name="ce4">
            <text:p>BILLED</text:p>
          </table:table-cell>
          <table:table-cell office:value-type="float" office:value="0.45194444444496185" table:formula="of:=IF(AND([.F994] &lt;&gt; &quot;&quot;;[.G994] &lt;&gt; &quot;&quot;);([.G994]-[.F994])*24;&quot;---&quot;)" table:style-name="ce4">
            <text:p>0.452</text:p>
          </table:table-cell>
          <table:table-cell office:value-type="string" table:style-name="ce21">
            <text:p>IDtoAviobook-wlk</text:p>
          </table:table-cell>
          <table:table-cell office:value-type="date" office:date-value="2025-05-21T15:40:11" table:style-name="ce14">
            <text:p>5/21/25 03:40 PM</text:p>
          </table:table-cell>
          <table:table-cell office:value-type="date" office:date-value="2025-05-21T16:07:18" table:style-name="ce14">
            <text:p>5/21/25 04:07 PM</text:p>
          </table:table-cell>
          <table:table-cell office:value-type="string" table:style-name="ce13">
            <text:p>#</text:p>
          </table:table-cell>
          <table:table-cell table:style-name="ce23"/>
          <table:table-cell table:number-columns-repeated="16375"/>
        </table:table-row>
        <table:table-row table:style-name="ro4" table:visibility="collapse">
          <table:table-cell office:value-type="float" office:value="916" table:formula="of:=[.A994]" table:style-name="ce17">
            <text:p>916</text:p>
          </table:table-cell>
          <table:table-cell table:style-name="ce19"/>
          <table:table-cell office:value-type="string" table:style-name="ce4">
            <text:p>BILLED</text:p>
          </table:table-cell>
          <table:table-cell office:value-type="float" office:value="0.22750000009546056" table:formula="of:=IF(AND([.F995] &lt;&gt; &quot;&quot;;[.G995] &lt;&gt; &quot;&quot;);([.G995]-[.F995])*24;&quot;---&quot;)" table:style-name="ce4">
            <text:p>0.228</text:p>
          </table:table-cell>
          <table:table-cell office:value-type="string" table:style-name="ce21">
            <text:p>IDtoAviobook</text:p>
          </table:table-cell>
          <table:table-cell office:value-type="date" office:date-value="2025-05-21T16:07:18" table:style-name="ce14">
            <text:p>5/21/25 04:07 PM</text:p>
          </table:table-cell>
          <table:table-cell office:value-type="date" office:date-value="2025-05-21T16:20:57" table:style-name="ce14">
            <text:p>5/21/25 04:20 PM</text:p>
          </table:table-cell>
          <table:table-cell office:value-type="string" table:style-name="ce13">
            <text:p># finished goops - only had 2,</text:p>
          </table:table-cell>
          <table:table-cell table:style-name="ce23"/>
          <table:table-cell table:number-columns-repeated="16375"/>
        </table:table-row>
        <table:table-row table:style-name="ro4" table:visibility="collapse">
          <table:table-cell office:value-type="float" office:value="916" table:formula="of:=[.A995]" table:style-name="ce17">
            <text:p>916</text:p>
          </table:table-cell>
          <table:table-cell table:style-name="ce19"/>
          <table:table-cell office:value-type="string" table:style-name="ce4">
            <text:p>BILLED</text:p>
          </table:table-cell>
          <table:table-cell office:value-type="float" office:value="0.48416666669072583" table:formula="of:=IF(AND([.F996] &lt;&gt; &quot;&quot;;[.G996] &lt;&gt; &quot;&quot;);([.G996]-[.F996])*24;&quot;---&quot;)" table:style-name="ce4">
            <text:p>0.484</text:p>
          </table:table-cell>
          <table:table-cell office:value-type="string" table:style-name="ce21">
            <text:p>IDtoAviobook</text:p>
          </table:table-cell>
          <table:table-cell office:value-type="date" office:date-value="2025-05-21T16:20:57" table:style-name="ce14">
            <text:p>5/21/25 04:20 PM</text:p>
          </table:table-cell>
          <table:table-cell office:value-type="date" office:date-value="2025-05-21T16:50:00" table:style-name="ce14">
            <text:p>5/21/25 04:50 PM</text:p>
          </table:table-cell>
          <table:table-cell office:value-type="string" table:style-name="ce13">
            <text:p># now diong gosusp . .like two dozen . .</text:p>
          </table:table-cell>
          <table:table-cell table:style-name="ce23"/>
          <table:table-cell table:number-columns-repeated="16375"/>
        </table:table-row>
        <table:table-row table:style-name="ro4" table:visibility="collapse">
          <table:table-cell office:value-type="float" office:value="916" table:formula="of:=[.A996]" table:style-name="ce17">
            <text:p>916</text:p>
          </table:table-cell>
          <table:table-cell table:style-name="ce19"/>
          <table:table-cell office:value-type="string" table:style-name="ce4">
            <text:p>BILLED</text:p>
          </table:table-cell>
          <table:table-cell office:value-type="float" office:value="0.63500000000931323" table:formula="of:=IF(AND([.F997] &lt;&gt; &quot;&quot;;[.G997] &lt;&gt; &quot;&quot;);([.G997]-[.F997])*24;&quot;---&quot;)" table:style-name="ce4">
            <text:p>0.635</text:p>
          </table:table-cell>
          <table:table-cell office:value-type="string" table:style-name="ce21">
            <text:p>IDtoAviobook</text:p>
          </table:table-cell>
          <table:table-cell office:value-type="date" office:date-value="2025-05-21T16:50:00" table:style-name="ce14">
            <text:p>5/21/25 04:50 PM</text:p>
          </table:table-cell>
          <table:table-cell office:value-type="date" office:date-value="2025-05-21T17:28:06" table:style-name="ce14">
            <text:p>5/21/25 05:28 PM</text:p>
          </table:table-cell>
          <table:table-cell office:value-type="string" table:style-name="ce13">
            <text:p>#</text:p>
          </table:table-cell>
          <table:table-cell table:style-name="ce23"/>
          <table:table-cell table:number-columns-repeated="16375"/>
        </table:table-row>
        <table:table-row table:style-name="ro4" table:visibility="collapse">
          <table:table-cell office:value-type="float" office:value="916" table:formula="of:=[.A997]" table:style-name="ce17">
            <text:p>916</text:p>
          </table:table-cell>
          <table:table-cell table:style-name="ce19"/>
          <table:table-cell table:style-name="ce4"/>
          <table:table-cell office:value-type="string" office:string-value="---" table:formula="of:=IF(AND([.F998] &lt;&gt; &quot;&quot;;[.G998] &lt;&gt; &quot;&quot;);([.G998]-[.F998])*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6" table:formula="of:=[.A998]" table:style-name="ce17">
            <text:p>916</text:p>
          </table:table-cell>
          <table:table-cell table:style-name="ce19"/>
          <table:table-cell table:style-name="ce4"/>
          <table:table-cell office:value-type="string" office:string-value="---" table:formula="of:=IF(AND([.F999] &lt;&gt; &quot;&quot;;[.G999] &lt;&gt; &quot;&quot;);([.G999]-[.F999])*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6" table:formula="of:=[.A999]" table:style-name="ce17">
            <text:p>916</text:p>
          </table:table-cell>
          <table:table-cell table:style-name="ce19"/>
          <table:table-cell table:style-name="ce4"/>
          <table:table-cell office:value-type="string" office:string-value="---" table:formula="of:=IF(AND([.F1000] &lt;&gt; &quot;&quot;;[.G1000] &lt;&gt; &quot;&quot;);([.G1000]-[.F1000])*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6" table:formula="of:=[.A1000]" table:style-name="ce17">
            <text:p>916</text:p>
          </table:table-cell>
          <table:table-cell table:style-name="ce19"/>
          <table:table-cell table:style-name="ce4"/>
          <table:table-cell office:value-type="string" office:string-value="---" table:formula="of:=IF(AND([.F1001] &lt;&gt; &quot;&quot;;[.G1001] &lt;&gt; &quot;&quot;);([.G1001]-[.F1001])*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6" table:formula="of:=[.A1001]" table:style-name="ce17">
            <text:p>916</text:p>
          </table:table-cell>
          <table:table-cell table:style-name="ce19"/>
          <table:table-cell table:style-name="ce4"/>
          <table:table-cell office:value-type="string" office:string-value="---" table:formula="of:=IF(AND([.F1002] &lt;&gt; &quot;&quot;;[.G1002] &lt;&gt; &quot;&quot;);([.G1002]-[.F1002])*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6" table:formula="of:=[.A1002]" table:style-name="ce17">
            <text:p>916</text:p>
          </table:table-cell>
          <table:table-cell table:style-name="ce19"/>
          <table:table-cell table:style-name="ce4"/>
          <table:table-cell office:value-type="string" office:string-value="---" table:formula="of:=IF(AND([.F1003] &lt;&gt; &quot;&quot;;[.G1003] &lt;&gt; &quot;&quot;);([.G1003]-[.F1003])*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6" table:formula="of:=[.A1003]" table:style-name="ce17">
            <text:p>916</text:p>
          </table:table-cell>
          <table:table-cell table:style-name="ce19"/>
          <table:table-cell table:style-name="ce4"/>
          <table:table-cell office:value-type="string" office:string-value="---" table:formula="of:=IF(AND([.F1004] &lt;&gt; &quot;&quot;;[.G1004] &lt;&gt; &quot;&quot;);([.G1004]-[.F1004])*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6" table:formula="of:=[.A1004]" table:style-name="ce17">
            <text:p>916</text:p>
          </table:table-cell>
          <table:table-cell table:style-name="ce19"/>
          <table:table-cell table:style-name="ce4"/>
          <table:table-cell office:value-type="string" office:string-value="---" table:formula="of:=IF(AND([.F1005] &lt;&gt; &quot;&quot;;[.G1005] &lt;&gt; &quot;&quot;);([.G1005]-[.F1005])*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1005]" table:style-name="ce17">
            <text:p>916</text:p>
          </table:table-cell>
          <table:table-cell office:value-type="float" office:value="8.75" table:formula="of:=COM.MICROSOFT.CEILING([.C1006];0.25)" table:style-name="ce19">
            <text:p>8.750</text:p>
          </table:table-cell>
          <table:table-cell office:value-type="float" office:value="8.531666666676756" table:formula="of:=SUM([.D1006:.D1022])" table:style-name="ce4">
            <text:p>8.532</text:p>
          </table:table-cell>
          <table:table-cell office:value-type="string" office:string-value="---" table:formula="of:=IF(AND([.F1006] &lt;&gt; &quot;&quot;;[.G1006] &lt;&gt; &quot;&quot;);([.G1006]-[.F1006])*24;&quot;---&quot;)" table:style-name="ce4">
            <text:p>---</text:p>
          </table:table-cell>
          <table:table-cell office:value-type="date" office:date-value="2025-05-22T00:00:00" table:style-name="ce28">
            <text:p>22-May</text:p>
          </table:table-cell>
          <table:table-cell table:number-columns-repeated="2" table:style-name="ce14"/>
          <table:table-cell table:style-name="ce13"/>
          <table:table-cell table:style-name="ce18"/>
          <table:table-cell table:number-columns-repeated="16375"/>
        </table:table-row>
        <table:table-row table:style-name="ro11" table:visibility="collapse">
          <table:table-cell office:value-type="float" office:value="916" table:formula="of:=[.A1006]" table:style-name="ce17">
            <text:p>916</text:p>
          </table:table-cell>
          <table:table-cell table:style-name="ce19"/>
          <table:table-cell office:value-type="string" table:style-name="ce4">
            <text:p>BILLED</text:p>
          </table:table-cell>
          <table:table-cell office:value-type="float" office:value="0.14277777780080214" table:formula="of:=IF(AND([.F1007] &lt;&gt; &quot;&quot;;[.G1007] &lt;&gt; &quot;&quot;);([.G1007]-[.F1007])*24;&quot;---&quot;)" table:style-name="ce4">
            <text:p>0.143</text:p>
          </table:table-cell>
          <table:table-cell office:value-type="string" table:style-name="ce21">
            <text:p>IDtoAviobook</text:p>
          </table:table-cell>
          <table:table-cell office:value-type="date" office:date-value="2025-05-22T08:21:26" table:style-name="ce14">
            <text:p>5/22/25 08:21 AM</text:p>
          </table:table-cell>
          <table:table-cell office:value-type="date" office:date-value="2025-05-22T08:30:00" table:style-name="ce14">
            <text:p>5/22/25 08:30 AM</text:p>
          </table:table-cell>
          <table:table-cell office:value-type="string" table:style-name="ce13">
            <text:p>Worked on fixing issues with the avio_pilot role on the IDtoAviobook driver. Worked to clean statically assigned dynamic roles.</text:p>
          </table:table-cell>
          <table:table-cell office:value-type="string" table:style-name="ce18">
            <text:p>Found really good way to make avio_pilot = Pilots_D!, but there were some caveats to deal with which are now resolved. Also, had about 250 users that were in a funny state; they either had the wrong role; or had a manual role that disagreed with their auto role. <text:s/>I was able to narrow it down to 15 users; then sent the file to the client.</text:p>
          </table:table-cell>
          <table:table-cell table:number-columns-repeated="16375"/>
        </table:table-row>
        <table:table-row table:style-name="ro4" table:visibility="collapse">
          <table:table-cell office:value-type="float" office:value="916" table:formula="of:=[.A1007]" table:style-name="ce17">
            <text:p>916</text:p>
          </table:table-cell>
          <table:table-cell table:style-name="ce19"/>
          <table:table-cell office:value-type="string" table:style-name="ce4">
            <text:p>BILLED</text:p>
          </table:table-cell>
          <table:table-cell office:value-type="float" office:value="0.25000000011641532" table:formula="of:=IF(AND([.F1008] &lt;&gt; &quot;&quot;;[.G1008] &lt;&gt; &quot;&quot;);([.G1008]-[.F1008])*24;&quot;---&quot;)" table:style-name="ce4">
            <text:p>0.250</text:p>
          </table:table-cell>
          <table:table-cell office:value-type="string" table:style-name="ce21">
            <text:p>mtg-Daily</text:p>
          </table:table-cell>
          <table:table-cell office:value-type="date" office:date-value="2025-05-22T08:30:00" table:style-name="ce14">
            <text:p>5/22/25 08:30 AM</text:p>
          </table:table-cell>
          <table:table-cell office:value-type="date" office:date-value="2025-05-22T08:45:00" table:style-name="ce14">
            <text:p>5/22/25 08:45 AM</text:p>
          </table:table-cell>
          <table:table-cell office:value-type="string" table:style-name="ce13">
            <text:p>Daily meetings with the team.</text:p>
          </table:table-cell>
          <table:table-cell table:style-name="ce18"/>
          <table:table-cell table:number-columns-repeated="16375"/>
        </table:table-row>
        <table:table-row table:style-name="ro4" table:visibility="collapse">
          <table:table-cell office:value-type="float" office:value="916" table:formula="of:=[.A1008]" table:style-name="ce17">
            <text:p>916</text:p>
          </table:table-cell>
          <table:table-cell table:style-name="ce19"/>
          <table:table-cell office:value-type="string" table:style-name="ce4">
            <text:p>BILLED</text:p>
          </table:table-cell>
          <table:table-cell office:value-type="float" office:value="3.9191666665719822" table:formula="of:=IF(AND([.F1009] &lt;&gt; &quot;&quot;;[.G1009] &lt;&gt; &quot;&quot;);([.G1009]-[.F1009])*24;&quot;---&quot;)" table:style-name="ce4">
            <text:p>3.919</text:p>
          </table:table-cell>
          <table:table-cell office:value-type="string" table:style-name="ce21">
            <text:p>IDtoAviobook</text:p>
          </table:table-cell>
          <table:table-cell office:value-type="date" office:date-value="2025-05-22T08:45:00" table:style-name="ce14">
            <text:p>5/22/25 08:45 AM</text:p>
          </table:table-cell>
          <table:table-cell office:value-type="date" office:date-value="2025-05-22T12:40:09" table:style-name="ce14">
            <text:p>5/22/25 12:40 PM</text:p>
          </table:table-cell>
          <table:table-cell office:value-type="string" table:style-name="ce13">
            <text:p># finished avio_pilot fix; now writing test . .</text:p>
          </table:table-cell>
          <table:table-cell table:style-name="ce18"/>
          <table:table-cell table:number-columns-repeated="16375"/>
        </table:table-row>
        <table:table-row table:style-name="ro4" table:visibility="collapse">
          <table:table-cell office:value-type="float" office:value="916" table:formula="of:=[.A1009]" table:style-name="ce17">
            <text:p>916</text:p>
          </table:table-cell>
          <table:table-cell table:style-name="ce19"/>
          <table:table-cell office:value-type="string" table:style-name="ce4">
            <text:p>BILLED</text:p>
          </table:table-cell>
          <table:table-cell office:value-type="float" office:value="1.0100000000093132" table:formula="of:=IF(AND([.F1010] &lt;&gt; &quot;&quot;;[.G1010] &lt;&gt; &quot;&quot;);([.G1010]-[.F1010])*24;&quot;---&quot;)" table:style-name="ce4">
            <text:p>1.010</text:p>
          </table:table-cell>
          <table:table-cell office:value-type="string" table:style-name="ce21">
            <text:p>IDtoAviobook</text:p>
          </table:table-cell>
          <table:table-cell office:value-type="date" office:date-value="2025-05-22T13:15:00" table:style-name="ce14">
            <text:p>5/22/25 01:15 PM</text:p>
          </table:table-cell>
          <table:table-cell office:value-type="date" office:date-value="2025-05-22T14:15:36" table:style-name="ce14">
            <text:p>5/22/25 02:15 PM</text:p>
          </table:table-cell>
          <table:table-cell office:value-type="string" table:style-name="ce13">
            <text:p># didn't start test; instead fixed 241 users: down to 10 left.</text:p>
          </table:table-cell>
          <table:table-cell table:style-name="ce18"/>
          <table:table-cell table:number-columns-repeated="16375"/>
        </table:table-row>
        <table:table-row table:style-name="ro4" table:visibility="collapse">
          <table:table-cell office:value-type="float" office:value="916" table:formula="of:=[.A1010]" table:style-name="ce17">
            <text:p>916</text:p>
          </table:table-cell>
          <table:table-cell table:style-name="ce19"/>
          <table:table-cell office:value-type="string" table:style-name="ce4">
            <text:p>BILLED</text:p>
          </table:table-cell>
          <table:table-cell office:value-type="float" office:value="2.2102777777472511" table:formula="of:=IF(AND([.F1011] &lt;&gt; &quot;&quot;;[.G1011] &lt;&gt; &quot;&quot;);([.G1011]-[.F1011])*24;&quot;---&quot;)" table:style-name="ce4">
            <text:p>2.210</text:p>
          </table:table-cell>
          <table:table-cell office:value-type="string" table:style-name="ce21">
            <text:p>IDtoAviobook</text:p>
          </table:table-cell>
          <table:table-cell office:value-type="date" office:date-value="2025-05-22T14:15:36" table:style-name="ce14">
            <text:p>5/22/25 02:15 PM</text:p>
          </table:table-cell>
          <table:table-cell office:value-type="date" office:date-value="2025-05-22T16:28:13" table:style-name="ce14">
            <text:p>5/22/25 04:28 PM</text:p>
          </table:table-cell>
          <table:table-cell office:value-type="string" table:style-name="ce13">
            <text:p>#writing test</text:p>
          </table:table-cell>
          <table:table-cell table:style-name="ce18"/>
          <table:table-cell table:number-columns-repeated="16375"/>
        </table:table-row>
        <table:table-row table:style-name="ro10" table:visibility="collapse">
          <table:table-cell office:value-type="float" office:value="916" table:formula="of:=[.A1011]" table:style-name="ce17">
            <text:p>916</text:p>
          </table:table-cell>
          <table:table-cell table:style-name="ce11"/>
          <table:table-cell office:value-type="string" table:style-name="ce4">
            <text:p>BILLED</text:p>
          </table:table-cell>
          <table:table-cell office:value-type="float" office:value="0.19333333329996094" table:formula="of:=IF(AND([.F1012] &lt;&gt; &quot;&quot;;[.G1012] &lt;&gt; &quot;&quot;);([.G1012]-[.F1012])*24;&quot;---&quot;)" table:style-name="ce4">
            <text:p>0.193</text:p>
          </table:table-cell>
          <table:table-cell office:value-type="string" table:style-name="ce21">
            <text:p>IDtoAviobook</text:p>
          </table:table-cell>
          <table:table-cell office:value-type="date" office:date-value="2025-05-22T16:28:13" table:style-name="ce14">
            <text:p>5/22/25 04:28 PM</text:p>
          </table:table-cell>
          <table:table-cell office:value-type="date" office:date-value="2025-05-22T16:39:49" table:style-name="ce14">
            <text:p>5/22/25 04:39 PM</text:p>
          </table:table-cell>
          <table:table-cell office:value-type="string" table:style-name="ce13">
            <text:p>#Running rbeae1 new test in pipeline</text:p>
          </table:table-cell>
          <table:table-cell table:style-name="ce15"/>
          <table:table-cell table:number-columns-repeated="16375"/>
        </table:table-row>
        <table:table-row table:style-name="ro4" table:visibility="collapse">
          <table:table-cell office:value-type="float" office:value="916" table:formula="of:=[.A1012]" table:style-name="ce17">
            <text:p>916</text:p>
          </table:table-cell>
          <table:table-cell table:style-name="ce29"/>
          <table:table-cell office:value-type="string" table:style-name="ce4">
            <text:p>BILLED</text:p>
          </table:table-cell>
          <table:table-cell office:value-type="float" office:value="0.12083333329064772" table:formula="of:=IF(AND([.F1013] &lt;&gt; &quot;&quot;;[.G1013] &lt;&gt; &quot;&quot;);([.G1013]-[.F1013])*24;&quot;---&quot;)" table:style-name="ce4">
            <text:p>0.121</text:p>
          </table:table-cell>
          <table:table-cell office:value-type="string" table:style-name="ce21">
            <text:p>IDtoAviobook</text:p>
          </table:table-cell>
          <table:table-cell office:value-type="date" office:date-value="2025-05-22T16:39:49" table:style-name="ce14">
            <text:p>5/22/25 04:39 PM</text:p>
          </table:table-cell>
          <table:table-cell office:value-type="date" office:date-value="2025-05-22T16:47:04" table:style-name="ce14">
            <text:p>5/22/25 04:47 PM</text:p>
          </table:table-cell>
          <table:table-cell office:value-type="string" table:style-name="ce13">
            <text:p>#testing aviobook: dev environment . .is it back now?</text:p>
          </table:table-cell>
          <table:table-cell table:style-name="ce18"/>
          <table:table-cell table:number-columns-repeated="16375"/>
        </table:table-row>
        <table:table-row table:style-name="ro4" table:visibility="collapse">
          <table:table-cell office:value-type="float" office:value="916" table:formula="of:=[.A1013]" table:style-name="ce17">
            <text:p>916</text:p>
          </table:table-cell>
          <table:table-cell table:style-name="ce19"/>
          <table:table-cell office:value-type="string" table:style-name="ce4">
            <text:p>BILLED</text:p>
          </table:table-cell>
          <table:table-cell office:value-type="float" office:value="0.68527777784038335" table:formula="of:=IF(AND([.F1014] &lt;&gt; &quot;&quot;;[.G1014] &lt;&gt; &quot;&quot;);([.G1014]-[.F1014])*24;&quot;---&quot;)" table:style-name="ce4">
            <text:p>0.685</text:p>
          </table:table-cell>
          <table:table-cell office:value-type="string" table:style-name="ce21">
            <text:p>Git training</text:p>
          </table:table-cell>
          <table:table-cell office:value-type="date" office:date-value="2025-05-22T16:47:04" table:style-name="ce14">
            <text:p>5/22/25 04:47 PM</text:p>
          </table:table-cell>
          <table:table-cell office:value-type="date" office:date-value="2025-05-22T17:28:11" table:style-name="ce14">
            <text:p>5/22/25 05:28 P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16" table:formula="of:=[.A1014]" table:style-name="ce17">
            <text:p>916</text:p>
          </table:table-cell>
          <table:table-cell table:style-name="ce19"/>
          <table:table-cell table:style-name="ce4"/>
          <table:table-cell office:value-type="string" office:string-value="---" table:formula="of:=IF(AND([.F1015] &lt;&gt; &quot;&quot;;[.G1015] &lt;&gt; &quot;&quot;);([.G1015]-[.F1015])*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1015]" table:style-name="ce17">
            <text:p>916</text:p>
          </table:table-cell>
          <table:table-cell table:style-name="ce19"/>
          <table:table-cell table:style-name="ce4"/>
          <table:table-cell office:value-type="string" office:string-value="---" table:formula="of:=IF(AND([.F1016] &lt;&gt; &quot;&quot;;[.G1016] &lt;&gt; &quot;&quot;);([.G1016]-[.F1016])*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1016]" table:style-name="ce17">
            <text:p>916</text:p>
          </table:table-cell>
          <table:table-cell table:style-name="ce19"/>
          <table:table-cell table:style-name="ce4"/>
          <table:table-cell office:value-type="string" office:string-value="---" table:formula="of:=IF(AND([.F1017] &lt;&gt; &quot;&quot;;[.G1017] &lt;&gt; &quot;&quot;);([.G1017]-[.F101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1017]" table:style-name="ce17">
            <text:p>916</text:p>
          </table:table-cell>
          <table:table-cell table:style-name="ce19"/>
          <table:table-cell table:style-name="ce4"/>
          <table:table-cell office:value-type="string" office:string-value="---" table:formula="of:=IF(AND([.F1018] &lt;&gt; &quot;&quot;;[.G1018] &lt;&gt; &quot;&quot;);([.G1018]-[.F1018])*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1018]" table:style-name="ce17">
            <text:p>916</text:p>
          </table:table-cell>
          <table:table-cell table:style-name="ce19"/>
          <table:table-cell table:style-name="ce4"/>
          <table:table-cell office:value-type="string" office:string-value="---" table:formula="of:=IF(AND([.F1019] &lt;&gt; &quot;&quot;;[.G1019] &lt;&gt; &quot;&quot;);([.G1019]-[.F1019])*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1019]" table:style-name="ce17">
            <text:p>916</text:p>
          </table:table-cell>
          <table:table-cell table:style-name="ce19"/>
          <table:table-cell table:style-name="ce4"/>
          <table:table-cell office:value-type="string" office:string-value="---" table:formula="of:=IF(AND([.F1020] &lt;&gt; &quot;&quot;;[.G1020] &lt;&gt; &quot;&quot;);([.G1020]-[.F1020])*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1020]" table:style-name="ce17">
            <text:p>916</text:p>
          </table:table-cell>
          <table:table-cell table:style-name="ce19"/>
          <table:table-cell table:style-name="ce4"/>
          <table:table-cell office:value-type="string" office:string-value="---" table:formula="of:=IF(AND([.F1021] &lt;&gt; &quot;&quot;;[.G1021] &lt;&gt; &quot;&quot;);([.G1021]-[.F1021])*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1021]" table:style-name="ce17">
            <text:p>916</text:p>
          </table:table-cell>
          <table:table-cell table:style-name="ce19"/>
          <table:table-cell table:style-name="ce4"/>
          <table:table-cell office:value-type="string" office:string-value="---" table:formula="of:=IF(AND([.F1022] &lt;&gt; &quot;&quot;;[.G1022] &lt;&gt; &quot;&quot;);([.G1022]-[.F1022])*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1022]" table:style-name="ce17">
            <text:p>916</text:p>
          </table:table-cell>
          <table:table-cell office:value-type="float" office:value="4.75" table:formula="of:=COM.MICROSOFT.CEILING([.C1023];0.25)" table:style-name="ce19">
            <text:p>4.750</text:p>
          </table:table-cell>
          <table:table-cell office:value-type="float" office:value="4.5525000000488944" table:formula="of:=SUM([.D1023:.D1041])" table:style-name="ce4">
            <text:p>4.553</text:p>
          </table:table-cell>
          <table:table-cell office:value-type="string" office:string-value="---" table:formula="of:=IF(AND([.F1023] &lt;&gt; &quot;&quot;;[.G1023] &lt;&gt; &quot;&quot;);([.G1023]-[.F1023])*24;&quot;---&quot;)" table:style-name="ce4">
            <text:p>---</text:p>
          </table:table-cell>
          <table:table-cell office:value-type="date" office:date-value="2025-05-23T00:00:00" table:style-name="ce20">
            <text:p>23-May</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1023]" table:style-name="ce17">
            <text:p>916</text:p>
          </table:table-cell>
          <table:table-cell table:style-name="ce19"/>
          <table:table-cell office:value-type="string" table:style-name="ce4">
            <text:p>BILLED</text:p>
          </table:table-cell>
          <table:table-cell office:value-type="float" office:value="1.8669444444822147" table:formula="of:=IF(AND([.F1024] &lt;&gt; &quot;&quot;;[.G1024] &lt;&gt; &quot;&quot;);([.G1024]-[.F1024])*24;&quot;---&quot;)" table:style-name="ce4">
            <text:p>1.867</text:p>
          </table:table-cell>
          <table:table-cell office:value-type="string" table:style-name="ce20">
            <text:p>IDToaviobook</text:p>
          </table:table-cell>
          <table:table-cell office:value-type="date" office:date-value="2025-05-23T11:05:00" table:style-name="ce14">
            <text:p>5/23/25 11:05 AM</text:p>
          </table:table-cell>
          <table:table-cell office:value-type="date" office:date-value="2025-05-23T12:57:01" table:style-name="ce14">
            <text:p>5/23/25 12:57 PM</text:p>
          </table:table-cell>
          <table:table-cell office:value-type="string" table:style-name="ce26">
            <text:p>Worked on passing IDtoAviobook tests in the restored DEV environment. Worked to repush users with the avio_connect_gosups role to fix function value.</text:p>
          </table:table-cell>
          <table:table-cell office:value-type="string" table:style-name="ce18">
            <text:p>They reported the dev environment is fixed again . .it's not . . .&lt;sigh&gt; . . .:-)</text:p>
          </table:table-cell>
          <table:table-cell table:number-columns-repeated="16375"/>
        </table:table-row>
        <table:table-row table:style-name="ro4" table:visibility="collapse">
          <table:table-cell office:value-type="float" office:value="916" table:formula="of:=[.A1024]" table:style-name="ce17">
            <text:p>916</text:p>
          </table:table-cell>
          <table:table-cell table:style-name="ce19"/>
          <table:table-cell office:value-type="string" table:style-name="ce4">
            <text:p>BILLED</text:p>
          </table:table-cell>
          <table:table-cell office:value-type="float" office:value="0.48722222226206213" table:formula="of:=IF(AND([.F1025] &lt;&gt; &quot;&quot;;[.G1025] &lt;&gt; &quot;&quot;);([.G1025]-[.F1025])*24;&quot;---&quot;)" table:style-name="ce4">
            <text:p>0.487</text:p>
          </table:table-cell>
          <table:table-cell office:value-type="string" table:style-name="ce20">
            <text:p>IDToaviobook</text:p>
          </table:table-cell>
          <table:table-cell office:value-type="date" office:date-value="2025-05-23T12:57:01" table:style-name="ce14">
            <text:p>5/23/25 12:57 PM</text:p>
          </table:table-cell>
          <table:table-cell office:value-type="date" office:date-value="2025-05-23T13:26:15" table:style-name="ce14">
            <text:p>5/23/25 01:26 PM</text:p>
          </table:table-cell>
          <table:table-cell office:value-type="string" table:style-name="ce26">
            <text:p># pushign users</text:p>
          </table:table-cell>
          <table:table-cell table:style-name="ce18"/>
          <table:table-cell table:number-columns-repeated="16375"/>
        </table:table-row>
        <table:table-row table:style-name="ro4" table:visibility="collapse">
          <table:table-cell office:value-type="float" office:value="916" table:formula="of:=[.A1025]" table:style-name="ce17">
            <text:p>916</text:p>
          </table:table-cell>
          <table:table-cell table:style-name="ce19"/>
          <table:table-cell office:value-type="string" table:style-name="ce4">
            <text:p>BILLED</text:p>
          </table:table-cell>
          <table:table-cell office:value-type="float" office:value="0.6322222221060656" table:formula="of:=IF(AND([.F1026] &lt;&gt; &quot;&quot;;[.G1026] &lt;&gt; &quot;&quot;);([.G1026]-[.F1026])*24;&quot;---&quot;)" table:style-name="ce4">
            <text:p>0.632</text:p>
          </table:table-cell>
          <table:table-cell office:value-type="string" table:style-name="ce20">
            <text:p>IDToaviobook</text:p>
          </table:table-cell>
          <table:table-cell office:value-type="date" office:date-value="2025-05-23T13:26:15" table:style-name="ce14">
            <text:p>5/23/25 01:26 PM</text:p>
          </table:table-cell>
          <table:table-cell office:value-type="date" office:date-value="2025-05-23T14:04:11" table:style-name="ce14">
            <text:p>5/23/25 02:04 P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16" table:formula="of:=[.A1026]" table:style-name="ce17">
            <text:p>916</text:p>
          </table:table-cell>
          <table:table-cell table:style-name="ce19"/>
          <table:table-cell office:value-type="string" table:style-name="ce4">
            <text:p>BILLED</text:p>
          </table:table-cell>
          <table:table-cell office:value-type="float" office:value="0.26833333336981013" table:formula="of:=IF(AND([.F1027] &lt;&gt; &quot;&quot;;[.G1027] &lt;&gt; &quot;&quot;);([.G1027]-[.F1027])*24;&quot;---&quot;)" table:style-name="ce4">
            <text:p>0.268</text:p>
          </table:table-cell>
          <table:table-cell office:value-type="string" table:style-name="ce20">
            <text:p>IDToaviobook</text:p>
          </table:table-cell>
          <table:table-cell office:value-type="date" office:date-value="2025-05-23T18:09:16" table:style-name="ce14">
            <text:p>5/23/25 06:09 PM</text:p>
          </table:table-cell>
          <table:table-cell office:value-type="date" office:date-value="2025-05-23T18:25:22" table:style-name="ce14">
            <text:p>5/23/25 06:25 P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16" table:formula="of:=[.A1027]" table:style-name="ce17">
            <text:p>916</text:p>
          </table:table-cell>
          <table:table-cell table:style-name="ce19"/>
          <table:table-cell table:style-name="ce4"/>
          <table:table-cell office:value-type="string" office:string-value="---" table:formula="of:=IF(AND([.F1028] &lt;&gt; &quot;&quot;;[.G1028] &lt;&gt; &quot;&quot;);([.G1028]-[.F1028])*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1028]" table:style-name="ce17">
            <text:p>916</text:p>
          </table:table-cell>
          <table:table-cell table:style-name="ce19"/>
          <table:table-cell table:style-name="ce4"/>
          <table:table-cell office:value-type="string" office:string-value="---" table:formula="of:=IF(AND([.F1029] &lt;&gt; &quot;&quot;;[.G1029] &lt;&gt; &quot;&quot;);([.G1029]-[.F1029])*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1029]" table:style-name="ce17">
            <text:p>916</text:p>
          </table:table-cell>
          <table:table-cell table:style-name="ce19"/>
          <table:table-cell table:style-name="ce4"/>
          <table:table-cell office:value-type="string" office:string-value="---" table:formula="of:=IF(AND([.F1030] &lt;&gt; &quot;&quot;;[.G1030] &lt;&gt; &quot;&quot;);([.G1030]-[.F1030])*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1030]" table:style-name="ce17">
            <text:p>916</text:p>
          </table:table-cell>
          <table:table-cell table:style-name="ce19"/>
          <table:table-cell table:style-name="ce4"/>
          <table:table-cell office:value-type="string" office:string-value="---" table:formula="of:=IF(AND([.F1031] &lt;&gt; &quot;&quot;;[.G1031] &lt;&gt; &quot;&quot;);([.G1031]-[.F1031])*24;&quot;---&quot;)" table:style-name="ce4">
            <text:p>---</text:p>
          </table:table-cell>
          <table:table-cell office:value-type="string" table:style-name="ce21">
            <text:p>SATURDAY</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1031]" table:style-name="ce17">
            <text:p>916</text:p>
          </table:table-cell>
          <table:table-cell table:style-name="ce19"/>
          <table:table-cell table:style-name="ce4"/>
          <table:table-cell office:value-type="float" office:value="1.2977777778287418" table:formula="of:=IF(AND([.F1032] &lt;&gt; &quot;&quot;;[.G1032] &lt;&gt; &quot;&quot;);([.G1032]-[.F1032])*24;&quot;---&quot;)" table:style-name="ce4">
            <text:p>1.298</text:p>
          </table:table-cell>
          <table:table-cell office:value-type="string" table:style-name="ce20">
            <text:p>IDToaviobook</text:p>
          </table:table-cell>
          <table:table-cell office:value-type="date" office:date-value="2025-05-24T09:00:00" table:style-name="ce14">
            <text:p>5/24/25 09:00 AM</text:p>
          </table:table-cell>
          <table:table-cell office:value-type="date" office:date-value="2025-05-24T10:17:52" table:style-name="ce14">
            <text:p>5/24/25 10:17 AM</text:p>
          </table:table-cell>
          <table:table-cell office:value-type="string" table:style-name="ce13">
            <text:p>Worked on passing tests with the new pilot definition on IDtoAviobook.</text:p>
          </table:table-cell>
          <table:table-cell table:style-name="ce18"/>
          <table:table-cell table:number-columns-repeated="16375"/>
        </table:table-row>
        <table:table-row table:style-name="ro4" table:visibility="collapse">
          <table:table-cell office:value-type="float" office:value="916" table:formula="of:=[.A1032]" table:style-name="ce17">
            <text:p>916</text:p>
          </table:table-cell>
          <table:table-cell table:style-name="ce19"/>
          <table:table-cell table:style-name="ce4"/>
          <table:table-cell office:value-type="string" office:string-value="---" table:formula="of:=IF(AND([.F1033] &lt;&gt; &quot;&quot;;[.G1033] &lt;&gt; &quot;&quot;);([.G1033]-[.F1033])*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1033]" table:style-name="ce17">
            <text:p>916</text:p>
          </table:table-cell>
          <table:table-cell table:style-name="ce19"/>
          <table:table-cell table:style-name="ce4"/>
          <table:table-cell office:value-type="string" office:string-value="---" table:formula="of:=IF(AND([.F1034] &lt;&gt; &quot;&quot;;[.G1034] &lt;&gt; &quot;&quot;);([.G1034]-[.F103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1034]" table:style-name="ce17">
            <text:p>916</text:p>
          </table:table-cell>
          <table:table-cell table:style-name="ce19"/>
          <table:table-cell table:style-name="ce4"/>
          <table:table-cell office:value-type="string" office:string-value="---" table:formula="of:=IF(AND([.F1035] &lt;&gt; &quot;&quot;;[.G1035] &lt;&gt; &quot;&quot;);([.G1035]-[.F103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1035]" table:style-name="ce17">
            <text:p>916</text:p>
          </table:table-cell>
          <table:table-cell table:style-name="ce19"/>
          <table:table-cell table:style-name="ce4"/>
          <table:table-cell office:value-type="string" office:string-value="---" table:formula="of:=IF(AND([.F1036] &lt;&gt; &quot;&quot;;[.G1036] &lt;&gt; &quot;&quot;);([.G1036]-[.F1036])*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1036]" table:style-name="ce17">
            <text:p>916</text:p>
          </table:table-cell>
          <table:table-cell table:style-name="ce19"/>
          <table:table-cell table:style-name="ce4"/>
          <table:table-cell office:value-type="string" office:string-value="---" table:formula="of:=IF(AND([.F1037] &lt;&gt; &quot;&quot;;[.G1037] &lt;&gt; &quot;&quot;);([.G1037]-[.F1037])*24;&quot;---&quot;)" table:style-name="ce4">
            <text:p>---</text:p>
          </table:table-cell>
          <table:table-cell table:style-name="ce3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1037]" table:style-name="ce17">
            <text:p>916</text:p>
          </table:table-cell>
          <table:table-cell table:style-name="ce19"/>
          <table:table-cell table:style-name="ce4"/>
          <table:table-cell office:value-type="string" office:string-value="---" table:formula="of:=IF(AND([.F1038] &lt;&gt; &quot;&quot;;[.G1038] &lt;&gt; &quot;&quot;);([.G1038]-[.F1038])*24;&quot;---&quot;)" table:style-name="ce4">
            <text:p>---</text:p>
          </table:table-cell>
          <table:table-cell table:style-name="ce3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1038]" table:style-name="ce17">
            <text:p>916</text:p>
          </table:table-cell>
          <table:table-cell table:style-name="ce19"/>
          <table:table-cell table:style-name="ce4"/>
          <table:table-cell office:value-type="string" office:string-value="---" table:formula="of:=IF(AND([.F1039] &lt;&gt; &quot;&quot;;[.G1039] &lt;&gt; &quot;&quot;);([.G1039]-[.F1039])*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1039]" table:style-name="ce17">
            <text:p>916</text:p>
          </table:table-cell>
          <table:table-cell table:style-name="ce19"/>
          <table:table-cell table:style-name="ce4"/>
          <table:table-cell office:value-type="string" office:string-value="---" table:formula="of:=IF(AND([.F1040] &lt;&gt; &quot;&quot;;[.G1040] &lt;&gt; &quot;&quot;);([.G1040]-[.F1040])*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6" table:formula="of:=[.A1040]" table:style-name="ce17">
            <text:p>916</text:p>
          </table:table-cell>
          <table:table-cell table:style-name="ce19"/>
          <table:table-cell table:style-name="ce4"/>
          <table:table-cell office:value-type="string" office:string-value="---" table:formula="of:=IF(AND([.F1041] &lt;&gt; &quot;&quot;;[.G1041] &lt;&gt; &quot;&quot;);([.G1041]-[.F1041])*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3" table:visibility="collapse">
          <table:table-cell office:value-type="float" office:value="917" table:formula="of:=[.A1041]+1" table:style-name="ce17">
            <text:p>917</text:p>
          </table:table-cell>
          <table:table-cell table:style-name="ce12"/>
          <table:table-cell office:value-type="string" table:style-name="ce4">
            <text:p>****************</text:p>
          </table:table-cell>
          <table:table-cell table:style-name="ce4"/>
          <table:table-cell office:value-type="string" office:string-value="Week 917" table:formula="of:=CONCATENATE(&quot;Week &quot;; [.A1043])" table:number-columns-spanned="2" table:number-rows-spanned="3" table:style-name="ce48">
            <text:p>Week 917</text:p>
          </table: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7" table:formula="of:=[.A1043]" table:style-name="ce17">
            <text:p>917</text:p>
          </table:table-cell>
          <table:table-cell table:style-name="ce12"/>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7" table:formula="of:=[.A1044]" table:style-name="ce17">
            <text:p>917</text:p>
          </table:table-cell>
          <table:table-cell table:style-name="ce19"/>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7" table:formula="of:=[.A1045]" table:style-name="ce17">
            <text:p>917</text:p>
          </table:table-cell>
          <table:table-cell table:style-name="ce19"/>
          <table:table-cell office:value-type="string" table:style-name="ce4">
            <text:p>****************</text:p>
          </table:table-cell>
          <table:table-cell table:style-name="ce4"/>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17" table:formula="of:=[.A1046]" table:style-name="ce17">
            <text:p>917</text:p>
          </table:table-cell>
          <table:table-cell table:style-name="ce19"/>
          <table:table-cell office:value-type="string" table:style-name="ce4">
            <text:p>****************</text:p>
          </table:table-cell>
          <table:table-cell office:value-type="string" office:string-value="---" table:formula="of:=IF(AND([.F1047] &lt;&gt; &quot;&quot;;[.G1047] &lt;&gt; &quot;&quot;);([.G1047]-[.F1047])*24;&quot;---&quot;)" table:style-name="ce4">
            <text:p>---</text:p>
          </table:table-cell>
          <table:table-cell table:style-name="ce13"/>
          <table:table-cell table:style-name="ce4"/>
          <table:table-cell table:style-name="ce14"/>
          <table:table-cell table:style-name="ce13"/>
          <table:table-cell table:style-name="ce18"/>
          <table:table-cell table:number-columns-repeated="16375"/>
        </table:table-row>
        <table:table-row table:style-name="ro3" table:visibility="collapse">
          <table:table-cell office:value-type="float" office:value="917" table:formula="of:=[.A1047]" table:style-name="ce17">
            <text:p>917</text:p>
          </table:table-cell>
          <table:table-cell table:style-name="ce19"/>
          <table:table-cell office:value-type="string" table:style-name="ce4">
            <text:p>****************</text:p>
          </table:table-cell>
          <table:table-cell office:value-type="string" office:string-value="---" table:formula="of:=IF(AND([.F1048] &lt;&gt; &quot;&quot;;[.G1048] &lt;&gt; &quot;&quot;);([.G1048]-[.F1048])*24;&quot;---&quot;)" table:style-name="ce4">
            <text:p>---</text:p>
          </table:table-cell>
          <table:table-cell table:style-name="ce13"/>
          <table:table-cell table:style-name="ce4"/>
          <table:table-cell table:style-name="ce14"/>
          <table:table-cell table:style-name="ce13"/>
          <table:table-cell table:style-name="ce18"/>
          <table:table-cell table:number-columns-repeated="16375"/>
        </table:table-row>
        <table:table-row table:style-name="ro3" table:visibility="collapse">
          <table:table-cell office:value-type="float" office:value="917" table:formula="of:=[.A1048]" table:style-name="ce17">
            <text:p>917</text:p>
          </table:table-cell>
          <table:table-cell table:style-name="ce12"/>
          <table:table-cell office:value-type="string" table:style-name="ce4">
            <text:p>****************</text:p>
          </table:table-cell>
          <table:table-cell office:value-type="string" office:string-value="---" table:formula="of:=IF(AND([.F1049] &lt;&gt; &quot;&quot;;[.G1049] &lt;&gt; &quot;&quot;);([.G1049]-[.F1049])*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17" table:formula="of:=[.A1049]" table:style-name="ce17">
            <text:p>917</text:p>
          </table:table-cell>
          <table:table-cell table:style-name="ce12"/>
          <table:table-cell office:value-type="string" table:style-name="ce4">
            <text:p>BILLED</text:p>
          </table:table-cell>
          <table:table-cell office:value-type="string" office:string-value="---" table:formula="of:=IF(AND([.F1050] &lt;&gt; &quot;&quot;;[.G1050] &lt;&gt; &quot;&quot;);([.G1050]-[.F1050])*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7" table:formula="of:=[.A1050]" table:style-name="ce17">
            <text:p>917</text:p>
          </table:table-cell>
          <table:table-cell office:value-type="float" office:value="0" table:formula="of:=COM.MICROSOFT.CEILING([.C1051];0.25)" table:style-name="ce19">
            <text:p>0.000</text:p>
          </table:table-cell>
          <table:table-cell office:value-type="float" office:value="0" table:formula="of:=SUM([.D1051:.D1070])" table:style-name="ce4">
            <text:p>0.000</text:p>
          </table:table-cell>
          <table:table-cell office:value-type="string" office:string-value="---" table:formula="of:=IF(AND([.F1051] &lt;&gt; &quot;&quot;;[.G1051] &lt;&gt; &quot;&quot;);([.G1051]-[.F1051])*24;&quot;---&quot;)" table:style-name="ce4">
            <text:p>---</text:p>
          </table:table-cell>
          <table:table-cell office:value-type="date" office:date-value="2025-05-26T00:00:00" table:style-name="ce20">
            <text:p>26-May</text:p>
          </table:table-cell>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17" table:formula="of:=[.A1051]" table:style-name="ce17">
            <text:p>917</text:p>
          </table:table-cell>
          <table:table-cell table:style-name="ce19"/>
          <table:table-cell office:value-type="string" table:style-name="ce4">
            <text:p>BILLED</text:p>
          </table:table-cell>
          <table:table-cell office:value-type="string" office:string-value="---" table:formula="of:=IF(AND([.F1052] &lt;&gt; &quot;&quot;;[.G1052] &lt;&gt; &quot;&quot;);([.G1052]-[.F1052])*24;&quot;---&quot;)" table:style-name="ce4">
            <text:p>---</text:p>
          </table:table-cell>
          <table:table-cell office:value-type="string" table:style-name="ce16">
            <text:p>FTO</text:p>
          </table:table-cell>
          <table:table-cell table:number-columns-repeated="2" table:style-name="ce32"/>
          <table:table-cell table:style-name="ce16"/>
          <table:table-cell table:style-name="ce18"/>
          <table:table-cell table:number-columns-repeated="16375"/>
        </table:table-row>
        <table:table-row table:style-name="ro4" table:visibility="collapse">
          <table:table-cell office:value-type="float" office:value="917" table:formula="of:=[.A1052]" table:style-name="ce17">
            <text:p>917</text:p>
          </table:table-cell>
          <table:table-cell table:style-name="ce19"/>
          <table:table-cell table:style-name="ce4"/>
          <table:table-cell office:value-type="string" office:string-value="---" table:formula="of:=IF(AND([.F1053] &lt;&gt; &quot;&quot;;[.G1053] &lt;&gt; &quot;&quot;);([.G1053]-[.F1053])*24;&quot;---&quot;)" table:style-name="ce4">
            <text:p>---</text:p>
          </table:table-cell>
          <table:table-cell table:style-name="ce16"/>
          <table:table-cell table:number-columns-repeated="2" table:style-name="ce32"/>
          <table:table-cell table:style-name="ce16"/>
          <table:table-cell table:style-name="ce18"/>
          <table:table-cell table:number-columns-repeated="16375"/>
        </table:table-row>
        <table:table-row table:style-name="ro4" table:visibility="collapse">
          <table:table-cell office:value-type="float" office:value="917" table:formula="of:=[.A1053]" table:style-name="ce17">
            <text:p>917</text:p>
          </table:table-cell>
          <table:table-cell table:style-name="ce19"/>
          <table:table-cell table:style-name="ce4"/>
          <table:table-cell office:value-type="string" office:string-value="---" table:formula="of:=IF(AND([.F1054] &lt;&gt; &quot;&quot;;[.G1054] &lt;&gt; &quot;&quot;);([.G1054]-[.F1054])*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17" table:formula="of:=[.A1054]" table:style-name="ce17">
            <text:p>917</text:p>
          </table:table-cell>
          <table:table-cell table:style-name="ce19"/>
          <table:table-cell table:style-name="ce4"/>
          <table:table-cell office:value-type="string" office:string-value="---" table:formula="of:=IF(AND([.F1055] &lt;&gt; &quot;&quot;;[.G1055] &lt;&gt; &quot;&quot;);([.G1055]-[.F1055])*24;&quot;---&quot;)" table:style-name="ce4">
            <text:p>---</text:p>
          </table:table-cell>
          <table:table-cell table:style-name="ce20"/>
          <table:table-cell table:number-columns-repeated="2" table:style-name="ce14"/>
          <table:table-cell table:style-name="ce22"/>
          <table:table-cell table:style-name="ce18"/>
          <table:table-cell table:number-columns-repeated="16375"/>
        </table:table-row>
        <table:table-row table:style-name="ro4" table:visibility="collapse">
          <table:table-cell office:value-type="float" office:value="917" table:formula="of:=[.A1055]" table:style-name="ce17">
            <text:p>917</text:p>
          </table:table-cell>
          <table:table-cell table:style-name="ce19"/>
          <table:table-cell table:style-name="ce4"/>
          <table:table-cell office:value-type="string" office:string-value="---" table:formula="of:=IF(AND([.F1056] &lt;&gt; &quot;&quot;;[.G1056] &lt;&gt; &quot;&quot;);([.G1056]-[.F1056])*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17" table:formula="of:=[.A1056]" table:style-name="ce17">
            <text:p>917</text:p>
          </table:table-cell>
          <table:table-cell table:style-name="ce19"/>
          <table:table-cell table:style-name="ce4"/>
          <table:table-cell office:value-type="string" office:string-value="---" table:formula="of:=IF(AND([.F1057] &lt;&gt; &quot;&quot;;[.G1057] &lt;&gt; &quot;&quot;);([.G1057]-[.F1057])*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10" table:visibility="collapse">
          <table:table-cell office:value-type="float" office:value="917" table:formula="of:=[.A1057]" table:style-name="ce17">
            <text:p>917</text:p>
          </table:table-cell>
          <table:table-cell table:style-name="ce31"/>
          <table:table-cell table:style-name="ce4"/>
          <table:table-cell office:value-type="string" office:string-value="---" table:formula="of:=IF(AND([.F1058] &lt;&gt; &quot;&quot;;[.G1058] &lt;&gt; &quot;&quot;);([.G1058]-[.F1058])*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17" table:formula="of:=[.A1058]" table:style-name="ce17">
            <text:p>917</text:p>
          </table:table-cell>
          <table:table-cell table:style-name="ce19"/>
          <table:table-cell table:style-name="ce4"/>
          <table:table-cell office:value-type="string" office:string-value="---" table:formula="of:=IF(AND([.F1059] &lt;&gt; &quot;&quot;;[.G1059] &lt;&gt; &quot;&quot;);([.G1059]-[.F1059])*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17" table:formula="of:=[.A1059]" table:style-name="ce17">
            <text:p>917</text:p>
          </table:table-cell>
          <table:table-cell table:style-name="ce19"/>
          <table:table-cell table:style-name="ce4"/>
          <table:table-cell office:value-type="string" office:string-value="---" table:formula="of:=IF(AND([.F1060] &lt;&gt; &quot;&quot;;[.G1060] &lt;&gt; &quot;&quot;);([.G1060]-[.F1060])*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17" table:formula="of:=[.A1060]" table:style-name="ce17">
            <text:p>917</text:p>
          </table:table-cell>
          <table:table-cell table:style-name="ce19"/>
          <table:table-cell table:style-name="ce4"/>
          <table:table-cell office:value-type="string" office:string-value="---" table:formula="of:=IF(AND([.F1061] &lt;&gt; &quot;&quot;;[.G1061] &lt;&gt; &quot;&quot;);([.G1061]-[.F1061])*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17" table:formula="of:=[.A1061]" table:style-name="ce17">
            <text:p>917</text:p>
          </table:table-cell>
          <table:table-cell table:style-name="ce19"/>
          <table:table-cell table:style-name="ce4"/>
          <table:table-cell office:value-type="string" office:string-value="---" table:formula="of:=IF(AND([.F1062] &lt;&gt; &quot;&quot;;[.G1062] &lt;&gt; &quot;&quot;);([.G1062]-[.F1062])*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17" table:formula="of:=[.A1062]" table:style-name="ce17">
            <text:p>917</text:p>
          </table:table-cell>
          <table:table-cell table:style-name="ce19"/>
          <table:table-cell table:style-name="ce4"/>
          <table:table-cell office:value-type="string" office:string-value="---" table:formula="of:=IF(AND([.F1063] &lt;&gt; &quot;&quot;;[.G1063] &lt;&gt; &quot;&quot;);([.G1063]-[.F1063])*24;&quot;---&quot;)"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17" table:formula="of:=[.A1063]" table:style-name="ce17">
            <text:p>917</text:p>
          </table:table-cell>
          <table:table-cell table:style-name="ce19"/>
          <table:table-cell table:style-name="ce4"/>
          <table:table-cell office:value-type="string" office:string-value="---" table:formula="of:=IF(AND([.F1064] &lt;&gt; &quot;&quot;;[.G1064] &lt;&gt; &quot;&quot;);([.G1064]-[.F1064])*24;&quot;---&quot;)"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17" table:formula="of:=[.A1064]" table:style-name="ce17">
            <text:p>917</text:p>
          </table:table-cell>
          <table:table-cell table:style-name="ce19"/>
          <table:table-cell table:style-name="ce4"/>
          <table:table-cell office:value-type="string" office:string-value="---" table:formula="of:=IF(AND([.F1065] &lt;&gt; &quot;&quot;;[.G1065] &lt;&gt; &quot;&quot;);([.G1065]-[.F1065])*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7" table:formula="of:=[.A1065]" table:style-name="ce17">
            <text:p>917</text:p>
          </table:table-cell>
          <table:table-cell table:style-name="ce19"/>
          <table:table-cell table:style-name="ce4"/>
          <table:table-cell office:value-type="string" office:string-value="---" table:formula="of:=IF(AND([.F1066] &lt;&gt; &quot;&quot;;[.G1066] &lt;&gt; &quot;&quot;);([.G1066]-[.F1066])*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7" table:formula="of:=[.A1066]" table:style-name="ce17">
            <text:p>917</text:p>
          </table:table-cell>
          <table:table-cell table:style-name="ce19"/>
          <table:table-cell table:style-name="ce4"/>
          <table:table-cell office:value-type="string" office:string-value="---" table:formula="of:=IF(AND([.F1067] &lt;&gt; &quot;&quot;;[.G1067] &lt;&gt; &quot;&quot;);([.G1067]-[.F1067])*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7" table:formula="of:=[.A1067]" table:style-name="ce17">
            <text:p>917</text:p>
          </table:table-cell>
          <table:table-cell table:style-name="ce19"/>
          <table:table-cell table:style-name="ce4"/>
          <table:table-cell office:value-type="string" office:string-value="---" table:formula="of:=IF(AND([.F1068] &lt;&gt; &quot;&quot;;[.G1068] &lt;&gt; &quot;&quot;);([.G1068]-[.F1068])*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7" table:formula="of:=[.A1068]" table:style-name="ce17">
            <text:p>917</text:p>
          </table:table-cell>
          <table:table-cell table:style-name="ce19"/>
          <table:table-cell table:style-name="ce4"/>
          <table:table-cell office:value-type="string" office:string-value="---" table:formula="of:=IF(AND([.F1069] &lt;&gt; &quot;&quot;;[.G1069] &lt;&gt; &quot;&quot;);([.G1069]-[.F1069])*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7" table:formula="of:=[.A1069]" table:style-name="ce17">
            <text:p>917</text:p>
          </table:table-cell>
          <table:table-cell table:style-name="ce19"/>
          <table:table-cell table:style-name="ce4"/>
          <table:table-cell office:value-type="string" office:string-value="---" table:formula="of:=IF(AND([.F1070] &lt;&gt; &quot;&quot;;[.G1070] &lt;&gt; &quot;&quot;);([.G1070]-[.F1070])*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7" table:formula="of:=[.A1070]" table:style-name="ce17">
            <text:p>917</text:p>
          </table:table-cell>
          <table:table-cell office:value-type="float" office:value="8" table:formula="of:=COM.MICROSOFT.CEILING([.C1071];0.25)" table:style-name="ce19">
            <text:p>8.000</text:p>
          </table:table-cell>
          <table:table-cell office:value-type="float" office:value="7.8719444442540407" table:formula="of:=SUM([.D1071:.D1095])" table:style-name="ce4">
            <text:p>7.872</text:p>
          </table:table-cell>
          <table:table-cell office:value-type="string" office:string-value="---" table:formula="of:=IF(AND([.F1071] &lt;&gt; &quot;&quot;;[.G1071] &lt;&gt; &quot;&quot;);([.G1071]-[.F1071])*24;&quot;---&quot;)" table:style-name="ce4">
            <text:p>---</text:p>
          </table:table-cell>
          <table:table-cell office:value-type="date" office:date-value="2025-05-27T00:00:00" table:style-name="ce20">
            <text:p>27-May</text:p>
          </table:table-cell>
          <table:table-cell table:number-columns-repeated="2" table:style-name="ce14"/>
          <table:table-cell table:style-name="ce13"/>
          <table:table-cell table:style-name="ce15"/>
          <table:table-cell table:number-columns-repeated="16375"/>
        </table:table-row>
        <table:table-row table:style-name="ro4" table:visibility="collapse">
          <table:table-cell office:value-type="float" office:value="917" table:formula="of:=[.A1071]" table:style-name="ce17">
            <text:p>917</text:p>
          </table:table-cell>
          <table:table-cell table:style-name="ce19"/>
          <table:table-cell office:value-type="string" table:style-name="ce4">
            <text:p>BILLED</text:p>
          </table:table-cell>
          <table:table-cell office:value-type="float" office:value="0.49999999988358468" table:formula="of:=IF(AND([.F1072] &lt;&gt; &quot;&quot;;[.G1072] &lt;&gt; &quot;&quot;);([.G1072]-[.F1072])*24;&quot;---&quot;)" table:style-name="ce4">
            <text:p>0.500</text:p>
          </table:table-cell>
          <table:table-cell office:value-type="string" table:style-name="ce20">
            <text:p>IDtoApptio</text:p>
          </table:table-cell>
          <table:table-cell office:value-type="date" office:date-value="2025-05-27T08:00:00" table:style-name="ce14">
            <text:p>5/27/25 08:00 AM</text:p>
          </table:table-cell>
          <table:table-cell office:value-type="date" office:date-value="2025-05-27T08:30:00" table:style-name="ce14">
            <text:p>5/27/25 08:30 AM</text:p>
          </table:table-cell>
          <table:table-cell office:value-type="string" table:style-name="ce13">
            <text:p>IDtoApptio new driver meeting with Ashleigh and Ben. Work session with Ashleigh.</text:p>
          </table:table-cell>
          <table:table-cell table:style-name="ce15"/>
          <table:table-cell table:number-columns-repeated="16375"/>
        </table:table-row>
        <table:table-row table:style-name="ro4" table:visibility="collapse">
          <table:table-cell office:value-type="float" office:value="917" table:formula="of:=[.A1072]" table:style-name="ce17">
            <text:p>917</text:p>
          </table:table-cell>
          <table:table-cell table:style-name="ce19"/>
          <table:table-cell office:value-type="string" table:style-name="ce4">
            <text:p>BILLED</text:p>
          </table:table-cell>
          <table:table-cell office:value-type="float" office:value="0.2333333333954215" table:formula="of:=IF(AND([.F1073] &lt;&gt; &quot;&quot;;[.G1073] &lt;&gt; &quot;&quot;);([.G1073]-[.F1073])*24;&quot;---&quot;)" table:style-name="ce4">
            <text:p>0.233</text:p>
          </table:table-cell>
          <table:table-cell office:value-type="string" table:style-name="ce20">
            <text:p>mtg-standup</text:p>
          </table:table-cell>
          <table:table-cell office:value-type="date" office:date-value="2025-05-27T08:30:00" table:style-name="ce14">
            <text:p>5/27/25 08:30 AM</text:p>
          </table:table-cell>
          <table:table-cell office:value-type="date" office:date-value="2025-05-27T08:44:00" table:style-name="ce14">
            <text:p>5/27/25 08:44 AM</text:p>
          </table:table-cell>
          <table:table-cell office:value-type="string" table:style-name="ce21">
            <text:p>Daily meetings with the team.</text:p>
          </table:table-cell>
          <table:table-cell table:style-name="ce15"/>
          <table:table-cell table:number-columns-repeated="16375"/>
        </table:table-row>
        <table:table-row table:style-name="ro4" table:visibility="collapse">
          <table:table-cell office:value-type="float" office:value="917" table:formula="of:=[.A1073]" table:style-name="ce17">
            <text:p>917</text:p>
          </table:table-cell>
          <table:table-cell table:style-name="ce19"/>
          <table:table-cell office:value-type="string" table:style-name="ce4">
            <text:p>BILLED</text:p>
          </table:table-cell>
          <table:table-cell office:value-type="float" office:value="0.24999999994179234" table:formula="of:=IF(AND([.F1074] &lt;&gt; &quot;&quot;;[.G1074] &lt;&gt; &quot;&quot;);([.G1074]-[.F1074])*24;&quot;---&quot;)" table:style-name="ce4">
            <text:p>0.250</text:p>
          </table:table-cell>
          <table:table-cell office:value-type="string" table:style-name="ce20">
            <text:p>mtg-standup</text:p>
          </table:table-cell>
          <table:table-cell office:value-type="date" office:date-value="2025-05-27T09:30:00" table:style-name="ce14">
            <text:p>5/27/25 09:30 AM</text:p>
          </table:table-cell>
          <table:table-cell office:value-type="date" office:date-value="2025-05-27T09:45:00" table:style-name="ce14">
            <text:p>5/27/25 09:45 AM</text:p>
          </table:table-cell>
          <table:table-cell office:value-type="string" table:style-name="ce21">
            <text:p>#accidentially joined on a Tuesday . .</text:p>
          </table:table-cell>
          <table:table-cell table:style-name="ce18"/>
          <table:table-cell table:number-columns-repeated="16375"/>
        </table:table-row>
        <table:table-row table:style-name="ro6" table:visibility="collapse">
          <table:table-cell office:value-type="float" office:value="917" table:formula="of:=[.A1074]" table:style-name="ce17">
            <text:p>917</text:p>
          </table:table-cell>
          <table:table-cell table:style-name="ce19"/>
          <table:table-cell office:value-type="string" table:style-name="ce4">
            <text:p>BILLED</text:p>
          </table:table-cell>
          <table:table-cell office:value-type="float" office:value="0.36444444442167878" table:formula="of:=IF(AND([.F1075] &lt;&gt; &quot;&quot;;[.G1075] &lt;&gt; &quot;&quot;);([.G1075]-[.F1075])*24;&quot;---&quot;)" table:style-name="ce4">
            <text:p>0.364</text:p>
          </table:table-cell>
          <table:table-cell office:value-type="string" table:style-name="ce21">
            <text:p>IDtoAviobook</text:p>
          </table:table-cell>
          <table:table-cell office:value-type="date" office:date-value="2025-05-27T11:00:00" table:style-name="ce14">
            <text:p>5/27/25 11:00 AM</text:p>
          </table:table-cell>
          <table:table-cell office:value-type="date" office:date-value="2025-05-27T11:21:52" table:style-name="ce14">
            <text:p>5/27/25 11:21 AM</text:p>
          </table:table-cell>
          <table:table-cell office:value-type="string" table:style-name="ce21">
            <text:p>Worked on fixing user e105824 in Aviobook with Nader and team. Worked on finalizing testing in DEV.</text:p>
          </table:table-cell>
          <table:table-cell office:value-type="string" table:style-name="ce18">
            <text:p>Dev enviornment for aviobook is still broken . . It's taking longer to review/fix test results there now . .boo!</text:p>
          </table:table-cell>
          <table:table-cell table:number-columns-repeated="16375"/>
        </table:table-row>
        <table:table-row table:style-name="ro4" table:visibility="collapse">
          <table:table-cell office:value-type="float" office:value="917" table:formula="of:=[.A1075]" table:style-name="ce17">
            <text:p>917</text:p>
          </table:table-cell>
          <table:table-cell table:style-name="ce19"/>
          <table:table-cell office:value-type="string" table:style-name="ce4">
            <text:p>BILLED</text:p>
          </table:table-cell>
          <table:table-cell office:value-type="float" office:value="0.26805555552709848" table:formula="of:=IF(AND([.F1076] &lt;&gt; &quot;&quot;;[.G1076] &lt;&gt; &quot;&quot;);([.G1076]-[.F1076])*24;&quot;---&quot;)" table:style-name="ce4">
            <text:p>0.268</text:p>
          </table:table-cell>
          <table:table-cell office:value-type="string" table:style-name="ce21">
            <text:p>BAES estimate</text:p>
          </table:table-cell>
          <table:table-cell office:value-type="date" office:date-value="2025-05-27T11:21:52" table:style-name="ce14">
            <text:p>5/27/25 11:21 AM</text:p>
          </table:table-cell>
          <table:table-cell office:value-type="date" office:date-value="2025-05-27T11:37:57" table:style-name="ce14">
            <text:p>5/27/25 11:37 AM</text:p>
          </table:table-cell>
          <table:table-cell office:value-type="string" table:style-name="ce13">
            <text:p>Worked ROM for handling S &amp; X accounts.</text:p>
          </table:table-cell>
          <table:table-cell office:value-type="string" table:style-name="ce18">
            <text:p>Gary did the rom, looking to see if I could add anything, per Shaun.</text:p>
          </table:table-cell>
          <table:table-cell table:number-columns-repeated="16375"/>
        </table:table-row>
        <table:table-row table:style-name="ro4" table:visibility="collapse">
          <table:table-cell office:value-type="float" office:value="917" table:formula="of:=[.A1076]" table:style-name="ce17">
            <text:p>917</text:p>
          </table:table-cell>
          <table:table-cell table:style-name="ce19"/>
          <table:table-cell office:value-type="string" table:style-name="ce4">
            <text:p>BILLED</text:p>
          </table:table-cell>
          <table:table-cell office:value-type="float" office:value="0.31611111114034429" table:formula="of:=IF(AND([.F1077] &lt;&gt; &quot;&quot;;[.G1077] &lt;&gt; &quot;&quot;);([.G1077]-[.F1077])*24;&quot;---&quot;)" table:style-name="ce4">
            <text:p>0.316</text:p>
          </table:table-cell>
          <table:table-cell office:value-type="string" table:style-name="ce21">
            <text:p>IDtoAviobook</text:p>
          </table:table-cell>
          <table:table-cell office:value-type="date" office:date-value="2025-05-27T11:37:57" table:style-name="ce14">
            <text:p>5/27/25 11:37 AM</text:p>
          </table:table-cell>
          <table:table-cell office:value-type="date" office:date-value="2025-05-27T11:56:55" table:style-name="ce14">
            <text:p>5/27/25 11:56 AM</text:p>
          </table:table-cell>
          <table:table-cell office:value-type="string" table:style-name="ce13">
            <text:p>#passing tests in dev . .locally; seeing if pipeline can bumbple through the broke dev env . .using 'TEST'</text:p>
          </table:table-cell>
          <table:table-cell table:style-name="ce18"/>
          <table:table-cell table:number-columns-repeated="16375"/>
        </table:table-row>
        <table:table-row table:style-name="ro4" table:visibility="collapse">
          <table:table-cell office:value-type="float" office:value="917" table:formula="of:=[.A1077]" table:style-name="ce17">
            <text:p>917</text:p>
          </table:table-cell>
          <table:table-cell table:style-name="ce19"/>
          <table:table-cell office:value-type="string" table:style-name="ce4">
            <text:p>BILLED</text:p>
          </table:table-cell>
          <table:table-cell office:value-type="float" office:value="3.0513888888526708" table:formula="of:=IF(AND([.F1078] &lt;&gt; &quot;&quot;;[.G1078] &lt;&gt; &quot;&quot;);([.G1078]-[.F1078])*24;&quot;---&quot;)" table:style-name="ce4">
            <text:p>3.051</text:p>
          </table:table-cell>
          <table:table-cell office:value-type="string" table:style-name="ce20">
            <text:p>IDtoApptio</text:p>
          </table:table-cell>
          <table:table-cell office:value-type="date" office:date-value="2025-05-27T11:56:55" table:style-name="ce14">
            <text:p>5/27/25 11:56 AM</text:p>
          </table:table-cell>
          <table:table-cell office:value-type="date" office:date-value="2025-05-27T15:00:00" table:style-name="ce14">
            <text:p>5/27/25 03:00 PM</text:p>
          </table:table-cell>
          <table:table-cell office:value-type="string" table:style-name="ce13">
            <text:p>#Work session</text:p>
          </table:table-cell>
          <table:table-cell table:style-name="ce18"/>
          <table:table-cell table:number-columns-repeated="16375"/>
        </table:table-row>
        <table:table-row table:style-name="ro4" table:visibility="collapse">
          <table:table-cell office:value-type="float" office:value="917" table:formula="of:=[.A1078]" table:style-name="ce17">
            <text:p>917</text:p>
          </table:table-cell>
          <table:table-cell table:style-name="ce19"/>
          <table:table-cell office:value-type="string" table:style-name="ce4">
            <text:p>BILLED</text:p>
          </table:table-cell>
          <table:table-cell office:value-type="float" office:value="0.6413888888200745" table:formula="of:=IF(AND([.F1079] &lt;&gt; &quot;&quot;;[.G1079] &lt;&gt; &quot;&quot;);([.G1079]-[.F1079])*24;&quot;---&quot;)" table:style-name="ce4">
            <text:p>0.641</text:p>
          </table:table-cell>
          <table:table-cell office:value-type="string" table:style-name="ce21">
            <text:p>IDtoCrowdStrike</text:p>
          </table:table-cell>
          <table:table-cell office:value-type="date" office:date-value="2025-05-27T15:17:46" table:style-name="ce14">
            <text:p>5/27/25 03:17 PM</text:p>
          </table:table-cell>
          <table:table-cell office:value-type="date" office:date-value="2025-05-27T15:56:15" table:style-name="ce14">
            <text:p>5/27/25 03:56 PM</text:p>
          </table:table-cell>
          <table:table-cell office:value-type="string" table:style-name="ce13">
            <text:p>IDtoCrowdstrike driver review with the EE team.</text:p>
          </table:table-cell>
          <table:table-cell table:style-name="ce18"/>
          <table:table-cell table:number-columns-repeated="16375"/>
        </table:table-row>
        <table:table-row table:style-name="ro4" table:visibility="collapse">
          <table:table-cell office:value-type="float" office:value="917" table:formula="of:=[.A1079]" table:style-name="ce17">
            <text:p>917</text:p>
          </table:table-cell>
          <table:table-cell table:style-name="ce19"/>
          <table:table-cell office:value-type="string" table:style-name="ce4">
            <text:p>BILLED</text:p>
          </table:table-cell>
          <table:table-cell office:value-type="float" office:value="0.49250000005122274" table:formula="of:=IF(AND([.F1080] &lt;&gt; &quot;&quot;;[.G1080] &lt;&gt; &quot;&quot;);([.G1080]-[.F1080])*24;&quot;---&quot;)" table:style-name="ce4">
            <text:p>0.493</text:p>
          </table:table-cell>
          <table:table-cell office:value-type="string" table:style-name="ce21">
            <text:p>IDtoAviobook</text:p>
          </table:table-cell>
          <table:table-cell office:value-type="date" office:date-value="2025-05-27T15:56:15" table:style-name="ce14">
            <text:p>5/27/25 03:56 PM</text:p>
          </table:table-cell>
          <table:table-cell office:value-type="date" office:date-value="2025-05-27T16:25:48" table:style-name="ce14">
            <text:p>5/27/25 04:25 PM</text:p>
          </table:table-cell>
          <table:table-cell office:value-type="string" table:style-name="ce13">
            <text:p># test review . .</text:p>
          </table:table-cell>
          <table:table-cell table:style-name="ce15"/>
          <table:table-cell table:number-columns-repeated="16375"/>
        </table:table-row>
        <table:table-row table:style-name="ro4" table:visibility="collapse">
          <table:table-cell office:value-type="float" office:value="917" table:formula="of:=[.A1080]" table:style-name="ce17">
            <text:p>917</text:p>
          </table:table-cell>
          <table:table-cell table:style-name="ce19"/>
          <table:table-cell office:value-type="string" table:style-name="ce4">
            <text:p>BILLED</text:p>
          </table:table-cell>
          <table:table-cell office:value-type="float" office:value="0.2572222221060656" table:formula="of:=IF(AND([.F1081] &lt;&gt; &quot;&quot;;[.G1081] &lt;&gt; &quot;&quot;);([.G1081]-[.F1081])*24;&quot;---&quot;)" table:style-name="ce4">
            <text:p>0.257</text:p>
          </table:table-cell>
          <table:table-cell office:value-type="string" table:style-name="ce20">
            <text:p>IDtoApptio</text:p>
          </table:table-cell>
          <table:table-cell office:value-type="date" office:date-value="2025-05-27T16:25:48" table:style-name="ce14">
            <text:p>5/27/25 04:25 PM</text:p>
          </table:table-cell>
          <table:table-cell office:value-type="date" office:date-value="2025-05-27T16:41:14" table:style-name="ce14">
            <text:p>5/27/25 04:41 PM</text:p>
          </table:table-cell>
          <table:table-cell office:value-type="string" table:style-name="ce13">
            <text:p>#storing latest aptio json postman</text:p>
          </table:table-cell>
          <table:table-cell table:style-name="ce18"/>
          <table:table-cell table:number-columns-repeated="16375"/>
        </table:table-row>
        <table:table-row table:style-name="ro4" table:visibility="collapse">
          <table:table-cell office:value-type="float" office:value="917" table:formula="of:=[.A1081]" table:style-name="ce17">
            <text:p>917</text:p>
          </table:table-cell>
          <table:table-cell table:style-name="ce19"/>
          <table:table-cell office:value-type="string" table:style-name="ce4">
            <text:p>BILLED</text:p>
          </table:table-cell>
          <table:table-cell office:value-type="float" office:value="1.2324999999837019" table:formula="of:=IF(AND([.F1082] &lt;&gt; &quot;&quot;;[.G1082] &lt;&gt; &quot;&quot;);([.G1082]-[.F1082])*24;&quot;---&quot;)" table:style-name="ce4">
            <text:p>1.232</text:p>
          </table:table-cell>
          <table:table-cell office:value-type="string" table:style-name="ce21">
            <text:p>IDtoAviobook</text:p>
          </table:table-cell>
          <table:table-cell office:value-type="date" office:date-value="2025-05-27T16:41:14" table:style-name="ce14">
            <text:p>5/27/25 04:41 PM</text:p>
          </table:table-cell>
          <table:table-cell office:value-type="date" office:date-value="2025-05-27T17:55:11" table:style-name="ce14">
            <text:p>5/27/25 05:55 PM</text:p>
          </table:table-cell>
          <table:table-cell office:value-type="string" table:style-name="ce13">
            <text:p>#test review</text:p>
          </table:table-cell>
          <table:table-cell table:style-name="ce18"/>
          <table:table-cell table:number-columns-repeated="16375"/>
        </table:table-row>
        <table:table-row table:style-name="ro4" table:visibility="collapse">
          <table:table-cell office:value-type="float" office:value="917" table:formula="of:=[.A1082]" table:style-name="ce17">
            <text:p>917</text:p>
          </table:table-cell>
          <table:table-cell table:style-name="ce19"/>
          <table:table-cell office:value-type="string" table:style-name="ce4">
            <text:p>BILLED</text:p>
          </table:table-cell>
          <table:table-cell office:value-type="float" office:value="0.26500000013038516" table:formula="of:=IF(AND([.F1083] &lt;&gt; &quot;&quot;;[.G1083] &lt;&gt; &quot;&quot;);([.G1083]-[.F1083])*24;&quot;---&quot;)" table:style-name="ce4">
            <text:p>0.265</text:p>
          </table:table-cell>
          <table:table-cell office:value-type="string" table:style-name="ce21">
            <text:p>IDtoAviobook</text:p>
          </table:table-cell>
          <table:table-cell office:value-type="date" office:date-value="2025-05-27T17:55:11" table:style-name="ce14">
            <text:p>5/27/25 05:55 PM</text:p>
          </table:table-cell>
          <table:table-cell office:value-type="date" office:date-value="2025-05-27T18:11:05" table:style-name="ce14">
            <text:p>5/27/25 06:11 PM</text:p>
          </table:table-cell>
          <table:table-cell office:value-type="string" table:style-name="ce13">
            <text:p>#just sent plan to dhivya/ben</text:p>
          </table:table-cell>
          <table:table-cell table:style-name="ce18"/>
          <table:table-cell table:number-columns-repeated="16375"/>
        </table:table-row>
        <table:table-row table:style-name="ro4" table:visibility="collapse">
          <table:table-cell office:value-type="float" office:value="917" table:formula="of:=[.A1083]" table:style-name="ce17">
            <text:p>917</text:p>
          </table:table-cell>
          <table:table-cell table:style-name="ce19"/>
          <table:table-cell table:style-name="ce4"/>
          <table:table-cell office:value-type="string" office:string-value="---" table:formula="of:=IF(AND([.F1084] &lt;&gt; &quot;&quot;;[.G1084] &lt;&gt; &quot;&quot;);([.G1084]-[.F108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7" table:formula="of:=[.A1084]" table:style-name="ce17">
            <text:p>917</text:p>
          </table:table-cell>
          <table:table-cell table:style-name="ce19"/>
          <table:table-cell table:style-name="ce4"/>
          <table:table-cell office:value-type="string" office:string-value="---" table:formula="of:=IF(AND([.F1085] &lt;&gt; &quot;&quot;;[.G1085] &lt;&gt; &quot;&quot;);([.G1085]-[.F108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7" table:formula="of:=[.A1085]" table:style-name="ce17">
            <text:p>917</text:p>
          </table:table-cell>
          <table:table-cell table:style-name="ce19"/>
          <table:table-cell table:style-name="ce4"/>
          <table:table-cell office:value-type="string" office:string-value="---" table:formula="of:=IF(AND([.F1086] &lt;&gt; &quot;&quot;;[.G1086] &lt;&gt; &quot;&quot;);([.G1086]-[.F1086])*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7" table:formula="of:=[.A1086]" table:style-name="ce17">
            <text:p>917</text:p>
          </table:table-cell>
          <table:table-cell table:style-name="ce19"/>
          <table:table-cell table:style-name="ce4"/>
          <table:table-cell office:value-type="string" office:string-value="---" table:formula="of:=IF(AND([.F1087] &lt;&gt; &quot;&quot;;[.G1087] &lt;&gt; &quot;&quot;);([.G1087]-[.F108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7" table:formula="of:=[.A1087]" table:style-name="ce17">
            <text:p>917</text:p>
          </table:table-cell>
          <table:table-cell table:style-name="ce19"/>
          <table:table-cell table:style-name="ce4"/>
          <table:table-cell office:value-type="string" office:string-value="---" table:formula="of:=IF(AND([.F1088] &lt;&gt; &quot;&quot;;[.G1088] &lt;&gt; &quot;&quot;);([.G1088]-[.F1088])*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7" table:formula="of:=[.A1088]" table:style-name="ce17">
            <text:p>917</text:p>
          </table:table-cell>
          <table:table-cell table:style-name="ce19"/>
          <table:table-cell table:style-name="ce4"/>
          <table:table-cell office:value-type="string" office:string-value="---" table:formula="of:=IF(AND([.F1089] &lt;&gt; &quot;&quot;;[.G1089] &lt;&gt; &quot;&quot;);([.G1089]-[.F1089])*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7" table:formula="of:=[.A1089]" table:style-name="ce17">
            <text:p>917</text:p>
          </table:table-cell>
          <table:table-cell table:style-name="ce19"/>
          <table:table-cell table:style-name="ce4"/>
          <table:table-cell office:value-type="string" office:string-value="---" table:formula="of:=IF(AND([.F1090] &lt;&gt; &quot;&quot;;[.G1090] &lt;&gt; &quot;&quot;);([.G1090]-[.F1090])*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7" table:formula="of:=[.A1090]" table:style-name="ce17">
            <text:p>917</text:p>
          </table:table-cell>
          <table:table-cell table:style-name="ce19"/>
          <table:table-cell table:style-name="ce4"/>
          <table:table-cell office:value-type="string" office:string-value="---" table:formula="of:=IF(AND([.F1091] &lt;&gt; &quot;&quot;;[.G1091] &lt;&gt; &quot;&quot;);([.G1091]-[.F1091])*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7" table:formula="of:=[.A1091]" table:style-name="ce17">
            <text:p>917</text:p>
          </table:table-cell>
          <table:table-cell table:style-name="ce19"/>
          <table:table-cell table:style-name="ce4"/>
          <table:table-cell office:value-type="string" office:string-value="---" table:formula="of:=IF(AND([.F1092] &lt;&gt; &quot;&quot;;[.G1092] &lt;&gt; &quot;&quot;);([.G1092]-[.F1092])*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7" table:formula="of:=[.A1092]" table:style-name="ce17">
            <text:p>917</text:p>
          </table:table-cell>
          <table:table-cell table:style-name="ce19"/>
          <table:table-cell table:style-name="ce4"/>
          <table:table-cell office:value-type="string" office:string-value="---" table:formula="of:=IF(AND([.F1093] &lt;&gt; &quot;&quot;;[.G1093] &lt;&gt; &quot;&quot;);([.G1093]-[.F1093])*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7" table:formula="of:=[.A1093]" table:style-name="ce17">
            <text:p>917</text:p>
          </table:table-cell>
          <table:table-cell table:style-name="ce19"/>
          <table:table-cell table:style-name="ce4"/>
          <table:table-cell office:value-type="string" office:string-value="---" table:formula="of:=IF(AND([.F1094] &lt;&gt; &quot;&quot;;[.G1094] &lt;&gt; &quot;&quot;);([.G1094]-[.F109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7" table:formula="of:=[.A1094]" table:style-name="ce17">
            <text:p>917</text:p>
          </table:table-cell>
          <table:table-cell table:style-name="ce19"/>
          <table:table-cell table:style-name="ce4"/>
          <table:table-cell office:value-type="string" office:string-value="---" table:formula="of:=IF(AND([.F1095] &lt;&gt; &quot;&quot;;[.G1095] &lt;&gt; &quot;&quot;);([.G1095]-[.F1095])*24;&quot;---&quot;)"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4" table:visibility="collapse">
          <table:table-cell office:value-type="float" office:value="917" table:formula="of:=[.A1095]" table:style-name="ce17">
            <text:p>917</text:p>
          </table:table-cell>
          <table:table-cell office:value-type="float" office:value="6.75" table:formula="of:=COM.MICROSOFT.CEILING([.C1096];0.25)" table:style-name="ce19">
            <text:p>6.750</text:p>
          </table:table-cell>
          <table:table-cell office:value-type="float" office:value="6.6630555554875173" table:formula="of:=SUM([.D1096:.D1115])" table:style-name="ce4">
            <text:p>6.663</text:p>
          </table:table-cell>
          <table:table-cell office:value-type="string" office:string-value="---" table:formula="of:=IF(AND([.F1096] &lt;&gt; &quot;&quot;;[.G1096] &lt;&gt; &quot;&quot;);([.G1096]-[.F1096])*24;&quot;---&quot;)" table:style-name="ce4">
            <text:p>---</text:p>
          </table:table-cell>
          <table:table-cell office:value-type="date" office:date-value="2025-05-28T00:00:00" table:style-name="ce20">
            <text:p>28-May</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7" table:formula="of:=[.A1096]" table:style-name="ce17">
            <text:p>917</text:p>
          </table:table-cell>
          <table:table-cell table:style-name="ce19"/>
          <table:table-cell office:value-type="string" table:style-name="ce4">
            <text:p>BILLED</text:p>
          </table:table-cell>
          <table:table-cell office:value-type="float" office:value="0.25000000011641532" table:formula="of:=IF(AND([.F1097] &lt;&gt; &quot;&quot;;[.G1097] &lt;&gt; &quot;&quot;);([.G1097]-[.F1097])*24;&quot;---&quot;)" table:style-name="ce4">
            <text:p>0.250</text:p>
          </table:table-cell>
          <table:table-cell office:value-type="string" table:style-name="ce21">
            <text:p>mtt-gdaily</text:p>
          </table:table-cell>
          <table:table-cell office:value-type="date" office:date-value="2025-05-28T08:30:00" table:style-name="ce14">
            <text:p>5/28/25 08:30 AM</text:p>
          </table:table-cell>
          <table:table-cell office:value-type="date" office:date-value="2025-05-28T08:45:00" table:style-name="ce14">
            <text:p>5/28/25 08:45 AM</text:p>
          </table:table-cell>
          <table:table-cell office:value-type="string" table:style-name="ce13">
            <text:p>Daily meetings with the team.</text:p>
          </table:table-cell>
          <table:table-cell table:style-name="ce23"/>
          <table:table-cell table:number-columns-repeated="16375"/>
        </table:table-row>
        <table:table-row table:style-name="ro4" table:visibility="collapse">
          <table:table-cell office:value-type="float" office:value="917" table:formula="of:=[.A1097]" table:style-name="ce17">
            <text:p>917</text:p>
          </table:table-cell>
          <table:table-cell table:style-name="ce19"/>
          <table:table-cell office:value-type="string" table:style-name="ce4">
            <text:p>BILLED</text:p>
          </table:table-cell>
          <table:table-cell office:value-type="float" office:value="0.49999999988358468" table:formula="of:=IF(AND([.F1098] &lt;&gt; &quot;&quot;;[.G1098] &lt;&gt; &quot;&quot;);([.G1098]-[.F1098])*24;&quot;---&quot;)" table:style-name="ce4">
            <text:p>0.500</text:p>
          </table:table-cell>
          <table:table-cell office:value-type="string" table:style-name="ce21">
            <text:p>mtt-gdaily</text:p>
          </table:table-cell>
          <table:table-cell office:value-type="date" office:date-value="2025-05-28T09:30:00" table:style-name="ce14">
            <text:p>5/28/25 09:30 AM</text:p>
          </table:table-cell>
          <table:table-cell office:value-type="date" office:date-value="2025-05-28T10:00:00" table:style-name="ce14">
            <text:p>5/28/25 10:00 AM</text:p>
          </table:table-cell>
          <table:table-cell office:value-type="string" table:style-name="ce13">
            <text:p>#</text:p>
          </table:table-cell>
          <table:table-cell table:style-name="ce23"/>
          <table:table-cell table:number-columns-repeated="16375"/>
        </table:table-row>
        <table:table-row table:style-name="ro4" table:visibility="collapse">
          <table:table-cell office:value-type="float" office:value="917" table:formula="of:=[.A1098]" table:style-name="ce17">
            <text:p>917</text:p>
          </table:table-cell>
          <table:table-cell table:style-name="ce19"/>
          <table:table-cell office:value-type="string" table:style-name="ce4">
            <text:p>BILLED</text:p>
          </table:table-cell>
          <table:table-cell office:value-type="float" office:value="0.56777777778916061" table:formula="of:=IF(AND([.F1099] &lt;&gt; &quot;&quot;;[.G1099] &lt;&gt; &quot;&quot;);([.G1099]-[.F1099])*24;&quot;---&quot;)" table:style-name="ce4">
            <text:p>0.568</text:p>
          </table:table-cell>
          <table:table-cell office:value-type="string" table:style-name="ce21">
            <text:p>IDtoaviobook</text:p>
          </table:table-cell>
          <table:table-cell office:value-type="date" office:date-value="2025-05-28T10:00:00" table:style-name="ce14">
            <text:p>5/28/25 10:00 AM</text:p>
          </table:table-cell>
          <table:table-cell office:value-type="date" office:date-value="2025-05-28T10:34:04" table:style-name="ce14">
            <text:p>5/28/25 10:34 AM</text:p>
          </table:table-cell>
          <table:table-cell office:value-type="string" table:style-name="ce21">
            <text:p>Worked on passing tests in DEV using the new prelive split model for IDtoAviobook. Worked to deploy IdtoAviobook in QA.</text:p>
          </table:table-cell>
          <table:table-cell table:style-name="ce23"/>
          <table:table-cell table:number-columns-repeated="16375"/>
        </table:table-row>
        <table:table-row table:style-name="ro4" table:visibility="collapse">
          <table:table-cell office:value-type="float" office:value="917" table:formula="of:=[.A1099]" table:style-name="ce17">
            <text:p>917</text:p>
          </table:table-cell>
          <table:table-cell table:style-name="ce19"/>
          <table:table-cell office:value-type="string" table:style-name="ce4">
            <text:p>BILLED</text:p>
          </table:table-cell>
          <table:table-cell office:value-type="float" office:value="1.3427777776960284" table:formula="of:=IF(AND([.F1100] &lt;&gt; &quot;&quot;;[.G1100] &lt;&gt; &quot;&quot;);([.G1100]-[.F1100])*24;&quot;---&quot;)" table:style-name="ce4">
            <text:p>1.343</text:p>
          </table:table-cell>
          <table:table-cell office:value-type="string" table:style-name="ce21">
            <text:p>IDtoaviobook</text:p>
          </table:table-cell>
          <table:table-cell office:value-type="date" office:date-value="2025-05-28T10:39:26" table:style-name="ce14">
            <text:p>5/28/25 10:39 AM</text:p>
          </table:table-cell>
          <table:table-cell office:value-type="date" office:date-value="2025-05-28T12:00:00" table:style-name="ce14">
            <text:p>5/28/25 12:00 PM</text:p>
          </table:table-cell>
          <table:table-cell office:value-type="string" table:style-name="ce13">
            <text:p>#</text:p>
          </table:table-cell>
          <table:table-cell table:style-name="ce23"/>
          <table:table-cell table:number-columns-repeated="16375"/>
        </table:table-row>
        <table:table-row table:style-name="ro4" table:visibility="collapse">
          <table:table-cell office:value-type="float" office:value="917" table:formula="of:=[.A1100]" table:style-name="ce17">
            <text:p>917</text:p>
          </table:table-cell>
          <table:table-cell table:style-name="ce19"/>
          <table:table-cell office:value-type="string" table:style-name="ce4">
            <text:p>BILLED</text:p>
          </table:table-cell>
          <table:table-cell office:value-type="float" office:value="0.73888888891087845" table:formula="of:=IF(AND([.F1101] &lt;&gt; &quot;&quot;;[.G1101] &lt;&gt; &quot;&quot;);([.G1101]-[.F1101])*24;&quot;---&quot;)" table:style-name="ce4">
            <text:p>0.739</text:p>
          </table:table-cell>
          <table:table-cell office:value-type="string" table:style-name="ce21">
            <text:p>IDtoEmployeeSvc</text:p>
          </table:table-cell>
          <table:table-cell office:value-type="date" office:date-value="2025-05-28T12:00:00" table:style-name="ce14">
            <text:p>5/28/25 12:00 PM</text:p>
          </table:table-cell>
          <table:table-cell office:value-type="date" office:date-value="2025-05-28T12:44:20" table:style-name="ce14">
            <text:p>5/28/25 12:44 PM</text:p>
          </table:table-cell>
          <table:table-cell office:value-type="string" table:style-name="ce13">
            <text:p>Worked on resolving INC6652030 for the IDtoEmployeeSvc driver.</text:p>
          </table:table-cell>
          <table:table-cell table:style-name="ce23"/>
          <table:table-cell table:number-columns-repeated="16375"/>
        </table:table-row>
        <table:table-row table:style-name="ro4" table:visibility="collapse">
          <table:table-cell office:value-type="float" office:value="917" table:formula="of:=[.A1101]" table:style-name="ce17">
            <text:p>917</text:p>
          </table:table-cell>
          <table:table-cell table:style-name="ce19"/>
          <table:table-cell office:value-type="string" table:style-name="ce4">
            <text:p>BILLED</text:p>
          </table:table-cell>
          <table:table-cell office:value-type="float" office:value="2.0944444444030523" table:formula="of:=IF(AND([.F1102] &lt;&gt; &quot;&quot;;[.G1102] &lt;&gt; &quot;&quot;);([.G1102]-[.F1102])*24;&quot;---&quot;)" table:style-name="ce4">
            <text:p>2.094</text:p>
          </table:table-cell>
          <table:table-cell office:value-type="string" table:style-name="ce21">
            <text:p>idtoaviobook</text:p>
          </table:table-cell>
          <table:table-cell office:value-type="date" office:date-value="2025-05-28T15:47:34" table:style-name="ce14">
            <text:p>5/28/25 03:47 PM</text:p>
          </table:table-cell>
          <table:table-cell office:value-type="date" office:date-value="2025-05-28T17:53:14" table:style-name="ce14">
            <text:p>5/28/25 05:53 PM</text:p>
          </table:table-cell>
          <table:table-cell office:value-type="string" table:style-name="ce13">
            <text:p>#qa dploy</text:p>
          </table:table-cell>
          <table:table-cell table:style-name="ce23"/>
          <table:table-cell table:number-columns-repeated="16375"/>
        </table:table-row>
        <table:table-row table:style-name="ro4" table:visibility="collapse">
          <table:table-cell office:value-type="float" office:value="917" table:formula="of:=[.A1102]" table:style-name="ce17">
            <text:p>917</text:p>
          </table:table-cell>
          <table:table-cell table:style-name="ce19"/>
          <table:table-cell office:value-type="string" table:style-name="ce4">
            <text:p>BILLED</text:p>
          </table:table-cell>
          <table:table-cell office:value-type="float" office:value="1.1691666666883975" table:formula="of:=IF(AND([.F1103] &lt;&gt; &quot;&quot;;[.G1103] &lt;&gt; &quot;&quot;);([.G1103]-[.F1103])*24;&quot;---&quot;)" table:style-name="ce4">
            <text:p>1.169</text:p>
          </table:table-cell>
          <table:table-cell office:value-type="string" table:style-name="ce21">
            <text:p>idtoaviobook</text:p>
          </table:table-cell>
          <table:table-cell office:value-type="date" office:date-value="2025-05-28T17:53:14" table:style-name="ce14">
            <text:p>5/28/25 05:53 PM</text:p>
          </table:table-cell>
          <table:table-cell office:value-type="date" office:date-value="2025-05-28T19:03:23" table:style-name="ce14">
            <text:p>5/28/25 07:03 PM</text:p>
          </table:table-cell>
          <table:table-cell office:value-type="string" table:style-name="ce13">
            <text:p>#start qa deploy essentially dine, fixing IDPreliveValidation columns: 'missing dn' error</text:p>
          </table:table-cell>
          <table:table-cell table:style-name="ce23"/>
          <table:table-cell table:number-columns-repeated="16375"/>
        </table:table-row>
        <table:table-row table:style-name="ro4" table:visibility="collapse">
          <table:table-cell office:value-type="float" office:value="917" table:formula="of:=[.A1103]" table:style-name="ce17">
            <text:p>917</text:p>
          </table:table-cell>
          <table:table-cell table:style-name="ce19"/>
          <table:table-cell table:style-name="ce4"/>
          <table:table-cell office:value-type="string" office:string-value="---" table:formula="of:=IF(AND([.F1104] &lt;&gt; &quot;&quot;;[.G1104] &lt;&gt; &quot;&quot;);([.G1104]-[.F1104])*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7" table:formula="of:=[.A1104]" table:style-name="ce17">
            <text:p>917</text:p>
          </table:table-cell>
          <table:table-cell table:style-name="ce19"/>
          <table:table-cell table:style-name="ce4"/>
          <table:table-cell office:value-type="string" office:string-value="---" table:formula="of:=IF(AND([.F1105] &lt;&gt; &quot;&quot;;[.G1105] &lt;&gt; &quot;&quot;);([.G1105]-[.F1105])*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7" table:formula="of:=[.A1105]" table:style-name="ce17">
            <text:p>917</text:p>
          </table:table-cell>
          <table:table-cell table:style-name="ce19"/>
          <table:table-cell table:style-name="ce4"/>
          <table:table-cell office:value-type="string" office:string-value="---" table:formula="of:=IF(AND([.F1106] &lt;&gt; &quot;&quot;;[.G1106] &lt;&gt; &quot;&quot;);([.G1106]-[.F1106])*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7" table:formula="of:=[.A1106]" table:style-name="ce17">
            <text:p>917</text:p>
          </table:table-cell>
          <table:table-cell table:style-name="ce19"/>
          <table:table-cell table:style-name="ce4"/>
          <table:table-cell office:value-type="string" office:string-value="---" table:formula="of:=IF(AND([.F1107] &lt;&gt; &quot;&quot;;[.G1107] &lt;&gt; &quot;&quot;);([.G1107]-[.F1107])*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7" table:formula="of:=[.A1107]" table:style-name="ce17">
            <text:p>917</text:p>
          </table:table-cell>
          <table:table-cell table:style-name="ce19"/>
          <table:table-cell table:style-name="ce4"/>
          <table:table-cell office:value-type="string" office:string-value="---" table:formula="of:=IF(AND([.F1108] &lt;&gt; &quot;&quot;;[.G1108] &lt;&gt; &quot;&quot;);([.G1108]-[.F1108])*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7" table:formula="of:=[.A1108]" table:style-name="ce17">
            <text:p>917</text:p>
          </table:table-cell>
          <table:table-cell table:style-name="ce19"/>
          <table:table-cell table:style-name="ce4"/>
          <table:table-cell office:value-type="string" office:string-value="---" table:formula="of:=IF(AND([.F1109] &lt;&gt; &quot;&quot;;[.G1109] &lt;&gt; &quot;&quot;);([.G1109]-[.F1109])*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7" table:formula="of:=[.A1109]" table:style-name="ce17">
            <text:p>917</text:p>
          </table:table-cell>
          <table:table-cell table:style-name="ce19"/>
          <table:table-cell table:style-name="ce4"/>
          <table:table-cell office:value-type="string" office:string-value="---" table:formula="of:=IF(AND([.F1110] &lt;&gt; &quot;&quot;;[.G1110] &lt;&gt; &quot;&quot;);([.G1110]-[.F1110])*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7" table:formula="of:=[.A1110]" table:style-name="ce17">
            <text:p>917</text:p>
          </table:table-cell>
          <table:table-cell table:style-name="ce19"/>
          <table:table-cell table:style-name="ce4"/>
          <table:table-cell office:value-type="string" office:string-value="---" table:formula="of:=IF(AND([.F1111] &lt;&gt; &quot;&quot;;[.G1111] &lt;&gt; &quot;&quot;);([.G1111]-[.F1111])*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7" table:formula="of:=[.A1111]" table:style-name="ce17">
            <text:p>917</text:p>
          </table:table-cell>
          <table:table-cell table:style-name="ce19"/>
          <table:table-cell table:style-name="ce4"/>
          <table:table-cell office:value-type="string" office:string-value="---" table:formula="of:=IF(AND([.F1112] &lt;&gt; &quot;&quot;;[.G1112] &lt;&gt; &quot;&quot;);([.G1112]-[.F1112])*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7" table:formula="of:=[.A1112]" table:style-name="ce17">
            <text:p>917</text:p>
          </table:table-cell>
          <table:table-cell table:style-name="ce19"/>
          <table:table-cell table:style-name="ce4"/>
          <table:table-cell office:value-type="string" office:string-value="---" table:formula="of:=IF(AND([.F1113] &lt;&gt; &quot;&quot;;[.G1113] &lt;&gt; &quot;&quot;);([.G1113]-[.F1113])*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7" table:formula="of:=[.A1113]" table:style-name="ce17">
            <text:p>917</text:p>
          </table:table-cell>
          <table:table-cell table:style-name="ce19"/>
          <table:table-cell table:style-name="ce4"/>
          <table:table-cell office:value-type="string" office:string-value="---" table:formula="of:=IF(AND([.F1114] &lt;&gt; &quot;&quot;;[.G1114] &lt;&gt; &quot;&quot;);([.G1114]-[.F1114])*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7" table:formula="of:=[.A1114]" table:style-name="ce17">
            <text:p>917</text:p>
          </table:table-cell>
          <table:table-cell table:style-name="ce19"/>
          <table:table-cell table:style-name="ce4"/>
          <table:table-cell office:value-type="string" office:string-value="---" table:formula="of:=IF(AND([.F1115] &lt;&gt; &quot;&quot;;[.G1115] &lt;&gt; &quot;&quot;);([.G1115]-[.F1115])*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7" table:formula="of:=[.A1115]" table:style-name="ce17">
            <text:p>917</text:p>
          </table:table-cell>
          <table:table-cell office:value-type="float" office:value="7.75" table:formula="of:=COM.MICROSOFT.CEILING([.C1116];0.25)" table:style-name="ce19">
            <text:p>7.750</text:p>
          </table:table-cell>
          <table:table-cell office:value-type="float" office:value="7.6141666668117978" table:formula="of:=SUM([.D1116:.D1132])" table:style-name="ce4">
            <text:p>7.614</text:p>
          </table:table-cell>
          <table:table-cell office:value-type="string" office:string-value="---" table:formula="of:=IF(AND([.F1116] &lt;&gt; &quot;&quot;;[.G1116] &lt;&gt; &quot;&quot;);([.G1116]-[.F1116])*24;&quot;---&quot;)" table:style-name="ce4">
            <text:p>---</text:p>
          </table:table-cell>
          <table:table-cell office:value-type="date" office:date-value="2025-05-29T00:00:00" table:style-name="ce28">
            <text:p>29-May</text:p>
          </table:table-cell>
          <table:table-cell table:number-columns-repeated="2" table:style-name="ce14"/>
          <table:table-cell table:style-name="ce13"/>
          <table:table-cell table:style-name="ce18"/>
          <table:table-cell table:number-columns-repeated="16375"/>
        </table:table-row>
        <table:table-row table:style-name="ro6" table:visibility="collapse">
          <table:table-cell office:value-type="float" office:value="917" table:formula="of:=[.A1116]" table:style-name="ce17">
            <text:p>917</text:p>
          </table:table-cell>
          <table:table-cell table:style-name="ce19"/>
          <table:table-cell office:value-type="string" table:style-name="ce4">
            <text:p>BILLED</text:p>
          </table:table-cell>
          <table:table-cell office:value-type="float" office:value="0.25000000011641532" table:formula="of:=IF(AND([.F1117] &lt;&gt; &quot;&quot;;[.G1117] &lt;&gt; &quot;&quot;);([.G1117]-[.F1117])*24;&quot;---&quot;)" table:style-name="ce4">
            <text:p>0.250</text:p>
          </table:table-cell>
          <table:table-cell office:value-type="string" table:style-name="ce21">
            <text:p>mtg-Daily</text:p>
          </table:table-cell>
          <table:table-cell office:value-type="date" office:date-value="2025-05-29T08:30:00" table:style-name="ce14">
            <text:p>5/29/25 08:30 AM</text:p>
          </table:table-cell>
          <table:table-cell office:value-type="date" office:date-value="2025-05-29T08:45:00" table:style-name="ce14">
            <text:p>5/29/25 08:45 AM</text:p>
          </table:table-cell>
          <table:table-cell office:value-type="string" table:style-name="ce13">
            <text:p>Daily meetings with the team. EE demo meeting.</text:p>
          </table:table-cell>
          <table:table-cell office:value-type="string" table:style-name="ce18">
            <text:p>I missed most of the demo meeting as I was deploying IDtoAviobook; this is why the time is still small.</text:p>
          </table:table-cell>
          <table:table-cell table:number-columns-repeated="16375"/>
        </table:table-row>
        <table:table-row table:style-name="ro4" table:visibility="collapse">
          <table:table-cell office:value-type="float" office:value="917" table:formula="of:=[.A1117]" table:style-name="ce17">
            <text:p>917</text:p>
          </table:table-cell>
          <table:table-cell table:style-name="ce19"/>
          <table:table-cell office:value-type="string" table:style-name="ce4">
            <text:p>BILLED</text:p>
          </table:table-cell>
          <table:table-cell office:value-type="float" office:value="1.408333333209157" table:formula="of:=IF(AND([.F1118] &lt;&gt; &quot;&quot;;[.G1118] &lt;&gt; &quot;&quot;);([.G1118]-[.F1118])*24;&quot;---&quot;)" table:style-name="ce4">
            <text:p>1.408</text:p>
          </table:table-cell>
          <table:table-cell office:value-type="string" table:style-name="ce21">
            <text:p>IDtoAviobook</text:p>
          </table:table-cell>
          <table:table-cell office:value-type="date" office:date-value="2025-05-29T09:30:00" table:style-name="ce14">
            <text:p>5/29/25 09:30 AM</text:p>
          </table:table-cell>
          <table:table-cell office:value-type="date" office:date-value="2025-05-29T10:54:30" table:style-name="ce14">
            <text:p>5/29/25 10:54 AM</text:p>
          </table:table-cell>
          <table:table-cell office:value-type="string" table:style-name="ce13">
            <text:p>Worked to resolve test issues in QA for IDtoAviobook. Worked on deploying the latest driver to production. Worked on the last 9 users marked as flight attendants with Kisnley Johnson.</text:p>
          </table:table-cell>
          <table:table-cell table:style-name="ce18"/>
          <table:table-cell table:number-columns-repeated="16375"/>
        </table:table-row>
        <table:table-row table:style-name="ro4" table:visibility="collapse">
          <table:table-cell office:value-type="float" office:value="917" table:formula="of:=[.A1118]" table:style-name="ce17">
            <text:p>917</text:p>
          </table:table-cell>
          <table:table-cell table:style-name="ce19"/>
          <table:table-cell office:value-type="string" table:style-name="ce4">
            <text:p>BILLED</text:p>
          </table:table-cell>
          <table:table-cell office:value-type="float" office:value="0.99055555555969477" table:formula="of:=IF(AND([.F1119] &lt;&gt; &quot;&quot;;[.G1119] &lt;&gt; &quot;&quot;);([.G1119]-[.F1119])*24;&quot;---&quot;)" table:style-name="ce4">
            <text:p>0.991</text:p>
          </table:table-cell>
          <table:table-cell office:value-type="string" table:style-name="ce21">
            <text:p>IDtoAviobook</text:p>
          </table:table-cell>
          <table:table-cell office:value-type="date" office:date-value="2025-05-29T10:54:30" table:style-name="ce14">
            <text:p>5/29/25 10:54 AM</text:p>
          </table:table-cell>
          <table:table-cell office:value-type="date" office:date-value="2025-05-29T11:53:56" table:style-name="ce14">
            <text:p>5/29/25 11:53 AM</text:p>
          </table:table-cell>
          <table:table-cell office:value-type="string" table:style-name="ce13">
            <text:p>#last two tests on aviobook; then rebaseline, found matching issues</text:p>
          </table:table-cell>
          <table:table-cell table:style-name="ce18"/>
          <table:table-cell table:number-columns-repeated="16375"/>
        </table:table-row>
        <table:table-row table:style-name="ro4" table:visibility="collapse">
          <table:table-cell office:value-type="float" office:value="917" table:formula="of:=[.A1119]" table:style-name="ce17">
            <text:p>917</text:p>
          </table:table-cell>
          <table:table-cell table:style-name="ce19"/>
          <table:table-cell office:value-type="string" table:style-name="ce4">
            <text:p>BILLED</text:p>
          </table:table-cell>
          <table:table-cell office:value-type="float" office:value="2.121111111191567" table:formula="of:=IF(AND([.F1120] &lt;&gt; &quot;&quot;;[.G1120] &lt;&gt; &quot;&quot;);([.G1120]-[.F1120])*24;&quot;---&quot;)" table:style-name="ce4">
            <text:p>2.121</text:p>
          </table:table-cell>
          <table:table-cell office:value-type="string" table:style-name="ce21">
            <text:p>IDtoAviobook</text:p>
          </table:table-cell>
          <table:table-cell office:value-type="date" office:date-value="2025-05-29T11:53:56" table:style-name="ce14">
            <text:p>5/29/25 11:53 AM</text:p>
          </table:table-cell>
          <table:table-cell office:value-type="date" office:date-value="2025-05-29T14:01:12" table:style-name="ce14">
            <text:p>5/29/25 02:01 PM</text:p>
          </table:table-cell>
          <table:table-cell office:value-type="string" table:style-name="ce13">
            <text:p>#prod deploy</text:p>
          </table:table-cell>
          <table:table-cell table:style-name="ce18"/>
          <table:table-cell table:number-columns-repeated="16375"/>
        </table:table-row>
        <table:table-row table:style-name="ro4" table:visibility="collapse">
          <table:table-cell office:value-type="float" office:value="917" table:formula="of:=[.A1120]" table:style-name="ce17">
            <text:p>917</text:p>
          </table:table-cell>
          <table:table-cell table:style-name="ce19"/>
          <table:table-cell office:value-type="string" table:style-name="ce4">
            <text:p>BILLED</text:p>
          </table:table-cell>
          <table:table-cell office:value-type="float" office:value="0.15055555565049872" table:formula="of:=IF(AND([.F1121] &lt;&gt; &quot;&quot;;[.G1121] &lt;&gt; &quot;&quot;);([.G1121]-[.F1121])*24;&quot;---&quot;)" table:style-name="ce4">
            <text:p>0.151</text:p>
          </table:table-cell>
          <table:table-cell office:value-type="string" table:style-name="ce21">
            <text:p>mtg-EEDemos</text:p>
          </table:table-cell>
          <table:table-cell office:value-type="date" office:date-value="2025-05-29T14:22:58" table:style-name="ce14">
            <text:p>5/29/25 02:22 PM</text:p>
          </table:table-cell>
          <table:table-cell office:value-type="date" office:date-value="2025-05-29T14:32:00" table:style-name="ce14">
            <text:p>5/29/25 02:32 PM</text:p>
          </table:table-cell>
          <table:table-cell office:value-type="string" table:style-name="ce13">
            <text:p>#</text:p>
          </table:table-cell>
          <table:table-cell table:style-name="ce18"/>
          <table:table-cell table:number-columns-repeated="16375"/>
        </table:table-row>
        <table:table-row table:style-name="ro9" table:visibility="collapse">
          <table:table-cell office:value-type="float" office:value="917" table:formula="of:=[.A1121]" table:style-name="ce17">
            <text:p>917</text:p>
          </table:table-cell>
          <table:table-cell table:style-name="ce11"/>
          <table:table-cell office:value-type="string" table:style-name="ce4">
            <text:p>BILLED</text:p>
          </table:table-cell>
          <table:table-cell office:value-type="float" office:value="1.5819444443914108" table:formula="of:=IF(AND([.F1122] &lt;&gt; &quot;&quot;;[.G1122] &lt;&gt; &quot;&quot;);([.G1122]-[.F1122])*24;&quot;---&quot;)" table:style-name="ce4">
            <text:p>1.582</text:p>
          </table:table-cell>
          <table:table-cell office:value-type="string" table:style-name="ce21">
            <text:p>BAES UK</text:p>
          </table:table-cell>
          <table:table-cell office:value-type="date" office:date-value="2025-05-29T14:32:00" table:style-name="ce14">
            <text:p>5/29/25 02:32 PM</text:p>
          </table:table-cell>
          <table:table-cell office:value-type="date" office:date-value="2025-05-29T16:06:55" table:style-name="ce14">
            <text:p>5/29/25 04:06 PM</text:p>
          </table:table-cell>
          <table:table-cell office:value-type="string" table:style-name="ce13">
            <text:p>Worked to resolve matching rule questions for the SF driver.</text:p>
          </table:table-cell>
          <table:table-cell office:value-type="string" table:style-name="ce15">
            <text:p>Discussion with Gary coming up with a plan to resolve AC matching rule concerns. Gary created a cool truth table and it really helped the discussion.</text:p>
          </table:table-cell>
          <table:table-cell table:number-columns-repeated="16375"/>
        </table:table-row>
        <table:table-row table:style-name="ro4" table:visibility="collapse">
          <table:table-cell office:value-type="float" office:value="917" table:formula="of:=[.A1122]" table:style-name="ce17">
            <text:p>917</text:p>
          </table:table-cell>
          <table:table-cell table:style-name="ce29"/>
          <table:table-cell office:value-type="string" table:style-name="ce4">
            <text:p>BILLED</text:p>
          </table:table-cell>
          <table:table-cell office:value-type="float" office:value="0.6030555556062609" table:formula="of:=IF(AND([.F1123] &lt;&gt; &quot;&quot;;[.G1123] &lt;&gt; &quot;&quot;);([.G1123]-[.F1123])*24;&quot;---&quot;)" table:style-name="ce4">
            <text:p>0.603</text:p>
          </table:table-cell>
          <table:table-cell office:value-type="string" table:style-name="ce21">
            <text:p>IDtoAutocrib</text:p>
          </table:table-cell>
          <table:table-cell office:value-type="date" office:date-value="2025-05-29T16:06:55" table:style-name="ce14">
            <text:p>5/29/25 04:06 PM</text:p>
          </table:table-cell>
          <table:table-cell office:value-type="date" office:date-value="2025-05-29T16:43:06" table:style-name="ce14">
            <text:p>5/29/25 04:43 PM</text:p>
          </table:table-cell>
          <table:table-cell office:value-type="string" table:style-name="ce13">
            <text:p>Worked to test LAX destination, and prepare LAX user import for the go-live next week for IDtoAutocrib.</text:p>
          </table:table-cell>
          <table:table-cell table:style-name="ce18"/>
          <table:table-cell table:number-columns-repeated="16375"/>
        </table:table-row>
        <table:table-row table:style-name="ro4" table:visibility="collapse">
          <table:table-cell office:value-type="float" office:value="917" table:formula="of:=[.A1123]" table:style-name="ce17">
            <text:p>917</text:p>
          </table:table-cell>
          <table:table-cell table:style-name="ce19"/>
          <table:table-cell office:value-type="string" table:style-name="ce4">
            <text:p>BILLED</text:p>
          </table:table-cell>
          <table:table-cell office:value-type="float" office:value="0.14138888876186684" table:formula="of:=IF(AND([.F1124] &lt;&gt; &quot;&quot;;[.G1124] &lt;&gt; &quot;&quot;);([.G1124]-[.F1124])*24;&quot;---&quot;)" table:style-name="ce4">
            <text:p>0.141</text:p>
          </table:table-cell>
          <table:table-cell office:value-type="string" table:style-name="ce21">
            <text:p>IDtoAviobook</text:p>
          </table:table-cell>
          <table:table-cell office:value-type="date" office:date-value="2025-05-29T16:43:06" table:style-name="ce14">
            <text:p>5/29/25 04:43 PM</text:p>
          </table:table-cell>
          <table:table-cell office:value-type="date" office:date-value="2025-05-29T16:51:35" table:style-name="ce14">
            <text:p>5/29/25 04:51 PM</text:p>
          </table:table-cell>
          <table:table-cell office:value-type="string" table:style-name="ce13">
            <text:p>#avio_cabin_fa - 9 static left over flight attendits static . .</text:p>
          </table:table-cell>
          <table:table-cell table:style-name="ce18"/>
          <table:table-cell table:number-columns-repeated="16375"/>
        </table:table-row>
        <table:table-row table:style-name="ro4" table:visibility="collapse">
          <table:table-cell office:value-type="float" office:value="917" table:formula="of:=[.A1124]" table:style-name="ce17">
            <text:p>917</text:p>
          </table:table-cell>
          <table:table-cell table:style-name="ce19"/>
          <table:table-cell office:value-type="string" table:style-name="ce4">
            <text:p>BILLED</text:p>
          </table:table-cell>
          <table:table-cell office:value-type="float" office:value="0.30694444460095838" table:formula="of:=IF(AND([.F1125] &lt;&gt; &quot;&quot;;[.G1125] &lt;&gt; &quot;&quot;);([.G1125]-[.F1125])*24;&quot;---&quot;)" table:style-name="ce4">
            <text:p>0.307</text:p>
          </table:table-cell>
          <table:table-cell office:value-type="string" table:style-name="ce21">
            <text:p>IDtoEmployeeSvc</text:p>
          </table:table-cell>
          <table:table-cell office:value-type="date" office:date-value="2025-05-29T16:51:35" table:style-name="ce14">
            <text:p>5/29/25 04:51 PM</text:p>
          </table:table-cell>
          <table:table-cell office:value-type="date" office:date-value="2025-05-29T17:10:00" table:style-name="ce14">
            <text:p>5/29/25 05:10 PM</text:p>
          </table:table-cell>
          <table:table-cell office:value-type="string" table:style-name="ce13">
            <text:p>Worked on fixing email notification for errors for the IDtoEmployeeSvc driver.</text:p>
          </table:table-cell>
          <table:table-cell table:style-name="ce18"/>
          <table:table-cell table:number-columns-repeated="16375"/>
        </table:table-row>
        <table:table-row table:style-name="ro4" table:visibility="collapse">
          <table:table-cell office:value-type="float" office:value="917" table:formula="of:=[.A1125]" table:style-name="ce17">
            <text:p>917</text:p>
          </table:table-cell>
          <table:table-cell table:style-name="ce19"/>
          <table:table-cell office:value-type="string" table:style-name="ce4">
            <text:p>BILLED</text:p>
          </table:table-cell>
          <table:table-cell office:value-type="float" office:value="6.0277777723968029E-2" table:formula="of:=IF(AND([.F1126] &lt;&gt; &quot;&quot;;[.G1126] &lt;&gt; &quot;&quot;);([.G1126]-[.F1126])*24;&quot;---&quot;)" table:style-name="ce4">
            <text:p>0.060</text:p>
          </table:table-cell>
          <table:table-cell office:value-type="string" table:style-name="ce21">
            <text:p>IDtoEmployeeSvc</text:p>
          </table:table-cell>
          <table:table-cell office:value-type="date" office:date-value="2025-05-29T17:24:46" table:style-name="ce14">
            <text:p>5/29/25 05:24 PM</text:p>
          </table:table-cell>
          <table:table-cell office:value-type="date" office:date-value="2025-05-29T17:28:23" table:style-name="ce14">
            <text:p>5/29/25 05:28 P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17" table:formula="of:=[.A1126]" table:style-name="ce17">
            <text:p>917</text:p>
          </table:table-cell>
          <table:table-cell table:style-name="ce19"/>
          <table:table-cell table:style-name="ce4"/>
          <table:table-cell office:value-type="string" office:string-value="---" table:formula="of:=IF(AND([.F1127] &lt;&gt; &quot;&quot;;[.G1127] &lt;&gt; &quot;&quot;);([.G1127]-[.F112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7" table:formula="of:=[.A1127]" table:style-name="ce17">
            <text:p>917</text:p>
          </table:table-cell>
          <table:table-cell table:style-name="ce19"/>
          <table:table-cell table:style-name="ce4"/>
          <table:table-cell office:value-type="string" office:string-value="---" table:formula="of:=IF(AND([.F1128] &lt;&gt; &quot;&quot;;[.G1128] &lt;&gt; &quot;&quot;);([.G1128]-[.F1128])*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7" table:formula="of:=[.A1128]" table:style-name="ce17">
            <text:p>917</text:p>
          </table:table-cell>
          <table:table-cell table:style-name="ce19"/>
          <table:table-cell table:style-name="ce4"/>
          <table:table-cell office:value-type="string" office:string-value="---" table:formula="of:=IF(AND([.F1129] &lt;&gt; &quot;&quot;;[.G1129] &lt;&gt; &quot;&quot;);([.G1129]-[.F1129])*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7" table:formula="of:=[.A1129]" table:style-name="ce17">
            <text:p>917</text:p>
          </table:table-cell>
          <table:table-cell table:style-name="ce19"/>
          <table:table-cell table:style-name="ce4"/>
          <table:table-cell office:value-type="string" office:string-value="---" table:formula="of:=IF(AND([.F1130] &lt;&gt; &quot;&quot;;[.G1130] &lt;&gt; &quot;&quot;);([.G1130]-[.F1130])*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7" table:formula="of:=[.A1130]" table:style-name="ce17">
            <text:p>917</text:p>
          </table:table-cell>
          <table:table-cell table:style-name="ce19"/>
          <table:table-cell table:style-name="ce4"/>
          <table:table-cell office:value-type="string" office:string-value="---" table:formula="of:=IF(AND([.F1131] &lt;&gt; &quot;&quot;;[.G1131] &lt;&gt; &quot;&quot;);([.G1131]-[.F1131])*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7" table:formula="of:=[.A1131]" table:style-name="ce17">
            <text:p>917</text:p>
          </table:table-cell>
          <table:table-cell table:style-name="ce19"/>
          <table:table-cell table:style-name="ce4"/>
          <table:table-cell office:value-type="string" office:string-value="---" table:formula="of:=IF(AND([.F1132] &lt;&gt; &quot;&quot;;[.G1132] &lt;&gt; &quot;&quot;);([.G1132]-[.F1132])*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7" table:formula="of:=[.A1132]" table:style-name="ce17">
            <text:p>917</text:p>
          </table:table-cell>
          <table:table-cell office:value-type="float" office:value="8" table:formula="of:=COM.MICROSOFT.CEILING([.C1133];0.25)" table:style-name="ce19">
            <text:p>8.000</text:p>
          </table:table-cell>
          <table:table-cell office:value-type="float" office:value="7.7872222223086283" table:formula="of:=SUM([.D1133:.D1151])" table:style-name="ce4">
            <text:p>7.787</text:p>
          </table:table-cell>
          <table:table-cell office:value-type="string" office:string-value="---" table:formula="of:=IF(AND([.F1133] &lt;&gt; &quot;&quot;;[.G1133] &lt;&gt; &quot;&quot;);([.G1133]-[.F1133])*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7" table:formula="of:=[.A1133]" table:style-name="ce17">
            <text:p>917</text:p>
          </table:table-cell>
          <table:table-cell table:style-name="ce19"/>
          <table:table-cell office:value-type="string" table:style-name="ce4">
            <text:p>BILLED</text:p>
          </table:table-cell>
          <table:table-cell office:value-type="float" office:value="0.18333333340706304" table:formula="of:=IF(AND([.F1134] &lt;&gt; &quot;&quot;;[.G1134] &lt;&gt; &quot;&quot;);([.G1134]-[.F1134])*24;&quot;---&quot;)" table:style-name="ce4">
            <text:p>0.183</text:p>
          </table:table-cell>
          <table:table-cell office:value-type="string" table:style-name="ce20">
            <text:p>mtg-Daily</text:p>
          </table:table-cell>
          <table:table-cell office:value-type="date" office:date-value="2025-05-30T08:30:00" table:style-name="ce14">
            <text:p>5/30/25 08:30 AM</text:p>
          </table:table-cell>
          <table:table-cell office:value-type="date" office:date-value="2025-05-30T08:41:00" table:style-name="ce14">
            <text:p>5/30/25 08:41 AM</text:p>
          </table:table-cell>
          <table:table-cell office:value-type="string" table:style-name="ce26">
            <text:p>Daily meetings with the team.</text:p>
          </table:table-cell>
          <table:table-cell table:style-name="ce18"/>
          <table:table-cell table:number-columns-repeated="16375"/>
        </table:table-row>
        <table:table-row table:style-name="ro4" table:visibility="collapse">
          <table:table-cell office:value-type="float" office:value="917" table:formula="of:=[.A1134]" table:style-name="ce17">
            <text:p>917</text:p>
          </table:table-cell>
          <table:table-cell table:style-name="ce19"/>
          <table:table-cell office:value-type="string" table:style-name="ce4">
            <text:p>BILLED</text:p>
          </table:table-cell>
          <table:table-cell office:value-type="float" office:value="0.49999999988358468" table:formula="of:=IF(AND([.F1135] &lt;&gt; &quot;&quot;;[.G1135] &lt;&gt; &quot;&quot;);([.G1135]-[.F1135])*24;&quot;---&quot;)" table:style-name="ce4">
            <text:p>0.500</text:p>
          </table:table-cell>
          <table:table-cell office:value-type="string" table:style-name="ce20">
            <text:p>mtg-Daily</text:p>
          </table:table-cell>
          <table:table-cell office:value-type="date" office:date-value="2025-05-30T09:30:00" table:style-name="ce14">
            <text:p>5/30/25 09:30 AM</text:p>
          </table:table-cell>
          <table:table-cell office:value-type="date" office:date-value="2025-05-30T10:00:00" table:style-name="ce14">
            <text:p>5/30/25 10:00 AM</text:p>
          </table:table-cell>
          <table:table-cell office:value-type="string" table:style-name="ce26">
            <text:p>#</text:p>
          </table:table-cell>
          <table:table-cell table:style-name="ce18"/>
          <table:table-cell table:number-columns-repeated="16375"/>
        </table:table-row>
        <table:table-row table:style-name="ro6" table:visibility="collapse">
          <table:table-cell office:value-type="float" office:value="917" table:formula="of:=[.A1135]" table:style-name="ce17">
            <text:p>917</text:p>
          </table:table-cell>
          <table:table-cell table:style-name="ce19"/>
          <table:table-cell office:value-type="string" table:style-name="ce4">
            <text:p>BILLED</text:p>
          </table:table-cell>
          <table:table-cell office:value-type="float" office:value="2.53333333338378" table:formula="of:=IF(AND([.F1136] &lt;&gt; &quot;&quot;;[.G1136] &lt;&gt; &quot;&quot;);([.G1136]-[.F1136])*24;&quot;---&quot;)" table:style-name="ce4">
            <text:p>2.533</text:p>
          </table:table-cell>
          <table:table-cell office:value-type="string" table:style-name="ce20">
            <text:p>IDtoEmployeeSvc</text:p>
          </table:table-cell>
          <table:table-cell office:value-type="date" office:date-value="2025-05-30T10:00:00" table:style-name="ce14">
            <text:p>5/30/25 10:00 AM</text:p>
          </table:table-cell>
          <table:table-cell office:value-type="date" office:date-value="2025-05-30T12:32:00" table:style-name="ce14">
            <text:p>5/30/25 12:32 PM</text:p>
          </table:table-cell>
          <table:table-cell office:value-type="string" table:style-name="ce13">
            <text:p>Worked on INC6652030, and discussed UAT plans with the team.</text:p>
          </table:table-cell>
          <table:table-cell office:value-type="string" table:style-name="ce18">
            <text:p>Came up with 9 todo steps from this call: Mostly around closing up the INC, and moving into a UAT to discuss latest driver changes, and watch it deal with errors.</text:p>
          </table:table-cell>
          <table:table-cell table:number-columns-repeated="16375"/>
        </table:table-row>
        <table:table-row table:style-name="ro4" table:visibility="collapse">
          <table:table-cell office:value-type="float" office:value="917" table:formula="of:=[.A1136]" table:style-name="ce17">
            <text:p>917</text:p>
          </table:table-cell>
          <table:table-cell table:style-name="ce19"/>
          <table:table-cell office:value-type="string" table:style-name="ce4">
            <text:p>BILLED</text:p>
          </table:table-cell>
          <table:table-cell office:value-type="float" office:value="1.78333333338378" table:formula="of:=IF(AND([.F1137] &lt;&gt; &quot;&quot;;[.G1137] &lt;&gt; &quot;&quot;);([.G1137]-[.F1137])*24;&quot;---&quot;)" table:style-name="ce4">
            <text:p>1.783</text:p>
          </table:table-cell>
          <table:table-cell office:value-type="string" table:style-name="ce20">
            <text:p>IDtoEmployeeSvc</text:p>
          </table:table-cell>
          <table:table-cell office:value-type="date" office:date-value="2025-05-30T13:00:00" table:style-name="ce14">
            <text:p>5/30/25 01:00 PM</text:p>
          </table:table-cell>
          <table:table-cell office:value-type="date" office:date-value="2025-05-30T14:47:00" table:style-name="ce14">
            <text:p>5/30/25 02:47 PM</text:p>
          </table:table-cell>
          <table:table-cell office:value-type="string" table:style-name="ce13">
            <text:p># - fto plan finalize; then todo list</text:p>
          </table:table-cell>
          <table:table-cell table:style-name="ce18"/>
          <table:table-cell table:number-columns-repeated="16375"/>
        </table:table-row>
        <table:table-row table:style-name="ro5" table:visibility="collapse">
          <table:table-cell office:value-type="float" office:value="917" table:formula="of:=[.A1137]" table:style-name="ce17">
            <text:p>917</text:p>
          </table:table-cell>
          <table:table-cell table:style-name="ce19"/>
          <table:table-cell office:value-type="string" table:style-name="ce33">
            <text:p>UNBILLABLE</text:p>
          </table:table-cell>
          <table:table-cell office:value-type="float" office:value="1.0524999999906868" table:formula="of:=IF(AND([.F1138] &lt;&gt; &quot;&quot;;[.G1138] &lt;&gt; &quot;&quot;);([.G1138]-[.F1138])*24;&quot;---&quot;)" table:style-name="ce4">
            <text:p>1.052</text:p>
          </table:table-cell>
          <table:table-cell office:value-type="string" table:style-name="ce20">
            <text:p>BAES</text:p>
          </table:table-cell>
          <table:table-cell office:value-type="date" office:date-value="2025-05-30T14:47:00" table:style-name="ce14">
            <text:p>5/30/25 02:47 PM</text:p>
          </table:table-cell>
          <table:table-cell office:value-type="date" office:date-value="2025-05-30T15:50:09" table:style-name="ce14">
            <text:p>5/30/25 03:50 PM</text:p>
          </table:table-cell>
          <table:table-cell office:value-type="string" table:style-name="ce13">
            <text:p>Worked on discussing options to resolve matching rule concerns.</text:p>
          </table:table-cell>
          <table:table-cell office:value-type="string" table:style-name="ce18">
            <text:p>Non-billable; as Gary Shaun and I discussed options for resolving matching rule questions . . as we talked, we realized that non of our options would be quick and require more discussion with BAES.</text:p>
          </table:table-cell>
          <table:table-cell table:number-columns-repeated="16375"/>
        </table:table-row>
        <table:table-row table:style-name="ro4" table:visibility="collapse">
          <table:table-cell office:value-type="float" office:value="917" table:formula="of:=[.A1138]" table:style-name="ce17">
            <text:p>917</text:p>
          </table:table-cell>
          <table:table-cell table:style-name="ce19"/>
          <table:table-cell office:value-type="string" table:style-name="ce4">
            <text:p>BILLED</text:p>
          </table:table-cell>
          <table:table-cell office:value-type="float" office:value="0.76361111114965752" table:formula="of:=IF(AND([.F1139] &lt;&gt; &quot;&quot;;[.G1139] &lt;&gt; &quot;&quot;);([.G1139]-[.F1139])*24;&quot;---&quot;)" table:style-name="ce4">
            <text:p>0.764</text:p>
          </table:table-cell>
          <table:table-cell office:value-type="string" table:style-name="ce20">
            <text:p>Support</text:p>
          </table:table-cell>
          <table:table-cell office:value-type="date" office:date-value="2025-05-30T15:50:09" table:style-name="ce14">
            <text:p>5/30/25 03:50 PM</text:p>
          </table:table-cell>
          <table:table-cell office:value-type="date" office:date-value="2025-05-30T16:35:58" table:style-name="ce14">
            <text:p>5/30/25 04:35 PM</text:p>
          </table:table-cell>
          <table:table-cell office:value-type="string" table:style-name="ce13">
            <text:p>Worked with Gokul regarding a swa-rest-connector issue, Mike Labit on an IDtoAutocrib question, and Nirosha on a CR review for production.</text:p>
          </table:table-cell>
          <table:table-cell table:style-name="ce18"/>
          <table:table-cell table:number-columns-repeated="16375"/>
        </table:table-row>
        <table:table-row table:style-name="ro4" table:visibility="collapse">
          <table:table-cell office:value-type="float" office:value="917" table:formula="of:=[.A1139]" table:style-name="ce17">
            <text:p>917</text:p>
          </table:table-cell>
          <table:table-cell table:style-name="ce19"/>
          <table:table-cell office:value-type="string" table:style-name="ce4">
            <text:p>BILLED</text:p>
          </table:table-cell>
          <table:table-cell office:value-type="float" office:value="0.88277777773328125" table:formula="of:=IF(AND([.F1140] &lt;&gt; &quot;&quot;;[.G1140] &lt;&gt; &quot;&quot;);([.G1140]-[.F1140])*24;&quot;---&quot;)" table:style-name="ce4">
            <text:p>0.883</text:p>
          </table:table-cell>
          <table:table-cell office:value-type="string" table:style-name="ce20">
            <text:p>IDtoEmployeeSvc</text:p>
          </table:table-cell>
          <table:table-cell office:value-type="date" office:date-value="2025-05-30T16:35:58" table:style-name="ce14">
            <text:p>5/30/25 04:35 PM</text:p>
          </table:table-cell>
          <table:table-cell office:value-type="date" office:date-value="2025-05-30T17:28:56" table:style-name="ce14">
            <text:p>5/30/25 05:28 PM</text:p>
          </table:table-cell>
          <table:table-cell office:value-type="string" table:style-name="ce13">
            <text:p>#Sending KT session</text:p>
          </table:table-cell>
          <table:table-cell table:style-name="ce18"/>
          <table:table-cell table:number-columns-repeated="16375"/>
        </table:table-row>
        <table:table-row table:style-name="ro4" table:visibility="collapse">
          <table:table-cell office:value-type="float" office:value="917" table:formula="of:=[.A1140]" table:style-name="ce17">
            <text:p>917</text:p>
          </table:table-cell>
          <table:table-cell table:style-name="ce19"/>
          <table:table-cell office:value-type="string" table:style-name="ce4">
            <text:p>BILLED</text:p>
          </table:table-cell>
          <table:table-cell office:value-type="float" office:value="8.8333333376795053E-2" table:formula="of:=IF(AND([.F1141] &lt;&gt; &quot;&quot;;[.G1141] &lt;&gt; &quot;&quot;);([.G1141]-[.F1141])*24;&quot;---&quot;)" table:style-name="ce4">
            <text:p>0.088</text:p>
          </table:table-cell>
          <table:table-cell office:value-type="string" table:style-name="ce21">
            <text:p>IDtoaviobook</text:p>
          </table:table-cell>
          <table:table-cell office:value-type="date" office:date-value="2025-05-30T17:28:56" table:style-name="ce14">
            <text:p>5/30/25 05:28 PM</text:p>
          </table:table-cell>
          <table:table-cell office:value-type="date" office:date-value="2025-05-30T17:34:14" table:style-name="ce14">
            <text:p>5/30/25 05:34 PM</text:p>
          </table:table-cell>
          <table:table-cell office:value-type="string" table:style-name="ce13">
            <text:p>KT session documentation to 'user name in use' issues for IDtoAviobook.</text:p>
          </table:table-cell>
          <table:table-cell table:style-name="ce18"/>
          <table:table-cell table:number-columns-repeated="16375"/>
        </table:table-row>
        <table:table-row table:style-name="ro4" table:visibility="collapse">
          <table:table-cell office:value-type="float" office:value="917" table:formula="of:=[.A1141]" table:style-name="ce17">
            <text:p>917</text:p>
          </table:table-cell>
          <table:table-cell table:style-name="ce19"/>
          <table:table-cell table:style-name="ce4"/>
          <table:table-cell office:value-type="string" office:string-value="---" table:formula="of:=IF(AND([.F1142] &lt;&gt; &quot;&quot;;[.G1142] &lt;&gt; &quot;&quot;);([.G1142]-[.F1142])*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7" table:formula="of:=[.A1142]" table:style-name="ce17">
            <text:p>917</text:p>
          </table:table-cell>
          <table:table-cell table:style-name="ce19"/>
          <table:table-cell table:style-name="ce4"/>
          <table:table-cell office:value-type="string" office:string-value="---" table:formula="of:=IF(AND([.F1143] &lt;&gt; &quot;&quot;;[.G1143] &lt;&gt; &quot;&quot;);([.G1143]-[.F1143])*24;&quot;---&quot;)" table:style-name="ce4">
            <text:p>---</text:p>
          </table:table-cell>
          <table:table-cell office:value-type="string" table:style-name="ce20">
            <text:p>Saturday:</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7" table:formula="of:=[.A1143]" table:style-name="ce17">
            <text:p>917</text:p>
          </table:table-cell>
          <table:table-cell table:style-name="ce19"/>
          <table:table-cell table:style-name="ce4"/>
          <table:table-cell office:value-type="string" office:string-value="---" table:formula="of:=IF(AND([.F1144] &lt;&gt; &quot;&quot;;[.G1144] &lt;&gt; &quot;&quot;);([.G1144]-[.F114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7" table:formula="of:=[.A1144]" table:style-name="ce17">
            <text:p>917</text:p>
          </table:table-cell>
          <table:table-cell table:style-name="ce19"/>
          <table:table-cell table:style-name="ce4"/>
          <table:table-cell office:value-type="string" office:string-value="---" table:formula="of:=IF(AND([.F1145] &lt;&gt; &quot;&quot;;[.G1145] &lt;&gt; &quot;&quot;);([.G1145]-[.F114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7" table:formula="of:=[.A1145]" table:style-name="ce17">
            <text:p>917</text:p>
          </table:table-cell>
          <table:table-cell table:style-name="ce19"/>
          <table:table-cell table:style-name="ce4"/>
          <table:table-cell office:value-type="string" office:string-value="---" table:formula="of:=IF(AND([.F1146] &lt;&gt; &quot;&quot;;[.G1146] &lt;&gt; &quot;&quot;);([.G1146]-[.F1146])*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7" table:formula="of:=[.A1146]" table:style-name="ce17">
            <text:p>917</text:p>
          </table:table-cell>
          <table:table-cell table:style-name="ce19"/>
          <table:table-cell table:style-name="ce4"/>
          <table:table-cell office:value-type="string" office:string-value="---" table:formula="of:=IF(AND([.F1147] &lt;&gt; &quot;&quot;;[.G1147] &lt;&gt; &quot;&quot;);([.G1147]-[.F1147])*24;&quot;---&quot;)" table:style-name="ce4">
            <text:p>---</text:p>
          </table:table-cell>
          <table:table-cell table:style-name="ce3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7" table:formula="of:=[.A1147]" table:style-name="ce17">
            <text:p>917</text:p>
          </table:table-cell>
          <table:table-cell table:style-name="ce19"/>
          <table:table-cell table:style-name="ce4"/>
          <table:table-cell office:value-type="string" office:string-value="---" table:formula="of:=IF(AND([.F1148] &lt;&gt; &quot;&quot;;[.G1148] &lt;&gt; &quot;&quot;);([.G1148]-[.F1148])*24;&quot;---&quot;)" table:style-name="ce4">
            <text:p>---</text:p>
          </table:table-cell>
          <table:table-cell table:style-name="ce3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7" table:formula="of:=[.A1148]" table:style-name="ce17">
            <text:p>917</text:p>
          </table:table-cell>
          <table:table-cell table:style-name="ce19"/>
          <table:table-cell table:style-name="ce4"/>
          <table:table-cell office:value-type="string" office:string-value="---" table:formula="of:=IF(AND([.F1149] &lt;&gt; &quot;&quot;;[.G1149] &lt;&gt; &quot;&quot;);([.G1149]-[.F1149])*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7" table:formula="of:=[.A1149]" table:style-name="ce17">
            <text:p>917</text:p>
          </table:table-cell>
          <table:table-cell table:style-name="ce19"/>
          <table:table-cell table:style-name="ce4"/>
          <table:table-cell office:value-type="string" office:string-value="---" table:formula="of:=IF(AND([.F1150] &lt;&gt; &quot;&quot;;[.G1150] &lt;&gt; &quot;&quot;);([.G1150]-[.F1150])*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7" table:formula="of:=[.A1150]" table:style-name="ce17">
            <text:p>917</text:p>
          </table:table-cell>
          <table:table-cell table:style-name="ce19"/>
          <table:table-cell table:style-name="ce4"/>
          <table:table-cell office:value-type="string" office:string-value="---" table:formula="of:=IF(AND([.F1151] &lt;&gt; &quot;&quot;;[.G1151] &lt;&gt; &quot;&quot;);([.G1151]-[.F1151])*24;&quot;---&quot;)" table:style-name="ce4">
            <text:p>---</text:p>
          </table:table-cell>
          <table:table-cell table:style-name="ce13"/>
          <table:table-cell office:value-type="date" office:date-value="2025-06-02T10:39:53" table:style-name="ce14">
            <text:p>6/2/25 10:39 AM</text:p>
          </table:table-cell>
          <table:table-cell table:style-name="ce14"/>
          <table:table-cell table:style-name="ce13"/>
          <table:table-cell table:style-name="ce18"/>
          <table:table-cell table:number-columns-repeated="16375"/>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3" table:visibility="collapse">
          <table:table-cell office:value-type="float" office:value="918" table:formula="of:=[.A1151]+1" table:style-name="ce17">
            <text:p>918</text:p>
          </table:table-cell>
          <table:table-cell table:style-name="ce12"/>
          <table:table-cell office:value-type="string" table:style-name="ce4">
            <text:p>****************</text:p>
          </table:table-cell>
          <table:table-cell table:style-name="ce4"/>
          <table:table-cell office:value-type="string" office:string-value="Week 918" table:formula="of:=CONCATENATE(&quot;Week &quot;; [.A1153])" table:number-columns-spanned="2" table:number-rows-spanned="3" table:style-name="ce48">
            <text:p>Week 918</text:p>
          </table: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8" table:formula="of:=[.A1153]" table:style-name="ce17">
            <text:p>918</text:p>
          </table:table-cell>
          <table:table-cell table:style-name="ce12"/>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8" table:formula="of:=[.A1154]" table:style-name="ce17">
            <text:p>918</text:p>
          </table:table-cell>
          <table:table-cell table:style-name="ce19"/>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8" table:formula="of:=[.A1155]" table:style-name="ce17">
            <text:p>918</text:p>
          </table:table-cell>
          <table:table-cell table:style-name="ce19"/>
          <table:table-cell office:value-type="string" table:style-name="ce4">
            <text:p>****************</text:p>
          </table:table-cell>
          <table:table-cell table:style-name="ce4"/>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18" table:formula="of:=[.A1156]" table:style-name="ce17">
            <text:p>918</text:p>
          </table:table-cell>
          <table:table-cell table:style-name="ce19"/>
          <table:table-cell office:value-type="string" table:style-name="ce4">
            <text:p>****************</text:p>
          </table:table-cell>
          <table:table-cell office:value-type="string" office:string-value="---" table:formula="of:=IF(AND([.F1157] &lt;&gt; &quot;&quot;;[.G1157] &lt;&gt; &quot;&quot;);([.G1157]-[.F1157])*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18" table:formula="of:=[.A1157]" table:style-name="ce17">
            <text:p>918</text:p>
          </table:table-cell>
          <table:table-cell table:style-name="ce19"/>
          <table:table-cell office:value-type="string" table:style-name="ce4">
            <text:p>****************</text:p>
          </table:table-cell>
          <table:table-cell office:value-type="string" office:string-value="---" table:formula="of:=IF(AND([.F1158] &lt;&gt; &quot;&quot;;[.G1158] &lt;&gt; &quot;&quot;);([.G1158]-[.F1158])*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18" table:formula="of:=[.A1158]" table:style-name="ce17">
            <text:p>918</text:p>
          </table:table-cell>
          <table:table-cell table:style-name="ce12"/>
          <table:table-cell office:value-type="string" table:style-name="ce4">
            <text:p>****************</text:p>
          </table:table-cell>
          <table:table-cell office:value-type="string" office:string-value="---" table:formula="of:=IF(AND([.F1159] &lt;&gt; &quot;&quot;;[.G1159] &lt;&gt; &quot;&quot;);([.G1159]-[.F1159])*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18" table:formula="of:=[.A1159]" table:style-name="ce17">
            <text:p>918</text:p>
          </table:table-cell>
          <table:table-cell table:style-name="ce12"/>
          <table:table-cell office:value-type="string" table:style-name="ce4">
            <text:p>BILLED</text:p>
          </table:table-cell>
          <table:table-cell office:value-type="string" office:string-value="---" table:formula="of:=IF(AND([.F1160] &lt;&gt; &quot;&quot;;[.G1160] &lt;&gt; &quot;&quot;);([.G1160]-[.F1160])*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8" table:formula="of:=[.A1160]" table:style-name="ce17">
            <text:p>918</text:p>
          </table:table-cell>
          <table:table-cell office:value-type="float" office:value="8.25" table:formula="of:=COM.MICROSOFT.CEILING([.C1161];0.25)" table:style-name="ce19">
            <text:p>8.250</text:p>
          </table:table-cell>
          <table:table-cell office:value-type="float" office:value="8.0544444444822147" table:formula="of:=SUM([.D1161:.D1180])" table:style-name="ce4">
            <text:p>8.054</text:p>
          </table:table-cell>
          <table:table-cell office:value-type="string" office:string-value="---" table:formula="of:=IF(AND([.F1161] &lt;&gt; &quot;&quot;;[.G1161] &lt;&gt; &quot;&quot;);([.G1161]-[.F1161])*24;&quot;---&quot;)" table:style-name="ce4">
            <text:p>---</text:p>
          </table:table-cell>
          <table:table-cell office:value-type="date" office:date-value="2025-06-02T00:00:00" table:style-name="ce20">
            <text:p>2-Jun</text:p>
          </table:table-cell>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18" table:formula="of:=[.A1161]" table:style-name="ce17">
            <text:p>918</text:p>
          </table:table-cell>
          <table:table-cell table:style-name="ce19"/>
          <table:table-cell office:value-type="string" table:style-name="ce4">
            <text:p>BILLED</text:p>
          </table:table-cell>
          <table:table-cell office:value-type="float" office:value="0.25000000011641532" table:formula="of:=IF(AND([.F1162] &lt;&gt; &quot;&quot;;[.G1162] &lt;&gt; &quot;&quot;);([.G1162]-[.F1162])*24;&quot;---&quot;)" table:style-name="ce4">
            <text:p>0.250</text:p>
          </table:table-cell>
          <table:table-cell office:value-type="string" table:style-name="ce16">
            <text:p>mtg-Daily</text:p>
          </table:table-cell>
          <table:table-cell office:value-type="date" office:date-value="2025-06-02T08:30:00" table:style-name="ce14">
            <text:p>6/2/25 08:30 AM</text:p>
          </table:table-cell>
          <table:table-cell office:value-type="date" office:date-value="2025-06-02T08:45:00" table:style-name="ce14">
            <text:p>6/2/25 08:45 AM</text:p>
          </table:table-cell>
          <table:table-cell office:value-type="string" table:style-name="ce16">
            <text:p>Daily meetings with the team.</text:p>
          </table:table-cell>
          <table:table-cell table:style-name="ce18"/>
          <table:table-cell table:number-columns-repeated="16375"/>
        </table:table-row>
        <table:table-row table:style-name="ro4" table:visibility="collapse">
          <table:table-cell office:value-type="float" office:value="918" table:formula="of:=[.A1162]" table:style-name="ce17">
            <text:p>918</text:p>
          </table:table-cell>
          <table:table-cell table:style-name="ce19"/>
          <table:table-cell office:value-type="string" table:style-name="ce4">
            <text:p>BILLED</text:p>
          </table:table-cell>
          <table:table-cell office:value-type="float" office:value="0.49999999988358468" table:formula="of:=IF(AND([.F1163] &lt;&gt; &quot;&quot;;[.G1163] &lt;&gt; &quot;&quot;);([.G1163]-[.F1163])*24;&quot;---&quot;)" table:style-name="ce4">
            <text:p>0.500</text:p>
          </table:table-cell>
          <table:table-cell office:value-type="string" table:style-name="ce16">
            <text:p>mtg-Daily</text:p>
          </table:table-cell>
          <table:table-cell office:value-type="date" office:date-value="2025-06-02T09:30:00" table:style-name="ce14">
            <text:p>6/2/25 09:30 AM</text:p>
          </table:table-cell>
          <table:table-cell office:value-type="date" office:date-value="2025-06-02T10:00:00" table:style-name="ce14">
            <text:p>6/2/25 10:00 AM</text:p>
          </table:table-cell>
          <table:table-cell office:value-type="string" table:style-name="ce16">
            <text:p>#</text:p>
          </table:table-cell>
          <table:table-cell table:style-name="ce18"/>
          <table:table-cell table:number-columns-repeated="16375"/>
        </table:table-row>
        <table:table-row table:style-name="ro4" table:visibility="collapse">
          <table:table-cell office:value-type="float" office:value="918" table:formula="of:=[.A1163]" table:style-name="ce17">
            <text:p>918</text:p>
          </table:table-cell>
          <table:table-cell table:style-name="ce19"/>
          <table:table-cell office:value-type="string" table:style-name="ce4">
            <text:p>BILLED</text:p>
          </table:table-cell>
          <table:table-cell office:value-type="float" office:value="0.33333333337213844" table:formula="of:=IF(AND([.F1164] &lt;&gt; &quot;&quot;;[.G1164] &lt;&gt; &quot;&quot;);([.G1164]-[.F1164])*24;&quot;---&quot;)" table:style-name="ce4">
            <text:p>0.333</text:p>
          </table:table-cell>
          <table:table-cell office:value-type="string" table:style-name="ce20">
            <text:p>IDtoEmpSvc</text:p>
          </table:table-cell>
          <table:table-cell office:value-type="date" office:date-value="2025-06-02T10:00:00" table:style-name="ce14">
            <text:p>6/2/25 10:00 AM</text:p>
          </table:table-cell>
          <table:table-cell office:value-type="date" office:date-value="2025-06-02T10:20:00" table:style-name="ce14">
            <text:p>6/2/25 10:20 AM</text:p>
          </table:table-cell>
          <table:table-cell office:value-type="string" table:style-name="ce21">
            <text:p>Worked on closing INC6652030. Worked on creating new stories for the new work identified before UAT.</text:p>
          </table:table-cell>
          <table:table-cell table:style-name="ce18"/>
          <table:table-cell table:number-columns-repeated="16375"/>
        </table:table-row>
        <table:table-row table:style-name="ro6" table:visibility="collapse">
          <table:table-cell office:value-type="float" office:value="918" table:formula="of:=[.A1164]" table:style-name="ce17">
            <text:p>918</text:p>
          </table:table-cell>
          <table:table-cell table:style-name="ce19"/>
          <table:table-cell office:value-type="string" table:style-name="ce4">
            <text:p>BILLED</text:p>
          </table:table-cell>
          <table:table-cell office:value-type="float" office:value="0.35083333327202126" table:formula="of:=IF(AND([.F1165] &lt;&gt; &quot;&quot;;[.G1165] &lt;&gt; &quot;&quot;);([.G1165]-[.F1165])*24;&quot;---&quot;)" table:style-name="ce4">
            <text:p>0.351</text:p>
          </table:table-cell>
          <table:table-cell office:value-type="string" table:style-name="ce20">
            <text:p>IDtoAvioBook</text:p>
          </table:table-cell>
          <table:table-cell office:value-type="date" office:date-value="2025-06-02T10:20:00" table:style-name="ce14">
            <text:p>6/2/25 10:20 AM</text:p>
          </table:table-cell>
          <table:table-cell office:value-type="date" office:date-value="2025-06-02T10:41:03" table:style-name="ce14">
            <text:p>6/2/25 10:41 AM</text:p>
          </table:table-cell>
          <table:table-cell office:value-type="string" table:style-name="ce22">
            <text:p>Worked on identifying issue users that need to be repushed to Aviobook.</text:p>
          </table:table-cell>
          <table:table-cell office:value-type="string" table:style-name="ce18">
            <text:p>10 users left have id's that don't match the username; the driver can't process those accounts without having the id; so they need to be re-created.</text:p>
          </table:table-cell>
          <table:table-cell table:number-columns-repeated="16375"/>
        </table:table-row>
        <table:table-row table:style-name="ro4" table:visibility="collapse">
          <table:table-cell office:value-type="float" office:value="918" table:formula="of:=[.A1165]" table:style-name="ce17">
            <text:p>918</text:p>
          </table:table-cell>
          <table:table-cell table:style-name="ce19"/>
          <table:table-cell office:value-type="string" table:style-name="ce4">
            <text:p>BILLED</text:p>
          </table:table-cell>
          <table:table-cell office:value-type="float" office:value="1.2280555557226762" table:formula="of:=IF(AND([.F1166] &lt;&gt; &quot;&quot;;[.G1166] &lt;&gt; &quot;&quot;);([.G1166]-[.F1166])*24;&quot;---&quot;)" table:style-name="ce4">
            <text:p>1.228</text:p>
          </table:table-cell>
          <table:table-cell office:value-type="string" table:style-name="ce20">
            <text:p>IDtoEmpSvc</text:p>
          </table:table-cell>
          <table:table-cell office:value-type="date" office:date-value="2025-06-02T10:41:03" table:style-name="ce14">
            <text:p>6/2/25 10:41 AM</text:p>
          </table:table-cell>
          <table:table-cell office:value-type="date" office:date-value="2025-06-02T11:54:44" table:style-name="ce14">
            <text:p>6/2/25 11:54 AM</text:p>
          </table:table-cell>
          <table:table-cell office:value-type="string" table:style-name="ce21">
            <text:p>#Learned how to inactivate existing users that didn't get that way bvy the drive r. .</text:p>
          </table:table-cell>
          <table:table-cell table:style-name="ce18"/>
          <table:table-cell table:number-columns-repeated="16375"/>
        </table:table-row>
        <table:table-row table:style-name="ro4" table:visibility="collapse">
          <table:table-cell office:value-type="float" office:value="918" table:formula="of:=[.A1166]" table:style-name="ce17">
            <text:p>918</text:p>
          </table:table-cell>
          <table:table-cell table:style-name="ce19"/>
          <table:table-cell office:value-type="string" table:style-name="ce4">
            <text:p>BILLED</text:p>
          </table:table-cell>
          <table:table-cell office:value-type="float" office:value="0.56333333317888901" table:formula="of:=IF(AND([.F1167] &lt;&gt; &quot;&quot;;[.G1167] &lt;&gt; &quot;&quot;);([.G1167]-[.F1167])*24;&quot;---&quot;)" table:style-name="ce4">
            <text:p>0.563</text:p>
          </table:table-cell>
          <table:table-cell office:value-type="string" table:style-name="ce20">
            <text:p>Support</text:p>
          </table:table-cell>
          <table:table-cell office:value-type="date" office:date-value="2025-06-02T11:54:44" table:style-name="ce14">
            <text:p>6/2/25 11:54 AM</text:p>
          </table:table-cell>
          <table:table-cell office:value-type="date" office:date-value="2025-06-02T12:28:32" table:style-name="ce14">
            <text:p>6/2/25 12:28 PM</text:p>
          </table:table-cell>
          <table:table-cell office:value-type="string" table:style-name="ce21">
            <text:p>Worked to prepare for EE IDM team KT session to take care of Aviobook &amp; IDtoEmployeeSvc issues.</text:p>
          </table:table-cell>
          <table:table-cell office:value-type="string" table:style-name="ce18">
            <text:p>KT session for my Fto in June and July.</text:p>
          </table:table-cell>
          <table:table-cell table:number-columns-repeated="16375"/>
        </table:table-row>
        <table:table-row table:style-name="ro6" table:visibility="collapse">
          <table:table-cell office:value-type="float" office:value="918" table:formula="of:=[.A1167]" table:style-name="ce17">
            <text:p>918</text:p>
          </table:table-cell>
          <table:table-cell table:style-name="ce31"/>
          <table:table-cell office:value-type="string" table:style-name="ce4">
            <text:p>BILLED</text:p>
          </table:table-cell>
          <table:table-cell office:value-type="float" office:value="0.52444444445427507" table:formula="of:=IF(AND([.F1168] &lt;&gt; &quot;&quot;;[.G1168] &lt;&gt; &quot;&quot;);([.G1168]-[.F1168])*24;&quot;---&quot;)" table:style-name="ce4">
            <text:p>0.524</text:p>
          </table:table-cell>
          <table:table-cell office:value-type="string" table:style-name="ce20">
            <text:p>IDtoAvioBook</text:p>
          </table:table-cell>
          <table:table-cell office:value-type="date" office:date-value="2025-06-02T12:28:32" table:style-name="ce14">
            <text:p>6/2/25 12:28 PM</text:p>
          </table:table-cell>
          <table:table-cell office:value-type="date" office:date-value="2025-06-02T13:00:00" table:style-name="ce14">
            <text:p>6/2/25 01:00 PM</text:p>
          </table:table-cell>
          <table:table-cell office:value-type="string" table:style-name="ce21">
            <text:p>Archiving old incorrectly created users in Aviobook.</text:p>
          </table:table-cell>
          <table:table-cell office:value-type="string" table:style-name="ce18">
            <text:p>10 users or so had an ID/username mismatch; they did not have a role in edir . .so archived per Nader.</text:p>
          </table:table-cell>
          <table:table-cell table:number-columns-repeated="16375"/>
        </table:table-row>
        <table:table-row table:style-name="ro4" table:visibility="collapse">
          <table:table-cell office:value-type="float" office:value="918" table:formula="of:=[.A1168]" table:style-name="ce17">
            <text:p>918</text:p>
          </table:table-cell>
          <table:table-cell table:style-name="ce19"/>
          <table:table-cell office:value-type="string" table:style-name="ce4">
            <text:p>BILLED</text:p>
          </table:table-cell>
          <table:table-cell office:value-type="float" office:value="0.45805555558763444" table:formula="of:=IF(AND([.F1169] &lt;&gt; &quot;&quot;;[.G1169] &lt;&gt; &quot;&quot;);([.G1169]-[.F1169])*24;&quot;---&quot;)" table:style-name="ce4">
            <text:p>0.458</text:p>
          </table:table-cell>
          <table:table-cell office:value-type="string" table:style-name="ce20">
            <text:p>Support</text:p>
          </table:table-cell>
          <table:table-cell office:value-type="date" office:date-value="2025-06-02T13:00:00" table:style-name="ce14">
            <text:p>6/2/25 01:00 PM</text:p>
          </table:table-cell>
          <table:table-cell office:value-type="date" office:date-value="2025-06-02T13:27:29" table:style-name="ce14">
            <text:p>6/2/25 01:27 PM</text:p>
          </table:table-cell>
          <table:table-cell office:value-type="string" table:style-name="ce21">
            <text:p># setting up FTO plans.</text:p>
          </table:table-cell>
          <table:table-cell table:style-name="ce18"/>
          <table:table-cell table:number-columns-repeated="16375"/>
        </table:table-row>
        <table:table-row table:style-name="ro4" table:visibility="collapse">
          <table:table-cell office:value-type="float" office:value="918" table:formula="of:=[.A1169]" table:style-name="ce17">
            <text:p>918</text:p>
          </table:table-cell>
          <table:table-cell table:style-name="ce19"/>
          <table:table-cell office:value-type="string" table:style-name="ce4">
            <text:p>BILLED</text:p>
          </table:table-cell>
          <table:table-cell office:value-type="float" office:value="0.13361111108679324" table:formula="of:=IF(AND([.F1170] &lt;&gt; &quot;&quot;;[.G1170] &lt;&gt; &quot;&quot;);([.G1170]-[.F1170])*24;&quot;---&quot;)" table:style-name="ce4">
            <text:p>0.134</text:p>
          </table:table-cell>
          <table:table-cell office:value-type="string" table:style-name="ce20">
            <text:p>git training</text:p>
          </table:table-cell>
          <table:table-cell office:value-type="date" office:date-value="2025-06-02T14:22:31" table:style-name="ce14">
            <text:p>6/2/25 02:22 PM</text:p>
          </table:table-cell>
          <table:table-cell office:value-type="date" office:date-value="2025-06-02T14:30:32" table:style-name="ce14">
            <text:p>6/2/25 02:30 PM</text:p>
          </table:table-cell>
          <table:table-cell office:value-type="string" table:style-name="ce21">
            <text:p>Creating lab for git training.</text:p>
          </table:table-cell>
          <table:table-cell office:value-type="string" table:style-name="ce18">
            <text:p>Creating a simple java app that can have fake features &amp; build script.</text:p>
          </table:table-cell>
          <table:table-cell table:number-columns-repeated="16375"/>
        </table:table-row>
        <table:table-row table:style-name="ro4" table:visibility="collapse">
          <table:table-cell office:value-type="float" office:value="918" table:formula="of:=[.A1170]" table:style-name="ce17">
            <text:p>918</text:p>
          </table:table-cell>
          <table:table-cell table:style-name="ce19"/>
          <table:table-cell office:value-type="string" table:style-name="ce4">
            <text:p>BILLED</text:p>
          </table:table-cell>
          <table:table-cell office:value-type="float" office:value="6.5277777845039964E-2" table:formula="of:=IF(AND([.F1171] &lt;&gt; &quot;&quot;;[.G1171] &lt;&gt; &quot;&quot;);([.G1171]-[.F1171])*24;&quot;---&quot;)" table:style-name="ce4">
            <text:p>0.065</text:p>
          </table:table-cell>
          <table:table-cell office:value-type="string" table:style-name="ce20">
            <text:p>IDtoEmpSvc</text:p>
          </table:table-cell>
          <table:table-cell office:value-type="date" office:date-value="2025-06-02T14:30:32" table:style-name="ce14">
            <text:p>6/2/25 02:30 PM</text:p>
          </table:table-cell>
          <table:table-cell office:value-type="date" office:date-value="2025-06-02T14:34:27" table:style-name="ce14">
            <text:p>6/2/25 02:34 PM</text:p>
          </table:table-cell>
          <table:table-cell office:value-type="string" table:style-name="ce21">
            <text:p>#creating stories for the 9 item list</text:p>
          </table:table-cell>
          <table:table-cell table:style-name="ce18"/>
          <table:table-cell table:number-columns-repeated="16375"/>
        </table:table-row>
        <table:table-row table:style-name="ro4" table:visibility="collapse">
          <table:table-cell office:value-type="float" office:value="918" table:formula="of:=[.A1171]" table:style-name="ce17">
            <text:p>918</text:p>
          </table:table-cell>
          <table:table-cell table:style-name="ce19"/>
          <table:table-cell office:value-type="string" table:style-name="ce4">
            <text:p>BILLED</text:p>
          </table:table-cell>
          <table:table-cell office:value-type="float" office:value="0.27583333337679505" table:formula="of:=IF(AND([.F1172] &lt;&gt; &quot;&quot;;[.G1172] &lt;&gt; &quot;&quot;);([.G1172]-[.F1172])*24;&quot;---&quot;)" table:style-name="ce4">
            <text:p>0.276</text:p>
          </table:table-cell>
          <table:table-cell office:value-type="string" table:style-name="ce20">
            <text:p>IDtoAvioBook</text:p>
          </table:table-cell>
          <table:table-cell office:value-type="date" office:date-value="2025-06-02T14:34:27" table:style-name="ce14">
            <text:p>6/2/25 02:34 PM</text:p>
          </table:table-cell>
          <table:table-cell office:value-type="date" office:date-value="2025-06-02T14:51:00" table:style-name="ce14">
            <text:p>6/2/25 02:51 PM</text:p>
          </table:table-cell>
          <table:table-cell office:value-type="string" table:style-name="ce21">
            <text:p>#archiving users -</text:p>
          </table:table-cell>
          <table:table-cell table:style-name="ce18"/>
          <table:table-cell table:number-columns-repeated="16375"/>
        </table:table-row>
        <table:table-row table:style-name="ro4" table:visibility="collapse">
          <table:table-cell office:value-type="float" office:value="918" table:formula="of:=[.A1172]" table:style-name="ce17">
            <text:p>918</text:p>
          </table:table-cell>
          <table:table-cell table:style-name="ce19"/>
          <table:table-cell office:value-type="string" table:style-name="ce4">
            <text:p>BILLED</text:p>
          </table:table-cell>
          <table:table-cell office:value-type="float" office:value="0.21499999996740371" table:formula="of:=IF(AND([.F1173] &lt;&gt; &quot;&quot;;[.G1173] &lt;&gt; &quot;&quot;);([.G1173]-[.F1173])*24;&quot;---&quot;)" table:style-name="ce4">
            <text:p>0.215</text:p>
          </table:table-cell>
          <table:table-cell office:value-type="string" table:style-name="ce20">
            <text:p>IDtoAvioBook</text:p>
          </table:table-cell>
          <table:table-cell office:value-type="date" office:date-value="2025-06-02T14:51:00" table:style-name="ce14">
            <text:p>6/2/25 02:51 PM</text:p>
          </table:table-cell>
          <table:table-cell office:value-type="date" office:date-value="2025-06-02T15:03:54" table:style-name="ce14">
            <text:p>6/2/25 03:03 PM</text:p>
          </table:table-cell>
          <table:table-cell office:value-type="string" table:style-name="ce21">
            <text:p>#There's probably more . .need to ids starting with 0-9 . .</text:p>
          </table:table-cell>
          <table:table-cell table:style-name="ce18"/>
          <table:table-cell table:number-columns-repeated="16375"/>
        </table:table-row>
        <table:table-row table:style-name="ro4" table:visibility="collapse">
          <table:table-cell office:value-type="float" office:value="918" table:formula="of:=[.A1173]" table:style-name="ce17">
            <text:p>918</text:p>
          </table:table-cell>
          <table:table-cell table:style-name="ce19"/>
          <table:table-cell office:value-type="string" table:style-name="ce4">
            <text:p>BILLED</text:p>
          </table:table-cell>
          <table:table-cell office:value-type="float" office:value="3.1566666666185483" table:formula="of:=IF(AND([.F1174] &lt;&gt; &quot;&quot;;[.G1174] &lt;&gt; &quot;&quot;);([.G1174]-[.F1174])*24;&quot;---&quot;)" table:style-name="ce4">
            <text:p>3.157</text:p>
          </table:table-cell>
          <table:table-cell office:value-type="string" table:style-name="ce20">
            <text:p>IDtoEmpSvc</text:p>
          </table:table-cell>
          <table:table-cell office:value-type="date" office:date-value="2025-06-02T15:03:54" table:style-name="ce14">
            <text:p>6/2/25 03:03 PM</text:p>
          </table:table-cell>
          <table:table-cell office:value-type="date" office:date-value="2025-06-02T18:13:18" table:style-name="ce14">
            <text:p>6/2/25 06:13 PM</text:p>
          </table:table-cell>
          <table:table-cell office:value-type="string" table:style-name="ce21">
            <text:p>#creating stories for the 9 item list</text:p>
          </table:table-cell>
          <table:table-cell table:style-name="ce18"/>
          <table:table-cell table:number-columns-repeated="16375"/>
        </table:table-row>
        <table:table-row table:style-name="ro4" table:visibility="collapse">
          <table:table-cell office:value-type="float" office:value="918" table:formula="of:=[.A1174]" table:style-name="ce17">
            <text:p>918</text:p>
          </table:table-cell>
          <table:table-cell table:style-name="ce19"/>
          <table:table-cell table:style-name="ce4"/>
          <table:table-cell office:value-type="string" office:string-value="---" table:formula="of:=IF(AND([.F1175] &lt;&gt; &quot;&quot;;[.G1175] &lt;&gt; &quot;&quot;);([.G1175]-[.F1175])*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8" table:formula="of:=[.A1175]" table:style-name="ce17">
            <text:p>918</text:p>
          </table:table-cell>
          <table:table-cell table:style-name="ce19"/>
          <table:table-cell table:style-name="ce4"/>
          <table:table-cell office:value-type="string" office:string-value="---" table:formula="of:=IF(AND([.F1176] &lt;&gt; &quot;&quot;;[.G1176] &lt;&gt; &quot;&quot;);([.G1176]-[.F1176])*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8" table:formula="of:=[.A1176]" table:style-name="ce17">
            <text:p>918</text:p>
          </table:table-cell>
          <table:table-cell table:style-name="ce19"/>
          <table:table-cell table:style-name="ce4"/>
          <table:table-cell office:value-type="string" office:string-value="---" table:formula="of:=IF(AND([.F1177] &lt;&gt; &quot;&quot;;[.G1177] &lt;&gt; &quot;&quot;);([.G1177]-[.F1177])*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8" table:formula="of:=[.A1177]" table:style-name="ce17">
            <text:p>918</text:p>
          </table:table-cell>
          <table:table-cell table:style-name="ce19"/>
          <table:table-cell table:style-name="ce4"/>
          <table:table-cell office:value-type="string" office:string-value="---" table:formula="of:=IF(AND([.F1178] &lt;&gt; &quot;&quot;;[.G1178] &lt;&gt; &quot;&quot;);([.G1178]-[.F1178])*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8" table:formula="of:=[.A1178]" table:style-name="ce17">
            <text:p>918</text:p>
          </table:table-cell>
          <table:table-cell table:style-name="ce19"/>
          <table:table-cell table:style-name="ce4"/>
          <table:table-cell office:value-type="string" office:string-value="---" table:formula="of:=IF(AND([.F1179] &lt;&gt; &quot;&quot;;[.G1179] &lt;&gt; &quot;&quot;);([.G1179]-[.F1179])*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8" table:formula="of:=[.A1179]" table:style-name="ce17">
            <text:p>918</text:p>
          </table:table-cell>
          <table:table-cell table:style-name="ce19"/>
          <table:table-cell table:style-name="ce4"/>
          <table:table-cell office:value-type="string" office:string-value="---" table:formula="of:=IF(AND([.F1180] &lt;&gt; &quot;&quot;;[.G1180] &lt;&gt; &quot;&quot;);([.G1180]-[.F1180])*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8" table:formula="of:=[.A1180]" table:style-name="ce17">
            <text:p>918</text:p>
          </table:table-cell>
          <table:table-cell office:value-type="float" office:value="7.5" table:formula="of:=COM.MICROSOFT.CEILING([.C1181];0.25)" table:style-name="ce19">
            <text:p>7.500</text:p>
          </table:table-cell>
          <table:table-cell office:value-type="float" office:value="7.4297222222085111" table:formula="of:=SUM([.D1181:.D1204])" table:style-name="ce4">
            <text:p>7.430</text:p>
          </table:table-cell>
          <table:table-cell office:value-type="string" office:string-value="---" table:formula="of:=IF(AND([.F1181] &lt;&gt; &quot;&quot;;[.G1181] &lt;&gt; &quot;&quot;);([.G1181]-[.F1181])*24;&quot;---&quot;)" table:style-name="ce4">
            <text:p>---</text:p>
          </table:table-cell>
          <table:table-cell office:value-type="date" office:date-value="2025-06-03T00:00:00" table:style-name="ce20">
            <text:p>3-Jun</text:p>
          </table:table-cell>
          <table:table-cell table:number-columns-repeated="2" table:style-name="ce14"/>
          <table:table-cell table:style-name="ce13"/>
          <table:table-cell table:style-name="ce15"/>
          <table:table-cell table:number-columns-repeated="16375"/>
        </table:table-row>
        <table:table-row table:style-name="ro4" table:visibility="collapse">
          <table:table-cell office:value-type="float" office:value="918" table:formula="of:=[.A1181]" table:style-name="ce17">
            <text:p>918</text:p>
          </table:table-cell>
          <table:table-cell table:style-name="ce19"/>
          <table:table-cell office:value-type="string" table:style-name="ce4">
            <text:p>BILLED</text:p>
          </table:table-cell>
          <table:table-cell office:value-type="float" office:value="0.25000000011641532" table:formula="of:=IF(AND([.F1182] &lt;&gt; &quot;&quot;;[.G1182] &lt;&gt; &quot;&quot;);([.G1182]-[.F1182])*24;&quot;---&quot;)" table:style-name="ce4">
            <text:p>0.250</text:p>
          </table:table-cell>
          <table:table-cell office:value-type="string" table:style-name="ce20">
            <text:p>mtg-Daily</text:p>
          </table:table-cell>
          <table:table-cell office:value-type="date" office:date-value="2025-06-03T08:30:00" table:style-name="ce14">
            <text:p>6/3/25 08:30 AM</text:p>
          </table:table-cell>
          <table:table-cell office:value-type="date" office:date-value="2025-06-03T08:45:00" table:style-name="ce14">
            <text:p>6/3/25 08:45 AM</text:p>
          </table:table-cell>
          <table:table-cell office:value-type="string" table:style-name="ce13">
            <text:p>Daily meetings with the team. Backlog meeting with EE.</text:p>
          </table:table-cell>
          <table:table-cell table:style-name="ce15"/>
          <table:table-cell table:number-columns-repeated="16375"/>
        </table:table-row>
        <table:table-row table:style-name="ro4" table:visibility="collapse">
          <table:table-cell office:value-type="float" office:value="918" table:formula="of:=[.A1182]" table:style-name="ce17">
            <text:p>918</text:p>
          </table:table-cell>
          <table:table-cell table:style-name="ce19"/>
          <table:table-cell office:value-type="string" table:style-name="ce4">
            <text:p>BILLED</text:p>
          </table:table-cell>
          <table:table-cell office:value-type="float" office:value="2.034444444347173" table:formula="of:=IF(AND([.F1183] &lt;&gt; &quot;&quot;;[.G1183] &lt;&gt; &quot;&quot;);([.G1183]-[.F1183])*24;&quot;---&quot;)" table:style-name="ce4">
            <text:p>2.034</text:p>
          </table:table-cell>
          <table:table-cell office:value-type="string" table:style-name="ce20">
            <text:p>IDtoEmpSvc</text:p>
          </table:table-cell>
          <table:table-cell office:value-type="date" office:date-value="2025-06-03T09:40:00" table:style-name="ce14">
            <text:p>6/3/25 09:40 AM</text:p>
          </table:table-cell>
          <table:table-cell office:value-type="date" office:date-value="2025-06-03T11:42:04" table:style-name="ce14">
            <text:p>6/3/25 11:42 AM</text:p>
          </table:table-cell>
          <table:table-cell office:value-type="string" table:style-name="ce21">
            <text:p>Worked on fixing test issues issues with loss of elevated role in IDtoEmployeeSvc. Worked on deploying the latest driver into QA.</text:p>
          </table:table-cell>
          <table:table-cell table:style-name="ce15"/>
          <table:table-cell table:number-columns-repeated="16375"/>
        </table:table-row>
        <table:table-row table:style-name="ro4" table:visibility="collapse">
          <table:table-cell office:value-type="float" office:value="918" table:formula="of:=[.A1183]" table:style-name="ce17">
            <text:p>918</text:p>
          </table:table-cell>
          <table:table-cell table:style-name="ce19"/>
          <table:table-cell office:value-type="string" table:style-name="ce4">
            <text:p>BILLED</text:p>
          </table:table-cell>
          <table:table-cell office:value-type="float" office:value="0.74500000005355105" table:formula="of:=IF(AND([.F1184] &lt;&gt; &quot;&quot;;[.G1184] &lt;&gt; &quot;&quot;);([.G1184]-[.F1184])*24;&quot;---&quot;)" table:style-name="ce4">
            <text:p>0.745</text:p>
          </table:table-cell>
          <table:table-cell office:value-type="string" table:style-name="ce20">
            <text:p>IDtoEmpSvc</text:p>
          </table:table-cell>
          <table:table-cell office:value-type="date" office:date-value="2025-06-03T11:42:04" table:style-name="ce14">
            <text:p>6/3/25 11:42 AM</text:p>
          </table:table-cell>
          <table:table-cell office:value-type="date" office:date-value="2025-06-03T12:26:46" table:style-name="ce14">
            <text:p>6/3/25 12:26 PM</text:p>
          </table:table-cell>
          <table:table-cell office:value-type="string" table:style-name="ce21">
            <text:p># manual baseline in dev done, waiting on dev pipeline baseline, then merging mr.</text:p>
          </table:table-cell>
          <table:table-cell table:style-name="ce18"/>
          <table:table-cell table:number-columns-repeated="16375"/>
        </table:table-row>
        <table:table-row table:style-name="ro4" table:visibility="collapse">
          <table:table-cell office:value-type="float" office:value="918" table:formula="of:=[.A1184]" table:style-name="ce17">
            <text:p>918</text:p>
          </table:table-cell>
          <table:table-cell table:style-name="ce19"/>
          <table:table-cell office:value-type="string" table:style-name="ce4">
            <text:p>BILLED</text:p>
          </table:table-cell>
          <table:table-cell office:value-type="float" office:value="0.97055555559927598" table:formula="of:=IF(AND([.F1185] &lt;&gt; &quot;&quot;;[.G1185] &lt;&gt; &quot;&quot;);([.G1185]-[.F1185])*24;&quot;---&quot;)" table:style-name="ce4">
            <text:p>0.971</text:p>
          </table:table-cell>
          <table:table-cell office:value-type="string" table:style-name="ce20">
            <text:p>IDtoEmpSvc</text:p>
          </table:table-cell>
          <table:table-cell office:value-type="date" office:date-value="2025-06-03T12:26:46" table:style-name="ce14">
            <text:p>6/3/25 12:26 PM</text:p>
          </table:table-cell>
          <table:table-cell office:value-type="date" office:date-value="2025-06-03T13:25:00" table:style-name="ce14">
            <text:p>6/3/25 01:25 PM</text:p>
          </table:table-cell>
          <table:table-cell office:value-type="string" table:style-name="ce21">
            <text:p>#test failed again; redoing . .</text:p>
          </table:table-cell>
          <table:table-cell table:style-name="ce18"/>
          <table:table-cell table:number-columns-repeated="16375"/>
        </table:table-row>
        <table:table-row table:style-name="ro4" table:visibility="collapse">
          <table:table-cell office:value-type="float" office:value="918" table:formula="of:=[.A1185]" table:style-name="ce17">
            <text:p>918</text:p>
          </table:table-cell>
          <table:table-cell table:style-name="ce19"/>
          <table:table-cell office:value-type="string" table:style-name="ce4">
            <text:p>BILLED</text:p>
          </table:table-cell>
          <table:table-cell office:value-type="float" office:value="0.49722222215496004" table:formula="of:=IF(AND([.F1186] &lt;&gt; &quot;&quot;;[.G1186] &lt;&gt; &quot;&quot;);([.G1186]-[.F1186])*24;&quot;---&quot;)" table:style-name="ce4">
            <text:p>0.497</text:p>
          </table:table-cell>
          <table:table-cell office:value-type="string" table:style-name="ce21">
            <text:p>mtg-backlog</text:p>
          </table:table-cell>
          <table:table-cell office:value-type="date" office:date-value="2025-06-03T14:00:00" table:style-name="ce14">
            <text:p>6/3/25 02:00 PM</text:p>
          </table:table-cell>
          <table:table-cell office:value-type="date" office:date-value="2025-06-03T14:29:50" table:style-name="ce14">
            <text:p>6/3/25 02:29 P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18" table:formula="of:=[.A1186]" table:style-name="ce17">
            <text:p>918</text:p>
          </table:table-cell>
          <table:table-cell table:style-name="ce19"/>
          <table:table-cell office:value-type="string" table:style-name="ce4">
            <text:p>BILLED</text:p>
          </table:table-cell>
          <table:table-cell office:value-type="float" office:value="0.71194444445427507" table:formula="of:=IF(AND([.F1187] &lt;&gt; &quot;&quot;;[.G1187] &lt;&gt; &quot;&quot;);([.G1187]-[.F1187])*24;&quot;---&quot;)" table:style-name="ce4">
            <text:p>0.712</text:p>
          </table:table-cell>
          <table:table-cell office:value-type="string" table:style-name="ce21">
            <text:p>IDtoEmployeeSvc</text:p>
          </table:table-cell>
          <table:table-cell office:value-type="date" office:date-value="2025-06-03T15:10:00" table:style-name="ce14">
            <text:p>6/3/25 03:10 PM</text:p>
          </table:table-cell>
          <table:table-cell office:value-type="date" office:date-value="2025-06-03T15:52:43" table:style-name="ce14">
            <text:p>6/3/25 03:52 PM</text:p>
          </table:table-cell>
          <table:table-cell office:value-type="string" table:style-name="ce26">
            <text:p>#tests passed twice in pipeline . .mrs approved, now deploying through QA</text:p>
          </table:table-cell>
          <table:table-cell table:style-name="ce18"/>
          <table:table-cell table:number-columns-repeated="16375"/>
        </table:table-row>
        <table:table-row table:style-name="ro4" table:visibility="collapse">
          <table:table-cell office:value-type="float" office:value="918" table:formula="of:=[.A1187]" table:style-name="ce17">
            <text:p>918</text:p>
          </table:table-cell>
          <table:table-cell table:style-name="ce19"/>
          <table:table-cell office:value-type="string" table:style-name="ce4">
            <text:p>BILLED</text:p>
          </table:table-cell>
          <table:table-cell office:value-type="float" office:value="0.68083333323011175" table:formula="of:=IF(AND([.F1188] &lt;&gt; &quot;&quot;;[.G1188] &lt;&gt; &quot;&quot;);([.G1188]-[.F1188])*24;&quot;---&quot;)" table:style-name="ce4">
            <text:p>0.681</text:p>
          </table:table-cell>
          <table:table-cell office:value-type="string" table:style-name="ce21">
            <text:p>IDtoEmployeeSvc</text:p>
          </table:table-cell>
          <table:table-cell office:value-type="date" office:date-value="2025-06-03T15:52:43" table:style-name="ce14">
            <text:p>6/3/25 03:52 PM</text:p>
          </table:table-cell>
          <table:table-cell office:value-type="date" office:date-value="2025-06-03T16:33:34" table:style-name="ce14">
            <text:p>6/3/25 04:33 PM</text:p>
          </table:table-cell>
          <table:table-cell office:value-type="string" table:style-name="ce13">
            <text:p>#DEV pipeline almost done after mr . .about to start QA, QA deploy done . .</text:p>
          </table:table-cell>
          <table:table-cell table:style-name="ce18"/>
          <table:table-cell table:number-columns-repeated="16375"/>
        </table:table-row>
        <table:table-row table:style-name="ro4" table:visibility="collapse">
          <table:table-cell office:value-type="float" office:value="918" table:formula="of:=[.A1188]" table:style-name="ce17">
            <text:p>918</text:p>
          </table:table-cell>
          <table:table-cell table:style-name="ce19"/>
          <table:table-cell office:value-type="string" table:style-name="ce4">
            <text:p>BILLED</text:p>
          </table:table-cell>
          <table:table-cell office:value-type="float" office:value="0.7116666667861864" table:formula="of:=IF(AND([.F1189] &lt;&gt; &quot;&quot;;[.G1189] &lt;&gt; &quot;&quot;);([.G1189]-[.F1189])*24;&quot;---&quot;)" table:style-name="ce4">
            <text:p>0.712</text:p>
          </table:table-cell>
          <table:table-cell office:value-type="string" table:style-name="ce21">
            <text:p>IDtoAviobook</text:p>
          </table:table-cell>
          <table:table-cell office:value-type="date" office:date-value="2025-06-03T16:33:34" table:style-name="ce14">
            <text:p>6/3/25 04:33 PM</text:p>
          </table:table-cell>
          <table:table-cell office:value-type="date" office:date-value="2025-06-03T17:16:16" table:style-name="ce14">
            <text:p>6/3/25 05:16 PM</text:p>
          </table:table-cell>
          <table:table-cell office:value-type="string" table:style-name="ce13">
            <text:p>Worked on IDtoAviobook KT session material for tomorrow's meeting.</text:p>
          </table:table-cell>
          <table:table-cell table:style-name="ce18"/>
          <table:table-cell table:number-columns-repeated="16375"/>
        </table:table-row>
        <table:table-row table:style-name="ro4" table:visibility="collapse">
          <table:table-cell office:value-type="float" office:value="918" table:formula="of:=[.A1189]" table:style-name="ce17">
            <text:p>918</text:p>
          </table:table-cell>
          <table:table-cell table:style-name="ce19"/>
          <table:table-cell office:value-type="string" table:style-name="ce4">
            <text:p>BILLED</text:p>
          </table:table-cell>
          <table:table-cell office:value-type="float" office:value="0.82805555546656251" table:formula="of:=IF(AND([.F1190] &lt;&gt; &quot;&quot;;[.G1190] &lt;&gt; &quot;&quot;);([.G1190]-[.F1190])*24;&quot;---&quot;)" table:style-name="ce4">
            <text:p>0.828</text:p>
          </table:table-cell>
          <table:table-cell office:value-type="string" table:style-name="ce21">
            <text:p>IDtoApptio</text:p>
          </table:table-cell>
          <table:table-cell office:value-type="date" office:date-value="2025-06-03T17:16:16" table:style-name="ce14">
            <text:p>6/3/25 05:16 PM</text:p>
          </table:table-cell>
          <table:table-cell office:value-type="date" office:date-value="2025-06-03T18:05:57" table:style-name="ce14">
            <text:p>6/3/25 06:05 PM</text:p>
          </table:table-cell>
          <table:table-cell office:value-type="string" table:style-name="ce13">
            <text:p>Worked on testing and storing passwords for IDtoApptio.</text:p>
          </table:table-cell>
          <table:table-cell office:value-type="string" table:style-name="ce15">
            <text:p># and move unused git repos to disabvled.</text:p>
          </table:table-cell>
          <table:table-cell table:number-columns-repeated="16375"/>
        </table:table-row>
        <table:table-row table:style-name="ro4" table:visibility="collapse">
          <table:table-cell office:value-type="float" office:value="918" table:formula="of:=[.A1190]" table:style-name="ce17">
            <text:p>918</text:p>
          </table:table-cell>
          <table:table-cell table:style-name="ce19"/>
          <table:table-cell table:style-name="ce4"/>
          <table:table-cell office:value-type="string" office:string-value="---" table:formula="of:=IF(AND([.F1191] &lt;&gt; &quot;&quot;;[.G1191] &lt;&gt; &quot;&quot;);([.G1191]-[.F1191])*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8" table:formula="of:=[.A1191]" table:style-name="ce17">
            <text:p>918</text:p>
          </table:table-cell>
          <table:table-cell table:style-name="ce19"/>
          <table:table-cell table:style-name="ce4"/>
          <table:table-cell office:value-type="string" office:string-value="---" table:formula="of:=IF(AND([.F1192] &lt;&gt; &quot;&quot;;[.G1192] &lt;&gt; &quot;&quot;);([.G1192]-[.F1192])*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8" table:formula="of:=[.A1192]" table:style-name="ce17">
            <text:p>918</text:p>
          </table:table-cell>
          <table:table-cell table:style-name="ce19"/>
          <table:table-cell table:style-name="ce4"/>
          <table:table-cell office:value-type="string" office:string-value="---" table:formula="of:=IF(AND([.F1193] &lt;&gt; &quot;&quot;;[.G1193] &lt;&gt; &quot;&quot;);([.G1193]-[.F1193])*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8" table:formula="of:=[.A1193]" table:style-name="ce17">
            <text:p>918</text:p>
          </table:table-cell>
          <table:table-cell table:style-name="ce19"/>
          <table:table-cell table:style-name="ce4"/>
          <table:table-cell office:value-type="string" office:string-value="---" table:formula="of:=IF(AND([.F1194] &lt;&gt; &quot;&quot;;[.G1194] &lt;&gt; &quot;&quot;);([.G1194]-[.F119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8" table:formula="of:=[.A1194]" table:style-name="ce17">
            <text:p>918</text:p>
          </table:table-cell>
          <table:table-cell table:style-name="ce19"/>
          <table:table-cell table:style-name="ce4"/>
          <table:table-cell office:value-type="string" office:string-value="---" table:formula="of:=IF(AND([.F1195] &lt;&gt; &quot;&quot;;[.G1195] &lt;&gt; &quot;&quot;);([.G1195]-[.F119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8" table:formula="of:=[.A1195]" table:style-name="ce17">
            <text:p>918</text:p>
          </table:table-cell>
          <table:table-cell table:style-name="ce19"/>
          <table:table-cell table:style-name="ce4"/>
          <table:table-cell office:value-type="string" office:string-value="---" table:formula="of:=IF(AND([.F1196] &lt;&gt; &quot;&quot;;[.G1196] &lt;&gt; &quot;&quot;);([.G1196]-[.F1196])*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8" table:formula="of:=[.A1196]" table:style-name="ce17">
            <text:p>918</text:p>
          </table:table-cell>
          <table:table-cell table:style-name="ce19"/>
          <table:table-cell table:style-name="ce4"/>
          <table:table-cell office:value-type="string" office:string-value="---" table:formula="of:=IF(AND([.F1197] &lt;&gt; &quot;&quot;;[.G1197] &lt;&gt; &quot;&quot;);([.G1197]-[.F119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8" table:formula="of:=[.A1197]" table:style-name="ce17">
            <text:p>918</text:p>
          </table:table-cell>
          <table:table-cell table:style-name="ce19"/>
          <table:table-cell table:style-name="ce4"/>
          <table:table-cell office:value-type="string" office:string-value="---" table:formula="of:=IF(AND([.F1198] &lt;&gt; &quot;&quot;;[.G1198] &lt;&gt; &quot;&quot;);([.G1198]-[.F1198])*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8" table:formula="of:=[.A1198]" table:style-name="ce17">
            <text:p>918</text:p>
          </table:table-cell>
          <table:table-cell table:style-name="ce19"/>
          <table:table-cell table:style-name="ce4"/>
          <table:table-cell office:value-type="string" office:string-value="---" table:formula="of:=IF(AND([.F1199] &lt;&gt; &quot;&quot;;[.G1199] &lt;&gt; &quot;&quot;);([.G1199]-[.F1199])*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8" table:formula="of:=[.A1199]" table:style-name="ce17">
            <text:p>918</text:p>
          </table:table-cell>
          <table:table-cell table:style-name="ce19"/>
          <table:table-cell table:style-name="ce4"/>
          <table:table-cell office:value-type="string" office:string-value="---" table:formula="of:=IF(AND([.F1200] &lt;&gt; &quot;&quot;;[.G1200] &lt;&gt; &quot;&quot;);([.G1200]-[.F1200])*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8" table:formula="of:=[.A1200]" table:style-name="ce17">
            <text:p>918</text:p>
          </table:table-cell>
          <table:table-cell table:style-name="ce19"/>
          <table:table-cell table:style-name="ce4"/>
          <table:table-cell office:value-type="string" office:string-value="---" table:formula="of:=IF(AND([.F1201] &lt;&gt; &quot;&quot;;[.G1201] &lt;&gt; &quot;&quot;);([.G1201]-[.F1201])*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8" table:formula="of:=[.A1201]" table:style-name="ce17">
            <text:p>918</text:p>
          </table:table-cell>
          <table:table-cell table:style-name="ce19"/>
          <table:table-cell table:style-name="ce4"/>
          <table:table-cell office:value-type="string" office:string-value="---" table:formula="of:=IF(AND([.F1202] &lt;&gt; &quot;&quot;;[.G1202] &lt;&gt; &quot;&quot;);([.G1202]-[.F1202])*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8" table:formula="of:=[.A1202]" table:style-name="ce17">
            <text:p>918</text:p>
          </table:table-cell>
          <table:table-cell table:style-name="ce19"/>
          <table:table-cell table:style-name="ce4"/>
          <table:table-cell office:value-type="string" office:string-value="---" table:formula="of:=IF(AND([.F1203] &lt;&gt; &quot;&quot;;[.G1203] &lt;&gt; &quot;&quot;);([.G1203]-[.F1203])*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8" table:formula="of:=[.A1203]" table:style-name="ce17">
            <text:p>918</text:p>
          </table:table-cell>
          <table:table-cell table:style-name="ce19"/>
          <table:table-cell table:style-name="ce4"/>
          <table:table-cell office:value-type="string" office:string-value="---" table:formula="of:=IF(AND([.F1204] &lt;&gt; &quot;&quot;;[.G1204] &lt;&gt; &quot;&quot;);([.G1204]-[.F1204])*24;&quot;---&quot;)"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4" table:visibility="collapse">
          <table:table-cell office:value-type="float" office:value="918" table:formula="of:=[.A1204]" table:style-name="ce17">
            <text:p>918</text:p>
          </table:table-cell>
          <table:table-cell office:value-type="float" office:value="8.25" table:formula="of:=COM.MICROSOFT.CEILING([.C1205];0.25)" table:style-name="ce19">
            <text:p>8.250</text:p>
          </table:table-cell>
          <table:table-cell office:value-type="float" office:value="8.0411111110006459" table:formula="of:=SUM([.D1205:.D1223])" table:style-name="ce4">
            <text:p>8.041</text:p>
          </table:table-cell>
          <table:table-cell office:value-type="string" office:string-value="---" table:formula="of:=IF(AND([.F1205] &lt;&gt; &quot;&quot;;[.G1205] &lt;&gt; &quot;&quot;);([.G1205]-[.F1205])*24;&quot;---&quot;)" table:style-name="ce4">
            <text:p>---</text:p>
          </table:table-cell>
          <table:table-cell office:value-type="date" office:date-value="2025-06-04T00:00:00" table:style-name="ce20">
            <text:p>4-Jun</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8" table:formula="of:=[.A1205]" table:style-name="ce17">
            <text:p>918</text:p>
          </table:table-cell>
          <table:table-cell table:style-name="ce19"/>
          <table:table-cell office:value-type="string" table:style-name="ce4">
            <text:p>BILLED</text:p>
          </table:table-cell>
          <table:table-cell office:value-type="float" office:value="0.25000000011641532" table:formula="of:=IF(AND([.F1206] &lt;&gt; &quot;&quot;;[.G1206] &lt;&gt; &quot;&quot;);([.G1206]-[.F1206])*24;&quot;---&quot;)" table:style-name="ce4">
            <text:p>0.250</text:p>
          </table:table-cell>
          <table:table-cell office:value-type="string" table:style-name="ce21">
            <text:p>mtg-daily</text:p>
          </table:table-cell>
          <table:table-cell office:value-type="date" office:date-value="2025-06-04T08:30:00" table:style-name="ce14">
            <text:p>6/4/25 08:30 AM</text:p>
          </table:table-cell>
          <table:table-cell office:value-type="date" office:date-value="2025-06-04T08:45:00" table:style-name="ce14">
            <text:p>6/4/25 08:45 AM</text:p>
          </table:table-cell>
          <table:table-cell office:value-type="string" table:style-name="ce13">
            <text:p>Daily meetings with the team</text:p>
          </table:table-cell>
          <table:table-cell table:style-name="ce23"/>
          <table:table-cell table:number-columns-repeated="16375"/>
        </table:table-row>
        <table:table-row table:style-name="ro4" table:visibility="collapse">
          <table:table-cell office:value-type="float" office:value="918" table:formula="of:=[.A1206]" table:style-name="ce17">
            <text:p>918</text:p>
          </table:table-cell>
          <table:table-cell table:style-name="ce19"/>
          <table:table-cell office:value-type="string" table:style-name="ce4">
            <text:p>BILLED</text:p>
          </table:table-cell>
          <table:table-cell office:value-type="float" office:value="0.75" table:formula="of:=IF(AND([.F1207] &lt;&gt; &quot;&quot;;[.G1207] &lt;&gt; &quot;&quot;);([.G1207]-[.F1207])*24;&quot;---&quot;)" table:style-name="ce4">
            <text:p>0.750</text:p>
          </table:table-cell>
          <table:table-cell office:value-type="string" table:style-name="ce21">
            <text:p>mtg-daily</text:p>
          </table:table-cell>
          <table:table-cell office:value-type="date" office:date-value="2025-06-04T09:15:00" table:style-name="ce14">
            <text:p>6/4/25 09:15 AM</text:p>
          </table:table-cell>
          <table:table-cell office:value-type="date" office:date-value="2025-06-04T10:00:00" table:style-name="ce14">
            <text:p>6/4/25 10:00 AM</text:p>
          </table:table-cell>
          <table:table-cell office:value-type="string" table:style-name="ce13">
            <text:p>#</text:p>
          </table:table-cell>
          <table:table-cell table:style-name="ce23"/>
          <table:table-cell table:number-columns-repeated="16375"/>
        </table:table-row>
        <table:table-row table:style-name="ro4" table:visibility="collapse">
          <table:table-cell office:value-type="float" office:value="918" table:formula="of:=[.A1207]" table:style-name="ce17">
            <text:p>918</text:p>
          </table:table-cell>
          <table:table-cell table:style-name="ce19"/>
          <table:table-cell office:value-type="string" table:style-name="ce4">
            <text:p>BILLED</text:p>
          </table:table-cell>
          <table:table-cell office:value-type="float" office:value="1.4336111111333594" table:formula="of:=IF(AND([.F1208] &lt;&gt; &quot;&quot;;[.G1208] &lt;&gt; &quot;&quot;);([.G1208]-[.F1208])*24;&quot;---&quot;)" table:style-name="ce4">
            <text:p>1.434</text:p>
          </table:table-cell>
          <table:table-cell office:value-type="string" table:style-name="ce21">
            <text:p>Support</text:p>
          </table:table-cell>
          <table:table-cell office:value-type="date" office:date-value="2025-06-04T10:00:00" table:style-name="ce14">
            <text:p>6/4/25 10:00 AM</text:p>
          </table:table-cell>
          <table:table-cell office:value-type="date" office:date-value="2025-06-04T11:26:01" table:style-name="ce14">
            <text:p>6/4/25 11:26 AM</text:p>
          </table:table-cell>
          <table:table-cell office:value-type="string" table:style-name="ce21">
            <text:p>KT session preparation for IDtoAviobook user fixes, and EmployeeSvc error response.</text:p>
          </table:table-cell>
          <table:table-cell table:style-name="ce23"/>
          <table:table-cell table:number-columns-repeated="16375"/>
        </table:table-row>
        <table:table-row table:style-name="ro4" table:visibility="collapse">
          <table:table-cell office:value-type="float" office:value="918" table:formula="of:=[.A1208]" table:style-name="ce17">
            <text:p>918</text:p>
          </table:table-cell>
          <table:table-cell table:style-name="ce19"/>
          <table:table-cell office:value-type="string" table:style-name="ce4">
            <text:p>BILLED</text:p>
          </table:table-cell>
          <table:table-cell office:value-type="float" office:value="0.18333333323244005" table:formula="of:=IF(AND([.F1209] &lt;&gt; &quot;&quot;;[.G1209] &lt;&gt; &quot;&quot;);([.G1209]-[.F1209])*24;&quot;---&quot;)" table:style-name="ce4">
            <text:p>0.183</text:p>
          </table:table-cell>
          <table:table-cell office:value-type="string" table:style-name="ce21">
            <text:p>IDtoAviobook</text:p>
          </table:table-cell>
          <table:table-cell office:value-type="date" office:date-value="2025-06-04T11:55:00" table:style-name="ce14">
            <text:p>6/4/25 11:55 AM</text:p>
          </table:table-cell>
          <table:table-cell office:value-type="date" office:date-value="2025-06-04T12:06:00" table:style-name="ce14">
            <text:p>6/4/25 12:06 PM</text:p>
          </table:table-cell>
          <table:table-cell office:value-type="string" table:style-name="ce21">
            <text:p>Worked on fixing test issues with the Aviobook dev environment missing, and recently broken test Aviobook environment for the IDtoAviobook driver.</text:p>
          </table:table-cell>
          <table:table-cell table:style-name="ce23"/>
          <table:table-cell table:number-columns-repeated="16375"/>
        </table:table-row>
        <table:table-row table:style-name="ro4" table:visibility="collapse">
          <table:table-cell office:value-type="float" office:value="918" table:formula="of:=[.A1209]" table:style-name="ce17">
            <text:p>918</text:p>
          </table:table-cell>
          <table:table-cell table:style-name="ce19"/>
          <table:table-cell office:value-type="string" table:style-name="ce4">
            <text:p>BILLED</text:p>
          </table:table-cell>
          <table:table-cell office:value-type="float" office:value="0.99194444442400709" table:formula="of:=IF(AND([.F1210] &lt;&gt; &quot;&quot;;[.G1210] &lt;&gt; &quot;&quot;);([.G1210]-[.F1210])*24;&quot;---&quot;)" table:style-name="ce4">
            <text:p>0.992</text:p>
          </table:table-cell>
          <table:table-cell office:value-type="string" table:style-name="ce21">
            <text:p>L&amp;L</text:p>
          </table:table-cell>
          <table:table-cell office:value-type="date" office:date-value="2025-06-04T12:06:00" table:style-name="ce14">
            <text:p>6/4/25 12:06 PM</text:p>
          </table:table-cell>
          <table:table-cell office:value-type="date" office:date-value="2025-06-04T13:05:31" table:style-name="ce14">
            <text:p>6/4/25 01:05 PM</text:p>
          </table:table-cell>
          <table:table-cell office:value-type="string" table:style-name="ce13">
            <text:p>Lunch and Learn on HTTP.</text:p>
          </table:table-cell>
          <table:table-cell table:style-name="ce23"/>
          <table:table-cell table:number-columns-repeated="16375"/>
        </table:table-row>
        <table:table-row table:style-name="ro4" table:visibility="collapse">
          <table:table-cell office:value-type="float" office:value="918" table:formula="of:=[.A1210]" table:style-name="ce17">
            <text:p>918</text:p>
          </table:table-cell>
          <table:table-cell table:style-name="ce19"/>
          <table:table-cell office:value-type="string" table:style-name="ce4">
            <text:p>BILLED</text:p>
          </table:table-cell>
          <table:table-cell office:value-type="float" office:value="5.8055555680766702E-2" table:formula="of:=IF(AND([.F1211] &lt;&gt; &quot;&quot;;[.G1211] &lt;&gt; &quot;&quot;);([.G1211]-[.F1211])*24;&quot;---&quot;)" table:style-name="ce4">
            <text:p>0.058</text:p>
          </table:table-cell>
          <table:table-cell office:value-type="string" table:style-name="ce21">
            <text:p>IDtoAviobook</text:p>
          </table:table-cell>
          <table:table-cell office:value-type="date" office:date-value="2025-06-04T13:05:31" table:style-name="ce14">
            <text:p>6/4/25 01:05 PM</text:p>
          </table:table-cell>
          <table:table-cell office:value-type="date" office:date-value="2025-06-04T13:09:00" table:style-name="ce14">
            <text:p>6/4/25 01:09 PM</text:p>
          </table:table-cell>
          <table:table-cell office:value-type="string" table:style-name="ce13">
            <text:p>#</text:p>
          </table:table-cell>
          <table:table-cell table:style-name="ce23"/>
          <table:table-cell table:number-columns-repeated="16375"/>
        </table:table-row>
        <table:table-row table:style-name="ro6" table:visibility="collapse">
          <table:table-cell office:value-type="float" office:value="918" table:formula="of:=[.A1211]" table:style-name="ce17">
            <text:p>918</text:p>
          </table:table-cell>
          <table:table-cell table:style-name="ce19"/>
          <table:table-cell office:value-type="string" table:style-name="ce4">
            <text:p>BILLED</text:p>
          </table:table-cell>
          <table:table-cell office:value-type="float" office:value="1.3941666665486991" table:formula="of:=IF(AND([.F1212] &lt;&gt; &quot;&quot;;[.G1212] &lt;&gt; &quot;&quot;);([.G1212]-[.F1212])*24;&quot;---&quot;)" table:style-name="ce4">
            <text:p>1.394</text:p>
          </table:table-cell>
          <table:table-cell office:value-type="string" table:style-name="ce21">
            <text:p>IDtoEmployeeSvc</text:p>
          </table:table-cell>
          <table:table-cell office:value-type="date" office:date-value="2025-06-04T13:09:00" table:style-name="ce14">
            <text:p>6/4/25 01:09 PM</text:p>
          </table:table-cell>
          <table:table-cell office:value-type="date" office:date-value="2025-06-04T14:32:39" table:style-name="ce14">
            <text:p>6/4/25 02:32 PM</text:p>
          </table:table-cell>
          <table:table-cell office:value-type="string" table:style-name="ce13">
            <text:p>Worked on resolving error notification email sending in QA for IDtoEmployeeSvc.</text:p>
          </table:table-cell>
          <table:table-cell office:value-type="string" table:style-name="ce23">
            <text:p>Password was missing . .dev didn't need it for some reason; worked with dir team to resolve.</text:p>
          </table:table-cell>
          <table:table-cell table:number-columns-repeated="16375"/>
        </table:table-row>
        <table:table-row table:style-name="ro4" table:visibility="collapse">
          <table:table-cell office:value-type="float" office:value="918" table:formula="of:=[.A1212]" table:style-name="ce17">
            <text:p>918</text:p>
          </table:table-cell>
          <table:table-cell table:style-name="ce19"/>
          <table:table-cell office:value-type="string" table:style-name="ce4">
            <text:p>BILLED</text:p>
          </table:table-cell>
          <table:table-cell office:value-type="float" office:value="0.12249999999767169" table:formula="of:=IF(AND([.F1213] &lt;&gt; &quot;&quot;;[.G1213] &lt;&gt; &quot;&quot;);([.G1213]-[.F1213])*24;&quot;---&quot;)" table:style-name="ce4">
            <text:p>0.122</text:p>
          </table:table-cell>
          <table:table-cell office:value-type="string" table:style-name="ce21">
            <text:p>IDtoAviobook</text:p>
          </table:table-cell>
          <table:table-cell office:value-type="date" office:date-value="2025-06-04T14:32:39" table:style-name="ce14">
            <text:p>6/4/25 02:32 PM</text:p>
          </table:table-cell>
          <table:table-cell office:value-type="date" office:date-value="2025-06-04T14:40:00" table:style-name="ce14">
            <text:p>6/4/25 02:40 PM</text:p>
          </table:table-cell>
          <table:table-cell office:value-type="string" table:style-name="ce13">
            <text:p>#</text:p>
          </table:table-cell>
          <table:table-cell table:style-name="ce23"/>
          <table:table-cell table:number-columns-repeated="16375"/>
        </table:table-row>
        <table:table-row table:style-name="ro4" table:visibility="collapse">
          <table:table-cell office:value-type="float" office:value="918" table:formula="of:=[.A1213]" table:style-name="ce17">
            <text:p>918</text:p>
          </table:table-cell>
          <table:table-cell table:style-name="ce19"/>
          <table:table-cell office:value-type="string" table:style-name="ce4">
            <text:p>BILLED</text:p>
          </table:table-cell>
          <table:table-cell office:value-type="float" office:value="0.77472222223877907" table:formula="of:=IF(AND([.F1214] &lt;&gt; &quot;&quot;;[.G1214] &lt;&gt; &quot;&quot;);([.G1214]-[.F1214])*24;&quot;---&quot;)" table:style-name="ce4">
            <text:p>0.775</text:p>
          </table:table-cell>
          <table:table-cell office:value-type="string" table:style-name="ce21">
            <text:p>Support</text:p>
          </table:table-cell>
          <table:table-cell office:value-type="date" office:date-value="2025-06-04T14:40:00" table:style-name="ce14">
            <text:p>6/4/25 02:40 PM</text:p>
          </table:table-cell>
          <table:table-cell office:value-type="date" office:date-value="2025-06-04T15:26:29" table:style-name="ce14">
            <text:p>6/4/25 03:26 PM</text:p>
          </table:table-cell>
          <table:table-cell office:value-type="string" table:style-name="ce13">
            <text:p>KT session for support for aviobook &amp; employee services.</text:p>
          </table:table-cell>
          <table:table-cell table:style-name="ce23"/>
          <table:table-cell table:number-columns-repeated="16375"/>
        </table:table-row>
        <table:table-row table:style-name="ro4" table:visibility="collapse">
          <table:table-cell office:value-type="float" office:value="918" table:formula="of:=[.A1214]" table:style-name="ce17">
            <text:p>918</text:p>
          </table:table-cell>
          <table:table-cell table:style-name="ce19"/>
          <table:table-cell office:value-type="string" table:style-name="ce4">
            <text:p>BILLED</text:p>
          </table:table-cell>
          <table:table-cell office:value-type="float" office:value="0.52861111104721203" table:formula="of:=IF(AND([.F1215] &lt;&gt; &quot;&quot;;[.G1215] &lt;&gt; &quot;&quot;);([.G1215]-[.F1215])*24;&quot;---&quot;)" table:style-name="ce4">
            <text:p>0.529</text:p>
          </table:table-cell>
          <table:table-cell office:value-type="string" table:style-name="ce21">
            <text:p>IDtoAviobook</text:p>
          </table:table-cell>
          <table:table-cell office:value-type="date" office:date-value="2025-06-04T16:22:37" table:style-name="ce14">
            <text:p>6/4/25 04:22 PM</text:p>
          </table:table-cell>
          <table:table-cell office:value-type="date" office:date-value="2025-06-04T16:54:20" table:style-name="ce14">
            <text:p>6/4/25 04:54 PM</text:p>
          </table:table-cell>
          <table:table-cell office:value-type="string" table:style-name="ce13">
            <text:p>#can't run tests in dev, both test.avibok, and dev.aviobook won't le tme create users . .QA: can't get aws access until next myacces collection</text:p>
          </table:table-cell>
          <table:table-cell table:style-name="ce23"/>
          <table:table-cell table:number-columns-repeated="16375"/>
        </table:table-row>
        <table:table-row table:style-name="ro4" table:visibility="collapse">
          <table:table-cell office:value-type="float" office:value="918" table:formula="of:=[.A1215]" table:style-name="ce17">
            <text:p>918</text:p>
          </table:table-cell>
          <table:table-cell table:style-name="ce19"/>
          <table:table-cell office:value-type="string" table:style-name="ce4">
            <text:p>BILLED</text:p>
          </table:table-cell>
          <table:table-cell office:value-type="float" office:value="0.42277777777053416" table:formula="of:=IF(AND([.F1216] &lt;&gt; &quot;&quot;;[.G1216] &lt;&gt; &quot;&quot;);([.G1216]-[.F1216])*24;&quot;---&quot;)" table:style-name="ce4">
            <text:p>0.423</text:p>
          </table:table-cell>
          <table:table-cell office:value-type="string" table:style-name="ce21">
            <text:p>IDtoAviobook</text:p>
          </table:table-cell>
          <table:table-cell office:value-type="date" office:date-value="2025-06-04T16:54:20" table:style-name="ce14">
            <text:p>6/4/25 04:54 PM</text:p>
          </table:table-cell>
          <table:table-cell office:value-type="date" office:date-value="2025-06-04T17:19:42" table:style-name="ce14">
            <text:p>6/4/25 05:19 PM</text:p>
          </table:table-cell>
          <table:table-cell office:value-type="string" table:style-name="ce13">
            <text:p># done: realizing I can't test in qa until the next collection/dev and test seem broken</text:p>
          </table:table-cell>
          <table:table-cell table:style-name="ce23"/>
          <table:table-cell table:number-columns-repeated="16375"/>
        </table:table-row>
        <table:table-row table:style-name="ro4" table:visibility="collapse">
          <table:table-cell office:value-type="float" office:value="918" table:formula="of:=[.A1216]" table:style-name="ce17">
            <text:p>918</text:p>
          </table:table-cell>
          <table:table-cell table:style-name="ce19"/>
          <table:table-cell office:value-type="string" table:style-name="ce4">
            <text:p>BILLED</text:p>
          </table:table-cell>
          <table:table-cell office:value-type="float" office:value="6.4444444491527975E-2" table:formula="of:=IF(AND([.F1217] &lt;&gt; &quot;&quot;;[.G1217] &lt;&gt; &quot;&quot;);([.G1217]-[.F1217])*24;&quot;---&quot;)" table:style-name="ce4">
            <text:p>0.064</text:p>
          </table:table-cell>
          <table:table-cell office:value-type="string" table:style-name="ce21">
            <text:p>IDtoAviobook</text:p>
          </table:table-cell>
          <table:table-cell office:value-type="date" office:date-value="2025-06-04T17:19:42" table:style-name="ce14">
            <text:p>6/4/25 05:19 PM</text:p>
          </table:table-cell>
          <table:table-cell office:value-type="date" office:date-value="2025-06-04T17:23:34" table:style-name="ce14">
            <text:p>6/4/25 05:23 PM</text:p>
          </table:table-cell>
          <table:table-cell office:value-type="string" table:style-name="ce13">
            <text:p>#Emailing alex fredlanke about the problem</text:p>
          </table:table-cell>
          <table:table-cell table:style-name="ce23"/>
          <table:table-cell table:number-columns-repeated="16375"/>
        </table:table-row>
        <table:table-row table:style-name="ro4" table:visibility="collapse">
          <table:table-cell office:value-type="float" office:value="918" table:formula="of:=[.A1217]" table:style-name="ce17">
            <text:p>918</text:p>
          </table:table-cell>
          <table:table-cell table:style-name="ce19"/>
          <table:table-cell office:value-type="string" table:style-name="ce4">
            <text:p>BILLED</text:p>
          </table:table-cell>
          <table:table-cell office:value-type="float" office:value="0.19527777767507359" table:formula="of:=IF(AND([.F1218] &lt;&gt; &quot;&quot;;[.G1218] &lt;&gt; &quot;&quot;);([.G1218]-[.F1218])*24;&quot;---&quot;)" table:style-name="ce4">
            <text:p>0.195</text:p>
          </table:table-cell>
          <table:table-cell office:value-type="string" table:style-name="ce21">
            <text:p>IDtoAviobook</text:p>
          </table:table-cell>
          <table:table-cell office:value-type="date" office:date-value="2025-06-04T17:23:34" table:style-name="ce14">
            <text:p>6/4/25 05:23 PM</text:p>
          </table:table-cell>
          <table:table-cell office:value-type="date" office:date-value="2025-06-04T17:35:17" table:style-name="ce14">
            <text:p>6/4/25 05:35 PM</text:p>
          </table:table-cell>
          <table:table-cell table:style-name="ce13"/>
          <table:table-cell table:style-name="ce23"/>
          <table:table-cell table:number-columns-repeated="16375"/>
        </table:table-row>
        <table:table-row table:style-name="ro6" table:visibility="collapse">
          <table:table-cell office:value-type="float" office:value="918" table:formula="of:=[.A1218]" table:style-name="ce17">
            <text:p>918</text:p>
          </table:table-cell>
          <table:table-cell table:style-name="ce19"/>
          <table:table-cell office:value-type="string" table:style-name="ce4">
            <text:p>BILLED</text:p>
          </table:table-cell>
          <table:table-cell office:value-type="float" office:value="0.28083333332324401" table:formula="of:=IF(AND([.F1219] &lt;&gt; &quot;&quot;;[.G1219] &lt;&gt; &quot;&quot;);([.G1219]-[.F1219])*24;&quot;---&quot;)" table:style-name="ce4">
            <text:p>0.281</text:p>
          </table:table-cell>
          <table:table-cell office:value-type="string" table:style-name="ce21">
            <text:p>IDtoEmployeeSvc</text:p>
          </table:table-cell>
          <table:table-cell office:value-type="date" office:date-value="2025-06-04T18:06:30" table:style-name="ce14">
            <text:p>6/4/25 06:06 PM</text:p>
          </table:table-cell>
          <table:table-cell office:value-type="date" office:date-value="2025-06-04T18:23:21" table:style-name="ce14">
            <text:p>6/4/25 06:23 PM</text:p>
          </table:table-cell>
          <table:table-cell office:value-type="string" table:style-name="ce13">
            <text:p>#</text:p>
          </table:table-cell>
          <table:table-cell office:value-type="string" table:style-name="ce23">
            <text:p>Confirming loss of email after association works . .though not sure why it is removed.</text:p>
          </table:table-cell>
          <table:table-cell table:number-columns-repeated="16375"/>
        </table:table-row>
        <table:table-row table:style-name="ro6" table:visibility="collapse">
          <table:table-cell office:value-type="float" office:value="918" table:formula="of:=[.A1219]" table:style-name="ce17">
            <text:p>918</text:p>
          </table:table-cell>
          <table:table-cell table:style-name="ce19"/>
          <table:table-cell office:value-type="string" table:style-name="ce4">
            <text:p>BILLED</text:p>
          </table:table-cell>
          <table:table-cell office:value-type="float" office:value="0.5908333333209157" table:formula="of:=IF(AND([.F1220] &lt;&gt; &quot;&quot;;[.G1220] &lt;&gt; &quot;&quot;);([.G1220]-[.F1220])*24;&quot;---&quot;)" table:style-name="ce4">
            <text:p>0.591</text:p>
          </table:table-cell>
          <table:table-cell office:value-type="string" table:style-name="ce20">
            <text:p>IDtoAviobook</text:p>
          </table:table-cell>
          <table:table-cell office:value-type="date" office:date-value="2025-06-04T18:23:21" table:style-name="ce14">
            <text:p>6/4/25 06:23 PM</text:p>
          </table:table-cell>
          <table:table-cell office:value-type="date" office:date-value="2025-06-04T18:58:48" table:style-name="ce14">
            <text:p>6/4/25 06:58 PM</text:p>
          </table:table-cell>
          <table:table-cell office:value-type="string" table:style-name="ce13">
            <text:p>Worked on fixing associations for IDtoAviobook.</text:p>
          </table:table-cell>
          <table:table-cell office:value-type="string" table:style-name="ce23">
            <text:p>DirXML-Associations are case sensitive . .need to resolve some users that have a bad association.</text:p>
          </table:table-cell>
          <table:table-cell table:number-columns-repeated="16375"/>
        </table:table-row>
        <table:table-row table:style-name="ro4" table:visibility="collapse">
          <table:table-cell office:value-type="float" office:value="918" table:formula="of:=[.A1220]" table:style-name="ce17">
            <text:p>918</text:p>
          </table:table-cell>
          <table:table-cell table:style-name="ce19"/>
          <table:table-cell table:style-name="ce4"/>
          <table:table-cell office:value-type="string" office:string-value="---" table:formula="of:=IF(AND([.F1221] &lt;&gt; &quot;&quot;;[.G1221] &lt;&gt; &quot;&quot;);([.G1221]-[.F1221])*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8" table:formula="of:=[.A1221]" table:style-name="ce17">
            <text:p>918</text:p>
          </table:table-cell>
          <table:table-cell table:style-name="ce19"/>
          <table:table-cell table:style-name="ce4"/>
          <table:table-cell office:value-type="string" office:string-value="---" table:formula="of:=IF(AND([.F1222] &lt;&gt; &quot;&quot;;[.G1222] &lt;&gt; &quot;&quot;);([.G1222]-[.F1222])*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18" table:formula="of:=[.A1222]" table:style-name="ce17">
            <text:p>918</text:p>
          </table:table-cell>
          <table:table-cell table:style-name="ce19"/>
          <table:table-cell table:style-name="ce4"/>
          <table:table-cell office:value-type="string" office:string-value="---" table:formula="of:=IF(AND([.F1223] &lt;&gt; &quot;&quot;;[.G1223] &lt;&gt; &quot;&quot;);([.G1223]-[.F1223])*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8" table:formula="of:=[.A1223]" table:style-name="ce17">
            <text:p>918</text:p>
          </table:table-cell>
          <table:table-cell office:value-type="float" office:value="7.75" table:formula="of:=COM.MICROSOFT.CEILING([.C1224];0.25)" table:style-name="ce19">
            <text:p>7.750</text:p>
          </table:table-cell>
          <table:table-cell office:value-type="float" office:value="7.6525000000256114" table:formula="of:=SUM([.D1224:.D1240])" table:style-name="ce4">
            <text:p>7.653</text:p>
          </table:table-cell>
          <table:table-cell office:value-type="string" office:string-value="---" table:formula="of:=IF(AND([.F1224] &lt;&gt; &quot;&quot;;[.G1224] &lt;&gt; &quot;&quot;);([.G1224]-[.F1224])*24;&quot;---&quot;)" table:style-name="ce4">
            <text:p>---</text:p>
          </table:table-cell>
          <table:table-cell office:value-type="date" office:date-value="2025-06-05T00:00:00" table:style-name="ce28">
            <text:p>5-Jun</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8" table:formula="of:=[.A1224]" table:style-name="ce17">
            <text:p>918</text:p>
          </table:table-cell>
          <table:table-cell table:style-name="ce19"/>
          <table:table-cell office:value-type="string" table:style-name="ce4">
            <text:p>BILLED</text:p>
          </table:table-cell>
          <table:table-cell office:value-type="float" office:value="0.23888888902729377" table:formula="of:=IF(AND([.F1225] &lt;&gt; &quot;&quot;;[.G1225] &lt;&gt; &quot;&quot;);([.G1225]-[.F1225])*24;&quot;---&quot;)" table:style-name="ce4">
            <text:p>0.239</text:p>
          </table:table-cell>
          <table:table-cell office:value-type="string" table:style-name="ce21">
            <text:p>mtg-daily</text:p>
          </table:table-cell>
          <table:table-cell office:value-type="date" office:date-value="2025-06-05T08:30:00" table:style-name="ce14">
            <text:p>6/5/25 08:30 AM</text:p>
          </table:table-cell>
          <table:table-cell office:value-type="date" office:date-value="2025-06-05T08:44:20" table:style-name="ce14">
            <text:p>6/5/25 08:44 AM</text:p>
          </table:table-cell>
          <table:table-cell office:value-type="string" table:style-name="ce13">
            <text:p>Daily meetings with the team.</text:p>
          </table:table-cell>
          <table:table-cell table:style-name="ce18"/>
          <table:table-cell table:number-columns-repeated="16375"/>
        </table:table-row>
        <table:table-row table:style-name="ro6" table:visibility="collapse">
          <table:table-cell office:value-type="float" office:value="918" table:formula="of:=[.A1225]" table:style-name="ce17">
            <text:p>918</text:p>
          </table:table-cell>
          <table:table-cell table:style-name="ce19"/>
          <table:table-cell office:value-type="string" table:style-name="ce4">
            <text:p>BILLED</text:p>
          </table:table-cell>
          <table:table-cell office:value-type="float" office:value="0.86499999999068677" table:formula="of:=IF(AND([.F1226] &lt;&gt; &quot;&quot;;[.G1226] &lt;&gt; &quot;&quot;);([.G1226]-[.F1226])*24;&quot;---&quot;)" table:style-name="ce4">
            <text:p>0.865</text:p>
          </table:table-cell>
          <table:table-cell office:value-type="string" table:style-name="ce21">
            <text:p>IDtoAviobook</text:p>
          </table:table-cell>
          <table:table-cell office:value-type="date" office:date-value="2025-06-05T09:30:00" table:style-name="ce14">
            <text:p>6/5/25 09:30 AM</text:p>
          </table:table-cell>
          <table:table-cell office:value-type="date" office:date-value="2025-06-05T10:21:54" table:style-name="ce14">
            <text:p>6/5/25 10:21 AM</text:p>
          </table:table-cell>
          <table:table-cell office:value-type="string" table:style-name="ce13">
            <text:p>Worked on fixing issues in the backup test Aviobook environment. Worked with Gabriel Santos with Aviobook suppor to resolve API concerns. Worked on preparing KT session for Ops.</text:p>
          </table:table-cell>
          <table:table-cell office:value-type="string" table:style-name="ce18">
            <text:p>This is the second non prod environment they've "upgraded", and broken . . Trying to find out what to do about it . .</text:p>
          </table:table-cell>
          <table:table-cell table:number-columns-repeated="16375"/>
        </table:table-row>
        <table:table-row table:style-name="ro4" table:visibility="collapse">
          <table:table-cell office:value-type="float" office:value="918" table:formula="of:=[.A1226]" table:style-name="ce17">
            <text:p>918</text:p>
          </table:table-cell>
          <table:table-cell table:style-name="ce19"/>
          <table:table-cell office:value-type="string" table:style-name="ce4">
            <text:p>BILLED</text:p>
          </table:table-cell>
          <table:table-cell office:value-type="float" office:value="0.80777777766343206" table:formula="of:=IF(AND([.F1227] &lt;&gt; &quot;&quot;;[.G1227] &lt;&gt; &quot;&quot;);([.G1227]-[.F1227])*24;&quot;---&quot;)" table:style-name="ce4">
            <text:p>0.808</text:p>
          </table:table-cell>
          <table:table-cell office:value-type="string" table:style-name="ce21">
            <text:p>IDtoEmployeeSvc</text:p>
          </table:table-cell>
          <table:table-cell office:value-type="date" office:date-value="2025-06-05T10:21:54" table:style-name="ce14">
            <text:p>6/5/25 10:21 AM</text:p>
          </table:table-cell>
          <table:table-cell office:value-type="date" office:date-value="2025-06-05T11:10:22" table:style-name="ce14">
            <text:p>6/5/25 11:10 AM</text:p>
          </table:table-cell>
          <table:table-cell office:value-type="string" table:style-name="ce13">
            <text:p>Worked on responding to recent error notifications to include in the KT session for Ops. Worked on fixing a misclassified error.</text:p>
          </table:table-cell>
          <table:table-cell table:style-name="ce18"/>
          <table:table-cell table:number-columns-repeated="16375"/>
        </table:table-row>
        <table:table-row table:style-name="ro4" table:visibility="collapse">
          <table:table-cell office:value-type="float" office:value="918" table:formula="of:=[.A1227]" table:style-name="ce17">
            <text:p>918</text:p>
          </table:table-cell>
          <table:table-cell table:style-name="ce19"/>
          <table:table-cell office:value-type="string" table:style-name="ce4">
            <text:p>BILLED</text:p>
          </table:table-cell>
          <table:table-cell office:value-type="float" office:value="0.77027777780313045" table:formula="of:=IF(AND([.F1228] &lt;&gt; &quot;&quot;;[.G1228] &lt;&gt; &quot;&quot;);([.G1228]-[.F1228])*24;&quot;---&quot;)" table:style-name="ce4">
            <text:p>0.770</text:p>
          </table:table-cell>
          <table:table-cell office:value-type="string" table:style-name="ce21">
            <text:p>IDtoDocunet</text:p>
          </table:table-cell>
          <table:table-cell office:value-type="date" office:date-value="2025-06-05T11:10:22" table:style-name="ce14">
            <text:p>6/5/25 11:10 AM</text:p>
          </table:table-cell>
          <table:table-cell office:value-type="date" office:date-value="2025-06-05T11:56:35" table:style-name="ce14">
            <text:p>6/5/25 11:56 AM</text:p>
          </table:table-cell>
          <table:table-cell office:value-type="string" table:style-name="ce13">
            <text:p>Worked to confirm users with recent errors can be processed end-to-end. Validating with Nick Kohlhepp.</text:p>
          </table:table-cell>
          <table:table-cell table:style-name="ce18"/>
          <table:table-cell table:number-columns-repeated="16375"/>
        </table:table-row>
        <table:table-row table:style-name="ro4" table:visibility="collapse">
          <table:table-cell office:value-type="float" office:value="918" table:formula="of:=[.A1228]" table:style-name="ce17">
            <text:p>918</text:p>
          </table:table-cell>
          <table:table-cell table:style-name="ce19"/>
          <table:table-cell office:value-type="string" table:style-name="ce4">
            <text:p>BILLED</text:p>
          </table:table-cell>
          <table:table-cell office:value-type="float" office:value="1.1669444444705732" table:formula="of:=IF(AND([.F1229] &lt;&gt; &quot;&quot;;[.G1229] &lt;&gt; &quot;&quot;);([.G1229]-[.F1229])*24;&quot;---&quot;)" table:style-name="ce4">
            <text:p>1.167</text:p>
          </table:table-cell>
          <table:table-cell office:value-type="string" table:style-name="ce21">
            <text:p>IDtoAviobook</text:p>
          </table:table-cell>
          <table:table-cell office:value-type="date" office:date-value="2025-06-05T11:56:35" table:style-name="ce14">
            <text:p>6/5/25 11:56 AM</text:p>
          </table:table-cell>
          <table:table-cell office:value-type="date" office:date-value="2025-06-05T13:06:36" table:style-name="ce14">
            <text:p>6/5/25 01:06 PM</text:p>
          </table:table-cell>
          <table:table-cell office:value-type="string" table:style-name="ce13">
            <text:p># time with Gabriel Santos: bad payload . .doh</text:p>
          </table:table-cell>
          <table:table-cell table:style-name="ce18"/>
          <table:table-cell table:number-columns-repeated="16375"/>
        </table:table-row>
        <table:table-row table:style-name="ro10" table:visibility="collapse">
          <table:table-cell office:value-type="float" office:value="918" table:formula="of:=[.A1229]" table:style-name="ce17">
            <text:p>918</text:p>
          </table:table-cell>
          <table:table-cell table:style-name="ce11"/>
          <table:table-cell office:value-type="string" table:style-name="ce4">
            <text:p>BILLED</text:p>
          </table:table-cell>
          <table:table-cell office:value-type="float" office:value="0.43333333334885538" table:formula="of:=IF(AND([.F1230] &lt;&gt; &quot;&quot;;[.G1230] &lt;&gt; &quot;&quot;);([.G1230]-[.F1230])*24;&quot;---&quot;)" table:style-name="ce4">
            <text:p>0.433</text:p>
          </table:table-cell>
          <table:table-cell office:value-type="string" table:style-name="ce21">
            <text:p>IDtoAviobook</text:p>
          </table:table-cell>
          <table:table-cell office:value-type="date" office:date-value="2025-06-05T13:06:36" table:style-name="ce14">
            <text:p>6/5/25 01:06 PM</text:p>
          </table:table-cell>
          <table:table-cell office:value-type="date" office:date-value="2025-06-05T13:32:36" table:style-name="ce14">
            <text:p>6/5/25 01:32 PM</text:p>
          </table:table-cell>
          <table:table-cell office:value-type="string" table:style-name="ce13">
            <text:p>#creating stories . .</text:p>
          </table:table-cell>
          <table:table-cell table:style-name="ce15"/>
          <table:table-cell table:number-columns-repeated="16375"/>
        </table:table-row>
        <table:table-row table:style-name="ro4" table:visibility="collapse">
          <table:table-cell office:value-type="float" office:value="918" table:formula="of:=[.A1230]" table:style-name="ce17">
            <text:p>918</text:p>
          </table:table-cell>
          <table:table-cell table:style-name="ce29"/>
          <table:table-cell office:value-type="string" table:style-name="ce4">
            <text:p>BILLED</text:p>
          </table:table-cell>
          <table:table-cell office:value-type="float" office:value="0.70666666666511446" table:formula="of:=IF(AND([.F1231] &lt;&gt; &quot;&quot;;[.G1231] &lt;&gt; &quot;&quot;);([.G1231]-[.F1231])*24;&quot;---&quot;)" table:style-name="ce4">
            <text:p>0.707</text:p>
          </table:table-cell>
          <table:table-cell office:value-type="string" table:style-name="ce21">
            <text:p>IDtoAviobook</text:p>
          </table:table-cell>
          <table:table-cell office:value-type="date" office:date-value="2025-06-05T13:32:36" table:style-name="ce14">
            <text:p>6/5/25 01:32 PM</text:p>
          </table:table-cell>
          <table:table-cell office:value-type="date" office:date-value="2025-06-05T14:15:00" table:style-name="ce14">
            <text:p>6/5/25 02:15 PM</text:p>
          </table:table-cell>
          <table:table-cell office:value-type="string" table:style-name="ce13">
            <text:p>#Kt session</text:p>
          </table:table-cell>
          <table:table-cell table:style-name="ce18"/>
          <table:table-cell table:number-columns-repeated="16375"/>
        </table:table-row>
        <table:table-row table:style-name="ro4" table:visibility="collapse">
          <table:table-cell office:value-type="float" office:value="918" table:formula="of:=[.A1231]" table:style-name="ce17">
            <text:p>918</text:p>
          </table:table-cell>
          <table:table-cell table:style-name="ce19"/>
          <table:table-cell office:value-type="string" table:style-name="ce4">
            <text:p>BILLED</text:p>
          </table:table-cell>
          <table:table-cell office:value-type="float" office:value="0.86916666658362374" table:formula="of:=IF(AND([.F1232] &lt;&gt; &quot;&quot;;[.G1232] &lt;&gt; &quot;&quot;);([.G1232]-[.F1232])*24;&quot;---&quot;)" table:style-name="ce4">
            <text:p>0.869</text:p>
          </table:table-cell>
          <table:table-cell office:value-type="string" table:style-name="ce21">
            <text:p>IDtoEmployeeSvc</text:p>
          </table:table-cell>
          <table:table-cell office:value-type="date" office:date-value="2025-06-05T14:15:00" table:style-name="ce14">
            <text:p>6/5/25 02:15 PM</text:p>
          </table:table-cell>
          <table:table-cell office:value-type="date" office:date-value="2025-06-05T15:07:09" table:style-name="ce14">
            <text:p>6/5/25 03:07 PM</text:p>
          </table:table-cell>
          <table:table-cell office:value-type="string" table:style-name="ce13">
            <text:p>#kt session, and priority list.</text:p>
          </table:table-cell>
          <table:table-cell table:style-name="ce18"/>
          <table:table-cell table:number-columns-repeated="16375"/>
        </table:table-row>
        <table:table-row table:style-name="ro10" table:visibility="collapse">
          <table:table-cell office:value-type="float" office:value="918" table:formula="of:=[.A1232]" table:style-name="ce17">
            <text:p>918</text:p>
          </table:table-cell>
          <table:table-cell office:value-type="string" table:style-name="ce4">
            <text:p>sleep</text:p>
          </table:table-cell>
          <table:table-cell office:value-type="string" table:style-name="ce4">
            <text:p>BILLED</text:p>
          </table:table-cell>
          <table:table-cell office:value-type="float" office:value="1.4119444444659166" table:formula="of:=IF(AND([.F1233] &lt;&gt; &quot;&quot;;[.G1233] &lt;&gt; &quot;&quot;);([.G1233]-[.F1233])*24;&quot;---&quot;)" table:style-name="ce4">
            <text:p>1.412</text:p>
          </table:table-cell>
          <table:table-cell office:value-type="string" table:style-name="ce21">
            <text:p>L&amp;L: git</text:p>
          </table:table-cell>
          <table:table-cell office:value-type="date" office:date-value="2025-06-05T16:45:47" table:style-name="ce14">
            <text:p>6/5/25 04:45 PM</text:p>
          </table:table-cell>
          <table:table-cell office:value-type="date" office:date-value="2025-06-05T18:10:30" table:style-name="ce14">
            <text:p>6/5/25 06:10 PM</text:p>
          </table:table-cell>
          <table:table-cell office:value-type="string" table:style-name="ce13">
            <text:p>Worked to prepare git training. Working to finalize the outline and come up with a simple working lab.</text:p>
          </table:table-cell>
          <table:table-cell table:style-name="ce18"/>
          <table:table-cell table:number-columns-repeated="16375"/>
        </table:table-row>
        <table:table-row table:style-name="ro4" table:visibility="collapse">
          <table:table-cell office:value-type="float" office:value="918" table:formula="of:=[.A1233]" table:style-name="ce17">
            <text:p>918</text:p>
          </table:table-cell>
          <table:table-cell table:style-name="ce19"/>
          <table:table-cell table:style-name="ce4"/>
          <table:table-cell office:value-type="float" office:value="0.38250000000698492" table:formula="of:=IF(AND([.F1242] &lt;&gt; &quot;&quot;;[.G1242] &lt;&gt; &quot;&quot;);([.G1242]-[.F1242])*24;&quot;---&quot;)" table:style-name="ce4">
            <text:p>0.383</text:p>
          </table:table-cell>
          <table:table-cell table:style-name="ce16"/>
          <table:table-cell table:number-columns-repeated="2" table:style-name="ce32"/>
          <table:table-cell table:style-name="ce16"/>
          <table:table-cell table:style-name="ce18"/>
          <table:table-cell table:number-columns-repeated="16375"/>
        </table:table-row>
        <table:table-row table:style-name="ro4" table:visibility="collapse">
          <table:table-cell office:value-type="float" office:value="918" table:formula="of:=[.A1234]" table:style-name="ce17">
            <text:p>918</text:p>
          </table:table-cell>
          <table:table-cell table:style-name="ce19"/>
          <table:table-cell table:style-name="ce4"/>
          <table:table-cell office:value-type="string" office:string-value="---" table:formula="of:=IF(AND([.F1235] &lt;&gt; &quot;&quot;;[.G1235] &lt;&gt; &quot;&quot;);([.G1235]-[.F123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8" table:formula="of:=[.A1235]" table:style-name="ce17">
            <text:p>918</text:p>
          </table:table-cell>
          <table:table-cell table:style-name="ce19"/>
          <table:table-cell table:style-name="ce4"/>
          <table:table-cell office:value-type="string" office:string-value="---" table:formula="of:=IF(AND([.F1236] &lt;&gt; &quot;&quot;;[.G1236] &lt;&gt; &quot;&quot;);([.G1236]-[.F1236])*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8" table:formula="of:=[.A1236]" table:style-name="ce17">
            <text:p>918</text:p>
          </table:table-cell>
          <table:table-cell table:style-name="ce19"/>
          <table:table-cell table:style-name="ce4"/>
          <table:table-cell office:value-type="string" office:string-value="---" table:formula="of:=IF(AND([.F1237] &lt;&gt; &quot;&quot;;[.G1237] &lt;&gt; &quot;&quot;);([.G1237]-[.F123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8" table:formula="of:=[.A1237]" table:style-name="ce17">
            <text:p>918</text:p>
          </table:table-cell>
          <table:table-cell table:style-name="ce19"/>
          <table:table-cell table:style-name="ce4"/>
          <table:table-cell office:value-type="string" office:string-value="---" table:formula="of:=IF(AND([.F1238] &lt;&gt; &quot;&quot;;[.G1238] &lt;&gt; &quot;&quot;);([.G1238]-[.F1238])*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8" table:formula="of:=[.A1238]" table:style-name="ce17">
            <text:p>918</text:p>
          </table:table-cell>
          <table:table-cell table:style-name="ce19"/>
          <table:table-cell table:style-name="ce4"/>
          <table:table-cell office:value-type="string" office:string-value="---" table:formula="of:=IF(AND([.F1239] &lt;&gt; &quot;&quot;;[.G1239] &lt;&gt; &quot;&quot;);([.G1239]-[.F1239])*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8" table:formula="of:=[.A1239]" table:style-name="ce17">
            <text:p>918</text:p>
          </table:table-cell>
          <table:table-cell table:style-name="ce19"/>
          <table:table-cell table:style-name="ce4"/>
          <table:table-cell office:value-type="string" office:string-value="---" table:formula="of:=IF(AND([.F1240] &lt;&gt; &quot;&quot;;[.G1240] &lt;&gt; &quot;&quot;);([.G1240]-[.F1240])*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8" table:formula="of:=[.A1240]" table:style-name="ce17">
            <text:p>918</text:p>
          </table:table-cell>
          <table:table-cell office:value-type="float" office:value="9" table:formula="of:=COM.MICROSOFT.CEILING([.C1241];0.25)" table:style-name="ce19">
            <text:p>9.000</text:p>
          </table:table-cell>
          <table:table-cell office:value-type="float" office:value="8.9327777777798474" table:formula="of:=SUM([.D1241:.D1258])" table:style-name="ce4">
            <text:p>8.933</text:p>
          </table:table-cell>
          <table:table-cell office:value-type="string" office:string-value="---" table:formula="of:=IF(AND([.F1241] &lt;&gt; &quot;&quot;;[.G1241] &lt;&gt; &quot;&quot;);([.G1241]-[.F1241])*24;&quot;---&quot;)" table:style-name="ce4">
            <text:p>---</text:p>
          </table:table-cell>
          <table:table-cell office:value-type="date" office:date-value="2025-06-06T00:00:00" table:style-name="ce20">
            <text:p>6-Jun</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8" table:formula="of:=[.A1241]" table:style-name="ce17">
            <text:p>918</text:p>
          </table:table-cell>
          <table:table-cell table:style-name="ce19"/>
          <table:table-cell office:value-type="string" table:style-name="ce4">
            <text:p>BILLED</text:p>
          </table:table-cell>
          <table:table-cell office:value-type="float" office:value="0.38250000000698492" table:formula="of:=IF(AND([.F1242] &lt;&gt; &quot;&quot;;[.G1242] &lt;&gt; &quot;&quot;);([.G1242]-[.F1242])*24;&quot;---&quot;)" table:style-name="ce4">
            <text:p>0.383</text:p>
          </table:table-cell>
          <table:table-cell office:value-type="string" table:style-name="ce21">
            <text:p>IDtoAviobook</text:p>
          </table:table-cell>
          <table:table-cell office:value-type="date" office:date-value="2025-06-06T07:43:42" table:style-name="ce14">
            <text:p>6/6/25 07:43 AM</text:p>
          </table:table-cell>
          <table:table-cell office:value-type="date" office:date-value="2025-06-06T08:06:39" table:style-name="ce14">
            <text:p>6/6/25 08:06 AM</text:p>
          </table:table-cell>
          <table:table-cell office:value-type="string" table:style-name="ce13">
            <text:p>Worked to update IDtoAviobook documentation to include issue resolution.</text:p>
          </table:table-cell>
          <table:table-cell table:style-name="ce18"/>
          <table:table-cell table:number-columns-repeated="16375"/>
        </table:table-row>
        <table:table-row table:style-name="ro4" table:visibility="collapse">
          <table:table-cell office:value-type="float" office:value="918" table:formula="of:=[.A1242]" table:style-name="ce17">
            <text:p>918</text:p>
          </table:table-cell>
          <table:table-cell table:style-name="ce19"/>
          <table:table-cell office:value-type="string" table:style-name="ce4">
            <text:p>BILLED</text:p>
          </table:table-cell>
          <table:table-cell office:value-type="float" office:value="0.25000000011641532" table:formula="of:=IF(AND([.F1243] &lt;&gt; &quot;&quot;;[.G1243] &lt;&gt; &quot;&quot;);([.G1243]-[.F1243])*24;&quot;---&quot;)" table:style-name="ce4">
            <text:p>0.250</text:p>
          </table:table-cell>
          <table:table-cell office:value-type="string" table:style-name="ce20">
            <text:p>mtg-Daily</text:p>
          </table:table-cell>
          <table:table-cell office:value-type="date" office:date-value="2025-06-06T08:30:00" table:style-name="ce14">
            <text:p>6/6/25 08:30 AM</text:p>
          </table:table-cell>
          <table:table-cell office:value-type="date" office:date-value="2025-06-06T08:45:00" table:style-name="ce14">
            <text:p>6/6/25 08:45 AM</text:p>
          </table:table-cell>
          <table:table-cell office:value-type="string" table:style-name="ce13">
            <text:p>Daily meetings with the team.</text:p>
          </table:table-cell>
          <table:table-cell table:style-name="ce18"/>
          <table:table-cell table:number-columns-repeated="16375"/>
        </table:table-row>
        <table:table-row table:style-name="ro4" table:visibility="collapse">
          <table:table-cell office:value-type="float" office:value="918" table:formula="of:=[.A1243]" table:style-name="ce17">
            <text:p>918</text:p>
          </table:table-cell>
          <table:table-cell table:style-name="ce19"/>
          <table:table-cell office:value-type="string" table:style-name="ce4">
            <text:p>BILLED</text:p>
          </table:table-cell>
          <table:table-cell office:value-type="float" office:value="0.33333333319751546" table:formula="of:=IF(AND([.F1244] &lt;&gt; &quot;&quot;;[.G1244] &lt;&gt; &quot;&quot;);([.G1244]-[.F1244])*24;&quot;---&quot;)" table:style-name="ce4">
            <text:p>0.333</text:p>
          </table:table-cell>
          <table:table-cell office:value-type="string" table:style-name="ce20">
            <text:p>mtg-Daily</text:p>
          </table:table-cell>
          <table:table-cell office:value-type="date" office:date-value="2025-06-06T09:30:00" table:style-name="ce14">
            <text:p>6/6/25 09:30 AM</text:p>
          </table:table-cell>
          <table:table-cell office:value-type="date" office:date-value="2025-06-06T09:50:00" table:style-name="ce14">
            <text:p>6/6/25 09:50 A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18" table:formula="of:=[.A1244]" table:style-name="ce17">
            <text:p>918</text:p>
          </table:table-cell>
          <table:table-cell table:style-name="ce19"/>
          <table:table-cell office:value-type="string" table:style-name="ce4">
            <text:p>BILLED</text:p>
          </table:table-cell>
          <table:table-cell office:value-type="float" office:value="0.44805555569473654" table:formula="of:=IF(AND([.F1245] &lt;&gt; &quot;&quot;;[.G1245] &lt;&gt; &quot;&quot;);([.G1245]-[.F1245])*24;&quot;---&quot;)" table:style-name="ce4">
            <text:p>0.448</text:p>
          </table:table-cell>
          <table:table-cell office:value-type="string" table:style-name="ce20">
            <text:p>IDtoEmployeeSvc</text:p>
          </table:table-cell>
          <table:table-cell office:value-type="date" office:date-value="2025-06-06T09:50:00" table:style-name="ce14">
            <text:p>6/6/25 09:50 AM</text:p>
          </table:table-cell>
          <table:table-cell office:value-type="date" office:date-value="2025-06-06T10:16:53" table:style-name="ce14">
            <text:p>6/6/25 10:16 AM</text:p>
          </table:table-cell>
          <table:table-cell office:value-type="string" table:style-name="ce13">
            <text:p>Worked on resolving FC3 roles in QA. Worked on validating email messages are sent properly for all error cases.</text:p>
          </table:table-cell>
          <table:table-cell office:value-type="string" table:style-name="ce18">
            <text:p>Need to move all roles from FC3 to EMPUAT1 in batches . .</text:p>
          </table:table-cell>
          <table:table-cell table:number-columns-repeated="16375"/>
        </table:table-row>
        <table:table-row table:style-name="ro4" table:visibility="collapse">
          <table:table-cell office:value-type="float" office:value="918" table:formula="of:=[.A1245]" table:style-name="ce17">
            <text:p>918</text:p>
          </table:table-cell>
          <table:table-cell table:style-name="ce19"/>
          <table:table-cell office:value-type="string" table:style-name="ce4">
            <text:p>BILLED</text:p>
          </table:table-cell>
          <table:table-cell office:value-type="float" office:value="0.17972222215030342" table:formula="of:=IF(AND([.F1246] &lt;&gt; &quot;&quot;;[.G1246] &lt;&gt; &quot;&quot;);([.G1246]-[.F1246])*24;&quot;---&quot;)" table:style-name="ce4">
            <text:p>0.180</text:p>
          </table:table-cell>
          <table:table-cell office:value-type="string" table:style-name="ce21">
            <text:p>IDtoAviobook</text:p>
          </table:table-cell>
          <table:table-cell office:value-type="date" office:date-value="2025-06-06T10:16:53" table:style-name="ce14">
            <text:p>6/6/25 10:16 AM</text:p>
          </table:table-cell>
          <table:table-cell office:value-type="date" office:date-value="2025-06-06T10:27:40" table:style-name="ce14">
            <text:p>6/6/25 10:27 AM</text:p>
          </table:table-cell>
          <table:table-cell office:value-type="string" table:style-name="ce13">
            <text:p>#doc</text:p>
          </table:table-cell>
          <table:table-cell table:style-name="ce18"/>
          <table:table-cell table:number-columns-repeated="16375"/>
        </table:table-row>
        <table:table-row table:style-name="ro4" table:visibility="collapse">
          <table:table-cell office:value-type="float" office:value="918" table:formula="of:=[.A1246]" table:style-name="ce17">
            <text:p>918</text:p>
          </table:table-cell>
          <table:table-cell table:style-name="ce19"/>
          <table:table-cell office:value-type="string" table:style-name="ce4">
            <text:p>BILLED</text:p>
          </table:table-cell>
          <table:table-cell office:value-type="float" office:value="0.6222222222131677" table:formula="of:=IF(AND([.F1247] &lt;&gt; &quot;&quot;;[.G1247] &lt;&gt; &quot;&quot;);([.G1247]-[.F1247])*24;&quot;---&quot;)" table:style-name="ce4">
            <text:p>0.622</text:p>
          </table:table-cell>
          <table:table-cell office:value-type="string" table:style-name="ce21">
            <text:p>IDtoAutocrib</text:p>
          </table:table-cell>
          <table:table-cell office:value-type="date" office:date-value="2025-06-06T10:27:40" table:style-name="ce14">
            <text:p>6/6/25 10:27 AM</text:p>
          </table:table-cell>
          <table:table-cell office:value-type="date" office:date-value="2025-06-06T11:05:00" table:style-name="ce14">
            <text:p>6/6/25 11:05 AM</text:p>
          </table:table-cell>
          <table:table-cell office:value-type="string" table:style-name="ce13">
            <text:p>Worked on pushing users to the LAS airport for IDtoAutocrib.</text:p>
          </table:table-cell>
          <table:table-cell table:style-name="ce18"/>
          <table:table-cell table:number-columns-repeated="16375"/>
        </table:table-row>
        <table:table-row table:style-name="ro4" table:visibility="collapse">
          <table:table-cell office:value-type="float" office:value="918" table:formula="of:=[.A1247]" table:style-name="ce17">
            <text:p>918</text:p>
          </table:table-cell>
          <table:table-cell table:style-name="ce19"/>
          <table:table-cell office:value-type="string" table:style-name="ce4">
            <text:p>BILLED</text:p>
          </table:table-cell>
          <table:table-cell office:value-type="float" office:value="0.19194444443564862" table:formula="of:=IF(AND([.F1248] &lt;&gt; &quot;&quot;;[.G1248] &lt;&gt; &quot;&quot;);([.G1248]-[.F1248])*24;&quot;---&quot;)" table:style-name="ce4">
            <text:p>0.192</text:p>
          </table:table-cell>
          <table:table-cell office:value-type="string" table:style-name="ce21">
            <text:p>IDtoAviobook</text:p>
          </table:table-cell>
          <table:table-cell office:value-type="date" office:date-value="2025-06-06T11:05:00" table:style-name="ce14">
            <text:p>6/6/25 11:05 AM</text:p>
          </table:table-cell>
          <table:table-cell office:value-type="date" office:date-value="2025-06-06T11:16:31" table:style-name="ce14">
            <text:p>6/6/25 11:16 AM</text:p>
          </table:table-cell>
          <table:table-cell office:value-type="string" table:style-name="ce13">
            <text:p>#doc: finished KT section on Postman archiving/deleting</text:p>
          </table:table-cell>
          <table:table-cell table:style-name="ce18"/>
          <table:table-cell table:number-columns-repeated="16375"/>
        </table:table-row>
        <table:table-row table:style-name="ro4" table:visibility="collapse">
          <table:table-cell office:value-type="float" office:value="918" table:formula="of:=[.A1248]" table:style-name="ce17">
            <text:p>918</text:p>
          </table:table-cell>
          <table:table-cell table:style-name="ce19"/>
          <table:table-cell office:value-type="string" table:style-name="ce4">
            <text:p>BILLED</text:p>
          </table:table-cell>
          <table:table-cell office:value-type="float" office:value="0.39888888888526708" table:formula="of:=IF(AND([.F1249] &lt;&gt; &quot;&quot;;[.G1249] &lt;&gt; &quot;&quot;);([.G1249]-[.F1249])*24;&quot;---&quot;)" table:style-name="ce4">
            <text:p>0.399</text:p>
          </table:table-cell>
          <table:table-cell office:value-type="string" table:style-name="ce21">
            <text:p>IDtoAutocrib</text:p>
          </table:table-cell>
          <table:table-cell office:value-type="date" office:date-value="2025-06-06T11:16:31" table:style-name="ce14">
            <text:p>6/6/25 11:16 AM</text:p>
          </table:table-cell>
          <table:table-cell office:value-type="date" office:date-value="2025-06-06T11:40:27" table:style-name="ce14">
            <text:p>6/6/25 11:40 AM</text:p>
          </table:table-cell>
          <table:table-cell office:value-type="string" table:style-name="ce13">
            <text:p># finsihed pushing users to LAS - 123/126 went, the other two went elsewhere.</text:p>
          </table:table-cell>
          <table:table-cell table:style-name="ce18"/>
          <table:table-cell table:number-columns-repeated="16375"/>
        </table:table-row>
        <table:table-row table:style-name="ro4" table:visibility="collapse">
          <table:table-cell office:value-type="float" office:value="918" table:formula="of:=[.A1249]" table:style-name="ce17">
            <text:p>918</text:p>
          </table:table-cell>
          <table:table-cell table:style-name="ce19"/>
          <table:table-cell office:value-type="string" table:style-name="ce4">
            <text:p>BILLED</text:p>
          </table:table-cell>
          <table:table-cell office:value-type="float" office:value="0.40583333338145167" table:formula="of:=IF(AND([.F1250] &lt;&gt; &quot;&quot;;[.G1250] &lt;&gt; &quot;&quot;);([.G1250]-[.F1250])*24;&quot;---&quot;)" table:style-name="ce4">
            <text:p>0.406</text:p>
          </table:table-cell>
          <table:table-cell office:value-type="string" table:style-name="ce20">
            <text:p>IDtoEmployeeSvc</text:p>
          </table:table-cell>
          <table:table-cell office:value-type="date" office:date-value="2025-06-06T11:40:27" table:style-name="ce14">
            <text:p>6/6/25 11:40 AM</text:p>
          </table:table-cell>
          <table:table-cell office:value-type="date" office:date-value="2025-06-06T12:04:48" table:style-name="ce14">
            <text:p>6/6/25 12:04 PM</text:p>
          </table:table-cell>
          <table:table-cell office:value-type="string" table:style-name="ce13">
            <text:p># add aaron internal note regarding fc3 -&gt; empuat1 swap notes . .</text:p>
          </table:table-cell>
          <table:table-cell table:style-name="ce18"/>
          <table:table-cell table:number-columns-repeated="16375"/>
        </table:table-row>
        <table:table-row table:style-name="ro4" table:visibility="collapse">
          <table:table-cell office:value-type="float" office:value="918" table:formula="of:=[.A1250]" table:style-name="ce17">
            <text:p>918</text:p>
          </table:table-cell>
          <table:table-cell table:style-name="ce19"/>
          <table:table-cell office:value-type="string" table:style-name="ce4">
            <text:p>BILLED</text:p>
          </table:table-cell>
          <table:table-cell office:value-type="float" office:value="0.37388888880377635" table:formula="of:=IF(AND([.F1251] &lt;&gt; &quot;&quot;;[.G1251] &lt;&gt; &quot;&quot;);([.G1251]-[.F1251])*24;&quot;---&quot;)" table:style-name="ce4">
            <text:p>0.374</text:p>
          </table:table-cell>
          <table:table-cell office:value-type="string" table:style-name="ce20">
            <text:p>IDtoEmployeeSvc</text:p>
          </table:table-cell>
          <table:table-cell office:value-type="date" office:date-value="2025-06-06T12:04:48" table:style-name="ce14">
            <text:p>6/6/25 12:04 PM</text:p>
          </table:table-cell>
          <table:table-cell office:value-type="date" office:date-value="2025-06-06T12:27:14" table:style-name="ce14">
            <text:p>6/6/25 12:27 PM</text:p>
          </table:table-cell>
          <table:table-cell office:value-type="string" table:style-name="ce13">
            <text:p>#ahk toggle trivir times.</text:p>
          </table:table-cell>
          <table:table-cell table:style-name="ce18"/>
          <table:table-cell table:number-columns-repeated="16375"/>
        </table:table-row>
        <table:table-row table:style-name="ro4" table:visibility="collapse">
          <table:table-cell office:value-type="float" office:value="918" table:formula="of:=[.A1251]" table:style-name="ce17">
            <text:p>918</text:p>
          </table:table-cell>
          <table:table-cell table:style-name="ce19"/>
          <table:table-cell office:value-type="string" table:style-name="ce4">
            <text:p>BILLED</text:p>
          </table:table-cell>
          <table:table-cell office:value-type="float" office:value="3.6402777777984738" table:formula="of:=IF(AND([.F1252] &lt;&gt; &quot;&quot;;[.G1252] &lt;&gt; &quot;&quot;);([.G1252]-[.F1252])*24;&quot;---&quot;)" table:style-name="ce4">
            <text:p>3.640</text:p>
          </table:table-cell>
          <table:table-cell office:value-type="string" table:style-name="ce20">
            <text:p>IDtoEmployeeSvc</text:p>
          </table:table-cell>
          <table:table-cell office:value-type="date" office:date-value="2025-06-06T12:27:14" table:style-name="ce14">
            <text:p>6/6/25 12:27 PM</text:p>
          </table:table-cell>
          <table:table-cell office:value-type="date" office:date-value="2025-06-06T16:05:39" table:style-name="ce14">
            <text:p>6/6/25 04:05 PM</text:p>
          </table:table-cell>
          <table:table-cell office:value-type="string" table:style-name="ce13">
            <text:p>#emai lvalidation</text:p>
          </table:table-cell>
          <table:table-cell table:style-name="ce18"/>
          <table:table-cell table:number-columns-repeated="16375"/>
        </table:table-row>
        <table:table-row table:style-name="ro10" table:visibility="collapse">
          <table:table-cell office:value-type="float" office:value="918" table:formula="of:=[.A1252]" table:style-name="ce17">
            <text:p>918</text:p>
          </table:table-cell>
          <table:table-cell office:value-type="string" table:style-name="ce4">
            <text:p>lunch</text:p>
          </table:table-cell>
          <table:table-cell office:value-type="string" table:style-name="ce4">
            <text:p>BILLED</text:p>
          </table:table-cell>
          <table:table-cell office:value-type="float" office:value="0.66666666674427688" table:formula="of:=IF(AND([.F1253] &lt;&gt; &quot;&quot;;[.G1253] &lt;&gt; &quot;&quot;);([.G1253]-[.F1253])*24;&quot;---&quot;)" table:style-name="ce4">
            <text:p>0.667</text:p>
          </table:table-cell>
          <table:table-cell office:value-type="string" table:style-name="ce20">
            <text:p>IDtoEmployeeSvc</text:p>
          </table:table-cell>
          <table:table-cell office:value-type="date" office:date-value="2025-06-06T16:30:00" table:style-name="ce14">
            <text:p>6/6/25 04:30 PM</text:p>
          </table:table-cell>
          <table:table-cell office:value-type="date" office:date-value="2025-06-06T17:10:00" table:style-name="ce14">
            <text:p>6/6/25 05:10 PM</text:p>
          </table:table-cell>
          <table:table-cell office:value-type="string" table:style-name="ce13">
            <text:p># fixing last build, and testing in pipeline.</text:p>
          </table:table-cell>
          <table:table-cell table:style-name="ce18"/>
          <table:table-cell table:number-columns-repeated="16375"/>
        </table:table-row>
        <table:table-row table:style-name="ro4" table:visibility="collapse">
          <table:table-cell office:value-type="float" office:value="918" table:formula="of:=[.A1253]" table:style-name="ce17">
            <text:p>918</text:p>
          </table:table-cell>
          <table:table-cell table:style-name="ce19"/>
          <table:table-cell office:value-type="string" table:style-name="ce4">
            <text:p>BILLED</text:p>
          </table:table-cell>
          <table:table-cell office:value-type="float" office:value="1.0394444443518296" table:formula="of:=IF(AND([.F1254] &lt;&gt; &quot;&quot;;[.G1254] &lt;&gt; &quot;&quot;);([.G1254]-[.F1254])*24;&quot;---&quot;)" table:style-name="ce4">
            <text:p>1.039</text:p>
          </table:table-cell>
          <table:table-cell office:value-type="string" table:style-name="ce34">
            <text:p>L&amp;L</text:p>
          </table:table-cell>
          <table:table-cell office:value-type="date" office:date-value="2025-06-06T17:10:00" table:style-name="ce14">
            <text:p>6/6/25 05:10 PM</text:p>
          </table:table-cell>
          <table:table-cell office:value-type="date" office:date-value="2025-06-06T18:12:22" table:style-name="ce14">
            <text:p>6/6/25 06:12 PM</text:p>
          </table:table-cell>
          <table:table-cell office:value-type="string" table:style-name="ce13">
            <text:p>Worked on adding actual rebase use case example images to the git training.</text:p>
          </table:table-cell>
          <table:table-cell table:style-name="ce18"/>
          <table:table-cell table:number-columns-repeated="16375" table:style-name="ce10"/>
        </table:table-row>
        <table:table-row table:style-name="ro4" table:visibility="collapse">
          <table:table-cell office:value-type="float" office:value="918" table:formula="of:=[.A1253]" table:style-name="ce17">
            <text:p>918</text:p>
          </table:table-cell>
          <table:table-cell table:style-name="ce19"/>
          <table:table-cell table:style-name="ce4"/>
          <table:table-cell office:value-type="string" office:string-value="---" table:formula="of:=IF(AND([.F1255] &lt;&gt; &quot;&quot;;[.G1255] &lt;&gt; &quot;&quot;);([.G1255]-[.F1255])*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18" table:formula="of:=[.A1254]" table:style-name="ce17">
            <text:p>918</text:p>
          </table:table-cell>
          <table:table-cell table:style-name="ce19"/>
          <table:table-cell table:style-name="ce4"/>
          <table:table-cell office:value-type="string" office:string-value="---" table:formula="of:=IF(AND([.F1256] &lt;&gt; &quot;&quot;;[.G1256] &lt;&gt; &quot;&quot;);([.G1256]-[.F1256])*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18" table:formula="of:=[.A1256]" table:style-name="ce17">
            <text:p>918</text:p>
          </table:table-cell>
          <table:table-cell table:style-name="ce19"/>
          <table:table-cell table:style-name="ce4"/>
          <table:table-cell office:value-type="string" office:string-value="---" table:formula="of:=IF(AND([.F1257] &lt;&gt; &quot;&quot;;[.G1257] &lt;&gt; &quot;&quot;);([.G1257]-[.F1257])*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18" table:formula="of:=[.A1257]" table:style-name="ce17">
            <text:p>918</text:p>
          </table:table-cell>
          <table:table-cell table:style-name="ce19"/>
          <table:table-cell table:style-name="ce4"/>
          <table:table-cell office:value-type="string" office:string-value="---" table:formula="of:=IF(AND([.F1258] &lt;&gt; &quot;&quot;;[.G1258] &lt;&gt; &quot;&quot;);([.G1258]-[.F1258])*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3" table:visibility="collapse">
          <table:table-cell office:value-type="float" office:value="919" table:formula="of:=[.A1258]+1" table:style-name="ce17">
            <text:p>919</text:p>
          </table:table-cell>
          <table:table-cell table:style-name="ce12"/>
          <table:table-cell office:value-type="string" table:style-name="ce4">
            <text:p>****************</text:p>
          </table:table-cell>
          <table:table-cell table:style-name="ce4"/>
          <table:table-cell office:value-type="string" office:string-value="Week 919" table:formula="of:=CONCATENATE(&quot;Week &quot;; [.A1260])" table:number-columns-spanned="2" table:number-rows-spanned="3" table:style-name="ce48">
            <text:p>Week 919</text:p>
          </table:table-cell>
          <table:covered-table-cell/>
          <table:table-cell table:style-name="ce14"/>
          <table:table-cell table:style-name="ce13"/>
          <table:table-cell table:style-name="ce18"/>
          <table:table-cell table:number-columns-repeated="16375" table:style-name="ce10"/>
        </table:table-row>
        <table:table-row table:style-name="ro3" table:visibility="collapse">
          <table:table-cell office:value-type="float" office:value="919" table:formula="of:=[.A1260]" table:style-name="ce17">
            <text:p>919</text:p>
          </table:table-cell>
          <table:table-cell table:style-name="ce12"/>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style-name="ce10"/>
        </table:table-row>
        <table:table-row table:style-name="ro3" table:visibility="collapse">
          <table:table-cell office:value-type="float" office:value="919" table:formula="of:=[.A1261]" table:style-name="ce17">
            <text:p>919</text:p>
          </table:table-cell>
          <table:table-cell table:style-name="ce19"/>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style-name="ce10"/>
        </table:table-row>
        <table:table-row table:style-name="ro3" table:visibility="collapse">
          <table:table-cell office:value-type="float" office:value="919" table:formula="of:=[.A1262]" table:style-name="ce17">
            <text:p>919</text:p>
          </table:table-cell>
          <table:table-cell table:style-name="ce19"/>
          <table:table-cell office:value-type="string" table:style-name="ce4">
            <text:p>****************</text:p>
          </table:table-cell>
          <table:table-cell table:style-name="ce4"/>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19" table:formula="of:=[.A1263]" table:style-name="ce17">
            <text:p>919</text:p>
          </table:table-cell>
          <table:table-cell table:style-name="ce19"/>
          <table:table-cell office:value-type="string" table:style-name="ce4">
            <text:p>****************</text:p>
          </table:table-cell>
          <table:table-cell office:value-type="string" office:string-value="---" table:formula="of:=IF(AND([.F1264] &lt;&gt; &quot;&quot;;[.G1264] &lt;&gt; &quot;&quot;);([.G1264]-[.F1264])*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19" table:formula="of:=[.A1264]" table:style-name="ce17">
            <text:p>919</text:p>
          </table:table-cell>
          <table:table-cell table:style-name="ce19"/>
          <table:table-cell office:value-type="string" table:style-name="ce4">
            <text:p>****************</text:p>
          </table:table-cell>
          <table:table-cell office:value-type="string" office:string-value="---" table:formula="of:=IF(AND([.F1265] &lt;&gt; &quot;&quot;;[.G1265] &lt;&gt; &quot;&quot;);([.G1265]-[.F1265])*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19" table:formula="of:=[.A1265]" table:style-name="ce17">
            <text:p>919</text:p>
          </table:table-cell>
          <table:table-cell table:style-name="ce12"/>
          <table:table-cell office:value-type="string" table:style-name="ce4">
            <text:p>****************</text:p>
          </table:table-cell>
          <table:table-cell office:value-type="string" office:string-value="---" table:formula="of:=IF(AND([.F1266] &lt;&gt; &quot;&quot;;[.G1266] &lt;&gt; &quot;&quot;);([.G1266]-[.F1266])*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19" table:formula="of:=[.A1266]" table:style-name="ce17">
            <text:p>919</text:p>
          </table:table-cell>
          <table:table-cell table:style-name="ce12"/>
          <table:table-cell office:value-type="string" table:style-name="ce4">
            <text:p>BILLED</text:p>
          </table:table-cell>
          <table:table-cell office:value-type="string" office:string-value="---" table:formula="of:=IF(AND([.F1267] &lt;&gt; &quot;&quot;;[.G1267] &lt;&gt; &quot;&quot;);([.G1267]-[.F1267])*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19" table:formula="of:=[.A1267]" table:style-name="ce17">
            <text:p>919</text:p>
          </table:table-cell>
          <table:table-cell office:value-type="float" office:value="7.5" table:formula="of:=COM.MICROSOFT.CEILING([.C1268];0.25)" table:style-name="ce19">
            <text:p>7.500</text:p>
          </table:table-cell>
          <table:table-cell office:value-type="float" office:value="7.3449999999138527" table:formula="of:=SUM([.D1268:.D1287])" table:style-name="ce4">
            <text:p>7.345</text:p>
          </table:table-cell>
          <table:table-cell office:value-type="string" office:string-value="---" table:formula="of:=IF(AND([.F1268] &lt;&gt; &quot;&quot;;[.G1268] &lt;&gt; &quot;&quot;);([.G1268]-[.F1268])*24;&quot;---&quot;)" table:style-name="ce4">
            <text:p>---</text:p>
          </table:table-cell>
          <table:table-cell office:value-type="date" office:date-value="2025-06-09T00:00:00" table:style-name="ce20">
            <text:p>9-Jun</text:p>
          </table:table-cell>
          <table:table-cell table:number-columns-repeated="2" table:style-name="ce14"/>
          <table:table-cell table:style-name="ce21"/>
          <table:table-cell table:style-name="ce18"/>
          <table:table-cell table:number-columns-repeated="16375" table:style-name="ce10"/>
        </table:table-row>
        <table:table-row table:style-name="ro4" table:visibility="collapse">
          <table:table-cell office:value-type="float" office:value="919" table:formula="of:=[.A1268]" table:style-name="ce17">
            <text:p>919</text:p>
          </table:table-cell>
          <table:table-cell table:style-name="ce19"/>
          <table:table-cell office:value-type="string" table:style-name="ce4">
            <text:p>BILLED</text:p>
          </table:table-cell>
          <table:table-cell office:value-type="float" office:value="0.16666666668606922" table:formula="of:=IF(AND([.F1269] &lt;&gt; &quot;&quot;;[.G1269] &lt;&gt; &quot;&quot;);([.G1269]-[.F1269])*24;&quot;---&quot;)" table:style-name="ce4">
            <text:p>0.167</text:p>
          </table:table-cell>
          <table:table-cell office:value-type="string" table:style-name="ce16">
            <text:p>IDtoAviobook</text:p>
          </table:table-cell>
          <table:table-cell office:value-type="date" office:date-value="2025-06-09T08:20:00" table:style-name="ce14">
            <text:p>6/9/25 08:20 AM</text:p>
          </table:table-cell>
          <table:table-cell office:value-type="date" office:date-value="2025-06-09T08:30:00" table:style-name="ce14">
            <text:p>6/9/25 08:30 AM</text:p>
          </table:table-cell>
          <table:table-cell office:value-type="string" table:style-name="ce16">
            <text:p>Worked on resolving INC6679510 for IDtoAviobook.</text:p>
          </table:table-cell>
          <table:table-cell table:style-name="ce18"/>
          <table:table-cell table:number-columns-repeated="16375" table:style-name="ce10"/>
        </table:table-row>
        <table:table-row table:style-name="ro4" table:visibility="collapse">
          <table:table-cell office:value-type="float" office:value="919" table:formula="of:=[.A1269]" table:style-name="ce17">
            <text:p>919</text:p>
          </table:table-cell>
          <table:table-cell table:style-name="ce19"/>
          <table:table-cell office:value-type="string" table:style-name="ce4">
            <text:p>BILLED</text:p>
          </table:table-cell>
          <table:table-cell office:value-type="float" office:value="0.21666666667442769" table:formula="of:=IF(AND([.F1270] &lt;&gt; &quot;&quot;;[.G1270] &lt;&gt; &quot;&quot;);([.G1270]-[.F1270])*24;&quot;---&quot;)" table:style-name="ce4">
            <text:p>0.217</text:p>
          </table:table-cell>
          <table:table-cell office:value-type="string" table:style-name="ce16">
            <text:p>Mtg-Daily</text:p>
          </table:table-cell>
          <table:table-cell office:value-type="date" office:date-value="2025-06-09T08:30:00" table:style-name="ce14">
            <text:p>6/9/25 08:30 AM</text:p>
          </table:table-cell>
          <table:table-cell office:value-type="date" office:date-value="2025-06-09T08:43:00" table:style-name="ce14">
            <text:p>6/9/25 08:43 AM</text:p>
          </table:table-cell>
          <table:table-cell office:value-type="string" table:style-name="ce16">
            <text:p>Daily meetings with the team.</text:p>
          </table:table-cell>
          <table:table-cell table:style-name="ce18"/>
          <table:table-cell table:number-columns-repeated="16375" table:style-name="ce10"/>
        </table:table-row>
        <table:table-row table:style-name="ro4" table:visibility="collapse">
          <table:table-cell office:value-type="float" office:value="919" table:formula="of:=[.A1270]" table:style-name="ce17">
            <text:p>919</text:p>
          </table:table-cell>
          <table:table-cell table:style-name="ce19"/>
          <table:table-cell office:value-type="string" table:style-name="ce4">
            <text:p>BILLED</text:p>
          </table:table-cell>
          <table:table-cell office:value-type="float" office:value="0.22027777775656432" table:formula="of:=IF(AND([.F1271] &lt;&gt; &quot;&quot;;[.G1271] &lt;&gt; &quot;&quot;);([.G1271]-[.F1271])*24;&quot;---&quot;)" table:style-name="ce4">
            <text:p>0.220</text:p>
          </table:table-cell>
          <table:table-cell office:value-type="string" table:style-name="ce16">
            <text:p>IDtoAviobook</text:p>
          </table:table-cell>
          <table:table-cell office:value-type="date" office:date-value="2025-06-09T08:43:00" table:style-name="ce14">
            <text:p>6/9/25 08:43 AM</text:p>
          </table:table-cell>
          <table:table-cell office:value-type="date" office:date-value="2025-06-09T08:56:13" table:style-name="ce14">
            <text:p>6/9/25 08:56 AM</text:p>
          </table:table-cell>
          <table:table-cell office:value-type="string" table:style-name="ce21">
            <text:p>#</text:p>
          </table:table-cell>
          <table:table-cell table:style-name="ce18"/>
          <table:table-cell table:number-columns-repeated="16375" table:style-name="ce10"/>
        </table:table-row>
        <table:table-row table:style-name="ro4" table:visibility="collapse">
          <table:table-cell office:value-type="float" office:value="919" table:formula="of:=[.A1271]" table:style-name="ce17">
            <text:p>919</text:p>
          </table:table-cell>
          <table:table-cell table:style-name="ce19"/>
          <table:table-cell office:value-type="string" table:style-name="ce4">
            <text:p>BILLED</text:p>
          </table:table-cell>
          <table:table-cell office:value-type="float" office:value="0.55888888891786337" table:formula="of:=IF(AND([.F1272] &lt;&gt; &quot;&quot;;[.G1272] &lt;&gt; &quot;&quot;);([.G1272]-[.F1272])*24;&quot;---&quot;)" table:style-name="ce4">
            <text:p>0.559</text:p>
          </table:table-cell>
          <table:table-cell office:value-type="string" table:style-name="ce20">
            <text:p>Support</text:p>
          </table:table-cell>
          <table:table-cell office:value-type="date" office:date-value="2025-06-09T08:56:13" table:style-name="ce14">
            <text:p>6/9/25 08:56 AM</text:p>
          </table:table-cell>
          <table:table-cell office:value-type="date" office:date-value="2025-06-09T09:29:45" table:style-name="ce14">
            <text:p>6/9/25 09:29 AM</text:p>
          </table:table-cell>
          <table:table-cell office:value-type="string" table:style-name="ce22">
            <text:p>Worked on reviewing Angie's PingID training video.</text:p>
          </table:table-cell>
          <table:table-cell table:style-name="ce18"/>
          <table:table-cell table:number-columns-repeated="16375" table:style-name="ce10"/>
        </table:table-row>
        <table:table-row table:style-name="ro4" table:visibility="collapse">
          <table:table-cell office:value-type="float" office:value="919" table:formula="of:=[.A1272]" table:style-name="ce17">
            <text:p>919</text:p>
          </table:table-cell>
          <table:table-cell table:style-name="ce19"/>
          <table:table-cell office:value-type="string" table:style-name="ce4">
            <text:p>BILLED</text:p>
          </table:table-cell>
          <table:table-cell office:value-type="float" office:value="0.46749999996973202" table:formula="of:=IF(AND([.F1273] &lt;&gt; &quot;&quot;;[.G1273] &lt;&gt; &quot;&quot;);([.G1273]-[.F1273])*24;&quot;---&quot;)" table:style-name="ce4">
            <text:p>0.467</text:p>
          </table:table-cell>
          <table:table-cell office:value-type="string" table:style-name="ce16">
            <text:p>Mtg-Daily</text:p>
          </table:table-cell>
          <table:table-cell office:value-type="date" office:date-value="2025-06-09T09:29:45" table:style-name="ce14">
            <text:p>6/9/25 09:29 AM</text:p>
          </table:table-cell>
          <table:table-cell office:value-type="date" office:date-value="2025-06-09T09:57:48" table:style-name="ce14">
            <text:p>6/9/25 09:57 AM</text:p>
          </table:table-cell>
          <table:table-cell office:value-type="string" table:style-name="ce21">
            <text:p>#</text:p>
          </table:table-cell>
          <table:table-cell table:style-name="ce18"/>
          <table:table-cell table:number-columns-repeated="16375" table:style-name="ce10"/>
        </table:table-row>
        <table:table-row table:style-name="ro4" table:visibility="collapse">
          <table:table-cell office:value-type="float" office:value="919" table:formula="of:=[.A1273]" table:style-name="ce17">
            <text:p>919</text:p>
          </table:table-cell>
          <table:table-cell table:style-name="ce19"/>
          <table:table-cell office:value-type="string" table:style-name="ce4">
            <text:p>BILLED</text:p>
          </table:table-cell>
          <table:table-cell office:value-type="float" office:value="0.48888888896908611" table:formula="of:=IF(AND([.F1274] &lt;&gt; &quot;&quot;;[.G1274] &lt;&gt; &quot;&quot;);([.G1274]-[.F1274])*24;&quot;---&quot;)" table:style-name="ce4">
            <text:p>0.489</text:p>
          </table:table-cell>
          <table:table-cell office:value-type="string" table:style-name="ce20">
            <text:p>IDtoDocunet</text:p>
          </table:table-cell>
          <table:table-cell office:value-type="date" office:date-value="2025-06-09T10:59:16" table:style-name="ce14">
            <text:p>6/9/25 10:59 AM</text:p>
          </table:table-cell>
          <table:table-cell office:value-type="date" office:date-value="2025-06-09T11:28:36" table:style-name="ce14">
            <text:p>6/9/25 11:28 AM</text:p>
          </table:table-cell>
          <table:table-cell office:value-type="string" table:style-name="ce21">
            <text:p>Worked to fix a UFM issue for IDtoDocunet.</text:p>
          </table:table-cell>
          <table:table-cell table:style-name="ce18"/>
          <table:table-cell table:number-columns-repeated="16375" table:style-name="ce10"/>
        </table:table-row>
        <table:table-row table:style-name="ro10" table:visibility="collapse">
          <table:table-cell office:value-type="float" office:value="919" table:formula="of:=[.A1274]" table:style-name="ce17">
            <text:p>919</text:p>
          </table:table-cell>
          <table:table-cell table:style-name="ce31"/>
          <table:table-cell office:value-type="string" table:style-name="ce4">
            <text:p>BILLED</text:p>
          </table:table-cell>
          <table:table-cell office:value-type="float" office:value="0.90805555548286065" table:formula="of:=IF(AND([.F1275] &lt;&gt; &quot;&quot;;[.G1275] &lt;&gt; &quot;&quot;);([.G1275]-[.F1275])*24;&quot;---&quot;)" table:style-name="ce4">
            <text:p>0.908</text:p>
          </table:table-cell>
          <table:table-cell office:value-type="string" table:style-name="ce20">
            <text:p>IDtoEmployeeSvc</text:p>
          </table:table-cell>
          <table:table-cell office:value-type="date" office:date-value="2025-06-09T11:28:36" table:style-name="ce14">
            <text:p>6/9/25 11:28 AM</text:p>
          </table:table-cell>
          <table:table-cell office:value-type="date" office:date-value="2025-06-09T12:23:05" table:style-name="ce14">
            <text:p>6/9/25 12:23 PM</text:p>
          </table:table-cell>
          <table:table-cell office:value-type="string" table:style-name="ce21">
            <text:p>Worked to disable file logging of errors now that email sending is working properly for IDtoEmployeeSvc. Worked on fixing user issues reported in QA based on recent error reports.</text:p>
          </table:table-cell>
          <table:table-cell table:style-name="ce18"/>
          <table:table-cell table:number-columns-repeated="16375" table:style-name="ce10"/>
        </table:table-row>
        <table:table-row table:style-name="ro4" table:visibility="collapse">
          <table:table-cell office:value-type="float" office:value="919" table:formula="of:=[.A1275]" table:style-name="ce17">
            <text:p>919</text:p>
          </table:table-cell>
          <table:table-cell table:style-name="ce19"/>
          <table:table-cell office:value-type="string" table:style-name="ce4">
            <text:p>BILLED</text:p>
          </table:table-cell>
          <table:table-cell office:value-type="float" office:value="2.3005555554991588" table:formula="of:=IF(AND([.F1276] &lt;&gt; &quot;&quot;;[.G1276] &lt;&gt; &quot;&quot;);([.G1276]-[.F1276])*24;&quot;---&quot;)" table:style-name="ce4">
            <text:p>2.301</text:p>
          </table:table-cell>
          <table:table-cell office:value-type="string" table:style-name="ce20">
            <text:p>IDtoApptio</text:p>
          </table:table-cell>
          <table:table-cell office:value-type="date" office:date-value="2025-06-09T12:23:05" table:style-name="ce14">
            <text:p>6/9/25 12:23 PM</text:p>
          </table:table-cell>
          <table:table-cell office:value-type="date" office:date-value="2025-06-09T14:41:07" table:style-name="ce14">
            <text:p>6/9/25 02:41 PM</text:p>
          </table:table-cell>
          <table:table-cell office:value-type="string" table:style-name="ce21">
            <text:p>Worked on creating the IDtoApptio driver and adding authentication to the driver.</text:p>
          </table:table-cell>
          <table:table-cell table:style-name="ce18"/>
          <table:table-cell table:number-columns-repeated="16375" table:style-name="ce10"/>
        </table:table-row>
        <table:table-row table:style-name="ro4" table:visibility="collapse">
          <table:table-cell office:value-type="float" office:value="919" table:formula="of:=[.A1276]" table:style-name="ce17">
            <text:p>919</text:p>
          </table:table-cell>
          <table:table-cell table:style-name="ce19"/>
          <table:table-cell office:value-type="string" table:style-name="ce4">
            <text:p>BILLED</text:p>
          </table:table-cell>
          <table:table-cell office:value-type="float" office:value="0.10611111111938953" table:formula="of:=IF(AND([.F1277] &lt;&gt; &quot;&quot;;[.G1277] &lt;&gt; &quot;&quot;);([.G1277]-[.F1277])*24;&quot;---&quot;)" table:style-name="ce4">
            <text:p>0.106</text:p>
          </table:table-cell>
          <table:table-cell office:value-type="string" table:style-name="ce20">
            <text:p>IDtoApptio</text:p>
          </table:table-cell>
          <table:table-cell office:value-type="date" office:date-value="2025-06-09T16:43:02" table:style-name="ce14">
            <text:p>6/9/25 04:43 PM</text:p>
          </table:table-cell>
          <table:table-cell office:value-type="date" office:date-value="2025-06-09T16:49:24" table:style-name="ce14">
            <text:p>6/9/25 04:49 PM</text:p>
          </table:table-cell>
          <table:table-cell office:value-type="string" table:style-name="ce21">
            <text:p>#</text:p>
          </table:table-cell>
          <table:table-cell table:style-name="ce18"/>
          <table:table-cell table:number-columns-repeated="16375" table:style-name="ce10"/>
        </table:table-row>
        <table:table-row table:style-name="ro4" table:visibility="collapse">
          <table:table-cell office:value-type="float" office:value="919" table:formula="of:=[.A1277]" table:style-name="ce17">
            <text:p>919</text:p>
          </table:table-cell>
          <table:table-cell table:style-name="ce19"/>
          <table:table-cell office:value-type="string" table:style-name="ce4">
            <text:p>BILLED</text:p>
          </table:table-cell>
          <table:table-cell office:value-type="float" office:value="0.10749999998370185" table:formula="of:=IF(AND([.F1278] &lt;&gt; &quot;&quot;;[.G1278] &lt;&gt; &quot;&quot;);([.G1278]-[.F1278])*24;&quot;---&quot;)" table:style-name="ce4">
            <text:p>0.107</text:p>
          </table:table-cell>
          <table:table-cell office:value-type="string" table:style-name="ce20">
            <text:p>IDtoAutocrib</text:p>
          </table:table-cell>
          <table:table-cell office:value-type="date" office:date-value="2025-06-09T17:44:32" table:style-name="ce14">
            <text:p>6/9/25 05:44 PM</text:p>
          </table:table-cell>
          <table:table-cell office:value-type="date" office:date-value="2025-06-09T17:50:59" table:style-name="ce14">
            <text:p>6/9/25 05:50 PM</text:p>
          </table:table-cell>
          <table:table-cell office:value-type="string" table:style-name="ce21">
            <text:p>Working on importing users to IDtoAutocrib for PHX.</text:p>
          </table:table-cell>
          <table:table-cell table:style-name="ce18"/>
          <table:table-cell table:number-columns-repeated="16375" table:style-name="ce10"/>
        </table:table-row>
        <table:table-row table:style-name="ro4" table:visibility="collapse">
          <table:table-cell office:value-type="float" office:value="919" table:formula="of:=[.A1278]" table:style-name="ce17">
            <text:p>919</text:p>
          </table:table-cell>
          <table:table-cell table:style-name="ce19"/>
          <table:table-cell office:value-type="string" table:style-name="ce4">
            <text:p>BILLED</text:p>
          </table:table-cell>
          <table:table-cell office:value-type="float" office:value="1.8038888888549991" table:formula="of:=IF(AND([.F1279] &lt;&gt; &quot;&quot;;[.G1279] &lt;&gt; &quot;&quot;);([.G1279]-[.F1279])*24;&quot;---&quot;)" table:style-name="ce4">
            <text:p>1.804</text:p>
          </table:table-cell>
          <table:table-cell office:value-type="string" table:style-name="ce20">
            <text:p>IDtoApptio</text:p>
          </table:table-cell>
          <table:table-cell office:value-type="date" office:date-value="2025-06-09T17:50:59" table:style-name="ce14">
            <text:p>6/9/25 05:50 PM</text:p>
          </table:table-cell>
          <table:table-cell office:value-type="date" office:date-value="2025-06-09T19:39:13" table:style-name="ce14">
            <text:p>6/9/25 07:39 PM</text:p>
          </table:table-cell>
          <table:table-cell office:value-type="string" table:style-name="ce21">
            <text:p>#</text:p>
          </table:table-cell>
          <table:table-cell table:style-name="ce18"/>
          <table:table-cell table:number-columns-repeated="16375" table:style-name="ce10"/>
        </table:table-row>
        <table:table-row table:style-name="ro4" table:visibility="collapse">
          <table:table-cell office:value-type="float" office:value="919" table:formula="of:=[.A1279]" table:style-name="ce17">
            <text:p>919</text:p>
          </table:table-cell>
          <table:table-cell table:style-name="ce19"/>
          <table:table-cell table:style-name="ce4"/>
          <table:table-cell office:value-type="string" office:string-value="---" table:formula="of:=IF(AND([.F1280] &lt;&gt; &quot;&quot;;[.G1280] &lt;&gt; &quot;&quot;);([.G1280]-[.F1280])*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4" table:visibility="collapse">
          <table:table-cell office:value-type="float" office:value="919" table:formula="of:=[.A1280]" table:style-name="ce17">
            <text:p>919</text:p>
          </table:table-cell>
          <table:table-cell table:style-name="ce19"/>
          <table:table-cell table:style-name="ce4"/>
          <table:table-cell office:value-type="string" office:string-value="---" table:formula="of:=IF(AND([.F1281] &lt;&gt; &quot;&quot;;[.G1281] &lt;&gt; &quot;&quot;);([.G1281]-[.F1281])*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4" table:visibility="collapse">
          <table:table-cell office:value-type="float" office:value="919" table:formula="of:=[.A1281]" table:style-name="ce17">
            <text:p>919</text:p>
          </table:table-cell>
          <table:table-cell table:style-name="ce19"/>
          <table:table-cell table:style-name="ce4"/>
          <table:table-cell office:value-type="string" office:string-value="---" table:formula="of:=IF(AND([.F1282] &lt;&gt; &quot;&quot;;[.G1282] &lt;&gt; &quot;&quot;);([.G1282]-[.F1282])*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19" table:formula="of:=[.A1282]" table:style-name="ce17">
            <text:p>919</text:p>
          </table:table-cell>
          <table:table-cell table:style-name="ce19"/>
          <table:table-cell table:style-name="ce4"/>
          <table:table-cell office:value-type="string" office:string-value="---" table:formula="of:=IF(AND([.F1283] &lt;&gt; &quot;&quot;;[.G1283] &lt;&gt; &quot;&quot;);([.G1283]-[.F1283])*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19" table:formula="of:=[.A1283]" table:style-name="ce17">
            <text:p>919</text:p>
          </table:table-cell>
          <table:table-cell table:style-name="ce19"/>
          <table:table-cell table:style-name="ce4"/>
          <table:table-cell office:value-type="string" office:string-value="---" table:formula="of:=IF(AND([.F1284] &lt;&gt; &quot;&quot;;[.G1284] &lt;&gt; &quot;&quot;);([.G1284]-[.F1284])*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19" table:formula="of:=[.A1284]" table:style-name="ce17">
            <text:p>919</text:p>
          </table:table-cell>
          <table:table-cell table:style-name="ce19"/>
          <table:table-cell table:style-name="ce4"/>
          <table:table-cell office:value-type="string" office:string-value="---" table:formula="of:=IF(AND([.F1285] &lt;&gt; &quot;&quot;;[.G1285] &lt;&gt; &quot;&quot;);([.G1285]-[.F128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19" table:formula="of:=[.A1285]" table:style-name="ce17">
            <text:p>919</text:p>
          </table:table-cell>
          <table:table-cell table:style-name="ce19"/>
          <table:table-cell table:style-name="ce4"/>
          <table:table-cell office:value-type="string" office:string-value="---" table:formula="of:=IF(AND([.F1286] &lt;&gt; &quot;&quot;;[.G1286] &lt;&gt; &quot;&quot;);([.G1286]-[.F128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19" table:formula="of:=[.A1286]" table:style-name="ce17">
            <text:p>919</text:p>
          </table:table-cell>
          <table:table-cell table:style-name="ce19"/>
          <table:table-cell table:style-name="ce4"/>
          <table:table-cell office:value-type="string" office:string-value="---" table:formula="of:=IF(AND([.F1287] &lt;&gt; &quot;&quot;;[.G1287] &lt;&gt; &quot;&quot;);([.G1287]-[.F1287])*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19" table:formula="of:=[.A1287]" table:style-name="ce17">
            <text:p>919</text:p>
          </table:table-cell>
          <table:table-cell office:value-type="float" office:value="8" table:formula="of:=COM.MICROSOFT.CEILING([.C1288];0.25)" table:style-name="ce19">
            <text:p>8.000</text:p>
          </table:table-cell>
          <table:table-cell office:value-type="float" office:value="7.8841666667140089" table:formula="of:=SUM([.D1288:.D1311])" table:style-name="ce4">
            <text:p>7.884</text:p>
          </table:table-cell>
          <table:table-cell office:value-type="string" office:string-value="---" table:formula="of:=IF(AND([.F1288] &lt;&gt; &quot;&quot;;[.G1288] &lt;&gt; &quot;&quot;);([.G1288]-[.F1288])*24;&quot;---&quot;)" table:style-name="ce4">
            <text:p>---</text:p>
          </table:table-cell>
          <table:table-cell office:value-type="date" office:date-value="2025-06-10T00:00:00" table:style-name="ce20">
            <text:p>10-Jun</text:p>
          </table:table-cell>
          <table:table-cell table:number-columns-repeated="2" table:style-name="ce14"/>
          <table:table-cell table:style-name="ce13"/>
          <table:table-cell table:style-name="ce15"/>
          <table:table-cell table:number-columns-repeated="16375" table:style-name="ce10"/>
        </table:table-row>
        <table:table-row table:style-name="ro12" table:visibility="collapse">
          <table:table-cell office:value-type="float" office:value="919" table:formula="of:=[.A1288]" table:style-name="ce17">
            <text:p>919</text:p>
          </table:table-cell>
          <table:table-cell table:style-name="ce19"/>
          <table:table-cell office:value-type="string" table:style-name="ce4">
            <text:p>BILLED</text:p>
          </table:table-cell>
          <table:table-cell office:value-type="float" office:value="0.20694444444961846" table:formula="of:=IF(AND([.F1289] &lt;&gt; &quot;&quot;;[.G1289] &lt;&gt; &quot;&quot;);([.G1289]-[.F1289])*24;&quot;---&quot;)" table:style-name="ce4">
            <text:p>0.207</text:p>
          </table:table-cell>
          <table:table-cell office:value-type="string" table:style-name="ce20">
            <text:p>IDtoApptio</text:p>
          </table:table-cell>
          <table:table-cell office:value-type="date" office:date-value="2025-06-10T08:17:35" table:style-name="ce14">
            <text:p>6/10/25 08:17 AM</text:p>
          </table:table-cell>
          <table:table-cell office:value-type="date" office:date-value="2025-06-10T08:30:00" table:style-name="ce14">
            <text:p>6/10/25 08:30 AM</text:p>
          </table:table-cell>
          <table:table-cell office:value-type="string" table:style-name="ce13">
            <text:p>Worked on testing authentication in the IDtoApptio driver. Worked on adding additional custom config to support the IDtoApptio API.</text:p>
          </table:table-cell>
          <table:table-cell office:value-type="string" table:style-name="ce15">
            <text:p>The API requires a keyAccess and keySecret fields in a body on authentication, and the result token is in the header; so the shipping REST driver doesn't support it; have to manage authentication myself.</text:p>
          </table:table-cell>
          <table:table-cell table:number-columns-repeated="16375" table:style-name="ce10"/>
        </table:table-row>
        <table:table-row table:style-name="ro4" table:visibility="collapse">
          <table:table-cell office:value-type="float" office:value="919" table:formula="of:=[.A1289]" table:style-name="ce17">
            <text:p>919</text:p>
          </table:table-cell>
          <table:table-cell table:style-name="ce19"/>
          <table:table-cell office:value-type="string" table:style-name="ce4">
            <text:p>BILLED</text:p>
          </table:table-cell>
          <table:table-cell office:value-type="float" office:value="0.25194444449152797" table:formula="of:=IF(AND([.F1290] &lt;&gt; &quot;&quot;;[.G1290] &lt;&gt; &quot;&quot;);([.G1290]-[.F1290])*24;&quot;---&quot;)" table:style-name="ce4">
            <text:p>0.252</text:p>
          </table:table-cell>
          <table:table-cell office:value-type="string" table:style-name="ce20">
            <text:p>mtg-Daily</text:p>
          </table:table-cell>
          <table:table-cell office:value-type="date" office:date-value="2025-06-10T08:30:00" table:style-name="ce14">
            <text:p>6/10/25 08:30 AM</text:p>
          </table:table-cell>
          <table:table-cell office:value-type="date" office:date-value="2025-06-10T08:45:07" table:style-name="ce14">
            <text:p>6/10/25 08:45 AM</text:p>
          </table:table-cell>
          <table:table-cell office:value-type="string" table:style-name="ce21">
            <text:p>Daily meetings with the team. Weekly backlog meeting.</text:p>
          </table:table-cell>
          <table:table-cell table:style-name="ce15"/>
          <table:table-cell table:number-columns-repeated="16375" table:style-name="ce10"/>
        </table:table-row>
        <table:table-row table:style-name="ro4" table:visibility="collapse">
          <table:table-cell office:value-type="float" office:value="919" table:formula="of:=[.A1290]" table:style-name="ce17">
            <text:p>919</text:p>
          </table:table-cell>
          <table:table-cell table:style-name="ce19"/>
          <table:table-cell office:value-type="string" table:style-name="ce4">
            <text:p>BILLED</text:p>
          </table:table-cell>
          <table:table-cell office:value-type="float" office:value="1.4441666667116806" table:formula="of:=IF(AND([.F1291] &lt;&gt; &quot;&quot;;[.G1291] &lt;&gt; &quot;&quot;);([.G1291]-[.F1291])*24;&quot;---&quot;)" table:style-name="ce4">
            <text:p>1.444</text:p>
          </table:table-cell>
          <table:table-cell office:value-type="string" table:style-name="ce20">
            <text:p>IDtoApptio</text:p>
          </table:table-cell>
          <table:table-cell office:value-type="date" office:date-value="2025-06-10T09:43:15" table:style-name="ce14">
            <text:p>6/10/25 09:43 AM</text:p>
          </table:table-cell>
          <table:table-cell office:value-type="date" office:date-value="2025-06-10T11:09:54" table:style-name="ce14">
            <text:p>6/10/25 11:09 AM</text:p>
          </table:table-cell>
          <table:table-cell office:value-type="string" table:style-name="ce21">
            <text:p>#</text:p>
          </table:table-cell>
          <table:table-cell table:style-name="ce18"/>
          <table:table-cell table:number-columns-repeated="16375" table:style-name="ce10"/>
        </table:table-row>
        <table:table-row table:style-name="ro6" table:visibility="collapse">
          <table:table-cell office:value-type="float" office:value="919" table:formula="of:=[.A1291]" table:style-name="ce17">
            <text:p>919</text:p>
          </table:table-cell>
          <table:table-cell table:style-name="ce19"/>
          <table:table-cell office:value-type="string" table:style-name="ce4">
            <text:p>BILLED</text:p>
          </table:table-cell>
          <table:table-cell office:value-type="float" office:value="0.47166666656266898" table:formula="of:=IF(AND([.F1292] &lt;&gt; &quot;&quot;;[.G1292] &lt;&gt; &quot;&quot;);([.G1292]-[.F1292])*24;&quot;---&quot;)" table:style-name="ce4">
            <text:p>0.472</text:p>
          </table:table-cell>
          <table:table-cell office:value-type="string" table:style-name="ce20">
            <text:p>BAES</text:p>
          </table:table-cell>
          <table:table-cell office:value-type="date" office:date-value="2025-06-10T11:09:54" table:style-name="ce14">
            <text:p>6/10/25 11:09 AM</text:p>
          </table:table-cell>
          <table:table-cell office:value-type="date" office:date-value="2025-06-10T11:38:12" table:style-name="ce14">
            <text:p>6/10/25 11:38 AM</text:p>
          </table:table-cell>
          <table:table-cell office:value-type="string" table:style-name="ce21">
            <text:p>Worked on resolving an issue with LMS input data on the LMS IDM driver.</text:p>
          </table:table-cell>
          <table:table-cell office:value-type="string" table:style-name="ce18">
            <text:p>Worked with Gary to ensure the input doc child attributes and attributes can both be supported.</text:p>
          </table:table-cell>
          <table:table-cell table:number-columns-repeated="16375" table:style-name="ce10"/>
        </table:table-row>
        <table:table-row table:style-name="ro4" table:visibility="collapse">
          <table:table-cell office:value-type="float" office:value="919" table:formula="of:=[.A1292]" table:style-name="ce17">
            <text:p>919</text:p>
          </table:table-cell>
          <table:table-cell table:style-name="ce19"/>
          <table:table-cell office:value-type="string" table:style-name="ce4">
            <text:p>BILLED</text:p>
          </table:table-cell>
          <table:table-cell office:value-type="float" office:value="0.86333333345828578" table:formula="of:=IF(AND([.F1293] &lt;&gt; &quot;&quot;;[.G1293] &lt;&gt; &quot;&quot;);([.G1293]-[.F1293])*24;&quot;---&quot;)" table:style-name="ce4">
            <text:p>0.863</text:p>
          </table:table-cell>
          <table:table-cell office:value-type="string" table:style-name="ce20">
            <text:p>IDtoApptio</text:p>
          </table:table-cell>
          <table:table-cell office:value-type="date" office:date-value="2025-06-10T11:38:12" table:style-name="ce14">
            <text:p>6/10/25 11:38 AM</text:p>
          </table:table-cell>
          <table:table-cell office:value-type="date" office:date-value="2025-06-10T12:30:00" table:style-name="ce14">
            <text:p>6/10/25 12:30 PM</text:p>
          </table:table-cell>
          <table:table-cell table:style-name="ce13"/>
          <table:table-cell table:style-name="ce18"/>
          <table:table-cell table:number-columns-repeated="16375" table:style-name="ce10"/>
        </table:table-row>
        <table:table-row table:style-name="ro13" table:visibility="collapse">
          <table:table-cell office:value-type="float" office:value="919" table:formula="of:=[.A1293]" table:style-name="ce17">
            <text:p>919</text:p>
          </table:table-cell>
          <table:table-cell table:style-name="ce19"/>
          <table:table-cell office:value-type="string" table:style-name="ce4">
            <text:p>BILLED</text:p>
          </table:table-cell>
          <table:table-cell office:value-type="float" office:value="0.70027777767973021" table:formula="of:=IF(AND([.F1294] &lt;&gt; &quot;&quot;;[.G1294] &lt;&gt; &quot;&quot;);([.G1294]-[.F1294])*24;&quot;---&quot;)" table:style-name="ce4">
            <text:p>0.700</text:p>
          </table:table-cell>
          <table:table-cell office:value-type="string" table:style-name="ce21">
            <text:p>IDtoAviobook</text:p>
          </table:table-cell>
          <table:table-cell office:value-type="date" office:date-value="2025-06-10T12:30:00" table:style-name="ce14">
            <text:p>6/10/25 12:30 PM</text:p>
          </table:table-cell>
          <table:table-cell office:value-type="date" office:date-value="2025-06-10T13:12:01" table:style-name="ce14">
            <text:p>6/10/25 01:12 PM</text:p>
          </table:table-cell>
          <table:table-cell office:value-type="string" table:style-name="ce26">
            <text:p>Worked with Stephen Holmes and Gabriel Santos (of Aviobook support) to resolve a multi-payload issue in the IDtoAviobook driver.</text:p>
          </table:table-cell>
          <table:table-cell office:value-type="string" table:style-name="ce18">
            <text:p>Stephen invited me to this meeting to resolve his issue, but it was good for me to learn what Aviobook is changing and why, and what functionality we may need to consider for the driver.</text:p>
          </table:table-cell>
          <table:table-cell table:number-columns-repeated="16375" table:style-name="ce10"/>
        </table:table-row>
        <table:table-row table:style-name="ro4" table:visibility="collapse">
          <table:table-cell office:value-type="float" office:value="919" table:formula="of:=[.A1294]" table:style-name="ce17">
            <text:p>919</text:p>
          </table:table-cell>
          <table:table-cell table:style-name="ce19"/>
          <table:table-cell office:value-type="string" table:style-name="ce4">
            <text:p>BILLED</text:p>
          </table:table-cell>
          <table:table-cell office:value-type="float" office:value="0.50305555562954396" table:formula="of:=IF(AND([.F1295] &lt;&gt; &quot;&quot;;[.G1295] &lt;&gt; &quot;&quot;);([.G1295]-[.F1295])*24;&quot;---&quot;)" table:style-name="ce4">
            <text:p>0.503</text:p>
          </table:table-cell>
          <table:table-cell office:value-type="string" table:style-name="ce20">
            <text:p>IDtoApptio</text:p>
          </table:table-cell>
          <table:table-cell office:value-type="date" office:date-value="2025-06-10T13:12:01" table:style-name="ce14">
            <text:p>6/10/25 01:12 PM</text:p>
          </table:table-cell>
          <table:table-cell office:value-type="date" office:date-value="2025-06-10T13:42:12" table:style-name="ce14">
            <text:p>6/10/25 01:42 PM</text:p>
          </table:table-cell>
          <table:table-cell office:value-type="string" table:style-name="ce13">
            <text:p># authentication working . .now working on url vs command driver-operation-data problem . .</text:p>
          </table:table-cell>
          <table:table-cell table:style-name="ce18"/>
          <table:table-cell table:number-columns-repeated="16375" table:style-name="ce10"/>
        </table:table-row>
        <table:table-row table:style-name="ro4" table:visibility="collapse">
          <table:table-cell office:value-type="float" office:value="919" table:formula="of:=[.A1295]" table:style-name="ce17">
            <text:p>919</text:p>
          </table:table-cell>
          <table:table-cell table:style-name="ce19"/>
          <table:table-cell office:value-type="string" table:style-name="ce4">
            <text:p>BILLED</text:p>
          </table:table-cell>
          <table:table-cell office:value-type="float" office:value="0.6666666665696539" table:formula="of:=IF(AND([.F1296] &lt;&gt; &quot;&quot;;[.G1296] &lt;&gt; &quot;&quot;);([.G1296]-[.F1296])*24;&quot;---&quot;)" table:style-name="ce4">
            <text:p>0.667</text:p>
          </table:table-cell>
          <table:table-cell office:value-type="string" table:style-name="ce21">
            <text:p>mtg-backlog</text:p>
          </table:table-cell>
          <table:table-cell office:value-type="date" office:date-value="2025-06-10T14:00:00" table:style-name="ce14">
            <text:p>6/10/25 02:00 PM</text:p>
          </table:table-cell>
          <table:table-cell office:value-type="date" office:date-value="2025-06-10T14:40:00" table:style-name="ce14">
            <text:p>6/10/25 02:40 PM</text:p>
          </table:table-cell>
          <table:table-cell office:value-type="string" table:style-name="ce13">
            <text:p>#</text:p>
          </table:table-cell>
          <table:table-cell table:style-name="ce18"/>
          <table:table-cell table:number-columns-repeated="16375" table:style-name="ce10"/>
        </table:table-row>
        <table:table-row table:style-name="ro4" table:visibility="collapse">
          <table:table-cell office:value-type="float" office:value="919" table:formula="of:=[.A1296]" table:style-name="ce17">
            <text:p>919</text:p>
          </table:table-cell>
          <table:table-cell table:style-name="ce19"/>
          <table:table-cell office:value-type="string" table:style-name="ce4">
            <text:p>BILLED</text:p>
          </table:table-cell>
          <table:table-cell office:value-type="float" office:value="0.99305555562023073" table:formula="of:=IF(AND([.F1297] &lt;&gt; &quot;&quot;;[.G1297] &lt;&gt; &quot;&quot;);([.G1297]-[.F1297])*24;&quot;---&quot;)" table:style-name="ce4">
            <text:p>0.993</text:p>
          </table:table-cell>
          <table:table-cell office:value-type="string" table:style-name="ce20">
            <text:p>IDtoApptio</text:p>
          </table:table-cell>
          <table:table-cell office:value-type="date" office:date-value="2025-06-10T14:40:00" table:style-name="ce14">
            <text:p>6/10/25 02:40 PM</text:p>
          </table:table-cell>
          <table:table-cell office:value-type="date" office:date-value="2025-06-10T15:39:35" table:style-name="ce14">
            <text:p>6/10/25 03:39 PM</text:p>
          </table:table-cell>
          <table:table-cell office:value-type="string" table:style-name="ce13">
            <text:p>#more auth work; moving to custom-authentication model</text:p>
          </table:table-cell>
          <table:table-cell table:style-name="ce15"/>
          <table:table-cell table:number-columns-repeated="16375" table:style-name="ce10"/>
        </table:table-row>
        <table:table-row table:style-name="ro4" table:visibility="collapse">
          <table:table-cell office:value-type="float" office:value="919" table:formula="of:=[.A1297]" table:style-name="ce17">
            <text:p>919</text:p>
          </table:table-cell>
          <table:table-cell table:style-name="ce19"/>
          <table:table-cell office:value-type="string" table:style-name="ce4">
            <text:p>BILLED</text:p>
          </table:table-cell>
          <table:table-cell office:value-type="float" office:value="0.20222222217125818" table:formula="of:=IF(AND([.F1298] &lt;&gt; &quot;&quot;;[.G1298] &lt;&gt; &quot;&quot;);([.G1298]-[.F1298])*24;&quot;---&quot;)" table:style-name="ce4">
            <text:p>0.202</text:p>
          </table:table-cell>
          <table:table-cell office:value-type="string" table:style-name="ce21">
            <text:p>IDtoAviobook</text:p>
          </table:table-cell>
          <table:table-cell office:value-type="date" office:date-value="2025-06-10T15:39:35" table:style-name="ce14">
            <text:p>6/10/25 03:39 PM</text:p>
          </table:table-cell>
          <table:table-cell office:value-type="date" office:date-value="2025-06-10T15:51:43" table:style-name="ce14">
            <text:p>6/10/25 03:51 PM</text:p>
          </table:table-cell>
          <table:table-cell office:value-type="string" table:style-name="ce13">
            <text:p>Worked to unarchive user e151514 in Aviobook from a request from Steven Soto.</text:p>
          </table:table-cell>
          <table:table-cell table:style-name="ce18"/>
          <table:table-cell table:number-columns-repeated="16375" table:style-name="ce10"/>
        </table:table-row>
        <table:table-row table:style-name="ro4" table:visibility="collapse">
          <table:table-cell office:value-type="float" office:value="919" table:formula="of:=[.A1298]" table:style-name="ce17">
            <text:p>919</text:p>
          </table:table-cell>
          <table:table-cell table:style-name="ce19"/>
          <table:table-cell office:value-type="string" table:style-name="ce4">
            <text:p>BILLED</text:p>
          </table:table-cell>
          <table:table-cell office:value-type="float" office:value="0.1308333333581686" table:formula="of:=IF(AND([.F1299] &lt;&gt; &quot;&quot;;[.G1299] &lt;&gt; &quot;&quot;);([.G1299]-[.F1299])*24;&quot;---&quot;)" table:style-name="ce4">
            <text:p>0.131</text:p>
          </table:table-cell>
          <table:table-cell office:value-type="string" table:style-name="ce20">
            <text:p>IDtoApptio</text:p>
          </table:table-cell>
          <table:table-cell office:value-type="date" office:date-value="2025-06-10T15:51:43" table:style-name="ce14">
            <text:p>6/10/25 03:51 PM</text:p>
          </table:table-cell>
          <table:table-cell office:value-type="date" office:date-value="2025-06-10T15:59:34" table:style-name="ce14">
            <text:p>6/10/25 03:59 PM</text:p>
          </table:table-cell>
          <table:table-cell office:value-type="string" table:style-name="ce13">
            <text:p># authentication is working . .going for walk</text:p>
          </table:table-cell>
          <table:table-cell table:style-name="ce18"/>
          <table:table-cell table:number-columns-repeated="16375" table:style-name="ce10"/>
        </table:table-row>
        <table:table-row table:style-name="ro4" table:visibility="collapse">
          <table:table-cell office:value-type="float" office:value="919" table:formula="of:=[.A1299]" table:style-name="ce17">
            <text:p>919</text:p>
          </table:table-cell>
          <table:table-cell office:value-type="string" table:style-name="ce19">
            <text:p>walk</text:p>
          </table:table-cell>
          <table:table-cell office:value-type="string" table:style-name="ce4">
            <text:p>BILLED</text:p>
          </table:table-cell>
          <table:table-cell office:value-type="float" office:value="1.4500000000116415" table:formula="of:=IF(AND([.F1300] &lt;&gt; &quot;&quot;;[.G1300] &lt;&gt; &quot;&quot;);([.G1300]-[.F1300])*24;&quot;---&quot;)" table:style-name="ce4">
            <text:p>1.450</text:p>
          </table:table-cell>
          <table:table-cell office:value-type="string" table:style-name="ce20">
            <text:p>IDtoApptio</text:p>
          </table:table-cell>
          <table:table-cell office:value-type="date" office:date-value="2025-06-10T16:20:00" table:style-name="ce14">
            <text:p>6/10/25 04:20 PM</text:p>
          </table:table-cell>
          <table:table-cell office:value-type="date" office:date-value="2025-06-10T17:47:00" table:style-name="ce14">
            <text:p>6/10/25 05:47 PM</text:p>
          </table:table-cell>
          <table:table-cell office:value-type="string" table:style-name="ce13">
            <text:p>#finished; authetnication working</text:p>
          </table:table-cell>
          <table:table-cell table:style-name="ce18"/>
          <table:table-cell table:number-columns-repeated="16375" table:style-name="ce10"/>
        </table:table-row>
        <table:table-row table:style-name="ro4" table:visibility="collapse">
          <table:table-cell office:value-type="float" office:value="919" table:formula="of:=[.A1300]" table:style-name="ce17">
            <text:p>919</text:p>
          </table:table-cell>
          <table:table-cell table:style-name="ce19"/>
          <table:table-cell table:style-name="ce4"/>
          <table:table-cell office:value-type="string" office:string-value="---" table:formula="of:=IF(AND([.F1301] &lt;&gt; &quot;&quot;;[.G1301] &lt;&gt; &quot;&quot;);([.G1301]-[.F1301])*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19" table:formula="of:=[.A1301]" table:style-name="ce17">
            <text:p>919</text:p>
          </table:table-cell>
          <table:table-cell table:style-name="ce19"/>
          <table:table-cell table:style-name="ce4"/>
          <table:table-cell office:value-type="string" office:string-value="---" table:formula="of:=IF(AND([.F1302] &lt;&gt; &quot;&quot;;[.G1302] &lt;&gt; &quot;&quot;);([.G1302]-[.F1302])*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19" table:formula="of:=[.A1302]" table:style-name="ce17">
            <text:p>919</text:p>
          </table:table-cell>
          <table:table-cell table:style-name="ce19"/>
          <table:table-cell table:style-name="ce4"/>
          <table:table-cell office:value-type="string" office:string-value="---" table:formula="of:=IF(AND([.F1303] &lt;&gt; &quot;&quot;;[.G1303] &lt;&gt; &quot;&quot;);([.G1303]-[.F130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19" table:formula="of:=[.A1303]" table:style-name="ce17">
            <text:p>919</text:p>
          </table:table-cell>
          <table:table-cell table:style-name="ce19"/>
          <table:table-cell table:style-name="ce4"/>
          <table:table-cell office:value-type="string" office:string-value="---" table:formula="of:=IF(AND([.F1304] &lt;&gt; &quot;&quot;;[.G1304] &lt;&gt; &quot;&quot;);([.G1304]-[.F1304])*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19" table:formula="of:=[.A1304]" table:style-name="ce17">
            <text:p>919</text:p>
          </table:table-cell>
          <table:table-cell table:style-name="ce19"/>
          <table:table-cell table:style-name="ce4"/>
          <table:table-cell office:value-type="string" office:string-value="---" table:formula="of:=IF(AND([.F1305] &lt;&gt; &quot;&quot;;[.G1305] &lt;&gt; &quot;&quot;);([.G1305]-[.F1305])*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19" table:formula="of:=[.A1305]" table:style-name="ce17">
            <text:p>919</text:p>
          </table:table-cell>
          <table:table-cell table:style-name="ce19"/>
          <table:table-cell table:style-name="ce4"/>
          <table:table-cell office:value-type="string" office:string-value="---" table:formula="of:=IF(AND([.F1306] &lt;&gt; &quot;&quot;;[.G1306] &lt;&gt; &quot;&quot;);([.G1306]-[.F130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19" table:formula="of:=[.A1306]" table:style-name="ce17">
            <text:p>919</text:p>
          </table:table-cell>
          <table:table-cell table:style-name="ce19"/>
          <table:table-cell table:style-name="ce4"/>
          <table:table-cell office:value-type="string" office:string-value="---" table:formula="of:=IF(AND([.F1307] &lt;&gt; &quot;&quot;;[.G1307] &lt;&gt; &quot;&quot;);([.G1307]-[.F1307])*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19" table:formula="of:=[.A1307]" table:style-name="ce17">
            <text:p>919</text:p>
          </table:table-cell>
          <table:table-cell table:style-name="ce19"/>
          <table:table-cell table:style-name="ce4"/>
          <table:table-cell office:value-type="string" office:string-value="---" table:formula="of:=IF(AND([.F1308] &lt;&gt; &quot;&quot;;[.G1308] &lt;&gt; &quot;&quot;);([.G1308]-[.F1308])*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19" table:formula="of:=[.A1308]" table:style-name="ce17">
            <text:p>919</text:p>
          </table:table-cell>
          <table:table-cell table:style-name="ce19"/>
          <table:table-cell table:style-name="ce4"/>
          <table:table-cell office:value-type="string" office:string-value="---" table:formula="of:=IF(AND([.F1309] &lt;&gt; &quot;&quot;;[.G1309] &lt;&gt; &quot;&quot;);([.G1309]-[.F1309])*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19" table:formula="of:=[.A1309]" table:style-name="ce17">
            <text:p>919</text:p>
          </table:table-cell>
          <table:table-cell table:style-name="ce19"/>
          <table:table-cell table:style-name="ce4"/>
          <table:table-cell office:value-type="string" office:string-value="---" table:formula="of:=IF(AND([.F1310] &lt;&gt; &quot;&quot;;[.G1310] &lt;&gt; &quot;&quot;);([.G1310]-[.F1310])*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19" table:formula="of:=[.A1310]" table:style-name="ce17">
            <text:p>919</text:p>
          </table:table-cell>
          <table:table-cell table:style-name="ce19"/>
          <table:table-cell table:style-name="ce4"/>
          <table:table-cell office:value-type="string" office:string-value="---" table:formula="of:=IF(AND([.F1311] &lt;&gt; &quot;&quot;;[.G1311] &lt;&gt; &quot;&quot;);([.G1311]-[.F1311])*24;&quot;---&quot;)" table:style-name="ce4">
            <text:p>---</text:p>
          </table:table-cell>
          <table:table-cell table:style-name="ce21"/>
          <table:table-cell table:number-columns-repeated="2" table:style-name="ce14"/>
          <table:table-cell table:style-name="ce13"/>
          <table:table-cell table:style-name="ce15"/>
          <table:table-cell table:number-columns-repeated="16375" table:style-name="ce10"/>
        </table:table-row>
        <table:table-row table:style-name="ro4" table:visibility="collapse">
          <table:table-cell office:value-type="float" office:value="919" table:formula="of:=[.A1311]" table:style-name="ce17">
            <text:p>919</text:p>
          </table:table-cell>
          <table:table-cell office:value-type="float" office:value="8.5" table:formula="of:=COM.MICROSOFT.CEILING([.C1312];0.25)" table:style-name="ce19">
            <text:p>8.500</text:p>
          </table:table-cell>
          <table:table-cell office:value-type="float" office:value="8.4527777776820585" table:formula="of:=SUM([.D1312:.D1330])" table:style-name="ce4">
            <text:p>8.453</text:p>
          </table:table-cell>
          <table:table-cell office:value-type="string" office:string-value="---" table:formula="of:=IF(AND([.F1312] &lt;&gt; &quot;&quot;;[.G1312] &lt;&gt; &quot;&quot;);([.G1312]-[.F1312])*24;&quot;---&quot;)" table:style-name="ce4">
            <text:p>---</text:p>
          </table:table-cell>
          <table:table-cell office:value-type="date" office:date-value="2025-06-11T00:00:00" table:style-name="ce20">
            <text:p>11-Jun</text:p>
          </table:table-cell>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19" table:formula="of:=[.A1312]" table:style-name="ce17">
            <text:p>919</text:p>
          </table:table-cell>
          <table:table-cell table:style-name="ce19"/>
          <table:table-cell office:value-type="string" table:style-name="ce4">
            <text:p>BILLED</text:p>
          </table:table-cell>
          <table:table-cell office:value-type="float" office:value="0.16666666668606922" table:formula="of:=IF(AND([.F1313] &lt;&gt; &quot;&quot;;[.G1313] &lt;&gt; &quot;&quot;);([.G1313]-[.F1313])*24;&quot;---&quot;)" table:style-name="ce4">
            <text:p>0.167</text:p>
          </table:table-cell>
          <table:table-cell office:value-type="string" table:style-name="ce21">
            <text:p>mtg-Daily</text:p>
          </table:table-cell>
          <table:table-cell office:value-type="date" office:date-value="2025-06-11T08:30:00" table:style-name="ce14">
            <text:p>6/11/25 08:30 AM</text:p>
          </table:table-cell>
          <table:table-cell office:value-type="date" office:date-value="2025-06-11T08:40:00" table:style-name="ce14">
            <text:p>6/11/25 08:40 AM</text:p>
          </table:table-cell>
          <table:table-cell office:value-type="string" table:style-name="ce13">
            <text:p>Daily meetings with the team.</text:p>
          </table:table-cell>
          <table:table-cell table:style-name="ce23"/>
          <table:table-cell table:number-columns-repeated="16375" table:style-name="ce10"/>
        </table:table-row>
        <table:table-row table:style-name="ro4" table:visibility="collapse">
          <table:table-cell office:value-type="float" office:value="919" table:formula="of:=[.A1313]" table:style-name="ce17">
            <text:p>919</text:p>
          </table:table-cell>
          <table:table-cell table:style-name="ce19"/>
          <table:table-cell office:value-type="string" table:style-name="ce4">
            <text:p>BILLED</text:p>
          </table:table-cell>
          <table:table-cell office:value-type="float" office:value="0.25000000011641532" table:formula="of:=IF(AND([.F1314] &lt;&gt; &quot;&quot;;[.G1314] &lt;&gt; &quot;&quot;);([.G1314]-[.F1314])*24;&quot;---&quot;)" table:style-name="ce4">
            <text:p>0.250</text:p>
          </table:table-cell>
          <table:table-cell office:value-type="string" table:style-name="ce21">
            <text:p>IDtoApptio</text:p>
          </table:table-cell>
          <table:table-cell office:value-type="date" office:date-value="2025-06-11T09:15:00" table:style-name="ce14">
            <text:p>6/11/25 09:15 AM</text:p>
          </table:table-cell>
          <table:table-cell office:value-type="date" office:date-value="2025-06-11T09:30:00" table:style-name="ce14">
            <text:p>6/11/25 09:30 AM</text:p>
          </table:table-cell>
          <table:table-cell office:value-type="string" table:style-name="ce13">
            <text:p>Worked on documentation and user provisioning for the IDtoApptio driver. Worked on documenting use cases.</text:p>
          </table:table-cell>
          <table:table-cell table:style-name="ce23"/>
          <table:table-cell table:number-columns-repeated="16375" table:style-name="ce10"/>
        </table:table-row>
        <table:table-row table:style-name="ro4" table:visibility="collapse">
          <table:table-cell office:value-type="float" office:value="919" table:formula="of:=[.A1314]" table:style-name="ce17">
            <text:p>919</text:p>
          </table:table-cell>
          <table:table-cell table:style-name="ce19"/>
          <table:table-cell office:value-type="string" table:style-name="ce4">
            <text:p>BILLED</text:p>
          </table:table-cell>
          <table:table-cell office:value-type="float" office:value="0.58999999996740371" table:formula="of:=IF(AND([.F1315] &lt;&gt; &quot;&quot;;[.G1315] &lt;&gt; &quot;&quot;);([.G1315]-[.F1315])*24;&quot;---&quot;)" table:style-name="ce4">
            <text:p>0.590</text:p>
          </table:table-cell>
          <table:table-cell office:value-type="string" table:style-name="ce21">
            <text:p>mtg-Daily</text:p>
          </table:table-cell>
          <table:table-cell office:value-type="date" office:date-value="2025-06-11T09:30:00" table:style-name="ce14">
            <text:p>6/11/25 09:30 AM</text:p>
          </table:table-cell>
          <table:table-cell office:value-type="date" office:date-value="2025-06-11T10:05:24" table:style-name="ce14">
            <text:p>6/11/25 10:05 AM</text:p>
          </table:table-cell>
          <table:table-cell office:value-type="string" table:style-name="ce21">
            <text:p>#</text:p>
          </table:table-cell>
          <table:table-cell table:style-name="ce23"/>
          <table:table-cell table:number-columns-repeated="16375" table:style-name="ce10"/>
        </table:table-row>
        <table:table-row table:style-name="ro6" table:visibility="collapse">
          <table:table-cell office:value-type="float" office:value="919" table:formula="of:=[.A1315]" table:style-name="ce17">
            <text:p>919</text:p>
          </table:table-cell>
          <table:table-cell table:style-name="ce19"/>
          <table:table-cell office:value-type="string" table:style-name="ce4">
            <text:p>BILLED</text:p>
          </table:table-cell>
          <table:table-cell office:value-type="float" office:value="0.68444444448687136" table:formula="of:=IF(AND([.F1316] &lt;&gt; &quot;&quot;;[.G1316] &lt;&gt; &quot;&quot;);([.G1316]-[.F1316])*24;&quot;---&quot;)" table:style-name="ce4">
            <text:p>0.684</text:p>
          </table:table-cell>
          <table:table-cell office:value-type="string" table:style-name="ce21">
            <text:p>L&amp;L</text:p>
          </table:table-cell>
          <table:table-cell office:value-type="date" office:date-value="2025-06-11T10:05:24" table:style-name="ce14">
            <text:p>6/11/25 10:05 AM</text:p>
          </table:table-cell>
          <table:table-cell office:value-type="date" office:date-value="2025-06-11T10:46:28" table:style-name="ce14">
            <text:p>6/11/25 10:46 AM</text:p>
          </table:table-cell>
          <table:table-cell office:value-type="string" table:style-name="ce21">
            <text:p>Worked on prioritizing items in the git training. Conversation with Huston about plans for Git training. Worked on the final outline.</text:p>
          </table:table-cell>
          <table:table-cell office:value-type="string" table:style-name="ce23">
            <text:p>Note, we didn't have normal L&amp;L today; this was normal work to prepare the Git training L&amp;L.</text:p>
          </table:table-cell>
          <table:table-cell table:number-columns-repeated="16375" table:style-name="ce10"/>
        </table:table-row>
        <table:table-row table:style-name="ro4" table:visibility="collapse">
          <table:table-cell office:value-type="float" office:value="919" table:formula="of:=[.A1316]" table:style-name="ce17">
            <text:p>919</text:p>
          </table:table-cell>
          <table:table-cell table:style-name="ce19"/>
          <table:table-cell office:value-type="string" table:style-name="ce4">
            <text:p>BILLED</text:p>
          </table:table-cell>
          <table:table-cell office:value-type="float" office:value="1.0172222221735865" table:formula="of:=IF(AND([.F1317] &lt;&gt; &quot;&quot;;[.G1317] &lt;&gt; &quot;&quot;);([.G1317]-[.F1317])*24;&quot;---&quot;)" table:style-name="ce4">
            <text:p>1.017</text:p>
          </table:table-cell>
          <table:table-cell office:value-type="string" table:style-name="ce21">
            <text:p>IDtoApptio</text:p>
          </table:table-cell>
          <table:table-cell office:value-type="date" office:date-value="2025-06-11T10:46:28" table:style-name="ce14">
            <text:p>6/11/25 10:46 AM</text:p>
          </table:table-cell>
          <table:table-cell office:value-type="date" office:date-value="2025-06-11T11:47:30" table:style-name="ce14">
            <text:p>6/11/25 11:47 AM</text:p>
          </table:table-cell>
          <table:table-cell office:value-type="string" table:style-name="ce13">
            <text:p>#started documetnatoin; down to use case .</text:p>
          </table:table-cell>
          <table:table-cell table:style-name="ce23"/>
          <table:table-cell table:number-columns-repeated="16375" table:style-name="ce10"/>
        </table:table-row>
        <table:table-row table:style-name="ro4" table:visibility="collapse">
          <table:table-cell office:value-type="float" office:value="919" table:formula="of:=[.A1317]" table:style-name="ce17">
            <text:p>919</text:p>
          </table:table-cell>
          <table:table-cell table:style-name="ce19"/>
          <table:table-cell office:value-type="string" table:style-name="ce4">
            <text:p>BILLED</text:p>
          </table:table-cell>
          <table:table-cell office:value-type="float" office:value="0.27888888894813135" table:formula="of:=IF(AND([.F1318] &lt;&gt; &quot;&quot;;[.G1318] &lt;&gt; &quot;&quot;);([.G1318]-[.F1318])*24;&quot;---&quot;)" table:style-name="ce4">
            <text:p>0.279</text:p>
          </table:table-cell>
          <table:table-cell office:value-type="string" table:style-name="ce21">
            <text:p>IDtoApptio</text:p>
          </table:table-cell>
          <table:table-cell office:value-type="date" office:date-value="2025-06-11T11:47:30" table:style-name="ce14">
            <text:p>6/11/25 11:47 AM</text:p>
          </table:table-cell>
          <table:table-cell office:value-type="date" office:date-value="2025-06-11T12:04:14" table:style-name="ce14">
            <text:p>6/11/25 12:04 PM</text:p>
          </table:table-cell>
          <table:table-cell office:value-type="string" table:style-name="ce13">
            <text:p>#Now doing provisioning work</text:p>
          </table:table-cell>
          <table:table-cell table:style-name="ce23"/>
          <table:table-cell table:number-columns-repeated="16375" table:style-name="ce10"/>
        </table:table-row>
        <table:table-row table:style-name="ro4" table:visibility="collapse">
          <table:table-cell office:value-type="float" office:value="919" table:formula="of:=[.A1318]" table:style-name="ce17">
            <text:p>919</text:p>
          </table:table-cell>
          <table:table-cell table:style-name="ce19"/>
          <table:table-cell office:value-type="string" table:style-name="ce4">
            <text:p>BILLED</text:p>
          </table:table-cell>
          <table:table-cell office:value-type="float" office:value="0.7722222221782431" table:formula="of:=IF(AND([.F1319] &lt;&gt; &quot;&quot;;[.G1319] &lt;&gt; &quot;&quot;);([.G1319]-[.F1319])*24;&quot;---&quot;)" table:style-name="ce4">
            <text:p>0.772</text:p>
          </table:table-cell>
          <table:table-cell office:value-type="string" table:style-name="ce21">
            <text:p>IDtoApptio</text:p>
          </table:table-cell>
          <table:table-cell office:value-type="date" office:date-value="2025-06-11T12:04:14" table:style-name="ce14">
            <text:p>6/11/25 12:04 PM</text:p>
          </table:table-cell>
          <table:table-cell office:value-type="date" office:date-value="2025-06-11T12:50:34" table:style-name="ce14">
            <text:p>6/11/25 12:50 PM</text:p>
          </table:table-cell>
          <table:table-cell office:value-type="string" table:style-name="ce13">
            <text:p>#remoteloader work with jack</text:p>
          </table:table-cell>
          <table:table-cell table:style-name="ce23"/>
          <table:table-cell table:number-columns-repeated="16375" table:style-name="ce10"/>
        </table:table-row>
        <table:table-row table:style-name="ro4" table:visibility="collapse">
          <table:table-cell office:value-type="float" office:value="919" table:formula="of:=[.A1319]" table:style-name="ce17">
            <text:p>919</text:p>
          </table:table-cell>
          <table:table-cell table:style-name="ce19"/>
          <table:table-cell office:value-type="string" table:style-name="ce4">
            <text:p>BILLED</text:p>
          </table:table-cell>
          <table:table-cell office:value-type="float" office:value="0.89972222212236375" table:formula="of:=IF(AND([.F1320] &lt;&gt; &quot;&quot;;[.G1320] &lt;&gt; &quot;&quot;);([.G1320]-[.F1320])*24;&quot;---&quot;)" table:style-name="ce4">
            <text:p>0.900</text:p>
          </table:table-cell>
          <table:table-cell office:value-type="string" table:style-name="ce21">
            <text:p>IDtoApptio</text:p>
          </table:table-cell>
          <table:table-cell office:value-type="date" office:date-value="2025-06-11T12:50:34" table:style-name="ce14">
            <text:p>6/11/25 12:50 PM</text:p>
          </table:table-cell>
          <table:table-cell office:value-type="date" office:date-value="2025-06-11T13:44:33" table:style-name="ce14">
            <text:p>6/11/25 01:44 PM</text:p>
          </table:table-cell>
          <table:table-cell office:value-type="string" table:style-name="ce13">
            <text:p>#fixing pipeline</text:p>
          </table:table-cell>
          <table:table-cell table:style-name="ce23"/>
          <table:table-cell table:number-columns-repeated="16375" table:style-name="ce10"/>
        </table:table-row>
        <table:table-row table:style-name="ro4" table:visibility="collapse">
          <table:table-cell office:value-type="float" office:value="919" table:formula="of:=[.A1320]" table:style-name="ce17">
            <text:p>919</text:p>
          </table:table-cell>
          <table:table-cell table:style-name="ce19"/>
          <table:table-cell office:value-type="string" table:style-name="ce4">
            <text:p>BILLED</text:p>
          </table:table-cell>
          <table:table-cell office:value-type="float" office:value="9.4444444344844669E-2" table:formula="of:=IF(AND([.F1321] &lt;&gt; &quot;&quot;;[.G1321] &lt;&gt; &quot;&quot;);([.G1321]-[.F1321])*24;&quot;---&quot;)" table:style-name="ce4">
            <text:p>0.094</text:p>
          </table:table-cell>
          <table:table-cell office:value-type="string" table:style-name="ce21">
            <text:p>L&amp;L</text:p>
          </table:table-cell>
          <table:table-cell office:value-type="date" office:date-value="2025-06-11T14:10:00" table:style-name="ce14">
            <text:p>6/11/25 02:10 PM</text:p>
          </table:table-cell>
          <table:table-cell office:value-type="date" office:date-value="2025-06-11T14:15:40" table:style-name="ce14">
            <text:p>6/11/25 02:15 PM</text:p>
          </table:table-cell>
          <table:table-cell office:value-type="string" table:style-name="ce10">
            <text:p># prioritizing fo rmeeting</text:p>
          </table:table-cell>
          <table:table-cell table:style-name="ce23"/>
          <table:table-cell table:number-columns-repeated="16375" table:style-name="ce10"/>
        </table:table-row>
        <table:table-row table:style-name="ro4" table:visibility="collapse">
          <table:table-cell office:value-type="float" office:value="919" table:formula="of:=[.A1321]" table:style-name="ce17">
            <text:p>919</text:p>
          </table:table-cell>
          <table:table-cell table:style-name="ce19"/>
          <table:table-cell office:value-type="string" table:style-name="ce4">
            <text:p>BILLED</text:p>
          </table:table-cell>
          <table:table-cell office:value-type="float" office:value="7.2222222166601568E-2" table:formula="of:=IF(AND([.F1322] &lt;&gt; &quot;&quot;;[.G1322] &lt;&gt; &quot;&quot;);([.G1322]-[.F1322])*24;&quot;---&quot;)" table:style-name="ce4">
            <text:p>0.072</text:p>
          </table:table-cell>
          <table:table-cell office:value-type="string" table:style-name="ce21">
            <text:p>IDtoApptio</text:p>
          </table:table-cell>
          <table:table-cell office:value-type="date" office:date-value="2025-06-11T14:15:40" table:style-name="ce14">
            <text:p>6/11/25 02:15 PM</text:p>
          </table:table-cell>
          <table:table-cell office:value-type="date" office:date-value="2025-06-11T14:20:00" table:style-name="ce14">
            <text:p>6/11/25 02:20 PM</text:p>
          </table:table-cell>
          <table:table-cell office:value-type="string" table:style-name="ce13">
            <text:p>#trying to get latest branch merged</text:p>
          </table:table-cell>
          <table:table-cell table:style-name="ce23"/>
          <table:table-cell table:number-columns-repeated="16375" table:style-name="ce10"/>
        </table:table-row>
        <table:table-row table:style-name="ro4" table:visibility="collapse">
          <table:table-cell office:value-type="float" office:value="919" table:formula="of:=[.A1322]" table:style-name="ce17">
            <text:p>919</text:p>
          </table:table-cell>
          <table:table-cell table:style-name="ce19"/>
          <table:table-cell office:value-type="string" table:style-name="ce4">
            <text:p>BILLED</text:p>
          </table:table-cell>
          <table:table-cell office:value-type="float" office:value="2.1666666667442769" table:formula="of:=IF(AND([.F1323] &lt;&gt; &quot;&quot;;[.G1323] &lt;&gt; &quot;&quot;);([.G1323]-[.F1323])*24;&quot;---&quot;)" table:style-name="ce4">
            <text:p>2.167</text:p>
          </table:table-cell>
          <table:table-cell office:value-type="string" table:style-name="ce21">
            <text:p>IDtoemployeeSvc</text:p>
          </table:table-cell>
          <table:table-cell office:value-type="date" office:date-value="2025-06-11T14:20:00" table:style-name="ce14">
            <text:p>6/11/25 02:20 PM</text:p>
          </table:table-cell>
          <table:table-cell office:value-type="date" office:date-value="2025-06-11T16:30:00" table:style-name="ce14">
            <text:p>6/11/25 04:30 PM</text:p>
          </table:table-cell>
          <table:table-cell office:value-type="string" table:style-name="ce13">
            <text:p>Worked to move IDtoEmployeeSvc from EMPDEV1 to IDMDEV1 since the app team has repurposed EMPDEV1.</text:p>
          </table:table-cell>
          <table:table-cell table:style-name="ce23"/>
          <table:table-cell table:number-columns-repeated="16375" table:style-name="ce10"/>
        </table:table-row>
        <table:table-row table:style-name="ro4" table:visibility="collapse">
          <table:table-cell office:value-type="float" office:value="919" table:formula="of:=[.A1323]" table:style-name="ce17">
            <text:p>919</text:p>
          </table:table-cell>
          <table:table-cell table:style-name="ce19"/>
          <table:table-cell office:value-type="string" table:style-name="ce4">
            <text:p>BILLED</text:p>
          </table:table-cell>
          <table:table-cell office:value-type="float" office:value="0.89555555552942678" table:formula="of:=IF(AND([.F1324] &lt;&gt; &quot;&quot;;[.G1324] &lt;&gt; &quot;&quot;);([.G1324]-[.F1324])*24;&quot;---&quot;)" table:style-name="ce4">
            <text:p>0.896</text:p>
          </table:table-cell>
          <table:table-cell office:value-type="string" table:style-name="ce21">
            <text:p>L&amp;L</text:p>
          </table:table-cell>
          <table:table-cell office:value-type="date" office:date-value="2025-06-11T16:30:00" table:style-name="ce14">
            <text:p>6/11/25 04:30 PM</text:p>
          </table:table-cell>
          <table:table-cell office:value-type="date" office:date-value="2025-06-11T17:23:44" table:style-name="ce14">
            <text:p>6/11/25 05:23 PM</text:p>
          </table:table-cell>
          <table:table-cell office:value-type="string" table:style-name="ce13">
            <text:p>#chat with Huston</text:p>
          </table:table-cell>
          <table:table-cell table:style-name="ce23"/>
          <table:table-cell table:number-columns-repeated="16375" table:style-name="ce10"/>
        </table:table-row>
        <table:table-row table:style-name="ro4" table:visibility="collapse">
          <table:table-cell office:value-type="float" office:value="919" table:formula="of:=[.A1324]" table:style-name="ce17">
            <text:p>919</text:p>
          </table:table-cell>
          <table:table-cell table:style-name="ce19"/>
          <table:table-cell office:value-type="string" table:style-name="ce4">
            <text:p>BILLED</text:p>
          </table:table-cell>
          <table:table-cell office:value-type="float" office:value="0.56472222221782431" table:formula="of:=IF(AND([.F1325] &lt;&gt; &quot;&quot;;[.G1325] &lt;&gt; &quot;&quot;);([.G1325]-[.F1325])*24;&quot;---&quot;)" table:style-name="ce4">
            <text:p>0.565</text:p>
          </table:table-cell>
          <table:table-cell office:value-type="string" table:style-name="ce21">
            <text:p>L&amp;L</text:p>
          </table:table-cell>
          <table:table-cell office:value-type="date" office:date-value="2025-06-11T17:23:44" table:style-name="ce14">
            <text:p>6/11/25 05:23 PM</text:p>
          </table:table-cell>
          <table:table-cell office:value-type="date" office:date-value="2025-06-11T17:57:37" table:style-name="ce14">
            <text:p>6/11/25 05:57 PM</text:p>
          </table:table-cell>
          <table:table-cell office:value-type="string" table:style-name="ce16">
            <text:p>#pulling together final outline</text:p>
          </table:table-cell>
          <table:table-cell table:style-name="ce23"/>
          <table:table-cell table:number-columns-repeated="16375" table:style-name="ce10"/>
        </table:table-row>
        <table:table-row table:style-name="ro4" table:visibility="collapse">
          <table:table-cell office:value-type="float" office:value="919" table:formula="of:=[.A1325]" table:style-name="ce17">
            <text:p>919</text:p>
          </table:table-cell>
          <table:table-cell table:style-name="ce19"/>
          <table:table-cell table:style-name="ce4"/>
          <table:table-cell office:value-type="string" office:string-value="---" table:formula="of:=IF(AND([.F1326] &lt;&gt; &quot;&quot;;[.G1326] &lt;&gt; &quot;&quot;);([.G1326]-[.F1326])*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0"/>
        </table:table-row>
        <table:table-row table:style-name="ro4" table:visibility="collapse">
          <table:table-cell office:value-type="float" office:value="919" table:formula="of:=[.A1326]" table:style-name="ce17">
            <text:p>919</text:p>
          </table:table-cell>
          <table:table-cell table:style-name="ce19"/>
          <table:table-cell table:style-name="ce4"/>
          <table:table-cell office:value-type="string" office:string-value="---" table:formula="of:=IF(AND([.F1327] &lt;&gt; &quot;&quot;;[.G1327] &lt;&gt; &quot;&quot;);([.G1327]-[.F1327])*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0"/>
        </table:table-row>
        <table:table-row table:style-name="ro4" table:visibility="collapse">
          <table:table-cell office:value-type="float" office:value="919" table:formula="of:=[.A1327]" table:style-name="ce17">
            <text:p>919</text:p>
          </table:table-cell>
          <table:table-cell table:style-name="ce19"/>
          <table:table-cell table:style-name="ce4"/>
          <table:table-cell office:value-type="string" office:string-value="---" table:formula="of:=IF(AND([.F1328] &lt;&gt; &quot;&quot;;[.G1328] &lt;&gt; &quot;&quot;);([.G1328]-[.F1328])*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0"/>
        </table:table-row>
        <table:table-row table:style-name="ro4" table:visibility="collapse">
          <table:table-cell office:value-type="float" office:value="919" table:formula="of:=[.A1328]" table:style-name="ce17">
            <text:p>919</text:p>
          </table:table-cell>
          <table:table-cell table:style-name="ce19"/>
          <table:table-cell table:style-name="ce4"/>
          <table:table-cell office:value-type="string" office:string-value="---" table:formula="of:=IF(AND([.F1329] &lt;&gt; &quot;&quot;;[.G1329] &lt;&gt; &quot;&quot;);([.G1329]-[.F1329])*24;&quot;---&quot;)" table:style-name="ce4">
            <text:p>---</text:p>
          </table:table-cell>
          <table:table-cell table:style-name="ce16"/>
          <table:table-cell table:number-columns-repeated="2" table:style-name="ce32"/>
          <table:table-cell table:style-name="ce16"/>
          <table:table-cell table:style-name="ce23"/>
          <table:table-cell table:number-columns-repeated="16375" table:style-name="ce10"/>
        </table:table-row>
        <table:table-row table:style-name="ro4" table:visibility="collapse">
          <table:table-cell office:value-type="float" office:value="919" table:formula="of:=[.A1329]" table:style-name="ce17">
            <text:p>919</text:p>
          </table:table-cell>
          <table:table-cell table:style-name="ce19"/>
          <table:table-cell table:style-name="ce4"/>
          <table:table-cell office:value-type="string" office:string-value="---" table:formula="of:=IF(AND([.F1330] &lt;&gt; &quot;&quot;;[.G1330] &lt;&gt; &quot;&quot;);([.G1330]-[.F1330])*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19" table:formula="of:=[.A1330]" table:style-name="ce17">
            <text:p>919</text:p>
          </table:table-cell>
          <table:table-cell office:value-type="float" office:value="7" table:formula="of:=COM.MICROSOFT.CEILING([.C1331];0.25)" table:style-name="ce19">
            <text:p>7.000</text:p>
          </table:table-cell>
          <table:table-cell office:value-type="float" office:value="6.8336111110984348" table:formula="of:=SUM([.D1331:.D1347])" table:style-name="ce4">
            <text:p>6.834</text:p>
          </table:table-cell>
          <table:table-cell office:value-type="string" office:string-value="---" table:formula="of:=IF(AND([.F1331] &lt;&gt; &quot;&quot;;[.G1331] &lt;&gt; &quot;&quot;);([.G1331]-[.F1331])*24;&quot;---&quot;)" table:style-name="ce4">
            <text:p>---</text:p>
          </table:table-cell>
          <table:table-cell office:value-type="date" office:date-value="2025-06-12T00:00:00" table:style-name="ce28">
            <text:p>12-Jun</text:p>
          </table:table-cell>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19" table:formula="of:=[.A1331]" table:style-name="ce17">
            <text:p>919</text:p>
          </table:table-cell>
          <table:table-cell table:style-name="ce19"/>
          <table:table-cell office:value-type="string" table:style-name="ce4">
            <text:p>BILLED</text:p>
          </table:table-cell>
          <table:table-cell office:value-type="float" office:value="2.7694444445078261" table:formula="of:=IF(AND([.F1332] &lt;&gt; &quot;&quot;;[.G1332] &lt;&gt; &quot;&quot;);([.G1332]-[.F1332])*24;&quot;---&quot;)" table:style-name="ce4">
            <text:p>2.769</text:p>
          </table:table-cell>
          <table:table-cell office:value-type="string" table:style-name="ce21">
            <text:p>Support</text:p>
          </table:table-cell>
          <table:table-cell office:value-type="date" office:date-value="2025-06-12T05:56:11" table:style-name="ce14">
            <text:p>6/12/25 05:56 AM</text:p>
          </table:table-cell>
          <table:table-cell office:value-type="date" office:date-value="2025-06-12T08:42:21" table:style-name="ce14">
            <text:p>6/12/25 08:42 AM</text:p>
          </table:table-cell>
          <table:table-cell office:value-type="string" table:style-name="ce13">
            <text:p>Ops support session for IDtoEmployeeSvc, IDtoDocunet, IDtoAviobook</text:p>
          </table:table-cell>
          <table:table-cell table:style-name="ce18"/>
          <table:table-cell table:number-columns-repeated="16375" table:style-name="ce10"/>
        </table:table-row>
        <table:table-row table:style-name="ro4" table:visibility="collapse">
          <table:table-cell office:value-type="float" office:value="919" table:formula="of:=[.A1332]" table:style-name="ce17">
            <text:p>919</text:p>
          </table:table-cell>
          <table:table-cell table:style-name="ce19"/>
          <table:table-cell office:value-type="string" table:style-name="ce4">
            <text:p>BILLED</text:p>
          </table:table-cell>
          <table:table-cell office:value-type="float" office:value="0.31416666659060866" table:formula="of:=IF(AND([.F1333] &lt;&gt; &quot;&quot;;[.G1333] &lt;&gt; &quot;&quot;);([.G1333]-[.F1333])*24;&quot;---&quot;)" table:style-name="ce4">
            <text:p>0.314</text:p>
          </table:table-cell>
          <table:table-cell office:value-type="string" table:style-name="ce21">
            <text:p>IDToAViobook</text:p>
          </table:table-cell>
          <table:table-cell office:value-type="date" office:date-value="2025-06-12T08:42:21" table:style-name="ce14">
            <text:p>6/12/25 08:42 AM</text:p>
          </table:table-cell>
          <table:table-cell office:value-type="date" office:date-value="2025-06-12T09:01:12" table:style-name="ce14">
            <text:p>6/12/25 09:01 AM</text:p>
          </table:table-cell>
          <table:table-cell office:value-type="string" table:style-name="ce13">
            <text:p>Worked with Dakota to unarchive and enable x313593 for IDtoAviobook, for INC6699669.</text:p>
          </table:table-cell>
          <table:table-cell table:style-name="ce18"/>
          <table:table-cell table:number-columns-repeated="16375" table:style-name="ce10"/>
        </table:table-row>
        <table:table-row table:style-name="ro6" table:visibility="collapse">
          <table:table-cell office:value-type="float" office:value="919" table:formula="of:=[.A1333]" table:style-name="ce17">
            <text:p>919</text:p>
          </table:table-cell>
          <table:table-cell table:style-name="ce19"/>
          <table:table-cell office:value-type="string" table:style-name="ce4">
            <text:p>BILLED</text:p>
          </table:table-cell>
          <table:table-cell office:value-type="float" office:value="0.13333333341870457" table:formula="of:=IF(AND([.F1334] &lt;&gt; &quot;&quot;;[.G1334] &lt;&gt; &quot;&quot;);([.G1334]-[.F1334])*24;&quot;---&quot;)" table:style-name="ce4">
            <text:p>0.133</text:p>
          </table:table-cell>
          <table:table-cell office:value-type="string" table:style-name="ce10">
            <text:p>IDtoApptio</text:p>
          </table:table-cell>
          <table:table-cell office:value-type="date" office:date-value="2025-06-12T10:00:00" table:style-name="ce14">
            <text:p>6/12/25 10:00 AM</text:p>
          </table:table-cell>
          <table:table-cell office:value-type="date" office:date-value="2025-06-12T10:08:00" table:style-name="ce14">
            <text:p>6/12/25 10:08 AM</text:p>
          </table:table-cell>
          <table:table-cell office:value-type="string" table:style-name="ce10">
            <text:p>Worked on updating IDtoApptio driver use cases with the app owner.</text:p>
          </table:table-cell>
          <table:table-cell office:value-type="string" table:style-name="ce18">
            <text:p>Note: the meeting was cut short, I had to put my cat down, and I had to stop for a bit.</text:p>
          </table:table-cell>
          <table:table-cell table:number-columns-repeated="16375" table:style-name="ce10"/>
        </table:table-row>
        <table:table-row table:style-name="ro4" table:visibility="collapse">
          <table:table-cell office:value-type="float" office:value="919" table:formula="of:=[.A1334]" table:style-name="ce17">
            <text:p>919</text:p>
          </table:table-cell>
          <table:table-cell table:style-name="ce19"/>
          <table:table-cell office:value-type="string" table:style-name="ce4">
            <text:p>BILLED</text:p>
          </table:table-cell>
          <table:table-cell office:value-type="float" office:value="3.6166666665812954" table:formula="of:=IF(AND([.F1335] &lt;&gt; &quot;&quot;;[.G1335] &lt;&gt; &quot;&quot;);([.G1335]-[.F1335])*24;&quot;---&quot;)" table:style-name="ce4">
            <text:p>3.617</text:p>
          </table:table-cell>
          <table:table-cell office:value-type="string" table:style-name="ce21">
            <text:p>FTO</text:p>
          </table:table-cell>
          <table:table-cell office:value-type="date" office:date-value="2025-06-12T10:08:00" table:style-name="ce14">
            <text:p>6/12/25 10:08 AM</text:p>
          </table:table-cell>
          <table:table-cell office:value-type="date" office:date-value="2025-06-12T13:45:00" table:style-name="ce14">
            <text:p>6/12/25 01:45 PM</text:p>
          </table:table-cell>
          <table:table-cell table:style-name="ce13"/>
          <table:table-cell table:style-name="ce18"/>
          <table:table-cell table:number-columns-repeated="16375" table:style-name="ce10"/>
        </table:table-row>
        <table:table-row table:style-name="ro4" table:visibility="collapse">
          <table:table-cell office:value-type="float" office:value="919" table:formula="of:=[.A1335]" table:style-name="ce17">
            <text:p>919</text:p>
          </table:table-cell>
          <table:table-cell table:style-name="ce19"/>
          <table:table-cell table:style-name="ce4"/>
          <table:table-cell office:value-type="string" office:string-value="---" table:formula="of:=IF(AND([.F1336] &lt;&gt; &quot;&quot;;[.G1336] &lt;&gt; &quot;&quot;);([.G1336]-[.F133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10" table:visibility="collapse">
          <table:table-cell office:value-type="float" office:value="919" table:formula="of:=[.A1336]" table:style-name="ce17">
            <text:p>919</text:p>
          </table:table-cell>
          <table:table-cell table:style-name="ce11"/>
          <table:table-cell table:style-name="ce4"/>
          <table:table-cell office:value-type="string" office:string-value="---" table:formula="of:=IF(AND([.F1337] &lt;&gt; &quot;&quot;;[.G1337] &lt;&gt; &quot;&quot;);([.G1337]-[.F1337])*24;&quot;---&quot;)" table:style-name="ce4">
            <text:p>---</text:p>
          </table:table-cell>
          <table:table-cell table:style-name="ce21"/>
          <table:table-cell table:number-columns-repeated="2" table:style-name="ce14"/>
          <table:table-cell table:style-name="ce13"/>
          <table:table-cell table:style-name="ce15"/>
          <table:table-cell table:number-columns-repeated="16375" table:style-name="ce10"/>
        </table:table-row>
        <table:table-row table:style-name="ro4" table:visibility="collapse">
          <table:table-cell office:value-type="float" office:value="919" table:formula="of:=[.A1337]" table:style-name="ce17">
            <text:p>919</text:p>
          </table:table-cell>
          <table:table-cell table:style-name="ce29"/>
          <table:table-cell table:style-name="ce4"/>
          <table:table-cell office:value-type="string" office:string-value="---" table:formula="of:=IF(AND([.F1338] &lt;&gt; &quot;&quot;;[.G1338] &lt;&gt; &quot;&quot;);([.G1338]-[.F1338])*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19" table:formula="of:=[.A1338]" table:style-name="ce17">
            <text:p>919</text:p>
          </table:table-cell>
          <table:table-cell table:style-name="ce19"/>
          <table:table-cell table:style-name="ce4"/>
          <table:table-cell office:value-type="string" office:string-value="---" table:formula="of:=IF(AND([.F1339] &lt;&gt; &quot;&quot;;[.G1339] &lt;&gt; &quot;&quot;);([.G1339]-[.F1339])*24;&quot;---&quot;)" table:style-name="ce4">
            <text:p>---</text:p>
          </table:table-cell>
          <table:table-cell table:style-name="ce10"/>
          <table:table-cell table:number-columns-repeated="2" table:style-name="ce35"/>
          <table:table-cell table:number-columns-repeated="16377" table:style-name="ce10"/>
        </table:table-row>
        <table:table-row table:style-name="ro10" table:visibility="collapse">
          <table:table-cell office:value-type="float" office:value="919" table:formula="of:=[.A1339]" table:style-name="ce17">
            <text:p>919</text:p>
          </table:table-cell>
          <table:table-cell table:number-columns-repeated="2" table:style-name="ce4"/>
          <table:table-cell office:value-type="string" office:string-value="---" table:formula="of:=IF(AND([.F1340] &lt;&gt; &quot;&quot;;[.G1340] &lt;&gt; &quot;&quot;);([.G1340]-[.F1340])*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19" table:formula="of:=[.A1340]" table:style-name="ce17">
            <text:p>919</text:p>
          </table:table-cell>
          <table:table-cell table:style-name="ce19"/>
          <table:table-cell table:style-name="ce4"/>
          <table:table-cell office:value-type="string" office:string-value="---" table:formula="of:=IF(AND([.F1341] &lt;&gt; &quot;&quot;;[.G1341] &lt;&gt; &quot;&quot;);([.G1341]-[.F1341])*24;&quot;---&quot;)" table:style-name="ce4">
            <text:p>---</text:p>
          </table:table-cell>
          <table:table-cell table:style-name="ce16"/>
          <table:table-cell table:number-columns-repeated="2" table:style-name="ce32"/>
          <table:table-cell table:style-name="ce16"/>
          <table:table-cell table:style-name="ce18"/>
          <table:table-cell table:number-columns-repeated="16375" table:style-name="ce10"/>
        </table:table-row>
        <table:table-row table:style-name="ro4" table:visibility="collapse">
          <table:table-cell office:value-type="float" office:value="919" table:formula="of:=[.A1341]" table:style-name="ce17">
            <text:p>919</text:p>
          </table:table-cell>
          <table:table-cell table:style-name="ce19"/>
          <table:table-cell table:style-name="ce4"/>
          <table:table-cell office:value-type="string" office:string-value="---" table:formula="of:=IF(AND([.F1342] &lt;&gt; &quot;&quot;;[.G1342] &lt;&gt; &quot;&quot;);([.G1342]-[.F1342])*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19" table:formula="of:=[.A1342]" table:style-name="ce17">
            <text:p>919</text:p>
          </table:table-cell>
          <table:table-cell table:style-name="ce19"/>
          <table:table-cell table:style-name="ce4"/>
          <table:table-cell office:value-type="string" office:string-value="---" table:formula="of:=IF(AND([.F1343] &lt;&gt; &quot;&quot;;[.G1343] &lt;&gt; &quot;&quot;);([.G1343]-[.F1343])*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19" table:formula="of:=[.A1343]" table:style-name="ce17">
            <text:p>919</text:p>
          </table:table-cell>
          <table:table-cell table:style-name="ce19"/>
          <table:table-cell table:style-name="ce4"/>
          <table:table-cell office:value-type="string" office:string-value="---" table:formula="of:=IF(AND([.F1344] &lt;&gt; &quot;&quot;;[.G1344] &lt;&gt; &quot;&quot;);([.G1344]-[.F1344])*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19" table:formula="of:=[.A1344]" table:style-name="ce17">
            <text:p>919</text:p>
          </table:table-cell>
          <table:table-cell table:style-name="ce19"/>
          <table:table-cell table:style-name="ce4"/>
          <table:table-cell office:value-type="string" office:string-value="---" table:formula="of:=IF(AND([.F1345] &lt;&gt; &quot;&quot;;[.G1345] &lt;&gt; &quot;&quot;);([.G1345]-[.F1345])*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19" table:formula="of:=[.A1345]" table:style-name="ce17">
            <text:p>919</text:p>
          </table:table-cell>
          <table:table-cell table:style-name="ce19"/>
          <table:table-cell table:style-name="ce4"/>
          <table:table-cell office:value-type="string" office:string-value="---" table:formula="of:=IF(AND([.F1346] &lt;&gt; &quot;&quot;;[.G1346] &lt;&gt; &quot;&quot;);([.G1346]-[.F134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19" table:formula="of:=[.A1346]" table:style-name="ce17">
            <text:p>919</text:p>
          </table:table-cell>
          <table:table-cell table:style-name="ce19"/>
          <table:table-cell table:style-name="ce4"/>
          <table:table-cell office:value-type="string" office:string-value="---" table:formula="of:=IF(AND([.F1347] &lt;&gt; &quot;&quot;;[.G1347] &lt;&gt; &quot;&quot;);([.G1347]-[.F1347])*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19" table:formula="of:=[.A1347]" table:style-name="ce17">
            <text:p>919</text:p>
          </table:table-cell>
          <table:table-cell office:value-type="float" office:value="4" table:formula="of:=COM.MICROSOFT.CEILING([.C1348];0.25)" table:style-name="ce19">
            <text:p>4.000</text:p>
          </table:table-cell>
          <table:table-cell office:value-type="float" office:value="3.8513888888410293" table:formula="of:=SUM([.D1348:.D1365])" table:style-name="ce4">
            <text:p>3.851</text:p>
          </table:table-cell>
          <table:table-cell office:value-type="string" office:string-value="---" table:formula="of:=IF(AND([.F1348] &lt;&gt; &quot;&quot;;[.G1348] &lt;&gt; &quot;&quot;);([.G1348]-[.F1348])*24;&quot;---&quot;)" table:style-name="ce4">
            <text:p>---</text:p>
          </table:table-cell>
          <table:table-cell office:value-type="date" office:date-value="2025-06-13T00:00:00" table:style-name="ce20">
            <text:p>13-Jun</text:p>
          </table:table-cell>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19" table:formula="of:=[.A1348]" table:style-name="ce17">
            <text:p>919</text:p>
          </table:table-cell>
          <table:table-cell table:style-name="ce19"/>
          <table:table-cell office:value-type="string" table:style-name="ce4">
            <text:p>BILLED</text:p>
          </table:table-cell>
          <table:table-cell table:style-name="ce4"/>
          <table:table-cell office:value-type="string" table:style-name="ce21">
            <text:p>mtg-Daily</text:p>
          </table:table-cell>
          <table:table-cell office:value-type="date" office:date-value="2025-06-13T08:30:00" table:style-name="ce14">
            <text:p>6/13/25 08:30 AM</text:p>
          </table:table-cell>
          <table:table-cell office:value-type="date" office:date-value="2025-06-13T08:45:00" table:style-name="ce14">
            <text:p>6/13/25 08:45 AM</text:p>
          </table:table-cell>
          <table:table-cell office:value-type="string" table:style-name="ce13">
            <text:p>Daily meetings with the team.</text:p>
          </table:table-cell>
          <table:table-cell table:style-name="ce18"/>
          <table:table-cell table:number-columns-repeated="16375" table:style-name="ce10"/>
        </table:table-row>
        <table:table-row table:style-name="ro4" table:visibility="collapse">
          <table:table-cell office:value-type="float" office:value="919" table:formula="of:=[.A1349]" table:style-name="ce17">
            <text:p>919</text:p>
          </table:table-cell>
          <table:table-cell table:style-name="ce19"/>
          <table:table-cell office:value-type="string" table:style-name="ce4">
            <text:p>BILLED</text:p>
          </table:table-cell>
          <table:table-cell table:style-name="ce4"/>
          <table:table-cell office:value-type="string" table:style-name="ce21">
            <text:p>IDtoAviobook</text:p>
          </table:table-cell>
          <table:table-cell office:value-type="date" office:date-value="2025-06-13T09:15:00" table:style-name="ce14">
            <text:p>6/13/25 09:15 AM</text:p>
          </table:table-cell>
          <table:table-cell office:value-type="date" office:date-value="2025-06-13T09:30:00" table:style-name="ce14">
            <text:p>6/13/25 09:30 AM</text:p>
          </table:table-cell>
          <table:table-cell office:value-type="string" table:style-name="ce13">
            <text:p>Worked to review avio_cabin_if_ops role questions for IDtoAviobook.</text:p>
          </table:table-cell>
          <table:table-cell table:style-name="ce18"/>
          <table:table-cell table:number-columns-repeated="16375" table:style-name="ce10"/>
        </table:table-row>
        <table:table-row table:style-name="ro4" table:visibility="collapse">
          <table:table-cell office:value-type="float" office:value="919" table:formula="of:=[.A1350]" table:style-name="ce17">
            <text:p>919</text:p>
          </table:table-cell>
          <table:table-cell table:style-name="ce19"/>
          <table:table-cell office:value-type="string" table:style-name="ce4">
            <text:p>BILLED</text:p>
          </table:table-cell>
          <table:table-cell table:style-name="ce4"/>
          <table:table-cell office:value-type="string" table:style-name="ce21">
            <text:p>mtg-Daily</text:p>
          </table:table-cell>
          <table:table-cell office:value-type="date" office:date-value="2025-06-13T09:30:00" table:style-name="ce14">
            <text:p>6/13/25 09:30 AM</text:p>
          </table:table-cell>
          <table:table-cell office:value-type="date" office:date-value="2025-06-13T10:00:00" table:style-name="ce14">
            <text:p>6/13/25 10:00 AM</text:p>
          </table:table-cell>
          <table:table-cell office:value-type="string" table:style-name="ce13">
            <text:p>#</text:p>
          </table:table-cell>
          <table:table-cell table:style-name="ce18"/>
          <table:table-cell table:number-columns-repeated="16375" table:style-name="ce10"/>
        </table:table-row>
        <table:table-row table:style-name="ro4" table:visibility="collapse">
          <table:table-cell office:value-type="float" office:value="919" table:formula="of:=[.A1351]" table:style-name="ce17">
            <text:p>919</text:p>
          </table:table-cell>
          <table:table-cell table:style-name="ce19"/>
          <table:table-cell office:value-type="string" table:style-name="ce4">
            <text:p>BILLED</text:p>
          </table:table-cell>
          <table:table-cell table:style-name="ce4"/>
          <table:table-cell office:value-type="string" table:style-name="ce20">
            <text:p>IDtoEmployeeSvc</text:p>
          </table:table-cell>
          <table:table-cell office:value-type="date" office:date-value="2025-06-13T10:00:00" table:style-name="ce14">
            <text:p>6/13/25 10:00 AM</text:p>
          </table:table-cell>
          <table:table-cell office:value-type="date" office:date-value="2025-06-13T11:05:39" table:style-name="ce14">
            <text:p>6/13/25 11:05 AM</text:p>
          </table:table-cell>
          <table:table-cell office:value-type="string" table:style-name="ce13">
            <text:p>Worked to answer application team questions, moved to IDMDEV1 in dev for IDtoEmployeeSvc.</text:p>
          </table:table-cell>
          <table:table-cell table:style-name="ce18"/>
          <table:table-cell table:number-columns-repeated="16375" table:style-name="ce10"/>
        </table:table-row>
        <table:table-row table:style-name="ro4" table:visibility="collapse">
          <table:table-cell office:value-type="float" office:value="919" table:formula="of:=[.A1352]" table:style-name="ce17">
            <text:p>919</text:p>
          </table:table-cell>
          <table:table-cell table:style-name="ce19"/>
          <table:table-cell office:value-type="string" table:style-name="ce4">
            <text:p>BILLED</text:p>
          </table:table-cell>
          <table:table-cell table:style-name="ce4"/>
          <table:table-cell office:value-type="string" table:style-name="ce21">
            <text:p>IDtoAutocrib</text:p>
          </table:table-cell>
          <table:table-cell office:value-type="date" office:date-value="2025-06-13T11:05:39" table:style-name="ce14">
            <text:p>6/13/25 11:05 AM</text:p>
          </table:table-cell>
          <table:table-cell office:value-type="date" office:date-value="2025-06-13T11:54:36" table:style-name="ce14">
            <text:p>6/13/25 11:54 AM</text:p>
          </table:table-cell>
          <table:table-cell office:value-type="string" table:style-name="ce13">
            <text:p>Deploying users for the IDtoAutocrib driver for the PHX airport.</text:p>
          </table:table-cell>
          <table:table-cell table:style-name="ce18"/>
          <table:table-cell table:number-columns-repeated="16375" table:style-name="ce10"/>
        </table:table-row>
        <table:table-row table:style-name="ro4" table:visibility="collapse">
          <table:table-cell office:value-type="float" office:value="919" table:formula="of:=[.A1353]" table:style-name="ce17">
            <text:p>919</text:p>
          </table:table-cell>
          <table:table-cell table:style-name="ce19"/>
          <table:table-cell office:value-type="string" table:style-name="ce4">
            <text:p>BILLED</text:p>
          </table:table-cell>
          <table:table-cell table:style-name="ce4"/>
          <table:table-cell office:value-type="string" table:style-name="ce20">
            <text:p>IDtoEmployeeSvc</text:p>
          </table:table-cell>
          <table:table-cell office:value-type="date" office:date-value="2025-06-13T11:54:36" table:style-name="ce14">
            <text:p>6/13/25 11:54 AM</text:p>
          </table:table-cell>
          <table:table-cell office:value-type="date" office:date-value="2025-06-13T12:15:31" table:style-name="ce14">
            <text:p>6/13/25 12:15 PM</text:p>
          </table:table-cell>
          <table:table-cell office:value-type="string" table:style-name="ce13">
            <text:p># preparing next QA deploy.</text:p>
          </table:table-cell>
          <table:table-cell table:style-name="ce18"/>
          <table:table-cell table:number-columns-repeated="16375" table:style-name="ce10"/>
        </table:table-row>
        <table:table-row table:style-name="ro4" table:visibility="collapse">
          <table:table-cell office:value-type="float" office:value="919" table:formula="of:=[.A1354]" table:style-name="ce17">
            <text:p>919</text:p>
          </table:table-cell>
          <table:table-cell table:style-name="ce19"/>
          <table:table-cell office:value-type="string" table:style-name="ce4">
            <text:p>BILLED</text:p>
          </table:table-cell>
          <table:table-cell table:style-name="ce4"/>
          <table:table-cell office:value-type="string" table:style-name="ce21">
            <text:p>Support</text:p>
          </table:table-cell>
          <table:table-cell office:value-type="date" office:date-value="2025-06-13T12:15:31" table:style-name="ce14">
            <text:p>6/13/25 12:15 PM</text:p>
          </table:table-cell>
          <table:table-cell office:value-type="date" office:date-value="2025-06-13T12:38:18" table:style-name="ce14">
            <text:p>6/13/25 12:38 PM</text:p>
          </table:table-cell>
          <table:table-cell office:value-type="string" table:style-name="ce13">
            <text:p>Worked on updating Ops KT session to incorporate items learned. Worked with Juan Alonzo to update roles for 48 users.</text:p>
          </table:table-cell>
          <table:table-cell table:style-name="ce18"/>
          <table:table-cell table:number-columns-repeated="16375" table:style-name="ce10"/>
        </table:table-row>
        <table:table-row table:style-name="ro4" table:visibility="collapse">
          <table:table-cell office:value-type="float" office:value="919" table:formula="of:=[.A1355]" table:style-name="ce17">
            <text:p>919</text:p>
          </table:table-cell>
          <table:table-cell table:style-name="ce19"/>
          <table:table-cell office:value-type="string" table:style-name="ce4">
            <text:p>BILLED</text:p>
          </table:table-cell>
          <table:table-cell table:style-name="ce4"/>
          <table:table-cell office:value-type="string" table:style-name="ce21">
            <text:p>Support</text:p>
          </table:table-cell>
          <table:table-cell office:value-type="date" office:date-value="2025-06-13T13:09:49" table:style-name="ce14">
            <text:p>6/13/25 01:09 PM</text:p>
          </table:table-cell>
          <table:table-cell office:value-type="date" office:date-value="2025-06-13T13:39:24" table:style-name="ce14">
            <text:p>6/13/25 01:39 PM</text:p>
          </table:table-cell>
          <table:table-cell office:value-type="string" table:style-name="ce13">
            <text:p># Juan alonzo 48 users</text:p>
          </table:table-cell>
          <table:table-cell table:style-name="ce18"/>
          <table:table-cell table:number-columns-repeated="16375" table:style-name="ce10"/>
        </table:table-row>
        <table:table-row table:style-name="ro4" table:visibility="collapse">
          <table:table-cell office:value-type="float" office:value="919" table:formula="of:=[.A1356]" table:style-name="ce17">
            <text:p>919</text:p>
          </table:table-cell>
          <table:table-cell table:style-name="ce19"/>
          <table:table-cell office:value-type="string" table:style-name="ce4">
            <text:p>BILLED</text:p>
          </table:table-cell>
          <table:table-cell table:style-name="ce4"/>
          <table:table-cell office:value-type="string" table:style-name="ce21">
            <text:p>Support</text:p>
          </table:table-cell>
          <table:table-cell office:value-type="date" office:date-value="2025-06-13T13:39:24" table:style-name="ce14">
            <text:p>6/13/25 01:39 PM</text:p>
          </table:table-cell>
          <table:table-cell office:value-type="date" office:date-value="2025-06-13T14:20:33" table:style-name="ce14">
            <text:p>6/13/25 02:20 PM</text:p>
          </table:table-cell>
          <table:table-cell office:value-type="string" table:style-name="ce10">
            <text:p>#bck to the ops kt notes</text:p>
          </table:table-cell>
          <table:table-cell table:style-name="ce18"/>
          <table:table-cell table:number-columns-repeated="16375" table:style-name="ce10"/>
        </table:table-row>
        <table:table-row table:style-name="ro4" table:visibility="collapse">
          <table:table-cell office:value-type="float" office:value="919" table:formula="of:=[.A1357]" table:style-name="ce17">
            <text:p>919</text:p>
          </table:table-cell>
          <table:table-cell table:style-name="ce19"/>
          <table:table-cell office:value-type="string" table:style-name="ce4">
            <text:p>BILLED</text:p>
          </table:table-cell>
          <table:table-cell office:value-type="float" office:value="2.1133333333418705" table:formula="of:=IF(AND([.F1358] &lt;&gt; &quot;&quot;;[.G1358] &lt;&gt; &quot;&quot;);([.G1358]-[.F1358])*24;&quot;---&quot;)" table:style-name="ce4">
            <text:p>2.113</text:p>
          </table:table-cell>
          <table:table-cell office:value-type="string" table:style-name="ce20">
            <text:p>IDtoApptio</text:p>
          </table:table-cell>
          <table:table-cell office:value-type="date" office:date-value="2025-06-13T14:20:33" table:style-name="ce14">
            <text:p>6/13/25 02:20 PM</text:p>
          </table:table-cell>
          <table:table-cell office:value-type="date" office:date-value="2025-06-13T16:27:21" table:style-name="ce14">
            <text:p>6/13/25 04:27 PM</text:p>
          </table:table-cell>
          <table:table-cell office:value-type="string" table:style-name="ce13">
            <text:p>Worked on user provisioning payload for the IDtoApptio driver. Worked on updating the IdMUnit REST connector to support response header tokens.</text:p>
          </table:table-cell>
          <table:table-cell table:style-name="ce18"/>
          <table:table-cell table:number-columns-repeated="16375" table:style-name="ce10"/>
        </table:table-row>
        <table:table-row table:style-name="ro4" table:visibility="collapse">
          <table:table-cell office:value-type="float" office:value="919" table:formula="of:=[.A1358]" table:style-name="ce17">
            <text:p>919</text:p>
          </table:table-cell>
          <table:table-cell table:style-name="ce19"/>
          <table:table-cell table:style-name="ce4"/>
          <table:table-cell office:value-type="float" office:value="0.44861111103091389" table:formula="of:=IF(AND([.F1359] &lt;&gt; &quot;&quot;;[.G1359] &lt;&gt; &quot;&quot;);([.G1359]-[.F1359])*24;&quot;---&quot;)" table:style-name="ce4">
            <text:p>0.449</text:p>
          </table:table-cell>
          <table:table-cell office:value-type="string" table:style-name="ce20">
            <text:p>IDtoApptio</text:p>
          </table:table-cell>
          <table:table-cell office:value-type="date" office:date-value="2025-06-13T17:57:38" table:style-name="ce14">
            <text:p>6/13/25 05:57 PM</text:p>
          </table:table-cell>
          <table:table-cell office:value-type="date" office:date-value="2025-06-13T18:24:33" table:style-name="ce14">
            <text:p>6/13/25 06:24 PM</text:p>
          </table:table-cell>
          <table:table-cell office:value-type="string" table:style-name="ce13">
            <text:p># worked on tests</text:p>
          </table:table-cell>
          <table:table-cell table:style-name="ce18"/>
          <table:table-cell table:number-columns-repeated="16375" table:style-name="ce10"/>
        </table:table-row>
        <table:table-row table:style-name="ro10" table:visibility="collapse">
          <table:table-cell office:value-type="float" office:value="919" table:formula="of:=[.A1359]" table:style-name="ce17">
            <text:p>919</text:p>
          </table:table-cell>
          <table:table-cell table:number-columns-repeated="2" table:style-name="ce4"/>
          <table:table-cell office:value-type="float" office:value="1.2894444444682449" table:formula="of:=IF(AND([.F1360] &lt;&gt; &quot;&quot;;[.G1360] &lt;&gt; &quot;&quot;);([.G1360]-[.F1360])*24;&quot;---&quot;)" table:style-name="ce4">
            <text:p>1.289</text:p>
          </table:table-cell>
          <table:table-cell office:value-type="string" table:style-name="ce20">
            <text:p>IDtoApptio</text:p>
          </table:table-cell>
          <table:table-cell office:value-type="date" office:date-value="2025-06-13T18:24:33" table:style-name="ce14">
            <text:p>6/13/25 06:24 PM</text:p>
          </table:table-cell>
          <table:table-cell office:value-type="date" office:date-value="2025-06-13T19:41:55" table:style-name="ce14">
            <text:p>6/13/25 07:41 PM</text:p>
          </table:table-cell>
          <table:table-cell office:value-type="string" table:style-name="ce13">
            <text:p>#adding abilty to authetnicate to apptio</text:p>
          </table:table-cell>
          <table:table-cell table:style-name="ce18"/>
          <table:table-cell table:number-columns-repeated="16375" table:style-name="ce10"/>
        </table:table-row>
        <table:table-row table:style-name="ro4" table:visibility="collapse">
          <table:table-cell office:value-type="float" office:value="919" table:formula="of:=[.A1360]" table:style-name="ce17">
            <text:p>919</text:p>
          </table:table-cell>
          <table:table-cell table:style-name="ce19"/>
          <table:table-cell table:style-name="ce4"/>
          <table:table-cell office:value-type="string" office:string-value="---" table:formula="of:=IF(AND([.F1361] &lt;&gt; &quot;&quot;;[.G1361] &lt;&gt; &quot;&quot;);([.G1361]-[.F1361])*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19" table:formula="of:=[.A1360]" table:style-name="ce17">
            <text:p>919</text:p>
          </table:table-cell>
          <table:table-cell table:style-name="ce19"/>
          <table:table-cell table:style-name="ce4"/>
          <table:table-cell office:value-type="string" office:string-value="---" table:formula="of:=IF(AND([.F1362] &lt;&gt; &quot;&quot;;[.G1362] &lt;&gt; &quot;&quot;);([.G1362]-[.F1362])*24;&quot;---&quot;)" table:style-name="ce4">
            <text:p>---</text:p>
          </table:table-cell>
          <table:table-cell office:value-type="string" table:style-name="ce34">
            <text:p>apptio</text:p>
          </table:table-cell>
          <table:table-cell office:value-type="string" table:style-name="ce14">
            <text:p>need to set token as a cookie . .</text:p>
          </table:table-cell>
          <table:table-cell table:style-name="ce14"/>
          <table:table-cell table:style-name="ce13"/>
          <table:table-cell table:style-name="ce18"/>
          <table:table-cell table:number-columns-repeated="16375" table:style-name="ce10"/>
        </table:table-row>
        <table:table-row table:style-name="ro4" table:visibility="collapse">
          <table:table-cell office:value-type="float" office:value="919" table:formula="of:=[.A1361]" table:style-name="ce17">
            <text:p>919</text:p>
          </table:table-cell>
          <table:table-cell table:style-name="ce19"/>
          <table:table-cell table:style-name="ce4"/>
          <table:table-cell office:value-type="string" office:string-value="---" table:formula="of:=IF(AND([.F1363] &lt;&gt; &quot;&quot;;[.G1363] &lt;&gt; &quot;&quot;);([.G1363]-[.F1363])*24;&quot;---&quot;)" table:style-name="ce4">
            <text:p>---</text:p>
          </table:table-cell>
          <table:table-cell office:value-type="string" table:style-name="ce20">
            <text:p>IDtoEmployeeSvc</text:p>
          </table:table-cell>
          <table:table-cell table:number-columns-repeated="2" table:style-name="ce14"/>
          <table:table-cell office:value-type="string" table:style-name="ce13">
            <text:p># fixing tests for IDMDEV1.</text:p>
          </table:table-cell>
          <table:table-cell table:style-name="ce18"/>
          <table:table-cell table:number-columns-repeated="16375" table:style-name="ce10"/>
        </table:table-row>
        <table:table-row table:style-name="ro4" table:visibility="collapse">
          <table:table-cell office:value-type="float" office:value="919" table:formula="of:=[.A1363]" table:style-name="ce17">
            <text:p>919</text:p>
          </table:table-cell>
          <table:table-cell table:style-name="ce19"/>
          <table:table-cell table:style-name="ce4"/>
          <table:table-cell office:value-type="string" office:string-value="---" table:formula="of:=IF(AND([.F1364] &lt;&gt; &quot;&quot;;[.G1364] &lt;&gt; &quot;&quot;);([.G1364]-[.F1364])*24;&quot;---&quot;)" table:style-name="ce4">
            <text:p>---</text:p>
          </table:table-cell>
          <table:table-cell office:value-type="string" table:style-name="ce21">
            <text:p>IDtoApptio</text:p>
          </table:table-cell>
          <table:table-cell table:number-columns-repeated="2" table:style-name="ce14"/>
          <table:table-cell office:value-type="string" table:style-name="ce13">
            <text:p>#looking at storing remote loader stuff in Git</text:p>
          </table:table-cell>
          <table:table-cell table:style-name="ce18"/>
          <table:table-cell table:number-columns-repeated="16375" table:style-name="ce10"/>
        </table:table-row>
        <table:table-row table:style-name="ro4" table:visibility="collapse">
          <table:table-cell office:value-type="float" office:value="919" table:formula="of:=[.A1364]" table:style-name="ce17">
            <text:p>919</text:p>
          </table:table-cell>
          <table:table-cell table:style-name="ce19"/>
          <table:table-cell table:style-name="ce4"/>
          <table:table-cell office:value-type="string" office:string-value="---" table:formula="of:=IF(AND([.F1365] &lt;&gt; &quot;&quot;;[.G1365] &lt;&gt; &quot;&quot;);([.G1365]-[.F1365])*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4"/>
          <table:table-cell table:style-name="ce13"/>
          <table:table-cell table:style-name="ce15"/>
          <table:table-cell table:number-columns-repeated="16375"/>
        </table:table-row>
        <table:table-row table:style-name="ro3" table:visibility="collapse">
          <table:table-cell office:value-type="float" office:value="920" table:formula="of:=[.A1365]+1" table:style-name="ce17">
            <text:p>920</text:p>
          </table:table-cell>
          <table:table-cell table:style-name="ce12"/>
          <table:table-cell office:value-type="string" table:style-name="ce4">
            <text:p>****************</text:p>
          </table:table-cell>
          <table:table-cell office:value-type="string" office:string-value="---" table:formula="of:=IF(AND([.F1367] &lt;&gt; &quot;&quot;;[.G1367] &lt;&gt; &quot;&quot;);([.G1367]-[.F1367])*24;&quot;---&quot;)" table:style-name="ce4">
            <text:p>---</text:p>
          </table:table-cell>
          <table:table-cell office:value-type="string" office:string-value="Week 920" table:formula="of:=CONCATENATE(&quot;Week &quot;; [.A1367])" table:number-columns-spanned="2" table:number-rows-spanned="3" table:style-name="ce48">
            <text:p>Week 920</text:p>
          </table:table-cell>
          <table:covered-table-cell/>
          <table:table-cell table:style-name="ce14"/>
          <table:table-cell table:style-name="ce13"/>
          <table:table-cell table:style-name="ce18"/>
          <table:table-cell table:number-columns-repeated="16375" table:style-name="ce10"/>
        </table:table-row>
        <table:table-row table:style-name="ro3" table:visibility="collapse">
          <table:table-cell office:value-type="float" office:value="920" table:formula="of:=[.A1367]" table:style-name="ce17">
            <text:p>920</text:p>
          </table:table-cell>
          <table:table-cell table:style-name="ce12"/>
          <table:table-cell office:value-type="string" table:style-name="ce4">
            <text:p>****************</text:p>
          </table:table-cell>
          <table:table-cell office:value-type="string" office:string-value="---" table:formula="of:=IF(AND([.F1368] &lt;&gt; &quot;&quot;;[.G1368] &lt;&gt; &quot;&quot;);([.G1368]-[.F1368])*24;&quot;---&quot;)" table:style-name="ce4">
            <text:p>---</text:p>
          </table:table-cell>
          <table:covered-table-cell/>
          <table:covered-table-cell/>
          <table:table-cell table:style-name="ce14"/>
          <table:table-cell table:style-name="ce13"/>
          <table:table-cell table:style-name="ce18"/>
          <table:table-cell table:number-columns-repeated="16375" table:style-name="ce10"/>
        </table:table-row>
        <table:table-row table:style-name="ro3" table:visibility="collapse">
          <table:table-cell office:value-type="float" office:value="920" table:formula="of:=[.A1368]" table:style-name="ce17">
            <text:p>920</text:p>
          </table:table-cell>
          <table:table-cell table:style-name="ce19"/>
          <table:table-cell office:value-type="string" table:style-name="ce4">
            <text:p>****************</text:p>
          </table:table-cell>
          <table:table-cell office:value-type="string" office:string-value="---" table:formula="of:=IF(AND([.F1369] &lt;&gt; &quot;&quot;;[.G1369] &lt;&gt; &quot;&quot;);([.G1369]-[.F1369])*24;&quot;---&quot;)" table:style-name="ce4">
            <text:p>---</text:p>
          </table:table-cell>
          <table:covered-table-cell/>
          <table:covered-table-cell/>
          <table:table-cell table:style-name="ce14"/>
          <table:table-cell table:style-name="ce13"/>
          <table:table-cell table:style-name="ce18"/>
          <table:table-cell table:number-columns-repeated="16375" table:style-name="ce10"/>
        </table:table-row>
        <table:table-row table:style-name="ro3" table:visibility="collapse">
          <table:table-cell office:value-type="float" office:value="920" table:formula="of:=[.A1369]" table:style-name="ce17">
            <text:p>920</text:p>
          </table:table-cell>
          <table:table-cell table:style-name="ce19"/>
          <table:table-cell office:value-type="string" table:style-name="ce4">
            <text:p>****************</text:p>
          </table:table-cell>
          <table:table-cell office:value-type="string" office:string-value="---" table:formula="of:=IF(AND([.F1370] &lt;&gt; &quot;&quot;;[.G1370] &lt;&gt; &quot;&quot;);([.G1370]-[.F1370])*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20" table:formula="of:=[.A1370]" table:style-name="ce17">
            <text:p>920</text:p>
          </table:table-cell>
          <table:table-cell table:style-name="ce19"/>
          <table:table-cell office:value-type="string" table:style-name="ce4">
            <text:p>****************</text:p>
          </table:table-cell>
          <table:table-cell office:value-type="string" office:string-value="---" table:formula="of:=IF(AND([.F1371] &lt;&gt; &quot;&quot;;[.G1371] &lt;&gt; &quot;&quot;);([.G1371]-[.F1371])*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20" table:formula="of:=[.A1371]" table:style-name="ce17">
            <text:p>920</text:p>
          </table:table-cell>
          <table:table-cell table:style-name="ce19"/>
          <table:table-cell office:value-type="string" table:style-name="ce4">
            <text:p>****************</text:p>
          </table:table-cell>
          <table:table-cell office:value-type="string" office:string-value="---" table:formula="of:=IF(AND([.F1372] &lt;&gt; &quot;&quot;;[.G1372] &lt;&gt; &quot;&quot;);([.G1372]-[.F1372])*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20" table:formula="of:=[.A1372]" table:style-name="ce17">
            <text:p>920</text:p>
          </table:table-cell>
          <table:table-cell table:style-name="ce12"/>
          <table:table-cell office:value-type="string" table:style-name="ce4">
            <text:p>****************</text:p>
          </table:table-cell>
          <table:table-cell office:value-type="string" office:string-value="---" table:formula="of:=IF(AND([.F1373] &lt;&gt; &quot;&quot;;[.G1373] &lt;&gt; &quot;&quot;);([.G1373]-[.F1373])*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20" table:formula="of:=[.A1373]" table:style-name="ce17">
            <text:p>920</text:p>
          </table:table-cell>
          <table:table-cell table:style-name="ce12"/>
          <table:table-cell office:value-type="string" table:style-name="ce4">
            <text:p>BILLED</text:p>
          </table:table-cell>
          <table:table-cell office:value-type="string" office:string-value="---" table:formula="of:=IF(AND([.F1374] &lt;&gt; &quot;&quot;;[.G1374] &lt;&gt; &quot;&quot;);([.G1374]-[.F1374])*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374]" table:style-name="ce17">
            <text:p>920</text:p>
          </table:table-cell>
          <table:table-cell office:value-type="float" office:value="7.75" table:formula="of:=COM.MICROSOFT.CEILING([.C1375];0.25)" table:style-name="ce19">
            <text:p>7.750</text:p>
          </table:table-cell>
          <table:table-cell office:value-type="float" office:value="7.6150000001653098" table:formula="of:=SUM([.D1375:.D1396])" table:style-name="ce4">
            <text:p>7.615</text:p>
          </table:table-cell>
          <table:table-cell office:value-type="string" office:string-value="---" table:formula="of:=IF(AND([.F1375] &lt;&gt; &quot;&quot;;[.G1375] &lt;&gt; &quot;&quot;);([.G1375]-[.F1375])*24;&quot;---&quot;)" table:style-name="ce4">
            <text:p>---</text:p>
          </table:table-cell>
          <table:table-cell office:value-type="date" office:date-value="2025-06-16T00:00:00" table:style-name="ce20">
            <text:p>16-Jun</text:p>
          </table:table-cell>
          <table:table-cell table:number-columns-repeated="2" table:style-name="ce14"/>
          <table:table-cell table:style-name="ce21"/>
          <table:table-cell table:style-name="ce18"/>
          <table:table-cell table:number-columns-repeated="16375" table:style-name="ce10"/>
        </table:table-row>
        <table:table-row table:style-name="ro4" table:visibility="collapse">
          <table:table-cell office:value-type="float" office:value="920" table:formula="of:=[.A1375]" table:style-name="ce17">
            <text:p>920</text:p>
          </table:table-cell>
          <table:table-cell table:style-name="ce19"/>
          <table:table-cell office:value-type="string" table:style-name="ce4">
            <text:p>BILLED</text:p>
          </table:table-cell>
          <table:table-cell office:value-type="float" office:value="0.20000000012805685" table:formula="of:=IF(AND([.F1376] &lt;&gt; &quot;&quot;;[.G1376] &lt;&gt; &quot;&quot;);([.G1376]-[.F1376])*24;&quot;---&quot;)" table:style-name="ce4">
            <text:p>0.200</text:p>
          </table:table-cell>
          <table:table-cell office:value-type="string" table:style-name="ce25">
            <text:p>mtg-Daily</text:p>
          </table:table-cell>
          <table:table-cell office:value-type="date" office:date-value="2025-06-16T08:30:00" table:style-name="ce14">
            <text:p>6/16/25 08:30 AM</text:p>
          </table:table-cell>
          <table:table-cell office:value-type="date" office:date-value="2025-06-16T08:42:00" table:style-name="ce14">
            <text:p>6/16/25 08:42 AM</text:p>
          </table:table-cell>
          <table:table-cell office:value-type="string" table:style-name="ce16">
            <text:p>Daily meetings with the team. <text:s/>Meeting with Sean regarding change control concerns.</text:p>
          </table:table-cell>
          <table:table-cell table:style-name="ce18"/>
          <table:table-cell table:number-columns-repeated="16375" table:style-name="ce10"/>
        </table:table-row>
        <table:table-row table:style-name="ro4" table:visibility="collapse">
          <table:table-cell office:value-type="float" office:value="920" table:formula="of:=[.A1376]" table:style-name="ce17">
            <text:p>920</text:p>
          </table:table-cell>
          <table:table-cell table:style-name="ce19"/>
          <table:table-cell office:value-type="string" table:style-name="ce4">
            <text:p>BILLED</text:p>
          </table:table-cell>
          <table:table-cell office:value-type="float" office:value="0.5166666666045785" table:formula="of:=IF(AND([.F1377] &lt;&gt; &quot;&quot;;[.G1377] &lt;&gt; &quot;&quot;);([.G1377]-[.F1377])*24;&quot;---&quot;)" table:style-name="ce4">
            <text:p>0.517</text:p>
          </table:table-cell>
          <table:table-cell office:value-type="string" table:style-name="ce25">
            <text:p>mtg-Daily</text:p>
          </table:table-cell>
          <table:table-cell office:value-type="date" office:date-value="2025-06-16T09:00:00" table:style-name="ce14">
            <text:p>6/16/25 09:00 AM</text:p>
          </table:table-cell>
          <table:table-cell office:value-type="date" office:date-value="2025-06-16T09:31:00" table:style-name="ce14">
            <text:p>6/16/25 09:31 AM</text:p>
          </table:table-cell>
          <table:table-cell office:value-type="string" table:style-name="ce16">
            <text:p># Sean meeting</text:p>
          </table:table-cell>
          <table:table-cell table:style-name="ce18"/>
          <table:table-cell table:number-columns-repeated="16375" table:style-name="ce10"/>
        </table:table-row>
        <table:table-row table:style-name="ro4" table:visibility="collapse">
          <table:table-cell office:value-type="float" office:value="920" table:formula="of:=[.A1377]" table:style-name="ce17">
            <text:p>920</text:p>
          </table:table-cell>
          <table:table-cell table:style-name="ce19"/>
          <table:table-cell office:value-type="string" table:style-name="ce4">
            <text:p>BILLED</text:p>
          </table:table-cell>
          <table:table-cell office:value-type="float" office:value="0.48333333333721384" table:formula="of:=IF(AND([.F1378] &lt;&gt; &quot;&quot;;[.G1378] &lt;&gt; &quot;&quot;);([.G1378]-[.F1378])*24;&quot;---&quot;)" table:style-name="ce4">
            <text:p>0.483</text:p>
          </table:table-cell>
          <table:table-cell office:value-type="string" table:style-name="ce25">
            <text:p>mtg-Daily -ee standup</text:p>
          </table:table-cell>
          <table:table-cell office:value-type="date" office:date-value="2025-06-16T09:31:00" table:style-name="ce14">
            <text:p>6/16/25 09:31 AM</text:p>
          </table:table-cell>
          <table:table-cell office:value-type="date" office:date-value="2025-06-16T10:00:00" table:style-name="ce14">
            <text:p>6/16/25 10:00 AM</text:p>
          </table:table-cell>
          <table:table-cell office:value-type="string" table:style-name="ce16">
            <text:p># EE standup</text:p>
          </table:table-cell>
          <table:table-cell table:style-name="ce18"/>
          <table:table-cell table:number-columns-repeated="16375" table:style-name="ce10"/>
        </table:table-row>
        <table:table-row table:style-name="ro4" table:visibility="collapse">
          <table:table-cell office:value-type="float" office:value="920" table:formula="of:=[.A1378]" table:style-name="ce17">
            <text:p>920</text:p>
          </table:table-cell>
          <table:table-cell table:style-name="ce19"/>
          <table:table-cell office:value-type="string" table:style-name="ce4">
            <text:p>BILLED</text:p>
          </table:table-cell>
          <table:table-cell office:value-type="float" office:value="0.50000000005820766" table:formula="of:=IF(AND([.F1379] &lt;&gt; &quot;&quot;;[.G1379] &lt;&gt; &quot;&quot;);([.G1379]-[.F1379])*24;&quot;---&quot;)" table:style-name="ce4">
            <text:p>0.500</text:p>
          </table:table-cell>
          <table:table-cell office:value-type="string" table:style-name="ce25">
            <text:p>mtg-TriBir</text:p>
          </table:table-cell>
          <table:table-cell office:value-type="date" office:date-value="2025-06-16T10:00:00" table:style-name="ce14">
            <text:p>6/16/25 10:00 AM</text:p>
          </table:table-cell>
          <table:table-cell office:value-type="date" office:date-value="2025-06-16T10:30:00" table:style-name="ce14">
            <text:p>6/16/25 10:30 AM</text:p>
          </table:table-cell>
          <table:table-cell office:value-type="string" table:style-name="ce16">
            <text:p>TriVir Monthly Business Review</text:p>
          </table:table-cell>
          <table:table-cell table:style-name="ce18"/>
          <table:table-cell table:number-columns-repeated="16375" table:style-name="ce10"/>
        </table:table-row>
        <table:table-row table:style-name="ro4" table:visibility="collapse">
          <table:table-cell office:value-type="float" office:value="920" table:formula="of:=[.A1379]" table:style-name="ce17">
            <text:p>920</text:p>
          </table:table-cell>
          <table:table-cell table:style-name="ce19"/>
          <table:table-cell office:value-type="string" table:style-name="ce4">
            <text:p>BILLED</text:p>
          </table:table-cell>
          <table:table-cell office:value-type="float" office:value="0.44166666670935228" table:formula="of:=IF(AND([.F1380] &lt;&gt; &quot;&quot;;[.G1380] &lt;&gt; &quot;&quot;);([.G1380]-[.F1380])*24;&quot;---&quot;)" table:style-name="ce4">
            <text:p>0.442</text:p>
          </table:table-cell>
          <table:table-cell office:value-type="string" table:style-name="ce16">
            <text:p>IDtoEmployeeSvc</text:p>
          </table:table-cell>
          <table:table-cell office:value-type="date" office:date-value="2025-06-16T10:30:00" table:style-name="ce14">
            <text:p>6/16/25 10:30 AM</text:p>
          </table:table-cell>
          <table:table-cell office:value-type="date" office:date-value="2025-06-16T10:56:30" table:style-name="ce14">
            <text:p>6/16/25 10:56 AM</text:p>
          </table:table-cell>
          <table:table-cell office:value-type="string" table:style-name="ce21">
            <text:p>Worked on answering questions regarding shell &amp; user accounts for IDtoEmployeeSvc.</text:p>
          </table:table-cell>
          <table:table-cell table:style-name="ce18"/>
          <table:table-cell table:number-columns-repeated="16375" table:style-name="ce10"/>
        </table:table-row>
        <table:table-row table:style-name="ro4" table:visibility="collapse">
          <table:table-cell office:value-type="float" office:value="920" table:formula="of:=[.A1380]" table:style-name="ce17">
            <text:p>920</text:p>
          </table:table-cell>
          <table:table-cell table:style-name="ce19"/>
          <table:table-cell office:value-type="string" table:style-name="ce4">
            <text:p>BILLED</text:p>
          </table:table-cell>
          <table:table-cell office:value-type="float" office:value="1.5811111110378988" table:formula="of:=IF(AND([.F1381] &lt;&gt; &quot;&quot;;[.G1381] &lt;&gt; &quot;&quot;);([.G1381]-[.F1381])*24;&quot;---&quot;)" table:style-name="ce4">
            <text:p>1.581</text:p>
          </table:table-cell>
          <table:table-cell office:value-type="string" table:style-name="ce20">
            <text:p>IDtoApptio</text:p>
          </table:table-cell>
          <table:table-cell office:value-type="date" office:date-value="2025-06-16T10:56:30" table:style-name="ce14">
            <text:p>6/16/25 10:56 AM</text:p>
          </table:table-cell>
          <table:table-cell office:value-type="date" office:date-value="2025-06-16T12:31:22" table:style-name="ce14">
            <text:p>6/16/25 12:31 PM</text:p>
          </table:table-cell>
          <table:table-cell office:value-type="string" table:style-name="ce22">
            <text:p>Driver use case design meeting with Ashleigh, the app owner of Apptio.</text:p>
          </table:table-cell>
          <table:table-cell table:style-name="ce18"/>
          <table:table-cell table:number-columns-repeated="16375" table:style-name="ce10"/>
        </table:table-row>
        <table:table-row table:style-name="ro4" table:visibility="collapse">
          <table:table-cell office:value-type="float" office:value="920" table:formula="of:=[.A1381]" table:style-name="ce17">
            <text:p>920</text:p>
          </table:table-cell>
          <table:table-cell table:style-name="ce19"/>
          <table:table-cell office:value-type="string" table:style-name="ce4">
            <text:p>BILLED</text:p>
          </table:table-cell>
          <table:table-cell office:value-type="float" office:value="0.77472222223877907" table:formula="of:=IF(AND([.F1382] &lt;&gt; &quot;&quot;;[.G1382] &lt;&gt; &quot;&quot;);([.G1382]-[.F1382])*24;&quot;---&quot;)" table:style-name="ce4">
            <text:p>0.775</text:p>
          </table:table-cell>
          <table:table-cell office:value-type="string" table:style-name="ce16">
            <text:p>IDtoEmployeeSvc</text:p>
          </table:table-cell>
          <table:table-cell office:value-type="date" office:date-value="2025-06-16T12:31:22" table:style-name="ce14">
            <text:p>6/16/25 12:31 PM</text:p>
          </table:table-cell>
          <table:table-cell office:value-type="date" office:date-value="2025-06-16T13:17:51" table:style-name="ce14">
            <text:p>6/16/25 01:17 PM</text:p>
          </table:table-cell>
          <table:table-cell office:value-type="string" table:style-name="ce21">
            <text:p>#worked on KT session outcome steps . . .</text:p>
          </table:table-cell>
          <table:table-cell table:style-name="ce18"/>
          <table:table-cell table:number-columns-repeated="16375" table:style-name="ce10"/>
        </table:table-row>
        <table:table-row table:style-name="ro4" table:visibility="collapse">
          <table:table-cell office:value-type="float" office:value="920" table:formula="of:=[.A1382]" table:style-name="ce17">
            <text:p>920</text:p>
          </table:table-cell>
          <table:table-cell table:style-name="ce19"/>
          <table:table-cell office:value-type="string" table:style-name="ce4">
            <text:p>BILLED</text:p>
          </table:table-cell>
          <table:table-cell office:value-type="float" office:value="0.38361111102858558" table:formula="of:=IF(AND([.F1383] &lt;&gt; &quot;&quot;;[.G1383] &lt;&gt; &quot;&quot;);([.G1383]-[.F1383])*24;&quot;---&quot;)" table:style-name="ce4">
            <text:p>0.384</text:p>
          </table:table-cell>
          <table:table-cell office:value-type="string" table:style-name="ce20">
            <text:p>IDtoApptio</text:p>
          </table:table-cell>
          <table:table-cell office:value-type="date" office:date-value="2025-06-16T13:56:59" table:style-name="ce14">
            <text:p>6/16/25 01:56 PM</text:p>
          </table:table-cell>
          <table:table-cell office:value-type="date" office:date-value="2025-06-16T14:20:00" table:style-name="ce14">
            <text:p>6/16/25 02:20 PM</text:p>
          </table:table-cell>
          <table:table-cell office:value-type="string" table:style-name="ce21">
            <text:p># confirming build is working properly.</text:p>
          </table:table-cell>
          <table:table-cell table:style-name="ce18"/>
          <table:table-cell table:number-columns-repeated="16375" table:style-name="ce10"/>
        </table:table-row>
        <table:table-row table:style-name="ro6" table:visibility="collapse">
          <table:table-cell office:value-type="float" office:value="920" table:formula="of:=[.A1383]" table:style-name="ce17">
            <text:p>920</text:p>
          </table:table-cell>
          <table:table-cell table:style-name="ce31"/>
          <table:table-cell office:value-type="string" table:style-name="ce4">
            <text:p>BILLED</text:p>
          </table:table-cell>
          <table:table-cell office:value-type="float" office:value="0.81333333346992731" table:formula="of:=IF(AND([.F1384] &lt;&gt; &quot;&quot;;[.G1384] &lt;&gt; &quot;&quot;);([.G1384]-[.F1384])*24;&quot;---&quot;)" table:style-name="ce4">
            <text:p>0.813</text:p>
          </table:table-cell>
          <table:table-cell office:value-type="string" table:style-name="ce20">
            <text:p>IDtoDocunet</text:p>
          </table:table-cell>
          <table:table-cell office:value-type="date" office:date-value="2025-06-16T14:20:00" table:style-name="ce14">
            <text:p>6/16/25 02:20 PM</text:p>
          </table:table-cell>
          <table:table-cell office:value-type="date" office:date-value="2025-06-16T15:08:48" table:style-name="ce14">
            <text:p>6/16/25 03:08 PM</text:p>
          </table:table-cell>
          <table:table-cell office:value-type="string" table:style-name="ce21">
            <text:p>Worked to prepare the total user set to push in production for IDtoDocunet.</text:p>
          </table:table-cell>
          <table:table-cell office:value-type="string" table:style-name="ce18">
            <text:p>The app team fixed an issue with their parsing, and need the data again . . Booo! LOL . .</text:p>
          </table:table-cell>
          <table:table-cell table:number-columns-repeated="16375" table:style-name="ce10"/>
        </table:table-row>
        <table:table-row table:style-name="ro4" table:visibility="collapse">
          <table:table-cell office:value-type="float" office:value="920" table:formula="of:=[.A1384]" table:style-name="ce17">
            <text:p>920</text:p>
          </table:table-cell>
          <table:table-cell table:style-name="ce19"/>
          <table:table-cell office:value-type="string" table:style-name="ce4">
            <text:p>BILLED</text:p>
          </table:table-cell>
          <table:table-cell office:value-type="float" office:value="1.9205555555527098" table:formula="of:=IF(AND([.F1385] &lt;&gt; &quot;&quot;;[.G1385] &lt;&gt; &quot;&quot;);([.G1385]-[.F1385])*24;&quot;---&quot;)" table:style-name="ce4">
            <text:p>1.921</text:p>
          </table:table-cell>
          <table:table-cell office:value-type="string" table:style-name="ce16">
            <text:p>IDtoEmployeeSvc</text:p>
          </table:table-cell>
          <table:table-cell office:value-type="date" office:date-value="2025-06-16T15:08:48" table:style-name="ce14">
            <text:p>6/16/25 03:08 PM</text:p>
          </table:table-cell>
          <table:table-cell office:value-type="date" office:date-value="2025-06-16T17:04:02" table:style-name="ce14">
            <text:p>6/16/25 05:04 PM</text:p>
          </table:table-cell>
          <table:table-cell office:value-type="string" table:style-name="ce21">
            <text:p># reseraching 'cannot create portal user without a contact'</text:p>
          </table:table-cell>
          <table:table-cell table:style-name="ce18"/>
          <table:table-cell table:number-columns-repeated="16375" table:style-name="ce10"/>
        </table:table-row>
        <table:table-row table:style-name="ro4" table:visibility="collapse">
          <table:table-cell office:value-type="float" office:value="920" table:formula="of:=[.A1385]" table:style-name="ce17">
            <text:p>920</text:p>
          </table:table-cell>
          <table:table-cell table:style-name="ce19"/>
          <table:table-cell table:style-name="ce4"/>
          <table:table-cell office:value-type="string" office:string-value="---" table:formula="of:=IF(AND([.F1386] &lt;&gt; &quot;&quot;;[.G1386] &lt;&gt; &quot;&quot;);([.G1386]-[.F1386])*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4" table:visibility="collapse">
          <table:table-cell office:value-type="float" office:value="920" table:formula="of:=[.A1386]" table:style-name="ce17">
            <text:p>920</text:p>
          </table:table-cell>
          <table:table-cell table:style-name="ce19"/>
          <table:table-cell table:style-name="ce4"/>
          <table:table-cell office:value-type="string" office:string-value="---" table:formula="of:=IF(AND([.F1387] &lt;&gt; &quot;&quot;;[.G1387] &lt;&gt; &quot;&quot;);([.G1387]-[.F1387])*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4" table:visibility="collapse">
          <table:table-cell office:value-type="float" office:value="920" table:formula="of:=[.A1387]" table:style-name="ce17">
            <text:p>920</text:p>
          </table:table-cell>
          <table:table-cell table:style-name="ce19"/>
          <table:table-cell table:style-name="ce4"/>
          <table:table-cell office:value-type="string" office:string-value="---" table:formula="of:=IF(AND([.F1388] &lt;&gt; &quot;&quot;;[.G1388] &lt;&gt; &quot;&quot;);([.G1388]-[.F1388])*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4" table:visibility="collapse">
          <table:table-cell office:value-type="float" office:value="920" table:formula="of:=[.A1388]" table:style-name="ce17">
            <text:p>920</text:p>
          </table:table-cell>
          <table:table-cell table:style-name="ce19"/>
          <table:table-cell table:style-name="ce4"/>
          <table:table-cell office:value-type="string" office:string-value="---" table:formula="of:=IF(AND([.F1389] &lt;&gt; &quot;&quot;;[.G1389] &lt;&gt; &quot;&quot;);([.G1389]-[.F1389])*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4" table:visibility="collapse">
          <table:table-cell office:value-type="float" office:value="920" table:formula="of:=[.A1389]" table:style-name="ce17">
            <text:p>920</text:p>
          </table:table-cell>
          <table:table-cell table:style-name="ce19"/>
          <table:table-cell table:style-name="ce4"/>
          <table:table-cell office:value-type="string" office:string-value="---" table:formula="of:=IF(AND([.F1390] &lt;&gt; &quot;&quot;;[.G1390] &lt;&gt; &quot;&quot;);([.G1390]-[.F1390])*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4" table:visibility="collapse">
          <table:table-cell office:value-type="float" office:value="920" table:formula="of:=[.A1390]" table:style-name="ce17">
            <text:p>920</text:p>
          </table:table-cell>
          <table:table-cell table:style-name="ce19"/>
          <table:table-cell table:style-name="ce4"/>
          <table:table-cell office:value-type="string" office:string-value="---" table:formula="of:=IF(AND([.F1391] &lt;&gt; &quot;&quot;;[.G1391] &lt;&gt; &quot;&quot;);([.G1391]-[.F1391])*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391]" table:style-name="ce17">
            <text:p>920</text:p>
          </table:table-cell>
          <table:table-cell table:style-name="ce19"/>
          <table:table-cell table:style-name="ce4"/>
          <table:table-cell office:value-type="string" office:string-value="---" table:formula="of:=IF(AND([.F1392] &lt;&gt; &quot;&quot;;[.G1392] &lt;&gt; &quot;&quot;);([.G1392]-[.F1392])*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392]" table:style-name="ce17">
            <text:p>920</text:p>
          </table:table-cell>
          <table:table-cell table:style-name="ce19"/>
          <table:table-cell table:style-name="ce4"/>
          <table:table-cell office:value-type="string" office:string-value="---" table:formula="of:=IF(AND([.F1393] &lt;&gt; &quot;&quot;;[.G1393] &lt;&gt; &quot;&quot;);([.G1393]-[.F1393])*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393]" table:style-name="ce17">
            <text:p>920</text:p>
          </table:table-cell>
          <table:table-cell table:style-name="ce19"/>
          <table:table-cell table:style-name="ce4"/>
          <table:table-cell office:value-type="string" office:string-value="---" table:formula="of:=IF(AND([.F1394] &lt;&gt; &quot;&quot;;[.G1394] &lt;&gt; &quot;&quot;);([.G1394]-[.F1394])*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394]" table:style-name="ce17">
            <text:p>920</text:p>
          </table:table-cell>
          <table:table-cell table:style-name="ce19"/>
          <table:table-cell table:style-name="ce4"/>
          <table:table-cell office:value-type="string" office:string-value="---" table:formula="of:=IF(AND([.F1395] &lt;&gt; &quot;&quot;;[.G1395] &lt;&gt; &quot;&quot;);([.G1395]-[.F139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395]" table:style-name="ce17">
            <text:p>920</text:p>
          </table:table-cell>
          <table:table-cell table:style-name="ce19"/>
          <table:table-cell table:style-name="ce4"/>
          <table:table-cell office:value-type="string" office:string-value="---" table:formula="of:=IF(AND([.F1396] &lt;&gt; &quot;&quot;;[.G1396] &lt;&gt; &quot;&quot;);([.G1396]-[.F1396])*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396]" table:style-name="ce17">
            <text:p>920</text:p>
          </table:table-cell>
          <table:table-cell office:value-type="float" office:value="7.75" table:formula="of:=COM.MICROSOFT.CEILING([.C1397];0.25)" table:style-name="ce19">
            <text:p>7.750</text:p>
          </table:table-cell>
          <table:table-cell office:value-type="float" office:value="7.6827777777216397" table:formula="of:=SUM([.D1397:.D1420])" table:style-name="ce4">
            <text:p>7.683</text:p>
          </table:table-cell>
          <table:table-cell office:value-type="string" office:string-value="---" table:formula="of:=IF(AND([.F1397] &lt;&gt; &quot;&quot;;[.G1397] &lt;&gt; &quot;&quot;);([.G1397]-[.F1397])*24;&quot;---&quot;)" table:style-name="ce4">
            <text:p>---</text:p>
          </table:table-cell>
          <table:table-cell office:value-type="date" office:date-value="2025-06-17T00:00:00" table:style-name="ce20">
            <text:p>17-Jun</text:p>
          </table:table-cell>
          <table:table-cell table:number-columns-repeated="2" table:style-name="ce14"/>
          <table:table-cell table:style-name="ce13"/>
          <table:table-cell table:style-name="ce15"/>
          <table:table-cell table:number-columns-repeated="16375" table:style-name="ce10"/>
        </table:table-row>
        <table:table-row table:style-name="ro4" table:visibility="collapse">
          <table:table-cell office:value-type="float" office:value="920" table:formula="of:=[.A1397]" table:style-name="ce17">
            <text:p>920</text:p>
          </table:table-cell>
          <table:table-cell table:style-name="ce19"/>
          <table:table-cell office:value-type="string" table:style-name="ce4">
            <text:p>BILLED</text:p>
          </table:table-cell>
          <table:table-cell office:value-type="float" office:value="0.16666666668606922" table:formula="of:=IF(AND([.F1398] &lt;&gt; &quot;&quot;;[.G1398] &lt;&gt; &quot;&quot;);([.G1398]-[.F1398])*24;&quot;---&quot;)" table:style-name="ce4">
            <text:p>0.167</text:p>
          </table:table-cell>
          <table:table-cell office:value-type="string" table:style-name="ce20">
            <text:p>mtg-daily</text:p>
          </table:table-cell>
          <table:table-cell office:value-type="date" office:date-value="2025-06-17T08:30:00" table:style-name="ce14">
            <text:p>6/17/25 08:30 AM</text:p>
          </table:table-cell>
          <table:table-cell office:value-type="date" office:date-value="2025-06-17T08:40:00" table:style-name="ce14">
            <text:p>6/17/25 08:40 AM</text:p>
          </table:table-cell>
          <table:table-cell office:value-type="string" table:style-name="ce13">
            <text:p>Daily meetings with the team. Weekly EE backlog meeting.</text:p>
          </table:table-cell>
          <table:table-cell table:style-name="ce15"/>
          <table:table-cell table:number-columns-repeated="16375" table:style-name="ce10"/>
        </table:table-row>
        <table:table-row table:style-name="ro4" table:visibility="collapse">
          <table:table-cell office:value-type="float" office:value="920" table:formula="of:=[.A1398]" table:style-name="ce17">
            <text:p>920</text:p>
          </table:table-cell>
          <table:table-cell table:style-name="ce19"/>
          <table:table-cell office:value-type="string" table:style-name="ce4">
            <text:p>BILLED</text:p>
          </table:table-cell>
          <table:table-cell office:value-type="float" office:value="0.67194444435881451" table:formula="of:=IF(AND([.F1399] &lt;&gt; &quot;&quot;;[.G1399] &lt;&gt; &quot;&quot;);([.G1399]-[.F1399])*24;&quot;---&quot;)" table:style-name="ce4">
            <text:p>0.672</text:p>
          </table:table-cell>
          <table:table-cell office:value-type="string" table:style-name="ce20">
            <text:p>IDtoEmployeesvc</text:p>
          </table:table-cell>
          <table:table-cell office:value-type="date" office:date-value="2025-06-17T09:10:00" table:style-name="ce14">
            <text:p>6/17/25 09:10 AM</text:p>
          </table:table-cell>
          <table:table-cell office:value-type="date" office:date-value="2025-06-17T09:50:19" table:style-name="ce14">
            <text:p>6/17/25 09:50 AM</text:p>
          </table:table-cell>
          <table:table-cell office:value-type="string" table:style-name="ce21">
            <text:p>Worked on resolving the portal user error in IDtoEmployeeSvc.</text:p>
          </table:table-cell>
          <table:table-cell table:style-name="ce15"/>
          <table:table-cell table:number-columns-repeated="16375" table:style-name="ce10"/>
        </table:table-row>
        <table:table-row table:style-name="ro4" table:visibility="collapse">
          <table:table-cell office:value-type="float" office:value="920" table:formula="of:=[.A1399]" table:style-name="ce17">
            <text:p>920</text:p>
          </table:table-cell>
          <table:table-cell table:style-name="ce19"/>
          <table:table-cell office:value-type="string" table:style-name="ce4">
            <text:p>BILLED</text:p>
          </table:table-cell>
          <table:table-cell office:value-type="float" office:value="0.19472222233889624" table:formula="of:=IF(AND([.F1400] &lt;&gt; &quot;&quot;;[.G1400] &lt;&gt; &quot;&quot;);([.G1400]-[.F1400])*24;&quot;---&quot;)" table:style-name="ce4">
            <text:p>0.195</text:p>
          </table:table-cell>
          <table:table-cell office:value-type="string" table:style-name="ce20">
            <text:p>vloginmonitro</text:p>
          </table:table-cell>
          <table:table-cell office:value-type="date" office:date-value="2025-06-17T09:50:19" table:style-name="ce14">
            <text:p>6/17/25 09:50 AM</text:p>
          </table:table-cell>
          <table:table-cell office:value-type="date" office:date-value="2025-06-17T10:02:00" table:style-name="ce14">
            <text:p>6/17/25 10:02 AM</text:p>
          </table:table-cell>
          <table:table-cell office:value-type="string" table:style-name="ce20">
            <text:p>Worked on debugging an IDtoLogicMonitor MyAccess JSP issue.</text:p>
          </table:table-cell>
          <table:table-cell table:style-name="ce18"/>
          <table:table-cell table:number-columns-repeated="16375" table:style-name="ce10"/>
        </table:table-row>
        <table:table-row table:style-name="ro11" table:visibility="collapse">
          <table:table-cell office:value-type="float" office:value="920" table:formula="of:=[.A1400]" table:style-name="ce17">
            <text:p>920</text:p>
          </table:table-cell>
          <table:table-cell table:style-name="ce19"/>
          <table:table-cell office:value-type="string" table:style-name="ce4">
            <text:p>BILLED</text:p>
          </table:table-cell>
          <table:table-cell office:value-type="float" office:value="0.22083333326736465" table:formula="of:=IF(AND([.F1401] &lt;&gt; &quot;&quot;;[.G1401] &lt;&gt; &quot;&quot;);([.G1401]-[.F1401])*24;&quot;---&quot;)" table:style-name="ce4">
            <text:p>0.221</text:p>
          </table:table-cell>
          <table:table-cell office:value-type="string" table:style-name="ce20">
            <text:p>IDtoApptio</text:p>
          </table:table-cell>
          <table:table-cell office:value-type="date" office:date-value="2025-06-17T10:02:00" table:style-name="ce14">
            <text:p>6/17/25 10:02 AM</text:p>
          </table:table-cell>
          <table:table-cell office:value-type="date" office:date-value="2025-06-17T10:15:15" table:style-name="ce14">
            <text:p>6/17/25 10:15 AM</text:p>
          </table:table-cell>
          <table:table-cell office:value-type="string" table:style-name="ce21">
            <text:p>Worked on the schedule and to-do list for IDtoApptio. Meeting with app owner to discuss plans and next steps. Worked on fixing IDtoApptio driver authentication.</text:p>
          </table:table-cell>
          <table:table-cell office:value-type="string" table:style-name="ce18">
            <text:p>One of the fixes I had to do was update swa-rest-connector to support the goofy Apptio API: it requires a body with keyAccess/keySecret on authentication, and the token acquired comes back as a header . .!!?? AND as a Set-cookie response, so it needs to be presented back as a Cookie header when doing normal processing. I completed this work during this time.</text:p>
          </table:table-cell>
          <table:table-cell table:number-columns-repeated="16375" table:style-name="ce10"/>
        </table:table-row>
        <table:table-row table:style-name="ro4" table:visibility="collapse">
          <table:table-cell office:value-type="float" office:value="920" table:formula="of:=[.A1401]" table:style-name="ce17">
            <text:p>920</text:p>
          </table:table-cell>
          <table:table-cell table:style-name="ce19"/>
          <table:table-cell office:value-type="string" table:style-name="ce4">
            <text:p>BILLED</text:p>
          </table:table-cell>
          <table:table-cell office:value-type="float" office:value="0.76361111114965752" table:formula="of:=IF(AND([.F1402] &lt;&gt; &quot;&quot;;[.G1402] &lt;&gt; &quot;&quot;);([.G1402]-[.F1402])*24;&quot;---&quot;)" table:style-name="ce4">
            <text:p>0.764</text:p>
          </table:table-cell>
          <table:table-cell office:value-type="string" table:style-name="ce20">
            <text:p>IDtoApptio</text:p>
          </table:table-cell>
          <table:table-cell office:value-type="date" office:date-value="2025-06-17T10:15:15" table:style-name="ce14">
            <text:p>6/17/25 10:15 AM</text:p>
          </table:table-cell>
          <table:table-cell office:value-type="date" office:date-value="2025-06-17T11:01:04" table:style-name="ce14">
            <text:p>6/17/25 11:01 AM</text:p>
          </table:table-cell>
          <table:table-cell office:value-type="string" table:style-name="ce13">
            <text:p># meeting with Ashleigh.</text:p>
          </table:table-cell>
          <table:table-cell table:style-name="ce18"/>
          <table:table-cell table:number-columns-repeated="16375" table:style-name="ce10"/>
        </table:table-row>
        <table:table-row table:style-name="ro4" table:visibility="collapse">
          <table:table-cell office:value-type="float" office:value="920" table:formula="of:=[.A1402]" table:style-name="ce17">
            <text:p>920</text:p>
          </table:table-cell>
          <table:table-cell table:style-name="ce19"/>
          <table:table-cell office:value-type="string" table:style-name="ce4">
            <text:p>BILLED</text:p>
          </table:table-cell>
          <table:table-cell office:value-type="float" office:value="0.19999999995343387" table:formula="of:=IF(AND([.F1403] &lt;&gt; &quot;&quot;;[.G1403] &lt;&gt; &quot;&quot;);([.G1403]-[.F1403])*24;&quot;---&quot;)" table:style-name="ce4">
            <text:p>0.200</text:p>
          </table:table-cell>
          <table:table-cell office:value-type="string" table:style-name="ce20">
            <text:p>IDtoEmployeesvc</text:p>
          </table:table-cell>
          <table:table-cell office:value-type="date" office:date-value="2025-06-17T11:01:04" table:style-name="ce14">
            <text:p>6/17/25 11:01 AM</text:p>
          </table:table-cell>
          <table:table-cell office:value-type="date" office:date-value="2025-06-17T11:13:04" table:style-name="ce14">
            <text:p>6/17/25 11:13 AM</text:p>
          </table:table-cell>
          <table:table-cell office:value-type="string" table:style-name="ce26">
            <text:p># jeff waid chat</text:p>
          </table:table-cell>
          <table:table-cell table:style-name="ce18"/>
          <table:table-cell table:number-columns-repeated="16375" table:style-name="ce10"/>
        </table:table-row>
        <table:table-row table:style-name="ro4" table:visibility="collapse">
          <table:table-cell office:value-type="float" office:value="920" table:formula="of:=[.A1403]" table:style-name="ce17">
            <text:p>920</text:p>
          </table:table-cell>
          <table:table-cell table:style-name="ce19"/>
          <table:table-cell office:value-type="string" table:style-name="ce4">
            <text:p>BILLED</text:p>
          </table:table-cell>
          <table:table-cell office:value-type="float" office:value="1.4602777777472511" table:formula="of:=IF(AND([.F1404] &lt;&gt; &quot;&quot;;[.G1404] &lt;&gt; &quot;&quot;);([.G1404]-[.F1404])*24;&quot;---&quot;)" table:style-name="ce4">
            <text:p>1.460</text:p>
          </table:table-cell>
          <table:table-cell office:value-type="string" table:style-name="ce20">
            <text:p>IDtoApptio</text:p>
          </table:table-cell>
          <table:table-cell office:value-type="date" office:date-value="2025-06-17T11:13:04" table:style-name="ce14">
            <text:p>6/17/25 11:13 AM</text:p>
          </table:table-cell>
          <table:table-cell office:value-type="date" office:date-value="2025-06-17T12:40:41" table:style-name="ce14">
            <text:p>6/17/25 12:40 PM</text:p>
          </table:table-cell>
          <table:table-cell office:value-type="string" table:style-name="ce13">
            <text:p>#full status email sent out on driver development</text:p>
          </table:table-cell>
          <table:table-cell table:style-name="ce18"/>
          <table:table-cell table:number-columns-repeated="16375" table:style-name="ce10"/>
        </table:table-row>
        <table:table-row table:style-name="ro4" table:visibility="collapse">
          <table:table-cell office:value-type="float" office:value="920" table:formula="of:=[.A1404]" table:style-name="ce17">
            <text:p>920</text:p>
          </table:table-cell>
          <table:table-cell table:style-name="ce19"/>
          <table:table-cell office:value-type="string" table:style-name="ce4">
            <text:p>BILLED</text:p>
          </table:table-cell>
          <table:table-cell office:value-type="float" office:value="0.12833333347225562" table:formula="of:=IF(AND([.F1405] &lt;&gt; &quot;&quot;;[.G1405] &lt;&gt; &quot;&quot;);([.G1405]-[.F1405])*24;&quot;---&quot;)" table:style-name="ce4">
            <text:p>0.128</text:p>
          </table:table-cell>
          <table:table-cell office:value-type="string" table:style-name="ce20">
            <text:p>IDtoApptio</text:p>
          </table:table-cell>
          <table:table-cell office:value-type="date" office:date-value="2025-06-17T12:40:41" table:style-name="ce14">
            <text:p>6/17/25 12:40 PM</text:p>
          </table:table-cell>
          <table:table-cell office:value-type="date" office:date-value="2025-06-17T12:48:23" table:style-name="ce14">
            <text:p>6/17/25 12:48 PM</text:p>
          </table:table-cell>
          <table:table-cell office:value-type="string" table:style-name="ce13">
            <text:p>#todo list clean; doing aptio todo items now</text:p>
          </table:table-cell>
          <table:table-cell table:style-name="ce18"/>
          <table:table-cell table:number-columns-repeated="16375" table:style-name="ce10"/>
        </table:table-row>
        <table:table-row table:style-name="ro4" table:visibility="collapse">
          <table:table-cell office:value-type="float" office:value="920" table:formula="of:=[.A1405]" table:style-name="ce17">
            <text:p>920</text:p>
          </table:table-cell>
          <table:table-cell table:style-name="ce19"/>
          <table:table-cell office:value-type="string" table:style-name="ce4">
            <text:p>BILLED</text:p>
          </table:table-cell>
          <table:table-cell office:value-type="float" office:value="0.98888888885267079" table:formula="of:=IF(AND([.F1406] &lt;&gt; &quot;&quot;;[.G1406] &lt;&gt; &quot;&quot;);([.G1406]-[.F1406])*24;&quot;---&quot;)" table:style-name="ce4">
            <text:p>0.989</text:p>
          </table:table-cell>
          <table:table-cell office:value-type="string" table:style-name="ce20">
            <text:p>IDtoApptio</text:p>
          </table:table-cell>
          <table:table-cell office:value-type="date" office:date-value="2025-06-17T12:48:23" table:style-name="ce14">
            <text:p>6/17/25 12:48 PM</text:p>
          </table:table-cell>
          <table:table-cell office:value-type="date" office:date-value="2025-06-17T13:47:43" table:style-name="ce14">
            <text:p>6/17/25 01:47 PM</text:p>
          </table:table-cell>
          <table:table-cell office:value-type="string" table:style-name="ce13">
            <text:p>#</text:p>
          </table:table-cell>
          <table:table-cell table:style-name="ce15"/>
          <table:table-cell table:number-columns-repeated="16375" table:style-name="ce10"/>
        </table:table-row>
        <table:table-row table:style-name="ro4" table:visibility="collapse">
          <table:table-cell office:value-type="float" office:value="920" table:formula="of:=[.A1406]" table:style-name="ce17">
            <text:p>920</text:p>
          </table:table-cell>
          <table:table-cell table:style-name="ce19"/>
          <table:table-cell office:value-type="string" table:style-name="ce4">
            <text:p>BILLED</text:p>
          </table:table-cell>
          <table:table-cell office:value-type="float" office:value="0.18861111102160066" table:formula="of:=IF(AND([.F1407] &lt;&gt; &quot;&quot;;[.G1407] &lt;&gt; &quot;&quot;);([.G1407]-[.F1407])*24;&quot;---&quot;)" table:style-name="ce4">
            <text:p>0.189</text:p>
          </table:table-cell>
          <table:table-cell office:value-type="string" table:style-name="ce21">
            <text:p>mtg-backlog</text:p>
          </table:table-cell>
          <table:table-cell office:value-type="date" office:date-value="2025-06-17T14:00:00" table:style-name="ce14">
            <text:p>6/17/25 02:00 PM</text:p>
          </table:table-cell>
          <table:table-cell office:value-type="date" office:date-value="2025-06-17T14:11:19" table:style-name="ce14">
            <text:p>6/17/25 02:11 PM</text:p>
          </table:table-cell>
          <table:table-cell office:value-type="string" table:style-name="ce13">
            <text:p>#</text:p>
          </table:table-cell>
          <table:table-cell table:style-name="ce18"/>
          <table:table-cell table:number-columns-repeated="16375" table:style-name="ce10"/>
        </table:table-row>
        <table:table-row table:style-name="ro4" table:visibility="collapse">
          <table:table-cell office:value-type="float" office:value="920" table:formula="of:=[.A1407]" table:style-name="ce17">
            <text:p>920</text:p>
          </table:table-cell>
          <table:table-cell table:style-name="ce19"/>
          <table:table-cell office:value-type="string" table:style-name="ce4">
            <text:p>BILLED</text:p>
          </table:table-cell>
          <table:table-cell office:value-type="float" office:value="0.71916666661854833" table:formula="of:=IF(AND([.F1408] &lt;&gt; &quot;&quot;;[.G1408] &lt;&gt; &quot;&quot;);([.G1408]-[.F1408])*24;&quot;---&quot;)" table:style-name="ce4">
            <text:p>0.719</text:p>
          </table:table-cell>
          <table:table-cell office:value-type="string" table:style-name="ce20">
            <text:p>IDtoApptio</text:p>
          </table:table-cell>
          <table:table-cell office:value-type="date" office:date-value="2025-06-17T14:11:19" table:style-name="ce14">
            <text:p>6/17/25 02:11 PM</text:p>
          </table:table-cell>
          <table:table-cell office:value-type="date" office:date-value="2025-06-17T14:54:28" table:style-name="ce14">
            <text:p>6/17/25 02:54 PM</text:p>
          </table:table-cell>
          <table:table-cell office:value-type="string" table:style-name="ce13">
            <text:p># documenting 15 hour reauth need . . How to fix . .?</text:p>
          </table:table-cell>
          <table:table-cell table:style-name="ce18"/>
          <table:table-cell table:number-columns-repeated="16375" table:style-name="ce10"/>
        </table:table-row>
        <table:table-row table:style-name="ro4" table:visibility="collapse">
          <table:table-cell office:value-type="float" office:value="920" table:formula="of:=[.A1408]" table:style-name="ce17">
            <text:p>920</text:p>
          </table:table-cell>
          <table:table-cell table:style-name="ce19"/>
          <table:table-cell office:value-type="string" table:style-name="ce4">
            <text:p>BILLED</text:p>
          </table:table-cell>
          <table:table-cell office:value-type="float" office:value="0.75722222216427326" table:formula="of:=IF(AND([.F1409] &lt;&gt; &quot;&quot;;[.G1409] &lt;&gt; &quot;&quot;);([.G1409]-[.F1409])*24;&quot;---&quot;)" table:style-name="ce4">
            <text:p>0.757</text:p>
          </table:table-cell>
          <table:table-cell office:value-type="string" table:style-name="ce20">
            <text:p>IDtoApptio</text:p>
          </table:table-cell>
          <table:table-cell office:value-type="date" office:date-value="2025-06-17T15:40:28" table:style-name="ce14">
            <text:p>6/17/25 03:40 PM</text:p>
          </table:table-cell>
          <table:table-cell office:value-type="date" office:date-value="2025-06-17T16:25:54" table:style-name="ce14">
            <text:p>6/17/25 04:25 PM</text:p>
          </table:table-cell>
          <table:table-cell office:value-type="string" table:style-name="ce13">
            <text:p># providing cookie for authentication to apptio driver.</text:p>
          </table:table-cell>
          <table:table-cell table:style-name="ce18"/>
          <table:table-cell table:number-columns-repeated="16375" table:style-name="ce10"/>
        </table:table-row>
        <table:table-row table:style-name="ro4" table:visibility="collapse">
          <table:table-cell office:value-type="float" office:value="920" table:formula="of:=[.A1409]" table:style-name="ce17">
            <text:p>920</text:p>
          </table:table-cell>
          <table:table-cell table:style-name="ce19"/>
          <table:table-cell office:value-type="string" table:style-name="ce4">
            <text:p>BILLED</text:p>
          </table:table-cell>
          <table:table-cell office:value-type="float" office:value="1.222500000090804" table:formula="of:=IF(AND([.F1410] &lt;&gt; &quot;&quot;;[.G1410] &lt;&gt; &quot;&quot;);([.G1410]-[.F1410])*24;&quot;---&quot;)" table:style-name="ce4">
            <text:p>1.223</text:p>
          </table:table-cell>
          <table:table-cell office:value-type="string" table:style-name="ce20">
            <text:p>IDtoApptio</text:p>
          </table:table-cell>
          <table:table-cell office:value-type="date" office:date-value="2025-06-17T16:25:54" table:style-name="ce14">
            <text:p>6/17/25 04:25 PM</text:p>
          </table:table-cell>
          <table:table-cell office:value-type="date" office:date-value="2025-06-17T17:39:15" table:style-name="ce14">
            <text:p>6/17/25 05:39 PM</text:p>
          </table:table-cell>
          <table:table-cell office:value-type="string" table:style-name="ce13">
            <text:p>#this cookie thing is done; now adding junit test to swarest connector</text:p>
          </table:table-cell>
          <table:table-cell table:style-name="ce18"/>
          <table:table-cell table:number-columns-repeated="16375" table:style-name="ce10"/>
        </table:table-row>
        <table:table-row table:style-name="ro4" table:visibility="collapse">
          <table:table-cell office:value-type="float" office:value="920" table:formula="of:=[.A1410]" table:style-name="ce17">
            <text:p>920</text:p>
          </table:table-cell>
          <table:table-cell table:style-name="ce19"/>
          <table:table-cell table:style-name="ce4"/>
          <table:table-cell office:value-type="string" office:string-value="---" table:formula="of:=IF(AND([.F1411] &lt;&gt; &quot;&quot;;[.G1411] &lt;&gt; &quot;&quot;);([.G1411]-[.F1411])*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11]" table:style-name="ce17">
            <text:p>920</text:p>
          </table:table-cell>
          <table:table-cell table:style-name="ce19"/>
          <table:table-cell table:style-name="ce4"/>
          <table:table-cell office:value-type="string" office:string-value="---" table:formula="of:=IF(AND([.F1412] &lt;&gt; &quot;&quot;;[.G1412] &lt;&gt; &quot;&quot;);([.G1412]-[.F1412])*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12]" table:style-name="ce17">
            <text:p>920</text:p>
          </table:table-cell>
          <table:table-cell table:style-name="ce19"/>
          <table:table-cell table:style-name="ce4"/>
          <table:table-cell office:value-type="string" office:string-value="---" table:formula="of:=IF(AND([.F1413] &lt;&gt; &quot;&quot;;[.G1413] &lt;&gt; &quot;&quot;);([.G1413]-[.F141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13]" table:style-name="ce17">
            <text:p>920</text:p>
          </table:table-cell>
          <table:table-cell table:style-name="ce19"/>
          <table:table-cell table:style-name="ce4"/>
          <table:table-cell office:value-type="string" office:string-value="---" table:formula="of:=IF(AND([.F1414] &lt;&gt; &quot;&quot;;[.G1414] &lt;&gt; &quot;&quot;);([.G1414]-[.F1414])*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14]" table:style-name="ce17">
            <text:p>920</text:p>
          </table:table-cell>
          <table:table-cell table:style-name="ce19"/>
          <table:table-cell table:style-name="ce4"/>
          <table:table-cell office:value-type="string" office:string-value="---" table:formula="of:=IF(AND([.F1415] &lt;&gt; &quot;&quot;;[.G1415] &lt;&gt; &quot;&quot;);([.G1415]-[.F141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15]" table:style-name="ce17">
            <text:p>920</text:p>
          </table:table-cell>
          <table:table-cell table:style-name="ce19"/>
          <table:table-cell table:style-name="ce4"/>
          <table:table-cell office:value-type="string" office:string-value="---" table:formula="of:=IF(AND([.F1416] &lt;&gt; &quot;&quot;;[.G1416] &lt;&gt; &quot;&quot;);([.G1416]-[.F141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16]" table:style-name="ce17">
            <text:p>920</text:p>
          </table:table-cell>
          <table:table-cell table:style-name="ce19"/>
          <table:table-cell table:style-name="ce4"/>
          <table:table-cell office:value-type="string" office:string-value="---" table:formula="of:=IF(AND([.F1417] &lt;&gt; &quot;&quot;;[.G1417] &lt;&gt; &quot;&quot;);([.G1417]-[.F1417])*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17]" table:style-name="ce17">
            <text:p>920</text:p>
          </table:table-cell>
          <table:table-cell table:style-name="ce19"/>
          <table:table-cell table:style-name="ce4"/>
          <table:table-cell office:value-type="string" office:string-value="---" table:formula="of:=IF(AND([.F1418] &lt;&gt; &quot;&quot;;[.G1418] &lt;&gt; &quot;&quot;);([.G1418]-[.F1418])*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18]" table:style-name="ce17">
            <text:p>920</text:p>
          </table:table-cell>
          <table:table-cell table:style-name="ce19"/>
          <table:table-cell table:style-name="ce4"/>
          <table:table-cell office:value-type="string" office:string-value="---" table:formula="of:=IF(AND([.F1419] &lt;&gt; &quot;&quot;;[.G1419] &lt;&gt; &quot;&quot;);([.G1419]-[.F1419])*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19]" table:style-name="ce17">
            <text:p>920</text:p>
          </table:table-cell>
          <table:table-cell table:style-name="ce19"/>
          <table:table-cell table:style-name="ce4"/>
          <table:table-cell office:value-type="string" office:string-value="---" table:formula="of:=IF(AND([.F1420] &lt;&gt; &quot;&quot;;[.G1420] &lt;&gt; &quot;&quot;);([.G1420]-[.F1420])*24;&quot;---&quot;)" table:style-name="ce4">
            <text:p>---</text:p>
          </table:table-cell>
          <table:table-cell table:style-name="ce21"/>
          <table:table-cell table:number-columns-repeated="2" table:style-name="ce14"/>
          <table:table-cell table:style-name="ce13"/>
          <table:table-cell table:style-name="ce15"/>
          <table:table-cell table:number-columns-repeated="16375" table:style-name="ce10"/>
        </table:table-row>
        <table:table-row table:style-name="ro4" table:visibility="collapse">
          <table:table-cell office:value-type="float" office:value="920" table:formula="of:=[.A1420]" table:style-name="ce17">
            <text:p>920</text:p>
          </table:table-cell>
          <table:table-cell office:value-type="float" office:value="8" table:formula="of:=COM.MICROSOFT.CEILING([.C1421];0.25)" table:style-name="ce19">
            <text:p>8.000</text:p>
          </table:table-cell>
          <table:table-cell office:value-type="float" office:value="8" table:formula="of:=SUM([.D1421:.D1439])" table:style-name="ce4">
            <text:p>8.000</text:p>
          </table:table-cell>
          <table:table-cell office:value-type="string" office:string-value="---" table:formula="of:=IF(AND([.F1421] &lt;&gt; &quot;&quot;;[.G1421] &lt;&gt; &quot;&quot;);([.G1421]-[.F1421])*24;&quot;---&quot;)" table:style-name="ce4">
            <text:p>---</text:p>
          </table:table-cell>
          <table:table-cell office:value-type="date" office:date-value="2025-06-18T00:00:00" table:style-name="ce20">
            <text:p>18-Jun</text:p>
          </table:table-cell>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21]" table:style-name="ce17">
            <text:p>920</text:p>
          </table:table-cell>
          <table:table-cell table:style-name="ce19"/>
          <table:table-cell table:style-name="ce4"/>
          <table:table-cell office:value-type="string" office:string-value="---" table:formula="of:=IF(AND([.F1422] &lt;&gt; &quot;&quot;;[.G1422] &lt;&gt; &quot;&quot;);([.G1422]-[.F1422])*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0"/>
        </table:table-row>
        <table:table-row table:style-name="ro4" table:visibility="collapse">
          <table:table-cell office:value-type="float" office:value="920" table:formula="of:=[.A1422]" table:style-name="ce17">
            <text:p>920</text:p>
          </table:table-cell>
          <table:table-cell table:style-name="ce19"/>
          <table:table-cell table:style-name="ce4"/>
          <table:table-cell office:value-type="float" office:value="8" table:style-name="ce4">
            <text:p>8.000</text:p>
          </table:table-cell>
          <table:table-cell office:value-type="string" table:style-name="ce21">
            <text:p>FTO - Ohio</text:p>
          </table:table-cell>
          <table:table-cell table:number-columns-repeated="2" table:style-name="ce14"/>
          <table:table-cell table:style-name="ce13"/>
          <table:table-cell table:style-name="ce23"/>
          <table:table-cell table:number-columns-repeated="16375" table:style-name="ce10"/>
        </table:table-row>
        <table:table-row table:style-name="ro4" table:visibility="collapse">
          <table:table-cell office:value-type="float" office:value="920" table:formula="of:=[.A1423]" table:style-name="ce17">
            <text:p>920</text:p>
          </table:table-cell>
          <table:table-cell table:style-name="ce19"/>
          <table:table-cell table:style-name="ce4"/>
          <table:table-cell office:value-type="string" office:string-value="---" table:formula="of:=IF(AND([.F1424] &lt;&gt; &quot;&quot;;[.G1424] &lt;&gt; &quot;&quot;);([.G1424]-[.F1424])*24;&quot;---&quot;)" table:style-name="ce4">
            <text:p>---</text:p>
          </table:table-cell>
          <table:table-cell table:style-name="ce21"/>
          <table:table-cell table:number-columns-repeated="2" table:style-name="ce14"/>
          <table:table-cell table:style-name="ce21"/>
          <table:table-cell table:style-name="ce23"/>
          <table:table-cell table:number-columns-repeated="16375" table:style-name="ce10"/>
        </table:table-row>
        <table:table-row table:style-name="ro4" table:visibility="collapse">
          <table:table-cell office:value-type="float" office:value="920" table:formula="of:=[.A1424]" table:style-name="ce17">
            <text:p>920</text:p>
          </table:table-cell>
          <table:table-cell table:style-name="ce19"/>
          <table:table-cell table:style-name="ce4"/>
          <table:table-cell office:value-type="string" office:string-value="---" table:formula="of:=IF(AND([.F1425] &lt;&gt; &quot;&quot;;[.G1425] &lt;&gt; &quot;&quot;);([.G1425]-[.F1425])*24;&quot;---&quot;)" table:style-name="ce4">
            <text:p>---</text:p>
          </table:table-cell>
          <table:table-cell table:style-name="ce21"/>
          <table:table-cell table:number-columns-repeated="2" table:style-name="ce14"/>
          <table:table-cell table:style-name="ce21"/>
          <table:table-cell table:style-name="ce23"/>
          <table:table-cell table:number-columns-repeated="16375" table:style-name="ce10"/>
        </table:table-row>
        <table:table-row table:style-name="ro4" table:visibility="collapse">
          <table:table-cell office:value-type="float" office:value="920" table:formula="of:=[.A1425]" table:style-name="ce17">
            <text:p>920</text:p>
          </table:table-cell>
          <table:table-cell table:style-name="ce19"/>
          <table:table-cell table:style-name="ce4"/>
          <table:table-cell office:value-type="string" office:string-value="---" table:formula="of:=IF(AND([.F1426] &lt;&gt; &quot;&quot;;[.G1426] &lt;&gt; &quot;&quot;);([.G1426]-[.F1426])*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0"/>
        </table:table-row>
        <table:table-row table:style-name="ro4" table:visibility="collapse">
          <table:table-cell office:value-type="float" office:value="920" table:formula="of:=[.A1426]" table:style-name="ce17">
            <text:p>920</text:p>
          </table:table-cell>
          <table:table-cell table:style-name="ce19"/>
          <table:table-cell table:style-name="ce4"/>
          <table:table-cell office:value-type="string" office:string-value="---" table:formula="of:=IF(AND([.F1427] &lt;&gt; &quot;&quot;;[.G1427] &lt;&gt; &quot;&quot;);([.G1427]-[.F1427])*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0"/>
        </table:table-row>
        <table:table-row table:style-name="ro4" table:visibility="collapse">
          <table:table-cell office:value-type="float" office:value="920" table:formula="of:=[.A1427]" table:style-name="ce17">
            <text:p>920</text:p>
          </table:table-cell>
          <table:table-cell table:style-name="ce19"/>
          <table:table-cell table:style-name="ce4"/>
          <table:table-cell office:value-type="string" office:string-value="---" table:formula="of:=IF(AND([.F1428] &lt;&gt; &quot;&quot;;[.G1428] &lt;&gt; &quot;&quot;);([.G1428]-[.F1428])*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0"/>
        </table:table-row>
        <table:table-row table:style-name="ro4" table:visibility="collapse">
          <table:table-cell office:value-type="float" office:value="920" table:formula="of:=[.A1428]" table:style-name="ce17">
            <text:p>920</text:p>
          </table:table-cell>
          <table:table-cell table:style-name="ce19"/>
          <table:table-cell table:style-name="ce4"/>
          <table:table-cell office:value-type="string" office:string-value="---" table:formula="of:=IF(AND([.F1429] &lt;&gt; &quot;&quot;;[.G1429] &lt;&gt; &quot;&quot;);([.G1429]-[.F1429])*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0"/>
        </table:table-row>
        <table:table-row table:style-name="ro4" table:visibility="collapse">
          <table:table-cell office:value-type="float" office:value="920" table:formula="of:=[.A1429]" table:style-name="ce17">
            <text:p>920</text:p>
          </table:table-cell>
          <table:table-cell table:style-name="ce19"/>
          <table:table-cell table:style-name="ce4"/>
          <table:table-cell office:value-type="string" office:string-value="---" table:formula="of:=IF(AND([.F1430] &lt;&gt; &quot;&quot;;[.G1430] &lt;&gt; &quot;&quot;);([.G1430]-[.F1430])*24;&quot;---&quot;)" table:style-name="ce4">
            <text:p>---</text:p>
          </table:table-cell>
          <table:table-cell table:style-name="ce21"/>
          <table:table-cell table:number-columns-repeated="2" table:style-name="ce14"/>
          <table:table-cell table:style-name="ce10"/>
          <table:table-cell table:style-name="ce23"/>
          <table:table-cell table:number-columns-repeated="16375" table:style-name="ce10"/>
        </table:table-row>
        <table:table-row table:style-name="ro4" table:visibility="collapse">
          <table:table-cell office:value-type="float" office:value="920" table:formula="of:=[.A1430]" table:style-name="ce17">
            <text:p>920</text:p>
          </table:table-cell>
          <table:table-cell table:style-name="ce19"/>
          <table:table-cell table:style-name="ce4"/>
          <table:table-cell office:value-type="string" office:string-value="---" table:formula="of:=IF(AND([.F1431] &lt;&gt; &quot;&quot;;[.G1431] &lt;&gt; &quot;&quot;);([.G1431]-[.F1431])*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0"/>
        </table:table-row>
        <table:table-row table:style-name="ro4" table:visibility="collapse">
          <table:table-cell office:value-type="float" office:value="920" table:formula="of:=[.A1431]" table:style-name="ce17">
            <text:p>920</text:p>
          </table:table-cell>
          <table:table-cell table:style-name="ce19"/>
          <table:table-cell table:style-name="ce4"/>
          <table:table-cell office:value-type="string" office:string-value="---" table:formula="of:=IF(AND([.F1432] &lt;&gt; &quot;&quot;;[.G1432] &lt;&gt; &quot;&quot;);([.G1432]-[.F1432])*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0"/>
        </table:table-row>
        <table:table-row table:style-name="ro4" table:visibility="collapse">
          <table:table-cell office:value-type="float" office:value="920" table:formula="of:=[.A1432]" table:style-name="ce17">
            <text:p>920</text:p>
          </table:table-cell>
          <table:table-cell table:style-name="ce19"/>
          <table:table-cell table:style-name="ce4"/>
          <table:table-cell office:value-type="string" office:string-value="---" table:formula="of:=IF(AND([.F1433] &lt;&gt; &quot;&quot;;[.G1433] &lt;&gt; &quot;&quot;);([.G1433]-[.F1433])*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0"/>
        </table:table-row>
        <table:table-row table:style-name="ro4" table:visibility="collapse">
          <table:table-cell office:value-type="float" office:value="920" table:formula="of:=[.A1433]" table:style-name="ce17">
            <text:p>920</text:p>
          </table:table-cell>
          <table:table-cell table:style-name="ce19"/>
          <table:table-cell table:style-name="ce4"/>
          <table:table-cell office:value-type="string" office:string-value="---" table:formula="of:=IF(AND([.F1434] &lt;&gt; &quot;&quot;;[.G1434] &lt;&gt; &quot;&quot;);([.G1434]-[.F1434])*24;&quot;---&quot;)" table:style-name="ce4">
            <text:p>---</text:p>
          </table:table-cell>
          <table:table-cell table:style-name="ce21"/>
          <table:table-cell table:number-columns-repeated="2" table:style-name="ce14"/>
          <table:table-cell table:style-name="ce16"/>
          <table:table-cell table:style-name="ce23"/>
          <table:table-cell table:number-columns-repeated="16375" table:style-name="ce10"/>
        </table:table-row>
        <table:table-row table:style-name="ro4" table:visibility="collapse">
          <table:table-cell office:value-type="float" office:value="920" table:formula="of:=[.A1434]" table:style-name="ce17">
            <text:p>920</text:p>
          </table:table-cell>
          <table:table-cell table:style-name="ce19"/>
          <table:table-cell table:style-name="ce4"/>
          <table:table-cell office:value-type="string" office:string-value="---" table:formula="of:=IF(AND([.F1435] &lt;&gt; &quot;&quot;;[.G1435] &lt;&gt; &quot;&quot;);([.G1435]-[.F1435])*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0"/>
        </table:table-row>
        <table:table-row table:style-name="ro4" table:visibility="collapse">
          <table:table-cell office:value-type="float" office:value="920" table:formula="of:=[.A1435]" table:style-name="ce17">
            <text:p>920</text:p>
          </table:table-cell>
          <table:table-cell table:style-name="ce19"/>
          <table:table-cell table:style-name="ce4"/>
          <table:table-cell office:value-type="string" office:string-value="---" table:formula="of:=IF(AND([.F1436] &lt;&gt; &quot;&quot;;[.G1436] &lt;&gt; &quot;&quot;);([.G1436]-[.F1436])*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0"/>
        </table:table-row>
        <table:table-row table:style-name="ro4" table:visibility="collapse">
          <table:table-cell office:value-type="float" office:value="920" table:formula="of:=[.A1436]" table:style-name="ce17">
            <text:p>920</text:p>
          </table:table-cell>
          <table:table-cell table:style-name="ce19"/>
          <table:table-cell table:style-name="ce4"/>
          <table:table-cell office:value-type="string" office:string-value="---" table:formula="of:=IF(AND([.F1437] &lt;&gt; &quot;&quot;;[.G1437] &lt;&gt; &quot;&quot;);([.G1437]-[.F1437])*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0"/>
        </table:table-row>
        <table:table-row table:style-name="ro4" table:visibility="collapse">
          <table:table-cell office:value-type="float" office:value="920" table:formula="of:=[.A1437]" table:style-name="ce17">
            <text:p>920</text:p>
          </table:table-cell>
          <table:table-cell table:style-name="ce19"/>
          <table:table-cell table:style-name="ce4"/>
          <table:table-cell office:value-type="string" office:string-value="---" table:formula="of:=IF(AND([.F1438] &lt;&gt; &quot;&quot;;[.G1438] &lt;&gt; &quot;&quot;);([.G1438]-[.F1438])*24;&quot;---&quot;)" table:style-name="ce4">
            <text:p>---</text:p>
          </table:table-cell>
          <table:table-cell table:style-name="ce16"/>
          <table:table-cell table:number-columns-repeated="2" table:style-name="ce14"/>
          <table:table-cell table:style-name="ce16"/>
          <table:table-cell table:style-name="ce23"/>
          <table:table-cell table:number-columns-repeated="16375" table:style-name="ce10"/>
        </table:table-row>
        <table:table-row table:style-name="ro4" table:visibility="collapse">
          <table:table-cell office:value-type="float" office:value="920" table:formula="of:=[.A1438]" table:style-name="ce17">
            <text:p>920</text:p>
          </table:table-cell>
          <table:table-cell table:style-name="ce19"/>
          <table:table-cell table:style-name="ce4"/>
          <table:table-cell office:value-type="string" office:string-value="---" table:formula="of:=IF(AND([.F1439] &lt;&gt; &quot;&quot;;[.G1439] &lt;&gt; &quot;&quot;);([.G1439]-[.F1439])*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39]" table:style-name="ce17">
            <text:p>920</text:p>
          </table:table-cell>
          <table:table-cell office:value-type="float" office:value="8" table:formula="of:=COM.MICROSOFT.CEILING([.C1440];0.25)" table:style-name="ce19">
            <text:p>8.000</text:p>
          </table:table-cell>
          <table:table-cell office:value-type="float" office:value="8" table:formula="of:=SUM([.D1440:.D1456])" table:style-name="ce4">
            <text:p>8.000</text:p>
          </table:table-cell>
          <table:table-cell office:value-type="string" office:string-value="---" table:formula="of:=IF(AND([.F1440] &lt;&gt; &quot;&quot;;[.G1440] &lt;&gt; &quot;&quot;);([.G1440]-[.F1440])*24;&quot;---&quot;)" table:style-name="ce4">
            <text:p>---</text:p>
          </table:table-cell>
          <table:table-cell office:value-type="date" office:date-value="2025-06-19T00:00:00" table:style-name="ce28">
            <text:p>19-Jun</text:p>
          </table:table-cell>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40]" table:style-name="ce17">
            <text:p>920</text:p>
          </table:table-cell>
          <table:table-cell table:style-name="ce19"/>
          <table:table-cell table:style-name="ce4"/>
          <table:table-cell office:value-type="string" office:string-value="---" table:formula="of:=IF(AND([.F1441] &lt;&gt; &quot;&quot;;[.G1441] &lt;&gt; &quot;&quot;);([.G1441]-[.F1441])*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41]" table:style-name="ce17">
            <text:p>920</text:p>
          </table:table-cell>
          <table:table-cell table:style-name="ce19"/>
          <table:table-cell table:style-name="ce4"/>
          <table:table-cell office:value-type="string" office:string-value="---" table:formula="of:=IF(AND([.F1442] &lt;&gt; &quot;&quot;;[.G1442] &lt;&gt; &quot;&quot;);([.G1442]-[.F1442])*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42]" table:style-name="ce17">
            <text:p>920</text:p>
          </table:table-cell>
          <table:table-cell table:style-name="ce19"/>
          <table:table-cell table:style-name="ce4"/>
          <table:table-cell office:value-type="float" office:value="8" table:style-name="ce4">
            <text:p>8.000</text:p>
          </table:table-cell>
          <table:table-cell office:value-type="string" table:style-name="ce21">
            <text:p>FTO - Ohio</text:p>
          </table:table-cell>
          <table:table-cell table:number-columns-repeated="2" table:style-name="ce14"/>
          <table:table-cell table:style-name="ce10"/>
          <table:table-cell table:style-name="ce18"/>
          <table:table-cell table:number-columns-repeated="16375" table:style-name="ce10"/>
        </table:table-row>
        <table:table-row table:style-name="ro4" table:visibility="collapse">
          <table:table-cell office:value-type="float" office:value="920" table:formula="of:=[.A1443]" table:style-name="ce17">
            <text:p>920</text:p>
          </table:table-cell>
          <table:table-cell table:style-name="ce19"/>
          <table:table-cell table:style-name="ce4"/>
          <table:table-cell office:value-type="string" office:string-value="---" table:formula="of:=IF(AND([.F1444] &lt;&gt; &quot;&quot;;[.G1444] &lt;&gt; &quot;&quot;);([.G1444]-[.F1444])*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44]" table:style-name="ce17">
            <text:p>920</text:p>
          </table:table-cell>
          <table:table-cell table:style-name="ce19"/>
          <table:table-cell table:style-name="ce4"/>
          <table:table-cell office:value-type="string" office:string-value="---" table:formula="of:=IF(AND([.F1445] &lt;&gt; &quot;&quot;;[.G1445] &lt;&gt; &quot;&quot;);([.G1445]-[.F144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10" table:visibility="collapse">
          <table:table-cell office:value-type="float" office:value="920" table:formula="of:=[.A1445]" table:style-name="ce17">
            <text:p>920</text:p>
          </table:table-cell>
          <table:table-cell table:style-name="ce11"/>
          <table:table-cell table:style-name="ce4"/>
          <table:table-cell office:value-type="string" office:string-value="---" table:formula="of:=IF(AND([.F1446] &lt;&gt; &quot;&quot;;[.G1446] &lt;&gt; &quot;&quot;);([.G1446]-[.F1446])*24;&quot;---&quot;)" table:style-name="ce4">
            <text:p>---</text:p>
          </table:table-cell>
          <table:table-cell table:style-name="ce21"/>
          <table:table-cell table:number-columns-repeated="2" table:style-name="ce14"/>
          <table:table-cell table:style-name="ce13"/>
          <table:table-cell table:style-name="ce15"/>
          <table:table-cell table:number-columns-repeated="16375" table:style-name="ce10"/>
        </table:table-row>
        <table:table-row table:style-name="ro4" table:visibility="collapse">
          <table:table-cell office:value-type="float" office:value="920" table:formula="of:=[.A1446]" table:style-name="ce17">
            <text:p>920</text:p>
          </table:table-cell>
          <table:table-cell table:style-name="ce29"/>
          <table:table-cell table:style-name="ce4"/>
          <table:table-cell office:value-type="string" office:string-value="---" table:formula="of:=IF(AND([.F1447] &lt;&gt; &quot;&quot;;[.G1447] &lt;&gt; &quot;&quot;);([.G1447]-[.F1447])*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47]" table:style-name="ce17">
            <text:p>920</text:p>
          </table:table-cell>
          <table:table-cell table:style-name="ce19"/>
          <table:table-cell table:style-name="ce4"/>
          <table:table-cell office:value-type="string" office:string-value="---" table:formula="of:=IF(AND([.F1448] &lt;&gt; &quot;&quot;;[.G1448] &lt;&gt; &quot;&quot;);([.G1448]-[.F1448])*24;&quot;---&quot;)" table:style-name="ce4">
            <text:p>---</text:p>
          </table:table-cell>
          <table:table-cell table:style-name="ce10"/>
          <table:table-cell table:number-columns-repeated="2" table:style-name="ce14"/>
          <table:table-cell table:number-columns-repeated="16377" table:style-name="ce10"/>
        </table:table-row>
        <table:table-row table:style-name="ro10" table:visibility="collapse">
          <table:table-cell office:value-type="float" office:value="920" table:formula="of:=[.A1448]" table:style-name="ce17">
            <text:p>920</text:p>
          </table:table-cell>
          <table:table-cell table:number-columns-repeated="2" table:style-name="ce4"/>
          <table:table-cell office:value-type="string" office:string-value="---" table:formula="of:=IF(AND([.F1449] &lt;&gt; &quot;&quot;;[.G1449] &lt;&gt; &quot;&quot;);([.G1449]-[.F1449])*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49]" table:style-name="ce17">
            <text:p>920</text:p>
          </table:table-cell>
          <table:table-cell table:style-name="ce19"/>
          <table:table-cell table:style-name="ce4"/>
          <table:table-cell office:value-type="string" office:string-value="---" table:formula="of:=IF(AND([.F1450] &lt;&gt; &quot;&quot;;[.G1450] &lt;&gt; &quot;&quot;);([.G1450]-[.F1450])*24;&quot;---&quot;)" table:style-name="ce4">
            <text:p>---</text:p>
          </table:table-cell>
          <table:table-cell table:style-name="ce16"/>
          <table:table-cell table:number-columns-repeated="2" table:style-name="ce14"/>
          <table:table-cell table:style-name="ce16"/>
          <table:table-cell table:style-name="ce18"/>
          <table:table-cell table:number-columns-repeated="16375" table:style-name="ce10"/>
        </table:table-row>
        <table:table-row table:style-name="ro4" table:visibility="collapse">
          <table:table-cell office:value-type="float" office:value="920" table:formula="of:=[.A1450]" table:style-name="ce17">
            <text:p>920</text:p>
          </table:table-cell>
          <table:table-cell table:style-name="ce19"/>
          <table:table-cell table:style-name="ce4"/>
          <table:table-cell office:value-type="string" office:string-value="---" table:formula="of:=IF(AND([.F1451] &lt;&gt; &quot;&quot;;[.G1451] &lt;&gt; &quot;&quot;);([.G1451]-[.F1451])*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51]" table:style-name="ce17">
            <text:p>920</text:p>
          </table:table-cell>
          <table:table-cell table:style-name="ce19"/>
          <table:table-cell table:style-name="ce4"/>
          <table:table-cell office:value-type="string" office:string-value="---" table:formula="of:=IF(AND([.F1452] &lt;&gt; &quot;&quot;;[.G1452] &lt;&gt; &quot;&quot;);([.G1452]-[.F1452])*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52]" table:style-name="ce17">
            <text:p>920</text:p>
          </table:table-cell>
          <table:table-cell table:style-name="ce19"/>
          <table:table-cell table:style-name="ce4"/>
          <table:table-cell office:value-type="string" office:string-value="---" table:formula="of:=IF(AND([.F1453] &lt;&gt; &quot;&quot;;[.G1453] &lt;&gt; &quot;&quot;);([.G1453]-[.F145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53]" table:style-name="ce17">
            <text:p>920</text:p>
          </table:table-cell>
          <table:table-cell table:style-name="ce19"/>
          <table:table-cell table:style-name="ce4"/>
          <table:table-cell office:value-type="string" office:string-value="---" table:formula="of:=IF(AND([.F1454] &lt;&gt; &quot;&quot;;[.G1454] &lt;&gt; &quot;&quot;);([.G1454]-[.F1454])*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54]" table:style-name="ce17">
            <text:p>920</text:p>
          </table:table-cell>
          <table:table-cell table:style-name="ce19"/>
          <table:table-cell table:style-name="ce4"/>
          <table:table-cell office:value-type="string" office:string-value="---" table:formula="of:=IF(AND([.F1455] &lt;&gt; &quot;&quot;;[.G1455] &lt;&gt; &quot;&quot;);([.G1455]-[.F145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55]" table:style-name="ce17">
            <text:p>920</text:p>
          </table:table-cell>
          <table:table-cell table:style-name="ce19"/>
          <table:table-cell table:style-name="ce4"/>
          <table:table-cell office:value-type="string" office:string-value="---" table:formula="of:=IF(AND([.F1456] &lt;&gt; &quot;&quot;;[.G1456] &lt;&gt; &quot;&quot;);([.G1456]-[.F1456])*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56]" table:style-name="ce17">
            <text:p>920</text:p>
          </table:table-cell>
          <table:table-cell office:value-type="float" office:value="8" table:formula="of:=COM.MICROSOFT.CEILING([.C1457];0.25)" table:style-name="ce19">
            <text:p>8.000</text:p>
          </table:table-cell>
          <table:table-cell office:value-type="float" office:value="8" table:formula="of:=SUM([.D1457:.D1474])" table:style-name="ce4">
            <text:p>8.000</text:p>
          </table:table-cell>
          <table:table-cell office:value-type="string" office:string-value="---" table:formula="of:=IF(AND([.F1457] &lt;&gt; &quot;&quot;;[.G1457] &lt;&gt; &quot;&quot;);([.G1457]-[.F1457])*24;&quot;---&quot;)" table:style-name="ce4">
            <text:p>---</text:p>
          </table:table-cell>
          <table:table-cell office:value-type="date" office:date-value="2025-06-20T00:00:00" table:style-name="ce20">
            <text:p>20-Jun</text:p>
          </table:table-cell>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57]" table:style-name="ce17">
            <text:p>920</text:p>
          </table:table-cell>
          <table:table-cell table:style-name="ce19"/>
          <table:table-cell table:style-name="ce4"/>
          <table:table-cell office:value-type="string" office:string-value="---" table:formula="of:=IF(AND([.F1458] &lt;&gt; &quot;&quot;;[.G1458] &lt;&gt; &quot;&quot;);([.G1458]-[.F1458])*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58]" table:style-name="ce17">
            <text:p>920</text:p>
          </table:table-cell>
          <table:table-cell table:style-name="ce19"/>
          <table:table-cell table:style-name="ce4"/>
          <table:table-cell office:value-type="string" office:string-value="---" table:formula="of:=IF(AND([.F1459] &lt;&gt; &quot;&quot;;[.G1459] &lt;&gt; &quot;&quot;);([.G1459]-[.F1459])*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59]" table:style-name="ce17">
            <text:p>920</text:p>
          </table:table-cell>
          <table:table-cell table:style-name="ce19"/>
          <table:table-cell table:style-name="ce4"/>
          <table:table-cell office:value-type="float" office:value="8" table:style-name="ce4">
            <text:p>8.000</text:p>
          </table:table-cell>
          <table:table-cell office:value-type="string" table:style-name="ce21">
            <text:p>FTO - Ohio</text:p>
          </table:table-cell>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60]" table:style-name="ce17">
            <text:p>920</text:p>
          </table:table-cell>
          <table:table-cell table:style-name="ce19"/>
          <table:table-cell table:style-name="ce4"/>
          <table:table-cell office:value-type="string" office:string-value="---" table:formula="of:=IF(AND([.F1461] &lt;&gt; &quot;&quot;;[.G1461] &lt;&gt; &quot;&quot;);([.G1461]-[.F1461])*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61]" table:style-name="ce17">
            <text:p>920</text:p>
          </table:table-cell>
          <table:table-cell table:style-name="ce19"/>
          <table:table-cell table:style-name="ce4"/>
          <table:table-cell office:value-type="string" office:string-value="---" table:formula="of:=IF(AND([.F1462] &lt;&gt; &quot;&quot;;[.G1462] &lt;&gt; &quot;&quot;);([.G1462]-[.F1462])*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62]" table:style-name="ce17">
            <text:p>920</text:p>
          </table:table-cell>
          <table:table-cell table:style-name="ce19"/>
          <table:table-cell table:style-name="ce4"/>
          <table:table-cell office:value-type="string" office:string-value="---" table:formula="of:=IF(AND([.F1463] &lt;&gt; &quot;&quot;;[.G1463] &lt;&gt; &quot;&quot;);([.G1463]-[.F146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63]" table:style-name="ce17">
            <text:p>920</text:p>
          </table:table-cell>
          <table:table-cell table:style-name="ce19"/>
          <table:table-cell table:style-name="ce4"/>
          <table:table-cell office:value-type="string" office:string-value="---" table:formula="of:=IF(AND([.F1464] &lt;&gt; &quot;&quot;;[.G1464] &lt;&gt; &quot;&quot;);([.G1464]-[.F1464])*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64]" table:style-name="ce17">
            <text:p>920</text:p>
          </table:table-cell>
          <table:table-cell table:style-name="ce19"/>
          <table:table-cell table:style-name="ce4"/>
          <table:table-cell office:value-type="string" office:string-value="---" table:formula="of:=IF(AND([.F1465] &lt;&gt; &quot;&quot;;[.G1465] &lt;&gt; &quot;&quot;);([.G1465]-[.F146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65]" table:style-name="ce17">
            <text:p>920</text:p>
          </table:table-cell>
          <table:table-cell table:style-name="ce19"/>
          <table:table-cell table:style-name="ce4"/>
          <table:table-cell office:value-type="string" office:string-value="---" table:formula="of:=IF(AND([.F1466] &lt;&gt; &quot;&quot;;[.G1466] &lt;&gt; &quot;&quot;);([.G1466]-[.F1466])*24;&quot;---&quot;)" table:style-name="ce4">
            <text:p>---</text:p>
          </table:table-cell>
          <table:table-cell table:style-name="ce21"/>
          <table:table-cell table:number-columns-repeated="2" table:style-name="ce14"/>
          <table:table-cell table:style-name="ce10"/>
          <table:table-cell table:style-name="ce18"/>
          <table:table-cell table:number-columns-repeated="16375" table:style-name="ce10"/>
        </table:table-row>
        <table:table-row table:style-name="ro4" table:visibility="collapse">
          <table:table-cell office:value-type="float" office:value="920" table:formula="of:=[.A1466]" table:style-name="ce17">
            <text:p>920</text:p>
          </table:table-cell>
          <table:table-cell table:style-name="ce19"/>
          <table:table-cell table:style-name="ce4"/>
          <table:table-cell office:value-type="string" office:string-value="---" table:formula="of:=IF(AND([.F1467] &lt;&gt; &quot;&quot;;[.G1467] &lt;&gt; &quot;&quot;);([.G1467]-[.F1467])*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67]" table:style-name="ce17">
            <text:p>920</text:p>
          </table:table-cell>
          <table:table-cell table:style-name="ce19"/>
          <table:table-cell table:style-name="ce4"/>
          <table:table-cell office:value-type="string" office:string-value="---" table:formula="of:=IF(AND([.F1468] &lt;&gt; &quot;&quot;;[.G1468] &lt;&gt; &quot;&quot;);([.G1468]-[.F1468])*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10" table:visibility="collapse">
          <table:table-cell office:value-type="float" office:value="920" table:formula="of:=[.A1468]" table:style-name="ce17">
            <text:p>920</text:p>
          </table:table-cell>
          <table:table-cell table:number-columns-repeated="2" table:style-name="ce4"/>
          <table:table-cell office:value-type="string" office:string-value="---" table:formula="of:=IF(AND([.F1469] &lt;&gt; &quot;&quot;;[.G1469] &lt;&gt; &quot;&quot;);([.G1469]-[.F1469])*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69]" table:style-name="ce17">
            <text:p>920</text:p>
          </table:table-cell>
          <table:table-cell table:style-name="ce19"/>
          <table:table-cell table:style-name="ce4"/>
          <table:table-cell office:value-type="string" office:string-value="---" table:formula="of:=IF(AND([.F1470] &lt;&gt; &quot;&quot;;[.G1470] &lt;&gt; &quot;&quot;);([.G1470]-[.F1470])*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69]" table:style-name="ce17">
            <text:p>920</text:p>
          </table:table-cell>
          <table:table-cell table:style-name="ce19"/>
          <table:table-cell table:style-name="ce4"/>
          <table:table-cell office:value-type="string" office:string-value="---" table:formula="of:=IF(AND([.F1471] &lt;&gt; &quot;&quot;;[.G1471] &lt;&gt; &quot;&quot;);([.G1471]-[.F1471])*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70]" table:style-name="ce17">
            <text:p>920</text:p>
          </table:table-cell>
          <table:table-cell table:style-name="ce19"/>
          <table:table-cell table:style-name="ce4"/>
          <table:table-cell office:value-type="string" office:string-value="---" table:formula="of:=IF(AND([.F1472] &lt;&gt; &quot;&quot;;[.G1472] &lt;&gt; &quot;&quot;);([.G1472]-[.F1472])*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72]" table:style-name="ce17">
            <text:p>920</text:p>
          </table:table-cell>
          <table:table-cell table:style-name="ce19"/>
          <table:table-cell table:style-name="ce4"/>
          <table:table-cell office:value-type="string" office:string-value="---" table:formula="of:=IF(AND([.F1473] &lt;&gt; &quot;&quot;;[.G1473] &lt;&gt; &quot;&quot;);([.G1473]-[.F1473])*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0" table:formula="of:=[.A1473]" table:style-name="ce17">
            <text:p>920</text:p>
          </table:table-cell>
          <table:table-cell table:style-name="ce19"/>
          <table:table-cell table:style-name="ce4"/>
          <table:table-cell office:value-type="string" office:string-value="---" table:formula="of:=IF(AND([.F1474] &lt;&gt; &quot;&quot;;[.G1474] &lt;&gt; &quot;&quot;);([.G1474]-[.F1474])*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4"/>
          <table:table-cell table:style-name="ce13"/>
          <table:table-cell table:style-name="ce15"/>
          <table:table-cell table:number-columns-repeated="16375"/>
        </table:table-row>
        <table:table-row table:style-name="ro3" table:visibility="collapse">
          <table:table-cell office:value-type="float" office:value="921" table:formula="of:=[.A1474]+1" table:style-name="ce17">
            <text:p>921</text:p>
          </table:table-cell>
          <table:table-cell table:style-name="ce12"/>
          <table:table-cell office:value-type="string" table:style-name="ce4">
            <text:p>****************</text:p>
          </table:table-cell>
          <table:table-cell office:value-type="string" office:string-value="---" table:formula="of:=IF(AND([.F1476] &lt;&gt; &quot;&quot;;[.G1476] &lt;&gt; &quot;&quot;);([.G1476]-[.F1476])*24;&quot;---&quot;)" table:style-name="ce4">
            <text:p>---</text:p>
          </table:table-cell>
          <table:table-cell office:value-type="string" office:string-value="Week 921" table:formula="of:=CONCATENATE(&quot;Week &quot;; [.A1476])" table:number-columns-spanned="2" table:number-rows-spanned="3" table:style-name="ce48">
            <text:p>Week 921</text:p>
          </table:table-cell>
          <table:covered-table-cell/>
          <table:table-cell table:style-name="ce14"/>
          <table:table-cell table:style-name="ce13"/>
          <table:table-cell table:style-name="ce18"/>
          <table:table-cell table:number-columns-repeated="16375" table:style-name="ce10"/>
        </table:table-row>
        <table:table-row table:style-name="ro3" table:visibility="collapse">
          <table:table-cell office:value-type="float" office:value="921" table:formula="of:=[.A1476]" table:style-name="ce17">
            <text:p>921</text:p>
          </table:table-cell>
          <table:table-cell table:style-name="ce12"/>
          <table:table-cell office:value-type="string" table:style-name="ce4">
            <text:p>****************</text:p>
          </table:table-cell>
          <table:table-cell office:value-type="string" office:string-value="---" table:formula="of:=IF(AND([.F1477] &lt;&gt; &quot;&quot;;[.G1477] &lt;&gt; &quot;&quot;);([.G1477]-[.F1477])*24;&quot;---&quot;)" table:style-name="ce4">
            <text:p>---</text:p>
          </table:table-cell>
          <table:covered-table-cell/>
          <table:covered-table-cell/>
          <table:table-cell table:style-name="ce14"/>
          <table:table-cell table:style-name="ce13"/>
          <table:table-cell table:style-name="ce18"/>
          <table:table-cell table:number-columns-repeated="16375" table:style-name="ce10"/>
        </table:table-row>
        <table:table-row table:style-name="ro3" table:visibility="collapse">
          <table:table-cell office:value-type="float" office:value="921" table:formula="of:=[.A1477]" table:style-name="ce17">
            <text:p>921</text:p>
          </table:table-cell>
          <table:table-cell table:style-name="ce19"/>
          <table:table-cell office:value-type="string" table:style-name="ce4">
            <text:p>****************</text:p>
          </table:table-cell>
          <table:table-cell office:value-type="string" office:string-value="---" table:formula="of:=IF(AND([.F1478] &lt;&gt; &quot;&quot;;[.G1478] &lt;&gt; &quot;&quot;);([.G1478]-[.F1478])*24;&quot;---&quot;)" table:style-name="ce4">
            <text:p>---</text:p>
          </table:table-cell>
          <table:covered-table-cell/>
          <table:covered-table-cell/>
          <table:table-cell table:style-name="ce14"/>
          <table:table-cell table:style-name="ce13"/>
          <table:table-cell table:style-name="ce18"/>
          <table:table-cell table:number-columns-repeated="16375" table:style-name="ce10"/>
        </table:table-row>
        <table:table-row table:style-name="ro3" table:visibility="collapse">
          <table:table-cell office:value-type="float" office:value="921" table:formula="of:=[.A1478]" table:style-name="ce17">
            <text:p>921</text:p>
          </table:table-cell>
          <table:table-cell table:style-name="ce19"/>
          <table:table-cell office:value-type="string" table:style-name="ce4">
            <text:p>****************</text:p>
          </table:table-cell>
          <table:table-cell office:value-type="string" office:string-value="---" table:formula="of:=IF(AND([.F1479] &lt;&gt; &quot;&quot;;[.G1479] &lt;&gt; &quot;&quot;);([.G1479]-[.F1479])*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21" table:formula="of:=[.A1479]" table:style-name="ce17">
            <text:p>921</text:p>
          </table:table-cell>
          <table:table-cell table:style-name="ce19"/>
          <table:table-cell office:value-type="string" table:style-name="ce4">
            <text:p>****************</text:p>
          </table:table-cell>
          <table:table-cell office:value-type="string" office:string-value="---" table:formula="of:=IF(AND([.F1480] &lt;&gt; &quot;&quot;;[.G1480] &lt;&gt; &quot;&quot;);([.G1480]-[.F1480])*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21" table:formula="of:=[.A1480]" table:style-name="ce17">
            <text:p>921</text:p>
          </table:table-cell>
          <table:table-cell table:style-name="ce19"/>
          <table:table-cell office:value-type="string" table:style-name="ce4">
            <text:p>****************</text:p>
          </table:table-cell>
          <table:table-cell office:value-type="string" office:string-value="---" table:formula="of:=IF(AND([.F1481] &lt;&gt; &quot;&quot;;[.G1481] &lt;&gt; &quot;&quot;);([.G1481]-[.F1481])*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21" table:formula="of:=[.A1481]" table:style-name="ce17">
            <text:p>921</text:p>
          </table:table-cell>
          <table:table-cell table:style-name="ce12"/>
          <table:table-cell office:value-type="string" table:style-name="ce4">
            <text:p>****************</text:p>
          </table:table-cell>
          <table:table-cell office:value-type="string" office:string-value="---" table:formula="of:=IF(AND([.F1482] &lt;&gt; &quot;&quot;;[.G1482] &lt;&gt; &quot;&quot;);([.G1482]-[.F1482])*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21" table:formula="of:=[.A1482]" table:style-name="ce17">
            <text:p>921</text:p>
          </table:table-cell>
          <table:table-cell table:style-name="ce12"/>
          <table:table-cell office:value-type="string" table:style-name="ce4">
            <text:p>BILLED</text:p>
          </table:table-cell>
          <table:table-cell office:value-type="string" office:string-value="---" table:formula="of:=IF(AND([.F1483] &lt;&gt; &quot;&quot;;[.G1483] &lt;&gt; &quot;&quot;);([.G1483]-[.F148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1" table:formula="of:=[.A1483]" table:style-name="ce17">
            <text:p>921</text:p>
          </table:table-cell>
          <table:table-cell office:value-type="float" office:value="8" table:formula="of:=COM.MICROSOFT.CEILING([.C1484];0.25)" table:style-name="ce19">
            <text:p>8.000</text:p>
          </table:table-cell>
          <table:table-cell office:value-type="float" office:value="7.7891666668583639" table:formula="of:=SUM([.D1484:.D1505])" table:style-name="ce4">
            <text:p>7.789</text:p>
          </table:table-cell>
          <table:table-cell office:value-type="string" office:string-value="---" table:formula="of:=IF(AND([.F1484] &lt;&gt; &quot;&quot;;[.G1484] &lt;&gt; &quot;&quot;);([.G1484]-[.F1484])*24;&quot;---&quot;)" table:style-name="ce4">
            <text:p>---</text:p>
          </table:table-cell>
          <table:table-cell office:value-type="date" office:date-value="2025-06-23T00:00:00" table:style-name="ce20">
            <text:p>23-Jun</text:p>
          </table:table-cell>
          <table:table-cell table:number-columns-repeated="2" table:style-name="ce14"/>
          <table:table-cell table:style-name="ce21"/>
          <table:table-cell table:style-name="ce18"/>
          <table:table-cell table:number-columns-repeated="16375" table:style-name="ce10"/>
        </table:table-row>
        <table:table-row table:style-name="ro4" table:visibility="collapse">
          <table:table-cell office:value-type="float" office:value="921" table:formula="of:=[.A1484]" table:style-name="ce17">
            <text:p>921</text:p>
          </table:table-cell>
          <table:table-cell table:style-name="ce19"/>
          <table:table-cell office:value-type="string" table:style-name="ce4">
            <text:p>BILLED</text:p>
          </table:table-cell>
          <table:table-cell office:value-type="float" office:value="0.25000000011641532" table:formula="of:=IF(AND([.F1485] &lt;&gt; &quot;&quot;;[.G1485] &lt;&gt; &quot;&quot;);([.G1485]-[.F1485])*24;&quot;---&quot;)" table:style-name="ce4">
            <text:p>0.250</text:p>
          </table:table-cell>
          <table:table-cell office:value-type="string" table:style-name="ce25">
            <text:p>mtg-Daily</text:p>
          </table:table-cell>
          <table:table-cell office:value-type="date" office:date-value="2025-06-23T08:30:00" table:style-name="ce14">
            <text:p>6/23/25 08:30 AM</text:p>
          </table:table-cell>
          <table:table-cell office:value-type="date" office:date-value="2025-06-23T08:45:00" table:style-name="ce14">
            <text:p>6/23/25 08:45 AM</text:p>
          </table:table-cell>
          <table:table-cell office:value-type="string" table:style-name="ce16">
            <text:p>Daily meetings with the team, and weekly EE team meeting.</text:p>
          </table:table-cell>
          <table:table-cell table:style-name="ce18"/>
          <table:table-cell table:number-columns-repeated="16375" table:style-name="ce10"/>
        </table:table-row>
        <table:table-row table:style-name="ro4" table:visibility="collapse">
          <table:table-cell office:value-type="float" office:value="921" table:formula="of:=[.A1485]" table:style-name="ce17">
            <text:p>921</text:p>
          </table:table-cell>
          <table:table-cell table:style-name="ce19"/>
          <table:table-cell office:value-type="string" table:style-name="ce4">
            <text:p>BILLED</text:p>
          </table:table-cell>
          <table:table-cell office:value-type="float" office:value="8.3333333430346102E-2" table:formula="of:=IF(AND([.F1486] &lt;&gt; &quot;&quot;;[.G1486] &lt;&gt; &quot;&quot;);([.G1486]-[.F1486])*24;&quot;---&quot;)" table:style-name="ce4">
            <text:p>0.083</text:p>
          </table:table-cell>
          <table:table-cell office:value-type="string" table:style-name="ce25">
            <text:p>IDtoEmployeeSvc</text:p>
          </table:table-cell>
          <table:table-cell office:value-type="date" office:date-value="2025-06-23T09:15:00" table:style-name="ce14">
            <text:p>6/23/25 09:15 AM</text:p>
          </table:table-cell>
          <table:table-cell office:value-type="date" office:date-value="2025-06-23T09:20:00" table:style-name="ce14">
            <text:p>6/23/25 09:20 AM</text:p>
          </table:table-cell>
          <table:table-cell office:value-type="string" table:style-name="ce16">
            <text:p>Worked on INC6724989 for Josh Saulson on IDtoEmployeeSvc.</text:p>
          </table:table-cell>
          <table:table-cell table:style-name="ce18"/>
          <table:table-cell table:number-columns-repeated="16375" table:style-name="ce10"/>
        </table:table-row>
        <table:table-row table:style-name="ro4" table:visibility="collapse">
          <table:table-cell office:value-type="float" office:value="921" table:formula="of:=[.A1486]" table:style-name="ce17">
            <text:p>921</text:p>
          </table:table-cell>
          <table:table-cell table:style-name="ce19"/>
          <table:table-cell office:value-type="string" table:style-name="ce4">
            <text:p>BILLED</text:p>
          </table:table-cell>
          <table:table-cell office:value-type="float" office:value="9.0555555594619364E-2" table:formula="of:=IF(AND([.F1487] &lt;&gt; &quot;&quot;;[.G1487] &lt;&gt; &quot;&quot;);([.G1487]-[.F1487])*24;&quot;---&quot;)" table:style-name="ce4">
            <text:p>0.091</text:p>
          </table:table-cell>
          <table:table-cell office:value-type="string" table:style-name="ce25">
            <text:p>Support</text:p>
          </table:table-cell>
          <table:table-cell office:value-type="date" office:date-value="2025-06-23T09:20:00" table:style-name="ce14">
            <text:p>6/23/25 09:20 AM</text:p>
          </table:table-cell>
          <table:table-cell office:value-type="date" office:date-value="2025-06-23T09:25:26" table:style-name="ce14">
            <text:p>6/23/25 09:25 AM</text:p>
          </table:table-cell>
          <table:table-cell office:value-type="string" table:style-name="ce16">
            <text:p>Worked with Mike to resolve JSP issue.</text:p>
          </table:table-cell>
          <table:table-cell table:style-name="ce18"/>
          <table:table-cell table:number-columns-repeated="16375" table:style-name="ce10"/>
        </table:table-row>
        <table:table-row table:style-name="ro4" table:visibility="collapse">
          <table:table-cell office:value-type="float" office:value="921" table:formula="of:=[.A1487]" table:style-name="ce17">
            <text:p>921</text:p>
          </table:table-cell>
          <table:table-cell table:style-name="ce19"/>
          <table:table-cell office:value-type="string" table:style-name="ce4">
            <text:p>BILLED</text:p>
          </table:table-cell>
          <table:table-cell office:value-type="float" office:value="0.49277777771931142" table:formula="of:=IF(AND([.F1488] &lt;&gt; &quot;&quot;;[.G1488] &lt;&gt; &quot;&quot;);([.G1488]-[.F1488])*24;&quot;---&quot;)" table:style-name="ce4">
            <text:p>0.493</text:p>
          </table:table-cell>
          <table:table-cell office:value-type="string" table:style-name="ce25">
            <text:p>mtg-Daily</text:p>
          </table:table-cell>
          <table:table-cell office:value-type="date" office:date-value="2025-06-23T09:25:26" table:style-name="ce14">
            <text:p>6/23/25 09:25 AM</text:p>
          </table:table-cell>
          <table:table-cell office:value-type="date" office:date-value="2025-06-23T09:55:00" table:style-name="ce14">
            <text:p>6/23/25 09:55 AM</text:p>
          </table:table-cell>
          <table:table-cell office:value-type="string" table:style-name="ce16">
            <text:p>#</text:p>
          </table:table-cell>
          <table:table-cell table:style-name="ce18"/>
          <table:table-cell table:number-columns-repeated="16375" table:style-name="ce10"/>
        </table:table-row>
        <table:table-row table:style-name="ro4" table:visibility="collapse">
          <table:table-cell office:value-type="float" office:value="921" table:formula="of:=[.A1488]" table:style-name="ce17">
            <text:p>921</text:p>
          </table:table-cell>
          <table:table-cell table:style-name="ce19"/>
          <table:table-cell office:value-type="string" table:style-name="ce4">
            <text:p>BILLED</text:p>
          </table:table-cell>
          <table:table-cell office:value-type="float" office:value="0.8333333334303461" table:formula="of:=IF(AND([.F1489] &lt;&gt; &quot;&quot;;[.G1489] &lt;&gt; &quot;&quot;);([.G1489]-[.F1489])*24;&quot;---&quot;)" table:style-name="ce4">
            <text:p>0.833</text:p>
          </table:table-cell>
          <table:table-cell office:value-type="string" table:style-name="ce25">
            <text:p>MTG-ee-weekly</text:p>
          </table:table-cell>
          <table:table-cell office:value-type="date" office:date-value="2025-06-23T10:00:00" table:style-name="ce14">
            <text:p>6/23/25 10:00 AM</text:p>
          </table:table-cell>
          <table:table-cell office:value-type="date" office:date-value="2025-06-23T10:50:00" table:style-name="ce14">
            <text:p>6/23/25 10:50 AM</text:p>
          </table:table-cell>
          <table:table-cell table:style-name="ce21"/>
          <table:table-cell table:style-name="ce18"/>
          <table:table-cell table:number-columns-repeated="16375" table:style-name="ce10"/>
        </table:table-row>
        <table:table-row table:style-name="ro4" table:visibility="collapse">
          <table:table-cell office:value-type="float" office:value="921" table:formula="of:=[.A1489]" table:style-name="ce17">
            <text:p>921</text:p>
          </table:table-cell>
          <table:table-cell table:style-name="ce19"/>
          <table:table-cell office:value-type="string" table:style-name="ce4">
            <text:p>BILLED</text:p>
          </table:table-cell>
          <table:table-cell office:value-type="float" office:value="0.11861111107282341" table:formula="of:=IF(AND([.F1490] &lt;&gt; &quot;&quot;;[.G1490] &lt;&gt; &quot;&quot;);([.G1490]-[.F1490])*24;&quot;---&quot;)" table:style-name="ce4">
            <text:p>0.119</text:p>
          </table:table-cell>
          <table:table-cell office:value-type="string" table:style-name="ce20">
            <text:p>IDtoBrroserStack</text:p>
          </table:table-cell>
          <table:table-cell office:value-type="date" office:date-value="2025-06-23T10:50:00" table:style-name="ce14">
            <text:p>6/23/25 10:50 AM</text:p>
          </table:table-cell>
          <table:table-cell office:value-type="date" office:date-value="2025-06-23T10:57:07" table:style-name="ce14">
            <text:p>6/23/25 10:57 AM</text:p>
          </table:table-cell>
          <table:table-cell office:value-type="string" table:style-name="ce22">
            <text:p>Worked to push user x339227 for Haley Trammell for IDtoBrowserStack.</text:p>
          </table:table-cell>
          <table:table-cell table:style-name="ce18"/>
          <table:table-cell table:number-columns-repeated="16375" table:style-name="ce10"/>
        </table:table-row>
        <table:table-row table:style-name="ro4" table:visibility="collapse">
          <table:table-cell office:value-type="float" office:value="921" table:formula="of:=[.A1490]" table:style-name="ce17">
            <text:p>921</text:p>
          </table:table-cell>
          <table:table-cell table:style-name="ce19"/>
          <table:table-cell office:value-type="string" table:style-name="ce4">
            <text:p>BILLED</text:p>
          </table:table-cell>
          <table:table-cell office:value-type="float" office:value="0.16472222213633358" table:formula="of:=IF(AND([.F1491] &lt;&gt; &quot;&quot;;[.G1491] &lt;&gt; &quot;&quot;);([.G1491]-[.F1491])*24;&quot;---&quot;)" table:style-name="ce4">
            <text:p>0.165</text:p>
          </table:table-cell>
          <table:table-cell office:value-type="string" table:style-name="ce25">
            <text:p>IDtoEmployeeSvc</text:p>
          </table:table-cell>
          <table:table-cell office:value-type="date" office:date-value="2025-06-23T10:57:07" table:style-name="ce14">
            <text:p>6/23/25 10:57 AM</text:p>
          </table:table-cell>
          <table:table-cell office:value-type="date" office:date-value="2025-06-23T11:07:00" table:style-name="ce14">
            <text:p>6/23/25 11:07 AM</text:p>
          </table:table-cell>
          <table:table-cell office:value-type="string" table:style-name="ce21">
            <text:p>#pushing remaining users for employeesvc.</text:p>
          </table:table-cell>
          <table:table-cell table:style-name="ce18"/>
          <table:table-cell table:number-columns-repeated="16375" table:style-name="ce10"/>
        </table:table-row>
        <table:table-row table:style-name="ro4" table:visibility="collapse">
          <table:table-cell office:value-type="float" office:value="921" table:formula="of:=[.A1491]" table:style-name="ce17">
            <text:p>921</text:p>
          </table:table-cell>
          <table:table-cell table:style-name="ce19"/>
          <table:table-cell office:value-type="string" table:style-name="ce4">
            <text:p>BILLED</text:p>
          </table:table-cell>
          <table:table-cell office:value-type="float" office:value="0.21666666667442769" table:formula="of:=IF(AND([.F1492] &lt;&gt; &quot;&quot;;[.G1492] &lt;&gt; &quot;&quot;);([.G1492]-[.F1492])*24;&quot;---&quot;)" table:style-name="ce4">
            <text:p>0.217</text:p>
          </table:table-cell>
          <table:table-cell office:value-type="string" table:style-name="ce20">
            <text:p>IDtoApptio</text:p>
          </table:table-cell>
          <table:table-cell office:value-type="date" office:date-value="2025-06-23T11:07:00" table:style-name="ce14">
            <text:p>6/23/25 11:07 AM</text:p>
          </table:table-cell>
          <table:table-cell office:value-type="date" office:date-value="2025-06-23T11:20:00" table:style-name="ce14">
            <text:p>6/23/25 11:20 AM</text:p>
          </table:table-cell>
          <table:table-cell office:value-type="string" table:style-name="ce21">
            <text:p>Worked on the first and second phases for the provisioning users use case for IDtoApptio.</text:p>
          </table:table-cell>
          <table:table-cell office:value-type="string" table:style-name="ce18">
            <text:p>Next: ensure user is associated upon provisioning.</text:p>
          </table:table-cell>
          <table:table-cell table:number-columns-repeated="16375" table:style-name="ce10"/>
        </table:table-row>
        <table:table-row table:style-name="ro10" table:visibility="collapse">
          <table:table-cell office:value-type="float" office:value="921" table:formula="of:=[.A1492]" table:style-name="ce17">
            <text:p>921</text:p>
          </table:table-cell>
          <table:table-cell table:style-name="ce31"/>
          <table:table-cell office:value-type="string" table:style-name="ce4">
            <text:p>BILLED</text:p>
          </table:table-cell>
          <table:table-cell office:value-type="float" office:value="0.29861111124046147" table:formula="of:=IF(AND([.F1493] &lt;&gt; &quot;&quot;;[.G1493] &lt;&gt; &quot;&quot;);([.G1493]-[.F1493])*24;&quot;---&quot;)" table:style-name="ce4">
            <text:p>0.299</text:p>
          </table:table-cell>
          <table:table-cell office:value-type="string" table:style-name="ce25">
            <text:p>IDtoEmployeeSvc</text:p>
          </table:table-cell>
          <table:table-cell office:value-type="date" office:date-value="2025-06-23T11:20:00" table:style-name="ce14">
            <text:p>6/23/25 11:20 AM</text:p>
          </table:table-cell>
          <table:table-cell office:value-type="date" office:date-value="2025-06-23T11:37:55" table:style-name="ce14">
            <text:p>6/23/25 11:37 AM</text:p>
          </table:table-cell>
          <table:table-cell office:value-type="string" table:style-name="ce21">
            <text:p># had one more user to disable per the INC e149122</text:p>
          </table:table-cell>
          <table:table-cell table:style-name="ce18"/>
          <table:table-cell table:number-columns-repeated="16375" table:style-name="ce10"/>
        </table:table-row>
        <table:table-row table:style-name="ro4" table:visibility="collapse">
          <table:table-cell office:value-type="float" office:value="921" table:formula="of:=[.A1493]" table:style-name="ce17">
            <text:p>921</text:p>
          </table:table-cell>
          <table:table-cell table:style-name="ce19"/>
          <table:table-cell office:value-type="string" table:style-name="ce4">
            <text:p>BILLED</text:p>
          </table:table-cell>
          <table:table-cell office:value-type="float" office:value="2.467222222185228" table:formula="of:=IF(AND([.F1494] &lt;&gt; &quot;&quot;;[.G1494] &lt;&gt; &quot;&quot;);([.G1494]-[.F1494])*24;&quot;---&quot;)" table:style-name="ce4">
            <text:p>2.467</text:p>
          </table:table-cell>
          <table:table-cell office:value-type="string" table:style-name="ce20">
            <text:p>IDtoApptio</text:p>
          </table:table-cell>
          <table:table-cell office:value-type="date" office:date-value="2025-06-23T11:37:55" table:style-name="ce14">
            <text:p>6/23/25 11:37 AM</text:p>
          </table:table-cell>
          <table:table-cell office:value-type="date" office:date-value="2025-06-23T14:05:57" table:style-name="ce14">
            <text:p>6/23/25 02:05 PM</text:p>
          </table:table-cell>
          <table:table-cell office:value-type="string" table:style-name="ce21">
            <text:p>#association . . Also updated swa-rest to HTTP DEELTE support payload</text:p>
          </table:table-cell>
          <table:table-cell table:style-name="ce18"/>
          <table:table-cell table:number-columns-repeated="16375" table:style-name="ce10"/>
        </table:table-row>
        <table:table-row table:style-name="ro4" table:visibility="collapse">
          <table:table-cell office:value-type="float" office:value="921" table:formula="of:=[.A1494]" table:style-name="ce17">
            <text:p>921</text:p>
          </table:table-cell>
          <table:table-cell table:style-name="ce19"/>
          <table:table-cell office:value-type="string" table:style-name="ce4">
            <text:p>BILLED</text:p>
          </table:table-cell>
          <table:table-cell office:value-type="float" office:value="7.6944444444961846E-2" table:formula="of:=IF(AND([.F1495] &lt;&gt; &quot;&quot;;[.G1495] &lt;&gt; &quot;&quot;);([.G1495]-[.F1495])*24;&quot;---&quot;)" table:style-name="ce4">
            <text:p>0.077</text:p>
          </table:table-cell>
          <table:table-cell office:value-type="string" table:style-name="ce20">
            <text:p>IDtoApptio</text:p>
          </table:table-cell>
          <table:table-cell office:value-type="date" office:date-value="2025-06-23T14:50:23" table:style-name="ce14">
            <text:p>6/23/25 02:50 PM</text:p>
          </table:table-cell>
          <table:table-cell office:value-type="date" office:date-value="2025-06-23T14:55:00" table:style-name="ce14">
            <text:p>6/23/25 02:55 PM</text:p>
          </table:table-cell>
          <table:table-cell office:value-type="string" table:style-name="ce21">
            <text:p>#</text:p>
          </table:table-cell>
          <table:table-cell table:style-name="ce18"/>
          <table:table-cell table:number-columns-repeated="16375" table:style-name="ce10"/>
        </table:table-row>
        <table:table-row table:style-name="ro4" table:visibility="collapse">
          <table:table-cell office:value-type="float" office:value="921" table:formula="of:=[.A1495]" table:style-name="ce17">
            <text:p>921</text:p>
          </table:table-cell>
          <table:table-cell table:style-name="ce19"/>
          <table:table-cell office:value-type="string" table:style-name="ce4">
            <text:p>BILLED</text:p>
          </table:table-cell>
          <table:table-cell office:value-type="float" office:value="0.72805555548984557" table:formula="of:=IF(AND([.F1496] &lt;&gt; &quot;&quot;;[.G1496] &lt;&gt; &quot;&quot;);([.G1496]-[.F1496])*24;&quot;---&quot;)" table:style-name="ce4">
            <text:p>0.728</text:p>
          </table:table-cell>
          <table:table-cell office:value-type="string" table:style-name="ce20">
            <text:p>IDtoApptio</text:p>
          </table:table-cell>
          <table:table-cell office:value-type="date" office:date-value="2025-06-23T14:55:00" table:style-name="ce14">
            <text:p>6/23/25 02:55 PM</text:p>
          </table:table-cell>
          <table:table-cell office:value-type="date" office:date-value="2025-06-23T15:38:41" table:style-name="ce14">
            <text:p>6/23/25 03:38 PM</text:p>
          </table:table-cell>
          <table:table-cell office:value-type="string" table:style-name="ce21">
            <text:p>#wk</text:p>
          </table:table-cell>
          <table:table-cell table:style-name="ce18"/>
          <table:table-cell table:number-columns-repeated="16375" table:style-name="ce10"/>
        </table:table-row>
        <table:table-row table:style-name="ro4" table:visibility="collapse">
          <table:table-cell office:value-type="float" office:value="921" table:formula="of:=[.A1496]" table:style-name="ce17">
            <text:p>921</text:p>
          </table:table-cell>
          <table:table-cell table:style-name="ce19"/>
          <table:table-cell office:value-type="string" table:style-name="ce4">
            <text:p>BILLED</text:p>
          </table:table-cell>
          <table:table-cell office:value-type="float" office:value="1.968333333323244" table:formula="of:=IF(AND([.F1497] &lt;&gt; &quot;&quot;;[.G1497] &lt;&gt; &quot;&quot;);([.G1497]-[.F1497])*24;&quot;---&quot;)" table:style-name="ce4">
            <text:p>1.968</text:p>
          </table:table-cell>
          <table:table-cell office:value-type="string" table:style-name="ce20">
            <text:p>IDtoApptio</text:p>
          </table:table-cell>
          <table:table-cell office:value-type="date" office:date-value="2025-06-23T15:38:41" table:style-name="ce14">
            <text:p>6/23/25 03:38 PM</text:p>
          </table:table-cell>
          <table:table-cell office:value-type="date" office:date-value="2025-06-23T17:36:47" table:style-name="ce14">
            <text:p>6/23/25 05:36 PM</text:p>
          </table:table-cell>
          <table:table-cell office:value-type="string" table:style-name="ce21">
            <text:p># Working on phase 2 of creation enviornmment assignment</text:p>
          </table:table-cell>
          <table:table-cell table:style-name="ce18"/>
          <table:table-cell table:number-columns-repeated="16375" table:style-name="ce10"/>
        </table:table-row>
        <table:table-row table:style-name="ro4" table:visibility="collapse">
          <table:table-cell office:value-type="float" office:value="921" table:formula="of:=[.A1497]" table:style-name="ce17">
            <text:p>921</text:p>
          </table:table-cell>
          <table:table-cell table:style-name="ce19"/>
          <table:table-cell table:style-name="ce4"/>
          <table:table-cell office:value-type="string" office:string-value="---" table:formula="of:=IF(AND([.F1498] &lt;&gt; &quot;&quot;;[.G1498] &lt;&gt; &quot;&quot;);([.G1498]-[.F1498])*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4" table:visibility="collapse">
          <table:table-cell office:value-type="float" office:value="921" table:formula="of:=[.A1498]" table:style-name="ce17">
            <text:p>921</text:p>
          </table:table-cell>
          <table:table-cell table:style-name="ce19"/>
          <table:table-cell table:style-name="ce4"/>
          <table:table-cell office:value-type="string" office:string-value="---" table:formula="of:=IF(AND([.F1499] &lt;&gt; &quot;&quot;;[.G1499] &lt;&gt; &quot;&quot;);([.G1499]-[.F1499])*24;&quot;---&quot;)" table:style-name="ce4">
            <text:p>---</text:p>
          </table:table-cell>
          <table:table-cell office:value-type="string" table:style-name="ce20">
            <text:p>working here: Create second payload to assign user to an environment</text:p>
          </table:table-cell>
          <table:table-cell table:number-columns-repeated="2" table:style-name="ce14"/>
          <table:table-cell table:style-name="ce21"/>
          <table:table-cell table:style-name="ce18"/>
          <table:table-cell table:number-columns-repeated="16375" table:style-name="ce10"/>
        </table:table-row>
        <table:table-row table:style-name="ro4" table:visibility="collapse">
          <table:table-cell office:value-type="float" office:value="921" table:formula="of:=[.A1499]" table:style-name="ce17">
            <text:p>921</text:p>
          </table:table-cell>
          <table:table-cell table:style-name="ce19"/>
          <table:table-cell table:style-name="ce4"/>
          <table:table-cell office:value-type="string" office:string-value="---" table:formula="of:=IF(AND([.F1500] &lt;&gt; &quot;&quot;;[.G1500] &lt;&gt; &quot;&quot;);([.G1500]-[.F1500])*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1" table:formula="of:=[.A1500]" table:style-name="ce17">
            <text:p>921</text:p>
          </table:table-cell>
          <table:table-cell table:style-name="ce19"/>
          <table:table-cell table:style-name="ce4"/>
          <table:table-cell office:value-type="string" office:string-value="---" table:formula="of:=IF(AND([.F1501] &lt;&gt; &quot;&quot;;[.G1501] &lt;&gt; &quot;&quot;);([.G1501]-[.F1501])*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1" table:formula="of:=[.A1501]" table:style-name="ce17">
            <text:p>921</text:p>
          </table:table-cell>
          <table:table-cell table:style-name="ce19"/>
          <table:table-cell table:style-name="ce4"/>
          <table:table-cell office:value-type="string" office:string-value="---" table:formula="of:=IF(AND([.F1502] &lt;&gt; &quot;&quot;;[.G1502] &lt;&gt; &quot;&quot;);([.G1502]-[.F1502])*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1" table:formula="of:=[.A1502]" table:style-name="ce17">
            <text:p>921</text:p>
          </table:table-cell>
          <table:table-cell table:style-name="ce19"/>
          <table:table-cell table:style-name="ce4"/>
          <table:table-cell office:value-type="string" office:string-value="---" table:formula="of:=IF(AND([.F1503] &lt;&gt; &quot;&quot;;[.G1503] &lt;&gt; &quot;&quot;);([.G1503]-[.F1503])*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1" table:formula="of:=[.A1503]" table:style-name="ce17">
            <text:p>921</text:p>
          </table:table-cell>
          <table:table-cell table:style-name="ce19"/>
          <table:table-cell table:style-name="ce4"/>
          <table:table-cell office:value-type="string" office:string-value="---" table:formula="of:=IF(AND([.F1504] &lt;&gt; &quot;&quot;;[.G1504] &lt;&gt; &quot;&quot;);([.G1504]-[.F1504])*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1" table:formula="of:=[.A1504]" table:style-name="ce17">
            <text:p>921</text:p>
          </table:table-cell>
          <table:table-cell table:style-name="ce19"/>
          <table:table-cell table:style-name="ce4"/>
          <table:table-cell office:value-type="string" office:string-value="---" table:formula="of:=IF(AND([.F1505] &lt;&gt; &quot;&quot;;[.G1505] &lt;&gt; &quot;&quot;);([.G1505]-[.F1505])*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1" table:formula="of:=[.A1505]" table:style-name="ce17">
            <text:p>921</text:p>
          </table:table-cell>
          <table:table-cell office:value-type="float" office:value="7.5" table:formula="of:=COM.MICROSOFT.CEILING([.C1506];0.25)" table:style-name="ce19">
            <text:p>7.500</text:p>
          </table:table-cell>
          <table:table-cell office:value-type="float" office:value="7.3280555556993932" table:formula="of:=SUM([.D1506:.D1529])" table:style-name="ce4">
            <text:p>7.328</text:p>
          </table:table-cell>
          <table:table-cell office:value-type="string" office:string-value="---" table:formula="of:=IF(AND([.F1506] &lt;&gt; &quot;&quot;;[.G1506] &lt;&gt; &quot;&quot;);([.G1506]-[.F1506])*24;&quot;---&quot;)" table:style-name="ce4">
            <text:p>---</text:p>
          </table:table-cell>
          <table:table-cell office:value-type="date" office:date-value="2025-06-24T00:00:00" table:style-name="ce20">
            <text:p>24-Jun</text:p>
          </table:table-cell>
          <table:table-cell table:number-columns-repeated="2" table:style-name="ce14"/>
          <table:table-cell table:style-name="ce13"/>
          <table:table-cell table:style-name="ce15"/>
          <table:table-cell table:number-columns-repeated="16375" table:style-name="ce10"/>
        </table:table-row>
        <table:table-row table:style-name="ro4" table:visibility="collapse">
          <table:table-cell office:value-type="float" office:value="921" table:formula="of:=[.A1506]" table:style-name="ce17">
            <text:p>921</text:p>
          </table:table-cell>
          <table:table-cell table:style-name="ce19"/>
          <table:table-cell office:value-type="string" table:style-name="ce4">
            <text:p>BILLED</text:p>
          </table:table-cell>
          <table:table-cell office:value-type="float" office:value="0.43111111113103107" table:formula="of:=IF(AND([.F1507] &lt;&gt; &quot;&quot;;[.G1507] &lt;&gt; &quot;&quot;);([.G1507]-[.F1507])*24;&quot;---&quot;)" table:style-name="ce4">
            <text:p>0.431</text:p>
          </table:table-cell>
          <table:table-cell office:value-type="string" table:style-name="ce20">
            <text:p>IDtoApptio</text:p>
          </table:table-cell>
          <table:table-cell office:value-type="date" office:date-value="2025-06-24T08:04:08" table:style-name="ce14">
            <text:p>6/24/25 08:04 AM</text:p>
          </table:table-cell>
          <table:table-cell office:value-type="date" office:date-value="2025-06-24T08:30:00" table:style-name="ce14">
            <text:p>6/24/25 08:30 AM</text:p>
          </table:table-cell>
          <table:table-cell office:value-type="string" table:style-name="ce13">
            <text:p>Working on assigning environment and role to users for IDtoApptio, phase 2 of the provisioning.</text:p>
          </table:table-cell>
          <table:table-cell table:style-name="ce15"/>
          <table:table-cell table:number-columns-repeated="16375" table:style-name="ce10"/>
        </table:table-row>
        <table:table-row table:style-name="ro4" table:visibility="collapse">
          <table:table-cell office:value-type="float" office:value="921" table:formula="of:=[.A1507]" table:style-name="ce17">
            <text:p>921</text:p>
          </table:table-cell>
          <table:table-cell table:style-name="ce19"/>
          <table:table-cell office:value-type="string" table:style-name="ce4">
            <text:p>BILLED</text:p>
          </table:table-cell>
          <table:table-cell office:value-type="float" office:value="0.21666666667442769" table:formula="of:=IF(AND([.F1508] &lt;&gt; &quot;&quot;;[.G1508] &lt;&gt; &quot;&quot;);([.G1508]-[.F1508])*24;&quot;---&quot;)" table:style-name="ce4">
            <text:p>0.217</text:p>
          </table:table-cell>
          <table:table-cell office:value-type="string" table:style-name="ce20">
            <text:p>Mtg-Daily</text:p>
          </table:table-cell>
          <table:table-cell office:value-type="date" office:date-value="2025-06-24T08:30:00" table:style-name="ce14">
            <text:p>6/24/25 08:30 AM</text:p>
          </table:table-cell>
          <table:table-cell office:value-type="date" office:date-value="2025-06-24T08:43:00" table:style-name="ce14">
            <text:p>6/24/25 08:43 AM</text:p>
          </table:table-cell>
          <table:table-cell office:value-type="string" table:style-name="ce21">
            <text:p>Daily meetings with the team.</text:p>
          </table:table-cell>
          <table:table-cell table:style-name="ce15"/>
          <table:table-cell table:number-columns-repeated="16375" table:style-name="ce10"/>
        </table:table-row>
        <table:table-row table:style-name="ro10" table:visibility="collapse">
          <table:table-cell office:value-type="float" office:value="921" table:formula="of:=[.A1508]" table:style-name="ce17">
            <text:p>921</text:p>
          </table:table-cell>
          <table:table-cell office:value-type="string" table:style-name="ce4">
            <text:p>nap</text:p>
          </table:table-cell>
          <table:table-cell office:value-type="string" table:style-name="ce4">
            <text:p>BILLED</text:p>
          </table:table-cell>
          <table:table-cell office:value-type="float" office:value="0.23444444441702217" table:formula="of:=IF(AND([.F1509] &lt;&gt; &quot;&quot;;[.G1509] &lt;&gt; &quot;&quot;);([.G1509]-[.F1509])*24;&quot;---&quot;)" table:style-name="ce4">
            <text:p>0.234</text:p>
          </table:table-cell>
          <table:table-cell office:value-type="string" table:style-name="ce20">
            <text:p>IDtoApptio</text:p>
          </table:table-cell>
          <table:table-cell office:value-type="date" office:date-value="2025-06-24T08:43:00" table:style-name="ce14">
            <text:p>6/24/25 08:43 AM</text:p>
          </table:table-cell>
          <table:table-cell office:value-type="date" office:date-value="2025-06-24T08:57:04" table:style-name="ce14">
            <text:p>6/24/25 08:57 AM</text:p>
          </table:table-cell>
          <table:table-cell office:value-type="string" table:style-name="ce20">
            <text:p>#got second event in place . .fixing issues</text:p>
          </table:table-cell>
          <table:table-cell table:style-name="ce18"/>
          <table:table-cell table:number-columns-repeated="16375" table:style-name="ce10"/>
        </table:table-row>
        <table:table-row table:style-name="ro4" table:visibility="collapse">
          <table:table-cell office:value-type="float" office:value="921" table:formula="of:=[.A1509]" table:style-name="ce17">
            <text:p>921</text:p>
          </table:table-cell>
          <table:table-cell table:style-name="ce19"/>
          <table:table-cell office:value-type="string" table:style-name="ce4">
            <text:p>BILLED</text:p>
          </table:table-cell>
          <table:table-cell office:value-type="float" office:value="1.2627777778543532" table:formula="of:=IF(AND([.F1510] &lt;&gt; &quot;&quot;;[.G1510] &lt;&gt; &quot;&quot;);([.G1510]-[.F1510])*24;&quot;---&quot;)" table:style-name="ce4">
            <text:p>1.263</text:p>
          </table:table-cell>
          <table:table-cell office:value-type="string" table:style-name="ce20">
            <text:p>IDtoApptio</text:p>
          </table:table-cell>
          <table:table-cell office:value-type="date" office:date-value="2025-06-24T09:23:29" table:style-name="ce14">
            <text:p>6/24/25 09:23 AM</text:p>
          </table:table-cell>
          <table:table-cell office:value-type="date" office:date-value="2025-06-24T10:39:15" table:style-name="ce14">
            <text:p>6/24/25 10:39 AM</text:p>
          </table:table-cell>
          <table:table-cell office:value-type="string" table:style-name="ce21">
            <text:p>#</text:p>
          </table:table-cell>
          <table:table-cell table:style-name="ce18"/>
          <table:table-cell table:number-columns-repeated="16375" table:style-name="ce10"/>
        </table:table-row>
        <table:table-row table:style-name="ro4" table:visibility="collapse">
          <table:table-cell office:value-type="float" office:value="921" table:formula="of:=[.A1510]" table:style-name="ce17">
            <text:p>921</text:p>
          </table:table-cell>
          <table:table-cell table:style-name="ce19"/>
          <table:table-cell office:value-type="string" table:style-name="ce4">
            <text:p>BILLED</text:p>
          </table:table-cell>
          <table:table-cell office:value-type="float" office:value="0.83333333325572312" table:formula="of:=IF(AND([.F1511] &lt;&gt; &quot;&quot;;[.G1511] &lt;&gt; &quot;&quot;);([.G1511]-[.F1511])*24;&quot;---&quot;)" table:style-name="ce4">
            <text:p>0.833</text:p>
          </table:table-cell>
          <table:table-cell office:value-type="string" table:style-name="ce20">
            <text:p>IDtoApptio</text:p>
          </table:table-cell>
          <table:table-cell office:value-type="date" office:date-value="2025-06-24T11:15:00" table:style-name="ce14">
            <text:p>6/24/25 11:15 AM</text:p>
          </table:table-cell>
          <table:table-cell office:value-type="date" office:date-value="2025-06-24T12:05:00" table:style-name="ce14">
            <text:p>6/24/25 12:05 PM</text:p>
          </table:table-cell>
          <table:table-cell office:value-type="string" table:style-name="ce13">
            <text:p># fixing second payload</text:p>
          </table:table-cell>
          <table:table-cell table:style-name="ce18"/>
          <table:table-cell table:number-columns-repeated="16375" table:style-name="ce10"/>
        </table:table-row>
        <table:table-row table:style-name="ro4" table:visibility="collapse">
          <table:table-cell office:value-type="float" office:value="921" table:formula="of:=[.A1511]" table:style-name="ce17">
            <text:p>921</text:p>
          </table:table-cell>
          <table:table-cell table:style-name="ce19"/>
          <table:table-cell office:value-type="string" table:style-name="ce4">
            <text:p>BILLED</text:p>
          </table:table-cell>
          <table:table-cell office:value-type="float" office:value="0.53333333332557231" table:formula="of:=IF(AND([.F1512] &lt;&gt; &quot;&quot;;[.G1512] &lt;&gt; &quot;&quot;);([.G1512]-[.F1512])*24;&quot;---&quot;)" table:style-name="ce4">
            <text:p>0.533</text:p>
          </table:table-cell>
          <table:table-cell office:value-type="string" table:style-name="ce20">
            <text:p>IDtoAviobook</text:p>
          </table:table-cell>
          <table:table-cell office:value-type="date" office:date-value="2025-06-24T12:05:00" table:style-name="ce14">
            <text:p>6/24/25 12:05 PM</text:p>
          </table:table-cell>
          <table:table-cell office:value-type="date" office:date-value="2025-06-24T12:37:00" table:style-name="ce14">
            <text:p>6/24/25 12:37 PM</text:p>
          </table:table-cell>
          <table:table-cell office:value-type="string" table:style-name="ce26">
            <text:p>Worked to resolve Avibook access for user e194977, with Clayton in Ops.</text:p>
          </table:table-cell>
          <table:table-cell table:style-name="ce18"/>
          <table:table-cell table:number-columns-repeated="16375" table:style-name="ce10"/>
        </table:table-row>
        <table:table-row table:style-name="ro4" table:visibility="collapse">
          <table:table-cell office:value-type="float" office:value="921" table:formula="of:=[.A1512]" table:style-name="ce17">
            <text:p>921</text:p>
          </table:table-cell>
          <table:table-cell table:style-name="ce19"/>
          <table:table-cell office:value-type="string" table:style-name="ce4">
            <text:p>BILLED</text:p>
          </table:table-cell>
          <table:table-cell office:value-type="float" office:value="1.9130555557203479" table:formula="of:=IF(AND([.F1513] &lt;&gt; &quot;&quot;;[.G1513] &lt;&gt; &quot;&quot;);([.G1513]-[.F1513])*24;&quot;---&quot;)" table:style-name="ce4">
            <text:p>1.913</text:p>
          </table:table-cell>
          <table:table-cell office:value-type="string" table:style-name="ce20">
            <text:p>IDtoApptio</text:p>
          </table:table-cell>
          <table:table-cell office:value-type="date" office:date-value="2025-06-24T12:37:00" table:style-name="ce14">
            <text:p>6/24/25 12:37 PM</text:p>
          </table:table-cell>
          <table:table-cell office:value-type="date" office:date-value="2025-06-24T14:31:47" table:style-name="ce14">
            <text:p>6/24/25 02:31 PM</text:p>
          </table:table-cell>
          <table:table-cell office:value-type="string" table:style-name="ce13">
            <text:p>#</text:p>
          </table:table-cell>
          <table:table-cell table:style-name="ce18"/>
          <table:table-cell table:number-columns-repeated="16375" table:style-name="ce10"/>
        </table:table-row>
        <table:table-row table:style-name="ro4" table:visibility="collapse">
          <table:table-cell office:value-type="float" office:value="921" table:formula="of:=[.A1513]" table:style-name="ce17">
            <text:p>921</text:p>
          </table:table-cell>
          <table:table-cell table:style-name="ce19"/>
          <table:table-cell office:value-type="string" table:style-name="ce4">
            <text:p>BILLED</text:p>
          </table:table-cell>
          <table:table-cell office:value-type="float" office:value="1.9033333333209157" table:formula="of:=IF(AND([.F1514] &lt;&gt; &quot;&quot;;[.G1514] &lt;&gt; &quot;&quot;);([.G1514]-[.F1514])*24;&quot;---&quot;)" table:style-name="ce4">
            <text:p>1.903</text:p>
          </table:table-cell>
          <table:table-cell office:value-type="string" table:style-name="ce20">
            <text:p>IDtoApptio</text:p>
          </table:table-cell>
          <table:table-cell office:value-type="date" office:date-value="2025-06-24T16:10:00" table:style-name="ce14">
            <text:p>6/24/25 04:10 PM</text:p>
          </table:table-cell>
          <table:table-cell office:value-type="date" office:date-value="2025-06-24T18:04:12" table:style-name="ce14">
            <text:p>6/24/25 06:04 PM</text:p>
          </table:table-cell>
          <table:table-cell office:value-type="string" table:style-name="ce13">
            <text:p>#working on closing up uc1.1 - both parts work now!</text:p>
          </table:table-cell>
          <table:table-cell table:style-name="ce18"/>
          <table:table-cell table:number-columns-repeated="16375" table:style-name="ce10"/>
        </table:table-row>
        <table:table-row table:style-name="ro4" table:visibility="collapse">
          <table:table-cell office:value-type="float" office:value="921" table:formula="of:=[.A1514]" table:style-name="ce17">
            <text:p>921</text:p>
          </table:table-cell>
          <table:table-cell table:style-name="ce19"/>
          <table:table-cell table:style-name="ce4"/>
          <table:table-cell office:value-type="string" office:string-value="---" table:formula="of:=IF(AND([.F1515] &lt;&gt; &quot;&quot;;[.G1515] &lt;&gt; &quot;&quot;);([.G1515]-[.F1515])*24;&quot;---&quot;)" table:style-name="ce4">
            <text:p>---</text:p>
          </table:table-cell>
          <table:table-cell table:style-name="ce20"/>
          <table:table-cell table:number-columns-repeated="2" table:style-name="ce14"/>
          <table:table-cell table:style-name="ce13"/>
          <table:table-cell table:style-name="ce15"/>
          <table:table-cell table:number-columns-repeated="16375" table:style-name="ce10"/>
        </table:table-row>
        <table:table-row table:style-name="ro4" table:visibility="collapse">
          <table:table-cell office:value-type="float" office:value="921" table:formula="of:=[.A1515]" table:style-name="ce17">
            <text:p>921</text:p>
          </table:table-cell>
          <table:table-cell table:style-name="ce19"/>
          <table:table-cell table:style-name="ce4"/>
          <table:table-cell office:value-type="string" office:string-value="---" table:formula="of:=IF(AND([.F1516] &lt;&gt; &quot;&quot;;[.G1516] &lt;&gt; &quot;&quot;);([.G1516]-[.F151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1" table:formula="of:=[.A1516]" table:style-name="ce17">
            <text:p>921</text:p>
          </table:table-cell>
          <table:table-cell table:style-name="ce19"/>
          <table:table-cell table:style-name="ce4"/>
          <table:table-cell office:value-type="string" office:string-value="---" table:formula="of:=IF(AND([.F1517] &lt;&gt; &quot;&quot;;[.G1517] &lt;&gt; &quot;&quot;);([.G1517]-[.F1517])*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1" table:formula="of:=[.A1517]" table:style-name="ce17">
            <text:p>921</text:p>
          </table:table-cell>
          <table:table-cell table:style-name="ce19"/>
          <table:table-cell table:style-name="ce4"/>
          <table:table-cell office:value-type="string" office:string-value="---" table:formula="of:=IF(AND([.F1518] &lt;&gt; &quot;&quot;;[.G1518] &lt;&gt; &quot;&quot;);([.G1518]-[.F1518])*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1" table:formula="of:=[.A1518]" table:style-name="ce17">
            <text:p>921</text:p>
          </table:table-cell>
          <table:table-cell table:style-name="ce19"/>
          <table:table-cell table:style-name="ce4"/>
          <table:table-cell office:value-type="string" office:string-value="---" table:formula="of:=IF(AND([.F1519] &lt;&gt; &quot;&quot;;[.G1519] &lt;&gt; &quot;&quot;);([.G1519]-[.F1519])*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1" table:formula="of:=[.A1519]" table:style-name="ce17">
            <text:p>921</text:p>
          </table:table-cell>
          <table:table-cell table:style-name="ce19"/>
          <table:table-cell table:style-name="ce4"/>
          <table:table-cell office:value-type="string" office:string-value="---" table:formula="of:=IF(AND([.F1520] &lt;&gt; &quot;&quot;;[.G1520] &lt;&gt; &quot;&quot;);([.G1520]-[.F1520])*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1" table:formula="of:=[.A1520]" table:style-name="ce17">
            <text:p>921</text:p>
          </table:table-cell>
          <table:table-cell table:style-name="ce19"/>
          <table:table-cell table:style-name="ce4"/>
          <table:table-cell office:value-type="string" office:string-value="---" table:formula="of:=IF(AND([.F1521] &lt;&gt; &quot;&quot;;[.G1521] &lt;&gt; &quot;&quot;);([.G1521]-[.F1521])*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1" table:formula="of:=[.A1521]" table:style-name="ce17">
            <text:p>921</text:p>
          </table:table-cell>
          <table:table-cell table:style-name="ce19"/>
          <table:table-cell table:style-name="ce4"/>
          <table:table-cell office:value-type="string" office:string-value="---" table:formula="of:=IF(AND([.F1522] &lt;&gt; &quot;&quot;;[.G1522] &lt;&gt; &quot;&quot;);([.G1522]-[.F1522])*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1" table:formula="of:=[.A1522]" table:style-name="ce17">
            <text:p>921</text:p>
          </table:table-cell>
          <table:table-cell table:style-name="ce19"/>
          <table:table-cell table:style-name="ce4"/>
          <table:table-cell office:value-type="string" office:string-value="---" table:formula="of:=IF(AND([.F1523] &lt;&gt; &quot;&quot;;[.G1523] &lt;&gt; &quot;&quot;);([.G1523]-[.F152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1" table:formula="of:=[.A1523]" table:style-name="ce17">
            <text:p>921</text:p>
          </table:table-cell>
          <table:table-cell table:style-name="ce19"/>
          <table:table-cell table:style-name="ce4"/>
          <table:table-cell office:value-type="string" office:string-value="---" table:formula="of:=IF(AND([.F1524] &lt;&gt; &quot;&quot;;[.G1524] &lt;&gt; &quot;&quot;);([.G1524]-[.F1524])*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1" table:formula="of:=[.A1524]" table:style-name="ce17">
            <text:p>921</text:p>
          </table:table-cell>
          <table:table-cell table:style-name="ce19"/>
          <table:table-cell table:style-name="ce4"/>
          <table:table-cell office:value-type="string" office:string-value="---" table:formula="of:=IF(AND([.F1525] &lt;&gt; &quot;&quot;;[.G1525] &lt;&gt; &quot;&quot;);([.G1525]-[.F152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1" table:formula="of:=[.A1525]" table:style-name="ce17">
            <text:p>921</text:p>
          </table:table-cell>
          <table:table-cell table:style-name="ce19"/>
          <table:table-cell table:style-name="ce4"/>
          <table:table-cell office:value-type="string" office:string-value="---" table:formula="of:=IF(AND([.F1526] &lt;&gt; &quot;&quot;;[.G1526] &lt;&gt; &quot;&quot;);([.G1526]-[.F152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1" table:formula="of:=[.A1526]" table:style-name="ce17">
            <text:p>921</text:p>
          </table:table-cell>
          <table:table-cell table:style-name="ce19"/>
          <table:table-cell table:style-name="ce4"/>
          <table:table-cell office:value-type="string" office:string-value="---" table:formula="of:=IF(AND([.F1527] &lt;&gt; &quot;&quot;;[.G1527] &lt;&gt; &quot;&quot;);([.G1527]-[.F1527])*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1" table:formula="of:=[.A1527]" table:style-name="ce17">
            <text:p>921</text:p>
          </table:table-cell>
          <table:table-cell table:style-name="ce19"/>
          <table:table-cell table:style-name="ce4"/>
          <table:table-cell office:value-type="string" office:string-value="---" table:formula="of:=IF(AND([.F1528] &lt;&gt; &quot;&quot;;[.G1528] &lt;&gt; &quot;&quot;);([.G1528]-[.F1528])*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1" table:formula="of:=[.A1528]" table:style-name="ce17">
            <text:p>921</text:p>
          </table:table-cell>
          <table:table-cell table:style-name="ce19"/>
          <table:table-cell table:style-name="ce4"/>
          <table:table-cell office:value-type="string" office:string-value="---" table:formula="of:=IF(AND([.F1529] &lt;&gt; &quot;&quot;;[.G1529] &lt;&gt; &quot;&quot;);([.G1529]-[.F1529])*24;&quot;---&quot;)" table:style-name="ce4">
            <text:p>---</text:p>
          </table:table-cell>
          <table:table-cell table:style-name="ce21"/>
          <table:table-cell table:number-columns-repeated="2" table:style-name="ce14"/>
          <table:table-cell table:style-name="ce13"/>
          <table:table-cell table:style-name="ce15"/>
          <table:table-cell table:number-columns-repeated="16375" table:style-name="ce10"/>
        </table:table-row>
        <table:table-row table:style-name="ro4" table:visibility="collapse">
          <table:table-cell office:value-type="float" office:value="921" table:formula="of:=[.A1529]" table:style-name="ce17">
            <text:p>921</text:p>
          </table:table-cell>
          <table:table-cell office:value-type="float" office:value="8" table:formula="of:=COM.MICROSOFT.CEILING([.C1530];0.25)" table:style-name="ce19">
            <text:p>8.000</text:p>
          </table:table-cell>
          <table:table-cell office:value-type="float" office:value="7.8708333332324401" table:formula="of:=SUM([.D1530:.D1549])" table:style-name="ce4">
            <text:p>7.871</text:p>
          </table:table-cell>
          <table:table-cell office:value-type="string" office:string-value="---" table:formula="of:=IF(AND([.F1530] &lt;&gt; &quot;&quot;;[.G1530] &lt;&gt; &quot;&quot;);([.G1530]-[.F1530])*24;&quot;---&quot;)" table:style-name="ce4">
            <text:p>---</text:p>
          </table:table-cell>
          <table:table-cell office:value-type="date" office:date-value="2025-06-25T00:00:00" table:style-name="ce20">
            <text:p>25-Jun</text:p>
          </table:table-cell>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1" table:formula="of:=[.A1530]" table:style-name="ce17">
            <text:p>921</text:p>
          </table:table-cell>
          <table:table-cell table:style-name="ce19"/>
          <table:table-cell office:value-type="string" table:style-name="ce4">
            <text:p>BILLED</text:p>
          </table:table-cell>
          <table:table-cell office:value-type="float" office:value="0.25000000011641532" table:formula="of:=IF(AND([.F1531] &lt;&gt; &quot;&quot;;[.G1531] &lt;&gt; &quot;&quot;);([.G1531]-[.F1531])*24;&quot;---&quot;)" table:style-name="ce4">
            <text:p>0.250</text:p>
          </table:table-cell>
          <table:table-cell office:value-type="string" table:style-name="ce21">
            <text:p>mtg-Daily</text:p>
          </table:table-cell>
          <table:table-cell office:value-type="date" office:date-value="2025-06-25T08:30:00" table:style-name="ce14">
            <text:p>6/25/25 08:30 AM</text:p>
          </table:table-cell>
          <table:table-cell office:value-type="date" office:date-value="2025-06-25T08:45:00" table:style-name="ce14">
            <text:p>6/25/25 08:45 AM</text:p>
          </table:table-cell>
          <table:table-cell office:value-type="string" table:style-name="ce13">
            <text:p>Daily meetings with the team. EE Story development meeting.</text:p>
          </table:table-cell>
          <table:table-cell table:style-name="ce23"/>
          <table:table-cell table:number-columns-repeated="16375" table:style-name="ce10"/>
        </table:table-row>
        <table:table-row table:style-name="ro4" table:visibility="collapse">
          <table:table-cell office:value-type="float" office:value="921" table:formula="of:=[.A1531]" table:style-name="ce17">
            <text:p>921</text:p>
          </table:table-cell>
          <table:table-cell table:style-name="ce19"/>
          <table:table-cell office:value-type="string" table:style-name="ce4">
            <text:p>BILLED</text:p>
          </table:table-cell>
          <table:table-cell office:value-type="float" office:value="0.49999999988358468" table:formula="of:=IF(AND([.F1532] &lt;&gt; &quot;&quot;;[.G1532] &lt;&gt; &quot;&quot;);([.G1532]-[.F1532])*24;&quot;---&quot;)" table:style-name="ce4">
            <text:p>0.500</text:p>
          </table:table-cell>
          <table:table-cell office:value-type="string" table:style-name="ce21">
            <text:p>mtg-Daily</text:p>
          </table:table-cell>
          <table:table-cell office:value-type="date" office:date-value="2025-06-25T09:30:00" table:style-name="ce14">
            <text:p>6/25/25 09:30 AM</text:p>
          </table:table-cell>
          <table:table-cell office:value-type="date" office:date-value="2025-06-25T10:00:00" table:style-name="ce14">
            <text:p>6/25/25 10:00 AM</text:p>
          </table:table-cell>
          <table:table-cell office:value-type="string" table:style-name="ce13">
            <text:p>#</text:p>
          </table:table-cell>
          <table:table-cell table:style-name="ce23"/>
          <table:table-cell table:number-columns-repeated="16375" table:style-name="ce10"/>
        </table:table-row>
        <table:table-row table:style-name="ro4" table:visibility="collapse">
          <table:table-cell office:value-type="float" office:value="921" table:formula="of:=[.A1532]" table:style-name="ce17">
            <text:p>921</text:p>
          </table:table-cell>
          <table:table-cell table:style-name="ce19"/>
          <table:table-cell office:value-type="string" table:style-name="ce4">
            <text:p>BILLED</text:p>
          </table:table-cell>
          <table:table-cell office:value-type="float" office:value="0.41666666680248454" table:formula="of:=IF(AND([.F1533] &lt;&gt; &quot;&quot;;[.G1533] &lt;&gt; &quot;&quot;);([.G1533]-[.F1533])*24;&quot;---&quot;)" table:style-name="ce4">
            <text:p>0.417</text:p>
          </table:table-cell>
          <table:table-cell office:value-type="string" table:style-name="ce21">
            <text:p>IDtoApptio</text:p>
          </table:table-cell>
          <table:table-cell office:value-type="date" office:date-value="2025-06-25T10:00:00" table:style-name="ce14">
            <text:p>6/25/25 10:00 AM</text:p>
          </table:table-cell>
          <table:table-cell office:value-type="date" office:date-value="2025-06-25T10:25:00" table:style-name="ce14">
            <text:p>6/25/25 10:25 AM</text:p>
          </table:table-cell>
          <table:table-cell office:value-type="string" table:style-name="ce21">
            <text:p>Discussion with app owner for IDtoApptio. Worked on updating documentation with the latest use cases.</text:p>
          </table:table-cell>
          <table:table-cell table:style-name="ce23"/>
          <table:table-cell table:number-columns-repeated="16375" table:style-name="ce10"/>
        </table:table-row>
        <table:table-row table:style-name="ro4" table:visibility="collapse">
          <table:table-cell office:value-type="float" office:value="921" table:formula="of:=[.A1533]" table:style-name="ce17">
            <text:p>921</text:p>
          </table:table-cell>
          <table:table-cell table:style-name="ce19"/>
          <table:table-cell office:value-type="string" table:style-name="ce4">
            <text:p>BILLED</text:p>
          </table:table-cell>
          <table:table-cell office:value-type="float" office:value="0.55361111095407978" table:formula="of:=IF(AND([.F1534] &lt;&gt; &quot;&quot;;[.G1534] &lt;&gt; &quot;&quot;);([.G1534]-[.F1534])*24;&quot;---&quot;)" table:style-name="ce4">
            <text:p>0.554</text:p>
          </table:table-cell>
          <table:table-cell office:value-type="string" table:style-name="ce21">
            <text:p>IDtoApptio</text:p>
          </table:table-cell>
          <table:table-cell office:value-type="date" office:date-value="2025-06-25T10:25:00" table:style-name="ce14">
            <text:p>6/25/25 10:25 AM</text:p>
          </table:table-cell>
          <table:table-cell office:value-type="date" office:date-value="2025-06-25T10:58:13" table:style-name="ce14">
            <text:p>6/25/25 10:58 AM</text:p>
          </table:table-cell>
          <table:table-cell office:value-type="string" table:style-name="ce21">
            <text:p>#</text:p>
          </table:table-cell>
          <table:table-cell table:style-name="ce23"/>
          <table:table-cell table:number-columns-repeated="16375" table:style-name="ce10"/>
        </table:table-row>
        <table:table-row table:style-name="ro4" table:visibility="collapse">
          <table:table-cell office:value-type="float" office:value="921" table:formula="of:=[.A1534]" table:style-name="ce17">
            <text:p>921</text:p>
          </table:table-cell>
          <table:table-cell table:style-name="ce19"/>
          <table:table-cell office:value-type="string" table:style-name="ce4">
            <text:p>BILLED</text:p>
          </table:table-cell>
          <table:table-cell office:value-type="float" office:value="0.69888888881541789" table:formula="of:=IF(AND([.F1535] &lt;&gt; &quot;&quot;;[.G1535] &lt;&gt; &quot;&quot;);([.G1535]-[.F1535])*24;&quot;---&quot;)" table:style-name="ce4">
            <text:p>0.699</text:p>
          </table:table-cell>
          <table:table-cell office:value-type="string" table:style-name="ce21">
            <text:p>Support</text:p>
          </table:table-cell>
          <table:table-cell office:value-type="date" office:date-value="2025-06-25T10:58:04" table:style-name="ce14">
            <text:p>6/25/25 10:58 AM</text:p>
          </table:table-cell>
          <table:table-cell office:value-type="date" office:date-value="2025-06-25T11:40:00" table:style-name="ce14">
            <text:p>6/25/25 11:40 AM</text:p>
          </table:table-cell>
          <table:table-cell office:value-type="string" table:style-name="ce13">
            <text:p>Worked on getting more information about INC generation from Jack and Rob.</text:p>
          </table:table-cell>
          <table:table-cell table:style-name="ce23"/>
          <table:table-cell table:number-columns-repeated="16375" table:style-name="ce10"/>
        </table:table-row>
        <table:table-row table:style-name="ro4" table:visibility="collapse">
          <table:table-cell office:value-type="float" office:value="921" table:formula="of:=[.A1535]" table:style-name="ce17">
            <text:p>921</text:p>
          </table:table-cell>
          <table:table-cell table:style-name="ce19"/>
          <table:table-cell office:value-type="string" table:style-name="ce4">
            <text:p>BILLED</text:p>
          </table:table-cell>
          <table:table-cell office:value-type="float" office:value="0.33333333337213844" table:formula="of:=IF(AND([.F1536] &lt;&gt; &quot;&quot;;[.G1536] &lt;&gt; &quot;&quot;);([.G1536]-[.F1536])*24;&quot;---&quot;)" table:style-name="ce4">
            <text:p>0.333</text:p>
          </table:table-cell>
          <table:table-cell office:value-type="string" table:style-name="ce21">
            <text:p>IDtoApptio</text:p>
          </table:table-cell>
          <table:table-cell office:value-type="date" office:date-value="2025-06-25T11:40:00" table:style-name="ce14">
            <text:p>6/25/25 11:40 AM</text:p>
          </table:table-cell>
          <table:table-cell office:value-type="date" office:date-value="2025-06-25T12:00:00" table:style-name="ce14">
            <text:p>6/25/25 12:00 PM</text:p>
          </table:table-cell>
          <table:table-cell office:value-type="string" table:style-name="ce13">
            <text:p>#</text:p>
          </table:table-cell>
          <table:table-cell table:style-name="ce23"/>
          <table:table-cell table:number-columns-repeated="16375" table:style-name="ce10"/>
        </table:table-row>
        <table:table-row table:style-name="ro4" table:visibility="collapse">
          <table:table-cell office:value-type="float" office:value="921" table:formula="of:=[.A1536]" table:style-name="ce17">
            <text:p>921</text:p>
          </table:table-cell>
          <table:table-cell table:style-name="ce19"/>
          <table:table-cell office:value-type="string" table:style-name="ce4">
            <text:p>BILLED</text:p>
          </table:table-cell>
          <table:table-cell office:value-type="float" office:value="1.0502777777728625" table:formula="of:=IF(AND([.F1537] &lt;&gt; &quot;&quot;;[.G1537] &lt;&gt; &quot;&quot;);([.G1537]-[.F1537])*24;&quot;---&quot;)" table:style-name="ce4">
            <text:p>1.050</text:p>
          </table:table-cell>
          <table:table-cell office:value-type="string" table:style-name="ce21">
            <text:p>mtg-EE-Storymeeting</text:p>
          </table:table-cell>
          <table:table-cell office:value-type="date" office:date-value="2025-06-25T12:00:00" table:style-name="ce14">
            <text:p>6/25/25 12:00 PM</text:p>
          </table:table-cell>
          <table:table-cell office:value-type="date" office:date-value="2025-06-25T13:03:01" table:style-name="ce14">
            <text:p>6/25/25 01:03 PM</text:p>
          </table:table-cell>
          <table:table-cell office:value-type="string" table:style-name="ce13">
            <text:p>#</text:p>
          </table:table-cell>
          <table:table-cell table:style-name="ce23"/>
          <table:table-cell table:number-columns-repeated="16375" table:style-name="ce10"/>
        </table:table-row>
        <table:table-row table:style-name="ro4" table:visibility="collapse">
          <table:table-cell office:value-type="float" office:value="921" table:formula="of:=[.A1537]" table:style-name="ce17">
            <text:p>921</text:p>
          </table:table-cell>
          <table:table-cell table:style-name="ce19"/>
          <table:table-cell office:value-type="string" table:style-name="ce4">
            <text:p>BILLED</text:p>
          </table:table-cell>
          <table:table-cell office:value-type="float" office:value="0.36638888897141442" table:formula="of:=IF(AND([.F1538] &lt;&gt; &quot;&quot;;[.G1538] &lt;&gt; &quot;&quot;);([.G1538]-[.F1538])*24;&quot;---&quot;)" table:style-name="ce4">
            <text:p>0.366</text:p>
          </table:table-cell>
          <table:table-cell office:value-type="string" table:style-name="ce21">
            <text:p>IDtoAviobook</text:p>
          </table:table-cell>
          <table:table-cell office:value-type="date" office:date-value="2025-06-25T13:03:01" table:style-name="ce14">
            <text:p>6/25/25 01:03 PM</text:p>
          </table:table-cell>
          <table:table-cell office:value-type="date" office:date-value="2025-06-25T13:25:00" table:style-name="ce14">
            <text:p>6/25/25 01:25 PM</text:p>
          </table:table-cell>
          <table:table-cell office:value-type="string" table:style-name="ce13">
            <text:p>Worked on fixing e93258 for Catoria Weekly for IDtoAviobook.</text:p>
          </table:table-cell>
          <table:table-cell table:style-name="ce23"/>
          <table:table-cell table:number-columns-repeated="16375" table:style-name="ce10"/>
        </table:table-row>
        <table:table-row table:style-name="ro4" table:visibility="collapse">
          <table:table-cell office:value-type="float" office:value="921" table:formula="of:=[.A1538]" table:style-name="ce17">
            <text:p>921</text:p>
          </table:table-cell>
          <table:table-cell table:style-name="ce19"/>
          <table:table-cell office:value-type="string" table:style-name="ce4">
            <text:p>BILLED</text:p>
          </table:table-cell>
          <table:table-cell office:value-type="float" office:value="0.20861111098201945" table:formula="of:=IF(AND([.F1539] &lt;&gt; &quot;&quot;;[.G1539] &lt;&gt; &quot;&quot;);([.G1539]-[.F1539])*24;&quot;---&quot;)" table:style-name="ce4">
            <text:p>0.209</text:p>
          </table:table-cell>
          <table:table-cell office:value-type="string" table:style-name="ce21">
            <text:p>IDtoAutocrib</text:p>
          </table:table-cell>
          <table:table-cell office:value-type="date" office:date-value="2025-06-25T13:25:00" table:style-name="ce14">
            <text:p>6/25/25 01:25 PM</text:p>
          </table:table-cell>
          <table:table-cell office:value-type="date" office:date-value="2025-06-25T13:37:31" table:style-name="ce14">
            <text:p>6/25/25 01:37 PM</text:p>
          </table:table-cell>
          <table:table-cell office:value-type="string" table:style-name="ce13">
            <text:p>Worked to add user e185581 for Sean Lockard for IDtoAutocrib.</text:p>
          </table:table-cell>
          <table:table-cell table:style-name="ce23"/>
          <table:table-cell table:number-columns-repeated="16375" table:style-name="ce10"/>
        </table:table-row>
        <table:table-row table:style-name="ro4" table:visibility="collapse">
          <table:table-cell office:value-type="float" office:value="921" table:formula="of:=[.A1539]" table:style-name="ce17">
            <text:p>921</text:p>
          </table:table-cell>
          <table:table-cell table:style-name="ce19"/>
          <table:table-cell office:value-type="string" table:style-name="ce4">
            <text:p>BILLED</text:p>
          </table:table-cell>
          <table:table-cell office:value-type="float" office:value="0.7622222222853452" table:formula="of:=IF(AND([.F1540] &lt;&gt; &quot;&quot;;[.G1540] &lt;&gt; &quot;&quot;);([.G1540]-[.F1540])*24;&quot;---&quot;)" table:style-name="ce4">
            <text:p>0.762</text:p>
          </table:table-cell>
          <table:table-cell office:value-type="string" table:style-name="ce21">
            <text:p>IDtoApptio</text:p>
          </table:table-cell>
          <table:table-cell office:value-type="date" office:date-value="2025-06-25T13:37:31" table:style-name="ce14">
            <text:p>6/25/25 01:37 PM</text:p>
          </table:table-cell>
          <table:table-cell office:value-type="date" office:date-value="2025-06-25T14:23:15" table:style-name="ce14">
            <text:p>6/25/25 02:23 PM</text:p>
          </table:table-cell>
          <table:table-cell office:value-type="string" table:style-name="ce10">
            <text:p>#documentatoin work here</text:p>
          </table:table-cell>
          <table:table-cell table:style-name="ce23"/>
          <table:table-cell table:number-columns-repeated="16375" table:style-name="ce10"/>
        </table:table-row>
        <table:table-row table:style-name="ro4" table:visibility="collapse">
          <table:table-cell office:value-type="float" office:value="921" table:formula="of:=[.A1540]" table:style-name="ce17">
            <text:p>921</text:p>
          </table:table-cell>
          <table:table-cell table:style-name="ce19"/>
          <table:table-cell office:value-type="string" table:style-name="ce4">
            <text:p>BILLED</text:p>
          </table:table-cell>
          <table:table-cell office:value-type="float" office:value="0.49583333329064772" table:formula="of:=IF(AND([.F1541] &lt;&gt; &quot;&quot;;[.G1541] &lt;&gt; &quot;&quot;);([.G1541]-[.F1541])*24;&quot;---&quot;)" table:style-name="ce4">
            <text:p>0.496</text:p>
          </table:table-cell>
          <table:table-cell office:value-type="string" table:style-name="ce21">
            <text:p>IDtoApptio</text:p>
          </table:table-cell>
          <table:table-cell office:value-type="date" office:date-value="2025-06-25T14:23:15" table:style-name="ce14">
            <text:p>6/25/25 02:23 PM</text:p>
          </table:table-cell>
          <table:table-cell office:value-type="date" office:date-value="2025-06-25T14:53:00" table:style-name="ce14">
            <text:p>6/25/25 02:53 PM</text:p>
          </table:table-cell>
          <table:table-cell office:value-type="string" table:style-name="ce13">
            <text:p>#wlk</text:p>
          </table:table-cell>
          <table:table-cell table:style-name="ce23"/>
          <table:table-cell table:number-columns-repeated="16375" table:style-name="ce10"/>
        </table:table-row>
        <table:table-row table:style-name="ro4" table:visibility="collapse">
          <table:table-cell office:value-type="float" office:value="921" table:formula="of:=[.A1541]" table:style-name="ce17">
            <text:p>921</text:p>
          </table:table-cell>
          <table:table-cell office:value-type="string" table:style-name="ce19">
            <text:p>nap</text:p>
          </table:table-cell>
          <table:table-cell office:value-type="string" table:style-name="ce4">
            <text:p>BILLED</text:p>
          </table:table-cell>
          <table:table-cell office:value-type="float" office:value="1.317499999946449" table:formula="of:=IF(AND([.F1542] &lt;&gt; &quot;&quot;;[.G1542] &lt;&gt; &quot;&quot;);([.G1542]-[.F1542])*24;&quot;---&quot;)" table:style-name="ce4">
            <text:p>1.317</text:p>
          </table:table-cell>
          <table:table-cell office:value-type="string" table:style-name="ce21">
            <text:p>IDtoApptio</text:p>
          </table:table-cell>
          <table:table-cell office:value-type="date" office:date-value="2025-06-25T14:53:00" table:style-name="ce14">
            <text:p>6/25/25 02:53 PM</text:p>
          </table:table-cell>
          <table:table-cell office:value-type="date" office:date-value="2025-06-25T16:12:03" table:style-name="ce14">
            <text:p>6/25/25 04:12 PM</text:p>
          </table:table-cell>
          <table:table-cell office:value-type="string" table:style-name="ce13">
            <text:p>#documentation</text:p>
          </table:table-cell>
          <table:table-cell table:style-name="ce23"/>
          <table:table-cell table:number-columns-repeated="16375" table:style-name="ce10"/>
        </table:table-row>
        <table:table-row table:style-name="ro4" table:visibility="collapse">
          <table:table-cell office:value-type="float" office:value="921" table:formula="of:=[.A1542]" table:style-name="ce17">
            <text:p>921</text:p>
          </table:table-cell>
          <table:table-cell table:style-name="ce19"/>
          <table:table-cell office:value-type="string" table:style-name="ce4">
            <text:p>BILLED</text:p>
          </table:table-cell>
          <table:table-cell office:value-type="float" office:value="0.91750000003958121" table:formula="of:=IF(AND([.F1543] &lt;&gt; &quot;&quot;;[.G1543] &lt;&gt; &quot;&quot;);([.G1543]-[.F1543])*24;&quot;---&quot;)" table:style-name="ce4">
            <text:p>0.918</text:p>
          </table:table-cell>
          <table:table-cell office:value-type="string" table:style-name="ce21">
            <text:p>IDtoApptio</text:p>
          </table:table-cell>
          <table:table-cell office:value-type="date" office:date-value="2025-06-25T16:59:54" table:style-name="ce14">
            <text:p>6/25/25 04:59 PM</text:p>
          </table:table-cell>
          <table:table-cell office:value-type="date" office:date-value="2025-06-25T17:54:57" table:style-name="ce14">
            <text:p>6/25/25 05:54 PM</text:p>
          </table:table-cell>
          <table:table-cell office:value-type="string" table:style-name="ce13">
            <text:p># getting 1.2 match test to pass</text:p>
          </table:table-cell>
          <table:table-cell table:style-name="ce23"/>
          <table:table-cell table:number-columns-repeated="16375" table:style-name="ce10"/>
        </table:table-row>
        <table:table-row table:style-name="ro4" table:visibility="collapse">
          <table:table-cell office:value-type="float" office:value="921" table:formula="of:=[.A1543]" table:style-name="ce17">
            <text:p>921</text:p>
          </table:table-cell>
          <table:table-cell table:style-name="ce19"/>
          <table:table-cell table:style-name="ce4"/>
          <table:table-cell office:value-type="string" office:string-value="---" table:formula="of:=IF(AND([.F1544] &lt;&gt; &quot;&quot;;[.G1544] &lt;&gt; &quot;&quot;);([.G1544]-[.F1544])*24;&quot;---&quot;)" table:style-name="ce4">
            <text:p>---</text:p>
          </table:table-cell>
          <table:table-cell table:style-name="ce21"/>
          <table:table-cell table:number-columns-repeated="2" table:style-name="ce14"/>
          <table:table-cell table:style-name="ce16"/>
          <table:table-cell table:style-name="ce23"/>
          <table:table-cell table:number-columns-repeated="16375" table:style-name="ce10"/>
        </table:table-row>
        <table:table-row table:style-name="ro4" table:visibility="collapse">
          <table:table-cell office:value-type="float" office:value="921" table:formula="of:=[.A1544]" table:style-name="ce17">
            <text:p>921</text:p>
          </table:table-cell>
          <table:table-cell table:style-name="ce19"/>
          <table:table-cell table:style-name="ce4"/>
          <table:table-cell office:value-type="string" office:string-value="---" table:formula="of:=IF(AND([.F1545] &lt;&gt; &quot;&quot;;[.G1545] &lt;&gt; &quot;&quot;);([.G1545]-[.F1545])*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0"/>
        </table:table-row>
        <table:table-row table:style-name="ro4" table:visibility="collapse">
          <table:table-cell office:value-type="float" office:value="921" table:formula="of:=[.A1545]" table:style-name="ce17">
            <text:p>921</text:p>
          </table:table-cell>
          <table:table-cell table:style-name="ce19"/>
          <table:table-cell table:style-name="ce4"/>
          <table:table-cell office:value-type="string" office:string-value="---" table:formula="of:=IF(AND([.F1546] &lt;&gt; &quot;&quot;;[.G1546] &lt;&gt; &quot;&quot;);([.G1546]-[.F1546])*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0"/>
        </table:table-row>
        <table:table-row table:style-name="ro4" table:visibility="collapse">
          <table:table-cell office:value-type="float" office:value="921" table:formula="of:=[.A1546]" table:style-name="ce17">
            <text:p>921</text:p>
          </table:table-cell>
          <table:table-cell table:style-name="ce19"/>
          <table:table-cell table:style-name="ce4"/>
          <table:table-cell office:value-type="string" office:string-value="---" table:formula="of:=IF(AND([.F1547] &lt;&gt; &quot;&quot;;[.G1547] &lt;&gt; &quot;&quot;);([.G1547]-[.F1547])*24;&quot;---&quot;)" table:style-name="ce4">
            <text:p>---</text:p>
          </table:table-cell>
          <table:table-cell table:style-name="ce20"/>
          <table:table-cell office:value-type="string" table:style-name="ce14">
            <text:p>apptio: working on 1.2 match test</text:p>
          </table:table-cell>
          <table:table-cell table:style-name="ce14"/>
          <table:table-cell table:style-name="ce13"/>
          <table:table-cell table:style-name="ce23"/>
          <table:table-cell table:number-columns-repeated="16375" table:style-name="ce10"/>
        </table:table-row>
        <table:table-row table:style-name="ro4" table:visibility="collapse">
          <table:table-cell office:value-type="float" office:value="921" table:formula="of:=[.A1547]" table:style-name="ce17">
            <text:p>921</text:p>
          </table:table-cell>
          <table:table-cell table:style-name="ce19"/>
          <table:table-cell table:style-name="ce4"/>
          <table:table-cell office:value-type="string" office:string-value="---" table:formula="of:=IF(AND([.F1548] &lt;&gt; &quot;&quot;;[.G1548] &lt;&gt; &quot;&quot;);([.G1548]-[.F1548])*24;&quot;---&quot;)" table:style-name="ce4">
            <text:p>---</text:p>
          </table:table-cell>
          <table:table-cell table:style-name="ce16"/>
          <table:table-cell table:number-columns-repeated="2" table:style-name="ce14"/>
          <table:table-cell table:style-name="ce16"/>
          <table:table-cell table:style-name="ce23"/>
          <table:table-cell table:number-columns-repeated="16375" table:style-name="ce10"/>
        </table:table-row>
        <table:table-row table:style-name="ro4" table:visibility="collapse">
          <table:table-cell office:value-type="float" office:value="921" table:formula="of:=[.A1548]" table:style-name="ce17">
            <text:p>921</text:p>
          </table:table-cell>
          <table:table-cell table:style-name="ce19"/>
          <table:table-cell table:style-name="ce4"/>
          <table:table-cell office:value-type="string" office:string-value="---" table:formula="of:=IF(AND([.F1549] &lt;&gt; &quot;&quot;;[.G1549] &lt;&gt; &quot;&quot;);([.G1549]-[.F1549])*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1" table:formula="of:=[.A1549]" table:style-name="ce17">
            <text:p>921</text:p>
          </table:table-cell>
          <table:table-cell office:value-type="float" office:value="4.5" table:formula="of:=COM.MICROSOFT.CEILING([.C1550];0.25)" table:style-name="ce19">
            <text:p>4.500</text:p>
          </table:table-cell>
          <table:table-cell office:value-type="float" office:value="4.2769444443401881" table:formula="of:=SUM([.D1550:.D1566])" table:style-name="ce4">
            <text:p>4.277</text:p>
          </table:table-cell>
          <table:table-cell office:value-type="string" office:string-value="---" table:formula="of:=IF(AND([.F1550] &lt;&gt; &quot;&quot;;[.G1550] &lt;&gt; &quot;&quot;);([.G1550]-[.F1550])*24;&quot;---&quot;)" table:style-name="ce4">
            <text:p>---</text:p>
          </table:table-cell>
          <table:table-cell office:value-type="date" office:date-value="2025-06-26T00:00:00" table:style-name="ce28">
            <text:p>26-Jun</text:p>
          </table:table-cell>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1" table:formula="of:=[.A1550]" table:style-name="ce17">
            <text:p>921</text:p>
          </table:table-cell>
          <table:table-cell table:style-name="ce19"/>
          <table:table-cell office:value-type="string" table:style-name="ce4">
            <text:p>BILLED</text:p>
          </table:table-cell>
          <table:table-cell office:value-type="float" office:value="0.25000000011641532" table:formula="of:=IF(AND([.F1551] &lt;&gt; &quot;&quot;;[.G1551] &lt;&gt; &quot;&quot;);([.G1551]-[.F1551])*24;&quot;---&quot;)" table:style-name="ce4">
            <text:p>0.250</text:p>
          </table:table-cell>
          <table:table-cell office:value-type="string" table:style-name="ce21">
            <text:p>mtg-daily</text:p>
          </table:table-cell>
          <table:table-cell office:value-type="date" office:date-value="2025-06-26T08:30:00" table:style-name="ce14">
            <text:p>6/26/25 08:30 AM</text:p>
          </table:table-cell>
          <table:table-cell office:value-type="date" office:date-value="2025-06-26T08:45:00" table:style-name="ce14">
            <text:p>6/26/25 08:45 AM</text:p>
          </table:table-cell>
          <table:table-cell office:value-type="string" table:style-name="ce13">
            <text:p>Daily meetings with the team.</text:p>
          </table:table-cell>
          <table:table-cell table:style-name="ce18"/>
          <table:table-cell table:number-columns-repeated="16375" table:style-name="ce10"/>
        </table:table-row>
        <table:table-row table:style-name="ro4" table:visibility="collapse">
          <table:table-cell office:value-type="float" office:value="921" table:formula="of:=[.A1551]" table:style-name="ce17">
            <text:p>921</text:p>
          </table:table-cell>
          <table:table-cell table:style-name="ce19"/>
          <table:table-cell office:value-type="string" table:style-name="ce4">
            <text:p>BILLED</text:p>
          </table:table-cell>
          <table:table-cell office:value-type="float" office:value="1.1536111109890044" table:formula="of:=IF(AND([.F1552] &lt;&gt; &quot;&quot;;[.G1552] &lt;&gt; &quot;&quot;);([.G1552]-[.F1552])*24;&quot;---&quot;)" table:style-name="ce4">
            <text:p>1.154</text:p>
          </table:table-cell>
          <table:table-cell office:value-type="string" table:style-name="ce21">
            <text:p>IDtoApptio</text:p>
          </table:table-cell>
          <table:table-cell office:value-type="date" office:date-value="2025-06-26T11:06:03" table:style-name="ce14">
            <text:p>6/26/25 11:06 AM</text:p>
          </table:table-cell>
          <table:table-cell office:value-type="date" office:date-value="2025-06-26T12:15:16" table:style-name="ce14">
            <text:p>6/26/25 12:15 PM</text:p>
          </table:table-cell>
          <table:table-cell office:value-type="string" table:style-name="ce13">
            <text:p>Worked on match and modify tests for the IDtoApptio driver.</text:p>
          </table:table-cell>
          <table:table-cell table:style-name="ce18"/>
          <table:table-cell table:number-columns-repeated="16375" table:style-name="ce10"/>
        </table:table-row>
        <table:table-row table:style-name="ro4" table:visibility="collapse">
          <table:table-cell office:value-type="float" office:value="921" table:formula="of:=[.A1552]" table:style-name="ce17">
            <text:p>921</text:p>
          </table:table-cell>
          <table:table-cell table:style-name="ce19"/>
          <table:table-cell office:value-type="string" table:style-name="ce4">
            <text:p>BILLED</text:p>
          </table:table-cell>
          <table:table-cell office:value-type="float" office:value="8.5833333316259086E-2" table:formula="of:=IF(AND([.F1553] &lt;&gt; &quot;&quot;;[.G1553] &lt;&gt; &quot;&quot;);([.G1553]-[.F1553])*24;&quot;---&quot;)" table:style-name="ce4">
            <text:p>0.086</text:p>
          </table:table-cell>
          <table:table-cell office:value-type="string" table:style-name="ce21">
            <text:p>IDtoApptio</text:p>
          </table:table-cell>
          <table:table-cell office:value-type="date" office:date-value="2025-06-26T12:48:22" table:style-name="ce14">
            <text:p>6/26/25 12:48 PM</text:p>
          </table:table-cell>
          <table:table-cell office:value-type="date" office:date-value="2025-06-26T12:53:31" table:style-name="ce14">
            <text:p>6/26/25 12:53 PM</text:p>
          </table:table-cell>
          <table:table-cell office:value-type="string" table:style-name="ce10">
            <text:p>#</text:p>
          </table:table-cell>
          <table:table-cell table:style-name="ce18"/>
          <table:table-cell table:number-columns-repeated="16375" table:style-name="ce10"/>
        </table:table-row>
        <table:table-row table:style-name="ro4" table:visibility="collapse">
          <table:table-cell office:value-type="float" office:value="921" table:formula="of:=[.A1553]" table:style-name="ce17">
            <text:p>921</text:p>
          </table:table-cell>
          <table:table-cell table:style-name="ce19"/>
          <table:table-cell office:value-type="string" table:style-name="ce4">
            <text:p>BILLED</text:p>
          </table:table-cell>
          <table:table-cell office:value-type="float" office:value="0.6902777777868323" table:formula="of:=IF(AND([.F1554] &lt;&gt; &quot;&quot;;[.G1554] &lt;&gt; &quot;&quot;);([.G1554]-[.F1554])*24;&quot;---&quot;)" table:style-name="ce4">
            <text:p>0.690</text:p>
          </table:table-cell>
          <table:table-cell office:value-type="string" table:style-name="ce21">
            <text:p>IDtoApptio</text:p>
          </table:table-cell>
          <table:table-cell office:value-type="date" office:date-value="2025-06-26T14:31:20" table:style-name="ce14">
            <text:p>6/26/25 02:31 PM</text:p>
          </table:table-cell>
          <table:table-cell office:value-type="date" office:date-value="2025-06-26T15:12:45" table:style-name="ce14">
            <text:p>6/26/25 03:12 PM</text:p>
          </table:table-cell>
          <table:table-cell office:value-type="string" table:style-name="ce13">
            <text:p>#</text:p>
          </table:table-cell>
          <table:table-cell table:style-name="ce18"/>
          <table:table-cell table:number-columns-repeated="16375" table:style-name="ce10"/>
        </table:table-row>
        <table:table-row table:style-name="ro4" table:visibility="collapse">
          <table:table-cell office:value-type="float" office:value="921" table:formula="of:=[.A1554]" table:style-name="ce17">
            <text:p>921</text:p>
          </table:table-cell>
          <table:table-cell table:style-name="ce19"/>
          <table:table-cell office:value-type="string" table:style-name="ce4">
            <text:p>BILLED</text:p>
          </table:table-cell>
          <table:table-cell office:value-type="float" office:value="2.097222222131677" table:formula="of:=IF(AND([.F1555] &lt;&gt; &quot;&quot;;[.G1555] &lt;&gt; &quot;&quot;);([.G1555]-[.F1555])*24;&quot;---&quot;)" table:style-name="ce4">
            <text:p>2.097</text:p>
          </table:table-cell>
          <table:table-cell office:value-type="string" table:style-name="ce21">
            <text:p>IDtoApptio</text:p>
          </table:table-cell>
          <table:table-cell office:value-type="date" office:date-value="2025-06-26T15:12:45" table:style-name="ce14">
            <text:p>6/26/25 03:12 PM</text:p>
          </table:table-cell>
          <table:table-cell office:value-type="date" office:date-value="2025-06-26T17:18:35" table:style-name="ce14">
            <text:p>6/26/25 05:18 PM</text:p>
          </table:table-cell>
          <table:table-cell office:value-type="string" table:style-name="ce13">
            <text:p>#found association has to be email due to modify not needing 'id' field at 3:12.</text:p>
          </table:table-cell>
          <table:table-cell table:style-name="ce18"/>
          <table:table-cell table:number-columns-repeated="16375" table:style-name="ce10"/>
        </table:table-row>
        <table:table-row table:style-name="ro10" table:visibility="collapse">
          <table:table-cell office:value-type="float" office:value="921" table:formula="of:=[.A1555]" table:style-name="ce17">
            <text:p>921</text:p>
          </table:table-cell>
          <table:table-cell table:style-name="ce11"/>
          <table:table-cell table:style-name="ce4"/>
          <table:table-cell office:value-type="string" office:string-value="---" table:formula="of:=IF(AND([.F1556] &lt;&gt; &quot;&quot;;[.G1556] &lt;&gt; &quot;&quot;);([.G1556]-[.F1556])*24;&quot;---&quot;)" table:style-name="ce4">
            <text:p>---</text:p>
          </table:table-cell>
          <table:table-cell table:style-name="ce21"/>
          <table:table-cell table:number-columns-repeated="2" table:style-name="ce14"/>
          <table:table-cell table:style-name="ce13"/>
          <table:table-cell table:style-name="ce15"/>
          <table:table-cell table:number-columns-repeated="16375" table:style-name="ce10"/>
        </table:table-row>
        <table:table-row table:style-name="ro4" table:visibility="collapse">
          <table:table-cell office:value-type="float" office:value="921" table:formula="of:=[.A1556]" table:style-name="ce17">
            <text:p>921</text:p>
          </table:table-cell>
          <table:table-cell table:style-name="ce29"/>
          <table:table-cell table:style-name="ce4"/>
          <table:table-cell office:value-type="string" office:string-value="---" table:formula="of:=IF(AND([.F1557] &lt;&gt; &quot;&quot;;[.G1557] &lt;&gt; &quot;&quot;);([.G1557]-[.F1557])*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1" table:formula="of:=[.A1557]" table:style-name="ce17">
            <text:p>921</text:p>
          </table:table-cell>
          <table:table-cell table:style-name="ce19"/>
          <table:table-cell table:style-name="ce4"/>
          <table:table-cell office:value-type="string" office:string-value="---" table:formula="of:=IF(AND([.F1558] &lt;&gt; &quot;&quot;;[.G1558] &lt;&gt; &quot;&quot;);([.G1558]-[.F1558])*24;&quot;---&quot;)" table:style-name="ce4">
            <text:p>---</text:p>
          </table:table-cell>
          <table:table-cell table:style-name="ce10"/>
          <table:table-cell table:number-columns-repeated="2" table:style-name="ce14"/>
          <table:table-cell table:number-columns-repeated="16377" table:style-name="ce10"/>
        </table:table-row>
        <table:table-row table:style-name="ro10" table:visibility="collapse">
          <table:table-cell office:value-type="float" office:value="921" table:formula="of:=[.A1558]" table:style-name="ce17">
            <text:p>921</text:p>
          </table:table-cell>
          <table:table-cell table:number-columns-repeated="2" table:style-name="ce4"/>
          <table:table-cell office:value-type="string" office:string-value="---" table:formula="of:=IF(AND([.F1559] &lt;&gt; &quot;&quot;;[.G1559] &lt;&gt; &quot;&quot;);([.G1559]-[.F1559])*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1" table:formula="of:=[.A1559]" table:style-name="ce17">
            <text:p>921</text:p>
          </table:table-cell>
          <table:table-cell table:style-name="ce19"/>
          <table:table-cell table:style-name="ce4"/>
          <table:table-cell office:value-type="string" office:string-value="---" table:formula="of:=IF(AND([.F1560] &lt;&gt; &quot;&quot;;[.G1560] &lt;&gt; &quot;&quot;);([.G1560]-[.F1560])*24;&quot;---&quot;)" table:style-name="ce4">
            <text:p>---</text:p>
          </table:table-cell>
          <table:table-cell table:style-name="ce16"/>
          <table:table-cell table:number-columns-repeated="2" table:style-name="ce14"/>
          <table:table-cell table:style-name="ce16"/>
          <table:table-cell table:style-name="ce18"/>
          <table:table-cell table:number-columns-repeated="16375" table:style-name="ce10"/>
        </table:table-row>
        <table:table-row table:style-name="ro4" table:visibility="collapse">
          <table:table-cell office:value-type="float" office:value="921" table:formula="of:=[.A1560]" table:style-name="ce17">
            <text:p>921</text:p>
          </table:table-cell>
          <table:table-cell table:style-name="ce19"/>
          <table:table-cell table:style-name="ce4"/>
          <table:table-cell office:value-type="string" office:string-value="---" table:formula="of:=IF(AND([.F1561] &lt;&gt; &quot;&quot;;[.G1561] &lt;&gt; &quot;&quot;);([.G1561]-[.F1561])*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1" table:formula="of:=[.A1561]" table:style-name="ce17">
            <text:p>921</text:p>
          </table:table-cell>
          <table:table-cell table:style-name="ce19"/>
          <table:table-cell table:style-name="ce4"/>
          <table:table-cell office:value-type="string" office:string-value="---" table:formula="of:=IF(AND([.F1562] &lt;&gt; &quot;&quot;;[.G1562] &lt;&gt; &quot;&quot;);([.G1562]-[.F1562])*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1" table:formula="of:=[.A1562]" table:style-name="ce17">
            <text:p>921</text:p>
          </table:table-cell>
          <table:table-cell table:style-name="ce19"/>
          <table:table-cell table:style-name="ce4"/>
          <table:table-cell office:value-type="string" office:string-value="---" table:formula="of:=IF(AND([.F1563] &lt;&gt; &quot;&quot;;[.G1563] &lt;&gt; &quot;&quot;);([.G1563]-[.F156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1" table:formula="of:=[.A1563]" table:style-name="ce17">
            <text:p>921</text:p>
          </table:table-cell>
          <table:table-cell table:style-name="ce19"/>
          <table:table-cell table:style-name="ce4"/>
          <table:table-cell office:value-type="string" office:string-value="---" table:formula="of:=IF(AND([.F1564] &lt;&gt; &quot;&quot;;[.G1564] &lt;&gt; &quot;&quot;);([.G1564]-[.F1564])*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1" table:formula="of:=[.A1564]" table:style-name="ce17">
            <text:p>921</text:p>
          </table:table-cell>
          <table:table-cell table:style-name="ce19"/>
          <table:table-cell table:style-name="ce4"/>
          <table:table-cell office:value-type="string" office:string-value="---" table:formula="of:=IF(AND([.F1565] &lt;&gt; &quot;&quot;;[.G1565] &lt;&gt; &quot;&quot;);([.G1565]-[.F156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1" table:formula="of:=[.A1565]" table:style-name="ce17">
            <text:p>921</text:p>
          </table:table-cell>
          <table:table-cell table:style-name="ce19"/>
          <table:table-cell table:style-name="ce4"/>
          <table:table-cell office:value-type="string" office:string-value="---" table:formula="of:=IF(AND([.F1566] &lt;&gt; &quot;&quot;;[.G1566] &lt;&gt; &quot;&quot;);([.G1566]-[.F1566])*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1" table:formula="of:=[.A1566]" table:style-name="ce17">
            <text:p>921</text:p>
          </table:table-cell>
          <table:table-cell office:value-type="float" office:value="7" table:formula="of:=COM.MICROSOFT.CEILING([.C1567];0.25)" table:style-name="ce19">
            <text:p>7.000</text:p>
          </table:table-cell>
          <table:table-cell office:value-type="float" office:value="6.9436111114919186" table:formula="of:=SUM([.D1567:.D1584])" table:style-name="ce4">
            <text:p>6.944</text:p>
          </table:table-cell>
          <table:table-cell office:value-type="string" office:string-value="---" table:formula="of:=IF(AND([.F1567] &lt;&gt; &quot;&quot;;[.G1567] &lt;&gt; &quot;&quot;);([.G1567]-[.F1567])*24;&quot;---&quot;)" table:style-name="ce4">
            <text:p>---</text:p>
          </table:table-cell>
          <table:table-cell office:value-type="date" office:date-value="2025-06-27T00:00:00" table:style-name="ce20">
            <text:p>27-Jun</text:p>
          </table:table-cell>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1" table:formula="of:=[.A1567]" table:style-name="ce17">
            <text:p>921</text:p>
          </table:table-cell>
          <table:table-cell table:style-name="ce19"/>
          <table:table-cell office:value-type="string" table:style-name="ce4">
            <text:p>BILLED</text:p>
          </table:table-cell>
          <table:table-cell table:style-name="ce36"/>
          <table:table-cell office:value-type="string" table:style-name="ce21">
            <text:p>mtgDaily</text:p>
          </table:table-cell>
          <table:table-cell office:value-type="date" office:date-value="2025-06-27T08:29:00" table:style-name="ce14">
            <text:p>6/27/25 08:29 AM</text:p>
          </table:table-cell>
          <table:table-cell office:value-type="date" office:date-value="2025-06-27T08:45:00" table:style-name="ce14">
            <text:p>6/27/25 08:45 AM</text:p>
          </table:table-cell>
          <table:table-cell office:value-type="string" table:style-name="ce13">
            <text:p>Daily meetings with the team.</text:p>
          </table:table-cell>
          <table:table-cell table:style-name="ce18"/>
          <table:table-cell table:number-columns-repeated="16375" table:style-name="ce10"/>
        </table:table-row>
        <table:table-row table:style-name="ro4" table:visibility="collapse">
          <table:table-cell office:value-type="float" office:value="921" table:formula="of:=[.A1568]" table:style-name="ce17">
            <text:p>921</text:p>
          </table:table-cell>
          <table:table-cell table:style-name="ce19"/>
          <table:table-cell office:value-type="string" table:style-name="ce4">
            <text:p>BILLED</text:p>
          </table:table-cell>
          <table:table-cell office:value-type="float" office:value="0.75" table:formula="of:=IF(AND([.F1569] &lt;&gt; &quot;&quot;;[.G1569] &lt;&gt; &quot;&quot;);([.G1569]-[.F1569])*24;&quot;---&quot;)" table:style-name="ce36">
            <text:p>0.75</text:p>
          </table:table-cell>
          <table:table-cell office:value-type="string" table:style-name="ce21">
            <text:p>IDtoApptio</text:p>
          </table:table-cell>
          <table:table-cell office:value-type="date" office:date-value="2025-06-27T08:45:00" table:style-name="ce14">
            <text:p>6/27/25 08:45 AM</text:p>
          </table:table-cell>
          <table:table-cell office:value-type="date" office:date-value="2025-06-27T09:30:00" table:style-name="ce14">
            <text:p>6/27/25 09:30 AM</text:p>
          </table:table-cell>
          <table:table-cell office:value-type="string" table:style-name="ce13">
            <text:p>Meeting with App owners &amp; MyAccess people. Worked on role application to users in Apptio for the IDtoApptio driver.</text:p>
          </table:table-cell>
          <table:table-cell table:style-name="ce18"/>
          <table:table-cell table:number-columns-repeated="16375" table:style-name="ce10"/>
        </table:table-row>
        <table:table-row table:style-name="ro4" table:visibility="collapse">
          <table:table-cell office:value-type="float" office:value="921" table:formula="of:=[.A1569]" table:style-name="ce17">
            <text:p>921</text:p>
          </table:table-cell>
          <table:table-cell table:style-name="ce19"/>
          <table:table-cell office:value-type="string" table:style-name="ce4">
            <text:p>BILLED</text:p>
          </table:table-cell>
          <table:table-cell table:style-name="ce36"/>
          <table:table-cell office:value-type="string" table:style-name="ce21">
            <text:p>mtg-Daily</text:p>
          </table:table-cell>
          <table:table-cell office:value-type="date" office:date-value="2025-06-27T09:30:00" table:style-name="ce14">
            <text:p>6/27/25 09:30 AM</text:p>
          </table:table-cell>
          <table:table-cell office:value-type="date" office:date-value="2025-06-27T10:00:00" table:style-name="ce14">
            <text:p>6/27/25 10:00 AM</text:p>
          </table:table-cell>
          <table:table-cell office:value-type="string" table:style-name="ce13">
            <text:p>#</text:p>
          </table:table-cell>
          <table:table-cell table:style-name="ce18"/>
          <table:table-cell table:number-columns-repeated="16375" table:style-name="ce10"/>
        </table:table-row>
        <table:table-row table:style-name="ro4" table:visibility="collapse">
          <table:table-cell office:value-type="float" office:value="921" table:formula="of:=[.A1570]" table:style-name="ce17">
            <text:p>921</text:p>
          </table:table-cell>
          <table:table-cell table:style-name="ce19"/>
          <table:table-cell office:value-type="string" table:style-name="ce4">
            <text:p>BILLED</text:p>
          </table:table-cell>
          <table:table-cell office:value-type="float" office:value="1.0000000001164153" table:formula="of:=IF(AND([.F1571] &lt;&gt; &quot;&quot;;[.G1571] &lt;&gt; &quot;&quot;);([.G1571]-[.F1571])*24;&quot;---&quot;)" table:style-name="ce36">
            <text:p>1.00</text:p>
          </table:table-cell>
          <table:table-cell office:value-type="string" table:style-name="ce21">
            <text:p>IDtoApptio</text:p>
          </table:table-cell>
          <table:table-cell office:value-type="date" office:date-value="2025-06-27T10:00:00" table:style-name="ce14">
            <text:p>6/27/25 10:00 AM</text:p>
          </table:table-cell>
          <table:table-cell office:value-type="date" office:date-value="2025-06-27T11:00:00" table:style-name="ce14">
            <text:p>6/27/25 11:00 AM</text:p>
          </table:table-cell>
          <table:table-cell office:value-type="string" table:style-name="ce21">
            <text:p>#</text:p>
          </table:table-cell>
          <table:table-cell table:style-name="ce18"/>
          <table:table-cell table:number-columns-repeated="16375" table:style-name="ce10"/>
        </table:table-row>
        <table:table-row table:style-name="ro4" table:visibility="collapse">
          <table:table-cell office:value-type="float" office:value="921" table:formula="of:=[.A1571]" table:style-name="ce17">
            <text:p>921</text:p>
          </table:table-cell>
          <table:table-cell table:style-name="ce19"/>
          <table:table-cell office:value-type="string" table:style-name="ce4">
            <text:p>BILLED</text:p>
          </table:table-cell>
          <table:table-cell office:value-type="float" office:value="1.4152777777053416" table:formula="of:=IF(AND([.F1572] &lt;&gt; &quot;&quot;;[.G1572] &lt;&gt; &quot;&quot;);([.G1572]-[.F1572])*24;&quot;---&quot;)" table:style-name="ce36">
            <text:p>1.42</text:p>
          </table:table-cell>
          <table:table-cell office:value-type="string" table:style-name="ce21">
            <text:p>IDtoApptio</text:p>
          </table:table-cell>
          <table:table-cell office:value-type="date" office:date-value="2025-06-27T11:00:00" table:style-name="ce14">
            <text:p>6/27/25 11:00 AM</text:p>
          </table:table-cell>
          <table:table-cell office:value-type="date" office:date-value="2025-06-27T12:24:55" table:style-name="ce14">
            <text:p>6/27/25 12:24 PM</text:p>
          </table:table-cell>
          <table:table-cell office:value-type="string" table:style-name="ce13">
            <text:p># apptio meeting</text:p>
          </table:table-cell>
          <table:table-cell table:style-name="ce18"/>
          <table:table-cell table:number-columns-repeated="16375" table:style-name="ce10"/>
        </table:table-row>
        <table:table-row table:style-name="ro4" table:visibility="collapse">
          <table:table-cell office:value-type="float" office:value="921" table:formula="of:=[.A1572]" table:style-name="ce17">
            <text:p>921</text:p>
          </table:table-cell>
          <table:table-cell table:style-name="ce19"/>
          <table:table-cell office:value-type="string" table:style-name="ce4">
            <text:p>BILLED</text:p>
          </table:table-cell>
          <table:table-cell office:value-type="float" office:value="0.73472222231794149" table:formula="of:=IF(AND([.F1573] &lt;&gt; &quot;&quot;;[.G1573] &lt;&gt; &quot;&quot;);([.G1573]-[.F1573])*24;&quot;---&quot;)" table:style-name="ce36">
            <text:p>0.73</text:p>
          </table:table-cell>
          <table:table-cell office:value-type="string" table:style-name="ce21">
            <text:p>IDtoApptio</text:p>
          </table:table-cell>
          <table:table-cell office:value-type="date" office:date-value="2025-06-27T12:24:55" table:style-name="ce14">
            <text:p>6/27/25 12:24 PM</text:p>
          </table:table-cell>
          <table:table-cell office:value-type="date" office:date-value="2025-06-27T13:09:00" table:style-name="ce14">
            <text:p>6/27/25 01:09 PM</text:p>
          </table:table-cell>
          <table:table-cell office:value-type="string" table:style-name="ce13">
            <text:p># finished cleaning up and sending out summary</text:p>
          </table:table-cell>
          <table:table-cell table:style-name="ce18"/>
          <table:table-cell table:number-columns-repeated="16375" table:style-name="ce10"/>
        </table:table-row>
        <table:table-row table:style-name="ro4" table:visibility="collapse">
          <table:table-cell office:value-type="float" office:value="921" table:formula="of:=[.A1573]" table:style-name="ce17">
            <text:p>921</text:p>
          </table:table-cell>
          <table:table-cell table:style-name="ce19"/>
          <table:table-cell office:value-type="string" table:style-name="ce4">
            <text:p>BILLED</text:p>
          </table:table-cell>
          <table:table-cell table:style-name="ce36"/>
          <table:table-cell office:value-type="string" table:style-name="ce21">
            <text:p>IDtoAviobok</text:p>
          </table:table-cell>
          <table:table-cell office:value-type="date" office:date-value="2025-06-27T13:39:32" table:style-name="ce14">
            <text:p>6/27/25 01:39 PM</text:p>
          </table:table-cell>
          <table:table-cell office:value-type="date" office:date-value="2025-06-27T13:45:00" table:style-name="ce14">
            <text:p>6/27/25 01:45 PM</text:p>
          </table:table-cell>
          <table:table-cell office:value-type="string" table:style-name="ce13">
            <text:p>Worked on unarchiving user e193979 for Catoria Weekly.</text:p>
          </table:table-cell>
          <table:table-cell table:style-name="ce18"/>
          <table:table-cell table:number-columns-repeated="16375" table:style-name="ce10"/>
        </table:table-row>
        <table:table-row table:style-name="ro4" table:visibility="collapse">
          <table:table-cell office:value-type="float" office:value="921" table:formula="of:=[.A1574]" table:style-name="ce17">
            <text:p>921</text:p>
          </table:table-cell>
          <table:table-cell table:style-name="ce19"/>
          <table:table-cell office:value-type="string" table:style-name="ce4">
            <text:p>BILLED</text:p>
          </table:table-cell>
          <table:table-cell office:value-type="float" office:value="1.1958333334769122" table:formula="of:=IF(AND([.F1575] &lt;&gt; &quot;&quot;;[.G1575] &lt;&gt; &quot;&quot;);([.G1575]-[.F1575])*24;&quot;---&quot;)" table:style-name="ce36">
            <text:p>1.20</text:p>
          </table:table-cell>
          <table:table-cell office:value-type="string" table:style-name="ce21">
            <text:p>IDtoApptio</text:p>
          </table:table-cell>
          <table:table-cell office:value-type="date" office:date-value="2025-06-27T13:45:00" table:style-name="ce14">
            <text:p>6/27/25 01:45 PM</text:p>
          </table:table-cell>
          <table:table-cell office:value-type="date" office:date-value="2025-06-27T14:56:45" table:style-name="ce14">
            <text:p>6/27/25 02:56 PM</text:p>
          </table:table-cell>
          <table:table-cell office:value-type="string" table:style-name="ce13">
            <text:p>#</text:p>
          </table:table-cell>
          <table:table-cell table:style-name="ce18"/>
          <table:table-cell table:number-columns-repeated="16375" table:style-name="ce10"/>
        </table:table-row>
        <table:table-row table:style-name="ro4" table:visibility="collapse">
          <table:table-cell office:value-type="float" office:value="921" table:formula="of:=[.A1575]" table:style-name="ce17">
            <text:p>921</text:p>
          </table:table-cell>
          <table:table-cell office:value-type="string" table:style-name="ce19">
            <text:p>nap</text:p>
          </table:table-cell>
          <table:table-cell office:value-type="string" table:style-name="ce4">
            <text:p>BILLED</text:p>
          </table:table-cell>
          <table:table-cell office:value-type="float" office:value="1.2636111112078652" table:formula="of:=IF(AND([.F1576] &lt;&gt; &quot;&quot;;[.G1576] &lt;&gt; &quot;&quot;);([.G1576]-[.F1576])*24;&quot;---&quot;)" table:style-name="ce36">
            <text:p>1.26</text:p>
          </table:table-cell>
          <table:table-cell office:value-type="string" table:style-name="ce21">
            <text:p>IDtoApptio</text:p>
          </table:table-cell>
          <table:table-cell office:value-type="date" office:date-value="2025-06-27T15:32:13" table:style-name="ce14">
            <text:p>6/27/25 03:32 PM</text:p>
          </table:table-cell>
          <table:table-cell office:value-type="date" office:date-value="2025-06-27T16:48:02" table:style-name="ce14">
            <text:p>6/27/25 04:48 PM</text:p>
          </table:table-cell>
          <table:table-cell office:value-type="string" table:style-name="ce10">
            <text:p>#</text:p>
          </table:table-cell>
          <table:table-cell table:style-name="ce18"/>
          <table:table-cell table:number-columns-repeated="16375" table:style-name="ce10"/>
        </table:table-row>
        <table:table-row table:style-name="ro4" table:visibility="collapse">
          <table:table-cell office:value-type="float" office:value="921" table:formula="of:=[.A1576]" table:style-name="ce17">
            <text:p>921</text:p>
          </table:table-cell>
          <table:table-cell table:style-name="ce19"/>
          <table:table-cell office:value-type="string" table:style-name="ce4">
            <text:p>BILLED</text:p>
          </table:table-cell>
          <table:table-cell office:value-type="float" office:value="0.43027777777751908" table:formula="of:=IF(AND([.F1577] &lt;&gt; &quot;&quot;;[.G1577] &lt;&gt; &quot;&quot;);([.G1577]-[.F1577])*24;&quot;---&quot;)" table:style-name="ce36">
            <text:p>0.43</text:p>
          </table:table-cell>
          <table:table-cell office:value-type="string" table:style-name="ce21">
            <text:p>IDtoApptio</text:p>
          </table:table-cell>
          <table:table-cell office:value-type="date" office:date-value="2025-06-27T16:48:02" table:style-name="ce14">
            <text:p>6/27/25 04:48 PM</text:p>
          </table:table-cell>
          <table:table-cell office:value-type="date" office:date-value="2025-06-27T17:13:51" table:style-name="ce14">
            <text:p>6/27/25 05:13 PM</text:p>
          </table:table-cell>
          <table:table-cell office:value-type="string" table:style-name="ce13">
            <text:p>#</text:p>
          </table:table-cell>
          <table:table-cell table:style-name="ce18"/>
          <table:table-cell table:number-columns-repeated="16375" table:style-name="ce10"/>
        </table:table-row>
        <table:table-row table:style-name="ro4" table:visibility="collapse">
          <table:table-cell office:value-type="float" office:value="921" table:formula="of:=[.A1577]" table:style-name="ce17">
            <text:p>921</text:p>
          </table:table-cell>
          <table:table-cell table:style-name="ce19"/>
          <table:table-cell office:value-type="string" table:style-name="ce4">
            <text:p>BILLED</text:p>
          </table:table-cell>
          <table:table-cell office:value-type="float" office:value="0.15388888888992369" table:formula="of:=IF(AND([.F1578] &lt;&gt; &quot;&quot;;[.G1578] &lt;&gt; &quot;&quot;);([.G1578]-[.F1578])*24;&quot;---&quot;)" table:style-name="ce36">
            <text:p>0.15</text:p>
          </table:table-cell>
          <table:table-cell office:value-type="string" table:style-name="ce20">
            <text:p>Support</text:p>
          </table:table-cell>
          <table:table-cell office:value-type="date" office:date-value="2025-06-27T17:13:51" table:style-name="ce14">
            <text:p>6/27/25 05:13 PM</text:p>
          </table:table-cell>
          <table:table-cell office:value-type="date" office:date-value="2025-06-27T17:23:05" table:style-name="ce14">
            <text:p>6/27/25 05:23 PM</text:p>
          </table:table-cell>
          <table:table-cell office:value-type="string" table:style-name="ce13">
            <text:p>Worked on MR review for Joe for IDtoCrowdstrike, and IDtoAeroTrack.</text:p>
          </table:table-cell>
          <table:table-cell office:value-type="string" table:style-name="ce18">
            <text:p>And a small one for IDtoAreaotrak</text:p>
          </table:table-cell>
          <table:table-cell table:number-columns-repeated="16375" table:style-name="ce10"/>
        </table:table-row>
        <table:table-row table:style-name="ro10" table:visibility="collapse">
          <table:table-cell office:value-type="float" office:value="921" table:formula="of:=[.A1578]" table:style-name="ce17">
            <text:p>921</text:p>
          </table:table-cell>
          <table:table-cell table:number-columns-repeated="2" table:style-name="ce4"/>
          <table:table-cell office:value-type="string" office:string-value="---" table:formula="of:=IF(AND([.F1579] &lt;&gt; &quot;&quot;;[.G1579] &lt;&gt; &quot;&quot;);([.G1579]-[.F1579])*24;&quot;---&quot;)" table:style-name="ce36">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1" table:formula="of:=[.A1579]" table:style-name="ce17">
            <text:p>921</text:p>
          </table:table-cell>
          <table:table-cell table:style-name="ce19"/>
          <table:table-cell table:style-name="ce4"/>
          <table:table-cell office:value-type="string" office:string-value="---" table:formula="of:=IF(AND([.F1580] &lt;&gt; &quot;&quot;;[.G1580] &lt;&gt; &quot;&quot;);([.G1580]-[.F1580])*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1" table:formula="of:=[.A1579]" table:style-name="ce17">
            <text:p>921</text:p>
          </table:table-cell>
          <table:table-cell table:style-name="ce19"/>
          <table:table-cell table:style-name="ce4"/>
          <table:table-cell office:value-type="string" office:string-value="---" table:formula="of:=IF(AND([.F1581] &lt;&gt; &quot;&quot;;[.G1581] &lt;&gt; &quot;&quot;);([.G1581]-[.F1581])*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1" table:formula="of:=[.A1580]" table:style-name="ce17">
            <text:p>921</text:p>
          </table:table-cell>
          <table:table-cell table:style-name="ce19"/>
          <table:table-cell table:style-name="ce4"/>
          <table:table-cell office:value-type="string" office:string-value="---" table:formula="of:=IF(AND([.F1582] &lt;&gt; &quot;&quot;;[.G1582] &lt;&gt; &quot;&quot;);([.G1582]-[.F1582])*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1" table:formula="of:=[.A1582]" table:style-name="ce17">
            <text:p>921</text:p>
          </table:table-cell>
          <table:table-cell table:style-name="ce19"/>
          <table:table-cell table:style-name="ce4"/>
          <table:table-cell office:value-type="string" office:string-value="---" table:formula="of:=IF(AND([.F1583] &lt;&gt; &quot;&quot;;[.G1583] &lt;&gt; &quot;&quot;);([.G1583]-[.F1583])*24;&quot;---&quot;)" table:style-name="ce4">
            <text:p>---</text:p>
          </table:table-cell>
          <table:table-cell office:value-type="string" table:style-name="ce21">
            <text:p>For Monday: working on Check for pre-existing enviornment/roles policy for Monday: need to decide what to do with existing roles . .</text:p>
          </table:table-cell>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1" table:formula="of:=[.A1583]" table:style-name="ce17">
            <text:p>921</text:p>
          </table:table-cell>
          <table:table-cell table:style-name="ce19"/>
          <table:table-cell table:style-name="ce4"/>
          <table:table-cell office:value-type="string" office:string-value="---" table:formula="of:=IF(AND([.F1584] &lt;&gt; &quot;&quot;;[.G1584] &lt;&gt; &quot;&quot;);([.G1584]-[.F1584])*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3" table:visibility="collapse">
          <table:table-cell office:value-type="float" office:value="922" table:formula="of:=[.A1584]+1" table:style-name="ce17">
            <text:p>922</text:p>
          </table:table-cell>
          <table:table-cell table:style-name="ce12"/>
          <table:table-cell office:value-type="string" table:style-name="ce4">
            <text:p>****************</text:p>
          </table:table-cell>
          <table:table-cell office:value-type="string" office:string-value="---" table:formula="of:=IF(AND([.F1586] &lt;&gt; &quot;&quot;;[.G1586] &lt;&gt; &quot;&quot;);([.G1586]-[.F1586])*24;&quot;---&quot;)" table:style-name="ce4">
            <text:p>---</text:p>
          </table:table-cell>
          <table:table-cell office:value-type="string" office:string-value="Week 922" table:formula="of:=CONCATENATE(&quot;Week &quot;; [.A1586])" table:number-columns-spanned="2" table:number-rows-spanned="3" table:style-name="ce48">
            <text:p>Week 922</text:p>
          </table:table-cell>
          <table:covered-table-cell/>
          <table:table-cell table:style-name="ce14"/>
          <table:table-cell table:style-name="ce13"/>
          <table:table-cell table:style-name="ce18"/>
          <table:table-cell table:number-columns-repeated="16375" table:style-name="ce10"/>
        </table:table-row>
        <table:table-row table:style-name="ro3" table:visibility="collapse">
          <table:table-cell office:value-type="float" office:value="922" table:formula="of:=[.A1586]" table:style-name="ce17">
            <text:p>922</text:p>
          </table:table-cell>
          <table:table-cell table:style-name="ce12"/>
          <table:table-cell office:value-type="string" table:style-name="ce4">
            <text:p>****************</text:p>
          </table:table-cell>
          <table:table-cell office:value-type="string" office:string-value="---" table:formula="of:=IF(AND([.F1587] &lt;&gt; &quot;&quot;;[.G1587] &lt;&gt; &quot;&quot;);([.G1587]-[.F1587])*24;&quot;---&quot;)" table:style-name="ce4">
            <text:p>---</text:p>
          </table:table-cell>
          <table:covered-table-cell/>
          <table:covered-table-cell/>
          <table:table-cell table:style-name="ce14"/>
          <table:table-cell table:style-name="ce13"/>
          <table:table-cell table:style-name="ce18"/>
          <table:table-cell table:number-columns-repeated="16375" table:style-name="ce10"/>
        </table:table-row>
        <table:table-row table:style-name="ro3" table:visibility="collapse">
          <table:table-cell office:value-type="float" office:value="922" table:formula="of:=[.A1587]" table:style-name="ce17">
            <text:p>922</text:p>
          </table:table-cell>
          <table:table-cell table:style-name="ce19"/>
          <table:table-cell office:value-type="string" table:style-name="ce4">
            <text:p>****************</text:p>
          </table:table-cell>
          <table:table-cell office:value-type="string" office:string-value="---" table:formula="of:=IF(AND([.F1588] &lt;&gt; &quot;&quot;;[.G1588] &lt;&gt; &quot;&quot;);([.G1588]-[.F1588])*24;&quot;---&quot;)" table:style-name="ce4">
            <text:p>---</text:p>
          </table:table-cell>
          <table:covered-table-cell/>
          <table:covered-table-cell/>
          <table:table-cell table:style-name="ce14"/>
          <table:table-cell table:style-name="ce13"/>
          <table:table-cell table:style-name="ce18"/>
          <table:table-cell table:number-columns-repeated="16375" table:style-name="ce10"/>
        </table:table-row>
        <table:table-row table:style-name="ro3" table:visibility="collapse">
          <table:table-cell office:value-type="float" office:value="922" table:formula="of:=[.A1588]" table:style-name="ce17">
            <text:p>922</text:p>
          </table:table-cell>
          <table:table-cell table:style-name="ce19"/>
          <table:table-cell office:value-type="string" table:style-name="ce4">
            <text:p>****************</text:p>
          </table:table-cell>
          <table:table-cell office:value-type="string" office:string-value="---" table:formula="of:=IF(AND([.F1589] &lt;&gt; &quot;&quot;;[.G1589] &lt;&gt; &quot;&quot;);([.G1589]-[.F1589])*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22" table:formula="of:=[.A1589]" table:style-name="ce17">
            <text:p>922</text:p>
          </table:table-cell>
          <table:table-cell table:style-name="ce19"/>
          <table:table-cell office:value-type="string" table:style-name="ce4">
            <text:p>****************</text:p>
          </table:table-cell>
          <table:table-cell office:value-type="string" office:string-value="---" table:formula="of:=IF(AND([.F1590] &lt;&gt; &quot;&quot;;[.G1590] &lt;&gt; &quot;&quot;);([.G1590]-[.F1590])*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22" table:formula="of:=[.A1590]" table:style-name="ce17">
            <text:p>922</text:p>
          </table:table-cell>
          <table:table-cell table:style-name="ce19"/>
          <table:table-cell office:value-type="string" table:style-name="ce4">
            <text:p>****************</text:p>
          </table:table-cell>
          <table:table-cell office:value-type="string" office:string-value="---" table:formula="of:=IF(AND([.F1591] &lt;&gt; &quot;&quot;;[.G1591] &lt;&gt; &quot;&quot;);([.G1591]-[.F1591])*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22" table:formula="of:=[.A1591]" table:style-name="ce17">
            <text:p>922</text:p>
          </table:table-cell>
          <table:table-cell table:style-name="ce12"/>
          <table:table-cell office:value-type="string" table:style-name="ce4">
            <text:p>****************</text:p>
          </table:table-cell>
          <table:table-cell office:value-type="string" office:string-value="---" table:formula="of:=IF(AND([.F1592] &lt;&gt; &quot;&quot;;[.G1592] &lt;&gt; &quot;&quot;);([.G1592]-[.F1592])*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22" table:formula="of:=[.A1592]" table:style-name="ce17">
            <text:p>922</text:p>
          </table:table-cell>
          <table:table-cell table:style-name="ce12"/>
          <table:table-cell office:value-type="string" table:style-name="ce4">
            <text:p>BILLED</text:p>
          </table:table-cell>
          <table:table-cell office:value-type="string" office:string-value="---" table:formula="of:=IF(AND([.F1593] &lt;&gt; &quot;&quot;;[.G1593] &lt;&gt; &quot;&quot;);([.G1593]-[.F159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593]" table:style-name="ce17">
            <text:p>922</text:p>
          </table:table-cell>
          <table:table-cell office:value-type="float" office:value="8.75" table:formula="of:=COM.MICROSOFT.CEILING([.C1594];0.25)" table:style-name="ce19">
            <text:p>8.750</text:p>
          </table:table-cell>
          <table:table-cell office:value-type="float" office:value="8.7222222222480923" table:formula="of:=SUM([.D1594:.D1617])" table:style-name="ce4">
            <text:p>8.722</text:p>
          </table:table-cell>
          <table:table-cell office:value-type="string" office:string-value="---" table:formula="of:=IF(AND([.F1594] &lt;&gt; &quot;&quot;;[.G1594] &lt;&gt; &quot;&quot;);([.G1594]-[.F1594])*24;&quot;---&quot;)" table:style-name="ce4">
            <text:p>---</text:p>
          </table:table-cell>
          <table:table-cell office:value-type="date" office:date-value="2025-06-30T00:00:00" table:style-name="ce20">
            <text:p>30-Jun</text:p>
          </table:table-cell>
          <table:table-cell table:number-columns-repeated="2" table:style-name="ce14"/>
          <table:table-cell table:style-name="ce21"/>
          <table:table-cell table:style-name="ce18"/>
          <table:table-cell table:number-columns-repeated="16375" table:style-name="ce10"/>
        </table:table-row>
        <table:table-row table:style-name="ro6" table:visibility="collapse">
          <table:table-cell office:value-type="float" office:value="922" table:formula="of:=[.A1594]" table:style-name="ce17">
            <text:p>922</text:p>
          </table:table-cell>
          <table:table-cell table:style-name="ce19"/>
          <table:table-cell office:value-type="string" table:style-name="ce4">
            <text:p>BILLED</text:p>
          </table:table-cell>
          <table:table-cell office:value-type="float" office:value="0.6666666665696539" table:formula="of:=IF(AND([.F1595] &lt;&gt; &quot;&quot;;[.G1595] &lt;&gt; &quot;&quot;);([.G1595]-[.F1595])*24;&quot;---&quot;)" table:style-name="ce4">
            <text:p>0.667</text:p>
          </table:table-cell>
          <table:table-cell office:value-type="string" table:style-name="ce25">
            <text:p>IDtoApptio</text:p>
          </table:table-cell>
          <table:table-cell office:value-type="date" office:date-value="2025-06-30T07:50:00" table:style-name="ce14">
            <text:p>6/30/25 07:50 AM</text:p>
          </table:table-cell>
          <table:table-cell office:value-type="date" office:date-value="2025-06-30T08:30:00" table:style-name="ce14">
            <text:p>6/30/25 08:30 AM</text:p>
          </table:table-cell>
          <table:table-cell office:value-type="string" table:style-name="ce16">
            <text:p>Worked on environment/role for user matching query for IDtoApptio. Worked on multiple environment and credential issues. Worked on multiple API per driver issue.</text:p>
          </table:table-cell>
          <table:table-cell office:value-type="string" table:style-name="ce18">
            <text:p>Fully matching pre-existing accounts may require up to 4 queries. . .doublechecking with app owners and decidng how this will be done.</text:p>
          </table:table-cell>
          <table:table-cell table:number-columns-repeated="16375" table:style-name="ce10"/>
        </table:table-row>
        <table:table-row table:style-name="ro4" table:visibility="collapse">
          <table:table-cell office:value-type="float" office:value="922" table:formula="of:=[.A1595]" table:style-name="ce17">
            <text:p>922</text:p>
          </table:table-cell>
          <table:table-cell table:style-name="ce19"/>
          <table:table-cell office:value-type="string" table:style-name="ce4">
            <text:p>BILLED</text:p>
          </table:table-cell>
          <table:table-cell office:value-type="float" office:value="0.25000000011641532" table:formula="of:=IF(AND([.F1596] &lt;&gt; &quot;&quot;;[.G1596] &lt;&gt; &quot;&quot;);([.G1596]-[.F1596])*24;&quot;---&quot;)" table:style-name="ce4">
            <text:p>0.250</text:p>
          </table:table-cell>
          <table:table-cell office:value-type="string" table:style-name="ce25">
            <text:p>mtg-daily</text:p>
          </table:table-cell>
          <table:table-cell office:value-type="date" office:date-value="2025-06-30T08:30:00" table:style-name="ce14">
            <text:p>6/30/25 08:30 AM</text:p>
          </table:table-cell>
          <table:table-cell office:value-type="date" office:date-value="2025-06-30T08:45:00" table:style-name="ce14">
            <text:p>6/30/25 08:45 AM</text:p>
          </table:table-cell>
          <table:table-cell office:value-type="string" table:style-name="ce16">
            <text:p>Daily meetings with the team.</text:p>
          </table:table-cell>
          <table:table-cell table:style-name="ce18"/>
          <table:table-cell table:number-columns-repeated="16375" table:style-name="ce10"/>
        </table:table-row>
        <table:table-row table:style-name="ro4" table:visibility="collapse">
          <table:table-cell office:value-type="float" office:value="922" table:formula="of:=[.A1596]" table:style-name="ce17">
            <text:p>922</text:p>
          </table:table-cell>
          <table:table-cell table:style-name="ce19"/>
          <table:table-cell office:value-type="string" table:style-name="ce4">
            <text:p>BILLED</text:p>
          </table:table-cell>
          <table:table-cell office:value-type="float" office:value="0.78944444441003725" table:formula="of:=IF(AND([.F1597] &lt;&gt; &quot;&quot;;[.G1597] &lt;&gt; &quot;&quot;);([.G1597]-[.F1597])*24;&quot;---&quot;)" table:style-name="ce4">
            <text:p>0.789</text:p>
          </table:table-cell>
          <table:table-cell office:value-type="string" table:style-name="ce25">
            <text:p>IDtoApptio</text:p>
          </table:table-cell>
          <table:table-cell office:value-type="date" office:date-value="2025-06-30T08:45:00" table:style-name="ce14">
            <text:p>6/30/25 08:45 AM</text:p>
          </table:table-cell>
          <table:table-cell office:value-type="date" office:date-value="2025-06-30T09:32:22" table:style-name="ce14">
            <text:p>6/30/25 09:32 AM</text:p>
          </table:table-cell>
          <table:table-cell office:value-type="string" table:style-name="ce16">
            <text:p>#env matching . .need a token per env. <text:s/>.BOOO!</text:p>
          </table:table-cell>
          <table:table-cell table:style-name="ce18"/>
          <table:table-cell table:number-columns-repeated="16375" table:style-name="ce10"/>
        </table:table-row>
        <table:table-row table:style-name="ro4" table:visibility="collapse">
          <table:table-cell office:value-type="float" office:value="922" table:formula="of:=[.A1597]" table:style-name="ce17">
            <text:p>922</text:p>
          </table:table-cell>
          <table:table-cell table:style-name="ce19"/>
          <table:table-cell office:value-type="string" table:style-name="ce4">
            <text:p>BILLED</text:p>
          </table:table-cell>
          <table:table-cell office:value-type="float" office:value="0.46055555547354743" table:formula="of:=IF(AND([.F1598] &lt;&gt; &quot;&quot;;[.G1598] &lt;&gt; &quot;&quot;);([.G1598]-[.F1598])*24;&quot;---&quot;)" table:style-name="ce4">
            <text:p>0.461</text:p>
          </table:table-cell>
          <table:table-cell office:value-type="string" table:style-name="ce25">
            <text:p>mtg-daily</text:p>
          </table:table-cell>
          <table:table-cell office:value-type="date" office:date-value="2025-06-30T09:32:22" table:style-name="ce14">
            <text:p>6/30/25 09:32 AM</text:p>
          </table:table-cell>
          <table:table-cell office:value-type="date" office:date-value="2025-06-30T10:00:00" table:style-name="ce14">
            <text:p>6/30/25 10:00 AM</text:p>
          </table:table-cell>
          <table:table-cell office:value-type="string" table:style-name="ce16">
            <text:p>#</text:p>
          </table:table-cell>
          <table:table-cell table:style-name="ce18"/>
          <table:table-cell table:number-columns-repeated="16375" table:style-name="ce10"/>
        </table:table-row>
        <table:table-row table:style-name="ro4" table:visibility="collapse">
          <table:table-cell office:value-type="float" office:value="922" table:formula="of:=[.A1598]" table:style-name="ce17">
            <text:p>922</text:p>
          </table:table-cell>
          <table:table-cell table:style-name="ce19"/>
          <table:table-cell office:value-type="string" table:style-name="ce4">
            <text:p>BILLED</text:p>
          </table:table-cell>
          <table:table-cell office:value-type="float" office:value="1.125833333353512" table:formula="of:=IF(AND([.F1599] &lt;&gt; &quot;&quot;;[.G1599] &lt;&gt; &quot;&quot;);([.G1599]-[.F1599])*24;&quot;---&quot;)" table:style-name="ce4">
            <text:p>1.126</text:p>
          </table:table-cell>
          <table:table-cell office:value-type="string" table:style-name="ce25">
            <text:p>IDtoAviobook</text:p>
          </table:table-cell>
          <table:table-cell office:value-type="date" office:date-value="2025-06-30T10:00:00" table:style-name="ce14">
            <text:p>6/30/25 10:00 AM</text:p>
          </table:table-cell>
          <table:table-cell office:value-type="date" office:date-value="2025-06-30T11:07:33" table:style-name="ce14">
            <text:p>6/30/25 11:07 AM</text:p>
          </table:table-cell>
          <table:table-cell office:value-type="string" table:style-name="ce16">
            <text:p>Aviobook meeting regarding issues with prefered vs legal names.</text:p>
          </table:table-cell>
          <table:table-cell table:style-name="ce18"/>
          <table:table-cell table:number-columns-repeated="16375" table:style-name="ce10"/>
        </table:table-row>
        <table:table-row table:style-name="ro4" table:visibility="collapse">
          <table:table-cell office:value-type="float" office:value="922" table:formula="of:=[.A1599]" table:style-name="ce17">
            <text:p>922</text:p>
          </table:table-cell>
          <table:table-cell table:style-name="ce19"/>
          <table:table-cell office:value-type="string" table:style-name="ce4">
            <text:p>BILLED</text:p>
          </table:table-cell>
          <table:table-cell office:value-type="float" office:value="0.37416666664648801" table:formula="of:=IF(AND([.F1600] &lt;&gt; &quot;&quot;;[.G1600] &lt;&gt; &quot;&quot;);([.G1600]-[.F1600])*24;&quot;---&quot;)" table:style-name="ce4">
            <text:p>0.374</text:p>
          </table:table-cell>
          <table:table-cell office:value-type="string" table:style-name="ce25">
            <text:p>IDtoApptio</text:p>
          </table:table-cell>
          <table:table-cell office:value-type="date" office:date-value="2025-06-30T11:07:33" table:style-name="ce14">
            <text:p>6/30/25 11:07 AM</text:p>
          </table:table-cell>
          <table:table-cell office:value-type="date" office:date-value="2025-06-30T11:30:00" table:style-name="ce14">
            <text:p>6/30/25 11:30 AM</text:p>
          </table:table-cell>
          <table:table-cell office:value-type="string" table:style-name="ce16">
            <text:p>#</text:p>
          </table:table-cell>
          <table:table-cell table:style-name="ce18"/>
          <table:table-cell table:number-columns-repeated="16375" table:style-name="ce10"/>
        </table:table-row>
        <table:table-row table:style-name="ro4" table:visibility="collapse">
          <table:table-cell office:value-type="float" office:value="922" table:formula="of:=[.A1600]" table:style-name="ce17">
            <text:p>922</text:p>
          </table:table-cell>
          <table:table-cell table:style-name="ce19"/>
          <table:table-cell office:value-type="string" table:style-name="ce4">
            <text:p>BILLED</text:p>
          </table:table-cell>
          <table:table-cell office:value-type="float" office:value="3.1508333333185874" table:formula="of:=IF(AND([.F1601] &lt;&gt; &quot;&quot;;[.G1601] &lt;&gt; &quot;&quot;);([.G1601]-[.F1601])*24;&quot;---&quot;)" table:style-name="ce4">
            <text:p>3.151</text:p>
          </table:table-cell>
          <table:table-cell office:value-type="string" table:style-name="ce25">
            <text:p>IDtoApptio</text:p>
          </table:table-cell>
          <table:table-cell office:value-type="date" office:date-value="2025-06-30T12:13:26" table:style-name="ce14">
            <text:p>6/30/25 12:13 PM</text:p>
          </table:table-cell>
          <table:table-cell office:value-type="date" office:date-value="2025-06-30T15:22:29" table:style-name="ce14">
            <text:p>6/30/25 03:22 PM</text:p>
          </table:table-cell>
          <table:table-cell office:value-type="string" table:style-name="ce21">
            <text:p># multi auth complexity check - driver-operatoin-data <text:s/>. .zero freedom . .</text:p>
          </table:table-cell>
          <table:table-cell table:style-name="ce18"/>
          <table:table-cell table:number-columns-repeated="16375" table:style-name="ce10"/>
        </table:table-row>
        <table:table-row table:style-name="ro4" table:visibility="collapse">
          <table:table-cell office:value-type="float" office:value="922" table:formula="of:=[.A1601]" table:style-name="ce17">
            <text:p>922</text:p>
          </table:table-cell>
          <table:table-cell table:style-name="ce19"/>
          <table:table-cell office:value-type="string" table:style-name="ce4">
            <text:p>BILLED</text:p>
          </table:table-cell>
          <table:table-cell office:value-type="float" office:value="1.904722222359851" table:formula="of:=IF(AND([.F1602] &lt;&gt; &quot;&quot;;[.G1602] &lt;&gt; &quot;&quot;);([.G1602]-[.F1602])*24;&quot;---&quot;)" table:style-name="ce4">
            <text:p>1.905</text:p>
          </table:table-cell>
          <table:table-cell office:value-type="string" table:style-name="ce25">
            <text:p>IDtoApptio</text:p>
          </table:table-cell>
          <table:table-cell office:value-type="date" office:date-value="2025-06-30T15:22:29" table:style-name="ce14">
            <text:p>6/30/25 03:22 PM</text:p>
          </table:table-cell>
          <table:table-cell office:value-type="date" office:date-value="2025-06-30T17:16:46" table:style-name="ce14">
            <text:p>6/30/25 05:16 PM</text:p>
          </table:table-cell>
          <table:table-cell office:value-type="string" table:style-name="ce22">
            <text:p>#working on payload construction: no freedom on driver-operatoin-data . .</text:p>
          </table:table-cell>
          <table:table-cell table:style-name="ce18"/>
          <table:table-cell table:number-columns-repeated="16375" table:style-name="ce10"/>
        </table:table-row>
        <table:table-row table:style-name="ro4" table:visibility="collapse">
          <table:table-cell office:value-type="float" office:value="922" table:formula="of:=[.A1602]" table:style-name="ce17">
            <text:p>922</text:p>
          </table:table-cell>
          <table:table-cell table:style-name="ce19"/>
          <table:table-cell table:style-name="ce4"/>
          <table:table-cell office:value-type="string" office:string-value="---" table:formula="of:=IF(AND([.F1603] &lt;&gt; &quot;&quot;;[.G1603] &lt;&gt; &quot;&quot;);([.G1603]-[.F1603])*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0"/>
        </table:table-row>
        <table:table-row table:style-name="ro4" table:visibility="collapse">
          <table:table-cell office:value-type="float" office:value="922" table:formula="of:=[.A1603]" table:style-name="ce17">
            <text:p>922</text:p>
          </table:table-cell>
          <table:table-cell table:style-name="ce19"/>
          <table:table-cell table:style-name="ce4"/>
          <table:table-cell office:value-type="string" office:string-value="---" table:formula="of:=IF(AND([.F1604] &lt;&gt; &quot;&quot;;[.G1604] &lt;&gt; &quot;&quot;);([.G1604]-[.F1604])*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10" table:visibility="collapse">
          <table:table-cell office:value-type="float" office:value="922" table:formula="of:=[.A1604]" table:style-name="ce17">
            <text:p>922</text:p>
          </table:table-cell>
          <table:table-cell table:style-name="ce31"/>
          <table:table-cell table:style-name="ce4"/>
          <table:table-cell office:value-type="string" office:string-value="---" table:formula="of:=IF(AND([.F1605] &lt;&gt; &quot;&quot;;[.G1605] &lt;&gt; &quot;&quot;);([.G1605]-[.F1605])*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0"/>
        </table:table-row>
        <table:table-row table:style-name="ro4" table:visibility="collapse">
          <table:table-cell office:value-type="float" office:value="922" table:formula="of:=[.A1605]" table:style-name="ce17">
            <text:p>922</text:p>
          </table:table-cell>
          <table:table-cell table:style-name="ce19"/>
          <table:table-cell table:style-name="ce4"/>
          <table:table-cell office:value-type="string" office:string-value="---" table:formula="of:=IF(AND([.F1606] &lt;&gt; &quot;&quot;;[.G1606] &lt;&gt; &quot;&quot;);([.G1606]-[.F1606])*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4" table:visibility="collapse">
          <table:table-cell office:value-type="float" office:value="922" table:formula="of:=[.A1606]" table:style-name="ce17">
            <text:p>922</text:p>
          </table:table-cell>
          <table:table-cell table:style-name="ce19"/>
          <table:table-cell table:style-name="ce4"/>
          <table:table-cell office:value-type="string" office:string-value="---" table:formula="of:=IF(AND([.F1607] &lt;&gt; &quot;&quot;;[.G1607] &lt;&gt; &quot;&quot;);([.G1607]-[.F1607])*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4" table:visibility="collapse">
          <table:table-cell office:value-type="float" office:value="922" table:formula="of:=[.A1607]" table:style-name="ce17">
            <text:p>922</text:p>
          </table:table-cell>
          <table:table-cell table:style-name="ce19"/>
          <table:table-cell table:style-name="ce4"/>
          <table:table-cell office:value-type="string" office:string-value="---" table:formula="of:=IF(AND([.F1608] &lt;&gt; &quot;&quot;;[.G1608] &lt;&gt; &quot;&quot;);([.G1608]-[.F1608])*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4" table:visibility="collapse">
          <table:table-cell office:value-type="float" office:value="922" table:formula="of:=[.A1608]" table:style-name="ce17">
            <text:p>922</text:p>
          </table:table-cell>
          <table:table-cell table:style-name="ce19"/>
          <table:table-cell table:style-name="ce4"/>
          <table:table-cell office:value-type="string" office:string-value="---" table:formula="of:=IF(AND([.F1609] &lt;&gt; &quot;&quot;;[.G1609] &lt;&gt; &quot;&quot;);([.G1609]-[.F1609])*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4" table:visibility="collapse">
          <table:table-cell office:value-type="float" office:value="922" table:formula="of:=[.A1609]" table:style-name="ce17">
            <text:p>922</text:p>
          </table:table-cell>
          <table:table-cell table:style-name="ce19"/>
          <table:table-cell table:style-name="ce4"/>
          <table:table-cell office:value-type="string" office:string-value="---" table:formula="of:=IF(AND([.F1610] &lt;&gt; &quot;&quot;;[.G1610] &lt;&gt; &quot;&quot;);([.G1610]-[.F1610])*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4" table:visibility="collapse">
          <table:table-cell office:value-type="float" office:value="922" table:formula="of:=[.A1610]" table:style-name="ce17">
            <text:p>922</text:p>
          </table:table-cell>
          <table:table-cell table:style-name="ce19"/>
          <table:table-cell table:style-name="ce4"/>
          <table:table-cell office:value-type="string" office:string-value="---" table:formula="of:=IF(AND([.F1611] &lt;&gt; &quot;&quot;;[.G1611] &lt;&gt; &quot;&quot;);([.G1611]-[.F1611])*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4" table:visibility="collapse">
          <table:table-cell office:value-type="float" office:value="922" table:formula="of:=[.A1611]" table:style-name="ce17">
            <text:p>922</text:p>
          </table:table-cell>
          <table:table-cell table:style-name="ce19"/>
          <table:table-cell table:style-name="ce4"/>
          <table:table-cell office:value-type="string" office:string-value="---" table:formula="of:=IF(AND([.F1612] &lt;&gt; &quot;&quot;;[.G1612] &lt;&gt; &quot;&quot;);([.G1612]-[.F1612])*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612]" table:style-name="ce17">
            <text:p>922</text:p>
          </table:table-cell>
          <table:table-cell table:style-name="ce19"/>
          <table:table-cell table:style-name="ce4"/>
          <table:table-cell office:value-type="string" office:string-value="---" table:formula="of:=IF(AND([.F1613] &lt;&gt; &quot;&quot;;[.G1613] &lt;&gt; &quot;&quot;);([.G1613]-[.F1613])*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613]" table:style-name="ce17">
            <text:p>922</text:p>
          </table:table-cell>
          <table:table-cell table:style-name="ce19"/>
          <table:table-cell table:style-name="ce4"/>
          <table:table-cell office:value-type="string" office:string-value="---" table:formula="of:=IF(AND([.F1614] &lt;&gt; &quot;&quot;;[.G1614] &lt;&gt; &quot;&quot;);([.G1614]-[.F1614])*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614]" table:style-name="ce17">
            <text:p>922</text:p>
          </table:table-cell>
          <table:table-cell table:style-name="ce19"/>
          <table:table-cell table:style-name="ce4"/>
          <table:table-cell office:value-type="string" office:string-value="---" table:formula="of:=IF(AND([.F1615] &lt;&gt; &quot;&quot;;[.G1615] &lt;&gt; &quot;&quot;);([.G1615]-[.F161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615]" table:style-name="ce17">
            <text:p>922</text:p>
          </table:table-cell>
          <table:table-cell table:style-name="ce19"/>
          <table:table-cell table:style-name="ce4"/>
          <table:table-cell office:value-type="string" office:string-value="---" table:formula="of:=IF(AND([.F1616] &lt;&gt; &quot;&quot;;[.G1616] &lt;&gt; &quot;&quot;);([.G1616]-[.F161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616]" table:style-name="ce17">
            <text:p>922</text:p>
          </table:table-cell>
          <table:table-cell table:style-name="ce19"/>
          <table:table-cell table:style-name="ce4"/>
          <table:table-cell office:value-type="string" office:string-value="---" table:formula="of:=IF(AND([.F1617] &lt;&gt; &quot;&quot;;[.G1617] &lt;&gt; &quot;&quot;);([.G1617]-[.F1617])*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617]" table:style-name="ce17">
            <text:p>922</text:p>
          </table:table-cell>
          <table:table-cell office:value-type="float" office:value="8" table:formula="of:=COM.MICROSOFT.CEILING([.C1618];0.25)" table:style-name="ce19">
            <text:p>8.000</text:p>
          </table:table-cell>
          <table:table-cell office:value-type="float" office:value="7.9097222223063" table:formula="of:=SUM([.D1618:.D1640])" table:style-name="ce4">
            <text:p>7.910</text:p>
          </table:table-cell>
          <table:table-cell office:value-type="string" office:string-value="---" table:formula="of:=IF(AND([.F1618] &lt;&gt; &quot;&quot;;[.G1618] &lt;&gt; &quot;&quot;);([.G1618]-[.F1618])*24;&quot;---&quot;)" table:style-name="ce4">
            <text:p>---</text:p>
          </table:table-cell>
          <table:table-cell office:value-type="date" office:date-value="2025-07-01T00:00:00" table:style-name="ce20">
            <text:p>1-Jul</text:p>
          </table:table-cell>
          <table:table-cell table:number-columns-repeated="2" table:style-name="ce14"/>
          <table:table-cell table:style-name="ce13"/>
          <table:table-cell table:style-name="ce15"/>
          <table:table-cell table:number-columns-repeated="16375" table:style-name="ce10"/>
        </table:table-row>
        <table:table-row table:style-name="ro9" table:visibility="collapse">
          <table:table-cell office:value-type="float" office:value="922" table:formula="of:=[.A1618]" table:style-name="ce17">
            <text:p>922</text:p>
          </table:table-cell>
          <table:table-cell table:style-name="ce19"/>
          <table:table-cell office:value-type="string" table:style-name="ce4">
            <text:p>BILLED</text:p>
          </table:table-cell>
          <table:table-cell office:value-type="float" office:value="0.41666666662786156" table:formula="of:=IF(AND([.F1619] &lt;&gt; &quot;&quot;;[.G1619] &lt;&gt; &quot;&quot;);([.G1619]-[.F1619])*24;&quot;---&quot;)" table:style-name="ce4">
            <text:p>0.417</text:p>
          </table:table-cell>
          <table:table-cell office:value-type="string" table:style-name="ce20">
            <text:p>IDtoApptio</text:p>
          </table:table-cell>
          <table:table-cell office:value-type="date" office:date-value="2025-07-01T08:05:00" table:style-name="ce14">
            <text:p>7/1/25 08:05 AM</text:p>
          </table:table-cell>
          <table:table-cell office:value-type="date" office:date-value="2025-07-01T08:30:00" table:style-name="ce14">
            <text:p>7/1/25 08:30 AM</text:p>
          </table:table-cell>
          <table:table-cell office:value-type="string" table:style-name="ce21">
            <text:p>Worked on multi-environment design for IDtoApptio.</text:p>
          </table:table-cell>
          <table:table-cell office:value-type="string" table:style-name="ce15">
            <text:p>Driver needs to be able to work with multiple Apptio 'environments' that means I need to store multiple enviornment guids to work with them.</text:p>
          </table:table-cell>
          <table:table-cell table:number-columns-repeated="16375" table:style-name="ce10"/>
        </table:table-row>
        <table:table-row table:style-name="ro10" table:visibility="collapse">
          <table:table-cell office:value-type="float" office:value="922" table:formula="of:=[.A1619]" table:style-name="ce17">
            <text:p>922</text:p>
          </table:table-cell>
          <table:table-cell table:style-name="ce4"/>
          <table:table-cell office:value-type="string" table:style-name="ce4">
            <text:p>BILLED</text:p>
          </table:table-cell>
          <table:table-cell office:value-type="float" office:value="0.17972222232492641" table:formula="of:=IF(AND([.F1620] &lt;&gt; &quot;&quot;;[.G1620] &lt;&gt; &quot;&quot;);([.G1620]-[.F1620])*24;&quot;---&quot;)" table:style-name="ce4">
            <text:p>0.180</text:p>
          </table:table-cell>
          <table:table-cell office:value-type="string" table:style-name="ce20">
            <text:p>mtg-Daily</text:p>
          </table:table-cell>
          <table:table-cell office:value-type="date" office:date-value="2025-07-01T08:30:00" table:style-name="ce14">
            <text:p>7/1/25 08:30 AM</text:p>
          </table:table-cell>
          <table:table-cell office:value-type="date" office:date-value="2025-07-01T08:40:47" table:style-name="ce14">
            <text:p>7/1/25 08:40 AM</text:p>
          </table:table-cell>
          <table:table-cell office:value-type="string" table:style-name="ce20">
            <text:p>Daily meetings with the team. Weekly backlog meeting with EE. MyAccess KT session.</text:p>
          </table:table-cell>
          <table:table-cell table:style-name="ce18"/>
          <table:table-cell table:number-columns-repeated="16375" table:style-name="ce10"/>
        </table:table-row>
        <table:table-row table:style-name="ro4" table:visibility="collapse">
          <table:table-cell office:value-type="float" office:value="922" table:formula="of:=[.A1620]" table:style-name="ce17">
            <text:p>922</text:p>
          </table:table-cell>
          <table:table-cell table:style-name="ce19"/>
          <table:table-cell office:value-type="string" table:style-name="ce4">
            <text:p>BILLED</text:p>
          </table:table-cell>
          <table:table-cell office:value-type="float" office:value="1.1394444443285465" table:formula="of:=IF(AND([.F1621] &lt;&gt; &quot;&quot;;[.G1621] &lt;&gt; &quot;&quot;);([.G1621]-[.F1621])*24;&quot;---&quot;)" table:style-name="ce4">
            <text:p>1.139</text:p>
          </table:table-cell>
          <table:table-cell office:value-type="string" table:style-name="ce20">
            <text:p>IDtoApptio</text:p>
          </table:table-cell>
          <table:table-cell office:value-type="date" office:date-value="2025-07-01T08:40:47" table:style-name="ce14">
            <text:p>7/1/25 08:40 AM</text:p>
          </table:table-cell>
          <table:table-cell office:value-type="date" office:date-value="2025-07-01T09:49:09" table:style-name="ce14">
            <text:p>7/1/25 09:49 AM</text:p>
          </table:table-cell>
          <table:table-cell office:value-type="string" table:style-name="ce21">
            <text:p>#</text:p>
          </table:table-cell>
          <table:table-cell table:style-name="ce18"/>
          <table:table-cell table:number-columns-repeated="16375" table:style-name="ce10"/>
        </table:table-row>
        <table:table-row table:style-name="ro4" table:visibility="collapse">
          <table:table-cell office:value-type="float" office:value="922" table:formula="of:=[.A1621]" table:style-name="ce17">
            <text:p>922</text:p>
          </table:table-cell>
          <table:table-cell table:style-name="ce19"/>
          <table:table-cell office:value-type="string" table:style-name="ce4">
            <text:p>BILLED</text:p>
          </table:table-cell>
          <table:table-cell office:value-type="float" office:value="0.26416666677687317" table:formula="of:=IF(AND([.F1622] &lt;&gt; &quot;&quot;;[.G1622] &lt;&gt; &quot;&quot;);([.G1622]-[.F1622])*24;&quot;---&quot;)" table:style-name="ce4">
            <text:p>0.264</text:p>
          </table:table-cell>
          <table:table-cell office:value-type="string" table:style-name="ce20">
            <text:p>IDtoAviobook</text:p>
          </table:table-cell>
          <table:table-cell office:value-type="date" office:date-value="2025-07-01T09:49:09" table:style-name="ce14">
            <text:p>7/1/25 09:49 AM</text:p>
          </table:table-cell>
          <table:table-cell office:value-type="date" office:date-value="2025-07-01T10:05:00" table:style-name="ce14">
            <text:p>7/1/25 10:05 AM</text:p>
          </table:table-cell>
          <table:table-cell office:value-type="string" table:style-name="ce13">
            <text:p>Worked on reviewing an odd archiving case, user e126706 for IDtoAviobook.</text:p>
          </table:table-cell>
          <table:table-cell table:style-name="ce18"/>
          <table:table-cell table:number-columns-repeated="16375" table:style-name="ce10"/>
        </table:table-row>
        <table:table-row table:style-name="ro4" table:visibility="collapse">
          <table:table-cell office:value-type="float" office:value="922" table:formula="of:=[.A1622]" table:style-name="ce17">
            <text:p>922</text:p>
          </table:table-cell>
          <table:table-cell table:style-name="ce19"/>
          <table:table-cell office:value-type="string" table:style-name="ce4">
            <text:p>BILLED</text:p>
          </table:table-cell>
          <table:table-cell office:value-type="float" office:value="0.91666666668606922" table:formula="of:=IF(AND([.F1623] &lt;&gt; &quot;&quot;;[.G1623] &lt;&gt; &quot;&quot;);([.G1623]-[.F1623])*24;&quot;---&quot;)" table:style-name="ce4">
            <text:p>0.917</text:p>
          </table:table-cell>
          <table:table-cell office:value-type="string" table:style-name="ce20">
            <text:p>IDtoApptio</text:p>
          </table:table-cell>
          <table:table-cell office:value-type="date" office:date-value="2025-07-01T10:05:00" table:style-name="ce14">
            <text:p>7/1/25 10:05 AM</text:p>
          </table:table-cell>
          <table:table-cell office:value-type="date" office:date-value="2025-07-01T11:00:00" table:style-name="ce14">
            <text:p>7/1/25 11:00 AM</text:p>
          </table:table-cell>
          <table:table-cell office:value-type="string" table:style-name="ce26">
            <text:p>#Worked on format of swaApptioRoles.</text:p>
          </table:table-cell>
          <table:table-cell table:style-name="ce18"/>
          <table:table-cell table:number-columns-repeated="16375" table:style-name="ce10"/>
        </table:table-row>
        <table:table-row table:style-name="ro4" table:visibility="collapse">
          <table:table-cell office:value-type="float" office:value="922" table:formula="of:=[.A1623]" table:style-name="ce17">
            <text:p>922</text:p>
          </table:table-cell>
          <table:table-cell table:style-name="ce19"/>
          <table:table-cell office:value-type="string" table:style-name="ce4">
            <text:p>BILLED</text:p>
          </table:table-cell>
          <table:table-cell office:value-type="float" office:value="0.89249999995809048" table:formula="of:=IF(AND([.F1624] &lt;&gt; &quot;&quot;;[.G1624] &lt;&gt; &quot;&quot;);([.G1624]-[.F1624])*24;&quot;---&quot;)" table:style-name="ce4">
            <text:p>0.892</text:p>
          </table:table-cell>
          <table:table-cell office:value-type="string" table:style-name="ce20">
            <text:p>IDtoApptio</text:p>
          </table:table-cell>
          <table:table-cell office:value-type="date" office:date-value="2025-07-01T11:00:00" table:style-name="ce14">
            <text:p>7/1/25 11:00 AM</text:p>
          </table:table-cell>
          <table:table-cell office:value-type="date" office:date-value="2025-07-01T11:53:33" table:style-name="ce14">
            <text:p>7/1/25 11:53 AM</text:p>
          </table:table-cell>
          <table:table-cell office:value-type="string" table:style-name="ce13">
            <text:p>#Meeting with Ashleigh, dhivya &amp; Angie</text:p>
          </table:table-cell>
          <table:table-cell table:style-name="ce18"/>
          <table:table-cell table:number-columns-repeated="16375" table:style-name="ce10"/>
        </table:table-row>
        <table:table-row table:style-name="ro4" table:visibility="collapse">
          <table:table-cell office:value-type="float" office:value="922" table:formula="of:=[.A1624]" table:style-name="ce17">
            <text:p>922</text:p>
          </table:table-cell>
          <table:table-cell table:style-name="ce19"/>
          <table:table-cell office:value-type="string" table:style-name="ce4">
            <text:p>BILLED</text:p>
          </table:table-cell>
          <table:table-cell office:value-type="float" office:value="0.35749999992549419" table:formula="of:=IF(AND([.F1625] &lt;&gt; &quot;&quot;;[.G1625] &lt;&gt; &quot;&quot;);([.G1625]-[.F1625])*24;&quot;---&quot;)" table:style-name="ce4">
            <text:p>0.357</text:p>
          </table:table-cell>
          <table:table-cell office:value-type="string" table:style-name="ce20">
            <text:p>IDtoApptio</text:p>
          </table:table-cell>
          <table:table-cell office:value-type="date" office:date-value="2025-07-01T11:53:33" table:style-name="ce14">
            <text:p>7/1/25 11:53 AM</text:p>
          </table:table-cell>
          <table:table-cell office:value-type="date" office:date-value="2025-07-01T12:15:00" table:style-name="ce14">
            <text:p>7/1/25 12:15 PM</text:p>
          </table:table-cell>
          <table:table-cell office:value-type="string" table:style-name="ce13">
            <text:p>#summary for meeting</text:p>
          </table:table-cell>
          <table:table-cell table:style-name="ce18"/>
          <table:table-cell table:number-columns-repeated="16375" table:style-name="ce10"/>
        </table:table-row>
        <table:table-row table:style-name="ro4" table:visibility="collapse">
          <table:table-cell office:value-type="float" office:value="922" table:formula="of:=[.A1625]" table:style-name="ce17">
            <text:p>922</text:p>
          </table:table-cell>
          <table:table-cell table:style-name="ce19"/>
          <table:table-cell office:value-type="string" table:style-name="ce4">
            <text:p>BILLED</text:p>
          </table:table-cell>
          <table:table-cell office:value-type="float" office:value="1.2572222222224809" table:formula="of:=IF(AND([.F1626] &lt;&gt; &quot;&quot;;[.G1626] &lt;&gt; &quot;&quot;);([.G1626]-[.F1626])*24;&quot;---&quot;)" table:style-name="ce4">
            <text:p>1.257</text:p>
          </table:table-cell>
          <table:table-cell office:value-type="string" table:style-name="ce20">
            <text:p>mtg-MyAcess meeting</text:p>
          </table:table-cell>
          <table:table-cell office:value-type="date" office:date-value="2025-07-01T12:55:47" table:style-name="ce14">
            <text:p>7/1/25 12:55 PM</text:p>
          </table:table-cell>
          <table:table-cell office:value-type="date" office:date-value="2025-07-01T14:11:13" table:style-name="ce14">
            <text:p>7/1/25 02:11 PM</text:p>
          </table:table-cell>
          <table:table-cell office:value-type="string" table:style-name="ce13">
            <text:p>#</text:p>
          </table:table-cell>
          <table:table-cell table:style-name="ce15"/>
          <table:table-cell table:number-columns-repeated="16375" table:style-name="ce10"/>
        </table:table-row>
        <table:table-row table:style-name="ro4" table:visibility="collapse">
          <table:table-cell office:value-type="float" office:value="922" table:formula="of:=[.A1626]" table:style-name="ce17">
            <text:p>922</text:p>
          </table:table-cell>
          <table:table-cell table:style-name="ce19"/>
          <table:table-cell office:value-type="string" table:style-name="ce4">
            <text:p>BILLED</text:p>
          </table:table-cell>
          <table:table-cell office:value-type="float" office:value="0.31305555556900799" table:formula="of:=IF(AND([.F1627] &lt;&gt; &quot;&quot;;[.G1627] &lt;&gt; &quot;&quot;);([.G1627]-[.F1627])*24;&quot;---&quot;)" table:style-name="ce4">
            <text:p>0.313</text:p>
          </table:table-cell>
          <table:table-cell office:value-type="string" table:style-name="ce21">
            <text:p>mtg-EEMeeting</text:p>
          </table:table-cell>
          <table:table-cell office:value-type="date" office:date-value="2025-07-01T14:11:13" table:style-name="ce14">
            <text:p>7/1/25 02:11 PM</text:p>
          </table:table-cell>
          <table:table-cell office:value-type="date" office:date-value="2025-07-01T14:30:00" table:style-name="ce14">
            <text:p>7/1/25 02:30 PM</text:p>
          </table:table-cell>
          <table:table-cell office:value-type="string" table:style-name="ce13">
            <text:p>#backlog</text:p>
          </table:table-cell>
          <table:table-cell table:style-name="ce18"/>
          <table:table-cell table:number-columns-repeated="16375" table:style-name="ce10"/>
        </table:table-row>
        <table:table-row table:style-name="ro10" table:visibility="collapse">
          <table:table-cell office:value-type="float" office:value="922" table:formula="of:=[.A1627]" table:style-name="ce17">
            <text:p>922</text:p>
          </table:table-cell>
          <table:table-cell office:value-type="string" table:style-name="ce4">
            <text:p>nap</text:p>
          </table:table-cell>
          <table:table-cell office:value-type="string" table:style-name="ce4">
            <text:p>BILLED</text:p>
          </table:table-cell>
          <table:table-cell office:value-type="float" office:value="0.41666666680248454" table:formula="of:=IF(AND([.F1628] &lt;&gt; &quot;&quot;;[.G1628] &lt;&gt; &quot;&quot;);([.G1628]-[.F1628])*24;&quot;---&quot;)" table:style-name="ce4">
            <text:p>0.417</text:p>
          </table:table-cell>
          <table:table-cell office:value-type="string" table:style-name="ce20">
            <text:p>IDtoApptio</text:p>
          </table:table-cell>
          <table:table-cell office:value-type="date" office:date-value="2025-07-01T14:30:00" table:style-name="ce14">
            <text:p>7/1/25 02:30 PM</text:p>
          </table:table-cell>
          <table:table-cell office:value-type="date" office:date-value="2025-07-01T14:55:00" table:style-name="ce14">
            <text:p>7/1/25 02:55 PM</text:p>
          </table:table-cell>
          <table:table-cell office:value-type="string" table:style-name="ce13">
            <text:p>#Worked on format of swaApptioRoles.</text:p>
          </table:table-cell>
          <table:table-cell table:style-name="ce18"/>
          <table:table-cell table:number-columns-repeated="16375" table:style-name="ce10"/>
        </table:table-row>
        <table:table-row table:style-name="ro4" table:visibility="collapse">
          <table:table-cell office:value-type="float" office:value="922" table:formula="of:=[.A1628]" table:style-name="ce17">
            <text:p>922</text:p>
          </table:table-cell>
          <table:table-cell table:style-name="ce19"/>
          <table:table-cell office:value-type="string" table:style-name="ce4">
            <text:p>BILLED</text:p>
          </table:table-cell>
          <table:table-cell office:value-type="float" office:value="1.7561111110844649" table:formula="of:=IF(AND([.F1629] &lt;&gt; &quot;&quot;;[.G1629] &lt;&gt; &quot;&quot;);([.G1629]-[.F1629])*24;&quot;---&quot;)" table:style-name="ce4">
            <text:p>1.756</text:p>
          </table:table-cell>
          <table:table-cell office:value-type="string" table:style-name="ce20">
            <text:p>IDtoApptio</text:p>
          </table:table-cell>
          <table:table-cell office:value-type="date" office:date-value="2025-07-01T15:45:04" table:style-name="ce14">
            <text:p>7/1/25 03:45 PM</text:p>
          </table:table-cell>
          <table:table-cell office:value-type="date" office:date-value="2025-07-01T17:30:26" table:style-name="ce14">
            <text:p>7/1/25 05:30 PM</text:p>
          </table:table-cell>
          <table:table-cell office:value-type="string" table:style-name="ce13">
            <text:p>#</text:p>
          </table:table-cell>
          <table:table-cell table:style-name="ce18"/>
          <table:table-cell table:number-columns-repeated="16375" table:style-name="ce10"/>
        </table:table-row>
        <table:table-row table:style-name="ro4" table:visibility="collapse">
          <table:table-cell office:value-type="float" office:value="922" table:formula="of:=[.A1629]" table:style-name="ce17">
            <text:p>922</text:p>
          </table:table-cell>
          <table:table-cell table:style-name="ce19"/>
          <table:table-cell table:style-name="ce4"/>
          <table:table-cell office:value-type="string" office:string-value="---" table:formula="of:=IF(AND([.F1630] &lt;&gt; &quot;&quot;;[.G1630] &lt;&gt; &quot;&quot;);([.G1630]-[.F1630])*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630]" table:style-name="ce17">
            <text:p>922</text:p>
          </table:table-cell>
          <table:table-cell table:style-name="ce19"/>
          <table:table-cell table:style-name="ce4"/>
          <table:table-cell office:value-type="string" office:string-value="---" table:formula="of:=IF(AND([.F1631] &lt;&gt; &quot;&quot;;[.G1631] &lt;&gt; &quot;&quot;);([.G1631]-[.F1631])*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631]" table:style-name="ce17">
            <text:p>922</text:p>
          </table:table-cell>
          <table:table-cell table:style-name="ce19"/>
          <table:table-cell table:style-name="ce4"/>
          <table:table-cell office:value-type="string" office:string-value="---" table:formula="of:=IF(AND([.F1632] &lt;&gt; &quot;&quot;;[.G1632] &lt;&gt; &quot;&quot;);([.G1632]-[.F1632])*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632]" table:style-name="ce17">
            <text:p>922</text:p>
          </table:table-cell>
          <table:table-cell table:style-name="ce19"/>
          <table:table-cell table:style-name="ce4"/>
          <table:table-cell office:value-type="string" office:string-value="---" table:formula="of:=IF(AND([.F1633] &lt;&gt; &quot;&quot;;[.G1633] &lt;&gt; &quot;&quot;);([.G1633]-[.F163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633]" table:style-name="ce17">
            <text:p>922</text:p>
          </table:table-cell>
          <table:table-cell table:style-name="ce19"/>
          <table:table-cell table:style-name="ce4"/>
          <table:table-cell office:value-type="string" office:string-value="---" table:formula="of:=IF(AND([.F1634] &lt;&gt; &quot;&quot;;[.G1634] &lt;&gt; &quot;&quot;);([.G1634]-[.F1634])*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634]" table:style-name="ce17">
            <text:p>922</text:p>
          </table:table-cell>
          <table:table-cell table:style-name="ce19"/>
          <table:table-cell table:style-name="ce4"/>
          <table:table-cell office:value-type="string" office:string-value="---" table:formula="of:=IF(AND([.F1635] &lt;&gt; &quot;&quot;;[.G1635] &lt;&gt; &quot;&quot;);([.G1635]-[.F163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635]" table:style-name="ce17">
            <text:p>922</text:p>
          </table:table-cell>
          <table:table-cell table:style-name="ce19"/>
          <table:table-cell table:style-name="ce4"/>
          <table:table-cell office:value-type="string" office:string-value="---" table:formula="of:=IF(AND([.F1636] &lt;&gt; &quot;&quot;;[.G1636] &lt;&gt; &quot;&quot;);([.G1636]-[.F163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636]" table:style-name="ce17">
            <text:p>922</text:p>
          </table:table-cell>
          <table:table-cell table:style-name="ce19"/>
          <table:table-cell table:style-name="ce4"/>
          <table:table-cell office:value-type="string" office:string-value="---" table:formula="of:=IF(AND([.F1637] &lt;&gt; &quot;&quot;;[.G1637] &lt;&gt; &quot;&quot;);([.G1637]-[.F1637])*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637]" table:style-name="ce17">
            <text:p>922</text:p>
          </table:table-cell>
          <table:table-cell table:style-name="ce19"/>
          <table:table-cell table:style-name="ce4"/>
          <table:table-cell office:value-type="string" office:string-value="---" table:formula="of:=IF(AND([.F1638] &lt;&gt; &quot;&quot;;[.G1638] &lt;&gt; &quot;&quot;);([.G1638]-[.F1638])*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638]" table:style-name="ce17">
            <text:p>922</text:p>
          </table:table-cell>
          <table:table-cell table:style-name="ce19"/>
          <table:table-cell table:style-name="ce4"/>
          <table:table-cell office:value-type="string" office:string-value="---" table:formula="of:=IF(AND([.F1639] &lt;&gt; &quot;&quot;;[.G1639] &lt;&gt; &quot;&quot;);([.G1639]-[.F1639])*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639]" table:style-name="ce17">
            <text:p>922</text:p>
          </table:table-cell>
          <table:table-cell table:style-name="ce19"/>
          <table:table-cell table:style-name="ce4"/>
          <table:table-cell office:value-type="string" office:string-value="---" table:formula="of:=IF(AND([.F1640] &lt;&gt; &quot;&quot;;[.G1640] &lt;&gt; &quot;&quot;);([.G1640]-[.F1640])*24;&quot;---&quot;)" table:style-name="ce4">
            <text:p>---</text:p>
          </table:table-cell>
          <table:table-cell table:style-name="ce21"/>
          <table:table-cell table:number-columns-repeated="2" table:style-name="ce14"/>
          <table:table-cell table:style-name="ce13"/>
          <table:table-cell table:style-name="ce15"/>
          <table:table-cell table:number-columns-repeated="16375" table:style-name="ce10"/>
        </table:table-row>
        <table:table-row table:style-name="ro4" table:visibility="collapse">
          <table:table-cell office:value-type="float" office:value="922" table:formula="of:=[.A1640]" table:style-name="ce17">
            <text:p>922</text:p>
          </table:table-cell>
          <table:table-cell office:value-type="float" office:value="7.25" table:formula="of:=COM.MICROSOFT.CEILING([.C1641];0.25)" table:style-name="ce19">
            <text:p>7.250</text:p>
          </table:table-cell>
          <table:table-cell office:value-type="float" office:value="7.2155555554199964" table:formula="of:=SUM([.D1641:.D1660])" table:style-name="ce4">
            <text:p>7.216</text:p>
          </table:table-cell>
          <table:table-cell office:value-type="string" office:string-value="---" table:formula="of:=IF(AND([.F1641] &lt;&gt; &quot;&quot;;[.G1641] &lt;&gt; &quot;&quot;);([.G1641]-[.F1641])*24;&quot;---&quot;)" table:style-name="ce4">
            <text:p>---</text:p>
          </table:table-cell>
          <table:table-cell office:value-type="date" office:date-value="2025-07-02T00:00:00" table:style-name="ce20">
            <text:p>2-Jul</text:p>
          </table:table-cell>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641]" table:style-name="ce17">
            <text:p>922</text:p>
          </table:table-cell>
          <table:table-cell table:style-name="ce19"/>
          <table:table-cell office:value-type="string" table:style-name="ce4">
            <text:p>BILLED</text:p>
          </table:table-cell>
          <table:table-cell office:value-type="float" office:value="0.16666666668606922" table:formula="of:=IF(AND([.F1642] &lt;&gt; &quot;&quot;;[.G1642] &lt;&gt; &quot;&quot;);([.G1642]-[.F1642])*24;&quot;---&quot;)" table:style-name="ce4">
            <text:p>0.167</text:p>
          </table:table-cell>
          <table:table-cell office:value-type="string" table:style-name="ce21">
            <text:p>IDtoApptio</text:p>
          </table:table-cell>
          <table:table-cell office:value-type="date" office:date-value="2025-07-02T08:20:00" table:style-name="ce14">
            <text:p>7/2/25 08:20 AM</text:p>
          </table:table-cell>
          <table:table-cell office:value-type="date" office:date-value="2025-07-02T08:30:00" table:style-name="ce14">
            <text:p>7/2/25 08:30 AM</text:p>
          </table:table-cell>
          <table:table-cell office:value-type="string" table:style-name="ce13">
            <text:p>Worked on updating support for roles in the IDtoApptio driver. Worked on testing MyAccess API based collection. Worked on Initial migration plants.</text:p>
          </table:table-cell>
          <table:table-cell table:style-name="ce23"/>
          <table:table-cell table:number-columns-repeated="16375" table:style-name="ce10"/>
        </table:table-row>
        <table:table-row table:style-name="ro4" table:visibility="collapse">
          <table:table-cell office:value-type="float" office:value="922" table:formula="of:=[.A1642]" table:style-name="ce17">
            <text:p>922</text:p>
          </table:table-cell>
          <table:table-cell table:style-name="ce19"/>
          <table:table-cell office:value-type="string" table:style-name="ce4">
            <text:p>BILLED</text:p>
          </table:table-cell>
          <table:table-cell office:value-type="float" office:value="0.24277777777751908" table:formula="of:=IF(AND([.F1643] &lt;&gt; &quot;&quot;;[.G1643] &lt;&gt; &quot;&quot;);([.G1643]-[.F1643])*24;&quot;---&quot;)" table:style-name="ce4">
            <text:p>0.243</text:p>
          </table:table-cell>
          <table:table-cell office:value-type="string" table:style-name="ce21">
            <text:p>mtg-Daily</text:p>
          </table:table-cell>
          <table:table-cell office:value-type="date" office:date-value="2025-07-02T08:30:00" table:style-name="ce14">
            <text:p>7/2/25 08:30 AM</text:p>
          </table:table-cell>
          <table:table-cell office:value-type="date" office:date-value="2025-07-02T08:44:34" table:style-name="ce14">
            <text:p>7/2/25 08:44 AM</text:p>
          </table:table-cell>
          <table:table-cell office:value-type="string" table:style-name="ce13">
            <text:p>Daily meetings with the team. EE Story &amp; process meeting to fix component sync up problems on projects.</text:p>
          </table:table-cell>
          <table:table-cell table:style-name="ce23"/>
          <table:table-cell table:number-columns-repeated="16375" table:style-name="ce10"/>
        </table:table-row>
        <table:table-row table:style-name="ro4" table:visibility="collapse">
          <table:table-cell office:value-type="float" office:value="922" table:formula="of:=[.A1643]" table:style-name="ce17">
            <text:p>922</text:p>
          </table:table-cell>
          <table:table-cell table:style-name="ce19"/>
          <table:table-cell office:value-type="string" table:style-name="ce4">
            <text:p>BILLED</text:p>
          </table:table-cell>
          <table:table-cell office:value-type="float" office:value="1.2833333333255723" table:formula="of:=IF(AND([.F1644] &lt;&gt; &quot;&quot;;[.G1644] &lt;&gt; &quot;&quot;);([.G1644]-[.F1644])*24;&quot;---&quot;)" table:style-name="ce4">
            <text:p>1.283</text:p>
          </table:table-cell>
          <table:table-cell office:value-type="string" table:style-name="ce21">
            <text:p>IDtoApptio</text:p>
          </table:table-cell>
          <table:table-cell office:value-type="date" office:date-value="2025-07-02T08:44:34" table:style-name="ce14">
            <text:p>7/2/25 08:44 AM</text:p>
          </table:table-cell>
          <table:table-cell office:value-type="date" office:date-value="2025-07-02T10:01:34" table:style-name="ce14">
            <text:p>7/2/25 10:01 AM</text:p>
          </table:table-cell>
          <table:table-cell office:value-type="string" table:style-name="ce21">
            <text:p>#</text:p>
          </table:table-cell>
          <table:table-cell table:style-name="ce23"/>
          <table:table-cell table:number-columns-repeated="16375" table:style-name="ce10"/>
        </table:table-row>
        <table:table-row table:style-name="ro4" table:visibility="collapse">
          <table:table-cell office:value-type="float" office:value="922" table:formula="of:=[.A1644]" table:style-name="ce17">
            <text:p>922</text:p>
          </table:table-cell>
          <table:table-cell table:style-name="ce19"/>
          <table:table-cell office:value-type="string" table:style-name="ce4">
            <text:p>BILLED</text:p>
          </table:table-cell>
          <table:table-cell office:value-type="float" office:value="2.4738888890133239" table:formula="of:=IF(AND([.F1645] &lt;&gt; &quot;&quot;;[.G1645] &lt;&gt; &quot;&quot;);([.G1645]-[.F1645])*24;&quot;---&quot;)" table:style-name="ce4">
            <text:p>2.474</text:p>
          </table:table-cell>
          <table:table-cell office:value-type="string" table:style-name="ce21">
            <text:p>IDtoApptio</text:p>
          </table:table-cell>
          <table:table-cell office:value-type="date" office:date-value="2025-07-02T10:01:34" table:style-name="ce14">
            <text:p>7/2/25 10:01 AM</text:p>
          </table:table-cell>
          <table:table-cell office:value-type="date" office:date-value="2025-07-02T12:30:00" table:style-name="ce14">
            <text:p>7/2/25 12:30 PM</text:p>
          </table:table-cell>
          <table:table-cell office:value-type="string" table:style-name="ce21">
            <text:p>Meeting - for IDtoApptio</text:p>
          </table:table-cell>
          <table:table-cell table:style-name="ce23"/>
          <table:table-cell table:number-columns-repeated="16375" table:style-name="ce10"/>
        </table:table-row>
        <table:table-row table:style-name="ro4" table:visibility="collapse">
          <table:table-cell office:value-type="float" office:value="922" table:formula="of:=[.A1645]" table:style-name="ce17">
            <text:p>922</text:p>
          </table:table-cell>
          <table:table-cell table:style-name="ce19"/>
          <table:table-cell office:value-type="string" table:style-name="ce4">
            <text:p>BILLED</text:p>
          </table:table-cell>
          <table:table-cell office:value-type="float" office:value="0.939166666532401" table:formula="of:=IF(AND([.F1646] &lt;&gt; &quot;&quot;;[.G1646] &lt;&gt; &quot;&quot;);([.G1646]-[.F1646])*24;&quot;---&quot;)" table:style-name="ce4">
            <text:p>0.939</text:p>
          </table:table-cell>
          <table:table-cell office:value-type="string" table:style-name="ce21">
            <text:p>mtg-Story</text:p>
          </table:table-cell>
          <table:table-cell office:value-type="date" office:date-value="2025-07-02T12:30:00" table:style-name="ce14">
            <text:p>7/2/25 12:30 PM</text:p>
          </table:table-cell>
          <table:table-cell office:value-type="date" office:date-value="2025-07-02T13:26:21" table:style-name="ce14">
            <text:p>7/2/25 01:26 PM</text:p>
          </table:table-cell>
          <table:table-cell office:value-type="string" table:style-name="ce13">
            <text:p>#</text:p>
          </table:table-cell>
          <table:table-cell table:style-name="ce23"/>
          <table:table-cell table:number-columns-repeated="16375" table:style-name="ce10"/>
        </table:table-row>
        <table:table-row table:style-name="ro4" table:visibility="collapse">
          <table:table-cell office:value-type="float" office:value="922" table:formula="of:=[.A1646]" table:style-name="ce17">
            <text:p>922</text:p>
          </table:table-cell>
          <table:table-cell table:style-name="ce19"/>
          <table:table-cell office:value-type="string" table:style-name="ce4">
            <text:p>BILLED</text:p>
          </table:table-cell>
          <table:table-cell office:value-type="float" office:value="9.4166666676755995E-2" table:formula="of:=IF(AND([.F1647] &lt;&gt; &quot;&quot;;[.G1647] &lt;&gt; &quot;&quot;);([.G1647]-[.F1647])*24;&quot;---&quot;)" table:style-name="ce4">
            <text:p>0.094</text:p>
          </table:table-cell>
          <table:table-cell office:value-type="string" table:style-name="ce21">
            <text:p>IDtoApptio</text:p>
          </table:table-cell>
          <table:table-cell office:value-type="date" office:date-value="2025-07-02T13:26:21" table:style-name="ce14">
            <text:p>7/2/25 01:26 PM</text:p>
          </table:table-cell>
          <table:table-cell office:value-type="date" office:date-value="2025-07-02T13:32:00" table:style-name="ce14">
            <text:p>7/2/25 01:32 PM</text:p>
          </table:table-cell>
          <table:table-cell office:value-type="string" table:style-name="ce13">
            <text:p>#writingin up summary</text:p>
          </table:table-cell>
          <table:table-cell table:style-name="ce23"/>
          <table:table-cell table:number-columns-repeated="16375" table:style-name="ce10"/>
        </table:table-row>
        <table:table-row table:style-name="ro10" table:visibility="collapse">
          <table:table-cell office:value-type="float" office:value="922" table:formula="of:=[.A1647]" table:style-name="ce17">
            <text:p>922</text:p>
          </table:table-cell>
          <table:table-cell office:value-type="string" table:style-name="ce21">
            <text:p>sleep</text:p>
          </table:table-cell>
          <table:table-cell office:value-type="string" table:style-name="ce4">
            <text:p>BILLED</text:p>
          </table:table-cell>
          <table:table-cell office:value-type="float" office:value="0.28416666656266898" table:formula="of:=IF(AND([.F1648] &lt;&gt; &quot;&quot;;[.G1648] &lt;&gt; &quot;&quot;);([.G1648]-[.F1648])*24;&quot;---&quot;)" table:style-name="ce4">
            <text:p>0.284</text:p>
          </table:table-cell>
          <table:table-cell office:value-type="string" table:style-name="ce21">
            <text:p>IDtoApptio</text:p>
          </table:table-cell>
          <table:table-cell office:value-type="date" office:date-value="2025-07-02T13:37:11" table:style-name="ce14">
            <text:p>7/2/25 01:37 PM</text:p>
          </table:table-cell>
          <table:table-cell office:value-type="date" office:date-value="2025-07-02T13:54:14" table:style-name="ce14">
            <text:p>7/2/25 01:54 PM</text:p>
          </table:table-cell>
          <table:table-cell office:value-type="string" table:style-name="ce13">
            <text:p>#</text:p>
          </table:table-cell>
          <table:table-cell table:style-name="ce23"/>
          <table:table-cell table:number-columns-repeated="16375" table:style-name="ce10"/>
        </table:table-row>
        <table:table-row table:style-name="ro4" table:visibility="collapse">
          <table:table-cell office:value-type="float" office:value="922" table:formula="of:=[.A1648]" table:style-name="ce17">
            <text:p>922</text:p>
          </table:table-cell>
          <table:table-cell table:style-name="ce19"/>
          <table:table-cell office:value-type="string" table:style-name="ce4">
            <text:p>BILLED</text:p>
          </table:table-cell>
          <table:table-cell office:value-type="float" office:value="7.9722222173586488E-2" table:formula="of:=IF(AND([.F1649] &lt;&gt; &quot;&quot;;[.G1649] &lt;&gt; &quot;&quot;);([.G1649]-[.F1649])*24;&quot;---&quot;)" table:style-name="ce4">
            <text:p>0.080</text:p>
          </table:table-cell>
          <table:table-cell office:value-type="string" table:style-name="ce21">
            <text:p>IDtoApptio</text:p>
          </table:table-cell>
          <table:table-cell office:value-type="date" office:date-value="2025-07-02T14:45:13" table:style-name="ce14">
            <text:p>7/2/25 02:45 PM</text:p>
          </table:table-cell>
          <table:table-cell office:value-type="date" office:date-value="2025-07-02T14:50:00" table:style-name="ce14">
            <text:p>7/2/25 02:50 PM</text:p>
          </table:table-cell>
          <table:table-cell office:value-type="string" table:style-name="ce13">
            <text:p># working on new design for reasier collection</text:p>
          </table:table-cell>
          <table:table-cell table:style-name="ce23"/>
          <table:table-cell table:number-columns-repeated="16375" table:style-name="ce10"/>
        </table:table-row>
        <table:table-row table:style-name="ro4" table:visibility="collapse">
          <table:table-cell office:value-type="float" office:value="922" table:formula="of:=[.A1649]" table:style-name="ce17">
            <text:p>922</text:p>
          </table:table-cell>
          <table:table-cell table:style-name="ce19"/>
          <table:table-cell office:value-type="string" table:style-name="ce4">
            <text:p>BILLED</text:p>
          </table:table-cell>
          <table:table-cell office:value-type="float" office:value="1.5113888889318332" table:formula="of:=IF(AND([.F1650] &lt;&gt; &quot;&quot;;[.G1650] &lt;&gt; &quot;&quot;);([.G1650]-[.F1650])*24;&quot;---&quot;)" table:style-name="ce4">
            <text:p>1.511</text:p>
          </table:table-cell>
          <table:table-cell office:value-type="string" table:style-name="ce21">
            <text:p>IDtoApptio</text:p>
          </table:table-cell>
          <table:table-cell office:value-type="date" office:date-value="2025-07-02T14:59:47" table:style-name="ce14">
            <text:p>7/2/25 02:59 PM</text:p>
          </table:table-cell>
          <table:table-cell office:value-type="date" office:date-value="2025-07-02T16:30:28" table:style-name="ce14">
            <text:p>7/2/25 04:30 PM</text:p>
          </table:table-cell>
          <table:table-cell office:value-type="string" table:style-name="ce13">
            <text:p># conversation &amp; testing with Mike to see if MyAccess API collection works.</text:p>
          </table:table-cell>
          <table:table-cell table:style-name="ce23"/>
          <table:table-cell table:number-columns-repeated="16375" table:style-name="ce10"/>
        </table:table-row>
        <table:table-row table:style-name="ro4" table:visibility="collapse">
          <table:table-cell office:value-type="float" office:value="922" table:formula="of:=[.A1650]" table:style-name="ce17">
            <text:p>922</text:p>
          </table:table-cell>
          <table:table-cell table:style-name="ce19"/>
          <table:table-cell office:value-type="string" table:style-name="ce4">
            <text:p>BILLED</text:p>
          </table:table-cell>
          <table:table-cell office:value-type="float" office:value="0.14027777774026617" table:formula="of:=IF(AND([.F1651] &lt;&gt; &quot;&quot;;[.G1651] &lt;&gt; &quot;&quot;);([.G1651]-[.F1651])*24;&quot;---&quot;)" table:style-name="ce4">
            <text:p>0.140</text:p>
          </table:table-cell>
          <table:table-cell office:value-type="string" table:style-name="ce21">
            <text:p>IDtoApptio</text:p>
          </table:table-cell>
          <table:table-cell office:value-type="date" office:date-value="2025-07-02T16:30:28" table:style-name="ce14">
            <text:p>7/2/25 04:30 PM</text:p>
          </table:table-cell>
          <table:table-cell office:value-type="date" office:date-value="2025-07-02T16:38:53" table:style-name="ce14">
            <text:p>7/2/25 04:38 PM</text:p>
          </table:table-cell>
          <table:table-cell office:value-type="string" table:style-name="ce10">
            <text:p>#initial migration code</text:p>
          </table:table-cell>
          <table:table-cell table:style-name="ce23"/>
          <table:table-cell table:number-columns-repeated="16375" table:style-name="ce10"/>
        </table:table-row>
        <table:table-row table:style-name="ro4" table:visibility="collapse">
          <table:table-cell office:value-type="float" office:value="922" table:formula="of:=[.A1651]" table:style-name="ce17">
            <text:p>922</text:p>
          </table:table-cell>
          <table:table-cell table:style-name="ce19"/>
          <table:table-cell table:style-name="ce4"/>
          <table:table-cell office:value-type="string" office:string-value="---" table:formula="of:=IF(AND([.F1652] &lt;&gt; &quot;&quot;;[.G1652] &lt;&gt; &quot;&quot;);([.G1652]-[.F1652])*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0"/>
        </table:table-row>
        <table:table-row table:style-name="ro4" table:visibility="collapse">
          <table:table-cell office:value-type="float" office:value="922" table:formula="of:=[.A1652]" table:style-name="ce17">
            <text:p>922</text:p>
          </table:table-cell>
          <table:table-cell table:style-name="ce19"/>
          <table:table-cell table:style-name="ce4"/>
          <table:table-cell office:value-type="string" office:string-value="---" table:formula="of:=IF(AND([.F1653] &lt;&gt; &quot;&quot;;[.G1653] &lt;&gt; &quot;&quot;);([.G1653]-[.F1653])*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0"/>
        </table:table-row>
        <table:table-row table:style-name="ro4" table:visibility="collapse">
          <table:table-cell office:value-type="float" office:value="922" table:formula="of:=[.A1653]" table:style-name="ce17">
            <text:p>922</text:p>
          </table:table-cell>
          <table:table-cell table:style-name="ce19"/>
          <table:table-cell table:style-name="ce4"/>
          <table:table-cell office:value-type="string" office:string-value="---" table:formula="of:=IF(AND([.F1654] &lt;&gt; &quot;&quot;;[.G1654] &lt;&gt; &quot;&quot;);([.G1654]-[.F1654])*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0"/>
        </table:table-row>
        <table:table-row table:style-name="ro4" table:visibility="collapse">
          <table:table-cell office:value-type="float" office:value="922" table:formula="of:=[.A1654]" table:style-name="ce17">
            <text:p>922</text:p>
          </table:table-cell>
          <table:table-cell table:style-name="ce19"/>
          <table:table-cell table:style-name="ce4"/>
          <table:table-cell office:value-type="string" office:string-value="---" table:formula="of:=IF(AND([.F1655] &lt;&gt; &quot;&quot;;[.G1655] &lt;&gt; &quot;&quot;);([.G1655]-[.F1655])*24;&quot;---&quot;)" table:style-name="ce4">
            <text:p>---</text:p>
          </table:table-cell>
          <table:table-cell table:style-name="ce21"/>
          <table:table-cell table:number-columns-repeated="2" table:style-name="ce14"/>
          <table:table-cell table:style-name="ce16"/>
          <table:table-cell table:style-name="ce23"/>
          <table:table-cell table:number-columns-repeated="16375" table:style-name="ce10"/>
        </table:table-row>
        <table:table-row table:style-name="ro4" table:visibility="collapse">
          <table:table-cell office:value-type="float" office:value="922" table:formula="of:=[.A1655]" table:style-name="ce17">
            <text:p>922</text:p>
          </table:table-cell>
          <table:table-cell table:style-name="ce19"/>
          <table:table-cell table:style-name="ce4"/>
          <table:table-cell office:value-type="string" office:string-value="---" table:formula="of:=IF(AND([.F1656] &lt;&gt; &quot;&quot;;[.G1656] &lt;&gt; &quot;&quot;);([.G1656]-[.F1656])*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0"/>
        </table:table-row>
        <table:table-row table:style-name="ro4" table:visibility="collapse">
          <table:table-cell office:value-type="float" office:value="922" table:formula="of:=[.A1656]" table:style-name="ce17">
            <text:p>922</text:p>
          </table:table-cell>
          <table:table-cell table:style-name="ce19"/>
          <table:table-cell table:style-name="ce4"/>
          <table:table-cell office:value-type="string" office:string-value="---" table:formula="of:=IF(AND([.F1657] &lt;&gt; &quot;&quot;;[.G1657] &lt;&gt; &quot;&quot;);([.G1657]-[.F1657])*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0"/>
        </table:table-row>
        <table:table-row table:style-name="ro4" table:visibility="collapse">
          <table:table-cell office:value-type="float" office:value="922" table:formula="of:=[.A1657]" table:style-name="ce17">
            <text:p>922</text:p>
          </table:table-cell>
          <table:table-cell table:style-name="ce19"/>
          <table:table-cell table:style-name="ce4"/>
          <table:table-cell office:value-type="string" office:string-value="---" table:formula="of:=IF(AND([.F1658] &lt;&gt; &quot;&quot;;[.G1658] &lt;&gt; &quot;&quot;);([.G1658]-[.F1658])*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0"/>
        </table:table-row>
        <table:table-row table:style-name="ro4" table:visibility="collapse">
          <table:table-cell office:value-type="float" office:value="922" table:formula="of:=[.A1658]" table:style-name="ce17">
            <text:p>922</text:p>
          </table:table-cell>
          <table:table-cell table:style-name="ce19"/>
          <table:table-cell table:style-name="ce4"/>
          <table:table-cell office:value-type="string" office:string-value="---" table:formula="of:=IF(AND([.F1659] &lt;&gt; &quot;&quot;;[.G1659] &lt;&gt; &quot;&quot;);([.G1659]-[.F1659])*24;&quot;---&quot;)" table:style-name="ce4">
            <text:p>---</text:p>
          </table:table-cell>
          <table:table-cell table:style-name="ce16"/>
          <table:table-cell table:number-columns-repeated="2" table:style-name="ce14"/>
          <table:table-cell table:style-name="ce16"/>
          <table:table-cell table:style-name="ce23"/>
          <table:table-cell table:number-columns-repeated="16375" table:style-name="ce10"/>
        </table:table-row>
        <table:table-row table:style-name="ro4" table:visibility="collapse">
          <table:table-cell office:value-type="float" office:value="922" table:formula="of:=[.A1659]" table:style-name="ce17">
            <text:p>922</text:p>
          </table:table-cell>
          <table:table-cell table:style-name="ce19"/>
          <table:table-cell table:style-name="ce4"/>
          <table:table-cell office:value-type="string" office:string-value="---" table:formula="of:=IF(AND([.F1660] &lt;&gt; &quot;&quot;;[.G1660] &lt;&gt; &quot;&quot;);([.G1660]-[.F1660])*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660]" table:style-name="ce17">
            <text:p>922</text:p>
          </table:table-cell>
          <table:table-cell office:value-type="float" office:value="8.5" table:formula="of:=COM.MICROSOFT.CEILING([.C1661];0.25)" table:style-name="ce19">
            <text:p>8.500</text:p>
          </table:table-cell>
          <table:table-cell office:value-type="float" office:value="8.276388888945803" table:formula="of:=SUM([.D1661:.D1677])" table:style-name="ce4">
            <text:p>8.276</text:p>
          </table:table-cell>
          <table:table-cell office:value-type="string" office:string-value="---" table:formula="of:=IF(AND([.F1661] &lt;&gt; &quot;&quot;;[.G1661] &lt;&gt; &quot;&quot;);([.G1661]-[.F1661])*24;&quot;---&quot;)" table:style-name="ce4">
            <text:p>---</text:p>
          </table:table-cell>
          <table:table-cell office:value-type="date" office:date-value="2025-07-03T00:00:00" table:style-name="ce28">
            <text:p>3-Jul</text:p>
          </table:table-cell>
          <table:table-cell table:number-columns-repeated="2" table:style-name="ce14"/>
          <table:table-cell table:style-name="ce13"/>
          <table:table-cell table:style-name="ce18"/>
          <table:table-cell table:number-columns-repeated="16375" table:style-name="ce10"/>
        </table:table-row>
        <table:table-row table:style-name="ro6" table:visibility="collapse">
          <table:table-cell office:value-type="float" office:value="922" table:formula="of:=[.A1661]" table:style-name="ce17">
            <text:p>922</text:p>
          </table:table-cell>
          <table:table-cell table:style-name="ce19"/>
          <table:table-cell office:value-type="string" table:style-name="ce4">
            <text:p>BILLED</text:p>
          </table:table-cell>
          <table:table-cell office:value-type="float" office:value="0.40000000008149073" table:formula="of:=IF(AND([.F1662] &lt;&gt; &quot;&quot;;[.G1662] &lt;&gt; &quot;&quot;);([.G1662]-[.F1662])*24;&quot;---&quot;)" table:style-name="ce4">
            <text:p>0.400</text:p>
          </table:table-cell>
          <table:table-cell office:value-type="string" table:style-name="ce21">
            <text:p>IDtoApptio</text:p>
          </table:table-cell>
          <table:table-cell office:value-type="date" office:date-value="2025-07-03T08:05:00" table:style-name="ce14">
            <text:p>7/3/25 08:05 AM</text:p>
          </table:table-cell>
          <table:table-cell office:value-type="date" office:date-value="2025-07-03T08:29:00" table:style-name="ce14">
            <text:p>7/3/25 08:29 AM</text:p>
          </table:table-cell>
          <table:table-cell office:value-type="string" table:style-name="ce13">
            <text:p>Worked on MyAccess API based collection for IDtoApptio. Worked on MyAccess to eDirectory communication for IDtoApptio. Worked on documentation for the driver.</text:p>
          </table:table-cell>
          <table:table-cell office:value-type="string" table:style-name="ce18">
            <text:p>Found MyAccess API collection won't be possible, it can't authenticate due to the goofy API . .</text:p>
          </table:table-cell>
          <table:table-cell table:number-columns-repeated="16375" table:style-name="ce10"/>
        </table:table-row>
        <table:table-row table:style-name="ro4" table:visibility="collapse">
          <table:table-cell office:value-type="float" office:value="922" table:formula="of:=[.A1662]" table:style-name="ce17">
            <text:p>922</text:p>
          </table:table-cell>
          <table:table-cell table:style-name="ce19"/>
          <table:table-cell office:value-type="string" table:style-name="ce4">
            <text:p>BILLED</text:p>
          </table:table-cell>
          <table:table-cell office:value-type="float" office:value="0.25555555557366461" table:formula="of:=IF(AND([.F1663] &lt;&gt; &quot;&quot;;[.G1663] &lt;&gt; &quot;&quot;);([.G1663]-[.F1663])*24;&quot;---&quot;)" table:style-name="ce4">
            <text:p>0.256</text:p>
          </table:table-cell>
          <table:table-cell office:value-type="string" table:style-name="ce21">
            <text:p>mtg-Daily</text:p>
          </table:table-cell>
          <table:table-cell office:value-type="date" office:date-value="2025-07-03T08:29:00" table:style-name="ce14">
            <text:p>7/3/25 08:29 AM</text:p>
          </table:table-cell>
          <table:table-cell office:value-type="date" office:date-value="2025-07-03T08:44:20" table:style-name="ce14">
            <text:p>7/3/25 08:44 AM</text:p>
          </table:table-cell>
          <table:table-cell office:value-type="string" table:style-name="ce13">
            <text:p>Daily calls with the team.</text:p>
          </table:table-cell>
          <table:table-cell table:style-name="ce18"/>
          <table:table-cell table:number-columns-repeated="16375" table:style-name="ce10"/>
        </table:table-row>
        <table:table-row table:style-name="ro4" table:visibility="collapse">
          <table:table-cell office:value-type="float" office:value="922" table:formula="of:=[.A1663]" table:style-name="ce17">
            <text:p>922</text:p>
          </table:table-cell>
          <table:table-cell table:style-name="ce19"/>
          <table:table-cell office:value-type="string" table:style-name="ce4">
            <text:p>BILLED</text:p>
          </table:table-cell>
          <table:table-cell office:value-type="float" office:value="0.46166666666977108" table:formula="of:=IF(AND([.F1664] &lt;&gt; &quot;&quot;;[.G1664] &lt;&gt; &quot;&quot;);([.G1664]-[.F1664])*24;&quot;---&quot;)" table:style-name="ce4">
            <text:p>0.462</text:p>
          </table:table-cell>
          <table:table-cell office:value-type="string" table:style-name="ce21">
            <text:p>IDtoApptio</text:p>
          </table:table-cell>
          <table:table-cell office:value-type="date" office:date-value="2025-07-03T08:44:20" table:style-name="ce14">
            <text:p>7/3/25 08:44 AM</text:p>
          </table:table-cell>
          <table:table-cell office:value-type="date" office:date-value="2025-07-03T09:12:02" table:style-name="ce14">
            <text:p>7/3/25 09:12 AM</text:p>
          </table:table-cell>
          <table:table-cell office:value-type="string" table:style-name="ce10">
            <text:p>#</text:p>
          </table:table-cell>
          <table:table-cell table:style-name="ce18"/>
          <table:table-cell table:number-columns-repeated="16375" table:style-name="ce10"/>
        </table:table-row>
        <table:table-row table:style-name="ro4" table:visibility="collapse">
          <table:table-cell office:value-type="float" office:value="922" table:formula="of:=[.A1664]" table:style-name="ce17">
            <text:p>922</text:p>
          </table:table-cell>
          <table:table-cell table:style-name="ce19"/>
          <table:table-cell office:value-type="string" table:style-name="ce4">
            <text:p>BILLED</text:p>
          </table:table-cell>
          <table:table-cell office:value-type="float" office:value="0.42194444441702217" table:formula="of:=IF(AND([.F1665] &lt;&gt; &quot;&quot;;[.G1665] &lt;&gt; &quot;&quot;);([.G1665]-[.F1665])*24;&quot;---&quot;)" table:style-name="ce4">
            <text:p>0.422</text:p>
          </table:table-cell>
          <table:table-cell office:value-type="string" table:style-name="ce21">
            <text:p>IDtoAutocrib</text:p>
          </table:table-cell>
          <table:table-cell office:value-type="date" office:date-value="2025-07-03T09:12:02" table:style-name="ce14">
            <text:p>7/3/25 09:12 AM</text:p>
          </table:table-cell>
          <table:table-cell office:value-type="date" office:date-value="2025-07-03T09:37:21" table:style-name="ce14">
            <text:p>7/3/25 09:37 AM</text:p>
          </table:table-cell>
          <table:table-cell office:value-type="string" table:style-name="ce13">
            <text:p>Worked on pushing two additional users for Sean Lockard for IDtoAutocrib.</text:p>
          </table:table-cell>
          <table:table-cell table:style-name="ce18"/>
          <table:table-cell table:number-columns-repeated="16375" table:style-name="ce10"/>
        </table:table-row>
        <table:table-row table:style-name="ro4" table:visibility="collapse">
          <table:table-cell office:value-type="float" office:value="922" table:formula="of:=[.A1665]" table:style-name="ce17">
            <text:p>922</text:p>
          </table:table-cell>
          <table:table-cell table:style-name="ce19"/>
          <table:table-cell office:value-type="string" table:style-name="ce4">
            <text:p>BILLED</text:p>
          </table:table-cell>
          <table:table-cell office:value-type="float" office:value="0.37749999988591298" table:formula="of:=IF(AND([.F1666] &lt;&gt; &quot;&quot;;[.G1666] &lt;&gt; &quot;&quot;);([.G1666]-[.F1666])*24;&quot;---&quot;)" table:style-name="ce4">
            <text:p>0.377</text:p>
          </table:table-cell>
          <table:table-cell office:value-type="string" table:style-name="ce21">
            <text:p>IDtoApptio</text:p>
          </table:table-cell>
          <table:table-cell office:value-type="date" office:date-value="2025-07-03T09:37:21" table:style-name="ce14">
            <text:p>7/3/25 09:37 AM</text:p>
          </table:table-cell>
          <table:table-cell office:value-type="date" office:date-value="2025-07-03T10:00:00" table:style-name="ce14">
            <text:p>7/3/25 10:00 AM</text:p>
          </table:table-cell>
          <table:table-cell office:value-type="string" table:style-name="ce13">
            <text:p># orgnaizing . .gokul and other status updates.</text:p>
          </table:table-cell>
          <table:table-cell table:style-name="ce18"/>
          <table:table-cell table:number-columns-repeated="16375" table:style-name="ce10"/>
        </table:table-row>
        <table:table-row table:style-name="ro10" table:visibility="collapse">
          <table:table-cell office:value-type="float" office:value="922" table:formula="of:=[.A1666]" table:style-name="ce17">
            <text:p>922</text:p>
          </table:table-cell>
          <table:table-cell table:style-name="ce11"/>
          <table:table-cell office:value-type="string" table:style-name="ce4">
            <text:p>BILLED</text:p>
          </table:table-cell>
          <table:table-cell office:value-type="float" office:value="1.1083333334536292" table:formula="of:=IF(AND([.F1667] &lt;&gt; &quot;&quot;;[.G1667] &lt;&gt; &quot;&quot;);([.G1667]-[.F1667])*24;&quot;---&quot;)" table:style-name="ce4">
            <text:p>1.108</text:p>
          </table:table-cell>
          <table:table-cell office:value-type="string" table:style-name="ce21">
            <text:p>BAES</text:p>
          </table:table-cell>
          <table:table-cell office:value-type="date" office:date-value="2025-07-03T10:00:00" table:style-name="ce14">
            <text:p>7/3/25 10:00 AM</text:p>
          </table:table-cell>
          <table:table-cell office:value-type="date" office:date-value="2025-07-03T11:06:30" table:style-name="ce14">
            <text:p>7/3/25 11:06 AM</text:p>
          </table:table-cell>
          <table:table-cell office:value-type="string" table:style-name="ce13">
            <text:p>Worked on estimates for place of work country code updates in the AS system.</text:p>
          </table:table-cell>
          <table:table-cell table:style-name="ce15"/>
          <table:table-cell table:number-columns-repeated="16375" table:style-name="ce10"/>
        </table:table-row>
        <table:table-row table:style-name="ro4" table:visibility="collapse">
          <table:table-cell office:value-type="float" office:value="922" table:formula="of:=[.A1667]" table:style-name="ce17">
            <text:p>922</text:p>
          </table:table-cell>
          <table:table-cell table:style-name="ce29"/>
          <table:table-cell office:value-type="string" table:style-name="ce4">
            <text:p>BILLED</text:p>
          </table:table-cell>
          <table:table-cell office:value-type="float" office:value="1.3916666666627862" table:formula="of:=IF(AND([.F1668] &lt;&gt; &quot;&quot;;[.G1668] &lt;&gt; &quot;&quot;);([.G1668]-[.F1668])*24;&quot;---&quot;)" table:style-name="ce4">
            <text:p>1.392</text:p>
          </table:table-cell>
          <table:table-cell office:value-type="string" table:style-name="ce21">
            <text:p>IDtoApptio</text:p>
          </table:table-cell>
          <table:table-cell office:value-type="date" office:date-value="2025-07-03T11:06:30" table:style-name="ce14">
            <text:p>7/3/25 11:06 AM</text:p>
          </table:table-cell>
          <table:table-cell office:value-type="date" office:date-value="2025-07-03T12:30:00" table:style-name="ce14">
            <text:p>7/3/25 12:30 PM</text:p>
          </table:table-cell>
          <table:table-cell office:value-type="string" table:style-name="ce13">
            <text:p># documentatoin</text:p>
          </table:table-cell>
          <table:table-cell table:style-name="ce18"/>
          <table:table-cell table:number-columns-repeated="16375" table:style-name="ce10"/>
        </table:table-row>
        <table:table-row table:style-name="ro4" table:visibility="collapse">
          <table:table-cell office:value-type="float" office:value="922" table:formula="of:=[.A1668]" table:style-name="ce17">
            <text:p>922</text:p>
          </table:table-cell>
          <table:table-cell table:style-name="ce19"/>
          <table:table-cell office:value-type="string" table:style-name="ce4">
            <text:p>BILLED</text:p>
          </table:table-cell>
          <table:table-cell office:value-type="float" office:value="0.84166666661622003" table:formula="of:=IF(AND([.F1669] &lt;&gt; &quot;&quot;;[.G1669] &lt;&gt; &quot;&quot;);([.G1669]-[.F1669])*24;&quot;---&quot;)" table:style-name="ce4">
            <text:p>0.842</text:p>
          </table:table-cell>
          <table:table-cell office:value-type="string" table:style-name="ce21">
            <text:p>IDtoApptio</text:p>
          </table:table-cell>
          <table:table-cell office:value-type="date" office:date-value="2025-07-03T13:10:39" table:style-name="ce14">
            <text:p>7/3/25 01:10 PM</text:p>
          </table:table-cell>
          <table:table-cell office:value-type="date" office:date-value="2025-07-03T14:01:09" table:style-name="ce14">
            <text:p>7/3/25 02:01 PM</text:p>
          </table:table-cell>
          <table:table-cell office:value-type="string" table:style-name="ce13">
            <text:p># documentatoin</text:p>
          </table:table-cell>
          <table:table-cell table:number-columns-repeated="16376" table:style-name="ce10"/>
        </table:table-row>
        <table:table-row table:style-name="ro10" table:visibility="collapse">
          <table:table-cell office:value-type="float" office:value="922" table:formula="of:=[.A1669]" table:style-name="ce17">
            <text:p>922</text:p>
          </table:table-cell>
          <table:table-cell table:style-name="ce4"/>
          <table:table-cell office:value-type="string" table:style-name="ce4">
            <text:p>BILLED</text:p>
          </table:table-cell>
          <table:table-cell office:value-type="float" office:value="5.9722222213167697E-2" table:formula="of:=IF(AND([.F1670] &lt;&gt; &quot;&quot;;[.G1670] &lt;&gt; &quot;&quot;);([.G1670]-[.F1670])*24;&quot;---&quot;)" table:style-name="ce4">
            <text:p>0.060</text:p>
          </table:table-cell>
          <table:table-cell office:value-type="string" table:style-name="ce21">
            <text:p>IDtoAutocrib</text:p>
          </table:table-cell>
          <table:table-cell office:value-type="date" office:date-value="2025-07-03T14:01:09" table:style-name="ce14">
            <text:p>7/3/25 02:01 PM</text:p>
          </table:table-cell>
          <table:table-cell office:value-type="date" office:date-value="2025-07-03T14:04:44" table:style-name="ce14">
            <text:p>7/3/25 02:04 PM</text:p>
          </table:table-cell>
          <table:table-cell office:value-type="string" table:style-name="ce13">
            <text:p>#importing users</text:p>
          </table:table-cell>
          <table:table-cell table:style-name="ce18"/>
          <table:table-cell table:number-columns-repeated="16375" table:style-name="ce10"/>
        </table:table-row>
        <table:table-row table:style-name="ro4" table:visibility="collapse">
          <table:table-cell office:value-type="float" office:value="922" table:formula="of:=[.A1670]" table:style-name="ce17">
            <text:p>922</text:p>
          </table:table-cell>
          <table:table-cell table:style-name="ce19"/>
          <table:table-cell office:value-type="string" table:style-name="ce4">
            <text:p>BILLED</text:p>
          </table:table-cell>
          <table:table-cell office:value-type="float" office:value="1.4461111110867932" table:formula="of:=IF(AND([.F1671] &lt;&gt; &quot;&quot;;[.G1671] &lt;&gt; &quot;&quot;);([.G1671]-[.F1671])*24;&quot;---&quot;)" table:style-name="ce4">
            <text:p>1.446</text:p>
          </table:table-cell>
          <table:table-cell office:value-type="string" table:style-name="ce21">
            <text:p>IDtoApptio</text:p>
          </table:table-cell>
          <table:table-cell office:value-type="date" office:date-value="2025-07-03T14:04:44" table:style-name="ce14">
            <text:p>7/3/25 02:04 PM</text:p>
          </table:table-cell>
          <table:table-cell office:value-type="date" office:date-value="2025-07-03T15:31:30" table:style-name="ce14">
            <text:p>7/3/25 03:31 PM</text:p>
          </table:table-cell>
          <table:table-cell office:value-type="string" table:style-name="ce13">
            <text:p>#documentation</text:p>
          </table:table-cell>
          <table:table-cell table:style-name="ce18"/>
          <table:table-cell table:number-columns-repeated="16375" table:style-name="ce10"/>
        </table:table-row>
        <table:table-row table:style-name="ro4" table:visibility="collapse">
          <table:table-cell office:value-type="float" office:value="922" table:formula="of:=[.A1671]" table:style-name="ce17">
            <text:p>922</text:p>
          </table:table-cell>
          <table:table-cell table:style-name="ce19"/>
          <table:table-cell office:value-type="string" table:style-name="ce4">
            <text:p>BILLED</text:p>
          </table:table-cell>
          <table:table-cell office:value-type="float" office:value="1.5122222222853452" table:formula="of:=IF(AND([.F1672] &lt;&gt; &quot;&quot;;[.G1672] &lt;&gt; &quot;&quot;);([.G1672]-[.F1672])*24;&quot;---&quot;)" table:style-name="ce4">
            <text:p>1.512</text:p>
          </table:table-cell>
          <table:table-cell office:value-type="string" table:style-name="ce21">
            <text:p>IDtoApptio</text:p>
          </table:table-cell>
          <table:table-cell office:value-type="date" office:date-value="2025-07-03T15:31:30" table:style-name="ce14">
            <text:p>7/3/25 03:31 PM</text:p>
          </table:table-cell>
          <table:table-cell office:value-type="date" office:date-value="2025-07-03T17:02:14" table:style-name="ce14">
            <text:p>7/3/25 05:02 PM</text:p>
          </table:table-cell>
          <table:table-cell office:value-type="string" table:style-name="ce13">
            <text:p>#docs - all but usecases done, doing those now</text:p>
          </table:table-cell>
          <table:table-cell table:style-name="ce18"/>
          <table:table-cell table:number-columns-repeated="16375" table:style-name="ce10"/>
        </table:table-row>
        <table:table-row table:style-name="ro4" table:visibility="collapse">
          <table:table-cell office:value-type="float" office:value="922" table:formula="of:=[.A1672]" table:style-name="ce17">
            <text:p>922</text:p>
          </table:table-cell>
          <table:table-cell table:style-name="ce19"/>
          <table:table-cell table:style-name="ce4"/>
          <table:table-cell office:value-type="string" office:string-value="---" table:formula="of:=IF(AND([.F1673] &lt;&gt; &quot;&quot;;[.G1673] &lt;&gt; &quot;&quot;);([.G1673]-[.F1673])*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673]" table:style-name="ce17">
            <text:p>922</text:p>
          </table:table-cell>
          <table:table-cell table:style-name="ce19"/>
          <table:table-cell table:style-name="ce4"/>
          <table:table-cell office:value-type="string" office:string-value="---" table:formula="of:=IF(AND([.F1674] &lt;&gt; &quot;&quot;;[.G1674] &lt;&gt; &quot;&quot;);([.G1674]-[.F1674])*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674]" table:style-name="ce17">
            <text:p>922</text:p>
          </table:table-cell>
          <table:table-cell table:style-name="ce19"/>
          <table:table-cell table:style-name="ce4"/>
          <table:table-cell office:value-type="string" office:string-value="---" table:formula="of:=IF(AND([.F1675] &lt;&gt; &quot;&quot;;[.G1675] &lt;&gt; &quot;&quot;);([.G1675]-[.F167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675]" table:style-name="ce17">
            <text:p>922</text:p>
          </table:table-cell>
          <table:table-cell table:style-name="ce19"/>
          <table:table-cell table:style-name="ce4"/>
          <table:table-cell office:value-type="string" office:string-value="---" table:formula="of:=IF(AND([.F1676] &lt;&gt; &quot;&quot;;[.G1676] &lt;&gt; &quot;&quot;);([.G1676]-[.F167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676]" table:style-name="ce17">
            <text:p>922</text:p>
          </table:table-cell>
          <table:table-cell table:style-name="ce19"/>
          <table:table-cell table:style-name="ce4"/>
          <table:table-cell office:value-type="string" office:string-value="---" table:formula="of:=IF(AND([.F1677] &lt;&gt; &quot;&quot;;[.G1677] &lt;&gt; &quot;&quot;);([.G1677]-[.F1677])*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677]" table:style-name="ce17">
            <text:p>922</text:p>
          </table:table-cell>
          <table:table-cell office:value-type="float" office:value="0.5" table:formula="of:=COM.MICROSOFT.CEILING([.C1678];0.25)" table:style-name="ce19">
            <text:p>0.500</text:p>
          </table:table-cell>
          <table:table-cell office:value-type="float" office:value="0.34722222218988463" table:formula="of:=SUM([.D1678:.D1695])" table:style-name="ce4">
            <text:p>0.347</text:p>
          </table:table-cell>
          <table:table-cell office:value-type="string" office:string-value="---" table:formula="of:=IF(AND([.F1678] &lt;&gt; &quot;&quot;;[.G1678] &lt;&gt; &quot;&quot;);([.G1678]-[.F1678])*24;&quot;---&quot;)" table:style-name="ce4">
            <text:p>---</text:p>
          </table:table-cell>
          <table:table-cell office:value-type="date" office:date-value="2025-07-04T00:00:00" table:style-name="ce20">
            <text:p>4-Jul</text:p>
          </table:table-cell>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678]" table:style-name="ce17">
            <text:p>922</text:p>
          </table:table-cell>
          <table:table-cell table:style-name="ce19"/>
          <table:table-cell table:style-name="ce4"/>
          <table:table-cell office:value-type="string" office:string-value="---" table:formula="of:=IF(AND([.F1679] &lt;&gt; &quot;&quot;;[.G1679] &lt;&gt; &quot;&quot;);([.G1679]-[.F1679])*24;&quot;---&quot;)" table:style-name="ce4">
            <text:p>---</text:p>
          </table:table-cell>
          <table:table-cell office:value-type="string" table:style-name="ce21">
            <text:p>FTO, with some time spent working . .</text:p>
          </table:table-cell>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679]" table:style-name="ce17">
            <text:p>922</text:p>
          </table:table-cell>
          <table:table-cell table:style-name="ce19"/>
          <table:table-cell table:style-name="ce4"/>
          <table:table-cell office:value-type="string" office:string-value="---" table:formula="of:=IF(AND([.F1680] &lt;&gt; &quot;&quot;;[.G1680] &lt;&gt; &quot;&quot;);([.G1680]-[.F1680])*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680]" table:style-name="ce17">
            <text:p>922</text:p>
          </table:table-cell>
          <table:table-cell table:style-name="ce19"/>
          <table:table-cell office:value-type="string" table:style-name="ce4">
            <text:p>BILLED</text:p>
          </table:table-cell>
          <table:table-cell office:value-type="float" office:value="0.15222222218289971" table:formula="of:=IF(AND([.F1681] &lt;&gt; &quot;&quot;;[.G1681] &lt;&gt; &quot;&quot;);([.G1681]-[.F1681])*24;&quot;---&quot;)" table:style-name="ce4">
            <text:p>0.152</text:p>
          </table:table-cell>
          <table:table-cell office:value-type="string" table:style-name="ce21">
            <text:p>IDToApptio</text:p>
          </table:table-cell>
          <table:table-cell office:value-type="date" office:date-value="2025-07-04T08:00:00" table:style-name="ce14">
            <text:p>7/4/25 08:00 AM</text:p>
          </table:table-cell>
          <table:table-cell office:value-type="date" office:date-value="2025-07-04T08:09:08" table:style-name="ce14">
            <text:p>7/4/25 08:09 AM</text:p>
          </table:table-cell>
          <table:table-cell office:value-type="string" table:style-name="ce13">
            <text:p>Worked to complete use cases in the AC. Worked on initial migration tool for the IDtoApptio driver.</text:p>
          </table:table-cell>
          <table:table-cell table:style-name="ce18"/>
          <table:table-cell table:number-columns-repeated="16375" table:style-name="ce10"/>
        </table:table-row>
        <table:table-row table:style-name="ro4" table:visibility="collapse">
          <table:table-cell office:value-type="float" office:value="922" table:formula="of:=[.A1681]" table:style-name="ce17">
            <text:p>922</text:p>
          </table:table-cell>
          <table:table-cell table:style-name="ce19"/>
          <table:table-cell office:value-type="string" table:style-name="ce4">
            <text:p>BILLED</text:p>
          </table:table-cell>
          <table:table-cell office:value-type="float" office:value="0.19500000000698492" table:formula="of:=IF(AND([.F1682] &lt;&gt; &quot;&quot;;[.G1682] &lt;&gt; &quot;&quot;);([.G1682]-[.F1682])*24;&quot;---&quot;)" table:style-name="ce4">
            <text:p>0.195</text:p>
          </table:table-cell>
          <table:table-cell office:value-type="string" table:style-name="ce21">
            <text:p>IDToApptio</text:p>
          </table:table-cell>
          <table:table-cell office:value-type="date" office:date-value="2025-07-04T08:09:08" table:style-name="ce14">
            <text:p>7/4/25 08:09 AM</text:p>
          </table:table-cell>
          <table:table-cell office:value-type="date" office:date-value="2025-07-04T08:20:50" table:style-name="ce14">
            <text:p>7/4/25 08:20 AM</text:p>
          </table:table-cell>
          <table:table-cell office:value-type="string" table:style-name="ce21">
            <text:p># init mig tool.</text:p>
          </table:table-cell>
          <table:table-cell table:style-name="ce18"/>
          <table:table-cell table:number-columns-repeated="16375" table:style-name="ce10"/>
        </table:table-row>
        <table:table-row table:style-name="ro4" table:visibility="collapse">
          <table:table-cell office:value-type="float" office:value="922" table:formula="of:=[.A1682]" table:style-name="ce17">
            <text:p>922</text:p>
          </table:table-cell>
          <table:table-cell table:style-name="ce19"/>
          <table:table-cell table:style-name="ce4"/>
          <table:table-cell office:value-type="string" office:string-value="---" table:formula="of:=IF(AND([.F1683] &lt;&gt; &quot;&quot;;[.G1683] &lt;&gt; &quot;&quot;);([.G1683]-[.F1683])*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683]" table:style-name="ce17">
            <text:p>922</text:p>
          </table:table-cell>
          <table:table-cell table:style-name="ce19"/>
          <table:table-cell table:style-name="ce4"/>
          <table:table-cell office:value-type="string" office:string-value="---" table:formula="of:=IF(AND([.F1684] &lt;&gt; &quot;&quot;;[.G1684] &lt;&gt; &quot;&quot;);([.G1684]-[.F1684])*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684]" table:style-name="ce17">
            <text:p>922</text:p>
          </table:table-cell>
          <table:table-cell table:style-name="ce19"/>
          <table:table-cell table:style-name="ce4"/>
          <table:table-cell office:value-type="string" office:string-value="---" table:formula="of:=IF(AND([.F1685] &lt;&gt; &quot;&quot;;[.G1685] &lt;&gt; &quot;&quot;);([.G1685]-[.F168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685]" table:style-name="ce17">
            <text:p>922</text:p>
          </table:table-cell>
          <table:table-cell table:style-name="ce19"/>
          <table:table-cell table:style-name="ce4"/>
          <table:table-cell office:value-type="string" office:string-value="---" table:formula="of:=IF(AND([.F1686] &lt;&gt; &quot;&quot;;[.G1686] &lt;&gt; &quot;&quot;);([.G1686]-[.F168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686]" table:style-name="ce17">
            <text:p>922</text:p>
          </table:table-cell>
          <table:table-cell table:style-name="ce19"/>
          <table:table-cell table:style-name="ce4"/>
          <table:table-cell office:value-type="string" office:string-value="---" table:formula="of:=IF(AND([.F1687] &lt;&gt; &quot;&quot;;[.G1687] &lt;&gt; &quot;&quot;);([.G1687]-[.F1687])*24;&quot;---&quot;)" table:style-name="ce4">
            <text:p>---</text:p>
          </table:table-cell>
          <table:table-cell table:style-name="ce21"/>
          <table:table-cell table:number-columns-repeated="2" table:style-name="ce14"/>
          <table:table-cell table:style-name="ce10"/>
          <table:table-cell table:style-name="ce18"/>
          <table:table-cell table:number-columns-repeated="16375" table:style-name="ce10"/>
        </table:table-row>
        <table:table-row table:style-name="ro4" table:visibility="collapse">
          <table:table-cell office:value-type="float" office:value="922" table:formula="of:=[.A1687]" table:style-name="ce17">
            <text:p>922</text:p>
          </table:table-cell>
          <table:table-cell table:style-name="ce19"/>
          <table:table-cell table:style-name="ce4"/>
          <table:table-cell office:value-type="string" office:string-value="---" table:formula="of:=IF(AND([.F1688] &lt;&gt; &quot;&quot;;[.G1688] &lt;&gt; &quot;&quot;);([.G1688]-[.F1688])*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688]" table:style-name="ce17">
            <text:p>922</text:p>
          </table:table-cell>
          <table:table-cell table:style-name="ce19"/>
          <table:table-cell table:style-name="ce4"/>
          <table:table-cell office:value-type="string" office:string-value="---" table:formula="of:=IF(AND([.F1689] &lt;&gt; &quot;&quot;;[.G1689] &lt;&gt; &quot;&quot;);([.G1689]-[.F1689])*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10" table:visibility="collapse">
          <table:table-cell office:value-type="float" office:value="922" table:formula="of:=[.A1689]" table:style-name="ce17">
            <text:p>922</text:p>
          </table:table-cell>
          <table:table-cell table:number-columns-repeated="2" table:style-name="ce4"/>
          <table:table-cell office:value-type="string" office:string-value="---" table:formula="of:=IF(AND([.F1690] &lt;&gt; &quot;&quot;;[.G1690] &lt;&gt; &quot;&quot;);([.G1690]-[.F1690])*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690]" table:style-name="ce17">
            <text:p>922</text:p>
          </table:table-cell>
          <table:table-cell table:style-name="ce19"/>
          <table:table-cell table:style-name="ce4"/>
          <table:table-cell office:value-type="string" office:string-value="---" table:formula="of:=IF(AND([.F1691] &lt;&gt; &quot;&quot;;[.G1691] &lt;&gt; &quot;&quot;);([.G1691]-[.F1691])*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690]" table:style-name="ce17">
            <text:p>922</text:p>
          </table:table-cell>
          <table:table-cell table:style-name="ce19"/>
          <table:table-cell table:style-name="ce4"/>
          <table:table-cell office:value-type="string" office:string-value="---" table:formula="of:=IF(AND([.F1692] &lt;&gt; &quot;&quot;;[.G1692] &lt;&gt; &quot;&quot;);([.G1692]-[.F1692])*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691]" table:style-name="ce17">
            <text:p>922</text:p>
          </table:table-cell>
          <table:table-cell table:style-name="ce19"/>
          <table:table-cell table:style-name="ce4"/>
          <table:table-cell office:value-type="string" office:string-value="---" table:formula="of:=IF(AND([.F1693] &lt;&gt; &quot;&quot;;[.G1693] &lt;&gt; &quot;&quot;);([.G1693]-[.F169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693]" table:style-name="ce17">
            <text:p>922</text:p>
          </table:table-cell>
          <table:table-cell table:style-name="ce19"/>
          <table:table-cell table:style-name="ce4"/>
          <table:table-cell office:value-type="string" office:string-value="---" table:formula="of:=IF(AND([.F1694] &lt;&gt; &quot;&quot;;[.G1694] &lt;&gt; &quot;&quot;);([.G1694]-[.F1694])*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2" table:formula="of:=[.A1694]" table:style-name="ce17">
            <text:p>922</text:p>
          </table:table-cell>
          <table:table-cell table:style-name="ce19"/>
          <table:table-cell table:style-name="ce4"/>
          <table:table-cell office:value-type="string" office:string-value="---" table:formula="of:=IF(AND([.F1695] &lt;&gt; &quot;&quot;;[.G1695] &lt;&gt; &quot;&quot;);([.G1695]-[.F1695])*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4"/>
          <table:table-cell table:style-name="ce13"/>
          <table:table-cell table:style-name="ce15"/>
          <table:table-cell table:number-columns-repeated="16375"/>
        </table:table-row>
        <table:table-row table:style-name="ro3" table:visibility="collapse">
          <table:table-cell office:value-type="float" office:value="923" table:formula="of:=[.A1695]+1" table:style-name="ce17">
            <text:p>923</text:p>
          </table:table-cell>
          <table:table-cell table:style-name="ce12"/>
          <table:table-cell office:value-type="string" table:style-name="ce4">
            <text:p>****************</text:p>
          </table:table-cell>
          <table:table-cell office:value-type="string" office:string-value="---" table:formula="of:=IF(AND([.F1697] &lt;&gt; &quot;&quot;;[.G1697] &lt;&gt; &quot;&quot;);([.G1697]-[.F1697])*24;&quot;---&quot;)" table:style-name="ce4">
            <text:p>---</text:p>
          </table:table-cell>
          <table:table-cell office:value-type="string" office:string-value="Week 923" table:formula="of:=CONCATENATE(&quot;Week &quot;; [.A1697])" table:number-columns-spanned="2" table:number-rows-spanned="3" table:style-name="ce48">
            <text:p>Week 923</text:p>
          </table:table-cell>
          <table:covered-table-cell/>
          <table:table-cell table:style-name="ce14"/>
          <table:table-cell table:style-name="ce13"/>
          <table:table-cell table:style-name="ce18"/>
          <table:table-cell table:number-columns-repeated="16375" table:style-name="ce10"/>
        </table:table-row>
        <table:table-row table:style-name="ro3" table:visibility="collapse">
          <table:table-cell office:value-type="float" office:value="923" table:formula="of:=[.A1697]" table:style-name="ce17">
            <text:p>923</text:p>
          </table:table-cell>
          <table:table-cell table:style-name="ce12"/>
          <table:table-cell office:value-type="string" table:style-name="ce4">
            <text:p>****************</text:p>
          </table:table-cell>
          <table:table-cell office:value-type="string" office:string-value="---" table:formula="of:=IF(AND([.F1698] &lt;&gt; &quot;&quot;;[.G1698] &lt;&gt; &quot;&quot;);([.G1698]-[.F1698])*24;&quot;---&quot;)" table:style-name="ce4">
            <text:p>---</text:p>
          </table:table-cell>
          <table:covered-table-cell/>
          <table:covered-table-cell/>
          <table:table-cell table:style-name="ce14"/>
          <table:table-cell table:style-name="ce13"/>
          <table:table-cell table:style-name="ce18"/>
          <table:table-cell table:number-columns-repeated="16375" table:style-name="ce10"/>
        </table:table-row>
        <table:table-row table:style-name="ro3" table:visibility="collapse">
          <table:table-cell office:value-type="float" office:value="923" table:formula="of:=[.A1698]" table:style-name="ce17">
            <text:p>923</text:p>
          </table:table-cell>
          <table:table-cell table:style-name="ce19"/>
          <table:table-cell office:value-type="string" table:style-name="ce4">
            <text:p>****************</text:p>
          </table:table-cell>
          <table:table-cell office:value-type="string" office:string-value="---" table:formula="of:=IF(AND([.F1699] &lt;&gt; &quot;&quot;;[.G1699] &lt;&gt; &quot;&quot;);([.G1699]-[.F1699])*24;&quot;---&quot;)" table:style-name="ce4">
            <text:p>---</text:p>
          </table:table-cell>
          <table:covered-table-cell/>
          <table:covered-table-cell/>
          <table:table-cell table:style-name="ce14"/>
          <table:table-cell table:style-name="ce13"/>
          <table:table-cell table:style-name="ce18"/>
          <table:table-cell table:number-columns-repeated="16375" table:style-name="ce10"/>
        </table:table-row>
        <table:table-row table:style-name="ro3" table:visibility="collapse">
          <table:table-cell office:value-type="float" office:value="923" table:formula="of:=[.A1699]" table:style-name="ce17">
            <text:p>923</text:p>
          </table:table-cell>
          <table:table-cell table:style-name="ce19"/>
          <table:table-cell office:value-type="string" table:style-name="ce4">
            <text:p>****************</text:p>
          </table:table-cell>
          <table:table-cell office:value-type="string" office:string-value="---" table:formula="of:=IF(AND([.F1700] &lt;&gt; &quot;&quot;;[.G1700] &lt;&gt; &quot;&quot;);([.G1700]-[.F1700])*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23" table:formula="of:=[.A1700]" table:style-name="ce17">
            <text:p>923</text:p>
          </table:table-cell>
          <table:table-cell table:style-name="ce19"/>
          <table:table-cell office:value-type="string" table:style-name="ce4">
            <text:p>****************</text:p>
          </table:table-cell>
          <table:table-cell office:value-type="string" office:string-value="---" table:formula="of:=IF(AND([.F1701] &lt;&gt; &quot;&quot;;[.G1701] &lt;&gt; &quot;&quot;);([.G1701]-[.F1701])*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23" table:formula="of:=[.A1701]" table:style-name="ce17">
            <text:p>923</text:p>
          </table:table-cell>
          <table:table-cell table:style-name="ce19"/>
          <table:table-cell office:value-type="string" table:style-name="ce4">
            <text:p>****************</text:p>
          </table:table-cell>
          <table:table-cell office:value-type="string" office:string-value="---" table:formula="of:=IF(AND([.F1702] &lt;&gt; &quot;&quot;;[.G1702] &lt;&gt; &quot;&quot;);([.G1702]-[.F1702])*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23" table:formula="of:=[.A1702]" table:style-name="ce17">
            <text:p>923</text:p>
          </table:table-cell>
          <table:table-cell table:style-name="ce12"/>
          <table:table-cell office:value-type="string" table:style-name="ce4">
            <text:p>****************</text:p>
          </table:table-cell>
          <table:table-cell office:value-type="string" office:string-value="---" table:formula="of:=IF(AND([.F1703] &lt;&gt; &quot;&quot;;[.G1703] &lt;&gt; &quot;&quot;);([.G1703]-[.F1703])*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23" table:formula="of:=[.A1703]" table:style-name="ce17">
            <text:p>923</text:p>
          </table:table-cell>
          <table:table-cell table:style-name="ce12"/>
          <table:table-cell office:value-type="string" table:style-name="ce4">
            <text:p>BILLED</text:p>
          </table:table-cell>
          <table:table-cell office:value-type="string" office:string-value="---" table:formula="of:=IF(AND([.F1704] &lt;&gt; &quot;&quot;;[.G1704] &lt;&gt; &quot;&quot;);([.G1704]-[.F1704])*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704]" table:style-name="ce17">
            <text:p>923</text:p>
          </table:table-cell>
          <table:table-cell office:value-type="float" office:value="9.25" table:formula="of:=COM.MICROSOFT.CEILING([.C1705];0.25)" table:style-name="ce19">
            <text:p>9.250</text:p>
          </table:table-cell>
          <table:table-cell office:value-type="float" office:value="9.0825000000768341" table:formula="of:=SUM([.D1705:.D1728])" table:style-name="ce4">
            <text:p>9.083</text:p>
          </table:table-cell>
          <table:table-cell office:value-type="string" office:string-value="---" table:formula="of:=IF(AND([.F1705] &lt;&gt; &quot;&quot;;[.G1705] &lt;&gt; &quot;&quot;);([.G1705]-[.F1705])*24;&quot;---&quot;)" table:style-name="ce4">
            <text:p>---</text:p>
          </table:table-cell>
          <table:table-cell office:value-type="date" office:date-value="2025-07-07T00:00:00" table:style-name="ce20">
            <text:p>7-Jul</text:p>
          </table:table-cell>
          <table:table-cell table:number-columns-repeated="2" table:style-name="ce14"/>
          <table:table-cell table:style-name="ce21"/>
          <table:table-cell table:style-name="ce18"/>
          <table:table-cell table:number-columns-repeated="16375" table:style-name="ce10"/>
        </table:table-row>
        <table:table-row table:style-name="ro4" table:visibility="collapse">
          <table:table-cell office:value-type="float" office:value="923" table:formula="of:=[.A1705]" table:style-name="ce17">
            <text:p>923</text:p>
          </table:table-cell>
          <table:table-cell table:style-name="ce19"/>
          <table:table-cell office:value-type="string" table:style-name="ce4">
            <text:p>BILLED</text:p>
          </table:table-cell>
          <table:table-cell office:value-type="float" office:value="0.43111111113103107" table:formula="of:=IF(AND([.F1706] &lt;&gt; &quot;&quot;;[.G1706] &lt;&gt; &quot;&quot;);([.G1706]-[.F1706])*24;&quot;---&quot;)" table:style-name="ce4">
            <text:p>0.431</text:p>
          </table:table-cell>
          <table:table-cell office:value-type="string" table:style-name="ce25">
            <text:p>IDtoApptio</text:p>
          </table:table-cell>
          <table:table-cell office:value-type="date" office:date-value="2025-07-07T08:04:15" table:style-name="ce14">
            <text:p>7/7/25 08:04 AM</text:p>
          </table:table-cell>
          <table:table-cell office:value-type="date" office:date-value="2025-07-07T08:30:07" table:style-name="ce14">
            <text:p>7/7/25 08:30 AM</text:p>
          </table:table-cell>
          <table:table-cell office:value-type="string" table:style-name="ce16">
            <text:p>Worked on MyAccess to IDtoApptio driver communication, and worked on the initial migration tool for the driver.</text:p>
          </table:table-cell>
          <table:table-cell table:style-name="ce18"/>
          <table:table-cell table:number-columns-repeated="16375" table:style-name="ce10"/>
        </table:table-row>
        <table:table-row table:style-name="ro4" table:visibility="collapse">
          <table:table-cell office:value-type="float" office:value="923" table:formula="of:=[.A1706]" table:style-name="ce17">
            <text:p>923</text:p>
          </table:table-cell>
          <table:table-cell table:style-name="ce19"/>
          <table:table-cell office:value-type="string" table:style-name="ce4">
            <text:p>BILLED</text:p>
          </table:table-cell>
          <table:table-cell office:value-type="float" office:value="0.1936111111426726" table:formula="of:=IF(AND([.F1707] &lt;&gt; &quot;&quot;;[.G1707] &lt;&gt; &quot;&quot;);([.G1707]-[.F1707])*24;&quot;---&quot;)" table:style-name="ce4">
            <text:p>0.194</text:p>
          </table:table-cell>
          <table:table-cell office:value-type="string" table:style-name="ce25">
            <text:p>mtg-daily</text:p>
          </table:table-cell>
          <table:table-cell office:value-type="date" office:date-value="2025-07-07T08:30:07" table:style-name="ce14">
            <text:p>7/7/25 08:30 AM</text:p>
          </table:table-cell>
          <table:table-cell office:value-type="date" office:date-value="2025-07-07T08:41:44" table:style-name="ce14">
            <text:p>7/7/25 08:41 AM</text:p>
          </table:table-cell>
          <table:table-cell office:value-type="string" table:style-name="ce16">
            <text:p>Daily meetings with the team. MyAccess training meeting.</text:p>
          </table:table-cell>
          <table:table-cell table:style-name="ce18"/>
          <table:table-cell table:number-columns-repeated="16375" table:style-name="ce10"/>
        </table:table-row>
        <table:table-row table:style-name="ro4" table:visibility="collapse">
          <table:table-cell office:value-type="float" office:value="923" table:formula="of:=[.A1707]" table:style-name="ce17">
            <text:p>923</text:p>
          </table:table-cell>
          <table:table-cell table:style-name="ce19"/>
          <table:table-cell office:value-type="string" table:style-name="ce4">
            <text:p>BILLED</text:p>
          </table:table-cell>
          <table:table-cell office:value-type="float" office:value="0.61083333328133449" table:formula="of:=IF(AND([.F1708] &lt;&gt; &quot;&quot;;[.G1708] &lt;&gt; &quot;&quot;);([.G1708]-[.F1708])*24;&quot;---&quot;)" table:style-name="ce4">
            <text:p>0.611</text:p>
          </table:table-cell>
          <table:table-cell office:value-type="string" table:style-name="ce25">
            <text:p>IDtoApptio</text:p>
          </table:table-cell>
          <table:table-cell office:value-type="date" office:date-value="2025-07-07T08:41:44" table:style-name="ce14">
            <text:p>7/7/25 08:41 AM</text:p>
          </table:table-cell>
          <table:table-cell office:value-type="date" office:date-value="2025-07-07T09:18:23" table:style-name="ce14">
            <text:p>7/7/25 09:18 AM</text:p>
          </table:table-cell>
          <table:table-cell office:value-type="string" table:style-name="ce16">
            <text:p>#</text:p>
          </table:table-cell>
          <table:table-cell table:style-name="ce18"/>
          <table:table-cell table:number-columns-repeated="16375" table:style-name="ce10"/>
        </table:table-row>
        <table:table-row table:style-name="ro4" table:visibility="collapse">
          <table:table-cell office:value-type="float" office:value="923" table:formula="of:=[.A1708]" table:style-name="ce17">
            <text:p>923</text:p>
          </table:table-cell>
          <table:table-cell table:style-name="ce19"/>
          <table:table-cell office:value-type="string" table:style-name="ce4">
            <text:p>BILLED</text:p>
          </table:table-cell>
          <table:table-cell office:value-type="float" office:value="0.1936111111426726" table:formula="of:=IF(AND([.F1709] &lt;&gt; &quot;&quot;;[.G1709] &lt;&gt; &quot;&quot;);([.G1709]-[.F1709])*24;&quot;---&quot;)" table:style-name="ce4">
            <text:p>0.194</text:p>
          </table:table-cell>
          <table:table-cell office:value-type="string" table:style-name="ce25">
            <text:p>idtoaviobook</text:p>
          </table:table-cell>
          <table:table-cell office:value-type="date" office:date-value="2025-07-07T09:18:23" table:style-name="ce14">
            <text:p>7/7/25 09:18 AM</text:p>
          </table:table-cell>
          <table:table-cell office:value-type="date" office:date-value="2025-07-07T09:30:00" table:style-name="ce14">
            <text:p>7/7/25 09:30 AM</text:p>
          </table:table-cell>
          <table:table-cell office:value-type="string" table:style-name="ce16">
            <text:p>Worked to resolve archiving/unarchiving issues with IDtoAviobook app team. Worked to transfer XORA jobcode update to Nirosha.</text:p>
          </table:table-cell>
          <table:table-cell table:style-name="ce18"/>
          <table:table-cell table:number-columns-repeated="16375" table:style-name="ce10"/>
        </table:table-row>
        <table:table-row table:style-name="ro4" table:visibility="collapse">
          <table:table-cell office:value-type="float" office:value="923" table:formula="of:=[.A1709]" table:style-name="ce17">
            <text:p>923</text:p>
          </table:table-cell>
          <table:table-cell table:style-name="ce19"/>
          <table:table-cell office:value-type="string" table:style-name="ce4">
            <text:p>BILLED</text:p>
          </table:table-cell>
          <table:table-cell office:value-type="float" office:value="0.49999999988358468" table:formula="of:=IF(AND([.F1710] &lt;&gt; &quot;&quot;;[.G1710] &lt;&gt; &quot;&quot;);([.G1710]-[.F1710])*24;&quot;---&quot;)" table:style-name="ce4">
            <text:p>0.500</text:p>
          </table:table-cell>
          <table:table-cell office:value-type="string" table:style-name="ce25">
            <text:p>mtg-Daily</text:p>
          </table:table-cell>
          <table:table-cell office:value-type="date" office:date-value="2025-07-07T09:30:00" table:style-name="ce14">
            <text:p>7/7/25 09:30 AM</text:p>
          </table:table-cell>
          <table:table-cell office:value-type="date" office:date-value="2025-07-07T10:00:00" table:style-name="ce14">
            <text:p>7/7/25 10:00 AM</text:p>
          </table:table-cell>
          <table:table-cell office:value-type="string" table:style-name="ce16">
            <text:p>#</text:p>
          </table:table-cell>
          <table:table-cell table:style-name="ce18"/>
          <table:table-cell table:number-columns-repeated="16375" table:style-name="ce10"/>
        </table:table-row>
        <table:table-row table:style-name="ro4" table:visibility="collapse">
          <table:table-cell office:value-type="float" office:value="923" table:formula="of:=[.A1710]" table:style-name="ce17">
            <text:p>923</text:p>
          </table:table-cell>
          <table:table-cell table:style-name="ce19"/>
          <table:table-cell office:value-type="string" table:style-name="ce4">
            <text:p>BILLED</text:p>
          </table:table-cell>
          <table:table-cell office:value-type="float" office:value="0.86611111118691042" table:formula="of:=IF(AND([.F1711] &lt;&gt; &quot;&quot;;[.G1711] &lt;&gt; &quot;&quot;);([.G1711]-[.F1711])*24;&quot;---&quot;)" table:style-name="ce4">
            <text:p>0.866</text:p>
          </table:table-cell>
          <table:table-cell office:value-type="string" table:style-name="ce25">
            <text:p>mtg-weeekly</text:p>
          </table:table-cell>
          <table:table-cell office:value-type="date" office:date-value="2025-07-07T10:00:00" table:style-name="ce14">
            <text:p>7/7/25 10:00 AM</text:p>
          </table:table-cell>
          <table:table-cell office:value-type="date" office:date-value="2025-07-07T10:51:58" table:style-name="ce14">
            <text:p>7/7/25 10:51 AM</text:p>
          </table:table-cell>
          <table:table-cell office:value-type="string" table:style-name="ce16">
            <text:p>#</text:p>
          </table:table-cell>
          <table:table-cell table:style-name="ce18"/>
          <table:table-cell table:number-columns-repeated="16375" table:style-name="ce10"/>
        </table:table-row>
        <table:table-row table:style-name="ro4" table:visibility="collapse">
          <table:table-cell office:value-type="float" office:value="923" table:formula="of:=[.A1711]" table:style-name="ce17">
            <text:p>923</text:p>
          </table:table-cell>
          <table:table-cell table:style-name="ce19"/>
          <table:table-cell office:value-type="string" table:style-name="ce4">
            <text:p>BILLED</text:p>
          </table:table-cell>
          <table:table-cell office:value-type="float" office:value="1.5072222221642733" table:formula="of:=IF(AND([.F1712] &lt;&gt; &quot;&quot;;[.G1712] &lt;&gt; &quot;&quot;);([.G1712]-[.F1712])*24;&quot;---&quot;)" table:style-name="ce4">
            <text:p>1.507</text:p>
          </table:table-cell>
          <table:table-cell office:value-type="string" table:style-name="ce25">
            <text:p>IDtoApptio</text:p>
          </table:table-cell>
          <table:table-cell office:value-type="date" office:date-value="2025-07-07T10:51:58" table:style-name="ce14">
            <text:p>7/7/25 10:51 AM</text:p>
          </table:table-cell>
          <table:table-cell office:value-type="date" office:date-value="2025-07-07T12:22:24" table:style-name="ce14">
            <text:p>7/7/25 12:22 PM</text:p>
          </table:table-cell>
          <table:table-cell office:value-type="string" table:style-name="ce21">
            <text:p>#meeting for myaccess</text:p>
          </table:table-cell>
          <table:table-cell table:style-name="ce18"/>
          <table:table-cell table:number-columns-repeated="16375" table:style-name="ce10"/>
        </table:table-row>
        <table:table-row table:style-name="ro4" table:visibility="collapse">
          <table:table-cell office:value-type="float" office:value="923" table:formula="of:=[.A1712]" table:style-name="ce17">
            <text:p>923</text:p>
          </table:table-cell>
          <table:table-cell table:style-name="ce19"/>
          <table:table-cell office:value-type="string" table:style-name="ce4">
            <text:p>BILLED</text:p>
          </table:table-cell>
          <table:table-cell office:value-type="float" office:value="0.87666666676523164" table:formula="of:=IF(AND([.F1713] &lt;&gt; &quot;&quot;;[.G1713] &lt;&gt; &quot;&quot;);([.G1713]-[.F1713])*24;&quot;---&quot;)" table:style-name="ce4">
            <text:p>0.877</text:p>
          </table:table-cell>
          <table:table-cell office:value-type="string" table:style-name="ce25">
            <text:p>idtoaviobook nirsoah</text:p>
          </table:table-cell>
          <table:table-cell office:value-type="date" office:date-value="2025-07-07T12:22:24" table:style-name="ce14">
            <text:p>7/7/25 12:22 PM</text:p>
          </table:table-cell>
          <table:table-cell office:value-type="date" office:date-value="2025-07-07T13:15:00" table:style-name="ce14">
            <text:p>7/7/25 01:15 PM</text:p>
          </table:table-cell>
          <table:table-cell office:value-type="string" table:style-name="ce22">
            <text:p>#Worked on updating Nirosha on the move of XORA</text:p>
          </table:table-cell>
          <table:table-cell table:style-name="ce18"/>
          <table:table-cell table:number-columns-repeated="16375" table:style-name="ce10"/>
        </table:table-row>
        <table:table-row table:style-name="ro4" table:visibility="collapse">
          <table:table-cell office:value-type="float" office:value="923" table:formula="of:=[.A1713]" table:style-name="ce17">
            <text:p>923</text:p>
          </table:table-cell>
          <table:table-cell table:style-name="ce19"/>
          <table:table-cell office:value-type="string" table:style-name="ce4">
            <text:p>BILLED</text:p>
          </table:table-cell>
          <table:table-cell office:value-type="float" office:value="0.24055555555969477" table:formula="of:=IF(AND([.F1714] &lt;&gt; &quot;&quot;;[.G1714] &lt;&gt; &quot;&quot;);([.G1714]-[.F1714])*24;&quot;---&quot;)" table:style-name="ce4">
            <text:p>0.241</text:p>
          </table:table-cell>
          <table:table-cell office:value-type="string" table:style-name="ce25">
            <text:p>IDtoApptio</text:p>
          </table:table-cell>
          <table:table-cell office:value-type="date" office:date-value="2025-07-07T13:15:00" table:style-name="ce14">
            <text:p>7/7/25 01:15 PM</text:p>
          </table:table-cell>
          <table:table-cell office:value-type="date" office:date-value="2025-07-07T13:29:26" table:style-name="ce14">
            <text:p>7/7/25 01:29 PM</text:p>
          </table:table-cell>
          <table:table-cell office:value-type="string" table:style-name="ce21">
            <text:p>#getting ready for call</text:p>
          </table:table-cell>
          <table:table-cell table:style-name="ce18"/>
          <table:table-cell table:number-columns-repeated="16375" table:style-name="ce10"/>
        </table:table-row>
        <table:table-row table:style-name="ro10" table:visibility="collapse">
          <table:table-cell office:value-type="float" office:value="923" table:formula="of:=[.A1714]" table:style-name="ce17">
            <text:p>923</text:p>
          </table:table-cell>
          <table:table-cell office:value-type="string" table:style-name="ce4">
            <text:p>lunch here</text:p>
          </table:table-cell>
          <table:table-cell office:value-type="string" table:style-name="ce4">
            <text:p>BILLED</text:p>
          </table:table-cell>
          <table:table-cell office:value-type="float" office:value="2.2894444444100372" table:formula="of:=IF(AND([.F1715] &lt;&gt; &quot;&quot;;[.G1715] &lt;&gt; &quot;&quot;);([.G1715]-[.F1715])*24;&quot;---&quot;)" table:style-name="ce4">
            <text:p>2.289</text:p>
          </table:table-cell>
          <table:table-cell office:value-type="string" table:style-name="ce25">
            <text:p>IDtoApptio</text:p>
          </table:table-cell>
          <table:table-cell office:value-type="date" office:date-value="2025-07-07T13:51:57" table:style-name="ce14">
            <text:p>7/7/25 01:51 PM</text:p>
          </table:table-cell>
          <table:table-cell office:value-type="date" office:date-value="2025-07-07T16:09:19" table:style-name="ce14">
            <text:p>7/7/25 04:09 PM</text:p>
          </table:table-cell>
          <table:table-cell office:value-type="string" table:style-name="ce21">
            <text:p># getting ready for call more . .after lunch &amp; call with app woners, then with Gokul</text:p>
          </table:table-cell>
          <table:table-cell table:style-name="ce18"/>
          <table:table-cell table:number-columns-repeated="16375" table:style-name="ce10"/>
        </table:table-row>
        <table:table-row table:style-name="ro10" table:visibility="collapse">
          <table:table-cell office:value-type="float" office:value="923" table:formula="of:=[.A1715]" table:style-name="ce17">
            <text:p>923</text:p>
          </table:table-cell>
          <table:table-cell office:value-type="string" table:style-name="ce31">
            <text:p>walk</text:p>
          </table:table-cell>
          <table:table-cell office:value-type="string" table:style-name="ce4">
            <text:p>BILLED</text:p>
          </table:table-cell>
          <table:table-cell office:value-type="float" office:value="0.88444444444030523" table:formula="of:=IF(AND([.F1716] &lt;&gt; &quot;&quot;;[.G1716] &lt;&gt; &quot;&quot;);([.G1716]-[.F1716])*24;&quot;---&quot;)" table:style-name="ce4">
            <text:p>0.884</text:p>
          </table:table-cell>
          <table:table-cell office:value-type="string" table:style-name="ce25">
            <text:p>IDtoApptio</text:p>
          </table:table-cell>
          <table:table-cell office:value-type="date" office:date-value="2025-07-07T16:09:19" table:style-name="ce14">
            <text:p>7/7/25 04:09 PM</text:p>
          </table:table-cell>
          <table:table-cell office:value-type="date" office:date-value="2025-07-07T17:02:23" table:style-name="ce14">
            <text:p>7/7/25 05:02 PM</text:p>
          </table:table-cell>
          <table:table-cell office:value-type="string" table:style-name="ce21">
            <text:p>#writing summary reports and action items</text:p>
          </table:table-cell>
          <table:table-cell table:style-name="ce18"/>
          <table:table-cell table:number-columns-repeated="16375" table:style-name="ce10"/>
        </table:table-row>
        <table:table-row table:style-name="ro4" table:visibility="collapse">
          <table:table-cell office:value-type="float" office:value="923" table:formula="of:=[.A1716]" table:style-name="ce17">
            <text:p>923</text:p>
          </table:table-cell>
          <table:table-cell table:style-name="ce19"/>
          <table:table-cell office:value-type="string" table:style-name="ce4">
            <text:p>BILLED</text:p>
          </table:table-cell>
          <table:table-cell office:value-type="float" office:value="0.48888888896908611" table:formula="of:=IF(AND([.F1717] &lt;&gt; &quot;&quot;;[.G1717] &lt;&gt; &quot;&quot;);([.G1717]-[.F1717])*24;&quot;---&quot;)" table:style-name="ce4">
            <text:p>0.489</text:p>
          </table:table-cell>
          <table:table-cell office:value-type="string" table:style-name="ce25">
            <text:p>IDtoDocunet</text:p>
          </table:table-cell>
          <table:table-cell office:value-type="date" office:date-value="2025-07-07T17:02:23" table:style-name="ce14">
            <text:p>7/7/25 05:02 PM</text:p>
          </table:table-cell>
          <table:table-cell office:value-type="date" office:date-value="2025-07-07T17:31:43" table:style-name="ce14">
            <text:p>7/7/25 05:31 PM</text:p>
          </table:table-cell>
          <table:table-cell office:value-type="string" table:style-name="ce21">
            <text:p>Worked to design the push of all users for IDtoDocunet per the app team's request.</text:p>
          </table:table-cell>
          <table:table-cell table:style-name="ce18"/>
          <table:table-cell table:number-columns-repeated="16375" table:style-name="ce10"/>
        </table:table-row>
        <table:table-row table:style-name="ro4" table:visibility="collapse">
          <table:table-cell office:value-type="float" office:value="923" table:formula="of:=[.A1717]" table:style-name="ce17">
            <text:p>923</text:p>
          </table:table-cell>
          <table:table-cell table:style-name="ce19"/>
          <table:table-cell table:style-name="ce4"/>
          <table:table-cell office:value-type="string" office:string-value="---" table:formula="of:=IF(AND([.F1718] &lt;&gt; &quot;&quot;;[.G1718] &lt;&gt; &quot;&quot;);([.G1718]-[.F1718])*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4" table:visibility="collapse">
          <table:table-cell office:value-type="float" office:value="923" table:formula="of:=[.A1718]" table:style-name="ce17">
            <text:p>923</text:p>
          </table:table-cell>
          <table:table-cell table:style-name="ce19"/>
          <table:table-cell table:style-name="ce4"/>
          <table:table-cell office:value-type="string" office:string-value="---" table:formula="of:=IF(AND([.F1719] &lt;&gt; &quot;&quot;;[.G1719] &lt;&gt; &quot;&quot;);([.G1719]-[.F1719])*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4" table:visibility="collapse">
          <table:table-cell office:value-type="float" office:value="923" table:formula="of:=[.A1719]" table:style-name="ce17">
            <text:p>923</text:p>
          </table:table-cell>
          <table:table-cell table:style-name="ce19"/>
          <table:table-cell table:style-name="ce4"/>
          <table:table-cell office:value-type="string" office:string-value="---" table:formula="of:=IF(AND([.F1720] &lt;&gt; &quot;&quot;;[.G1720] &lt;&gt; &quot;&quot;);([.G1720]-[.F1720])*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4" table:visibility="collapse">
          <table:table-cell office:value-type="float" office:value="923" table:formula="of:=[.A1720]" table:style-name="ce17">
            <text:p>923</text:p>
          </table:table-cell>
          <table:table-cell table:style-name="ce19"/>
          <table:table-cell table:style-name="ce4"/>
          <table:table-cell office:value-type="string" office:string-value="---" table:formula="of:=IF(AND([.F1721] &lt;&gt; &quot;&quot;;[.G1721] &lt;&gt; &quot;&quot;);([.G1721]-[.F1721])*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4" table:visibility="collapse">
          <table:table-cell office:value-type="float" office:value="923" table:formula="of:=[.A1721]" table:style-name="ce17">
            <text:p>923</text:p>
          </table:table-cell>
          <table:table-cell table:style-name="ce19"/>
          <table:table-cell table:style-name="ce4"/>
          <table:table-cell office:value-type="string" office:string-value="---" table:formula="of:=IF(AND([.F1722] &lt;&gt; &quot;&quot;;[.G1722] &lt;&gt; &quot;&quot;);([.G1722]-[.F1722])*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4" table:visibility="collapse">
          <table:table-cell office:value-type="float" office:value="923" table:formula="of:=[.A1722]" table:style-name="ce17">
            <text:p>923</text:p>
          </table:table-cell>
          <table:table-cell table:style-name="ce19"/>
          <table:table-cell table:style-name="ce4"/>
          <table:table-cell office:value-type="string" office:string-value="---" table:formula="of:=IF(AND([.F1723] &lt;&gt; &quot;&quot;;[.G1723] &lt;&gt; &quot;&quot;);([.G1723]-[.F1723])*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723]" table:style-name="ce17">
            <text:p>923</text:p>
          </table:table-cell>
          <table:table-cell table:style-name="ce19"/>
          <table:table-cell table:style-name="ce4"/>
          <table:table-cell office:value-type="string" office:string-value="---" table:formula="of:=IF(AND([.F1724] &lt;&gt; &quot;&quot;;[.G1724] &lt;&gt; &quot;&quot;);([.G1724]-[.F1724])*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724]" table:style-name="ce17">
            <text:p>923</text:p>
          </table:table-cell>
          <table:table-cell table:style-name="ce19"/>
          <table:table-cell table:style-name="ce4"/>
          <table:table-cell office:value-type="string" office:string-value="---" table:formula="of:=IF(AND([.F1725] &lt;&gt; &quot;&quot;;[.G1725] &lt;&gt; &quot;&quot;);([.G1725]-[.F172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725]" table:style-name="ce17">
            <text:p>923</text:p>
          </table:table-cell>
          <table:table-cell table:style-name="ce19"/>
          <table:table-cell table:style-name="ce4"/>
          <table:table-cell office:value-type="string" office:string-value="---" table:formula="of:=IF(AND([.F1726] &lt;&gt; &quot;&quot;;[.G1726] &lt;&gt; &quot;&quot;);([.G1726]-[.F172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726]" table:style-name="ce17">
            <text:p>923</text:p>
          </table:table-cell>
          <table:table-cell table:style-name="ce19"/>
          <table:table-cell table:style-name="ce4"/>
          <table:table-cell office:value-type="string" office:string-value="---" table:formula="of:=IF(AND([.F1727] &lt;&gt; &quot;&quot;;[.G1727] &lt;&gt; &quot;&quot;);([.G1727]-[.F1727])*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727]" table:style-name="ce17">
            <text:p>923</text:p>
          </table:table-cell>
          <table:table-cell table:style-name="ce19"/>
          <table:table-cell table:style-name="ce4"/>
          <table:table-cell office:value-type="string" office:string-value="---" table:formula="of:=IF(AND([.F1728] &lt;&gt; &quot;&quot;;[.G1728] &lt;&gt; &quot;&quot;);([.G1728]-[.F1728])*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728]" table:style-name="ce17">
            <text:p>923</text:p>
          </table:table-cell>
          <table:table-cell office:value-type="float" office:value="8.75" table:formula="of:=COM.MICROSOFT.CEILING([.C1729];0.25)" table:style-name="ce19">
            <text:p>8.750</text:p>
          </table:table-cell>
          <table:table-cell office:value-type="float" office:value="8.588611111161299" table:formula="of:=SUM([.D1729:.D1751])" table:style-name="ce4">
            <text:p>8.589</text:p>
          </table:table-cell>
          <table:table-cell office:value-type="string" office:string-value="---" table:formula="of:=IF(AND([.F1729] &lt;&gt; &quot;&quot;;[.G1729] &lt;&gt; &quot;&quot;);([.G1729]-[.F1729])*24;&quot;---&quot;)" table:style-name="ce4">
            <text:p>---</text:p>
          </table:table-cell>
          <table:table-cell office:value-type="date" office:date-value="2025-07-08T00:00:00" table:style-name="ce20">
            <text:p>8-Jul</text:p>
          </table:table-cell>
          <table:table-cell table:number-columns-repeated="2" table:style-name="ce14"/>
          <table:table-cell table:style-name="ce13"/>
          <table:table-cell table:style-name="ce15"/>
          <table:table-cell table:number-columns-repeated="16375" table:style-name="ce10"/>
        </table:table-row>
        <table:table-row table:style-name="ro4" table:visibility="collapse">
          <table:table-cell office:value-type="float" office:value="923" table:formula="of:=[.A1729]" table:style-name="ce17">
            <text:p>923</text:p>
          </table:table-cell>
          <table:table-cell table:style-name="ce19"/>
          <table:table-cell office:value-type="string" table:style-name="ce4">
            <text:p>BILLED</text:p>
          </table:table-cell>
          <table:table-cell office:value-type="float" office:value="0.25000000011641532" table:formula="of:=IF(AND([.F1730] &lt;&gt; &quot;&quot;;[.G1730] &lt;&gt; &quot;&quot;);([.G1730]-[.F1730])*24;&quot;---&quot;)" table:style-name="ce4">
            <text:p>0.250</text:p>
          </table:table-cell>
          <table:table-cell office:value-type="string" table:style-name="ce20">
            <text:p>mtg-Daily</text:p>
          </table:table-cell>
          <table:table-cell office:value-type="date" office:date-value="2025-07-08T08:30:00" table:style-name="ce14">
            <text:p>7/8/25 08:30 AM</text:p>
          </table:table-cell>
          <table:table-cell office:value-type="date" office:date-value="2025-07-08T08:45:00" table:style-name="ce14">
            <text:p>7/8/25 08:45 AM</text:p>
          </table:table-cell>
          <table:table-cell office:value-type="string" table:style-name="ce21">
            <text:p>Daily meetings with the team. Weekly backlog call.</text:p>
          </table:table-cell>
          <table:table-cell table:style-name="ce15"/>
          <table:table-cell table:number-columns-repeated="16375" table:style-name="ce10"/>
        </table:table-row>
        <table:table-row table:style-name="ro10" table:visibility="collapse">
          <table:table-cell office:value-type="float" office:value="923" table:formula="of:=[.A1730]" table:style-name="ce17">
            <text:p>923</text:p>
          </table:table-cell>
          <table:table-cell table:style-name="ce4"/>
          <table:table-cell office:value-type="string" table:style-name="ce4">
            <text:p>BILLED</text:p>
          </table:table-cell>
          <table:table-cell office:value-type="float" office:value="0.41555555543163791" table:formula="of:=IF(AND([.F1731] &lt;&gt; &quot;&quot;;[.G1731] &lt;&gt; &quot;&quot;);([.G1731]-[.F1731])*24;&quot;---&quot;)" table:style-name="ce4">
            <text:p>0.416</text:p>
          </table:table-cell>
          <table:table-cell office:value-type="string" table:style-name="ce20">
            <text:p>IDtoApptio</text:p>
          </table:table-cell>
          <table:table-cell office:value-type="date" office:date-value="2025-07-08T08:45:00" table:style-name="ce14">
            <text:p>7/8/25 08:45 AM</text:p>
          </table:table-cell>
          <table:table-cell office:value-type="date" office:date-value="2025-07-08T09:09:56" table:style-name="ce14">
            <text:p>7/8/25 09:09 AM</text:p>
          </table:table-cell>
          <table:table-cell office:value-type="string" table:style-name="ce20">
            <text:p>Worked on implementing payload parsing of the roles payload in the IDtoApptio driver.</text:p>
          </table:table-cell>
          <table:table-cell table:style-name="ce18"/>
          <table:table-cell table:number-columns-repeated="16375" table:style-name="ce10"/>
        </table:table-row>
        <table:table-row table:style-name="ro4" table:visibility="collapse">
          <table:table-cell office:value-type="float" office:value="923" table:formula="of:=[.A1731]" table:style-name="ce17">
            <text:p>923</text:p>
          </table:table-cell>
          <table:table-cell table:style-name="ce19"/>
          <table:table-cell office:value-type="string" table:style-name="ce4">
            <text:p>BILLED</text:p>
          </table:table-cell>
          <table:table-cell office:value-type="float" office:value="0.4461111111450009" table:formula="of:=IF(AND([.F1732] &lt;&gt; &quot;&quot;;[.G1732] &lt;&gt; &quot;&quot;);([.G1732]-[.F1732])*24;&quot;---&quot;)" table:style-name="ce4">
            <text:p>0.446</text:p>
          </table:table-cell>
          <table:table-cell office:value-type="string" table:style-name="ce20">
            <text:p>IDToEmployeeSVc</text:p>
          </table:table-cell>
          <table:table-cell office:value-type="date" office:date-value="2025-07-08T09:09:56" table:style-name="ce14">
            <text:p>7/8/25 09:09 AM</text:p>
          </table:table-cell>
          <table:table-cell office:value-type="date" office:date-value="2025-07-08T09:36:42" table:style-name="ce14">
            <text:p>7/8/25 09:36 AM</text:p>
          </table:table-cell>
          <table:table-cell office:value-type="string" table:style-name="ce21">
            <text:p>Working on fixing the portal user error in the IDtoEmployeeSvc driver.</text:p>
          </table:table-cell>
          <table:table-cell table:style-name="ce18"/>
          <table:table-cell table:number-columns-repeated="16375" table:style-name="ce10"/>
        </table:table-row>
        <table:table-row table:style-name="ro4" table:visibility="collapse">
          <table:table-cell office:value-type="float" office:value="923" table:formula="of:=[.A1732]" table:style-name="ce17">
            <text:p>923</text:p>
          </table:table-cell>
          <table:table-cell office:value-type="string" table:style-name="ce19">
            <text:p>andrew drivers ed</text:p>
          </table:table-cell>
          <table:table-cell office:value-type="string" table:style-name="ce4">
            <text:p>BILLED</text:p>
          </table:table-cell>
          <table:table-cell office:value-type="float" office:value="0.33333333337213844" table:formula="of:=IF(AND([.F1733] &lt;&gt; &quot;&quot;;[.G1733] &lt;&gt; &quot;&quot;);([.G1733]-[.F1733])*24;&quot;---&quot;)" table:style-name="ce4">
            <text:p>0.333</text:p>
          </table:table-cell>
          <table:table-cell office:value-type="string" table:style-name="ce20">
            <text:p>IDtoAviobook</text:p>
          </table:table-cell>
          <table:table-cell office:value-type="date" office:date-value="2025-07-08T10:00:00" table:style-name="ce14">
            <text:p>7/8/25 10:00 AM</text:p>
          </table:table-cell>
          <table:table-cell office:value-type="date" office:date-value="2025-07-08T10:20:00" table:style-name="ce14">
            <text:p>7/8/25 10:20 AM</text:p>
          </table:table-cell>
          <table:table-cell office:value-type="string" table:style-name="ce13">
            <text:p>Meeting to discuss the status of legal vs preferredNames, and unarchiving issues for IDtoAviobook. IGA Modernization meeting with Liz Hanna.</text:p>
          </table:table-cell>
          <table:table-cell table:style-name="ce18"/>
          <table:table-cell table:number-columns-repeated="16375" table:style-name="ce10"/>
        </table:table-row>
        <table:table-row table:style-name="ro4" table:visibility="collapse">
          <table:table-cell office:value-type="float" office:value="923" table:formula="of:=[.A1733]" table:style-name="ce17">
            <text:p>923</text:p>
          </table:table-cell>
          <table:table-cell table:style-name="ce19"/>
          <table:table-cell office:value-type="string" table:style-name="ce4">
            <text:p>BILLED</text:p>
          </table:table-cell>
          <table:table-cell office:value-type="float" office:value="0.52944444440072402" table:formula="of:=IF(AND([.F1734] &lt;&gt; &quot;&quot;;[.G1734] &lt;&gt; &quot;&quot;);([.G1734]-[.F1734])*24;&quot;---&quot;)" table:style-name="ce4">
            <text:p>0.529</text:p>
          </table:table-cell>
          <table:table-cell office:value-type="string" table:style-name="ce20">
            <text:p>IDtoApptio</text:p>
          </table:table-cell>
          <table:table-cell office:value-type="date" office:date-value="2025-07-08T10:20:00" table:style-name="ce14">
            <text:p>7/8/25 10:20 AM</text:p>
          </table:table-cell>
          <table:table-cell office:value-type="date" office:date-value="2025-07-08T10:51:46" table:style-name="ce14">
            <text:p>7/8/25 10:51 AM</text:p>
          </table:table-cell>
          <table:table-cell office:value-type="string" table:style-name="ce26">
            <text:p>Worked on simplifying the payload with Asleigh for the IDtoApptio driver.</text:p>
          </table:table-cell>
          <table:table-cell table:style-name="ce18"/>
          <table:table-cell table:number-columns-repeated="16375" table:style-name="ce10"/>
        </table:table-row>
        <table:table-row table:style-name="ro4" table:visibility="collapse">
          <table:table-cell office:value-type="float" office:value="923" table:formula="of:=[.A1734]" table:style-name="ce17">
            <text:p>923</text:p>
          </table:table-cell>
          <table:table-cell table:style-name="ce19"/>
          <table:table-cell office:value-type="string" table:style-name="ce4">
            <text:p>BILLED</text:p>
          </table:table-cell>
          <table:table-cell office:value-type="float" office:value="0.50944444444030523" table:formula="of:=IF(AND([.F1735] &lt;&gt; &quot;&quot;;[.G1735] &lt;&gt; &quot;&quot;);([.G1735]-[.F1735])*24;&quot;---&quot;)" table:style-name="ce4">
            <text:p>0.509</text:p>
          </table:table-cell>
          <table:table-cell office:value-type="string" table:style-name="ce20">
            <text:p>IDtoAviobook</text:p>
          </table:table-cell>
          <table:table-cell office:value-type="date" office:date-value="2025-07-08T10:51:46" table:style-name="ce14">
            <text:p>7/8/25 10:51 AM</text:p>
          </table:table-cell>
          <table:table-cell office:value-type="date" office:date-value="2025-07-08T11:22:20" table:style-name="ce14">
            <text:p>7/8/25 11:22 AM</text:p>
          </table:table-cell>
          <table:table-cell office:value-type="string" table:style-name="ce13">
            <text:p>#dumpiong archived users; trying to track new ones . .</text:p>
          </table:table-cell>
          <table:table-cell table:style-name="ce18"/>
          <table:table-cell table:number-columns-repeated="16375" table:style-name="ce10"/>
        </table:table-row>
        <table:table-row table:style-name="ro4" table:visibility="collapse">
          <table:table-cell office:value-type="float" office:value="923" table:formula="of:=[.A1735]" table:style-name="ce17">
            <text:p>923</text:p>
          </table:table-cell>
          <table:table-cell table:style-name="ce19"/>
          <table:table-cell office:value-type="string" table:style-name="ce4">
            <text:p>BILLED</text:p>
          </table:table-cell>
          <table:table-cell office:value-type="float" office:value="2.3825000000651926" table:formula="of:=IF(AND([.F1736] &lt;&gt; &quot;&quot;;[.G1736] &lt;&gt; &quot;&quot;);([.G1736]-[.F1736])*24;&quot;---&quot;)" table:style-name="ce4">
            <text:p>2.383</text:p>
          </table:table-cell>
          <table:table-cell office:value-type="string" table:style-name="ce20">
            <text:p>IDtoApptio</text:p>
          </table:table-cell>
          <table:table-cell office:value-type="date" office:date-value="2025-07-08T11:22:20" table:style-name="ce14">
            <text:p>7/8/25 11:22 AM</text:p>
          </table:table-cell>
          <table:table-cell office:value-type="date" office:date-value="2025-07-08T13:45:17" table:style-name="ce14">
            <text:p>7/8/25 01:45 PM</text:p>
          </table:table-cell>
          <table:table-cell office:value-type="string" table:style-name="ce13">
            <text:p># Stopped . . Can't work on driver until payload is clear; and three driver is clear . .</text:p>
          </table:table-cell>
          <table:table-cell table:style-name="ce18"/>
          <table:table-cell table:number-columns-repeated="16375" table:style-name="ce10"/>
        </table:table-row>
        <table:table-row table:style-name="ro4" table:visibility="collapse">
          <table:table-cell office:value-type="float" office:value="923" table:formula="of:=[.A1736]" table:style-name="ce17">
            <text:p>923</text:p>
          </table:table-cell>
          <table:table-cell table:style-name="ce19"/>
          <table:table-cell office:value-type="string" table:style-name="ce4">
            <text:p>BILLED</text:p>
          </table:table-cell>
          <table:table-cell office:value-type="float" office:value="0.39083333336748183" table:formula="of:=IF(AND([.F1737] &lt;&gt; &quot;&quot;;[.G1737] &lt;&gt; &quot;&quot;);([.G1737]-[.F1737])*24;&quot;---&quot;)" table:style-name="ce4">
            <text:p>0.391</text:p>
          </table:table-cell>
          <table:table-cell office:value-type="string" table:style-name="ce20">
            <text:p>IDtoAviobook</text:p>
          </table:table-cell>
          <table:table-cell office:value-type="date" office:date-value="2025-07-08T13:45:17" table:style-name="ce14">
            <text:p>7/8/25 01:45 PM</text:p>
          </table:table-cell>
          <table:table-cell office:value-type="date" office:date-value="2025-07-08T14:08:44" table:style-name="ce14">
            <text:p>7/8/25 02:08 PM</text:p>
          </table:table-cell>
          <table:table-cell office:value-type="string" table:style-name="ce13">
            <text:p>IGA Modernization: Sailpoint migration check-in call for IDtoAviobook.</text:p>
          </table:table-cell>
          <table:table-cell table:style-name="ce15"/>
          <table:table-cell table:number-columns-repeated="16375" table:style-name="ce10"/>
        </table:table-row>
        <table:table-row table:style-name="ro4" table:visibility="collapse">
          <table:table-cell office:value-type="float" office:value="923" table:formula="of:=[.A1737]" table:style-name="ce17">
            <text:p>923</text:p>
          </table:table-cell>
          <table:table-cell table:style-name="ce19"/>
          <table:table-cell office:value-type="string" table:style-name="ce4">
            <text:p>BILLED</text:p>
          </table:table-cell>
          <table:table-cell office:value-type="float" office:value="0.31972222222248092" table:formula="of:=IF(AND([.F1738] &lt;&gt; &quot;&quot;;[.G1738] &lt;&gt; &quot;&quot;);([.G1738]-[.F1738])*24;&quot;---&quot;)" table:style-name="ce4">
            <text:p>0.320</text:p>
          </table:table-cell>
          <table:table-cell office:value-type="string" table:style-name="ce21">
            <text:p>mtg-Backlog</text:p>
          </table:table-cell>
          <table:table-cell office:value-type="date" office:date-value="2025-07-08T14:08:44" table:style-name="ce14">
            <text:p>7/8/25 02:08 PM</text:p>
          </table:table-cell>
          <table:table-cell office:value-type="date" office:date-value="2025-07-08T14:27:55" table:style-name="ce14">
            <text:p>7/8/25 02:27 PM</text:p>
          </table:table-cell>
          <table:table-cell office:value-type="string" table:style-name="ce13">
            <text:p>#</text:p>
          </table:table-cell>
          <table:table-cell table:style-name="ce18"/>
          <table:table-cell table:number-columns-repeated="16375" table:style-name="ce10"/>
        </table:table-row>
        <table:table-row table:style-name="ro10" table:visibility="collapse">
          <table:table-cell office:value-type="float" office:value="923" table:formula="of:=[.A1738]" table:style-name="ce17">
            <text:p>923</text:p>
          </table:table-cell>
          <table:table-cell office:value-type="string" table:style-name="ce4">
            <text:p>nap</text:p>
          </table:table-cell>
          <table:table-cell office:value-type="string" table:style-name="ce4">
            <text:p>BILLED</text:p>
          </table:table-cell>
          <table:table-cell office:value-type="float" office:value="2.1233333332347684" table:formula="of:=IF(AND([.F1739] &lt;&gt; &quot;&quot;;[.G1739] &lt;&gt; &quot;&quot;);([.G1739]-[.F1739])*24;&quot;---&quot;)" table:style-name="ce4">
            <text:p>2.123</text:p>
          </table:table-cell>
          <table:table-cell office:value-type="string" table:style-name="ce20">
            <text:p>IDtoApptio</text:p>
          </table:table-cell>
          <table:table-cell office:value-type="date" office:date-value="2025-07-08T14:27:55" table:style-name="ce14">
            <text:p>7/8/25 02:27 PM</text:p>
          </table:table-cell>
          <table:table-cell office:value-type="date" office:date-value="2025-07-08T16:35:19" table:style-name="ce14">
            <text:p>7/8/25 04:35 PM</text:p>
          </table:table-cell>
          <table:table-cell office:value-type="string" table:style-name="ce13">
            <text:p># joe call: to shift driver to him . .</text:p>
          </table:table-cell>
          <table:table-cell table:style-name="ce18"/>
          <table:table-cell table:number-columns-repeated="16375" table:style-name="ce10"/>
        </table:table-row>
        <table:table-row table:style-name="ro4" table:visibility="collapse">
          <table:table-cell office:value-type="float" office:value="923" table:formula="of:=[.A1739]" table:style-name="ce17">
            <text:p>923</text:p>
          </table:table-cell>
          <table:table-cell table:style-name="ce19"/>
          <table:table-cell office:value-type="string" table:style-name="ce4">
            <text:p>BILLED</text:p>
          </table:table-cell>
          <table:table-cell office:value-type="float" office:value="0.88833333336515352" table:formula="of:=IF(AND([.F1740] &lt;&gt; &quot;&quot;;[.G1740] &lt;&gt; &quot;&quot;);([.G1740]-[.F1740])*24;&quot;---&quot;)" table:style-name="ce4">
            <text:p>0.888</text:p>
          </table:table-cell>
          <table:table-cell office:value-type="string" table:style-name="ce20">
            <text:p>IDtoApptio</text:p>
          </table:table-cell>
          <table:table-cell office:value-type="date" office:date-value="2025-07-08T16:35:19" table:style-name="ce14">
            <text:p>7/8/25 04:35 PM</text:p>
          </table:table-cell>
          <table:table-cell office:value-type="date" office:date-value="2025-07-08T17:28:37" table:style-name="ce14">
            <text:p>7/8/25 05:28 PM</text:p>
          </table:table-cell>
          <table:table-cell office:value-type="string" table:style-name="ce13">
            <text:p>#working on joe summarynotes</text:p>
          </table:table-cell>
          <table:table-cell table:style-name="ce18"/>
          <table:table-cell table:number-columns-repeated="16375" table:style-name="ce10"/>
        </table:table-row>
        <table:table-row table:style-name="ro4" table:visibility="collapse">
          <table:table-cell office:value-type="float" office:value="923" table:formula="of:=[.A1740]" table:style-name="ce17">
            <text:p>923</text:p>
          </table:table-cell>
          <table:table-cell table:style-name="ce19"/>
          <table:table-cell table:style-name="ce4"/>
          <table:table-cell office:value-type="string" office:string-value="---" table:formula="of:=IF(AND([.F1741] &lt;&gt; &quot;&quot;;[.G1741] &lt;&gt; &quot;&quot;);([.G1741]-[.F1741])*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741]" table:style-name="ce17">
            <text:p>923</text:p>
          </table:table-cell>
          <table:table-cell table:style-name="ce19"/>
          <table:table-cell table:style-name="ce4"/>
          <table:table-cell office:value-type="string" office:string-value="---" table:formula="of:=IF(AND([.F1742] &lt;&gt; &quot;&quot;;[.G1742] &lt;&gt; &quot;&quot;);([.G1742]-[.F1742])*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742]" table:style-name="ce17">
            <text:p>923</text:p>
          </table:table-cell>
          <table:table-cell table:style-name="ce19"/>
          <table:table-cell table:style-name="ce4"/>
          <table:table-cell office:value-type="string" office:string-value="---" table:formula="of:=IF(AND([.F1743] &lt;&gt; &quot;&quot;;[.G1743] &lt;&gt; &quot;&quot;);([.G1743]-[.F174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743]" table:style-name="ce17">
            <text:p>923</text:p>
          </table:table-cell>
          <table:table-cell table:style-name="ce19"/>
          <table:table-cell table:style-name="ce4"/>
          <table:table-cell office:value-type="string" office:string-value="---" table:formula="of:=IF(AND([.F1744] &lt;&gt; &quot;&quot;;[.G1744] &lt;&gt; &quot;&quot;);([.G1744]-[.F1744])*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744]" table:style-name="ce17">
            <text:p>923</text:p>
          </table:table-cell>
          <table:table-cell table:style-name="ce19"/>
          <table:table-cell table:style-name="ce4"/>
          <table:table-cell office:value-type="string" office:string-value="---" table:formula="of:=IF(AND([.F1745] &lt;&gt; &quot;&quot;;[.G1745] &lt;&gt; &quot;&quot;);([.G1745]-[.F1745])*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745]" table:style-name="ce17">
            <text:p>923</text:p>
          </table:table-cell>
          <table:table-cell table:style-name="ce19"/>
          <table:table-cell table:style-name="ce4"/>
          <table:table-cell office:value-type="string" office:string-value="---" table:formula="of:=IF(AND([.F1746] &lt;&gt; &quot;&quot;;[.G1746] &lt;&gt; &quot;&quot;);([.G1746]-[.F174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746]" table:style-name="ce17">
            <text:p>923</text:p>
          </table:table-cell>
          <table:table-cell table:style-name="ce19"/>
          <table:table-cell table:style-name="ce4"/>
          <table:table-cell office:value-type="string" office:string-value="---" table:formula="of:=IF(AND([.F1747] &lt;&gt; &quot;&quot;;[.G1747] &lt;&gt; &quot;&quot;);([.G1747]-[.F1747])*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747]" table:style-name="ce17">
            <text:p>923</text:p>
          </table:table-cell>
          <table:table-cell table:style-name="ce19"/>
          <table:table-cell table:style-name="ce4"/>
          <table:table-cell office:value-type="string" office:string-value="---" table:formula="of:=IF(AND([.F1748] &lt;&gt; &quot;&quot;;[.G1748] &lt;&gt; &quot;&quot;);([.G1748]-[.F1748])*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748]" table:style-name="ce17">
            <text:p>923</text:p>
          </table:table-cell>
          <table:table-cell table:style-name="ce19"/>
          <table:table-cell table:style-name="ce4"/>
          <table:table-cell office:value-type="string" office:string-value="---" table:formula="of:=IF(AND([.F1749] &lt;&gt; &quot;&quot;;[.G1749] &lt;&gt; &quot;&quot;);([.G1749]-[.F1749])*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749]" table:style-name="ce17">
            <text:p>923</text:p>
          </table:table-cell>
          <table:table-cell table:style-name="ce19"/>
          <table:table-cell table:style-name="ce4"/>
          <table:table-cell office:value-type="string" office:string-value="---" table:formula="of:=IF(AND([.F1750] &lt;&gt; &quot;&quot;;[.G1750] &lt;&gt; &quot;&quot;);([.G1750]-[.F1750])*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750]" table:style-name="ce17">
            <text:p>923</text:p>
          </table:table-cell>
          <table:table-cell table:style-name="ce19"/>
          <table:table-cell table:style-name="ce4"/>
          <table:table-cell office:value-type="string" office:string-value="---" table:formula="of:=IF(AND([.F1751] &lt;&gt; &quot;&quot;;[.G1751] &lt;&gt; &quot;&quot;);([.G1751]-[.F1751])*24;&quot;---&quot;)" table:style-name="ce4">
            <text:p>---</text:p>
          </table:table-cell>
          <table:table-cell table:style-name="ce21"/>
          <table:table-cell table:number-columns-repeated="2" table:style-name="ce14"/>
          <table:table-cell table:style-name="ce13"/>
          <table:table-cell table:style-name="ce15"/>
          <table:table-cell table:number-columns-repeated="16375" table:style-name="ce10"/>
        </table:table-row>
        <table:table-row table:style-name="ro4" table:visibility="collapse">
          <table:table-cell office:value-type="float" office:value="923" table:formula="of:=[.A1751]" table:style-name="ce17">
            <text:p>923</text:p>
          </table:table-cell>
          <table:table-cell office:value-type="float" office:value="9.5" table:formula="of:=COM.MICROSOFT.CEILING([.C1752];0.25)" table:style-name="ce19">
            <text:p>9.500</text:p>
          </table:table-cell>
          <table:table-cell office:value-type="float" office:value="9.4263888890272938" table:formula="of:=SUM([.D1752:.D1771])" table:style-name="ce4">
            <text:p>9.426</text:p>
          </table:table-cell>
          <table:table-cell office:value-type="string" office:string-value="---" table:formula="of:=IF(AND([.F1752] &lt;&gt; &quot;&quot;;[.G1752] &lt;&gt; &quot;&quot;);([.G1752]-[.F1752])*24;&quot;---&quot;)" table:style-name="ce4">
            <text:p>---</text:p>
          </table:table-cell>
          <table:table-cell office:value-type="date" office:date-value="2025-07-09T00:00:00" table:style-name="ce20">
            <text:p>9-Jul</text:p>
          </table:table-cell>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752]" table:style-name="ce17">
            <text:p>923</text:p>
          </table:table-cell>
          <table:table-cell table:style-name="ce19"/>
          <table:table-cell office:value-type="string" table:style-name="ce4">
            <text:p>BILLED</text:p>
          </table:table-cell>
          <table:table-cell office:value-type="float" office:value="0.53333333332557231" table:formula="of:=IF(AND([.F1753] &lt;&gt; &quot;&quot;;[.G1753] &lt;&gt; &quot;&quot;);([.G1753]-[.F1753])*24;&quot;---&quot;)" table:style-name="ce4">
            <text:p>0.533</text:p>
          </table:table-cell>
          <table:table-cell office:value-type="string" table:style-name="ce21">
            <text:p>IDtoAviobook</text:p>
          </table:table-cell>
          <table:table-cell office:value-type="date" office:date-value="2025-07-09T07:58:00" table:style-name="ce14">
            <text:p>7/9/25 07:58 AM</text:p>
          </table:table-cell>
          <table:table-cell office:value-type="date" office:date-value="2025-07-09T08:30:00" table:style-name="ce14">
            <text:p>7/9/25 08:30 AM</text:p>
          </table:table-cell>
          <table:table-cell office:value-type="string" table:style-name="ce13">
            <text:p>Worked on reviewing recent archive/unarchive issue in IDtoAviobook with the app team. Worked to review/approve Nirosha's changes for the XORA update in IDtoAviobook.</text:p>
          </table:table-cell>
          <table:table-cell table:style-name="ce23"/>
          <table:table-cell table:number-columns-repeated="16375" table:style-name="ce10"/>
        </table:table-row>
        <table:table-row table:style-name="ro6" table:visibility="collapse">
          <table:table-cell office:value-type="float" office:value="923" table:formula="of:=[.A1753]" table:style-name="ce17">
            <text:p>923</text:p>
          </table:table-cell>
          <table:table-cell table:style-name="ce19"/>
          <table:table-cell office:value-type="string" table:style-name="ce4">
            <text:p>BILLED</text:p>
          </table:table-cell>
          <table:table-cell office:value-type="float" office:value="0.21333333343500271" table:formula="of:=IF(AND([.F1754] &lt;&gt; &quot;&quot;;[.G1754] &lt;&gt; &quot;&quot;);([.G1754]-[.F1754])*24;&quot;---&quot;)" table:style-name="ce4">
            <text:p>0.213</text:p>
          </table:table-cell>
          <table:table-cell office:value-type="string" table:style-name="ce21">
            <text:p>Mtg-daily</text:p>
          </table:table-cell>
          <table:table-cell office:value-type="date" office:date-value="2025-07-09T08:30:00" table:style-name="ce14">
            <text:p>7/9/25 08:30 AM</text:p>
          </table:table-cell>
          <table:table-cell office:value-type="date" office:date-value="2025-07-09T08:42:48" table:style-name="ce14">
            <text:p>7/9/25 08:42 AM</text:p>
          </table:table-cell>
          <table:table-cell office:value-type="string" table:style-name="ce13">
            <text:p>Daily meetings with the team.</text:p>
          </table:table-cell>
          <table:table-cell office:value-type="string" table:style-name="ce23">
            <text:p>Daily meeting with SWA was longer than normal as we needed to talk through all projects with lots of people.</text:p>
          </table:table-cell>
          <table:table-cell table:number-columns-repeated="16375" table:style-name="ce10"/>
        </table:table-row>
        <table:table-row table:style-name="ro4" table:visibility="collapse">
          <table:table-cell office:value-type="float" office:value="923" table:formula="of:=[.A1754]" table:style-name="ce17">
            <text:p>923</text:p>
          </table:table-cell>
          <table:table-cell table:style-name="ce19"/>
          <table:table-cell office:value-type="string" table:style-name="ce4">
            <text:p>BILLED</text:p>
          </table:table-cell>
          <table:table-cell office:value-type="float" office:value="0.78666666668141261" table:formula="of:=IF(AND([.F1755] &lt;&gt; &quot;&quot;;[.G1755] &lt;&gt; &quot;&quot;);([.G1755]-[.F1755])*24;&quot;---&quot;)" table:style-name="ce4">
            <text:p>0.787</text:p>
          </table:table-cell>
          <table:table-cell office:value-type="string" table:style-name="ce21">
            <text:p>IDtoApptio</text:p>
          </table:table-cell>
          <table:table-cell office:value-type="date" office:date-value="2025-07-09T08:42:48" table:style-name="ce14">
            <text:p>7/9/25 08:42 AM</text:p>
          </table:table-cell>
          <table:table-cell office:value-type="date" office:date-value="2025-07-09T09:30:00" table:style-name="ce14">
            <text:p>7/9/25 09:30 AM</text:p>
          </table:table-cell>
          <table:table-cell office:value-type="string" table:style-name="ce21">
            <text:p>Worked on documenting the latest discussions regarding IDtoApptio. Meeting with App owners and MyAccess team to design the driver config and MyAccess exposure. Documented the latest items learned. Updated Postman project for IDtoApptio.</text:p>
          </table:table-cell>
          <table:table-cell table:style-name="ce23"/>
          <table:table-cell table:number-columns-repeated="16375" table:style-name="ce10"/>
        </table:table-row>
        <table:table-row table:style-name="ro4" table:visibility="collapse">
          <table:table-cell office:value-type="float" office:value="923" table:formula="of:=[.A1755]" table:style-name="ce17">
            <text:p>923</text:p>
          </table:table-cell>
          <table:table-cell table:style-name="ce19"/>
          <table:table-cell office:value-type="string" table:style-name="ce4">
            <text:p>BILLED</text:p>
          </table:table-cell>
          <table:table-cell office:value-type="float" office:value="1.6999999999534339" table:formula="of:=IF(AND([.F1756] &lt;&gt; &quot;&quot;;[.G1756] &lt;&gt; &quot;&quot;);([.G1756]-[.F1756])*24;&quot;---&quot;)" table:style-name="ce4">
            <text:p>1.700</text:p>
          </table:table-cell>
          <table:table-cell office:value-type="string" table:style-name="ce21">
            <text:p>Mtg-daily</text:p>
          </table:table-cell>
          <table:table-cell office:value-type="date" office:date-value="2025-07-09T09:30:00" table:style-name="ce14">
            <text:p>7/9/25 09:30 AM</text:p>
          </table:table-cell>
          <table:table-cell office:value-type="date" office:date-value="2025-07-09T11:12:00" table:style-name="ce14">
            <text:p>7/9/25 11:12 AM</text:p>
          </table:table-cell>
          <table:table-cell office:value-type="string" table:style-name="ce21">
            <text:p>#</text:p>
          </table:table-cell>
          <table:table-cell table:style-name="ce23"/>
          <table:table-cell table:number-columns-repeated="16375" table:style-name="ce10"/>
        </table:table-row>
        <table:table-row table:style-name="ro4" table:visibility="collapse">
          <table:table-cell office:value-type="float" office:value="923" table:formula="of:=[.A1756]" table:style-name="ce17">
            <text:p>923</text:p>
          </table:table-cell>
          <table:table-cell table:style-name="ce19"/>
          <table:table-cell office:value-type="string" table:style-name="ce4">
            <text:p>BILLED</text:p>
          </table:table-cell>
          <table:table-cell office:value-type="float" office:value="2.0691666666534729" table:formula="of:=IF(AND([.F1757] &lt;&gt; &quot;&quot;;[.G1757] &lt;&gt; &quot;&quot;);([.G1757]-[.F1757])*24;&quot;---&quot;)" table:style-name="ce4">
            <text:p>2.069</text:p>
          </table:table-cell>
          <table:table-cell office:value-type="string" table:style-name="ce21">
            <text:p>IDtoApptio</text:p>
          </table:table-cell>
          <table:table-cell office:value-type="date" office:date-value="2025-07-09T11:12:00" table:style-name="ce14">
            <text:p>7/9/25 11:12 AM</text:p>
          </table:table-cell>
          <table:table-cell office:value-type="date" office:date-value="2025-07-09T13:16:09" table:style-name="ce14">
            <text:p>7/9/25 01:16 PM</text:p>
          </table:table-cell>
          <table:table-cell office:value-type="string" table:style-name="ce13">
            <text:p># MAJOR MEETING with everone</text:p>
          </table:table-cell>
          <table:table-cell table:style-name="ce23"/>
          <table:table-cell table:number-columns-repeated="16375" table:style-name="ce10"/>
        </table:table-row>
        <table:table-row table:style-name="ro4" table:visibility="collapse">
          <table:table-cell office:value-type="float" office:value="923" table:formula="of:=[.A1757]" table:style-name="ce17">
            <text:p>923</text:p>
          </table:table-cell>
          <table:table-cell table:style-name="ce19"/>
          <table:table-cell office:value-type="string" table:style-name="ce4">
            <text:p>BILLED</text:p>
          </table:table-cell>
          <table:table-cell office:value-type="float" office:value="1.661111111054197" table:formula="of:=IF(AND([.F1758] &lt;&gt; &quot;&quot;;[.G1758] &lt;&gt; &quot;&quot;);([.G1758]-[.F1758])*24;&quot;---&quot;)" table:style-name="ce4">
            <text:p>1.661</text:p>
          </table:table-cell>
          <table:table-cell office:value-type="string" table:style-name="ce21">
            <text:p>IDtoApptio</text:p>
          </table:table-cell>
          <table:table-cell office:value-type="date" office:date-value="2025-07-09T13:36:00" table:style-name="ce14">
            <text:p>7/9/25 01:36 PM</text:p>
          </table:table-cell>
          <table:table-cell office:value-type="date" office:date-value="2025-07-09T15:15:40" table:style-name="ce14">
            <text:p>7/9/25 03:15 PM</text:p>
          </table:table-cell>
          <table:table-cell office:value-type="string" table:style-name="ce13">
            <text:p>#Ashleigh meeting summary meeting.</text:p>
          </table:table-cell>
          <table:table-cell table:style-name="ce23"/>
          <table:table-cell table:number-columns-repeated="16375" table:style-name="ce10"/>
        </table:table-row>
        <table:table-row table:style-name="ro10" table:visibility="collapse">
          <table:table-cell office:value-type="float" office:value="923" table:formula="of:=[.A1758]" table:style-name="ce17">
            <text:p>923</text:p>
          </table:table-cell>
          <table:table-cell table:style-name="ce21"/>
          <table:table-cell office:value-type="string" table:style-name="ce4">
            <text:p>BILLED</text:p>
          </table:table-cell>
          <table:table-cell office:value-type="float" office:value="0.35416666668606922" table:formula="of:=IF(AND([.F1759] &lt;&gt; &quot;&quot;;[.G1759] &lt;&gt; &quot;&quot;);([.G1759]-[.F1759])*24;&quot;---&quot;)" table:style-name="ce4">
            <text:p>0.354</text:p>
          </table:table-cell>
          <table:table-cell office:value-type="string" table:style-name="ce21">
            <text:p>IDtoApptio</text:p>
          </table:table-cell>
          <table:table-cell office:value-type="date" office:date-value="2025-07-09T15:15:40" table:style-name="ce14">
            <text:p>7/9/25 03:15 PM</text:p>
          </table:table-cell>
          <table:table-cell office:value-type="date" office:date-value="2025-07-09T15:36:55" table:style-name="ce14">
            <text:p>7/9/25 03:36 PM</text:p>
          </table:table-cell>
          <table:table-cell office:value-type="string" table:style-name="ce13">
            <text:p>#Sending summary</text:p>
          </table:table-cell>
          <table:table-cell table:style-name="ce23"/>
          <table:table-cell table:number-columns-repeated="16375" table:style-name="ce10"/>
        </table:table-row>
        <table:table-row table:style-name="ro4" table:visibility="collapse">
          <table:table-cell office:value-type="float" office:value="923" table:formula="of:=[.A1759]" table:style-name="ce17">
            <text:p>923</text:p>
          </table:table-cell>
          <table:table-cell table:style-name="ce19"/>
          <table:table-cell office:value-type="string" table:style-name="ce4">
            <text:p>BILLED</text:p>
          </table:table-cell>
          <table:table-cell office:value-type="float" office:value="0.13361111108679324" table:formula="of:=IF(AND([.F1760] &lt;&gt; &quot;&quot;;[.G1760] &lt;&gt; &quot;&quot;);([.G1760]-[.F1760])*24;&quot;---&quot;)" table:style-name="ce4">
            <text:p>0.134</text:p>
          </table:table-cell>
          <table:table-cell office:value-type="string" table:style-name="ce21">
            <text:p>IDtoAviobook</text:p>
          </table:table-cell>
          <table:table-cell office:value-type="date" office:date-value="2025-07-09T15:36:55" table:style-name="ce14">
            <text:p>7/9/25 03:36 PM</text:p>
          </table:table-cell>
          <table:table-cell office:value-type="date" office:date-value="2025-07-09T15:44:56" table:style-name="ce14">
            <text:p>7/9/25 03:44 PM</text:p>
          </table:table-cell>
          <table:table-cell office:value-type="string" table:style-name="ce13">
            <text:p>#nirsohar eview prod cr</text:p>
          </table:table-cell>
          <table:table-cell table:style-name="ce23"/>
          <table:table-cell table:number-columns-repeated="16375" table:style-name="ce10"/>
        </table:table-row>
        <table:table-row table:style-name="ro4" table:visibility="collapse">
          <table:table-cell office:value-type="float" office:value="923" table:formula="of:=[.A1760]" table:style-name="ce17">
            <text:p>923</text:p>
          </table:table-cell>
          <table:table-cell table:style-name="ce19"/>
          <table:table-cell office:value-type="string" table:style-name="ce4">
            <text:p>BILLED</text:p>
          </table:table-cell>
          <table:table-cell office:value-type="float" office:value="8.4444444451946765E-2" table:formula="of:=IF(AND([.F1761] &lt;&gt; &quot;&quot;;[.G1761] &lt;&gt; &quot;&quot;);([.G1761]-[.F1761])*24;&quot;---&quot;)" table:style-name="ce4">
            <text:p>0.084</text:p>
          </table:table-cell>
          <table:table-cell office:value-type="string" table:style-name="ce21">
            <text:p>IDtoemployeeSvc</text:p>
          </table:table-cell>
          <table:table-cell office:value-type="date" office:date-value="2025-07-09T15:44:56" table:style-name="ce14">
            <text:p>7/9/25 03:44 PM</text:p>
          </table:table-cell>
          <table:table-cell office:value-type="date" office:date-value="2025-07-09T15:50:00" table:style-name="ce14">
            <text:p>7/9/25 03:50 PM</text:p>
          </table:table-cell>
          <table:table-cell office:value-type="string" table:style-name="ce13">
            <text:p>Worked on answering questions regarding the IDtoEmployeeSvc user/contact creation issue.</text:p>
          </table:table-cell>
          <table:table-cell table:style-name="ce23"/>
          <table:table-cell table:number-columns-repeated="16375" table:style-name="ce10"/>
        </table:table-row>
        <table:table-row table:style-name="ro4" table:visibility="collapse">
          <table:table-cell office:value-type="float" office:value="923" table:formula="of:=[.A1761]" table:style-name="ce17">
            <text:p>923</text:p>
          </table:table-cell>
          <table:table-cell table:style-name="ce19"/>
          <table:table-cell office:value-type="string" table:style-name="ce4">
            <text:p>BILLED</text:p>
          </table:table-cell>
          <table:table-cell office:value-type="float" office:value="0.26611111115198582" table:formula="of:=IF(AND([.F1762] &lt;&gt; &quot;&quot;;[.G1762] &lt;&gt; &quot;&quot;);([.G1762]-[.F1762])*24;&quot;---&quot;)" table:style-name="ce4">
            <text:p>0.266</text:p>
          </table:table-cell>
          <table:table-cell office:value-type="string" table:style-name="ce21">
            <text:p>IDtoApptio</text:p>
          </table:table-cell>
          <table:table-cell office:value-type="date" office:date-value="2025-07-09T15:50:00" table:style-name="ce14">
            <text:p>7/9/25 03:50 PM</text:p>
          </table:table-cell>
          <table:table-cell office:value-type="date" office:date-value="2025-07-09T16:05:58" table:style-name="ce14">
            <text:p>7/9/25 04:05 PM</text:p>
          </table:table-cell>
          <table:table-cell office:value-type="string" table:style-name="ce10">
            <text:p>#</text:p>
          </table:table-cell>
          <table:table-cell table:style-name="ce23"/>
          <table:table-cell table:number-columns-repeated="16375" table:style-name="ce10"/>
        </table:table-row>
        <table:table-row table:style-name="ro4" table:visibility="collapse">
          <table:table-cell office:value-type="float" office:value="923" table:formula="of:=[.A1762]" table:style-name="ce17">
            <text:p>923</text:p>
          </table:table-cell>
          <table:table-cell office:value-type="string" table:style-name="ce19">
            <text:p>walk</text:p>
          </table:table-cell>
          <table:table-cell office:value-type="string" table:style-name="ce4">
            <text:p>BILLED</text:p>
          </table:table-cell>
          <table:table-cell office:value-type="float" office:value="1.6244444445474073" table:formula="of:=IF(AND([.F1763] &lt;&gt; &quot;&quot;;[.G1763] &lt;&gt; &quot;&quot;);([.G1763]-[.F1763])*24;&quot;---&quot;)" table:style-name="ce4">
            <text:p>1.624</text:p>
          </table:table-cell>
          <table:table-cell office:value-type="string" table:style-name="ce21">
            <text:p>IDtoApptio</text:p>
          </table:table-cell>
          <table:table-cell office:value-type="date" office:date-value="2025-07-09T16:05:58" table:style-name="ce14">
            <text:p>7/9/25 04:05 PM</text:p>
          </table:table-cell>
          <table:table-cell office:value-type="date" office:date-value="2025-07-09T17:43:26" table:style-name="ce14">
            <text:p>7/9/25 05:43 PM</text:p>
          </table:table-cell>
          <table:table-cell office:value-type="string" table:style-name="ce13">
            <text:p># Scnaning for todo items, all that needs to be done before I go - just aded ostman project</text:p>
          </table:table-cell>
          <table:table-cell table:style-name="ce23"/>
          <table:table-cell table:number-columns-repeated="16375" table:style-name="ce10"/>
        </table:table-row>
        <table:table-row table:style-name="ro4" table:visibility="collapse">
          <table:table-cell office:value-type="float" office:value="923" table:formula="of:=[.A1763]" table:style-name="ce17">
            <text:p>923</text:p>
          </table:table-cell>
          <table:table-cell table:style-name="ce19"/>
          <table:table-cell table:style-name="ce4"/>
          <table:table-cell office:value-type="string" office:string-value="---" table:formula="of:=IF(AND([.F1764] &lt;&gt; &quot;&quot;;[.G1764] &lt;&gt; &quot;&quot;);([.G1764]-[.F1764])*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0"/>
        </table:table-row>
        <table:table-row table:style-name="ro4" table:visibility="collapse">
          <table:table-cell office:value-type="float" office:value="923" table:formula="of:=[.A1764]" table:style-name="ce17">
            <text:p>923</text:p>
          </table:table-cell>
          <table:table-cell table:style-name="ce19"/>
          <table:table-cell table:style-name="ce4"/>
          <table:table-cell office:value-type="string" office:string-value="---" table:formula="of:=IF(AND([.F1765] &lt;&gt; &quot;&quot;;[.G1765] &lt;&gt; &quot;&quot;);([.G1765]-[.F1765])*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0"/>
        </table:table-row>
        <table:table-row table:style-name="ro4" table:visibility="collapse">
          <table:table-cell office:value-type="float" office:value="923" table:formula="of:=[.A1765]" table:style-name="ce17">
            <text:p>923</text:p>
          </table:table-cell>
          <table:table-cell table:style-name="ce19"/>
          <table:table-cell table:style-name="ce4"/>
          <table:table-cell office:value-type="string" office:string-value="---" table:formula="of:=IF(AND([.F1766] &lt;&gt; &quot;&quot;;[.G1766] &lt;&gt; &quot;&quot;);([.G1766]-[.F1766])*24;&quot;---&quot;)" table:style-name="ce4">
            <text:p>---</text:p>
          </table:table-cell>
          <table:table-cell table:style-name="ce21"/>
          <table:table-cell table:number-columns-repeated="2" table:style-name="ce14"/>
          <table:table-cell table:style-name="ce16"/>
          <table:table-cell table:style-name="ce23"/>
          <table:table-cell table:number-columns-repeated="16375" table:style-name="ce10"/>
        </table:table-row>
        <table:table-row table:style-name="ro4" table:visibility="collapse">
          <table:table-cell office:value-type="float" office:value="923" table:formula="of:=[.A1766]" table:style-name="ce17">
            <text:p>923</text:p>
          </table:table-cell>
          <table:table-cell table:style-name="ce19"/>
          <table:table-cell table:style-name="ce4"/>
          <table:table-cell office:value-type="string" office:string-value="---" table:formula="of:=IF(AND([.F1767] &lt;&gt; &quot;&quot;;[.G1767] &lt;&gt; &quot;&quot;);([.G1767]-[.F1767])*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0"/>
        </table:table-row>
        <table:table-row table:style-name="ro4" table:visibility="collapse">
          <table:table-cell office:value-type="float" office:value="923" table:formula="of:=[.A1767]" table:style-name="ce17">
            <text:p>923</text:p>
          </table:table-cell>
          <table:table-cell table:style-name="ce19"/>
          <table:table-cell table:style-name="ce4"/>
          <table:table-cell office:value-type="string" office:string-value="---" table:formula="of:=IF(AND([.F1768] &lt;&gt; &quot;&quot;;[.G1768] &lt;&gt; &quot;&quot;);([.G1768]-[.F1768])*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0"/>
        </table:table-row>
        <table:table-row table:style-name="ro4" table:visibility="collapse">
          <table:table-cell office:value-type="float" office:value="923" table:formula="of:=[.A1768]" table:style-name="ce17">
            <text:p>923</text:p>
          </table:table-cell>
          <table:table-cell table:style-name="ce19"/>
          <table:table-cell table:style-name="ce4"/>
          <table:table-cell office:value-type="string" office:string-value="---" table:formula="of:=IF(AND([.F1769] &lt;&gt; &quot;&quot;;[.G1769] &lt;&gt; &quot;&quot;);([.G1769]-[.F1769])*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0"/>
        </table:table-row>
        <table:table-row table:style-name="ro4" table:visibility="collapse">
          <table:table-cell office:value-type="float" office:value="923" table:formula="of:=[.A1769]" table:style-name="ce17">
            <text:p>923</text:p>
          </table:table-cell>
          <table:table-cell table:style-name="ce19"/>
          <table:table-cell table:style-name="ce4"/>
          <table:table-cell office:value-type="string" office:string-value="---" table:formula="of:=IF(AND([.F1770] &lt;&gt; &quot;&quot;;[.G1770] &lt;&gt; &quot;&quot;);([.G1770]-[.F1770])*24;&quot;---&quot;)" table:style-name="ce4">
            <text:p>---</text:p>
          </table:table-cell>
          <table:table-cell table:style-name="ce16"/>
          <table:table-cell table:number-columns-repeated="2" table:style-name="ce14"/>
          <table:table-cell table:style-name="ce16"/>
          <table:table-cell table:style-name="ce23"/>
          <table:table-cell table:number-columns-repeated="16375" table:style-name="ce10"/>
        </table:table-row>
        <table:table-row table:style-name="ro4" table:visibility="collapse">
          <table:table-cell office:value-type="float" office:value="923" table:formula="of:=[.A1770]" table:style-name="ce17">
            <text:p>923</text:p>
          </table:table-cell>
          <table:table-cell table:style-name="ce19"/>
          <table:table-cell table:style-name="ce4"/>
          <table:table-cell office:value-type="string" office:string-value="---" table:formula="of:=IF(AND([.F1771] &lt;&gt; &quot;&quot;;[.G1771] &lt;&gt; &quot;&quot;);([.G1771]-[.F1771])*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771]" table:style-name="ce17">
            <text:p>923</text:p>
          </table:table-cell>
          <table:table-cell office:value-type="float" office:value="8" table:formula="of:=COM.MICROSOFT.CEILING([.C1772];0.25)" table:style-name="ce19">
            <text:p>8.000</text:p>
          </table:table-cell>
          <table:table-cell office:value-type="float" office:value="7.8061111112474464" table:formula="of:=SUM([.D1772:.D1788])" table:style-name="ce4">
            <text:p>7.806</text:p>
          </table:table-cell>
          <table:table-cell office:value-type="string" office:string-value="---" table:formula="of:=IF(AND([.F1772] &lt;&gt; &quot;&quot;;[.G1772] &lt;&gt; &quot;&quot;);([.G1772]-[.F1772])*24;&quot;---&quot;)" table:style-name="ce4">
            <text:p>---</text:p>
          </table:table-cell>
          <table:table-cell office:value-type="date" office:date-value="2025-07-10T00:00:00" table:style-name="ce28">
            <text:p>10-Jul</text:p>
          </table:table-cell>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772]" table:style-name="ce17">
            <text:p>923</text:p>
          </table:table-cell>
          <table:table-cell table:style-name="ce19"/>
          <table:table-cell office:value-type="string" table:style-name="ce4">
            <text:p>BILLED</text:p>
          </table:table-cell>
          <table:table-cell office:value-type="float" office:value="0.16666666668606922" table:formula="of:=IF(AND([.F1773] &lt;&gt; &quot;&quot;;[.G1773] &lt;&gt; &quot;&quot;);([.G1773]-[.F1773])*24;&quot;---&quot;)" table:style-name="ce4">
            <text:p>0.167</text:p>
          </table:table-cell>
          <table:table-cell office:value-type="string" table:style-name="ce21">
            <text:p>mtg-daily</text:p>
          </table:table-cell>
          <table:table-cell office:value-type="date" office:date-value="2025-07-10T08:30:00" table:style-name="ce14">
            <text:p>7/10/25 08:30 AM</text:p>
          </table:table-cell>
          <table:table-cell office:value-type="date" office:date-value="2025-07-10T08:40:00" table:style-name="ce14">
            <text:p>7/10/25 08:40 AM</text:p>
          </table:table-cell>
          <table:table-cell office:value-type="string" table:style-name="ce13">
            <text:p>Daily meetings with the team. MyAccess training meeting with Mike.</text:p>
          </table:table-cell>
          <table:table-cell table:style-name="ce18"/>
          <table:table-cell table:number-columns-repeated="16375" table:style-name="ce10"/>
        </table:table-row>
        <table:table-row table:style-name="ro4" table:visibility="collapse">
          <table:table-cell office:value-type="float" office:value="923" table:formula="of:=[.A1773]" table:style-name="ce17">
            <text:p>923</text:p>
          </table:table-cell>
          <table:table-cell table:style-name="ce19"/>
          <table:table-cell office:value-type="string" table:style-name="ce4">
            <text:p>BILLED</text:p>
          </table:table-cell>
          <table:table-cell office:value-type="float" office:value="0.86444444447988644" table:formula="of:=IF(AND([.F1774] &lt;&gt; &quot;&quot;;[.G1774] &lt;&gt; &quot;&quot;);([.G1774]-[.F1774])*24;&quot;---&quot;)" table:style-name="ce4">
            <text:p>0.864</text:p>
          </table:table-cell>
          <table:table-cell office:value-type="string" table:style-name="ce21">
            <text:p>IDtoApptio</text:p>
          </table:table-cell>
          <table:table-cell office:value-type="date" office:date-value="2025-07-10T08:40:00" table:style-name="ce14">
            <text:p>7/10/25 08:40 AM</text:p>
          </table:table-cell>
          <table:table-cell office:value-type="date" office:date-value="2025-07-10T09:31:52" table:style-name="ce14">
            <text:p>7/10/25 09:31 AM</text:p>
          </table:table-cell>
          <table:table-cell office:value-type="string" table:style-name="ce13">
            <text:p>Worked to document decisions made for MyAccess/IDtoApptio components.</text:p>
          </table:table-cell>
          <table:table-cell table:style-name="ce18"/>
          <table:table-cell table:number-columns-repeated="16375" table:style-name="ce10"/>
        </table:table-row>
        <table:table-row table:style-name="ro4" table:visibility="collapse">
          <table:table-cell office:value-type="float" office:value="923" table:formula="of:=[.A1774]" table:style-name="ce17">
            <text:p>923</text:p>
          </table:table-cell>
          <table:table-cell table:style-name="ce19"/>
          <table:table-cell office:value-type="string" table:style-name="ce4">
            <text:p>BILLED</text:p>
          </table:table-cell>
          <table:table-cell office:value-type="float" office:value="0.37750000006053597" table:formula="of:=IF(AND([.F1775] &lt;&gt; &quot;&quot;;[.G1775] &lt;&gt; &quot;&quot;);([.G1775]-[.F1775])*24;&quot;---&quot;)" table:style-name="ce4">
            <text:p>0.378</text:p>
          </table:table-cell>
          <table:table-cell office:value-type="string" table:style-name="ce21">
            <text:p>IDtoEmployeeSvc</text:p>
          </table:table-cell>
          <table:table-cell office:value-type="date" office:date-value="2025-07-10T09:31:52" table:style-name="ce14">
            <text:p>7/10/25 09:31 AM</text:p>
          </table:table-cell>
          <table:table-cell office:value-type="date" office:date-value="2025-07-10T09:54:31" table:style-name="ce14">
            <text:p>7/10/25 09:54 AM</text:p>
          </table:table-cell>
          <table:table-cell office:value-type="string" table:style-name="ce10">
            <text:p>Worked to resolve INC6765254 for IDtoEmployeeSvc.</text:p>
          </table:table-cell>
          <table:table-cell table:style-name="ce18"/>
          <table:table-cell table:number-columns-repeated="16375" table:style-name="ce10"/>
        </table:table-row>
        <table:table-row table:style-name="ro4" table:visibility="collapse">
          <table:table-cell office:value-type="float" office:value="923" table:formula="of:=[.A1775]" table:style-name="ce17">
            <text:p>923</text:p>
          </table:table-cell>
          <table:table-cell table:style-name="ce19"/>
          <table:table-cell office:value-type="string" table:style-name="ce4">
            <text:p>BILLED</text:p>
          </table:table-cell>
          <table:table-cell office:value-type="float" office:value="0.36805555550381541" table:formula="of:=IF(AND([.F1776] &lt;&gt; &quot;&quot;;[.G1776] &lt;&gt; &quot;&quot;);([.G1776]-[.F1776])*24;&quot;---&quot;)" table:style-name="ce4">
            <text:p>0.368</text:p>
          </table:table-cell>
          <table:table-cell office:value-type="string" table:style-name="ce21">
            <text:p>IDtoDocunet</text:p>
          </table:table-cell>
          <table:table-cell office:value-type="date" office:date-value="2025-07-10T09:54:31" table:style-name="ce14">
            <text:p>7/10/25 09:54 AM</text:p>
          </table:table-cell>
          <table:table-cell office:value-type="date" office:date-value="2025-07-10T10:16:36" table:style-name="ce14">
            <text:p>7/10/25 10:16 AM</text:p>
          </table:table-cell>
          <table:table-cell office:value-type="string" table:style-name="ce13">
            <text:p>Worked to push users through the driver per the app team's request for IDtoDocunet.</text:p>
          </table:table-cell>
          <table:table-cell table:style-name="ce18"/>
          <table:table-cell table:number-columns-repeated="16375" table:style-name="ce10"/>
        </table:table-row>
        <table:table-row table:style-name="ro4" table:visibility="collapse">
          <table:table-cell office:value-type="float" office:value="923" table:formula="of:=[.A1776]" table:style-name="ce17">
            <text:p>923</text:p>
          </table:table-cell>
          <table:table-cell table:style-name="ce19"/>
          <table:table-cell office:value-type="string" table:style-name="ce4">
            <text:p>BILLED</text:p>
          </table:table-cell>
          <table:table-cell office:value-type="float" office:value="0.17083333327900618" table:formula="of:=IF(AND([.F1777] &lt;&gt; &quot;&quot;;[.G1777] &lt;&gt; &quot;&quot;);([.G1777]-[.F1777])*24;&quot;---&quot;)" table:style-name="ce4">
            <text:p>0.171</text:p>
          </table:table-cell>
          <table:table-cell office:value-type="string" table:style-name="ce21">
            <text:p>IDtoApptio</text:p>
          </table:table-cell>
          <table:table-cell office:value-type="date" office:date-value="2025-07-10T10:16:36" table:style-name="ce14">
            <text:p>7/10/25 10:16 AM</text:p>
          </table:table-cell>
          <table:table-cell office:value-type="date" office:date-value="2025-07-10T10:26:51" table:style-name="ce14">
            <text:p>7/10/25 10:26 AM</text:p>
          </table:table-cell>
          <table:table-cell office:value-type="string" table:style-name="ce13">
            <text:p>#</text:p>
          </table:table-cell>
          <table:table-cell table:style-name="ce18"/>
          <table:table-cell table:number-columns-repeated="16375" table:style-name="ce10"/>
        </table:table-row>
        <table:table-row table:style-name="ro10" table:visibility="collapse">
          <table:table-cell office:value-type="float" office:value="923" table:formula="of:=[.A1777]" table:style-name="ce17">
            <text:p>923</text:p>
          </table:table-cell>
          <table:table-cell table:style-name="ce11"/>
          <table:table-cell office:value-type="string" table:style-name="ce4">
            <text:p>BILLED</text:p>
          </table:table-cell>
          <table:table-cell office:value-type="float" office:value="0.92388888902496547" table:formula="of:=IF(AND([.F1778] &lt;&gt; &quot;&quot;;[.G1778] &lt;&gt; &quot;&quot;);([.G1778]-[.F1778])*24;&quot;---&quot;)" table:style-name="ce4">
            <text:p>0.924</text:p>
          </table:table-cell>
          <table:table-cell office:value-type="string" table:style-name="ce21">
            <text:p>IDtoAviobook</text:p>
          </table:table-cell>
          <table:table-cell office:value-type="date" office:date-value="2025-07-10T10:26:51" table:style-name="ce14">
            <text:p>7/10/25 10:26 AM</text:p>
          </table:table-cell>
          <table:table-cell office:value-type="date" office:date-value="2025-07-10T11:22:17" table:style-name="ce14">
            <text:p>7/10/25 11:22 AM</text:p>
          </table:table-cell>
          <table:table-cell office:value-type="string" table:style-name="ce13">
            <text:p>Worked to store Nirosha's work: export the latest entitlements from dev for the latest XORA jobcode change for IDtoAviobook.</text:p>
          </table:table-cell>
          <table:table-cell table:style-name="ce15"/>
          <table:table-cell table:number-columns-repeated="16375" table:style-name="ce10"/>
        </table:table-row>
        <table:table-row table:style-name="ro4" table:visibility="collapse">
          <table:table-cell office:value-type="float" office:value="923" table:formula="of:=[.A1778]" table:style-name="ce17">
            <text:p>923</text:p>
          </table:table-cell>
          <table:table-cell table:style-name="ce29"/>
          <table:table-cell office:value-type="string" table:style-name="ce4">
            <text:p>BILLED</text:p>
          </table:table-cell>
          <table:table-cell office:value-type="float" office:value="0.10694444429827854" table:formula="of:=IF(AND([.F1779] &lt;&gt; &quot;&quot;;[.G1779] &lt;&gt; &quot;&quot;);([.G1779]-[.F1779])*24;&quot;---&quot;)" table:style-name="ce4">
            <text:p>0.107</text:p>
          </table:table-cell>
          <table:table-cell office:value-type="string" table:style-name="ce21">
            <text:p>IDtoDocunet</text:p>
          </table:table-cell>
          <table:table-cell office:value-type="date" office:date-value="2025-07-10T11:22:17" table:style-name="ce14">
            <text:p>7/10/25 11:22 AM</text:p>
          </table:table-cell>
          <table:table-cell office:value-type="date" office:date-value="2025-07-10T11:28:42" table:style-name="ce14">
            <text:p>7/10/25 11:28 AM</text:p>
          </table:table-cell>
          <table:table-cell office:value-type="string" table:style-name="ce13">
            <text:p># - did a few more batches, first 1287 just now; waiting to see if it'll trigger an INC</text:p>
          </table:table-cell>
          <table:table-cell table:style-name="ce18"/>
          <table:table-cell table:number-columns-repeated="16375" table:style-name="ce10"/>
        </table:table-row>
        <table:table-row table:style-name="ro4" table:visibility="collapse">
          <table:table-cell office:value-type="float" office:value="923" table:formula="of:=[.A1779]" table:style-name="ce17">
            <text:p>923</text:p>
          </table:table-cell>
          <table:table-cell table:style-name="ce19"/>
          <table:table-cell office:value-type="string" table:style-name="ce4">
            <text:p>BILLED</text:p>
          </table:table-cell>
          <table:table-cell office:value-type="float" office:value="0.67972222220851108" table:formula="of:=IF(AND([.F1780] &lt;&gt; &quot;&quot;;[.G1780] &lt;&gt; &quot;&quot;);([.G1780]-[.F1780])*24;&quot;---&quot;)" table:style-name="ce4">
            <text:p>0.680</text:p>
          </table:table-cell>
          <table:table-cell office:value-type="string" table:style-name="ce21">
            <text:p>IDtoApptio</text:p>
          </table:table-cell>
          <table:table-cell office:value-type="date" office:date-value="2025-07-10T11:28:42" table:style-name="ce14">
            <text:p>7/10/25 11:28 AM</text:p>
          </table:table-cell>
          <table:table-cell office:value-type="date" office:date-value="2025-07-10T12:09:29" table:style-name="ce14">
            <text:p>7/10/25 12:09 PM</text:p>
          </table:table-cell>
          <table:table-cell office:value-type="string" table:style-name="ce13">
            <text:p>#</text:p>
          </table:table-cell>
          <table:table-cell table:number-columns-repeated="16376" table:style-name="ce10"/>
        </table:table-row>
        <table:table-row table:style-name="ro10" table:visibility="collapse">
          <table:table-cell office:value-type="float" office:value="923" table:formula="of:=[.A1780]" table:style-name="ce17">
            <text:p>923</text:p>
          </table:table-cell>
          <table:table-cell office:value-type="string" table:style-name="ce4">
            <text:p>lunch</text:p>
          </table:table-cell>
          <table:table-cell office:value-type="string" table:style-name="ce4">
            <text:p>BILLED</text:p>
          </table:table-cell>
          <table:table-cell office:value-type="float" office:value="0.17611111124278978" table:formula="of:=IF(AND([.F1781] &lt;&gt; &quot;&quot;;[.G1781] &lt;&gt; &quot;&quot;);([.G1781]-[.F1781])*24;&quot;---&quot;)" table:style-name="ce4">
            <text:p>0.176</text:p>
          </table:table-cell>
          <table:table-cell office:value-type="string" table:style-name="ce21">
            <text:p>IDtoDocunet</text:p>
          </table:table-cell>
          <table:table-cell office:value-type="date" office:date-value="2025-07-10T12:50:00" table:style-name="ce14">
            <text:p>7/10/25 12:50 PM</text:p>
          </table:table-cell>
          <table:table-cell office:value-type="date" office:date-value="2025-07-10T13:00:34" table:style-name="ce14">
            <text:p>7/10/25 01:00 PM</text:p>
          </table:table-cell>
          <table:table-cell office:value-type="string" table:style-name="ce13">
            <text:p>#did next batch - 1200 an hour does not trigger inc. import takes this long:</text:p>
          </table:table-cell>
          <table:table-cell office:value-type="string" table:style-name="ce18">
            <text:p>#!DATE 2025-07-10T13:00:18.714</text:p>
          </table:table-cell>
          <table:table-cell table:number-columns-repeated="16375" table:style-name="ce10"/>
        </table:table-row>
        <table:table-row table:style-name="ro4" table:visibility="collapse">
          <table:table-cell office:value-type="float" office:value="923" table:formula="of:=[.A1781]" table:style-name="ce17">
            <text:p>923</text:p>
          </table:table-cell>
          <table:table-cell table:style-name="ce19"/>
          <table:table-cell office:value-type="string" table:style-name="ce4">
            <text:p>BILLED</text:p>
          </table:table-cell>
          <table:table-cell office:value-type="float" office:value="0.99055555555969477" table:formula="of:=IF(AND([.F1782] &lt;&gt; &quot;&quot;;[.G1782] &lt;&gt; &quot;&quot;);([.G1782]-[.F1782])*24;&quot;---&quot;)" table:style-name="ce4">
            <text:p>0.991</text:p>
          </table:table-cell>
          <table:table-cell office:value-type="string" table:style-name="ce21">
            <text:p>IDtoApptio</text:p>
          </table:table-cell>
          <table:table-cell office:value-type="date" office:date-value="2025-07-10T13:00:34" table:style-name="ce14">
            <text:p>7/10/25 01:00 PM</text:p>
          </table:table-cell>
          <table:table-cell office:value-type="date" office:date-value="2025-07-10T14:00:00" table:style-name="ce14">
            <text:p>7/10/25 02:00 PM</text:p>
          </table:table-cell>
          <table:table-cell office:value-type="string" table:style-name="ce13">
            <text:p>#</text:p>
          </table:table-cell>
          <table:table-cell office:value-type="string" table:style-name="ce18">
            <text:p>#!DATE 2025-07-10T13:01:34.827</text:p>
          </table:table-cell>
          <table:table-cell table:number-columns-repeated="16375" table:style-name="ce10"/>
        </table:table-row>
        <table:table-row table:style-name="ro4" table:visibility="collapse">
          <table:table-cell office:value-type="float" office:value="923" table:formula="of:=[.A1782]" table:style-name="ce17">
            <text:p>923</text:p>
          </table:table-cell>
          <table:table-cell table:style-name="ce19"/>
          <table:table-cell office:value-type="string" table:style-name="ce4">
            <text:p>BILLED</text:p>
          </table:table-cell>
          <table:table-cell office:value-type="float" office:value="1.5" table:formula="of:=IF(AND([.F1783] &lt;&gt; &quot;&quot;;[.G1783] &lt;&gt; &quot;&quot;);([.G1783]-[.F1783])*24;&quot;---&quot;)" table:style-name="ce4">
            <text:p>1.500</text:p>
          </table:table-cell>
          <table:table-cell office:value-type="string" table:style-name="ce21">
            <text:p>mtg-MyAccess</text:p>
          </table:table-cell>
          <table:table-cell office:value-type="date" office:date-value="2025-07-10T14:00:00" table:style-name="ce14">
            <text:p>7/10/25 02:00 PM</text:p>
          </table:table-cell>
          <table:table-cell office:value-type="date" office:date-value="2025-07-10T15:30:00" table:style-name="ce14">
            <text:p>7/10/25 03:30 PM</text:p>
          </table:table-cell>
          <table:table-cell office:value-type="string" table:style-name="ce13">
            <text:p># MyAccess training from Mike!</text:p>
          </table:table-cell>
          <table:table-cell table:style-name="ce18"/>
          <table:table-cell table:number-columns-repeated="16375" table:style-name="ce10"/>
        </table:table-row>
        <table:table-row table:style-name="ro4" table:visibility="collapse">
          <table:table-cell office:value-type="float" office:value="923" table:formula="of:=[.A1783]" table:style-name="ce17">
            <text:p>923</text:p>
          </table:table-cell>
          <table:table-cell table:style-name="ce19"/>
          <table:table-cell office:value-type="string" table:style-name="ce4">
            <text:p>BILLED</text:p>
          </table:table-cell>
          <table:table-cell office:value-type="float" office:value="1.4813888889038935" table:formula="of:=IF(AND([.F1784] &lt;&gt; &quot;&quot;;[.G1784] &lt;&gt; &quot;&quot;);([.G1784]-[.F1784])*24;&quot;---&quot;)" table:style-name="ce4">
            <text:p>1.481</text:p>
          </table:table-cell>
          <table:table-cell office:value-type="string" table:style-name="ce21">
            <text:p>IDtoApptio</text:p>
          </table:table-cell>
          <table:table-cell office:value-type="date" office:date-value="2025-07-10T15:30:00" table:style-name="ce14">
            <text:p>7/10/25 03:30 PM</text:p>
          </table:table-cell>
          <table:table-cell office:value-type="date" office:date-value="2025-07-10T16:58:53" table:style-name="ce14">
            <text:p>7/10/25 04:58 PM</text:p>
          </table:table-cell>
          <table:table-cell office:value-type="string" table:style-name="ce13">
            <text:p># sync up meeting with Joe, and summary email sent to Dhivya</text:p>
          </table:table-cell>
          <table:table-cell table:style-name="ce18"/>
          <table:table-cell table:number-columns-repeated="16375" table:style-name="ce10"/>
        </table:table-row>
        <table:table-row table:style-name="ro4" table:visibility="collapse">
          <table:table-cell office:value-type="float" office:value="923" table:formula="of:=[.A1784]" table:style-name="ce17">
            <text:p>923</text:p>
          </table:table-cell>
          <table:table-cell table:style-name="ce19"/>
          <table:table-cell table:style-name="ce4"/>
          <table:table-cell office:value-type="string" office:string-value="---" table:formula="of:=IF(AND([.F1785] &lt;&gt; &quot;&quot;;[.G1785] &lt;&gt; &quot;&quot;);([.G1785]-[.F178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785]" table:style-name="ce17">
            <text:p>923</text:p>
          </table:table-cell>
          <table:table-cell table:style-name="ce19"/>
          <table:table-cell table:style-name="ce4"/>
          <table:table-cell office:value-type="string" office:string-value="---" table:formula="of:=IF(AND([.F1786] &lt;&gt; &quot;&quot;;[.G1786] &lt;&gt; &quot;&quot;);([.G1786]-[.F178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786]" table:style-name="ce17">
            <text:p>923</text:p>
          </table:table-cell>
          <table:table-cell table:style-name="ce19"/>
          <table:table-cell table:style-name="ce4"/>
          <table:table-cell office:value-type="string" office:string-value="---" table:formula="of:=IF(AND([.F1787] &lt;&gt; &quot;&quot;;[.G1787] &lt;&gt; &quot;&quot;);([.G1787]-[.F1787])*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787]" table:style-name="ce17">
            <text:p>923</text:p>
          </table:table-cell>
          <table:table-cell table:style-name="ce19"/>
          <table:table-cell table:style-name="ce4"/>
          <table:table-cell office:value-type="string" office:string-value="---" table:formula="of:=IF(AND([.F1788] &lt;&gt; &quot;&quot;;[.G1788] &lt;&gt; &quot;&quot;);([.G1788]-[.F1788])*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788]" table:style-name="ce17">
            <text:p>923</text:p>
          </table:table-cell>
          <table:table-cell office:value-type="float" office:value="1.75" table:formula="of:=COM.MICROSOFT.CEILING([.C1789];0.25)" table:style-name="ce19">
            <text:p>1.750</text:p>
          </table:table-cell>
          <table:table-cell office:value-type="float" office:value="1.690833333414048" table:formula="of:=SUM([.D1789:.D1806])" table:style-name="ce4">
            <text:p>1.691</text:p>
          </table:table-cell>
          <table:table-cell office:value-type="string" office:string-value="---" table:formula="of:=IF(AND([.F1789] &lt;&gt; &quot;&quot;;[.G1789] &lt;&gt; &quot;&quot;);([.G1789]-[.F1789])*24;&quot;---&quot;)" table:style-name="ce4">
            <text:p>---</text:p>
          </table:table-cell>
          <table:table-cell office:value-type="date" office:date-value="2025-07-11T00:00:00" table:style-name="ce20">
            <text:p>11-Jul</text:p>
          </table:table-cell>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789]" table:style-name="ce17">
            <text:p>923</text:p>
          </table:table-cell>
          <table:table-cell table:style-name="ce19"/>
          <table:table-cell table:style-name="ce4"/>
          <table:table-cell office:value-type="string" office:string-value="---" table:formula="of:=IF(AND([.F1790] &lt;&gt; &quot;&quot;;[.G1790] &lt;&gt; &quot;&quot;);([.G1790]-[.F1790])*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790]" table:style-name="ce17">
            <text:p>923</text:p>
          </table:table-cell>
          <table:table-cell table:style-name="ce19"/>
          <table:table-cell office:value-type="string" table:style-name="ce4">
            <text:p>BILLED</text:p>
          </table:table-cell>
          <table:table-cell office:value-type="float" office:value="1.690833333414048" table:formula="of:=IF(AND([.F1791] &lt;&gt; &quot;&quot;;[.G1791] &lt;&gt; &quot;&quot;);([.G1791]-[.F1791])*24;&quot;---&quot;)" table:style-name="ce4">
            <text:p>1.691</text:p>
          </table:table-cell>
          <table:table-cell office:value-type="string" table:style-name="ce21">
            <text:p>IDtoAviobook</text:p>
          </table:table-cell>
          <table:table-cell office:value-type="date" office:date-value="2025-07-11T19:00:00" table:style-name="ce14">
            <text:p>7/11/25 07:00 PM</text:p>
          </table:table-cell>
          <table:table-cell office:value-type="date" office:date-value="2025-07-11T20:41:27" table:style-name="ce14">
            <text:p>7/11/25 08:41 PM</text:p>
          </table:table-cell>
          <table:table-cell office:value-type="string" table:style-name="ce13">
            <text:p>Worked on UAT with Nirosha and Catoria for IDtoAviobook.</text:p>
          </table:table-cell>
          <table:table-cell table:style-name="ce18"/>
          <table:table-cell table:number-columns-repeated="16375" table:style-name="ce10"/>
        </table:table-row>
        <table:table-row table:style-name="ro4" table:visibility="collapse">
          <table:table-cell office:value-type="float" office:value="923" table:formula="of:=[.A1791]" table:style-name="ce17">
            <text:p>923</text:p>
          </table:table-cell>
          <table:table-cell table:style-name="ce19"/>
          <table:table-cell office:value-type="string" table:style-name="ce4">
            <text:p>BILLED</text:p>
          </table:table-cell>
          <table:table-cell office:value-type="string" office:string-value="---" table:formula="of:=IF(AND([.F1792] &lt;&gt; &quot;&quot;;[.G1792] &lt;&gt; &quot;&quot;);([.G1792]-[.F1792])*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792]" table:style-name="ce17">
            <text:p>923</text:p>
          </table:table-cell>
          <table:table-cell table:style-name="ce19"/>
          <table:table-cell office:value-type="string" table:style-name="ce4">
            <text:p>BILLED</text:p>
          </table:table-cell>
          <table:table-cell office:value-type="string" office:string-value="---" table:formula="of:=IF(AND([.F1793] &lt;&gt; &quot;&quot;;[.G1793] &lt;&gt; &quot;&quot;);([.G1793]-[.F1793])*24;&quot;---&quot;)" table:style-name="ce4">
            <text:p>---</text:p>
          </table:table-cell>
          <table:table-cell office:value-type="string" table:style-name="ce21">
            <text:p>FTO OHIO!!!</text:p>
          </table:table-cell>
          <table:table-cell table:number-columns-repeated="2" table:style-name="ce14"/>
          <table:table-cell table:style-name="ce21"/>
          <table:table-cell table:style-name="ce18"/>
          <table:table-cell table:number-columns-repeated="16375" table:style-name="ce10"/>
        </table:table-row>
        <table:table-row table:style-name="ro4" table:visibility="collapse">
          <table:table-cell office:value-type="float" office:value="923" table:formula="of:=[.A1793]" table:style-name="ce17">
            <text:p>923</text:p>
          </table:table-cell>
          <table:table-cell table:style-name="ce19"/>
          <table:table-cell table:style-name="ce4"/>
          <table:table-cell office:value-type="string" office:string-value="---" table:formula="of:=IF(AND([.F1794] &lt;&gt; &quot;&quot;;[.G1794] &lt;&gt; &quot;&quot;);([.G1794]-[.F1794])*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794]" table:style-name="ce17">
            <text:p>923</text:p>
          </table:table-cell>
          <table:table-cell table:style-name="ce19"/>
          <table:table-cell table:style-name="ce4"/>
          <table:table-cell office:value-type="string" office:string-value="---" table:formula="of:=IF(AND([.F1795] &lt;&gt; &quot;&quot;;[.G1795] &lt;&gt; &quot;&quot;);([.G1795]-[.F179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795]" table:style-name="ce17">
            <text:p>923</text:p>
          </table:table-cell>
          <table:table-cell table:style-name="ce19"/>
          <table:table-cell table:style-name="ce4"/>
          <table:table-cell office:value-type="string" office:string-value="---" table:formula="of:=IF(AND([.F1796] &lt;&gt; &quot;&quot;;[.G1796] &lt;&gt; &quot;&quot;);([.G1796]-[.F179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796]" table:style-name="ce17">
            <text:p>923</text:p>
          </table:table-cell>
          <table:table-cell table:style-name="ce19"/>
          <table:table-cell table:style-name="ce4"/>
          <table:table-cell office:value-type="string" office:string-value="---" table:formula="of:=IF(AND([.F1797] &lt;&gt; &quot;&quot;;[.G1797] &lt;&gt; &quot;&quot;);([.G1797]-[.F1797])*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797]" table:style-name="ce17">
            <text:p>923</text:p>
          </table:table-cell>
          <table:table-cell table:style-name="ce19"/>
          <table:table-cell table:style-name="ce4"/>
          <table:table-cell office:value-type="string" office:string-value="---" table:formula="of:=IF(AND([.F1798] &lt;&gt; &quot;&quot;;[.G1798] &lt;&gt; &quot;&quot;);([.G1798]-[.F1798])*24;&quot;---&quot;)" table:style-name="ce4">
            <text:p>---</text:p>
          </table:table-cell>
          <table:table-cell table:style-name="ce21"/>
          <table:table-cell table:number-columns-repeated="2" table:style-name="ce14"/>
          <table:table-cell table:style-name="ce10"/>
          <table:table-cell table:style-name="ce18"/>
          <table:table-cell table:number-columns-repeated="16375" table:style-name="ce10"/>
        </table:table-row>
        <table:table-row table:style-name="ro4" table:visibility="collapse">
          <table:table-cell office:value-type="float" office:value="923" table:formula="of:=[.A1798]" table:style-name="ce17">
            <text:p>923</text:p>
          </table:table-cell>
          <table:table-cell table:style-name="ce19"/>
          <table:table-cell table:style-name="ce4"/>
          <table:table-cell office:value-type="string" office:string-value="---" table:formula="of:=IF(AND([.F1799] &lt;&gt; &quot;&quot;;[.G1799] &lt;&gt; &quot;&quot;);([.G1799]-[.F1799])*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799]" table:style-name="ce17">
            <text:p>923</text:p>
          </table:table-cell>
          <table:table-cell table:style-name="ce19"/>
          <table:table-cell table:style-name="ce4"/>
          <table:table-cell office:value-type="string" office:string-value="---" table:formula="of:=IF(AND([.F1800] &lt;&gt; &quot;&quot;;[.G1800] &lt;&gt; &quot;&quot;);([.G1800]-[.F1800])*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10" table:visibility="collapse">
          <table:table-cell office:value-type="float" office:value="923" table:formula="of:=[.A1800]" table:style-name="ce17">
            <text:p>923</text:p>
          </table:table-cell>
          <table:table-cell table:number-columns-repeated="2" table:style-name="ce4"/>
          <table:table-cell office:value-type="string" office:string-value="---" table:formula="of:=IF(AND([.F1801] &lt;&gt; &quot;&quot;;[.G1801] &lt;&gt; &quot;&quot;);([.G1801]-[.F1801])*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801]" table:style-name="ce17">
            <text:p>923</text:p>
          </table:table-cell>
          <table:table-cell table:style-name="ce19"/>
          <table:table-cell table:style-name="ce4"/>
          <table:table-cell office:value-type="string" office:string-value="---" table:formula="of:=IF(AND([.F1802] &lt;&gt; &quot;&quot;;[.G1802] &lt;&gt; &quot;&quot;);([.G1802]-[.F1802])*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801]" table:style-name="ce17">
            <text:p>923</text:p>
          </table:table-cell>
          <table:table-cell table:style-name="ce19"/>
          <table:table-cell table:style-name="ce4"/>
          <table:table-cell office:value-type="string" office:string-value="---" table:formula="of:=IF(AND([.F1803] &lt;&gt; &quot;&quot;;[.G1803] &lt;&gt; &quot;&quot;);([.G1803]-[.F1803])*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802]" table:style-name="ce17">
            <text:p>923</text:p>
          </table:table-cell>
          <table:table-cell table:style-name="ce19"/>
          <table:table-cell table:style-name="ce4"/>
          <table:table-cell office:value-type="string" office:string-value="---" table:formula="of:=IF(AND([.F1804] &lt;&gt; &quot;&quot;;[.G1804] &lt;&gt; &quot;&quot;);([.G1804]-[.F1804])*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804]" table:style-name="ce17">
            <text:p>923</text:p>
          </table:table-cell>
          <table:table-cell table:style-name="ce19"/>
          <table:table-cell table:style-name="ce4"/>
          <table:table-cell office:value-type="string" office:string-value="---" table:formula="of:=IF(AND([.F1805] &lt;&gt; &quot;&quot;;[.G1805] &lt;&gt; &quot;&quot;);([.G1805]-[.F180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4" table:visibility="collapse">
          <table:table-cell office:value-type="float" office:value="923" table:formula="of:=[.A1805]" table:style-name="ce17">
            <text:p>923</text:p>
          </table:table-cell>
          <table:table-cell table:style-name="ce19"/>
          <table:table-cell table:style-name="ce4"/>
          <table:table-cell office:value-type="string" office:string-value="---" table:formula="of:=IF(AND([.F1806] &lt;&gt; &quot;&quot;;[.G1806] &lt;&gt; &quot;&quot;);([.G1806]-[.F1806])*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3" table:visibility="collapse">
          <table:table-cell office:value-type="float" office:value="924" table:formula="of:=[.A1806]+1" table:style-name="ce17">
            <text:p>924</text:p>
          </table:table-cell>
          <table:table-cell table:style-name="ce12"/>
          <table:table-cell office:value-type="string" table:style-name="ce4">
            <text:p>****************</text:p>
          </table:table-cell>
          <table:table-cell office:value-type="string" office:string-value="---" table:formula="of:=IF(AND([.F1808] &lt;&gt; &quot;&quot;;[.G1808] &lt;&gt; &quot;&quot;);([.G1808]-[.F1808])*24;&quot;---&quot;)" table:style-name="ce4">
            <text:p>---</text:p>
          </table:table-cell>
          <table:table-cell office:value-type="string" office:string-value="Week 924" table:formula="of:=CONCATENATE(&quot;Week &quot;; [.A1808])" table:number-columns-spanned="2" table:number-rows-spanned="3" table:style-name="ce48">
            <text:p>Week 924</text:p>
          </table: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24" table:formula="of:=[.A1808]" table:style-name="ce17">
            <text:p>924</text:p>
          </table:table-cell>
          <table:table-cell table:style-name="ce12"/>
          <table:table-cell office:value-type="string" table:style-name="ce4">
            <text:p>****************</text:p>
          </table:table-cell>
          <table:table-cell office:value-type="string" office:string-value="---" table:formula="of:=IF(AND([.F1809] &lt;&gt; &quot;&quot;;[.G1809] &lt;&gt; &quot;&quot;);([.G1809]-[.F1809])*24;&quot;---&quot;)" table:style-name="ce4">
            <text:p>---</text:p>
          </table:table-cell>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24" table:formula="of:=[.A1809]" table:style-name="ce17">
            <text:p>924</text:p>
          </table:table-cell>
          <table:table-cell table:style-name="ce19"/>
          <table:table-cell office:value-type="string" table:style-name="ce4">
            <text:p>****************</text:p>
          </table:table-cell>
          <table:table-cell office:value-type="string" office:string-value="---" table:formula="of:=IF(AND([.F1810] &lt;&gt; &quot;&quot;;[.G1810] &lt;&gt; &quot;&quot;);([.G1810]-[.F1810])*24;&quot;---&quot;)" table:style-name="ce4">
            <text:p>---</text:p>
          </table:table-cell>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24" table:formula="of:=[.A1810]" table:style-name="ce17">
            <text:p>924</text:p>
          </table:table-cell>
          <table:table-cell table:style-name="ce19"/>
          <table:table-cell office:value-type="string" table:style-name="ce4">
            <text:p>****************</text:p>
          </table:table-cell>
          <table:table-cell office:value-type="string" office:string-value="---" table:formula="of:=IF(AND([.F1811] &lt;&gt; &quot;&quot;;[.G1811] &lt;&gt; &quot;&quot;);([.G1811]-[.F1811])*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24" table:formula="of:=[.A1811]" table:style-name="ce17">
            <text:p>924</text:p>
          </table:table-cell>
          <table:table-cell table:style-name="ce19"/>
          <table:table-cell office:value-type="string" table:style-name="ce4">
            <text:p>****************</text:p>
          </table:table-cell>
          <table:table-cell office:value-type="string" office:string-value="---" table:formula="of:=IF(AND([.F1812] &lt;&gt; &quot;&quot;;[.G1812] &lt;&gt; &quot;&quot;);([.G1812]-[.F1812])*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24" table:formula="of:=[.A1812]" table:style-name="ce17">
            <text:p>924</text:p>
          </table:table-cell>
          <table:table-cell table:style-name="ce19"/>
          <table:table-cell office:value-type="string" table:style-name="ce4">
            <text:p>****************</text:p>
          </table:table-cell>
          <table:table-cell office:value-type="string" office:string-value="---" table:formula="of:=IF(AND([.F1813] &lt;&gt; &quot;&quot;;[.G1813] &lt;&gt; &quot;&quot;);([.G1813]-[.F1813])*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24" table:formula="of:=[.A1813]" table:style-name="ce17">
            <text:p>924</text:p>
          </table:table-cell>
          <table:table-cell table:style-name="ce12"/>
          <table:table-cell office:value-type="string" table:style-name="ce4">
            <text:p>****************</text:p>
          </table:table-cell>
          <table:table-cell office:value-type="string" office:string-value="---" table:formula="of:=IF(AND([.F1814] &lt;&gt; &quot;&quot;;[.G1814] &lt;&gt; &quot;&quot;);([.G1814]-[.F1814])*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24" table:formula="of:=[.A1814]" table:style-name="ce17">
            <text:p>924</text:p>
          </table:table-cell>
          <table:table-cell table:style-name="ce12"/>
          <table:table-cell office:value-type="string" table:style-name="ce4">
            <text:p>BILLED</text:p>
          </table:table-cell>
          <table:table-cell office:value-type="string" office:string-value="---" table:formula="of:=IF(AND([.F1815] &lt;&gt; &quot;&quot;;[.G1815] &lt;&gt; &quot;&quot;);([.G1815]-[.F181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815]" table:style-name="ce17">
            <text:p>924</text:p>
          </table:table-cell>
          <table:table-cell office:value-type="float" office:value="1.25" table:formula="of:=COM.MICROSOFT.CEILING([.C1816];0.25)" table:style-name="ce19">
            <text:p>1.250</text:p>
          </table:table-cell>
          <table:table-cell office:value-type="float" office:value="1.0166666666627862" table:formula="of:=SUM([.D1816:.D1839])" table:style-name="ce4">
            <text:p>1.017</text:p>
          </table:table-cell>
          <table:table-cell office:value-type="string" office:string-value="---" table:formula="of:=IF(AND([.F1816] &lt;&gt; &quot;&quot;;[.G1816] &lt;&gt; &quot;&quot;);([.G1816]-[.F1816])*24;&quot;---&quot;)" table:style-name="ce4">
            <text:p>---</text:p>
          </table:table-cell>
          <table:table-cell office:value-type="date" office:date-value="2025-07-14T00:00:00" table:style-name="ce20">
            <text:p>14-Jul</text:p>
          </table:table-cell>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24" table:formula="of:=[.A1816]" table:style-name="ce17">
            <text:p>924</text:p>
          </table:table-cell>
          <table:table-cell table:style-name="ce19"/>
          <table:table-cell office:value-type="string" table:style-name="ce4">
            <text:p>BILLED</text:p>
          </table:table-cell>
          <table:table-cell office:value-type="float" office:value="0.50000000005820766" table:formula="of:=IF(AND([.F1817] &lt;&gt; &quot;&quot;;[.G1817] &lt;&gt; &quot;&quot;);([.G1817]-[.F1817])*24;&quot;---&quot;)" table:style-name="ce4">
            <text:p>0.500</text:p>
          </table:table-cell>
          <table:table-cell office:value-type="string" table:style-name="ce25">
            <text:p>IdtoAviobok</text:p>
          </table:table-cell>
          <table:table-cell office:value-type="date" office:date-value="2025-07-14T10:00:00" table:style-name="ce14">
            <text:p>7/14/25 10:00 AM</text:p>
          </table:table-cell>
          <table:table-cell office:value-type="date" office:date-value="2025-07-14T10:30:00" table:style-name="ce14">
            <text:p>7/14/25 10:30 AM</text:p>
          </table:table-cell>
          <table:table-cell office:value-type="string" table:style-name="ce16">
            <text:p>Worked on fixing payload issues with Nirosha for IdtoAviobook. Conference call with Joe discussing options to resolve payload issues due to api upgrade.</text:p>
          </table:table-cell>
          <table:table-cell table:style-name="ce18"/>
          <table:table-cell table:number-columns-repeated="16375"/>
        </table:table-row>
        <table:table-row table:style-name="ro4" table:visibility="collapse">
          <table:table-cell office:value-type="float" office:value="924" table:formula="of:=[.A1817]" table:style-name="ce17">
            <text:p>924</text:p>
          </table:table-cell>
          <table:table-cell table:style-name="ce19"/>
          <table:table-cell office:value-type="string" table:style-name="ce4">
            <text:p>BILLED</text:p>
          </table:table-cell>
          <table:table-cell office:value-type="float" office:value="0.5166666666045785" table:formula="of:=IF(AND([.F1818] &lt;&gt; &quot;&quot;;[.G1818] &lt;&gt; &quot;&quot;);([.G1818]-[.F1818])*24;&quot;---&quot;)" table:style-name="ce4">
            <text:p>0.517</text:p>
          </table:table-cell>
          <table:table-cell office:value-type="string" table:style-name="ce25">
            <text:p>IdtoAviobok</text:p>
          </table:table-cell>
          <table:table-cell office:value-type="date" office:date-value="2025-07-14T13:59:00" table:style-name="ce14">
            <text:p>7/14/25 01:59 PM</text:p>
          </table:table-cell>
          <table:table-cell office:value-type="date" office:date-value="2025-07-14T14:30:00" table:style-name="ce14">
            <text:p>7/14/25 02:30 PM</text:p>
          </table:table-cell>
          <table:table-cell table:style-name="ce16"/>
          <table:table-cell table:style-name="ce18"/>
          <table:table-cell table:number-columns-repeated="16375"/>
        </table:table-row>
        <table:table-row table:style-name="ro4" table:visibility="collapse">
          <table:table-cell office:value-type="float" office:value="924" table:formula="of:=[.A1818]" table:style-name="ce17">
            <text:p>924</text:p>
          </table:table-cell>
          <table:table-cell table:style-name="ce19"/>
          <table:table-cell table:style-name="ce4"/>
          <table:table-cell office:value-type="string" office:string-value="---" table:formula="of:=IF(AND([.F1819] &lt;&gt; &quot;&quot;;[.G1819] &lt;&gt; &quot;&quot;);([.G1819]-[.F1819])*24;&quot;---&quot;)" table:style-name="ce4">
            <text:p>---</text:p>
          </table:table-cell>
          <table:table-cell table:style-name="ce25"/>
          <table:table-cell table:number-columns-repeated="2" table:style-name="ce14"/>
          <table:table-cell table:style-name="ce16"/>
          <table:table-cell table:style-name="ce18"/>
          <table:table-cell table:number-columns-repeated="16375"/>
        </table:table-row>
        <table:table-row table:style-name="ro4" table:visibility="collapse">
          <table:table-cell office:value-type="float" office:value="924" table:formula="of:=[.A1819]" table:style-name="ce17">
            <text:p>924</text:p>
          </table:table-cell>
          <table:table-cell table:style-name="ce19"/>
          <table:table-cell table:style-name="ce4"/>
          <table:table-cell office:value-type="string" office:string-value="---" table:formula="of:=IF(AND([.F1820] &lt;&gt; &quot;&quot;;[.G1820] &lt;&gt; &quot;&quot;);([.G1820]-[.F1820])*24;&quot;---&quot;)" table:style-name="ce4">
            <text:p>---</text:p>
          </table:table-cell>
          <table:table-cell table:style-name="ce25"/>
          <table:table-cell table:number-columns-repeated="2" table:style-name="ce14"/>
          <table:table-cell table:style-name="ce16"/>
          <table:table-cell table:style-name="ce18"/>
          <table:table-cell table:number-columns-repeated="16375"/>
        </table:table-row>
        <table:table-row table:style-name="ro4" table:visibility="collapse">
          <table:table-cell office:value-type="float" office:value="924" table:formula="of:=[.A1820]" table:style-name="ce17">
            <text:p>924</text:p>
          </table:table-cell>
          <table:table-cell table:style-name="ce19"/>
          <table:table-cell table:style-name="ce4"/>
          <table:table-cell office:value-type="string" office:string-value="---" table:formula="of:=IF(AND([.F1821] &lt;&gt; &quot;&quot;;[.G1821] &lt;&gt; &quot;&quot;);([.G1821]-[.F1821])*24;&quot;---&quot;)" table:style-name="ce4">
            <text:p>---</text:p>
          </table:table-cell>
          <table:table-cell table:style-name="ce25"/>
          <table:table-cell table:number-columns-repeated="2" table:style-name="ce14"/>
          <table:table-cell table:style-name="ce16"/>
          <table:table-cell table:style-name="ce18"/>
          <table:table-cell table:number-columns-repeated="16375"/>
        </table:table-row>
        <table:table-row table:style-name="ro4" table:visibility="collapse">
          <table:table-cell office:value-type="float" office:value="924" table:formula="of:=[.A1821]" table:style-name="ce17">
            <text:p>924</text:p>
          </table:table-cell>
          <table:table-cell table:style-name="ce19"/>
          <table:table-cell table:style-name="ce4"/>
          <table:table-cell office:value-type="string" office:string-value="---" table:formula="of:=IF(AND([.F1822] &lt;&gt; &quot;&quot;;[.G1822] &lt;&gt; &quot;&quot;);([.G1822]-[.F1822])*24;&quot;---&quot;)" table:style-name="ce4">
            <text:p>---</text:p>
          </table:table-cell>
          <table:table-cell table:style-name="ce25"/>
          <table:table-cell table:number-columns-repeated="2" table:style-name="ce14"/>
          <table:table-cell table:style-name="ce16"/>
          <table:table-cell table:style-name="ce18"/>
          <table:table-cell table:number-columns-repeated="16375"/>
        </table:table-row>
        <table:table-row table:style-name="ro4" table:visibility="collapse">
          <table:table-cell office:value-type="float" office:value="924" table:formula="of:=[.A1822]" table:style-name="ce17">
            <text:p>924</text:p>
          </table:table-cell>
          <table:table-cell table:style-name="ce19"/>
          <table:table-cell table:style-name="ce4"/>
          <table:table-cell office:value-type="string" office:string-value="---" table:formula="of:=IF(AND([.F1823] &lt;&gt; &quot;&quot;;[.G1823] &lt;&gt; &quot;&quot;);([.G1823]-[.F1823])*24;&quot;---&quot;)" table:style-name="ce4">
            <text:p>---</text:p>
          </table:table-cell>
          <table:table-cell table:style-name="ce25"/>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24" table:formula="of:=[.A1823]" table:style-name="ce17">
            <text:p>924</text:p>
          </table:table-cell>
          <table:table-cell table:style-name="ce19"/>
          <table:table-cell table:style-name="ce4"/>
          <table:table-cell office:value-type="string" office:string-value="---" table:formula="of:=IF(AND([.F1824] &lt;&gt; &quot;&quot;;[.G1824] &lt;&gt; &quot;&quot;);([.G1824]-[.F1824])*24;&quot;---&quot;)" table:style-name="ce4">
            <text:p>---</text:p>
          </table:table-cell>
          <table:table-cell table:style-name="ce25"/>
          <table:table-cell table:number-columns-repeated="2" table:style-name="ce14"/>
          <table:table-cell table:style-name="ce22"/>
          <table:table-cell table:style-name="ce18"/>
          <table:table-cell table:number-columns-repeated="16375"/>
        </table:table-row>
        <table:table-row table:style-name="ro4" table:visibility="collapse">
          <table:table-cell office:value-type="float" office:value="924" table:formula="of:=[.A1824]" table:style-name="ce17">
            <text:p>924</text:p>
          </table:table-cell>
          <table:table-cell table:style-name="ce19"/>
          <table:table-cell table:style-name="ce4"/>
          <table:table-cell office:value-type="string" office:string-value="---" table:formula="of:=IF(AND([.F1825] &lt;&gt; &quot;&quot;;[.G1825] &lt;&gt; &quot;&quot;);([.G1825]-[.F1825])*24;&quot;---&quot;)" table:style-name="ce4">
            <text:p>---</text:p>
          </table:table-cell>
          <table:table-cell table:style-name="ce25"/>
          <table:table-cell table:number-columns-repeated="2" table:style-name="ce14"/>
          <table:table-cell table:style-name="ce21"/>
          <table:table-cell table:style-name="ce18"/>
          <table:table-cell table:number-columns-repeated="16375"/>
        </table:table-row>
        <table:table-row table:style-name="ro10" table:visibility="collapse">
          <table:table-cell office:value-type="float" office:value="924" table:formula="of:=[.A1825]" table:style-name="ce17">
            <text:p>924</text:p>
          </table:table-cell>
          <table:table-cell office:value-type="string" table:style-name="ce4">
            <text:p>lunch here</text:p>
          </table:table-cell>
          <table:table-cell table:style-name="ce4"/>
          <table:table-cell office:value-type="string" office:string-value="---" table:formula="of:=IF(AND([.F1826] &lt;&gt; &quot;&quot;;[.G1826] &lt;&gt; &quot;&quot;);([.G1826]-[.F1826])*24;&quot;---&quot;)" table:style-name="ce4">
            <text:p>---</text:p>
          </table:table-cell>
          <table:table-cell table:style-name="ce25"/>
          <table:table-cell table:number-columns-repeated="2" table:style-name="ce14"/>
          <table:table-cell table:style-name="ce21"/>
          <table:table-cell table:style-name="ce18"/>
          <table:table-cell table:number-columns-repeated="16375"/>
        </table:table-row>
        <table:table-row table:style-name="ro10" table:visibility="collapse">
          <table:table-cell office:value-type="float" office:value="924" table:formula="of:=[.A1826]" table:style-name="ce17">
            <text:p>924</text:p>
          </table:table-cell>
          <table:table-cell office:value-type="string" table:style-name="ce31">
            <text:p>walk</text:p>
          </table:table-cell>
          <table:table-cell table:style-name="ce4"/>
          <table:table-cell office:value-type="string" office:string-value="---" table:formula="of:=IF(AND([.F1827] &lt;&gt; &quot;&quot;;[.G1827] &lt;&gt; &quot;&quot;);([.G1827]-[.F1827])*24;&quot;---&quot;)" table:style-name="ce4">
            <text:p>---</text:p>
          </table:table-cell>
          <table:table-cell table:style-name="ce25"/>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24" table:formula="of:=[.A1827]" table:style-name="ce17">
            <text:p>924</text:p>
          </table:table-cell>
          <table:table-cell table:style-name="ce19"/>
          <table:table-cell table:style-name="ce4"/>
          <table:table-cell office:value-type="string" office:string-value="---" table:formula="of:=IF(AND([.F1828] &lt;&gt; &quot;&quot;;[.G1828] &lt;&gt; &quot;&quot;);([.G1828]-[.F1828])*24;&quot;---&quot;)" table:style-name="ce4">
            <text:p>---</text:p>
          </table:table-cell>
          <table:table-cell table:style-name="ce25"/>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24" table:formula="of:=[.A1828]" table:style-name="ce17">
            <text:p>924</text:p>
          </table:table-cell>
          <table:table-cell table:style-name="ce19"/>
          <table:table-cell table:style-name="ce4"/>
          <table:table-cell office:value-type="string" office:string-value="---" table:formula="of:=IF(AND([.F1829] &lt;&gt; &quot;&quot;;[.G1829] &lt;&gt; &quot;&quot;);([.G1829]-[.F1829])*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24" table:formula="of:=[.A1829]" table:style-name="ce17">
            <text:p>924</text:p>
          </table:table-cell>
          <table:table-cell table:style-name="ce19"/>
          <table:table-cell table:style-name="ce4"/>
          <table:table-cell office:value-type="string" office:string-value="---" table:formula="of:=IF(AND([.F1830] &lt;&gt; &quot;&quot;;[.G1830] &lt;&gt; &quot;&quot;);([.G1830]-[.F1830])*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24" table:formula="of:=[.A1830]" table:style-name="ce17">
            <text:p>924</text:p>
          </table:table-cell>
          <table:table-cell table:style-name="ce19"/>
          <table:table-cell table:style-name="ce4"/>
          <table:table-cell office:value-type="string" office:string-value="---" table:formula="of:=IF(AND([.F1831] &lt;&gt; &quot;&quot;;[.G1831] &lt;&gt; &quot;&quot;);([.G1831]-[.F1831])*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24" table:formula="of:=[.A1831]" table:style-name="ce17">
            <text:p>924</text:p>
          </table:table-cell>
          <table:table-cell table:style-name="ce19"/>
          <table:table-cell table:style-name="ce4"/>
          <table:table-cell office:value-type="string" office:string-value="---" table:formula="of:=IF(AND([.F1832] &lt;&gt; &quot;&quot;;[.G1832] &lt;&gt; &quot;&quot;);([.G1832]-[.F1832])*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24" table:formula="of:=[.A1832]" table:style-name="ce17">
            <text:p>924</text:p>
          </table:table-cell>
          <table:table-cell table:style-name="ce19"/>
          <table:table-cell table:style-name="ce4"/>
          <table:table-cell office:value-type="string" office:string-value="---" table:formula="of:=IF(AND([.F1833] &lt;&gt; &quot;&quot;;[.G1833] &lt;&gt; &quot;&quot;);([.G1833]-[.F1833])*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24" table:formula="of:=[.A1833]" table:style-name="ce17">
            <text:p>924</text:p>
          </table:table-cell>
          <table:table-cell table:style-name="ce19"/>
          <table:table-cell table:style-name="ce4"/>
          <table:table-cell office:value-type="string" office:string-value="---" table:formula="of:=IF(AND([.F1834] &lt;&gt; &quot;&quot;;[.G1834] &lt;&gt; &quot;&quot;);([.G1834]-[.F1834])*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834]" table:style-name="ce17">
            <text:p>924</text:p>
          </table:table-cell>
          <table:table-cell table:style-name="ce19"/>
          <table:table-cell table:style-name="ce4"/>
          <table:table-cell office:value-type="string" office:string-value="---" table:formula="of:=IF(AND([.F1835] &lt;&gt; &quot;&quot;;[.G1835] &lt;&gt; &quot;&quot;);([.G1835]-[.F1835])*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835]" table:style-name="ce17">
            <text:p>924</text:p>
          </table:table-cell>
          <table:table-cell table:style-name="ce19"/>
          <table:table-cell table:style-name="ce4"/>
          <table:table-cell office:value-type="string" office:string-value="---" table:formula="of:=IF(AND([.F1836] &lt;&gt; &quot;&quot;;[.G1836] &lt;&gt; &quot;&quot;);([.G1836]-[.F1836])*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836]" table:style-name="ce17">
            <text:p>924</text:p>
          </table:table-cell>
          <table:table-cell table:style-name="ce19"/>
          <table:table-cell table:style-name="ce4"/>
          <table:table-cell office:value-type="string" office:string-value="---" table:formula="of:=IF(AND([.F1837] &lt;&gt; &quot;&quot;;[.G1837] &lt;&gt; &quot;&quot;);([.G1837]-[.F1837])*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837]" table:style-name="ce17">
            <text:p>924</text:p>
          </table:table-cell>
          <table:table-cell table:style-name="ce19"/>
          <table:table-cell table:style-name="ce4"/>
          <table:table-cell office:value-type="string" office:string-value="---" table:formula="of:=IF(AND([.F1838] &lt;&gt; &quot;&quot;;[.G1838] &lt;&gt; &quot;&quot;);([.G1838]-[.F1838])*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838]" table:style-name="ce17">
            <text:p>924</text:p>
          </table:table-cell>
          <table:table-cell table:style-name="ce19"/>
          <table:table-cell table:style-name="ce4"/>
          <table:table-cell office:value-type="string" office:string-value="---" table:formula="of:=IF(AND([.F1839] &lt;&gt; &quot;&quot;;[.G1839] &lt;&gt; &quot;&quot;);([.G1839]-[.F1839])*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839]" table:style-name="ce17">
            <text:p>924</text:p>
          </table:table-cell>
          <table:table-cell office:value-type="float" office:value="0" table:formula="of:=COM.MICROSOFT.CEILING([.C1840];0.25)" table:style-name="ce19">
            <text:p>0.000</text:p>
          </table:table-cell>
          <table:table-cell office:value-type="float" office:value="0" table:formula="of:=SUM([.D1840:.D1862])" table:style-name="ce4">
            <text:p>0.000</text:p>
          </table:table-cell>
          <table:table-cell office:value-type="string" office:string-value="---" table:formula="of:=IF(AND([.F1840] &lt;&gt; &quot;&quot;;[.G1840] &lt;&gt; &quot;&quot;);([.G1840]-[.F1840])*24;&quot;---&quot;)" table:style-name="ce4">
            <text:p>---</text:p>
          </table:table-cell>
          <table:table-cell office:value-type="date" office:date-value="2025-07-15T00:00:00" table:style-name="ce20">
            <text:p>15-Jul</text:p>
          </table:table-cell>
          <table:table-cell table:number-columns-repeated="2" table:style-name="ce14"/>
          <table:table-cell table:style-name="ce13"/>
          <table:table-cell table:style-name="ce15"/>
          <table:table-cell table:number-columns-repeated="16375"/>
        </table:table-row>
        <table:table-row table:style-name="ro4" table:visibility="collapse">
          <table:table-cell office:value-type="float" office:value="924" table:formula="of:=[.A1840]" table:style-name="ce17">
            <text:p>924</text:p>
          </table:table-cell>
          <table:table-cell table:style-name="ce19"/>
          <table:table-cell office:value-type="string" table:style-name="ce4">
            <text:p>BILLED</text:p>
          </table:table-cell>
          <table:table-cell office:value-type="string" office:string-value="---" table:formula="of:=IF(AND([.F1841] &lt;&gt; &quot;&quot;;[.G1841] &lt;&gt; &quot;&quot;);([.G1841]-[.F1841])*24;&quot;---&quot;)" table:style-name="ce4">
            <text:p>---</text:p>
          </table:table-cell>
          <table:table-cell table:style-name="ce20"/>
          <table:table-cell table:number-columns-repeated="2" table:style-name="ce14"/>
          <table:table-cell table:style-name="ce21"/>
          <table:table-cell table:style-name="ce15"/>
          <table:table-cell table:number-columns-repeated="16375"/>
        </table:table-row>
        <table:table-row table:style-name="ro10" table:visibility="collapse">
          <table:table-cell office:value-type="float" office:value="924" table:formula="of:=[.A1841]" table:style-name="ce17">
            <text:p>924</text:p>
          </table:table-cell>
          <table:table-cell table:style-name="ce4"/>
          <table:table-cell office:value-type="string" table:style-name="ce4">
            <text:p>BILLED</text:p>
          </table:table-cell>
          <table:table-cell office:value-type="string" office:string-value="---" table:formula="of:=IF(AND([.F1842] &lt;&gt; &quot;&quot;;[.G1842] &lt;&gt; &quot;&quot;);([.G1842]-[.F1842])*24;&quot;---&quot;)" table:style-name="ce4">
            <text:p>---</text:p>
          </table:table-cell>
          <table:table-cell table:style-name="ce20"/>
          <table:table-cell table:number-columns-repeated="2" table:style-name="ce14"/>
          <table:table-cell table:style-name="ce20"/>
          <table:table-cell table:style-name="ce18"/>
          <table:table-cell table:number-columns-repeated="16375"/>
        </table:table-row>
        <table:table-row table:style-name="ro4" table:visibility="collapse">
          <table:table-cell office:value-type="float" office:value="924" table:formula="of:=[.A1842]" table:style-name="ce17">
            <text:p>924</text:p>
          </table:table-cell>
          <table:table-cell table:style-name="ce19"/>
          <table:table-cell office:value-type="string" table:style-name="ce4">
            <text:p>BILLED</text:p>
          </table:table-cell>
          <table:table-cell office:value-type="string" office:string-value="---" table:formula="of:=IF(AND([.F1843] &lt;&gt; &quot;&quot;;[.G1843] &lt;&gt; &quot;&quot;);([.G1843]-[.F1843])*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24" table:formula="of:=[.A1843]" table:style-name="ce17">
            <text:p>924</text:p>
          </table:table-cell>
          <table:table-cell office:value-type="string" table:style-name="ce19">
            <text:p>andrew drivers ed</text:p>
          </table:table-cell>
          <table:table-cell office:value-type="string" table:style-name="ce4">
            <text:p>BILLED</text:p>
          </table:table-cell>
          <table:table-cell office:value-type="string" office:string-value="---" table:formula="of:=IF(AND([.F1844] &lt;&gt; &quot;&quot;;[.G1844] &lt;&gt; &quot;&quot;);([.G1844]-[.F184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844]" table:style-name="ce17">
            <text:p>924</text:p>
          </table:table-cell>
          <table:table-cell table:style-name="ce19"/>
          <table:table-cell office:value-type="string" table:style-name="ce4">
            <text:p>BILLED</text:p>
          </table:table-cell>
          <table:table-cell office:value-type="string" office:string-value="---" table:formula="of:=IF(AND([.F1845] &lt;&gt; &quot;&quot;;[.G1845] &lt;&gt; &quot;&quot;);([.G1845]-[.F1845])*24;&quot;---&quot;)" table:style-name="ce4">
            <text:p>---</text:p>
          </table:table-cell>
          <table:table-cell table:style-name="ce20"/>
          <table:table-cell table:number-columns-repeated="2" table:style-name="ce14"/>
          <table:table-cell table:style-name="ce26"/>
          <table:table-cell table:style-name="ce18"/>
          <table:table-cell table:number-columns-repeated="16375"/>
        </table:table-row>
        <table:table-row table:style-name="ro4" table:visibility="collapse">
          <table:table-cell office:value-type="float" office:value="924" table:formula="of:=[.A1845]" table:style-name="ce17">
            <text:p>924</text:p>
          </table:table-cell>
          <table:table-cell table:style-name="ce19"/>
          <table:table-cell office:value-type="string" table:style-name="ce4">
            <text:p>BILLED</text:p>
          </table:table-cell>
          <table:table-cell office:value-type="string" office:string-value="---" table:formula="of:=IF(AND([.F1846] &lt;&gt; &quot;&quot;;[.G1846] &lt;&gt; &quot;&quot;);([.G1846]-[.F1846])*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846]" table:style-name="ce17">
            <text:p>924</text:p>
          </table:table-cell>
          <table:table-cell table:style-name="ce19"/>
          <table:table-cell office:value-type="string" table:style-name="ce4">
            <text:p>BILLED</text:p>
          </table:table-cell>
          <table:table-cell office:value-type="string" office:string-value="---" table:formula="of:=IF(AND([.F1847] &lt;&gt; &quot;&quot;;[.G1847] &lt;&gt; &quot;&quot;);([.G1847]-[.F184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847]" table:style-name="ce17">
            <text:p>924</text:p>
          </table:table-cell>
          <table:table-cell table:style-name="ce19"/>
          <table:table-cell office:value-type="string" table:style-name="ce4">
            <text:p>BILLED</text:p>
          </table:table-cell>
          <table:table-cell office:value-type="string" office:string-value="---" table:formula="of:=IF(AND([.F1848] &lt;&gt; &quot;&quot;;[.G1848] &lt;&gt; &quot;&quot;);([.G1848]-[.F1848])*24;&quot;---&quot;)" table:style-name="ce4">
            <text:p>---</text:p>
          </table:table-cell>
          <table:table-cell table:style-name="ce20"/>
          <table:table-cell table:number-columns-repeated="2" table:style-name="ce14"/>
          <table:table-cell table:style-name="ce13"/>
          <table:table-cell table:style-name="ce15"/>
          <table:table-cell table:number-columns-repeated="16375"/>
        </table:table-row>
        <table:table-row table:style-name="ro4" table:visibility="collapse">
          <table:table-cell office:value-type="float" office:value="924" table:formula="of:=[.A1848]" table:style-name="ce17">
            <text:p>924</text:p>
          </table:table-cell>
          <table:table-cell table:style-name="ce19"/>
          <table:table-cell office:value-type="string" table:style-name="ce4">
            <text:p>BILLED</text:p>
          </table:table-cell>
          <table:table-cell office:value-type="string" office:string-value="---" table:formula="of:=IF(AND([.F1849] &lt;&gt; &quot;&quot;;[.G1849] &lt;&gt; &quot;&quot;);([.G1849]-[.F1849])*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0" table:visibility="collapse">
          <table:table-cell office:value-type="float" office:value="924" table:formula="of:=[.A1849]" table:style-name="ce17">
            <text:p>924</text:p>
          </table:table-cell>
          <table:table-cell office:value-type="string" table:style-name="ce4">
            <text:p>nap</text:p>
          </table:table-cell>
          <table:table-cell office:value-type="string" table:style-name="ce4">
            <text:p>BILLED</text:p>
          </table:table-cell>
          <table:table-cell office:value-type="string" office:string-value="---" table:formula="of:=IF(AND([.F1850] &lt;&gt; &quot;&quot;;[.G1850] &lt;&gt; &quot;&quot;);([.G1850]-[.F1850])*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850]" table:style-name="ce17">
            <text:p>924</text:p>
          </table:table-cell>
          <table:table-cell table:style-name="ce19"/>
          <table:table-cell office:value-type="string" table:style-name="ce4">
            <text:p>BILLED</text:p>
          </table:table-cell>
          <table:table-cell office:value-type="string" office:string-value="---" table:formula="of:=IF(AND([.F1851] &lt;&gt; &quot;&quot;;[.G1851] &lt;&gt; &quot;&quot;);([.G1851]-[.F1851])*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851]" table:style-name="ce17">
            <text:p>924</text:p>
          </table:table-cell>
          <table:table-cell table:style-name="ce19"/>
          <table:table-cell table:style-name="ce4"/>
          <table:table-cell office:value-type="string" office:string-value="---" table:formula="of:=IF(AND([.F1852] &lt;&gt; &quot;&quot;;[.G1852] &lt;&gt; &quot;&quot;);([.G1852]-[.F1852])*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852]" table:style-name="ce17">
            <text:p>924</text:p>
          </table:table-cell>
          <table:table-cell table:style-name="ce19"/>
          <table:table-cell table:style-name="ce4"/>
          <table:table-cell office:value-type="string" office:string-value="---" table:formula="of:=IF(AND([.F1853] &lt;&gt; &quot;&quot;;[.G1853] &lt;&gt; &quot;&quot;);([.G1853]-[.F1853])*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853]" table:style-name="ce17">
            <text:p>924</text:p>
          </table:table-cell>
          <table:table-cell table:style-name="ce19"/>
          <table:table-cell table:style-name="ce4"/>
          <table:table-cell office:value-type="string" office:string-value="---" table:formula="of:=IF(AND([.F1854] &lt;&gt; &quot;&quot;;[.G1854] &lt;&gt; &quot;&quot;);([.G1854]-[.F185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854]" table:style-name="ce17">
            <text:p>924</text:p>
          </table:table-cell>
          <table:table-cell table:style-name="ce19"/>
          <table:table-cell table:style-name="ce4"/>
          <table:table-cell office:value-type="string" office:string-value="---" table:formula="of:=IF(AND([.F1855] &lt;&gt; &quot;&quot;;[.G1855] &lt;&gt; &quot;&quot;);([.G1855]-[.F185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855]" table:style-name="ce17">
            <text:p>924</text:p>
          </table:table-cell>
          <table:table-cell table:style-name="ce19"/>
          <table:table-cell table:style-name="ce4"/>
          <table:table-cell office:value-type="string" office:string-value="---" table:formula="of:=IF(AND([.F1856] &lt;&gt; &quot;&quot;;[.G1856] &lt;&gt; &quot;&quot;);([.G1856]-[.F1856])*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856]" table:style-name="ce17">
            <text:p>924</text:p>
          </table:table-cell>
          <table:table-cell table:style-name="ce19"/>
          <table:table-cell table:style-name="ce4"/>
          <table:table-cell office:value-type="string" office:string-value="---" table:formula="of:=IF(AND([.F1857] &lt;&gt; &quot;&quot;;[.G1857] &lt;&gt; &quot;&quot;);([.G1857]-[.F1857])*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857]" table:style-name="ce17">
            <text:p>924</text:p>
          </table:table-cell>
          <table:table-cell table:style-name="ce19"/>
          <table:table-cell table:style-name="ce4"/>
          <table:table-cell office:value-type="string" office:string-value="---" table:formula="of:=IF(AND([.F1858] &lt;&gt; &quot;&quot;;[.G1858] &lt;&gt; &quot;&quot;);([.G1858]-[.F1858])*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858]" table:style-name="ce17">
            <text:p>924</text:p>
          </table:table-cell>
          <table:table-cell table:style-name="ce19"/>
          <table:table-cell table:style-name="ce4"/>
          <table:table-cell office:value-type="string" office:string-value="---" table:formula="of:=IF(AND([.F1859] &lt;&gt; &quot;&quot;;[.G1859] &lt;&gt; &quot;&quot;);([.G1859]-[.F1859])*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859]" table:style-name="ce17">
            <text:p>924</text:p>
          </table:table-cell>
          <table:table-cell table:style-name="ce19"/>
          <table:table-cell table:style-name="ce4"/>
          <table:table-cell office:value-type="string" office:string-value="---" table:formula="of:=IF(AND([.F1860] &lt;&gt; &quot;&quot;;[.G1860] &lt;&gt; &quot;&quot;);([.G1860]-[.F1860])*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860]" table:style-name="ce17">
            <text:p>924</text:p>
          </table:table-cell>
          <table:table-cell table:style-name="ce19"/>
          <table:table-cell table:style-name="ce4"/>
          <table:table-cell office:value-type="string" office:string-value="---" table:formula="of:=IF(AND([.F1861] &lt;&gt; &quot;&quot;;[.G1861] &lt;&gt; &quot;&quot;);([.G1861]-[.F1861])*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861]" table:style-name="ce17">
            <text:p>924</text:p>
          </table:table-cell>
          <table:table-cell table:style-name="ce19"/>
          <table:table-cell table:style-name="ce4"/>
          <table:table-cell office:value-type="string" office:string-value="---" table:formula="of:=IF(AND([.F1862] &lt;&gt; &quot;&quot;;[.G1862] &lt;&gt; &quot;&quot;);([.G1862]-[.F1862])*24;&quot;---&quot;)"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4" table:visibility="collapse">
          <table:table-cell office:value-type="float" office:value="924" table:formula="of:=[.A1862]" table:style-name="ce17">
            <text:p>924</text:p>
          </table:table-cell>
          <table:table-cell office:value-type="float" office:value="0" table:formula="of:=COM.MICROSOFT.CEILING([.C1863];0.25)" table:style-name="ce19">
            <text:p>0.000</text:p>
          </table:table-cell>
          <table:table-cell office:value-type="float" office:value="0" table:formula="of:=SUM([.D1863:.D1882])" table:style-name="ce4">
            <text:p>0.000</text:p>
          </table:table-cell>
          <table:table-cell office:value-type="string" office:string-value="---" table:formula="of:=IF(AND([.F1863] &lt;&gt; &quot;&quot;;[.G1863] &lt;&gt; &quot;&quot;);([.G1863]-[.F1863])*24;&quot;---&quot;)" table:style-name="ce4">
            <text:p>---</text:p>
          </table:table-cell>
          <table:table-cell office:value-type="date" office:date-value="2025-07-16T00:00:00" table:style-name="ce20">
            <text:p>16-Jul</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863]" table:style-name="ce17">
            <text:p>924</text:p>
          </table:table-cell>
          <table:table-cell table:style-name="ce19"/>
          <table:table-cell office:value-type="string" table:style-name="ce4">
            <text:p>BILLED</text:p>
          </table:table-cell>
          <table:table-cell office:value-type="string" office:string-value="---" table:formula="of:=IF(AND([.F1864] &lt;&gt; &quot;&quot;;[.G1864] &lt;&gt; &quot;&quot;);([.G1864]-[.F1864])*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24" table:formula="of:=[.A1864]" table:style-name="ce17">
            <text:p>924</text:p>
          </table:table-cell>
          <table:table-cell table:style-name="ce19"/>
          <table:table-cell office:value-type="string" table:style-name="ce4">
            <text:p>BILLED</text:p>
          </table:table-cell>
          <table:table-cell office:value-type="string" office:string-value="---" table:formula="of:=IF(AND([.F1865] &lt;&gt; &quot;&quot;;[.G1865] &lt;&gt; &quot;&quot;);([.G1865]-[.F1865])*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24" table:formula="of:=[.A1865]" table:style-name="ce17">
            <text:p>924</text:p>
          </table:table-cell>
          <table:table-cell table:style-name="ce19"/>
          <table:table-cell office:value-type="string" table:style-name="ce4">
            <text:p>BILLED</text:p>
          </table:table-cell>
          <table:table-cell office:value-type="string" office:string-value="---" table:formula="of:=IF(AND([.F1866] &lt;&gt; &quot;&quot;;[.G1866] &lt;&gt; &quot;&quot;);([.G1866]-[.F1866])*24;&quot;---&quot;)" table:style-name="ce4">
            <text:p>---</text:p>
          </table:table-cell>
          <table:table-cell table:style-name="ce21"/>
          <table:table-cell table:number-columns-repeated="2" table:style-name="ce14"/>
          <table:table-cell table:style-name="ce21"/>
          <table:table-cell table:style-name="ce23"/>
          <table:table-cell table:number-columns-repeated="16375"/>
        </table:table-row>
        <table:table-row table:style-name="ro4" table:visibility="collapse">
          <table:table-cell office:value-type="float" office:value="924" table:formula="of:=[.A1866]" table:style-name="ce17">
            <text:p>924</text:p>
          </table:table-cell>
          <table:table-cell table:style-name="ce19"/>
          <table:table-cell office:value-type="string" table:style-name="ce4">
            <text:p>BILLED</text:p>
          </table:table-cell>
          <table:table-cell office:value-type="string" office:string-value="---" table:formula="of:=IF(AND([.F1867] &lt;&gt; &quot;&quot;;[.G1867] &lt;&gt; &quot;&quot;);([.G1867]-[.F1867])*24;&quot;---&quot;)" table:style-name="ce4">
            <text:p>---</text:p>
          </table:table-cell>
          <table:table-cell table:style-name="ce21"/>
          <table:table-cell table:number-columns-repeated="2" table:style-name="ce14"/>
          <table:table-cell table:style-name="ce21"/>
          <table:table-cell table:style-name="ce23"/>
          <table:table-cell table:number-columns-repeated="16375"/>
        </table:table-row>
        <table:table-row table:style-name="ro4" table:visibility="collapse">
          <table:table-cell office:value-type="float" office:value="924" table:formula="of:=[.A1867]" table:style-name="ce17">
            <text:p>924</text:p>
          </table:table-cell>
          <table:table-cell table:style-name="ce19"/>
          <table:table-cell office:value-type="string" table:style-name="ce4">
            <text:p>BILLED</text:p>
          </table:table-cell>
          <table:table-cell office:value-type="string" office:string-value="---" table:formula="of:=IF(AND([.F1868] &lt;&gt; &quot;&quot;;[.G1868] &lt;&gt; &quot;&quot;);([.G1868]-[.F1868])*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24" table:formula="of:=[.A1868]" table:style-name="ce17">
            <text:p>924</text:p>
          </table:table-cell>
          <table:table-cell table:style-name="ce19"/>
          <table:table-cell office:value-type="string" table:style-name="ce4">
            <text:p>BILLED</text:p>
          </table:table-cell>
          <table:table-cell office:value-type="string" office:string-value="---" table:formula="of:=IF(AND([.F1869] &lt;&gt; &quot;&quot;;[.G1869] &lt;&gt; &quot;&quot;);([.G1869]-[.F1869])*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10" table:visibility="collapse">
          <table:table-cell office:value-type="float" office:value="924" table:formula="of:=[.A1869]" table:style-name="ce17">
            <text:p>924</text:p>
          </table:table-cell>
          <table:table-cell table:style-name="ce21"/>
          <table:table-cell office:value-type="string" table:style-name="ce4">
            <text:p>BILLED</text:p>
          </table:table-cell>
          <table:table-cell office:value-type="string" office:string-value="---" table:formula="of:=IF(AND([.F1870] &lt;&gt; &quot;&quot;;[.G1870] &lt;&gt; &quot;&quot;);([.G1870]-[.F1870])*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24" table:formula="of:=[.A1870]" table:style-name="ce17">
            <text:p>924</text:p>
          </table:table-cell>
          <table:table-cell table:style-name="ce19"/>
          <table:table-cell office:value-type="string" table:style-name="ce4">
            <text:p>BILLED</text:p>
          </table:table-cell>
          <table:table-cell office:value-type="string" office:string-value="---" table:formula="of:=IF(AND([.F1871] &lt;&gt; &quot;&quot;;[.G1871] &lt;&gt; &quot;&quot;);([.G1871]-[.F1871])*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24" table:formula="of:=[.A1871]" table:style-name="ce17">
            <text:p>924</text:p>
          </table:table-cell>
          <table:table-cell table:style-name="ce19"/>
          <table:table-cell office:value-type="string" table:style-name="ce4">
            <text:p>BILLED</text:p>
          </table:table-cell>
          <table:table-cell office:value-type="string" office:string-value="---" table:formula="of:=IF(AND([.F1872] &lt;&gt; &quot;&quot;;[.G1872] &lt;&gt; &quot;&quot;);([.G1872]-[.F1872])*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24" table:formula="of:=[.A1872]" table:style-name="ce17">
            <text:p>924</text:p>
          </table:table-cell>
          <table:table-cell table:style-name="ce19"/>
          <table:table-cell office:value-type="string" table:style-name="ce4">
            <text:p>BILLED</text:p>
          </table:table-cell>
          <table:table-cell office:value-type="string" office:string-value="---" table:formula="of:=IF(AND([.F1873] &lt;&gt; &quot;&quot;;[.G1873] &lt;&gt; &quot;&quot;);([.G1873]-[.F1873])*24;&quot;---&quot;)" table:style-name="ce4">
            <text:p>---</text:p>
          </table:table-cell>
          <table:table-cell table:style-name="ce21"/>
          <table:table-cell table:number-columns-repeated="2" table:style-name="ce14"/>
          <table:table-cell table:style-name="ce10"/>
          <table:table-cell table:style-name="ce23"/>
          <table:table-cell table:number-columns-repeated="16375"/>
        </table:table-row>
        <table:table-row table:style-name="ro4" table:visibility="collapse">
          <table:table-cell office:value-type="float" office:value="924" table:formula="of:=[.A1873]" table:style-name="ce17">
            <text:p>924</text:p>
          </table:table-cell>
          <table:table-cell office:value-type="string" table:style-name="ce19">
            <text:p>walk</text:p>
          </table:table-cell>
          <table:table-cell office:value-type="string" table:style-name="ce4">
            <text:p>BILLED</text:p>
          </table:table-cell>
          <table:table-cell office:value-type="string" office:string-value="---" table:formula="of:=IF(AND([.F1874] &lt;&gt; &quot;&quot;;[.G1874] &lt;&gt; &quot;&quot;);([.G1874]-[.F1874])*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24" table:formula="of:=[.A1874]" table:style-name="ce17">
            <text:p>924</text:p>
          </table:table-cell>
          <table:table-cell table:style-name="ce19"/>
          <table:table-cell table:style-name="ce4"/>
          <table:table-cell office:value-type="string" office:string-value="---" table:formula="of:=IF(AND([.F1875] &lt;&gt; &quot;&quot;;[.G1875] &lt;&gt; &quot;&quot;);([.G1875]-[.F1875])*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24" table:formula="of:=[.A1875]" table:style-name="ce17">
            <text:p>924</text:p>
          </table:table-cell>
          <table:table-cell table:style-name="ce19"/>
          <table:table-cell table:style-name="ce4"/>
          <table:table-cell office:value-type="string" office:string-value="---" table:formula="of:=IF(AND([.F1876] &lt;&gt; &quot;&quot;;[.G1876] &lt;&gt; &quot;&quot;);([.G1876]-[.F1876])*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24" table:formula="of:=[.A1876]" table:style-name="ce17">
            <text:p>924</text:p>
          </table:table-cell>
          <table:table-cell table:style-name="ce19"/>
          <table:table-cell table:style-name="ce4"/>
          <table:table-cell office:value-type="string" office:string-value="---" table:formula="of:=IF(AND([.F1877] &lt;&gt; &quot;&quot;;[.G1877] &lt;&gt; &quot;&quot;);([.G1877]-[.F1877])*24;&quot;---&quot;)" table:style-name="ce4">
            <text:p>---</text:p>
          </table:table-cell>
          <table:table-cell table:style-name="ce21"/>
          <table:table-cell table:number-columns-repeated="2" table:style-name="ce14"/>
          <table:table-cell table:style-name="ce16"/>
          <table:table-cell table:style-name="ce23"/>
          <table:table-cell table:number-columns-repeated="16375"/>
        </table:table-row>
        <table:table-row table:style-name="ro4" table:visibility="collapse">
          <table:table-cell office:value-type="float" office:value="924" table:formula="of:=[.A1877]" table:style-name="ce17">
            <text:p>924</text:p>
          </table:table-cell>
          <table:table-cell table:style-name="ce19"/>
          <table:table-cell table:style-name="ce4"/>
          <table:table-cell office:value-type="string" office:string-value="---" table:formula="of:=IF(AND([.F1878] &lt;&gt; &quot;&quot;;[.G1878] &lt;&gt; &quot;&quot;);([.G1878]-[.F1878])*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24" table:formula="of:=[.A1878]" table:style-name="ce17">
            <text:p>924</text:p>
          </table:table-cell>
          <table:table-cell table:style-name="ce19"/>
          <table:table-cell table:style-name="ce4"/>
          <table:table-cell office:value-type="string" office:string-value="---" table:formula="of:=IF(AND([.F1879] &lt;&gt; &quot;&quot;;[.G1879] &lt;&gt; &quot;&quot;);([.G1879]-[.F1879])*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24" table:formula="of:=[.A1879]" table:style-name="ce17">
            <text:p>924</text:p>
          </table:table-cell>
          <table:table-cell table:style-name="ce19"/>
          <table:table-cell table:style-name="ce4"/>
          <table:table-cell office:value-type="string" office:string-value="---" table:formula="of:=IF(AND([.F1880] &lt;&gt; &quot;&quot;;[.G1880] &lt;&gt; &quot;&quot;);([.G1880]-[.F1880])*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24" table:formula="of:=[.A1880]" table:style-name="ce17">
            <text:p>924</text:p>
          </table:table-cell>
          <table:table-cell table:style-name="ce19"/>
          <table:table-cell table:style-name="ce4"/>
          <table:table-cell office:value-type="string" office:string-value="---" table:formula="of:=IF(AND([.F1881] &lt;&gt; &quot;&quot;;[.G1881] &lt;&gt; &quot;&quot;);([.G1881]-[.F1881])*24;&quot;---&quot;)" table:style-name="ce4">
            <text:p>---</text:p>
          </table:table-cell>
          <table:table-cell table:style-name="ce16"/>
          <table:table-cell table:number-columns-repeated="2" table:style-name="ce14"/>
          <table:table-cell table:style-name="ce16"/>
          <table:table-cell table:style-name="ce23"/>
          <table:table-cell table:number-columns-repeated="16375"/>
        </table:table-row>
        <table:table-row table:style-name="ro4" table:visibility="collapse">
          <table:table-cell office:value-type="float" office:value="924" table:formula="of:=[.A1881]" table:style-name="ce17">
            <text:p>924</text:p>
          </table:table-cell>
          <table:table-cell table:style-name="ce19"/>
          <table:table-cell table:style-name="ce4"/>
          <table:table-cell office:value-type="string" office:string-value="---" table:formula="of:=IF(AND([.F1882] &lt;&gt; &quot;&quot;;[.G1882] &lt;&gt; &quot;&quot;);([.G1882]-[.F1882])*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882]" table:style-name="ce17">
            <text:p>924</text:p>
          </table:table-cell>
          <table:table-cell office:value-type="float" office:value="0.75" table:formula="of:=COM.MICROSOFT.CEILING([.C1883];0.25)" table:style-name="ce19">
            <text:p>0.750</text:p>
          </table:table-cell>
          <table:table-cell office:value-type="float" office:value="0.72388888889690861" table:formula="of:=SUM([.D1883:.D1899])" table:style-name="ce4">
            <text:p>0.724</text:p>
          </table:table-cell>
          <table:table-cell office:value-type="string" office:string-value="---" table:formula="of:=IF(AND([.F1883] &lt;&gt; &quot;&quot;;[.G1883] &lt;&gt; &quot;&quot;);([.G1883]-[.F1883])*24;&quot;---&quot;)" table:style-name="ce4">
            <text:p>---</text:p>
          </table:table-cell>
          <table:table-cell office:value-type="date" office:date-value="2025-07-17T00:00:00" table:style-name="ce28">
            <text:p>17-Jul</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883]" table:style-name="ce17">
            <text:p>924</text:p>
          </table:table-cell>
          <table:table-cell table:style-name="ce19"/>
          <table:table-cell office:value-type="string" table:style-name="ce4">
            <text:p>BILLED</text:p>
          </table:table-cell>
          <table:table-cell office:value-type="float" office:value="0.72388888889690861" table:formula="of:=IF(AND([.F1884] &lt;&gt; &quot;&quot;;[.G1884] &lt;&gt; &quot;&quot;);([.G1884]-[.F1884])*24;&quot;---&quot;)" table:style-name="ce4">
            <text:p>0.724</text:p>
          </table:table-cell>
          <table:table-cell office:value-type="string" table:style-name="ce21">
            <text:p>IDtoAviobook</text:p>
          </table:table-cell>
          <table:table-cell office:value-type="date" office:date-value="2025-07-17T09:00:00" table:style-name="ce14">
            <text:p>7/17/25 09:00 AM</text:p>
          </table:table-cell>
          <table:table-cell office:value-type="date" office:date-value="2025-07-17T09:43:26" table:style-name="ce14">
            <text:p>7/17/25 09:43 AM</text:p>
          </table:table-cell>
          <table:table-cell office:value-type="string" table:style-name="ce13">
            <text:p>Worked on confirming API fixes for IDtoAviobook with Nirosha.</text:p>
          </table:table-cell>
          <table:table-cell table:style-name="ce18"/>
          <table:table-cell table:number-columns-repeated="16375"/>
        </table:table-row>
        <table:table-row table:style-name="ro4" table:visibility="collapse">
          <table:table-cell office:value-type="float" office:value="924" table:formula="of:=[.A1884]" table:style-name="ce17">
            <text:p>924</text:p>
          </table:table-cell>
          <table:table-cell table:style-name="ce19"/>
          <table:table-cell table:style-name="ce4"/>
          <table:table-cell office:value-type="string" office:string-value="---" table:formula="of:=IF(AND([.F1885] &lt;&gt; &quot;&quot;;[.G1885] &lt;&gt; &quot;&quot;);([.G1885]-[.F1885])*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885]" table:style-name="ce17">
            <text:p>924</text:p>
          </table:table-cell>
          <table:table-cell table:style-name="ce19"/>
          <table:table-cell table:style-name="ce4"/>
          <table:table-cell office:value-type="string" office:string-value="---" table:formula="of:=IF(AND([.F1886] &lt;&gt; &quot;&quot;;[.G1886] &lt;&gt; &quot;&quot;);([.G1886]-[.F1886])*24;&quot;---&quot;)" table:style-name="ce4">
            <text:p>---</text:p>
          </table:table-cell>
          <table:table-cell table:style-name="ce21"/>
          <table:table-cell table:number-columns-repeated="2" table:style-name="ce14"/>
          <table:table-cell table:style-name="ce10"/>
          <table:table-cell table:style-name="ce18"/>
          <table:table-cell table:number-columns-repeated="16375"/>
        </table:table-row>
        <table:table-row table:style-name="ro4" table:visibility="collapse">
          <table:table-cell office:value-type="float" office:value="924" table:formula="of:=[.A1886]" table:style-name="ce17">
            <text:p>924</text:p>
          </table:table-cell>
          <table:table-cell table:style-name="ce19"/>
          <table:table-cell table:style-name="ce4"/>
          <table:table-cell office:value-type="string" office:string-value="---" table:formula="of:=IF(AND([.F1887] &lt;&gt; &quot;&quot;;[.G1887] &lt;&gt; &quot;&quot;);([.G1887]-[.F1887])*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887]" table:style-name="ce17">
            <text:p>924</text:p>
          </table:table-cell>
          <table:table-cell table:style-name="ce19"/>
          <table:table-cell table:style-name="ce4"/>
          <table:table-cell office:value-type="string" office:string-value="---" table:formula="of:=IF(AND([.F1888] &lt;&gt; &quot;&quot;;[.G1888] &lt;&gt; &quot;&quot;);([.G1888]-[.F1888])*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0" table:visibility="collapse">
          <table:table-cell office:value-type="float" office:value="924" table:formula="of:=[.A1888]" table:style-name="ce17">
            <text:p>924</text:p>
          </table:table-cell>
          <table:table-cell table:style-name="ce11"/>
          <table:table-cell table:style-name="ce4"/>
          <table:table-cell office:value-type="string" office:string-value="---" table:formula="of:=IF(AND([.F1889] &lt;&gt; &quot;&quot;;[.G1889] &lt;&gt; &quot;&quot;);([.G1889]-[.F1889])*24;&quot;---&quot;)"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4" table:visibility="collapse">
          <table:table-cell office:value-type="float" office:value="924" table:formula="of:=[.A1889]" table:style-name="ce17">
            <text:p>924</text:p>
          </table:table-cell>
          <table:table-cell table:style-name="ce29"/>
          <table:table-cell table:style-name="ce4"/>
          <table:table-cell office:value-type="string" office:string-value="---" table:formula="of:=IF(AND([.F1890] &lt;&gt; &quot;&quot;;[.G1890] &lt;&gt; &quot;&quot;);([.G1890]-[.F1890])*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890]" table:style-name="ce17">
            <text:p>924</text:p>
          </table:table-cell>
          <table:table-cell table:style-name="ce19"/>
          <table:table-cell table:style-name="ce4"/>
          <table:table-cell office:value-type="string" office:string-value="---" table:formula="of:=IF(AND([.F1891] &lt;&gt; &quot;&quot;;[.G1891] &lt;&gt; &quot;&quot;);([.G1891]-[.F1891])*24;&quot;---&quot;)" table:style-name="ce4">
            <text:p>---</text:p>
          </table:table-cell>
          <table:table-cell table:style-name="ce21"/>
          <table:table-cell table:number-columns-repeated="2" table:style-name="ce14"/>
          <table:table-cell table:style-name="ce13"/>
          <table:table-cell table:style-name="ce10"/>
          <table:table-cell table:number-columns-repeated="16375"/>
        </table:table-row>
        <table:table-row table:style-name="ro10" table:visibility="collapse">
          <table:table-cell office:value-type="float" office:value="924" table:formula="of:=[.A1891]" table:style-name="ce17">
            <text:p>924</text:p>
          </table:table-cell>
          <table:table-cell office:value-type="string" table:style-name="ce4">
            <text:p>lunch</text:p>
          </table:table-cell>
          <table:table-cell table:style-name="ce4"/>
          <table:table-cell office:value-type="string" office:string-value="---" table:formula="of:=IF(AND([.F1892] &lt;&gt; &quot;&quot;;[.G1892] &lt;&gt; &quot;&quot;);([.G1892]-[.F1892])*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892]" table:style-name="ce17">
            <text:p>924</text:p>
          </table:table-cell>
          <table:table-cell table:style-name="ce19"/>
          <table:table-cell table:style-name="ce4"/>
          <table:table-cell office:value-type="string" office:string-value="---" table:formula="of:=IF(AND([.F1893] &lt;&gt; &quot;&quot;;[.G1893] &lt;&gt; &quot;&quot;);([.G1893]-[.F1893])*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893]" table:style-name="ce17">
            <text:p>924</text:p>
          </table:table-cell>
          <table:table-cell table:style-name="ce19"/>
          <table:table-cell table:style-name="ce4"/>
          <table:table-cell office:value-type="string" office:string-value="---" table:formula="of:=IF(AND([.F1894] &lt;&gt; &quot;&quot;;[.G1894] &lt;&gt; &quot;&quot;);([.G1894]-[.F1894])*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894]" table:style-name="ce17">
            <text:p>924</text:p>
          </table:table-cell>
          <table:table-cell table:style-name="ce19"/>
          <table:table-cell table:style-name="ce4"/>
          <table:table-cell office:value-type="string" office:string-value="---" table:formula="of:=IF(AND([.F1895] &lt;&gt; &quot;&quot;;[.G1895] &lt;&gt; &quot;&quot;);([.G1895]-[.F1895])*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895]" table:style-name="ce17">
            <text:p>924</text:p>
          </table:table-cell>
          <table:table-cell table:style-name="ce19"/>
          <table:table-cell table:style-name="ce4"/>
          <table:table-cell office:value-type="string" office:string-value="---" table:formula="of:=IF(AND([.F1896] &lt;&gt; &quot;&quot;;[.G1896] &lt;&gt; &quot;&quot;);([.G1896]-[.F1896])*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896]" table:style-name="ce17">
            <text:p>924</text:p>
          </table:table-cell>
          <table:table-cell table:style-name="ce19"/>
          <table:table-cell table:style-name="ce4"/>
          <table:table-cell office:value-type="string" office:string-value="---" table:formula="of:=IF(AND([.F1897] &lt;&gt; &quot;&quot;;[.G1897] &lt;&gt; &quot;&quot;);([.G1897]-[.F1897])*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897]" table:style-name="ce17">
            <text:p>924</text:p>
          </table:table-cell>
          <table:table-cell table:style-name="ce19"/>
          <table:table-cell table:style-name="ce4"/>
          <table:table-cell office:value-type="string" office:string-value="---" table:formula="of:=IF(AND([.F1898] &lt;&gt; &quot;&quot;;[.G1898] &lt;&gt; &quot;&quot;);([.G1898]-[.F1898])*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898]" table:style-name="ce17">
            <text:p>924</text:p>
          </table:table-cell>
          <table:table-cell table:style-name="ce19"/>
          <table:table-cell table:style-name="ce4"/>
          <table:table-cell office:value-type="string" office:string-value="---" table:formula="of:=IF(AND([.F1899] &lt;&gt; &quot;&quot;;[.G1899] &lt;&gt; &quot;&quot;);([.G1899]-[.F1899])*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899]" table:style-name="ce17">
            <text:p>924</text:p>
          </table:table-cell>
          <table:table-cell office:value-type="float" office:value="0.25" table:formula="of:=COM.MICROSOFT.CEILING([.C1900];0.25)" table:style-name="ce19">
            <text:p>0.250</text:p>
          </table:table-cell>
          <table:table-cell office:value-type="float" office:value="0.24555555550614372" table:formula="of:=SUM([.D1900:.D1917])" table:style-name="ce4">
            <text:p>0.246</text:p>
          </table:table-cell>
          <table:table-cell office:value-type="string" office:string-value="---" table:formula="of:=IF(AND([.F1900] &lt;&gt; &quot;&quot;;[.G1900] &lt;&gt; &quot;&quot;);([.G1900]-[.F1900])*24;&quot;---&quot;)" table:style-name="ce4">
            <text:p>---</text:p>
          </table:table-cell>
          <table:table-cell office:value-type="date" office:date-value="2025-07-18T00:00:00" table:style-name="ce20">
            <text:p>18-Jul</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900]" table:style-name="ce17">
            <text:p>924</text:p>
          </table:table-cell>
          <table:table-cell table:style-name="ce19"/>
          <table:table-cell table:style-name="ce4"/>
          <table:table-cell office:value-type="float" office:value="0.24555555550614372" table:formula="of:=IF(AND([.F1901] &lt;&gt; &quot;&quot;;[.G1901] &lt;&gt; &quot;&quot;);([.G1901]-[.F1901])*24;&quot;---&quot;)" table:style-name="ce4">
            <text:p>0.246</text:p>
          </table:table-cell>
          <table:table-cell office:value-type="string" table:style-name="ce21">
            <text:p>IDtoAviobook</text:p>
          </table:table-cell>
          <table:table-cell office:value-type="date" office:date-value="2025-07-18T18:01:11" table:style-name="ce14">
            <text:p>7/18/25 06:01 PM</text:p>
          </table:table-cell>
          <table:table-cell office:value-type="date" office:date-value="2025-07-18T18:15:55" table:style-name="ce14">
            <text:p>7/18/25 06:15 PM</text:p>
          </table:table-cell>
          <table:table-cell office:value-type="string" table:style-name="ce13">
            <text:p>Worked on updating postman project for the driver to include qualifications query in production.</text:p>
          </table:table-cell>
          <table:table-cell table:style-name="ce18"/>
          <table:table-cell table:number-columns-repeated="16375"/>
        </table:table-row>
        <table:table-row table:style-name="ro4" table:visibility="collapse">
          <table:table-cell office:value-type="float" office:value="924" table:formula="of:=[.A1901]" table:style-name="ce17">
            <text:p>924</text:p>
          </table:table-cell>
          <table:table-cell table:style-name="ce19"/>
          <table:table-cell office:value-type="string" table:style-name="ce4">
            <text:p>BILLED</text:p>
          </table:table-cell>
          <table:table-cell office:value-type="string" office:string-value="---" table:formula="of:=IF(AND([.F1902] &lt;&gt; &quot;&quot;;[.G1902] &lt;&gt; &quot;&quot;);([.G1902]-[.F1902])*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902]" table:style-name="ce17">
            <text:p>924</text:p>
          </table:table-cell>
          <table:table-cell table:style-name="ce19"/>
          <table:table-cell office:value-type="string" table:style-name="ce4">
            <text:p>BILLED</text:p>
          </table:table-cell>
          <table:table-cell office:value-type="string" office:string-value="---" table:formula="of:=IF(AND([.F1903] &lt;&gt; &quot;&quot;;[.G1903] &lt;&gt; &quot;&quot;);([.G1903]-[.F1903])*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903]" table:style-name="ce17">
            <text:p>924</text:p>
          </table:table-cell>
          <table:table-cell table:style-name="ce19"/>
          <table:table-cell office:value-type="string" table:style-name="ce4">
            <text:p>BILLED</text:p>
          </table:table-cell>
          <table:table-cell office:value-type="string" office:string-value="---" table:formula="of:=IF(AND([.F1904] &lt;&gt; &quot;&quot;;[.G1904] &lt;&gt; &quot;&quot;);([.G1904]-[.F1904])*24;&quot;---&quot;)"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24" table:formula="of:=[.A1904]" table:style-name="ce17">
            <text:p>924</text:p>
          </table:table-cell>
          <table:table-cell table:style-name="ce19"/>
          <table:table-cell table:style-name="ce4"/>
          <table:table-cell office:value-type="string" office:string-value="---" table:formula="of:=IF(AND([.F1905] &lt;&gt; &quot;&quot;;[.G1905] &lt;&gt; &quot;&quot;);([.G1905]-[.F1905])*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905]" table:style-name="ce17">
            <text:p>924</text:p>
          </table:table-cell>
          <table:table-cell table:style-name="ce19"/>
          <table:table-cell table:style-name="ce4"/>
          <table:table-cell office:value-type="string" office:string-value="---" table:formula="of:=IF(AND([.F1906] &lt;&gt; &quot;&quot;;[.G1906] &lt;&gt; &quot;&quot;);([.G1906]-[.F1906])*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906]" table:style-name="ce17">
            <text:p>924</text:p>
          </table:table-cell>
          <table:table-cell table:style-name="ce19"/>
          <table:table-cell table:style-name="ce4"/>
          <table:table-cell office:value-type="string" office:string-value="---" table:formula="of:=IF(AND([.F1907] &lt;&gt; &quot;&quot;;[.G1907] &lt;&gt; &quot;&quot;);([.G1907]-[.F1907])*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907]" table:style-name="ce17">
            <text:p>924</text:p>
          </table:table-cell>
          <table:table-cell table:style-name="ce19"/>
          <table:table-cell table:style-name="ce4"/>
          <table:table-cell office:value-type="string" office:string-value="---" table:formula="of:=IF(AND([.F1908] &lt;&gt; &quot;&quot;;[.G1908] &lt;&gt; &quot;&quot;);([.G1908]-[.F1908])*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908]" table:style-name="ce17">
            <text:p>924</text:p>
          </table:table-cell>
          <table:table-cell table:style-name="ce19"/>
          <table:table-cell table:style-name="ce4"/>
          <table:table-cell office:value-type="string" office:string-value="---" table:formula="of:=IF(AND([.F1909] &lt;&gt; &quot;&quot;;[.G1909] &lt;&gt; &quot;&quot;);([.G1909]-[.F1909])*24;&quot;---&quot;)" table:style-name="ce4">
            <text:p>---</text:p>
          </table:table-cell>
          <table:table-cell table:style-name="ce21"/>
          <table:table-cell table:number-columns-repeated="2" table:style-name="ce14"/>
          <table:table-cell table:style-name="ce10"/>
          <table:table-cell table:style-name="ce18"/>
          <table:table-cell table:number-columns-repeated="16375"/>
        </table:table-row>
        <table:table-row table:style-name="ro4" table:visibility="collapse">
          <table:table-cell office:value-type="float" office:value="924" table:formula="of:=[.A1909]" table:style-name="ce17">
            <text:p>924</text:p>
          </table:table-cell>
          <table:table-cell table:style-name="ce19"/>
          <table:table-cell table:style-name="ce4"/>
          <table:table-cell office:value-type="string" office:string-value="---" table:formula="of:=IF(AND([.F1910] &lt;&gt; &quot;&quot;;[.G1910] &lt;&gt; &quot;&quot;);([.G1910]-[.F1910])*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910]" table:style-name="ce17">
            <text:p>924</text:p>
          </table:table-cell>
          <table:table-cell table:style-name="ce19"/>
          <table:table-cell table:style-name="ce4"/>
          <table:table-cell office:value-type="string" office:string-value="---" table:formula="of:=IF(AND([.F1911] &lt;&gt; &quot;&quot;;[.G1911] &lt;&gt; &quot;&quot;);([.G1911]-[.F1911])*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10" table:visibility="collapse">
          <table:table-cell office:value-type="float" office:value="924" table:formula="of:=[.A1911]" table:style-name="ce17">
            <text:p>924</text:p>
          </table:table-cell>
          <table:table-cell table:number-columns-repeated="2" table:style-name="ce4"/>
          <table:table-cell office:value-type="string" office:string-value="---" table:formula="of:=IF(AND([.F1912] &lt;&gt; &quot;&quot;;[.G1912] &lt;&gt; &quot;&quot;);([.G1912]-[.F1912])*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912]" table:style-name="ce17">
            <text:p>924</text:p>
          </table:table-cell>
          <table:table-cell table:style-name="ce19"/>
          <table:table-cell table:style-name="ce4"/>
          <table:table-cell office:value-type="string" office:string-value="---" table:formula="of:=IF(AND([.F1913] &lt;&gt; &quot;&quot;;[.G1913] &lt;&gt; &quot;&quot;);([.G1913]-[.F1913])*24;&quot;---&quot;)" table:style-name="ce4">
            <text:p>---</text:p>
          </table:table-cell>
          <table:table-cell table:style-name="ce34"/>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912]" table:style-name="ce17">
            <text:p>924</text:p>
          </table:table-cell>
          <table:table-cell table:style-name="ce19"/>
          <table:table-cell table:style-name="ce4"/>
          <table:table-cell office:value-type="string" office:string-value="---" table:formula="of:=IF(AND([.F1914] &lt;&gt; &quot;&quot;;[.G1914] &lt;&gt; &quot;&quot;);([.G1914]-[.F1914])*24;&quot;---&quot;)" table:style-name="ce4">
            <text:p>---</text:p>
          </table:table-cell>
          <table:table-cell table:style-name="ce34"/>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913]" table:style-name="ce17">
            <text:p>924</text:p>
          </table:table-cell>
          <table:table-cell table:style-name="ce19"/>
          <table:table-cell table:style-name="ce4"/>
          <table:table-cell office:value-type="string" office:string-value="---" table:formula="of:=IF(AND([.F1915] &lt;&gt; &quot;&quot;;[.G1915] &lt;&gt; &quot;&quot;);([.G1915]-[.F191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915]" table:style-name="ce17">
            <text:p>924</text:p>
          </table:table-cell>
          <table:table-cell table:style-name="ce19"/>
          <table:table-cell table:style-name="ce4"/>
          <table:table-cell office:value-type="string" office:string-value="---" table:formula="of:=IF(AND([.F1916] &lt;&gt; &quot;&quot;;[.G1916] &lt;&gt; &quot;&quot;);([.G1916]-[.F1916])*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4" table:formula="of:=[.A1916]" table:style-name="ce17">
            <text:p>924</text:p>
          </table:table-cell>
          <table:table-cell table:style-name="ce19"/>
          <table:table-cell table:style-name="ce4"/>
          <table:table-cell office:value-type="string" office:string-value="---" table:formula="of:=IF(AND([.F1917] &lt;&gt; &quot;&quot;;[.G1917] &lt;&gt; &quot;&quot;);([.G1917]-[.F1917])*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10"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10" table:visibility="collapse">
          <table:table-cell office:value-type="float" office:value="925" table:formula="of:=[.A1917]+1" table:style-name="ce37">
            <text:p>925</text:p>
          </table:table-cell>
          <table:table-cell table:style-name="ce11"/>
          <table:table-cell table:number-columns-repeated="2" table:style-name="ce12"/>
          <table:table-cell office:value-type="string" table:style-name="ce13">
            <text:p>Not here this week! In ohio!</text:p>
          </table:table-cell>
          <table:table-cell table:number-columns-repeated="2" table:style-name="ce12"/>
          <table:table-cell table:style-name="ce13"/>
          <table:table-cell table:style-name="ce15"/>
          <table:table-cell table:number-columns-repeated="16375"/>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3" table:visibility="collapse">
          <table:table-cell office:value-type="float" office:value="926" table:formula="of:=[.A1919]+1" table:style-name="ce17">
            <text:p>926</text:p>
          </table:table-cell>
          <table:table-cell table:style-name="ce12"/>
          <table:table-cell office:value-type="string" table:style-name="ce4">
            <text:p>****************</text:p>
          </table:table-cell>
          <table:table-cell office:value-type="string" office:string-value="---" table:formula="of:=IF(AND([.F1921] &lt;&gt; &quot;&quot;;[.G1921] &lt;&gt; &quot;&quot;);([.G1921]-[.F1921])*24;&quot;---&quot;)" table:style-name="ce4">
            <text:p>---</text:p>
          </table:table-cell>
          <table:table-cell office:value-type="string" office:string-value="Week 926" table:formula="of:=CONCATENATE(&quot;Week &quot;; [.A1921])" table:number-columns-spanned="2" table:number-rows-spanned="3" table:style-name="ce48">
            <text:p>Week 926</text:p>
          </table: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26" table:formula="of:=[.A1921]" table:style-name="ce17">
            <text:p>926</text:p>
          </table:table-cell>
          <table:table-cell table:style-name="ce12"/>
          <table:table-cell office:value-type="string" table:style-name="ce4">
            <text:p>****************</text:p>
          </table:table-cell>
          <table:table-cell office:value-type="string" office:string-value="---" table:formula="of:=IF(AND([.F1922] &lt;&gt; &quot;&quot;;[.G1922] &lt;&gt; &quot;&quot;);([.G1922]-[.F1922])*24;&quot;---&quot;)" table:style-name="ce4">
            <text:p>---</text:p>
          </table:table-cell>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26" table:formula="of:=[.A1922]" table:style-name="ce17">
            <text:p>926</text:p>
          </table:table-cell>
          <table:table-cell table:style-name="ce19"/>
          <table:table-cell office:value-type="string" table:style-name="ce4">
            <text:p>****************</text:p>
          </table:table-cell>
          <table:table-cell office:value-type="string" office:string-value="---" table:formula="of:=IF(AND([.F1923] &lt;&gt; &quot;&quot;;[.G1923] &lt;&gt; &quot;&quot;);([.G1923]-[.F1923])*24;&quot;---&quot;)" table:style-name="ce4">
            <text:p>---</text:p>
          </table:table-cell>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26" table:formula="of:=[.A1923]" table:style-name="ce17">
            <text:p>926</text:p>
          </table:table-cell>
          <table:table-cell table:style-name="ce19"/>
          <table:table-cell office:value-type="string" table:style-name="ce4">
            <text:p>****************</text:p>
          </table:table-cell>
          <table:table-cell office:value-type="string" office:string-value="---" table:formula="of:=IF(AND([.F1924] &lt;&gt; &quot;&quot;;[.G1924] &lt;&gt; &quot;&quot;);([.G1924]-[.F1924])*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26" table:formula="of:=[.A1924]" table:style-name="ce17">
            <text:p>926</text:p>
          </table:table-cell>
          <table:table-cell table:style-name="ce19"/>
          <table:table-cell office:value-type="string" table:style-name="ce4">
            <text:p>****************</text:p>
          </table:table-cell>
          <table:table-cell office:value-type="string" office:string-value="---" table:formula="of:=IF(AND([.F1925] &lt;&gt; &quot;&quot;;[.G1925] &lt;&gt; &quot;&quot;);([.G1925]-[.F1925])*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26" table:formula="of:=[.A1925]" table:style-name="ce17">
            <text:p>926</text:p>
          </table:table-cell>
          <table:table-cell table:style-name="ce19"/>
          <table:table-cell office:value-type="string" table:style-name="ce4">
            <text:p>****************</text:p>
          </table:table-cell>
          <table:table-cell office:value-type="string" office:string-value="---" table:formula="of:=IF(AND([.F1926] &lt;&gt; &quot;&quot;;[.G1926] &lt;&gt; &quot;&quot;);([.G1926]-[.F1926])*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26" table:formula="of:=[.A1926]" table:style-name="ce17">
            <text:p>926</text:p>
          </table:table-cell>
          <table:table-cell table:style-name="ce12"/>
          <table:table-cell office:value-type="string" table:style-name="ce4">
            <text:p>****************</text:p>
          </table:table-cell>
          <table:table-cell office:value-type="string" office:string-value="---" table:formula="of:=IF(AND([.F1927] &lt;&gt; &quot;&quot;;[.G1927] &lt;&gt; &quot;&quot;);([.G1927]-[.F1927])*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26" table:formula="of:=[.A1927]" table:style-name="ce17">
            <text:p>926</text:p>
          </table:table-cell>
          <table:table-cell table:style-name="ce12"/>
          <table:table-cell office:value-type="string" table:style-name="ce4">
            <text:p>BILLED</text:p>
          </table:table-cell>
          <table:table-cell office:value-type="string" office:string-value="---" table:formula="of:=IF(AND([.F1928] &lt;&gt; &quot;&quot;;[.G1928] &lt;&gt; &quot;&quot;);([.G1928]-[.F1928])*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6" table:formula="of:=[.A1928]" table:style-name="ce17">
            <text:p>926</text:p>
          </table:table-cell>
          <table:table-cell office:value-type="float" office:value="7" table:formula="of:=COM.MICROSOFT.CEILING([.C1929];0.25)" table:style-name="ce19">
            <text:p>7.000</text:p>
          </table:table-cell>
          <table:table-cell office:value-type="float" office:value="6.7863888890133239" table:formula="of:=SUM([.D1929:.D1952])" table:style-name="ce4">
            <text:p>6.786</text:p>
          </table:table-cell>
          <table:table-cell office:value-type="string" office:string-value="---" table:formula="of:=IF(AND([.F1929] &lt;&gt; &quot;&quot;;[.G1929] &lt;&gt; &quot;&quot;);([.G1929]-[.F1929])*24;&quot;---&quot;)" table:style-name="ce4">
            <text:p>---</text:p>
          </table:table-cell>
          <table:table-cell office:value-type="date" office:date-value="2025-07-28T00:00:00" table:style-name="ce20">
            <text:p>28-Jul</text:p>
          </table:table-cell>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26" table:formula="of:=[.A1929]" table:style-name="ce17">
            <text:p>926</text:p>
          </table:table-cell>
          <table:table-cell table:style-name="ce19"/>
          <table:table-cell office:value-type="string" table:style-name="ce4">
            <text:p>BILLED</text:p>
          </table:table-cell>
          <table:table-cell office:value-type="float" office:value="0.25000000011641532" table:formula="of:=IF(AND([.F1930] &lt;&gt; &quot;&quot;;[.G1930] &lt;&gt; &quot;&quot;);([.G1930]-[.F1930])*24;&quot;---&quot;)" table:style-name="ce4">
            <text:p>0.250</text:p>
          </table:table-cell>
          <table:table-cell office:value-type="string" table:style-name="ce25">
            <text:p>mtg-Daily</text:p>
          </table:table-cell>
          <table:table-cell office:value-type="date" office:date-value="2025-07-28T08:30:00" table:style-name="ce14">
            <text:p>7/28/25 08:30 AM</text:p>
          </table:table-cell>
          <table:table-cell office:value-type="date" office:date-value="2025-07-28T08:45:00" table:style-name="ce14">
            <text:p>7/28/25 08:45 AM</text:p>
          </table:table-cell>
          <table:table-cell office:value-type="string" table:style-name="ce16">
            <text:p>Daily meetings with the team.</text:p>
          </table:table-cell>
          <table:table-cell table:style-name="ce18"/>
          <table:table-cell table:number-columns-repeated="16375"/>
        </table:table-row>
        <table:table-row table:style-name="ro4" table:visibility="collapse">
          <table:table-cell office:value-type="float" office:value="926" table:formula="of:=[.A1930]" table:style-name="ce17">
            <text:p>926</text:p>
          </table:table-cell>
          <table:table-cell table:style-name="ce19"/>
          <table:table-cell office:value-type="string" table:style-name="ce4">
            <text:p>BILLED</text:p>
          </table:table-cell>
          <table:table-cell office:value-type="float" office:value="0.49999999988358468" table:formula="of:=IF(AND([.F1931] &lt;&gt; &quot;&quot;;[.G1931] &lt;&gt; &quot;&quot;);([.G1931]-[.F1931])*24;&quot;---&quot;)" table:style-name="ce4">
            <text:p>0.500</text:p>
          </table:table-cell>
          <table:table-cell office:value-type="string" table:style-name="ce25">
            <text:p>mtg-Daily</text:p>
          </table:table-cell>
          <table:table-cell office:value-type="date" office:date-value="2025-07-28T09:30:00" table:style-name="ce14">
            <text:p>7/28/25 09:30 AM</text:p>
          </table:table-cell>
          <table:table-cell office:value-type="date" office:date-value="2025-07-28T10:00:00" table:style-name="ce14">
            <text:p>7/28/25 10:00 AM</text:p>
          </table:table-cell>
          <table:table-cell office:value-type="string" table:style-name="ce16">
            <text:p>#</text:p>
          </table:table-cell>
          <table:table-cell table:style-name="ce18"/>
          <table:table-cell table:number-columns-repeated="16375"/>
        </table:table-row>
        <table:table-row table:style-name="ro4" table:visibility="collapse">
          <table:table-cell office:value-type="float" office:value="926" table:formula="of:=[.A1931]" table:style-name="ce17">
            <text:p>926</text:p>
          </table:table-cell>
          <table:table-cell table:style-name="ce19"/>
          <table:table-cell office:value-type="string" table:style-name="ce4">
            <text:p>BILLED</text:p>
          </table:table-cell>
          <table:table-cell office:value-type="float" office:value="1.0127777777379379" table:formula="of:=IF(AND([.F1932] &lt;&gt; &quot;&quot;;[.G1932] &lt;&gt; &quot;&quot;);([.G1932]-[.F1932])*24;&quot;---&quot;)" table:style-name="ce4">
            <text:p>1.013</text:p>
          </table:table-cell>
          <table:table-cell office:value-type="string" table:style-name="ce25">
            <text:p>IDtoDocunet</text:p>
          </table:table-cell>
          <table:table-cell office:value-type="date" office:date-value="2025-07-28T10:20:00" table:style-name="ce14">
            <text:p>7/28/25 10:20 AM</text:p>
          </table:table-cell>
          <table:table-cell office:value-type="date" office:date-value="2025-07-28T11:20:46" table:style-name="ce14">
            <text:p>7/28/25 11:20 AM</text:p>
          </table:table-cell>
          <table:table-cell office:value-type="string" table:style-name="ce16">
            <text:p>Worked on pushing the next batch of users through IDtoDocunet per their latest request.</text:p>
          </table:table-cell>
          <table:table-cell table:style-name="ce18"/>
          <table:table-cell table:number-columns-repeated="16375"/>
        </table:table-row>
        <table:table-row table:style-name="ro4" table:visibility="collapse">
          <table:table-cell office:value-type="float" office:value="926" table:formula="of:=[.A1932]" table:style-name="ce17">
            <text:p>926</text:p>
          </table:table-cell>
          <table:table-cell table:style-name="ce19"/>
          <table:table-cell office:value-type="string" table:style-name="ce4">
            <text:p>BILLED</text:p>
          </table:table-cell>
          <table:table-cell office:value-type="float" office:value="1.153888889006339" table:formula="of:=IF(AND([.F1933] &lt;&gt; &quot;&quot;;[.G1933] &lt;&gt; &quot;&quot;);([.G1933]-[.F1933])*24;&quot;---&quot;)" table:style-name="ce4">
            <text:p>1.154</text:p>
          </table:table-cell>
          <table:table-cell office:value-type="string" table:style-name="ce25">
            <text:p>IDtoAviobook</text:p>
          </table:table-cell>
          <table:table-cell office:value-type="date" office:date-value="2025-07-28T11:20:46" table:style-name="ce14">
            <text:p>7/28/25 11:20 AM</text:p>
          </table:table-cell>
          <table:table-cell office:value-type="date" office:date-value="2025-07-28T12:30:00" table:style-name="ce14">
            <text:p>7/28/25 12:30 PM</text:p>
          </table:table-cell>
          <table:table-cell office:value-type="string" table:style-name="ce16">
            <text:p>Worked to update tests with the latest qualification fixes for the IDtoAviobook driver.</text:p>
          </table:table-cell>
          <table:table-cell table:style-name="ce18"/>
          <table:table-cell table:number-columns-repeated="16375"/>
        </table:table-row>
        <table:table-row table:style-name="ro4" table:visibility="collapse">
          <table:table-cell office:value-type="float" office:value="926" table:formula="of:=[.A1933]" table:style-name="ce17">
            <text:p>926</text:p>
          </table:table-cell>
          <table:table-cell table:style-name="ce19"/>
          <table:table-cell office:value-type="string" table:style-name="ce4">
            <text:p>BILLED</text:p>
          </table:table-cell>
          <table:table-cell office:value-type="float" office:value="0.55888888891786337" table:formula="of:=IF(AND([.F1934] &lt;&gt; &quot;&quot;;[.G1934] &lt;&gt; &quot;&quot;);([.G1934]-[.F1934])*24;&quot;---&quot;)" table:style-name="ce4">
            <text:p>0.559</text:p>
          </table:table-cell>
          <table:table-cell office:value-type="string" table:style-name="ce25">
            <text:p>L&amp;Lgit</text:p>
          </table:table-cell>
          <table:table-cell office:value-type="date" office:date-value="2025-07-28T12:30:00" table:style-name="ce14">
            <text:p>7/28/25 12:30 PM</text:p>
          </table:table-cell>
          <table:table-cell office:value-type="date" office:date-value="2025-07-28T13:03:32" table:style-name="ce14">
            <text:p>7/28/25 01:03 PM</text:p>
          </table:table-cell>
          <table:table-cell office:value-type="string" table:style-name="ce16">
            <text:p>Worked on producing an outline for Git training.</text:p>
          </table:table-cell>
          <table:table-cell table:style-name="ce18"/>
          <table:table-cell table:number-columns-repeated="16375"/>
        </table:table-row>
        <table:table-row table:style-name="ro4" table:visibility="collapse">
          <table:table-cell office:value-type="float" office:value="926" table:formula="of:=[.A1934]" table:style-name="ce17">
            <text:p>926</text:p>
          </table:table-cell>
          <table:table-cell table:style-name="ce19"/>
          <table:table-cell office:value-type="string" table:style-name="ce4">
            <text:p>BILLED</text:p>
          </table:table-cell>
          <table:table-cell office:value-type="float" office:value="2.0394444444682449" table:formula="of:=IF(AND([.F1935] &lt;&gt; &quot;&quot;;[.G1935] &lt;&gt; &quot;&quot;);([.G1935]-[.F1935])*24;&quot;---&quot;)" table:style-name="ce4">
            <text:p>2.039</text:p>
          </table:table-cell>
          <table:table-cell office:value-type="string" table:style-name="ce25">
            <text:p>IDtoApptio</text:p>
          </table:table-cell>
          <table:table-cell office:value-type="date" office:date-value="2025-07-28T13:42:44" table:style-name="ce14">
            <text:p>7/28/25 01:42 PM</text:p>
          </table:table-cell>
          <table:table-cell office:value-type="date" office:date-value="2025-07-28T15:45:06" table:style-name="ce14">
            <text:p>7/28/25 03:45 PM</text:p>
          </table:table-cell>
          <table:table-cell office:value-type="string" table:style-name="ce16">
            <text:p>Meeting with Ashleigh and Michael D discussing the building of the Roles/User files for MyAccess for the IdtoApptio driver.</text:p>
          </table:table-cell>
          <table:table-cell table:style-name="ce18"/>
          <table:table-cell table:number-columns-repeated="16375"/>
        </table:table-row>
        <table:table-row table:style-name="ro4" table:visibility="collapse">
          <table:table-cell office:value-type="float" office:value="926" table:formula="of:=[.A1935]" table:style-name="ce17">
            <text:p>926</text:p>
          </table:table-cell>
          <table:table-cell table:style-name="ce19"/>
          <table:table-cell office:value-type="string" table:style-name="ce4">
            <text:p>BILLED</text:p>
          </table:table-cell>
          <table:table-cell office:value-type="float" office:value="0.10611111111938953" table:formula="of:=IF(AND([.F1936] &lt;&gt; &quot;&quot;;[.G1936] &lt;&gt; &quot;&quot;);([.G1936]-[.F1936])*24;&quot;---&quot;)" table:style-name="ce4">
            <text:p>0.106</text:p>
          </table:table-cell>
          <table:table-cell office:value-type="string" table:style-name="ce25">
            <text:p>IDtoAviobook</text:p>
          </table:table-cell>
          <table:table-cell office:value-type="date" office:date-value="2025-07-28T15:45:06" table:style-name="ce14">
            <text:p>7/28/25 03:45 PM</text:p>
          </table:table-cell>
          <table:table-cell office:value-type="date" office:date-value="2025-07-28T15:51:28" table:style-name="ce14">
            <text:p>7/28/25 03:51 PM</text:p>
          </table:table-cell>
          <table:table-cell office:value-type="string" table:style-name="ce21">
            <text:p>#</text:p>
          </table:table-cell>
          <table:table-cell table:style-name="ce18"/>
          <table:table-cell table:number-columns-repeated="16375"/>
        </table:table-row>
        <table:table-row table:style-name="ro4" table:visibility="collapse">
          <table:table-cell office:value-type="float" office:value="926" table:formula="of:=[.A1936]" table:style-name="ce17">
            <text:p>926</text:p>
          </table:table-cell>
          <table:table-cell table:style-name="ce19"/>
          <table:table-cell office:value-type="string" table:style-name="ce4">
            <text:p>BILLED</text:p>
          </table:table-cell>
          <table:table-cell office:value-type="float" office:value="1.1652777777635492" table:formula="of:=IF(AND([.F1937] &lt;&gt; &quot;&quot;;[.G1937] &lt;&gt; &quot;&quot;);([.G1937]-[.F1937])*24;&quot;---&quot;)" table:style-name="ce4">
            <text:p>1.165</text:p>
          </table:table-cell>
          <table:table-cell office:value-type="string" table:style-name="ce25">
            <text:p>IDtoEmployeeSvc</text:p>
          </table:table-cell>
          <table:table-cell office:value-type="date" office:date-value="2025-07-28T16:50:53" table:style-name="ce14">
            <text:p>7/28/25 04:50 PM</text:p>
          </table:table-cell>
          <table:table-cell office:value-type="date" office:date-value="2025-07-28T18:00:48" table:style-name="ce14">
            <text:p>7/28/25 06:00 PM</text:p>
          </table:table-cell>
          <table:table-cell office:value-type="string" table:style-name="ce22">
            <text:p>Worked on fixing broken tests due to timing issues for IDtoEmployeeSvc.</text:p>
          </table:table-cell>
          <table:table-cell table:style-name="ce18"/>
          <table:table-cell table:number-columns-repeated="16375"/>
        </table:table-row>
        <table:table-row table:style-name="ro4" table:visibility="collapse">
          <table:table-cell office:value-type="float" office:value="926" table:formula="of:=[.A1937]" table:style-name="ce17">
            <text:p>926</text:p>
          </table:table-cell>
          <table:table-cell table:style-name="ce19"/>
          <table:table-cell table:style-name="ce4"/>
          <table:table-cell office:value-type="string" office:string-value="---" table:formula="of:=IF(AND([.F1938] &lt;&gt; &quot;&quot;;[.G1938] &lt;&gt; &quot;&quot;);([.G1938]-[.F1938])*24;&quot;---&quot;)" table:style-name="ce4">
            <text:p>---</text:p>
          </table:table-cell>
          <table:table-cell table:style-name="ce25"/>
          <table:table-cell table:number-columns-repeated="2" table:style-name="ce14"/>
          <table:table-cell table:style-name="ce21"/>
          <table:table-cell table:style-name="ce18"/>
          <table:table-cell table:number-columns-repeated="16375"/>
        </table:table-row>
        <table:table-row table:style-name="ro10" table:visibility="collapse">
          <table:table-cell office:value-type="float" office:value="926" table:formula="of:=[.A1938]" table:style-name="ce17">
            <text:p>926</text:p>
          </table:table-cell>
          <table:table-cell table:number-columns-repeated="2" table:style-name="ce4"/>
          <table:table-cell office:value-type="string" office:string-value="---" table:formula="of:=IF(AND([.F1939] &lt;&gt; &quot;&quot;;[.G1939] &lt;&gt; &quot;&quot;);([.G1939]-[.F1939])*24;&quot;---&quot;)" table:style-name="ce4">
            <text:p>---</text:p>
          </table:table-cell>
          <table:table-cell table:style-name="ce25"/>
          <table:table-cell table:number-columns-repeated="2" table:style-name="ce14"/>
          <table:table-cell table:style-name="ce21"/>
          <table:table-cell table:style-name="ce18"/>
          <table:table-cell table:number-columns-repeated="16375"/>
        </table:table-row>
        <table:table-row table:style-name="ro10" table:visibility="collapse">
          <table:table-cell office:value-type="float" office:value="926" table:formula="of:=[.A1939]" table:style-name="ce17">
            <text:p>926</text:p>
          </table:table-cell>
          <table:table-cell table:style-name="ce31"/>
          <table:table-cell table:style-name="ce4"/>
          <table:table-cell office:value-type="string" office:string-value="---" table:formula="of:=IF(AND([.F1940] &lt;&gt; &quot;&quot;;[.G1940] &lt;&gt; &quot;&quot;);([.G1940]-[.F1940])*24;&quot;---&quot;)" table:style-name="ce4">
            <text:p>---</text:p>
          </table:table-cell>
          <table:table-cell table:style-name="ce25"/>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26" table:formula="of:=[.A1940]" table:style-name="ce17">
            <text:p>926</text:p>
          </table:table-cell>
          <table:table-cell table:style-name="ce19"/>
          <table:table-cell table:style-name="ce4"/>
          <table:table-cell office:value-type="string" office:string-value="---" table:formula="of:=IF(AND([.F1941] &lt;&gt; &quot;&quot;;[.G1941] &lt;&gt; &quot;&quot;);([.G1941]-[.F1941])*24;&quot;---&quot;)" table:style-name="ce4">
            <text:p>---</text:p>
          </table:table-cell>
          <table:table-cell table:style-name="ce25"/>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26" table:formula="of:=[.A1941]" table:style-name="ce17">
            <text:p>926</text:p>
          </table:table-cell>
          <table:table-cell table:style-name="ce19"/>
          <table:table-cell table:style-name="ce4"/>
          <table:table-cell office:value-type="string" office:string-value="---" table:formula="of:=IF(AND([.F1942] &lt;&gt; &quot;&quot;;[.G1942] &lt;&gt; &quot;&quot;);([.G1942]-[.F1942])*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26" table:formula="of:=[.A1942]" table:style-name="ce17">
            <text:p>926</text:p>
          </table:table-cell>
          <table:table-cell table:style-name="ce19"/>
          <table:table-cell table:style-name="ce4"/>
          <table:table-cell office:value-type="string" office:string-value="---" table:formula="of:=IF(AND([.F1943] &lt;&gt; &quot;&quot;;[.G1943] &lt;&gt; &quot;&quot;);([.G1943]-[.F1943])*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26" table:formula="of:=[.A1943]" table:style-name="ce17">
            <text:p>926</text:p>
          </table:table-cell>
          <table:table-cell table:style-name="ce19"/>
          <table:table-cell table:style-name="ce4"/>
          <table:table-cell office:value-type="string" office:string-value="---" table:formula="of:=IF(AND([.F1944] &lt;&gt; &quot;&quot;;[.G1944] &lt;&gt; &quot;&quot;);([.G1944]-[.F1944])*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26" table:formula="of:=[.A1944]" table:style-name="ce17">
            <text:p>926</text:p>
          </table:table-cell>
          <table:table-cell table:style-name="ce19"/>
          <table:table-cell table:style-name="ce4"/>
          <table:table-cell office:value-type="string" office:string-value="---" table:formula="of:=IF(AND([.F1945] &lt;&gt; &quot;&quot;;[.G1945] &lt;&gt; &quot;&quot;);([.G1945]-[.F1945])*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26" table:formula="of:=[.A1945]" table:style-name="ce17">
            <text:p>926</text:p>
          </table:table-cell>
          <table:table-cell table:style-name="ce19"/>
          <table:table-cell table:style-name="ce4"/>
          <table:table-cell office:value-type="string" office:string-value="---" table:formula="of:=IF(AND([.F1946] &lt;&gt; &quot;&quot;;[.G1946] &lt;&gt; &quot;&quot;);([.G1946]-[.F1946])*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4" table:visibility="collapse">
          <table:table-cell office:value-type="float" office:value="926" table:formula="of:=[.A1946]" table:style-name="ce17">
            <text:p>926</text:p>
          </table:table-cell>
          <table:table-cell table:style-name="ce19"/>
          <table:table-cell table:style-name="ce4"/>
          <table:table-cell office:value-type="string" office:string-value="---" table:formula="of:=IF(AND([.F1947] &lt;&gt; &quot;&quot;;[.G1947] &lt;&gt; &quot;&quot;);([.G1947]-[.F1947])*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6" table:formula="of:=[.A1947]" table:style-name="ce17">
            <text:p>926</text:p>
          </table:table-cell>
          <table:table-cell table:style-name="ce19"/>
          <table:table-cell table:style-name="ce4"/>
          <table:table-cell office:value-type="string" office:string-value="---" table:formula="of:=IF(AND([.F1948] &lt;&gt; &quot;&quot;;[.G1948] &lt;&gt; &quot;&quot;);([.G1948]-[.F1948])*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6" table:formula="of:=[.A1948]" table:style-name="ce17">
            <text:p>926</text:p>
          </table:table-cell>
          <table:table-cell table:style-name="ce19"/>
          <table:table-cell table:style-name="ce4"/>
          <table:table-cell office:value-type="string" office:string-value="---" table:formula="of:=IF(AND([.F1949] &lt;&gt; &quot;&quot;;[.G1949] &lt;&gt; &quot;&quot;);([.G1949]-[.F1949])*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6" table:formula="of:=[.A1949]" table:style-name="ce17">
            <text:p>926</text:p>
          </table:table-cell>
          <table:table-cell table:style-name="ce19"/>
          <table:table-cell table:style-name="ce4"/>
          <table:table-cell office:value-type="string" office:string-value="---" table:formula="of:=IF(AND([.F1950] &lt;&gt; &quot;&quot;;[.G1950] &lt;&gt; &quot;&quot;);([.G1950]-[.F1950])*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6" table:formula="of:=[.A1950]" table:style-name="ce17">
            <text:p>926</text:p>
          </table:table-cell>
          <table:table-cell table:style-name="ce19"/>
          <table:table-cell table:style-name="ce4"/>
          <table:table-cell office:value-type="string" office:string-value="---" table:formula="of:=IF(AND([.F1951] &lt;&gt; &quot;&quot;;[.G1951] &lt;&gt; &quot;&quot;);([.G1951]-[.F1951])*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6" table:formula="of:=[.A1951]" table:style-name="ce17">
            <text:p>926</text:p>
          </table:table-cell>
          <table:table-cell table:style-name="ce19"/>
          <table:table-cell table:style-name="ce4"/>
          <table:table-cell office:value-type="string" office:string-value="---" table:formula="of:=IF(AND([.F1952] &lt;&gt; &quot;&quot;;[.G1952] &lt;&gt; &quot;&quot;);([.G1952]-[.F1952])*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6" table:formula="of:=[.A1952]" table:style-name="ce17">
            <text:p>926</text:p>
          </table:table-cell>
          <table:table-cell office:value-type="float" office:value="6.75" table:formula="of:=COM.MICROSOFT.CEILING([.C1953];0.25)" table:style-name="ce19">
            <text:p>6.750</text:p>
          </table:table-cell>
          <table:table-cell office:value-type="float" office:value="6.5075000002398156" table:formula="of:=SUM([.D1953:.D1975])" table:style-name="ce4">
            <text:p>6.508</text:p>
          </table:table-cell>
          <table:table-cell office:value-type="string" office:string-value="---" table:formula="of:=IF(AND([.F1953] &lt;&gt; &quot;&quot;;[.G1953] &lt;&gt; &quot;&quot;);([.G1953]-[.F1953])*24;&quot;---&quot;)" table:style-name="ce4">
            <text:p>---</text:p>
          </table:table-cell>
          <table:table-cell office:value-type="date" office:date-value="2025-07-29T00:00:00" table:style-name="ce20">
            <text:p>29-Jul</text:p>
          </table:table-cell>
          <table:table-cell table:number-columns-repeated="2" table:style-name="ce14"/>
          <table:table-cell table:style-name="ce13"/>
          <table:table-cell table:style-name="ce15"/>
          <table:table-cell table:number-columns-repeated="16375"/>
        </table:table-row>
        <table:table-row table:style-name="ro4" table:visibility="collapse">
          <table:table-cell office:value-type="float" office:value="926" table:formula="of:=[.A1953]" table:style-name="ce17">
            <text:p>926</text:p>
          </table:table-cell>
          <table:table-cell table:style-name="ce19"/>
          <table:table-cell office:value-type="string" table:style-name="ce4">
            <text:p>BILLED</text:p>
          </table:table-cell>
          <table:table-cell office:value-type="float" office:value="0.25000000011641532" table:formula="of:=IF(AND([.F1954] &lt;&gt; &quot;&quot;;[.G1954] &lt;&gt; &quot;&quot;);([.G1954]-[.F1954])*24;&quot;---&quot;)" table:style-name="ce4">
            <text:p>0.250</text:p>
          </table:table-cell>
          <table:table-cell office:value-type="string" table:style-name="ce20">
            <text:p>mtg-Daily</text:p>
          </table:table-cell>
          <table:table-cell office:value-type="date" office:date-value="2025-07-29T08:30:00" table:style-name="ce14">
            <text:p>7/29/25 08:30 AM</text:p>
          </table:table-cell>
          <table:table-cell office:value-type="date" office:date-value="2025-07-29T08:45:00" table:style-name="ce14">
            <text:p>7/29/25 08:45 AM</text:p>
          </table:table-cell>
          <table:table-cell office:value-type="string" table:style-name="ce21">
            <text:p>Daily meetings with the team. Weekly backlog meeting with EE.</text:p>
          </table:table-cell>
          <table:table-cell table:style-name="ce15"/>
          <table:table-cell table:number-columns-repeated="16375"/>
        </table:table-row>
        <table:table-row table:style-name="ro10" table:visibility="collapse">
          <table:table-cell office:value-type="float" office:value="926" table:formula="of:=[.A1954]" table:style-name="ce17">
            <text:p>926</text:p>
          </table:table-cell>
          <table:table-cell table:style-name="ce4"/>
          <table:table-cell office:value-type="string" table:style-name="ce4">
            <text:p>BILLED</text:p>
          </table:table-cell>
          <table:table-cell office:value-type="float" office:value="0.77166666666744277" table:formula="of:=IF(AND([.F1955] &lt;&gt; &quot;&quot;;[.G1955] &lt;&gt; &quot;&quot;);([.G1955]-[.F1955])*24;&quot;---&quot;)" table:style-name="ce4">
            <text:p>0.772</text:p>
          </table:table-cell>
          <table:table-cell office:value-type="string" table:style-name="ce20">
            <text:p>IDtoEmployeeSvc</text:p>
          </table:table-cell>
          <table:table-cell office:value-type="date" office:date-value="2025-07-29T08:45:00" table:style-name="ce14">
            <text:p>7/29/25 08:45 AM</text:p>
          </table:table-cell>
          <table:table-cell office:value-type="date" office:date-value="2025-07-29T09:31:18" table:style-name="ce14">
            <text:p>7/29/25 09:31 AM</text:p>
          </table:table-cell>
          <table:table-cell office:value-type="string" table:style-name="ce20">
            <text:p>Conference call discussing EmployeeSvc support work Gokul will do for the app team.</text:p>
          </table:table-cell>
          <table:table-cell table:style-name="ce18"/>
          <table:table-cell table:number-columns-repeated="16375"/>
        </table:table-row>
        <table:table-row table:style-name="ro4" table:visibility="collapse">
          <table:table-cell office:value-type="float" office:value="926" table:formula="of:=[.A1955]" table:style-name="ce17">
            <text:p>926</text:p>
          </table:table-cell>
          <table:table-cell table:style-name="ce19"/>
          <table:table-cell office:value-type="string" table:style-name="ce4">
            <text:p>BILLED</text:p>
          </table:table-cell>
          <table:table-cell office:value-type="float" office:value="0.45916666660923511" table:formula="of:=IF(AND([.F1956] &lt;&gt; &quot;&quot;;[.G1956] &lt;&gt; &quot;&quot;);([.G1956]-[.F1956])*24;&quot;---&quot;)" table:style-name="ce4">
            <text:p>0.459</text:p>
          </table:table-cell>
          <table:table-cell office:value-type="string" table:style-name="ce20">
            <text:p>IDtoApptio</text:p>
          </table:table-cell>
          <table:table-cell office:value-type="date" office:date-value="2025-07-29T11:10:00" table:style-name="ce14">
            <text:p>7/29/25 11:10 AM</text:p>
          </table:table-cell>
          <table:table-cell office:value-type="date" office:date-value="2025-07-29T11:37:33" table:style-name="ce14">
            <text:p>7/29/25 11:37 AM</text:p>
          </table:table-cell>
          <table:table-cell office:value-type="string" table:style-name="ce21">
            <text:p>Worked on producing requirements for the next steps on MyAccess components for IDtoApptio. Worked on simplified driver parsing.</text:p>
          </table:table-cell>
          <table:table-cell table:style-name="ce18"/>
          <table:table-cell table:number-columns-repeated="16375"/>
        </table:table-row>
        <table:table-row table:style-name="ro4" table:visibility="collapse">
          <table:table-cell office:value-type="float" office:value="926" table:formula="of:=[.A1956]" table:style-name="ce17">
            <text:p>926</text:p>
          </table:table-cell>
          <table:table-cell table:style-name="ce19"/>
          <table:table-cell office:value-type="string" table:style-name="ce4">
            <text:p>BILLED</text:p>
          </table:table-cell>
          <table:table-cell office:value-type="float" office:value="2.7152777777519077" table:formula="of:=IF(AND([.F1957] &lt;&gt; &quot;&quot;;[.G1957] &lt;&gt; &quot;&quot;);([.G1957]-[.F1957])*24;&quot;---&quot;)" table:style-name="ce4">
            <text:p>2.715</text:p>
          </table:table-cell>
          <table:table-cell office:value-type="string" table:style-name="ce20">
            <text:p>IDtoApptio</text:p>
          </table:table-cell>
          <table:table-cell office:value-type="date" office:date-value="2025-07-29T11:37:33" table:style-name="ce14">
            <text:p>7/29/25 11:37 AM</text:p>
          </table:table-cell>
          <table:table-cell office:value-type="date" office:date-value="2025-07-29T14:20:28" table:style-name="ce14">
            <text:p>7/29/25 02:20 PM</text:p>
          </table:table-cell>
          <table:table-cell office:value-type="string" table:style-name="ce13">
            <text:p># testing tbm studio data retrieval for collection</text:p>
          </table:table-cell>
          <table:table-cell table:style-name="ce18"/>
          <table:table-cell table:number-columns-repeated="16375"/>
        </table:table-row>
        <table:table-row table:style-name="ro4" table:visibility="collapse">
          <table:table-cell office:value-type="float" office:value="926" table:formula="of:=[.A1957]" table:style-name="ce17">
            <text:p>926</text:p>
          </table:table-cell>
          <table:table-cell table:style-name="ce19"/>
          <table:table-cell office:value-type="string" table:style-name="ce4">
            <text:p>BILLED</text:p>
          </table:table-cell>
          <table:table-cell office:value-type="float" office:value="0.32555555552244186" table:formula="of:=IF(AND([.F1958] &lt;&gt; &quot;&quot;;[.G1958] &lt;&gt; &quot;&quot;);([.G1958]-[.F1958])*24;&quot;---&quot;)" table:style-name="ce4">
            <text:p>0.326</text:p>
          </table:table-cell>
          <table:table-cell office:value-type="string" table:style-name="ce20">
            <text:p>mtg-backlog</text:p>
          </table:table-cell>
          <table:table-cell office:value-type="date" office:date-value="2025-07-29T14:20:28" table:style-name="ce14">
            <text:p>7/29/25 02:20 PM</text:p>
          </table:table-cell>
          <table:table-cell office:value-type="date" office:date-value="2025-07-29T14:40:00" table:style-name="ce14">
            <text:p>7/29/25 02:40 PM</text:p>
          </table:table-cell>
          <table:table-cell office:value-type="string" table:style-name="ce26">
            <text:p>#bagklog meeting</text:p>
          </table:table-cell>
          <table:table-cell table:style-name="ce18"/>
          <table:table-cell table:number-columns-repeated="16375"/>
        </table:table-row>
        <table:table-row table:style-name="ro4" table:visibility="collapse">
          <table:table-cell office:value-type="float" office:value="926" table:formula="of:=[.A1958]" table:style-name="ce17">
            <text:p>926</text:p>
          </table:table-cell>
          <table:table-cell table:style-name="ce19"/>
          <table:table-cell office:value-type="string" table:style-name="ce4">
            <text:p>BILLED</text:p>
          </table:table-cell>
          <table:table-cell office:value-type="float" office:value="0.54972222220385447" table:formula="of:=IF(AND([.F1959] &lt;&gt; &quot;&quot;;[.G1959] &lt;&gt; &quot;&quot;);([.G1959]-[.F1959])*24;&quot;---&quot;)" table:style-name="ce4">
            <text:p>0.550</text:p>
          </table:table-cell>
          <table:table-cell office:value-type="string" table:style-name="ce20">
            <text:p>IDtoApptio</text:p>
          </table:table-cell>
          <table:table-cell office:value-type="date" office:date-value="2025-07-29T14:40:00" table:style-name="ce14">
            <text:p>7/29/25 02:40 PM</text:p>
          </table:table-cell>
          <table:table-cell office:value-type="date" office:date-value="2025-07-29T15:12:59" table:style-name="ce14">
            <text:p>7/29/25 03:12 PM</text:p>
          </table:table-cell>
          <table:table-cell office:value-type="string" table:style-name="ce13">
            <text:p># meeting with Michael: trying to get TBM Studio</text:p>
          </table:table-cell>
          <table:table-cell table:style-name="ce18"/>
          <table:table-cell table:number-columns-repeated="16375"/>
        </table:table-row>
        <table:table-row table:style-name="ro4" table:visibility="collapse">
          <table:table-cell office:value-type="float" office:value="926" table:formula="of:=[.A1959]" table:style-name="ce17">
            <text:p>926</text:p>
          </table:table-cell>
          <table:table-cell table:style-name="ce19"/>
          <table:table-cell office:value-type="string" table:style-name="ce4">
            <text:p>BILLED</text:p>
          </table:table-cell>
          <table:table-cell office:value-type="float" office:value="0.12527777790091932" table:formula="of:=IF(AND([.F1960] &lt;&gt; &quot;&quot;;[.G1960] &lt;&gt; &quot;&quot;);([.G1960]-[.F1960])*24;&quot;---&quot;)" table:style-name="ce4">
            <text:p>0.125</text:p>
          </table:table-cell>
          <table:table-cell office:value-type="string" table:style-name="ce20">
            <text:p>IDtoApptio</text:p>
          </table:table-cell>
          <table:table-cell office:value-type="date" office:date-value="2025-07-29T15:12:59" table:style-name="ce14">
            <text:p>7/29/25 03:12 PM</text:p>
          </table:table-cell>
          <table:table-cell office:value-type="date" office:date-value="2025-07-29T15:20:30" table:style-name="ce14">
            <text:p>7/29/25 03:20 PM</text:p>
          </table:table-cell>
          <table:table-cell office:value-type="string" table:style-name="ce13">
            <text:p>#Getting driver to start .. Had to disable start up plicyes, restart, then enable again . .</text:p>
          </table:table-cell>
          <table:table-cell table:style-name="ce18"/>
          <table:table-cell table:number-columns-repeated="16375"/>
        </table:table-row>
        <table:table-row table:style-name="ro4" table:visibility="collapse">
          <table:table-cell office:value-type="float" office:value="926" table:formula="of:=[.A1960]" table:style-name="ce17">
            <text:p>926</text:p>
          </table:table-cell>
          <table:table-cell table:style-name="ce19"/>
          <table:table-cell office:value-type="string" table:style-name="ce4">
            <text:p>BILLED</text:p>
          </table:table-cell>
          <table:table-cell office:value-type="float" office:value="0.93305555556435138" table:formula="of:=IF(AND([.F1961] &lt;&gt; &quot;&quot;;[.G1961] &lt;&gt; &quot;&quot;);([.G1961]-[.F1961])*24;&quot;---&quot;)" table:style-name="ce4">
            <text:p>0.933</text:p>
          </table:table-cell>
          <table:table-cell office:value-type="string" table:style-name="ce20">
            <text:p>IDtoApptio</text:p>
          </table:table-cell>
          <table:table-cell office:value-type="date" office:date-value="2025-07-29T16:02:09" table:style-name="ce14">
            <text:p>7/29/25 04:02 PM</text:p>
          </table:table-cell>
          <table:table-cell office:value-type="date" office:date-value="2025-07-29T16:58:08" table:style-name="ce14">
            <text:p>7/29/25 04:58 PM</text:p>
          </table:table-cell>
          <table:table-cell office:value-type="string" table:style-name="ce13">
            <text:p>#</text:p>
          </table:table-cell>
          <table:table-cell table:style-name="ce15"/>
          <table:table-cell table:number-columns-repeated="16375"/>
        </table:table-row>
        <table:table-row table:style-name="ro4" table:visibility="collapse">
          <table:table-cell office:value-type="float" office:value="926" table:formula="of:=[.A1961]" table:style-name="ce17">
            <text:p>926</text:p>
          </table:table-cell>
          <table:table-cell table:style-name="ce19"/>
          <table:table-cell office:value-type="string" table:style-name="ce4">
            <text:p>BILLED</text:p>
          </table:table-cell>
          <table:table-cell office:value-type="float" office:value="0.19888888893183321" table:formula="of:=IF(AND([.F1962] &lt;&gt; &quot;&quot;;[.G1962] &lt;&gt; &quot;&quot;);([.G1962]-[.F1962])*24;&quot;---&quot;)" table:style-name="ce4">
            <text:p>0.199</text:p>
          </table:table-cell>
          <table:table-cell office:value-type="string" table:style-name="ce20">
            <text:p>IDtoApptio</text:p>
          </table:table-cell>
          <table:table-cell office:value-type="date" office:date-value="2025-07-29T16:58:08" table:style-name="ce14">
            <text:p>7/29/25 04:58 PM</text:p>
          </table:table-cell>
          <table:table-cell office:value-type="date" office:date-value="2025-07-29T17:10:04" table:style-name="ce14">
            <text:p>7/29/25 05:10 PM</text:p>
          </table:table-cell>
          <table:table-cell office:value-type="string" table:style-name="ce13">
            <text:p>#</text:p>
          </table:table-cell>
          <table:table-cell table:style-name="ce18"/>
          <table:table-cell table:number-columns-repeated="16375"/>
        </table:table-row>
        <table:table-row table:style-name="ro10" table:visibility="collapse">
          <table:table-cell office:value-type="float" office:value="926" table:formula="of:=[.A1962]" table:style-name="ce17">
            <text:p>926</text:p>
          </table:table-cell>
          <table:table-cell table:style-name="ce4"/>
          <table:table-cell office:value-type="string" table:style-name="ce4">
            <text:p>BILLED</text:p>
          </table:table-cell>
          <table:table-cell office:value-type="float" office:value="0.17888888897141442" table:formula="of:=IF(AND([.F1963] &lt;&gt; &quot;&quot;;[.G1963] &lt;&gt; &quot;&quot;);([.G1963]-[.F1963])*24;&quot;---&quot;)" table:style-name="ce4">
            <text:p>0.179</text:p>
          </table:table-cell>
          <table:table-cell office:value-type="string" table:style-name="ce20">
            <text:p>IDtodocunet</text:p>
          </table:table-cell>
          <table:table-cell office:value-type="date" office:date-value="2025-07-29T17:10:04" table:style-name="ce14">
            <text:p>7/29/25 05:10 PM</text:p>
          </table:table-cell>
          <table:table-cell office:value-type="date" office:date-value="2025-07-29T17:20:48" table:style-name="ce14">
            <text:p>7/29/25 05:20 PM</text:p>
          </table:table-cell>
          <table:table-cell office:value-type="string" table:style-name="ce13">
            <text:p>Worked on pushing the next batch of users through IDtoDocunet per their latest request.</text:p>
          </table:table-cell>
          <table:table-cell table:style-name="ce18"/>
          <table:table-cell table:number-columns-repeated="16375"/>
        </table:table-row>
        <table:table-row table:style-name="ro4" table:visibility="collapse">
          <table:table-cell office:value-type="float" office:value="926" table:formula="of:=[.A1963]" table:style-name="ce17">
            <text:p>926</text:p>
          </table:table-cell>
          <table:table-cell table:style-name="ce19"/>
          <table:table-cell table:style-name="ce4"/>
          <table:table-cell office:value-type="string" office:string-value="---" table:formula="of:=IF(AND([.F1964] &lt;&gt; &quot;&quot;;[.G1964] &lt;&gt; &quot;&quot;);([.G1964]-[.F196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6" table:formula="of:=[.A1964]" table:style-name="ce17">
            <text:p>926</text:p>
          </table:table-cell>
          <table:table-cell table:style-name="ce19"/>
          <table:table-cell table:style-name="ce4"/>
          <table:table-cell office:value-type="string" office:string-value="---" table:formula="of:=IF(AND([.F1965] &lt;&gt; &quot;&quot;;[.G1965] &lt;&gt; &quot;&quot;);([.G1965]-[.F196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6" table:formula="of:=[.A1965]" table:style-name="ce17">
            <text:p>926</text:p>
          </table:table-cell>
          <table:table-cell table:style-name="ce19"/>
          <table:table-cell table:style-name="ce4"/>
          <table:table-cell office:value-type="string" office:string-value="---" table:formula="of:=IF(AND([.F1966] &lt;&gt; &quot;&quot;;[.G1966] &lt;&gt; &quot;&quot;);([.G1966]-[.F1966])*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6" table:formula="of:=[.A1966]" table:style-name="ce17">
            <text:p>926</text:p>
          </table:table-cell>
          <table:table-cell table:style-name="ce19"/>
          <table:table-cell table:style-name="ce4"/>
          <table:table-cell office:value-type="string" office:string-value="---" table:formula="of:=IF(AND([.F1967] &lt;&gt; &quot;&quot;;[.G1967] &lt;&gt; &quot;&quot;);([.G1967]-[.F196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6" table:formula="of:=[.A1967]" table:style-name="ce17">
            <text:p>926</text:p>
          </table:table-cell>
          <table:table-cell table:style-name="ce19"/>
          <table:table-cell table:style-name="ce4"/>
          <table:table-cell office:value-type="string" office:string-value="---" table:formula="of:=IF(AND([.F1968] &lt;&gt; &quot;&quot;;[.G1968] &lt;&gt; &quot;&quot;);([.G1968]-[.F1968])*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6" table:formula="of:=[.A1968]" table:style-name="ce17">
            <text:p>926</text:p>
          </table:table-cell>
          <table:table-cell table:style-name="ce19"/>
          <table:table-cell table:style-name="ce4"/>
          <table:table-cell office:value-type="string" office:string-value="---" table:formula="of:=IF(AND([.F1969] &lt;&gt; &quot;&quot;;[.G1969] &lt;&gt; &quot;&quot;);([.G1969]-[.F1969])*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6" table:formula="of:=[.A1969]" table:style-name="ce17">
            <text:p>926</text:p>
          </table:table-cell>
          <table:table-cell table:style-name="ce19"/>
          <table:table-cell table:style-name="ce4"/>
          <table:table-cell office:value-type="string" office:string-value="---" table:formula="of:=IF(AND([.F1970] &lt;&gt; &quot;&quot;;[.G1970] &lt;&gt; &quot;&quot;);([.G1970]-[.F1970])*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6" table:formula="of:=[.A1970]" table:style-name="ce17">
            <text:p>926</text:p>
          </table:table-cell>
          <table:table-cell table:style-name="ce19"/>
          <table:table-cell table:style-name="ce4"/>
          <table:table-cell office:value-type="string" office:string-value="---" table:formula="of:=IF(AND([.F1971] &lt;&gt; &quot;&quot;;[.G1971] &lt;&gt; &quot;&quot;);([.G1971]-[.F1971])*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6" table:formula="of:=[.A1971]" table:style-name="ce17">
            <text:p>926</text:p>
          </table:table-cell>
          <table:table-cell table:style-name="ce19"/>
          <table:table-cell table:style-name="ce4"/>
          <table:table-cell office:value-type="string" office:string-value="---" table:formula="of:=IF(AND([.F1972] &lt;&gt; &quot;&quot;;[.G1972] &lt;&gt; &quot;&quot;);([.G1972]-[.F1972])*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6" table:formula="of:=[.A1972]" table:style-name="ce17">
            <text:p>926</text:p>
          </table:table-cell>
          <table:table-cell table:style-name="ce19"/>
          <table:table-cell table:style-name="ce4"/>
          <table:table-cell office:value-type="string" office:string-value="---" table:formula="of:=IF(AND([.F1973] &lt;&gt; &quot;&quot;;[.G1973] &lt;&gt; &quot;&quot;);([.G1973]-[.F1973])*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6" table:formula="of:=[.A1973]" table:style-name="ce17">
            <text:p>926</text:p>
          </table:table-cell>
          <table:table-cell table:style-name="ce19"/>
          <table:table-cell table:style-name="ce4"/>
          <table:table-cell office:value-type="string" office:string-value="---" table:formula="of:=IF(AND([.F1974] &lt;&gt; &quot;&quot;;[.G1974] &lt;&gt; &quot;&quot;);([.G1974]-[.F197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6" table:formula="of:=[.A1974]" table:style-name="ce17">
            <text:p>926</text:p>
          </table:table-cell>
          <table:table-cell table:style-name="ce19"/>
          <table:table-cell table:style-name="ce4"/>
          <table:table-cell office:value-type="string" office:string-value="---" table:formula="of:=IF(AND([.F1975] &lt;&gt; &quot;&quot;;[.G1975] &lt;&gt; &quot;&quot;);([.G1975]-[.F1975])*24;&quot;---&quot;)"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4" table:visibility="collapse">
          <table:table-cell office:value-type="float" office:value="926" table:formula="of:=[.A1975]" table:style-name="ce17">
            <text:p>926</text:p>
          </table:table-cell>
          <table:table-cell office:value-type="float" office:value="7.5" table:formula="of:=COM.MICROSOFT.CEILING([.C1976];0.25)" table:style-name="ce19">
            <text:p>7.500</text:p>
          </table:table-cell>
          <table:table-cell office:value-type="float" office:value="7.3508333332138136" table:formula="of:=SUM([.D1976:.D1995])" table:style-name="ce4">
            <text:p>7.351</text:p>
          </table:table-cell>
          <table:table-cell office:value-type="string" office:string-value="---" table:formula="of:=IF(AND([.F1976] &lt;&gt; &quot;&quot;;[.G1976] &lt;&gt; &quot;&quot;);([.G1976]-[.F1976])*24;&quot;---&quot;)" table:style-name="ce4">
            <text:p>---</text:p>
          </table:table-cell>
          <table:table-cell office:value-type="date" office:date-value="2025-07-30T00:00:00" table:style-name="ce20">
            <text:p>30-Jul</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6" table:formula="of:=[.A1976]" table:style-name="ce17">
            <text:p>926</text:p>
          </table:table-cell>
          <table:table-cell table:style-name="ce19"/>
          <table:table-cell office:value-type="string" table:style-name="ce4">
            <text:p>BILLED</text:p>
          </table:table-cell>
          <table:table-cell office:value-type="float" office:value="0.29999999993015081" table:formula="of:=IF(AND([.F1977] &lt;&gt; &quot;&quot;;[.G1977] &lt;&gt; &quot;&quot;);([.G1977]-[.F1977])*24;&quot;---&quot;)" table:style-name="ce4">
            <text:p>0.300</text:p>
          </table:table-cell>
          <table:table-cell office:value-type="string" table:style-name="ce21">
            <text:p>IDtoSapBrim</text:p>
          </table:table-cell>
          <table:table-cell office:value-type="date" office:date-value="2025-07-30T08:10:00" table:style-name="ce14">
            <text:p>7/30/25 08:10 AM</text:p>
          </table:table-cell>
          <table:table-cell office:value-type="date" office:date-value="2025-07-30T08:28:00" table:style-name="ce14">
            <text:p>7/30/25 08:28 AM</text:p>
          </table:table-cell>
          <table:table-cell office:value-type="string" table:style-name="ce13">
            <text:p>Worked on reviewing Nirosha's latest IDtoSAPBrim changes in her MR.</text:p>
          </table:table-cell>
          <table:table-cell table:style-name="ce23"/>
          <table:table-cell table:number-columns-repeated="16375"/>
        </table:table-row>
        <table:table-row table:style-name="ro4" table:visibility="collapse">
          <table:table-cell office:value-type="float" office:value="926" table:formula="of:=[.A1977]" table:style-name="ce17">
            <text:p>926</text:p>
          </table:table-cell>
          <table:table-cell table:style-name="ce19"/>
          <table:table-cell office:value-type="string" table:style-name="ce4">
            <text:p>BILLED</text:p>
          </table:table-cell>
          <table:table-cell office:value-type="float" office:value="0.24249999993480742" table:formula="of:=IF(AND([.F1978] &lt;&gt; &quot;&quot;;[.G1978] &lt;&gt; &quot;&quot;);([.G1978]-[.F1978])*24;&quot;---&quot;)" table:style-name="ce4">
            <text:p>0.242</text:p>
          </table:table-cell>
          <table:table-cell office:value-type="string" table:style-name="ce21">
            <text:p>mtg-daily</text:p>
          </table:table-cell>
          <table:table-cell office:value-type="date" office:date-value="2025-07-30T08:28:00" table:style-name="ce14">
            <text:p>7/30/25 08:28 AM</text:p>
          </table:table-cell>
          <table:table-cell office:value-type="date" office:date-value="2025-07-30T08:42:33" table:style-name="ce14">
            <text:p>7/30/25 08:42 AM</text:p>
          </table:table-cell>
          <table:table-cell office:value-type="string" table:style-name="ce13">
            <text:p>Daily meetings with the team. Meeting with IGA discussing standards for MyAccess payloads.</text:p>
          </table:table-cell>
          <table:table-cell table:style-name="ce23"/>
          <table:table-cell table:number-columns-repeated="16375"/>
        </table:table-row>
        <table:table-row table:style-name="ro4" table:visibility="collapse">
          <table:table-cell office:value-type="float" office:value="926" table:formula="of:=[.A1978]" table:style-name="ce17">
            <text:p>926</text:p>
          </table:table-cell>
          <table:table-cell table:style-name="ce19"/>
          <table:table-cell office:value-type="string" table:style-name="ce4">
            <text:p>BILLED</text:p>
          </table:table-cell>
          <table:table-cell office:value-type="float" office:value="0.30500000005122274" table:formula="of:=IF(AND([.F1979] &lt;&gt; &quot;&quot;;[.G1979] &lt;&gt; &quot;&quot;);([.G1979]-[.F1979])*24;&quot;---&quot;)" table:style-name="ce4">
            <text:p>0.305</text:p>
          </table:table-cell>
          <table:table-cell office:value-type="string" table:style-name="ce21">
            <text:p>IDtoApptio</text:p>
          </table:table-cell>
          <table:table-cell office:value-type="date" office:date-value="2025-07-30T08:42:33" table:style-name="ce14">
            <text:p>7/30/25 08:42 AM</text:p>
          </table:table-cell>
          <table:table-cell office:value-type="date" office:date-value="2025-07-30T09:00:51" table:style-name="ce14">
            <text:p>7/30/25 09:00 AM</text:p>
          </table:table-cell>
          <table:table-cell office:value-type="string" table:style-name="ce21">
            <text:p>Worked on parsing the MyAccess payload in the IDtoApptioFrontDoor driver.</text:p>
          </table:table-cell>
          <table:table-cell table:style-name="ce23"/>
          <table:table-cell table:number-columns-repeated="16375"/>
        </table:table-row>
        <table:table-row table:style-name="ro4" table:visibility="collapse">
          <table:table-cell office:value-type="float" office:value="926" table:formula="of:=[.A1979]" table:style-name="ce17">
            <text:p>926</text:p>
          </table:table-cell>
          <table:table-cell table:style-name="ce19"/>
          <table:table-cell office:value-type="string" table:style-name="ce4">
            <text:p>BILLED</text:p>
          </table:table-cell>
          <table:table-cell office:value-type="float" office:value="0.98583333328133449" table:formula="of:=IF(AND([.F1980] &lt;&gt; &quot;&quot;;[.G1980] &lt;&gt; &quot;&quot;);([.G1980]-[.F1980])*24;&quot;---&quot;)" table:style-name="ce4">
            <text:p>0.986</text:p>
          </table:table-cell>
          <table:table-cell office:value-type="string" table:style-name="ce21">
            <text:p>IDtoApptio</text:p>
          </table:table-cell>
          <table:table-cell office:value-type="date" office:date-value="2025-07-30T09:00:51" table:style-name="ce14">
            <text:p>7/30/25 09:00 AM</text:p>
          </table:table-cell>
          <table:table-cell office:value-type="date" office:date-value="2025-07-30T10:00:00" table:style-name="ce14">
            <text:p>7/30/25 10:00 AM</text:p>
          </table:table-cell>
          <table:table-cell office:value-type="string" table:style-name="ce21">
            <text:p># Testing response from Tony Agent</text:p>
          </table:table-cell>
          <table:table-cell table:style-name="ce23"/>
          <table:table-cell table:number-columns-repeated="16375"/>
        </table:table-row>
        <table:table-row table:style-name="ro4" table:visibility="collapse">
          <table:table-cell office:value-type="float" office:value="926" table:formula="of:=[.A1980]" table:style-name="ce17">
            <text:p>926</text:p>
          </table:table-cell>
          <table:table-cell table:style-name="ce19"/>
          <table:table-cell office:value-type="string" table:style-name="ce4">
            <text:p>BILLED</text:p>
          </table:table-cell>
          <table:table-cell office:value-type="float" office:value="1.0166666666627862" table:formula="of:=IF(AND([.F1981] &lt;&gt; &quot;&quot;;[.G1981] &lt;&gt; &quot;&quot;);([.G1981]-[.F1981])*24;&quot;---&quot;)" table:style-name="ce4">
            <text:p>1.017</text:p>
          </table:table-cell>
          <table:table-cell office:value-type="string" table:style-name="ce21">
            <text:p>mtg-iga-chat</text:p>
          </table:table-cell>
          <table:table-cell office:value-type="date" office:date-value="2025-07-30T10:00:00" table:style-name="ce14">
            <text:p>7/30/25 10:00 AM</text:p>
          </table:table-cell>
          <table:table-cell office:value-type="date" office:date-value="2025-07-30T11:01:00" table:style-name="ce14">
            <text:p>7/30/25 11:01 AM</text:p>
          </table:table-cell>
          <table:table-cell office:value-type="string" table:style-name="ce13">
            <text:p>#braon chat for payloads</text:p>
          </table:table-cell>
          <table:table-cell table:style-name="ce23"/>
          <table:table-cell table:number-columns-repeated="16375"/>
        </table:table-row>
        <table:table-row table:style-name="ro4" table:visibility="collapse">
          <table:table-cell office:value-type="float" office:value="926" table:formula="of:=[.A1981]" table:style-name="ce17">
            <text:p>926</text:p>
          </table:table-cell>
          <table:table-cell table:style-name="ce19"/>
          <table:table-cell office:value-type="string" table:style-name="ce4">
            <text:p>BILLED</text:p>
          </table:table-cell>
          <table:table-cell office:value-type="float" office:value="0.15666666679317132" table:formula="of:=IF(AND([.F1982] &lt;&gt; &quot;&quot;;[.G1982] &lt;&gt; &quot;&quot;);([.G1982]-[.F1982])*24;&quot;---&quot;)" table:style-name="ce4">
            <text:p>0.157</text:p>
          </table:table-cell>
          <table:table-cell office:value-type="string" table:style-name="ce21">
            <text:p>IDtoSapBrim</text:p>
          </table:table-cell>
          <table:table-cell office:value-type="date" office:date-value="2025-07-30T11:01:00" table:style-name="ce14">
            <text:p>7/30/25 11:01 AM</text:p>
          </table:table-cell>
          <table:table-cell office:value-type="date" office:date-value="2025-07-30T11:10:24" table:style-name="ce14">
            <text:p>7/30/25 11:10 AM</text:p>
          </table:table-cell>
          <table:table-cell office:value-type="string" table:style-name="ce13">
            <text:p>Review of nirosha making her changes again</text:p>
          </table:table-cell>
          <table:table-cell table:style-name="ce23"/>
          <table:table-cell table:number-columns-repeated="16375"/>
        </table:table-row>
        <table:table-row table:style-name="ro10" table:visibility="collapse">
          <table:table-cell office:value-type="float" office:value="926" table:formula="of:=[.A1982]" table:style-name="ce17">
            <text:p>926</text:p>
          </table:table-cell>
          <table:table-cell table:style-name="ce21"/>
          <table:table-cell office:value-type="string" table:style-name="ce4">
            <text:p>BILLED</text:p>
          </table:table-cell>
          <table:table-cell office:value-type="float" office:value="0.42749999987427145" table:formula="of:=IF(AND([.F1983] &lt;&gt; &quot;&quot;;[.G1983] &lt;&gt; &quot;&quot;);([.G1983]-[.F1983])*24;&quot;---&quot;)" table:style-name="ce4">
            <text:p>0.427</text:p>
          </table:table-cell>
          <table:table-cell office:value-type="string" table:style-name="ce21">
            <text:p>IDtoApptio</text:p>
          </table:table-cell>
          <table:table-cell office:value-type="date" office:date-value="2025-07-30T11:10:24" table:style-name="ce14">
            <text:p>7/30/25 11:10 AM</text:p>
          </table:table-cell>
          <table:table-cell office:value-type="date" office:date-value="2025-07-30T11:36:03" table:style-name="ce14">
            <text:p>7/30/25 11:36 AM</text:p>
          </table:table-cell>
          <table:table-cell office:value-type="string" table:style-name="ce13">
            <text:p>#trying to plan time with developer</text:p>
          </table:table-cell>
          <table:table-cell table:style-name="ce23"/>
          <table:table-cell table:number-columns-repeated="16375"/>
        </table:table-row>
        <table:table-row table:style-name="ro4" table:visibility="collapse">
          <table:table-cell office:value-type="float" office:value="926" table:formula="of:=[.A1983]" table:style-name="ce17">
            <text:p>926</text:p>
          </table:table-cell>
          <table:table-cell table:style-name="ce19"/>
          <table:table-cell office:value-type="string" table:style-name="ce4">
            <text:p>BILLED</text:p>
          </table:table-cell>
          <table:table-cell office:value-type="float" office:value="1.1380555556388572" table:formula="of:=IF(AND([.F1984] &lt;&gt; &quot;&quot;;[.G1984] &lt;&gt; &quot;&quot;);([.G1984]-[.F1984])*24;&quot;---&quot;)" table:style-name="ce4">
            <text:p>1.138</text:p>
          </table:table-cell>
          <table:table-cell office:value-type="string" table:style-name="ce21">
            <text:p>L&amp;L-Brian-postman</text:p>
          </table:table-cell>
          <table:table-cell office:value-type="date" office:date-value="2025-07-30T12:00:00" table:style-name="ce14">
            <text:p>7/30/25 12:00 PM</text:p>
          </table:table-cell>
          <table:table-cell office:value-type="date" office:date-value="2025-07-30T13:08:17" table:style-name="ce14">
            <text:p>7/30/25 01:08 PM</text:p>
          </table:table-cell>
          <table:table-cell office:value-type="string" table:style-name="ce13">
            <text:p>L&amp;L discussing HTTP/REST and Postman.</text:p>
          </table:table-cell>
          <table:table-cell table:style-name="ce23"/>
          <table:table-cell table:number-columns-repeated="16375"/>
        </table:table-row>
        <table:table-row table:style-name="ro4" table:visibility="collapse">
          <table:table-cell office:value-type="float" office:value="926" table:formula="of:=[.A1984]" table:style-name="ce17">
            <text:p>926</text:p>
          </table:table-cell>
          <table:table-cell table:style-name="ce19"/>
          <table:table-cell office:value-type="string" table:style-name="ce4">
            <text:p>BILLED</text:p>
          </table:table-cell>
          <table:table-cell office:value-type="float" office:value="1.0377777776448056" table:formula="of:=IF(AND([.F1985] &lt;&gt; &quot;&quot;;[.G1985] &lt;&gt; &quot;&quot;);([.G1985]-[.F1985])*24;&quot;---&quot;)" table:style-name="ce4">
            <text:p>1.038</text:p>
          </table:table-cell>
          <table:table-cell office:value-type="string" table:style-name="ce21">
            <text:p>IDtoApptio</text:p>
          </table:table-cell>
          <table:table-cell office:value-type="date" office:date-value="2025-07-30T13:08:17" table:style-name="ce14">
            <text:p>7/30/25 01:08 PM</text:p>
          </table:table-cell>
          <table:table-cell office:value-type="date" office:date-value="2025-07-30T14:10:33" table:style-name="ce14">
            <text:p>7/30/25 02:10 PM</text:p>
          </table:table-cell>
          <table:table-cell office:value-type="string" table:style-name="ce21">
            <text:p>#Worked on getting ibm session</text:p>
          </table:table-cell>
          <table:table-cell table:style-name="ce23"/>
          <table:table-cell table:number-columns-repeated="16375"/>
        </table:table-row>
        <table:table-row table:style-name="ro4" table:visibility="collapse">
          <table:table-cell office:value-type="float" office:value="926" table:formula="of:=[.A1985]" table:style-name="ce17">
            <text:p>926</text:p>
          </table:table-cell>
          <table:table-cell table:style-name="ce19"/>
          <table:table-cell office:value-type="string" table:style-name="ce4">
            <text:p>BILLED</text:p>
          </table:table-cell>
          <table:table-cell office:value-type="float" office:value="0.87416666670469567" table:formula="of:=IF(AND([.F1986] &lt;&gt; &quot;&quot;;[.G1986] &lt;&gt; &quot;&quot;);([.G1986]-[.F1986])*24;&quot;---&quot;)" table:style-name="ce4">
            <text:p>0.874</text:p>
          </table:table-cell>
          <table:table-cell office:value-type="string" table:style-name="ce21">
            <text:p>IDtoApptio</text:p>
          </table:table-cell>
          <table:table-cell office:value-type="date" office:date-value="2025-07-30T14:10:33" table:style-name="ce14">
            <text:p>7/30/25 02:10 PM</text:p>
          </table:table-cell>
          <table:table-cell office:value-type="date" office:date-value="2025-07-30T15:03:00" table:style-name="ce14">
            <text:p>7/30/25 03:03 PM</text:p>
          </table:table-cell>
          <table:table-cell office:value-type="string" table:style-name="ce10">
            <text:p>#worked on parsing simple version of payload to have completed driver.</text:p>
          </table:table-cell>
          <table:table-cell table:style-name="ce23"/>
          <table:table-cell table:number-columns-repeated="16375"/>
        </table:table-row>
        <table:table-row table:style-name="ro4" table:visibility="collapse">
          <table:table-cell office:value-type="float" office:value="926" table:formula="of:=[.A1986]" table:style-name="ce17">
            <text:p>926</text:p>
          </table:table-cell>
          <table:table-cell table:style-name="ce19"/>
          <table:table-cell office:value-type="string" table:style-name="ce4">
            <text:p>BILLED</text:p>
          </table:table-cell>
          <table:table-cell office:value-type="float" office:value="0.50999999995110556" table:formula="of:=IF(AND([.F1987] &lt;&gt; &quot;&quot;;[.G1987] &lt;&gt; &quot;&quot;);([.G1987]-[.F1987])*24;&quot;---&quot;)" table:style-name="ce4">
            <text:p>0.510</text:p>
          </table:table-cell>
          <table:table-cell office:value-type="string" table:style-name="ce21">
            <text:p>IDtoemployeeSvc</text:p>
          </table:table-cell>
          <table:table-cell office:value-type="date" office:date-value="2025-07-30T15:03:00" table:style-name="ce14">
            <text:p>7/30/25 03:03 PM</text:p>
          </table:table-cell>
          <table:table-cell office:value-type="date" office:date-value="2025-07-30T15:33:36" table:style-name="ce14">
            <text:p>7/30/25 03:33 PM</text:p>
          </table:table-cell>
          <table:table-cell office:value-type="string" table:style-name="ce13">
            <text:p>Meeting discussing the need to use a non-routing postfix for email address in QA for the IDtoEmployeeSvc driver.</text:p>
          </table:table-cell>
          <table:table-cell table:style-name="ce23"/>
          <table:table-cell table:number-columns-repeated="16375"/>
        </table:table-row>
        <table:table-row table:style-name="ro4" table:visibility="collapse">
          <table:table-cell office:value-type="float" office:value="926" table:formula="of:=[.A1987]" table:style-name="ce17">
            <text:p>926</text:p>
          </table:table-cell>
          <table:table-cell table:style-name="ce19"/>
          <table:table-cell office:value-type="string" table:style-name="ce4">
            <text:p>BILLED</text:p>
          </table:table-cell>
          <table:table-cell office:value-type="float" office:value="0.35666666674660519" table:formula="of:=IF(AND([.F1988] &lt;&gt; &quot;&quot;;[.G1988] &lt;&gt; &quot;&quot;);([.G1988]-[.F1988])*24;&quot;---&quot;)" table:style-name="ce4">
            <text:p>0.357</text:p>
          </table:table-cell>
          <table:table-cell office:value-type="string" table:style-name="ce21">
            <text:p>IDtoemployeeSvc</text:p>
          </table:table-cell>
          <table:table-cell office:value-type="date" office:date-value="2025-07-30T15:33:36" table:style-name="ce14">
            <text:p>7/30/25 03:33 PM</text:p>
          </table:table-cell>
          <table:table-cell office:value-type="date" office:date-value="2025-07-30T15:55:00" table:style-name="ce14">
            <text:p>7/30/25 03:55 PM</text:p>
          </table:table-cell>
          <table:table-cell office:value-type="string" table:style-name="ce13">
            <text:p>#checking 12.5.6 in prod matchiens git</text:p>
          </table:table-cell>
          <table:table-cell table:style-name="ce23"/>
          <table:table-cell table:number-columns-repeated="16375"/>
        </table:table-row>
        <table:table-row table:style-name="ro4" table:visibility="collapse">
          <table:table-cell office:value-type="float" office:value="926" table:formula="of:=[.A1988]" table:style-name="ce17">
            <text:p>926</text:p>
          </table:table-cell>
          <table:table-cell table:style-name="ce19"/>
          <table:table-cell table:style-name="ce4"/>
          <table:table-cell office:value-type="string" office:string-value="---" table:formula="of:=IF(AND([.F1989] &lt;&gt; &quot;&quot;;[.G1989] &lt;&gt; &quot;&quot;);([.G1989]-[.F1989])*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26" table:formula="of:=[.A1989]" table:style-name="ce17">
            <text:p>926</text:p>
          </table:table-cell>
          <table:table-cell table:style-name="ce19"/>
          <table:table-cell table:style-name="ce4"/>
          <table:table-cell office:value-type="string" office:string-value="---" table:formula="of:=IF(AND([.F1990] &lt;&gt; &quot;&quot;;[.G1990] &lt;&gt; &quot;&quot;);([.G1990]-[.F1990])*24;&quot;---&quot;)" table:style-name="ce4">
            <text:p>---</text:p>
          </table:table-cell>
          <table:table-cell table:style-name="ce21"/>
          <table:table-cell table:number-columns-repeated="2" table:style-name="ce14"/>
          <table:table-cell table:style-name="ce16"/>
          <table:table-cell table:style-name="ce23"/>
          <table:table-cell table:number-columns-repeated="16375"/>
        </table:table-row>
        <table:table-row table:style-name="ro4" table:visibility="collapse">
          <table:table-cell office:value-type="float" office:value="926" table:formula="of:=[.A1990]" table:style-name="ce17">
            <text:p>926</text:p>
          </table:table-cell>
          <table:table-cell table:style-name="ce19"/>
          <table:table-cell table:style-name="ce4"/>
          <table:table-cell office:value-type="string" office:string-value="---" table:formula="of:=IF(AND([.F1991] &lt;&gt; &quot;&quot;;[.G1991] &lt;&gt; &quot;&quot;);([.G1991]-[.F1991])*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26" table:formula="of:=[.A1991]" table:style-name="ce17">
            <text:p>926</text:p>
          </table:table-cell>
          <table:table-cell table:style-name="ce19"/>
          <table:table-cell table:style-name="ce4"/>
          <table:table-cell office:value-type="string" office:string-value="---" table:formula="of:=IF(AND([.F1992] &lt;&gt; &quot;&quot;;[.G1992] &lt;&gt; &quot;&quot;);([.G1992]-[.F1992])*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26" table:formula="of:=[.A1992]" table:style-name="ce17">
            <text:p>926</text:p>
          </table:table-cell>
          <table:table-cell table:style-name="ce19"/>
          <table:table-cell table:style-name="ce4"/>
          <table:table-cell office:value-type="string" office:string-value="---" table:formula="of:=IF(AND([.F1993] &lt;&gt; &quot;&quot;;[.G1993] &lt;&gt; &quot;&quot;);([.G1993]-[.F1993])*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4" table:visibility="collapse">
          <table:table-cell office:value-type="float" office:value="926" table:formula="of:=[.A1993]" table:style-name="ce17">
            <text:p>926</text:p>
          </table:table-cell>
          <table:table-cell table:style-name="ce19"/>
          <table:table-cell table:style-name="ce4"/>
          <table:table-cell office:value-type="string" office:string-value="---" table:formula="of:=IF(AND([.F1994] &lt;&gt; &quot;&quot;;[.G1994] &lt;&gt; &quot;&quot;);([.G1994]-[.F1994])*24;&quot;---&quot;)" table:style-name="ce4">
            <text:p>---</text:p>
          </table:table-cell>
          <table:table-cell table:style-name="ce16"/>
          <table:table-cell table:number-columns-repeated="2" table:style-name="ce14"/>
          <table:table-cell table:style-name="ce16"/>
          <table:table-cell table:style-name="ce23"/>
          <table:table-cell table:number-columns-repeated="16375"/>
        </table:table-row>
        <table:table-row table:style-name="ro4" table:visibility="collapse">
          <table:table-cell office:value-type="float" office:value="926" table:formula="of:=[.A1994]" table:style-name="ce17">
            <text:p>926</text:p>
          </table:table-cell>
          <table:table-cell table:style-name="ce19"/>
          <table:table-cell table:style-name="ce4"/>
          <table:table-cell office:value-type="string" office:string-value="---" table:formula="of:=IF(AND([.F1995] &lt;&gt; &quot;&quot;;[.G1995] &lt;&gt; &quot;&quot;);([.G1995]-[.F1995])*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6" table:formula="of:=[.A1995]" table:style-name="ce17">
            <text:p>926</text:p>
          </table:table-cell>
          <table:table-cell office:value-type="float" office:value="9" table:formula="of:=COM.MICROSOFT.CEILING([.C1996];0.25)" table:style-name="ce19">
            <text:p>9.000</text:p>
          </table:table-cell>
          <table:table-cell office:value-type="float" office:value="8.9266666668117978" table:formula="of:=SUM([.D1996:.D2013])" table:style-name="ce4">
            <text:p>8.927</text:p>
          </table:table-cell>
          <table:table-cell office:value-type="string" office:string-value="---" table:formula="of:=IF(AND([.F1996] &lt;&gt; &quot;&quot;;[.G1996] &lt;&gt; &quot;&quot;);([.G1996]-[.F1996])*24;&quot;---&quot;)" table:style-name="ce4">
            <text:p>---</text:p>
          </table:table-cell>
          <table:table-cell office:value-type="date" office:date-value="2025-07-31T00:00:00" table:style-name="ce28">
            <text:p>31-Jul</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6" table:formula="of:=[.A1996]" table:style-name="ce17">
            <text:p>926</text:p>
          </table:table-cell>
          <table:table-cell table:style-name="ce19"/>
          <table:table-cell office:value-type="string" table:style-name="ce4">
            <text:p>BILLED</text:p>
          </table:table-cell>
          <table:table-cell table:style-name="ce4"/>
          <table:table-cell office:value-type="string" table:style-name="ce28">
            <text:p>mtg-Daily</text:p>
          </table:table-cell>
          <table:table-cell office:value-type="date" office:date-value="2025-07-31T08:30:00" table:style-name="ce14">
            <text:p>7/31/25 08:30 AM</text:p>
          </table:table-cell>
          <table:table-cell office:value-type="date" office:date-value="2025-07-31T08:40:00" table:style-name="ce14">
            <text:p>7/31/25 08:40 AM</text:p>
          </table:table-cell>
          <table:table-cell office:value-type="string" table:style-name="ce13">
            <text:p>Daily meetings with the team.</text:p>
          </table:table-cell>
          <table:table-cell table:style-name="ce18"/>
          <table:table-cell table:number-columns-repeated="16375"/>
        </table:table-row>
        <table:table-row table:style-name="ro5" table:visibility="collapse">
          <table:table-cell office:value-type="float" office:value="926" table:formula="of:=[.A1997]" table:style-name="ce17">
            <text:p>926</text:p>
          </table:table-cell>
          <table:table-cell table:style-name="ce19"/>
          <table:table-cell office:value-type="string" table:style-name="ce4">
            <text:p>BILLED</text:p>
          </table:table-cell>
          <table:table-cell office:value-type="float" office:value="4.7500000001164153" table:formula="of:=IF(AND([.F1998] &lt;&gt; &quot;&quot;;[.G1998] &lt;&gt; &quot;&quot;);([.G1998]-[.F1998])*24;&quot;---&quot;)" table:style-name="ce4">
            <text:p>4.750</text:p>
          </table:table-cell>
          <table:table-cell office:value-type="string" table:style-name="ce21">
            <text:p>IDtoApptio</text:p>
          </table:table-cell>
          <table:table-cell office:value-type="date" office:date-value="2025-07-31T09:15:00" table:style-name="ce14">
            <text:p>7/31/25 09:15 AM</text:p>
          </table:table-cell>
          <table:table-cell office:value-type="date" office:date-value="2025-07-31T14:00:00" table:style-name="ce14">
            <text:p>7/31/25 02:00 PM</text:p>
          </table:table-cell>
          <table:table-cell office:value-type="string" table:style-name="ce13">
            <text:p>Meeting discussing TBM Studio data retrieval for IDtoApptio. IDtoApptio research to confirm MyAccess can execute an API based collection for Apptio.</text:p>
          </table:table-cell>
          <table:table-cell office:value-type="string" table:style-name="ce18">
            <text:p>This was multiple working sessions with Mike Labit, a MyAccess engineer. We are investigating the ability for MyAccess to collect on its own, it would save a lot of pain for the app team.</text:p>
          </table:table-cell>
          <table:table-cell table:number-columns-repeated="16375"/>
        </table:table-row>
        <table:table-row table:style-name="ro4" table:visibility="collapse">
          <table:table-cell office:value-type="float" office:value="926" table:formula="of:=[.A1998]" table:style-name="ce17">
            <text:p>926</text:p>
          </table:table-cell>
          <table:table-cell table:style-name="ce19"/>
          <table:table-cell office:value-type="string" table:style-name="ce4">
            <text:p>BILLED</text:p>
          </table:table-cell>
          <table:table-cell office:value-type="float" office:value="1.7347222222597338" table:formula="of:=IF(AND([.F1999] &lt;&gt; &quot;&quot;;[.G1999] &lt;&gt; &quot;&quot;);([.G1999]-[.F1999])*24;&quot;---&quot;)" table:style-name="ce4">
            <text:p>1.735</text:p>
          </table:table-cell>
          <table:table-cell office:value-type="string" table:style-name="ce21">
            <text:p>IDtoApptio</text:p>
          </table:table-cell>
          <table:table-cell office:value-type="date" office:date-value="2025-07-31T14:30:00" table:style-name="ce14">
            <text:p>7/31/25 02:30 PM</text:p>
          </table:table-cell>
          <table:table-cell office:value-type="date" office:date-value="2025-07-31T16:14:05" table:style-name="ce14">
            <text:p>7/31/25 04:14 P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26" table:formula="of:=[.A1999]" table:style-name="ce17">
            <text:p>926</text:p>
          </table:table-cell>
          <table:table-cell table:style-name="ce19"/>
          <table:table-cell office:value-type="string" table:style-name="ce4">
            <text:p>BILLED</text:p>
          </table:table-cell>
          <table:table-cell office:value-type="float" office:value="0.32666666671866551" table:formula="of:=IF(AND([.F2000] &lt;&gt; &quot;&quot;;[.G2000] &lt;&gt; &quot;&quot;);([.G2000]-[.F2000])*24;&quot;---&quot;)" table:style-name="ce4">
            <text:p>0.327</text:p>
          </table:table-cell>
          <table:table-cell office:value-type="string" table:style-name="ce21">
            <text:p>IDtoApptio</text:p>
          </table:table-cell>
          <table:table-cell office:value-type="date" office:date-value="2025-07-31T16:14:05" table:style-name="ce14">
            <text:p>7/31/25 04:14 PM</text:p>
          </table:table-cell>
          <table:table-cell office:value-type="date" office:date-value="2025-07-31T16:33:41" table:style-name="ce14">
            <text:p>7/31/25 04:33 PM</text:p>
          </table:table-cell>
          <table:table-cell office:value-type="string" table:style-name="ce10">
            <text:p>#Dhivya just talked with us: spend a bit more time trying to overcome cert issue with getting TBM stuid data through MyAccess</text:p>
          </table:table-cell>
          <table:table-cell table:style-name="ce18"/>
          <table:table-cell table:number-columns-repeated="16375"/>
        </table:table-row>
        <table:table-row table:style-name="ro4" table:visibility="collapse">
          <table:table-cell office:value-type="float" office:value="926" table:formula="of:=[.A2000]" table:style-name="ce17">
            <text:p>926</text:p>
          </table:table-cell>
          <table:table-cell table:style-name="ce19"/>
          <table:table-cell office:value-type="string" table:style-name="ce4">
            <text:p>BILLED</text:p>
          </table:table-cell>
          <table:table-cell office:value-type="float" office:value="1.5505555554991588" table:formula="of:=IF(AND([.F2001] &lt;&gt; &quot;&quot;;[.G2001] &lt;&gt; &quot;&quot;);([.G2001]-[.F2001])*24;&quot;---&quot;)" table:style-name="ce4">
            <text:p>1.551</text:p>
          </table:table-cell>
          <table:table-cell office:value-type="string" table:style-name="ce21">
            <text:p>IDtoApptio</text:p>
          </table:table-cell>
          <table:table-cell office:value-type="date" office:date-value="2025-07-31T16:33:41" table:style-name="ce14">
            <text:p>7/31/25 04:33 PM</text:p>
          </table:table-cell>
          <table:table-cell office:value-type="date" office:date-value="2025-07-31T18:06:43" table:style-name="ce38">
            <text:p>7/31/25 06:06 PM</text:p>
          </table:table-cell>
          <table:table-cell office:value-type="string" table:style-name="ce13">
            <text:p>#timecard . .</text:p>
          </table:table-cell>
          <table:table-cell table:style-name="ce18"/>
          <table:table-cell table:number-columns-repeated="16375"/>
        </table:table-row>
        <table:table-row table:style-name="ro4" table:visibility="collapse">
          <table:table-cell office:value-type="float" office:value="926" table:formula="of:=[.A2001]" table:style-name="ce17">
            <text:p>926</text:p>
          </table:table-cell>
          <table:table-cell table:style-name="ce19"/>
          <table:table-cell table:style-name="ce4"/>
          <table:table-cell office:value-type="float" office:value="0.56472222221782431" table:formula="of:=IF(AND([.F2002] &lt;&gt; &quot;&quot;;[.G2002] &lt;&gt; &quot;&quot;);([.G2002]-[.F2002])*24;&quot;---&quot;)" table:style-name="ce4">
            <text:p>0.565</text:p>
          </table:table-cell>
          <table:table-cell office:value-type="string" table:style-name="ce21">
            <text:p>IDtoDocunet</text:p>
          </table:table-cell>
          <table:table-cell office:value-type="date" office:date-value="2025-08-01T09:16:07" table:style-name="ce38">
            <text:p>8/1/25 09:16 AM</text:p>
          </table:table-cell>
          <table:table-cell office:value-type="date" office:date-value="2025-08-01T09:50:00" table:style-name="ce38">
            <text:p>8/1/25 09:50 AM</text:p>
          </table:table-cell>
          <table:table-cell office:value-type="string" table:style-name="ce13">
            <text:p>Worked on pushing users per the IDtoDocunet app team's request.</text:p>
          </table:table-cell>
          <table:table-cell table:style-name="ce18"/>
          <table:table-cell table:number-columns-repeated="16375"/>
        </table:table-row>
        <table:table-row table:style-name="ro10" table:visibility="collapse">
          <table:table-cell office:value-type="float" office:value="926" table:formula="of:=[.A2002]" table:style-name="ce17">
            <text:p>926</text:p>
          </table:table-cell>
          <table:table-cell table:style-name="ce11"/>
          <table:table-cell table:style-name="ce4"/>
          <table:table-cell office:value-type="string" office:string-value="---" table:formula="of:=IF(AND([.F2003] &lt;&gt; &quot;&quot;;[.G2003] &lt;&gt; &quot;&quot;);([.G2003]-[.F2003])*24;&quot;---&quot;)"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4" table:visibility="collapse">
          <table:table-cell office:value-type="float" office:value="926" table:formula="of:=[.A2003]" table:style-name="ce17">
            <text:p>926</text:p>
          </table:table-cell>
          <table:table-cell table:style-name="ce29"/>
          <table:table-cell table:style-name="ce4"/>
          <table:table-cell office:value-type="string" office:string-value="---" table:formula="of:=IF(AND([.F2004] &lt;&gt; &quot;&quot;;[.G2004] &lt;&gt; &quot;&quot;);([.G2004]-[.F2004])*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6" table:formula="of:=[.A2004]" table:style-name="ce17">
            <text:p>926</text:p>
          </table:table-cell>
          <table:table-cell table:style-name="ce19"/>
          <table:table-cell table:style-name="ce4"/>
          <table:table-cell office:value-type="string" office:string-value="---" table:formula="of:=IF(AND([.F2005] &lt;&gt; &quot;&quot;;[.G2005] &lt;&gt; &quot;&quot;);([.G2005]-[.F2005])*24;&quot;---&quot;)" table:style-name="ce4">
            <text:p>---</text:p>
          </table:table-cell>
          <table:table-cell table:style-name="ce21"/>
          <table:table-cell table:number-columns-repeated="2" table:style-name="ce14"/>
          <table:table-cell table:style-name="ce13"/>
          <table:table-cell table:style-name="ce10"/>
          <table:table-cell table:number-columns-repeated="16375"/>
        </table:table-row>
        <table:table-row table:style-name="ro10" table:visibility="collapse">
          <table:table-cell office:value-type="float" office:value="926" table:formula="of:=[.A2005]" table:style-name="ce17">
            <text:p>926</text:p>
          </table:table-cell>
          <table:table-cell office:value-type="string" table:style-name="ce4">
            <text:p>lunch</text:p>
          </table:table-cell>
          <table:table-cell table:style-name="ce4"/>
          <table:table-cell office:value-type="string" office:string-value="---" table:formula="of:=IF(AND([.F2006] &lt;&gt; &quot;&quot;;[.G2006] &lt;&gt; &quot;&quot;);([.G2006]-[.F2006])*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6" table:formula="of:=[.A2006]" table:style-name="ce17">
            <text:p>926</text:p>
          </table:table-cell>
          <table:table-cell table:style-name="ce19"/>
          <table:table-cell table:style-name="ce4"/>
          <table:table-cell office:value-type="string" office:string-value="---" table:formula="of:=IF(AND([.F2007] &lt;&gt; &quot;&quot;;[.G2007] &lt;&gt; &quot;&quot;);([.G2007]-[.F2007])*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6" table:formula="of:=[.A2007]" table:style-name="ce17">
            <text:p>926</text:p>
          </table:table-cell>
          <table:table-cell table:style-name="ce19"/>
          <table:table-cell table:style-name="ce4"/>
          <table:table-cell office:value-type="string" office:string-value="---" table:formula="of:=IF(AND([.F2008] &lt;&gt; &quot;&quot;;[.G2008] &lt;&gt; &quot;&quot;);([.G2008]-[.F2008])*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6" table:formula="of:=[.A2008]" table:style-name="ce17">
            <text:p>926</text:p>
          </table:table-cell>
          <table:table-cell table:style-name="ce19"/>
          <table:table-cell table:style-name="ce4"/>
          <table:table-cell office:value-type="string" office:string-value="---" table:formula="of:=IF(AND([.F2009] &lt;&gt; &quot;&quot;;[.G2009] &lt;&gt; &quot;&quot;);([.G2009]-[.F2009])*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6" table:formula="of:=[.A2009]" table:style-name="ce17">
            <text:p>926</text:p>
          </table:table-cell>
          <table:table-cell table:style-name="ce19"/>
          <table:table-cell table:style-name="ce4"/>
          <table:table-cell office:value-type="string" office:string-value="---" table:formula="of:=IF(AND([.F2010] &lt;&gt; &quot;&quot;;[.G2010] &lt;&gt; &quot;&quot;);([.G2010]-[.F2010])*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6" table:formula="of:=[.A2010]" table:style-name="ce17">
            <text:p>926</text:p>
          </table:table-cell>
          <table:table-cell table:style-name="ce19"/>
          <table:table-cell table:style-name="ce4"/>
          <table:table-cell office:value-type="string" office:string-value="---" table:formula="of:=IF(AND([.F2011] &lt;&gt; &quot;&quot;;[.G2011] &lt;&gt; &quot;&quot;);([.G2011]-[.F2011])*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6" table:formula="of:=[.A2011]" table:style-name="ce17">
            <text:p>926</text:p>
          </table:table-cell>
          <table:table-cell table:style-name="ce19"/>
          <table:table-cell table:style-name="ce4"/>
          <table:table-cell office:value-type="string" office:string-value="---" table:formula="of:=IF(AND([.F2012] &lt;&gt; &quot;&quot;;[.G2012] &lt;&gt; &quot;&quot;);([.G2012]-[.F2012])*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6" table:formula="of:=[.A2012]" table:style-name="ce17">
            <text:p>926</text:p>
          </table:table-cell>
          <table:table-cell table:style-name="ce19"/>
          <table:table-cell table:style-name="ce4"/>
          <table:table-cell office:value-type="string" office:string-value="---" table:formula="of:=IF(AND([.F2013] &lt;&gt; &quot;&quot;;[.G2013] &lt;&gt; &quot;&quot;);([.G2013]-[.F2013])*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6" table:formula="of:=[.A2013]" table:style-name="ce17">
            <text:p>926</text:p>
          </table:table-cell>
          <table:table-cell office:value-type="float" office:value="0.5" table:formula="of:=COM.MICROSOFT.CEILING([.C2014];0.25)" table:style-name="ce19">
            <text:p>0.500</text:p>
          </table:table-cell>
          <table:table-cell office:value-type="float" office:value="0.49999999988358468" table:formula="of:=SUM([.D2014:.D2031])" table:style-name="ce4">
            <text:p>0.500</text:p>
          </table:table-cell>
          <table:table-cell office:value-type="string" office:string-value="---" table:formula="of:=IF(AND([.F2014] &lt;&gt; &quot;&quot;;[.G2014] &lt;&gt; &quot;&quot;);([.G2014]-[.F2014])*24;&quot;---&quot;)" table:style-name="ce4">
            <text:p>---</text:p>
          </table:table-cell>
          <table:table-cell office:value-type="date" office:date-value="2025-08-01T00:00:00" table:style-name="ce20">
            <text:p>1-Aug</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6" table:formula="of:=[.A2014]" table:style-name="ce17">
            <text:p>926</text:p>
          </table:table-cell>
          <table:table-cell table:style-name="ce19"/>
          <table:table-cell office:value-type="string" table:style-name="ce4">
            <text:p>BILLED</text:p>
          </table:table-cell>
          <table:table-cell office:value-type="float" office:value="0.16666666668606922" table:formula="of:=IF(AND([.F2015] &lt;&gt; &quot;&quot;;[.G2015] &lt;&gt; &quot;&quot;);([.G2015]-[.F2015])*24;&quot;---&quot;)" table:style-name="ce4">
            <text:p>0.167</text:p>
          </table:table-cell>
          <table:table-cell office:value-type="string" table:style-name="ce21">
            <text:p>mtg-Daily</text:p>
          </table:table-cell>
          <table:table-cell office:value-type="date" office:date-value="2025-08-01T08:30:00" table:style-name="ce14">
            <text:p>8/1/25 08:30 AM</text:p>
          </table:table-cell>
          <table:table-cell office:value-type="date" office:date-value="2025-08-01T08:40:00" table:style-name="ce14">
            <text:p>8/1/25 08:40 AM</text:p>
          </table:table-cell>
          <table:table-cell office:value-type="string" table:style-name="ce13">
            <text:p>Daily meetings with the team.</text:p>
          </table:table-cell>
          <table:table-cell table:style-name="ce18"/>
          <table:table-cell table:number-columns-repeated="16375"/>
        </table:table-row>
        <table:table-row table:style-name="ro10" table:visibility="collapse">
          <table:table-cell office:value-type="float" office:value="926" table:formula="of:=[.A2015]" table:style-name="ce17">
            <text:p>926</text:p>
          </table:table-cell>
          <table:table-cell table:style-name="ce11"/>
          <table:table-cell office:value-type="date" office:date-value="2025-07-31T00:00:00" table:style-name="ce27">
            <text:p>31-Jul</text:p>
          </table:table-cell>
          <table:table-cell office:value-type="string" office:string-value="---" table:formula="of:=IF(AND([.F2016] &lt;&gt; &quot;&quot;;[.G2016] &lt;&gt; &quot;&quot;);([.G2016]-[.F2016])*24;&quot;---&quot;)" table:style-name="ce4">
            <text:p>---</text:p>
          </table:table-cell>
          <table:table-cell office:value-type="string" table:style-name="ce13">
            <text:p>-------</text:p>
          </table:table-cell>
          <table:table-cell table:number-columns-repeated="3" table:style-name="ce13"/>
          <table:table-cell table:style-name="ce15"/>
          <table:table-cell table:number-columns-repeated="16375"/>
        </table:table-row>
        <table:table-row table:style-name="ro4" table:visibility="collapse">
          <table:table-cell office:value-type="float" office:value="926" table:formula="of:=[.A2016]" table:style-name="ce17">
            <text:p>926</text:p>
          </table:table-cell>
          <table:table-cell table:style-name="ce19"/>
          <table:table-cell office:value-type="string" table:style-name="ce4">
            <text:p>BILLED</text:p>
          </table:table-cell>
          <table:table-cell office:value-type="float" office:value="0.33333333319751546" table:formula="of:=IF(AND([.F2017] &lt;&gt; &quot;&quot;;[.G2017] &lt;&gt; &quot;&quot;);([.G2017]-[.F2017])*24;&quot;---&quot;)" table:style-name="ce4">
            <text:p>0.333</text:p>
          </table:table-cell>
          <table:table-cell office:value-type="string" table:style-name="ce21">
            <text:p>mtg-Daily</text:p>
          </table:table-cell>
          <table:table-cell office:value-type="date" office:date-value="2025-08-01T09:30:00" table:style-name="ce14">
            <text:p>8/1/25 09:30 AM</text:p>
          </table:table-cell>
          <table:table-cell office:value-type="date" office:date-value="2025-08-01T09:50:00" table:style-name="ce14">
            <text:p>8/1/25 09:50 AM</text:p>
          </table:table-cell>
          <table:table-cell office:value-type="string" table:style-name="ce13">
            <text:p>#</text:p>
          </table:table-cell>
          <table:table-cell table:style-name="ce18"/>
          <table:table-cell table:number-columns-repeated="16375"/>
        </table:table-row>
        <table:table-row table:style-name="ro4" table:visibility="collapse">
          <table:table-cell office:value-type="float" office:value="926" table:formula="of:=[.A2017]" table:style-name="ce17">
            <text:p>926</text:p>
          </table:table-cell>
          <table:table-cell table:style-name="ce19"/>
          <table:table-cell office:value-type="string" table:style-name="ce4">
            <text:p>BILLED</text:p>
          </table:table-cell>
          <table:table-cell table:style-name="ce4"/>
          <table:table-cell office:value-type="string" table:style-name="ce21">
            <text:p>IDtoEmployeeSvc</text:p>
          </table:table-cell>
          <table:table-cell office:value-type="date" office:date-value="2025-08-01T09:50:00" table:style-name="ce14">
            <text:p>8/1/25 09:50 AM</text:p>
          </table:table-cell>
          <table:table-cell office:value-type="date" office:date-value="2025-08-01T10:02:57" table:style-name="ce14">
            <text:p>8/1/25 10:02 AM</text:p>
          </table:table-cell>
          <table:table-cell office:value-type="string" table:style-name="ce13">
            <text:p>Worked on creating a story for the email postfix issue in non-prod environments for IDtoEmployeeSvc.</text:p>
          </table:table-cell>
          <table:table-cell table:style-name="ce18"/>
          <table:table-cell table:number-columns-repeated="16375"/>
        </table:table-row>
        <table:table-row table:style-name="ro6" table:visibility="collapse">
          <table:table-cell office:value-type="float" office:value="926" table:formula="of:=[.A2018]" table:style-name="ce17">
            <text:p>926</text:p>
          </table:table-cell>
          <table:table-cell table:style-name="ce19"/>
          <table:table-cell office:value-type="string" table:style-name="ce4">
            <text:p>BILLED</text:p>
          </table:table-cell>
          <table:table-cell table:style-name="ce4"/>
          <table:table-cell office:value-type="string" table:style-name="ce21">
            <text:p>IDtoApptio</text:p>
          </table:table-cell>
          <table:table-cell office:value-type="date" office:date-value="2025-08-01T10:02:57" table:style-name="ce14">
            <text:p>8/1/25 10:02 AM</text:p>
          </table:table-cell>
          <table:table-cell office:value-type="date" office:date-value="2025-08-01T10:56:48" table:style-name="ce14">
            <text:p>8/1/25 10:56 AM</text:p>
          </table:table-cell>
          <table:table-cell office:value-type="string" table:style-name="ce13">
            <text:p>Worked on certificate issue with MyAccess API data collection for the IDtoApptio driver. Worked to decide on the path forward, Direct API collection vs TBM Studio collection.</text:p>
          </table:table-cell>
          <table:table-cell office:value-type="string" table:style-name="ce18">
            <text:p>Worked with Mike Labit &amp; JSPs to resolve a cert error, along with confirming we can parse the results of the API with pagination settings.</text:p>
          </table:table-cell>
          <table:table-cell table:number-columns-repeated="16375"/>
        </table:table-row>
        <table:table-row table:style-name="ro4" table:visibility="collapse">
          <table:table-cell office:value-type="float" office:value="926" table:formula="of:=[.A2019]" table:style-name="ce17">
            <text:p>926</text:p>
          </table:table-cell>
          <table:table-cell table:style-name="ce19"/>
          <table:table-cell office:value-type="string" table:style-name="ce4">
            <text:p>BILLED</text:p>
          </table:table-cell>
          <table:table-cell table:style-name="ce4"/>
          <table:table-cell office:value-type="string" table:style-name="ce21">
            <text:p>IDtoApptio</text:p>
          </table:table-cell>
          <table:table-cell office:value-type="date" office:date-value="2025-08-01T10:56:48" table:style-name="ce14">
            <text:p>8/1/25 10:56 AM</text:p>
          </table:table-cell>
          <table:table-cell office:value-type="date" office:date-value="2025-08-01T11:41:13" table:style-name="ce14">
            <text:p>8/1/25 11:41 AM</text:p>
          </table:table-cell>
          <table:table-cell office:value-type="string" table:style-name="ce13">
            <text:p>#just finished v1.2 ingore certs . . Now working with mike</text:p>
          </table:table-cell>
          <table:table-cell table:style-name="ce18"/>
          <table:table-cell table:number-columns-repeated="16375"/>
        </table:table-row>
        <table:table-row table:style-name="ro4" table:visibility="collapse">
          <table:table-cell office:value-type="float" office:value="926" table:formula="of:=[.A2020]" table:style-name="ce17">
            <text:p>926</text:p>
          </table:table-cell>
          <table:table-cell table:style-name="ce19"/>
          <table:table-cell office:value-type="string" table:style-name="ce4">
            <text:p>BILLED</text:p>
          </table:table-cell>
          <table:table-cell table:style-name="ce4"/>
          <table:table-cell office:value-type="string" table:style-name="ce21">
            <text:p>IDtoApptio</text:p>
          </table:table-cell>
          <table:table-cell office:value-type="date" office:date-value="2025-08-01T11:41:13" table:style-name="ce14">
            <text:p>8/1/25 11:41 AM</text:p>
          </table:table-cell>
          <table:table-cell office:value-type="date" office:date-value="2025-08-01T13:41:46" table:style-name="ce14">
            <text:p>8/1/25 01:41 PM</text:p>
          </table:table-cell>
          <table:table-cell office:value-type="string" table:style-name="ce13">
            <text:p>#Plan A is out: SSL cert issues.</text:p>
          </table:table-cell>
          <table:table-cell table:style-name="ce18"/>
          <table:table-cell table:number-columns-repeated="16375"/>
        </table:table-row>
        <table:table-row table:style-name="ro4" table:visibility="collapse">
          <table:table-cell office:value-type="float" office:value="926" table:formula="of:=[.A2021]" table:style-name="ce17">
            <text:p>926</text:p>
          </table:table-cell>
          <table:table-cell table:style-name="ce19"/>
          <table:table-cell office:value-type="string" table:style-name="ce4">
            <text:p>BILLED</text:p>
          </table:table-cell>
          <table:table-cell table:style-name="ce4"/>
          <table:table-cell office:value-type="string" table:style-name="ce21">
            <text:p>IDtoApptio</text:p>
          </table:table-cell>
          <table:table-cell office:value-type="date" office:date-value="2025-08-01T13:41:46" table:style-name="ce14">
            <text:p>8/1/25 01:41 PM</text:p>
          </table:table-cell>
          <table:table-cell office:value-type="date" office:date-value="2025-08-01T14:12:27" table:style-name="ce14">
            <text:p>8/1/25 02:12 PM</text:p>
          </table:table-cell>
          <table:table-cell office:value-type="string" table:style-name="ce13">
            <text:p>#chatted with Dhivya to try and get next steps . . Sending cert error to MyAccess</text:p>
          </table:table-cell>
          <table:table-cell table:style-name="ce18"/>
          <table:table-cell table:number-columns-repeated="16375"/>
        </table:table-row>
        <table:table-row table:style-name="ro4" table:visibility="collapse">
          <table:table-cell office:value-type="float" office:value="926" table:formula="of:=[.A2022]" table:style-name="ce17">
            <text:p>926</text:p>
          </table:table-cell>
          <table:table-cell table:style-name="ce19"/>
          <table:table-cell office:value-type="string" table:style-name="ce4">
            <text:p>BILLED</text:p>
          </table:table-cell>
          <table:table-cell table:style-name="ce4"/>
          <table:table-cell office:value-type="string" table:style-name="ce21">
            <text:p>IDtoDocunet</text:p>
          </table:table-cell>
          <table:table-cell office:value-type="date" office:date-value="2025-08-01T14:12:27" table:style-name="ce14">
            <text:p>8/1/25 02:12 PM</text:p>
          </table:table-cell>
          <table:table-cell office:value-type="date" office:date-value="2025-08-01T14:56:24" table:style-name="ce14">
            <text:p>8/1/25 02:56 PM</text:p>
          </table:table-cell>
          <table:table-cell office:value-type="string" table:style-name="ce10">
            <text:p>Worked on pushing users as requested by the Docunet app team for IDtoDocunet.</text:p>
          </table:table-cell>
          <table:table-cell table:style-name="ce18"/>
          <table:table-cell table:number-columns-repeated="16375"/>
        </table:table-row>
        <table:table-row table:style-name="ro4" table:visibility="collapse">
          <table:table-cell office:value-type="float" office:value="926" table:formula="of:=[.A2023]" table:style-name="ce17">
            <text:p>926</text:p>
          </table:table-cell>
          <table:table-cell table:style-name="ce19"/>
          <table:table-cell office:value-type="string" table:style-name="ce4">
            <text:p>BILLED</text:p>
          </table:table-cell>
          <table:table-cell table:style-name="ce4"/>
          <table:table-cell office:value-type="string" table:style-name="ce21">
            <text:p>IDtoApptio</text:p>
          </table:table-cell>
          <table:table-cell office:value-type="date" office:date-value="2025-08-01T15:50:59" table:style-name="ce14">
            <text:p>8/1/25 03:50 PM</text:p>
          </table:table-cell>
          <table:table-cell office:value-type="date" office:date-value="2025-08-01T17:00:28" table:style-name="ce14">
            <text:p>8/1/25 05:00 PM</text:p>
          </table:table-cell>
          <table:table-cell office:value-type="string" table:style-name="ce10">
            <text:p>#just sent note to Baron, dhivya mike about cert error in MyAccess</text:p>
          </table:table-cell>
          <table:table-cell table:style-name="ce18"/>
          <table:table-cell table:number-columns-repeated="16375"/>
        </table:table-row>
        <table:table-row table:style-name="ro4" table:visibility="collapse">
          <table:table-cell office:value-type="float" office:value="926" table:formula="of:=[.A2024]" table:style-name="ce17">
            <text:p>926</text:p>
          </table:table-cell>
          <table:table-cell table:style-name="ce19"/>
          <table:table-cell office:value-type="string" table:style-name="ce4">
            <text:p>BILLED</text:p>
          </table:table-cell>
          <table:table-cell table:style-name="ce4"/>
          <table:table-cell office:value-type="string" table:style-name="ce21">
            <text:p>IDtoApptio</text:p>
          </table:table-cell>
          <table:table-cell office:value-type="date" office:date-value="2025-08-01T17:00:28" table:style-name="ce14">
            <text:p>8/1/25 05:00 PM</text:p>
          </table:table-cell>
          <table:table-cell office:value-type="date" office:date-value="2025-08-01T17:54:48" table:style-name="ce14">
            <text:p>8/1/25 05:54 PM</text:p>
          </table:table-cell>
          <table:table-cell office:value-type="string" table:style-name="ce13">
            <text:p>#just found out httpchecktest</text:p>
          </table:table-cell>
          <table:table-cell table:style-name="ce18"/>
          <table:table-cell table:number-columns-repeated="16375"/>
        </table:table-row>
        <table:table-row table:style-name="ro10" table:visibility="collapse">
          <table:table-cell office:value-type="float" office:value="926" table:formula="of:=[.A2025]" table:style-name="ce17">
            <text:p>926</text:p>
          </table:table-cell>
          <table:table-cell table:style-name="ce4"/>
          <table:table-cell office:value-type="string" table:style-name="ce4">
            <text:p>BILLED</text:p>
          </table:table-cell>
          <table:table-cell table:style-name="ce4"/>
          <table:table-cell office:value-type="string" table:style-name="ce21">
            <text:p>IDtoApptio</text:p>
          </table:table-cell>
          <table:table-cell office:value-type="date" office:date-value="2025-08-01T17:54:48" table:style-name="ce14">
            <text:p>8/1/25 05:54 PM</text:p>
          </table:table-cell>
          <table:table-cell office:value-type="date" office:date-value="2025-08-01T18:23:26" table:style-name="ce14">
            <text:p>8/1/25 06:23 PM</text:p>
          </table:table-cell>
          <table:table-cell office:value-type="string" table:style-name="ce13">
            <text:p>#5:53: successfully got token . .</text:p>
          </table:table-cell>
          <table:table-cell table:style-name="ce18"/>
          <table:table-cell table:number-columns-repeated="16375"/>
        </table:table-row>
        <table:table-row table:style-name="ro4" table:visibility="collapse">
          <table:table-cell office:value-type="float" office:value="926" table:formula="of:=[.A2026]" table:style-name="ce17">
            <text:p>926</text:p>
          </table:table-cell>
          <table:table-cell table:style-name="ce19"/>
          <table:table-cell table:style-name="ce4"/>
          <table:table-cell office:value-type="string" office:string-value="---" table:formula="of:=IF(AND([.F2027] &lt;&gt; &quot;&quot;;[.G2027] &lt;&gt; &quot;&quot;);([.G2027]-[.F2027])*24;&quot;---&quot;)" table:style-name="ce4">
            <text:p>---</text:p>
          </table:table-cell>
          <table:table-cell table:style-name="ce34"/>
          <table:table-cell table:number-columns-repeated="2" table:style-name="ce12"/>
          <table:table-cell table:number-columns-repeated="2" table:style-name="ce14"/>
          <table:table-cell table:number-columns-repeated="16375"/>
        </table:table-row>
        <table:table-row table:style-name="ro4" table:visibility="collapse">
          <table:table-cell office:value-type="float" office:value="926" table:formula="of:=[.A2026]" table:style-name="ce17">
            <text:p>926</text:p>
          </table:table-cell>
          <table:table-cell table:style-name="ce19"/>
          <table:table-cell table:style-name="ce4"/>
          <table:table-cell office:value-type="string" office:string-value="---" table:formula="of:=IF(AND([.F2028] &lt;&gt; &quot;&quot;;[.G2028] &lt;&gt; &quot;&quot;);([.G2028]-[.F2028])*24;&quot;---&quot;)" table:style-name="ce4">
            <text:p>---</text:p>
          </table:table-cell>
          <table:table-cell table:style-name="ce34"/>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6" table:formula="of:=[.A2027]" table:style-name="ce17">
            <text:p>926</text:p>
          </table:table-cell>
          <table:table-cell table:style-name="ce19"/>
          <table:table-cell table:style-name="ce4"/>
          <table:table-cell office:value-type="string" office:string-value="---" table:formula="of:=IF(AND([.F2029] &lt;&gt; &quot;&quot;;[.G2029] &lt;&gt; &quot;&quot;);([.G2029]-[.F2029])*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26" table:formula="of:=[.A2029]" table:style-name="ce17">
            <text:p>926</text:p>
          </table:table-cell>
          <table:table-cell table:style-name="ce19"/>
          <table:table-cell table:style-name="ce4"/>
          <table:table-cell office:value-type="string" office:string-value="---" table:formula="of:=IF(AND([.F2030] &lt;&gt; &quot;&quot;;[.G2030] &lt;&gt; &quot;&quot;);([.G2030]-[.F2030])*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6" table:formula="of:=[.A2030]" table:style-name="ce17">
            <text:p>926</text:p>
          </table:table-cell>
          <table:table-cell table:style-name="ce19"/>
          <table:table-cell table:style-name="ce4"/>
          <table:table-cell office:value-type="string" office:string-value="---" table:formula="of:=IF(AND([.F2031] &lt;&gt; &quot;&quot;;[.G2031] &lt;&gt; &quot;&quot;);([.G2031]-[.F2031])*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14"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14" table:visibility="collapse">
          <table:table-cell office:value-type="float" office:value="927" table:formula="of:=[.A2031]+1" table:style-name="ce17">
            <text:p>927</text:p>
          </table:table-cell>
          <table:table-cell table:style-name="ce12"/>
          <table:table-cell office:value-type="string" table:style-name="ce4">
            <text:p>****************</text:p>
          </table:table-cell>
          <table:table-cell table:style-name="ce4"/>
          <table:table-cell office:value-type="string" office:string-value="Week 927" table:formula="of:=CONCATENATE(&quot;Week &quot;; [.A2033])" table:number-columns-spanned="2" table:number-rows-spanned="3" table:style-name="ce48">
            <text:p>Week 927</text:p>
          </table:table-cell>
          <table:covered-table-cell/>
          <table:table-cell table:style-name="ce14"/>
          <table:table-cell table:style-name="ce13"/>
          <table:table-cell table:style-name="ce18"/>
          <table:table-cell table:number-columns-repeated="16375"/>
        </table:table-row>
        <table:table-row table:style-name="ro14" table:visibility="collapse">
          <table:table-cell office:value-type="float" office:value="927" table:formula="of:=[.A2033]" table:style-name="ce17">
            <text:p>927</text:p>
          </table:table-cell>
          <table:table-cell table:style-name="ce12"/>
          <table:table-cell office:value-type="string" table:style-name="ce4">
            <text:p>****************</text:p>
          </table:table-cell>
          <table:table-cell office:value-type="string" office:string-value="---" table:formula="of:=IF(AND([.F2034] &lt;&gt; &quot;&quot;;[.G2034] &lt;&gt; &quot;&quot;);([.G2034]-[.F2034])*24;&quot;---&quot;)" table:style-name="ce4">
            <text:p>---</text:p>
          </table:table-cell>
          <table:covered-table-cell/>
          <table:covered-table-cell/>
          <table:table-cell table:style-name="ce14"/>
          <table:table-cell table:style-name="ce13"/>
          <table:table-cell table:style-name="ce18"/>
          <table:table-cell table:number-columns-repeated="16375"/>
        </table:table-row>
        <table:table-row table:style-name="ro14" table:visibility="collapse">
          <table:table-cell office:value-type="float" office:value="927" table:formula="of:=[.A2034]" table:style-name="ce17">
            <text:p>927</text:p>
          </table:table-cell>
          <table:table-cell table:style-name="ce19"/>
          <table:table-cell office:value-type="string" table:style-name="ce4">
            <text:p>****************</text:p>
          </table:table-cell>
          <table:table-cell office:value-type="string" office:string-value="---" table:formula="of:=IF(AND([.F2035] &lt;&gt; &quot;&quot;;[.G2035] &lt;&gt; &quot;&quot;);([.G2035]-[.F2035])*24;&quot;---&quot;)" table:style-name="ce4">
            <text:p>---</text:p>
          </table:table-cell>
          <table:covered-table-cell/>
          <table:covered-table-cell/>
          <table:table-cell table:style-name="ce14"/>
          <table:table-cell table:style-name="ce13"/>
          <table:table-cell table:style-name="ce18"/>
          <table:table-cell table:number-columns-repeated="16375"/>
        </table:table-row>
        <table:table-row table:style-name="ro14" table:visibility="collapse">
          <table:table-cell office:value-type="float" office:value="927" table:formula="of:=[.A2035]" table:style-name="ce17">
            <text:p>927</text:p>
          </table:table-cell>
          <table:table-cell table:style-name="ce19"/>
          <table:table-cell office:value-type="string" table:style-name="ce4">
            <text:p>****************</text:p>
          </table:table-cell>
          <table:table-cell office:value-type="string" office:string-value="---" table:formula="of:=IF(AND([.F2036] &lt;&gt; &quot;&quot;;[.G2036] &lt;&gt; &quot;&quot;);([.G2036]-[.F2036])*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036]" table:style-name="ce17">
            <text:p>927</text:p>
          </table:table-cell>
          <table:table-cell table:style-name="ce19"/>
          <table:table-cell office:value-type="string" table:style-name="ce4">
            <text:p>****************</text:p>
          </table:table-cell>
          <table:table-cell office:value-type="string" office:string-value="---" table:formula="of:=IF(AND([.F2037] &lt;&gt; &quot;&quot;;[.G2037] &lt;&gt; &quot;&quot;);([.G2037]-[.F2037])*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037]" table:style-name="ce17">
            <text:p>927</text:p>
          </table:table-cell>
          <table:table-cell table:style-name="ce19"/>
          <table:table-cell office:value-type="string" table:style-name="ce4">
            <text:p>****************</text:p>
          </table:table-cell>
          <table:table-cell office:value-type="string" office:string-value="---" table:formula="of:=IF(AND([.F2038] &lt;&gt; &quot;&quot;;[.G2038] &lt;&gt; &quot;&quot;);([.G2038]-[.F2038])*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038]" table:style-name="ce17">
            <text:p>927</text:p>
          </table:table-cell>
          <table:table-cell table:style-name="ce12"/>
          <table:table-cell office:value-type="string" table:style-name="ce4">
            <text:p>****************</text:p>
          </table:table-cell>
          <table:table-cell office:value-type="string" office:string-value="---" table:formula="of:=IF(AND([.F2039] &lt;&gt; &quot;&quot;;[.G2039] &lt;&gt; &quot;&quot;);([.G2039]-[.F2039])*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039]" table:style-name="ce17">
            <text:p>927</text:p>
          </table:table-cell>
          <table:table-cell table:style-name="ce12"/>
          <table:table-cell office:value-type="string" table:style-name="ce4">
            <text:p>BILLED</text:p>
          </table:table-cell>
          <table:table-cell office:value-type="string" office:string-value="---" table:formula="of:=IF(AND([.F2040] &lt;&gt; &quot;&quot;;[.G2040] &lt;&gt; &quot;&quot;);([.G2040]-[.F2040])*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040]" table:style-name="ce17">
            <text:p>927</text:p>
          </table:table-cell>
          <table:table-cell office:value-type="float" office:value="7" table:formula="of:=COM.MICROSOFT.CEILING([.C2041];0.25)" table:style-name="ce19">
            <text:p>7.000</text:p>
          </table:table-cell>
          <table:table-cell office:value-type="float" office:value="6.7916666668024845" table:formula="of:=SUM([.D2041:.D2064])" table:style-name="ce4">
            <text:p>6.792</text:p>
          </table:table-cell>
          <table:table-cell office:value-type="string" office:string-value="---" table:formula="of:=IF(AND([.F2041] &lt;&gt; &quot;&quot;;[.G2041] &lt;&gt; &quot;&quot;);([.G2041]-[.F2041])*24;&quot;---&quot;)" table:style-name="ce4">
            <text:p>---</text:p>
          </table:table-cell>
          <table:table-cell office:value-type="date" office:date-value="2025-08-04T00:00:00" table:style-name="ce20">
            <text:p>4-Aug</text:p>
          </table:table-cell>
          <table:table-cell table:number-columns-repeated="2" table:style-name="ce14"/>
          <table:table-cell table:style-name="ce21"/>
          <table:table-cell table:style-name="ce18"/>
          <table:table-cell table:number-columns-repeated="16375"/>
        </table:table-row>
        <table:table-row table:style-name="ro14" table:visibility="collapse">
          <table:table-cell office:value-type="float" office:value="927" table:formula="of:=[.A2041]" table:style-name="ce17">
            <text:p>927</text:p>
          </table:table-cell>
          <table:table-cell table:style-name="ce19"/>
          <table:table-cell office:value-type="string" table:style-name="ce4">
            <text:p>BILLED</text:p>
          </table:table-cell>
          <table:table-cell office:value-type="float" office:value="0.20000000012805685" table:formula="of:=IF(AND([.F2042] &lt;&gt; &quot;&quot;;[.G2042] &lt;&gt; &quot;&quot;);([.G2042]-[.F2042])*24;&quot;---&quot;)" table:style-name="ce4">
            <text:p>0.200</text:p>
          </table:table-cell>
          <table:table-cell office:value-type="string" table:style-name="ce25">
            <text:p>mtg-Daily</text:p>
          </table:table-cell>
          <table:table-cell office:value-type="date" office:date-value="2025-08-04T08:30:00" table:style-name="ce14">
            <text:p>8/4/25 08:30 AM</text:p>
          </table:table-cell>
          <table:table-cell office:value-type="date" office:date-value="2025-08-04T08:42:00" table:style-name="ce14">
            <text:p>8/4/25 08:42 AM</text:p>
          </table:table-cell>
          <table:table-cell office:value-type="string" table:style-name="ce16">
            <text:p>Daily meetings with the team. Weekly EE team meeting. MyAccess resolution meeting.</text:p>
          </table:table-cell>
          <table:table-cell table:style-name="ce18"/>
          <table:table-cell table:number-columns-repeated="16375"/>
        </table:table-row>
        <table:table-row table:style-name="ro14" table:visibility="collapse">
          <table:table-cell office:value-type="float" office:value="927" table:formula="of:=[.A2042]" table:style-name="ce17">
            <text:p>927</text:p>
          </table:table-cell>
          <table:table-cell table:style-name="ce19"/>
          <table:table-cell office:value-type="string" table:style-name="ce4">
            <text:p>BILLED</text:p>
          </table:table-cell>
          <table:table-cell office:value-type="float" office:value="0.48333333333721384" table:formula="of:=IF(AND([.F2043] &lt;&gt; &quot;&quot;;[.G2043] &lt;&gt; &quot;&quot;);([.G2043]-[.F2043])*24;&quot;---&quot;)" table:style-name="ce4">
            <text:p>0.483</text:p>
          </table:table-cell>
          <table:table-cell office:value-type="string" table:style-name="ce25">
            <text:p>mtg-Daily</text:p>
          </table:table-cell>
          <table:table-cell office:value-type="date" office:date-value="2025-08-04T09:31:00" table:style-name="ce14">
            <text:p>8/4/25 09:31 AM</text:p>
          </table:table-cell>
          <table:table-cell office:value-type="date" office:date-value="2025-08-04T10:00:00" table:style-name="ce14">
            <text:p>8/4/25 10:00 AM</text:p>
          </table:table-cell>
          <table:table-cell office:value-type="string" table:style-name="ce16">
            <text:p>#</text:p>
          </table:table-cell>
          <table:table-cell table:style-name="ce18"/>
          <table:table-cell table:number-columns-repeated="16375"/>
        </table:table-row>
        <table:table-row table:style-name="ro14" table:visibility="collapse">
          <table:table-cell office:value-type="float" office:value="927" table:formula="of:=[.A2043]" table:style-name="ce17">
            <text:p>927</text:p>
          </table:table-cell>
          <table:table-cell table:style-name="ce19"/>
          <table:table-cell office:value-type="string" table:style-name="ce4">
            <text:p>BILLED</text:p>
          </table:table-cell>
          <table:table-cell office:value-type="float" office:value="0.8258333332487382" table:formula="of:=IF(AND([.F2044] &lt;&gt; &quot;&quot;;[.G2044] &lt;&gt; &quot;&quot;);([.G2044]-[.F2044])*24;&quot;---&quot;)" table:style-name="ce4">
            <text:p>0.826</text:p>
          </table:table-cell>
          <table:table-cell office:value-type="string" table:style-name="ce25">
            <text:p>mtg-ee</text:p>
          </table:table-cell>
          <table:table-cell office:value-type="date" office:date-value="2025-08-04T10:02:00" table:style-name="ce14">
            <text:p>8/4/25 10:02 AM</text:p>
          </table:table-cell>
          <table:table-cell office:value-type="date" office:date-value="2025-08-04T10:51:33" table:style-name="ce14">
            <text:p>8/4/25 10:51 AM</text:p>
          </table:table-cell>
          <table:table-cell office:value-type="string" table:style-name="ce16">
            <text:p># did fun drawing game: Krithicka's fan.</text:p>
          </table:table-cell>
          <table:table-cell table:style-name="ce18"/>
          <table:table-cell table:number-columns-repeated="16375"/>
        </table:table-row>
        <table:table-row table:style-name="ro14" table:visibility="collapse">
          <table:table-cell office:value-type="float" office:value="927" table:formula="of:=[.A2044]" table:style-name="ce17">
            <text:p>927</text:p>
          </table:table-cell>
          <table:table-cell table:style-name="ce19"/>
          <table:table-cell office:value-type="string" table:style-name="ce4">
            <text:p>BILLED</text:p>
          </table:table-cell>
          <table:table-cell office:value-type="float" office:value="5.7499999995343387E-2" table:formula="of:=IF(AND([.F2045] &lt;&gt; &quot;&quot;;[.G2045] &lt;&gt; &quot;&quot;);([.G2045]-[.F2045])*24;&quot;---&quot;)" table:style-name="ce4">
            <text:p>0.057</text:p>
          </table:table-cell>
          <table:table-cell office:value-type="string" table:style-name="ce25">
            <text:p>Idtoapptio</text:p>
          </table:table-cell>
          <table:table-cell office:value-type="date" office:date-value="2025-08-04T10:51:33" table:style-name="ce14">
            <text:p>8/4/25 10:51 AM</text:p>
          </table:table-cell>
          <table:table-cell office:value-type="date" office:date-value="2025-08-04T10:55:00" table:style-name="ce14">
            <text:p>8/4/25 10:55 AM</text:p>
          </table:table-cell>
          <table:table-cell office:value-type="string" table:style-name="ce16">
            <text:p>Worked on MyAccess payload parsing for the IDtoApptio driver.</text:p>
          </table:table-cell>
          <table:table-cell office:value-type="string" table:style-name="ce18">
            <text:p>Fixed code and 3 tests using the simplified payload for now.</text:p>
          </table:table-cell>
          <table:table-cell table:number-columns-repeated="16375"/>
        </table:table-row>
        <table:table-row table:style-name="ro14" table:visibility="collapse">
          <table:table-cell office:value-type="float" office:value="927" table:formula="of:=[.A2045]" table:style-name="ce17">
            <text:p>927</text:p>
          </table:table-cell>
          <table:table-cell table:style-name="ce19"/>
          <table:table-cell office:value-type="string" table:style-name="ce4">
            <text:p>BILLED</text:p>
          </table:table-cell>
          <table:table-cell office:value-type="float" office:value="0.14527777786133811" table:formula="of:=IF(AND([.F2046] &lt;&gt; &quot;&quot;;[.G2046] &lt;&gt; &quot;&quot;);([.G2046]-[.F2046])*24;&quot;---&quot;)" table:style-name="ce4">
            <text:p>0.145</text:p>
          </table:table-cell>
          <table:table-cell office:value-type="string" table:style-name="ce25">
            <text:p>IDtoEmployeeSvc</text:p>
          </table:table-cell>
          <table:table-cell office:value-type="date" office:date-value="2025-08-04T10:55:00" table:style-name="ce14">
            <text:p>8/4/25 10:55 AM</text:p>
          </table:table-cell>
          <table:table-cell office:value-type="date" office:date-value="2025-08-04T11:03:43" table:style-name="ce14">
            <text:p>8/4/25 11:03 AM</text:p>
          </table:table-cell>
          <table:table-cell office:value-type="string" table:style-name="ce16">
            <text:p>Worked on setting up to develop on 12.5.6 for IDtoEmployeeSvc with Gokul.</text:p>
          </table:table-cell>
          <table:table-cell table:style-name="ce18"/>
          <table:table-cell table:number-columns-repeated="16375"/>
        </table:table-row>
        <table:table-row table:style-name="ro14" table:visibility="collapse">
          <table:table-cell office:value-type="float" office:value="927" table:formula="of:=[.A2046]" table:style-name="ce17">
            <text:p>927</text:p>
          </table:table-cell>
          <table:table-cell table:style-name="ce19"/>
          <table:table-cell office:value-type="string" table:style-name="ce4">
            <text:p>BILLED</text:p>
          </table:table-cell>
          <table:table-cell office:value-type="float" office:value="0.20361111121019349" table:formula="of:=IF(AND([.F2047] &lt;&gt; &quot;&quot;;[.G2047] &lt;&gt; &quot;&quot;);([.G2047]-[.F2047])*24;&quot;---&quot;)" table:style-name="ce4">
            <text:p>0.204</text:p>
          </table:table-cell>
          <table:table-cell office:value-type="string" table:style-name="ce25">
            <text:p>mtg-MyAccess</text:p>
          </table:table-cell>
          <table:table-cell office:value-type="date" office:date-value="2025-08-04T12:05:00" table:style-name="ce14">
            <text:p>8/4/25 12:05 PM</text:p>
          </table:table-cell>
          <table:table-cell office:value-type="date" office:date-value="2025-08-04T12:17:13" table:style-name="ce14">
            <text:p>8/4/25 12:17 PM</text:p>
          </table:table-cell>
          <table:table-cell office:value-type="string" table:style-name="ce16">
            <text:p>#</text:p>
          </table:table-cell>
          <table:table-cell table:style-name="ce18"/>
          <table:table-cell table:number-columns-repeated="16375"/>
        </table:table-row>
        <table:table-row table:style-name="ro14" table:visibility="collapse">
          <table:table-cell office:value-type="float" office:value="927" table:formula="of:=[.A2047]" table:style-name="ce17">
            <text:p>927</text:p>
          </table:table-cell>
          <table:table-cell table:style-name="ce19"/>
          <table:table-cell office:value-type="string" table:style-name="ce4">
            <text:p>BILLED</text:p>
          </table:table-cell>
          <table:table-cell office:value-type="float" office:value="4.2649999998975545" table:formula="of:=IF(AND([.F2048] &lt;&gt; &quot;&quot;;[.G2048] &lt;&gt; &quot;&quot;);([.G2048]-[.F2048])*24;&quot;---&quot;)" table:style-name="ce4">
            <text:p>4.265</text:p>
          </table:table-cell>
          <table:table-cell office:value-type="string" table:style-name="ce25">
            <text:p>Idtoapptio</text:p>
          </table:table-cell>
          <table:table-cell office:value-type="date" office:date-value="2025-08-04T12:42:19" table:style-name="ce14">
            <text:p>8/4/25 12:42 PM</text:p>
          </table:table-cell>
          <table:table-cell office:value-type="date" office:date-value="2025-08-04T16:58:13" table:style-name="ce14">
            <text:p>8/4/25 04:58 PM</text:p>
          </table:table-cell>
          <table:table-cell office:value-type="string" table:style-name="ce21">
            <text:p># pass up through 1.2 using the simple parsing method.</text:p>
          </table:table-cell>
          <table:table-cell table:style-name="ce18"/>
          <table:table-cell table:number-columns-repeated="16375"/>
        </table:table-row>
        <table:table-row table:style-name="ro14" table:visibility="collapse">
          <table:table-cell office:value-type="float" office:value="927" table:formula="of:=[.A2048]" table:style-name="ce17">
            <text:p>927</text:p>
          </table:table-cell>
          <table:table-cell table:style-name="ce19"/>
          <table:table-cell office:value-type="string" table:style-name="ce4">
            <text:p>BILLED</text:p>
          </table:table-cell>
          <table:table-cell office:value-type="float" office:value="0.40277777781011537" table:formula="of:=IF(AND([.F2049] &lt;&gt; &quot;&quot;;[.G2049] &lt;&gt; &quot;&quot;);([.G2049]-[.F2049])*24;&quot;---&quot;)" table:style-name="ce4">
            <text:p>0.403</text:p>
          </table:table-cell>
          <table:table-cell office:value-type="string" table:style-name="ce25">
            <text:p>Idtoapptio</text:p>
          </table:table-cell>
          <table:table-cell office:value-type="date" office:date-value="2025-08-04T16:58:13" table:style-name="ce14">
            <text:p>8/4/25 04:58 PM</text:p>
          </table:table-cell>
          <table:table-cell office:value-type="date" office:date-value="2025-08-04T17:22:23" table:style-name="ce14">
            <text:p>8/4/25 05:22 PM</text:p>
          </table:table-cell>
          <table:table-cell office:value-type="string" table:style-name="ce22">
            <text:p># baslineining, . .checking next steps</text:p>
          </table:table-cell>
          <table:table-cell table:style-name="ce18"/>
          <table:table-cell table:number-columns-repeated="16375"/>
        </table:table-row>
        <table:table-row table:style-name="ro14" table:visibility="collapse">
          <table:table-cell office:value-type="float" office:value="927" table:formula="of:=[.A2049]" table:style-name="ce17">
            <text:p>927</text:p>
          </table:table-cell>
          <table:table-cell table:style-name="ce19"/>
          <table:table-cell office:value-type="string" table:style-name="ce4">
            <text:p>BILLED</text:p>
          </table:table-cell>
          <table:table-cell office:value-type="float" office:value="0.20833333331393078" table:formula="of:=IF(AND([.F2050] &lt;&gt; &quot;&quot;;[.G2050] &lt;&gt; &quot;&quot;);([.G2050]-[.F2050])*24;&quot;---&quot;)" table:style-name="ce4">
            <text:p>0.208</text:p>
          </table:table-cell>
          <table:table-cell office:value-type="string" table:style-name="ce25">
            <text:p>Idtoapptio</text:p>
          </table:table-cell>
          <table:table-cell office:value-type="date" office:date-value="2025-08-04T17:22:23" table:style-name="ce14">
            <text:p>8/4/25 05:22 PM</text:p>
          </table:table-cell>
          <table:table-cell office:value-type="date" office:date-value="2025-08-04T17:34:53" table:style-name="ce14">
            <text:p>8/4/25 05:34 PM</text:p>
          </table:table-cell>
          <table:table-cell office:value-type="string" table:style-name="ce21">
            <text:p># need to write deprovision, removal of roles to see match with no roles tobegin with work properly.</text:p>
          </table:table-cell>
          <table:table-cell table:style-name="ce18"/>
          <table:table-cell table:number-columns-repeated="16375"/>
        </table:table-row>
        <table:table-row table:style-name="ro14" table:visibility="collapse">
          <table:table-cell office:value-type="float" office:value="927" table:formula="of:=[.A2050]" table:style-name="ce17">
            <text:p>927</text:p>
          </table:table-cell>
          <table:table-cell table:number-columns-repeated="2" table:style-name="ce4"/>
          <table:table-cell office:value-type="string" office:string-value="---" table:formula="of:=IF(AND([.F2051] &lt;&gt; &quot;&quot;;[.G2051] &lt;&gt; &quot;&quot;);([.G2051]-[.F2051])*24;&quot;---&quot;)" table:style-name="ce4">
            <text:p>---</text:p>
          </table:table-cell>
          <table:table-cell table:style-name="ce25"/>
          <table:table-cell table:number-columns-repeated="2" table:style-name="ce14"/>
          <table:table-cell table:style-name="ce21"/>
          <table:table-cell table:style-name="ce18"/>
          <table:table-cell table:number-columns-repeated="16375"/>
        </table:table-row>
        <table:table-row table:style-name="ro14" table:visibility="collapse">
          <table:table-cell office:value-type="float" office:value="927" table:formula="of:=[.A2051]" table:style-name="ce17">
            <text:p>927</text:p>
          </table:table-cell>
          <table:table-cell table:style-name="ce31"/>
          <table:table-cell table:style-name="ce4"/>
          <table:table-cell office:value-type="string" office:string-value="---" table:formula="of:=IF(AND([.F2052] &lt;&gt; &quot;&quot;;[.G2052] &lt;&gt; &quot;&quot;);([.G2052]-[.F2052])*24;&quot;---&quot;)" table:style-name="ce4">
            <text:p>---</text:p>
          </table:table-cell>
          <table:table-cell table:style-name="ce25"/>
          <table:table-cell table:number-columns-repeated="2" table:style-name="ce14"/>
          <table:table-cell table:style-name="ce21"/>
          <table:table-cell table:style-name="ce18"/>
          <table:table-cell table:number-columns-repeated="16375"/>
        </table:table-row>
        <table:table-row table:style-name="ro14" table:visibility="collapse">
          <table:table-cell office:value-type="float" office:value="927" table:formula="of:=[.A2052]" table:style-name="ce17">
            <text:p>927</text:p>
          </table:table-cell>
          <table:table-cell table:style-name="ce19"/>
          <table:table-cell table:style-name="ce4"/>
          <table:table-cell office:value-type="string" office:string-value="---" table:formula="of:=IF(AND([.F2053] &lt;&gt; &quot;&quot;;[.G2053] &lt;&gt; &quot;&quot;);([.G2053]-[.F2053])*24;&quot;---&quot;)" table:style-name="ce4">
            <text:p>---</text:p>
          </table:table-cell>
          <table:table-cell table:style-name="ce25"/>
          <table:table-cell table:number-columns-repeated="2" table:style-name="ce14"/>
          <table:table-cell table:style-name="ce21"/>
          <table:table-cell table:style-name="ce18"/>
          <table:table-cell table:number-columns-repeated="16375"/>
        </table:table-row>
        <table:table-row table:style-name="ro14" table:visibility="collapse">
          <table:table-cell office:value-type="float" office:value="927" table:formula="of:=[.A2053]" table:style-name="ce17">
            <text:p>927</text:p>
          </table:table-cell>
          <table:table-cell table:style-name="ce19"/>
          <table:table-cell table:style-name="ce4"/>
          <table:table-cell office:value-type="string" office:string-value="---" table:formula="of:=IF(AND([.F2054] &lt;&gt; &quot;&quot;;[.G2054] &lt;&gt; &quot;&quot;);([.G2054]-[.F2054])*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14" table:visibility="collapse">
          <table:table-cell office:value-type="float" office:value="927" table:formula="of:=[.A2054]" table:style-name="ce17">
            <text:p>927</text:p>
          </table:table-cell>
          <table:table-cell table:style-name="ce19"/>
          <table:table-cell table:style-name="ce4"/>
          <table:table-cell office:value-type="string" office:string-value="---" table:formula="of:=IF(AND([.F2055] &lt;&gt; &quot;&quot;;[.G2055] &lt;&gt; &quot;&quot;);([.G2055]-[.F2055])*24;&quot;---&quot;)" table:style-name="ce4">
            <text:p>---</text:p>
          </table:table-cell>
          <table:table-cell office:value-type="string" table:style-name="ce20">
            <text:p>working on UC-LEAVE3.1-UserTerm</text:p>
          </table:table-cell>
          <table:table-cell table:number-columns-repeated="2" table:style-name="ce14"/>
          <table:table-cell table:style-name="ce21"/>
          <table:table-cell table:style-name="ce18"/>
          <table:table-cell table:number-columns-repeated="16375"/>
        </table:table-row>
        <table:table-row table:style-name="ro14" table:visibility="collapse">
          <table:table-cell office:value-type="float" office:value="927" table:formula="of:=[.A2055]" table:style-name="ce17">
            <text:p>927</text:p>
          </table:table-cell>
          <table:table-cell table:style-name="ce19"/>
          <table:table-cell table:style-name="ce4"/>
          <table:table-cell office:value-type="string" office:string-value="---" table:formula="of:=IF(AND([.F2056] &lt;&gt; &quot;&quot;;[.G2056] &lt;&gt; &quot;&quot;);([.G2056]-[.F2056])*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14" table:visibility="collapse">
          <table:table-cell office:value-type="float" office:value="927" table:formula="of:=[.A2056]" table:style-name="ce17">
            <text:p>927</text:p>
          </table:table-cell>
          <table:table-cell table:style-name="ce19"/>
          <table:table-cell table:style-name="ce4"/>
          <table:table-cell office:value-type="string" office:string-value="---" table:formula="of:=IF(AND([.F2057] &lt;&gt; &quot;&quot;;[.G2057] &lt;&gt; &quot;&quot;);([.G2057]-[.F2057])*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14" table:visibility="collapse">
          <table:table-cell office:value-type="float" office:value="927" table:formula="of:=[.A2057]" table:style-name="ce17">
            <text:p>927</text:p>
          </table:table-cell>
          <table:table-cell table:style-name="ce19"/>
          <table:table-cell table:style-name="ce4"/>
          <table:table-cell office:value-type="string" office:string-value="---" table:formula="of:=IF(AND([.F2058] &lt;&gt; &quot;&quot;;[.G2058] &lt;&gt; &quot;&quot;);([.G2058]-[.F2058])*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14" table:visibility="collapse">
          <table:table-cell office:value-type="float" office:value="927" table:formula="of:=[.A2058]" table:style-name="ce17">
            <text:p>927</text:p>
          </table:table-cell>
          <table:table-cell table:style-name="ce19"/>
          <table:table-cell table:style-name="ce4"/>
          <table:table-cell office:value-type="string" office:string-value="---" table:formula="of:=IF(AND([.F2059] &lt;&gt; &quot;&quot;;[.G2059] &lt;&gt; &quot;&quot;);([.G2059]-[.F2059])*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059]" table:style-name="ce17">
            <text:p>927</text:p>
          </table:table-cell>
          <table:table-cell table:style-name="ce19"/>
          <table:table-cell table:style-name="ce4"/>
          <table:table-cell office:value-type="string" office:string-value="---" table:formula="of:=IF(AND([.F2060] &lt;&gt; &quot;&quot;;[.G2060] &lt;&gt; &quot;&quot;);([.G2060]-[.F2060])*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060]" table:style-name="ce17">
            <text:p>927</text:p>
          </table:table-cell>
          <table:table-cell table:style-name="ce19"/>
          <table:table-cell table:style-name="ce4"/>
          <table:table-cell office:value-type="string" office:string-value="---" table:formula="of:=IF(AND([.F2061] &lt;&gt; &quot;&quot;;[.G2061] &lt;&gt; &quot;&quot;);([.G2061]-[.F2061])*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061]" table:style-name="ce17">
            <text:p>927</text:p>
          </table:table-cell>
          <table:table-cell table:style-name="ce19"/>
          <table:table-cell table:style-name="ce4"/>
          <table:table-cell office:value-type="string" office:string-value="---" table:formula="of:=IF(AND([.F2062] &lt;&gt; &quot;&quot;;[.G2062] &lt;&gt; &quot;&quot;);([.G2062]-[.F2062])*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062]" table:style-name="ce17">
            <text:p>927</text:p>
          </table:table-cell>
          <table:table-cell table:style-name="ce19"/>
          <table:table-cell table:style-name="ce4"/>
          <table:table-cell office:value-type="string" office:string-value="---" table:formula="of:=IF(AND([.F2063] &lt;&gt; &quot;&quot;;[.G2063] &lt;&gt; &quot;&quot;);([.G2063]-[.F2063])*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063]" table:style-name="ce17">
            <text:p>927</text:p>
          </table:table-cell>
          <table:table-cell table:style-name="ce19"/>
          <table:table-cell table:style-name="ce4"/>
          <table:table-cell office:value-type="string" office:string-value="---" table:formula="of:=IF(AND([.F2064] &lt;&gt; &quot;&quot;;[.G2064] &lt;&gt; &quot;&quot;);([.G2064]-[.F206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064]" table:style-name="ce17">
            <text:p>927</text:p>
          </table:table-cell>
          <table:table-cell office:value-type="float" office:value="8.25" table:formula="of:=COM.MICROSOFT.CEILING([.C2065];0.25)" table:style-name="ce19">
            <text:p>8.250</text:p>
          </table:table-cell>
          <table:table-cell office:value-type="float" office:value="8.2411111111287028" table:formula="of:=SUM([.D2065:.D2087])" table:style-name="ce4">
            <text:p>8.241</text:p>
          </table:table-cell>
          <table:table-cell office:value-type="string" office:string-value="---" table:formula="of:=IF(AND([.F2065] &lt;&gt; &quot;&quot;;[.G2065] &lt;&gt; &quot;&quot;);([.G2065]-[.F2065])*24;&quot;---&quot;)" table:style-name="ce4">
            <text:p>---</text:p>
          </table:table-cell>
          <table:table-cell office:value-type="date" office:date-value="2025-08-05T00:00:00" table:style-name="ce20">
            <text:p>5-Aug</text:p>
          </table:table-cell>
          <table:table-cell table:number-columns-repeated="2" table:style-name="ce14"/>
          <table:table-cell table:style-name="ce13"/>
          <table:table-cell table:style-name="ce15"/>
          <table:table-cell table:number-columns-repeated="16375"/>
        </table:table-row>
        <table:table-row table:style-name="ro14" table:visibility="collapse">
          <table:table-cell office:value-type="float" office:value="927" table:formula="of:=[.A2065]" table:style-name="ce17">
            <text:p>927</text:p>
          </table:table-cell>
          <table:table-cell table:style-name="ce19"/>
          <table:table-cell office:value-type="string" table:style-name="ce4">
            <text:p>BILLED</text:p>
          </table:table-cell>
          <table:table-cell office:value-type="float" office:value="0.16666666668606922" table:formula="of:=IF(AND([.F2066] &lt;&gt; &quot;&quot;;[.G2066] &lt;&gt; &quot;&quot;);([.G2066]-[.F2066])*24;&quot;---&quot;)" table:style-name="ce4">
            <text:p>0.167</text:p>
          </table:table-cell>
          <table:table-cell office:value-type="string" table:style-name="ce20">
            <text:p>mtg-Daily</text:p>
          </table:table-cell>
          <table:table-cell office:value-type="date" office:date-value="2025-08-05T08:30:00" table:style-name="ce14">
            <text:p>8/5/25 08:30 AM</text:p>
          </table:table-cell>
          <table:table-cell office:value-type="date" office:date-value="2025-08-05T08:40:00" table:style-name="ce14">
            <text:p>8/5/25 08:40 AM</text:p>
          </table:table-cell>
          <table:table-cell office:value-type="string" table:style-name="ce21">
            <text:p>Daily meetings with the team. Weekly EE backlog.</text:p>
          </table:table-cell>
          <table:table-cell table:style-name="ce15"/>
          <table:table-cell table:number-columns-repeated="16375"/>
        </table:table-row>
        <table:table-row table:style-name="ro14" table:visibility="collapse">
          <table:table-cell office:value-type="float" office:value="927" table:formula="of:=[.A2066]" table:style-name="ce17">
            <text:p>927</text:p>
          </table:table-cell>
          <table:table-cell table:style-name="ce4"/>
          <table:table-cell office:value-type="string" table:style-name="ce4">
            <text:p>BILLED</text:p>
          </table:table-cell>
          <table:table-cell office:value-type="float" office:value="1.1166666666395031" table:formula="of:=IF(AND([.F2067] &lt;&gt; &quot;&quot;;[.G2067] &lt;&gt; &quot;&quot;);([.G2067]-[.F2067])*24;&quot;---&quot;)" table:style-name="ce4">
            <text:p>1.117</text:p>
          </table:table-cell>
          <table:table-cell office:value-type="string" table:style-name="ce20">
            <text:p>IDtoapptio</text:p>
          </table:table-cell>
          <table:table-cell office:value-type="date" office:date-value="2025-08-05T09:40:00" table:style-name="ce14">
            <text:p>8/5/25 09:40 AM</text:p>
          </table:table-cell>
          <table:table-cell office:value-type="date" office:date-value="2025-08-05T10:47:00" table:style-name="ce14">
            <text:p>8/5/25 10:47 AM</text:p>
          </table:table-cell>
          <table:table-cell office:value-type="string" table:style-name="ce20">
            <text:p>Worked on setting new name for IDtoApptioFrontDoor phase 1 driver. Worked on deprovision functionality. Worked on testing the TargetProcess API for phase two of the driver. Worked on JSP for MyAccess Roles collection.</text:p>
          </table:table-cell>
          <table:table-cell office:value-type="string" table:style-name="ce18">
            <text:p>Need deprovision functionality, to finish reset of roles on a match scenario.</text:p>
          </table:table-cell>
          <table:table-cell table:number-columns-repeated="16375"/>
        </table:table-row>
        <table:table-row table:style-name="ro14" table:visibility="collapse">
          <table:table-cell office:value-type="float" office:value="927" table:formula="of:=[.A2067]" table:style-name="ce17">
            <text:p>927</text:p>
          </table:table-cell>
          <table:table-cell table:style-name="ce19"/>
          <table:table-cell office:value-type="string" table:style-name="ce4">
            <text:p>BILLED</text:p>
          </table:table-cell>
          <table:table-cell office:value-type="float" office:value="0.46666666661622003" table:formula="of:=IF(AND([.F2068] &lt;&gt; &quot;&quot;;[.G2068] &lt;&gt; &quot;&quot;);([.G2068]-[.F2068])*24;&quot;---&quot;)" table:style-name="ce4">
            <text:p>0.467</text:p>
          </table:table-cell>
          <table:table-cell office:value-type="string" table:style-name="ce20">
            <text:p>IDtoapptio</text:p>
          </table:table-cell>
          <table:table-cell office:value-type="date" office:date-value="2025-08-05T10:47:00" table:style-name="ce14">
            <text:p>8/5/25 10:47 AM</text:p>
          </table:table-cell>
          <table:table-cell office:value-type="date" office:date-value="2025-08-05T11:15:00" table:style-name="ce14">
            <text:p>8/5/25 11:15 AM</text:p>
          </table:table-cell>
          <table:table-cell office:value-type="string" table:style-name="ce21">
            <text:p># Worked on targetprocess api notes</text:p>
          </table:table-cell>
          <table:table-cell table:style-name="ce18"/>
          <table:table-cell table:number-columns-repeated="16375"/>
        </table:table-row>
        <table:table-row table:style-name="ro14" table:visibility="collapse">
          <table:table-cell office:value-type="float" office:value="927" table:formula="of:=[.A2068]" table:style-name="ce17">
            <text:p>927</text:p>
          </table:table-cell>
          <table:table-cell table:style-name="ce19"/>
          <table:table-cell office:value-type="string" table:style-name="ce4">
            <text:p>BILLED</text:p>
          </table:table-cell>
          <table:table-cell office:value-type="float" office:value="0.60194444441003725" table:formula="of:=IF(AND([.F2069] &lt;&gt; &quot;&quot;;[.G2069] &lt;&gt; &quot;&quot;);([.G2069]-[.F2069])*24;&quot;---&quot;)" table:style-name="ce4">
            <text:p>0.602</text:p>
          </table:table-cell>
          <table:table-cell office:value-type="string" table:style-name="ce20">
            <text:p>git training</text:p>
          </table:table-cell>
          <table:table-cell office:value-type="date" office:date-value="2025-08-05T11:15:00" table:style-name="ce14">
            <text:p>8/5/25 11:15 AM</text:p>
          </table:table-cell>
          <table:table-cell office:value-type="date" office:date-value="2025-08-05T11:51:07" table:style-name="ce14">
            <text:p>8/5/25 11:51 AM</text:p>
          </table:table-cell>
          <table:table-cell office:value-type="string" table:style-name="ce13">
            <text:p>Worked on prerequisite tasks for Git training.</text:p>
          </table:table-cell>
          <table:table-cell table:style-name="ce18"/>
          <table:table-cell table:number-columns-repeated="16375"/>
        </table:table-row>
        <table:table-row table:style-name="ro14" table:visibility="collapse">
          <table:table-cell office:value-type="float" office:value="927" table:formula="of:=[.A2069]" table:style-name="ce17">
            <text:p>927</text:p>
          </table:table-cell>
          <table:table-cell table:style-name="ce19"/>
          <table:table-cell office:value-type="string" table:style-name="ce4">
            <text:p>BILLED</text:p>
          </table:table-cell>
          <table:table-cell office:value-type="float" office:value="0.96166666672797874" table:formula="of:=IF(AND([.F2070] &lt;&gt; &quot;&quot;;[.G2070] &lt;&gt; &quot;&quot;);([.G2070]-[.F2070])*24;&quot;---&quot;)" table:style-name="ce4">
            <text:p>0.962</text:p>
          </table:table-cell>
          <table:table-cell office:value-type="string" table:style-name="ce20">
            <text:p>BAES</text:p>
          </table:table-cell>
          <table:table-cell office:value-type="date" office:date-value="2025-08-05T11:51:07" table:style-name="ce14">
            <text:p>8/5/25 11:51 AM</text:p>
          </table:table-cell>
          <table:table-cell office:value-type="date" office:date-value="2025-08-05T12:48:49" table:style-name="ce14">
            <text:p>8/5/25 12:48 PM</text:p>
          </table:table-cell>
          <table:table-cell office:value-type="string" table:style-name="ce26">
            <text:p>Worked on fixing the latest BAES IDM Upgrade plan.</text:p>
          </table:table-cell>
          <table:table-cell office:value-type="string" table:style-name="ce18">
            <text:p>Gary requested a review of the upgrade plan we're doing for them.</text:p>
          </table:table-cell>
          <table:table-cell table:number-columns-repeated="16375"/>
        </table:table-row>
        <table:table-row table:style-name="ro14" table:visibility="collapse">
          <table:table-cell office:value-type="float" office:value="927" table:formula="of:=[.A2070]" table:style-name="ce17">
            <text:p>927</text:p>
          </table:table-cell>
          <table:table-cell table:style-name="ce19"/>
          <table:table-cell office:value-type="string" table:style-name="ce4">
            <text:p>BILLED</text:p>
          </table:table-cell>
          <table:table-cell office:value-type="float" office:value="1.2697222221759148" table:formula="of:=IF(AND([.F2071] &lt;&gt; &quot;&quot;;[.G2071] &lt;&gt; &quot;&quot;);([.G2071]-[.F2071])*24;&quot;---&quot;)" table:style-name="ce4">
            <text:p>1.270</text:p>
          </table:table-cell>
          <table:table-cell office:value-type="string" table:style-name="ce20">
            <text:p>idtoaptio</text:p>
          </table:table-cell>
          <table:table-cell office:value-type="date" office:date-value="2025-08-05T12:48:49" table:style-name="ce14">
            <text:p>8/5/25 12:48 PM</text:p>
          </table:table-cell>
          <table:table-cell office:value-type="date" office:date-value="2025-08-05T14:05:00" table:style-name="ce14">
            <text:p>8/5/25 02:05 PM</text:p>
          </table:table-cell>
          <table:table-cell office:value-type="string" table:style-name="ce13">
            <text:p>#mike call, back on tests</text:p>
          </table:table-cell>
          <table:table-cell table:style-name="ce18"/>
          <table:table-cell table:number-columns-repeated="16375"/>
        </table:table-row>
        <table:table-row table:style-name="ro14" table:visibility="collapse">
          <table:table-cell office:value-type="float" office:value="927" table:formula="of:=[.A2071]" table:style-name="ce17">
            <text:p>927</text:p>
          </table:table-cell>
          <table:table-cell table:style-name="ce19"/>
          <table:table-cell office:value-type="string" table:style-name="ce4">
            <text:p>BILLED</text:p>
          </table:table-cell>
          <table:table-cell office:value-type="float" office:value="0.58333333331393078" table:formula="of:=IF(AND([.F2072] &lt;&gt; &quot;&quot;;[.G2072] &lt;&gt; &quot;&quot;);([.G2072]-[.F2072])*24;&quot;---&quot;)" table:style-name="ce4">
            <text:p>0.583</text:p>
          </table:table-cell>
          <table:table-cell office:value-type="string" table:style-name="ce20">
            <text:p>mtg-Backlog</text:p>
          </table:table-cell>
          <table:table-cell office:value-type="date" office:date-value="2025-08-05T14:05:00" table:style-name="ce14">
            <text:p>8/5/25 02:05 PM</text:p>
          </table:table-cell>
          <table:table-cell office:value-type="date" office:date-value="2025-08-05T14:40:00" table:style-name="ce14">
            <text:p>8/5/25 02:40 PM</text:p>
          </table:table-cell>
          <table:table-cell office:value-type="string" table:style-name="ce13">
            <text:p>#just got off with mike: we have a Users' role file; but we need a Roles' user file, doing javascript poc</text:p>
          </table:table-cell>
          <table:table-cell table:style-name="ce18"/>
          <table:table-cell table:number-columns-repeated="16375"/>
        </table:table-row>
        <table:table-row table:style-name="ro14" table:visibility="collapse">
          <table:table-cell office:value-type="float" office:value="927" table:formula="of:=[.A2072]" table:style-name="ce17">
            <text:p>927</text:p>
          </table:table-cell>
          <table:table-cell table:style-name="ce19"/>
          <table:table-cell office:value-type="string" table:style-name="ce4">
            <text:p>BILLED</text:p>
          </table:table-cell>
          <table:table-cell office:value-type="float" office:value="0.87000000011175871" table:formula="of:=IF(AND([.F2073] &lt;&gt; &quot;&quot;;[.G2073] &lt;&gt; &quot;&quot;);([.G2073]-[.F2073])*24;&quot;---&quot;)" table:style-name="ce4">
            <text:p>0.870</text:p>
          </table:table-cell>
          <table:table-cell office:value-type="string" table:style-name="ce20">
            <text:p>idtoaptio</text:p>
          </table:table-cell>
          <table:table-cell office:value-type="date" office:date-value="2025-08-05T14:40:00" table:style-name="ce14">
            <text:p>8/5/25 02:40 PM</text:p>
          </table:table-cell>
          <table:table-cell office:value-type="date" office:date-value="2025-08-05T15:32:12" table:style-name="ce14">
            <text:p>8/5/25 03:32 PM</text:p>
          </table:table-cell>
          <table:table-cell office:value-type="string" table:style-name="ce13">
            <text:p>#working on poc for user to role file</text:p>
          </table:table-cell>
          <table:table-cell table:style-name="ce15"/>
          <table:table-cell table:number-columns-repeated="16375"/>
        </table:table-row>
        <table:table-row table:style-name="ro14" table:visibility="collapse">
          <table:table-cell office:value-type="float" office:value="927" table:formula="of:=[.A2073]" table:style-name="ce17">
            <text:p>927</text:p>
          </table:table-cell>
          <table:table-cell table:style-name="ce19"/>
          <table:table-cell office:value-type="string" table:style-name="ce4">
            <text:p>BILLED</text:p>
          </table:table-cell>
          <table:table-cell office:value-type="float" office:value="0.11111111106583849" table:formula="of:=IF(AND([.F2074] &lt;&gt; &quot;&quot;;[.G2074] &lt;&gt; &quot;&quot;);([.G2074]-[.F2074])*24;&quot;---&quot;)" table:style-name="ce4">
            <text:p>0.111</text:p>
          </table:table-cell>
          <table:table-cell office:value-type="string" table:style-name="ce20">
            <text:p>IDtoCoupa</text:p>
          </table:table-cell>
          <table:table-cell office:value-type="date" office:date-value="2025-08-05T15:32:12" table:style-name="ce14">
            <text:p>8/5/25 03:32 PM</text:p>
          </table:table-cell>
          <table:table-cell office:value-type="date" office:date-value="2025-08-05T15:38:52" table:style-name="ce14">
            <text:p>8/5/25 03:38 PM</text:p>
          </table:table-cell>
          <table:table-cell office:value-type="string" table:style-name="ce13">
            <text:p>Worked on reviewing IDtoCoupa merge request for Gokul.</text:p>
          </table:table-cell>
          <table:table-cell table:style-name="ce18"/>
          <table:table-cell table:number-columns-repeated="16375"/>
        </table:table-row>
        <table:table-row table:style-name="ro14" table:visibility="collapse">
          <table:table-cell office:value-type="float" office:value="927" table:formula="of:=[.A2074]" table:style-name="ce17">
            <text:p>927</text:p>
          </table:table-cell>
          <table:table-cell table:style-name="ce4"/>
          <table:table-cell office:value-type="string" table:style-name="ce4">
            <text:p>BILLED</text:p>
          </table:table-cell>
          <table:table-cell office:value-type="float" office:value="1.4599999999045394" table:formula="of:=IF(AND([.F2075] &lt;&gt; &quot;&quot;;[.G2075] &lt;&gt; &quot;&quot;);([.G2075]-[.F2075])*24;&quot;---&quot;)" table:style-name="ce4">
            <text:p>1.460</text:p>
          </table:table-cell>
          <table:table-cell office:value-type="string" table:style-name="ce20">
            <text:p>idtoaptio</text:p>
          </table:table-cell>
          <table:table-cell office:value-type="date" office:date-value="2025-08-05T15:38:52" table:style-name="ce14">
            <text:p>8/5/25 03:38 PM</text:p>
          </table:table-cell>
          <table:table-cell office:value-type="date" office:date-value="2025-08-05T17:06:28" table:style-name="ce14">
            <text:p>8/5/25 05:06 PM</text:p>
          </table:table-cell>
          <table:table-cell office:value-type="string" table:style-name="ce13">
            <text:p># finishing poc to get role data back.</text:p>
          </table:table-cell>
          <table:table-cell table:style-name="ce18"/>
          <table:table-cell table:number-columns-repeated="16375"/>
        </table:table-row>
        <table:table-row table:style-name="ro14" table:visibility="collapse">
          <table:table-cell office:value-type="float" office:value="927" table:formula="of:=[.A2075]" table:style-name="ce17">
            <text:p>927</text:p>
          </table:table-cell>
          <table:table-cell table:style-name="ce19"/>
          <table:table-cell office:value-type="string" table:style-name="ce4">
            <text:p>BILLED</text:p>
          </table:table-cell>
          <table:table-cell office:value-type="float" office:value="0.63333333347691223" table:formula="of:=IF(AND([.F2076] &lt;&gt; &quot;&quot;;[.G2076] &lt;&gt; &quot;&quot;);([.G2076]-[.F2076])*24;&quot;---&quot;)" table:style-name="ce4">
            <text:p>0.633</text:p>
          </table:table-cell>
          <table:table-cell office:value-type="string" table:style-name="ce20">
            <text:p>idtoaptio</text:p>
          </table:table-cell>
          <table:table-cell office:value-type="date" office:date-value="2025-08-05T17:42:49" table:style-name="ce14">
            <text:p>8/5/25 05:42 PM</text:p>
          </table:table-cell>
          <table:table-cell office:value-type="date" office:date-value="2025-08-05T18:20:49" table:style-name="ce14">
            <text:p>8/5/25 06:20 PM</text:p>
          </table:table-cell>
          <table:table-cell office:value-type="string" table:style-name="ce13">
            <text:p>#</text:p>
          </table:table-cell>
          <table:table-cell table:style-name="ce18"/>
          <table:table-cell table:number-columns-repeated="16375"/>
        </table:table-row>
        <table:table-row table:style-name="ro14" table:visibility="collapse">
          <table:table-cell office:value-type="float" office:value="927" table:formula="of:=[.A2076]" table:style-name="ce17">
            <text:p>927</text:p>
          </table:table-cell>
          <table:table-cell table:style-name="ce19"/>
          <table:table-cell table:style-name="ce4"/>
          <table:table-cell office:value-type="string" office:string-value="---" table:formula="of:=IF(AND([.F2077] &lt;&gt; &quot;&quot;;[.G2077] &lt;&gt; &quot;&quot;);([.G2077]-[.F207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077]" table:style-name="ce17">
            <text:p>927</text:p>
          </table:table-cell>
          <table:table-cell table:style-name="ce19"/>
          <table:table-cell table:style-name="ce4"/>
          <table:table-cell office:value-type="string" office:string-value="---" table:formula="of:=IF(AND([.F2078] &lt;&gt; &quot;&quot;;[.G2078] &lt;&gt; &quot;&quot;);([.G2078]-[.F2078])*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078]" table:style-name="ce17">
            <text:p>927</text:p>
          </table:table-cell>
          <table:table-cell table:style-name="ce19"/>
          <table:table-cell table:style-name="ce4"/>
          <table:table-cell office:value-type="string" office:string-value="---" table:formula="of:=IF(AND([.F2079] &lt;&gt; &quot;&quot;;[.G2079] &lt;&gt; &quot;&quot;);([.G2079]-[.F2079])*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079]" table:style-name="ce17">
            <text:p>927</text:p>
          </table:table-cell>
          <table:table-cell table:style-name="ce19"/>
          <table:table-cell table:style-name="ce4"/>
          <table:table-cell office:value-type="string" office:string-value="---" table:formula="of:=IF(AND([.F2080] &lt;&gt; &quot;&quot;;[.G2080] &lt;&gt; &quot;&quot;);([.G2080]-[.F2080])*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080]" table:style-name="ce17">
            <text:p>927</text:p>
          </table:table-cell>
          <table:table-cell table:style-name="ce19"/>
          <table:table-cell table:style-name="ce4"/>
          <table:table-cell office:value-type="string" office:string-value="---" table:formula="of:=IF(AND([.F2081] &lt;&gt; &quot;&quot;;[.G2081] &lt;&gt; &quot;&quot;);([.G2081]-[.F2081])*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081]" table:style-name="ce17">
            <text:p>927</text:p>
          </table:table-cell>
          <table:table-cell table:style-name="ce19"/>
          <table:table-cell table:style-name="ce4"/>
          <table:table-cell office:value-type="string" office:string-value="---" table:formula="of:=IF(AND([.F2082] &lt;&gt; &quot;&quot;;[.G2082] &lt;&gt; &quot;&quot;);([.G2082]-[.F2082])*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082]" table:style-name="ce17">
            <text:p>927</text:p>
          </table:table-cell>
          <table:table-cell table:style-name="ce19"/>
          <table:table-cell table:style-name="ce4"/>
          <table:table-cell office:value-type="string" office:string-value="---" table:formula="of:=IF(AND([.F2083] &lt;&gt; &quot;&quot;;[.G2083] &lt;&gt; &quot;&quot;);([.G2083]-[.F2083])*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083]" table:style-name="ce17">
            <text:p>927</text:p>
          </table:table-cell>
          <table:table-cell table:style-name="ce19"/>
          <table:table-cell table:style-name="ce4"/>
          <table:table-cell office:value-type="string" office:string-value="---" table:formula="of:=IF(AND([.F2084] &lt;&gt; &quot;&quot;;[.G2084] &lt;&gt; &quot;&quot;);([.G2084]-[.F2084])*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084]" table:style-name="ce17">
            <text:p>927</text:p>
          </table:table-cell>
          <table:table-cell table:style-name="ce19"/>
          <table:table-cell table:style-name="ce4"/>
          <table:table-cell office:value-type="string" office:string-value="---" table:formula="of:=IF(AND([.F2085] &lt;&gt; &quot;&quot;;[.G2085] &lt;&gt; &quot;&quot;);([.G2085]-[.F208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085]" table:style-name="ce17">
            <text:p>927</text:p>
          </table:table-cell>
          <table:table-cell table:style-name="ce19"/>
          <table:table-cell table:style-name="ce4"/>
          <table:table-cell office:value-type="string" office:string-value="---" table:formula="of:=IF(AND([.F2086] &lt;&gt; &quot;&quot;;[.G2086] &lt;&gt; &quot;&quot;);([.G2086]-[.F2086])*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086]" table:style-name="ce17">
            <text:p>927</text:p>
          </table:table-cell>
          <table:table-cell table:style-name="ce19"/>
          <table:table-cell table:style-name="ce4"/>
          <table:table-cell office:value-type="string" office:string-value="---" table:formula="of:=IF(AND([.F2087] &lt;&gt; &quot;&quot;;[.G2087] &lt;&gt; &quot;&quot;);([.G2087]-[.F2087])*24;&quot;---&quot;)"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14" table:visibility="collapse">
          <table:table-cell office:value-type="float" office:value="927" table:formula="of:=[.A2087]" table:style-name="ce17">
            <text:p>927</text:p>
          </table:table-cell>
          <table:table-cell office:value-type="float" office:value="7" table:formula="of:=COM.MICROSOFT.CEILING([.C2088];0.25)" table:style-name="ce19">
            <text:p>7.000</text:p>
          </table:table-cell>
          <table:table-cell office:value-type="float" office:value="6.8933333333116025" table:formula="of:=SUM([.D2088:.D2108])" table:style-name="ce4">
            <text:p>6.893</text:p>
          </table:table-cell>
          <table:table-cell office:value-type="string" office:string-value="---" table:formula="of:=IF(AND([.F2088] &lt;&gt; &quot;&quot;;[.G2088] &lt;&gt; &quot;&quot;);([.G2088]-[.F2088])*24;&quot;---&quot;)" table:style-name="ce4">
            <text:p>---</text:p>
          </table:table-cell>
          <table:table-cell office:value-type="date" office:date-value="2025-08-06T00:00:00" table:style-name="ce20">
            <text:p>6-Aug</text:p>
          </table:table-cell>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088]" table:style-name="ce17">
            <text:p>927</text:p>
          </table:table-cell>
          <table:table-cell table:style-name="ce19"/>
          <table:table-cell office:value-type="string" table:style-name="ce4">
            <text:p>BILLED</text:p>
          </table:table-cell>
          <table:table-cell office:value-type="float" office:value="0.16666666668606922" table:formula="of:=IF(AND([.F2089] &lt;&gt; &quot;&quot;;[.G2089] &lt;&gt; &quot;&quot;);([.G2089]-[.F2089])*24;&quot;---&quot;)" table:style-name="ce4">
            <text:p>0.167</text:p>
          </table:table-cell>
          <table:table-cell office:value-type="string" table:style-name="ce21">
            <text:p>mtg-daily</text:p>
          </table:table-cell>
          <table:table-cell office:value-type="date" office:date-value="2025-08-06T08:30:00" table:style-name="ce14">
            <text:p>8/6/25 08:30 AM</text:p>
          </table:table-cell>
          <table:table-cell office:value-type="date" office:date-value="2025-08-06T08:40:00" table:style-name="ce14">
            <text:p>8/6/25 08:40 AM</text:p>
          </table:table-cell>
          <table:table-cell office:value-type="string" table:style-name="ce13">
            <text:p>Daily meetings with the team. <text:s/>Weekly EE/IGA sync up meeting.</text:p>
          </table:table-cell>
          <table:table-cell table:style-name="ce23"/>
          <table:table-cell table:number-columns-repeated="16375"/>
        </table:table-row>
        <table:table-row table:style-name="ro14" table:visibility="collapse">
          <table:table-cell office:value-type="float" office:value="927" table:formula="of:=[.A2089]" table:style-name="ce17">
            <text:p>927</text:p>
          </table:table-cell>
          <table:table-cell table:style-name="ce19"/>
          <table:table-cell office:value-type="string" table:style-name="ce4">
            <text:p>BILLED</text:p>
          </table:table-cell>
          <table:table-cell office:value-type="float" office:value="0.33333333337213844" table:formula="of:=IF(AND([.F2090] &lt;&gt; &quot;&quot;;[.G2090] &lt;&gt; &quot;&quot;);([.G2090]-[.F2090])*24;&quot;---&quot;)" table:style-name="ce4">
            <text:p>0.333</text:p>
          </table:table-cell>
          <table:table-cell office:value-type="string" table:style-name="ce21">
            <text:p>IDtoApptio</text:p>
          </table:table-cell>
          <table:table-cell office:value-type="date" office:date-value="2025-08-06T09:10:00" table:style-name="ce14">
            <text:p>8/6/25 09:10 AM</text:p>
          </table:table-cell>
          <table:table-cell office:value-type="date" office:date-value="2025-08-06T09:30:00" table:style-name="ce14">
            <text:p>8/6/25 09:30 AM</text:p>
          </table:table-cell>
          <table:table-cell office:value-type="string" table:style-name="ce13">
            <text:p>Worked on IDtoApptio MyAccess roles feed file for collection. Worked on deprovision use cases in the driver.</text:p>
          </table:table-cell>
          <table:table-cell table:style-name="ce23"/>
          <table:table-cell table:number-columns-repeated="16375"/>
        </table:table-row>
        <table:table-row table:style-name="ro14" table:visibility="collapse">
          <table:table-cell office:value-type="float" office:value="927" table:formula="of:=[.A2090]" table:style-name="ce17">
            <text:p>927</text:p>
          </table:table-cell>
          <table:table-cell table:style-name="ce19"/>
          <table:table-cell office:value-type="string" table:style-name="ce4">
            <text:p>BILLED</text:p>
          </table:table-cell>
          <table:table-cell office:value-type="float" office:value="0.49999999988358468" table:formula="of:=IF(AND([.F2091] &lt;&gt; &quot;&quot;;[.G2091] &lt;&gt; &quot;&quot;);([.G2091]-[.F2091])*24;&quot;---&quot;)" table:style-name="ce4">
            <text:p>0.500</text:p>
          </table:table-cell>
          <table:table-cell office:value-type="string" table:style-name="ce21">
            <text:p>mtg-daily</text:p>
          </table:table-cell>
          <table:table-cell office:value-type="date" office:date-value="2025-08-06T09:30:00" table:style-name="ce14">
            <text:p>8/6/25 09:30 AM</text:p>
          </table:table-cell>
          <table:table-cell office:value-type="date" office:date-value="2025-08-06T10:00:00" table:style-name="ce14">
            <text:p>8/6/25 10:00 AM</text:p>
          </table:table-cell>
          <table:table-cell office:value-type="string" table:style-name="ce13">
            <text:p>#</text:p>
          </table:table-cell>
          <table:table-cell table:style-name="ce23"/>
          <table:table-cell table:number-columns-repeated="16375"/>
        </table:table-row>
        <table:table-row table:style-name="ro14" table:visibility="collapse">
          <table:table-cell office:value-type="float" office:value="927" table:formula="of:=[.A2091]" table:style-name="ce17">
            <text:p>927</text:p>
          </table:table-cell>
          <table:table-cell table:style-name="ce19"/>
          <table:table-cell office:value-type="string" table:style-name="ce4">
            <text:p>BILLED</text:p>
          </table:table-cell>
          <table:table-cell office:value-type="float" office:value="2.0000000000582077" table:formula="of:=IF(AND([.F2092] &lt;&gt; &quot;&quot;;[.G2092] &lt;&gt; &quot;&quot;);([.G2092]-[.F2092])*24;&quot;---&quot;)" table:style-name="ce4">
            <text:p>2.000</text:p>
          </table:table-cell>
          <table:table-cell office:value-type="string" table:style-name="ce21">
            <text:p>mtg-iga</text:p>
          </table:table-cell>
          <table:table-cell office:value-type="date" office:date-value="2025-08-06T10:00:00" table:style-name="ce14">
            <text:p>8/6/25 10:00 AM</text:p>
          </table:table-cell>
          <table:table-cell office:value-type="date" office:date-value="2025-08-06T12:00:00" table:style-name="ce14">
            <text:p>8/6/25 12:00 PM</text:p>
          </table:table-cell>
          <table:table-cell office:value-type="string" table:style-name="ce21">
            <text:p>#</text:p>
          </table:table-cell>
          <table:table-cell table:style-name="ce23"/>
          <table:table-cell table:number-columns-repeated="16375"/>
        </table:table-row>
        <table:table-row table:style-name="ro14" table:visibility="collapse">
          <table:table-cell office:value-type="float" office:value="927" table:formula="of:=[.A2092]" table:style-name="ce17">
            <text:p>927</text:p>
          </table:table-cell>
          <table:table-cell table:style-name="ce19"/>
          <table:table-cell office:value-type="string" table:style-name="ce4">
            <text:p>BILLED</text:p>
          </table:table-cell>
          <table:table-cell office:value-type="float" office:value="1.2500000000582077" table:formula="of:=IF(AND([.F2093] &lt;&gt; &quot;&quot;;[.G2093] &lt;&gt; &quot;&quot;);([.G2093]-[.F2093])*24;&quot;---&quot;)" table:style-name="ce4">
            <text:p>1.250</text:p>
          </table:table-cell>
          <table:table-cell office:value-type="string" table:style-name="ce21">
            <text:p>L&amp;L-git internals</text:p>
          </table:table-cell>
          <table:table-cell office:value-type="date" office:date-value="2025-08-06T12:00:00" table:style-name="ce14">
            <text:p>8/6/25 12:00 PM</text:p>
          </table:table-cell>
          <table:table-cell office:value-type="date" office:date-value="2025-08-06T13:15:00" table:style-name="ce14">
            <text:p>8/6/25 01:15 PM</text:p>
          </table:table-cell>
          <table:table-cell office:value-type="string" table:style-name="ce21">
            <text:p>L&amp;L Git internals, YEA!!</text:p>
          </table:table-cell>
          <table:table-cell table:style-name="ce23"/>
          <table:table-cell table:number-columns-repeated="16375"/>
        </table:table-row>
        <table:table-row table:style-name="ro14" table:visibility="collapse">
          <table:table-cell office:value-type="float" office:value="927" table:formula="of:=[.A2093]" table:style-name="ce17">
            <text:p>927</text:p>
          </table:table-cell>
          <table:table-cell table:style-name="ce19"/>
          <table:table-cell office:value-type="string" table:style-name="ce4">
            <text:p>BILLED</text:p>
          </table:table-cell>
          <table:table-cell office:value-type="float" office:value="0.59305555553874001" table:formula="of:=IF(AND([.F2094] &lt;&gt; &quot;&quot;;[.G2094] &lt;&gt; &quot;&quot;);([.G2094]-[.F2094])*24;&quot;---&quot;)" table:style-name="ce4">
            <text:p>0.593</text:p>
          </table:table-cell>
          <table:table-cell office:value-type="string" table:style-name="ce21">
            <text:p>IDtoApptio</text:p>
          </table:table-cell>
          <table:table-cell office:value-type="date" office:date-value="2025-08-06T13:15:00" table:style-name="ce14">
            <text:p>8/6/25 01:15 PM</text:p>
          </table:table-cell>
          <table:table-cell office:value-type="date" office:date-value="2025-08-06T13:50:35" table:style-name="ce14">
            <text:p>8/6/25 01:50 PM</text:p>
          </table:table-cell>
          <table:table-cell office:value-type="string" table:style-name="ce13">
            <text:p># time card, found out mike is on issue with Chandu</text:p>
          </table:table-cell>
          <table:table-cell table:style-name="ce23"/>
          <table:table-cell table:number-columns-repeated="16375"/>
        </table:table-row>
        <table:table-row table:style-name="ro14" table:visibility="collapse">
          <table:table-cell office:value-type="float" office:value="927" table:formula="of:=[.A2094]" table:style-name="ce17">
            <text:p>927</text:p>
          </table:table-cell>
          <table:table-cell table:style-name="ce19"/>
          <table:table-cell office:value-type="string" table:style-name="ce4">
            <text:p>BILLED</text:p>
          </table:table-cell>
          <table:table-cell office:value-type="float" office:value="0.15694444446125999" table:formula="of:=IF(AND([.F2095] &lt;&gt; &quot;&quot;;[.G2095] &lt;&gt; &quot;&quot;);([.G2095]-[.F2095])*24;&quot;---&quot;)" table:style-name="ce4">
            <text:p>0.157</text:p>
          </table:table-cell>
          <table:table-cell office:value-type="string" table:style-name="ce21">
            <text:p>IDtoApptio</text:p>
          </table:table-cell>
          <table:table-cell office:value-type="date" office:date-value="2025-08-06T13:50:35" table:style-name="ce14">
            <text:p>8/6/25 01:50 PM</text:p>
          </table:table-cell>
          <table:table-cell office:value-type="date" office:date-value="2025-08-06T14:00:00" table:style-name="ce14">
            <text:p>8/6/25 02:00 PM</text:p>
          </table:table-cell>
          <table:table-cell office:value-type="string" table:style-name="ce13">
            <text:p>#</text:p>
          </table:table-cell>
          <table:table-cell table:style-name="ce23"/>
          <table:table-cell table:number-columns-repeated="16375"/>
        </table:table-row>
        <table:table-row table:style-name="ro14" table:visibility="collapse">
          <table:table-cell office:value-type="float" office:value="927" table:formula="of:=[.A2095]" table:style-name="ce17">
            <text:p>927</text:p>
          </table:table-cell>
          <table:table-cell table:style-name="ce21"/>
          <table:table-cell office:value-type="string" table:style-name="ce4">
            <text:p>BILLED</text:p>
          </table:table-cell>
          <table:table-cell office:value-type="float" office:value="0.58388888882473111" table:formula="of:=IF(AND([.F2096] &lt;&gt; &quot;&quot;;[.G2096] &lt;&gt; &quot;&quot;);([.G2096]-[.F2096])*24;&quot;---&quot;)" table:style-name="ce4">
            <text:p>0.584</text:p>
          </table:table-cell>
          <table:table-cell office:value-type="string" table:style-name="ce21">
            <text:p>IDtoIronClad</text:p>
          </table:table-cell>
          <table:table-cell office:value-type="date" office:date-value="2025-08-06T14:00:00" table:style-name="ce14">
            <text:p>8/6/25 02:00 PM</text:p>
          </table:table-cell>
          <table:table-cell office:value-type="date" office:date-value="2025-08-06T14:35:02" table:style-name="ce14">
            <text:p>8/6/25 02:35 PM</text:p>
          </table:table-cell>
          <table:table-cell office:value-type="string" table:style-name="ce13">
            <text:p>Code review meeting with Nirosha and Gokul for the IDtoIronclad driver. Git conversation with Nirosha regarding local master branch management.</text:p>
          </table:table-cell>
          <table:table-cell table:style-name="ce23"/>
          <table:table-cell table:number-columns-repeated="16375"/>
        </table:table-row>
        <table:table-row table:style-name="ro14" table:visibility="collapse">
          <table:table-cell office:value-type="float" office:value="927" table:formula="of:=[.A2096]" table:style-name="ce17">
            <text:p>927</text:p>
          </table:table-cell>
          <table:table-cell table:style-name="ce19"/>
          <table:table-cell office:value-type="string" table:style-name="ce4">
            <text:p>BILLED</text:p>
          </table:table-cell>
          <table:table-cell office:value-type="float" office:value="9.4166666676755995E-2" table:formula="of:=IF(AND([.F2097] &lt;&gt; &quot;&quot;;[.G2097] &lt;&gt; &quot;&quot;);([.G2097]-[.F2097])*24;&quot;---&quot;)" table:style-name="ce4">
            <text:p>0.094</text:p>
          </table:table-cell>
          <table:table-cell office:value-type="string" table:style-name="ce21">
            <text:p>IDtoApptio</text:p>
          </table:table-cell>
          <table:table-cell office:value-type="date" office:date-value="2025-08-06T14:35:02" table:style-name="ce14">
            <text:p>8/6/25 02:35 PM</text:p>
          </table:table-cell>
          <table:table-cell office:value-type="date" office:date-value="2025-08-06T14:40:41" table:style-name="ce14">
            <text:p>8/6/25 02:40 PM</text:p>
          </table:table-cell>
          <table:table-cell office:value-type="string" table:style-name="ce13">
            <text:p>Worked on IDtoApptio MyAccess roles feed file for collection. Worked on deprovision use cases in the driver.</text:p>
          </table:table-cell>
          <table:table-cell table:style-name="ce23"/>
          <table:table-cell table:number-columns-repeated="16375"/>
        </table:table-row>
        <table:table-row table:style-name="ro14" table:visibility="collapse">
          <table:table-cell office:value-type="float" office:value="927" table:formula="of:=[.A2097]" table:style-name="ce17">
            <text:p>927</text:p>
          </table:table-cell>
          <table:table-cell table:style-name="ce19"/>
          <table:table-cell office:value-type="string" table:style-name="ce4">
            <text:p>BILLED</text:p>
          </table:table-cell>
          <table:table-cell office:value-type="float" office:value="0.27222222229465842" table:formula="of:=IF(AND([.F2098] &lt;&gt; &quot;&quot;;[.G2098] &lt;&gt; &quot;&quot;);([.G2098]-[.F2098])*24;&quot;---&quot;)" table:style-name="ce4">
            <text:p>0.272</text:p>
          </table:table-cell>
          <table:table-cell office:value-type="string" table:style-name="ce21">
            <text:p>IDtoIronClad</text:p>
          </table:table-cell>
          <table:table-cell office:value-type="date" office:date-value="2025-08-06T14:40:41" table:style-name="ce14">
            <text:p>8/6/25 02:40 PM</text:p>
          </table:table-cell>
          <table:table-cell office:value-type="date" office:date-value="2025-08-06T14:57:01" table:style-name="ce14">
            <text:p>8/6/25 02:57 PM</text:p>
          </table:table-cell>
          <table:table-cell office:value-type="string" table:style-name="ce21">
            <text:p># git conversation with Nirosha</text:p>
          </table:table-cell>
          <table:table-cell table:style-name="ce23"/>
          <table:table-cell table:number-columns-repeated="16375"/>
        </table:table-row>
        <table:table-row table:style-name="ro14" table:visibility="collapse">
          <table:table-cell office:value-type="float" office:value="927" table:formula="of:=[.A2098]" table:style-name="ce17">
            <text:p>927</text:p>
          </table:table-cell>
          <table:table-cell table:style-name="ce19"/>
          <table:table-cell office:value-type="string" table:style-name="ce4">
            <text:p>BILLED</text:p>
          </table:table-cell>
          <table:table-cell office:value-type="float" office:value="0.94305555545724928" table:formula="of:=IF(AND([.F2099] &lt;&gt; &quot;&quot;;[.G2099] &lt;&gt; &quot;&quot;);([.G2099]-[.F2099])*24;&quot;---&quot;)" table:style-name="ce4">
            <text:p>0.943</text:p>
          </table:table-cell>
          <table:table-cell office:value-type="string" table:style-name="ce21">
            <text:p>IDtoApptio</text:p>
          </table:table-cell>
          <table:table-cell office:value-type="date" office:date-value="2025-08-06T14:57:01" table:style-name="ce14">
            <text:p>8/6/25 02:57 PM</text:p>
          </table:table-cell>
          <table:table-cell office:value-type="date" office:date-value="2025-08-06T15:53:36" table:style-name="ce14">
            <text:p>8/6/25 03:53 PM</text:p>
          </table:table-cell>
          <table:table-cell office:value-type="string" table:style-name="ce10">
            <text:p>#</text:p>
          </table:table-cell>
          <table:table-cell table:style-name="ce23"/>
          <table:table-cell table:number-columns-repeated="16375"/>
        </table:table-row>
        <table:table-row table:style-name="ro14" table:visibility="collapse">
          <table:table-cell office:value-type="float" office:value="927" table:formula="of:=[.A2099]" table:style-name="ce17">
            <text:p>927</text:p>
          </table:table-cell>
          <table:table-cell table:style-name="ce19"/>
          <table:table-cell table:style-name="ce4"/>
          <table:table-cell office:value-type="string" office:string-value="---" table:formula="of:=IF(AND([.F2100] &lt;&gt; &quot;&quot;;[.G2100] &lt;&gt; &quot;&quot;);([.G2100]-[.F2100])*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14" table:visibility="collapse">
          <table:table-cell office:value-type="float" office:value="927" table:formula="of:=[.A2100]" table:style-name="ce17">
            <text:p>927</text:p>
          </table:table-cell>
          <table:table-cell table:style-name="ce19"/>
          <table:table-cell table:style-name="ce4"/>
          <table:table-cell office:value-type="string" office:string-value="---" table:formula="of:=IF(AND([.F2101] &lt;&gt; &quot;&quot;;[.G2101] &lt;&gt; &quot;&quot;);([.G2101]-[.F2101])*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14" table:visibility="collapse">
          <table:table-cell office:value-type="float" office:value="927" table:formula="of:=[.A2101]" table:style-name="ce17">
            <text:p>927</text:p>
          </table:table-cell>
          <table:table-cell table:style-name="ce19"/>
          <table:table-cell table:style-name="ce4"/>
          <table:table-cell office:value-type="string" office:string-value="---" table:formula="of:=IF(AND([.F2102] &lt;&gt; &quot;&quot;;[.G2102] &lt;&gt; &quot;&quot;);([.G2102]-[.F2102])*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14" table:visibility="collapse">
          <table:table-cell office:value-type="float" office:value="927" table:formula="of:=[.A2102]" table:style-name="ce17">
            <text:p>927</text:p>
          </table:table-cell>
          <table:table-cell table:style-name="ce19"/>
          <table:table-cell table:style-name="ce4"/>
          <table:table-cell office:value-type="string" office:string-value="---" table:formula="of:=IF(AND([.F2103] &lt;&gt; &quot;&quot;;[.G2103] &lt;&gt; &quot;&quot;);([.G2103]-[.F2103])*24;&quot;---&quot;)" table:style-name="ce4">
            <text:p>---</text:p>
          </table:table-cell>
          <table:table-cell table:style-name="ce21"/>
          <table:table-cell table:number-columns-repeated="2" table:style-name="ce14"/>
          <table:table-cell table:style-name="ce16"/>
          <table:table-cell table:style-name="ce23"/>
          <table:table-cell table:number-columns-repeated="16375"/>
        </table:table-row>
        <table:table-row table:style-name="ro14" table:visibility="collapse">
          <table:table-cell office:value-type="float" office:value="927" table:formula="of:=[.A2103]" table:style-name="ce17">
            <text:p>927</text:p>
          </table:table-cell>
          <table:table-cell table:style-name="ce19"/>
          <table:table-cell table:style-name="ce4"/>
          <table:table-cell office:value-type="string" office:string-value="---" table:formula="of:=IF(AND([.F2104] &lt;&gt; &quot;&quot;;[.G2104] &lt;&gt; &quot;&quot;);([.G2104]-[.F2104])*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14" table:visibility="collapse">
          <table:table-cell office:value-type="float" office:value="927" table:formula="of:=[.A2104]" table:style-name="ce17">
            <text:p>927</text:p>
          </table:table-cell>
          <table:table-cell table:style-name="ce19"/>
          <table:table-cell table:style-name="ce4"/>
          <table:table-cell office:value-type="string" office:string-value="---" table:formula="of:=IF(AND([.F2105] &lt;&gt; &quot;&quot;;[.G2105] &lt;&gt; &quot;&quot;);([.G2105]-[.F2105])*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14" table:visibility="collapse">
          <table:table-cell office:value-type="float" office:value="927" table:formula="of:=[.A2105]" table:style-name="ce17">
            <text:p>927</text:p>
          </table:table-cell>
          <table:table-cell table:style-name="ce19"/>
          <table:table-cell table:style-name="ce4"/>
          <table:table-cell office:value-type="string" office:string-value="---" table:formula="of:=IF(AND([.F2106] &lt;&gt; &quot;&quot;;[.G2106] &lt;&gt; &quot;&quot;);([.G2106]-[.F2106])*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14" table:visibility="collapse">
          <table:table-cell office:value-type="float" office:value="927" table:formula="of:=[.A2106]" table:style-name="ce17">
            <text:p>927</text:p>
          </table:table-cell>
          <table:table-cell table:style-name="ce19"/>
          <table:table-cell table:style-name="ce4"/>
          <table:table-cell office:value-type="string" office:string-value="---" table:formula="of:=IF(AND([.F2107] &lt;&gt; &quot;&quot;;[.G2107] &lt;&gt; &quot;&quot;);([.G2107]-[.F2107])*24;&quot;---&quot;)" table:style-name="ce4">
            <text:p>---</text:p>
          </table:table-cell>
          <table:table-cell table:style-name="ce16"/>
          <table:table-cell table:number-columns-repeated="2" table:style-name="ce14"/>
          <table:table-cell table:style-name="ce16"/>
          <table:table-cell table:style-name="ce23"/>
          <table:table-cell table:number-columns-repeated="16375"/>
        </table:table-row>
        <table:table-row table:style-name="ro14" table:visibility="collapse">
          <table:table-cell office:value-type="float" office:value="927" table:formula="of:=[.A2107]" table:style-name="ce17">
            <text:p>927</text:p>
          </table:table-cell>
          <table:table-cell table:style-name="ce19"/>
          <table:table-cell table:style-name="ce4"/>
          <table:table-cell office:value-type="string" office:string-value="---" table:formula="of:=IF(AND([.F2108] &lt;&gt; &quot;&quot;;[.G2108] &lt;&gt; &quot;&quot;);([.G2108]-[.F2108])*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108]" table:style-name="ce17">
            <text:p>927</text:p>
          </table:table-cell>
          <table:table-cell office:value-type="float" office:value="7.25" table:formula="of:=COM.MICROSOFT.CEILING([.C2109];0.25)" table:style-name="ce19">
            <text:p>7.250</text:p>
          </table:table-cell>
          <table:table-cell office:value-type="float" office:value="7.1883333334699273" table:formula="of:=SUM([.D2109:.D2136])" table:style-name="ce4">
            <text:p>7.188</text:p>
          </table:table-cell>
          <table:table-cell office:value-type="string" office:string-value="---" table:formula="of:=IF(AND([.F2109] &lt;&gt; &quot;&quot;;[.G2109] &lt;&gt; &quot;&quot;);([.G2109]-[.F2109])*24;&quot;---&quot;)" table:style-name="ce4">
            <text:p>---</text:p>
          </table:table-cell>
          <table:table-cell office:value-type="date" office:date-value="2025-08-07T00:00:00" table:style-name="ce28">
            <text:p>7-Aug</text:p>
          </table:table-cell>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109]" table:style-name="ce17">
            <text:p>927</text:p>
          </table:table-cell>
          <table:table-cell table:style-name="ce19"/>
          <table:table-cell office:value-type="string" table:style-name="ce4">
            <text:p>BILLED</text:p>
          </table:table-cell>
          <table:table-cell office:value-type="float" office:value="0.20000000012805685" table:formula="of:=IF(AND([.F2110] &lt;&gt; &quot;&quot;;[.G2110] &lt;&gt; &quot;&quot;);([.G2110]-[.F2110])*24;&quot;---&quot;)" table:style-name="ce4">
            <text:p>0.200</text:p>
          </table:table-cell>
          <table:table-cell office:value-type="string" table:style-name="ce28">
            <text:p>mtg-Daily</text:p>
          </table:table-cell>
          <table:table-cell office:value-type="date" office:date-value="2025-08-07T08:30:00" table:style-name="ce14">
            <text:p>8/7/25 08:30 AM</text:p>
          </table:table-cell>
          <table:table-cell office:value-type="date" office:date-value="2025-08-07T08:42:00" table:style-name="ce14">
            <text:p>8/7/25 08:42 AM</text:p>
          </table:table-cell>
          <table:table-cell office:value-type="string" table:style-name="ce13">
            <text:p>Daily meetings with the team. Bi-weekly MyAccess call. EE retro meeting.</text:p>
          </table:table-cell>
          <table:table-cell table:style-name="ce18"/>
          <table:table-cell table:number-columns-repeated="16375"/>
        </table:table-row>
        <table:table-row table:style-name="ro14" table:visibility="collapse">
          <table:table-cell office:value-type="float" office:value="927" table:formula="of:=[.A2110]" table:style-name="ce17">
            <text:p>927</text:p>
          </table:table-cell>
          <table:table-cell table:style-name="ce19"/>
          <table:table-cell office:value-type="string" table:style-name="ce4">
            <text:p>BILLED</text:p>
          </table:table-cell>
          <table:table-cell office:value-type="float" office:value="0.16666666668606922" table:formula="of:=IF(AND([.F2111] &lt;&gt; &quot;&quot;;[.G2111] &lt;&gt; &quot;&quot;);([.G2111]-[.F2111])*24;&quot;---&quot;)" table:style-name="ce4">
            <text:p>0.167</text:p>
          </table:table-cell>
          <table:table-cell office:value-type="string" table:style-name="ce21">
            <text:p>Gittraining</text:p>
          </table:table-cell>
          <table:table-cell office:value-type="date" office:date-value="2025-08-07T09:20:00" table:style-name="ce14">
            <text:p>8/7/25 09:20 AM</text:p>
          </table:table-cell>
          <table:table-cell office:value-type="date" office:date-value="2025-08-07T09:30:00" table:style-name="ce14">
            <text:p>8/7/25 09:30 AM</text:p>
          </table:table-cell>
          <table:table-cell office:value-type="string" table:style-name="ce13">
            <text:p>Worked on making training more concise and focused on higher priority items.</text:p>
          </table:table-cell>
          <table:table-cell table:style-name="ce18"/>
          <table:table-cell table:number-columns-repeated="16375"/>
        </table:table-row>
        <table:table-row table:style-name="ro14" table:visibility="collapse">
          <table:table-cell office:value-type="float" office:value="927" table:formula="of:=[.A2111]" table:style-name="ce17">
            <text:p>927</text:p>
          </table:table-cell>
          <table:table-cell table:style-name="ce19"/>
          <table:table-cell office:value-type="string" table:style-name="ce4">
            <text:p>BILLED</text:p>
          </table:table-cell>
          <table:table-cell office:value-type="float" office:value="0.20388888887828216" table:formula="of:=IF(AND([.F2112] &lt;&gt; &quot;&quot;;[.G2112] &lt;&gt; &quot;&quot;);([.G2112]-[.F2112])*24;&quot;---&quot;)" table:style-name="ce4">
            <text:p>0.204</text:p>
          </table:table-cell>
          <table:table-cell office:value-type="string" table:style-name="ce21">
            <text:p>IDtoApptio</text:p>
          </table:table-cell>
          <table:table-cell office:value-type="date" office:date-value="2025-08-07T10:47:46" table:style-name="ce14">
            <text:p>8/7/25 10:47 AM</text:p>
          </table:table-cell>
          <table:table-cell office:value-type="date" office:date-value="2025-08-07T11:00:00" table:style-name="ce14">
            <text:p>8/7/25 11:00 AM</text:p>
          </table:table-cell>
          <table:table-cell office:value-type="string" table:style-name="ce13">
            <text:p>Worked on updating deprovision use cases for the IDtoApptio driver.</text:p>
          </table:table-cell>
          <table:table-cell office:value-type="string" table:style-name="ce18">
            <text:p>I missed an item to clear existing roles in eDirectory upon all three deprovision cases, and needed to fix them due to items learned.</text:p>
          </table:table-cell>
          <table:table-cell table:number-columns-repeated="16375"/>
        </table:table-row>
        <table:table-row table:style-name="ro14" table:visibility="collapse">
          <table:table-cell office:value-type="float" office:value="927" table:formula="of:=[.A2112]" table:style-name="ce17">
            <text:p>927</text:p>
          </table:table-cell>
          <table:table-cell table:style-name="ce19"/>
          <table:table-cell office:value-type="string" table:style-name="ce4">
            <text:p>BILLED</text:p>
          </table:table-cell>
          <table:table-cell office:value-type="float" office:value="0.23722222214564681" table:formula="of:=IF(AND([.F2113] &lt;&gt; &quot;&quot;;[.G2113] &lt;&gt; &quot;&quot;);([.G2113]-[.F2113])*24;&quot;---&quot;)" table:style-name="ce4">
            <text:p>0.237</text:p>
          </table:table-cell>
          <table:table-cell office:value-type="string" table:style-name="ce21">
            <text:p>Gittraining</text:p>
          </table:table-cell>
          <table:table-cell office:value-type="date" office:date-value="2025-08-07T11:00:00" table:style-name="ce14">
            <text:p>8/7/25 11:00 AM</text:p>
          </table:table-cell>
          <table:table-cell office:value-type="date" office:date-value="2025-08-07T11:14:14" table:style-name="ce14">
            <text:p>8/7/25 11:14 AM</text:p>
          </table:table-cell>
          <table:table-cell office:value-type="string" table:style-name="ce10">
            <text:p># Simplifying git training outline ;adding better focus.</text:p>
          </table:table-cell>
          <table:table-cell table:style-name="ce18"/>
          <table:table-cell table:number-columns-repeated="16375"/>
        </table:table-row>
        <table:table-row table:style-name="ro14" table:visibility="collapse">
          <table:table-cell office:value-type="float" office:value="927" table:formula="of:=[.A2113]" table:style-name="ce17">
            <text:p>927</text:p>
          </table:table-cell>
          <table:table-cell table:style-name="ce19"/>
          <table:table-cell office:value-type="string" table:style-name="ce4">
            <text:p>BILLED</text:p>
          </table:table-cell>
          <table:table-cell office:value-type="float" office:value="0.78083333338145167" table:formula="of:=IF(AND([.F2114] &lt;&gt; &quot;&quot;;[.G2114] &lt;&gt; &quot;&quot;);([.G2114]-[.F2114])*24;&quot;---&quot;)" table:style-name="ce4">
            <text:p>0.781</text:p>
          </table:table-cell>
          <table:table-cell office:value-type="string" table:style-name="ce21">
            <text:p>IDtoApptio</text:p>
          </table:table-cell>
          <table:table-cell office:value-type="date" office:date-value="2025-08-07T11:14:14" table:style-name="ce14">
            <text:p>8/7/25 11:14 AM</text:p>
          </table:table-cell>
          <table:table-cell office:value-type="date" office:date-value="2025-08-07T12:01:05" table:style-name="ce14">
            <text:p>8/7/25 12:01 PM</text:p>
          </table:table-cell>
          <table:table-cell office:value-type="string" table:style-name="ce13">
            <text:p># fixing deprovision; test isn't failing properly</text:p>
          </table:table-cell>
          <table:table-cell table:style-name="ce18"/>
          <table:table-cell table:number-columns-repeated="16375"/>
        </table:table-row>
        <table:table-row table:style-name="ro14" table:visibility="collapse">
          <table:table-cell office:value-type="float" office:value="927" table:formula="of:=[.A2114]" table:style-name="ce17">
            <text:p>927</text:p>
          </table:table-cell>
          <table:table-cell table:style-name="ce19"/>
          <table:table-cell office:value-type="string" table:style-name="ce4">
            <text:p>BILLED</text:p>
          </table:table-cell>
          <table:table-cell office:value-type="float" office:value="0.22388888883870095" table:formula="of:=IF(AND([.F2115] &lt;&gt; &quot;&quot;;[.G2115] &lt;&gt; &quot;&quot;);([.G2115]-[.F2115])*24;&quot;---&quot;)" table:style-name="ce4">
            <text:p>0.224</text:p>
          </table:table-cell>
          <table:table-cell office:value-type="string" table:style-name="ce21">
            <text:p>IDtoIronClad</text:p>
          </table:table-cell>
          <table:table-cell office:value-type="date" office:date-value="2025-08-07T12:01:05" table:style-name="ce14">
            <text:p>8/7/25 12:01 PM</text:p>
          </table:table-cell>
          <table:table-cell office:value-type="date" office:date-value="2025-08-07T12:14:31" table:style-name="ce14">
            <text:p>8/7/25 12:14 PM</text:p>
          </table:table-cell>
          <table:table-cell office:value-type="string" table:style-name="ce13">
            <text:p>Worked with Nirosha to assist with branch cleanup for IDtoIronClad.</text:p>
          </table:table-cell>
          <table:table-cell table:style-name="ce18"/>
          <table:table-cell table:number-columns-repeated="16375"/>
        </table:table-row>
        <table:table-row table:style-name="ro14" table:visibility="collapse">
          <table:table-cell office:value-type="float" office:value="927" table:formula="of:=[.A2115]" table:style-name="ce17">
            <text:p>927</text:p>
          </table:table-cell>
          <table:table-cell table:style-name="ce11"/>
          <table:table-cell office:value-type="string" table:style-name="ce4">
            <text:p>BILLED</text:p>
          </table:table-cell>
          <table:table-cell office:value-type="float" office:value="0.11000000004423782" table:formula="of:=IF(AND([.F2116] &lt;&gt; &quot;&quot;;[.G2116] &lt;&gt; &quot;&quot;);([.G2116]-[.F2116])*24;&quot;---&quot;)" table:style-name="ce4">
            <text:p>0.110</text:p>
          </table:table-cell>
          <table:table-cell office:value-type="string" table:style-name="ce21">
            <text:p>mtg-MyAccesscall</text:p>
          </table:table-cell>
          <table:table-cell office:value-type="date" office:date-value="2025-08-07T12:14:31" table:style-name="ce14">
            <text:p>8/7/25 12:14 PM</text:p>
          </table:table-cell>
          <table:table-cell office:value-type="date" office:date-value="2025-08-07T12:21:07" table:style-name="ce14">
            <text:p>8/7/25 12:21 PM</text:p>
          </table:table-cell>
          <table:table-cell office:value-type="string" table:style-name="ce13">
            <text:p>Quick chat with</text:p>
          </table:table-cell>
          <table:table-cell table:style-name="ce15"/>
          <table:table-cell table:number-columns-repeated="16375"/>
        </table:table-row>
        <table:table-row table:style-name="ro14" table:visibility="collapse">
          <table:table-cell office:value-type="float" office:value="927" table:formula="of:=[.A2116]" table:style-name="ce17">
            <text:p>927</text:p>
          </table:table-cell>
          <table:table-cell table:style-name="ce29"/>
          <table:table-cell office:value-type="string" table:style-name="ce4">
            <text:p>BILLED</text:p>
          </table:table-cell>
          <table:table-cell office:value-type="float" office:value="0.34444444446125999" table:formula="of:=IF(AND([.F2117] &lt;&gt; &quot;&quot;;[.G2117] &lt;&gt; &quot;&quot;);([.G2117]-[.F2117])*24;&quot;---&quot;)" table:style-name="ce4">
            <text:p>0.344</text:p>
          </table:table-cell>
          <table:table-cell office:value-type="string" table:style-name="ce21">
            <text:p>IDtoApptio</text:p>
          </table:table-cell>
          <table:table-cell office:value-type="date" office:date-value="2025-08-07T12:21:07" table:style-name="ce14">
            <text:p>8/7/25 12:21 PM</text:p>
          </table:table-cell>
          <table:table-cell office:value-type="date" office:date-value="2025-08-07T12:41:47" table:style-name="ce14">
            <text:p>8/7/25 12:41 PM</text:p>
          </table:table-cell>
          <table:table-cell office:value-type="string" table:style-name="ce13">
            <text:p>#</text:p>
          </table:table-cell>
          <table:table-cell table:style-name="ce18"/>
          <table:table-cell table:number-columns-repeated="16375"/>
        </table:table-row>
        <table:table-row table:style-name="ro14" table:visibility="collapse">
          <table:table-cell office:value-type="float" office:value="927" table:formula="of:=[.A2117]" table:style-name="ce17">
            <text:p>927</text:p>
          </table:table-cell>
          <table:table-cell table:style-name="ce19"/>
          <table:table-cell office:value-type="string" table:style-name="ce4">
            <text:p>BILLED</text:p>
          </table:table-cell>
          <table:table-cell office:value-type="float" office:value="0.61027777777053416" table:formula="of:=IF(AND([.F2118] &lt;&gt; &quot;&quot;;[.G2118] &lt;&gt; &quot;&quot;);([.G2118]-[.F2118])*24;&quot;---&quot;)" table:style-name="ce4">
            <text:p>0.610</text:p>
          </table:table-cell>
          <table:table-cell office:value-type="string" table:style-name="ce21">
            <text:p>BAES Upgrade review</text:p>
          </table:table-cell>
          <table:table-cell office:value-type="date" office:date-value="2025-08-07T12:41:47" table:style-name="ce14">
            <text:p>8/7/25 12:41 PM</text:p>
          </table:table-cell>
          <table:table-cell office:value-type="date" office:date-value="2025-08-07T13:18:24" table:style-name="ce14">
            <text:p>8/7/25 01:18 PM</text:p>
          </table:table-cell>
          <table:table-cell office:value-type="string" table:style-name="ce13">
            <text:p>Worked on IDM upgrade plan.</text:p>
          </table:table-cell>
          <table:table-cell office:value-type="string" table:style-name="ce10">
            <text:p>Review with Gary.</text:p>
          </table:table-cell>
          <table:table-cell table:number-columns-repeated="16375"/>
        </table:table-row>
        <table:table-row table:style-name="ro14" table:visibility="collapse">
          <table:table-cell office:value-type="float" office:value="927" table:formula="of:=[.A2118]" table:style-name="ce17">
            <text:p>927</text:p>
          </table:table-cell>
          <table:table-cell office:value-type="string" table:style-name="ce4">
            <text:p>lunch</text:p>
          </table:table-cell>
          <table:table-cell office:value-type="string" table:style-name="ce4">
            <text:p>BILLED</text:p>
          </table:table-cell>
          <table:table-cell office:value-type="float" office:value="0.30138888879446313" table:formula="of:=IF(AND([.F2119] &lt;&gt; &quot;&quot;;[.G2119] &lt;&gt; &quot;&quot;);([.G2119]-[.F2119])*24;&quot;---&quot;)" table:style-name="ce4">
            <text:p>0.301</text:p>
          </table:table-cell>
          <table:table-cell office:value-type="string" table:style-name="ce21">
            <text:p>Git training</text:p>
          </table:table-cell>
          <table:table-cell office:value-type="date" office:date-value="2025-08-07T13:18:24" table:style-name="ce14">
            <text:p>8/7/25 01:18 PM</text:p>
          </table:table-cell>
          <table:table-cell office:value-type="date" office:date-value="2025-08-07T13:36:29" table:style-name="ce14">
            <text:p>8/7/25 01:36 PM</text:p>
          </table:table-cell>
          <table:table-cell office:value-type="string" table:style-name="ce13">
            <text:p>#tags notes</text:p>
          </table:table-cell>
          <table:table-cell table:style-name="ce18"/>
          <table:table-cell table:number-columns-repeated="16375"/>
        </table:table-row>
        <table:table-row table:style-name="ro14" table:visibility="collapse">
          <table:table-cell office:value-type="float" office:value="927" table:formula="of:=[.A2119]" table:style-name="ce17">
            <text:p>927</text:p>
          </table:table-cell>
          <table:table-cell table:style-name="ce19"/>
          <table:table-cell office:value-type="string" table:style-name="ce4">
            <text:p>BILLED</text:p>
          </table:table-cell>
          <table:table-cell office:value-type="float" office:value="0.40861111111007631" table:formula="of:=IF(AND([.F2120] &lt;&gt; &quot;&quot;;[.G2120] &lt;&gt; &quot;&quot;);([.G2120]-[.F2120])*24;&quot;---&quot;)" table:style-name="ce4">
            <text:p>0.409</text:p>
          </table:table-cell>
          <table:table-cell office:value-type="string" table:style-name="ce21">
            <text:p>IDtoApptio</text:p>
          </table:table-cell>
          <table:table-cell office:value-type="date" office:date-value="2025-08-07T13:36:29" table:style-name="ce14">
            <text:p>8/7/25 01:36 PM</text:p>
          </table:table-cell>
          <table:table-cell office:value-type="date" office:date-value="2025-08-07T14:01:00" table:style-name="ce14">
            <text:p>8/7/25 02:01 PM</text:p>
          </table:table-cell>
          <table:table-cell office:value-type="string" table:style-name="ce13">
            <text:p>Worked on fixing "merge to master" rights issues in Gitlab with Gitlab support and maintainers.</text:p>
          </table:table-cell>
          <table:table-cell table:style-name="ce18"/>
          <table:table-cell table:number-columns-repeated="16375"/>
        </table:table-row>
        <table:table-row table:style-name="ro14" table:visibility="collapse">
          <table:table-cell office:value-type="float" office:value="927" table:formula="of:=[.A2120]" table:style-name="ce17">
            <text:p>927</text:p>
          </table:table-cell>
          <table:table-cell table:style-name="ce19"/>
          <table:table-cell office:value-type="string" table:style-name="ce4">
            <text:p>BILLED</text:p>
          </table:table-cell>
          <table:table-cell office:value-type="float" office:value="0.48333333333721384" table:formula="of:=IF(AND([.F2121] &lt;&gt; &quot;&quot;;[.G2121] &lt;&gt; &quot;&quot;);([.G2121]-[.F2121])*24;&quot;---&quot;)" table:style-name="ce4">
            <text:p>0.483</text:p>
          </table:table-cell>
          <table:table-cell office:value-type="string" table:style-name="ce21">
            <text:p>mtg-Retro</text:p>
          </table:table-cell>
          <table:table-cell office:value-type="date" office:date-value="2025-08-07T14:01:00" table:style-name="ce14">
            <text:p>8/7/25 02:01 PM</text:p>
          </table:table-cell>
          <table:table-cell office:value-type="date" office:date-value="2025-08-07T14:30:00" table:style-name="ce14">
            <text:p>8/7/25 02:30 PM</text:p>
          </table:table-cell>
          <table:table-cell office:value-type="string" table:style-name="ce13">
            <text:p>#</text:p>
          </table:table-cell>
          <table:table-cell table:style-name="ce18"/>
          <table:table-cell table:number-columns-repeated="16375"/>
        </table:table-row>
        <table:table-row table:style-name="ro14" table:visibility="collapse">
          <table:table-cell office:value-type="float" office:value="927" table:formula="of:=[.A2121]" table:style-name="ce17">
            <text:p>927</text:p>
          </table:table-cell>
          <table:table-cell table:style-name="ce19"/>
          <table:table-cell office:value-type="string" table:style-name="ce4">
            <text:p>BILLED</text:p>
          </table:table-cell>
          <table:table-cell office:value-type="float" office:value="0.41833333333488554" table:formula="of:=IF(AND([.F2122] &lt;&gt; &quot;&quot;;[.G2122] &lt;&gt; &quot;&quot;);([.G2122]-[.F2122])*24;&quot;---&quot;)" table:style-name="ce4">
            <text:p>0.418</text:p>
          </table:table-cell>
          <table:table-cell office:value-type="string" table:style-name="ce21">
            <text:p>Support</text:p>
          </table:table-cell>
          <table:table-cell office:value-type="date" office:date-value="2025-08-07T14:30:00" table:style-name="ce14">
            <text:p>8/7/25 02:30 PM</text:p>
          </table:table-cell>
          <table:table-cell office:value-type="date" office:date-value="2025-08-07T14:55:06" table:style-name="ce14">
            <text:p>8/7/25 02:55 PM</text:p>
          </table:table-cell>
          <table:table-cell office:value-type="string" table:style-name="ce13">
            <text:p>Worked on fixing "merge to master" rights issues in GitLab with Slack support personnel and GitLab maintainers.</text:p>
          </table:table-cell>
          <table:table-cell table:style-name="ce18"/>
          <table:table-cell table:number-columns-repeated="16375"/>
        </table:table-row>
        <table:table-row table:style-name="ro14" table:visibility="collapse">
          <table:table-cell office:value-type="float" office:value="927" table:formula="of:=[.A2122]" table:style-name="ce17">
            <text:p>927</text:p>
          </table:table-cell>
          <table:table-cell table:style-name="ce19"/>
          <table:table-cell office:value-type="string" table:style-name="ce4">
            <text:p>BILLED</text:p>
          </table:table-cell>
          <table:table-cell office:value-type="float" office:value="0.37888888892484829" table:formula="of:=IF(AND([.F2123] &lt;&gt; &quot;&quot;;[.G2123] &lt;&gt; &quot;&quot;);([.G2123]-[.F2123])*24;&quot;---&quot;)" table:style-name="ce4">
            <text:p>0.379</text:p>
          </table:table-cell>
          <table:table-cell office:value-type="string" table:style-name="ce21">
            <text:p>IDtoApptio</text:p>
          </table:table-cell>
          <table:table-cell office:value-type="date" office:date-value="2025-08-07T14:55:06" table:style-name="ce14">
            <text:p>8/7/25 02:55 PM</text:p>
          </table:table-cell>
          <table:table-cell office:value-type="date" office:date-value="2025-08-07T15:17:50" table:style-name="ce14">
            <text:p>8/7/25 03:17 PM</text:p>
          </table:table-cell>
          <table:table-cell office:value-type="string" table:style-name="ce13">
            <text:p>#deprov test is working . .debugging deprov . .</text:p>
          </table:table-cell>
          <table:table-cell table:style-name="ce18"/>
          <table:table-cell table:number-columns-repeated="16375"/>
        </table:table-row>
        <table:table-row table:style-name="ro14" table:visibility="collapse">
          <table:table-cell office:value-type="float" office:value="927" table:formula="of:=[.A2123]" table:style-name="ce17">
            <text:p>927</text:p>
          </table:table-cell>
          <table:table-cell table:style-name="ce19"/>
          <table:table-cell office:value-type="string" table:style-name="ce4">
            <text:p>BILLED</text:p>
          </table:table-cell>
          <table:table-cell office:value-type="float" office:value="0.1308333333581686" table:formula="of:=IF(AND([.F2124] &lt;&gt; &quot;&quot;;[.G2124] &lt;&gt; &quot;&quot;);([.G2124]-[.F2124])*24;&quot;---&quot;)" table:style-name="ce4">
            <text:p>0.131</text:p>
          </table:table-cell>
          <table:table-cell office:value-type="string" table:style-name="ce21">
            <text:p>BAES Upgrade review</text:p>
          </table:table-cell>
          <table:table-cell office:value-type="date" office:date-value="2025-08-07T15:17:50" table:style-name="ce14">
            <text:p>8/7/25 03:17 PM</text:p>
          </table:table-cell>
          <table:table-cell office:value-type="date" office:date-value="2025-08-07T15:25:41" table:style-name="ce14">
            <text:p>8/7/25 03:25 PM</text:p>
          </table:table-cell>
          <table:table-cell office:value-type="string" table:style-name="ce13">
            <text:p>#reviewing responses from Gary</text:p>
          </table:table-cell>
          <table:table-cell table:style-name="ce18"/>
          <table:table-cell table:number-columns-repeated="16375"/>
        </table:table-row>
        <table:table-row table:style-name="ro14" table:visibility="collapse">
          <table:table-cell office:value-type="float" office:value="927" table:formula="of:=[.A2124]" table:style-name="ce17">
            <text:p>927</text:p>
          </table:table-cell>
          <table:table-cell table:style-name="ce19"/>
          <table:table-cell office:value-type="string" table:style-name="ce4">
            <text:p>BILLED</text:p>
          </table:table-cell>
          <table:table-cell office:value-type="float" office:value="0.50138888892251998" table:formula="of:=IF(AND([.F2125] &lt;&gt; &quot;&quot;;[.G2125] &lt;&gt; &quot;&quot;);([.G2125]-[.F2125])*24;&quot;---&quot;)" table:style-name="ce4">
            <text:p>0.501</text:p>
          </table:table-cell>
          <table:table-cell office:value-type="string" table:style-name="ce21">
            <text:p>IDtoApptio</text:p>
          </table:table-cell>
          <table:table-cell office:value-type="date" office:date-value="2025-08-07T16:12:55" table:style-name="ce14">
            <text:p>8/7/25 04:12 PM</text:p>
          </table:table-cell>
          <table:table-cell office:value-type="date" office:date-value="2025-08-07T16:43:00" table:style-name="ce14">
            <text:p>8/7/25 04:43 PM</text:p>
          </table:table-cell>
          <table:table-cell office:value-type="string" table:style-name="ce13">
            <text:p>#Deprovision work</text:p>
          </table:table-cell>
          <table:table-cell table:style-name="ce18"/>
          <table:table-cell table:number-columns-repeated="16375"/>
        </table:table-row>
        <table:table-row table:style-name="ro14" table:visibility="collapse">
          <table:table-cell office:value-type="float" office:value="927" table:formula="of:=[.A2125]" table:style-name="ce17">
            <text:p>927</text:p>
          </table:table-cell>
          <table:table-cell table:style-name="ce19"/>
          <table:table-cell office:value-type="string" table:style-name="ce4">
            <text:p>BILLED</text:p>
          </table:table-cell>
          <table:table-cell office:value-type="float" office:value="0.5136111110332422" table:formula="of:=IF(AND([.F2126] &lt;&gt; &quot;&quot;;[.G2126] &lt;&gt; &quot;&quot;);([.G2126]-[.F2126])*24;&quot;---&quot;)" table:style-name="ce4">
            <text:p>0.514</text:p>
          </table:table-cell>
          <table:table-cell office:value-type="string" table:style-name="ce21">
            <text:p>Git training</text:p>
          </table:table-cell>
          <table:table-cell office:value-type="date" office:date-value="2025-08-07T16:43:00" table:style-name="ce14">
            <text:p>8/7/25 04:43 PM</text:p>
          </table:table-cell>
          <table:table-cell office:value-type="date" office:date-value="2025-08-07T17:13:49" table:style-name="ce14">
            <text:p>8/7/25 05:13 PM</text:p>
          </table:table-cell>
          <table:table-cell office:value-type="string" table:style-name="ce13">
            <text:p>#added more to the list to cover.</text:p>
          </table:table-cell>
          <table:table-cell table:style-name="ce18"/>
          <table:table-cell table:number-columns-repeated="16375"/>
        </table:table-row>
        <table:table-row table:style-name="ro14" table:visibility="collapse">
          <table:table-cell office:value-type="float" office:value="927" table:formula="of:=[.A2126]" table:style-name="ce17">
            <text:p>927</text:p>
          </table:table-cell>
          <table:table-cell table:style-name="ce19"/>
          <table:table-cell office:value-type="string" table:style-name="ce4">
            <text:p>BILLED</text:p>
          </table:table-cell>
          <table:table-cell office:value-type="float" office:value="1.1747222223202698" table:formula="of:=IF(AND([.F2127] &lt;&gt; &quot;&quot;;[.G2127] &lt;&gt; &quot;&quot;);([.G2127]-[.F2127])*24;&quot;---&quot;)" table:style-name="ce4">
            <text:p>1.175</text:p>
          </table:table-cell>
          <table:table-cell office:value-type="string" table:style-name="ce21">
            <text:p>IDtoApptio</text:p>
          </table:table-cell>
          <table:table-cell office:value-type="date" office:date-value="2025-08-07T17:13:49" table:style-name="ce14">
            <text:p>8/7/25 05:13 PM</text:p>
          </table:table-cell>
          <table:table-cell office:value-type="date" office:date-value="2025-08-07T18:24:18" table:style-name="ce14">
            <text:p>8/7/25 06:24 PM</text:p>
          </table:table-cell>
          <table:table-cell office:value-type="string" table:style-name="ce13">
            <text:p>#</text:p>
          </table:table-cell>
          <table:table-cell table:style-name="ce18"/>
          <table:table-cell table:number-columns-repeated="16375"/>
        </table:table-row>
        <table:table-row table:style-name="ro14" table:visibility="collapse">
          <table:table-cell office:value-type="float" office:value="927" table:formula="of:=[.A2127]" table:style-name="ce17">
            <text:p>927</text:p>
          </table:table-cell>
          <table:table-cell table:style-name="ce19"/>
          <table:table-cell table:style-name="ce4"/>
          <table:table-cell office:value-type="string" office:string-value="---" table:formula="of:=IF(AND([.F2128] &lt;&gt; &quot;&quot;;[.G2128] &lt;&gt; &quot;&quot;);([.G2128]-[.F2128])*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128]" table:style-name="ce17">
            <text:p>927</text:p>
          </table:table-cell>
          <table:table-cell table:style-name="ce19"/>
          <table:table-cell table:style-name="ce4"/>
          <table:table-cell office:value-type="string" office:string-value="---" table:formula="of:=IF(AND([.F2129] &lt;&gt; &quot;&quot;;[.G2129] &lt;&gt; &quot;&quot;);([.G2129]-[.F2129])*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129]" table:style-name="ce17">
            <text:p>927</text:p>
          </table:table-cell>
          <table:table-cell table:style-name="ce19"/>
          <table:table-cell table:style-name="ce4"/>
          <table:table-cell office:value-type="string" office:string-value="---" table:formula="of:=IF(AND([.F2130] &lt;&gt; &quot;&quot;;[.G2130] &lt;&gt; &quot;&quot;);([.G2130]-[.F2130])*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130]" table:style-name="ce17">
            <text:p>927</text:p>
          </table:table-cell>
          <table:table-cell table:style-name="ce19"/>
          <table:table-cell table:style-name="ce4"/>
          <table:table-cell office:value-type="string" office:string-value="---" table:formula="of:=IF(AND([.F2131] &lt;&gt; &quot;&quot;;[.G2131] &lt;&gt; &quot;&quot;);([.G2131]-[.F2131])*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131]" table:style-name="ce17">
            <text:p>927</text:p>
          </table:table-cell>
          <table:table-cell table:style-name="ce19"/>
          <table:table-cell table:style-name="ce4"/>
          <table:table-cell office:value-type="string" office:string-value="---" table:formula="of:=IF(AND([.F2132] &lt;&gt; &quot;&quot;;[.G2132] &lt;&gt; &quot;&quot;);([.G2132]-[.F2132])*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132]" table:style-name="ce17">
            <text:p>927</text:p>
          </table:table-cell>
          <table:table-cell table:style-name="ce19"/>
          <table:table-cell table:style-name="ce4"/>
          <table:table-cell office:value-type="string" office:string-value="---" table:formula="of:=IF(AND([.F2133] &lt;&gt; &quot;&quot;;[.G2133] &lt;&gt; &quot;&quot;);([.G2133]-[.F2133])*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133]" table:style-name="ce17">
            <text:p>927</text:p>
          </table:table-cell>
          <table:table-cell table:style-name="ce19"/>
          <table:table-cell table:style-name="ce4"/>
          <table:table-cell office:value-type="string" office:string-value="---" table:formula="of:=IF(AND([.F2134] &lt;&gt; &quot;&quot;;[.G2134] &lt;&gt; &quot;&quot;);([.G2134]-[.F2134])*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134]" table:style-name="ce17">
            <text:p>927</text:p>
          </table:table-cell>
          <table:table-cell table:style-name="ce19"/>
          <table:table-cell table:style-name="ce4"/>
          <table:table-cell office:value-type="string" office:string-value="---" table:formula="of:=IF(AND([.F2135] &lt;&gt; &quot;&quot;;[.G2135] &lt;&gt; &quot;&quot;);([.G2135]-[.F2135])*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135]" table:style-name="ce17">
            <text:p>927</text:p>
          </table:table-cell>
          <table:table-cell table:style-name="ce19"/>
          <table:table-cell table:style-name="ce4"/>
          <table:table-cell office:value-type="string" office:string-value="---" table:formula="of:=IF(AND([.F2136] &lt;&gt; &quot;&quot;;[.G2136] &lt;&gt; &quot;&quot;);([.G2136]-[.F2136])*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136]" table:style-name="ce17">
            <text:p>927</text:p>
          </table:table-cell>
          <table:table-cell office:value-type="float" office:value="6.75" table:formula="of:=COM.MICROSOFT.CEILING([.C2137];0.25)" table:style-name="ce19">
            <text:p>6.750</text:p>
          </table:table-cell>
          <table:table-cell office:value-type="float" office:value="6.6194444444845431" table:formula="of:=SUM([.D2137:.D2154])" table:style-name="ce4">
            <text:p>6.619</text:p>
          </table:table-cell>
          <table:table-cell office:value-type="string" office:string-value="---" table:formula="of:=IF(AND([.F2137] &lt;&gt; &quot;&quot;;[.G2137] &lt;&gt; &quot;&quot;);([.G2137]-[.F2137])*24;&quot;---&quot;)" table:style-name="ce4">
            <text:p>---</text:p>
          </table:table-cell>
          <table:table-cell office:value-type="date" office:date-value="2025-08-08T00:00:00" table:style-name="ce20">
            <text:p>8-Aug</text:p>
          </table:table-cell>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137]" table:style-name="ce17">
            <text:p>927</text:p>
          </table:table-cell>
          <table:table-cell table:style-name="ce19"/>
          <table:table-cell office:value-type="string" table:style-name="ce4">
            <text:p>BILLED</text:p>
          </table:table-cell>
          <table:table-cell table:style-name="ce4"/>
          <table:table-cell office:value-type="string" table:style-name="ce28">
            <text:p>mtg-Daily</text:p>
          </table:table-cell>
          <table:table-cell office:value-type="date" office:date-value="2025-08-08T08:30:00" table:style-name="ce14">
            <text:p>8/8/25 08:30 AM</text:p>
          </table:table-cell>
          <table:table-cell office:value-type="date" office:date-value="2025-08-08T08:39:00" table:style-name="ce14">
            <text:p>8/8/25 08:39 AM</text:p>
          </table:table-cell>
          <table:table-cell office:value-type="string" table:style-name="ce13">
            <text:p>Daily meetings with the team.</text:p>
          </table:table-cell>
          <table:table-cell table:style-name="ce18"/>
          <table:table-cell table:number-columns-repeated="16375"/>
        </table:table-row>
        <table:table-row table:style-name="ro14" table:visibility="collapse">
          <table:table-cell office:value-type="float" office:value="927" table:formula="of:=[.A2138]" table:style-name="ce17">
            <text:p>927</text:p>
          </table:table-cell>
          <table:table-cell table:style-name="ce11"/>
          <table:table-cell office:value-type="string" table:style-name="ce4">
            <text:p>BILLED</text:p>
          </table:table-cell>
          <table:table-cell office:value-type="float" office:value="0.25000000011641532" table:formula="of:=IF(AND([.F2139] &lt;&gt; &quot;&quot;;[.G2139] &lt;&gt; &quot;&quot;);([.G2139]-[.F2139])*24;&quot;---&quot;)" table:style-name="ce4">
            <text:p>0.250</text:p>
          </table:table-cell>
          <table:table-cell office:value-type="string" table:style-name="ce13">
            <text:p>IDtoApptio</text:p>
          </table:table-cell>
          <table:table-cell office:value-type="date" office:date-value="2025-08-08T09:15:00" table:style-name="ce14">
            <text:p>8/8/25 09:15 AM</text:p>
          </table:table-cell>
          <table:table-cell office:value-type="date" office:date-value="2025-08-08T09:30:00" table:style-name="ce14">
            <text:p>8/8/25 09:30 AM</text:p>
          </table:table-cell>
          <table:table-cell office:value-type="string" table:style-name="ce13">
            <text:p>Worked on deprovision use cases for IDtoApptio. Worked on updating role collection JSP with items learned from Mike Labit for MyAccess collection.</text:p>
          </table:table-cell>
          <table:table-cell table:style-name="ce15"/>
          <table:table-cell table:number-columns-repeated="16375"/>
        </table:table-row>
        <table:table-row table:style-name="ro14" table:visibility="collapse">
          <table:table-cell office:value-type="float" office:value="927" table:formula="of:=[.A2139]" table:style-name="ce17">
            <text:p>927</text:p>
          </table:table-cell>
          <table:table-cell table:style-name="ce19"/>
          <table:table-cell office:value-type="string" table:style-name="ce4">
            <text:p>BILLED</text:p>
          </table:table-cell>
          <table:table-cell table:style-name="ce4"/>
          <table:table-cell office:value-type="string" table:style-name="ce28">
            <text:p>mtg-Daily</text:p>
          </table:table-cell>
          <table:table-cell office:value-type="date" office:date-value="2025-08-08T09:30:00" table:style-name="ce14">
            <text:p>8/8/25 09:30 AM</text:p>
          </table:table-cell>
          <table:table-cell office:value-type="date" office:date-value="2025-08-08T10:00:00" table:style-name="ce14">
            <text:p>8/8/25 10:00 AM</text:p>
          </table:table-cell>
          <table:table-cell office:value-type="string" table:style-name="ce13">
            <text:p>#</text:p>
          </table:table-cell>
          <table:table-cell table:style-name="ce18"/>
          <table:table-cell table:number-columns-repeated="16375"/>
        </table:table-row>
        <table:table-row table:style-name="ro14" table:visibility="collapse">
          <table:table-cell office:value-type="float" office:value="927" table:formula="of:=[.A2140]" table:style-name="ce17">
            <text:p>927</text:p>
          </table:table-cell>
          <table:table-cell table:style-name="ce19"/>
          <table:table-cell office:value-type="string" table:style-name="ce4">
            <text:p>BILLED</text:p>
          </table:table-cell>
          <table:table-cell office:value-type="float" office:value="0.81694444455206394" table:formula="of:=IF(AND([.F2141] &lt;&gt; &quot;&quot;;[.G2141] &lt;&gt; &quot;&quot;);([.G2141]-[.F2141])*24;&quot;---&quot;)" table:style-name="ce4">
            <text:p>0.817</text:p>
          </table:table-cell>
          <table:table-cell office:value-type="string" table:style-name="ce13">
            <text:p>IDtoApptio</text:p>
          </table:table-cell>
          <table:table-cell office:value-type="date" office:date-value="2025-08-08T10:00:00" table:style-name="ce14">
            <text:p>8/8/25 10:00 AM</text:p>
          </table:table-cell>
          <table:table-cell office:value-type="date" office:date-value="2025-08-08T10:49:01" table:style-name="ce14">
            <text:p>8/8/25 10:49 AM</text:p>
          </table:table-cell>
          <table:table-cell office:value-type="string" table:style-name="ce13">
            <text:p>#need to refactor buildpayload policy . .</text:p>
          </table:table-cell>
          <table:table-cell table:style-name="ce18"/>
          <table:table-cell table:number-columns-repeated="16375"/>
        </table:table-row>
        <table:table-row table:style-name="ro14" table:visibility="collapse">
          <table:table-cell office:value-type="float" office:value="927" table:formula="of:=[.A2141]" table:style-name="ce17">
            <text:p>927</text:p>
          </table:table-cell>
          <table:table-cell table:style-name="ce19"/>
          <table:table-cell office:value-type="string" table:style-name="ce4">
            <text:p>BILLED</text:p>
          </table:table-cell>
          <table:table-cell table:style-name="ce4"/>
          <table:table-cell office:value-type="string" table:style-name="ce21">
            <text:p>GHR:NHI</text:p>
          </table:table-cell>
          <table:table-cell office:value-type="date" office:date-value="2025-08-08T10:49:01" table:style-name="ce14">
            <text:p>8/8/25 10:49 AM</text:p>
          </table:table-cell>
          <table:table-cell office:value-type="date" office:date-value="2025-08-08T11:14:50" table:style-name="ce14">
            <text:p>8/8/25 11:14 AM</text:p>
          </table:table-cell>
          <table:table-cell office:value-type="string" table:style-name="ce13">
            <text:p>Worked on reviewing issues with the NonHuman driver.</text:p>
          </table:table-cell>
          <table:table-cell office:value-type="string" table:style-name="ce18">
            <text:p>It appeared to be a securityEquals missing issue for the driver, along with some other troubles.</text:p>
          </table:table-cell>
          <table:table-cell table:number-columns-repeated="16375"/>
        </table:table-row>
        <table:table-row table:style-name="ro14" table:visibility="collapse">
          <table:table-cell office:value-type="float" office:value="927" table:formula="of:=[.A2142]" table:style-name="ce17">
            <text:p>927</text:p>
          </table:table-cell>
          <table:table-cell table:style-name="ce19"/>
          <table:table-cell office:value-type="string" table:style-name="ce4">
            <text:p>BILLED</text:p>
          </table:table-cell>
          <table:table-cell office:value-type="float" office:value="0.5502777777146548" table:formula="of:=IF(AND([.F2143] &lt;&gt; &quot;&quot;;[.G2143] &lt;&gt; &quot;&quot;);([.G2143]-[.F2143])*24;&quot;---&quot;)" table:style-name="ce4">
            <text:p>0.550</text:p>
          </table:table-cell>
          <table:table-cell office:value-type="string" table:style-name="ce13">
            <text:p>IDtoApptio</text:p>
          </table:table-cell>
          <table:table-cell office:value-type="date" office:date-value="2025-08-08T11:14:50" table:style-name="ce14">
            <text:p>8/8/25 11:14 AM</text:p>
          </table:table-cell>
          <table:table-cell office:value-type="date" office:date-value="2025-08-08T11:47:51" table:style-name="ce14">
            <text:p>8/8/25 11:47 AM</text:p>
          </table:table-cell>
          <table:table-cell office:value-type="string" table:style-name="ce13">
            <text:p>#Ashleigh legos, cats, DND &amp; 8/25 date discussion</text:p>
          </table:table-cell>
          <table:table-cell table:style-name="ce18"/>
          <table:table-cell table:number-columns-repeated="16375"/>
        </table:table-row>
        <table:table-row table:style-name="ro14" table:visibility="collapse">
          <table:table-cell office:value-type="float" office:value="927" table:formula="of:=[.A2143]" table:style-name="ce17">
            <text:p>927</text:p>
          </table:table-cell>
          <table:table-cell table:style-name="ce19"/>
          <table:table-cell office:value-type="string" table:style-name="ce4">
            <text:p>BILLED</text:p>
          </table:table-cell>
          <table:table-cell office:value-type="float" office:value="2.1699999999837019" table:formula="of:=IF(AND([.F2144] &lt;&gt; &quot;&quot;;[.G2144] &lt;&gt; &quot;&quot;);([.G2144]-[.F2144])*24;&quot;---&quot;)" table:style-name="ce4">
            <text:p>2.170</text:p>
          </table:table-cell>
          <table:table-cell office:value-type="string" table:style-name="ce13">
            <text:p>IDtoApptio</text:p>
          </table:table-cell>
          <table:table-cell office:value-type="date" office:date-value="2025-08-08T11:47:51" table:style-name="ce14">
            <text:p>8/8/25 11:47 AM</text:p>
          </table:table-cell>
          <table:table-cell office:value-type="date" office:date-value="2025-08-08T13:58:03" table:style-name="ce14">
            <text:p>8/8/25 01:58 PM</text:p>
          </table:table-cell>
          <table:table-cell office:value-type="string" table:style-name="ce13">
            <text:p>mike session</text:p>
          </table:table-cell>
          <table:table-cell table:style-name="ce18"/>
          <table:table-cell table:number-columns-repeated="16375"/>
        </table:table-row>
        <table:table-row table:style-name="ro14" table:visibility="collapse">
          <table:table-cell office:value-type="float" office:value="927" table:formula="of:=[.A2144]" table:style-name="ce17">
            <text:p>927</text:p>
          </table:table-cell>
          <table:table-cell table:style-name="ce19"/>
          <table:table-cell office:value-type="string" table:style-name="ce4">
            <text:p>BILLED</text:p>
          </table:table-cell>
          <table:table-cell office:value-type="float" office:value="1.6797222221503034" table:formula="of:=IF(AND([.F2145] &lt;&gt; &quot;&quot;;[.G2145] &lt;&gt; &quot;&quot;);([.G2145]-[.F2145])*24;&quot;---&quot;)" table:style-name="ce4">
            <text:p>1.680</text:p>
          </table:table-cell>
          <table:table-cell office:value-type="string" table:style-name="ce13">
            <text:p>IDtoApptio</text:p>
          </table:table-cell>
          <table:table-cell office:value-type="date" office:date-value="2025-08-08T14:37:55" table:style-name="ce14">
            <text:p>8/8/25 02:37 PM</text:p>
          </table:table-cell>
          <table:table-cell office:value-type="date" office:date-value="2025-08-08T16:18:42" table:style-name="ce14">
            <text:p>8/8/25 04:18 PM</text:p>
          </table:table-cell>
          <table:table-cell office:value-type="string" table:style-name="ce13">
            <text:p># working on JSP update for final collection.</text:p>
          </table:table-cell>
          <table:table-cell table:style-name="ce18"/>
          <table:table-cell table:number-columns-repeated="16375"/>
        </table:table-row>
        <table:table-row table:style-name="ro14" table:visibility="collapse">
          <table:table-cell office:value-type="float" office:value="927" table:formula="of:=[.A2145]" table:style-name="ce17">
            <text:p>927</text:p>
          </table:table-cell>
          <table:table-cell table:style-name="ce19"/>
          <table:table-cell office:value-type="string" table:style-name="ce4">
            <text:p>BILLED</text:p>
          </table:table-cell>
          <table:table-cell office:value-type="float" office:value="0.84805555560160428" table:formula="of:=IF(AND([.F2146] &lt;&gt; &quot;&quot;;[.G2146] &lt;&gt; &quot;&quot;);([.G2146]-[.F2146])*24;&quot;---&quot;)" table:style-name="ce4">
            <text:p>0.848</text:p>
          </table:table-cell>
          <table:table-cell office:value-type="string" table:style-name="ce13">
            <text:p>IDtoApptio</text:p>
          </table:table-cell>
          <table:table-cell office:value-type="date" office:date-value="2025-08-08T16:18:42" table:style-name="ce14">
            <text:p>8/8/25 04:18 PM</text:p>
          </table:table-cell>
          <table:table-cell office:value-type="date" office:date-value="2025-08-08T17:09:35" table:style-name="ce14">
            <text:p>8/8/25 05:09 PM</text:p>
          </table:table-cell>
          <table:table-cell office:value-type="string" table:style-name="ce10">
            <text:p># fixing bugs . .</text:p>
          </table:table-cell>
          <table:table-cell table:style-name="ce18"/>
          <table:table-cell table:number-columns-repeated="16375"/>
        </table:table-row>
        <table:table-row table:style-name="ro14" table:visibility="collapse">
          <table:table-cell office:value-type="float" office:value="927" table:formula="of:=[.A2146]" table:style-name="ce17">
            <text:p>927</text:p>
          </table:table-cell>
          <table:table-cell table:style-name="ce19"/>
          <table:table-cell office:value-type="string" table:style-name="ce4">
            <text:p>BILLED</text:p>
          </table:table-cell>
          <table:table-cell office:value-type="float" office:value="0.30444444436579943" table:formula="of:=IF(AND([.F2147] &lt;&gt; &quot;&quot;;[.G2147] &lt;&gt; &quot;&quot;);([.G2147]-[.F2147])*24;&quot;---&quot;)" table:style-name="ce4">
            <text:p>0.304</text:p>
          </table:table-cell>
          <table:table-cell office:value-type="string" table:style-name="ce13">
            <text:p>IDtoApptio</text:p>
          </table:table-cell>
          <table:table-cell office:value-type="date" office:date-value="2025-08-08T17:09:35" table:style-name="ce14">
            <text:p>8/8/25 05:09 PM</text:p>
          </table:table-cell>
          <table:table-cell office:value-type="date" office:date-value="2025-08-08T17:27:51" table:style-name="ce14">
            <text:p>8/8/25 05:27 PM</text:p>
          </table:table-cell>
          <table:table-cell office:value-type="string" table:style-name="ce10">
            <text:p>#start: jsp appears working fine . .debugging some missing role: SSO Admin has 2, I get 1 back . .</text:p>
          </table:table-cell>
          <table:table-cell table:style-name="ce18"/>
          <table:table-cell table:number-columns-repeated="16375"/>
        </table:table-row>
        <table:table-row table:style-name="ro14" table:visibility="collapse">
          <table:table-cell office:value-type="float" office:value="927" table:formula="of:=[.A2147]" table:style-name="ce17">
            <text:p>927</text:p>
          </table:table-cell>
          <table:table-cell table:style-name="ce19"/>
          <table:table-cell table:style-name="ce4"/>
          <table:table-cell office:value-type="string" office:string-value="---" table:formula="of:=IF(AND([.F2148] &lt;&gt; &quot;&quot;;[.G2148] &lt;&gt; &quot;&quot;);([.G2148]-[.F2148])*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148]" table:style-name="ce17">
            <text:p>927</text:p>
          </table:table-cell>
          <table:table-cell table:number-columns-repeated="2" table:style-name="ce4"/>
          <table:table-cell office:value-type="string" office:string-value="---" table:formula="of:=IF(AND([.F2149] &lt;&gt; &quot;&quot;;[.G2149] &lt;&gt; &quot;&quot;);([.G2149]-[.F2149])*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149]" table:style-name="ce17">
            <text:p>927</text:p>
          </table:table-cell>
          <table:table-cell table:style-name="ce19"/>
          <table:table-cell table:style-name="ce4"/>
          <table:table-cell office:value-type="string" office:string-value="---" table:formula="of:=IF(AND([.F2150] &lt;&gt; &quot;&quot;;[.G2150] &lt;&gt; &quot;&quot;);([.G2150]-[.F2150])*24;&quot;---&quot;)" table:style-name="ce4">
            <text:p>---</text:p>
          </table:table-cell>
          <table:table-cell table:style-name="ce34"/>
          <table:table-cell table:number-columns-repeated="2" table:style-name="ce12"/>
          <table:table-cell table:number-columns-repeated="2" table:style-name="ce14"/>
          <table:table-cell table:number-columns-repeated="16375"/>
        </table:table-row>
        <table:table-row table:style-name="ro14" table:visibility="collapse">
          <table:table-cell office:value-type="float" office:value="927" table:formula="of:=[.A2149]" table:style-name="ce17">
            <text:p>927</text:p>
          </table:table-cell>
          <table:table-cell table:style-name="ce19"/>
          <table:table-cell table:style-name="ce4"/>
          <table:table-cell office:value-type="string" office:string-value="---" table:formula="of:=IF(AND([.F2151] &lt;&gt; &quot;&quot;;[.G2151] &lt;&gt; &quot;&quot;);([.G2151]-[.F2151])*24;&quot;---&quot;)" table:style-name="ce4">
            <text:p>---</text:p>
          </table:table-cell>
          <table:table-cell table:style-name="ce34"/>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150]" table:style-name="ce17">
            <text:p>927</text:p>
          </table:table-cell>
          <table:table-cell table:style-name="ce19"/>
          <table:table-cell table:style-name="ce4"/>
          <table:table-cell office:value-type="string" office:string-value="---" table:formula="of:=IF(AND([.F2152] &lt;&gt; &quot;&quot;;[.G2152] &lt;&gt; &quot;&quot;);([.G2152]-[.F2152])*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152]" table:style-name="ce17">
            <text:p>927</text:p>
          </table:table-cell>
          <table:table-cell table:style-name="ce19"/>
          <table:table-cell table:style-name="ce4"/>
          <table:table-cell office:value-type="string" office:string-value="---" table:formula="of:=IF(AND([.F2153] &lt;&gt; &quot;&quot;;[.G2153] &lt;&gt; &quot;&quot;);([.G2153]-[.F2153])*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153]" table:style-name="ce17">
            <text:p>927</text:p>
          </table:table-cell>
          <table:table-cell table:style-name="ce19"/>
          <table:table-cell table:style-name="ce4"/>
          <table:table-cell office:value-type="string" office:string-value="---" table:formula="of:=IF(AND([.F2154] &lt;&gt; &quot;&quot;;[.G2154] &lt;&gt; &quot;&quot;);([.G2154]-[.F2154])*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14" table:visibility="collapse">
          <table:table-cell office:value-type="float" office:value="928" table:formula="of:=[.A2154]+1" table:style-name="ce17">
            <text:p>928</text:p>
          </table:table-cell>
          <table:table-cell table:style-name="ce12"/>
          <table:table-cell office:value-type="string" table:style-name="ce4">
            <text:p>****************</text:p>
          </table:table-cell>
          <table:table-cell table:style-name="ce4"/>
          <table:table-cell office:value-type="string" office:string-value="Week 928" table:formula="of:=CONCATENATE(&quot;Week &quot;; [.A2156])" table:number-columns-spanned="2" table:number-rows-spanned="3" table:style-name="ce48">
            <text:p>Week 928</text:p>
          </table:table-cell>
          <table:covered-table-cell/>
          <table:table-cell table:style-name="ce14"/>
          <table:table-cell table:style-name="ce13"/>
          <table:table-cell table:style-name="ce18"/>
          <table:table-cell table:number-columns-repeated="16375"/>
        </table:table-row>
        <table:table-row table:style-name="ro14" table:visibility="collapse">
          <table:table-cell office:value-type="float" office:value="928" table:formula="of:=[.A2156]" table:style-name="ce17">
            <text:p>928</text:p>
          </table:table-cell>
          <table:table-cell table:style-name="ce12"/>
          <table:table-cell office:value-type="string" table:style-name="ce4">
            <text:p>****************</text:p>
          </table:table-cell>
          <table:table-cell office:value-type="string" office:string-value="---" table:formula="of:=IF(AND([.F2157] &lt;&gt; &quot;&quot;;[.G2157] &lt;&gt; &quot;&quot;);([.G2157]-[.F2157])*24;&quot;---&quot;)" table:style-name="ce4">
            <text:p>---</text:p>
          </table:table-cell>
          <table:covered-table-cell/>
          <table:covered-table-cell/>
          <table:table-cell table:style-name="ce14"/>
          <table:table-cell table:style-name="ce13"/>
          <table:table-cell table:style-name="ce18"/>
          <table:table-cell table:number-columns-repeated="16375"/>
        </table:table-row>
        <table:table-row table:style-name="ro14" table:visibility="collapse">
          <table:table-cell office:value-type="float" office:value="928" table:formula="of:=[.A2157]" table:style-name="ce17">
            <text:p>928</text:p>
          </table:table-cell>
          <table:table-cell table:style-name="ce19"/>
          <table:table-cell office:value-type="string" table:style-name="ce4">
            <text:p>****************</text:p>
          </table:table-cell>
          <table:table-cell office:value-type="string" office:string-value="---" table:formula="of:=IF(AND([.F2158] &lt;&gt; &quot;&quot;;[.G2158] &lt;&gt; &quot;&quot;);([.G2158]-[.F2158])*24;&quot;---&quot;)" table:style-name="ce4">
            <text:p>---</text:p>
          </table:table-cell>
          <table:covered-table-cell/>
          <table:covered-table-cell/>
          <table:table-cell table:style-name="ce14"/>
          <table:table-cell table:style-name="ce13"/>
          <table:table-cell table:style-name="ce18"/>
          <table:table-cell table:number-columns-repeated="16375"/>
        </table:table-row>
        <table:table-row table:style-name="ro14" table:visibility="collapse">
          <table:table-cell office:value-type="float" office:value="928" table:formula="of:=[.A2158]" table:style-name="ce17">
            <text:p>928</text:p>
          </table:table-cell>
          <table:table-cell table:style-name="ce19"/>
          <table:table-cell office:value-type="string" table:style-name="ce4">
            <text:p>****************</text:p>
          </table:table-cell>
          <table:table-cell office:value-type="string" office:string-value="---" table:formula="of:=IF(AND([.F2159] &lt;&gt; &quot;&quot;;[.G2159] &lt;&gt; &quot;&quot;);([.G2159]-[.F2159])*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159]" table:style-name="ce17">
            <text:p>928</text:p>
          </table:table-cell>
          <table:table-cell table:style-name="ce19"/>
          <table:table-cell office:value-type="string" table:style-name="ce4">
            <text:p>****************</text:p>
          </table:table-cell>
          <table:table-cell office:value-type="string" office:string-value="---" table:formula="of:=IF(AND([.F2160] &lt;&gt; &quot;&quot;;[.G2160] &lt;&gt; &quot;&quot;);([.G2160]-[.F2160])*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160]" table:style-name="ce17">
            <text:p>928</text:p>
          </table:table-cell>
          <table:table-cell table:style-name="ce19"/>
          <table:table-cell office:value-type="string" table:style-name="ce4">
            <text:p>****************</text:p>
          </table:table-cell>
          <table:table-cell office:value-type="string" office:string-value="---" table:formula="of:=IF(AND([.F2161] &lt;&gt; &quot;&quot;;[.G2161] &lt;&gt; &quot;&quot;);([.G2161]-[.F2161])*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161]" table:style-name="ce17">
            <text:p>928</text:p>
          </table:table-cell>
          <table:table-cell table:style-name="ce12"/>
          <table:table-cell office:value-type="string" table:style-name="ce4">
            <text:p>****************</text:p>
          </table:table-cell>
          <table:table-cell office:value-type="string" office:string-value="---" table:formula="of:=IF(AND([.F2162] &lt;&gt; &quot;&quot;;[.G2162] &lt;&gt; &quot;&quot;);([.G2162]-[.F2162])*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162]" table:style-name="ce17">
            <text:p>928</text:p>
          </table:table-cell>
          <table:table-cell table:style-name="ce12"/>
          <table:table-cell office:value-type="string" table:style-name="ce4">
            <text:p>BILLED</text:p>
          </table:table-cell>
          <table:table-cell office:value-type="string" office:string-value="---" table:formula="of:=IF(AND([.F2163] &lt;&gt; &quot;&quot;;[.G2163] &lt;&gt; &quot;&quot;);([.G2163]-[.F2163])*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163]" table:style-name="ce17">
            <text:p>928</text:p>
          </table:table-cell>
          <table:table-cell office:value-type="float" office:value="7" table:formula="of:=COM.MICROSOFT.CEILING([.C2164];0.25)" table:style-name="ce19">
            <text:p>7.000</text:p>
          </table:table-cell>
          <table:table-cell office:value-type="float" office:value="6.7536111110821366" table:formula="of:=SUM([.D2164:.D2187])" table:style-name="ce4">
            <text:p>6.754</text:p>
          </table:table-cell>
          <table:table-cell office:value-type="string" office:string-value="---" table:formula="of:=IF(AND([.F2164] &lt;&gt; &quot;&quot;;[.G2164] &lt;&gt; &quot;&quot;);([.G2164]-[.F2164])*24;&quot;---&quot;)" table:style-name="ce4">
            <text:p>---</text:p>
          </table:table-cell>
          <table:table-cell office:value-type="date" office:date-value="2025-08-11T00:00:00" table:style-name="ce20">
            <text:p>11-Aug</text:p>
          </table:table-cell>
          <table:table-cell table:number-columns-repeated="2" table:style-name="ce14"/>
          <table:table-cell table:style-name="ce21"/>
          <table:table-cell table:style-name="ce18"/>
          <table:table-cell table:number-columns-repeated="16375"/>
        </table:table-row>
        <table:table-row table:style-name="ro14" table:visibility="collapse">
          <table:table-cell office:value-type="float" office:value="928" table:formula="of:=[.A2164]" table:style-name="ce17">
            <text:p>928</text:p>
          </table:table-cell>
          <table:table-cell table:style-name="ce19"/>
          <table:table-cell table:style-name="ce4"/>
          <table:table-cell office:value-type="float" office:value="0.20000000012805685" table:formula="of:=IF(AND([.F2165] &lt;&gt; &quot;&quot;;[.G2165] &lt;&gt; &quot;&quot;);([.G2165]-[.F2165])*24;&quot;---&quot;)" table:style-name="ce4">
            <text:p>0.200</text:p>
          </table:table-cell>
          <table:table-cell office:value-type="string" table:style-name="ce25">
            <text:p>mtg-Daily</text:p>
          </table:table-cell>
          <table:table-cell office:value-type="date" office:date-value="2025-08-11T08:30:00" table:style-name="ce14">
            <text:p>8/11/25 08:30 AM</text:p>
          </table:table-cell>
          <table:table-cell office:value-type="date" office:date-value="2025-08-11T08:42:00" table:style-name="ce14">
            <text:p>8/11/25 08:42 AM</text:p>
          </table:table-cell>
          <table:table-cell office:value-type="string" table:style-name="ce16">
            <text:p>Daily meetings. Weekly EE team meeting.</text:p>
          </table:table-cell>
          <table:table-cell table:style-name="ce18"/>
          <table:table-cell table:number-columns-repeated="16375"/>
        </table:table-row>
        <table:table-row table:style-name="ro14" table:visibility="collapse">
          <table:table-cell office:value-type="float" office:value="928" table:formula="of:=[.A2165]" table:style-name="ce17">
            <text:p>928</text:p>
          </table:table-cell>
          <table:table-cell table:style-name="ce19"/>
          <table:table-cell table:style-name="ce4"/>
          <table:table-cell office:value-type="float" office:value="0.45833333325572312" table:formula="of:=IF(AND([.F2166] &lt;&gt; &quot;&quot;;[.G2166] &lt;&gt; &quot;&quot;);([.G2166]-[.F2166])*24;&quot;---&quot;)" table:style-name="ce4">
            <text:p>0.458</text:p>
          </table:table-cell>
          <table:table-cell office:value-type="string" table:style-name="ce25">
            <text:p>mtg-Daily</text:p>
          </table:table-cell>
          <table:table-cell office:value-type="date" office:date-value="2025-08-11T10:15:00" table:style-name="ce14">
            <text:p>8/11/25 10:15 AM</text:p>
          </table:table-cell>
          <table:table-cell office:value-type="date" office:date-value="2025-08-11T10:42:30" table:style-name="ce14">
            <text:p>8/11/25 10:42 AM</text:p>
          </table:table-cell>
          <table:table-cell office:value-type="string" table:style-name="ce16">
            <text:p>#</text:p>
          </table:table-cell>
          <table:table-cell table:style-name="ce18"/>
          <table:table-cell table:number-columns-repeated="16375"/>
        </table:table-row>
        <table:table-row table:style-name="ro14" table:visibility="collapse">
          <table:table-cell office:value-type="float" office:value="928" table:formula="of:=[.A2166]" table:style-name="ce17">
            <text:p>928</text:p>
          </table:table-cell>
          <table:table-cell office:value-type="float" office:value="-1.75" table:style-name="ce19">
            <text:p>-1.750</text:p>
          </table:table-cell>
          <table:table-cell table:style-name="ce4"/>
          <table:table-cell office:value-type="float" office:value="2.5794444444472902" table:formula="of:=IF(AND([.F2167] &lt;&gt; &quot;&quot;;[.G2167] &lt;&gt; &quot;&quot;);([.G2167]-[.F2167])*24;&quot;---&quot;)" table:style-name="ce4">
            <text:p>2.579</text:p>
          </table:table-cell>
          <table:table-cell office:value-type="string" table:style-name="ce25">
            <text:p>IDtoApptio</text:p>
          </table:table-cell>
          <table:table-cell office:value-type="date" office:date-value="2025-08-11T10:42:30" table:style-name="ce14">
            <text:p>8/11/25 10:42 AM</text:p>
          </table:table-cell>
          <table:table-cell office:value-type="date" office:date-value="2025-08-11T13:17:16" table:style-name="ce14">
            <text:p>8/11/25 01:17 PM</text:p>
          </table:table-cell>
          <table:table-cell office:value-type="string" table:style-name="ce16">
            <text:p>Worked on fixing issues related to MyAccess JSP collection.</text:p>
          </table:table-cell>
          <table:table-cell office:value-type="string" table:style-name="ce18">
            <text:p>Working with Mike Labit on building a JSP that can produce the desired JSON result from an API call.</text:p>
          </table:table-cell>
          <table:table-cell table:number-columns-repeated="16375"/>
        </table:table-row>
        <table:table-row table:style-name="ro14" table:visibility="collapse">
          <table:table-cell office:value-type="float" office:value="928" table:formula="of:=[.A2167]" table:style-name="ce17">
            <text:p>928</text:p>
          </table:table-cell>
          <table:table-cell table:style-name="ce19"/>
          <table:table-cell table:style-name="ce4"/>
          <table:table-cell office:value-type="float" office:value="3.5158333332510665" table:formula="of:=IF(AND([.F2168] &lt;&gt; &quot;&quot;;[.G2168] &lt;&gt; &quot;&quot;);([.G2168]-[.F2168])*24;&quot;---&quot;)" table:style-name="ce4">
            <text:p>3.516</text:p>
          </table:table-cell>
          <table:table-cell office:value-type="string" table:style-name="ce25">
            <text:p>IDtoApptio</text:p>
          </table:table-cell>
          <table:table-cell office:value-type="date" office:date-value="2025-08-11T14:11:58" table:style-name="ce14">
            <text:p>8/11/25 02:11 PM</text:p>
          </table:table-cell>
          <table:table-cell office:value-type="date" office:date-value="2025-08-11T17:42:55" table:style-name="ce14">
            <text:p>8/11/25 05:42 PM</text:p>
          </table:table-cell>
          <table:table-cell office:value-type="string" table:style-name="ce16">
            <text:p># wow . . Figured out lots of stuff . .jsp works; but man, myaccess testing is terrible.</text:p>
          </table:table-cell>
          <table:table-cell table:style-name="ce18"/>
          <table:table-cell table:number-columns-repeated="16375"/>
        </table:table-row>
        <table:table-row table:style-name="ro14" table:visibility="collapse">
          <table:table-cell office:value-type="float" office:value="928" table:formula="of:=[.A2168]" table:style-name="ce17">
            <text:p>928</text:p>
          </table:table-cell>
          <table:table-cell table:style-name="ce19"/>
          <table:table-cell table:style-name="ce4"/>
          <table:table-cell office:value-type="string" office:string-value="---" table:formula="of:=IF(AND([.F2169] &lt;&gt; &quot;&quot;;[.G2169] &lt;&gt; &quot;&quot;);([.G2169]-[.F2169])*24;&quot;---&quot;)" table:style-name="ce4">
            <text:p>---</text:p>
          </table:table-cell>
          <table:table-cell table:style-name="ce25"/>
          <table:table-cell table:number-columns-repeated="2" table:style-name="ce14"/>
          <table:table-cell table:style-name="ce16"/>
          <table:table-cell table:style-name="ce18"/>
          <table:table-cell table:number-columns-repeated="16375"/>
        </table:table-row>
        <table:table-row table:style-name="ro14" table:visibility="collapse">
          <table:table-cell office:value-type="float" office:value="928" table:formula="of:=[.A2169]" table:style-name="ce17">
            <text:p>928</text:p>
          </table:table-cell>
          <table:table-cell table:style-name="ce19"/>
          <table:table-cell table:style-name="ce4"/>
          <table:table-cell office:value-type="string" office:string-value="---" table:formula="of:=IF(AND([.F2170] &lt;&gt; &quot;&quot;;[.G2170] &lt;&gt; &quot;&quot;);([.G2170]-[.F2170])*24;&quot;---&quot;)" table:style-name="ce4">
            <text:p>---</text:p>
          </table:table-cell>
          <table:table-cell table:style-name="ce25"/>
          <table:table-cell table:number-columns-repeated="2" table:style-name="ce14"/>
          <table:table-cell table:style-name="ce16"/>
          <table:table-cell table:style-name="ce18"/>
          <table:table-cell table:number-columns-repeated="16375"/>
        </table:table-row>
        <table:table-row table:style-name="ro14" table:visibility="collapse">
          <table:table-cell office:value-type="float" office:value="928" table:formula="of:=[.A2170]" table:style-name="ce17">
            <text:p>928</text:p>
          </table:table-cell>
          <table:table-cell table:style-name="ce19"/>
          <table:table-cell table:style-name="ce4"/>
          <table:table-cell office:value-type="string" office:string-value="---" table:formula="of:=IF(AND([.F2171] &lt;&gt; &quot;&quot;;[.G2171] &lt;&gt; &quot;&quot;);([.G2171]-[.F2171])*24;&quot;---&quot;)" table:style-name="ce4">
            <text:p>---</text:p>
          </table:table-cell>
          <table:table-cell table:style-name="ce25"/>
          <table:table-cell table:number-columns-repeated="2" table:style-name="ce14"/>
          <table:table-cell table:style-name="ce21"/>
          <table:table-cell table:style-name="ce18"/>
          <table:table-cell table:number-columns-repeated="16375"/>
        </table:table-row>
        <table:table-row table:style-name="ro14" table:visibility="collapse">
          <table:table-cell office:value-type="float" office:value="928" table:formula="of:=[.A2171]" table:style-name="ce17">
            <text:p>928</text:p>
          </table:table-cell>
          <table:table-cell table:style-name="ce19"/>
          <table:table-cell table:style-name="ce4"/>
          <table:table-cell office:value-type="string" office:string-value="---" table:formula="of:=IF(AND([.F2172] &lt;&gt; &quot;&quot;;[.G2172] &lt;&gt; &quot;&quot;);([.G2172]-[.F2172])*24;&quot;---&quot;)" table:style-name="ce4">
            <text:p>---</text:p>
          </table:table-cell>
          <table:table-cell table:style-name="ce25"/>
          <table:table-cell table:number-columns-repeated="2" table:style-name="ce14"/>
          <table:table-cell table:style-name="ce22"/>
          <table:table-cell table:style-name="ce18"/>
          <table:table-cell table:number-columns-repeated="16375"/>
        </table:table-row>
        <table:table-row table:style-name="ro14" table:visibility="collapse">
          <table:table-cell office:value-type="float" office:value="928" table:formula="of:=[.A2172]" table:style-name="ce17">
            <text:p>928</text:p>
          </table:table-cell>
          <table:table-cell table:style-name="ce19"/>
          <table:table-cell table:style-name="ce4"/>
          <table:table-cell office:value-type="string" office:string-value="---" table:formula="of:=IF(AND([.F2173] &lt;&gt; &quot;&quot;;[.G2173] &lt;&gt; &quot;&quot;);([.G2173]-[.F2173])*24;&quot;---&quot;)" table:style-name="ce4">
            <text:p>---</text:p>
          </table:table-cell>
          <table:table-cell table:style-name="ce25"/>
          <table:table-cell table:number-columns-repeated="2" table:style-name="ce14"/>
          <table:table-cell table:style-name="ce21"/>
          <table:table-cell table:style-name="ce18"/>
          <table:table-cell table:number-columns-repeated="16375"/>
        </table:table-row>
        <table:table-row table:style-name="ro14" table:visibility="collapse">
          <table:table-cell office:value-type="float" office:value="928" table:formula="of:=[.A2173]" table:style-name="ce17">
            <text:p>928</text:p>
          </table:table-cell>
          <table:table-cell table:number-columns-repeated="2" table:style-name="ce4"/>
          <table:table-cell office:value-type="string" office:string-value="---" table:formula="of:=IF(AND([.F2174] &lt;&gt; &quot;&quot;;[.G2174] &lt;&gt; &quot;&quot;);([.G2174]-[.F2174])*24;&quot;---&quot;)" table:style-name="ce4">
            <text:p>---</text:p>
          </table:table-cell>
          <table:table-cell table:style-name="ce25"/>
          <table:table-cell table:number-columns-repeated="2" table:style-name="ce14"/>
          <table:table-cell table:style-name="ce21"/>
          <table:table-cell table:style-name="ce18"/>
          <table:table-cell table:number-columns-repeated="16375"/>
        </table:table-row>
        <table:table-row table:style-name="ro14" table:visibility="collapse">
          <table:table-cell office:value-type="float" office:value="928" table:formula="of:=[.A2174]" table:style-name="ce17">
            <text:p>928</text:p>
          </table:table-cell>
          <table:table-cell table:style-name="ce31"/>
          <table:table-cell table:style-name="ce4"/>
          <table:table-cell office:value-type="string" office:string-value="---" table:formula="of:=IF(AND([.F2175] &lt;&gt; &quot;&quot;;[.G2175] &lt;&gt; &quot;&quot;);([.G2175]-[.F2175])*24;&quot;---&quot;)" table:style-name="ce4">
            <text:p>---</text:p>
          </table:table-cell>
          <table:table-cell table:style-name="ce25"/>
          <table:table-cell table:number-columns-repeated="2" table:style-name="ce14"/>
          <table:table-cell table:style-name="ce21"/>
          <table:table-cell table:style-name="ce18"/>
          <table:table-cell table:number-columns-repeated="16375"/>
        </table:table-row>
        <table:table-row table:style-name="ro14" table:visibility="collapse">
          <table:table-cell office:value-type="float" office:value="928" table:formula="of:=[.A2175]" table:style-name="ce17">
            <text:p>928</text:p>
          </table:table-cell>
          <table:table-cell table:style-name="ce19"/>
          <table:table-cell table:style-name="ce4"/>
          <table:table-cell office:value-type="string" office:string-value="---" table:formula="of:=IF(AND([.F2176] &lt;&gt; &quot;&quot;;[.G2176] &lt;&gt; &quot;&quot;);([.G2176]-[.F2176])*24;&quot;---&quot;)" table:style-name="ce4">
            <text:p>---</text:p>
          </table:table-cell>
          <table:table-cell table:style-name="ce25"/>
          <table:table-cell table:number-columns-repeated="2" table:style-name="ce14"/>
          <table:table-cell table:style-name="ce21"/>
          <table:table-cell table:style-name="ce18"/>
          <table:table-cell table:number-columns-repeated="16375"/>
        </table:table-row>
        <table:table-row table:style-name="ro14" table:visibility="collapse">
          <table:table-cell office:value-type="float" office:value="928" table:formula="of:=[.A2176]" table:style-name="ce17">
            <text:p>928</text:p>
          </table:table-cell>
          <table:table-cell table:style-name="ce19"/>
          <table:table-cell table:style-name="ce4"/>
          <table:table-cell office:value-type="string" office:string-value="---" table:formula="of:=IF(AND([.F2177] &lt;&gt; &quot;&quot;;[.G2177] &lt;&gt; &quot;&quot;);([.G2177]-[.F2177])*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14" table:visibility="collapse">
          <table:table-cell office:value-type="float" office:value="928" table:formula="of:=[.A2177]" table:style-name="ce17">
            <text:p>928</text:p>
          </table:table-cell>
          <table:table-cell table:style-name="ce19"/>
          <table:table-cell table:style-name="ce4"/>
          <table:table-cell office:value-type="string" office:string-value="---" table:formula="of:=IF(AND([.F2178] &lt;&gt; &quot;&quot;;[.G2178] &lt;&gt; &quot;&quot;);([.G2178]-[.F2178])*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14" table:visibility="collapse">
          <table:table-cell office:value-type="float" office:value="928" table:formula="of:=[.A2178]" table:style-name="ce17">
            <text:p>928</text:p>
          </table:table-cell>
          <table:table-cell table:style-name="ce19"/>
          <table:table-cell table:style-name="ce4"/>
          <table:table-cell office:value-type="string" office:string-value="---" table:formula="of:=IF(AND([.F2179] &lt;&gt; &quot;&quot;;[.G2179] &lt;&gt; &quot;&quot;);([.G2179]-[.F2179])*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14" table:visibility="collapse">
          <table:table-cell office:value-type="float" office:value="928" table:formula="of:=[.A2179]" table:style-name="ce17">
            <text:p>928</text:p>
          </table:table-cell>
          <table:table-cell table:style-name="ce19"/>
          <table:table-cell table:style-name="ce4"/>
          <table:table-cell office:value-type="string" office:string-value="---" table:formula="of:=IF(AND([.F2180] &lt;&gt; &quot;&quot;;[.G2180] &lt;&gt; &quot;&quot;);([.G2180]-[.F2180])*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14" table:visibility="collapse">
          <table:table-cell office:value-type="float" office:value="928" table:formula="of:=[.A2180]" table:style-name="ce17">
            <text:p>928</text:p>
          </table:table-cell>
          <table:table-cell table:style-name="ce19"/>
          <table:table-cell table:style-name="ce4"/>
          <table:table-cell office:value-type="string" office:string-value="---" table:formula="of:=IF(AND([.F2181] &lt;&gt; &quot;&quot;;[.G2181] &lt;&gt; &quot;&quot;);([.G2181]-[.F2181])*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14" table:visibility="collapse">
          <table:table-cell office:value-type="float" office:value="928" table:formula="of:=[.A2181]" table:style-name="ce17">
            <text:p>928</text:p>
          </table:table-cell>
          <table:table-cell table:style-name="ce19"/>
          <table:table-cell table:style-name="ce4"/>
          <table:table-cell office:value-type="string" office:string-value="---" table:formula="of:=IF(AND([.F2182] &lt;&gt; &quot;&quot;;[.G2182] &lt;&gt; &quot;&quot;);([.G2182]-[.F2182])*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182]" table:style-name="ce17">
            <text:p>928</text:p>
          </table:table-cell>
          <table:table-cell table:style-name="ce19"/>
          <table:table-cell table:style-name="ce4"/>
          <table:table-cell office:value-type="string" office:string-value="---" table:formula="of:=IF(AND([.F2183] &lt;&gt; &quot;&quot;;[.G2183] &lt;&gt; &quot;&quot;);([.G2183]-[.F2183])*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183]" table:style-name="ce17">
            <text:p>928</text:p>
          </table:table-cell>
          <table:table-cell table:style-name="ce19"/>
          <table:table-cell table:style-name="ce4"/>
          <table:table-cell office:value-type="string" office:string-value="---" table:formula="of:=IF(AND([.F2184] &lt;&gt; &quot;&quot;;[.G2184] &lt;&gt; &quot;&quot;);([.G2184]-[.F2184])*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184]" table:style-name="ce17">
            <text:p>928</text:p>
          </table:table-cell>
          <table:table-cell table:style-name="ce19"/>
          <table:table-cell table:style-name="ce4"/>
          <table:table-cell office:value-type="string" office:string-value="---" table:formula="of:=IF(AND([.F2185] &lt;&gt; &quot;&quot;;[.G2185] &lt;&gt; &quot;&quot;);([.G2185]-[.F2185])*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185]" table:style-name="ce17">
            <text:p>928</text:p>
          </table:table-cell>
          <table:table-cell table:style-name="ce19"/>
          <table:table-cell table:style-name="ce4"/>
          <table:table-cell office:value-type="string" office:string-value="---" table:formula="of:=IF(AND([.F2186] &lt;&gt; &quot;&quot;;[.G2186] &lt;&gt; &quot;&quot;);([.G2186]-[.F2186])*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186]" table:style-name="ce17">
            <text:p>928</text:p>
          </table:table-cell>
          <table:table-cell table:style-name="ce19"/>
          <table:table-cell table:style-name="ce4"/>
          <table:table-cell office:value-type="string" office:string-value="---" table:formula="of:=IF(AND([.F2187] &lt;&gt; &quot;&quot;;[.G2187] &lt;&gt; &quot;&quot;);([.G2187]-[.F218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187]" table:style-name="ce17">
            <text:p>928</text:p>
          </table:table-cell>
          <table:table-cell office:value-type="float" office:value="7" table:formula="of:=COM.MICROSOFT.CEILING([.C2188];0.25)" table:style-name="ce19">
            <text:p>7.000</text:p>
          </table:table-cell>
          <table:table-cell office:value-type="float" office:value="6.9669444443425164" table:formula="of:=SUM([.D2188:.D2210])" table:style-name="ce4">
            <text:p>6.967</text:p>
          </table:table-cell>
          <table:table-cell office:value-type="string" office:string-value="---" table:formula="of:=IF(AND([.F2188] &lt;&gt; &quot;&quot;;[.G2188] &lt;&gt; &quot;&quot;);([.G2188]-[.F2188])*24;&quot;---&quot;)" table:style-name="ce4">
            <text:p>---</text:p>
          </table:table-cell>
          <table:table-cell office:value-type="date" office:date-value="2025-08-12T00:00:00" table:style-name="ce20">
            <text:p>12-Aug</text:p>
          </table:table-cell>
          <table:table-cell table:number-columns-repeated="2" table:style-name="ce14"/>
          <table:table-cell table:style-name="ce13"/>
          <table:table-cell table:style-name="ce15"/>
          <table:table-cell table:number-columns-repeated="16375"/>
        </table:table-row>
        <table:table-row table:style-name="ro14" table:visibility="collapse">
          <table:table-cell office:value-type="float" office:value="928" table:formula="of:=[.A2188]" table:style-name="ce17">
            <text:p>928</text:p>
          </table:table-cell>
          <table:table-cell table:style-name="ce19"/>
          <table:table-cell office:value-type="string" table:style-name="ce4">
            <text:p>BILLED</text:p>
          </table:table-cell>
          <table:table-cell office:value-type="float" office:value="0.23111111117759719" table:formula="of:=IF(AND([.F2189] &lt;&gt; &quot;&quot;;[.G2189] &lt;&gt; &quot;&quot;);([.G2189]-[.F2189])*24;&quot;---&quot;)" table:style-name="ce4">
            <text:p>0.231</text:p>
          </table:table-cell>
          <table:table-cell office:value-type="string" table:style-name="ce20">
            <text:p>IDtoApptio</text:p>
          </table:table-cell>
          <table:table-cell office:value-type="date" office:date-value="2025-08-12T08:15:08" table:style-name="ce14">
            <text:p>8/12/25 08:15 AM</text:p>
          </table:table-cell>
          <table:table-cell office:value-type="date" office:date-value="2025-08-12T08:29:00" table:style-name="ce14">
            <text:p>8/12/25 08:29 AM</text:p>
          </table:table-cell>
          <table:table-cell office:value-type="string" table:style-name="ce21">
            <text:p>Worked on payload design for the IDtoApptio driver, and added custom roles and environment name to the JSP for MyAccess collection.</text:p>
          </table:table-cell>
          <table:table-cell table:style-name="ce15"/>
          <table:table-cell table:number-columns-repeated="16375"/>
        </table:table-row>
        <table:table-row table:style-name="ro14" table:visibility="collapse">
          <table:table-cell office:value-type="float" office:value="928" table:formula="of:=[.A2189]" table:style-name="ce17">
            <text:p>928</text:p>
          </table:table-cell>
          <table:table-cell table:style-name="ce4"/>
          <table:table-cell office:value-type="string" table:style-name="ce4">
            <text:p>BILLED</text:p>
          </table:table-cell>
          <table:table-cell office:value-type="float" office:value="0.18333333323244005" table:formula="of:=IF(AND([.F2190] &lt;&gt; &quot;&quot;;[.G2190] &lt;&gt; &quot;&quot;);([.G2190]-[.F2190])*24;&quot;---&quot;)" table:style-name="ce4">
            <text:p>0.183</text:p>
          </table:table-cell>
          <table:table-cell office:value-type="string" table:style-name="ce20">
            <text:p>mtg-daily</text:p>
          </table:table-cell>
          <table:table-cell office:value-type="date" office:date-value="2025-08-12T08:29:00" table:style-name="ce14">
            <text:p>8/12/25 08:29 AM</text:p>
          </table:table-cell>
          <table:table-cell office:value-type="date" office:date-value="2025-08-12T08:40:00" table:style-name="ce14">
            <text:p>8/12/25 08:40 AM</text:p>
          </table:table-cell>
          <table:table-cell office:value-type="string" table:style-name="ce20">
            <text:p>Daily meetings. Weekly EE backlog meeting.</text:p>
          </table:table-cell>
          <table:table-cell table:style-name="ce18"/>
          <table:table-cell table:number-columns-repeated="16375"/>
        </table:table-row>
        <table:table-row table:style-name="ro14" table:visibility="collapse">
          <table:table-cell office:value-type="float" office:value="928" table:formula="of:=[.A2190]" table:style-name="ce17">
            <text:p>928</text:p>
          </table:table-cell>
          <table:table-cell table:style-name="ce19"/>
          <table:table-cell office:value-type="string" table:style-name="ce4">
            <text:p>BILLED</text:p>
          </table:table-cell>
          <table:table-cell office:value-type="float" office:value="0.67055555566912517" table:formula="of:=IF(AND([.F2191] &lt;&gt; &quot;&quot;;[.G2191] &lt;&gt; &quot;&quot;);([.G2191]-[.F2191])*24;&quot;---&quot;)" table:style-name="ce4">
            <text:p>0.671</text:p>
          </table:table-cell>
          <table:table-cell office:value-type="string" table:style-name="ce20">
            <text:p>IDtoApptio</text:p>
          </table:table-cell>
          <table:table-cell office:value-type="date" office:date-value="2025-08-12T08:40:00" table:style-name="ce14">
            <text:p>8/12/25 08:40 AM</text:p>
          </table:table-cell>
          <table:table-cell office:value-type="date" office:date-value="2025-08-12T09:20:14" table:style-name="ce14">
            <text:p>8/12/25 09:20 AM</text:p>
          </table:table-cell>
          <table:table-cell office:value-type="string" table:style-name="ce21">
            <text:p>#</text:p>
          </table:table-cell>
          <table:table-cell table:style-name="ce18"/>
          <table:table-cell table:number-columns-repeated="16375"/>
        </table:table-row>
        <table:table-row table:style-name="ro14" table:visibility="collapse">
          <table:table-cell office:value-type="float" office:value="928" table:formula="of:=[.A2191]" table:style-name="ce17">
            <text:p>928</text:p>
          </table:table-cell>
          <table:table-cell table:style-name="ce19"/>
          <table:table-cell office:value-type="string" table:style-name="ce4">
            <text:p>BILLED</text:p>
          </table:table-cell>
          <table:table-cell office:value-type="float" office:value="0.66277777764480561" table:formula="of:=IF(AND([.F2192] &lt;&gt; &quot;&quot;;[.G2192] &lt;&gt; &quot;&quot;);([.G2192]-[.F2192])*24;&quot;---&quot;)" table:style-name="ce4">
            <text:p>0.663</text:p>
          </table:table-cell>
          <table:table-cell office:value-type="string" table:style-name="ce20">
            <text:p>IDToAutocrib</text:p>
          </table:table-cell>
          <table:table-cell office:value-type="date" office:date-value="2025-08-12T09:20:14" table:style-name="ce14">
            <text:p>8/12/25 09:20 AM</text:p>
          </table:table-cell>
          <table:table-cell office:value-type="date" office:date-value="2025-08-12T10:00:00" table:style-name="ce14">
            <text:p>8/12/25 10:00 AM</text:p>
          </table:table-cell>
          <table:table-cell office:value-type="string" table:style-name="ce13">
            <text:p>Worked to update the driver password for IDtoAutocrib due to secret expiring.</text:p>
          </table:table-cell>
          <table:table-cell table:style-name="ce18"/>
          <table:table-cell table:number-columns-repeated="16375"/>
        </table:table-row>
        <table:table-row table:style-name="ro14" table:visibility="collapse">
          <table:table-cell office:value-type="float" office:value="928" table:formula="of:=[.A2192]" table:style-name="ce17">
            <text:p>928</text:p>
          </table:table-cell>
          <table:table-cell table:style-name="ce19"/>
          <table:table-cell office:value-type="string" table:style-name="ce4">
            <text:p>BILLED</text:p>
          </table:table-cell>
          <table:table-cell office:value-type="float" office:value="0.61111111112404615" table:formula="of:=IF(AND([.F2193] &lt;&gt; &quot;&quot;;[.G2193] &lt;&gt; &quot;&quot;);([.G2193]-[.F2193])*24;&quot;---&quot;)" table:style-name="ce4">
            <text:p>0.611</text:p>
          </table:table-cell>
          <table:table-cell office:value-type="string" table:style-name="ce20">
            <text:p>IDtoDocunet</text:p>
          </table:table-cell>
          <table:table-cell office:value-type="date" office:date-value="2025-08-12T10:00:00" table:style-name="ce14">
            <text:p>8/12/25 10:00 AM</text:p>
          </table:table-cell>
          <table:table-cell office:value-type="date" office:date-value="2025-08-12T10:36:40" table:style-name="ce14">
            <text:p>8/12/25 10:36 AM</text:p>
          </table:table-cell>
          <table:table-cell office:value-type="string" table:style-name="ce26">
            <text:p>Worked on fixing UFM issue for IDtoDocunet on w11pcledirpi010.</text:p>
          </table:table-cell>
          <table:table-cell table:style-name="ce18"/>
          <table:table-cell table:number-columns-repeated="16375"/>
        </table:table-row>
        <table:table-row table:style-name="ro14" table:visibility="collapse">
          <table:table-cell office:value-type="float" office:value="928" table:formula="of:=[.A2193]" table:style-name="ce17">
            <text:p>928</text:p>
          </table:table-cell>
          <table:table-cell table:style-name="ce19"/>
          <table:table-cell office:value-type="string" table:style-name="ce4">
            <text:p>BILLED</text:p>
          </table:table-cell>
          <table:table-cell office:value-type="float" office:value="0.17527777788927779" table:formula="of:=IF(AND([.F2194] &lt;&gt; &quot;&quot;;[.G2194] &lt;&gt; &quot;&quot;);([.G2194]-[.F2194])*24;&quot;---&quot;)" table:style-name="ce4">
            <text:p>0.175</text:p>
          </table:table-cell>
          <table:table-cell office:value-type="string" table:style-name="ce20">
            <text:p>IDToAutocrib</text:p>
          </table:table-cell>
          <table:table-cell office:value-type="date" office:date-value="2025-08-12T10:36:40" table:style-name="ce14">
            <text:p>8/12/25 10:36 AM</text:p>
          </table:table-cell>
          <table:table-cell office:value-type="date" office:date-value="2025-08-12T10:47:11" table:style-name="ce14">
            <text:p>8/12/25 10:47 AM</text:p>
          </table:table-cell>
          <table:table-cell office:value-type="string" table:style-name="ce13">
            <text:p># waiting for aws access to update password, and grishma to say I can update drive r. .</text:p>
          </table:table-cell>
          <table:table-cell table:style-name="ce18"/>
          <table:table-cell table:number-columns-repeated="16375"/>
        </table:table-row>
        <table:table-row table:style-name="ro14" table:visibility="collapse">
          <table:table-cell office:value-type="float" office:value="928" table:formula="of:=[.A2194]" table:style-name="ce17">
            <text:p>928</text:p>
          </table:table-cell>
          <table:table-cell table:style-name="ce19"/>
          <table:table-cell office:value-type="string" table:style-name="ce4">
            <text:p>BILLED</text:p>
          </table:table-cell>
          <table:table-cell office:value-type="float" office:value="0.71083333325805143" table:formula="of:=IF(AND([.F2195] &lt;&gt; &quot;&quot;;[.G2195] &lt;&gt; &quot;&quot;);([.G2195]-[.F2195])*24;&quot;---&quot;)" table:style-name="ce4">
            <text:p>0.711</text:p>
          </table:table-cell>
          <table:table-cell office:value-type="string" table:style-name="ce20">
            <text:p>IDtoApptio</text:p>
          </table:table-cell>
          <table:table-cell office:value-type="date" office:date-value="2025-08-12T10:47:11" table:style-name="ce14">
            <text:p>8/12/25 10:47 AM</text:p>
          </table:table-cell>
          <table:table-cell office:value-type="date" office:date-value="2025-08-12T11:29:50" table:style-name="ce14">
            <text:p>8/12/25 11:29 AM</text:p>
          </table:table-cell>
          <table:table-cell office:value-type="string" table:style-name="ce13">
            <text:p>#JSP</text:p>
          </table:table-cell>
          <table:table-cell table:style-name="ce18"/>
          <table:table-cell table:number-columns-repeated="16375"/>
        </table:table-row>
        <table:table-row table:style-name="ro14" table:visibility="collapse">
          <table:table-cell office:value-type="float" office:value="928" table:formula="of:=[.A2195]" table:style-name="ce17">
            <text:p>928</text:p>
          </table:table-cell>
          <table:table-cell table:style-name="ce19"/>
          <table:table-cell office:value-type="string" table:style-name="ce4">
            <text:p>BILLED</text:p>
          </table:table-cell>
          <table:table-cell office:value-type="float" office:value="0.52305555558996275" table:formula="of:=IF(AND([.F2196] &lt;&gt; &quot;&quot;;[.G2196] &lt;&gt; &quot;&quot;);([.G2196]-[.F2196])*24;&quot;---&quot;)" table:style-name="ce4">
            <text:p>0.523</text:p>
          </table:table-cell>
          <table:table-cell office:value-type="string" table:style-name="ce20">
            <text:p>IDtoApptio</text:p>
          </table:table-cell>
          <table:table-cell office:value-type="date" office:date-value="2025-08-12T11:44:18" table:style-name="ce14">
            <text:p>8/12/25 11:44 AM</text:p>
          </table:table-cell>
          <table:table-cell office:value-type="date" office:date-value="2025-08-12T12:15:41" table:style-name="ce14">
            <text:p>8/12/25 12:15 PM</text:p>
          </table:table-cell>
          <table:table-cell office:value-type="string" table:style-name="ce13">
            <text:p>#JSP</text:p>
          </table:table-cell>
          <table:table-cell table:style-name="ce15"/>
          <table:table-cell table:number-columns-repeated="16375"/>
        </table:table-row>
        <table:table-row table:style-name="ro14" table:visibility="collapse">
          <table:table-cell office:value-type="float" office:value="928" table:formula="of:=[.A2196]" table:style-name="ce17">
            <text:p>928</text:p>
          </table:table-cell>
          <table:table-cell table:style-name="ce19"/>
          <table:table-cell office:value-type="string" table:style-name="ce4">
            <text:p>BILLED</text:p>
          </table:table-cell>
          <table:table-cell office:value-type="float" office:value="9.5555555541068316E-2" table:formula="of:=IF(AND([.F2197] &lt;&gt; &quot;&quot;;[.G2197] &lt;&gt; &quot;&quot;);([.G2197]-[.F2197])*24;&quot;---&quot;)" table:style-name="ce4">
            <text:p>0.096</text:p>
          </table:table-cell>
          <table:table-cell office:value-type="string" table:style-name="ce20">
            <text:p>IDtoApptio</text:p>
          </table:table-cell>
          <table:table-cell office:value-type="date" office:date-value="2025-08-12T12:56:22" table:style-name="ce14">
            <text:p>8/12/25 12:56 PM</text:p>
          </table:table-cell>
          <table:table-cell office:value-type="date" office:date-value="2025-08-12T13:02:06" table:style-name="ce14">
            <text:p>8/12/25 01:02 PM</text:p>
          </table:table-cell>
          <table:table-cell office:value-type="string" table:style-name="ce13">
            <text:p>#JSP</text:p>
          </table:table-cell>
          <table:table-cell table:style-name="ce18"/>
          <table:table-cell table:number-columns-repeated="16375"/>
        </table:table-row>
        <table:table-row table:style-name="ro14" table:visibility="collapse">
          <table:table-cell office:value-type="float" office:value="928" table:formula="of:=[.A2197]" table:style-name="ce17">
            <text:p>928</text:p>
          </table:table-cell>
          <table:table-cell table:style-name="ce4"/>
          <table:table-cell office:value-type="string" table:style-name="ce4">
            <text:p>BILLED</text:p>
          </table:table-cell>
          <table:table-cell office:value-type="float" office:value="0.32222222210839391" table:formula="of:=IF(AND([.F2198] &lt;&gt; &quot;&quot;;[.G2198] &lt;&gt; &quot;&quot;);([.G2198]-[.F2198])*24;&quot;---&quot;)" table:style-name="ce4">
            <text:p>0.322</text:p>
          </table:table-cell>
          <table:table-cell office:value-type="string" table:style-name="ce20">
            <text:p>mtg-backlog</text:p>
          </table:table-cell>
          <table:table-cell office:value-type="date" office:date-value="2025-08-12T14:00:40" table:style-name="ce14">
            <text:p>8/12/25 02:00 PM</text:p>
          </table:table-cell>
          <table:table-cell office:value-type="date" office:date-value="2025-08-12T14:20:00" table:style-name="ce14">
            <text:p>8/12/25 02:20 PM</text:p>
          </table:table-cell>
          <table:table-cell office:value-type="string" table:style-name="ce13">
            <text:p>#ee backlog meeting</text:p>
          </table:table-cell>
          <table:table-cell table:style-name="ce18"/>
          <table:table-cell table:number-columns-repeated="16375"/>
        </table:table-row>
        <table:table-row table:style-name="ro14" table:visibility="collapse">
          <table:table-cell office:value-type="float" office:value="928" table:formula="of:=[.A2198]" table:style-name="ce17">
            <text:p>928</text:p>
          </table:table-cell>
          <table:table-cell table:style-name="ce19"/>
          <table:table-cell office:value-type="string" table:style-name="ce4">
            <text:p>BILLED</text:p>
          </table:table-cell>
          <table:table-cell office:value-type="float" office:value="0.47083333338377997" table:formula="of:=IF(AND([.F2199] &lt;&gt; &quot;&quot;;[.G2199] &lt;&gt; &quot;&quot;);([.G2199]-[.F2199])*24;&quot;---&quot;)" table:style-name="ce4">
            <text:p>0.471</text:p>
          </table:table-cell>
          <table:table-cell office:value-type="string" table:style-name="ce20">
            <text:p>IDtoApptio</text:p>
          </table:table-cell>
          <table:table-cell office:value-type="date" office:date-value="2025-08-12T14:20:00" table:style-name="ce14">
            <text:p>8/12/25 02:20 PM</text:p>
          </table:table-cell>
          <table:table-cell office:value-type="date" office:date-value="2025-08-12T14:48:15" table:style-name="ce14">
            <text:p>8/12/25 02:48 PM</text:p>
          </table:table-cell>
          <table:table-cell office:value-type="string" table:style-name="ce13">
            <text:p>#JSP</text:p>
          </table:table-cell>
          <table:table-cell table:style-name="ce18"/>
          <table:table-cell table:number-columns-repeated="16375"/>
        </table:table-row>
        <table:table-row table:style-name="ro14" table:visibility="collapse">
          <table:table-cell office:value-type="float" office:value="928" table:formula="of:=[.A2199]" table:style-name="ce17">
            <text:p>928</text:p>
          </table:table-cell>
          <table:table-cell table:style-name="ce19"/>
          <table:table-cell office:value-type="string" table:style-name="ce4">
            <text:p>BILLED</text:p>
          </table:table-cell>
          <table:table-cell office:value-type="float" office:value="0.47722222219454125" table:formula="of:=IF(AND([.F2200] &lt;&gt; &quot;&quot;;[.G2200] &lt;&gt; &quot;&quot;);([.G2200]-[.F2200])*24;&quot;---&quot;)" table:style-name="ce4">
            <text:p>0.477</text:p>
          </table:table-cell>
          <table:table-cell office:value-type="string" table:style-name="ce20">
            <text:p>IDtoApptio</text:p>
          </table:table-cell>
          <table:table-cell office:value-type="date" office:date-value="2025-08-12T16:43:36" table:style-name="ce14">
            <text:p>8/12/25 04:43 PM</text:p>
          </table:table-cell>
          <table:table-cell office:value-type="date" office:date-value="2025-08-12T17:12:14" table:style-name="ce14">
            <text:p>8/12/25 05:12 PM</text:p>
          </table:table-cell>
          <table:table-cell office:value-type="string" table:style-name="ce13">
            <text:p>#</text:p>
          </table:table-cell>
          <table:table-cell table:style-name="ce18"/>
          <table:table-cell table:number-columns-repeated="16375"/>
        </table:table-row>
        <table:table-row table:style-name="ro14" table:visibility="collapse">
          <table:table-cell office:value-type="float" office:value="928" table:formula="of:=[.A2200]" table:style-name="ce17">
            <text:p>928</text:p>
          </table:table-cell>
          <table:table-cell table:style-name="ce19"/>
          <table:table-cell office:value-type="string" table:style-name="ce4">
            <text:p>BILLED</text:p>
          </table:table-cell>
          <table:table-cell office:value-type="float" office:value="0.42527777765644714" table:formula="of:=IF(AND([.F2201] &lt;&gt; &quot;&quot;;[.G2201] &lt;&gt; &quot;&quot;);([.G2201]-[.F2201])*24;&quot;---&quot;)" table:style-name="ce4">
            <text:p>0.425</text:p>
          </table:table-cell>
          <table:table-cell office:value-type="string" table:style-name="ce20">
            <text:p>IDToDocunet</text:p>
          </table:table-cell>
          <table:table-cell office:value-type="date" office:date-value="2025-08-12T17:12:14" table:style-name="ce14">
            <text:p>8/12/25 05:12 PM</text:p>
          </table:table-cell>
          <table:table-cell office:value-type="date" office:date-value="2025-08-12T17:37:45" table:style-name="ce14">
            <text:p>8/12/25 05:37 PM</text:p>
          </table:table-cell>
          <table:table-cell office:value-type="string" table:style-name="ce13">
            <text:p># - checking startup of UFM in cronjob</text:p>
          </table:table-cell>
          <table:table-cell table:style-name="ce18"/>
          <table:table-cell table:number-columns-repeated="16375"/>
        </table:table-row>
        <table:table-row table:style-name="ro14" table:visibility="collapse">
          <table:table-cell office:value-type="float" office:value="928" table:formula="of:=[.A2201]" table:style-name="ce17">
            <text:p>928</text:p>
          </table:table-cell>
          <table:table-cell table:style-name="ce19"/>
          <table:table-cell office:value-type="string" table:style-name="ce4">
            <text:p>BILLED</text:p>
          </table:table-cell>
          <table:table-cell office:value-type="float" office:value="1.1802777777775191" table:formula="of:=IF(AND([.F2202] &lt;&gt; &quot;&quot;;[.G2202] &lt;&gt; &quot;&quot;);([.G2202]-[.F2202])*24;&quot;---&quot;)" table:style-name="ce4">
            <text:p>1.180</text:p>
          </table:table-cell>
          <table:table-cell office:value-type="string" table:style-name="ce20">
            <text:p>IDtoApptio</text:p>
          </table:table-cell>
          <table:table-cell office:value-type="date" office:date-value="2025-08-12T17:37:45" table:style-name="ce14">
            <text:p>8/12/25 05:37 PM</text:p>
          </table:table-cell>
          <table:table-cell office:value-type="date" office:date-value="2025-08-12T18:48:34" table:style-name="ce14">
            <text:p>8/12/25 06:48 PM</text:p>
          </table:table-cell>
          <table:table-cell office:value-type="string" table:style-name="ce20">
            <text:p># adding parsing of new attrs</text:p>
          </table:table-cell>
          <table:table-cell table:style-name="ce18"/>
          <table:table-cell table:number-columns-repeated="16375"/>
        </table:table-row>
        <table:table-row table:style-name="ro14" table:visibility="collapse">
          <table:table-cell office:value-type="float" office:value="928" table:formula="of:=[.A2202]" table:style-name="ce17">
            <text:p>928</text:p>
          </table:table-cell>
          <table:table-cell table:style-name="ce19"/>
          <table:table-cell office:value-type="string" table:style-name="ce4">
            <text:p>BILLED</text:p>
          </table:table-cell>
          <table:table-cell office:value-type="float" office:value="0.22750000009546056" table:formula="of:=IF(AND([.F2203] &lt;&gt; &quot;&quot;;[.G2203] &lt;&gt; &quot;&quot;);([.G2203]-[.F2203])*24;&quot;---&quot;)" table:style-name="ce4">
            <text:p>0.228</text:p>
          </table:table-cell>
          <table:table-cell office:value-type="string" table:style-name="ce20">
            <text:p>IDtoApptio</text:p>
          </table:table-cell>
          <table:table-cell office:value-type="date" office:date-value="2025-08-12T18:48:34" table:style-name="ce14">
            <text:p>8/12/25 06:48 PM</text:p>
          </table:table-cell>
          <table:table-cell office:value-type="date" office:date-value="2025-08-12T19:02:13" table:style-name="ce14">
            <text:p>8/12/25 07:02 PM</text:p>
          </table:table-cell>
          <table:table-cell office:value-type="string" table:style-name="ce20">
            <text:p># adding parsing of new attrs</text:p>
          </table:table-cell>
          <table:table-cell table:style-name="ce18"/>
          <table:table-cell table:number-columns-repeated="16375"/>
        </table:table-row>
        <table:table-row table:style-name="ro14" table:visibility="collapse">
          <table:table-cell office:value-type="float" office:value="928" table:formula="of:=[.A2203]" table:style-name="ce17">
            <text:p>928</text:p>
          </table:table-cell>
          <table:table-cell table:style-name="ce19"/>
          <table:table-cell table:style-name="ce4"/>
          <table:table-cell office:value-type="string" office:string-value="---" table:formula="of:=IF(AND([.F2204] &lt;&gt; &quot;&quot;;[.G2204] &lt;&gt; &quot;&quot;);([.G2204]-[.F220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04]" table:style-name="ce17">
            <text:p>928</text:p>
          </table:table-cell>
          <table:table-cell table:style-name="ce19"/>
          <table:table-cell table:style-name="ce4"/>
          <table:table-cell office:value-type="string" office:string-value="---" table:formula="of:=IF(AND([.F2205] &lt;&gt; &quot;&quot;;[.G2205] &lt;&gt; &quot;&quot;);([.G2205]-[.F2205])*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05]" table:style-name="ce17">
            <text:p>928</text:p>
          </table:table-cell>
          <table:table-cell table:style-name="ce19"/>
          <table:table-cell table:style-name="ce4"/>
          <table:table-cell office:value-type="string" office:string-value="---" table:formula="of:=IF(AND([.F2206] &lt;&gt; &quot;&quot;;[.G2206] &lt;&gt; &quot;&quot;);([.G2206]-[.F2206])*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06]" table:style-name="ce17">
            <text:p>928</text:p>
          </table:table-cell>
          <table:table-cell table:style-name="ce19"/>
          <table:table-cell table:style-name="ce4"/>
          <table:table-cell office:value-type="string" office:string-value="---" table:formula="of:=IF(AND([.F2207] &lt;&gt; &quot;&quot;;[.G2207] &lt;&gt; &quot;&quot;);([.G2207]-[.F2207])*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07]" table:style-name="ce17">
            <text:p>928</text:p>
          </table:table-cell>
          <table:table-cell table:style-name="ce19"/>
          <table:table-cell table:style-name="ce4"/>
          <table:table-cell office:value-type="string" office:string-value="---" table:formula="of:=IF(AND([.F2208] &lt;&gt; &quot;&quot;;[.G2208] &lt;&gt; &quot;&quot;);([.G2208]-[.F2208])*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08]" table:style-name="ce17">
            <text:p>928</text:p>
          </table:table-cell>
          <table:table-cell table:style-name="ce19"/>
          <table:table-cell table:style-name="ce4"/>
          <table:table-cell office:value-type="string" office:string-value="---" table:formula="of:=IF(AND([.F2209] &lt;&gt; &quot;&quot;;[.G2209] &lt;&gt; &quot;&quot;);([.G2209]-[.F2209])*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09]" table:style-name="ce17">
            <text:p>928</text:p>
          </table:table-cell>
          <table:table-cell table:style-name="ce19"/>
          <table:table-cell table:style-name="ce4"/>
          <table:table-cell office:value-type="string" office:string-value="---" table:formula="of:=IF(AND([.F2210] &lt;&gt; &quot;&quot;;[.G2210] &lt;&gt; &quot;&quot;);([.G2210]-[.F2210])*24;&quot;---&quot;)"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14" table:visibility="collapse">
          <table:table-cell office:value-type="float" office:value="928" table:formula="of:=[.A2210]" table:style-name="ce17">
            <text:p>928</text:p>
          </table:table-cell>
          <table:table-cell office:value-type="float" office:value="9.25" table:formula="of:=COM.MICROSOFT.CEILING([.C2211];0.25)" table:style-name="ce19">
            <text:p>9.250</text:p>
          </table:table-cell>
          <table:table-cell office:value-type="float" office:value="9.2069444444496185" table:formula="of:=SUM([.D2211:.D2230])" table:style-name="ce4">
            <text:p>9.207</text:p>
          </table:table-cell>
          <table:table-cell office:value-type="string" office:string-value="---" table:formula="of:=IF(AND([.F2211] &lt;&gt; &quot;&quot;;[.G2211] &lt;&gt; &quot;&quot;);([.G2211]-[.F2211])*24;&quot;---&quot;)" table:style-name="ce4">
            <text:p>---</text:p>
          </table:table-cell>
          <table:table-cell office:value-type="date" office:date-value="2025-08-13T00:00:00" table:style-name="ce20">
            <text:p>13-Aug</text:p>
          </table:table-cell>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11]" table:style-name="ce17">
            <text:p>928</text:p>
          </table:table-cell>
          <table:table-cell table:style-name="ce19"/>
          <table:table-cell office:value-type="string" table:style-name="ce4">
            <text:p>BILLED</text:p>
          </table:table-cell>
          <table:table-cell office:value-type="float" office:value="0.57944444438908249" table:formula="of:=IF(AND([.F2212] &lt;&gt; &quot;&quot;;[.G2212] &lt;&gt; &quot;&quot;);([.G2212]-[.F2212])*24;&quot;---&quot;)" table:style-name="ce4">
            <text:p>0.579</text:p>
          </table:table-cell>
          <table:table-cell office:value-type="string" table:style-name="ce21">
            <text:p>IDToSAPBrim</text:p>
          </table:table-cell>
          <table:table-cell office:value-type="date" office:date-value="2025-08-13T05:50:00" table:style-name="ce14">
            <text:p>8/13/25 05:50 AM</text:p>
          </table:table-cell>
          <table:table-cell office:value-type="date" office:date-value="2025-08-13T06:24:46" table:style-name="ce14">
            <text:p>8/13/25 06:24 AM</text:p>
          </table:table-cell>
          <table:table-cell office:value-type="string" table:style-name="ce13">
            <text:p>Worked to resolve git issues with Nirosha on IDtoSAPBrim.</text:p>
          </table:table-cell>
          <table:table-cell table:style-name="ce23"/>
          <table:table-cell table:number-columns-repeated="16375"/>
        </table:table-row>
        <table:table-row table:style-name="ro14" table:visibility="collapse">
          <table:table-cell office:value-type="float" office:value="928" table:formula="of:=[.A2212]" table:style-name="ce17">
            <text:p>928</text:p>
          </table:table-cell>
          <table:table-cell table:style-name="ce19"/>
          <table:table-cell office:value-type="string" table:style-name="ce4">
            <text:p>BILLED</text:p>
          </table:table-cell>
          <table:table-cell office:value-type="float" office:value="0.25000000011641532" table:formula="of:=IF(AND([.F2213] &lt;&gt; &quot;&quot;;[.G2213] &lt;&gt; &quot;&quot;);([.G2213]-[.F2213])*24;&quot;---&quot;)" table:style-name="ce4">
            <text:p>0.250</text:p>
          </table:table-cell>
          <table:table-cell office:value-type="string" table:style-name="ce21">
            <text:p>mtg-Daily</text:p>
          </table:table-cell>
          <table:table-cell office:value-type="date" office:date-value="2025-08-13T08:30:00" table:style-name="ce14">
            <text:p>8/13/25 08:30 AM</text:p>
          </table:table-cell>
          <table:table-cell office:value-type="date" office:date-value="2025-08-13T08:45:00" table:style-name="ce14">
            <text:p>8/13/25 08:45 AM</text:p>
          </table:table-cell>
          <table:table-cell office:value-type="string" table:style-name="ce13">
            <text:p>Daily meetings with the team. Weekly IGA/EE team sync. MyAccess sync meeting with EE.</text:p>
          </table:table-cell>
          <table:table-cell table:style-name="ce23"/>
          <table:table-cell table:number-columns-repeated="16375"/>
        </table:table-row>
        <table:table-row table:style-name="ro14" table:visibility="collapse">
          <table:table-cell office:value-type="float" office:value="928" table:formula="of:=[.A2213]" table:style-name="ce17">
            <text:p>928</text:p>
          </table:table-cell>
          <table:table-cell table:style-name="ce19"/>
          <table:table-cell office:value-type="string" table:style-name="ce4">
            <text:p>BILLED</text:p>
          </table:table-cell>
          <table:table-cell office:value-type="float" office:value="0.49999999988358468" table:formula="of:=IF(AND([.F2214] &lt;&gt; &quot;&quot;;[.G2214] &lt;&gt; &quot;&quot;);([.G2214]-[.F2214])*24;&quot;---&quot;)" table:style-name="ce4">
            <text:p>0.500</text:p>
          </table:table-cell>
          <table:table-cell office:value-type="string" table:style-name="ce21">
            <text:p>mtga-Daily</text:p>
          </table:table-cell>
          <table:table-cell office:value-type="date" office:date-value="2025-08-13T09:30:00" table:style-name="ce14">
            <text:p>8/13/25 09:30 AM</text:p>
          </table:table-cell>
          <table:table-cell office:value-type="date" office:date-value="2025-08-13T10:00:00" table:style-name="ce14">
            <text:p>8/13/25 10:00 AM</text:p>
          </table:table-cell>
          <table:table-cell office:value-type="string" table:style-name="ce13">
            <text:p>#</text:p>
          </table:table-cell>
          <table:table-cell table:style-name="ce23"/>
          <table:table-cell table:number-columns-repeated="16375"/>
        </table:table-row>
        <table:table-row table:style-name="ro14" table:visibility="collapse">
          <table:table-cell office:value-type="float" office:value="928" table:formula="of:=[.A2214]" table:style-name="ce17">
            <text:p>928</text:p>
          </table:table-cell>
          <table:table-cell table:style-name="ce19"/>
          <table:table-cell office:value-type="string" table:style-name="ce4">
            <text:p>BILLED</text:p>
          </table:table-cell>
          <table:table-cell office:value-type="float" office:value="1.5" table:formula="of:=IF(AND([.F2215] &lt;&gt; &quot;&quot;;[.G2215] &lt;&gt; &quot;&quot;);([.G2215]-[.F2215])*24;&quot;---&quot;)" table:style-name="ce4">
            <text:p>1.500</text:p>
          </table:table-cell>
          <table:table-cell office:value-type="string" table:style-name="ce21">
            <text:p>mtg-EE/iga</text:p>
          </table:table-cell>
          <table:table-cell office:value-type="date" office:date-value="2025-08-13T10:00:00" table:style-name="ce14">
            <text:p>8/13/25 10:00 AM</text:p>
          </table:table-cell>
          <table:table-cell office:value-type="date" office:date-value="2025-08-13T11:30:00" table:style-name="ce14">
            <text:p>8/13/25 11:30 AM</text:p>
          </table:table-cell>
          <table:table-cell office:value-type="string" table:style-name="ce21">
            <text:p>#</text:p>
          </table:table-cell>
          <table:table-cell table:style-name="ce23"/>
          <table:table-cell table:number-columns-repeated="16375"/>
        </table:table-row>
        <table:table-row table:style-name="ro14" table:visibility="collapse">
          <table:table-cell office:value-type="float" office:value="928" table:formula="of:=[.A2215]" table:style-name="ce17">
            <text:p>928</text:p>
          </table:table-cell>
          <table:table-cell table:style-name="ce19"/>
          <table:table-cell office:value-type="string" table:style-name="ce4">
            <text:p>BILLED</text:p>
          </table:table-cell>
          <table:table-cell office:value-type="float" office:value="0.46166666666977108" table:formula="of:=IF(AND([.F2216] &lt;&gt; &quot;&quot;;[.G2216] &lt;&gt; &quot;&quot;);([.G2216]-[.F2216])*24;&quot;---&quot;)" table:style-name="ce4">
            <text:p>0.462</text:p>
          </table:table-cell>
          <table:table-cell office:value-type="string" table:style-name="ce21">
            <text:p>support - psm stuff . .</text:p>
          </table:table-cell>
          <table:table-cell office:value-type="date" office:date-value="2025-08-13T11:30:00" table:style-name="ce14">
            <text:p>8/13/25 11:30 AM</text:p>
          </table:table-cell>
          <table:table-cell office:value-type="date" office:date-value="2025-08-13T11:57:42" table:style-name="ce14">
            <text:p>8/13/25 11:57 AM</text:p>
          </table:table-cell>
          <table:table-cell office:value-type="string" table:style-name="ce21">
            <text:p>Worked on resolving PSM access for SSH restrictions coming online Aug 18th.</text:p>
          </table:table-cell>
          <table:table-cell table:style-name="ce23"/>
          <table:table-cell table:number-columns-repeated="16375"/>
        </table:table-row>
        <table:table-row table:style-name="ro14" table:visibility="collapse">
          <table:table-cell office:value-type="float" office:value="928" table:formula="of:=[.A2216]" table:style-name="ce17">
            <text:p>928</text:p>
          </table:table-cell>
          <table:table-cell table:style-name="ce19"/>
          <table:table-cell office:value-type="string" table:style-name="ce4">
            <text:p>BILLED</text:p>
          </table:table-cell>
          <table:table-cell office:value-type="float" office:value="1.310000000114087" table:formula="of:=IF(AND([.F2217] &lt;&gt; &quot;&quot;;[.G2217] &lt;&gt; &quot;&quot;);([.G2217]-[.F2217])*24;&quot;---&quot;)" table:style-name="ce4">
            <text:p>1.310</text:p>
          </table:table-cell>
          <table:table-cell office:value-type="string" table:style-name="ce21">
            <text:p>l&amp;l</text:p>
          </table:table-cell>
          <table:table-cell office:value-type="date" office:date-value="2025-08-13T11:57:42" table:style-name="ce14">
            <text:p>8/13/25 11:57 AM</text:p>
          </table:table-cell>
          <table:table-cell office:value-type="date" office:date-value="2025-08-13T13:16:18" table:style-name="ce14">
            <text:p>8/13/25 01:16 PM</text:p>
          </table:table-cell>
          <table:table-cell office:value-type="string" table:style-name="ce13">
            <text:p>Lunch and Learn: Git internals #2!! WAHOO!!!</text:p>
          </table:table-cell>
          <table:table-cell table:style-name="ce23"/>
          <table:table-cell table:number-columns-repeated="16375"/>
        </table:table-row>
        <table:table-row table:style-name="ro14" table:visibility="collapse">
          <table:table-cell office:value-type="float" office:value="928" table:formula="of:=[.A2217]" table:style-name="ce17">
            <text:p>928</text:p>
          </table:table-cell>
          <table:table-cell table:style-name="ce21"/>
          <table:table-cell office:value-type="string" table:style-name="ce4">
            <text:p>BILLED</text:p>
          </table:table-cell>
          <table:table-cell office:value-type="float" office:value="0.89500000001862645" table:formula="of:=IF(AND([.F2218] &lt;&gt; &quot;&quot;;[.G2218] &lt;&gt; &quot;&quot;);([.G2218]-[.F2218])*24;&quot;---&quot;)" table:style-name="ce4">
            <text:p>0.895</text:p>
          </table:table-cell>
          <table:table-cell office:value-type="string" table:style-name="ce21">
            <text:p>mtg-myaccess</text:p>
          </table:table-cell>
          <table:table-cell office:value-type="date" office:date-value="2025-08-13T13:16:18" table:style-name="ce14">
            <text:p>8/13/25 01:16 PM</text:p>
          </table:table-cell>
          <table:table-cell office:value-type="date" office:date-value="2025-08-13T14:10:00" table:style-name="ce14">
            <text:p>8/13/25 02:10 PM</text:p>
          </table:table-cell>
          <table:table-cell table:style-name="ce13"/>
          <table:table-cell table:style-name="ce23"/>
          <table:table-cell table:number-columns-repeated="16375"/>
        </table:table-row>
        <table:table-row table:style-name="ro14" table:visibility="collapse">
          <table:table-cell office:value-type="float" office:value="928" table:formula="of:=[.A2218]" table:style-name="ce17">
            <text:p>928</text:p>
          </table:table-cell>
          <table:table-cell table:style-name="ce19"/>
          <table:table-cell office:value-type="string" table:style-name="ce4">
            <text:p>BILLED</text:p>
          </table:table-cell>
          <table:table-cell office:value-type="float" office:value="0.53027777775423601" table:formula="of:=IF(AND([.F2219] &lt;&gt; &quot;&quot;;[.G2219] &lt;&gt; &quot;&quot;);([.G2219]-[.F2219])*24;&quot;---&quot;)" table:style-name="ce4">
            <text:p>0.530</text:p>
          </table:table-cell>
          <table:table-cell office:value-type="string" table:style-name="ce21">
            <text:p>NHI-Afcu</text:p>
          </table:table-cell>
          <table:table-cell office:value-type="date" office:date-value="2025-08-13T14:10:00" table:style-name="ce14">
            <text:p>8/13/25 02:10 PM</text:p>
          </table:table-cell>
          <table:table-cell office:value-type="date" office:date-value="2025-08-13T14:41:49" table:style-name="ce14">
            <text:p>8/13/25 02:41 PM</text:p>
          </table:table-cell>
          <table:table-cell office:value-type="string" table:style-name="ce13">
            <text:p>Worked on debugging a rights issue in NonHuman JDBC IDM driver.</text:p>
          </table:table-cell>
          <table:table-cell table:style-name="ce23"/>
          <table:table-cell table:number-columns-repeated="16375"/>
        </table:table-row>
        <table:table-row table:style-name="ro14" table:visibility="collapse">
          <table:table-cell office:value-type="float" office:value="928" table:formula="of:=[.A2219]" table:style-name="ce17">
            <text:p>928</text:p>
          </table:table-cell>
          <table:table-cell table:style-name="ce19"/>
          <table:table-cell office:value-type="string" table:style-name="ce4">
            <text:p>BILLED</text:p>
          </table:table-cell>
          <table:table-cell office:value-type="float" office:value="0.59666666662087664" table:formula="of:=IF(AND([.F2220] &lt;&gt; &quot;&quot;;[.G2220] &lt;&gt; &quot;&quot;);([.G2220]-[.F2220])*24;&quot;---&quot;)" table:style-name="ce4">
            <text:p>0.597</text:p>
          </table:table-cell>
          <table:table-cell office:value-type="string" table:style-name="ce21">
            <text:p>IDtoApptio</text:p>
          </table:table-cell>
          <table:table-cell office:value-type="date" office:date-value="2025-08-13T14:41:49" table:style-name="ce14">
            <text:p>8/13/25 02:41 PM</text:p>
          </table:table-cell>
          <table:table-cell office:value-type="date" office:date-value="2025-08-13T15:17:37" table:style-name="ce14">
            <text:p>8/13/25 03:17 PM</text:p>
          </table:table-cell>
          <table:table-cell office:value-type="string" table:style-name="ce21">
            <text:p>Worked on updating the driver to set roles properly for either Main or Couldability for IDtoApptio.</text:p>
          </table:table-cell>
          <table:table-cell table:style-name="ce23"/>
          <table:table-cell table:number-columns-repeated="16375"/>
        </table:table-row>
        <table:table-row table:style-name="ro14" table:visibility="collapse">
          <table:table-cell office:value-type="float" office:value="928" table:formula="of:=[.A2220]" table:style-name="ce17">
            <text:p>928</text:p>
          </table:table-cell>
          <table:table-cell table:style-name="ce19"/>
          <table:table-cell office:value-type="string" table:style-name="ce4">
            <text:p>BILLED</text:p>
          </table:table-cell>
          <table:table-cell office:value-type="float" office:value="0.20638888893881813" table:formula="of:=IF(AND([.F2221] &lt;&gt; &quot;&quot;;[.G2221] &lt;&gt; &quot;&quot;);([.G2221]-[.F2221])*24;&quot;---&quot;)" table:style-name="ce4">
            <text:p>0.206</text:p>
          </table:table-cell>
          <table:table-cell office:value-type="string" table:style-name="ce21">
            <text:p>IDtoAutocrib</text:p>
          </table:table-cell>
          <table:table-cell office:value-type="date" office:date-value="2025-08-13T15:17:37" table:style-name="ce14">
            <text:p>8/13/25 03:17 PM</text:p>
          </table:table-cell>
          <table:table-cell office:value-type="date" office:date-value="2025-08-13T15:30:00" table:style-name="ce14">
            <text:p>8/13/25 03:30 PM</text:p>
          </table:table-cell>
          <table:table-cell office:value-type="string" table:style-name="ce10">
            <text:p>Worked on updating the IDtoAutocrib driver to use the latest unexpired token for authentication.</text:p>
          </table:table-cell>
          <table:table-cell table:style-name="ce23"/>
          <table:table-cell table:number-columns-repeated="16375"/>
        </table:table-row>
        <table:table-row table:style-name="ro14" table:visibility="collapse">
          <table:table-cell office:value-type="float" office:value="928" table:formula="of:=[.A2221]" table:style-name="ce17">
            <text:p>928</text:p>
          </table:table-cell>
          <table:table-cell table:style-name="ce19"/>
          <table:table-cell office:value-type="string" table:style-name="ce4">
            <text:p>BILLED</text:p>
          </table:table-cell>
          <table:table-cell office:value-type="float" office:value="2.0180555554688908" table:formula="of:=IF(AND([.F2222] &lt;&gt; &quot;&quot;;[.G2222] &lt;&gt; &quot;&quot;);([.G2222]-[.F2222])*24;&quot;---&quot;)" table:style-name="ce4">
            <text:p>2.018</text:p>
          </table:table-cell>
          <table:table-cell office:value-type="string" table:style-name="ce21">
            <text:p>IDtoApptio</text:p>
          </table:table-cell>
          <table:table-cell office:value-type="date" office:date-value="2025-08-13T15:30:00" table:style-name="ce14">
            <text:p>8/13/25 03:30 PM</text:p>
          </table:table-cell>
          <table:table-cell office:value-type="date" office:date-value="2025-08-13T17:31:05" table:style-name="ce14">
            <text:p>8/13/25 05:31 PM</text:p>
          </table:table-cell>
          <table:table-cell office:value-type="string" table:style-name="ce13">
            <text:p>#</text:p>
          </table:table-cell>
          <table:table-cell table:style-name="ce23"/>
          <table:table-cell table:number-columns-repeated="16375"/>
        </table:table-row>
        <table:table-row table:style-name="ro14" table:visibility="collapse">
          <table:table-cell office:value-type="float" office:value="928" table:formula="of:=[.A2222]" table:style-name="ce17">
            <text:p>928</text:p>
          </table:table-cell>
          <table:table-cell table:style-name="ce19"/>
          <table:table-cell office:value-type="string" table:style-name="ce4">
            <text:p>BILLED</text:p>
          </table:table-cell>
          <table:table-cell office:value-type="float" office:value="0.35944444447522983" table:formula="of:=IF(AND([.F2223] &lt;&gt; &quot;&quot;;[.G2223] &lt;&gt; &quot;&quot;);([.G2223]-[.F2223])*24;&quot;---&quot;)" table:style-name="ce4">
            <text:p>0.359</text:p>
          </table:table-cell>
          <table:table-cell office:value-type="string" table:style-name="ce21">
            <text:p>swa-rest-conenctor</text:p>
          </table:table-cell>
          <table:table-cell office:value-type="date" office:date-value="2025-08-13T17:31:05" table:style-name="ce14">
            <text:p>8/13/25 05:31 PM</text:p>
          </table:table-cell>
          <table:table-cell office:value-type="date" office:date-value="2025-08-13T17:52:39" table:style-name="ce14">
            <text:p>8/13/25 05:52 PM</text:p>
          </table:table-cell>
          <table:table-cell office:value-type="string" table:style-name="ce13">
            <text:p>Worked on adding mulitple statusCode options to the swa-rest-connector for IdMUnit.</text:p>
          </table:table-cell>
          <table:table-cell table:style-name="ce23"/>
          <table:table-cell table:number-columns-repeated="16375"/>
        </table:table-row>
        <table:table-row table:style-name="ro14" table:visibility="collapse">
          <table:table-cell office:value-type="float" office:value="928" table:formula="of:=[.A2223]" table:style-name="ce17">
            <text:p>928</text:p>
          </table:table-cell>
          <table:table-cell table:style-name="ce19"/>
          <table:table-cell table:style-name="ce4"/>
          <table:table-cell office:value-type="string" office:string-value="---" table:formula="of:=IF(AND([.F2224] &lt;&gt; &quot;&quot;;[.G2224] &lt;&gt; &quot;&quot;);([.G2224]-[.F2224])*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14" table:visibility="collapse">
          <table:table-cell office:value-type="float" office:value="928" table:formula="of:=[.A2224]" table:style-name="ce17">
            <text:p>928</text:p>
          </table:table-cell>
          <table:table-cell table:style-name="ce19"/>
          <table:table-cell table:style-name="ce4"/>
          <table:table-cell office:value-type="string" office:string-value="---" table:formula="of:=IF(AND([.F2225] &lt;&gt; &quot;&quot;;[.G2225] &lt;&gt; &quot;&quot;);([.G2225]-[.F2225])*24;&quot;---&quot;)" table:style-name="ce4">
            <text:p>---</text:p>
          </table:table-cell>
          <table:table-cell table:style-name="ce21"/>
          <table:table-cell table:number-columns-repeated="2" table:style-name="ce14"/>
          <table:table-cell table:style-name="ce16"/>
          <table:table-cell table:style-name="ce23"/>
          <table:table-cell table:number-columns-repeated="16375"/>
        </table:table-row>
        <table:table-row table:style-name="ro14" table:visibility="collapse">
          <table:table-cell office:value-type="float" office:value="928" table:formula="of:=[.A2225]" table:style-name="ce17">
            <text:p>928</text:p>
          </table:table-cell>
          <table:table-cell table:style-name="ce19"/>
          <table:table-cell table:style-name="ce4"/>
          <table:table-cell office:value-type="string" office:string-value="---" table:formula="of:=IF(AND([.F2226] &lt;&gt; &quot;&quot;;[.G2226] &lt;&gt; &quot;&quot;);([.G2226]-[.F2226])*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14" table:visibility="collapse">
          <table:table-cell office:value-type="float" office:value="928" table:formula="of:=[.A2226]" table:style-name="ce17">
            <text:p>928</text:p>
          </table:table-cell>
          <table:table-cell table:style-name="ce19"/>
          <table:table-cell table:style-name="ce4"/>
          <table:table-cell office:value-type="string" office:string-value="---" table:formula="of:=IF(AND([.F2227] &lt;&gt; &quot;&quot;;[.G2227] &lt;&gt; &quot;&quot;);([.G2227]-[.F2227])*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14" table:visibility="collapse">
          <table:table-cell office:value-type="float" office:value="928" table:formula="of:=[.A2227]" table:style-name="ce17">
            <text:p>928</text:p>
          </table:table-cell>
          <table:table-cell table:style-name="ce19"/>
          <table:table-cell table:style-name="ce4"/>
          <table:table-cell office:value-type="string" office:string-value="---" table:formula="of:=IF(AND([.F2228] &lt;&gt; &quot;&quot;;[.G2228] &lt;&gt; &quot;&quot;);([.G2228]-[.F2228])*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14" table:visibility="collapse">
          <table:table-cell office:value-type="float" office:value="928" table:formula="of:=[.A2228]" table:style-name="ce17">
            <text:p>928</text:p>
          </table:table-cell>
          <table:table-cell table:style-name="ce19"/>
          <table:table-cell table:style-name="ce4"/>
          <table:table-cell office:value-type="string" office:string-value="---" table:formula="of:=IF(AND([.F2229] &lt;&gt; &quot;&quot;;[.G2229] &lt;&gt; &quot;&quot;);([.G2229]-[.F2229])*24;&quot;---&quot;)" table:style-name="ce4">
            <text:p>---</text:p>
          </table:table-cell>
          <table:table-cell table:style-name="ce16"/>
          <table:table-cell table:number-columns-repeated="2" table:style-name="ce14"/>
          <table:table-cell table:style-name="ce16"/>
          <table:table-cell table:style-name="ce23"/>
          <table:table-cell table:number-columns-repeated="16375"/>
        </table:table-row>
        <table:table-row table:style-name="ro14" table:visibility="collapse">
          <table:table-cell office:value-type="float" office:value="928" table:formula="of:=[.A2229]" table:style-name="ce17">
            <text:p>928</text:p>
          </table:table-cell>
          <table:table-cell table:style-name="ce19"/>
          <table:table-cell table:style-name="ce4"/>
          <table:table-cell office:value-type="string" office:string-value="---" table:formula="of:=IF(AND([.F2230] &lt;&gt; &quot;&quot;;[.G2230] &lt;&gt; &quot;&quot;);([.G2230]-[.F2230])*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30]" table:style-name="ce17">
            <text:p>928</text:p>
          </table:table-cell>
          <table:table-cell office:value-type="float" office:value="8.5" table:formula="of:=COM.MICROSOFT.CEILING([.C2231];0.25)" table:style-name="ce19">
            <text:p>8.500</text:p>
          </table:table-cell>
          <table:table-cell office:value-type="float" office:value="8.2605555555783212" table:formula="of:=SUM([.D2231:.D2258])" table:style-name="ce4">
            <text:p>8.261</text:p>
          </table:table-cell>
          <table:table-cell office:value-type="string" office:string-value="---" table:formula="of:=IF(AND([.F2231] &lt;&gt; &quot;&quot;;[.G2231] &lt;&gt; &quot;&quot;);([.G2231]-[.F2231])*24;&quot;---&quot;)" table:style-name="ce4">
            <text:p>---</text:p>
          </table:table-cell>
          <table:table-cell office:value-type="date" office:date-value="2025-08-14T00:00:00" table:style-name="ce28">
            <text:p>14-Aug</text:p>
          </table:table-cell>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31]" table:style-name="ce17">
            <text:p>928</text:p>
          </table:table-cell>
          <table:table-cell table:style-name="ce19"/>
          <table:table-cell office:value-type="string" table:style-name="ce4">
            <text:p>BILLED</text:p>
          </table:table-cell>
          <table:table-cell office:value-type="float" office:value="0.16666666668606922" table:formula="of:=IF(AND([.F2232] &lt;&gt; &quot;&quot;;[.G2232] &lt;&gt; &quot;&quot;);([.G2232]-[.F2232])*24;&quot;---&quot;)" table:style-name="ce4">
            <text:p>0.167</text:p>
          </table:table-cell>
          <table:table-cell office:value-type="string" table:style-name="ce28">
            <text:p>mtg-daily</text:p>
          </table:table-cell>
          <table:table-cell office:value-type="date" office:date-value="2025-08-14T08:30:00" table:style-name="ce14">
            <text:p>8/14/25 08:30 AM</text:p>
          </table:table-cell>
          <table:table-cell office:value-type="date" office:date-value="2025-08-14T08:40:00" table:style-name="ce14">
            <text:p>8/14/25 08:40 AM</text:p>
          </table:table-cell>
          <table:table-cell office:value-type="string" table:style-name="ce13">
            <text:p>Daily meetings with the team.</text:p>
          </table:table-cell>
          <table:table-cell table:style-name="ce18"/>
          <table:table-cell table:number-columns-repeated="16375"/>
        </table:table-row>
        <table:table-row table:style-name="ro14" table:visibility="collapse">
          <table:table-cell office:value-type="float" office:value="928" table:formula="of:=[.A2232]" table:style-name="ce17">
            <text:p>928</text:p>
          </table:table-cell>
          <table:table-cell table:style-name="ce19"/>
          <table:table-cell office:value-type="string" table:style-name="ce4">
            <text:p>BILLED</text:p>
          </table:table-cell>
          <table:table-cell office:value-type="float" office:value="1.313333333353512" table:formula="of:=IF(AND([.F2233] &lt;&gt; &quot;&quot;;[.G2233] &lt;&gt; &quot;&quot;);([.G2233]-[.F2233])*24;&quot;---&quot;)" table:style-name="ce4">
            <text:p>1.313</text:p>
          </table:table-cell>
          <table:table-cell office:value-type="string" table:style-name="ce21">
            <text:p>IDtoApptio</text:p>
          </table:table-cell>
          <table:table-cell office:value-type="date" office:date-value="2025-08-14T08:40:00" table:style-name="ce14">
            <text:p>8/14/25 08:40 AM</text:p>
          </table:table-cell>
          <table:table-cell office:value-type="date" office:date-value="2025-08-14T09:58:48" table:style-name="ce14">
            <text:p>8/14/25 09:58 AM</text:p>
          </table:table-cell>
          <table:table-cell office:value-type="string" table:style-name="ce13">
            <text:p>Worked on completing swa-rest-connector for IdMUnit to work on IDtoApptio IdMUnit tests.</text:p>
          </table:table-cell>
          <table:table-cell table:style-name="ce18"/>
          <table:table-cell table:number-columns-repeated="16375"/>
        </table:table-row>
        <table:table-row table:style-name="ro14" table:visibility="collapse">
          <table:table-cell office:value-type="float" office:value="928" table:formula="of:=[.A2233]" table:style-name="ce17">
            <text:p>928</text:p>
          </table:table-cell>
          <table:table-cell table:style-name="ce19"/>
          <table:table-cell office:value-type="string" table:style-name="ce4">
            <text:p>BILLED</text:p>
          </table:table-cell>
          <table:table-cell office:value-type="float" office:value="0.27000000007683411" table:formula="of:=IF(AND([.F2234] &lt;&gt; &quot;&quot;;[.G2234] &lt;&gt; &quot;&quot;);([.G2234]-[.F2234])*24;&quot;---&quot;)" table:style-name="ce4">
            <text:p>0.270</text:p>
          </table:table-cell>
          <table:table-cell office:value-type="string" table:style-name="ce21">
            <text:p>support - psm stuff . .</text:p>
          </table:table-cell>
          <table:table-cell office:value-type="date" office:date-value="2025-08-14T09:58:48" table:style-name="ce14">
            <text:p>8/14/25 09:58 AM</text:p>
          </table:table-cell>
          <table:table-cell office:value-type="date" office:date-value="2025-08-14T10:15:00" table:style-name="ce14">
            <text:p>8/14/25 10:15 AM</text:p>
          </table:table-cell>
          <table:table-cell office:value-type="string" table:style-name="ce13">
            <text:p>Worked on getting PSM access to servers for Monday deadline.</text:p>
          </table:table-cell>
          <table:table-cell table:style-name="ce18"/>
          <table:table-cell table:number-columns-repeated="16375"/>
        </table:table-row>
        <table:table-row table:style-name="ro14" table:visibility="collapse">
          <table:table-cell office:value-type="float" office:value="928" table:formula="of:=[.A2234]" table:style-name="ce17">
            <text:p>928</text:p>
          </table:table-cell>
          <table:table-cell table:style-name="ce19"/>
          <table:table-cell office:value-type="string" table:style-name="ce4">
            <text:p>BILLED</text:p>
          </table:table-cell>
          <table:table-cell office:value-type="float" office:value="1.0488888889085501" table:formula="of:=IF(AND([.F2235] &lt;&gt; &quot;&quot;;[.G2235] &lt;&gt; &quot;&quot;);([.G2235]-[.F2235])*24;&quot;---&quot;)" table:style-name="ce4">
            <text:p>1.049</text:p>
          </table:table-cell>
          <table:table-cell office:value-type="string" table:style-name="ce21">
            <text:p>IDtoApptio</text:p>
          </table:table-cell>
          <table:table-cell office:value-type="date" office:date-value="2025-08-14T10:15:00" table:style-name="ce14">
            <text:p>8/14/25 10:15 AM</text:p>
          </table:table-cell>
          <table:table-cell office:value-type="date" office:date-value="2025-08-14T11:17:56" table:style-name="ce14">
            <text:p>8/14/25 11:17 AM</text:p>
          </table:table-cell>
          <table:table-cell office:value-type="string" table:style-name="ce10">
            <text:p># getting events to not appear if empty.</text:p>
          </table:table-cell>
          <table:table-cell table:style-name="ce18"/>
          <table:table-cell table:number-columns-repeated="16375"/>
        </table:table-row>
        <table:table-row table:style-name="ro14" table:visibility="collapse">
          <table:table-cell office:value-type="float" office:value="928" table:formula="of:=[.A2235]" table:style-name="ce17">
            <text:p>928</text:p>
          </table:table-cell>
          <table:table-cell table:style-name="ce19"/>
          <table:table-cell office:value-type="string" table:style-name="ce4">
            <text:p>BILLED</text:p>
          </table:table-cell>
          <table:table-cell office:value-type="float" office:value="0.54277777770766988" table:formula="of:=IF(AND([.F2236] &lt;&gt; &quot;&quot;;[.G2236] &lt;&gt; &quot;&quot;);([.G2236]-[.F2236])*24;&quot;---&quot;)" table:style-name="ce4">
            <text:p>0.543</text:p>
          </table:table-cell>
          <table:table-cell office:value-type="string" table:style-name="ce21">
            <text:p>support - psm stuff . .</text:p>
          </table:table-cell>
          <table:table-cell office:value-type="date" office:date-value="2025-08-14T11:17:56" table:style-name="ce14">
            <text:p>8/14/25 11:17 AM</text:p>
          </table:table-cell>
          <table:table-cell office:value-type="date" office:date-value="2025-08-14T11:50:30" table:style-name="ce14">
            <text:p>8/14/25 11:50 AM</text:p>
          </table:table-cell>
          <table:table-cell office:value-type="string" table:style-name="ce13">
            <text:p># got access, testing now</text:p>
          </table:table-cell>
          <table:table-cell table:style-name="ce18"/>
          <table:table-cell table:number-columns-repeated="16375"/>
        </table:table-row>
        <table:table-row table:style-name="ro14" table:visibility="collapse">
          <table:table-cell office:value-type="float" office:value="928" table:formula="of:=[.A2236]" table:style-name="ce17">
            <text:p>928</text:p>
          </table:table-cell>
          <table:table-cell table:style-name="ce19"/>
          <table:table-cell office:value-type="string" table:style-name="ce4">
            <text:p>BILLED</text:p>
          </table:table-cell>
          <table:table-cell office:value-type="float" office:value="0.22999999998137355" table:formula="of:=IF(AND([.F2237] &lt;&gt; &quot;&quot;;[.G2237] &lt;&gt; &quot;&quot;);([.G2237]-[.F2237])*24;&quot;---&quot;)" table:style-name="ce4">
            <text:p>0.230</text:p>
          </table:table-cell>
          <table:table-cell office:value-type="string" table:style-name="ce21">
            <text:p>BAES</text:p>
          </table:table-cell>
          <table:table-cell office:value-type="date" office:date-value="2025-08-14T13:55:00" table:style-name="ce14">
            <text:p>8/14/25 01:55 PM</text:p>
          </table:table-cell>
          <table:table-cell office:value-type="date" office:date-value="2025-08-14T14:08:48" table:style-name="ce14">
            <text:p>8/14/25 02:08 PM</text:p>
          </table:table-cell>
          <table:table-cell office:value-type="string" table:style-name="ce13">
            <text:p>Worked on an issue regarding start date checks in the DVE for the Service driver.</text:p>
          </table:table-cell>
          <table:table-cell office:value-type="string" table:style-name="ce18">
            <text:p>This was a conversation with Patrick Monkelban. BAES had an odd request to stop processing a missing start date as an error . .it's really odd, but once we confirm thats what they really want, we can disable it in the DVE.</text:p>
          </table:table-cell>
          <table:table-cell table:number-columns-repeated="16375"/>
        </table:table-row>
        <table:table-row table:style-name="ro14" table:visibility="collapse">
          <table:table-cell office:value-type="float" office:value="928" table:formula="of:=[.A2237]" table:style-name="ce17">
            <text:p>928</text:p>
          </table:table-cell>
          <table:table-cell table:style-name="ce11"/>
          <table:table-cell office:value-type="string" table:style-name="ce4">
            <text:p>BILLED</text:p>
          </table:table-cell>
          <table:table-cell office:value-type="float" office:value="0.61249999998835847" table:formula="of:=IF(AND([.F2238] &lt;&gt; &quot;&quot;;[.G2238] &lt;&gt; &quot;&quot;);([.G2238]-[.F2238])*24;&quot;---&quot;)" table:style-name="ce4">
            <text:p>0.612</text:p>
          </table:table-cell>
          <table:table-cell office:value-type="string" table:style-name="ce21">
            <text:p>support - psm stuff . .</text:p>
          </table:table-cell>
          <table:table-cell office:value-type="date" office:date-value="2025-08-14T14:08:48" table:style-name="ce14">
            <text:p>8/14/25 02:08 PM</text:p>
          </table:table-cell>
          <table:table-cell office:value-type="date" office:date-value="2025-08-14T14:45:33" table:style-name="ce14">
            <text:p>8/14/25 02:45 PM</text:p>
          </table:table-cell>
          <table:table-cell office:value-type="string" table:style-name="ce13">
            <text:p>#</text:p>
          </table:table-cell>
          <table:table-cell table:style-name="ce15"/>
          <table:table-cell table:number-columns-repeated="16375"/>
        </table:table-row>
        <table:table-row table:style-name="ro14" table:visibility="collapse">
          <table:table-cell office:value-type="float" office:value="928" table:formula="of:=[.A2238]" table:style-name="ce17">
            <text:p>928</text:p>
          </table:table-cell>
          <table:table-cell table:style-name="ce29"/>
          <table:table-cell office:value-type="string" table:style-name="ce4">
            <text:p>BILLED</text:p>
          </table:table-cell>
          <table:table-cell office:value-type="float" office:value="1.9861111112404615" table:formula="of:=IF(AND([.F2239] &lt;&gt; &quot;&quot;;[.G2239] &lt;&gt; &quot;&quot;);([.G2239]-[.F2239])*24;&quot;---&quot;)" table:style-name="ce4">
            <text:p>1.986</text:p>
          </table:table-cell>
          <table:table-cell office:value-type="string" table:style-name="ce21">
            <text:p>IDtoApptio</text:p>
          </table:table-cell>
          <table:table-cell office:value-type="date" office:date-value="2025-08-14T14:45:33" table:style-name="ce14">
            <text:p>8/14/25 02:45 PM</text:p>
          </table:table-cell>
          <table:table-cell office:value-type="date" office:date-value="2025-08-14T16:44:43" table:style-name="ce14">
            <text:p>8/14/25 04:44 PM</text:p>
          </table:table-cell>
          <table:table-cell office:value-type="string" table:style-name="ce13">
            <text:p># Passed 1.1, 2.1 . . Waiting on 5 attrs still.</text:p>
          </table:table-cell>
          <table:table-cell table:style-name="ce18"/>
          <table:table-cell table:number-columns-repeated="16375"/>
        </table:table-row>
        <table:table-row table:style-name="ro14" table:visibility="collapse">
          <table:table-cell office:value-type="float" office:value="928" table:formula="of:=[.A2239]" table:style-name="ce17">
            <text:p>928</text:p>
          </table:table-cell>
          <table:table-cell table:style-name="ce19"/>
          <table:table-cell office:value-type="string" table:style-name="ce4">
            <text:p>BILLED</text:p>
          </table:table-cell>
          <table:table-cell office:value-type="float" office:value="1.3202777776750736" table:formula="of:=IF(AND([.F2240] &lt;&gt; &quot;&quot;;[.G2240] &lt;&gt; &quot;&quot;);([.G2240]-[.F2240])*24;&quot;---&quot;)" table:style-name="ce4">
            <text:p>1.320</text:p>
          </table:table-cell>
          <table:table-cell office:value-type="string" table:style-name="ce21">
            <text:p>support - psm stuff . .</text:p>
          </table:table-cell>
          <table:table-cell office:value-type="date" office:date-value="2025-08-14T16:44:43" table:style-name="ce14">
            <text:p>8/14/25 04:44 PM</text:p>
          </table:table-cell>
          <table:table-cell office:value-type="date" office:date-value="2025-08-14T18:03:56" table:style-name="ce14">
            <text:p>8/14/25 06:03 PM</text:p>
          </table:table-cell>
          <table:table-cell office:value-type="string" table:style-name="ce13">
            <text:p>#testing python script - found ignore certs workaround</text:p>
          </table:table-cell>
          <table:table-cell table:style-name="ce10"/>
          <table:table-cell table:number-columns-repeated="16375"/>
        </table:table-row>
        <table:table-row table:style-name="ro14" table:visibility="collapse">
          <table:table-cell office:value-type="float" office:value="928" table:formula="of:=[.A2240]" table:style-name="ce17">
            <text:p>928</text:p>
          </table:table-cell>
          <table:table-cell office:value-type="string" table:style-name="ce4">
            <text:p>lunch</text:p>
          </table:table-cell>
          <table:table-cell office:value-type="string" table:style-name="ce4">
            <text:p>BILLED</text:p>
          </table:table-cell>
          <table:table-cell office:value-type="float" office:value="0.76999999996041879" table:formula="of:=IF(AND([.F2241] &lt;&gt; &quot;&quot;;[.G2241] &lt;&gt; &quot;&quot;);([.G2241]-[.F2241])*24;&quot;---&quot;)" table:style-name="ce4">
            <text:p>0.770</text:p>
          </table:table-cell>
          <table:table-cell office:value-type="string" table:style-name="ce21">
            <text:p>IDtoApptio</text:p>
          </table:table-cell>
          <table:table-cell office:value-type="date" office:date-value="2025-08-14T18:03:56" table:style-name="ce14">
            <text:p>8/14/25 06:03 PM</text:p>
          </table:table-cell>
          <table:table-cell office:value-type="date" office:date-value="2025-08-14T18:50:08" table:style-name="ce14">
            <text:p>8/14/25 06:50 PM</text:p>
          </table:table-cell>
          <table:table-cell office:value-type="string" table:style-name="ce13">
            <text:p>#</text:p>
          </table:table-cell>
          <table:table-cell table:style-name="ce18"/>
          <table:table-cell table:number-columns-repeated="16375"/>
        </table:table-row>
        <table:table-row table:style-name="ro14" table:visibility="collapse">
          <table:table-cell office:value-type="float" office:value="928" table:formula="of:=[.A2241]" table:style-name="ce17">
            <text:p>928</text:p>
          </table:table-cell>
          <table:table-cell table:style-name="ce19"/>
          <table:table-cell table:style-name="ce4"/>
          <table:table-cell office:value-type="string" office:string-value="---" table:formula="of:=IF(AND([.F2242] &lt;&gt; &quot;&quot;;[.G2242] &lt;&gt; &quot;&quot;);([.G2242]-[.F2242])*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42]" table:style-name="ce17">
            <text:p>928</text:p>
          </table:table-cell>
          <table:table-cell table:style-name="ce19"/>
          <table:table-cell table:style-name="ce4"/>
          <table:table-cell office:value-type="string" office:string-value="---" table:formula="of:=IF(AND([.F2243] &lt;&gt; &quot;&quot;;[.G2243] &lt;&gt; &quot;&quot;);([.G2243]-[.F2243])*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43]" table:style-name="ce17">
            <text:p>928</text:p>
          </table:table-cell>
          <table:table-cell table:style-name="ce19"/>
          <table:table-cell table:style-name="ce4"/>
          <table:table-cell office:value-type="string" office:string-value="---" table:formula="of:=IF(AND([.F2244] &lt;&gt; &quot;&quot;;[.G2244] &lt;&gt; &quot;&quot;);([.G2244]-[.F2244])*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44]" table:style-name="ce17">
            <text:p>928</text:p>
          </table:table-cell>
          <table:table-cell table:style-name="ce19"/>
          <table:table-cell table:style-name="ce4"/>
          <table:table-cell office:value-type="string" office:string-value="---" table:formula="of:=IF(AND([.F2245] &lt;&gt; &quot;&quot;;[.G2245] &lt;&gt; &quot;&quot;);([.G2245]-[.F2245])*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45]" table:style-name="ce17">
            <text:p>928</text:p>
          </table:table-cell>
          <table:table-cell table:style-name="ce19"/>
          <table:table-cell table:style-name="ce4"/>
          <table:table-cell office:value-type="string" office:string-value="---" table:formula="of:=IF(AND([.F2246] &lt;&gt; &quot;&quot;;[.G2246] &lt;&gt; &quot;&quot;);([.G2246]-[.F2246])*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46]" table:style-name="ce17">
            <text:p>928</text:p>
          </table:table-cell>
          <table:table-cell table:style-name="ce19"/>
          <table:table-cell table:style-name="ce4"/>
          <table:table-cell office:value-type="string" office:string-value="---" table:formula="of:=IF(AND([.F2247] &lt;&gt; &quot;&quot;;[.G2247] &lt;&gt; &quot;&quot;);([.G2247]-[.F2247])*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47]" table:style-name="ce17">
            <text:p>928</text:p>
          </table:table-cell>
          <table:table-cell table:style-name="ce19"/>
          <table:table-cell table:style-name="ce4"/>
          <table:table-cell office:value-type="string" office:string-value="---" table:formula="of:=IF(AND([.F2248] &lt;&gt; &quot;&quot;;[.G2248] &lt;&gt; &quot;&quot;);([.G2248]-[.F2248])*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48]" table:style-name="ce17">
            <text:p>928</text:p>
          </table:table-cell>
          <table:table-cell table:style-name="ce19"/>
          <table:table-cell table:style-name="ce4"/>
          <table:table-cell office:value-type="string" office:string-value="---" table:formula="of:=IF(AND([.F2249] &lt;&gt; &quot;&quot;;[.G2249] &lt;&gt; &quot;&quot;);([.G2249]-[.F2249])*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49]" table:style-name="ce17">
            <text:p>928</text:p>
          </table:table-cell>
          <table:table-cell table:style-name="ce19"/>
          <table:table-cell table:style-name="ce4"/>
          <table:table-cell office:value-type="string" office:string-value="---" table:formula="of:=IF(AND([.F2250] &lt;&gt; &quot;&quot;;[.G2250] &lt;&gt; &quot;&quot;);([.G2250]-[.F2250])*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50]" table:style-name="ce17">
            <text:p>928</text:p>
          </table:table-cell>
          <table:table-cell table:style-name="ce19"/>
          <table:table-cell table:style-name="ce4"/>
          <table:table-cell office:value-type="string" office:string-value="---" table:formula="of:=IF(AND([.F2251] &lt;&gt; &quot;&quot;;[.G2251] &lt;&gt; &quot;&quot;);([.G2251]-[.F2251])*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51]" table:style-name="ce17">
            <text:p>928</text:p>
          </table:table-cell>
          <table:table-cell table:style-name="ce19"/>
          <table:table-cell table:style-name="ce4"/>
          <table:table-cell office:value-type="string" office:string-value="---" table:formula="of:=IF(AND([.F2252] &lt;&gt; &quot;&quot;;[.G2252] &lt;&gt; &quot;&quot;);([.G2252]-[.F2252])*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52]" table:style-name="ce17">
            <text:p>928</text:p>
          </table:table-cell>
          <table:table-cell table:style-name="ce19"/>
          <table:table-cell table:style-name="ce4"/>
          <table:table-cell office:value-type="string" office:string-value="---" table:formula="of:=IF(AND([.F2253] &lt;&gt; &quot;&quot;;[.G2253] &lt;&gt; &quot;&quot;);([.G2253]-[.F2253])*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53]" table:style-name="ce17">
            <text:p>928</text:p>
          </table:table-cell>
          <table:table-cell table:style-name="ce19"/>
          <table:table-cell table:style-name="ce4"/>
          <table:table-cell office:value-type="string" office:string-value="---" table:formula="of:=IF(AND([.F2254] &lt;&gt; &quot;&quot;;[.G2254] &lt;&gt; &quot;&quot;);([.G2254]-[.F2254])*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54]" table:style-name="ce17">
            <text:p>928</text:p>
          </table:table-cell>
          <table:table-cell table:style-name="ce19"/>
          <table:table-cell table:style-name="ce4"/>
          <table:table-cell office:value-type="string" office:string-value="---" table:formula="of:=IF(AND([.F2255] &lt;&gt; &quot;&quot;;[.G2255] &lt;&gt; &quot;&quot;);([.G2255]-[.F2255])*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55]" table:style-name="ce17">
            <text:p>928</text:p>
          </table:table-cell>
          <table:table-cell table:style-name="ce19"/>
          <table:table-cell table:style-name="ce4"/>
          <table:table-cell office:value-type="string" office:string-value="---" table:formula="of:=IF(AND([.F2256] &lt;&gt; &quot;&quot;;[.G2256] &lt;&gt; &quot;&quot;);([.G2256]-[.F2256])*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56]" table:style-name="ce17">
            <text:p>928</text:p>
          </table:table-cell>
          <table:table-cell table:style-name="ce19"/>
          <table:table-cell table:style-name="ce4"/>
          <table:table-cell office:value-type="string" office:string-value="---" table:formula="of:=IF(AND([.F2257] &lt;&gt; &quot;&quot;;[.G2257] &lt;&gt; &quot;&quot;);([.G2257]-[.F2257])*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57]" table:style-name="ce17">
            <text:p>928</text:p>
          </table:table-cell>
          <table:table-cell table:style-name="ce19"/>
          <table:table-cell table:style-name="ce4"/>
          <table:table-cell office:value-type="string" office:string-value="---" table:formula="of:=IF(AND([.F2258] &lt;&gt; &quot;&quot;;[.G2258] &lt;&gt; &quot;&quot;);([.G2258]-[.F2258])*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58]" table:style-name="ce17">
            <text:p>928</text:p>
          </table:table-cell>
          <table:table-cell office:value-type="float" office:value="8" table:formula="of:=COM.MICROSOFT.CEILING([.C2259];0.25)" table:style-name="ce19">
            <text:p>8.000</text:p>
          </table:table-cell>
          <table:table-cell office:value-type="float" office:value="7.846111111168284" table:formula="of:=SUM([.D2259:.D2282])" table:style-name="ce4">
            <text:p>7.846</text:p>
          </table:table-cell>
          <table:table-cell office:value-type="string" office:string-value="---" table:formula="of:=IF(AND([.F2259] &lt;&gt; &quot;&quot;;[.G2259] &lt;&gt; &quot;&quot;);([.G2259]-[.F2259])*24;&quot;---&quot;)" table:style-name="ce4">
            <text:p>---</text:p>
          </table:table-cell>
          <table:table-cell office:value-type="date" office:date-value="2025-08-15T00:00:00" table:style-name="ce20">
            <text:p>15-Aug</text:p>
          </table:table-cell>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59]" table:style-name="ce17">
            <text:p>928</text:p>
          </table:table-cell>
          <table:table-cell table:style-name="ce19"/>
          <table:table-cell office:value-type="string" table:style-name="ce4">
            <text:p>BILLED</text:p>
          </table:table-cell>
          <table:table-cell office:value-type="float" office:value="0.19111111125675961" table:formula="of:=IF(AND([.F2260] &lt;&gt; &quot;&quot;;[.G2260] &lt;&gt; &quot;&quot;);([.G2260]-[.F2260])*24;&quot;---&quot;)" table:style-name="ce4">
            <text:p>0.191</text:p>
          </table:table-cell>
          <table:table-cell office:value-type="string" table:style-name="ce28">
            <text:p>support - psm stuff . .</text:p>
          </table:table-cell>
          <table:table-cell office:value-type="date" office:date-value="2025-08-15T07:47:25" table:style-name="ce14">
            <text:p>8/15/25 07:47 AM</text:p>
          </table:table-cell>
          <table:table-cell office:value-type="date" office:date-value="2025-08-15T07:58:53" table:style-name="ce14">
            <text:p>8/15/25 07:58 AM</text:p>
          </table:table-cell>
          <table:table-cell office:value-type="string" table:style-name="ce13">
            <text:p>Submitted RITM to fix the certificate issue for the PSM configuration script. Working with the team to ensure we have PSM access by Monday. Worked on IDtoDocuware connectivity issues with John Mapes.</text:p>
          </table:table-cell>
          <table:table-cell table:style-name="ce18"/>
          <table:table-cell table:number-columns-repeated="16375"/>
        </table:table-row>
        <table:table-row table:style-name="ro14" table:visibility="collapse">
          <table:table-cell office:value-type="float" office:value="928" table:formula="of:=[.A2260]" table:style-name="ce17">
            <text:p>928</text:p>
          </table:table-cell>
          <table:table-cell table:style-name="ce11"/>
          <table:table-cell office:value-type="string" table:style-name="ce4">
            <text:p>BILLED</text:p>
          </table:table-cell>
          <table:table-cell office:value-type="float" office:value="6.1944444430992007E-2" table:formula="of:=IF(AND([.F2261] &lt;&gt; &quot;&quot;;[.G2261] &lt;&gt; &quot;&quot;);([.G2261]-[.F2261])*24;&quot;---&quot;)" table:style-name="ce4">
            <text:p>0.062</text:p>
          </table:table-cell>
          <table:table-cell office:value-type="string" table:style-name="ce13">
            <text:p>IDtoApptio</text:p>
          </table:table-cell>
          <table:table-cell office:value-type="date" office:date-value="2025-08-15T07:58:53" table:style-name="ce14">
            <text:p>8/15/25 07:58 AM</text:p>
          </table:table-cell>
          <table:table-cell office:value-type="date" office:date-value="2025-08-15T08:02:36" table:style-name="ce14">
            <text:p>8/15/25 08:02 AM</text:p>
          </table:table-cell>
          <table:table-cell office:value-type="string" table:style-name="ce13">
            <text:p>Worked on resolving match test issues in IDtoApptio. Worked to complete termination and multi-environment role issues.</text:p>
          </table:table-cell>
          <table:table-cell table:style-name="ce15"/>
          <table:table-cell table:number-columns-repeated="16375"/>
        </table:table-row>
        <table:table-row table:style-name="ro14" table:visibility="collapse">
          <table:table-cell office:value-type="float" office:value="928" table:formula="of:=[.A2261]" table:style-name="ce17">
            <text:p>928</text:p>
          </table:table-cell>
          <table:table-cell table:style-name="ce19"/>
          <table:table-cell office:value-type="string" table:style-name="ce4">
            <text:p>BILLED</text:p>
          </table:table-cell>
          <table:table-cell office:value-type="float" office:value="0.3819444443215616" table:formula="of:=IF(AND([.F2262] &lt;&gt; &quot;&quot;;[.G2262] &lt;&gt; &quot;&quot;);([.G2262]-[.F2262])*24;&quot;---&quot;)" table:style-name="ce4">
            <text:p>0.382</text:p>
          </table:table-cell>
          <table:table-cell office:value-type="string" table:style-name="ce28">
            <text:p>IDtoAviobook</text:p>
          </table:table-cell>
          <table:table-cell office:value-type="date" office:date-value="2025-08-15T08:02:36" table:style-name="ce14">
            <text:p>8/15/25 08:02 AM</text:p>
          </table:table-cell>
          <table:table-cell office:value-type="date" office:date-value="2025-08-15T08:25:31" table:style-name="ce14">
            <text:p>8/15/25 08:25 AM</text:p>
          </table:table-cell>
          <table:table-cell office:value-type="string" table:style-name="ce13">
            <text:p>Worked with Nirosha to add matching for archived users in IDtoAviobook.</text:p>
          </table:table-cell>
          <table:table-cell table:style-name="ce18"/>
          <table:table-cell table:number-columns-repeated="16375"/>
        </table:table-row>
        <table:table-row table:style-name="ro14" table:visibility="collapse">
          <table:table-cell office:value-type="float" office:value="928" table:formula="of:=[.A2262]" table:style-name="ce17">
            <text:p>928</text:p>
          </table:table-cell>
          <table:table-cell table:style-name="ce19"/>
          <table:table-cell office:value-type="string" table:style-name="ce4">
            <text:p>BILLED</text:p>
          </table:table-cell>
          <table:table-cell office:value-type="float" office:value="1.0747222223435529" table:formula="of:=IF(AND([.F2263] &lt;&gt; &quot;&quot;;[.G2263] &lt;&gt; &quot;&quot;);([.G2263]-[.F2263])*24;&quot;---&quot;)" table:style-name="ce4">
            <text:p>1.075</text:p>
          </table:table-cell>
          <table:table-cell office:value-type="string" table:style-name="ce13">
            <text:p>IDtoApptio</text:p>
          </table:table-cell>
          <table:table-cell office:value-type="date" office:date-value="2025-08-15T08:25:31" table:style-name="ce14">
            <text:p>8/15/25 08:25 AM</text:p>
          </table:table-cell>
          <table:table-cell office:value-type="date" office:date-value="2025-08-15T09:30:00" table:style-name="ce14">
            <text:p>8/15/25 09:30 AM</text:p>
          </table:table-cell>
          <table:table-cell office:value-type="string" table:style-name="ce13">
            <text:p>#</text:p>
          </table:table-cell>
          <table:table-cell table:style-name="ce18"/>
          <table:table-cell table:number-columns-repeated="16375"/>
        </table:table-row>
        <table:table-row table:style-name="ro14" table:visibility="collapse">
          <table:table-cell office:value-type="float" office:value="928" table:formula="of:=[.A2263]" table:style-name="ce17">
            <text:p>928</text:p>
          </table:table-cell>
          <table:table-cell table:style-name="ce19"/>
          <table:table-cell office:value-type="string" table:style-name="ce4">
            <text:p>BILLED</text:p>
          </table:table-cell>
          <table:table-cell office:value-type="float" office:value="0.49999999988358468" table:formula="of:=IF(AND([.F2264] &lt;&gt; &quot;&quot;;[.G2264] &lt;&gt; &quot;&quot;);([.G2264]-[.F2264])*24;&quot;---&quot;)" table:style-name="ce4">
            <text:p>0.500</text:p>
          </table:table-cell>
          <table:table-cell office:value-type="string" table:style-name="ce28">
            <text:p>support - psm stuff . .</text:p>
          </table:table-cell>
          <table:table-cell office:value-type="date" office:date-value="2025-08-15T09:30:00" table:style-name="ce14">
            <text:p>8/15/25 09:30 AM</text:p>
          </table:table-cell>
          <table:table-cell office:value-type="date" office:date-value="2025-08-15T10:00:00" table:style-name="ce14">
            <text:p>8/15/25 10:00 AM</text:p>
          </table:table-cell>
          <table:table-cell office:value-type="string" table:style-name="ce13">
            <text:p>#sending out links to the idm team</text:p>
          </table:table-cell>
          <table:table-cell table:style-name="ce18"/>
          <table:table-cell table:number-columns-repeated="16375"/>
        </table:table-row>
        <table:table-row table:style-name="ro14" table:visibility="collapse">
          <table:table-cell office:value-type="float" office:value="928" table:formula="of:=[.A2264]" table:style-name="ce17">
            <text:p>928</text:p>
          </table:table-cell>
          <table:table-cell table:style-name="ce19"/>
          <table:table-cell office:value-type="string" table:style-name="ce4">
            <text:p>BILLED</text:p>
          </table:table-cell>
          <table:table-cell office:value-type="float" office:value="0.25000000011641532" table:formula="of:=IF(AND([.F2265] &lt;&gt; &quot;&quot;;[.G2265] &lt;&gt; &quot;&quot;);([.G2265]-[.F2265])*24;&quot;---&quot;)" table:style-name="ce4">
            <text:p>0.250</text:p>
          </table:table-cell>
          <table:table-cell office:value-type="string" table:style-name="ce13">
            <text:p>IDtoAviobook</text:p>
          </table:table-cell>
          <table:table-cell office:value-type="date" office:date-value="2025-08-15T10:00:00" table:style-name="ce14">
            <text:p>8/15/25 10:00 AM</text:p>
          </table:table-cell>
          <table:table-cell office:value-type="date" office:date-value="2025-08-15T10:15:00" table:style-name="ce14">
            <text:p>8/15/25 10:15 AM</text:p>
          </table:table-cell>
          <table:table-cell office:value-type="string" table:style-name="ce13">
            <text:p>#searching for archive string with Nirosah</text:p>
          </table:table-cell>
          <table:table-cell table:style-name="ce18"/>
          <table:table-cell table:number-columns-repeated="16375"/>
        </table:table-row>
        <table:table-row table:style-name="ro14" table:visibility="collapse">
          <table:table-cell office:value-type="float" office:value="928" table:formula="of:=[.A2265]" table:style-name="ce17">
            <text:p>928</text:p>
          </table:table-cell>
          <table:table-cell table:style-name="ce19"/>
          <table:table-cell office:value-type="string" table:style-name="ce4">
            <text:p>BILLED</text:p>
          </table:table-cell>
          <table:table-cell office:value-type="float" office:value="0.4744444444659166" table:formula="of:=IF(AND([.F2266] &lt;&gt; &quot;&quot;;[.G2266] &lt;&gt; &quot;&quot;);([.G2266]-[.F2266])*24;&quot;---&quot;)" table:style-name="ce4">
            <text:p>0.474</text:p>
          </table:table-cell>
          <table:table-cell office:value-type="string" table:style-name="ce28">
            <text:p>support - psm stuff . .</text:p>
          </table:table-cell>
          <table:table-cell office:value-type="date" office:date-value="2025-08-15T10:15:00" table:style-name="ce14">
            <text:p>8/15/25 10:15 AM</text:p>
          </table:table-cell>
          <table:table-cell office:value-type="date" office:date-value="2025-08-15T10:43:28" table:style-name="ce14">
            <text:p>8/15/25 10:43 AM</text:p>
          </table:table-cell>
          <table:table-cell office:value-type="string" table:style-name="ce13">
            <text:p>#Sending links regarding the pythonscript</text:p>
          </table:table-cell>
          <table:table-cell table:style-name="ce18"/>
          <table:table-cell table:number-columns-repeated="16375"/>
        </table:table-row>
        <table:table-row table:style-name="ro14" table:visibility="collapse">
          <table:table-cell office:value-type="float" office:value="928" table:formula="of:=[.A2266]" table:style-name="ce17">
            <text:p>928</text:p>
          </table:table-cell>
          <table:table-cell table:style-name="ce19"/>
          <table:table-cell office:value-type="string" table:style-name="ce4">
            <text:p>BILLED</text:p>
          </table:table-cell>
          <table:table-cell office:value-type="float" office:value="0.13722222216892987" table:formula="of:=IF(AND([.F2267] &lt;&gt; &quot;&quot;;[.G2267] &lt;&gt; &quot;&quot;);([.G2267]-[.F2267])*24;&quot;---&quot;)" table:style-name="ce4">
            <text:p>0.137</text:p>
          </table:table-cell>
          <table:table-cell office:value-type="string" table:style-name="ce13">
            <text:p>IDtoAviobook</text:p>
          </table:table-cell>
          <table:table-cell office:value-type="date" office:date-value="2025-08-15T10:43:28" table:style-name="ce14">
            <text:p>8/15/25 10:43 AM</text:p>
          </table:table-cell>
          <table:table-cell office:value-type="date" office:date-value="2025-08-15T10:51:42" table:style-name="ce14">
            <text:p>8/15/25 10:51 AM</text:p>
          </table:table-cell>
          <table:table-cell office:value-type="string" table:style-name="ce13">
            <text:p>#testing user/cn query to see if it gets archived and non archived</text:p>
          </table:table-cell>
          <table:table-cell table:style-name="ce18"/>
          <table:table-cell table:number-columns-repeated="16375"/>
        </table:table-row>
        <table:table-row table:style-name="ro14" table:visibility="collapse">
          <table:table-cell office:value-type="float" office:value="928" table:formula="of:=[.A2267]" table:style-name="ce17">
            <text:p>928</text:p>
          </table:table-cell>
          <table:table-cell table:style-name="ce19"/>
          <table:table-cell office:value-type="string" table:style-name="ce4">
            <text:p>BILLED</text:p>
          </table:table-cell>
          <table:table-cell office:value-type="float" office:value="0.66111111111240461" table:formula="of:=IF(AND([.F2268] &lt;&gt; &quot;&quot;;[.G2268] &lt;&gt; &quot;&quot;);([.G2268]-[.F2268])*24;&quot;---&quot;)" table:style-name="ce4">
            <text:p>0.661</text:p>
          </table:table-cell>
          <table:table-cell office:value-type="string" table:style-name="ce13">
            <text:p>IDtoAviobook</text:p>
          </table:table-cell>
          <table:table-cell office:value-type="date" office:date-value="2025-08-15T12:20:00" table:style-name="ce14">
            <text:p>8/15/25 12:20 PM</text:p>
          </table:table-cell>
          <table:table-cell office:value-type="date" office:date-value="2025-08-15T12:59:40" table:style-name="ce14">
            <text:p>8/15/25 12:59 PM</text:p>
          </table:table-cell>
          <table:table-cell office:value-type="string" table:style-name="ce10">
            <text:p>#test discussion with nirosha</text:p>
          </table:table-cell>
          <table:table-cell table:style-name="ce18"/>
          <table:table-cell table:number-columns-repeated="16375"/>
        </table:table-row>
        <table:table-row table:style-name="ro14" table:visibility="collapse">
          <table:table-cell office:value-type="float" office:value="928" table:formula="of:=[.A2268]" table:style-name="ce17">
            <text:p>928</text:p>
          </table:table-cell>
          <table:table-cell table:style-name="ce19"/>
          <table:table-cell office:value-type="string" table:style-name="ce4">
            <text:p>BILLED</text:p>
          </table:table-cell>
          <table:table-cell office:value-type="float" office:value="1.0574999999371357" table:formula="of:=IF(AND([.F2269] &lt;&gt; &quot;&quot;;[.G2269] &lt;&gt; &quot;&quot;);([.G2269]-[.F2269])*24;&quot;---&quot;)" table:style-name="ce4">
            <text:p>1.057</text:p>
          </table:table-cell>
          <table:table-cell office:value-type="string" table:style-name="ce13">
            <text:p>IDtoApptio</text:p>
          </table:table-cell>
          <table:table-cell office:value-type="date" office:date-value="2025-08-15T12:59:40" table:style-name="ce14">
            <text:p>8/15/25 12:59 PM</text:p>
          </table:table-cell>
          <table:table-cell office:value-type="date" office:date-value="2025-08-15T14:03:07" table:style-name="ce14">
            <text:p>8/15/25 02:03 PM</text:p>
          </table:table-cell>
          <table:table-cell office:value-type="string" table:style-name="ce10">
            <text:p>#</text:p>
          </table:table-cell>
          <table:table-cell table:style-name="ce18"/>
          <table:table-cell table:number-columns-repeated="16375"/>
        </table:table-row>
        <table:table-row table:style-name="ro14" table:visibility="collapse">
          <table:table-cell office:value-type="float" office:value="928" table:formula="of:=[.A2269]" table:style-name="ce17">
            <text:p>928</text:p>
          </table:table-cell>
          <table:table-cell table:style-name="ce19"/>
          <table:table-cell office:value-type="string" table:style-name="ce4">
            <text:p>BILLED</text:p>
          </table:table-cell>
          <table:table-cell office:value-type="float" office:value="6.7222222220152617E-2" table:formula="of:=IF(AND([.F2270] &lt;&gt; &quot;&quot;;[.G2270] &lt;&gt; &quot;&quot;);([.G2270]-[.F2270])*24;&quot;---&quot;)" table:style-name="ce4">
            <text:p>0.067</text:p>
          </table:table-cell>
          <table:table-cell office:value-type="string" table:style-name="ce13">
            <text:p>IDtoApptio</text:p>
          </table:table-cell>
          <table:table-cell office:value-type="date" office:date-value="2025-08-15T14:32:09" table:style-name="ce14">
            <text:p>8/15/25 02:32 PM</text:p>
          </table:table-cell>
          <table:table-cell office:value-type="date" office:date-value="2025-08-15T14:36:11" table:style-name="ce14">
            <text:p>8/15/25 02:36 PM</text:p>
          </table:table-cell>
          <table:table-cell office:value-type="string" table:style-name="ce13">
            <text:p># fixing term . .</text:p>
          </table:table-cell>
          <table:table-cell table:style-name="ce18"/>
          <table:table-cell table:number-columns-repeated="16375"/>
        </table:table-row>
        <table:table-row table:style-name="ro14" table:visibility="collapse">
          <table:table-cell office:value-type="float" office:value="928" table:formula="of:=[.A2270]" table:style-name="ce17">
            <text:p>928</text:p>
          </table:table-cell>
          <table:table-cell table:style-name="ce4"/>
          <table:table-cell office:value-type="string" table:style-name="ce4">
            <text:p>BILLED</text:p>
          </table:table-cell>
          <table:table-cell office:value-type="float" office:value="6.3611111138015985E-2" table:formula="of:=IF(AND([.F2271] &lt;&gt; &quot;&quot;;[.G2271] &lt;&gt; &quot;&quot;);([.G2271]-[.F2271])*24;&quot;---&quot;)" table:style-name="ce4">
            <text:p>0.064</text:p>
          </table:table-cell>
          <table:table-cell office:value-type="string" table:style-name="ce34">
            <text:p>support-IDToDocuware</text:p>
          </table:table-cell>
          <table:table-cell office:value-type="date" office:date-value="2025-08-15T14:36:11" table:style-name="ce14">
            <text:p>8/15/25 02:36 PM</text:p>
          </table:table-cell>
          <table:table-cell office:value-type="date" office:date-value="2025-08-15T14:40:00" table:style-name="ce14">
            <text:p>8/15/25 02:40 PM</text:p>
          </table:table-cell>
          <table:table-cell office:value-type="string" table:style-name="ce13">
            <text:p>#Worked on IDtoDocuware connectivity issues with John Mapes</text:p>
          </table:table-cell>
          <table:table-cell table:style-name="ce18"/>
          <table:table-cell table:number-columns-repeated="16375"/>
        </table:table-row>
        <table:table-row table:style-name="ro14" table:visibility="collapse">
          <table:table-cell office:value-type="float" office:value="928" table:formula="of:=[.A2271]" table:style-name="ce17">
            <text:p>928</text:p>
          </table:table-cell>
          <table:table-cell table:style-name="ce19"/>
          <table:table-cell office:value-type="string" table:style-name="ce4">
            <text:p>BILLED</text:p>
          </table:table-cell>
          <table:table-cell office:value-type="float" office:value="0.67583333345828578" table:formula="of:=IF(AND([.F2272] &lt;&gt; &quot;&quot;;[.G2272] &lt;&gt; &quot;&quot;);([.G2272]-[.F2272])*24;&quot;---&quot;)" table:style-name="ce4">
            <text:p>0.676</text:p>
          </table:table-cell>
          <table:table-cell office:value-type="string" table:style-name="ce13">
            <text:p>IDtoApptio</text:p>
          </table:table-cell>
          <table:table-cell office:value-type="date" office:date-value="2025-08-15T14:40:00" table:style-name="ce14">
            <text:p>8/15/25 02:40 PM</text:p>
          </table:table-cell>
          <table:table-cell office:value-type="date" office:date-value="2025-08-15T15:20:33" table:style-name="ce24">
            <text:p>8/15/2025 15:20</text:p>
          </table:table-cell>
          <table:table-cell office:value-type="string" table:style-name="ce13">
            <text:p>#with mike</text:p>
          </table:table-cell>
          <table:table-cell table:style-name="ce14"/>
          <table:table-cell table:number-columns-repeated="16375"/>
        </table:table-row>
        <table:table-row table:style-name="ro14" table:visibility="collapse">
          <table:table-cell office:value-type="float" office:value="928" table:formula="of:=[.A2271]" table:style-name="ce17">
            <text:p>928</text:p>
          </table:table-cell>
          <table:table-cell table:style-name="ce19"/>
          <table:table-cell office:value-type="string" table:style-name="ce4">
            <text:p>BILLED</text:p>
          </table:table-cell>
          <table:table-cell office:value-type="float" office:value="9.5277777698356658E-2" table:formula="of:=IF(AND([.F2273] &lt;&gt; &quot;&quot;;[.G2273] &lt;&gt; &quot;&quot;);([.G2273]-[.F2273])*24;&quot;---&quot;)" table:style-name="ce4">
            <text:p>0.095</text:p>
          </table:table-cell>
          <table:table-cell office:value-type="string" table:style-name="ce34">
            <text:p>support-IDToDocuware</text:p>
          </table:table-cell>
          <table:table-cell office:value-type="date" office:date-value="2025-08-15T15:20:33" table:style-name="ce24">
            <text:p>8/15/2025 15:20</text:p>
          </table:table-cell>
          <table:table-cell office:value-type="date" office:date-value="2025-08-15T15:26:16" table:style-name="ce14">
            <text:p>8/15/25 03:26 PM</text:p>
          </table:table-cell>
          <table:table-cell office:value-type="string" table:style-name="ce13">
            <text:p>#</text:p>
          </table:table-cell>
          <table:table-cell table:style-name="ce18"/>
          <table:table-cell table:number-columns-repeated="16375"/>
        </table:table-row>
        <table:table-row table:style-name="ro14" table:visibility="collapse">
          <table:table-cell office:value-type="float" office:value="928" table:formula="of:=[.A2272]" table:style-name="ce17">
            <text:p>928</text:p>
          </table:table-cell>
          <table:table-cell table:style-name="ce19"/>
          <table:table-cell office:value-type="string" table:style-name="ce4">
            <text:p>BILLED</text:p>
          </table:table-cell>
          <table:table-cell office:value-type="float" office:value="0.21000000002095476" table:formula="of:=IF(AND([.F2274] &lt;&gt; &quot;&quot;;[.G2274] &lt;&gt; &quot;&quot;);([.G2274]-[.F2274])*24;&quot;---&quot;)" table:style-name="ce4">
            <text:p>0.210</text:p>
          </table:table-cell>
          <table:table-cell office:value-type="string" table:style-name="ce20">
            <text:p>IDtoAviobook</text:p>
          </table:table-cell>
          <table:table-cell office:value-type="date" office:date-value="2025-08-15T15:26:16" table:style-name="ce14">
            <text:p>8/15/25 03:26 PM</text:p>
          </table:table-cell>
          <table:table-cell office:value-type="date" office:date-value="2025-08-15T15:38:52" table:style-name="ce14">
            <text:p>8/15/25 03:38 PM</text:p>
          </table:table-cell>
          <table:table-cell office:value-type="string" table:style-name="ce13">
            <text:p>#nirsoah asking questions - the user/cn is working; but interpreation of results isn't</text:p>
          </table:table-cell>
          <table:table-cell table:style-name="ce18"/>
          <table:table-cell table:number-columns-repeated="16375"/>
        </table:table-row>
        <table:table-row table:style-name="ro14" table:visibility="collapse">
          <table:table-cell office:value-type="float" office:value="928" table:formula="of:=[.A2273]" table:style-name="ce17">
            <text:p>928</text:p>
          </table:table-cell>
          <table:table-cell table:style-name="ce19"/>
          <table:table-cell office:value-type="string" table:style-name="ce4">
            <text:p>BILLED</text:p>
          </table:table-cell>
          <table:table-cell office:value-type="float" office:value="0.54944444436114281" table:formula="of:=IF(AND([.F2275] &lt;&gt; &quot;&quot;;[.G2275] &lt;&gt; &quot;&quot;);([.G2275]-[.F2275])*24;&quot;---&quot;)" table:style-name="ce4">
            <text:p>0.549</text:p>
          </table:table-cell>
          <table:table-cell office:value-type="string" table:style-name="ce34">
            <text:p>support-IDToDocuware</text:p>
          </table:table-cell>
          <table:table-cell office:value-type="date" office:date-value="2025-08-15T15:38:52" table:style-name="ce14">
            <text:p>8/15/25 03:38 PM</text:p>
          </table:table-cell>
          <table:table-cell office:value-type="date" office:date-value="2025-08-15T16:11:50" table:style-name="ce14">
            <text:p>8/15/25 04:11 PM</text:p>
          </table:table-cell>
          <table:table-cell office:value-type="string" table:style-name="ce13">
            <text:p># getting prod password - not in AWS/Cyberark apperas old bad, waiting on team to respond.</text:p>
          </table:table-cell>
          <table:table-cell table:style-name="ce18"/>
          <table:table-cell table:number-columns-repeated="16375"/>
        </table:table-row>
        <table:table-row table:style-name="ro14" table:visibility="collapse">
          <table:table-cell office:value-type="float" office:value="928" table:formula="of:=[.A2274]" table:style-name="ce17">
            <text:p>928</text:p>
          </table:table-cell>
          <table:table-cell table:style-name="ce19"/>
          <table:table-cell office:value-type="string" table:style-name="ce4">
            <text:p>BILLED</text:p>
          </table:table-cell>
          <table:table-cell office:value-type="float" office:value="1.3947222222341225" table:formula="of:=IF(AND([.F2276] &lt;&gt; &quot;&quot;;[.G2276] &lt;&gt; &quot;&quot;);([.G2276]-[.F2276])*24;&quot;---&quot;)" table:style-name="ce4">
            <text:p>1.395</text:p>
          </table:table-cell>
          <table:table-cell office:value-type="string" table:style-name="ce13">
            <text:p>IDtoApptio</text:p>
          </table:table-cell>
          <table:table-cell office:value-type="date" office:date-value="2025-08-15T16:11:50" table:style-name="ce14">
            <text:p>8/15/25 04:11 PM</text:p>
          </table:table-cell>
          <table:table-cell office:value-type="date" office:date-value="2025-08-15T17:35:31" table:style-name="ce14">
            <text:p>8/15/25 05:35 PM</text:p>
          </table:table-cell>
          <table:table-cell office:value-type="string" table:style-name="ce13">
            <text:p># working on terms</text:p>
          </table:table-cell>
          <table:table-cell table:style-name="ce18"/>
          <table:table-cell table:number-columns-repeated="16375"/>
        </table:table-row>
        <table:table-row table:style-name="ro14" table:visibility="collapse">
          <table:table-cell office:value-type="float" office:value="928" table:formula="of:=[.A2275]" table:style-name="ce17">
            <text:p>928</text:p>
          </table:table-cell>
          <table:table-cell table:style-name="ce19"/>
          <table:table-cell table:style-name="ce4"/>
          <table:table-cell office:value-type="string" office:string-value="---" table:formula="of:=IF(AND([.F2277] &lt;&gt; &quot;&quot;;[.G2277] &lt;&gt; &quot;&quot;);([.G2277]-[.F227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76]" table:style-name="ce17">
            <text:p>928</text:p>
          </table:table-cell>
          <table:table-cell table:style-name="ce19"/>
          <table:table-cell table:style-name="ce4"/>
          <table:table-cell office:value-type="string" office:string-value="---" table:formula="of:=IF(AND([.F2278] &lt;&gt; &quot;&quot;;[.G2278] &lt;&gt; &quot;&quot;);([.G2278]-[.F2278])*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77]" table:style-name="ce17">
            <text:p>928</text:p>
          </table:table-cell>
          <table:table-cell table:style-name="ce19"/>
          <table:table-cell table:style-name="ce4"/>
          <table:table-cell office:value-type="string" office:string-value="---" table:formula="of:=IF(AND([.F2279] &lt;&gt; &quot;&quot;;[.G2279] &lt;&gt; &quot;&quot;);([.G2279]-[.F2279])*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78]" table:style-name="ce17">
            <text:p>928</text:p>
          </table:table-cell>
          <table:table-cell table:style-name="ce19"/>
          <table:table-cell table:style-name="ce4"/>
          <table:table-cell office:value-type="string" office:string-value="---" table:formula="of:=IF(AND([.F2280] &lt;&gt; &quot;&quot;;[.G2280] &lt;&gt; &quot;&quot;);([.G2280]-[.F2280])*24;&quot;---&quot;)" table:style-name="ce4">
            <text:p>---</text:p>
          </table:table-cell>
          <table:table-cell office:value-type="string" table:style-name="ce20">
            <text:p>Debugging row 19 in UC-CREATE1.2.2-MtchUserWRol&amp;Env - how could the env already exist?</text:p>
          </table:table-cell>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79]" table:style-name="ce17">
            <text:p>928</text:p>
          </table:table-cell>
          <table:table-cell table:style-name="ce19"/>
          <table:table-cell table:style-name="ce4"/>
          <table:table-cell office:value-type="string" office:string-value="---" table:formula="of:=IF(AND([.F2281] &lt;&gt; &quot;&quot;;[.G2281] &lt;&gt; &quot;&quot;);([.G2281]-[.F2281])*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81]" table:style-name="ce17">
            <text:p>928</text:p>
          </table:table-cell>
          <table:table-cell table:style-name="ce19"/>
          <table:table-cell table:style-name="ce4"/>
          <table:table-cell office:value-type="string" office:string-value="---" table:formula="of:=IF(AND([.F2282] &lt;&gt; &quot;&quot;;[.G2282] &lt;&gt; &quot;&quot;);([.G2282]-[.F2282])*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14" table:visibility="collapse">
          <table:table-cell office:value-type="float" office:value="929" table:formula="of:=[.A2282]+1" table:style-name="ce17">
            <text:p>929</text:p>
          </table:table-cell>
          <table:table-cell table:style-name="ce12"/>
          <table:table-cell office:value-type="string" table:style-name="ce4">
            <text:p>****************</text:p>
          </table:table-cell>
          <table:table-cell table:style-name="ce4"/>
          <table:table-cell office:value-type="string" office:string-value="Week 929" table:formula="of:=CONCATENATE(&quot;Week &quot;; [.A2284])" table:number-columns-spanned="2" table:number-rows-spanned="3" table:style-name="ce48">
            <text:p>Week 929</text:p>
          </table:table-cell>
          <table:covered-table-cell/>
          <table:table-cell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284]" table:style-name="ce17">
            <text:p>929</text:p>
          </table:table-cell>
          <table:table-cell table:style-name="ce12"/>
          <table:table-cell office:value-type="string" table:style-name="ce4">
            <text:p>****************</text:p>
          </table:table-cell>
          <table:table-cell office:value-type="string" office:string-value="---" table:formula="of:=IF(AND([.F2285] &lt;&gt; &quot;&quot;;[.G2285] &lt;&gt; &quot;&quot;);([.G2285]-[.F2285])*24;&quot;---&quot;)" table:style-name="ce4">
            <text:p>---</text:p>
          </table:table-cell>
          <table:covered-table-cell/>
          <table:covered-table-cell/>
          <table:table-cell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285]" table:style-name="ce17">
            <text:p>929</text:p>
          </table:table-cell>
          <table:table-cell table:style-name="ce19"/>
          <table:table-cell office:value-type="string" table:style-name="ce4">
            <text:p>****************</text:p>
          </table:table-cell>
          <table:table-cell office:value-type="string" office:string-value="---" table:formula="of:=IF(AND([.F2286] &lt;&gt; &quot;&quot;;[.G2286] &lt;&gt; &quot;&quot;);([.G2286]-[.F2286])*24;&quot;---&quot;)" table:style-name="ce4">
            <text:p>---</text:p>
          </table:table-cell>
          <table:covered-table-cell/>
          <table:covered-table-cell/>
          <table:table-cell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286]" table:style-name="ce17">
            <text:p>929</text:p>
          </table:table-cell>
          <table:table-cell table:style-name="ce19"/>
          <table:table-cell office:value-type="string" table:style-name="ce4">
            <text:p>****************</text:p>
          </table:table-cell>
          <table:table-cell office:value-type="string" office:string-value="---" table:formula="of:=IF(AND([.F2287] &lt;&gt; &quot;&quot;;[.G2287] &lt;&gt; &quot;&quot;);([.G2287]-[.F2287])*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287]" table:style-name="ce17">
            <text:p>929</text:p>
          </table:table-cell>
          <table:table-cell table:style-name="ce19"/>
          <table:table-cell office:value-type="string" table:style-name="ce4">
            <text:p>****************</text:p>
          </table:table-cell>
          <table:table-cell office:value-type="string" office:string-value="---" table:formula="of:=IF(AND([.F2288] &lt;&gt; &quot;&quot;;[.G2288] &lt;&gt; &quot;&quot;);([.G2288]-[.F2288])*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288]" table:style-name="ce17">
            <text:p>929</text:p>
          </table:table-cell>
          <table:table-cell table:style-name="ce19"/>
          <table:table-cell office:value-type="string" table:style-name="ce4">
            <text:p>****************</text:p>
          </table:table-cell>
          <table:table-cell office:value-type="string" office:string-value="---" table:formula="of:=IF(AND([.F2289] &lt;&gt; &quot;&quot;;[.G2289] &lt;&gt; &quot;&quot;);([.G2289]-[.F2289])*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289]" table:style-name="ce17">
            <text:p>929</text:p>
          </table:table-cell>
          <table:table-cell table:style-name="ce12"/>
          <table:table-cell office:value-type="string" table:style-name="ce4">
            <text:p>****************</text:p>
          </table:table-cell>
          <table:table-cell office:value-type="string" office:string-value="---" table:formula="of:=IF(AND([.F2290] &lt;&gt; &quot;&quot;;[.G2290] &lt;&gt; &quot;&quot;);([.G2290]-[.F2290])*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290]" table:style-name="ce17">
            <text:p>929</text:p>
          </table:table-cell>
          <table:table-cell table:style-name="ce12"/>
          <table:table-cell office:value-type="string" table:style-name="ce4">
            <text:p>BILLED</text:p>
          </table:table-cell>
          <table:table-cell office:value-type="string" office:string-value="---" table:formula="of:=IF(AND([.F2291] &lt;&gt; &quot;&quot;;[.G2291] &lt;&gt; &quot;&quot;);([.G2291]-[.F2291])*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291]" table:style-name="ce17">
            <text:p>929</text:p>
          </table:table-cell>
          <table:table-cell office:value-type="float" office:value="10.75" table:formula="of:=COM.MICROSOFT.CEILING([.C2292];0.25)" table:style-name="ce19">
            <text:p>10.750</text:p>
          </table:table-cell>
          <table:table-cell office:value-type="float" office:value="10.525277777749579" table:formula="of:=SUM([.D2292:.D2314])" table:style-name="ce4">
            <text:p>10.525</text:p>
          </table:table-cell>
          <table:table-cell office:value-type="string" office:string-value="---" table:formula="of:=IF(AND([.F2292] &lt;&gt; &quot;&quot;;[.G2292] &lt;&gt; &quot;&quot;);([.G2292]-[.F2292])*24;&quot;---&quot;)" table:style-name="ce4">
            <text:p>---</text:p>
          </table:table-cell>
          <table:table-cell office:value-type="date" office:date-value="2025-08-18T00:00:00" table:style-name="ce20">
            <text:p>18-Aug</text:p>
          </table:table-cell>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29" table:formula="of:=[.A2292]" table:style-name="ce17">
            <text:p>929</text:p>
          </table:table-cell>
          <table:table-cell table:style-name="ce19"/>
          <table:table-cell office:value-type="string" table:style-name="ce4">
            <text:p>BILLED</text:p>
          </table:table-cell>
          <table:table-cell office:value-type="float" office:value="0.86583333334419876" table:formula="of:=IF(AND([.F2293] &lt;&gt; &quot;&quot;;[.G2293] &lt;&gt; &quot;&quot;);([.G2293]-[.F2293])*24;&quot;---&quot;)" table:style-name="ce4">
            <text:p>0.866</text:p>
          </table:table-cell>
          <table:table-cell office:value-type="string" table:style-name="ce25">
            <text:p>Git-Training</text:p>
          </table:table-cell>
          <table:table-cell office:value-type="date" office:date-value="2025-08-16T17:38:03" table:style-name="ce14">
            <text:p>8/16/25 05:38 PM</text:p>
          </table:table-cell>
          <table:table-cell office:value-type="date" office:date-value="2025-08-16T18:30:00" table:style-name="ce14">
            <text:p>8/16/25 06:30 PM</text:p>
          </table:table-cell>
          <table:table-cell office:value-type="string" table:style-name="ce16">
            <text:p>Worked on prioritizing items to cover in the Git training.</text:p>
          </table:table-cell>
          <table:table-cell office:value-type="string" table:style-name="ce18">
            <text:p>I've had too much to cover in session one, then realized git status, git log, and git branch -avv are super key items in all of our future discussions, so I will focus on these primarily.</text:p>
          </table:table-cell>
          <table:table-cell table:number-columns-repeated="16375" table:style-name="ce1"/>
        </table:table-row>
        <table:table-row table:style-name="ro14" table:visibility="collapse">
          <table:table-cell office:value-type="float" office:value="929" table:formula="of:=[.A2293]" table:style-name="ce17">
            <text:p>929</text:p>
          </table:table-cell>
          <table:table-cell table:style-name="ce19"/>
          <table:table-cell office:value-type="string" table:style-name="ce4">
            <text:p>BILLED</text:p>
          </table:table-cell>
          <table:table-cell office:value-type="float" office:value="0.49999999988358468" table:formula="of:=IF(AND([.F2294] &lt;&gt; &quot;&quot;;[.G2294] &lt;&gt; &quot;&quot;);([.G2294]-[.F2294])*24;&quot;---&quot;)" table:style-name="ce4">
            <text:p>0.500</text:p>
          </table:table-cell>
          <table:table-cell office:value-type="string" table:style-name="ce25">
            <text:p>mtg-I&amp;A</text:p>
          </table:table-cell>
          <table:table-cell office:value-type="date" office:date-value="2025-08-18T08:00:00" table:style-name="ce14">
            <text:p>8/18/25 08:00 AM</text:p>
          </table:table-cell>
          <table:table-cell office:value-type="date" office:date-value="2025-08-18T08:30:00" table:style-name="ce14">
            <text:p>8/18/25 08:30 AM</text:p>
          </table:table-cell>
          <table:table-cell office:value-type="string" table:style-name="ce16">
            <text:p>Cybersecurity meeting. Daily team meetings. MyAccess sync meeting.</text:p>
          </table:table-cell>
          <table:table-cell office:value-type="string" table:style-name="ce18">
            <text:p>This is a test to se</text:p>
          </table:table-cell>
          <table:table-cell table:number-columns-repeated="16375" table:style-name="ce1"/>
        </table:table-row>
        <table:table-row table:style-name="ro14" table:visibility="collapse">
          <table:table-cell office:value-type="float" office:value="929" table:formula="of:=[.A2294]" table:style-name="ce17">
            <text:p>929</text:p>
          </table:table-cell>
          <table:table-cell table:style-name="ce19"/>
          <table:table-cell office:value-type="string" table:style-name="ce4">
            <text:p>BILLED</text:p>
          </table:table-cell>
          <table:table-cell office:value-type="float" office:value="0.25000000011641532" table:formula="of:=IF(AND([.F2295] &lt;&gt; &quot;&quot;;[.G2295] &lt;&gt; &quot;&quot;);([.G2295]-[.F2295])*24;&quot;---&quot;)" table:style-name="ce4">
            <text:p>0.250</text:p>
          </table:table-cell>
          <table:table-cell office:value-type="string" table:style-name="ce25">
            <text:p>mtg-Daily meetings</text:p>
          </table:table-cell>
          <table:table-cell office:value-type="date" office:date-value="2025-08-18T08:30:00" table:style-name="ce14">
            <text:p>8/18/25 08:30 AM</text:p>
          </table:table-cell>
          <table:table-cell office:value-type="date" office:date-value="2025-08-18T08:45:00" table:style-name="ce14">
            <text:p>8/18/25 08:45 AM</text:p>
          </table:table-cell>
          <table:table-cell office:value-type="string" table:style-name="ce16">
            <text:p>#trivir standup</text:p>
          </table:table-cell>
          <table:table-cell table:style-name="ce18"/>
          <table:table-cell table:number-columns-repeated="16375" table:style-name="ce1"/>
        </table:table-row>
        <table:table-row table:style-name="ro14" table:visibility="collapse">
          <table:table-cell office:value-type="float" office:value="929" table:formula="of:=[.A2295]" table:style-name="ce17">
            <text:p>929</text:p>
          </table:table-cell>
          <table:table-cell table:style-name="ce19"/>
          <table:table-cell office:value-type="string" table:style-name="ce4">
            <text:p>BILLED</text:p>
          </table:table-cell>
          <table:table-cell office:value-type="float" office:value="1.2499999998835847" table:formula="of:=IF(AND([.F2296] &lt;&gt; &quot;&quot;;[.G2296] &lt;&gt; &quot;&quot;);([.G2296]-[.F2296])*24;&quot;---&quot;)" table:style-name="ce4">
            <text:p>1.250</text:p>
          </table:table-cell>
          <table:table-cell office:value-type="string" table:style-name="ce25">
            <text:p>mtg-I&amp;A</text:p>
          </table:table-cell>
          <table:table-cell office:value-type="date" office:date-value="2025-08-18T08:45:00" table:style-name="ce14">
            <text:p>8/18/25 08:45 AM</text:p>
          </table:table-cell>
          <table:table-cell office:value-type="date" office:date-value="2025-08-18T10:00:00" table:style-name="ce14">
            <text:p>8/18/25 10:00 AM</text:p>
          </table:table-cell>
          <table:table-cell office:value-type="string" table:style-name="ce16">
            <text:p>#</text:p>
          </table:table-cell>
          <table:table-cell table:style-name="ce18"/>
          <table:table-cell table:number-columns-repeated="16375" table:style-name="ce1"/>
        </table:table-row>
        <table:table-row table:style-name="ro14" table:visibility="collapse">
          <table:table-cell office:value-type="float" office:value="929" table:formula="of:=[.A2296]" table:style-name="ce17">
            <text:p>929</text:p>
          </table:table-cell>
          <table:table-cell table:style-name="ce19"/>
          <table:table-cell office:value-type="string" table:style-name="ce4">
            <text:p>BILLED</text:p>
          </table:table-cell>
          <table:table-cell office:value-type="float" office:value="0.63555555569473654" table:formula="of:=IF(AND([.F2297] &lt;&gt; &quot;&quot;;[.G2297] &lt;&gt; &quot;&quot;);([.G2297]-[.F2297])*24;&quot;---&quot;)" table:style-name="ce4">
            <text:p>0.636</text:p>
          </table:table-cell>
          <table:table-cell office:value-type="string" table:style-name="ce25">
            <text:p>mtg-company</text:p>
          </table:table-cell>
          <table:table-cell office:value-type="date" office:date-value="2025-08-18T10:00:00" table:style-name="ce14">
            <text:p>8/18/25 10:00 AM</text:p>
          </table:table-cell>
          <table:table-cell office:value-type="date" office:date-value="2025-08-18T10:38:08" table:style-name="ce14">
            <text:p>8/18/25 10:38 AM</text:p>
          </table:table-cell>
          <table:table-cell office:value-type="string" table:style-name="ce16">
            <text:p>#</text:p>
          </table:table-cell>
          <table:table-cell table:style-name="ce18"/>
          <table:table-cell table:number-columns-repeated="16375" table:style-name="ce1"/>
        </table:table-row>
        <table:table-row table:style-name="ro14" table:visibility="collapse">
          <table:table-cell office:value-type="float" office:value="929" table:formula="of:=[.A2297]" table:style-name="ce17">
            <text:p>929</text:p>
          </table:table-cell>
          <table:table-cell table:style-name="ce19"/>
          <table:table-cell office:value-type="string" table:style-name="ce4">
            <text:p>BILLED</text:p>
          </table:table-cell>
          <table:table-cell office:value-type="float" office:value="0.58111111109610647" table:formula="of:=IF(AND([.F2298] &lt;&gt; &quot;&quot;;[.G2298] &lt;&gt; &quot;&quot;);([.G2298]-[.F2298])*24;&quot;---&quot;)" table:style-name="ce4">
            <text:p>0.581</text:p>
          </table:table-cell>
          <table:table-cell office:value-type="string" table:style-name="ce25">
            <text:p>IDToApptio</text:p>
          </table:table-cell>
          <table:table-cell office:value-type="date" office:date-value="2025-08-18T10:38:08" table:style-name="ce14">
            <text:p>8/18/25 10:38 AM</text:p>
          </table:table-cell>
          <table:table-cell office:value-type="date" office:date-value="2025-08-18T11:13:00" table:style-name="ce14">
            <text:p>8/18/25 11:13 AM</text:p>
          </table:table-cell>
          <table:table-cell office:value-type="string" table:style-name="ce21">
            <text:p>Worked on adding the 4 new roles attributes to the tests for the IDtoApptio driver.</text:p>
          </table:table-cell>
          <table:table-cell table:style-name="ce18"/>
          <table:table-cell table:number-columns-repeated="16375" table:style-name="ce1"/>
        </table:table-row>
        <table:table-row table:style-name="ro14" table:visibility="collapse">
          <table:table-cell office:value-type="float" office:value="929" table:formula="of:=[.A2298]" table:style-name="ce17">
            <text:p>929</text:p>
          </table:table-cell>
          <table:table-cell table:style-name="ce19"/>
          <table:table-cell office:value-type="string" table:style-name="ce4">
            <text:p>BILLED</text:p>
          </table:table-cell>
          <table:table-cell office:value-type="float" office:value="0.77305555553175509" table:formula="of:=IF(AND([.F2299] &lt;&gt; &quot;&quot;;[.G2299] &lt;&gt; &quot;&quot;);([.G2299]-[.F2299])*24;&quot;---&quot;)" table:style-name="ce4">
            <text:p>0.773</text:p>
          </table:table-cell>
          <table:table-cell office:value-type="string" table:style-name="ce25">
            <text:p>Support -IDtoDocuware</text:p>
          </table:table-cell>
          <table:table-cell office:value-type="date" office:date-value="2025-08-18T11:13:00" table:style-name="ce14">
            <text:p>8/18/25 11:13 AM</text:p>
          </table:table-cell>
          <table:table-cell office:value-type="date" office:date-value="2025-08-18T11:59:23" table:style-name="ce14">
            <text:p>8/18/25 11:59 AM</text:p>
          </table:table-cell>
          <table:table-cell office:value-type="string" table:style-name="ce22">
            <text:p>Worked on fixing rights for the ppsadmin service account for the IDToDocuware driver with the database team. Worked on installing updates as required from SoftwareCenter.</text:p>
          </table:table-cell>
          <table:table-cell table:style-name="ce18"/>
          <table:table-cell table:number-columns-repeated="16375" table:style-name="ce1"/>
        </table:table-row>
        <table:table-row table:style-name="ro14" table:visibility="collapse">
          <table:table-cell office:value-type="float" office:value="929" table:formula="of:=[.A2299]" table:style-name="ce17">
            <text:p>929</text:p>
          </table:table-cell>
          <table:table-cell table:style-name="ce19"/>
          <table:table-cell office:value-type="string" table:style-name="ce4">
            <text:p>BILLED</text:p>
          </table:table-cell>
          <table:table-cell office:value-type="float" office:value="0.87138888880144805" table:formula="of:=IF(AND([.F2300] &lt;&gt; &quot;&quot;;[.G2300] &lt;&gt; &quot;&quot;);([.G2300]-[.F2300])*24;&quot;---&quot;)" table:style-name="ce4">
            <text:p>0.871</text:p>
          </table:table-cell>
          <table:table-cell office:value-type="string" table:style-name="ce25">
            <text:p>mtg-MyAccess</text:p>
          </table:table-cell>
          <table:table-cell office:value-type="date" office:date-value="2025-08-18T11:59:23" table:style-name="ce14">
            <text:p>8/18/25 11:59 AM</text:p>
          </table:table-cell>
          <table:table-cell office:value-type="date" office:date-value="2025-08-18T12:51:40" table:style-name="ce14">
            <text:p>8/18/25 12:51 PM</text:p>
          </table:table-cell>
          <table:table-cell office:value-type="string" table:style-name="ce21">
            <text:p>#</text:p>
          </table:table-cell>
          <table:table-cell table:style-name="ce18"/>
          <table:table-cell table:number-columns-repeated="16375" table:style-name="ce1"/>
        </table:table-row>
        <table:table-row table:style-name="ro14" table:visibility="collapse">
          <table:table-cell office:value-type="float" office:value="929" table:formula="of:=[.A2300]" table:style-name="ce17">
            <text:p>929</text:p>
          </table:table-cell>
          <table:table-cell table:style-name="ce4"/>
          <table:table-cell office:value-type="string" table:style-name="ce4">
            <text:p>BILLED</text:p>
          </table:table-cell>
          <table:table-cell office:value-type="float" office:value="0.1744444445357658" table:formula="of:=IF(AND([.F2301] &lt;&gt; &quot;&quot;;[.G2301] &lt;&gt; &quot;&quot;);([.G2301]-[.F2301])*24;&quot;---&quot;)" table:style-name="ce4">
            <text:p>0.174</text:p>
          </table:table-cell>
          <table:table-cell office:value-type="string" table:style-name="ce25">
            <text:p>Support</text:p>
          </table:table-cell>
          <table:table-cell office:value-type="date" office:date-value="2025-08-18T13:34:10" table:style-name="ce14">
            <text:p>8/18/25 01:34 PM</text:p>
          </table:table-cell>
          <table:table-cell office:value-type="date" office:date-value="2025-08-18T13:44:38" table:style-name="ce14">
            <text:p>8/18/25 01:44 PM</text:p>
          </table:table-cell>
          <table:table-cell office:value-type="string" table:style-name="ce21">
            <text:p>#Worked on installing updates as required from SoftwareCenter.</text:p>
          </table:table-cell>
          <table:table-cell table:style-name="ce18"/>
          <table:table-cell table:number-columns-repeated="16375" table:style-name="ce1"/>
        </table:table-row>
        <table:table-row table:style-name="ro14" table:visibility="collapse">
          <table:table-cell office:value-type="float" office:value="929" table:formula="of:=[.A2301]" table:style-name="ce17">
            <text:p>929</text:p>
          </table:table-cell>
          <table:table-cell table:style-name="ce31"/>
          <table:table-cell office:value-type="string" table:style-name="ce4">
            <text:p>BILLED</text:p>
          </table:table-cell>
          <table:table-cell office:value-type="float" office:value="1.3424999998533167" table:formula="of:=IF(AND([.F2302] &lt;&gt; &quot;&quot;;[.G2302] &lt;&gt; &quot;&quot;);([.G2302]-[.F2302])*24;&quot;---&quot;)" table:style-name="ce4">
            <text:p>1.342</text:p>
          </table:table-cell>
          <table:table-cell office:value-type="string" table:style-name="ce25">
            <text:p>IDToApptio</text:p>
          </table:table-cell>
          <table:table-cell office:value-type="date" office:date-value="2025-08-18T13:44:38" table:style-name="ce14">
            <text:p>8/18/25 01:44 PM</text:p>
          </table:table-cell>
          <table:table-cell office:value-type="date" office:date-value="2025-08-18T15:05:11" table:style-name="ce14">
            <text:p>8/18/25 03:05 PM</text:p>
          </table:table-cell>
          <table:table-cell office:value-type="string" table:style-name="ce21">
            <text:p># adding 5 new attrs</text:p>
          </table:table-cell>
          <table:table-cell table:style-name="ce18"/>
          <table:table-cell table:number-columns-repeated="16375" table:style-name="ce1"/>
        </table:table-row>
        <table:table-row table:style-name="ro14" table:visibility="collapse">
          <table:table-cell office:value-type="float" office:value="929" table:formula="of:=[.A2302]" table:style-name="ce17">
            <text:p>929</text:p>
          </table:table-cell>
          <table:table-cell table:style-name="ce19"/>
          <table:table-cell office:value-type="string" table:style-name="ce4">
            <text:p>BILLED</text:p>
          </table:table-cell>
          <table:table-cell office:value-type="float" office:value="4.7500000102445483E-2" table:formula="of:=IF(AND([.F2303] &lt;&gt; &quot;&quot;;[.G2303] &lt;&gt; &quot;&quot;);([.G2303]-[.F2303])*24;&quot;---&quot;)" table:style-name="ce4">
            <text:p>0.048</text:p>
          </table:table-cell>
          <table:table-cell office:value-type="string" table:style-name="ce25">
            <text:p>Autocrib</text:p>
          </table:table-cell>
          <table:table-cell office:value-type="date" office:date-value="2025-08-18T15:05:11" table:style-name="ce14">
            <text:p>8/18/25 03:05 PM</text:p>
          </table:table-cell>
          <table:table-cell office:value-type="date" office:date-value="2025-08-18T15:08:02" table:style-name="ce14">
            <text:p>8/18/25 03:08 PM</text:p>
          </table:table-cell>
          <table:table-cell office:value-type="string" table:style-name="ce21">
            <text:p>Worked with Ruben to resolve password issues in non-prod for IDtoAutocrib.</text:p>
          </table:table-cell>
          <table:table-cell table:style-name="ce18"/>
          <table:table-cell table:number-columns-repeated="16375" table:style-name="ce1"/>
        </table:table-row>
        <table:table-row table:style-name="ro14" table:visibility="collapse">
          <table:table-cell office:value-type="float" office:value="929" table:formula="of:=[.A2303]" table:style-name="ce17">
            <text:p>929</text:p>
          </table:table-cell>
          <table:table-cell table:style-name="ce19"/>
          <table:table-cell office:value-type="string" table:style-name="ce4">
            <text:p>BILLED</text:p>
          </table:table-cell>
          <table:table-cell office:value-type="float" office:value="0.34555555548286065" table:formula="of:=IF(AND([.F2304] &lt;&gt; &quot;&quot;;[.G2304] &lt;&gt; &quot;&quot;);([.G2304]-[.F2304])*24;&quot;---&quot;)" table:style-name="ce4">
            <text:p>0.346</text:p>
          </table:table-cell>
          <table:table-cell office:value-type="string" table:style-name="ce20">
            <text:p>avbioook</text:p>
          </table:table-cell>
          <table:table-cell office:value-type="date" office:date-value="2025-08-18T15:08:02" table:style-name="ce14">
            <text:p>8/18/25 03:08 PM</text:p>
          </table:table-cell>
          <table:table-cell office:value-type="date" office:date-value="2025-08-18T15:28:46" table:style-name="ce14">
            <text:p>8/18/25 03:28 PM</text:p>
          </table:table-cell>
          <table:table-cell office:value-type="string" table:style-name="ce21">
            <text:p>Worked on resolving issues with matching with Nirosha on the IDtoAviobook driver.</text:p>
          </table:table-cell>
          <table:table-cell table:style-name="ce18"/>
          <table:table-cell table:number-columns-repeated="16375" table:style-name="ce1"/>
        </table:table-row>
        <table:table-row table:style-name="ro14" table:visibility="collapse">
          <table:table-cell office:value-type="float" office:value="929" table:formula="of:=[.A2304]" table:style-name="ce17">
            <text:p>929</text:p>
          </table:table-cell>
          <table:table-cell table:style-name="ce19"/>
          <table:table-cell office:value-type="string" table:style-name="ce4">
            <text:p>BILLED</text:p>
          </table:table-cell>
          <table:table-cell office:value-type="float" office:value="0.33722222229698673" table:formula="of:=IF(AND([.F2305] &lt;&gt; &quot;&quot;;[.G2305] &lt;&gt; &quot;&quot;);([.G2305]-[.F2305])*24;&quot;---&quot;)" table:style-name="ce4">
            <text:p>0.337</text:p>
          </table:table-cell>
          <table:table-cell office:value-type="string" table:style-name="ce25">
            <text:p>Autocrib</text:p>
          </table:table-cell>
          <table:table-cell office:value-type="date" office:date-value="2025-08-18T15:28:46" table:style-name="ce14">
            <text:p>8/18/25 03:28 PM</text:p>
          </table:table-cell>
          <table:table-cell office:value-type="date" office:date-value="2025-08-18T15:49:00" table:style-name="ce14">
            <text:p>8/18/25 03:49 PM</text:p>
          </table:table-cell>
          <table:table-cell office:value-type="string" table:style-name="ce21">
            <text:p>#</text:p>
          </table:table-cell>
          <table:table-cell table:style-name="ce18"/>
          <table:table-cell table:number-columns-repeated="16375" table:style-name="ce1"/>
        </table:table-row>
        <table:table-row table:style-name="ro14" table:visibility="collapse">
          <table:table-cell office:value-type="float" office:value="929" table:formula="of:=[.A2305]" table:style-name="ce17">
            <text:p>929</text:p>
          </table:table-cell>
          <table:table-cell table:style-name="ce19"/>
          <table:table-cell office:value-type="string" table:style-name="ce4">
            <text:p>BILLED</text:p>
          </table:table-cell>
          <table:table-cell office:value-type="float" office:value="0.84999999997671694" table:formula="of:=IF(AND([.F2306] &lt;&gt; &quot;&quot;;[.G2306] &lt;&gt; &quot;&quot;);([.G2306]-[.F2306])*24;&quot;---&quot;)" table:style-name="ce4">
            <text:p>0.850</text:p>
          </table:table-cell>
          <table:table-cell office:value-type="string" table:style-name="ce25">
            <text:p>IDToApptio</text:p>
          </table:table-cell>
          <table:table-cell office:value-type="date" office:date-value="2025-08-18T15:49:00" table:style-name="ce14">
            <text:p>8/18/25 03:49 PM</text:p>
          </table:table-cell>
          <table:table-cell office:value-type="date" office:date-value="2025-08-18T16:40:00" table:style-name="ce14">
            <text:p>8/18/25 04:40 PM</text:p>
          </table:table-cell>
          <table:table-cell office:value-type="string" table:style-name="ce21">
            <text:p>#</text:p>
          </table:table-cell>
          <table:table-cell table:style-name="ce18"/>
          <table:table-cell table:number-columns-repeated="16375" table:style-name="ce1"/>
        </table:table-row>
        <table:table-row table:style-name="ro14" table:visibility="collapse">
          <table:table-cell office:value-type="float" office:value="929" table:formula="of:=[.A2306]" table:style-name="ce17">
            <text:p>929</text:p>
          </table:table-cell>
          <table:table-cell table:style-name="ce19"/>
          <table:table-cell office:value-type="string" table:style-name="ce4">
            <text:p>BILLED</text:p>
          </table:table-cell>
          <table:table-cell office:value-type="float" office:value="0.57638888881774619" table:formula="of:=IF(AND([.F2307] &lt;&gt; &quot;&quot;;[.G2307] &lt;&gt; &quot;&quot;);([.G2307]-[.F2307])*24;&quot;---&quot;)" table:style-name="ce4">
            <text:p>0.576</text:p>
          </table:table-cell>
          <table:table-cell office:value-type="string" table:style-name="ce20">
            <text:p>IDToAviobook</text:p>
          </table:table-cell>
          <table:table-cell office:value-type="date" office:date-value="2025-08-18T16:40:00" table:style-name="ce14">
            <text:p>8/18/25 04:40 PM</text:p>
          </table:table-cell>
          <table:table-cell office:value-type="date" office:date-value="2025-08-18T17:14:35" table:style-name="ce14">
            <text:p>8/18/25 05:14 PM</text:p>
          </table:table-cell>
          <table:table-cell office:value-type="string" table:style-name="ce21">
            <text:p>#nirosha chat about matching</text:p>
          </table:table-cell>
          <table:table-cell table:style-name="ce18"/>
          <table:table-cell table:number-columns-repeated="16375" table:style-name="ce1"/>
        </table:table-row>
        <table:table-row table:style-name="ro14" table:visibility="collapse">
          <table:table-cell office:value-type="float" office:value="929" table:formula="of:=[.A2307]" table:style-name="ce17">
            <text:p>929</text:p>
          </table:table-cell>
          <table:table-cell table:style-name="ce19"/>
          <table:table-cell office:value-type="string" table:style-name="ce4">
            <text:p>BILLED</text:p>
          </table:table-cell>
          <table:table-cell office:value-type="float" office:value="1.0680555556900799" table:formula="of:=IF(AND([.F2308] &lt;&gt; &quot;&quot;;[.G2308] &lt;&gt; &quot;&quot;);([.G2308]-[.F2308])*24;&quot;---&quot;)" table:style-name="ce4">
            <text:p>1.068</text:p>
          </table:table-cell>
          <table:table-cell office:value-type="string" table:style-name="ce25">
            <text:p>IDToApptio</text:p>
          </table:table-cell>
          <table:table-cell office:value-type="date" office:date-value="2025-08-18T17:14:35" table:style-name="ce14">
            <text:p>8/18/25 05:14 PM</text:p>
          </table:table-cell>
          <table:table-cell office:value-type="date" office:date-value="2025-08-18T18:18:40" table:style-name="ce14">
            <text:p>8/18/25 06:18 PM</text:p>
          </table:table-cell>
          <table:table-cell office:value-type="string" table:style-name="ce21">
            <text:p>#first test passing, moving on to next - finsined up to</text:p>
          </table:table-cell>
          <table:table-cell table:style-name="ce18"/>
          <table:table-cell table:number-columns-repeated="16375" table:style-name="ce1"/>
        </table:table-row>
        <table:table-row table:style-name="ro14" table:visibility="collapse">
          <table:table-cell office:value-type="float" office:value="929" table:formula="of:=[.A2308]" table:style-name="ce17">
            <text:p>929</text:p>
          </table:table-cell>
          <table:table-cell table:style-name="ce19"/>
          <table:table-cell office:value-type="string" table:style-name="ce4">
            <text:p>BILLED</text:p>
          </table:table-cell>
          <table:table-cell office:value-type="float" office:value="5.6666666641831398E-2" table:formula="of:=IF(AND([.F2309] &lt;&gt; &quot;&quot;;[.G2309] &lt;&gt; &quot;&quot;);([.G2309]-[.F2309])*24;&quot;---&quot;)" table:style-name="ce4">
            <text:p>0.057</text:p>
          </table:table-cell>
          <table:table-cell office:value-type="string" table:style-name="ce25">
            <text:p>IDToApptio</text:p>
          </table:table-cell>
          <table:table-cell office:value-type="date" office:date-value="2025-08-18T18:18:40" table:style-name="ce14">
            <text:p>8/18/25 06:18 PM</text:p>
          </table:table-cell>
          <table:table-cell office:value-type="date" office:date-value="2025-08-18T18:22:04" table:style-name="ce14">
            <text:p>8/18/25 06:22 PM</text:p>
          </table:table-cell>
          <table:table-cell office:value-type="string" table:style-name="ce13">
            <text:p># about to have someone work on car, moving on to update user</text:p>
          </table:table-cell>
          <table:table-cell table:style-name="ce18"/>
          <table:table-cell table:number-columns-repeated="16375" table:style-name="ce1"/>
        </table:table-row>
        <table:table-row table:style-name="ro14" table:visibility="collapse">
          <table:table-cell office:value-type="float" office:value="929" table:formula="of:=[.A2309]" table:style-name="ce17">
            <text:p>929</text:p>
          </table:table-cell>
          <table:table-cell table:style-name="ce19"/>
          <table:table-cell table:style-name="ce4"/>
          <table:table-cell office:value-type="string" office:string-value="---" table:formula="of:=IF(AND([.F2310] &lt;&gt; &quot;&quot;;[.G2310] &lt;&gt; &quot;&quot;);([.G2310]-[.F2310])*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10]" table:style-name="ce17">
            <text:p>929</text:p>
          </table:table-cell>
          <table:table-cell table:style-name="ce19"/>
          <table:table-cell table:style-name="ce4"/>
          <table:table-cell office:value-type="string" office:string-value="---" table:formula="of:=IF(AND([.F2311] &lt;&gt; &quot;&quot;;[.G2311] &lt;&gt; &quot;&quot;);([.G2311]-[.F2311])*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11]" table:style-name="ce17">
            <text:p>929</text:p>
          </table:table-cell>
          <table:table-cell table:style-name="ce19"/>
          <table:table-cell table:style-name="ce4"/>
          <table:table-cell office:value-type="string" office:string-value="---" table:formula="of:=IF(AND([.F2312] &lt;&gt; &quot;&quot;;[.G2312] &lt;&gt; &quot;&quot;);([.G2312]-[.F2312])*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12]" table:style-name="ce17">
            <text:p>929</text:p>
          </table:table-cell>
          <table:table-cell table:style-name="ce19"/>
          <table:table-cell table:style-name="ce4"/>
          <table:table-cell office:value-type="string" office:string-value="---" table:formula="of:=IF(AND([.F2313] &lt;&gt; &quot;&quot;;[.G2313] &lt;&gt; &quot;&quot;);([.G2313]-[.F2313])*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13]" table:style-name="ce17">
            <text:p>929</text:p>
          </table:table-cell>
          <table:table-cell table:style-name="ce19"/>
          <table:table-cell table:style-name="ce4"/>
          <table:table-cell office:value-type="string" office:string-value="---" table:formula="of:=IF(AND([.F2314] &lt;&gt; &quot;&quot;;[.G2314] &lt;&gt; &quot;&quot;);([.G2314]-[.F2314])*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14]" table:style-name="ce17">
            <text:p>929</text:p>
          </table:table-cell>
          <table:table-cell office:value-type="float" office:value="7.75" table:formula="of:=COM.MICROSOFT.CEILING([.C2315];0.25)" table:style-name="ce19">
            <text:p>7.750</text:p>
          </table:table-cell>
          <table:table-cell office:value-type="float" office:value="7.525555555766914" table:formula="of:=SUM([.D2315:.D2337])" table:style-name="ce4">
            <text:p>7.526</text:p>
          </table:table-cell>
          <table:table-cell office:value-type="string" office:string-value="---" table:formula="of:=IF(AND([.F2315] &lt;&gt; &quot;&quot;;[.G2315] &lt;&gt; &quot;&quot;);([.G2315]-[.F2315])*24;&quot;---&quot;)" table:style-name="ce4">
            <text:p>---</text:p>
          </table:table-cell>
          <table:table-cell office:value-type="date" office:date-value="2025-08-19T00:00:00" table:style-name="ce20">
            <text:p>19-Aug</text:p>
          </table:table-cell>
          <table:table-cell table:number-columns-repeated="2" table:style-name="ce14"/>
          <table:table-cell table:style-name="ce13"/>
          <table:table-cell table:style-name="ce15"/>
          <table:table-cell table:number-columns-repeated="16375" table:style-name="ce1"/>
        </table:table-row>
        <table:table-row table:style-name="ro14" table:visibility="collapse">
          <table:table-cell office:value-type="float" office:value="929" table:formula="of:=[.A2315]" table:style-name="ce17">
            <text:p>929</text:p>
          </table:table-cell>
          <table:table-cell table:style-name="ce19"/>
          <table:table-cell office:value-type="string" table:style-name="ce4">
            <text:p>BILLED</text:p>
          </table:table-cell>
          <table:table-cell office:value-type="float" office:value="0.58138888876419514" table:formula="of:=IF(AND([.F2316] &lt;&gt; &quot;&quot;;[.G2316] &lt;&gt; &quot;&quot;);([.G2316]-[.F2316])*24;&quot;---&quot;)" table:style-name="ce4">
            <text:p>0.581</text:p>
          </table:table-cell>
          <table:table-cell office:value-type="string" table:style-name="ce25">
            <text:p>IDToApptio</text:p>
          </table:table-cell>
          <table:table-cell office:value-type="date" office:date-value="2025-08-19T07:55:07" table:style-name="ce14">
            <text:p>8/19/25 07:55 AM</text:p>
          </table:table-cell>
          <table:table-cell office:value-type="date" office:date-value="2025-08-19T08:30:00" table:style-name="ce14">
            <text:p>8/19/25 08:30 AM</text:p>
          </table:table-cell>
          <table:table-cell office:value-type="string" table:style-name="ce21">
            <text:p>Worked on updating termination cases to use the 4 attribute model for IDtoApptio.</text:p>
          </table:table-cell>
          <table:table-cell table:style-name="ce15"/>
          <table:table-cell table:number-columns-repeated="16375" table:style-name="ce1"/>
        </table:table-row>
        <table:table-row table:style-name="ro14" table:visibility="collapse">
          <table:table-cell office:value-type="float" office:value="929" table:formula="of:=[.A2316]" table:style-name="ce17">
            <text:p>929</text:p>
          </table:table-cell>
          <table:table-cell table:style-name="ce4"/>
          <table:table-cell office:value-type="string" table:style-name="ce4">
            <text:p>BILLED</text:p>
          </table:table-cell>
          <table:table-cell office:value-type="float" office:value="0.25500000006286427" table:formula="of:=IF(AND([.F2317] &lt;&gt; &quot;&quot;;[.G2317] &lt;&gt; &quot;&quot;);([.G2317]-[.F2317])*24;&quot;---&quot;)" table:style-name="ce4">
            <text:p>0.255</text:p>
          </table:table-cell>
          <table:table-cell office:value-type="string" table:style-name="ce20">
            <text:p>mtg-Daily meetings</text:p>
          </table:table-cell>
          <table:table-cell office:value-type="date" office:date-value="2025-08-19T08:30:00" table:style-name="ce14">
            <text:p>8/19/25 08:30 AM</text:p>
          </table:table-cell>
          <table:table-cell office:value-type="date" office:date-value="2025-08-19T08:45:18" table:style-name="ce14">
            <text:p>8/19/25 08:45 AM</text:p>
          </table:table-cell>
          <table:table-cell office:value-type="string" table:style-name="ce20">
            <text:p>Daily meetings with the team.</text:p>
          </table:table-cell>
          <table:table-cell table:style-name="ce18"/>
          <table:table-cell table:number-columns-repeated="16375" table:style-name="ce1"/>
        </table:table-row>
        <table:table-row table:style-name="ro14" table:visibility="collapse">
          <table:table-cell office:value-type="float" office:value="929" table:formula="of:=[.A2317]" table:style-name="ce17">
            <text:p>929</text:p>
          </table:table-cell>
          <table:table-cell table:style-name="ce19"/>
          <table:table-cell office:value-type="string" table:style-name="ce4">
            <text:p>BILLED</text:p>
          </table:table-cell>
          <table:table-cell office:value-type="float" office:value="7.8333333309274167E-2" table:formula="of:=IF(AND([.F2318] &lt;&gt; &quot;&quot;;[.G2318] &lt;&gt; &quot;&quot;);([.G2318]-[.F2318])*24;&quot;---&quot;)" table:style-name="ce4">
            <text:p>0.078</text:p>
          </table:table-cell>
          <table:table-cell office:value-type="string" table:style-name="ce25">
            <text:p>IDToApptio</text:p>
          </table:table-cell>
          <table:table-cell office:value-type="date" office:date-value="2025-08-19T08:45:18" table:style-name="ce14">
            <text:p>8/19/25 08:45 AM</text:p>
          </table:table-cell>
          <table:table-cell office:value-type="date" office:date-value="2025-08-19T08:50:00" table:style-name="ce14">
            <text:p>8/19/25 08:50 AM</text:p>
          </table:table-cell>
          <table:table-cell office:value-type="string" table:style-name="ce21">
            <text:p>#</text:p>
          </table:table-cell>
          <table:table-cell table:style-name="ce18"/>
          <table:table-cell table:number-columns-repeated="16375" table:style-name="ce1"/>
        </table:table-row>
        <table:table-row table:style-name="ro14" table:visibility="collapse">
          <table:table-cell office:value-type="float" office:value="929" table:formula="of:=[.A2318]" table:style-name="ce17">
            <text:p>929</text:p>
          </table:table-cell>
          <table:table-cell table:style-name="ce19"/>
          <table:table-cell office:value-type="string" table:style-name="ce4">
            <text:p>BILLED</text:p>
          </table:table-cell>
          <table:table-cell office:value-type="float" office:value="0.79916666663484648" table:formula="of:=IF(AND([.F2319] &lt;&gt; &quot;&quot;;[.G2319] &lt;&gt; &quot;&quot;);([.G2319]-[.F2319])*24;&quot;---&quot;)" table:style-name="ce4">
            <text:p>0.799</text:p>
          </table:table-cell>
          <table:table-cell office:value-type="string" table:style-name="ce20">
            <text:p>Git training prep</text:p>
          </table:table-cell>
          <table:table-cell office:value-type="date" office:date-value="2025-08-19T08:50:00" table:style-name="ce14">
            <text:p>8/19/25 08:50 AM</text:p>
          </table:table-cell>
          <table:table-cell office:value-type="date" office:date-value="2025-08-19T09:37:57" table:style-name="ce14">
            <text:p>8/19/25 09:37 AM</text:p>
          </table:table-cell>
          <table:table-cell office:value-type="string" table:style-name="ce13">
            <text:p>Worked on intro items and increased focus on foundational git commands for the git training.</text:p>
          </table:table-cell>
          <table:table-cell table:style-name="ce18"/>
          <table:table-cell table:number-columns-repeated="16375" table:style-name="ce1"/>
        </table:table-row>
        <table:table-row table:style-name="ro14" table:visibility="collapse">
          <table:table-cell office:value-type="float" office:value="929" table:formula="of:=[.A2319]" table:style-name="ce17">
            <text:p>929</text:p>
          </table:table-cell>
          <table:table-cell table:style-name="ce19"/>
          <table:table-cell office:value-type="string" table:style-name="ce4">
            <text:p>BILLED</text:p>
          </table:table-cell>
          <table:table-cell office:value-type="float" office:value="0.71777777775423601" table:formula="of:=IF(AND([.F2320] &lt;&gt; &quot;&quot;;[.G2320] &lt;&gt; &quot;&quot;);([.G2320]-[.F2320])*24;&quot;---&quot;)" table:style-name="ce4">
            <text:p>0.718</text:p>
          </table:table-cell>
          <table:table-cell office:value-type="string" table:style-name="ce25">
            <text:p>IDToApptio</text:p>
          </table:table-cell>
          <table:table-cell office:value-type="date" office:date-value="2025-08-19T09:37:57" table:style-name="ce14">
            <text:p>8/19/25 09:37 AM</text:p>
          </table:table-cell>
          <table:table-cell office:value-type="date" office:date-value="2025-08-19T10:21:01" table:style-name="ce14">
            <text:p>8/19/25 10:21 AM</text:p>
          </table:table-cell>
          <table:table-cell table:style-name="ce26"/>
          <table:table-cell table:style-name="ce18"/>
          <table:table-cell table:number-columns-repeated="16375" table:style-name="ce1"/>
        </table:table-row>
        <table:table-row table:style-name="ro14" table:visibility="collapse">
          <table:table-cell office:value-type="float" office:value="929" table:formula="of:=[.A2320]" table:style-name="ce17">
            <text:p>929</text:p>
          </table:table-cell>
          <table:table-cell table:style-name="ce19"/>
          <table:table-cell office:value-type="string" table:style-name="ce4">
            <text:p>BILLED</text:p>
          </table:table-cell>
          <table:table-cell office:value-type="float" office:value="1.3788888890412636" table:formula="of:=IF(AND([.F2321] &lt;&gt; &quot;&quot;;[.G2321] &lt;&gt; &quot;&quot;);([.G2321]-[.F2321])*24;&quot;---&quot;)" table:style-name="ce4">
            <text:p>1.379</text:p>
          </table:table-cell>
          <table:table-cell office:value-type="string" table:style-name="ce20">
            <text:p>IDtoSprinkler</text:p>
          </table:table-cell>
          <table:table-cell office:value-type="date" office:date-value="2025-08-19T10:21:01" table:style-name="ce14">
            <text:p>8/19/25 10:21 AM</text:p>
          </table:table-cell>
          <table:table-cell office:value-type="date" office:date-value="2025-08-19T11:43:45" table:style-name="ce14">
            <text:p>8/19/25 11:43 AM</text:p>
          </table:table-cell>
          <table:table-cell office:value-type="string" table:style-name="ce13">
            <text:p>Worked on getting new work defined for additional roles for the IDtoSprinkler driver.</text:p>
          </table:table-cell>
          <table:table-cell table:style-name="ce18"/>
          <table:table-cell table:number-columns-repeated="16375" table:style-name="ce1"/>
        </table:table-row>
        <table:table-row table:style-name="ro14" table:visibility="collapse">
          <table:table-cell office:value-type="float" office:value="929" table:formula="of:=[.A2321]" table:style-name="ce17">
            <text:p>929</text:p>
          </table:table-cell>
          <table:table-cell table:style-name="ce19"/>
          <table:table-cell office:value-type="string" table:style-name="ce4">
            <text:p>BILLED</text:p>
          </table:table-cell>
          <table:table-cell office:value-type="float" office:value="0.26361111109144986" table:formula="of:=IF(AND([.F2322] &lt;&gt; &quot;&quot;;[.G2322] &lt;&gt; &quot;&quot;);([.G2322]-[.F2322])*24;&quot;---&quot;)" table:style-name="ce4">
            <text:p>0.264</text:p>
          </table:table-cell>
          <table:table-cell office:value-type="string" table:style-name="ce25">
            <text:p>IDToApptio</text:p>
          </table:table-cell>
          <table:table-cell office:value-type="date" office:date-value="2025-08-19T12:20:00" table:style-name="ce14">
            <text:p>8/19/25 12:20 PM</text:p>
          </table:table-cell>
          <table:table-cell office:value-type="date" office:date-value="2025-08-19T12:35:49" table:style-name="ce14">
            <text:p>8/19/25 12:35 PM</text:p>
          </table:table-cell>
          <table:table-cell table:style-name="ce13"/>
          <table:table-cell table:style-name="ce18"/>
          <table:table-cell table:number-columns-repeated="16375" table:style-name="ce1"/>
        </table:table-row>
        <table:table-row table:style-name="ro14" table:visibility="collapse">
          <table:table-cell office:value-type="float" office:value="929" table:formula="of:=[.A2322]" table:style-name="ce17">
            <text:p>929</text:p>
          </table:table-cell>
          <table:table-cell table:style-name="ce19"/>
          <table:table-cell office:value-type="string" table:style-name="ce4">
            <text:p>BILLED</text:p>
          </table:table-cell>
          <table:table-cell office:value-type="float" office:value="0.25000000011641532" table:formula="of:=IF(AND([.F2323] &lt;&gt; &quot;&quot;;[.G2323] &lt;&gt; &quot;&quot;);([.G2323]-[.F2323])*24;&quot;---&quot;)" table:style-name="ce4">
            <text:p>0.250</text:p>
          </table:table-cell>
          <table:table-cell office:value-type="string" table:style-name="ce25">
            <text:p>IDToApptio</text:p>
          </table:table-cell>
          <table:table-cell office:value-type="date" office:date-value="2025-08-19T13:45:00" table:style-name="ce14">
            <text:p>8/19/25 01:45 PM</text:p>
          </table:table-cell>
          <table:table-cell office:value-type="date" office:date-value="2025-08-19T14:00:00" table:style-name="ce14">
            <text:p>8/19/25 02:00 PM</text:p>
          </table:table-cell>
          <table:table-cell table:style-name="ce13"/>
          <table:table-cell table:style-name="ce15"/>
          <table:table-cell table:number-columns-repeated="16375" table:style-name="ce1"/>
        </table:table-row>
        <table:table-row table:style-name="ro14" table:visibility="collapse">
          <table:table-cell office:value-type="float" office:value="929" table:formula="of:=[.A2323]" table:style-name="ce17">
            <text:p>929</text:p>
          </table:table-cell>
          <table:table-cell table:style-name="ce19"/>
          <table:table-cell office:value-type="string" table:style-name="ce4">
            <text:p>BILLED</text:p>
          </table:table-cell>
          <table:table-cell office:value-type="float" office:value="0.6666666665696539" table:formula="of:=IF(AND([.F2324] &lt;&gt; &quot;&quot;;[.G2324] &lt;&gt; &quot;&quot;);([.G2324]-[.F2324])*24;&quot;---&quot;)" table:style-name="ce4">
            <text:p>0.667</text:p>
          </table:table-cell>
          <table:table-cell office:value-type="string" table:style-name="ce20">
            <text:p>mtg-EE-backlog</text:p>
          </table:table-cell>
          <table:table-cell office:value-type="date" office:date-value="2025-08-19T14:00:00" table:style-name="ce14">
            <text:p>8/19/25 02:00 PM</text:p>
          </table:table-cell>
          <table:table-cell office:value-type="date" office:date-value="2025-08-19T14:40:00" table:style-name="ce14">
            <text:p>8/19/25 02:40 PM</text:p>
          </table:table-cell>
          <table:table-cell office:value-type="string" table:style-name="ce13">
            <text:p>Backlog meeting</text:p>
          </table:table-cell>
          <table:table-cell table:style-name="ce18"/>
          <table:table-cell table:number-columns-repeated="16375" table:style-name="ce1"/>
        </table:table-row>
        <table:table-row table:style-name="ro14" table:visibility="collapse">
          <table:table-cell office:value-type="float" office:value="929" table:formula="of:=[.A2324]" table:style-name="ce17">
            <text:p>929</text:p>
          </table:table-cell>
          <table:table-cell table:style-name="ce4"/>
          <table:table-cell office:value-type="string" table:style-name="ce4">
            <text:p>BILLED</text:p>
          </table:table-cell>
          <table:table-cell office:value-type="float" office:value="1.2244444444659166" table:formula="of:=IF(AND([.F2325] &lt;&gt; &quot;&quot;;[.G2325] &lt;&gt; &quot;&quot;);([.G2325]-[.F2325])*24;&quot;---&quot;)" table:style-name="ce4">
            <text:p>1.224</text:p>
          </table:table-cell>
          <table:table-cell office:value-type="string" table:style-name="ce20">
            <text:p>IDtoSprinkler</text:p>
          </table:table-cell>
          <table:table-cell office:value-type="date" office:date-value="2025-08-19T14:40:00" table:style-name="ce14">
            <text:p>8/19/25 02:40 PM</text:p>
          </table:table-cell>
          <table:table-cell office:value-type="date" office:date-value="2025-08-19T15:53:28" table:style-name="ce14">
            <text:p>8/19/25 03:53 PM</text:p>
          </table:table-cell>
          <table:table-cell office:value-type="string" table:style-name="ce13">
            <text:p>Worked to document, organize and help distribute work for the IDtoSprinkler driver. Also worked to fix role mapping and default value for Sprinkler users.</text:p>
          </table:table-cell>
          <table:table-cell table:style-name="ce18"/>
          <table:table-cell table:number-columns-repeated="16375" table:style-name="ce1"/>
        </table:table-row>
        <table:table-row table:style-name="ro14" table:visibility="collapse">
          <table:table-cell office:value-type="float" office:value="929" table:formula="of:=[.A2325]" table:style-name="ce17">
            <text:p>929</text:p>
          </table:table-cell>
          <table:table-cell table:style-name="ce19"/>
          <table:table-cell office:value-type="string" table:style-name="ce4">
            <text:p>BILLED</text:p>
          </table:table-cell>
          <table:table-cell office:value-type="float" office:value="0.52777777786832303" table:formula="of:=IF(AND([.F2326] &lt;&gt; &quot;&quot;;[.G2326] &lt;&gt; &quot;&quot;);([.G2326]-[.F2326])*24;&quot;---&quot;)" table:style-name="ce4">
            <text:p>0.528</text:p>
          </table:table-cell>
          <table:table-cell office:value-type="string" table:style-name="ce20">
            <text:p>IDtoSprinkler</text:p>
          </table:table-cell>
          <table:table-cell office:value-type="date" office:date-value="2025-08-19T15:53:28" table:style-name="ce14">
            <text:p>8/19/25 03:53 PM</text:p>
          </table:table-cell>
          <table:table-cell office:value-type="date" office:date-value="2025-08-19T16:25:08" table:style-name="ce14">
            <text:p>8/19/25 04:25 PM</text:p>
          </table:table-cell>
          <table:table-cell office:value-type="string" table:style-name="ce13">
            <text:p># amking driver changes, and moving story from 5105 to a new story.</text:p>
          </table:table-cell>
          <table:table-cell table:style-name="ce18"/>
          <table:table-cell table:number-columns-repeated="16375" table:style-name="ce1"/>
        </table:table-row>
        <table:table-row table:style-name="ro14" table:visibility="collapse">
          <table:table-cell office:value-type="float" office:value="929" table:formula="of:=[.A2326]" table:style-name="ce17">
            <text:p>929</text:p>
          </table:table-cell>
          <table:table-cell table:style-name="ce19"/>
          <table:table-cell office:value-type="string" table:style-name="ce4">
            <text:p>BILLED</text:p>
          </table:table-cell>
          <table:table-cell office:value-type="float" office:value="0.65750000003026798" table:formula="of:=IF(AND([.F2327] &lt;&gt; &quot;&quot;;[.G2327] &lt;&gt; &quot;&quot;);([.G2327]-[.F2327])*24;&quot;---&quot;)" table:style-name="ce4">
            <text:p>0.658</text:p>
          </table:table-cell>
          <table:table-cell office:value-type="string" table:style-name="ce20">
            <text:p>IDtoSprinkler</text:p>
          </table:table-cell>
          <table:table-cell office:value-type="date" office:date-value="2025-08-19T16:33:15" table:style-name="ce14">
            <text:p>8/19/25 04:33 PM</text:p>
          </table:table-cell>
          <table:table-cell office:value-type="date" office:date-value="2025-08-19T17:12:42" table:style-name="ce14">
            <text:p>8/19/25 05:12 PM</text:p>
          </table:table-cell>
          <table:table-cell office:value-type="string" table:style-name="ce13">
            <text:p># making driver changes,</text:p>
          </table:table-cell>
          <table:table-cell table:style-name="ce18"/>
          <table:table-cell table:number-columns-repeated="16375" table:style-name="ce1"/>
        </table:table-row>
        <table:table-row table:style-name="ro14" table:visibility="collapse">
          <table:table-cell office:value-type="float" office:value="929" table:formula="of:=[.A2327]" table:style-name="ce17">
            <text:p>929</text:p>
          </table:table-cell>
          <table:table-cell table:style-name="ce19"/>
          <table:table-cell office:value-type="string" table:style-name="ce4">
            <text:p>BILLED</text:p>
          </table:table-cell>
          <table:table-cell office:value-type="float" office:value="0.12500000005820766" table:formula="of:=IF(AND([.F2328] &lt;&gt; &quot;&quot;;[.G2328] &lt;&gt; &quot;&quot;);([.G2328]-[.F2328])*24;&quot;---&quot;)" table:style-name="ce4">
            <text:p>0.125</text:p>
          </table:table-cell>
          <table:table-cell office:value-type="string" table:style-name="ce20">
            <text:p>IDtoSprinkler</text:p>
          </table:table-cell>
          <table:table-cell office:value-type="date" office:date-value="2025-08-19T17:12:42" table:style-name="ce14">
            <text:p>8/19/25 05:12 PM</text:p>
          </table:table-cell>
          <table:table-cell office:value-type="date" office:date-value="2025-08-19T17:20:12" table:style-name="ce14">
            <text:p>8/19/25 05:20 PM</text:p>
          </table:table-cell>
          <table:table-cell office:value-type="string" table:style-name="ce13">
            <text:p>#sprinkler tests</text:p>
          </table:table-cell>
          <table:table-cell table:style-name="ce18"/>
          <table:table-cell table:number-columns-repeated="16375" table:style-name="ce1"/>
        </table:table-row>
        <table:table-row table:style-name="ro14" table:visibility="collapse">
          <table:table-cell office:value-type="float" office:value="929" table:formula="of:=[.A2328]" table:style-name="ce17">
            <text:p>929</text:p>
          </table:table-cell>
          <table:table-cell table:style-name="ce19"/>
          <table:table-cell table:style-name="ce4"/>
          <table:table-cell office:value-type="string" office:string-value="---" table:formula="of:=IF(AND([.F2329] &lt;&gt; &quot;&quot;;[.G2329] &lt;&gt; &quot;&quot;);([.G2329]-[.F2329])*24;&quot;---&quot;)" table:style-name="ce4">
            <text:p>---</text:p>
          </table:table-cell>
          <table:table-cell table:style-name="ce20"/>
          <table:table-cell table:number-columns-repeated="2" table:style-name="ce14"/>
          <table:table-cell table:style-name="ce20"/>
          <table:table-cell table:style-name="ce18"/>
          <table:table-cell table:number-columns-repeated="16375" table:style-name="ce1"/>
        </table:table-row>
        <table:table-row table:style-name="ro14" table:visibility="collapse">
          <table:table-cell office:value-type="float" office:value="929" table:formula="of:=[.A2329]" table:style-name="ce17">
            <text:p>929</text:p>
          </table:table-cell>
          <table:table-cell table:style-name="ce19"/>
          <table:table-cell table:style-name="ce4"/>
          <table:table-cell office:value-type="string" office:string-value="---" table:formula="of:=IF(AND([.F2330] &lt;&gt; &quot;&quot;;[.G2330] &lt;&gt; &quot;&quot;);([.G2330]-[.F2330])*24;&quot;---&quot;)" table:style-name="ce4">
            <text:p>---</text:p>
          </table:table-cell>
          <table:table-cell table:style-name="ce20"/>
          <table:table-cell table:number-columns-repeated="2" table:style-name="ce14"/>
          <table:table-cell table:style-name="ce20"/>
          <table:table-cell table:style-name="ce18"/>
          <table:table-cell table:number-columns-repeated="16375" table:style-name="ce1"/>
        </table:table-row>
        <table:table-row table:style-name="ro14" table:visibility="collapse">
          <table:table-cell office:value-type="float" office:value="929" table:formula="of:=[.A2330]" table:style-name="ce17">
            <text:p>929</text:p>
          </table:table-cell>
          <table:table-cell table:style-name="ce19"/>
          <table:table-cell table:style-name="ce4"/>
          <table:table-cell office:value-type="string" office:string-value="---" table:formula="of:=IF(AND([.F2331] &lt;&gt; &quot;&quot;;[.G2331] &lt;&gt; &quot;&quot;);([.G2331]-[.F2331])*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31]" table:style-name="ce17">
            <text:p>929</text:p>
          </table:table-cell>
          <table:table-cell table:style-name="ce19"/>
          <table:table-cell table:style-name="ce4"/>
          <table:table-cell office:value-type="string" office:string-value="---" table:formula="of:=IF(AND([.F2332] &lt;&gt; &quot;&quot;;[.G2332] &lt;&gt; &quot;&quot;);([.G2332]-[.F2332])*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32]" table:style-name="ce17">
            <text:p>929</text:p>
          </table:table-cell>
          <table:table-cell table:style-name="ce19"/>
          <table:table-cell table:style-name="ce4"/>
          <table:table-cell office:value-type="string" office:string-value="---" table:formula="of:=IF(AND([.F2333] &lt;&gt; &quot;&quot;;[.G2333] &lt;&gt; &quot;&quot;);([.G2333]-[.F2333])*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33]" table:style-name="ce17">
            <text:p>929</text:p>
          </table:table-cell>
          <table:table-cell table:style-name="ce19"/>
          <table:table-cell table:style-name="ce4"/>
          <table:table-cell office:value-type="string" office:string-value="---" table:formula="of:=IF(AND([.F2334] &lt;&gt; &quot;&quot;;[.G2334] &lt;&gt; &quot;&quot;);([.G2334]-[.F2334])*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34]" table:style-name="ce17">
            <text:p>929</text:p>
          </table:table-cell>
          <table:table-cell table:style-name="ce19"/>
          <table:table-cell table:style-name="ce4"/>
          <table:table-cell office:value-type="string" office:string-value="---" table:formula="of:=IF(AND([.F2335] &lt;&gt; &quot;&quot;;[.G2335] &lt;&gt; &quot;&quot;);([.G2335]-[.F2335])*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35]" table:style-name="ce17">
            <text:p>929</text:p>
          </table:table-cell>
          <table:table-cell table:style-name="ce19"/>
          <table:table-cell table:style-name="ce4"/>
          <table:table-cell office:value-type="string" office:string-value="---" table:formula="of:=IF(AND([.F2336] &lt;&gt; &quot;&quot;;[.G2336] &lt;&gt; &quot;&quot;);([.G2336]-[.F2336])*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36]" table:style-name="ce17">
            <text:p>929</text:p>
          </table:table-cell>
          <table:table-cell table:style-name="ce19"/>
          <table:table-cell table:style-name="ce4"/>
          <table:table-cell office:value-type="string" office:string-value="---" table:formula="of:=IF(AND([.F2337] &lt;&gt; &quot;&quot;;[.G2337] &lt;&gt; &quot;&quot;);([.G2337]-[.F2337])*24;&quot;---&quot;)" table:style-name="ce4">
            <text:p>---</text:p>
          </table:table-cell>
          <table:table-cell table:style-name="ce21"/>
          <table:table-cell table:number-columns-repeated="2" table:style-name="ce14"/>
          <table:table-cell table:style-name="ce13"/>
          <table:table-cell table:style-name="ce15"/>
          <table:table-cell table:number-columns-repeated="16375" table:style-name="ce1"/>
        </table:table-row>
        <table:table-row table:style-name="ro14" table:visibility="collapse">
          <table:table-cell office:value-type="float" office:value="929" table:formula="of:=[.A2337]" table:style-name="ce17">
            <text:p>929</text:p>
          </table:table-cell>
          <table:table-cell office:value-type="float" office:value="9.5" table:formula="of:=COM.MICROSOFT.CEILING([.C2338];0.25)" table:style-name="ce19">
            <text:p>9.500</text:p>
          </table:table-cell>
          <table:table-cell office:value-type="float" office:value="9.4166666666278616" table:formula="of:=SUM([.D2338:.D2358])" table:style-name="ce4">
            <text:p>9.417</text:p>
          </table:table-cell>
          <table:table-cell office:value-type="string" office:string-value="---" table:formula="of:=IF(AND([.F2338] &lt;&gt; &quot;&quot;;[.G2338] &lt;&gt; &quot;&quot;);([.G2338]-[.F2338])*24;&quot;---&quot;)" table:style-name="ce4">
            <text:p>---</text:p>
          </table:table-cell>
          <table:table-cell office:value-type="date" office:date-value="2025-08-20T00:00:00" table:style-name="ce20">
            <text:p>20-Aug</text:p>
          </table:table-cell>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38]" table:style-name="ce17">
            <text:p>929</text:p>
          </table:table-cell>
          <table:table-cell table:style-name="ce19"/>
          <table:table-cell office:value-type="string" table:style-name="ce4">
            <text:p>BILLED</text:p>
          </table:table-cell>
          <table:table-cell office:value-type="float" office:value="0.22555555554572493" table:formula="of:=IF(AND([.F2339] &lt;&gt; &quot;&quot;;[.G2339] &lt;&gt; &quot;&quot;);([.G2339]-[.F2339])*24;&quot;---&quot;)" table:style-name="ce4">
            <text:p>0.226</text:p>
          </table:table-cell>
          <table:table-cell office:value-type="string" table:style-name="ce21">
            <text:p>IDtoSprinkler</text:p>
          </table:table-cell>
          <table:table-cell office:value-type="date" office:date-value="2025-08-20T07:40:00" table:style-name="ce14">
            <text:p>8/20/25 07:40 AM</text:p>
          </table:table-cell>
          <table:table-cell office:value-type="date" office:date-value="2025-08-20T07:53:32" table:style-name="ce14">
            <text:p>8/20/25 07:53 AM</text:p>
          </table:table-cell>
          <table:table-cell office:value-type="string" table:style-name="ce13">
            <text:p>Worked on researching recent IDtoSprinkler production issue. Worked on reviewing fixes made with Gokul to ensure he's ready to start the next set of changes.</text:p>
          </table:table-cell>
          <table:table-cell office:value-type="string" table:style-name="ce23">
            <text:p>A user, e143973 seemed to automatically get created, and neither I nor the app owner know how . . .!!??</text:p>
          </table:table-cell>
          <table:table-cell table:number-columns-repeated="16375" table:style-name="ce1"/>
        </table:table-row>
        <table:table-row table:style-name="ro14" table:visibility="collapse">
          <table:table-cell office:value-type="float" office:value="929" table:formula="of:=[.A2339]" table:style-name="ce17">
            <text:p>929</text:p>
          </table:table-cell>
          <table:table-cell table:style-name="ce19"/>
          <table:table-cell office:value-type="string" table:style-name="ce4">
            <text:p>BILLED</text:p>
          </table:table-cell>
          <table:table-cell office:value-type="float" office:value="0.60777777770999819" table:formula="of:=IF(AND([.F2340] &lt;&gt; &quot;&quot;;[.G2340] &lt;&gt; &quot;&quot;);([.G2340]-[.F2340])*24;&quot;---&quot;)" table:style-name="ce4">
            <text:p>0.608</text:p>
          </table:table-cell>
          <table:table-cell office:value-type="string" table:style-name="ce21">
            <text:p>IDtoSprinkler</text:p>
          </table:table-cell>
          <table:table-cell office:value-type="date" office:date-value="2025-08-20T07:53:32" table:style-name="ce14">
            <text:p>8/20/25 07:53 AM</text:p>
          </table:table-cell>
          <table:table-cell office:value-type="date" office:date-value="2025-08-20T08:30:00" table:style-name="ce14">
            <text:p>8/20/25 08:30 AM</text:p>
          </table:table-cell>
          <table:table-cell office:value-type="string" table:style-name="ce13">
            <text:p>#Writing tests for new functionalty</text:p>
          </table:table-cell>
          <table:table-cell table:style-name="ce23"/>
          <table:table-cell table:number-columns-repeated="16375" table:style-name="ce1"/>
        </table:table-row>
        <table:table-row table:style-name="ro14" table:visibility="collapse">
          <table:table-cell office:value-type="float" office:value="929" table:formula="of:=[.A2340]" table:style-name="ce17">
            <text:p>929</text:p>
          </table:table-cell>
          <table:table-cell table:style-name="ce19"/>
          <table:table-cell office:value-type="string" table:style-name="ce4">
            <text:p>BILLED</text:p>
          </table:table-cell>
          <table:table-cell office:value-type="float" office:value="0.25000000011641532" table:formula="of:=IF(AND([.F2341] &lt;&gt; &quot;&quot;;[.G2341] &lt;&gt; &quot;&quot;);([.G2341]-[.F2341])*24;&quot;---&quot;)" table:style-name="ce4">
            <text:p>0.250</text:p>
          </table:table-cell>
          <table:table-cell office:value-type="string" table:style-name="ce21">
            <text:p>mtg-Daily meetings</text:p>
          </table:table-cell>
          <table:table-cell office:value-type="date" office:date-value="2025-08-20T08:30:00" table:style-name="ce14">
            <text:p>8/20/25 08:30 AM</text:p>
          </table:table-cell>
          <table:table-cell office:value-type="date" office:date-value="2025-08-20T08:45:00" table:style-name="ce14">
            <text:p>8/20/25 08:45 AM</text:p>
          </table:table-cell>
          <table:table-cell office:value-type="string" table:style-name="ce13">
            <text:p>Daily meetings with the team.</text:p>
          </table:table-cell>
          <table:table-cell table:style-name="ce23"/>
          <table:table-cell table:number-columns-repeated="16375" table:style-name="ce1"/>
        </table:table-row>
        <table:table-row table:style-name="ro14" table:visibility="collapse">
          <table:table-cell office:value-type="float" office:value="929" table:formula="of:=[.A2341]" table:style-name="ce17">
            <text:p>929</text:p>
          </table:table-cell>
          <table:table-cell table:style-name="ce19"/>
          <table:table-cell office:value-type="string" table:style-name="ce4">
            <text:p>BILLED</text:p>
          </table:table-cell>
          <table:table-cell office:value-type="float" office:value="0.33333333337213844" table:formula="of:=IF(AND([.F2342] &lt;&gt; &quot;&quot;;[.G2342] &lt;&gt; &quot;&quot;);([.G2342]-[.F2342])*24;&quot;---&quot;)" table:style-name="ce4">
            <text:p>0.333</text:p>
          </table:table-cell>
          <table:table-cell office:value-type="string" table:style-name="ce21">
            <text:p>IDtoSprinkler</text:p>
          </table:table-cell>
          <table:table-cell office:value-type="date" office:date-value="2025-08-20T09:10:00" table:style-name="ce14">
            <text:p>8/20/25 09:10 AM</text:p>
          </table:table-cell>
          <table:table-cell office:value-type="date" office:date-value="2025-08-20T09:30:00" table:style-name="ce14">
            <text:p>8/20/25 09:30 AM</text:p>
          </table:table-cell>
          <table:table-cell office:value-type="string" table:style-name="ce21">
            <text:p>#baselining, fixing issues with CE Specialists -&gt; CLIENT_USER fix.</text:p>
          </table:table-cell>
          <table:table-cell table:style-name="ce23"/>
          <table:table-cell table:number-columns-repeated="16375" table:style-name="ce1"/>
        </table:table-row>
        <table:table-row table:style-name="ro14" table:visibility="collapse">
          <table:table-cell office:value-type="float" office:value="929" table:formula="of:=[.A2342]" table:style-name="ce17">
            <text:p>929</text:p>
          </table:table-cell>
          <table:table-cell table:style-name="ce19"/>
          <table:table-cell office:value-type="string" table:style-name="ce4">
            <text:p>BILLED</text:p>
          </table:table-cell>
          <table:table-cell office:value-type="float" office:value="0.58333333331393078" table:formula="of:=IF(AND([.F2343] &lt;&gt; &quot;&quot;;[.G2343] &lt;&gt; &quot;&quot;);([.G2343]-[.F2343])*24;&quot;---&quot;)" table:style-name="ce4">
            <text:p>0.583</text:p>
          </table:table-cell>
          <table:table-cell office:value-type="string" table:style-name="ce21">
            <text:p>mtg-Daily meetings</text:p>
          </table:table-cell>
          <table:table-cell office:value-type="date" office:date-value="2025-08-20T09:30:00" table:style-name="ce14">
            <text:p>8/20/25 09:30 AM</text:p>
          </table:table-cell>
          <table:table-cell office:value-type="date" office:date-value="2025-08-20T10:05:00" table:style-name="ce14">
            <text:p>8/20/25 10:05 AM</text:p>
          </table:table-cell>
          <table:table-cell office:value-type="string" table:style-name="ce21">
            <text:p>#</text:p>
          </table:table-cell>
          <table:table-cell table:style-name="ce23"/>
          <table:table-cell table:number-columns-repeated="16375" table:style-name="ce1"/>
        </table:table-row>
        <table:table-row table:style-name="ro14" table:visibility="collapse">
          <table:table-cell office:value-type="float" office:value="929" table:formula="of:=[.A2343]" table:style-name="ce17">
            <text:p>929</text:p>
          </table:table-cell>
          <table:table-cell table:style-name="ce19"/>
          <table:table-cell office:value-type="string" table:style-name="ce4">
            <text:p>BILLED</text:p>
          </table:table-cell>
          <table:table-cell office:value-type="float" office:value="0.87388888886198401" table:formula="of:=IF(AND([.F2344] &lt;&gt; &quot;&quot;;[.G2344] &lt;&gt; &quot;&quot;);([.G2344]-[.F2344])*24;&quot;---&quot;)" table:style-name="ce4">
            <text:p>0.874</text:p>
          </table:table-cell>
          <table:table-cell office:value-type="string" table:style-name="ce21">
            <text:p>IDtoSprinkler</text:p>
          </table:table-cell>
          <table:table-cell office:value-type="date" office:date-value="2025-08-20T10:05:00" table:style-name="ce14">
            <text:p>8/20/25 10:05 AM</text:p>
          </table:table-cell>
          <table:table-cell office:value-type="date" office:date-value="2025-08-20T10:57:26" table:style-name="ce14">
            <text:p>8/20/25 10:57 AM</text:p>
          </table:table-cell>
          <table:table-cell office:value-type="string" table:style-name="ce13">
            <text:p># finsihed MR 24 for IDtoSprinkler.</text:p>
          </table:table-cell>
          <table:table-cell table:style-name="ce23"/>
          <table:table-cell table:number-columns-repeated="16375" table:style-name="ce1"/>
        </table:table-row>
        <table:table-row table:style-name="ro14" table:visibility="collapse">
          <table:table-cell office:value-type="float" office:value="929" table:formula="of:=[.A2344]" table:style-name="ce17">
            <text:p>929</text:p>
          </table:table-cell>
          <table:table-cell table:style-name="ce21"/>
          <table:table-cell office:value-type="string" table:style-name="ce4">
            <text:p>BILLED</text:p>
          </table:table-cell>
          <table:table-cell office:value-type="float" office:value="0.95944444451015443" table:formula="of:=IF(AND([.F2345] &lt;&gt; &quot;&quot;;[.G2345] &lt;&gt; &quot;&quot;);([.G2345]-[.F2345])*24;&quot;---&quot;)" table:style-name="ce4">
            <text:p>0.959</text:p>
          </table:table-cell>
          <table:table-cell office:value-type="string" table:style-name="ce21">
            <text:p>Gittriniang prep</text:p>
          </table:table-cell>
          <table:table-cell office:value-type="date" office:date-value="2025-08-20T10:57:26" table:style-name="ce14">
            <text:p>8/20/25 10:57 AM</text:p>
          </table:table-cell>
          <table:table-cell office:value-type="date" office:date-value="2025-08-20T11:55:00" table:style-name="ce14">
            <text:p>8/20/25 11:55 AM</text:p>
          </table:table-cell>
          <table:table-cell office:value-type="string" table:style-name="ce13">
            <text:p>Worked on prioritizing the first few items for our training. Ran git training. Worked on updating notes and focus for Aug 27.</text:p>
          </table:table-cell>
          <table:table-cell office:value-type="string" table:style-name="ce23">
            <text:p>WAHOOO!!! This was AWESOME! My biggest problem is trying to speak clearly, when I keep tripping over myself about all the cool things we can do . . Anywho, it's been fun!!</text:p>
          </table:table-cell>
          <table:table-cell table:number-columns-repeated="16375" table:style-name="ce1"/>
        </table:table-row>
        <table:table-row table:style-name="ro14" table:visibility="collapse">
          <table:table-cell office:value-type="float" office:value="929" table:formula="of:=[.A2345]" table:style-name="ce17">
            <text:p>929</text:p>
          </table:table-cell>
          <table:table-cell table:style-name="ce21"/>
          <table:table-cell office:value-type="string" table:style-name="ce4">
            <text:p>BILLED</text:p>
          </table:table-cell>
          <table:table-cell office:value-type="float" office:value="1.4166666665696539" table:formula="of:=IF(AND([.F2346] &lt;&gt; &quot;&quot;;[.G2346] &lt;&gt; &quot;&quot;);([.G2346]-[.F2346])*24;&quot;---&quot;)" table:style-name="ce4">
            <text:p>1.417</text:p>
          </table:table-cell>
          <table:table-cell office:value-type="string" table:style-name="ce21">
            <text:p>RUNNING git traiing</text:p>
          </table:table-cell>
          <table:table-cell office:value-type="date" office:date-value="2025-08-20T11:55:00" table:style-name="ce14">
            <text:p>8/20/25 11:55 AM</text:p>
          </table:table-cell>
          <table:table-cell office:value-type="date" office:date-value="2025-08-20T13:20:00" table:style-name="ce14">
            <text:p>8/20/25 01:20 PM</text:p>
          </table:table-cell>
          <table:table-cell office:value-type="string" table:style-name="ce13">
            <text:p>L&amp;L on Git training: practical CLI!</text:p>
          </table:table-cell>
          <table:table-cell table:style-name="ce23"/>
          <table:table-cell table:number-columns-repeated="16375" table:style-name="ce1"/>
        </table:table-row>
        <table:table-row table:style-name="ro14" table:visibility="collapse">
          <table:table-cell office:value-type="float" office:value="929" table:formula="of:=[.A2346]" table:style-name="ce17">
            <text:p>929</text:p>
          </table:table-cell>
          <table:table-cell table:style-name="ce19"/>
          <table:table-cell office:value-type="string" table:style-name="ce4">
            <text:p>BILLED</text:p>
          </table:table-cell>
          <table:table-cell office:value-type="float" office:value="1.1666666666278616" table:formula="of:=IF(AND([.F2347] &lt;&gt; &quot;&quot;;[.G2347] &lt;&gt; &quot;&quot;);([.G2347]-[.F2347])*24;&quot;---&quot;)" table:style-name="ce4">
            <text:p>1.167</text:p>
          </table:table-cell>
          <table:table-cell office:value-type="string" table:style-name="ce21">
            <text:p>Gittriniang prep</text:p>
          </table:table-cell>
          <table:table-cell office:value-type="date" office:date-value="2025-08-20T13:20:00" table:style-name="ce14">
            <text:p>8/20/25 01:20 PM</text:p>
          </table:table-cell>
          <table:table-cell office:value-type="date" office:date-value="2025-08-20T14:30:00" table:style-name="ce14">
            <text:p>8/20/25 02:30 PM</text:p>
          </table:table-cell>
          <table:table-cell office:value-type="string" table:style-name="ce13">
            <text:p>#</text:p>
          </table:table-cell>
          <table:table-cell table:style-name="ce23"/>
          <table:table-cell table:number-columns-repeated="16375" table:style-name="ce1"/>
        </table:table-row>
        <table:table-row table:style-name="ro14" table:visibility="collapse">
          <table:table-cell office:value-type="float" office:value="929" table:formula="of:=[.A2347]" table:style-name="ce17">
            <text:p>929</text:p>
          </table:table-cell>
          <table:table-cell table:style-name="ce19"/>
          <table:table-cell office:value-type="string" table:style-name="ce4">
            <text:p>BILLED</text:p>
          </table:table-cell>
          <table:table-cell office:value-type="float" office:value="1.0072222222806886" table:formula="of:=IF(AND([.F2348] &lt;&gt; &quot;&quot;;[.G2348] &lt;&gt; &quot;&quot;);([.G2348]-[.F2348])*24;&quot;---&quot;)" table:style-name="ce4">
            <text:p>1.007</text:p>
          </table:table-cell>
          <table:table-cell office:value-type="string" table:style-name="ce21">
            <text:p>Mentoring</text:p>
          </table:table-cell>
          <table:table-cell office:value-type="date" office:date-value="2025-08-20T14:30:00" table:style-name="ce14">
            <text:p>8/20/25 02:30 PM</text:p>
          </table:table-cell>
          <table:table-cell office:value-type="date" office:date-value="2025-08-20T15:30:26" table:style-name="ce14">
            <text:p>8/20/25 03:30 PM</text:p>
          </table:table-cell>
          <table:table-cell office:value-type="string" table:style-name="ce21">
            <text:p>Worked with Carl and J Waldo to resolve some Git concerns for the identity-cloud-config repo.</text:p>
          </table:table-cell>
          <table:table-cell table:style-name="ce23"/>
          <table:table-cell table:number-columns-repeated="16375" table:style-name="ce1"/>
        </table:table-row>
        <table:table-row table:style-name="ro14" table:visibility="collapse">
          <table:table-cell office:value-type="float" office:value="929" table:formula="of:=[.A2348]" table:style-name="ce17">
            <text:p>929</text:p>
          </table:table-cell>
          <table:table-cell table:style-name="ce19"/>
          <table:table-cell office:value-type="string" table:style-name="ce4">
            <text:p>BILLED</text:p>
          </table:table-cell>
          <table:table-cell office:value-type="float" office:value="0.26916666672332212" table:formula="of:=IF(AND([.F2349] &lt;&gt; &quot;&quot;;[.G2349] &lt;&gt; &quot;&quot;);([.G2349]-[.F2349])*24;&quot;---&quot;)" table:style-name="ce4">
            <text:p>0.269</text:p>
          </table:table-cell>
          <table:table-cell office:value-type="string" table:style-name="ce21">
            <text:p>IDtoApptio</text:p>
          </table:table-cell>
          <table:table-cell office:value-type="date" office:date-value="2025-08-20T15:30:26" table:style-name="ce14">
            <text:p>8/20/25 03:30 PM</text:p>
          </table:table-cell>
          <table:table-cell office:value-type="date" office:date-value="2025-08-20T15:46:35" table:style-name="ce14">
            <text:p>8/20/25 03:46 PM</text:p>
          </table:table-cell>
          <table:table-cell office:value-type="string" table:style-name="ce13">
            <text:p>Worked on deprovision use cases using the 4 attribute model for IDtoApptio.</text:p>
          </table:table-cell>
          <table:table-cell table:style-name="ce23"/>
          <table:table-cell table:number-columns-repeated="16375" table:style-name="ce1"/>
        </table:table-row>
        <table:table-row table:style-name="ro14" table:visibility="collapse">
          <table:table-cell office:value-type="float" office:value="929" table:formula="of:=[.A2349]" table:style-name="ce17">
            <text:p>929</text:p>
          </table:table-cell>
          <table:table-cell table:style-name="ce19"/>
          <table:table-cell office:value-type="string" table:style-name="ce4">
            <text:p>BILLED</text:p>
          </table:table-cell>
          <table:table-cell office:value-type="float" office:value="1.4266666666371748" table:formula="of:=IF(AND([.F2350] &lt;&gt; &quot;&quot;;[.G2350] &lt;&gt; &quot;&quot;);([.G2350]-[.F2350])*24;&quot;---&quot;)" table:style-name="ce4">
            <text:p>1.427</text:p>
          </table:table-cell>
          <table:table-cell office:value-type="string" table:style-name="ce21">
            <text:p>IDtoSprinkler</text:p>
          </table:table-cell>
          <table:table-cell office:value-type="date" office:date-value="2025-08-20T15:46:35" table:style-name="ce14">
            <text:p>8/20/25 03:46 PM</text:p>
          </table:table-cell>
          <table:table-cell office:value-type="date" office:date-value="2025-08-20T17:12:11" table:style-name="ce14">
            <text:p>8/20/25 05:12 PM</text:p>
          </table:table-cell>
          <table:table-cell office:value-type="string" table:style-name="ce13">
            <text:p>#</text:p>
          </table:table-cell>
          <table:table-cell table:style-name="ce23"/>
          <table:table-cell table:number-columns-repeated="16375" table:style-name="ce1"/>
        </table:table-row>
        <table:table-row table:style-name="ro14" table:visibility="collapse">
          <table:table-cell office:value-type="float" office:value="929" table:formula="of:=[.A2350]" table:style-name="ce17">
            <text:p>929</text:p>
          </table:table-cell>
          <table:table-cell table:style-name="ce19"/>
          <table:table-cell office:value-type="string" table:style-name="ce4">
            <text:p>BILLED</text:p>
          </table:table-cell>
          <table:table-cell office:value-type="float" office:value="0.21222222223877907" table:formula="of:=IF(AND([.F2351] &lt;&gt; &quot;&quot;;[.G2351] &lt;&gt; &quot;&quot;);([.G2351]-[.F2351])*24;&quot;---&quot;)" table:style-name="ce4">
            <text:p>0.212</text:p>
          </table:table-cell>
          <table:table-cell office:value-type="string" table:style-name="ce21">
            <text:p>IDtoApptio</text:p>
          </table:table-cell>
          <table:table-cell office:value-type="date" office:date-value="2025-08-20T17:12:11" table:style-name="ce14">
            <text:p>8/20/25 05:12 PM</text:p>
          </table:table-cell>
          <table:table-cell office:value-type="date" office:date-value="2025-08-20T17:24:55" table:style-name="ce14">
            <text:p>8/20/25 05:24 PM</text:p>
          </table:table-cell>
          <table:table-cell office:value-type="string" table:style-name="ce13">
            <text:p>#</text:p>
          </table:table-cell>
          <table:table-cell table:style-name="ce23"/>
          <table:table-cell table:number-columns-repeated="16375" table:style-name="ce1"/>
        </table:table-row>
        <table:table-row table:style-name="ro14" table:visibility="collapse">
          <table:table-cell office:value-type="float" office:value="929" table:formula="of:=[.A2351]" table:style-name="ce17">
            <text:p>929</text:p>
          </table:table-cell>
          <table:table-cell table:style-name="ce19"/>
          <table:table-cell office:value-type="string" table:style-name="ce4">
            <text:p>BILLED</text:p>
          </table:table-cell>
          <table:table-cell office:value-type="float" office:value="8.472222212003544E-2" table:formula="of:=IF(AND([.F2352] &lt;&gt; &quot;&quot;;[.G2352] &lt;&gt; &quot;&quot;);([.G2352]-[.F2352])*24;&quot;---&quot;)" table:style-name="ce4">
            <text:p>0.085</text:p>
          </table:table-cell>
          <table:table-cell office:value-type="string" table:style-name="ce21">
            <text:p>IDtoApptio</text:p>
          </table:table-cell>
          <table:table-cell office:value-type="date" office:date-value="2025-08-20T17:24:55" table:style-name="ce14">
            <text:p>8/20/25 05:24 PM</text:p>
          </table:table-cell>
          <table:table-cell office:value-type="date" office:date-value="2025-08-20T17:30:00" table:style-name="ce14">
            <text:p>8/20/25 05:30 PM</text:p>
          </table:table-cell>
          <table:table-cell office:value-type="string" table:style-name="ce13">
            <text:p>#</text:p>
          </table:table-cell>
          <table:table-cell table:style-name="ce23"/>
          <table:table-cell table:number-columns-repeated="16375" table:style-name="ce1"/>
        </table:table-row>
        <table:table-row table:style-name="ro14" table:visibility="collapse">
          <table:table-cell office:value-type="float" office:value="929" table:formula="of:=[.A2352]" table:style-name="ce17">
            <text:p>929</text:p>
          </table:table-cell>
          <table:table-cell table:style-name="ce19"/>
          <table:table-cell table:style-name="ce4"/>
          <table:table-cell office:value-type="string" office:string-value="---" table:formula="of:=IF(AND([.F2353] &lt;&gt; &quot;&quot;;[.G2353] &lt;&gt; &quot;&quot;);([.G2353]-[.F2353])*24;&quot;---&quot;)" table:style-name="ce4">
            <text:p>---</text:p>
          </table:table-cell>
          <table:table-cell table:style-name="ce21"/>
          <table:table-cell table:number-columns-repeated="2" table:style-name="ce14"/>
          <table:table-cell table:style-name="ce16"/>
          <table:table-cell table:style-name="ce23"/>
          <table:table-cell table:number-columns-repeated="16375" table:style-name="ce1"/>
        </table:table-row>
        <table:table-row table:style-name="ro14" table:visibility="collapse">
          <table:table-cell office:value-type="float" office:value="929" table:formula="of:=[.A2353]" table:style-name="ce17">
            <text:p>929</text:p>
          </table:table-cell>
          <table:table-cell table:style-name="ce19"/>
          <table:table-cell table:style-name="ce4"/>
          <table:table-cell office:value-type="string" office:string-value="---" table:formula="of:=IF(AND([.F2354] &lt;&gt; &quot;&quot;;[.G2354] &lt;&gt; &quot;&quot;);([.G2354]-[.F2354])*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29" table:formula="of:=[.A2354]" table:style-name="ce17">
            <text:p>929</text:p>
          </table:table-cell>
          <table:table-cell table:style-name="ce19"/>
          <table:table-cell table:style-name="ce4"/>
          <table:table-cell office:value-type="string" office:string-value="---" table:formula="of:=IF(AND([.F2355] &lt;&gt; &quot;&quot;;[.G2355] &lt;&gt; &quot;&quot;);([.G2355]-[.F2355])*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29" table:formula="of:=[.A2355]" table:style-name="ce17">
            <text:p>929</text:p>
          </table:table-cell>
          <table:table-cell table:style-name="ce19"/>
          <table:table-cell table:style-name="ce4"/>
          <table:table-cell office:value-type="string" office:string-value="---" table:formula="of:=IF(AND([.F2356] &lt;&gt; &quot;&quot;;[.G2356] &lt;&gt; &quot;&quot;);([.G2356]-[.F2356])*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29" table:formula="of:=[.A2356]" table:style-name="ce17">
            <text:p>929</text:p>
          </table:table-cell>
          <table:table-cell table:style-name="ce19"/>
          <table:table-cell table:style-name="ce4"/>
          <table:table-cell office:value-type="string" office:string-value="---" table:formula="of:=IF(AND([.F2357] &lt;&gt; &quot;&quot;;[.G2357] &lt;&gt; &quot;&quot;);([.G2357]-[.F2357])*24;&quot;---&quot;)" table:style-name="ce4">
            <text:p>---</text:p>
          </table:table-cell>
          <table:table-cell table:style-name="ce16"/>
          <table:table-cell table:number-columns-repeated="2" table:style-name="ce14"/>
          <table:table-cell table:style-name="ce16"/>
          <table:table-cell table:style-name="ce23"/>
          <table:table-cell table:number-columns-repeated="16375" table:style-name="ce1"/>
        </table:table-row>
        <table:table-row table:style-name="ro14" table:visibility="collapse">
          <table:table-cell office:value-type="float" office:value="929" table:formula="of:=[.A2357]" table:style-name="ce17">
            <text:p>929</text:p>
          </table:table-cell>
          <table:table-cell table:style-name="ce19"/>
          <table:table-cell table:style-name="ce4"/>
          <table:table-cell office:value-type="string" office:string-value="---" table:formula="of:=IF(AND([.F2358] &lt;&gt; &quot;&quot;;[.G2358] &lt;&gt; &quot;&quot;);([.G2358]-[.F2358])*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58]" table:style-name="ce17">
            <text:p>929</text:p>
          </table:table-cell>
          <table:table-cell office:value-type="float" office:value="7.25" table:formula="of:=COM.MICROSOFT.CEILING([.C2359];0.25)" table:style-name="ce19">
            <text:p>7.250</text:p>
          </table:table-cell>
          <table:table-cell office:value-type="float" office:value="7.0677777778473683" table:formula="of:=SUM([.D2359:.D2373])" table:style-name="ce4">
            <text:p>7.068</text:p>
          </table:table-cell>
          <table:table-cell office:value-type="string" office:string-value="---" table:formula="of:=IF(AND([.F2359] &lt;&gt; &quot;&quot;;[.G2359] &lt;&gt; &quot;&quot;);([.G2359]-[.F2359])*24;&quot;---&quot;)" table:style-name="ce4">
            <text:p>---</text:p>
          </table:table-cell>
          <table:table-cell office:value-type="date" office:date-value="2025-08-21T00:00:00" table:style-name="ce28">
            <text:p>21-Aug</text:p>
          </table:table-cell>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59]" table:style-name="ce17">
            <text:p>929</text:p>
          </table:table-cell>
          <table:table-cell table:style-name="ce19"/>
          <table:table-cell office:value-type="string" table:style-name="ce4">
            <text:p>BILLED</text:p>
          </table:table-cell>
          <table:table-cell office:value-type="float" office:value="0.16666666668606922" table:formula="of:=IF(AND([.F2360] &lt;&gt; &quot;&quot;;[.G2360] &lt;&gt; &quot;&quot;);([.G2360]-[.F2360])*24;&quot;---&quot;)" table:style-name="ce4">
            <text:p>0.167</text:p>
          </table:table-cell>
          <table:table-cell office:value-type="string" table:style-name="ce21">
            <text:p>mtg-Daily meetings</text:p>
          </table:table-cell>
          <table:table-cell office:value-type="date" office:date-value="2025-08-21T08:30:00" table:style-name="ce14">
            <text:p>8/21/25 08:30 AM</text:p>
          </table:table-cell>
          <table:table-cell office:value-type="date" office:date-value="2025-08-21T08:40:00" table:style-name="ce14">
            <text:p>8/21/25 08:40 AM</text:p>
          </table:table-cell>
          <table:table-cell office:value-type="string" table:style-name="ce13">
            <text:p>Daily meetings with the team.</text:p>
          </table:table-cell>
          <table:table-cell table:style-name="ce18"/>
          <table:table-cell table:number-columns-repeated="16375" table:style-name="ce1"/>
        </table:table-row>
        <table:table-row table:style-name="ro14" table:visibility="collapse">
          <table:table-cell office:value-type="float" office:value="929" table:formula="of:=[.A2360]" table:style-name="ce17">
            <text:p>929</text:p>
          </table:table-cell>
          <table:table-cell table:style-name="ce19"/>
          <table:table-cell office:value-type="string" table:style-name="ce4">
            <text:p>BILLED</text:p>
          </table:table-cell>
          <table:table-cell office:value-type="float" office:value="0.34805555554339662" table:formula="of:=IF(AND([.F2361] &lt;&gt; &quot;&quot;;[.G2361] &lt;&gt; &quot;&quot;);([.G2361]-[.F2361])*24;&quot;---&quot;)" table:style-name="ce4">
            <text:p>0.348</text:p>
          </table:table-cell>
          <table:table-cell office:value-type="string" table:style-name="ce21">
            <text:p>IDtosprinkler</text:p>
          </table:table-cell>
          <table:table-cell office:value-type="date" office:date-value="2025-08-21T09:42:00" table:style-name="ce14">
            <text:p>8/21/25 09:42 AM</text:p>
          </table:table-cell>
          <table:table-cell office:value-type="date" office:date-value="2025-08-21T10:02:53" table:style-name="ce14">
            <text:p>8/21/25 10:02 AM</text:p>
          </table:table-cell>
          <table:table-cell office:value-type="string" table:style-name="ce13">
            <text:p>Worked on fixing IDtoSprinkler build to remove application-schema.</text:p>
          </table:table-cell>
          <table:table-cell table:style-name="ce18"/>
          <table:table-cell table:number-columns-repeated="16375" table:style-name="ce1"/>
        </table:table-row>
        <table:table-row table:style-name="ro14" table:visibility="collapse">
          <table:table-cell office:value-type="float" office:value="929" table:formula="of:=[.A2361]" table:style-name="ce17">
            <text:p>929</text:p>
          </table:table-cell>
          <table:table-cell table:style-name="ce19"/>
          <table:table-cell office:value-type="string" table:style-name="ce4">
            <text:p>BILLED</text:p>
          </table:table-cell>
          <table:table-cell office:value-type="float" office:value="2.785277777700685" table:formula="of:=IF(AND([.F2362] &lt;&gt; &quot;&quot;;[.G2362] &lt;&gt; &quot;&quot;);([.G2362]-[.F2362])*24;&quot;---&quot;)" table:style-name="ce4">
            <text:p>2.785</text:p>
          </table:table-cell>
          <table:table-cell office:value-type="string" table:style-name="ce21">
            <text:p>IDtoApptio</text:p>
          </table:table-cell>
          <table:table-cell office:value-type="date" office:date-value="2025-08-21T10:02:53" table:style-name="ce14">
            <text:p>8/21/25 10:02 AM</text:p>
          </table:table-cell>
          <table:table-cell office:value-type="date" office:date-value="2025-08-21T12:50:00" table:style-name="ce14">
            <text:p>8/21/25 12:50 PM</text:p>
          </table:table-cell>
          <table:table-cell office:value-type="string" table:style-name="ce13">
            <text:p>Worked on implementing the remaining 2/3 deprovision cases for IDtoApptio. Worked to document/version IDtoApptio JSPs for MyAccess with Mike Labit.</text:p>
          </table:table-cell>
          <table:table-cell table:style-name="ce18"/>
          <table:table-cell table:number-columns-repeated="16375" table:style-name="ce1"/>
        </table:table-row>
        <table:table-row table:style-name="ro14" table:visibility="collapse">
          <table:table-cell office:value-type="float" office:value="929" table:formula="of:=[.A2362]" table:style-name="ce17">
            <text:p>929</text:p>
          </table:table-cell>
          <table:table-cell table:style-name="ce19"/>
          <table:table-cell office:value-type="string" table:style-name="ce4">
            <text:p>BILLED</text:p>
          </table:table-cell>
          <table:table-cell office:value-type="float" office:value="0.69527777790790424" table:formula="of:=IF(AND([.F2363] &lt;&gt; &quot;&quot;;[.G2363] &lt;&gt; &quot;&quot;);([.G2363]-[.F2363])*24;&quot;---&quot;)" table:style-name="ce4">
            <text:p>0.695</text:p>
          </table:table-cell>
          <table:table-cell office:value-type="string" table:style-name="ce21">
            <text:p>Support</text:p>
          </table:table-cell>
          <table:table-cell office:value-type="date" office:date-value="2025-08-21T12:50:00" table:style-name="ce14">
            <text:p>8/21/25 12:50 PM</text:p>
          </table:table-cell>
          <table:table-cell office:value-type="date" office:date-value="2025-08-21T13:31:43" table:style-name="ce14">
            <text:p>8/21/25 01:31 PM</text:p>
          </table:table-cell>
          <table:table-cell office:value-type="string" table:style-name="ce10">
            <text:p>Worked to merge RBEAEv1, and review other MRs from IGA engineers.</text:p>
          </table:table-cell>
          <table:table-cell table:style-name="ce18"/>
          <table:table-cell table:number-columns-repeated="16375" table:style-name="ce1"/>
        </table:table-row>
        <table:table-row table:style-name="ro14" table:visibility="collapse">
          <table:table-cell office:value-type="float" office:value="929" table:formula="of:=[.A2363]" table:style-name="ce17">
            <text:p>929</text:p>
          </table:table-cell>
          <table:table-cell table:style-name="ce19"/>
          <table:table-cell office:value-type="string" table:style-name="ce4">
            <text:p>BILLED</text:p>
          </table:table-cell>
          <table:table-cell office:value-type="float" office:value="0.8663888888549991" table:formula="of:=IF(AND([.F2364] &lt;&gt; &quot;&quot;;[.G2364] &lt;&gt; &quot;&quot;);([.G2364]-[.F2364])*24;&quot;---&quot;)" table:style-name="ce4">
            <text:p>0.866</text:p>
          </table:table-cell>
          <table:table-cell office:value-type="string" table:style-name="ce21">
            <text:p>IDtoSprinkler</text:p>
          </table:table-cell>
          <table:table-cell office:value-type="date" office:date-value="2025-08-21T14:10:39" table:style-name="ce14">
            <text:p>8/21/25 02:10 PM</text:p>
          </table:table-cell>
          <table:table-cell office:value-type="date" office:date-value="2025-08-21T15:02:38" table:style-name="ce14">
            <text:p>8/21/25 03:02 PM</text:p>
          </table:table-cell>
          <table:table-cell office:value-type="string" table:style-name="ce13">
            <text:p>Worked to resolve issue with the 'globalAttributes' definition with Gokul for IDtoSprinkler.</text:p>
          </table:table-cell>
          <table:table-cell table:style-name="ce18"/>
          <table:table-cell table:number-columns-repeated="16375" table:style-name="ce1"/>
        </table:table-row>
        <table:table-row table:style-name="ro14" table:visibility="collapse">
          <table:table-cell office:value-type="float" office:value="929" table:formula="of:=[.A2364]" table:style-name="ce17">
            <text:p>929</text:p>
          </table:table-cell>
          <table:table-cell table:style-name="ce19"/>
          <table:table-cell office:value-type="string" table:style-name="ce4">
            <text:p>BILLED</text:p>
          </table:table-cell>
          <table:table-cell office:value-type="float" office:value="1.7050000000745058" table:formula="of:=IF(AND([.F2365] &lt;&gt; &quot;&quot;;[.G2365] &lt;&gt; &quot;&quot;);([.G2365]-[.F2365])*24;&quot;---&quot;)" table:style-name="ce4">
            <text:p>1.705</text:p>
          </table:table-cell>
          <table:table-cell office:value-type="string" table:style-name="ce21">
            <text:p>IDtoApptio</text:p>
          </table:table-cell>
          <table:table-cell office:value-type="date" office:date-value="2025-08-21T15:02:38" table:style-name="ce14">
            <text:p>8/21/25 03:02 PM</text:p>
          </table:table-cell>
          <table:table-cell office:value-type="date" office:date-value="2025-08-21T16:44:56" table:style-name="ce14">
            <text:p>8/21/25 04:44 PM</text:p>
          </table:table-cell>
          <table:table-cell office:value-type="string" table:style-name="ce13">
            <text:p>#Mike work - getting latest jsps cleaned up and installed</text:p>
          </table:table-cell>
          <table:table-cell table:style-name="ce18"/>
          <table:table-cell table:number-columns-repeated="16375" table:style-name="ce1"/>
        </table:table-row>
        <table:table-row table:style-name="ro14" table:visibility="collapse">
          <table:table-cell office:value-type="float" office:value="929" table:formula="of:=[.A2365]" table:style-name="ce17">
            <text:p>929</text:p>
          </table:table-cell>
          <table:table-cell table:style-name="ce11"/>
          <table:table-cell office:value-type="string" table:style-name="ce4">
            <text:p>BILLED</text:p>
          </table:table-cell>
          <table:table-cell office:value-type="float" office:value="6.9999999948777258E-2" table:formula="of:=IF(AND([.F2366] &lt;&gt; &quot;&quot;;[.G2366] &lt;&gt; &quot;&quot;);([.G2366]-[.F2366])*24;&quot;---&quot;)" table:style-name="ce4">
            <text:p>0.070</text:p>
          </table:table-cell>
          <table:table-cell office:value-type="string" table:style-name="ce21">
            <text:p>IDtoApptio</text:p>
          </table:table-cell>
          <table:table-cell office:value-type="date" office:date-value="2025-08-21T16:44:56" table:style-name="ce14">
            <text:p>8/21/25 04:44 PM</text:p>
          </table:table-cell>
          <table:table-cell office:value-type="date" office:date-value="2025-08-21T16:49:08" table:style-name="ce14">
            <text:p>8/21/25 04:49 PM</text:p>
          </table:table-cell>
          <table:table-cell office:value-type="string" table:style-name="ce13">
            <text:p>#sync event work</text:p>
          </table:table-cell>
          <table:table-cell table:style-name="ce15"/>
          <table:table-cell table:number-columns-repeated="16375" table:style-name="ce1"/>
        </table:table-row>
        <table:table-row table:style-name="ro14" table:visibility="collapse">
          <table:table-cell office:value-type="float" office:value="929" table:formula="of:=[.A2366]" table:style-name="ce17">
            <text:p>929</text:p>
          </table:table-cell>
          <table:table-cell table:style-name="ce29"/>
          <table:table-cell office:value-type="string" table:style-name="ce4">
            <text:p>BILLED</text:p>
          </table:table-cell>
          <table:table-cell office:value-type="float" office:value="0.30972222215496004" table:formula="of:=IF(AND([.F2367] &lt;&gt; &quot;&quot;;[.G2367] &lt;&gt; &quot;&quot;);([.G2367]-[.F2367])*24;&quot;---&quot;)" table:style-name="ce4">
            <text:p>0.310</text:p>
          </table:table-cell>
          <table:table-cell office:value-type="string" table:style-name="ce21">
            <text:p>IDtoSprinkler</text:p>
          </table:table-cell>
          <table:table-cell office:value-type="date" office:date-value="2025-08-21T16:49:08" table:style-name="ce14">
            <text:p>8/21/25 04:49 PM</text:p>
          </table:table-cell>
          <table:table-cell office:value-type="date" office:date-value="2025-08-21T17:07:43" table:style-name="ce14">
            <text:p>8/21/25 05:07 PM</text:p>
          </table:table-cell>
          <table:table-cell office:value-type="string" table:style-name="ce13">
            <text:p>#deploy into dev for Gokul . .'</text:p>
          </table:table-cell>
          <table:table-cell table:style-name="ce18"/>
          <table:table-cell table:number-columns-repeated="16375" table:style-name="ce1"/>
        </table:table-row>
        <table:table-row table:style-name="ro14" table:visibility="collapse">
          <table:table-cell office:value-type="float" office:value="929" table:formula="of:=[.A2367]" table:style-name="ce17">
            <text:p>929</text:p>
          </table:table-cell>
          <table:table-cell table:style-name="ce19"/>
          <table:table-cell office:value-type="string" table:style-name="ce4">
            <text:p>BILLED</text:p>
          </table:table-cell>
          <table:table-cell office:value-type="float" office:value="0.12138888897607103" table:formula="of:=IF(AND([.F2368] &lt;&gt; &quot;&quot;;[.G2368] &lt;&gt; &quot;&quot;);([.G2368]-[.F2368])*24;&quot;---&quot;)" table:style-name="ce4">
            <text:p>0.121</text:p>
          </table:table-cell>
          <table:table-cell office:value-type="string" table:style-name="ce21">
            <text:p>IDtoApptio</text:p>
          </table:table-cell>
          <table:table-cell office:value-type="date" office:date-value="2025-08-21T17:07:43" table:style-name="ce14">
            <text:p>8/21/25 05:07 PM</text:p>
          </table:table-cell>
          <table:table-cell office:value-type="date" office:date-value="2025-08-21T17:15:00" table:style-name="ce14">
            <text:p>8/21/25 05:15 PM</text:p>
          </table:table-cell>
          <table:table-cell office:value-type="string" table:style-name="ce13">
            <text:p>#sync event work</text:p>
          </table:table-cell>
          <table:table-cell table:style-name="ce10"/>
          <table:table-cell table:number-columns-repeated="16375" table:style-name="ce1"/>
        </table:table-row>
        <table:table-row table:style-name="ro14" table:visibility="collapse">
          <table:table-cell office:value-type="float" office:value="929" table:formula="of:=[.A2368]" table:style-name="ce17">
            <text:p>929</text:p>
          </table:table-cell>
          <table:table-cell table:number-columns-repeated="2" table:style-name="ce4"/>
          <table:table-cell office:value-type="string" office:string-value="---" table:formula="of:=IF(AND([.F2369] &lt;&gt; &quot;&quot;;[.G2369] &lt;&gt; &quot;&quot;);([.G2369]-[.F2369])*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69]" table:style-name="ce17">
            <text:p>929</text:p>
          </table:table-cell>
          <table:table-cell table:style-name="ce19"/>
          <table:table-cell table:style-name="ce4"/>
          <table:table-cell office:value-type="string" office:string-value="---" table:formula="of:=IF(AND([.F2370] &lt;&gt; &quot;&quot;;[.G2370] &lt;&gt; &quot;&quot;);([.G2370]-[.F2370])*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70]" table:style-name="ce17">
            <text:p>929</text:p>
          </table:table-cell>
          <table:table-cell table:style-name="ce19"/>
          <table:table-cell table:style-name="ce4"/>
          <table:table-cell office:value-type="string" office:string-value="---" table:formula="of:=IF(AND([.F2371] &lt;&gt; &quot;&quot;;[.G2371] &lt;&gt; &quot;&quot;);([.G2371]-[.F2371])*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71]" table:style-name="ce17">
            <text:p>929</text:p>
          </table:table-cell>
          <table:table-cell table:style-name="ce19"/>
          <table:table-cell table:style-name="ce4"/>
          <table:table-cell office:value-type="string" office:string-value="---" table:formula="of:=IF(AND([.F2372] &lt;&gt; &quot;&quot;;[.G2372] &lt;&gt; &quot;&quot;);([.G2372]-[.F2372])*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72]" table:style-name="ce17">
            <text:p>929</text:p>
          </table:table-cell>
          <table:table-cell table:style-name="ce19"/>
          <table:table-cell table:style-name="ce4"/>
          <table:table-cell office:value-type="string" office:string-value="---" table:formula="of:=IF(AND([.F2373] &lt;&gt; &quot;&quot;;[.G2373] &lt;&gt; &quot;&quot;);([.G2373]-[.F2373])*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73]" table:style-name="ce17">
            <text:p>929</text:p>
          </table:table-cell>
          <table:table-cell office:value-type="float" office:value="3" table:formula="of:=COM.MICROSOFT.CEILING([.C2374];0.25)" table:style-name="ce19">
            <text:p>3.000</text:p>
          </table:table-cell>
          <table:table-cell office:value-type="float" office:value="2.9680555555969477" table:formula="of:=SUM([.D2374:.D2398])" table:style-name="ce4">
            <text:p>2.968</text:p>
          </table:table-cell>
          <table:table-cell office:value-type="string" office:string-value="---" table:formula="of:=IF(AND([.F2374] &lt;&gt; &quot;&quot;;[.G2374] &lt;&gt; &quot;&quot;);([.G2374]-[.F2374])*24;&quot;---&quot;)" table:style-name="ce4">
            <text:p>---</text:p>
          </table:table-cell>
          <table:table-cell office:value-type="date" office:date-value="2025-08-22T00:00:00" table:style-name="ce20">
            <text:p>22-Aug</text:p>
          </table:table-cell>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74]" table:style-name="ce17">
            <text:p>929</text:p>
          </table:table-cell>
          <table:table-cell table:style-name="ce19"/>
          <table:table-cell office:value-type="string" table:style-name="ce4">
            <text:p>BILLED</text:p>
          </table:table-cell>
          <table:table-cell table:style-name="ce4"/>
          <table:table-cell office:value-type="string" table:style-name="ce13">
            <text:p>mtg-Daily meetings</text:p>
          </table:table-cell>
          <table:table-cell office:value-type="date" office:date-value="2025-08-22T08:30:00" table:style-name="ce14">
            <text:p>8/22/25 08:30 AM</text:p>
          </table:table-cell>
          <table:table-cell office:value-type="date" office:date-value="2025-08-22T08:45:00" table:style-name="ce14">
            <text:p>8/22/25 08:45 AM</text:p>
          </table:table-cell>
          <table:table-cell office:value-type="string" table:style-name="ce13">
            <text:p>Daily meetings with the team. EE/IGA sync discussing open MyAccess issues.</text:p>
          </table:table-cell>
          <table:table-cell table:style-name="ce18"/>
          <table:table-cell table:number-columns-repeated="16375" table:style-name="ce1"/>
        </table:table-row>
        <table:table-row table:style-name="ro14" table:visibility="collapse">
          <table:table-cell office:value-type="float" office:value="929" table:formula="of:=[.A2375]" table:style-name="ce17">
            <text:p>929</text:p>
          </table:table-cell>
          <table:table-cell table:style-name="ce11"/>
          <table:table-cell office:value-type="string" table:style-name="ce4">
            <text:p>BILLED</text:p>
          </table:table-cell>
          <table:table-cell table:style-name="ce4"/>
          <table:table-cell office:value-type="string" table:style-name="ce13">
            <text:p>mtg-Daily meetings</text:p>
          </table:table-cell>
          <table:table-cell office:value-type="date" office:date-value="2025-08-22T09:27:00" table:style-name="ce14">
            <text:p>8/22/25 09:27 AM</text:p>
          </table:table-cell>
          <table:table-cell office:value-type="date" office:date-value="2025-08-22T10:01:00" table:style-name="ce14">
            <text:p>8/22/25 10:01 AM</text:p>
          </table:table-cell>
          <table:table-cell office:value-type="string" table:style-name="ce13">
            <text:p>#</text:p>
          </table:table-cell>
          <table:table-cell table:style-name="ce15"/>
          <table:table-cell table:number-columns-repeated="16375" table:style-name="ce1"/>
        </table:table-row>
        <table:table-row table:style-name="ro14" table:visibility="collapse">
          <table:table-cell office:value-type="float" office:value="929" table:formula="of:=[.A2376]" table:style-name="ce17">
            <text:p>929</text:p>
          </table:table-cell>
          <table:table-cell table:style-name="ce11"/>
          <table:table-cell office:value-type="string" table:style-name="ce4">
            <text:p>BILLED</text:p>
          </table:table-cell>
          <table:table-cell table:style-name="ce4"/>
          <table:table-cell office:value-type="string" table:style-name="ce13">
            <text:p>mtg-IGAsync</text:p>
          </table:table-cell>
          <table:table-cell office:value-type="date" office:date-value="2025-08-22T10:01:00" table:style-name="ce14">
            <text:p>8/22/25 10:01 AM</text:p>
          </table:table-cell>
          <table:table-cell office:value-type="date" office:date-value="2025-08-22T11:07:38" table:style-name="ce14">
            <text:p>8/22/25 11:07 AM</text:p>
          </table:table-cell>
          <table:table-cell office:value-type="string" table:style-name="ce13">
            <text:p>#</text:p>
          </table:table-cell>
          <table:table-cell table:style-name="ce15"/>
          <table:table-cell table:number-columns-repeated="16375" table:style-name="ce1"/>
        </table:table-row>
        <table:table-row table:style-name="ro14" table:visibility="collapse">
          <table:table-cell office:value-type="float" office:value="929" table:formula="of:=[.A2377]" table:style-name="ce17">
            <text:p>929</text:p>
          </table:table-cell>
          <table:table-cell table:style-name="ce19"/>
          <table:table-cell office:value-type="string" table:style-name="ce4">
            <text:p>BILLED</text:p>
          </table:table-cell>
          <table:table-cell office:value-type="float" office:value="0.30500000005122274" table:formula="of:=IF(AND([.F2378] &lt;&gt; &quot;&quot;;[.G2378] &lt;&gt; &quot;&quot;);([.G2378]-[.F2378])*24;&quot;---&quot;)" table:style-name="ce4">
            <text:p>0.305</text:p>
          </table:table-cell>
          <table:table-cell office:value-type="string" table:style-name="ce21">
            <text:p>IDtoApptio</text:p>
          </table:table-cell>
          <table:table-cell office:value-type="date" office:date-value="2025-08-22T11:07:38" table:style-name="ce14">
            <text:p>8/22/25 11:07 AM</text:p>
          </table:table-cell>
          <table:table-cell office:value-type="date" office:date-value="2025-08-22T11:25:56" table:style-name="ce14">
            <text:p>8/22/25 11:25 AM</text:p>
          </table:table-cell>
          <table:table-cell office:value-type="string" table:style-name="ce13">
            <text:p>Worked on implementing sync event support for IDtoApptioFrontdoor.</text:p>
          </table:table-cell>
          <table:table-cell table:style-name="ce18"/>
          <table:table-cell table:number-columns-repeated="16375" table:style-name="ce1"/>
        </table:table-row>
        <table:table-row table:style-name="ro14" table:visibility="collapse">
          <table:table-cell office:value-type="float" office:value="929" table:formula="of:=[.A2378]" table:style-name="ce17">
            <text:p>929</text:p>
          </table:table-cell>
          <table:table-cell office:value-type="string" table:style-name="ce4">
            <text:p>walking</text:p>
          </table:table-cell>
          <table:table-cell office:value-type="string" table:style-name="ce4">
            <text:p>BILLED</text:p>
          </table:table-cell>
          <table:table-cell table:style-name="ce4"/>
          <table:table-cell office:value-type="string" table:style-name="ce13">
            <text:p>Support-coupa</text:p>
          </table:table-cell>
          <table:table-cell office:value-type="date" office:date-value="2025-08-22T11:59:03" table:style-name="ce14">
            <text:p>8/22/25 11:59 AM</text:p>
          </table:table-cell>
          <table:table-cell office:value-type="date" office:date-value="2025-08-22T13:06:51" table:style-name="ce14">
            <text:p>8/22/25 01:06 PM</text:p>
          </table:table-cell>
          <table:table-cell office:value-type="string" table:style-name="ce13">
            <text:p>IDtoCoupa driver review with Gokul and team.</text:p>
          </table:table-cell>
          <table:table-cell table:style-name="ce18"/>
          <table:table-cell table:number-columns-repeated="16375" table:style-name="ce1"/>
        </table:table-row>
        <table:table-row table:style-name="ro14" table:visibility="collapse">
          <table:table-cell office:value-type="float" office:value="929" table:formula="of:=[.A2379]" table:style-name="ce17">
            <text:p>929</text:p>
          </table:table-cell>
          <table:table-cell table:style-name="ce19"/>
          <table:table-cell office:value-type="string" table:style-name="ce4">
            <text:p>BILLED</text:p>
          </table:table-cell>
          <table:table-cell office:value-type="float" office:value="1.6694444444146939" table:formula="of:=IF(AND([.F2380] &lt;&gt; &quot;&quot;;[.G2380] &lt;&gt; &quot;&quot;);([.G2380]-[.F2380])*24;&quot;---&quot;)" table:style-name="ce4">
            <text:p>1.669</text:p>
          </table:table-cell>
          <table:table-cell office:value-type="string" table:style-name="ce21">
            <text:p>IDtoApptio</text:p>
          </table:table-cell>
          <table:table-cell office:value-type="date" office:date-value="2025-08-22T14:04:28" table:style-name="ce14">
            <text:p>8/22/25 02:04 PM</text:p>
          </table:table-cell>
          <table:table-cell office:value-type="date" office:date-value="2025-08-22T15:44:38" table:style-name="ce14">
            <text:p>8/22/25 03:44 PM</text:p>
          </table:table-cell>
          <table:table-cell office:value-type="string" table:style-name="ce13">
            <text:p>#sync event work: fixing matching issues</text:p>
          </table:table-cell>
          <table:table-cell table:style-name="ce18"/>
          <table:table-cell table:number-columns-repeated="16375" table:style-name="ce1"/>
        </table:table-row>
        <table:table-row table:style-name="ro14" table:visibility="collapse">
          <table:table-cell office:value-type="float" office:value="929" table:formula="of:=[.A2380]" table:style-name="ce17">
            <text:p>929</text:p>
          </table:table-cell>
          <table:table-cell table:style-name="ce19"/>
          <table:table-cell office:value-type="string" table:style-name="ce4">
            <text:p>BILLED</text:p>
          </table:table-cell>
          <table:table-cell office:value-type="float" office:value="0.99361111113103107" table:formula="of:=IF(AND([.F2381] &lt;&gt; &quot;&quot;;[.G2381] &lt;&gt; &quot;&quot;);([.G2381]-[.F2381])*24;&quot;---&quot;)" table:style-name="ce4">
            <text:p>0.994</text:p>
          </table:table-cell>
          <table:table-cell office:value-type="string" table:style-name="ce21">
            <text:p>IDtoApptio</text:p>
          </table:table-cell>
          <table:table-cell office:value-type="date" office:date-value="2025-08-22T15:44:38" table:style-name="ce14">
            <text:p>8/22/25 03:44 PM</text:p>
          </table:table-cell>
          <table:table-cell office:value-type="date" office:date-value="2025-08-22T16:44:15" table:style-name="ce14">
            <text:p>8/22/25 04:44 PM</text:p>
          </table:table-cell>
          <table:table-cell office:value-type="string" table:style-name="ce39">
            <text:p>#testing form golkuls meeting: (see more below)</text:p>
            <text:p/>
            <text:p>- Mapping rule/ftiler - test adding artificual values here, for doucmetnation purpsoes.</text:p>
            <text:p>- ensure swaApptio* roles are stripped after processing</text:p>
            <text:p>- sync even: remvoe assoc?</text:p>
            <text:p>- consider lib-sub-CheckConversion - at least to cove rin review.</text:p>
            <text:p>- read: https://southwest.atlassian.net/wiki/spaces/CYSEC/pages/492220982/lib-sub-CheckConversion</text:p>
            <text:p>- leave status? will just leave them alone . . A|L ok . .</text:p>
            <text:p>- test adding random attrs to mapping rule for documetnatoin purpsoes.</text:p>
          </table:table-cell>
          <table:table-cell table:style-name="ce18"/>
          <table:table-cell table:number-columns-repeated="16375" table:style-name="ce1"/>
        </table:table-row>
        <table:table-row table:style-name="ro14" table:visibility="collapse">
          <table:table-cell office:value-type="float" office:value="929" table:formula="of:=[.A2381]" table:style-name="ce17">
            <text:p>929</text:p>
          </table:table-cell>
          <table:table-cell table:style-name="ce19"/>
          <table:table-cell table:style-name="ce4"/>
          <table:table-cell office:value-type="string" office:string-value="---" table:formula="of:=IF(AND([.F2382] &lt;&gt; &quot;&quot;;[.G2382] &lt;&gt; &quot;&quot;);([.G2382]-[.F2382])*24;&quot;---&quot;)" table:style-name="ce4">
            <text:p>---</text:p>
          </table:table-cell>
          <table:table-cell table:style-name="ce28"/>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82]" table:style-name="ce17">
            <text:p>929</text:p>
          </table:table-cell>
          <table:table-cell table:style-name="ce19"/>
          <table:table-cell table:style-name="ce4"/>
          <table:table-cell office:value-type="string" office:string-value="---" table:formula="of:=IF(AND([.F2383] &lt;&gt; &quot;&quot;;[.G2383] &lt;&gt; &quot;&quot;);([.G2383]-[.F2383])*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83]" table:style-name="ce17">
            <text:p>929</text:p>
          </table:table-cell>
          <table:table-cell table:style-name="ce19"/>
          <table:table-cell table:style-name="ce4"/>
          <table:table-cell office:value-type="string" office:string-value="---" table:formula="of:=IF(AND([.F2384] &lt;&gt; &quot;&quot;;[.G2384] &lt;&gt; &quot;&quot;);([.G2384]-[.F2384])*24;&quot;---&quot;)" table:style-name="ce4">
            <text:p>---</text:p>
          </table:table-cell>
          <table:table-cell table:style-name="ce13"/>
          <table:table-cell table:number-columns-repeated="2" table:style-name="ce14"/>
          <table:table-cell table:style-name="ce10"/>
          <table:table-cell table:style-name="ce18"/>
          <table:table-cell table:number-columns-repeated="16375" table:style-name="ce1"/>
        </table:table-row>
        <table:table-row table:style-name="ro14" table:visibility="collapse">
          <table:table-cell office:value-type="float" office:value="929" table:formula="of:=[.A2384]" table:style-name="ce17">
            <text:p>929</text:p>
          </table:table-cell>
          <table:table-cell table:style-name="ce19"/>
          <table:table-cell table:style-name="ce4"/>
          <table:table-cell office:value-type="string" office:string-value="---" table:formula="of:=IF(AND([.F2385] &lt;&gt; &quot;&quot;;[.G2385] &lt;&gt; &quot;&quot;);([.G2385]-[.F2385])*24;&quot;---&quot;)" table:style-name="ce4">
            <text:p>---</text:p>
          </table:table-cell>
          <table:table-cell table:style-name="ce13"/>
          <table:table-cell table:number-columns-repeated="2" table:style-name="ce14"/>
          <table:table-cell table:style-name="ce10"/>
          <table:table-cell table:style-name="ce18"/>
          <table:table-cell table:number-columns-repeated="16375" table:style-name="ce1"/>
        </table:table-row>
        <table:table-row table:style-name="ro14" table:visibility="collapse">
          <table:table-cell office:value-type="float" office:value="929" table:formula="of:=[.A2385]" table:style-name="ce17">
            <text:p>929</text:p>
          </table:table-cell>
          <table:table-cell table:style-name="ce19"/>
          <table:table-cell table:style-name="ce4"/>
          <table:table-cell office:value-type="string" office:string-value="---" table:formula="of:=IF(AND([.F2386] &lt;&gt; &quot;&quot;;[.G2386] &lt;&gt; &quot;&quot;);([.G2386]-[.F2386])*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86]" table:style-name="ce17">
            <text:p>929</text:p>
          </table:table-cell>
          <table:table-cell table:number-columns-repeated="2" table:style-name="ce4"/>
          <table:table-cell office:value-type="string" office:string-value="---" table:formula="of:=IF(AND([.F2387] &lt;&gt; &quot;&quot;;[.G2387] &lt;&gt; &quot;&quot;);([.G2387]-[.F2387])*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87]" table:style-name="ce17">
            <text:p>929</text:p>
          </table:table-cell>
          <table:table-cell table:style-name="ce19"/>
          <table:table-cell table:style-name="ce4"/>
          <table:table-cell office:value-type="string" office:string-value="---" table:formula="of:=IF(AND([.F2388] &lt;&gt; &quot;&quot;;[.G2388] &lt;&gt; &quot;&quot;);([.G2388]-[.F2388])*24;&quot;---&quot;)" table:style-name="ce4">
            <text:p>---</text:p>
          </table:table-cell>
          <table:table-cell table:style-name="ce13"/>
          <table:table-cell table:style-name="ce14"/>
          <table:table-cell table:style-name="ce24"/>
          <table:table-cell table:style-name="ce13"/>
          <table:table-cell table:style-name="ce14"/>
          <table:table-cell table:number-columns-repeated="16375" table:style-name="ce1"/>
        </table:table-row>
        <table:table-row table:style-name="ro14" table:visibility="collapse">
          <table:table-cell office:value-type="float" office:value="929" table:formula="of:=[.A2387]" table:style-name="ce17">
            <text:p>929</text:p>
          </table:table-cell>
          <table:table-cell table:style-name="ce19"/>
          <table:table-cell table:style-name="ce4"/>
          <table:table-cell office:value-type="string" office:string-value="---" table:formula="of:=IF(AND([.F2389] &lt;&gt; &quot;&quot;;[.G2389] &lt;&gt; &quot;&quot;);([.G2389]-[.F2389])*24;&quot;---&quot;)" table:style-name="ce4">
            <text:p>---</text:p>
          </table:table-cell>
          <table:table-cell table:style-name="ce34"/>
          <table:table-cell table:style-name="ce24"/>
          <table:table-cell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88]" table:style-name="ce17">
            <text:p>929</text:p>
          </table:table-cell>
          <table:table-cell table:style-name="ce19"/>
          <table:table-cell table:style-name="ce4"/>
          <table:table-cell office:value-type="string" office:string-value="---" table:formula="of:=IF(AND([.F2390] &lt;&gt; &quot;&quot;;[.G2390] &lt;&gt; &quot;&quot;);([.G2390]-[.F2390])*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89]" table:style-name="ce17">
            <text:p>929</text:p>
          </table:table-cell>
          <table:table-cell table:style-name="ce19"/>
          <table:table-cell table:style-name="ce4"/>
          <table:table-cell office:value-type="string" office:string-value="---" table:formula="of:=IF(AND([.F2391] &lt;&gt; &quot;&quot;;[.G2391] &lt;&gt; &quot;&quot;);([.G2391]-[.F2391])*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90]" table:style-name="ce17">
            <text:p>929</text:p>
          </table:table-cell>
          <table:table-cell table:style-name="ce19"/>
          <table:table-cell table:style-name="ce4"/>
          <table:table-cell office:value-type="string" office:string-value="---" table:formula="of:=IF(AND([.F2392] &lt;&gt; &quot;&quot;;[.G2392] &lt;&gt; &quot;&quot;);([.G2392]-[.F2392])*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91]" table:style-name="ce17">
            <text:p>929</text:p>
          </table:table-cell>
          <table:table-cell table:style-name="ce19"/>
          <table:table-cell table:style-name="ce4"/>
          <table:table-cell office:value-type="string" office:string-value="---" table:formula="of:=IF(AND([.F2393] &lt;&gt; &quot;&quot;;[.G2393] &lt;&gt; &quot;&quot;);([.G2393]-[.F239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92]" table:style-name="ce17">
            <text:p>929</text:p>
          </table:table-cell>
          <table:table-cell table:style-name="ce19"/>
          <table:table-cell table:style-name="ce4"/>
          <table:table-cell office:value-type="string" office:string-value="---" table:formula="of:=IF(AND([.F2394] &lt;&gt; &quot;&quot;;[.G2394] &lt;&gt; &quot;&quot;);([.G2394]-[.F2394])*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93]" table:style-name="ce17">
            <text:p>929</text:p>
          </table:table-cell>
          <table:table-cell table:style-name="ce19"/>
          <table:table-cell table:style-name="ce4"/>
          <table:table-cell office:value-type="string" office:string-value="---" table:formula="of:=IF(AND([.F2395] &lt;&gt; &quot;&quot;;[.G2395] &lt;&gt; &quot;&quot;);([.G2395]-[.F2395])*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94]" table:style-name="ce17">
            <text:p>929</text:p>
          </table:table-cell>
          <table:table-cell table:style-name="ce19"/>
          <table:table-cell table:style-name="ce4"/>
          <table:table-cell office:value-type="string" office:string-value="---" table:formula="of:=IF(AND([.F2396] &lt;&gt; &quot;&quot;;[.G2396] &lt;&gt; &quot;&quot;);([.G2396]-[.F2396])*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95]" table:style-name="ce17">
            <text:p>929</text:p>
          </table:table-cell>
          <table:table-cell table:style-name="ce19"/>
          <table:table-cell table:style-name="ce4"/>
          <table:table-cell office:value-type="string" office:string-value="---" table:formula="of:=IF(AND([.F2397] &lt;&gt; &quot;&quot;;[.G2397] &lt;&gt; &quot;&quot;);([.G2397]-[.F2397])*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97]" table:style-name="ce17">
            <text:p>929</text:p>
          </table:table-cell>
          <table:table-cell table:style-name="ce19"/>
          <table:table-cell table:style-name="ce4"/>
          <table:table-cell office:value-type="string" office:string-value="---" table:formula="of:=IF(AND([.F2398] &lt;&gt; &quot;&quot;;[.G2398] &lt;&gt; &quot;&quot;);([.G2398]-[.F2398])*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14" table:visibility="collapse">
          <table:table-cell office:value-type="float" office:value="930" table:formula="of:=[.A2398]+1" table:style-name="ce17">
            <text:p>930</text:p>
          </table:table-cell>
          <table:table-cell table:style-name="ce12"/>
          <table:table-cell office:value-type="string" table:style-name="ce4">
            <text:p>****************</text:p>
          </table:table-cell>
          <table:table-cell table:style-name="ce4"/>
          <table:table-cell office:value-type="string" office:string-value="Week 930" table:formula="of:=CONCATENATE(&quot;Week &quot;; [.A2400])" table:number-columns-spanned="2" table:number-rows-spanned="3" table:style-name="ce48">
            <text:p>Week 930</text:p>
          </table:table-cell>
          <table:covered-table-cell/>
          <table:table-cell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00]" table:style-name="ce17">
            <text:p>930</text:p>
          </table:table-cell>
          <table:table-cell table:style-name="ce12"/>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01]" table:style-name="ce17">
            <text:p>930</text:p>
          </table:table-cell>
          <table:table-cell table:style-name="ce19"/>
          <table:table-cell office:value-type="string" table:style-name="ce4">
            <text:p>****************</text:p>
          </table:table-cell>
          <table:table-cell office:value-type="string" office:string-value="---" table:formula="of:=IF(AND([.F2402] &lt;&gt; &quot;&quot;;[.G2402] &lt;&gt; &quot;&quot;);([.G2402]-[.F2402])*24;&quot;---&quot;)" table:style-name="ce4">
            <text:p>---</text:p>
          </table:table-cell>
          <table:covered-table-cell/>
          <table:covered-table-cell/>
          <table:table-cell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02]" table:style-name="ce17">
            <text:p>930</text:p>
          </table:table-cell>
          <table:table-cell table:style-name="ce19"/>
          <table:table-cell office:value-type="string" table:style-name="ce4">
            <text:p>****************</text:p>
          </table:table-cell>
          <table:table-cell office:value-type="string" office:string-value="---" table:formula="of:=IF(AND([.F2403] &lt;&gt; &quot;&quot;;[.G2403] &lt;&gt; &quot;&quot;);([.G2403]-[.F2403])*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03]" table:style-name="ce17">
            <text:p>930</text:p>
          </table:table-cell>
          <table:table-cell table:style-name="ce19"/>
          <table:table-cell office:value-type="string" table:style-name="ce4">
            <text:p>****************</text:p>
          </table:table-cell>
          <table:table-cell office:value-type="string" office:string-value="---" table:formula="of:=IF(AND([.F2404] &lt;&gt; &quot;&quot;;[.G2404] &lt;&gt; &quot;&quot;);([.G2404]-[.F2404])*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04]" table:style-name="ce17">
            <text:p>930</text:p>
          </table:table-cell>
          <table:table-cell table:style-name="ce19"/>
          <table:table-cell office:value-type="string" table:style-name="ce4">
            <text:p>****************</text:p>
          </table:table-cell>
          <table:table-cell office:value-type="string" office:string-value="---" table:formula="of:=IF(AND([.F2405] &lt;&gt; &quot;&quot;;[.G2405] &lt;&gt; &quot;&quot;);([.G2405]-[.F2405])*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05]" table:style-name="ce17">
            <text:p>930</text:p>
          </table:table-cell>
          <table:table-cell table:style-name="ce12"/>
          <table:table-cell office:value-type="string" table:style-name="ce4">
            <text:p>****************</text:p>
          </table:table-cell>
          <table:table-cell office:value-type="string" office:string-value="---" table:formula="of:=IF(AND([.F2406] &lt;&gt; &quot;&quot;;[.G2406] &lt;&gt; &quot;&quot;);([.G2406]-[.F2406])*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06]" table:style-name="ce17">
            <text:p>930</text:p>
          </table:table-cell>
          <table:table-cell table:style-name="ce12"/>
          <table:table-cell office:value-type="string" table:style-name="ce4">
            <text:p>BILLED</text:p>
          </table:table-cell>
          <table:table-cell office:value-type="string" office:string-value="---" table:formula="of:=IF(AND([.F2407] &lt;&gt; &quot;&quot;;[.G2407] &lt;&gt; &quot;&quot;);([.G2407]-[.F2407])*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07]" table:style-name="ce17">
            <text:p>930</text:p>
          </table:table-cell>
          <table:table-cell office:value-type="float" office:value="7.5" table:formula="of:=COM.MICROSOFT.CEILING([.C2408];0.25)" table:style-name="ce19">
            <text:p>7.500</text:p>
          </table:table-cell>
          <table:table-cell office:value-type="float" office:value="7.4555555554688908" table:formula="of:=SUM([.D2408:.D2430])" table:style-name="ce4">
            <text:p>7.456</text:p>
          </table:table-cell>
          <table:table-cell office:value-type="string" office:string-value="---" table:formula="of:=IF(AND([.F2408] &lt;&gt; &quot;&quot;;[.G2408] &lt;&gt; &quot;&quot;);([.G2408]-[.F2408])*24;&quot;---&quot;)" table:style-name="ce4">
            <text:p>---</text:p>
          </table:table-cell>
          <table:table-cell office:value-type="date" office:date-value="2025-08-25T00:00:00" table:style-name="ce20">
            <text:p>25-Aug</text:p>
          </table:table-cell>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0" table:formula="of:=[.A2408]" table:style-name="ce17">
            <text:p>930</text:p>
          </table:table-cell>
          <table:table-cell table:style-name="ce19"/>
          <table:table-cell office:value-type="string" table:style-name="ce4">
            <text:p>BILLED</text:p>
          </table:table-cell>
          <table:table-cell office:value-type="float" office:value="0.25000000011641532" table:formula="of:=IF(AND([.F2409] &lt;&gt; &quot;&quot;;[.G2409] &lt;&gt; &quot;&quot;);([.G2409]-[.F2409])*24;&quot;---&quot;)" table:style-name="ce4">
            <text:p>0.250</text:p>
          </table:table-cell>
          <table:table-cell office:value-type="string" table:style-name="ce25">
            <text:p>mtg-Daily</text:p>
          </table:table-cell>
          <table:table-cell office:value-type="date" office:date-value="2025-08-25T08:30:00" table:style-name="ce14">
            <text:p>8/25/25 08:30 AM</text:p>
          </table:table-cell>
          <table:table-cell office:value-type="date" office:date-value="2025-08-25T08:45:00" table:style-name="ce14">
            <text:p>8/25/25 08:45 AM</text:p>
          </table:table-cell>
          <table:table-cell office:value-type="string" table:style-name="ce16">
            <text:p>Daily meetings with the team. Weekly EE team meeting.</text:p>
          </table:table-cell>
          <table:table-cell table:style-name="ce18"/>
          <table:table-cell table:number-columns-repeated="16375" table:style-name="ce1"/>
        </table:table-row>
        <table:table-row table:style-name="ro14" table:visibility="collapse">
          <table:table-cell office:value-type="float" office:value="930" table:formula="of:=[.A2409]" table:style-name="ce17">
            <text:p>930</text:p>
          </table:table-cell>
          <table:table-cell table:style-name="ce19"/>
          <table:table-cell office:value-type="string" table:style-name="ce4">
            <text:p>BILLED</text:p>
          </table:table-cell>
          <table:table-cell office:value-type="float" office:value="0.52111111104022712" table:formula="of:=IF(AND([.F2410] &lt;&gt; &quot;&quot;;[.G2410] &lt;&gt; &quot;&quot;);([.G2410]-[.F2410])*24;&quot;---&quot;)" table:style-name="ce4">
            <text:p>0.521</text:p>
          </table:table-cell>
          <table:table-cell office:value-type="string" table:style-name="ce25">
            <text:p>mtg-Daily</text:p>
          </table:table-cell>
          <table:table-cell office:value-type="date" office:date-value="2025-08-25T09:28:44" table:style-name="ce14">
            <text:p>8/25/25 09:28 AM</text:p>
          </table:table-cell>
          <table:table-cell office:value-type="date" office:date-value="2025-08-25T10:00:00" table:style-name="ce14">
            <text:p>8/25/25 10:00 AM</text:p>
          </table:table-cell>
          <table:table-cell office:value-type="string" table:style-name="ce16">
            <text:p>#</text:p>
          </table:table-cell>
          <table:table-cell table:style-name="ce18"/>
          <table:table-cell table:number-columns-repeated="16375" table:style-name="ce1"/>
        </table:table-row>
        <table:table-row table:style-name="ro14" table:visibility="collapse">
          <table:table-cell office:value-type="float" office:value="930" table:formula="of:=[.A2410]" table:style-name="ce17">
            <text:p>930</text:p>
          </table:table-cell>
          <table:table-cell table:style-name="ce19"/>
          <table:table-cell office:value-type="string" table:style-name="ce4">
            <text:p>BILLED</text:p>
          </table:table-cell>
          <table:table-cell office:value-type="float" office:value="0.8333333334303461" table:formula="of:=IF(AND([.F2411] &lt;&gt; &quot;&quot;;[.G2411] &lt;&gt; &quot;&quot;);([.G2411]-[.F2411])*24;&quot;---&quot;)" table:style-name="ce4">
            <text:p>0.833</text:p>
          </table:table-cell>
          <table:table-cell office:value-type="string" table:style-name="ce25">
            <text:p>mtg-weekly</text:p>
          </table:table-cell>
          <table:table-cell office:value-type="date" office:date-value="2025-08-25T10:00:00" table:style-name="ce14">
            <text:p>8/25/25 10:00 AM</text:p>
          </table:table-cell>
          <table:table-cell office:value-type="date" office:date-value="2025-08-25T10:50:00" table:style-name="ce14">
            <text:p>8/25/25 10:50 AM</text:p>
          </table:table-cell>
          <table:table-cell office:value-type="string" table:style-name="ce16">
            <text:p>#</text:p>
          </table:table-cell>
          <table:table-cell table:style-name="ce18"/>
          <table:table-cell table:number-columns-repeated="16375" table:style-name="ce1"/>
        </table:table-row>
        <table:table-row table:style-name="ro14" table:visibility="collapse">
          <table:table-cell office:value-type="float" office:value="930" table:formula="of:=[.A2411]" table:style-name="ce17">
            <text:p>930</text:p>
          </table:table-cell>
          <table:table-cell table:style-name="ce19"/>
          <table:table-cell office:value-type="string" table:style-name="ce4">
            <text:p>BILLED</text:p>
          </table:table-cell>
          <table:table-cell office:value-type="float" office:value="1.0894444443401881" table:formula="of:=IF(AND([.F2412] &lt;&gt; &quot;&quot;;[.G2412] &lt;&gt; &quot;&quot;);([.G2412]-[.F2412])*24;&quot;---&quot;)" table:style-name="ce4">
            <text:p>1.089</text:p>
          </table:table-cell>
          <table:table-cell office:value-type="string" table:style-name="ce25">
            <text:p>IDtoApptioFrontdoor</text:p>
          </table:table-cell>
          <table:table-cell office:value-type="date" office:date-value="2025-08-25T10:50:00" table:style-name="ce14">
            <text:p>8/25/25 10:50 AM</text:p>
          </table:table-cell>
          <table:table-cell office:value-type="date" office:date-value="2025-08-25T11:55:22" table:style-name="ce14">
            <text:p>8/25/25 11:55 AM</text:p>
          </table:table-cell>
          <table:table-cell office:value-type="string" table:style-name="ce16">
            <text:p>Worked on completing documentation and getting ready for the code review tomorrow for the IDtoApptioFrontDoor driver.</text:p>
          </table:table-cell>
          <table:table-cell table:style-name="ce18"/>
          <table:table-cell table:number-columns-repeated="16375" table:style-name="ce1"/>
        </table:table-row>
        <table:table-row table:style-name="ro14" table:visibility="collapse">
          <table:table-cell office:value-type="float" office:value="930" table:formula="of:=[.A2412]" table:style-name="ce17">
            <text:p>930</text:p>
          </table:table-cell>
          <table:table-cell table:style-name="ce19"/>
          <table:table-cell office:value-type="string" table:style-name="ce4">
            <text:p>BILLED</text:p>
          </table:table-cell>
          <table:table-cell office:value-type="float" office:value="3.0344444444635883" table:formula="of:=IF(AND([.F2413] &lt;&gt; &quot;&quot;;[.G2413] &lt;&gt; &quot;&quot;);([.G2413]-[.F2413])*24;&quot;---&quot;)" table:style-name="ce4">
            <text:p>3.034</text:p>
          </table:table-cell>
          <table:table-cell office:value-type="string" table:style-name="ce25">
            <text:p>IDtoApptioFrontdoor</text:p>
          </table:table-cell>
          <table:table-cell office:value-type="date" office:date-value="2025-08-25T11:59:39" table:style-name="ce14">
            <text:p>8/25/25 11:59 AM</text:p>
          </table:table-cell>
          <table:table-cell office:value-type="date" office:date-value="2025-08-25T15:01:43" table:style-name="ce14">
            <text:p>8/25/25 03:01 PM</text:p>
          </table:table-cell>
          <table:table-cell office:value-type="string" table:style-name="ce16">
            <text:p># - sent Dhivia note about communication to Appteam</text:p>
          </table:table-cell>
          <table:table-cell table:style-name="ce18"/>
          <table:table-cell table:number-columns-repeated="16375" table:style-name="ce1"/>
        </table:table-row>
        <table:table-row table:style-name="ro14" table:visibility="collapse">
          <table:table-cell office:value-type="float" office:value="930" table:formula="of:=[.A2413]" table:style-name="ce17">
            <text:p>930</text:p>
          </table:table-cell>
          <table:table-cell table:style-name="ce19"/>
          <table:table-cell office:value-type="string" table:style-name="ce4">
            <text:p>BILLED</text:p>
          </table:table-cell>
          <table:table-cell office:value-type="float" office:value="1.2227777777588926" table:formula="of:=IF(AND([.F2414] &lt;&gt; &quot;&quot;;[.G2414] &lt;&gt; &quot;&quot;);([.G2414]-[.F2414])*24;&quot;---&quot;)" table:style-name="ce4">
            <text:p>1.223</text:p>
          </table:table-cell>
          <table:table-cell office:value-type="string" table:style-name="ce25">
            <text:p>Gitlab-prep</text:p>
          </table:table-cell>
          <table:table-cell office:value-type="date" office:date-value="2025-08-25T15:34:32" table:style-name="ce14">
            <text:p>8/25/25 03:34 PM</text:p>
          </table:table-cell>
          <table:table-cell office:value-type="date" office:date-value="2025-08-25T16:47:54" table:style-name="ce14">
            <text:p>8/25/25 04:47 PM</text:p>
          </table:table-cell>
          <table:table-cell office:value-type="string" table:style-name="ce21">
            <text:p>Worked on a small review lab and specific diff scenarios for the git training.</text:p>
          </table:table-cell>
          <table:table-cell table:style-name="ce18"/>
          <table:table-cell table:number-columns-repeated="16375" table:style-name="ce1"/>
        </table:table-row>
        <table:table-row table:style-name="ro14" table:visibility="collapse">
          <table:table-cell office:value-type="float" office:value="930" table:formula="of:=[.A2414]" table:style-name="ce17">
            <text:p>930</text:p>
          </table:table-cell>
          <table:table-cell table:style-name="ce19"/>
          <table:table-cell office:value-type="string" table:style-name="ce4">
            <text:p>BILLED</text:p>
          </table:table-cell>
          <table:table-cell office:value-type="float" office:value="0.5044444443192333" table:formula="of:=IF(AND([.F2415] &lt;&gt; &quot;&quot;;[.G2415] &lt;&gt; &quot;&quot;);([.G2415]-[.F2415])*24;&quot;---&quot;)" table:style-name="ce4">
            <text:p>0.504</text:p>
          </table:table-cell>
          <table:table-cell office:value-type="string" table:style-name="ce25">
            <text:p>IDtoApptioTargetProcess</text:p>
          </table:table-cell>
          <table:table-cell office:value-type="date" office:date-value="2025-08-25T16:47:54" table:style-name="ce14">
            <text:p>8/25/25 04:47 PM</text:p>
          </table:table-cell>
          <table:table-cell office:value-type="date" office:date-value="2025-08-25T17:18:10" table:style-name="ce14">
            <text:p>8/25/25 05:18 PM</text:p>
          </table:table-cell>
          <table:table-cell office:value-type="string" table:style-name="ce22">
            <text:p>Worked on creating the IDtoApptioTargetProcess driver and began testing the API.</text:p>
          </table:table-cell>
          <table:table-cell table:style-name="ce18"/>
          <table:table-cell table:number-columns-repeated="16375" table:style-name="ce1"/>
        </table:table-row>
        <table:table-row table:style-name="ro14" table:visibility="collapse">
          <table:table-cell office:value-type="float" office:value="930" table:formula="of:=[.A2415]" table:style-name="ce17">
            <text:p>930</text:p>
          </table:table-cell>
          <table:table-cell table:style-name="ce19"/>
          <table:table-cell table:style-name="ce4"/>
          <table:table-cell office:value-type="string" office:string-value="---" table:formula="of:=IF(AND([.F2416] &lt;&gt; &quot;&quot;;[.G2416] &lt;&gt; &quot;&quot;);([.G2416]-[.F2416])*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0" table:formula="of:=[.A2416]" table:style-name="ce17">
            <text:p>930</text:p>
          </table:table-cell>
          <table:table-cell table:number-columns-repeated="2" table:style-name="ce4"/>
          <table:table-cell office:value-type="string" office:string-value="---" table:formula="of:=IF(AND([.F2417] &lt;&gt; &quot;&quot;;[.G2417] &lt;&gt; &quot;&quot;);([.G2417]-[.F2417])*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0" table:formula="of:=[.A2417]" table:style-name="ce17">
            <text:p>930</text:p>
          </table:table-cell>
          <table:table-cell table:style-name="ce31"/>
          <table:table-cell table:style-name="ce4"/>
          <table:table-cell office:value-type="string" office:string-value="---" table:formula="of:=IF(AND([.F2418] &lt;&gt; &quot;&quot;;[.G2418] &lt;&gt; &quot;&quot;);([.G2418]-[.F2418])*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0" table:formula="of:=[.A2418]" table:style-name="ce17">
            <text:p>930</text:p>
          </table:table-cell>
          <table:table-cell table:style-name="ce19"/>
          <table:table-cell table:style-name="ce4"/>
          <table:table-cell office:value-type="string" office:string-value="---" table:formula="of:=IF(AND([.F2419] &lt;&gt; &quot;&quot;;[.G2419] &lt;&gt; &quot;&quot;);([.G2419]-[.F2419])*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0" table:formula="of:=[.A2419]" table:style-name="ce17">
            <text:p>930</text:p>
          </table:table-cell>
          <table:table-cell table:style-name="ce19"/>
          <table:table-cell table:style-name="ce4"/>
          <table:table-cell office:value-type="string" office:string-value="---" table:formula="of:=IF(AND([.F2420] &lt;&gt; &quot;&quot;;[.G2420] &lt;&gt; &quot;&quot;);([.G2420]-[.F2420])*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0" table:formula="of:=[.A2420]" table:style-name="ce17">
            <text:p>930</text:p>
          </table:table-cell>
          <table:table-cell table:style-name="ce19"/>
          <table:table-cell table:style-name="ce4"/>
          <table:table-cell office:value-type="string" office:string-value="---" table:formula="of:=IF(AND([.F2421] &lt;&gt; &quot;&quot;;[.G2421] &lt;&gt; &quot;&quot;);([.G2421]-[.F2421])*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0" table:formula="of:=[.A2421]" table:style-name="ce17">
            <text:p>930</text:p>
          </table:table-cell>
          <table:table-cell table:style-name="ce19"/>
          <table:table-cell table:style-name="ce4"/>
          <table:table-cell office:value-type="string" office:string-value="---" table:formula="of:=IF(AND([.F2422] &lt;&gt; &quot;&quot;;[.G2422] &lt;&gt; &quot;&quot;);([.G2422]-[.F2422])*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0" table:formula="of:=[.A2422]" table:style-name="ce17">
            <text:p>930</text:p>
          </table:table-cell>
          <table:table-cell table:style-name="ce19"/>
          <table:table-cell table:style-name="ce4"/>
          <table:table-cell office:value-type="string" office:string-value="---" table:formula="of:=IF(AND([.F2423] &lt;&gt; &quot;&quot;;[.G2423] &lt;&gt; &quot;&quot;);([.G2423]-[.F2423])*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0" table:formula="of:=[.A2423]" table:style-name="ce17">
            <text:p>930</text:p>
          </table:table-cell>
          <table:table-cell table:style-name="ce19"/>
          <table:table-cell table:style-name="ce4"/>
          <table:table-cell office:value-type="string" office:string-value="---" table:formula="of:=IF(AND([.F2424] &lt;&gt; &quot;&quot;;[.G2424] &lt;&gt; &quot;&quot;);([.G2424]-[.F2424])*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0" table:formula="of:=[.A2424]" table:style-name="ce17">
            <text:p>930</text:p>
          </table:table-cell>
          <table:table-cell table:style-name="ce19"/>
          <table:table-cell table:style-name="ce4"/>
          <table:table-cell office:value-type="string" office:string-value="---" table:formula="of:=IF(AND([.F2425] &lt;&gt; &quot;&quot;;[.G2425] &lt;&gt; &quot;&quot;);([.G2425]-[.F2425])*24;&quot;---&quot;)" table:style-name="ce4">
            <text:p>---</text:p>
          </table:table-cell>
          <table:table-cell table:style-name="ce25"/>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25]" table:style-name="ce17">
            <text:p>930</text:p>
          </table:table-cell>
          <table:table-cell table:style-name="ce19"/>
          <table:table-cell table:style-name="ce4"/>
          <table:table-cell office:value-type="string" office:string-value="---" table:formula="of:=IF(AND([.F2426] &lt;&gt; &quot;&quot;;[.G2426] &lt;&gt; &quot;&quot;);([.G2426]-[.F242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26]" table:style-name="ce17">
            <text:p>930</text:p>
          </table:table-cell>
          <table:table-cell table:style-name="ce19"/>
          <table:table-cell table:style-name="ce4"/>
          <table:table-cell office:value-type="string" office:string-value="---" table:formula="of:=IF(AND([.F2427] &lt;&gt; &quot;&quot;;[.G2427] &lt;&gt; &quot;&quot;);([.G2427]-[.F2427])*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27]" table:style-name="ce17">
            <text:p>930</text:p>
          </table:table-cell>
          <table:table-cell table:style-name="ce19"/>
          <table:table-cell table:style-name="ce4"/>
          <table:table-cell office:value-type="string" office:string-value="---" table:formula="of:=IF(AND([.F2428] &lt;&gt; &quot;&quot;;[.G2428] &lt;&gt; &quot;&quot;);([.G2428]-[.F2428])*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28]" table:style-name="ce17">
            <text:p>930</text:p>
          </table:table-cell>
          <table:table-cell table:style-name="ce19"/>
          <table:table-cell table:style-name="ce4"/>
          <table:table-cell office:value-type="string" office:string-value="---" table:formula="of:=IF(AND([.F2429] &lt;&gt; &quot;&quot;;[.G2429] &lt;&gt; &quot;&quot;);([.G2429]-[.F2429])*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29]" table:style-name="ce17">
            <text:p>930</text:p>
          </table:table-cell>
          <table:table-cell table:style-name="ce19"/>
          <table:table-cell table:style-name="ce4"/>
          <table:table-cell office:value-type="string" office:string-value="---" table:formula="of:=IF(AND([.F2430] &lt;&gt; &quot;&quot;;[.G2430] &lt;&gt; &quot;&quot;);([.G2430]-[.F2430])*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30]" table:style-name="ce17">
            <text:p>930</text:p>
          </table:table-cell>
          <table:table-cell office:value-type="float" office:value="7.5" table:formula="of:=COM.MICROSOFT.CEILING([.C2431];0.25)" table:style-name="ce19">
            <text:p>7.500</text:p>
          </table:table-cell>
          <table:table-cell office:value-type="float" office:value="7.4450000000651926" table:formula="of:=SUM([.D2431:.D2453])" table:style-name="ce4">
            <text:p>7.445</text:p>
          </table:table-cell>
          <table:table-cell office:value-type="string" office:string-value="---" table:formula="of:=IF(AND([.F2431] &lt;&gt; &quot;&quot;;[.G2431] &lt;&gt; &quot;&quot;);([.G2431]-[.F2431])*24;&quot;---&quot;)" table:style-name="ce4">
            <text:p>---</text:p>
          </table:table-cell>
          <table:table-cell office:value-type="date" office:date-value="2025-08-26T00:00:00" table:style-name="ce20">
            <text:p>26-Aug</text:p>
          </table:table-cell>
          <table:table-cell table:number-columns-repeated="2" table:style-name="ce14"/>
          <table:table-cell table:style-name="ce13"/>
          <table:table-cell table:style-name="ce15"/>
          <table:table-cell table:number-columns-repeated="16375" table:style-name="ce1"/>
        </table:table-row>
        <table:table-row table:style-name="ro14" table:visibility="collapse">
          <table:table-cell office:value-type="float" office:value="930" table:formula="of:=[.A2431]" table:style-name="ce17">
            <text:p>930</text:p>
          </table:table-cell>
          <table:table-cell table:style-name="ce19"/>
          <table:table-cell office:value-type="string" table:style-name="ce4">
            <text:p>BILLED</text:p>
          </table:table-cell>
          <table:table-cell office:value-type="float" office:value="0.16666666668606922" table:formula="of:=IF(AND([.F2432] &lt;&gt; &quot;&quot;;[.G2432] &lt;&gt; &quot;&quot;);([.G2432]-[.F2432])*24;&quot;---&quot;)" table:style-name="ce4">
            <text:p>0.167</text:p>
          </table:table-cell>
          <table:table-cell office:value-type="string" table:style-name="ce25">
            <text:p>Mtg-Daily</text:p>
          </table:table-cell>
          <table:table-cell office:value-type="date" office:date-value="2025-08-26T08:30:00" table:style-name="ce14">
            <text:p>8/26/25 08:30 AM</text:p>
          </table:table-cell>
          <table:table-cell office:value-type="date" office:date-value="2025-08-26T08:40:00" table:style-name="ce14">
            <text:p>8/26/25 08:40 AM</text:p>
          </table:table-cell>
          <table:table-cell office:value-type="string" table:style-name="ce21">
            <text:p>Daily meetings with the team.</text:p>
          </table:table-cell>
          <table:table-cell table:style-name="ce15"/>
          <table:table-cell table:number-columns-repeated="16375" table:style-name="ce1"/>
        </table:table-row>
        <table:table-row table:style-name="ro14" table:visibility="collapse">
          <table:table-cell office:value-type="float" office:value="930" table:formula="of:=[.A2432]" table:style-name="ce17">
            <text:p>930</text:p>
          </table:table-cell>
          <table:table-cell table:style-name="ce4"/>
          <table:table-cell office:value-type="string" table:style-name="ce4">
            <text:p>BILLED</text:p>
          </table:table-cell>
          <table:table-cell office:value-type="float" office:value="0.90499999991152436" table:formula="of:=IF(AND([.F2433] &lt;&gt; &quot;&quot;;[.G2433] &lt;&gt; &quot;&quot;);([.G2433]-[.F2433])*24;&quot;---&quot;)" table:style-name="ce4">
            <text:p>0.905</text:p>
          </table:table-cell>
          <table:table-cell office:value-type="string" table:style-name="ce20">
            <text:p>Gitprep</text:p>
          </table:table-cell>
          <table:table-cell office:value-type="date" office:date-value="2025-08-26T09:21:23" table:style-name="ce14">
            <text:p>8/26/25 09:21 AM</text:p>
          </table:table-cell>
          <table:table-cell office:value-type="date" office:date-value="2025-08-26T10:15:41" table:style-name="ce14">
            <text:p>8/26/25 10:15 AM</text:p>
          </table:table-cell>
          <table:table-cell office:value-type="string" table:style-name="ce20">
            <text:p>Worked on lab and diff options for the next Git L&amp;L</text:p>
          </table:table-cell>
          <table:table-cell table:style-name="ce18"/>
          <table:table-cell table:number-columns-repeated="16375" table:style-name="ce1"/>
        </table:table-row>
        <table:table-row table:style-name="ro14" table:visibility="collapse">
          <table:table-cell office:value-type="float" office:value="930" table:formula="of:=[.A2433]" table:style-name="ce17">
            <text:p>930</text:p>
          </table:table-cell>
          <table:table-cell table:style-name="ce19"/>
          <table:table-cell office:value-type="string" table:style-name="ce4">
            <text:p>BILLED</text:p>
          </table:table-cell>
          <table:table-cell office:value-type="float" office:value="0.48861111112637445" table:formula="of:=IF(AND([.F2434] &lt;&gt; &quot;&quot;;[.G2434] &lt;&gt; &quot;&quot;);([.G2434]-[.F2434])*24;&quot;---&quot;)" table:style-name="ce4">
            <text:p>0.489</text:p>
          </table:table-cell>
          <table:table-cell office:value-type="string" table:style-name="ce25">
            <text:p>IDtoApptioFrontDoor</text:p>
          </table:table-cell>
          <table:table-cell office:value-type="date" office:date-value="2025-08-26T10:15:41" table:style-name="ce14">
            <text:p>8/26/25 10:15 AM</text:p>
          </table:table-cell>
          <table:table-cell office:value-type="date" office:date-value="2025-08-26T10:45:00" table:style-name="ce14">
            <text:p>8/26/25 10:45 AM</text:p>
          </table:table-cell>
          <table:table-cell office:value-type="string" table:style-name="ce21">
            <text:p>Worked on preparing for code review. Code review meeting with the EE IDM team.</text:p>
          </table:table-cell>
          <table:table-cell table:style-name="ce18"/>
          <table:table-cell table:number-columns-repeated="16375" table:style-name="ce1"/>
        </table:table-row>
        <table:table-row table:style-name="ro14" table:visibility="collapse">
          <table:table-cell office:value-type="float" office:value="930" table:formula="of:=[.A2434]" table:style-name="ce17">
            <text:p>930</text:p>
          </table:table-cell>
          <table:table-cell table:style-name="ce19"/>
          <table:table-cell office:value-type="string" table:style-name="ce4">
            <text:p>BILLED</text:p>
          </table:table-cell>
          <table:table-cell office:value-type="float" office:value="0.27361111115897074" table:formula="of:=IF(AND([.F2435] &lt;&gt; &quot;&quot;;[.G2435] &lt;&gt; &quot;&quot;);([.G2435]-[.F2435])*24;&quot;---&quot;)" table:style-name="ce4">
            <text:p>0.274</text:p>
          </table:table-cell>
          <table:table-cell office:value-type="string" table:style-name="ce20">
            <text:p>Support-yatin</text:p>
          </table:table-cell>
          <table:table-cell office:value-type="date" office:date-value="2025-08-26T10:45:00" table:style-name="ce14">
            <text:p>8/26/25 10:45 AM</text:p>
          </table:table-cell>
          <table:table-cell office:value-type="date" office:date-value="2025-08-26T11:01:25" table:style-name="ce14">
            <text:p>8/26/25 11:01 AM</text:p>
          </table:table-cell>
          <table:table-cell office:value-type="string" table:style-name="ce13">
            <text:p>Worked on discussion of how to create/run pipelines for a new connector for Yatin.</text:p>
          </table:table-cell>
          <table:table-cell table:style-name="ce18"/>
          <table:table-cell table:number-columns-repeated="16375" table:style-name="ce1"/>
        </table:table-row>
        <table:table-row table:style-name="ro14" table:visibility="collapse">
          <table:table-cell office:value-type="float" office:value="930" table:formula="of:=[.A2435]" table:style-name="ce17">
            <text:p>930</text:p>
          </table:table-cell>
          <table:table-cell table:style-name="ce19"/>
          <table:table-cell office:value-type="string" table:style-name="ce4">
            <text:p>BILLED</text:p>
          </table:table-cell>
          <table:table-cell office:value-type="float" office:value="3.6919444444938563" table:formula="of:=IF(AND([.F2436] &lt;&gt; &quot;&quot;;[.G2436] &lt;&gt; &quot;&quot;);([.G2436]-[.F2436])*24;&quot;---&quot;)" table:style-name="ce4">
            <text:p>3.692</text:p>
          </table:table-cell>
          <table:table-cell office:value-type="string" table:style-name="ce25">
            <text:p>IDtoApptioFrontDoor</text:p>
          </table:table-cell>
          <table:table-cell office:value-type="date" office:date-value="2025-08-26T11:01:25" table:style-name="ce14">
            <text:p>8/26/25 11:01 AM</text:p>
          </table:table-cell>
          <table:table-cell office:value-type="date" office:date-value="2025-08-26T14:42:56" table:style-name="ce14">
            <text:p>8/26/25 02:42 PM</text:p>
          </table:table-cell>
          <table:table-cell office:value-type="string" table:style-name="ce26">
            <text:p>#</text:p>
          </table:table-cell>
          <table:table-cell table:style-name="ce18"/>
          <table:table-cell table:number-columns-repeated="16375" table:style-name="ce1"/>
        </table:table-row>
        <table:table-row table:style-name="ro14" table:visibility="collapse">
          <table:table-cell office:value-type="float" office:value="930" table:formula="of:=[.A2436]" table:style-name="ce17">
            <text:p>930</text:p>
          </table:table-cell>
          <table:table-cell table:style-name="ce19"/>
          <table:table-cell office:value-type="string" table:style-name="ce4">
            <text:p>BILLED</text:p>
          </table:table-cell>
          <table:table-cell office:value-type="float" office:value="1.9191666666883975" table:formula="of:=IF(AND([.F2437] &lt;&gt; &quot;&quot;;[.G2437] &lt;&gt; &quot;&quot;);([.G2437]-[.F2437])*24;&quot;---&quot;)" table:style-name="ce4">
            <text:p>1.919</text:p>
          </table:table-cell>
          <table:table-cell office:value-type="string" table:style-name="ce25">
            <text:p>IDtoApptioFrontDoor</text:p>
          </table:table-cell>
          <table:table-cell office:value-type="date" office:date-value="2025-08-26T15:28:22" table:style-name="ce14">
            <text:p>8/26/25 03:28 PM</text:p>
          </table:table-cell>
          <table:table-cell office:value-type="date" office:date-value="2025-08-26T17:23:31" table:style-name="ce14">
            <text:p>8/26/25 05:23 PM</text:p>
          </table:table-cell>
          <table:table-cell office:value-type="string" table:style-name="ce13">
            <text:p>#worked on todo items from our code review meeting</text:p>
          </table:table-cell>
          <table:table-cell table:style-name="ce18"/>
          <table:table-cell table:number-columns-repeated="16375" table:style-name="ce1"/>
        </table:table-row>
        <table:table-row table:style-name="ro14" table:visibility="collapse">
          <table:table-cell office:value-type="float" office:value="930" table:formula="of:=[.A2437]" table:style-name="ce17">
            <text:p>930</text:p>
          </table:table-cell>
          <table:table-cell table:style-name="ce19"/>
          <table:table-cell table:style-name="ce4"/>
          <table:table-cell office:value-type="string" office:string-value="---" table:formula="of:=IF(AND([.F2438] &lt;&gt; &quot;&quot;;[.G2438] &lt;&gt; &quot;&quot;);([.G2438]-[.F2438])*24;&quot;---&quot;)" table:style-name="ce4">
            <text:p>---</text:p>
          </table:table-cell>
          <table:table-cell table:style-name="ce25"/>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38]" table:style-name="ce17">
            <text:p>930</text:p>
          </table:table-cell>
          <table:table-cell table:style-name="ce19"/>
          <table:table-cell table:style-name="ce4"/>
          <table:table-cell office:value-type="string" office:string-value="---" table:formula="of:=IF(AND([.F2439] &lt;&gt; &quot;&quot;;[.G2439] &lt;&gt; &quot;&quot;);([.G2439]-[.F2439])*24;&quot;---&quot;)" table:style-name="ce4">
            <text:p>---</text:p>
          </table:table-cell>
          <table:table-cell table:style-name="ce25"/>
          <table:table-cell table:number-columns-repeated="2" table:style-name="ce14"/>
          <table:table-cell table:style-name="ce13"/>
          <table:table-cell table:style-name="ce15"/>
          <table:table-cell table:number-columns-repeated="16375" table:style-name="ce1"/>
        </table:table-row>
        <table:table-row table:style-name="ro14" table:visibility="collapse">
          <table:table-cell office:value-type="float" office:value="930" table:formula="of:=[.A2439]" table:style-name="ce17">
            <text:p>930</text:p>
          </table:table-cell>
          <table:table-cell table:style-name="ce19"/>
          <table:table-cell table:style-name="ce4"/>
          <table:table-cell office:value-type="string" office:string-value="---" table:formula="of:=IF(AND([.F2440] &lt;&gt; &quot;&quot;;[.G2440] &lt;&gt; &quot;&quot;);([.G2440]-[.F2440])*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40]" table:style-name="ce17">
            <text:p>930</text:p>
          </table:table-cell>
          <table:table-cell table:number-columns-repeated="2" table:style-name="ce4"/>
          <table:table-cell office:value-type="string" office:string-value="---" table:formula="of:=IF(AND([.F2441] &lt;&gt; &quot;&quot;;[.G2441] &lt;&gt; &quot;&quot;);([.G2441]-[.F2441])*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41]" table:style-name="ce17">
            <text:p>930</text:p>
          </table:table-cell>
          <table:table-cell table:style-name="ce19"/>
          <table:table-cell table:style-name="ce4"/>
          <table:table-cell office:value-type="string" office:string-value="---" table:formula="of:=IF(AND([.F2442] &lt;&gt; &quot;&quot;;[.G2442] &lt;&gt; &quot;&quot;);([.G2442]-[.F2442])*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42]" table:style-name="ce17">
            <text:p>930</text:p>
          </table:table-cell>
          <table:table-cell table:style-name="ce19"/>
          <table:table-cell table:style-name="ce4"/>
          <table:table-cell office:value-type="string" office:string-value="---" table:formula="of:=IF(AND([.F2443] &lt;&gt; &quot;&quot;;[.G2443] &lt;&gt; &quot;&quot;);([.G2443]-[.F244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43]" table:style-name="ce17">
            <text:p>930</text:p>
          </table:table-cell>
          <table:table-cell table:style-name="ce19"/>
          <table:table-cell table:style-name="ce4"/>
          <table:table-cell office:value-type="string" office:string-value="---" table:formula="of:=IF(AND([.F2444] &lt;&gt; &quot;&quot;;[.G2444] &lt;&gt; &quot;&quot;);([.G2444]-[.F2444])*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44]" table:style-name="ce17">
            <text:p>930</text:p>
          </table:table-cell>
          <table:table-cell table:style-name="ce19"/>
          <table:table-cell table:style-name="ce4"/>
          <table:table-cell office:value-type="string" office:string-value="---" table:formula="of:=IF(AND([.F2445] &lt;&gt; &quot;&quot;;[.G2445] &lt;&gt; &quot;&quot;);([.G2445]-[.F2445])*24;&quot;---&quot;)" table:style-name="ce4">
            <text:p>---</text:p>
          </table:table-cell>
          <table:table-cell table:style-name="ce20"/>
          <table:table-cell table:number-columns-repeated="2" table:style-name="ce14"/>
          <table:table-cell table:style-name="ce20"/>
          <table:table-cell table:style-name="ce18"/>
          <table:table-cell table:number-columns-repeated="16375" table:style-name="ce1"/>
        </table:table-row>
        <table:table-row table:style-name="ro14" table:visibility="collapse">
          <table:table-cell office:value-type="float" office:value="930" table:formula="of:=[.A2445]" table:style-name="ce17">
            <text:p>930</text:p>
          </table:table-cell>
          <table:table-cell table:style-name="ce19"/>
          <table:table-cell table:style-name="ce4"/>
          <table:table-cell office:value-type="string" office:string-value="---" table:formula="of:=IF(AND([.F2446] &lt;&gt; &quot;&quot;;[.G2446] &lt;&gt; &quot;&quot;);([.G2446]-[.F2446])*24;&quot;---&quot;)" table:style-name="ce4">
            <text:p>---</text:p>
          </table:table-cell>
          <table:table-cell table:style-name="ce20"/>
          <table:table-cell table:number-columns-repeated="2" table:style-name="ce14"/>
          <table:table-cell table:style-name="ce20"/>
          <table:table-cell table:style-name="ce18"/>
          <table:table-cell table:number-columns-repeated="16375" table:style-name="ce1"/>
        </table:table-row>
        <table:table-row table:style-name="ro14" table:visibility="collapse">
          <table:table-cell office:value-type="float" office:value="930" table:formula="of:=[.A2446]" table:style-name="ce17">
            <text:p>930</text:p>
          </table:table-cell>
          <table:table-cell table:style-name="ce19"/>
          <table:table-cell table:style-name="ce4"/>
          <table:table-cell office:value-type="string" office:string-value="---" table:formula="of:=IF(AND([.F2447] &lt;&gt; &quot;&quot;;[.G2447] &lt;&gt; &quot;&quot;);([.G2447]-[.F2447])*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47]" table:style-name="ce17">
            <text:p>930</text:p>
          </table:table-cell>
          <table:table-cell table:style-name="ce19"/>
          <table:table-cell table:style-name="ce4"/>
          <table:table-cell office:value-type="string" office:string-value="---" table:formula="of:=IF(AND([.F2448] &lt;&gt; &quot;&quot;;[.G2448] &lt;&gt; &quot;&quot;);([.G2448]-[.F2448])*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48]" table:style-name="ce17">
            <text:p>930</text:p>
          </table:table-cell>
          <table:table-cell table:style-name="ce19"/>
          <table:table-cell table:style-name="ce4"/>
          <table:table-cell office:value-type="string" office:string-value="---" table:formula="of:=IF(AND([.F2449] &lt;&gt; &quot;&quot;;[.G2449] &lt;&gt; &quot;&quot;);([.G2449]-[.F2449])*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49]" table:style-name="ce17">
            <text:p>930</text:p>
          </table:table-cell>
          <table:table-cell table:style-name="ce19"/>
          <table:table-cell table:style-name="ce4"/>
          <table:table-cell office:value-type="string" office:string-value="---" table:formula="of:=IF(AND([.F2450] &lt;&gt; &quot;&quot;;[.G2450] &lt;&gt; &quot;&quot;);([.G2450]-[.F2450])*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50]" table:style-name="ce17">
            <text:p>930</text:p>
          </table:table-cell>
          <table:table-cell table:style-name="ce19"/>
          <table:table-cell table:style-name="ce4"/>
          <table:table-cell office:value-type="string" office:string-value="---" table:formula="of:=IF(AND([.F2451] &lt;&gt; &quot;&quot;;[.G2451] &lt;&gt; &quot;&quot;);([.G2451]-[.F2451])*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51]" table:style-name="ce17">
            <text:p>930</text:p>
          </table:table-cell>
          <table:table-cell table:style-name="ce19"/>
          <table:table-cell table:style-name="ce4"/>
          <table:table-cell office:value-type="string" office:string-value="---" table:formula="of:=IF(AND([.F2452] &lt;&gt; &quot;&quot;;[.G2452] &lt;&gt; &quot;&quot;);([.G2452]-[.F2452])*24;&quot;---&quot;)" table:style-name="ce4">
            <text:p>---</text:p>
          </table:table-cell>
          <table:table-cell office:value-type="string" table:style-name="ce20">
            <text:p>working on <text:s/>latest test for frontdoor - row 25 is failing</text:p>
          </table:table-cell>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52]" table:style-name="ce17">
            <text:p>930</text:p>
          </table:table-cell>
          <table:table-cell table:style-name="ce19"/>
          <table:table-cell table:style-name="ce4"/>
          <table:table-cell office:value-type="string" office:string-value="---" table:formula="of:=IF(AND([.F2453] &lt;&gt; &quot;&quot;;[.G2453] &lt;&gt; &quot;&quot;);([.G2453]-[.F2453])*24;&quot;---&quot;)" table:style-name="ce4">
            <text:p>---</text:p>
          </table:table-cell>
          <table:table-cell table:style-name="ce21"/>
          <table:table-cell table:number-columns-repeated="2" table:style-name="ce14"/>
          <table:table-cell table:style-name="ce13"/>
          <table:table-cell table:style-name="ce15"/>
          <table:table-cell table:number-columns-repeated="16375" table:style-name="ce1"/>
        </table:table-row>
        <table:table-row table:style-name="ro14" table:visibility="collapse">
          <table:table-cell office:value-type="float" office:value="930" table:formula="of:=[.A2453]" table:style-name="ce17">
            <text:p>930</text:p>
          </table:table-cell>
          <table:table-cell office:value-type="float" office:value="8" table:formula="of:=COM.MICROSOFT.CEILING([.C2454];0.25)" table:style-name="ce19">
            <text:p>8.000</text:p>
          </table:table-cell>
          <table:table-cell office:value-type="float" office:value="7.9936111110728234" table:formula="of:=SUM([.D2454:.D2474])" table:style-name="ce4">
            <text:p>7.994</text:p>
          </table:table-cell>
          <table:table-cell office:value-type="string" office:string-value="---" table:formula="of:=IF(AND([.F2454] &lt;&gt; &quot;&quot;;[.G2454] &lt;&gt; &quot;&quot;);([.G2454]-[.F2454])*24;&quot;---&quot;)" table:style-name="ce4">
            <text:p>---</text:p>
          </table:table-cell>
          <table:table-cell office:value-type="date" office:date-value="2025-08-27T00:00:00" table:style-name="ce20">
            <text:p>27-Aug</text:p>
          </table:table-cell>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54]" table:style-name="ce17">
            <text:p>930</text:p>
          </table:table-cell>
          <table:table-cell table:style-name="ce19"/>
          <table:table-cell office:value-type="string" table:style-name="ce4">
            <text:p>BILLED</text:p>
          </table:table-cell>
          <table:table-cell office:value-type="float" office:value="0.25000000011641532" table:formula="of:=IF(AND([.F2455] &lt;&gt; &quot;&quot;;[.G2455] &lt;&gt; &quot;&quot;);([.G2455]-[.F2455])*24;&quot;---&quot;)" table:style-name="ce4">
            <text:p>0.250</text:p>
          </table:table-cell>
          <table:table-cell office:value-type="string" table:style-name="ce21">
            <text:p>mtg-Daily</text:p>
          </table:table-cell>
          <table:table-cell office:value-type="date" office:date-value="2025-08-27T08:30:00" table:style-name="ce14">
            <text:p>8/27/25 08:30 AM</text:p>
          </table:table-cell>
          <table:table-cell office:value-type="date" office:date-value="2025-08-27T08:45:00" table:style-name="ce14">
            <text:p>8/27/25 08:45 AM</text:p>
          </table:table-cell>
          <table:table-cell office:value-type="string" table:style-name="ce13">
            <text:p>Daily meetings with the team. EE/IGA team sync.</text:p>
          </table:table-cell>
          <table:table-cell table:style-name="ce23"/>
          <table:table-cell table:number-columns-repeated="16375" table:style-name="ce1"/>
        </table:table-row>
        <table:table-row table:style-name="ro14" table:visibility="collapse">
          <table:table-cell office:value-type="float" office:value="930" table:formula="of:=[.A2455]" table:style-name="ce17">
            <text:p>930</text:p>
          </table:table-cell>
          <table:table-cell table:style-name="ce19"/>
          <table:table-cell office:value-type="string" table:style-name="ce4">
            <text:p>BILLED</text:p>
          </table:table-cell>
          <table:table-cell office:value-type="float" office:value="0.55444444430759177" table:formula="of:=IF(AND([.F2456] &lt;&gt; &quot;&quot;;[.G2456] &lt;&gt; &quot;&quot;);([.G2456]-[.F2456])*24;&quot;---&quot;)" table:style-name="ce4">
            <text:p>0.554</text:p>
          </table:table-cell>
          <table:table-cell office:value-type="string" table:style-name="ce21">
            <text:p>mtg-0Daily</text:p>
          </table:table-cell>
          <table:table-cell office:value-type="date" office:date-value="2025-08-27T09:30:00" table:style-name="ce14">
            <text:p>8/27/25 09:30 AM</text:p>
          </table:table-cell>
          <table:table-cell office:value-type="date" office:date-value="2025-08-27T10:03:16" table:style-name="ce14">
            <text:p>8/27/25 10:03 AM</text:p>
          </table:table-cell>
          <table:table-cell office:value-type="string" table:style-name="ce13">
            <text:p>#</text:p>
          </table:table-cell>
          <table:table-cell table:style-name="ce23"/>
          <table:table-cell table:number-columns-repeated="16375" table:style-name="ce1"/>
        </table:table-row>
        <table:table-row table:style-name="ro14" table:visibility="collapse">
          <table:table-cell office:value-type="float" office:value="930" table:formula="of:=[.A2456]" table:style-name="ce17">
            <text:p>930</text:p>
          </table:table-cell>
          <table:table-cell table:style-name="ce19"/>
          <table:table-cell office:value-type="string" table:style-name="ce4">
            <text:p>BILLED</text:p>
          </table:table-cell>
          <table:table-cell office:value-type="float" office:value="1.0288888889481314" table:formula="of:=IF(AND([.F2457] &lt;&gt; &quot;&quot;;[.G2457] &lt;&gt; &quot;&quot;);([.G2457]-[.F2457])*24;&quot;---&quot;)" table:style-name="ce4">
            <text:p>1.029</text:p>
          </table:table-cell>
          <table:table-cell office:value-type="string" table:style-name="ce21">
            <text:p>mtg-eeigasync</text:p>
          </table:table-cell>
          <table:table-cell office:value-type="date" office:date-value="2025-08-27T10:03:16" table:style-name="ce14">
            <text:p>8/27/25 10:03 AM</text:p>
          </table:table-cell>
          <table:table-cell office:value-type="date" office:date-value="2025-08-27T11:05:00" table:style-name="ce14">
            <text:p>8/27/25 11:05 AM</text:p>
          </table:table-cell>
          <table:table-cell office:value-type="string" table:style-name="ce13">
            <text:p>#sync meeting</text:p>
          </table:table-cell>
          <table:table-cell table:style-name="ce23"/>
          <table:table-cell table:number-columns-repeated="16375" table:style-name="ce1"/>
        </table:table-row>
        <table:table-row table:style-name="ro14" table:visibility="collapse">
          <table:table-cell office:value-type="float" office:value="930" table:formula="of:=[.A2457]" table:style-name="ce17">
            <text:p>930</text:p>
          </table:table-cell>
          <table:table-cell table:style-name="ce19"/>
          <table:table-cell office:value-type="string" table:style-name="ce4">
            <text:p>BILLED</text:p>
          </table:table-cell>
          <table:table-cell office:value-type="float" office:value="0.8333333334303461" table:formula="of:=IF(AND([.F2458] &lt;&gt; &quot;&quot;;[.G2458] &lt;&gt; &quot;&quot;);([.G2458]-[.F2458])*24;&quot;---&quot;)" table:style-name="ce4">
            <text:p>0.833</text:p>
          </table:table-cell>
          <table:table-cell office:value-type="string" table:style-name="ce21">
            <text:p>IDtoapptioFrontDoor</text:p>
          </table:table-cell>
          <table:table-cell office:value-type="date" office:date-value="2025-08-27T11:05:00" table:style-name="ce14">
            <text:p>8/27/25 11:05 AM</text:p>
          </table:table-cell>
          <table:table-cell office:value-type="date" office:date-value="2025-08-27T11:55:00" table:style-name="ce14">
            <text:p>8/27/25 11:55 AM</text:p>
          </table:table-cell>
          <table:table-cell office:value-type="string" table:style-name="ce21">
            <text:p>Worked on fixes from the code review and merging IDtoApptioFrontDoor to master.</text:p>
          </table:table-cell>
          <table:table-cell table:style-name="ce23"/>
          <table:table-cell table:number-columns-repeated="16375" table:style-name="ce1"/>
        </table:table-row>
        <table:table-row table:style-name="ro14" table:visibility="collapse">
          <table:table-cell office:value-type="float" office:value="930" table:formula="of:=[.A2458]" table:style-name="ce17">
            <text:p>930</text:p>
          </table:table-cell>
          <table:table-cell table:style-name="ce19"/>
          <table:table-cell office:value-type="string" table:style-name="ce4">
            <text:p>BILLED</text:p>
          </table:table-cell>
          <table:table-cell office:value-type="float" office:value="1.3513888887246139" table:formula="of:=IF(AND([.F2459] &lt;&gt; &quot;&quot;;[.G2459] &lt;&gt; &quot;&quot;);([.G2459]-[.F2459])*24;&quot;---&quot;)" table:style-name="ce4">
            <text:p>1.351</text:p>
          </table:table-cell>
          <table:table-cell office:value-type="string" table:style-name="ce21">
            <text:p>L&amp;L</text:p>
          </table:table-cell>
          <table:table-cell office:value-type="date" office:date-value="2025-08-27T11:55:00" table:style-name="ce14">
            <text:p>8/27/25 11:55 AM</text:p>
          </table:table-cell>
          <table:table-cell office:value-type="date" office:date-value="2025-08-27T13:16:05" table:style-name="ce14">
            <text:p>8/27/25 01:16 PM</text:p>
          </table:table-cell>
          <table:table-cell office:value-type="string" table:style-name="ce21">
            <text:p>Git lunch and learn session 2</text:p>
          </table:table-cell>
          <table:table-cell table:style-name="ce23"/>
          <table:table-cell table:number-columns-repeated="16375" table:style-name="ce1"/>
        </table:table-row>
        <table:table-row table:style-name="ro14" table:visibility="collapse">
          <table:table-cell office:value-type="float" office:value="930" table:formula="of:=[.A2459]" table:style-name="ce17">
            <text:p>930</text:p>
          </table:table-cell>
          <table:table-cell table:style-name="ce19"/>
          <table:table-cell office:value-type="string" table:style-name="ce4">
            <text:p>BILLED</text:p>
          </table:table-cell>
          <table:table-cell office:value-type="float" office:value="0.72555555560393259" table:formula="of:=IF(AND([.F2460] &lt;&gt; &quot;&quot;;[.G2460] &lt;&gt; &quot;&quot;);([.G2460]-[.F2460])*24;&quot;---&quot;)" table:style-name="ce4">
            <text:p>0.726</text:p>
          </table:table-cell>
          <table:table-cell office:value-type="string" table:style-name="ce21">
            <text:p>IDToEmpsvc</text:p>
          </table:table-cell>
          <table:table-cell office:value-type="date" office:date-value="2025-08-27T13:16:05" table:style-name="ce14">
            <text:p>8/27/25 01:16 PM</text:p>
          </table:table-cell>
          <table:table-cell office:value-type="date" office:date-value="2025-08-27T13:59:37" table:style-name="ce14">
            <text:p>8/27/25 01:59 PM</text:p>
          </table:table-cell>
          <table:table-cell office:value-type="string" table:style-name="ce13">
            <text:p>Discussion with Yvonne, Gokul, and Nirosha about the EmployeeSvc driver.</text:p>
          </table:table-cell>
          <table:table-cell table:style-name="ce23"/>
          <table:table-cell table:number-columns-repeated="16375" table:style-name="ce1"/>
        </table:table-row>
        <table:table-row table:style-name="ro14" table:visibility="collapse">
          <table:table-cell office:value-type="float" office:value="930" table:formula="of:=[.A2460]" table:style-name="ce17">
            <text:p>930</text:p>
          </table:table-cell>
          <table:table-cell table:style-name="ce21"/>
          <table:table-cell office:value-type="string" table:style-name="ce4">
            <text:p>BILLED</text:p>
          </table:table-cell>
          <table:table-cell office:value-type="float" office:value="0.47805555554805323" table:formula="of:=IF(AND([.F2461] &lt;&gt; &quot;&quot;;[.G2461] &lt;&gt; &quot;&quot;);([.G2461]-[.F2461])*24;&quot;---&quot;)" table:style-name="ce4">
            <text:p>0.478</text:p>
          </table:table-cell>
          <table:table-cell office:value-type="string" table:style-name="ce21">
            <text:p>IDtoApptioFrontDoor</text:p>
          </table:table-cell>
          <table:table-cell office:value-type="date" office:date-value="2025-08-27T13:59:37" table:style-name="ce14">
            <text:p>8/27/25 01:59 PM</text:p>
          </table:table-cell>
          <table:table-cell office:value-type="date" office:date-value="2025-08-27T14:28:18" table:style-name="ce14">
            <text:p>8/27/25 02:28 PM</text:p>
          </table:table-cell>
          <table:table-cell office:value-type="string" table:style-name="ce13">
            <text:p># did last baseline, merge to master . .</text:p>
          </table:table-cell>
          <table:table-cell table:style-name="ce23"/>
          <table:table-cell table:number-columns-repeated="16375" table:style-name="ce1"/>
        </table:table-row>
        <table:table-row table:style-name="ro14" table:visibility="collapse">
          <table:table-cell office:value-type="float" office:value="930" table:formula="of:=[.A2461]" table:style-name="ce17">
            <text:p>930</text:p>
          </table:table-cell>
          <table:table-cell table:style-name="ce21"/>
          <table:table-cell office:value-type="string" table:style-name="ce4">
            <text:p>BILLED</text:p>
          </table:table-cell>
          <table:table-cell office:value-type="float" office:value="2.7719444443937391" table:formula="of:=IF(AND([.F2462] &lt;&gt; &quot;&quot;;[.G2462] &lt;&gt; &quot;&quot;);([.G2462]-[.F2462])*24;&quot;---&quot;)" table:style-name="ce4">
            <text:p>2.772</text:p>
          </table:table-cell>
          <table:table-cell office:value-type="string" table:style-name="ce21">
            <text:p>IDtoApptioTargetProcess</text:p>
          </table:table-cell>
          <table:table-cell office:value-type="date" office:date-value="2025-08-27T14:45:00" table:style-name="ce14">
            <text:p>8/27/25 02:45 PM</text:p>
          </table:table-cell>
          <table:table-cell office:value-type="date" office:date-value="2025-08-27T17:31:19" table:style-name="ce14">
            <text:p>8/27/25 05:31 PM</text:p>
          </table:table-cell>
          <table:table-cell office:value-type="string" table:style-name="ce13">
            <text:p>Worked on testing the TargetProcess API for changing roles for a user.</text:p>
          </table:table-cell>
          <table:table-cell table:style-name="ce23"/>
          <table:table-cell table:number-columns-repeated="16375" table:style-name="ce1"/>
        </table:table-row>
        <table:table-row table:style-name="ro14" table:visibility="collapse">
          <table:table-cell office:value-type="float" office:value="930" table:formula="of:=[.A2462]" table:style-name="ce17">
            <text:p>930</text:p>
          </table:table-cell>
          <table:table-cell table:style-name="ce19"/>
          <table:table-cell table:style-name="ce4"/>
          <table:table-cell office:value-type="string" office:string-value="---" table:formula="of:=IF(AND([.F2463] &lt;&gt; &quot;&quot;;[.G2463] &lt;&gt; &quot;&quot;);([.G2463]-[.F2463])*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30" table:formula="of:=[.A2463]" table:style-name="ce17">
            <text:p>930</text:p>
          </table:table-cell>
          <table:table-cell table:style-name="ce19"/>
          <table:table-cell table:style-name="ce4"/>
          <table:table-cell office:value-type="string" office:string-value="---" table:formula="of:=IF(AND([.F2464] &lt;&gt; &quot;&quot;;[.G2464] &lt;&gt; &quot;&quot;);([.G2464]-[.F2464])*24;&quot;---&quot;)" table:style-name="ce4">
            <text:p>---</text:p>
          </table:table-cell>
          <table:table-cell table:style-name="ce21"/>
          <table:table-cell table:number-columns-repeated="2" table:style-name="ce14"/>
          <table:table-cell table:style-name="ce21"/>
          <table:table-cell table:style-name="ce23"/>
          <table:table-cell table:number-columns-repeated="16375" table:style-name="ce1"/>
        </table:table-row>
        <table:table-row table:style-name="ro14" table:visibility="collapse">
          <table:table-cell office:value-type="float" office:value="930" table:formula="of:=[.A2464]" table:style-name="ce17">
            <text:p>930</text:p>
          </table:table-cell>
          <table:table-cell table:style-name="ce19"/>
          <table:table-cell table:style-name="ce4"/>
          <table:table-cell office:value-type="string" office:string-value="---" table:formula="of:=IF(AND([.F2465] &lt;&gt; &quot;&quot;;[.G2465] &lt;&gt; &quot;&quot;);([.G2465]-[.F2465])*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30" table:formula="of:=[.A2465]" table:style-name="ce17">
            <text:p>930</text:p>
          </table:table-cell>
          <table:table-cell table:style-name="ce19"/>
          <table:table-cell table:style-name="ce4"/>
          <table:table-cell office:value-type="string" office:string-value="---" table:formula="of:=IF(AND([.F2466] &lt;&gt; &quot;&quot;;[.G2466] &lt;&gt; &quot;&quot;);([.G2466]-[.F2466])*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30" table:formula="of:=[.A2466]" table:style-name="ce17">
            <text:p>930</text:p>
          </table:table-cell>
          <table:table-cell table:style-name="ce19"/>
          <table:table-cell table:style-name="ce4"/>
          <table:table-cell office:value-type="string" office:string-value="---" table:formula="of:=IF(AND([.F2467] &lt;&gt; &quot;&quot;;[.G2467] &lt;&gt; &quot;&quot;);([.G2467]-[.F2467])*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30" table:formula="of:=[.A2467]" table:style-name="ce17">
            <text:p>930</text:p>
          </table:table-cell>
          <table:table-cell table:style-name="ce19"/>
          <table:table-cell table:style-name="ce4"/>
          <table:table-cell office:value-type="string" office:string-value="---" table:formula="of:=IF(AND([.F2468] &lt;&gt; &quot;&quot;;[.G2468] &lt;&gt; &quot;&quot;);([.G2468]-[.F2468])*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30" table:formula="of:=[.A2468]" table:style-name="ce17">
            <text:p>930</text:p>
          </table:table-cell>
          <table:table-cell table:style-name="ce19"/>
          <table:table-cell table:style-name="ce4"/>
          <table:table-cell office:value-type="string" office:string-value="---" table:formula="of:=IF(AND([.F2469] &lt;&gt; &quot;&quot;;[.G2469] &lt;&gt; &quot;&quot;);([.G2469]-[.F2469])*24;&quot;---&quot;)" table:style-name="ce4">
            <text:p>---</text:p>
          </table:table-cell>
          <table:table-cell table:style-name="ce21"/>
          <table:table-cell table:number-columns-repeated="2" table:style-name="ce14"/>
          <table:table-cell table:style-name="ce16"/>
          <table:table-cell table:style-name="ce23"/>
          <table:table-cell table:number-columns-repeated="16375" table:style-name="ce1"/>
        </table:table-row>
        <table:table-row table:style-name="ro14" table:visibility="collapse">
          <table:table-cell office:value-type="float" office:value="930" table:formula="of:=[.A2469]" table:style-name="ce17">
            <text:p>930</text:p>
          </table:table-cell>
          <table:table-cell table:style-name="ce19"/>
          <table:table-cell table:style-name="ce4"/>
          <table:table-cell office:value-type="string" office:string-value="---" table:formula="of:=IF(AND([.F2470] &lt;&gt; &quot;&quot;;[.G2470] &lt;&gt; &quot;&quot;);([.G2470]-[.F2470])*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30" table:formula="of:=[.A2470]" table:style-name="ce17">
            <text:p>930</text:p>
          </table:table-cell>
          <table:table-cell table:style-name="ce19"/>
          <table:table-cell table:style-name="ce4"/>
          <table:table-cell office:value-type="string" office:string-value="---" table:formula="of:=IF(AND([.F2471] &lt;&gt; &quot;&quot;;[.G2471] &lt;&gt; &quot;&quot;);([.G2471]-[.F2471])*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30" table:formula="of:=[.A2471]" table:style-name="ce17">
            <text:p>930</text:p>
          </table:table-cell>
          <table:table-cell table:style-name="ce19"/>
          <table:table-cell table:style-name="ce4"/>
          <table:table-cell office:value-type="string" office:string-value="---" table:formula="of:=IF(AND([.F2472] &lt;&gt; &quot;&quot;;[.G2472] &lt;&gt; &quot;&quot;);([.G2472]-[.F2472])*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30" table:formula="of:=[.A2472]" table:style-name="ce17">
            <text:p>930</text:p>
          </table:table-cell>
          <table:table-cell table:style-name="ce19"/>
          <table:table-cell table:style-name="ce4"/>
          <table:table-cell office:value-type="string" office:string-value="---" table:formula="of:=IF(AND([.F2473] &lt;&gt; &quot;&quot;;[.G2473] &lt;&gt; &quot;&quot;);([.G2473]-[.F2473])*24;&quot;---&quot;)" table:style-name="ce4">
            <text:p>---</text:p>
          </table:table-cell>
          <table:table-cell table:style-name="ce16"/>
          <table:table-cell table:number-columns-repeated="2" table:style-name="ce14"/>
          <table:table-cell table:style-name="ce16"/>
          <table:table-cell table:style-name="ce23"/>
          <table:table-cell table:number-columns-repeated="16375" table:style-name="ce1"/>
        </table:table-row>
        <table:table-row table:style-name="ro14" table:visibility="collapse">
          <table:table-cell office:value-type="float" office:value="930" table:formula="of:=[.A2473]" table:style-name="ce17">
            <text:p>930</text:p>
          </table:table-cell>
          <table:table-cell table:style-name="ce19"/>
          <table:table-cell table:style-name="ce4"/>
          <table:table-cell office:value-type="string" office:string-value="---" table:formula="of:=IF(AND([.F2474] &lt;&gt; &quot;&quot;;[.G2474] &lt;&gt; &quot;&quot;);([.G2474]-[.F2474])*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74]" table:style-name="ce17">
            <text:p>930</text:p>
          </table:table-cell>
          <table:table-cell office:value-type="float" office:value="7.5" table:formula="of:=COM.MICROSOFT.CEILING([.C2475];0.25)" table:style-name="ce19">
            <text:p>7.500</text:p>
          </table:table-cell>
          <table:table-cell office:value-type="float" office:value="7.4622222222969867" table:formula="of:=SUM([.D2475:.D2489])" table:style-name="ce4">
            <text:p>7.462</text:p>
          </table:table-cell>
          <table:table-cell office:value-type="string" office:string-value="---" table:formula="of:=IF(AND([.F2475] &lt;&gt; &quot;&quot;;[.G2475] &lt;&gt; &quot;&quot;);([.G2475]-[.F2475])*24;&quot;---&quot;)" table:style-name="ce4">
            <text:p>---</text:p>
          </table:table-cell>
          <table:table-cell office:value-type="date" office:date-value="2025-08-28T00:00:00" table:style-name="ce28">
            <text:p>28-Aug</text:p>
          </table:table-cell>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75]" table:style-name="ce17">
            <text:p>930</text:p>
          </table:table-cell>
          <table:table-cell table:style-name="ce19"/>
          <table:table-cell office:value-type="string" table:style-name="ce4">
            <text:p>BILLED</text:p>
          </table:table-cell>
          <table:table-cell office:value-type="float" office:value="0.24999999994179234" table:formula="of:=IF(AND([.F2476] &lt;&gt; &quot;&quot;;[.G2476] &lt;&gt; &quot;&quot;);([.G2476]-[.F2476])*24;&quot;---&quot;)" table:style-name="ce4">
            <text:p>0.250</text:p>
          </table:table-cell>
          <table:table-cell office:value-type="string" table:style-name="ce21">
            <text:p>IDtoApptioTargetProcess</text:p>
          </table:table-cell>
          <table:table-cell office:value-type="date" office:date-value="2025-08-28T08:15:00" table:style-name="ce14">
            <text:p>8/28/25 08:15 AM</text:p>
          </table:table-cell>
          <table:table-cell office:value-type="date" office:date-value="2025-08-28T08:30:00" table:style-name="ce14">
            <text:p>8/28/25 08:30 AM</text:p>
          </table:table-cell>
          <table:table-cell office:value-type="string" table:style-name="ce13">
            <text:p>Worked on fixing authentication for the IDtoApptioTargetProcess driver.</text:p>
          </table:table-cell>
          <table:table-cell table:style-name="ce18"/>
          <table:table-cell table:number-columns-repeated="16375" table:style-name="ce1"/>
        </table:table-row>
        <table:table-row table:style-name="ro14" table:visibility="collapse">
          <table:table-cell office:value-type="float" office:value="930" table:formula="of:=[.A2476]" table:style-name="ce17">
            <text:p>930</text:p>
          </table:table-cell>
          <table:table-cell table:style-name="ce19"/>
          <table:table-cell office:value-type="string" table:style-name="ce4">
            <text:p>BILLED</text:p>
          </table:table-cell>
          <table:table-cell office:value-type="float" office:value="0.25000000011641532" table:formula="of:=IF(AND([.F2477] &lt;&gt; &quot;&quot;;[.G2477] &lt;&gt; &quot;&quot;);([.G2477]-[.F2477])*24;&quot;---&quot;)" table:style-name="ce4">
            <text:p>0.250</text:p>
          </table:table-cell>
          <table:table-cell office:value-type="string" table:style-name="ce21">
            <text:p>mtg-Daily</text:p>
          </table:table-cell>
          <table:table-cell office:value-type="date" office:date-value="2025-08-28T08:30:00" table:style-name="ce14">
            <text:p>8/28/25 08:30 AM</text:p>
          </table:table-cell>
          <table:table-cell office:value-type="date" office:date-value="2025-08-28T08:45:00" table:style-name="ce14">
            <text:p>8/28/25 08:45 AM</text:p>
          </table:table-cell>
          <table:table-cell office:value-type="string" table:style-name="ce13">
            <text:p>Daily meetings with the team. MyAccess Sync up meeting.</text:p>
          </table:table-cell>
          <table:table-cell table:style-name="ce18"/>
          <table:table-cell table:number-columns-repeated="16375" table:style-name="ce1"/>
        </table:table-row>
        <table:table-row table:style-name="ro14" table:visibility="collapse">
          <table:table-cell office:value-type="float" office:value="930" table:formula="of:=[.A2477]" table:style-name="ce17">
            <text:p>930</text:p>
          </table:table-cell>
          <table:table-cell table:style-name="ce19"/>
          <table:table-cell office:value-type="string" table:style-name="ce4">
            <text:p>BILLED</text:p>
          </table:table-cell>
          <table:table-cell office:value-type="float" office:value="1.2499999998835847" table:formula="of:=IF(AND([.F2478] &lt;&gt; &quot;&quot;;[.G2478] &lt;&gt; &quot;&quot;);([.G2478]-[.F2478])*24;&quot;---&quot;)" table:style-name="ce4">
            <text:p>1.250</text:p>
          </table:table-cell>
          <table:table-cell office:value-type="string" table:style-name="ce21">
            <text:p>IDtoApptioTargetProcess</text:p>
          </table:table-cell>
          <table:table-cell office:value-type="date" office:date-value="2025-08-28T08:45:00" table:style-name="ce14">
            <text:p>8/28/25 08:45 AM</text:p>
          </table:table-cell>
          <table:table-cell office:value-type="date" office:date-value="2025-08-28T10:00:00" table:style-name="ce14">
            <text:p>8/28/25 10:00 AM</text:p>
          </table:table-cell>
          <table:table-cell office:value-type="string" table:style-name="ce13">
            <text:p>#</text:p>
          </table:table-cell>
          <table:table-cell table:style-name="ce18"/>
          <table:table-cell table:number-columns-repeated="16375" table:style-name="ce1"/>
        </table:table-row>
        <table:table-row table:style-name="ro14" table:visibility="collapse">
          <table:table-cell office:value-type="float" office:value="930" table:formula="of:=[.A2478]" table:style-name="ce17">
            <text:p>930</text:p>
          </table:table-cell>
          <table:table-cell table:style-name="ce19"/>
          <table:table-cell office:value-type="string" table:style-name="ce4">
            <text:p>BILLED</text:p>
          </table:table-cell>
          <table:table-cell office:value-type="float" office:value="0.25000000011641532" table:formula="of:=IF(AND([.F2479] &lt;&gt; &quot;&quot;;[.G2479] &lt;&gt; &quot;&quot;);([.G2479]-[.F2479])*24;&quot;---&quot;)" table:style-name="ce4">
            <text:p>0.250</text:p>
          </table:table-cell>
          <table:table-cell office:value-type="string" table:style-name="ce21">
            <text:p>support-chandu</text:p>
          </table:table-cell>
          <table:table-cell office:value-type="date" office:date-value="2025-08-28T10:00:00" table:style-name="ce14">
            <text:p>8/28/25 10:00 AM</text:p>
          </table:table-cell>
          <table:table-cell office:value-type="date" office:date-value="2025-08-28T10:15:00" table:style-name="ce14">
            <text:p>8/28/25 10:15 AM</text:p>
          </table:table-cell>
          <table:table-cell office:value-type="string" table:style-name="ce10">
            <text:p>Worked with Chandu to resolve concerns about their deployment-configs-gitops repo.</text:p>
          </table:table-cell>
          <table:table-cell table:style-name="ce18"/>
          <table:table-cell table:number-columns-repeated="16375" table:style-name="ce1"/>
        </table:table-row>
        <table:table-row table:style-name="ro14" table:visibility="collapse">
          <table:table-cell office:value-type="float" office:value="930" table:formula="of:=[.A2479]" table:style-name="ce17">
            <text:p>930</text:p>
          </table:table-cell>
          <table:table-cell table:style-name="ce19"/>
          <table:table-cell office:value-type="string" table:style-name="ce4">
            <text:p>BILLED</text:p>
          </table:table-cell>
          <table:table-cell office:value-type="float" office:value="0.23249999986728653" table:formula="of:=IF(AND([.F2480] &lt;&gt; &quot;&quot;;[.G2480] &lt;&gt; &quot;&quot;);([.G2480]-[.F2480])*24;&quot;---&quot;)" table:style-name="ce4">
            <text:p>0.232</text:p>
          </table:table-cell>
          <table:table-cell office:value-type="string" table:style-name="ce21">
            <text:p>IDtoApptioTargetProcess</text:p>
          </table:table-cell>
          <table:table-cell office:value-type="date" office:date-value="2025-08-28T10:15:00" table:style-name="ce14">
            <text:p>8/28/25 10:15 AM</text:p>
          </table:table-cell>
          <table:table-cell office:value-type="date" office:date-value="2025-08-28T10:28:57" table:style-name="ce14">
            <text:p>8/28/25 10:28 AM</text:p>
          </table:table-cell>
          <table:table-cell office:value-type="string" table:style-name="ce13">
            <text:p># working on authentication . . Must be on url</text:p>
          </table:table-cell>
          <table:table-cell table:style-name="ce18"/>
          <table:table-cell table:number-columns-repeated="16375" table:style-name="ce1"/>
        </table:table-row>
        <table:table-row table:style-name="ro14" table:visibility="collapse">
          <table:table-cell office:value-type="float" office:value="930" table:formula="of:=[.A2480]" table:style-name="ce17">
            <text:p>930</text:p>
          </table:table-cell>
          <table:table-cell table:style-name="ce19"/>
          <table:table-cell office:value-type="string" table:style-name="ce4">
            <text:p>BILLED</text:p>
          </table:table-cell>
          <table:table-cell office:value-type="float" office:value="0.30083333345828578" table:formula="of:=IF(AND([.F2481] &lt;&gt; &quot;&quot;;[.G2481] &lt;&gt; &quot;&quot;);([.G2481]-[.F2481])*24;&quot;---&quot;)" table:style-name="ce4">
            <text:p>0.301</text:p>
          </table:table-cell>
          <table:table-cell office:value-type="string" table:style-name="ce21">
            <text:p>IDtoApptioTargetProcess</text:p>
          </table:table-cell>
          <table:table-cell office:value-type="date" office:date-value="2025-08-28T11:42:57" table:style-name="ce14">
            <text:p>8/28/25 11:42 AM</text:p>
          </table:table-cell>
          <table:table-cell office:value-type="date" office:date-value="2025-08-28T12:01:00" table:style-name="ce14">
            <text:p>8/28/25 12:01 PM</text:p>
          </table:table-cell>
          <table:table-cell office:value-type="string" table:style-name="ce13">
            <text:p>#</text:p>
          </table:table-cell>
          <table:table-cell table:style-name="ce18"/>
          <table:table-cell table:number-columns-repeated="16375" table:style-name="ce1"/>
        </table:table-row>
        <table:table-row table:style-name="ro14" table:visibility="collapse">
          <table:table-cell office:value-type="float" office:value="930" table:formula="of:=[.A2481]" table:style-name="ce17">
            <text:p>930</text:p>
          </table:table-cell>
          <table:table-cell table:style-name="ce11"/>
          <table:table-cell office:value-type="string" table:style-name="ce4">
            <text:p>BILLED</text:p>
          </table:table-cell>
          <table:table-cell office:value-type="float" office:value="1.6499999999650754" table:formula="of:=IF(AND([.F2482] &lt;&gt; &quot;&quot;;[.G2482] &lt;&gt; &quot;&quot;);([.G2482]-[.F2482])*24;&quot;---&quot;)" table:style-name="ce4">
            <text:p>1.650</text:p>
          </table:table-cell>
          <table:table-cell office:value-type="string" table:style-name="ce21">
            <text:p>mtg-myaccess</text:p>
          </table:table-cell>
          <table:table-cell office:value-type="date" office:date-value="2025-08-28T12:01:00" table:style-name="ce14">
            <text:p>8/28/25 12:01 PM</text:p>
          </table:table-cell>
          <table:table-cell office:value-type="date" office:date-value="2025-08-28T13:40:00" table:style-name="ce14">
            <text:p>8/28/25 01:40 PM</text:p>
          </table:table-cell>
          <table:table-cell table:style-name="ce13"/>
          <table:table-cell table:style-name="ce15"/>
          <table:table-cell table:number-columns-repeated="16375" table:style-name="ce1"/>
        </table:table-row>
        <table:table-row table:style-name="ro14" table:visibility="collapse">
          <table:table-cell office:value-type="float" office:value="930" table:formula="of:=[.A2482]" table:style-name="ce17">
            <text:p>930</text:p>
          </table:table-cell>
          <table:table-cell table:style-name="ce29"/>
          <table:table-cell office:value-type="string" table:style-name="ce4">
            <text:p>BILLED</text:p>
          </table:table-cell>
          <table:table-cell office:value-type="float" office:value="0.38194444449618459" table:formula="of:=IF(AND([.F2483] &lt;&gt; &quot;&quot;;[.G2483] &lt;&gt; &quot;&quot;);([.G2483]-[.F2483])*24;&quot;---&quot;)" table:style-name="ce4">
            <text:p>0.382</text:p>
          </table:table-cell>
          <table:table-cell office:value-type="string" table:style-name="ce21">
            <text:p>IDtoApptioTargetProcess</text:p>
          </table:table-cell>
          <table:table-cell office:value-type="date" office:date-value="2025-08-28T13:40:00" table:style-name="ce14">
            <text:p>8/28/25 01:40 PM</text:p>
          </table:table-cell>
          <table:table-cell office:value-type="date" office:date-value="2025-08-28T14:02:55" table:style-name="ce14">
            <text:p>8/28/25 02:02 PM</text:p>
          </table:table-cell>
          <table:table-cell office:value-type="string" table:style-name="ce13">
            <office:annotation draw:style-name="a1" svg:x="10.46875in" svg:y="4.25in" svg:width="1.5in" svg:height="0.791666666666667in">
              <dc:creator>Aaron Kynaston (Contractor)</dc:creator>
              <text:p><text:span text:style-name="T2">Aaron Kynaston (Contractor):</text:span><text:span text:style-name="T2"/></text:p>
              <text:p/>
            </office:annotation>
            <text:p>#triying to get query to accept token, after inserting cert</text:p>
          </table:table-cell>
          <table:table-cell table:style-name="ce18"/>
          <table:table-cell table:number-columns-repeated="16375" table:style-name="ce1"/>
        </table:table-row>
        <table:table-row table:style-name="ro14" table:visibility="collapse">
          <table:table-cell office:value-type="float" office:value="930" table:formula="of:=[.A2483]" table:style-name="ce17">
            <text:p>930</text:p>
          </table:table-cell>
          <table:table-cell table:style-name="ce19"/>
          <table:table-cell office:value-type="string" table:style-name="ce4">
            <text:p>BILLED</text:p>
          </table:table-cell>
          <table:table-cell office:value-type="float" office:value="0.30277777783339843" table:formula="of:=IF(AND([.F2484] &lt;&gt; &quot;&quot;;[.G2484] &lt;&gt; &quot;&quot;);([.G2484]-[.F2484])*24;&quot;---&quot;)" table:style-name="ce4">
            <text:p>0.303</text:p>
          </table:table-cell>
          <table:table-cell office:value-type="string" table:style-name="ce21">
            <text:p>IDtoApptioTargetProcess</text:p>
          </table:table-cell>
          <table:table-cell office:value-type="date" office:date-value="2025-08-28T14:44:39" table:style-name="ce14">
            <text:p>8/28/25 02:44 PM</text:p>
          </table:table-cell>
          <table:table-cell office:value-type="date" office:date-value="2025-08-28T15:02:49" table:style-name="ce14">
            <text:p>8/28/25 03:02 PM</text:p>
          </table:table-cell>
          <table:table-cell office:value-type="string" table:style-name="ce13">
            <text:p>#</text:p>
          </table:table-cell>
          <table:table-cell table:style-name="ce10"/>
          <table:table-cell table:number-columns-repeated="16375" table:style-name="ce1"/>
        </table:table-row>
        <table:table-row table:style-name="ro14" table:visibility="collapse">
          <table:table-cell office:value-type="float" office:value="930" table:formula="of:=[.A2484]" table:style-name="ce17">
            <text:p>930</text:p>
          </table:table-cell>
          <table:table-cell table:style-name="ce4"/>
          <table:table-cell office:value-type="string" table:style-name="ce4">
            <text:p>BILLED</text:p>
          </table:table-cell>
          <table:table-cell office:value-type="float" office:value="1.9197222221991979" table:formula="of:=IF(AND([.F2485] &lt;&gt; &quot;&quot;;[.G2485] &lt;&gt; &quot;&quot;);([.G2485]-[.F2485])*24;&quot;---&quot;)" table:style-name="ce4">
            <text:p>1.920</text:p>
          </table:table-cell>
          <table:table-cell office:value-type="string" table:style-name="ce21">
            <text:p>IDtoApptioTargetProcess</text:p>
          </table:table-cell>
          <table:table-cell office:value-type="date" office:date-value="2025-08-28T15:02:49" table:style-name="ce14">
            <text:p>8/28/25 03:02 PM</text:p>
          </table:table-cell>
          <table:table-cell office:value-type="date" office:date-value="2025-08-28T16:58:00" table:style-name="ce14">
            <text:p>8/28/25 04:58 PM</text:p>
          </table:table-cell>
          <table:table-cell office:value-type="string" table:style-name="ce13">
            <text:p># - got queryies working, now working on auto retreival of cert</text:p>
          </table:table-cell>
          <table:table-cell table:style-name="ce18"/>
          <table:table-cell table:number-columns-repeated="16375" table:style-name="ce1"/>
        </table:table-row>
        <table:table-row table:style-name="ro14" table:visibility="collapse">
          <table:table-cell office:value-type="float" office:value="930" table:formula="of:=[.A2485]" table:style-name="ce17">
            <text:p>930</text:p>
          </table:table-cell>
          <table:table-cell table:style-name="ce19"/>
          <table:table-cell office:value-type="string" table:style-name="ce4">
            <text:p>BILLED</text:p>
          </table:table-cell>
          <table:table-cell office:value-type="float" office:value="0.67444444441935048" table:formula="of:=IF(AND([.F2486] &lt;&gt; &quot;&quot;;[.G2486] &lt;&gt; &quot;&quot;);([.G2486]-[.F2486])*24;&quot;---&quot;)" table:style-name="ce4">
            <text:p>0.674</text:p>
          </table:table-cell>
          <table:table-cell office:value-type="string" table:style-name="ce21">
            <text:p>IDtoApptioTargetProcess</text:p>
          </table:table-cell>
          <table:table-cell office:value-type="date" office:date-value="2025-08-28T16:58:00" table:style-name="ce14">
            <text:p>8/28/25 04:58 PM</text:p>
          </table:table-cell>
          <table:table-cell office:value-type="date" office:date-value="2025-08-28T17:38:28" table:style-name="ce14">
            <text:p>8/28/25 05:38 PM</text:p>
          </table:table-cell>
          <table:table-cell table:style-name="ce13"/>
          <table:table-cell table:style-name="ce18"/>
          <table:table-cell table:number-columns-repeated="16375" table:style-name="ce1"/>
        </table:table-row>
        <table:table-row table:style-name="ro14" table:visibility="collapse">
          <table:table-cell office:value-type="float" office:value="930" table:formula="of:=[.A2486]" table:style-name="ce17">
            <text:p>930</text:p>
          </table:table-cell>
          <table:table-cell table:style-name="ce19"/>
          <table:table-cell table:style-name="ce4"/>
          <table:table-cell office:value-type="string" office:string-value="---" table:formula="of:=IF(AND([.F2487] &lt;&gt; &quot;&quot;;[.G2487] &lt;&gt; &quot;&quot;);([.G2487]-[.F2487])*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87]" table:style-name="ce17">
            <text:p>930</text:p>
          </table:table-cell>
          <table:table-cell table:style-name="ce19"/>
          <table:table-cell table:style-name="ce4"/>
          <table:table-cell office:value-type="string" office:string-value="---" table:formula="of:=IF(AND([.F2488] &lt;&gt; &quot;&quot;;[.G2488] &lt;&gt; &quot;&quot;);([.G2488]-[.F2488])*24;&quot;---&quot;)" table:style-name="ce4">
            <text:p>---</text:p>
          </table:table-cell>
          <table:table-cell office:value-type="string" table:style-name="ce21">
            <text:p>REMINDER: CACERTS UPDATED ON DI013!</text:p>
          </table:table-cell>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88]" table:style-name="ce17">
            <text:p>930</text:p>
          </table:table-cell>
          <table:table-cell table:style-name="ce19"/>
          <table:table-cell table:style-name="ce4"/>
          <table:table-cell office:value-type="string" office:string-value="---" table:formula="of:=IF(AND([.F2489] &lt;&gt; &quot;&quot;;[.G2489] &lt;&gt; &quot;&quot;);([.G2489]-[.F2489])*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89]" table:style-name="ce17">
            <text:p>930</text:p>
          </table:table-cell>
          <table:table-cell office:value-type="float" office:value="7.5" table:formula="of:=COM.MICROSOFT.CEILING([.C2490];0.25)" table:style-name="ce19">
            <text:p>7.500</text:p>
          </table:table-cell>
          <table:table-cell office:value-type="float" office:value="7.4752777777612209" table:formula="of:=SUM([.D2490:.D2514])" table:style-name="ce4">
            <text:p>7.475</text:p>
          </table:table-cell>
          <table:table-cell office:value-type="string" office:string-value="---" table:formula="of:=IF(AND([.F2490] &lt;&gt; &quot;&quot;;[.G2490] &lt;&gt; &quot;&quot;);([.G2490]-[.F2490])*24;&quot;---&quot;)" table:style-name="ce4">
            <text:p>---</text:p>
          </table:table-cell>
          <table:table-cell office:value-type="date" office:date-value="2025-08-29T00:00:00" table:style-name="ce20">
            <text:p>29-Aug</text:p>
          </table:table-cell>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90]" table:style-name="ce17">
            <text:p>930</text:p>
          </table:table-cell>
          <table:table-cell table:style-name="ce19"/>
          <table:table-cell office:value-type="string" table:style-name="ce4">
            <text:p>BILLED</text:p>
          </table:table-cell>
          <table:table-cell office:value-type="float" office:value="0.16666666668606922" table:formula="of:=IF(AND([.F2491] &lt;&gt; &quot;&quot;;[.G2491] &lt;&gt; &quot;&quot;);([.G2491]-[.F2491])*24;&quot;---&quot;)" table:style-name="ce4">
            <text:p>0.167</text:p>
          </table:table-cell>
          <table:table-cell office:value-type="string" table:style-name="ce13">
            <text:p>mtg-Daily</text:p>
          </table:table-cell>
          <table:table-cell office:value-type="date" office:date-value="2025-08-29T08:30:00" table:style-name="ce14">
            <text:p>8/29/25 08:30 AM</text:p>
          </table:table-cell>
          <table:table-cell office:value-type="date" office:date-value="2025-08-29T08:40:00" table:style-name="ce14">
            <text:p>8/29/25 08:40 AM</text:p>
          </table:table-cell>
          <table:table-cell office:value-type="string" table:style-name="ce13">
            <text:p>Daily meetings with the team.</text:p>
          </table:table-cell>
          <table:table-cell table:style-name="ce18"/>
          <table:table-cell table:number-columns-repeated="16375" table:style-name="ce1"/>
        </table:table-row>
        <table:table-row table:style-name="ro14" table:visibility="collapse">
          <table:table-cell office:value-type="float" office:value="930" table:formula="of:=[.A2491]" table:style-name="ce17">
            <text:p>930</text:p>
          </table:table-cell>
          <table:table-cell table:style-name="ce11"/>
          <table:table-cell office:value-type="string" table:style-name="ce4">
            <text:p>BILLED</text:p>
          </table:table-cell>
          <table:table-cell office:value-type="float" office:value="0.49999999988358468" table:formula="of:=IF(AND([.F2492] &lt;&gt; &quot;&quot;;[.G2492] &lt;&gt; &quot;&quot;);([.G2492]-[.F2492])*24;&quot;---&quot;)" table:style-name="ce4">
            <text:p>0.500</text:p>
          </table:table-cell>
          <table:table-cell office:value-type="string" table:style-name="ce13">
            <text:p>mtg-Daily</text:p>
          </table:table-cell>
          <table:table-cell office:value-type="date" office:date-value="2025-08-29T09:30:00" table:style-name="ce14">
            <text:p>8/29/25 09:30 AM</text:p>
          </table:table-cell>
          <table:table-cell office:value-type="date" office:date-value="2025-08-29T10:00:00" table:style-name="ce14">
            <text:p>8/29/25 10:00 AM</text:p>
          </table:table-cell>
          <table:table-cell office:value-type="string" table:style-name="ce13">
            <text:p>#</text:p>
          </table:table-cell>
          <table:table-cell table:style-name="ce15"/>
          <table:table-cell table:number-columns-repeated="16375" table:style-name="ce1"/>
        </table:table-row>
        <table:table-row table:style-name="ro14" table:visibility="collapse">
          <table:table-cell office:value-type="float" office:value="930" table:formula="of:=[.A2492]" table:style-name="ce17">
            <text:p>930</text:p>
          </table:table-cell>
          <table:table-cell table:style-name="ce11"/>
          <table:table-cell office:value-type="string" table:style-name="ce4">
            <text:p>BILLED</text:p>
          </table:table-cell>
          <table:table-cell office:value-type="float" office:value="0.66666666674427688" table:formula="of:=IF(AND([.F2493] &lt;&gt; &quot;&quot;;[.G2493] &lt;&gt; &quot;&quot;);([.G2493]-[.F2493])*24;&quot;---&quot;)" table:style-name="ce4">
            <text:p>0.667</text:p>
          </table:table-cell>
          <table:table-cell office:value-type="string" table:style-name="ce13">
            <text:p>Support</text:p>
          </table:table-cell>
          <table:table-cell office:value-type="date" office:date-value="2025-08-29T10:10:00" table:style-name="ce14">
            <text:p>8/29/25 10:10 AM</text:p>
          </table:table-cell>
          <table:table-cell office:value-type="date" office:date-value="2025-08-29T10:50:00" table:style-name="ce14">
            <text:p>8/29/25 10:50 AM</text:p>
          </table:table-cell>
          <table:table-cell office:value-type="string" table:style-name="ce13">
            <text:p>Worked on approving open MRs in Gitlab for EE/IGA teams.</text:p>
          </table:table-cell>
          <table:table-cell table:style-name="ce15"/>
          <table:table-cell table:number-columns-repeated="16375" table:style-name="ce1"/>
        </table:table-row>
        <table:table-row table:style-name="ro14" table:visibility="collapse">
          <table:table-cell office:value-type="float" office:value="930" table:formula="of:=[.A2493]" table:style-name="ce17">
            <text:p>930</text:p>
          </table:table-cell>
          <table:table-cell table:style-name="ce19"/>
          <table:table-cell office:value-type="string" table:style-name="ce4">
            <text:p>BILLED</text:p>
          </table:table-cell>
          <table:table-cell office:value-type="float" office:value="1.4869444443611428" table:formula="of:=IF(AND([.F2494] &lt;&gt; &quot;&quot;;[.G2494] &lt;&gt; &quot;&quot;);([.G2494]-[.F2494])*24;&quot;---&quot;)" table:style-name="ce4">
            <text:p>1.487</text:p>
          </table:table-cell>
          <table:table-cell office:value-type="string" table:style-name="ce21">
            <text:p>Mentoring</text:p>
          </table:table-cell>
          <table:table-cell office:value-type="date" office:date-value="2025-08-29T10:50:00" table:style-name="ce14">
            <text:p>8/29/25 10:50 AM</text:p>
          </table:table-cell>
          <table:table-cell office:value-type="date" office:date-value="2025-08-29T12:19:13" table:style-name="ce14">
            <text:p>8/29/25 12:19 PM</text:p>
          </table:table-cell>
          <table:table-cell office:value-type="string" table:style-name="ce13">
            <text:p>Worked with Carl and J Waldo to resolve a git issue in LAUSD.</text:p>
          </table:table-cell>
          <table:table-cell table:style-name="ce18"/>
          <table:table-cell table:number-columns-repeated="16375" table:style-name="ce1"/>
        </table:table-row>
        <table:table-row table:style-name="ro14" table:visibility="collapse">
          <table:table-cell office:value-type="float" office:value="930" table:formula="of:=[.A2494]" table:style-name="ce17">
            <text:p>930</text:p>
          </table:table-cell>
          <table:table-cell table:style-name="ce4"/>
          <table:table-cell office:value-type="string" table:style-name="ce4">
            <text:p>BILLED</text:p>
          </table:table-cell>
          <table:table-cell office:value-type="float" office:value="1.346388888952788" table:formula="of:=IF(AND([.F2495] &lt;&gt; &quot;&quot;;[.G2495] &lt;&gt; &quot;&quot;);([.G2495]-[.F2495])*24;&quot;---&quot;)" table:style-name="ce4">
            <text:p>1.346</text:p>
          </table:table-cell>
          <table:table-cell office:value-type="string" table:style-name="ce13">
            <text:p>IDtoApptioTargetProcess</text:p>
          </table:table-cell>
          <table:table-cell office:value-type="date" office:date-value="2025-08-29T12:19:13" table:style-name="ce14">
            <text:p>8/29/25 12:19 PM</text:p>
          </table:table-cell>
          <table:table-cell office:value-type="date" office:date-value="2025-08-29T13:40:00" table:style-name="ce14">
            <text:p>8/29/25 01:40 PM</text:p>
          </table:table-cell>
          <table:table-cell office:value-type="string" table:style-name="ce13">
            <text:p>Worked on user provisioning functionality in the IDtoApptioTargetProcess driver.</text:p>
          </table:table-cell>
          <table:table-cell table:style-name="ce18"/>
          <table:table-cell table:number-columns-repeated="16375" table:style-name="ce1"/>
        </table:table-row>
        <table:table-row table:style-name="ro14" table:visibility="collapse">
          <table:table-cell office:value-type="float" office:value="930" table:formula="of:=[.A2495]" table:style-name="ce17">
            <text:p>930</text:p>
          </table:table-cell>
          <table:table-cell office:value-type="string" table:style-name="ce4">
            <text:p>walk</text:p>
          </table:table-cell>
          <table:table-cell office:value-type="string" table:style-name="ce4">
            <text:p>BILLED</text:p>
          </table:table-cell>
          <table:table-cell office:value-type="float" office:value="0.37333333329297602" table:formula="of:=IF(AND([.F2496] &lt;&gt; &quot;&quot;;[.G2496] &lt;&gt; &quot;&quot;);([.G2496]-[.F2496])*24;&quot;---&quot;)" table:style-name="ce4">
            <text:p>0.373</text:p>
          </table:table-cell>
          <table:table-cell office:value-type="string" table:style-name="ce21">
            <text:p>IDtoAviobook</text:p>
          </table:table-cell>
          <table:table-cell office:value-type="date" office:date-value="2025-08-29T14:28:24" table:style-name="ce14">
            <text:p>8/29/25 02:28 PM</text:p>
          </table:table-cell>
          <table:table-cell office:value-type="date" office:date-value="2025-08-29T14:50:48" table:style-name="ce14">
            <text:p>8/29/25 02:50 PM</text:p>
          </table:table-cell>
          <table:table-cell office:value-type="string" table:style-name="ce13">
            <text:p>Worked on resolving driver error messages from IDtoAviobook in QA.</text:p>
          </table:table-cell>
          <table:table-cell table:style-name="ce18"/>
          <table:table-cell table:number-columns-repeated="16375" table:style-name="ce1"/>
        </table:table-row>
        <table:table-row table:style-name="ro14" table:visibility="collapse">
          <table:table-cell office:value-type="float" office:value="930" table:formula="of:=[.A2496]" table:style-name="ce17">
            <text:p>930</text:p>
          </table:table-cell>
          <table:table-cell table:style-name="ce19"/>
          <table:table-cell office:value-type="string" table:style-name="ce4">
            <text:p>BILLED</text:p>
          </table:table-cell>
          <table:table-cell office:value-type="float" office:value="2.026944444514811" table:formula="of:=IF(AND([.F2497] &lt;&gt; &quot;&quot;;[.G2497] &lt;&gt; &quot;&quot;);([.G2497]-[.F2497])*24;&quot;---&quot;)" table:style-name="ce4">
            <text:p>2.027</text:p>
          </table:table-cell>
          <table:table-cell office:value-type="string" table:style-name="ce13">
            <text:p>IDtoApptioTargetProcess</text:p>
          </table:table-cell>
          <table:table-cell office:value-type="date" office:date-value="2025-08-29T14:50:48" table:style-name="ce14">
            <text:p>8/29/25 02:50 PM</text:p>
          </table:table-cell>
          <table:table-cell office:value-type="date" office:date-value="2025-08-29T16:52:25" table:style-name="ce14">
            <text:p>8/29/25 04:52 PM</text:p>
          </table:table-cell>
          <table:table-cell office:value-type="string" table:style-name="ce39">
            <text:p>#create, api get by id, work with Mike</text:p>
          </table:table-cell>
          <table:table-cell table:style-name="ce18"/>
          <table:table-cell table:number-columns-repeated="16375" table:style-name="ce1"/>
        </table:table-row>
        <table:table-row table:style-name="ro14" table:visibility="collapse">
          <table:table-cell office:value-type="float" office:value="930" table:formula="of:=[.A2497]" table:style-name="ce17">
            <text:p>930</text:p>
          </table:table-cell>
          <table:table-cell table:style-name="ce19"/>
          <table:table-cell office:value-type="string" table:style-name="ce4">
            <text:p>BILLED</text:p>
          </table:table-cell>
          <table:table-cell office:value-type="float" office:value="0.90833333332557231" table:formula="of:=IF(AND([.F2498] &lt;&gt; &quot;&quot;;[.G2498] &lt;&gt; &quot;&quot;);([.G2498]-[.F2498])*24;&quot;---&quot;)" table:style-name="ce4">
            <text:p>0.908</text:p>
          </table:table-cell>
          <table:table-cell office:value-type="string" table:style-name="ce13">
            <text:p>IDtoApptioTargetProcess</text:p>
          </table:table-cell>
          <table:table-cell office:value-type="date" office:date-value="2025-08-29T16:52:25" table:style-name="ce14">
            <text:p>8/29/25 04:52 PM</text:p>
          </table:table-cell>
          <table:table-cell office:value-type="date" office:date-value="2025-08-29T17:46:55" table:style-name="ce14">
            <text:p>8/29/25 05:46 PM</text:p>
          </table:table-cell>
          <table:table-cell office:value-type="string" table:style-name="ce13">
            <text:p>#create learning relatnioship between tp and fd users.</text:p>
          </table:table-cell>
          <table:table-cell table:style-name="ce18"/>
          <table:table-cell table:number-columns-repeated="16375" table:style-name="ce1"/>
        </table:table-row>
        <table:table-row table:style-name="ro14" table:visibility="collapse">
          <table:table-cell office:value-type="float" office:value="930" table:formula="of:=[.A2498]" table:style-name="ce17">
            <text:p>930</text:p>
          </table:table-cell>
          <table:table-cell table:style-name="ce19"/>
          <table:table-cell table:style-name="ce4"/>
          <table:table-cell office:value-type="string" office:string-value="---" table:formula="of:=IF(AND([.F2499] &lt;&gt; &quot;&quot;;[.G2499] &lt;&gt; &quot;&quot;);([.G2499]-[.F2499])*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99]" table:style-name="ce17">
            <text:p>930</text:p>
          </table:table-cell>
          <table:table-cell table:style-name="ce19"/>
          <table:table-cell table:style-name="ce4"/>
          <table:table-cell office:value-type="string" office:string-value="---" table:formula="of:=IF(AND([.F2500] &lt;&gt; &quot;&quot;;[.G2500] &lt;&gt; &quot;&quot;);([.G2500]-[.F2500])*24;&quot;---&quot;)" table:style-name="ce4">
            <text:p>---</text:p>
          </table:table-cell>
          <table:table-cell table:style-name="ce13"/>
          <table:table-cell table:number-columns-repeated="2" table:style-name="ce14"/>
          <table:table-cell table:style-name="ce10"/>
          <table:table-cell table:style-name="ce18"/>
          <table:table-cell table:number-columns-repeated="16375" table:style-name="ce1"/>
        </table:table-row>
        <table:table-row table:style-name="ro14" table:visibility="collapse">
          <table:table-cell office:value-type="float" office:value="930" table:formula="of:=[.A2500]" table:style-name="ce17">
            <text:p>930</text:p>
          </table:table-cell>
          <table:table-cell table:style-name="ce19"/>
          <table:table-cell table:style-name="ce4"/>
          <table:table-cell office:value-type="string" office:string-value="---" table:formula="of:=IF(AND([.F2501] &lt;&gt; &quot;&quot;;[.G2501] &lt;&gt; &quot;&quot;);([.G2501]-[.F2501])*24;&quot;---&quot;)" table:style-name="ce4">
            <text:p>---</text:p>
          </table:table-cell>
          <table:table-cell table:style-name="ce13"/>
          <table:table-cell table:style-name="ce14"/>
          <table:table-cell office:value-type="date" office:date-value="2025-08-29T17:20:00" table:style-name="ce14">
            <text:p>8/29/25 05:20 PM</text:p>
          </table:table-cell>
          <table:table-cell table:style-name="ce10"/>
          <table:table-cell table:style-name="ce18"/>
          <table:table-cell table:number-columns-repeated="16375" table:style-name="ce1"/>
        </table:table-row>
        <table:table-row table:style-name="ro14" table:visibility="collapse">
          <table:table-cell office:value-type="float" office:value="930" table:formula="of:=[.A2501]" table:style-name="ce17">
            <text:p>930</text:p>
          </table:table-cell>
          <table:table-cell table:style-name="ce19"/>
          <table:table-cell table:style-name="ce4"/>
          <table:table-cell office:value-type="string" office:string-value="---" table:formula="of:=IF(AND([.F2502] &lt;&gt; &quot;&quot;;[.G2502] &lt;&gt; &quot;&quot;);([.G2502]-[.F2502])*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502]" table:style-name="ce17">
            <text:p>930</text:p>
          </table:table-cell>
          <table:table-cell table:number-columns-repeated="2" table:style-name="ce4"/>
          <table:table-cell office:value-type="string" office:string-value="---" table:formula="of:=IF(AND([.F2503] &lt;&gt; &quot;&quot;;[.G2503] &lt;&gt; &quot;&quot;);([.G2503]-[.F2503])*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503]" table:style-name="ce17">
            <text:p>930</text:p>
          </table:table-cell>
          <table:table-cell table:style-name="ce19"/>
          <table:table-cell table:style-name="ce4"/>
          <table:table-cell office:value-type="string" office:string-value="---" table:formula="of:=IF(AND([.F2504] &lt;&gt; &quot;&quot;;[.G2504] &lt;&gt; &quot;&quot;);([.G2504]-[.F2504])*24;&quot;---&quot;)" table:style-name="ce4">
            <text:p>---</text:p>
          </table:table-cell>
          <table:table-cell table:style-name="ce13"/>
          <table:table-cell table:style-name="ce14"/>
          <table:table-cell table:style-name="ce24"/>
          <table:table-cell table:style-name="ce13"/>
          <table:table-cell table:style-name="ce14"/>
          <table:table-cell table:number-columns-repeated="16375" table:style-name="ce1"/>
        </table:table-row>
        <table:table-row table:style-name="ro14" table:visibility="collapse">
          <table:table-cell office:value-type="float" office:value="930" table:formula="of:=[.A2503]" table:style-name="ce17">
            <text:p>930</text:p>
          </table:table-cell>
          <table:table-cell table:style-name="ce19"/>
          <table:table-cell table:style-name="ce4"/>
          <table:table-cell office:value-type="string" office:string-value="---" table:formula="of:=IF(AND([.F2505] &lt;&gt; &quot;&quot;;[.G2505] &lt;&gt; &quot;&quot;);([.G2505]-[.F2505])*24;&quot;---&quot;)" table:style-name="ce4">
            <text:p>---</text:p>
          </table:table-cell>
          <table:table-cell table:style-name="ce34"/>
          <table:table-cell table:style-name="ce24"/>
          <table:table-cell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504]" table:style-name="ce17">
            <text:p>930</text:p>
          </table:table-cell>
          <table:table-cell table:style-name="ce19"/>
          <table:table-cell table:style-name="ce4"/>
          <table:table-cell office:value-type="string" office:string-value="---" table:formula="of:=IF(AND([.F2506] &lt;&gt; &quot;&quot;;[.G2506] &lt;&gt; &quot;&quot;);([.G2506]-[.F2506])*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505]" table:style-name="ce17">
            <text:p>930</text:p>
          </table:table-cell>
          <table:table-cell table:style-name="ce19"/>
          <table:table-cell table:style-name="ce4"/>
          <table:table-cell office:value-type="string" office:string-value="---" table:formula="of:=IF(AND([.F2507] &lt;&gt; &quot;&quot;;[.G2507] &lt;&gt; &quot;&quot;);([.G2507]-[.F2507])*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506]" table:style-name="ce17">
            <text:p>930</text:p>
          </table:table-cell>
          <table:table-cell table:style-name="ce19"/>
          <table:table-cell table:style-name="ce4"/>
          <table:table-cell office:value-type="string" office:string-value="---" table:formula="of:=IF(AND([.F2508] &lt;&gt; &quot;&quot;;[.G2508] &lt;&gt; &quot;&quot;);([.G2508]-[.F2508])*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507]" table:style-name="ce17">
            <text:p>930</text:p>
          </table:table-cell>
          <table:table-cell table:style-name="ce19"/>
          <table:table-cell table:style-name="ce4"/>
          <table:table-cell office:value-type="string" office:string-value="---" table:formula="of:=IF(AND([.F2509] &lt;&gt; &quot;&quot;;[.G2509] &lt;&gt; &quot;&quot;);([.G2509]-[.F2509])*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508]" table:style-name="ce17">
            <text:p>930</text:p>
          </table:table-cell>
          <table:table-cell table:style-name="ce19"/>
          <table:table-cell table:style-name="ce4"/>
          <table:table-cell office:value-type="string" office:string-value="---" table:formula="of:=IF(AND([.F2510] &lt;&gt; &quot;&quot;;[.G2510] &lt;&gt; &quot;&quot;);([.G2510]-[.F2510])*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509]" table:style-name="ce17">
            <text:p>930</text:p>
          </table:table-cell>
          <table:table-cell table:style-name="ce19"/>
          <table:table-cell table:style-name="ce4"/>
          <table:table-cell office:value-type="string" office:string-value="---" table:formula="of:=IF(AND([.F2511] &lt;&gt; &quot;&quot;;[.G2511] &lt;&gt; &quot;&quot;);([.G2511]-[.F2511])*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510]" table:style-name="ce17">
            <text:p>930</text:p>
          </table:table-cell>
          <table:table-cell table:style-name="ce19"/>
          <table:table-cell table:style-name="ce4"/>
          <table:table-cell office:value-type="string" office:string-value="---" table:formula="of:=IF(AND([.F2512] &lt;&gt; &quot;&quot;;[.G2512] &lt;&gt; &quot;&quot;);([.G2512]-[.F2512])*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511]" table:style-name="ce17">
            <text:p>930</text:p>
          </table:table-cell>
          <table:table-cell table:style-name="ce19"/>
          <table:table-cell table:style-name="ce4"/>
          <table:table-cell office:value-type="string" office:string-value="---" table:formula="of:=IF(AND([.F2513] &lt;&gt; &quot;&quot;;[.G2513] &lt;&gt; &quot;&quot;);([.G2513]-[.F2513])*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513]" table:style-name="ce17">
            <text:p>930</text:p>
          </table:table-cell>
          <table:table-cell table:style-name="ce19"/>
          <table:table-cell table:style-name="ce4"/>
          <table:table-cell office:value-type="string" office:string-value="---" table:formula="of:=IF(AND([.F2514] &lt;&gt; &quot;&quot;;[.G2514] &lt;&gt; &quot;&quot;);([.G2514]-[.F2514])*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14" table:visibility="collapse">
          <table:table-cell office:value-type="float" office:value="931" table:formula="of:=[.A2514]+1" table:style-name="ce17">
            <text:p>931</text:p>
          </table:table-cell>
          <table:table-cell table:style-name="ce12"/>
          <table:table-cell office:value-type="string" table:style-name="ce4">
            <text:p>****************</text:p>
          </table:table-cell>
          <table:table-cell table:style-name="ce4"/>
          <table:table-cell office:value-type="string" office:string-value="Week 931" table:formula="of:=CONCATENATE(&quot;Week &quot;; [.A2516])" table:number-columns-spanned="2" table:number-rows-spanned="3" table:style-name="ce48">
            <text:p>Week 931</text:p>
          </table:table-cell>
          <table:covered-table-cell/>
          <table:table-cell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516]" table:style-name="ce17">
            <text:p>931</text:p>
          </table:table-cell>
          <table:table-cell table:style-name="ce12"/>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517]" table:style-name="ce17">
            <text:p>931</text:p>
          </table:table-cell>
          <table:table-cell table:style-name="ce19"/>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518]" table:style-name="ce17">
            <text:p>931</text:p>
          </table:table-cell>
          <table:table-cell table:style-name="ce19"/>
          <table:table-cell office:value-type="string" table:style-name="ce4">
            <text:p>****************</text:p>
          </table:table-cell>
          <table:table-cell office:value-type="string" office:string-value="---" table:formula="of:=IF(AND([.F2519] &lt;&gt; &quot;&quot;;[.G2519] &lt;&gt; &quot;&quot;);([.G2519]-[.F2519])*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519]" table:style-name="ce17">
            <text:p>931</text:p>
          </table:table-cell>
          <table:table-cell table:style-name="ce19"/>
          <table:table-cell office:value-type="string" table:style-name="ce4">
            <text:p>****************</text:p>
          </table:table-cell>
          <table:table-cell office:value-type="string" office:string-value="---" table:formula="of:=IF(AND([.F2520] &lt;&gt; &quot;&quot;;[.G2520] &lt;&gt; &quot;&quot;);([.G2520]-[.F2520])*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520]" table:style-name="ce17">
            <text:p>931</text:p>
          </table:table-cell>
          <table:table-cell table:style-name="ce19"/>
          <table:table-cell office:value-type="string" table:style-name="ce4">
            <text:p>****************</text:p>
          </table:table-cell>
          <table:table-cell office:value-type="string" office:string-value="---" table:formula="of:=IF(AND([.F2521] &lt;&gt; &quot;&quot;;[.G2521] &lt;&gt; &quot;&quot;);([.G2521]-[.F2521])*24;&quot;---&quot;)" table:style-name="ce4">
            <text:p>---</text:p>
          </table:table-cell>
          <table:table-cell office:value-type="string" table:style-name="ce13">
            <text:p>note:sep 1 was labor day</text:p>
          </table:table-cell>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521]" table:style-name="ce17">
            <text:p>931</text:p>
          </table:table-cell>
          <table:table-cell table:style-name="ce12"/>
          <table:table-cell office:value-type="string" table:style-name="ce4">
            <text:p>****************</text:p>
          </table:table-cell>
          <table:table-cell office:value-type="string" office:string-value="---" table:formula="of:=IF(AND([.F2522] &lt;&gt; &quot;&quot;;[.G2522] &lt;&gt; &quot;&quot;);([.G2522]-[.F2522])*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522]" table:style-name="ce17">
            <text:p>931</text:p>
          </table:table-cell>
          <table:table-cell table:style-name="ce12"/>
          <table:table-cell office:value-type="string" table:style-name="ce4">
            <text:p>BILLED</text:p>
          </table:table-cell>
          <table:table-cell office:value-type="string" office:string-value="---" table:formula="of:=IF(AND([.F2523] &lt;&gt; &quot;&quot;;[.G2523] &lt;&gt; &quot;&quot;);([.G2523]-[.F252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523]" table:style-name="ce17">
            <text:p>931</text:p>
          </table:table-cell>
          <table:table-cell office:value-type="float" office:value="7" table:formula="of:=COM.MICROSOFT.CEILING([.C2524];0.25)" table:style-name="ce19">
            <text:p>7.000</text:p>
          </table:table-cell>
          <table:table-cell office:value-type="float" office:value="6.8858333334792405" table:formula="of:=SUM([.D2524:.D2546])" table:style-name="ce4">
            <text:p>6.886</text:p>
          </table:table-cell>
          <table:table-cell office:value-type="string" office:string-value="---" table:formula="of:=IF(AND([.F2524] &lt;&gt; &quot;&quot;;[.G2524] &lt;&gt; &quot;&quot;);([.G2524]-[.F2524])*24;&quot;---&quot;)" table:style-name="ce4">
            <text:p>---</text:p>
          </table:table-cell>
          <table:table-cell office:value-type="date" office:date-value="2025-09-02T00:00:00" table:style-name="ce20">
            <text:p>2-Sep</text:p>
          </table:table-cell>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1" table:formula="of:=[.A2524]" table:style-name="ce17">
            <text:p>931</text:p>
          </table:table-cell>
          <table:table-cell table:style-name="ce19"/>
          <table:table-cell office:value-type="string" table:style-name="ce4">
            <text:p>BILLED</text:p>
          </table:table-cell>
          <table:table-cell office:value-type="float" office:value="0.26666666666278616" table:formula="of:=IF(AND([.F2525] &lt;&gt; &quot;&quot;;[.G2525] &lt;&gt; &quot;&quot;);([.G2525]-[.F2525])*24;&quot;---&quot;)" table:style-name="ce4">
            <text:p>0.267</text:p>
          </table:table-cell>
          <table:table-cell office:value-type="string" table:style-name="ce25">
            <text:p>Mtg-Daily</text:p>
          </table:table-cell>
          <table:table-cell office:value-type="date" office:date-value="2025-09-02T08:30:00" table:style-name="ce14">
            <text:p>9/2/25 08:30 AM</text:p>
          </table:table-cell>
          <table:table-cell office:value-type="date" office:date-value="2025-09-02T08:46:00" table:style-name="ce14">
            <text:p>9/2/25 08:46 AM</text:p>
          </table:table-cell>
          <table:table-cell office:value-type="string" table:style-name="ce16">
            <text:p>Daily meetings with the team. Weekly backlog EE meeting. IDtoDocker driver code review with Joe and team.</text:p>
          </table:table-cell>
          <table:table-cell table:style-name="ce18"/>
          <table:table-cell table:number-columns-repeated="16375" table:style-name="ce1"/>
        </table:table-row>
        <table:table-row table:style-name="ro14" table:visibility="collapse">
          <table:table-cell office:value-type="float" office:value="931" table:formula="of:=[.A2525]" table:style-name="ce17">
            <text:p>931</text:p>
          </table:table-cell>
          <table:table-cell table:style-name="ce19"/>
          <table:table-cell office:value-type="string" table:style-name="ce4">
            <text:p>BILLED</text:p>
          </table:table-cell>
          <table:table-cell office:value-type="float" office:value="0.85277777787996456" table:formula="of:=IF(AND([.F2526] &lt;&gt; &quot;&quot;;[.G2526] &lt;&gt; &quot;&quot;);([.G2526]-[.F2526])*24;&quot;---&quot;)" table:style-name="ce4">
            <text:p>0.853</text:p>
          </table:table-cell>
          <table:table-cell office:value-type="string" table:style-name="ce25">
            <text:p>Gittraining</text:p>
          </table:table-cell>
          <table:table-cell office:value-type="date" office:date-value="2025-09-02T10:00:00" table:style-name="ce14">
            <text:p>9/2/25 10:00 AM</text:p>
          </table:table-cell>
          <table:table-cell office:value-type="date" office:date-value="2025-09-02T10:51:10" table:style-name="ce14">
            <text:p>9/2/25 10:51 AM</text:p>
          </table:table-cell>
          <table:table-cell office:value-type="string" table:style-name="ce16">
            <text:p>Worked on adding worktree, and diff examples to git training.</text:p>
          </table:table-cell>
          <table:table-cell table:style-name="ce18"/>
          <table:table-cell table:number-columns-repeated="16375" table:style-name="ce1"/>
        </table:table-row>
        <table:table-row table:style-name="ro14" table:visibility="collapse">
          <table:table-cell office:value-type="float" office:value="931" table:formula="of:=[.A2526]" table:style-name="ce17">
            <text:p>931</text:p>
          </table:table-cell>
          <table:table-cell table:style-name="ce19"/>
          <table:table-cell office:value-type="string" table:style-name="ce4">
            <text:p>BILLED</text:p>
          </table:table-cell>
          <table:table-cell office:value-type="float" office:value="0.5088888889295049" table:formula="of:=IF(AND([.F2527] &lt;&gt; &quot;&quot;;[.G2527] &lt;&gt; &quot;&quot;);([.G2527]-[.F2527])*24;&quot;---&quot;)" table:style-name="ce4">
            <text:p>0.509</text:p>
          </table:table-cell>
          <table:table-cell office:value-type="string" table:style-name="ce25">
            <text:p>IDtoApptionTargetProcess</text:p>
          </table:table-cell>
          <table:table-cell office:value-type="date" office:date-value="2025-09-02T10:51:10" table:style-name="ce14">
            <text:p>9/2/25 10:51 AM</text:p>
          </table:table-cell>
          <table:table-cell office:value-type="date" office:date-value="2025-09-02T11:21:42" table:style-name="ce14">
            <text:p>9/2/25 11:21 AM</text:p>
          </table:table-cell>
          <table:table-cell office:value-type="string" table:style-name="ce16">
            <text:p>Worked on ensuring TargetProcess users can SSO to their account in the IDtoApptioTargetProcess driver.</text:p>
          </table:table-cell>
          <table:table-cell table:style-name="ce18"/>
          <table:table-cell table:number-columns-repeated="16375" table:style-name="ce1"/>
        </table:table-row>
        <table:table-row table:style-name="ro14" table:visibility="collapse">
          <table:table-cell office:value-type="float" office:value="931" table:formula="of:=[.A2527]" table:style-name="ce17">
            <text:p>931</text:p>
          </table:table-cell>
          <table:table-cell table:style-name="ce19"/>
          <table:table-cell office:value-type="string" table:style-name="ce4">
            <text:p>BILLED</text:p>
          </table:table-cell>
          <table:table-cell office:value-type="float" office:value="0.43972222215961665" table:formula="of:=IF(AND([.F2528] &lt;&gt; &quot;&quot;;[.G2528] &lt;&gt; &quot;&quot;);([.G2528]-[.F2528])*24;&quot;---&quot;)" table:style-name="ce4">
            <text:p>0.440</text:p>
          </table:table-cell>
          <table:table-cell office:value-type="string" table:style-name="ce25">
            <text:p>IDtoApptionTargetProcess</text:p>
          </table:table-cell>
          <table:table-cell office:value-type="date" office:date-value="2025-09-02T11:21:42" table:style-name="ce14">
            <text:p>9/2/25 11:21 AM</text:p>
          </table:table-cell>
          <table:table-cell office:value-type="date" office:date-value="2025-09-02T11:48:05" table:style-name="ce14">
            <text:p>9/2/25 11:48 AM</text:p>
          </table:table-cell>
          <table:table-cell office:value-type="string" table:style-name="ce16">
            <text:p># testing new user in fd, authenticatoin, deleting, then starting in tp first . .</text:p>
          </table:table-cell>
          <table:table-cell table:style-name="ce18"/>
          <table:table-cell table:number-columns-repeated="16375" table:style-name="ce1"/>
        </table:table-row>
        <table:table-row table:style-name="ro14" table:visibility="collapse">
          <table:table-cell office:value-type="float" office:value="931" table:formula="of:=[.A2528]" table:style-name="ce17">
            <text:p>931</text:p>
          </table:table-cell>
          <table:table-cell table:style-name="ce19"/>
          <table:table-cell office:value-type="string" table:style-name="ce4">
            <text:p>BILLED</text:p>
          </table:table-cell>
          <table:table-cell office:value-type="float" office:value="0.23944444436347112" table:formula="of:=IF(AND([.F2529] &lt;&gt; &quot;&quot;;[.G2529] &lt;&gt; &quot;&quot;);([.G2529]-[.F2529])*24;&quot;---&quot;)" table:style-name="ce4">
            <text:p>0.239</text:p>
          </table:table-cell>
          <table:table-cell office:value-type="string" table:style-name="ce25">
            <text:p>IDtoAviobook</text:p>
          </table:table-cell>
          <table:table-cell office:value-type="date" office:date-value="2025-09-02T11:48:05" table:style-name="ce14">
            <text:p>9/2/25 11:48 AM</text:p>
          </table:table-cell>
          <table:table-cell office:value-type="date" office:date-value="2025-09-02T12:02:27" table:style-name="ce14">
            <text:p>9/2/25 12:02 PM</text:p>
          </table:table-cell>
          <table:table-cell office:value-type="string" table:style-name="ce16">
            <text:p>Worked on MR review with Nirosha for IDtoAviobook.</text:p>
          </table:table-cell>
          <table:table-cell office:value-type="string" table:style-name="ce18">
            <text:p>Not seeing what I expected for new code; but looks</text:p>
          </table:table-cell>
          <table:table-cell table:number-columns-repeated="16375" table:style-name="ce1"/>
        </table:table-row>
        <table:table-row table:style-name="ro14" table:visibility="collapse">
          <table:table-cell office:value-type="float" office:value="931" table:formula="of:=[.A2529]" table:style-name="ce17">
            <text:p>931</text:p>
          </table:table-cell>
          <table:table-cell table:style-name="ce19"/>
          <table:table-cell office:value-type="string" table:style-name="ce4">
            <text:p>BILLED</text:p>
          </table:table-cell>
          <table:table-cell office:value-type="float" office:value="0.76638888887828216" table:formula="of:=IF(AND([.F2530] &lt;&gt; &quot;&quot;;[.G2530] &lt;&gt; &quot;&quot;);([.G2530]-[.F2530])*24;&quot;---&quot;)" table:style-name="ce4">
            <text:p>0.766</text:p>
          </table:table-cell>
          <table:table-cell office:value-type="string" table:style-name="ce25">
            <text:p>EmployeeServicesRoleMgmtDRiver</text:p>
          </table:table-cell>
          <table:table-cell office:value-type="date" office:date-value="2025-09-02T12:02:27" table:style-name="ce14">
            <text:p>9/2/25 12:02 PM</text:p>
          </table:table-cell>
          <table:table-cell office:value-type="date" office:date-value="2025-09-02T12:48:26" table:style-name="ce14">
            <text:p>9/2/25 12:48 PM</text:p>
          </table:table-cell>
          <table:table-cell office:value-type="string" table:style-name="ce21">
            <text:p>Worked on resolving an issue with testUserTerm for the EmployeeServicesRoleMgmt driver.</text:p>
          </table:table-cell>
          <table:table-cell table:style-name="ce18"/>
          <table:table-cell table:number-columns-repeated="16375" table:style-name="ce1"/>
        </table:table-row>
        <table:table-row table:style-name="ro14" table:visibility="collapse">
          <table:table-cell office:value-type="float" office:value="931" table:formula="of:=[.A2530]" table:style-name="ce17">
            <text:p>931</text:p>
          </table:table-cell>
          <table:table-cell table:style-name="ce19"/>
          <table:table-cell office:value-type="string" table:style-name="ce4">
            <text:p>BILLED</text:p>
          </table:table-cell>
          <table:table-cell office:value-type="float" office:value="0.1369444445008412" table:formula="of:=IF(AND([.F2531] &lt;&gt; &quot;&quot;;[.G2531] &lt;&gt; &quot;&quot;);([.G2531]-[.F2531])*24;&quot;---&quot;)" table:style-name="ce4">
            <text:p>0.137</text:p>
          </table:table-cell>
          <table:table-cell office:value-type="string" table:style-name="ce25">
            <text:p>IDtoAviobook</text:p>
          </table:table-cell>
          <table:table-cell office:value-type="date" office:date-value="2025-09-02T12:48:26" table:style-name="ce14">
            <text:p>9/2/25 12:48 PM</text:p>
          </table:table-cell>
          <table:table-cell office:value-type="date" office:date-value="2025-09-02T12:56:39" table:style-name="ce14">
            <text:p>9/2/25 12:56 PM</text:p>
          </table:table-cell>
          <table:table-cell office:value-type="string" table:style-name="ce22">
            <text:p># code review - excellent work from Nirosha</text:p>
          </table:table-cell>
          <table:table-cell table:style-name="ce18"/>
          <table:table-cell table:number-columns-repeated="16375" table:style-name="ce1"/>
        </table:table-row>
        <table:table-row table:style-name="ro14" table:visibility="collapse">
          <table:table-cell office:value-type="float" office:value="931" table:formula="of:=[.A2531]" table:style-name="ce17">
            <text:p>931</text:p>
          </table:table-cell>
          <table:table-cell table:style-name="ce19"/>
          <table:table-cell office:value-type="string" table:style-name="ce4">
            <text:p>BILLED</text:p>
          </table:table-cell>
          <table:table-cell office:value-type="float" office:value="3.2500000088475645E-2" table:formula="of:=IF(AND([.F2532] &lt;&gt; &quot;&quot;;[.G2532] &lt;&gt; &quot;&quot;);([.G2532]-[.F2532])*24;&quot;---&quot;)" table:style-name="ce4">
            <text:p>0.033</text:p>
          </table:table-cell>
          <table:table-cell office:value-type="string" table:style-name="ce25">
            <text:p>EmployeeServicesRoleMgmtDRiver</text:p>
          </table:table-cell>
          <table:table-cell office:value-type="date" office:date-value="2025-09-02T12:56:39" table:style-name="ce14">
            <text:p>9/2/25 12:56 PM</text:p>
          </table:table-cell>
          <table:table-cell office:value-type="date" office:date-value="2025-09-02T12:58:36" table:style-name="ce14">
            <text:p>9/2/25 12:58 PM</text:p>
          </table:table-cell>
          <table:table-cell office:value-type="string" table:style-name="ce21">
            <text:p># Confirmed tests pass, now running in pipline, and creating MR.</text:p>
          </table:table-cell>
          <table:table-cell table:style-name="ce18"/>
          <table:table-cell table:number-columns-repeated="16375" table:style-name="ce1"/>
        </table:table-row>
        <table:table-row table:style-name="ro14" table:visibility="collapse">
          <table:table-cell office:value-type="float" office:value="931" table:formula="of:=[.A2532]" table:style-name="ce17">
            <text:p>931</text:p>
          </table:table-cell>
          <table:table-cell table:style-name="ce4"/>
          <table:table-cell office:value-type="string" table:style-name="ce4">
            <text:p>BILLED</text:p>
          </table:table-cell>
          <table:table-cell office:value-type="float" office:value="0.52333333325805143" table:formula="of:=IF(AND([.F2533] &lt;&gt; &quot;&quot;;[.G2533] &lt;&gt; &quot;&quot;);([.G2533]-[.F2533])*24;&quot;---&quot;)" table:style-name="ce4">
            <text:p>0.523</text:p>
          </table:table-cell>
          <table:table-cell office:value-type="string" table:style-name="ce25">
            <text:p>IDtoApptionTargetProcess</text:p>
          </table:table-cell>
          <table:table-cell office:value-type="date" office:date-value="2025-09-02T12:58:36" table:style-name="ce14">
            <text:p>9/2/25 12:58 PM</text:p>
          </table:table-cell>
          <table:table-cell office:value-type="date" office:date-value="2025-09-02T13:30:00" table:style-name="ce14">
            <text:p>9/2/25 01:30 PM</text:p>
          </table:table-cell>
          <table:table-cell office:value-type="string" table:style-name="ce21">
            <text:p>#</text:p>
          </table:table-cell>
          <table:table-cell table:style-name="ce18"/>
          <table:table-cell table:number-columns-repeated="16375" table:style-name="ce1"/>
        </table:table-row>
        <table:table-row table:style-name="ro14" table:visibility="collapse">
          <table:table-cell office:value-type="float" office:value="931" table:formula="of:=[.A2533]" table:style-name="ce17">
            <text:p>931</text:p>
          </table:table-cell>
          <table:table-cell table:style-name="ce31"/>
          <table:table-cell office:value-type="string" table:style-name="ce4">
            <text:p>BILLED</text:p>
          </table:table-cell>
          <table:table-cell office:value-type="float" office:value="0.46250000002328306" table:formula="of:=IF(AND([.F2534] &lt;&gt; &quot;&quot;;[.G2534] &lt;&gt; &quot;&quot;);([.G2534]-[.F2534])*24;&quot;---&quot;)" table:style-name="ce4">
            <text:p>0.463</text:p>
          </table:table-cell>
          <table:table-cell office:value-type="string" table:style-name="ce25">
            <text:p>mtgSupport-idtodocker</text:p>
          </table:table-cell>
          <table:table-cell office:value-type="date" office:date-value="2025-09-02T13:30:00" table:style-name="ce14">
            <text:p>9/2/25 01:30 PM</text:p>
          </table:table-cell>
          <table:table-cell office:value-type="date" office:date-value="2025-09-02T13:57:45" table:style-name="ce14">
            <text:p>9/2/25 01:57 PM</text:p>
          </table:table-cell>
          <table:table-cell office:value-type="string" table:style-name="ce21">
            <text:p>IDtoDocker code review meeting with Joe and team.</text:p>
          </table:table-cell>
          <table:table-cell table:style-name="ce18"/>
          <table:table-cell table:number-columns-repeated="16375" table:style-name="ce1"/>
        </table:table-row>
        <table:table-row table:style-name="ro14" table:visibility="collapse">
          <table:table-cell office:value-type="float" office:value="931" table:formula="of:=[.A2534]" table:style-name="ce17">
            <text:p>931</text:p>
          </table:table-cell>
          <table:table-cell table:style-name="ce19"/>
          <table:table-cell office:value-type="string" table:style-name="ce4">
            <text:p>BILLED</text:p>
          </table:table-cell>
          <table:table-cell office:value-type="float" office:value="0.37083333323244005" table:formula="of:=IF(AND([.F2535] &lt;&gt; &quot;&quot;;[.G2535] &lt;&gt; &quot;&quot;);([.G2535]-[.F2535])*24;&quot;---&quot;)" table:style-name="ce4">
            <text:p>0.371</text:p>
          </table:table-cell>
          <table:table-cell office:value-type="string" table:style-name="ce25">
            <text:p>mtg-backlog</text:p>
          </table:table-cell>
          <table:table-cell office:value-type="date" office:date-value="2025-09-02T13:57:45" table:style-name="ce14">
            <text:p>9/2/25 01:57 PM</text:p>
          </table:table-cell>
          <table:table-cell office:value-type="date" office:date-value="2025-09-02T14:20:00" table:style-name="ce14">
            <text:p>9/2/25 02:20 PM</text:p>
          </table:table-cell>
          <table:table-cell office:value-type="string" table:style-name="ce21">
            <text:p>#</text:p>
          </table:table-cell>
          <table:table-cell table:style-name="ce18"/>
          <table:table-cell table:number-columns-repeated="16375" table:style-name="ce1"/>
        </table:table-row>
        <table:table-row table:style-name="ro14" table:visibility="collapse">
          <table:table-cell office:value-type="float" office:value="931" table:formula="of:=[.A2535]" table:style-name="ce17">
            <text:p>931</text:p>
          </table:table-cell>
          <table:table-cell table:style-name="ce19"/>
          <table:table-cell office:value-type="string" table:style-name="ce4">
            <text:p>BILLED</text:p>
          </table:table-cell>
          <table:table-cell office:value-type="float" office:value="1.3519444445846602" table:formula="of:=IF(AND([.F2536] &lt;&gt; &quot;&quot;;[.G2536] &lt;&gt; &quot;&quot;);([.G2536]-[.F2536])*24;&quot;---&quot;)" table:style-name="ce4">
            <text:p>1.352</text:p>
          </table:table-cell>
          <table:table-cell office:value-type="string" table:style-name="ce25">
            <text:p>IDtoApptionTargetProcess</text:p>
          </table:table-cell>
          <table:table-cell office:value-type="date" office:date-value="2025-09-02T14:20:00" table:style-name="ce14">
            <text:p>9/2/25 02:20 PM</text:p>
          </table:table-cell>
          <table:table-cell office:value-type="date" office:date-value="2025-09-02T15:41:07" table:style-name="ce14">
            <text:p>9/2/25 03:41 PM</text:p>
          </table:table-cell>
          <table:table-cell office:value-type="string" table:style-name="ce21">
            <text:p>Worked on testing population of frontdoor user id and roles on TargetProcess User for the IDtoApptioTargetProcess driver.</text:p>
          </table:table-cell>
          <table:table-cell table:style-name="ce18"/>
          <table:table-cell table:number-columns-repeated="16375" table:style-name="ce1"/>
        </table:table-row>
        <table:table-row table:style-name="ro14" table:visibility="collapse">
          <table:table-cell office:value-type="float" office:value="931" table:formula="of:=[.A2536]" table:style-name="ce17">
            <text:p>931</text:p>
          </table:table-cell>
          <table:table-cell table:style-name="ce19"/>
          <table:table-cell office:value-type="string" table:style-name="ce4">
            <text:p>BILLED</text:p>
          </table:table-cell>
          <table:table-cell office:value-type="float" office:value="0.2005555554642342" table:formula="of:=IF(AND([.F2537] &lt;&gt; &quot;&quot;;[.G2537] &lt;&gt; &quot;&quot;);([.G2537]-[.F2537])*24;&quot;---&quot;)" table:style-name="ce4">
            <text:p>0.201</text:p>
          </table:table-cell>
          <table:table-cell office:value-type="string" table:style-name="ce25">
            <text:p>IDtoDocuware</text:p>
          </table:table-cell>
          <table:table-cell office:value-type="date" office:date-value="2025-09-02T16:09:50" table:style-name="ce14">
            <text:p>9/2/25 04:09 PM</text:p>
          </table:table-cell>
          <table:table-cell office:value-type="date" office:date-value="2025-09-02T16:21:52" table:style-name="ce14">
            <text:p>9/2/25 04:21 PM</text:p>
          </table:table-cell>
          <table:table-cell office:value-type="string" table:style-name="ce21">
            <text:p>Worked on fixing connectivity for the IDtoDocuware driver in QA.</text:p>
          </table:table-cell>
          <table:table-cell table:style-name="ce18"/>
          <table:table-cell table:number-columns-repeated="16375" table:style-name="ce1"/>
        </table:table-row>
        <table:table-row table:style-name="ro14" table:visibility="collapse">
          <table:table-cell office:value-type="float" office:value="931" table:formula="of:=[.A2537]" table:style-name="ce17">
            <text:p>931</text:p>
          </table:table-cell>
          <table:table-cell table:style-name="ce19"/>
          <table:table-cell office:value-type="string" table:style-name="ce4">
            <text:p>BILLED</text:p>
          </table:table-cell>
          <table:table-cell office:value-type="float" office:value="0.73333333345362917" table:formula="of:=IF(AND([.F2538] &lt;&gt; &quot;&quot;;[.G2538] &lt;&gt; &quot;&quot;);([.G2538]-[.F2538])*24;&quot;---&quot;)" table:style-name="ce4">
            <text:p>0.733</text:p>
          </table:table-cell>
          <table:table-cell office:value-type="string" table:style-name="ce25">
            <text:p>IDtoApptionTargetProcess</text:p>
          </table:table-cell>
          <table:table-cell office:value-type="date" office:date-value="2025-09-02T16:21:52" table:style-name="ce14">
            <text:p>9/2/25 04:21 PM</text:p>
          </table:table-cell>
          <table:table-cell office:value-type="date" office:date-value="2025-09-02T17:05:52" table:style-name="ce14">
            <text:p>9/2/25 05:05 PM</text:p>
          </table:table-cell>
          <table:table-cell office:value-type="string" table:style-name="ce21">
            <text:p>#</text:p>
          </table:table-cell>
          <table:table-cell table:style-name="ce18"/>
          <table:table-cell table:number-columns-repeated="16375" table:style-name="ce1"/>
        </table:table-row>
        <table:table-row table:style-name="ro14" table:visibility="collapse">
          <table:table-cell office:value-type="float" office:value="931" table:formula="of:=[.A2538]" table:style-name="ce17">
            <text:p>931</text:p>
          </table:table-cell>
          <table:table-cell table:style-name="ce19"/>
          <table:table-cell table:style-name="ce4"/>
          <table:table-cell office:value-type="string" office:string-value="---" table:formula="of:=IF(AND([.F2539] &lt;&gt; &quot;&quot;;[.G2539] &lt;&gt; &quot;&quot;);([.G2539]-[.F2539])*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1" table:formula="of:=[.A2539]" table:style-name="ce17">
            <text:p>931</text:p>
          </table:table-cell>
          <table:table-cell table:style-name="ce19"/>
          <table:table-cell table:style-name="ce4"/>
          <table:table-cell office:value-type="string" office:string-value="---" table:formula="of:=IF(AND([.F2540] &lt;&gt; &quot;&quot;;[.G2540] &lt;&gt; &quot;&quot;);([.G2540]-[.F2540])*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1" table:formula="of:=[.A2540]" table:style-name="ce17">
            <text:p>931</text:p>
          </table:table-cell>
          <table:table-cell table:style-name="ce19"/>
          <table:table-cell table:style-name="ce4"/>
          <table:table-cell office:value-type="string" office:string-value="---" table:formula="of:=IF(AND([.F2541] &lt;&gt; &quot;&quot;;[.G2541] &lt;&gt; &quot;&quot;);([.G2541]-[.F2541])*24;&quot;---&quot;)" table:style-name="ce4">
            <text:p>---</text:p>
          </table:table-cell>
          <table:table-cell table:style-name="ce25"/>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541]" table:style-name="ce17">
            <text:p>931</text:p>
          </table:table-cell>
          <table:table-cell table:style-name="ce19"/>
          <table:table-cell table:style-name="ce4"/>
          <table:table-cell office:value-type="string" office:string-value="---" table:formula="of:=IF(AND([.F2542] &lt;&gt; &quot;&quot;;[.G2542] &lt;&gt; &quot;&quot;);([.G2542]-[.F2542])*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542]" table:style-name="ce17">
            <text:p>931</text:p>
          </table:table-cell>
          <table:table-cell table:style-name="ce19"/>
          <table:table-cell table:style-name="ce4"/>
          <table:table-cell office:value-type="string" office:string-value="---" table:formula="of:=IF(AND([.F2543] &lt;&gt; &quot;&quot;;[.G2543] &lt;&gt; &quot;&quot;);([.G2543]-[.F2543])*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543]" table:style-name="ce17">
            <text:p>931</text:p>
          </table:table-cell>
          <table:table-cell table:style-name="ce19"/>
          <table:table-cell table:style-name="ce4"/>
          <table:table-cell office:value-type="string" office:string-value="---" table:formula="of:=IF(AND([.F2544] &lt;&gt; &quot;&quot;;[.G2544] &lt;&gt; &quot;&quot;);([.G2544]-[.F2544])*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544]" table:style-name="ce17">
            <text:p>931</text:p>
          </table:table-cell>
          <table:table-cell table:style-name="ce19"/>
          <table:table-cell table:style-name="ce4"/>
          <table:table-cell office:value-type="string" office:string-value="---" table:formula="of:=IF(AND([.F2545] &lt;&gt; &quot;&quot;;[.G2545] &lt;&gt; &quot;&quot;);([.G2545]-[.F254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545]" table:style-name="ce17">
            <text:p>931</text:p>
          </table:table-cell>
          <table:table-cell table:style-name="ce19"/>
          <table:table-cell table:style-name="ce4"/>
          <table:table-cell office:value-type="string" office:string-value="---" table:formula="of:=IF(AND([.F2546] &lt;&gt; &quot;&quot;;[.G2546] &lt;&gt; &quot;&quot;);([.G2546]-[.F2546])*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546]" table:style-name="ce17">
            <text:p>931</text:p>
          </table:table-cell>
          <table:table-cell office:value-type="float" office:value="9.25" table:formula="of:=COM.MICROSOFT.CEILING([.C2547];0.25)" table:style-name="ce19">
            <text:p>9.250</text:p>
          </table:table-cell>
          <table:table-cell office:value-type="float" office:value="9.1919444444356486" table:formula="of:=SUM([.D2547:.D2569])" table:style-name="ce4">
            <text:p>9.192</text:p>
          </table:table-cell>
          <table:table-cell office:value-type="string" office:string-value="---" table:formula="of:=IF(AND([.F2547] &lt;&gt; &quot;&quot;;[.G2547] &lt;&gt; &quot;&quot;);([.G2547]-[.F2547])*24;&quot;---&quot;)" table:style-name="ce4">
            <text:p>---</text:p>
          </table:table-cell>
          <table:table-cell office:value-type="date" office:date-value="2025-09-03T00:00:00" table:style-name="ce20">
            <text:p>3-Sep</text:p>
          </table:table-cell>
          <table:table-cell table:number-columns-repeated="2" table:style-name="ce14"/>
          <table:table-cell table:style-name="ce13"/>
          <table:table-cell table:style-name="ce15"/>
          <table:table-cell table:number-columns-repeated="16375" table:style-name="ce1"/>
        </table:table-row>
        <table:table-row table:style-name="ro14" table:visibility="collapse">
          <table:table-cell office:value-type="float" office:value="931" table:formula="of:=[.A2547]" table:style-name="ce17">
            <text:p>931</text:p>
          </table:table-cell>
          <table:table-cell table:style-name="ce19"/>
          <table:table-cell office:value-type="string" table:style-name="ce4">
            <text:p>BILLED</text:p>
          </table:table-cell>
          <table:table-cell office:value-type="float" office:value="0.58916666661389172" table:formula="of:=IF(AND([.F2548] &lt;&gt; &quot;&quot;;[.G2548] &lt;&gt; &quot;&quot;);([.G2548]-[.F2548])*24;&quot;---&quot;)" table:style-name="ce4">
            <text:p>0.589</text:p>
          </table:table-cell>
          <table:table-cell office:value-type="string" table:style-name="ce25">
            <text:p>suprt-IDtoDocuware</text:p>
          </table:table-cell>
          <table:table-cell office:value-type="date" office:date-value="2025-09-03T08:16:00" table:style-name="ce14">
            <text:p>9/3/25 08:16 AM</text:p>
          </table:table-cell>
          <table:table-cell office:value-type="date" office:date-value="2025-09-03T08:51:21" table:style-name="ce14">
            <text:p>9/3/25 08:51 AM</text:p>
          </table:table-cell>
          <table:table-cell office:value-type="string" table:style-name="ce21">
            <text:p>Worked to resolve connectivity issues for IDtoDocuware in QA. Updating the build to use proper settings for the DEV and QA server, after the app team changed it. Worked on supporting Yatin to publish the SailPoint connector. Supported Gokul on IDtoCoupa code review.</text:p>
          </table:table-cell>
          <table:table-cell table:style-name="ce15"/>
          <table:table-cell table:number-columns-repeated="16375" table:style-name="ce1"/>
        </table:table-row>
        <table:table-row table:style-name="ro14" table:visibility="collapse">
          <table:table-cell office:value-type="float" office:value="931" table:formula="of:=[.A2548]" table:style-name="ce17">
            <text:p>931</text:p>
          </table:table-cell>
          <table:table-cell table:style-name="ce4"/>
          <table:table-cell office:value-type="string" table:style-name="ce4">
            <text:p>BILLED</text:p>
          </table:table-cell>
          <table:table-cell office:value-type="float" office:value="0.25000000011641532" table:formula="of:=IF(AND([.F2549] &lt;&gt; &quot;&quot;;[.G2549] &lt;&gt; &quot;&quot;);([.G2549]-[.F2549])*24;&quot;---&quot;)" table:style-name="ce4">
            <text:p>0.250</text:p>
          </table:table-cell>
          <table:table-cell office:value-type="string" table:style-name="ce20">
            <text:p>mtg-daily</text:p>
          </table:table-cell>
          <table:table-cell office:value-type="date" office:date-value="2025-09-03T08:30:00" table:style-name="ce14">
            <text:p>9/3/25 08:30 AM</text:p>
          </table:table-cell>
          <table:table-cell office:value-type="date" office:date-value="2025-09-03T08:45:00" table:style-name="ce14">
            <text:p>9/3/25 08:45 AM</text:p>
          </table:table-cell>
          <table:table-cell office:value-type="string" table:style-name="ce20">
            <text:p>Daily calls with the team. EE/IGA sync-up meeting.</text:p>
          </table:table-cell>
          <table:table-cell table:style-name="ce18"/>
          <table:table-cell table:number-columns-repeated="16375" table:style-name="ce1"/>
        </table:table-row>
        <table:table-row table:style-name="ro14" table:visibility="collapse">
          <table:table-cell office:value-type="float" office:value="931" table:formula="of:=[.A2549]" table:style-name="ce17">
            <text:p>931</text:p>
          </table:table-cell>
          <table:table-cell table:style-name="ce19"/>
          <table:table-cell office:value-type="string" table:style-name="ce4">
            <text:p>BILLED</text:p>
          </table:table-cell>
          <table:table-cell office:value-type="float" office:value="1.3333333333139308" table:formula="of:=IF(AND([.F2550] &lt;&gt; &quot;&quot;;[.G2550] &lt;&gt; &quot;&quot;);([.G2550]-[.F2550])*24;&quot;---&quot;)" table:style-name="ce4">
            <text:p>1.333</text:p>
          </table:table-cell>
          <table:table-cell office:value-type="string" table:style-name="ce20">
            <text:p>mtg-daily</text:p>
          </table:table-cell>
          <table:table-cell office:value-type="date" office:date-value="2025-09-03T08:45:00" table:style-name="ce14">
            <text:p>9/3/25 08:45 AM</text:p>
          </table:table-cell>
          <table:table-cell office:value-type="date" office:date-value="2025-09-03T10:05:00" table:style-name="ce14">
            <text:p>9/3/25 10:05 AM</text:p>
          </table:table-cell>
          <table:table-cell office:value-type="string" table:style-name="ce21">
            <text:p>#</text:p>
          </table:table-cell>
          <table:table-cell table:style-name="ce18"/>
          <table:table-cell table:number-columns-repeated="16375" table:style-name="ce1"/>
        </table:table-row>
        <table:table-row table:style-name="ro14" table:visibility="collapse">
          <table:table-cell office:value-type="float" office:value="931" table:formula="of:=[.A2550]" table:style-name="ce17">
            <text:p>931</text:p>
          </table:table-cell>
          <table:table-cell table:style-name="ce19"/>
          <table:table-cell office:value-type="string" table:style-name="ce4">
            <text:p>BILLED</text:p>
          </table:table-cell>
          <table:table-cell office:value-type="float" office:value="0.99999999994179234" table:formula="of:=IF(AND([.F2551] &lt;&gt; &quot;&quot;;[.G2551] &lt;&gt; &quot;&quot;);([.G2551]-[.F2551])*24;&quot;---&quot;)" table:style-name="ce4">
            <text:p>1.000</text:p>
          </table:table-cell>
          <table:table-cell office:value-type="string" table:style-name="ce20">
            <text:p>mtg-iga/ee</text:p>
          </table:table-cell>
          <table:table-cell office:value-type="date" office:date-value="2025-09-03T10:05:00" table:style-name="ce14">
            <text:p>9/3/25 10:05 AM</text:p>
          </table:table-cell>
          <table:table-cell office:value-type="date" office:date-value="2025-09-03T11:05:00" table:style-name="ce14">
            <text:p>9/3/25 11:05 AM</text:p>
          </table:table-cell>
          <table:table-cell office:value-type="string" table:style-name="ce13">
            <text:p>#iga/ee syncup</text:p>
          </table:table-cell>
          <table:table-cell table:style-name="ce18"/>
          <table:table-cell table:number-columns-repeated="16375" table:style-name="ce1"/>
        </table:table-row>
        <table:table-row table:style-name="ro14" table:visibility="collapse">
          <table:table-cell office:value-type="float" office:value="931" table:formula="of:=[.A2551]" table:style-name="ce17">
            <text:p>931</text:p>
          </table:table-cell>
          <table:table-cell table:style-name="ce19"/>
          <table:table-cell office:value-type="string" table:style-name="ce4">
            <text:p>BILLED</text:p>
          </table:table-cell>
          <table:table-cell office:value-type="float" office:value="6.5555555513128638E-2" table:formula="of:=IF(AND([.F2552] &lt;&gt; &quot;&quot;;[.G2552] &lt;&gt; &quot;&quot;);([.G2552]-[.F2552])*24;&quot;---&quot;)" table:style-name="ce4">
            <text:p>0.066</text:p>
          </table:table-cell>
          <table:table-cell office:value-type="string" table:style-name="ce25">
            <text:p>suprt-IDtoDocuware</text:p>
          </table:table-cell>
          <table:table-cell office:value-type="date" office:date-value="2025-09-03T11:05:00" table:style-name="ce14">
            <text:p>9/3/25 11:05 AM</text:p>
          </table:table-cell>
          <table:table-cell office:value-type="date" office:date-value="2025-09-03T11:08:56" table:style-name="ce14">
            <text:p>9/3/25 11:08 AM</text:p>
          </table:table-cell>
          <table:table-cell office:value-type="string" table:style-name="ce26">
            <text:p># requested table definition from Naveen</text:p>
          </table:table-cell>
          <table:table-cell table:style-name="ce18"/>
          <table:table-cell table:number-columns-repeated="16375" table:style-name="ce1"/>
        </table:table-row>
        <table:table-row table:style-name="ro14" table:visibility="collapse">
          <table:table-cell office:value-type="float" office:value="931" table:formula="of:=[.A2552]" table:style-name="ce17">
            <text:p>931</text:p>
          </table:table-cell>
          <table:table-cell table:style-name="ce19"/>
          <table:table-cell office:value-type="string" table:style-name="ce4">
            <text:p>BILLED</text:p>
          </table:table-cell>
          <table:table-cell office:value-type="float" office:value="0.68444444448687136" table:formula="of:=IF(AND([.F2553] &lt;&gt; &quot;&quot;;[.G2553] &lt;&gt; &quot;&quot;);([.G2553]-[.F2553])*24;&quot;---&quot;)" table:style-name="ce4">
            <text:p>0.684</text:p>
          </table:table-cell>
          <table:table-cell office:value-type="string" table:style-name="ce25">
            <text:p>suprt-IDtoDocuware</text:p>
          </table:table-cell>
          <table:table-cell office:value-type="date" office:date-value="2025-09-03T11:08:56" table:style-name="ce14">
            <text:p>9/3/25 11:08 AM</text:p>
          </table:table-cell>
          <table:table-cell office:value-type="date" office:date-value="2025-09-03T11:50:00" table:style-name="ce14">
            <text:p>9/3/25 11:50 AM</text:p>
          </table:table-cell>
          <table:table-cell office:value-type="string" table:style-name="ce13">
            <text:p># confirming build uses proper</text:p>
          </table:table-cell>
          <table:table-cell table:style-name="ce18"/>
          <table:table-cell table:number-columns-repeated="16375" table:style-name="ce1"/>
        </table:table-row>
        <table:table-row table:style-name="ro14" table:visibility="collapse">
          <table:table-cell office:value-type="float" office:value="931" table:formula="of:=[.A2553]" table:style-name="ce17">
            <text:p>931</text:p>
          </table:table-cell>
          <table:table-cell table:style-name="ce19"/>
          <table:table-cell office:value-type="string" table:style-name="ce4">
            <text:p>BILLED</text:p>
          </table:table-cell>
          <table:table-cell office:value-type="float" office:value="1.7580555556342006" table:formula="of:=IF(AND([.F2554] &lt;&gt; &quot;&quot;;[.G2554] &lt;&gt; &quot;&quot;);([.G2554]-[.F2554])*24;&quot;---&quot;)" table:style-name="ce4">
            <text:p>1.758</text:p>
          </table:table-cell>
          <table:table-cell office:value-type="string" table:style-name="ce20">
            <text:p>Git L&amp;L</text:p>
          </table:table-cell>
          <table:table-cell office:value-type="date" office:date-value="2025-09-03T11:50:00" table:style-name="ce14">
            <text:p>9/3/25 11:50 AM</text:p>
          </table:table-cell>
          <table:table-cell office:value-type="date" office:date-value="2025-09-03T13:35:29" table:style-name="ce14">
            <text:p>9/3/25 01:35 PM</text:p>
          </table:table-cell>
          <table:table-cell office:value-type="string" table:style-name="ce13">
            <text:p>Git session 3 - more on diffing, and using patch log.</text:p>
          </table:table-cell>
          <table:table-cell office:value-type="string" table:style-name="ce18">
            <text:p>SWEET!! <text:s/>Git is awesome :-)</text:p>
          </table:table-cell>
          <table:table-cell table:number-columns-repeated="16375" table:style-name="ce1"/>
        </table:table-row>
        <table:table-row table:style-name="ro14" table:visibility="collapse">
          <table:table-cell office:value-type="float" office:value="931" table:formula="of:=[.A2554]" table:style-name="ce17">
            <text:p>931</text:p>
          </table:table-cell>
          <table:table-cell table:style-name="ce19"/>
          <table:table-cell office:value-type="string" table:style-name="ce4">
            <text:p>BILLED</text:p>
          </table:table-cell>
          <table:table-cell office:value-type="float" office:value="0.35944444430060685" table:formula="of:=IF(AND([.F2555] &lt;&gt; &quot;&quot;;[.G2555] &lt;&gt; &quot;&quot;);([.G2555]-[.F2555])*24;&quot;---&quot;)" table:style-name="ce4">
            <text:p>0.359</text:p>
          </table:table-cell>
          <table:table-cell office:value-type="string" table:style-name="ce25">
            <text:p>suprt-IDtoDocuware</text:p>
          </table:table-cell>
          <table:table-cell office:value-type="date" office:date-value="2025-09-03T13:35:29" table:style-name="ce14">
            <text:p>9/3/25 01:35 PM</text:p>
          </table:table-cell>
          <table:table-cell office:value-type="date" office:date-value="2025-09-03T13:57:03" table:style-name="ce14">
            <text:p>9/3/25 01:57 PM</text:p>
          </table:table-cell>
          <table:table-cell office:value-type="string" table:style-name="ce13">
            <text:p>#</text:p>
          </table:table-cell>
          <table:table-cell table:style-name="ce15"/>
          <table:table-cell table:number-columns-repeated="16375" table:style-name="ce1"/>
        </table:table-row>
        <table:table-row table:style-name="ro14" table:visibility="collapse">
          <table:table-cell office:value-type="float" office:value="931" table:formula="of:=[.A2555]" table:style-name="ce17">
            <text:p>931</text:p>
          </table:table-cell>
          <table:table-cell table:style-name="ce19"/>
          <table:table-cell office:value-type="string" table:style-name="ce4">
            <text:p>BILLED</text:p>
          </table:table-cell>
          <table:table-cell office:value-type="float" office:value="0.18472222227137536" table:formula="of:=IF(AND([.F2556] &lt;&gt; &quot;&quot;;[.G2556] &lt;&gt; &quot;&quot;);([.G2556]-[.F2556])*24;&quot;---&quot;)" table:style-name="ce4">
            <text:p>0.185</text:p>
          </table:table-cell>
          <table:table-cell office:value-type="string" table:style-name="ce20">
            <text:p>IDtoApptioTargetProcess</text:p>
          </table:table-cell>
          <table:table-cell office:value-type="date" office:date-value="2025-09-03T13:57:03" table:style-name="ce14">
            <text:p>9/3/25 01:57 PM</text:p>
          </table:table-cell>
          <table:table-cell office:value-type="date" office:date-value="2025-09-03T14:08:08" table:style-name="ce14">
            <text:p>9/3/25 02:08 PM</text:p>
          </table:table-cell>
          <table:table-cell office:value-type="string" table:style-name="ce13">
            <text:p>Worked on user creation in the IDtoApptioTargetProcess driver.</text:p>
          </table:table-cell>
          <table:table-cell table:style-name="ce18"/>
          <table:table-cell table:number-columns-repeated="16375" table:style-name="ce1"/>
        </table:table-row>
        <table:table-row table:style-name="ro14" table:visibility="collapse">
          <table:table-cell office:value-type="float" office:value="931" table:formula="of:=[.A2556]" table:style-name="ce17">
            <text:p>931</text:p>
          </table:table-cell>
          <table:table-cell table:style-name="ce4"/>
          <table:table-cell office:value-type="string" table:style-name="ce4">
            <text:p>BILLED</text:p>
          </table:table-cell>
          <table:table-cell office:value-type="float" office:value="0.13722222216892987" table:formula="of:=IF(AND([.F2557] &lt;&gt; &quot;&quot;;[.G2557] &lt;&gt; &quot;&quot;);([.G2557]-[.F2557])*24;&quot;---&quot;)" table:style-name="ce4">
            <text:p>0.137</text:p>
          </table:table-cell>
          <table:table-cell office:value-type="string" table:style-name="ce20">
            <text:p>IDtoApptioTargetProcess</text:p>
          </table:table-cell>
          <table:table-cell office:value-type="date" office:date-value="2025-09-03T14:21:46" table:style-name="ce14">
            <text:p>9/3/25 02:21 PM</text:p>
          </table:table-cell>
          <table:table-cell office:value-type="date" office:date-value="2025-09-03T14:30:00" table:style-name="ce14">
            <text:p>9/3/25 02:30 PM</text:p>
          </table:table-cell>
          <table:table-cell office:value-type="string" table:style-name="ce13">
            <text:p>#</text:p>
          </table:table-cell>
          <table:table-cell table:style-name="ce18"/>
          <table:table-cell table:number-columns-repeated="16375" table:style-name="ce1"/>
        </table:table-row>
        <table:table-row table:style-name="ro14" table:visibility="collapse">
          <table:table-cell office:value-type="float" office:value="931" table:formula="of:=[.A2557]" table:style-name="ce17">
            <text:p>931</text:p>
          </table:table-cell>
          <table:table-cell table:style-name="ce19"/>
          <table:table-cell office:value-type="string" table:style-name="ce4">
            <text:p>BILLED</text:p>
          </table:table-cell>
          <table:table-cell office:value-type="float" office:value="0.61777777777751908" table:formula="of:=IF(AND([.F2558] &lt;&gt; &quot;&quot;;[.G2558] &lt;&gt; &quot;&quot;);([.G2558]-[.F2558])*24;&quot;---&quot;)" table:style-name="ce4">
            <text:p>0.618</text:p>
          </table:table-cell>
          <table:table-cell office:value-type="string" table:style-name="ce20">
            <text:p>suprt-salpointconnectr</text:p>
          </table:table-cell>
          <table:table-cell office:value-type="date" office:date-value="2025-09-03T14:30:00" table:style-name="ce14">
            <text:p>9/3/25 02:30 PM</text:p>
          </table:table-cell>
          <table:table-cell office:value-type="date" office:date-value="2025-09-03T15:07:04" table:style-name="ce14">
            <text:p>9/3/25 03:07 PM</text:p>
          </table:table-cell>
          <table:table-cell office:value-type="string" table:style-name="ce13">
            <text:p>#Worked to help publish the latest sailpoint connector.</text:p>
          </table:table-cell>
          <table:table-cell table:style-name="ce18"/>
          <table:table-cell table:number-columns-repeated="16375" table:style-name="ce1"/>
        </table:table-row>
        <table:table-row table:style-name="ro14" table:visibility="collapse">
          <table:table-cell office:value-type="float" office:value="931" table:formula="of:=[.A2558]" table:style-name="ce17">
            <text:p>931</text:p>
          </table:table-cell>
          <table:table-cell table:style-name="ce19"/>
          <table:table-cell office:value-type="string" table:style-name="ce4">
            <text:p>BILLED</text:p>
          </table:table-cell>
          <table:table-cell office:value-type="float" office:value="0.22249999997438863" table:formula="of:=IF(AND([.F2559] &lt;&gt; &quot;&quot;;[.G2559] &lt;&gt; &quot;&quot;);([.G2559]-[.F2559])*24;&quot;---&quot;)" table:style-name="ce4">
            <text:p>0.222</text:p>
          </table:table-cell>
          <table:table-cell office:value-type="string" table:style-name="ce20">
            <text:p>suprt-IDtoCoupa</text:p>
          </table:table-cell>
          <table:table-cell office:value-type="date" office:date-value="2025-09-03T15:07:04" table:style-name="ce14">
            <text:p>9/3/25 03:07 PM</text:p>
          </table:table-cell>
          <table:table-cell office:value-type="date" office:date-value="2025-09-03T15:20:25" table:style-name="ce14">
            <text:p>9/3/25 03:20 PM</text:p>
          </table:table-cell>
          <table:table-cell office:value-type="string" table:style-name="ce13">
            <text:p>#Worked on IDtoCoupa code review with Gokul.</text:p>
          </table:table-cell>
          <table:table-cell table:style-name="ce18"/>
          <table:table-cell table:number-columns-repeated="16375" table:style-name="ce1"/>
        </table:table-row>
        <table:table-row table:style-name="ro14" table:visibility="collapse">
          <table:table-cell office:value-type="float" office:value="931" table:formula="of:=[.A2559]" table:style-name="ce17">
            <text:p>931</text:p>
          </table:table-cell>
          <table:table-cell table:style-name="ce19"/>
          <table:table-cell office:value-type="string" table:style-name="ce4">
            <text:p>BILLED</text:p>
          </table:table-cell>
          <table:table-cell office:value-type="float" office:value="1.9897222223225981" table:formula="of:=IF(AND([.F2560] &lt;&gt; &quot;&quot;;[.G2560] &lt;&gt; &quot;&quot;);([.G2560]-[.F2560])*24;&quot;---&quot;)" table:style-name="ce4">
            <text:p>1.990</text:p>
          </table:table-cell>
          <table:table-cell office:value-type="string" table:style-name="ce20">
            <text:p>IDtoApptioTargetProcess</text:p>
          </table:table-cell>
          <table:table-cell office:value-type="date" office:date-value="2025-09-03T15:20:25" table:style-name="ce14">
            <text:p>9/3/25 03:20 PM</text:p>
          </table:table-cell>
          <table:table-cell office:value-type="date" office:date-value="2025-09-03T17:19:48" table:style-name="ce14">
            <text:p>9/3/25 05:19 PM</text:p>
          </table:table-cell>
          <table:table-cell office:value-type="string" table:style-name="ce13">
            <text:p>#</text:p>
          </table:table-cell>
          <table:table-cell table:style-name="ce18"/>
          <table:table-cell table:number-columns-repeated="16375" table:style-name="ce1"/>
        </table:table-row>
        <table:table-row table:style-name="ro14" table:visibility="collapse">
          <table:table-cell office:value-type="float" office:value="931" table:formula="of:=[.A2560]" table:style-name="ce17">
            <text:p>931</text:p>
          </table:table-cell>
          <table:table-cell table:style-name="ce19"/>
          <table:table-cell table:style-name="ce4"/>
          <table:table-cell office:value-type="string" office:string-value="---" table:formula="of:=IF(AND([.F2561] &lt;&gt; &quot;&quot;;[.G2561] &lt;&gt; &quot;&quot;);([.G2561]-[.F2561])*24;&quot;---&quot;)" table:style-name="ce4">
            <text:p>---</text:p>
          </table:table-cell>
          <table:table-cell table:style-name="ce20"/>
          <table:table-cell table:number-columns-repeated="2" table:style-name="ce14"/>
          <table:table-cell table:style-name="ce20"/>
          <table:table-cell table:style-name="ce18"/>
          <table:table-cell table:number-columns-repeated="16375" table:style-name="ce1"/>
        </table:table-row>
        <table:table-row table:style-name="ro14" table:visibility="collapse">
          <table:table-cell office:value-type="float" office:value="931" table:formula="of:=[.A2561]" table:style-name="ce17">
            <text:p>931</text:p>
          </table:table-cell>
          <table:table-cell table:style-name="ce19"/>
          <table:table-cell table:style-name="ce4"/>
          <table:table-cell office:value-type="string" office:string-value="---" table:formula="of:=IF(AND([.F2562] &lt;&gt; &quot;&quot;;[.G2562] &lt;&gt; &quot;&quot;);([.G2562]-[.F2562])*24;&quot;---&quot;)" table:style-name="ce4">
            <text:p>---</text:p>
          </table:table-cell>
          <table:table-cell table:style-name="ce20"/>
          <table:table-cell table:number-columns-repeated="2" table:style-name="ce14"/>
          <table:table-cell table:style-name="ce20"/>
          <table:table-cell table:style-name="ce18"/>
          <table:table-cell table:number-columns-repeated="16375" table:style-name="ce1"/>
        </table:table-row>
        <table:table-row table:style-name="ro14" table:visibility="collapse">
          <table:table-cell office:value-type="float" office:value="931" table:formula="of:=[.A2562]" table:style-name="ce17">
            <text:p>931</text:p>
          </table:table-cell>
          <table:table-cell table:style-name="ce19"/>
          <table:table-cell table:style-name="ce4"/>
          <table:table-cell office:value-type="string" office:string-value="---" table:formula="of:=IF(AND([.F2563] &lt;&gt; &quot;&quot;;[.G2563] &lt;&gt; &quot;&quot;);([.G2563]-[.F256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563]" table:style-name="ce17">
            <text:p>931</text:p>
          </table:table-cell>
          <table:table-cell table:style-name="ce19"/>
          <table:table-cell table:style-name="ce4"/>
          <table:table-cell office:value-type="string" office:string-value="---" table:formula="of:=IF(AND([.F2564] &lt;&gt; &quot;&quot;;[.G2564] &lt;&gt; &quot;&quot;);([.G2564]-[.F2564])*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564]" table:style-name="ce17">
            <text:p>931</text:p>
          </table:table-cell>
          <table:table-cell table:style-name="ce19"/>
          <table:table-cell table:style-name="ce4"/>
          <table:table-cell office:value-type="string" office:string-value="---" table:formula="of:=IF(AND([.F2565] &lt;&gt; &quot;&quot;;[.G2565] &lt;&gt; &quot;&quot;);([.G2565]-[.F256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565]" table:style-name="ce17">
            <text:p>931</text:p>
          </table:table-cell>
          <table:table-cell table:style-name="ce19"/>
          <table:table-cell table:style-name="ce4"/>
          <table:table-cell office:value-type="string" office:string-value="---" table:formula="of:=IF(AND([.F2566] &lt;&gt; &quot;&quot;;[.G2566] &lt;&gt; &quot;&quot;);([.G2566]-[.F256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566]" table:style-name="ce17">
            <text:p>931</text:p>
          </table:table-cell>
          <table:table-cell table:style-name="ce19"/>
          <table:table-cell table:style-name="ce4"/>
          <table:table-cell office:value-type="string" office:string-value="---" table:formula="of:=IF(AND([.F2567] &lt;&gt; &quot;&quot;;[.G2567] &lt;&gt; &quot;&quot;);([.G2567]-[.F2567])*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567]" table:style-name="ce17">
            <text:p>931</text:p>
          </table:table-cell>
          <table:table-cell table:style-name="ce19"/>
          <table:table-cell table:style-name="ce4"/>
          <table:table-cell office:value-type="string" office:string-value="---" table:formula="of:=IF(AND([.F2568] &lt;&gt; &quot;&quot;;[.G2568] &lt;&gt; &quot;&quot;);([.G2568]-[.F2568])*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568]" table:style-name="ce17">
            <text:p>931</text:p>
          </table:table-cell>
          <table:table-cell table:style-name="ce19"/>
          <table:table-cell table:style-name="ce4"/>
          <table:table-cell office:value-type="string" office:string-value="---" table:formula="of:=IF(AND([.F2569] &lt;&gt; &quot;&quot;;[.G2569] &lt;&gt; &quot;&quot;);([.G2569]-[.F2569])*24;&quot;---&quot;)" table:style-name="ce4">
            <text:p>---</text:p>
          </table:table-cell>
          <table:table-cell table:style-name="ce21"/>
          <table:table-cell table:number-columns-repeated="2" table:style-name="ce14"/>
          <table:table-cell table:style-name="ce13"/>
          <table:table-cell table:style-name="ce15"/>
          <table:table-cell table:number-columns-repeated="16375" table:style-name="ce1"/>
        </table:table-row>
        <table:table-row table:style-name="ro14" table:visibility="collapse">
          <table:table-cell office:value-type="float" office:value="931" table:formula="of:=[.A2569]" table:style-name="ce17">
            <text:p>931</text:p>
          </table:table-cell>
          <table:table-cell office:value-type="float" office:value="8.25" table:formula="of:=COM.MICROSOFT.CEILING([.C2570];0.25)" table:style-name="ce19">
            <text:p>8.250</text:p>
          </table:table-cell>
          <table:table-cell office:value-type="float" office:value="8.2397222222643904" table:formula="of:=SUM([.D2570:.D2590])" table:style-name="ce4">
            <text:p>8.240</text:p>
          </table:table-cell>
          <table:table-cell office:value-type="string" office:string-value="---" table:formula="of:=IF(AND([.F2570] &lt;&gt; &quot;&quot;;[.G2570] &lt;&gt; &quot;&quot;);([.G2570]-[.F2570])*24;&quot;---&quot;)" table:style-name="ce4">
            <text:p>---</text:p>
          </table:table-cell>
          <table:table-cell office:value-type="date" office:date-value="2025-09-04T00:00:00" table:style-name="ce20">
            <text:p>4-Sep</text:p>
          </table:table-cell>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570]" table:style-name="ce17">
            <text:p>931</text:p>
          </table:table-cell>
          <table:table-cell table:style-name="ce19"/>
          <table:table-cell office:value-type="string" table:style-name="ce4">
            <text:p>BILLED</text:p>
          </table:table-cell>
          <table:table-cell office:value-type="float" office:value="0.33333333337213844" table:formula="of:=IF(AND([.F2571] &lt;&gt; &quot;&quot;;[.G2571] &lt;&gt; &quot;&quot;);([.G2571]-[.F2571])*24;&quot;---&quot;)" table:style-name="ce4">
            <text:p>0.333</text:p>
          </table:table-cell>
          <table:table-cell office:value-type="string" table:style-name="ce21">
            <text:p>suprt-IDtoCoupa</text:p>
          </table:table-cell>
          <table:table-cell office:value-type="date" office:date-value="2025-09-04T08:30:00" table:style-name="ce14">
            <text:p>9/4/25 08:30 AM</text:p>
          </table:table-cell>
          <table:table-cell office:value-type="date" office:date-value="2025-09-04T08:50:00" table:style-name="ce14">
            <text:p>9/4/25 08:50 AM</text:p>
          </table:table-cell>
          <table:table-cell office:value-type="string" table:style-name="ce13">
            <text:p>Worked on driver review with Gokul on IDtoCoupa.</text:p>
          </table:table-cell>
          <table:table-cell table:style-name="ce23"/>
          <table:table-cell table:number-columns-repeated="16375" table:style-name="ce1"/>
        </table:table-row>
        <table:table-row table:style-name="ro14" table:visibility="collapse">
          <table:table-cell office:value-type="float" office:value="931" table:formula="of:=[.A2571]" table:style-name="ce17">
            <text:p>931</text:p>
          </table:table-cell>
          <table:table-cell table:style-name="ce19"/>
          <table:table-cell office:value-type="string" table:style-name="ce4">
            <text:p>BILLED</text:p>
          </table:table-cell>
          <table:table-cell office:value-type="float" office:value="0.4966666666441597" table:formula="of:=IF(AND([.F2572] &lt;&gt; &quot;&quot;;[.G2572] &lt;&gt; &quot;&quot;);([.G2572]-[.F2572])*24;&quot;---&quot;)" table:style-name="ce4">
            <text:p>0.497</text:p>
          </table:table-cell>
          <table:table-cell office:value-type="string" table:style-name="ce21">
            <text:p>IDtoAviobook</text:p>
          </table:table-cell>
          <table:table-cell office:value-type="date" office:date-value="2025-09-04T08:50:00" table:style-name="ce14">
            <text:p>9/4/25 08:50 AM</text:p>
          </table:table-cell>
          <table:table-cell office:value-type="date" office:date-value="2025-09-04T09:19:48" table:style-name="ce14">
            <text:p>9/4/25 09:19 AM</text:p>
          </table:table-cell>
          <table:table-cell office:value-type="string" table:style-name="ce13">
            <text:p>Worked to validate credentials with Nirosha on IDtoAviobook. Worked on resolving issues with the build, and the new IDtoPrelive IdMUnit connection.</text:p>
          </table:table-cell>
          <table:table-cell table:style-name="ce23"/>
          <table:table-cell table:number-columns-repeated="16375" table:style-name="ce1"/>
        </table:table-row>
        <table:table-row table:style-name="ro14" table:visibility="collapse">
          <table:table-cell office:value-type="float" office:value="931" table:formula="of:=[.A2572]" table:style-name="ce17">
            <text:p>931</text:p>
          </table:table-cell>
          <table:table-cell table:style-name="ce19"/>
          <table:table-cell office:value-type="string" table:style-name="ce4">
            <text:p>BILLED</text:p>
          </table:table-cell>
          <table:table-cell office:value-type="float" office:value="0.39250000007450581" table:formula="of:=IF(AND([.F2573] &lt;&gt; &quot;&quot;;[.G2573] &lt;&gt; &quot;&quot;);([.G2573]-[.F2573])*24;&quot;---&quot;)" table:style-name="ce4">
            <text:p>0.393</text:p>
          </table:table-cell>
          <table:table-cell office:value-type="string" table:style-name="ce21">
            <text:p>IDtoApptioTargetProcess</text:p>
          </table:table-cell>
          <table:table-cell office:value-type="date" office:date-value="2025-09-04T09:19:48" table:style-name="ce14">
            <text:p>9/4/25 09:19 AM</text:p>
          </table:table-cell>
          <table:table-cell office:value-type="date" office:date-value="2025-09-04T09:43:21" table:style-name="ce14">
            <text:p>9/4/25 09:43 AM</text:p>
          </table:table-cell>
          <table:table-cell office:value-type="string" table:style-name="ce13">
            <text:p>Worked on the user provisioning use case for the IDtoApptioTargetProcess driver.</text:p>
          </table:table-cell>
          <table:table-cell table:style-name="ce23"/>
          <table:table-cell table:number-columns-repeated="16375" table:style-name="ce1"/>
        </table:table-row>
        <table:table-row table:style-name="ro14" table:visibility="collapse">
          <table:table-cell office:value-type="float" office:value="931" table:formula="of:=[.A2573]" table:style-name="ce17">
            <text:p>931</text:p>
          </table:table-cell>
          <table:table-cell table:style-name="ce19"/>
          <table:table-cell office:value-type="string" table:style-name="ce4">
            <text:p>BILLED</text:p>
          </table:table-cell>
          <table:table-cell office:value-type="float" office:value="0.27749999990919605" table:formula="of:=IF(AND([.F2574] &lt;&gt; &quot;&quot;;[.G2574] &lt;&gt; &quot;&quot;);([.G2574]-[.F2574])*24;&quot;---&quot;)" table:style-name="ce4">
            <text:p>0.277</text:p>
          </table:table-cell>
          <table:table-cell office:value-type="string" table:style-name="ce21">
            <text:p>IDtoAviobook</text:p>
          </table:table-cell>
          <table:table-cell office:value-type="date" office:date-value="2025-09-04T09:43:21" table:style-name="ce14">
            <text:p>9/4/25 09:43 AM</text:p>
          </table:table-cell>
          <table:table-cell office:value-type="date" office:date-value="2025-09-04T10:00:00" table:style-name="ce14">
            <text:p>9/4/25 10:00 AM</text:p>
          </table:table-cell>
          <table:table-cell office:value-type="string" table:style-name="ce21">
            <text:p>#nirosha</text:p>
          </table:table-cell>
          <table:table-cell table:style-name="ce23"/>
          <table:table-cell table:number-columns-repeated="16375" table:style-name="ce1"/>
        </table:table-row>
        <table:table-row table:style-name="ro14" table:visibility="collapse">
          <table:table-cell office:value-type="float" office:value="931" table:formula="of:=[.A2574]" table:style-name="ce17">
            <text:p>931</text:p>
          </table:table-cell>
          <table:table-cell table:style-name="ce19"/>
          <table:table-cell office:value-type="string" table:style-name="ce4">
            <text:p>BILLED</text:p>
          </table:table-cell>
          <table:table-cell office:value-type="float" office:value="1.0730555556365289" table:formula="of:=IF(AND([.F2575] &lt;&gt; &quot;&quot;;[.G2575] &lt;&gt; &quot;&quot;);([.G2575]-[.F2575])*24;&quot;---&quot;)" table:style-name="ce4">
            <text:p>1.073</text:p>
          </table:table-cell>
          <table:table-cell office:value-type="string" table:style-name="ce21">
            <text:p>IDtoApptioTargetProcess</text:p>
          </table:table-cell>
          <table:table-cell office:value-type="date" office:date-value="2025-09-04T10:00:00" table:style-name="ce14">
            <text:p>9/4/25 10:00 AM</text:p>
          </table:table-cell>
          <table:table-cell office:value-type="date" office:date-value="2025-09-04T11:04:23" table:style-name="ce14">
            <text:p>9/4/25 11:04 AM</text:p>
          </table:table-cell>
          <table:table-cell office:value-type="string" table:style-name="ce21">
            <text:p># working on aws, passwords &amp; create test.</text:p>
          </table:table-cell>
          <table:table-cell table:style-name="ce23"/>
          <table:table-cell table:number-columns-repeated="16375" table:style-name="ce1"/>
        </table:table-row>
        <table:table-row table:style-name="ro14" table:visibility="collapse">
          <table:table-cell office:value-type="float" office:value="931" table:formula="of:=[.A2575]" table:style-name="ce17">
            <text:p>931</text:p>
          </table:table-cell>
          <table:table-cell table:style-name="ce19"/>
          <table:table-cell office:value-type="string" table:style-name="ce4">
            <text:p>BILLED</text:p>
          </table:table-cell>
          <table:table-cell office:value-type="float" office:value="1.129999999946449" table:formula="of:=IF(AND([.F2576] &lt;&gt; &quot;&quot;;[.G2576] &lt;&gt; &quot;&quot;);([.G2576]-[.F2576])*24;&quot;---&quot;)" table:style-name="ce4">
            <text:p>1.130</text:p>
          </table:table-cell>
          <table:table-cell office:value-type="string" table:style-name="ce21">
            <text:p>IDtoApptioTargetProcess</text:p>
          </table:table-cell>
          <table:table-cell office:value-type="date" office:date-value="2025-09-04T12:49:40" table:style-name="ce14">
            <text:p>9/4/25 12:49 PM</text:p>
          </table:table-cell>
          <table:table-cell office:value-type="date" office:date-value="2025-09-04T13:57:28" table:style-name="ce14">
            <text:p>9/4/25 01:57 PM</text:p>
          </table:table-cell>
          <table:table-cell office:value-type="string" table:style-name="ce13">
            <text:p>#</text:p>
          </table:table-cell>
          <table:table-cell table:style-name="ce23"/>
          <table:table-cell table:number-columns-repeated="16375" table:style-name="ce1"/>
        </table:table-row>
        <table:table-row table:style-name="ro14" table:visibility="collapse">
          <table:table-cell office:value-type="float" office:value="931" table:formula="of:=[.A2576]" table:style-name="ce17">
            <text:p>931</text:p>
          </table:table-cell>
          <table:table-cell table:style-name="ce21"/>
          <table:table-cell office:value-type="string" table:style-name="ce4">
            <text:p>BILLED</text:p>
          </table:table-cell>
          <table:table-cell office:value-type="float" office:value="1.2483333333511837" table:formula="of:=IF(AND([.F2577] &lt;&gt; &quot;&quot;;[.G2577] &lt;&gt; &quot;&quot;);([.G2577]-[.F2577])*24;&quot;---&quot;)" table:style-name="ce4">
            <text:p>1.248</text:p>
          </table:table-cell>
          <table:table-cell office:value-type="string" table:style-name="ce21">
            <text:p>IDtoApptioTargetProcess</text:p>
          </table:table-cell>
          <table:table-cell office:value-type="date" office:date-value="2025-09-04T14:33:55" table:style-name="ce14">
            <text:p>9/4/25 02:33 PM</text:p>
          </table:table-cell>
          <table:table-cell office:value-type="date" office:date-value="2025-09-04T15:48:49" table:style-name="ce14">
            <text:p>9/4/25 03:48 PM</text:p>
          </table:table-cell>
          <table:table-cell office:value-type="string" table:style-name="ce13">
            <text:p>#</text:p>
          </table:table-cell>
          <table:table-cell table:style-name="ce23"/>
          <table:table-cell table:number-columns-repeated="16375" table:style-name="ce1"/>
        </table:table-row>
        <table:table-row table:style-name="ro14" table:visibility="collapse">
          <table:table-cell office:value-type="float" office:value="931" table:formula="of:=[.A2577]" table:style-name="ce17">
            <text:p>931</text:p>
          </table:table-cell>
          <table:table-cell table:style-name="ce21"/>
          <table:table-cell office:value-type="string" table:style-name="ce4">
            <text:p>BILLED</text:p>
          </table:table-cell>
          <table:table-cell office:value-type="float" office:value="1.317499999946449" table:formula="of:=IF(AND([.F2578] &lt;&gt; &quot;&quot;;[.G2578] &lt;&gt; &quot;&quot;);([.G2578]-[.F2578])*24;&quot;---&quot;)" table:style-name="ce4">
            <text:p>1.317</text:p>
          </table:table-cell>
          <table:table-cell office:value-type="string" table:style-name="ce21">
            <text:p>IDtoApptioTargetProcess</text:p>
          </table:table-cell>
          <table:table-cell office:value-type="date" office:date-value="2025-09-04T15:48:49" table:style-name="ce14">
            <text:p>9/4/25 03:48 PM</text:p>
          </table:table-cell>
          <table:table-cell office:value-type="date" office:date-value="2025-09-04T17:07:52" table:style-name="ce14">
            <text:p>9/4/25 05:07 PM</text:p>
          </table:table-cell>
          <table:table-cell office:value-type="string" table:style-name="ce13">
            <text:p>#realized I need the docker driver's ECMA to create the json</text:p>
          </table:table-cell>
          <table:table-cell table:style-name="ce23"/>
          <table:table-cell table:number-columns-repeated="16375" table:style-name="ce1"/>
        </table:table-row>
        <table:table-row table:style-name="ro14" table:visibility="collapse">
          <table:table-cell office:value-type="float" office:value="931" table:formula="of:=[.A2578]" table:style-name="ce17">
            <text:p>931</text:p>
          </table:table-cell>
          <table:table-cell table:style-name="ce19"/>
          <table:table-cell office:value-type="string" table:style-name="ce4">
            <text:p>BILLED</text:p>
          </table:table-cell>
          <table:table-cell office:value-type="float" office:value="0.92416666669305414" table:formula="of:=IF(AND([.F2579] &lt;&gt; &quot;&quot;;[.G2579] &lt;&gt; &quot;&quot;);([.G2579]-[.F2579])*24;&quot;---&quot;)" table:style-name="ce4">
            <text:p>0.924</text:p>
          </table:table-cell>
          <table:table-cell office:value-type="string" table:style-name="ce21">
            <text:p>IDtoApptioTargetProcess</text:p>
          </table:table-cell>
          <table:table-cell office:value-type="date" office:date-value="2025-09-04T17:07:52" table:style-name="ce14">
            <text:p>9/4/25 05:07 PM</text:p>
          </table:table-cell>
          <table:table-cell office:value-type="date" office:date-value="2025-09-04T18:03:19" table:style-name="ce14">
            <text:p>9/4/25 06:03 PM</text:p>
          </table:table-cell>
          <table:table-cell office:value-type="string" table:style-name="ce13">
            <text:p>#</text:p>
          </table:table-cell>
          <table:table-cell table:style-name="ce23"/>
          <table:table-cell table:number-columns-repeated="16375" table:style-name="ce1"/>
        </table:table-row>
        <table:table-row table:style-name="ro14" table:visibility="collapse">
          <table:table-cell office:value-type="float" office:value="931" table:formula="of:=[.A2579]" table:style-name="ce17">
            <text:p>931</text:p>
          </table:table-cell>
          <table:table-cell table:style-name="ce19"/>
          <table:table-cell office:value-type="string" table:style-name="ce4">
            <text:p>BILLED</text:p>
          </table:table-cell>
          <table:table-cell office:value-type="float" office:value="0.34472222230397165" table:formula="of:=IF(AND([.F2580] &lt;&gt; &quot;&quot;;[.G2580] &lt;&gt; &quot;&quot;);([.G2580]-[.F2580])*24;&quot;---&quot;)" table:style-name="ce4">
            <text:p>0.345</text:p>
          </table:table-cell>
          <table:table-cell office:value-type="string" table:style-name="ce21">
            <text:p>IDtoApptioFrontDoor</text:p>
          </table:table-cell>
          <table:table-cell office:value-type="date" office:date-value="2025-09-04T19:57:12" table:style-name="ce14">
            <text:p>9/4/25 07:57 PM</text:p>
          </table:table-cell>
          <table:table-cell office:value-type="date" office:date-value="2025-09-04T20:17:53" table:style-name="ce14">
            <text:p>9/4/25 08:17 PM</text:p>
          </table:table-cell>
          <table:table-cell office:value-type="string" table:style-name="ce21">
            <text:p>Worked on resolving pipeline build issue with the IDtoApptioFrontDoor driver.</text:p>
          </table:table-cell>
          <table:table-cell table:style-name="ce23"/>
          <table:table-cell table:number-columns-repeated="16375" table:style-name="ce1"/>
        </table:table-row>
        <table:table-row table:style-name="ro14" table:visibility="collapse">
          <table:table-cell office:value-type="float" office:value="931" table:formula="of:=[.A2580]" table:style-name="ce17">
            <text:p>931</text:p>
          </table:table-cell>
          <table:table-cell table:style-name="ce19"/>
          <table:table-cell office:value-type="string" table:style-name="ce4">
            <text:p>BILLED</text:p>
          </table:table-cell>
          <table:table-cell office:value-type="float" office:value="0.70194444438675418" table:formula="of:=IF(AND([.F2581] &lt;&gt; &quot;&quot;;[.G2581] &lt;&gt; &quot;&quot;);([.G2581]-[.F2581])*24;&quot;---&quot;)" table:style-name="ce4">
            <text:p>0.702</text:p>
          </table:table-cell>
          <table:table-cell office:value-type="string" table:style-name="ce21">
            <text:p>IDtoApptioTargetProcess</text:p>
          </table:table-cell>
          <table:table-cell office:value-type="date" office:date-value="2025-09-04T20:17:53" table:style-name="ce14">
            <text:p>9/4/25 08:17 PM</text:p>
          </table:table-cell>
          <table:table-cell office:value-type="date" office:date-value="2025-09-04T21:00:00" table:style-name="ce14">
            <text:p>9/4/25 09:00 PM</text:p>
          </table:table-cell>
          <table:table-cell office:value-type="string" table:style-name="ce13">
            <text:p>#user create . . Wiating on frontdoor tests</text:p>
          </table:table-cell>
          <table:table-cell table:style-name="ce23"/>
          <table:table-cell table:number-columns-repeated="16375" table:style-name="ce1"/>
        </table:table-row>
        <table:table-row table:style-name="ro14" table:visibility="collapse">
          <table:table-cell office:value-type="float" office:value="931" table:formula="of:=[.A2581]" table:style-name="ce17">
            <text:p>931</text:p>
          </table:table-cell>
          <table:table-cell table:style-name="ce19"/>
          <table:table-cell table:style-name="ce4"/>
          <table:table-cell office:value-type="string" office:string-value="---" table:formula="of:=IF(AND([.F2582] &lt;&gt; &quot;&quot;;[.G2582] &lt;&gt; &quot;&quot;);([.G2582]-[.F2582])*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31" table:formula="of:=[.A2582]" table:style-name="ce17">
            <text:p>931</text:p>
          </table:table-cell>
          <table:table-cell table:style-name="ce19"/>
          <table:table-cell table:style-name="ce4"/>
          <table:table-cell office:value-type="string" office:string-value="---" table:formula="of:=IF(AND([.F2583] &lt;&gt; &quot;&quot;;[.G2583] &lt;&gt; &quot;&quot;);([.G2583]-[.F2583])*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31" table:formula="of:=[.A2583]" table:style-name="ce17">
            <text:p>931</text:p>
          </table:table-cell>
          <table:table-cell table:style-name="ce19"/>
          <table:table-cell table:style-name="ce4"/>
          <table:table-cell office:value-type="string" office:string-value="---" table:formula="of:=IF(AND([.F2584] &lt;&gt; &quot;&quot;;[.G2584] &lt;&gt; &quot;&quot;);([.G2584]-[.F2584])*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31" table:formula="of:=[.A2584]" table:style-name="ce17">
            <text:p>931</text:p>
          </table:table-cell>
          <table:table-cell table:style-name="ce19"/>
          <table:table-cell table:style-name="ce4"/>
          <table:table-cell office:value-type="string" office:string-value="---" table:formula="of:=IF(AND([.F2585] &lt;&gt; &quot;&quot;;[.G2585] &lt;&gt; &quot;&quot;);([.G2585]-[.F2585])*24;&quot;---&quot;)" table:style-name="ce4">
            <text:p>---</text:p>
          </table:table-cell>
          <table:table-cell table:style-name="ce21"/>
          <table:table-cell table:number-columns-repeated="2" table:style-name="ce14"/>
          <table:table-cell table:style-name="ce16"/>
          <table:table-cell table:style-name="ce23"/>
          <table:table-cell table:number-columns-repeated="16375" table:style-name="ce1"/>
        </table:table-row>
        <table:table-row table:style-name="ro14" table:visibility="collapse">
          <table:table-cell office:value-type="float" office:value="931" table:formula="of:=[.A2585]" table:style-name="ce17">
            <text:p>931</text:p>
          </table:table-cell>
          <table:table-cell table:style-name="ce19"/>
          <table:table-cell table:style-name="ce4"/>
          <table:table-cell office:value-type="string" office:string-value="---" table:formula="of:=IF(AND([.F2586] &lt;&gt; &quot;&quot;;[.G2586] &lt;&gt; &quot;&quot;);([.G2586]-[.F2586])*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31" table:formula="of:=[.A2586]" table:style-name="ce17">
            <text:p>931</text:p>
          </table:table-cell>
          <table:table-cell table:style-name="ce19"/>
          <table:table-cell table:style-name="ce4"/>
          <table:table-cell office:value-type="string" office:string-value="---" table:formula="of:=IF(AND([.F2587] &lt;&gt; &quot;&quot;;[.G2587] &lt;&gt; &quot;&quot;);([.G2587]-[.F2587])*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31" table:formula="of:=[.A2587]" table:style-name="ce17">
            <text:p>931</text:p>
          </table:table-cell>
          <table:table-cell table:style-name="ce19"/>
          <table:table-cell table:style-name="ce4"/>
          <table:table-cell office:value-type="string" office:string-value="---" table:formula="of:=IF(AND([.F2588] &lt;&gt; &quot;&quot;;[.G2588] &lt;&gt; &quot;&quot;);([.G2588]-[.F2588])*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31" table:formula="of:=[.A2588]" table:style-name="ce17">
            <text:p>931</text:p>
          </table:table-cell>
          <table:table-cell table:style-name="ce19"/>
          <table:table-cell table:style-name="ce4"/>
          <table:table-cell office:value-type="string" office:string-value="---" table:formula="of:=IF(AND([.F2589] &lt;&gt; &quot;&quot;;[.G2589] &lt;&gt; &quot;&quot;);([.G2589]-[.F2589])*24;&quot;---&quot;)" table:style-name="ce4">
            <text:p>---</text:p>
          </table:table-cell>
          <table:table-cell table:style-name="ce16"/>
          <table:table-cell table:number-columns-repeated="2" table:style-name="ce14"/>
          <table:table-cell table:style-name="ce16"/>
          <table:table-cell table:style-name="ce23"/>
          <table:table-cell table:number-columns-repeated="16375" table:style-name="ce1"/>
        </table:table-row>
        <table:table-row table:style-name="ro14" table:visibility="collapse">
          <table:table-cell office:value-type="float" office:value="931" table:formula="of:=[.A2589]" table:style-name="ce17">
            <text:p>931</text:p>
          </table:table-cell>
          <table:table-cell table:style-name="ce19"/>
          <table:table-cell table:style-name="ce4"/>
          <table:table-cell office:value-type="string" office:string-value="---" table:formula="of:=IF(AND([.F2590] &lt;&gt; &quot;&quot;;[.G2590] &lt;&gt; &quot;&quot;);([.G2590]-[.F2590])*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590]" table:style-name="ce17">
            <text:p>931</text:p>
          </table:table-cell>
          <table:table-cell office:value-type="float" office:value="7.5" table:formula="of:=COM.MICROSOFT.CEILING([.C2591];0.25)" table:style-name="ce19">
            <text:p>7.500</text:p>
          </table:table-cell>
          <table:table-cell office:value-type="float" office:value="7.4513888888759539" table:formula="of:=SUM([.D2591:.D2605])" table:style-name="ce4">
            <text:p>7.451</text:p>
          </table:table-cell>
          <table:table-cell office:value-type="string" office:string-value="---" table:formula="of:=IF(AND([.F2591] &lt;&gt; &quot;&quot;;[.G2591] &lt;&gt; &quot;&quot;);([.G2591]-[.F2591])*24;&quot;---&quot;)" table:style-name="ce4">
            <text:p>---</text:p>
          </table:table-cell>
          <table:table-cell office:value-type="date" office:date-value="2025-09-05T00:00:00" table:style-name="ce28">
            <text:p>5-Sep</text:p>
          </table:table-cell>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591]" table:style-name="ce17">
            <text:p>931</text:p>
          </table:table-cell>
          <table:table-cell table:style-name="ce19"/>
          <table:table-cell office:value-type="string" table:style-name="ce4">
            <text:p>BILLED</text:p>
          </table:table-cell>
          <table:table-cell office:value-type="float" office:value="0.16944444441469386" table:formula="of:=IF(AND([.F2592] &lt;&gt; &quot;&quot;;[.G2592] &lt;&gt; &quot;&quot;);([.G2592]-[.F2592])*24;&quot;---&quot;)" table:style-name="ce4">
            <text:p>0.169</text:p>
          </table:table-cell>
          <table:table-cell office:value-type="string" table:style-name="ce21">
            <text:p>IDtoApptioTargetProcess</text:p>
          </table:table-cell>
          <table:table-cell office:value-type="date" office:date-value="2025-09-05T07:30:48" table:style-name="ce14">
            <text:p>9/5/25 07:30 AM</text:p>
          </table:table-cell>
          <table:table-cell office:value-type="date" office:date-value="2025-09-05T07:40:58" table:style-name="ce14">
            <text:p>9/5/25 07:40 AM</text:p>
          </table:table-cell>
          <table:table-cell office:value-type="string" table:style-name="ce13">
            <text:p>Worked on the user provisioning use case for the IDtoApptioTargetProcess driver. Worked confirming MyAccess can set two roles at a time.</text:p>
          </table:table-cell>
          <table:table-cell office:value-type="string" table:style-name="ce18">
            <text:p>Needed to know if automatic fole assignment was possible.</text:p>
          </table:table-cell>
          <table:table-cell table:number-columns-repeated="16375" table:style-name="ce1"/>
        </table:table-row>
        <table:table-row table:style-name="ro14" table:visibility="collapse">
          <table:table-cell office:value-type="float" office:value="931" table:formula="of:=[.A2592]" table:style-name="ce17">
            <text:p>931</text:p>
          </table:table-cell>
          <table:table-cell table:style-name="ce19"/>
          <table:table-cell office:value-type="string" table:style-name="ce4">
            <text:p>BILLED</text:p>
          </table:table-cell>
          <table:table-cell table:style-name="ce4"/>
          <table:table-cell office:value-type="string" table:style-name="ce13">
            <text:p>sprinkler</text:p>
          </table:table-cell>
          <table:table-cell office:value-type="date" office:date-value="2025-09-05T07:40:58" table:style-name="ce14">
            <text:p>9/5/25 07:40 AM</text:p>
          </table:table-cell>
          <table:table-cell office:value-type="date" office:date-value="2025-09-05T08:03:56" table:style-name="ce14">
            <text:p>9/5/25 08:03 AM</text:p>
          </table:table-cell>
          <table:table-cell office:value-type="string" table:style-name="ce1">
            <text:p>Worked on a reported issue with user e143921 for the IDtoSprinkler driver.</text:p>
          </table:table-cell>
          <table:table-cell table:style-name="ce18"/>
          <table:table-cell table:number-columns-repeated="16375" table:style-name="ce1"/>
        </table:table-row>
        <table:table-row table:style-name="ro14" table:visibility="collapse">
          <table:table-cell office:value-type="float" office:value="931" table:formula="of:=[.A2593]" table:style-name="ce17">
            <text:p>931</text:p>
          </table:table-cell>
          <table:table-cell table:style-name="ce19"/>
          <table:table-cell office:value-type="string" table:style-name="ce4">
            <text:p>BILLED</text:p>
          </table:table-cell>
          <table:table-cell table:style-name="ce4"/>
          <table:table-cell office:value-type="string" table:style-name="ce13">
            <text:p>mtg-Daily</text:p>
          </table:table-cell>
          <table:table-cell office:value-type="date" office:date-value="2025-09-05T08:30:00" table:style-name="ce14">
            <text:p>9/5/25 08:30 AM</text:p>
          </table:table-cell>
          <table:table-cell office:value-type="date" office:date-value="2025-09-05T08:40:00" table:style-name="ce14">
            <text:p>9/5/25 08:40 AM</text:p>
          </table:table-cell>
          <table:table-cell office:value-type="string" table:style-name="ce13">
            <text:p>Daily meetings with the team.</text:p>
          </table:table-cell>
          <table:table-cell table:style-name="ce18"/>
          <table:table-cell table:number-columns-repeated="16375" table:style-name="ce1"/>
        </table:table-row>
        <table:table-row table:style-name="ro14" table:visibility="collapse">
          <table:table-cell office:value-type="float" office:value="931" table:formula="of:=[.A2594]" table:style-name="ce17">
            <text:p>931</text:p>
          </table:table-cell>
          <table:table-cell table:style-name="ce19"/>
          <table:table-cell office:value-type="string" table:style-name="ce4">
            <text:p>BILLED</text:p>
          </table:table-cell>
          <table:table-cell table:style-name="ce4"/>
          <table:table-cell office:value-type="string" table:style-name="ce13">
            <text:p>mtg-Daily</text:p>
          </table:table-cell>
          <table:table-cell office:value-type="date" office:date-value="2025-09-05T09:30:00" table:style-name="ce14">
            <text:p>9/5/25 09:30 AM</text:p>
          </table:table-cell>
          <table:table-cell office:value-type="date" office:date-value="2025-09-05T10:15:00" table:style-name="ce14">
            <text:p>9/5/25 10:15 AM</text:p>
          </table:table-cell>
          <table:table-cell office:value-type="string" table:style-name="ce10">
            <text:p># meeting went long</text:p>
          </table:table-cell>
          <table:table-cell table:style-name="ce18"/>
          <table:table-cell table:number-columns-repeated="16375" table:style-name="ce1"/>
        </table:table-row>
        <table:table-row table:style-name="ro14" table:visibility="collapse">
          <table:table-cell office:value-type="float" office:value="931" table:formula="of:=[.A2595]" table:style-name="ce17">
            <text:p>931</text:p>
          </table:table-cell>
          <table:table-cell table:style-name="ce19"/>
          <table:table-cell office:value-type="string" table:style-name="ce4">
            <text:p>BILLED</text:p>
          </table:table-cell>
          <table:table-cell office:value-type="float" office:value="1.6366666666581295" table:formula="of:=IF(AND([.F2596] &lt;&gt; &quot;&quot;;[.G2596] &lt;&gt; &quot;&quot;);([.G2596]-[.F2596])*24;&quot;---&quot;)" table:style-name="ce4">
            <text:p>1.637</text:p>
          </table:table-cell>
          <table:table-cell office:value-type="string" table:style-name="ce21">
            <text:p>IDtoApptioTargetProcess</text:p>
          </table:table-cell>
          <table:table-cell office:value-type="date" office:date-value="2025-09-05T10:15:00" table:style-name="ce14">
            <text:p>9/5/25 10:15 AM</text:p>
          </table:table-cell>
          <table:table-cell office:value-type="date" office:date-value="2025-09-05T11:53:12" table:style-name="ce14">
            <text:p>9/5/25 11:53 AM</text:p>
          </table:table-cell>
          <table:table-cell office:value-type="string" table:style-name="ce13">
            <text:p># about 70% done with create uselr</text:p>
          </table:table-cell>
          <table:table-cell office:value-type="string" table:style-name="ce18">
            <text:p>walk: 9/5/2025 <text:s/>11:16:13 AM, 9/5/2025 11:50:15 AM</text:p>
          </table:table-cell>
          <table:table-cell table:number-columns-repeated="16375" table:style-name="ce1"/>
        </table:table-row>
        <table:table-row table:style-name="ro14" table:visibility="collapse">
          <table:table-cell office:value-type="float" office:value="931" table:formula="of:=[.A2596]" table:style-name="ce17">
            <text:p>931</text:p>
          </table:table-cell>
          <table:table-cell table:style-name="ce19"/>
          <table:table-cell office:value-type="string" table:style-name="ce4">
            <text:p>BILLED</text:p>
          </table:table-cell>
          <table:table-cell office:value-type="float" office:value="0.37999999994644895" table:formula="of:=IF(AND([.F2597] &lt;&gt; &quot;&quot;;[.G2597] &lt;&gt; &quot;&quot;);([.G2597]-[.F2597])*24;&quot;---&quot;)" table:style-name="ce4">
            <text:p>0.380</text:p>
          </table:table-cell>
          <table:table-cell office:value-type="string" table:style-name="ce21">
            <text:p>IDtoApptioTargetProcess</text:p>
          </table:table-cell>
          <table:table-cell office:value-type="date" office:date-value="2025-09-05T11:53:12" table:style-name="ce14">
            <text:p>9/5/25 11:53 AM</text:p>
          </table:table-cell>
          <table:table-cell office:value-type="date" office:date-value="2025-09-05T12:16:00" table:style-name="ce14">
            <text:p>9/5/25 12:16 PM</text:p>
          </table:table-cell>
          <table:table-cell office:value-type="string" table:style-name="ce13">
            <text:p>#</text:p>
          </table:table-cell>
          <table:table-cell table:style-name="ce18"/>
          <table:table-cell table:number-columns-repeated="16375" table:style-name="ce1"/>
        </table:table-row>
        <table:table-row table:style-name="ro14" table:visibility="collapse">
          <table:table-cell office:value-type="float" office:value="931" table:formula="of:=[.A2597]" table:style-name="ce17">
            <text:p>931</text:p>
          </table:table-cell>
          <table:table-cell table:style-name="ce11"/>
          <table:table-cell office:value-type="string" table:style-name="ce4">
            <text:p>BILLED</text:p>
          </table:table-cell>
          <table:table-cell office:value-type="float" office:value="3.0044444444356486" table:formula="of:=IF(AND([.F2598] &lt;&gt; &quot;&quot;;[.G2598] &lt;&gt; &quot;&quot;);([.G2598]-[.F2598])*24;&quot;---&quot;)" table:style-name="ce4">
            <text:p>3.004</text:p>
          </table:table-cell>
          <table:table-cell office:value-type="string" table:style-name="ce21">
            <text:p>IDtoApptioTargetProcess</text:p>
          </table:table-cell>
          <table:table-cell office:value-type="date" office:date-value="2025-09-05T12:16:00" table:style-name="ce14">
            <text:p>9/5/25 12:16 PM</text:p>
          </table:table-cell>
          <table:table-cell office:value-type="date" office:date-value="2025-09-05T15:16:16" table:style-name="ce14">
            <text:p>9/5/25 03:16 PM</text:p>
          </table:table-cell>
          <table:table-cell office:value-type="string" table:style-name="ce13">
            <text:p>#Myaccess work with Mike</text:p>
          </table:table-cell>
          <table:table-cell table:style-name="ce15"/>
          <table:table-cell table:number-columns-repeated="16375" table:style-name="ce1"/>
        </table:table-row>
        <table:table-row table:style-name="ro14" table:visibility="collapse">
          <table:table-cell office:value-type="float" office:value="931" table:formula="of:=[.A2598]" table:style-name="ce17">
            <text:p>931</text:p>
          </table:table-cell>
          <table:table-cell table:style-name="ce29"/>
          <table:table-cell office:value-type="string" table:style-name="ce4">
            <text:p>BILLED</text:p>
          </table:table-cell>
          <table:table-cell office:value-type="float" office:value="0.41861111117759719" table:formula="of:=IF(AND([.F2599] &lt;&gt; &quot;&quot;;[.G2599] &lt;&gt; &quot;&quot;);([.G2599]-[.F2599])*24;&quot;---&quot;)" table:style-name="ce4">
            <text:p>0.419</text:p>
          </table:table-cell>
          <table:table-cell office:value-type="string" table:style-name="ce21">
            <text:p>IDtoApptioTargetProcess</text:p>
          </table:table-cell>
          <table:table-cell office:value-type="date" office:date-value="2025-09-05T15:16:16" table:style-name="ce14">
            <text:p>9/5/25 03:16 PM</text:p>
          </table:table-cell>
          <table:table-cell office:value-type="date" office:date-value="2025-09-05T15:41:23" table:style-name="ce14">
            <text:p>9/5/25 03:41 PM</text:p>
          </table:table-cell>
          <table:table-cell office:value-type="string" table:style-name="ce13">
            <text:p>#documenting . . Preparing for use case 2, and settingup for meetings with ashleihg</text:p>
          </table:table-cell>
          <table:table-cell table:style-name="ce18"/>
          <table:table-cell table:number-columns-repeated="16375" table:style-name="ce1"/>
        </table:table-row>
        <table:table-row table:style-name="ro14" table:visibility="collapse">
          <table:table-cell office:value-type="float" office:value="931" table:formula="of:=[.A2599]" table:style-name="ce17">
            <text:p>931</text:p>
          </table:table-cell>
          <table:table-cell table:style-name="ce19"/>
          <table:table-cell office:value-type="string" table:style-name="ce4">
            <text:p>BILLED</text:p>
          </table:table-cell>
          <table:table-cell office:value-type="float" office:value="0.29583333333721384" table:formula="of:=IF(AND([.F2600] &lt;&gt; &quot;&quot;;[.G2600] &lt;&gt; &quot;&quot;);([.G2600]-[.F2600])*24;&quot;---&quot;)" table:style-name="ce4">
            <text:p>0.296</text:p>
          </table:table-cell>
          <table:table-cell office:value-type="string" table:style-name="ce21">
            <text:p>IDtoApptioTargetProcess</text:p>
          </table:table-cell>
          <table:table-cell office:value-type="date" office:date-value="2025-09-05T15:41:23" table:style-name="ce14">
            <text:p>9/5/25 03:41 PM</text:p>
          </table:table-cell>
          <table:table-cell office:value-type="date" office:date-value="2025-09-05T15:59:08" table:style-name="ce14">
            <text:p>9/5/25 03:59 PM</text:p>
          </table:table-cell>
          <table:table-cell office:value-type="string" table:style-name="ce13">
            <text:p>#squashing targetprocess commits</text:p>
          </table:table-cell>
          <table:table-cell table:style-name="ce10"/>
          <table:table-cell table:number-columns-repeated="16375" table:style-name="ce1"/>
        </table:table-row>
        <table:table-row table:style-name="ro14" table:visibility="collapse">
          <table:table-cell office:value-type="float" office:value="931" table:formula="of:=[.A2600]" table:style-name="ce17">
            <text:p>931</text:p>
          </table:table-cell>
          <table:table-cell table:style-name="ce4"/>
          <table:table-cell office:value-type="string" table:style-name="ce4">
            <text:p>BILLED</text:p>
          </table:table-cell>
          <table:table-cell table:style-name="ce4"/>
          <table:table-cell office:value-type="string" table:style-name="ce21">
            <text:p>FCPS:Search</text:p>
          </table:table-cell>
          <table:table-cell office:value-type="date" office:date-value="2025-09-05T15:59:08" table:style-name="ce14">
            <text:p>9/5/25 03:59 PM</text:p>
          </table:table-cell>
          <table:table-cell office:value-type="date" office:date-value="2025-09-05T16:15:00" table:style-name="ce14">
            <text:p>9/5/25 04:15 PM</text:p>
          </table:table-cell>
          <table:table-cell office:value-type="string" table:style-name="ce13">
            <text:p>Worked to resolve an issue with non-employee number generator.</text:p>
          </table:table-cell>
          <table:table-cell office:value-type="string" table:style-name="ce18">
            <text:p>Colton and Carl needed access to a number generator for the uid attribute.</text:p>
          </table:table-cell>
          <table:table-cell table:number-columns-repeated="16375" table:style-name="ce1"/>
        </table:table-row>
        <table:table-row table:style-name="ro14" table:visibility="collapse">
          <table:table-cell office:value-type="float" office:value="931" table:formula="of:=[.A2601]" table:style-name="ce17">
            <text:p>931</text:p>
          </table:table-cell>
          <table:table-cell table:style-name="ce19"/>
          <table:table-cell office:value-type="string" table:style-name="ce4">
            <text:p>BILLED</text:p>
          </table:table-cell>
          <table:table-cell office:value-type="float" office:value="1.1986111110309139" table:formula="of:=IF(AND([.F2602] &lt;&gt; &quot;&quot;;[.G2602] &lt;&gt; &quot;&quot;);([.G2602]-[.F2602])*24;&quot;---&quot;)" table:style-name="ce4">
            <text:p>1.199</text:p>
          </table:table-cell>
          <table:table-cell office:value-type="string" table:style-name="ce21">
            <text:p>IDtoApptioTargetProcess</text:p>
          </table:table-cell>
          <table:table-cell office:value-type="date" office:date-value="2025-09-05T16:15:00" table:style-name="ce14">
            <text:p>9/5/25 04:15 PM</text:p>
          </table:table-cell>
          <table:table-cell office:value-type="date" office:date-value="2025-09-05T17:26:55" table:style-name="ce14">
            <text:p>9/5/25 05:26 PM</text:p>
          </table:table-cell>
          <table:table-cell office:value-type="string" table:style-name="ce13">
            <text:p>#</text:p>
          </table:table-cell>
          <table:table-cell table:style-name="ce18"/>
          <table:table-cell table:number-columns-repeated="16375" table:style-name="ce1"/>
        </table:table-row>
        <table:table-row table:style-name="ro14" table:visibility="collapse">
          <table:table-cell office:value-type="float" office:value="931" table:formula="of:=[.A2602]" table:style-name="ce17">
            <text:p>931</text:p>
          </table:table-cell>
          <table:table-cell table:style-name="ce19"/>
          <table:table-cell table:style-name="ce4"/>
          <table:table-cell office:value-type="float" office:value="0.34777777787530795" table:formula="of:=IF(AND([.F2603] &lt;&gt; &quot;&quot;;[.G2603] &lt;&gt; &quot;&quot;);([.G2603]-[.F2603])*24;&quot;---&quot;)" table:style-name="ce4">
            <text:p>0.348</text:p>
          </table:table-cell>
          <table:table-cell office:value-type="string" table:style-name="ce21">
            <text:p>IDtoApptioTargetProcess</text:p>
          </table:table-cell>
          <table:table-cell office:value-type="date" office:date-value="2025-09-05T17:26:55" table:style-name="ce14">
            <text:p>9/5/25 05:26 PM</text:p>
          </table:table-cell>
          <table:table-cell office:value-type="date" office:date-value="2025-09-05T17:47:47" table:style-name="ce14">
            <text:p>9/5/25 05:47 PM</text:p>
          </table:table-cell>
          <table:table-cell office:value-type="string" table:style-name="ce13">
            <text:p>#remote loader . .working on adding the password to the RL . .</text:p>
          </table:table-cell>
          <table:table-cell table:style-name="ce18"/>
          <table:table-cell table:number-columns-repeated="16375" table:style-name="ce1"/>
        </table:table-row>
        <table:table-row table:style-name="ro14" table:visibility="collapse">
          <table:table-cell office:value-type="float" office:value="931" table:formula="of:=[.A2603]" table:style-name="ce17">
            <text:p>931</text:p>
          </table:table-cell>
          <table:table-cell table:style-name="ce19"/>
          <table:table-cell table:style-name="ce4"/>
          <table:table-cell office:value-type="string" office:string-value="---" table:formula="of:=IF(AND([.F2604] &lt;&gt; &quot;&quot;;[.G2604] &lt;&gt; &quot;&quot;);([.G2604]-[.F2604])*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604]" table:style-name="ce17">
            <text:p>931</text:p>
          </table:table-cell>
          <table:table-cell table:style-name="ce19"/>
          <table:table-cell table:style-name="ce4"/>
          <table:table-cell office:value-type="string" office:string-value="---" table:formula="of:=IF(AND([.F2605] &lt;&gt; &quot;&quot;;[.G2605] &lt;&gt; &quot;&quot;);([.G2605]-[.F2605])*24;&quot;---&quot;)" table:style-name="ce4">
            <text:p>---</text:p>
          </table:table-cell>
          <table:table-cell office:value-type="string" table:style-name="ce21">
            <text:p>convert driver to remote loader</text:p>
          </table:table-cell>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605]" table:style-name="ce17">
            <text:p>931</text:p>
          </table:table-cell>
          <table:table-cell office:value-type="float" office:value="0" table:formula="of:=COM.MICROSOFT.CEILING([.C2606];0.25)" table:style-name="ce19">
            <text:p>0.000</text:p>
          </table:table-cell>
          <table:table-cell office:value-type="float" office:value="0" table:formula="of:=SUM([.D2606:.D2630])" table:style-name="ce4">
            <text:p>0.000</text:p>
          </table:table-cell>
          <table:table-cell office:value-type="string" office:string-value="---" table:formula="of:=IF(AND([.F2606] &lt;&gt; &quot;&quot;;[.G2606] &lt;&gt; &quot;&quot;);([.G2606]-[.F2606])*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606]" table:style-name="ce17">
            <text:p>931</text:p>
          </table:table-cell>
          <table:table-cell table:style-name="ce19"/>
          <table:table-cell office:value-type="string" table:style-name="ce4">
            <text:p>BILLED</text:p>
          </table:table-cell>
          <table:table-cell office:value-type="string" office:string-value="---" table:formula="of:=IF(AND([.F2607] &lt;&gt; &quot;&quot;;[.G2607] &lt;&gt; &quot;&quot;);([.G2607]-[.F2607])*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607]" table:style-name="ce17">
            <text:p>931</text:p>
          </table:table-cell>
          <table:table-cell table:style-name="ce11"/>
          <table:table-cell office:value-type="string" table:style-name="ce4">
            <text:p>BILLED</text:p>
          </table:table-cell>
          <table:table-cell office:value-type="string" office:string-value="---" table:formula="of:=IF(AND([.F2608] &lt;&gt; &quot;&quot;;[.G2608] &lt;&gt; &quot;&quot;);([.G2608]-[.F2608])*24;&quot;---&quot;)" table:style-name="ce4">
            <text:p>---</text:p>
          </table:table-cell>
          <table:table-cell table:style-name="ce21"/>
          <table:table-cell table:number-columns-repeated="2" table:style-name="ce14"/>
          <table:table-cell table:style-name="ce13"/>
          <table:table-cell table:style-name="ce15"/>
          <table:table-cell table:number-columns-repeated="16375" table:style-name="ce1"/>
        </table:table-row>
        <table:table-row table:style-name="ro14" table:visibility="collapse">
          <table:table-cell office:value-type="float" office:value="931" table:formula="of:=[.A2608]" table:style-name="ce17">
            <text:p>931</text:p>
          </table:table-cell>
          <table:table-cell table:style-name="ce11"/>
          <table:table-cell office:value-type="string" table:style-name="ce4">
            <text:p>BILLED</text:p>
          </table:table-cell>
          <table:table-cell office:value-type="string" office:string-value="---" table:formula="of:=IF(AND([.F2609] &lt;&gt; &quot;&quot;;[.G2609] &lt;&gt; &quot;&quot;);([.G2609]-[.F2609])*24;&quot;---&quot;)" table:style-name="ce4">
            <text:p>---</text:p>
          </table:table-cell>
          <table:table-cell office:value-type="string" table:style-name="ce13">
            <text:p>had labor day on Monday . .</text:p>
          </table:table-cell>
          <table:table-cell table:number-columns-repeated="2" table:style-name="ce14"/>
          <table:table-cell table:style-name="ce13"/>
          <table:table-cell table:style-name="ce15"/>
          <table:table-cell table:number-columns-repeated="16375" table:style-name="ce1"/>
        </table:table-row>
        <table:table-row table:style-name="ro14" table:visibility="collapse">
          <table:table-cell office:value-type="float" office:value="931" table:formula="of:=[.A2609]" table:style-name="ce17">
            <text:p>931</text:p>
          </table:table-cell>
          <table:table-cell table:style-name="ce19"/>
          <table:table-cell office:value-type="string" table:style-name="ce4">
            <text:p>BILLED</text:p>
          </table:table-cell>
          <table:table-cell office:value-type="string" office:string-value="---" table:formula="of:=IF(AND([.F2610] &lt;&gt; &quot;&quot;;[.G2610] &lt;&gt; &quot;&quot;);([.G2610]-[.F2610])*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610]" table:style-name="ce17">
            <text:p>931</text:p>
          </table:table-cell>
          <table:table-cell table:style-name="ce4"/>
          <table:table-cell office:value-type="string" table:style-name="ce4">
            <text:p>BILLED</text:p>
          </table:table-cell>
          <table:table-cell office:value-type="string" office:string-value="---" table:formula="of:=IF(AND([.F2611] &lt;&gt; &quot;&quot;;[.G2611] &lt;&gt; &quot;&quot;);([.G2611]-[.F2611])*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611]" table:style-name="ce17">
            <text:p>931</text:p>
          </table:table-cell>
          <table:table-cell office:value-type="string" table:style-name="ce4">
            <text:p>walk</text:p>
          </table:table-cell>
          <table:table-cell office:value-type="string" table:style-name="ce4">
            <text:p>BILLED</text:p>
          </table:table-cell>
          <table:table-cell office:value-type="string" office:string-value="---" table:formula="of:=IF(AND([.F2612] &lt;&gt; &quot;&quot;;[.G2612] &lt;&gt; &quot;&quot;);([.G2612]-[.F2612])*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612]" table:style-name="ce17">
            <text:p>931</text:p>
          </table:table-cell>
          <table:table-cell table:style-name="ce19"/>
          <table:table-cell office:value-type="string" table:style-name="ce4">
            <text:p>BILLED</text:p>
          </table:table-cell>
          <table:table-cell office:value-type="string" office:string-value="---" table:formula="of:=IF(AND([.F2613] &lt;&gt; &quot;&quot;;[.G2613] &lt;&gt; &quot;&quot;);([.G2613]-[.F2613])*24;&quot;---&quot;)" table:style-name="ce4">
            <text:p>---</text:p>
          </table:table-cell>
          <table:table-cell table:style-name="ce13"/>
          <table:table-cell table:number-columns-repeated="2" table:style-name="ce14"/>
          <table:table-cell table:style-name="ce39"/>
          <table:table-cell table:style-name="ce18"/>
          <table:table-cell table:number-columns-repeated="16375" table:style-name="ce1"/>
        </table:table-row>
        <table:table-row table:style-name="ro14" table:visibility="collapse">
          <table:table-cell office:value-type="float" office:value="931" table:formula="of:=[.A2613]" table:style-name="ce17">
            <text:p>931</text:p>
          </table:table-cell>
          <table:table-cell table:style-name="ce19"/>
          <table:table-cell office:value-type="string" table:style-name="ce4">
            <text:p>BILLED</text:p>
          </table:table-cell>
          <table:table-cell office:value-type="string" office:string-value="---" table:formula="of:=IF(AND([.F2614] &lt;&gt; &quot;&quot;;[.G2614] &lt;&gt; &quot;&quot;);([.G2614]-[.F2614])*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614]" table:style-name="ce17">
            <text:p>931</text:p>
          </table:table-cell>
          <table:table-cell table:style-name="ce19"/>
          <table:table-cell table:style-name="ce4"/>
          <table:table-cell office:value-type="string" office:string-value="---" table:formula="of:=IF(AND([.F2615] &lt;&gt; &quot;&quot;;[.G2615] &lt;&gt; &quot;&quot;);([.G2615]-[.F2615])*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615]" table:style-name="ce17">
            <text:p>931</text:p>
          </table:table-cell>
          <table:table-cell table:style-name="ce19"/>
          <table:table-cell table:style-name="ce4"/>
          <table:table-cell office:value-type="string" office:string-value="---" table:formula="of:=IF(AND([.F2616] &lt;&gt; &quot;&quot;;[.G2616] &lt;&gt; &quot;&quot;);([.G2616]-[.F2616])*24;&quot;---&quot;)" table:style-name="ce4">
            <text:p>---</text:p>
          </table:table-cell>
          <table:table-cell office:value-type="string" table:style-name="ce21">
            <text:p>convert driver to remote loader</text:p>
          </table:table-cell>
          <table:table-cell table:style-name="ce14"/>
          <table:table-cell office:value-type="string" table:style-name="ce13">
            <text:p>#remote loader . .working on adding the password to the RL . .</text:p>
          </table:table-cell>
          <table:table-cell table:style-name="ce10"/>
          <table:table-cell table:style-name="ce18"/>
          <table:table-cell table:number-columns-repeated="16375" table:style-name="ce1"/>
        </table:table-row>
        <table:table-row table:style-name="ro14" table:visibility="collapse">
          <table:table-cell office:value-type="float" office:value="931" table:formula="of:=[.A2616]" table:style-name="ce17">
            <text:p>931</text:p>
          </table:table-cell>
          <table:table-cell table:style-name="ce19"/>
          <table:table-cell table:style-name="ce4"/>
          <table:table-cell office:value-type="string" office:string-value="---" table:formula="of:=IF(AND([.F2617] &lt;&gt; &quot;&quot;;[.G2617] &lt;&gt; &quot;&quot;);([.G2617]-[.F2617])*24;&quot;---&quot;)" table:style-name="ce4">
            <text:p>---</text:p>
          </table:table-cell>
          <table:table-cell table:style-name="ce13"/>
          <table:table-cell table:number-columns-repeated="2" table:style-name="ce14"/>
          <table:table-cell table:style-name="ce10"/>
          <table:table-cell table:style-name="ce18"/>
          <table:table-cell table:number-columns-repeated="16375" table:style-name="ce1"/>
        </table:table-row>
        <table:table-row table:style-name="ro14" table:visibility="collapse">
          <table:table-cell office:value-type="float" office:value="931" table:formula="of:=[.A2617]" table:style-name="ce17">
            <text:p>931</text:p>
          </table:table-cell>
          <table:table-cell table:style-name="ce19"/>
          <table:table-cell table:style-name="ce4"/>
          <table:table-cell office:value-type="string" office:string-value="---" table:formula="of:=IF(AND([.F2618] &lt;&gt; &quot;&quot;;[.G2618] &lt;&gt; &quot;&quot;);([.G2618]-[.F2618])*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618]" table:style-name="ce17">
            <text:p>931</text:p>
          </table:table-cell>
          <table:table-cell table:number-columns-repeated="2" table:style-name="ce4"/>
          <table:table-cell office:value-type="string" office:string-value="---" table:formula="of:=IF(AND([.F2619] &lt;&gt; &quot;&quot;;[.G2619] &lt;&gt; &quot;&quot;);([.G2619]-[.F2619])*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619]" table:style-name="ce17">
            <text:p>931</text:p>
          </table:table-cell>
          <table:table-cell table:style-name="ce19"/>
          <table:table-cell table:style-name="ce4"/>
          <table:table-cell office:value-type="string" office:string-value="---" table:formula="of:=IF(AND([.F2620] &lt;&gt; &quot;&quot;;[.G2620] &lt;&gt; &quot;&quot;);([.G2620]-[.F2620])*24;&quot;---&quot;)" table:style-name="ce4">
            <text:p>---</text:p>
          </table:table-cell>
          <table:table-cell table:style-name="ce13"/>
          <table:table-cell table:style-name="ce14"/>
          <table:table-cell table:style-name="ce24"/>
          <table:table-cell table:style-name="ce13"/>
          <table:table-cell table:style-name="ce14"/>
          <table:table-cell table:number-columns-repeated="16375" table:style-name="ce1"/>
        </table:table-row>
        <table:table-row table:style-name="ro14" table:visibility="collapse">
          <table:table-cell office:value-type="float" office:value="931" table:formula="of:=[.A2619]" table:style-name="ce17">
            <text:p>931</text:p>
          </table:table-cell>
          <table:table-cell table:style-name="ce19"/>
          <table:table-cell table:style-name="ce4"/>
          <table:table-cell office:value-type="string" office:string-value="---" table:formula="of:=IF(AND([.F2621] &lt;&gt; &quot;&quot;;[.G2621] &lt;&gt; &quot;&quot;);([.G2621]-[.F2621])*24;&quot;---&quot;)" table:style-name="ce4">
            <text:p>---</text:p>
          </table:table-cell>
          <table:table-cell table:style-name="ce34"/>
          <table:table-cell table:style-name="ce24"/>
          <table:table-cell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620]" table:style-name="ce17">
            <text:p>931</text:p>
          </table:table-cell>
          <table:table-cell table:style-name="ce19"/>
          <table:table-cell table:style-name="ce4"/>
          <table:table-cell office:value-type="string" office:string-value="---" table:formula="of:=IF(AND([.F2622] &lt;&gt; &quot;&quot;;[.G2622] &lt;&gt; &quot;&quot;);([.G2622]-[.F2622])*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621]" table:style-name="ce17">
            <text:p>931</text:p>
          </table:table-cell>
          <table:table-cell table:style-name="ce19"/>
          <table:table-cell table:style-name="ce4"/>
          <table:table-cell office:value-type="string" office:string-value="---" table:formula="of:=IF(AND([.F2623] &lt;&gt; &quot;&quot;;[.G2623] &lt;&gt; &quot;&quot;);([.G2623]-[.F2623])*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622]" table:style-name="ce17">
            <text:p>931</text:p>
          </table:table-cell>
          <table:table-cell table:style-name="ce19"/>
          <table:table-cell table:style-name="ce4"/>
          <table:table-cell office:value-type="string" office:string-value="---" table:formula="of:=IF(AND([.F2624] &lt;&gt; &quot;&quot;;[.G2624] &lt;&gt; &quot;&quot;);([.G2624]-[.F2624])*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623]" table:style-name="ce17">
            <text:p>931</text:p>
          </table:table-cell>
          <table:table-cell table:style-name="ce19"/>
          <table:table-cell table:style-name="ce4"/>
          <table:table-cell office:value-type="string" office:string-value="---" table:formula="of:=IF(AND([.F2625] &lt;&gt; &quot;&quot;;[.G2625] &lt;&gt; &quot;&quot;);([.G2625]-[.F2625])*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624]" table:style-name="ce17">
            <text:p>931</text:p>
          </table:table-cell>
          <table:table-cell table:style-name="ce19"/>
          <table:table-cell table:style-name="ce4"/>
          <table:table-cell office:value-type="string" office:string-value="---" table:formula="of:=IF(AND([.F2626] &lt;&gt; &quot;&quot;;[.G2626] &lt;&gt; &quot;&quot;);([.G2626]-[.F2626])*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625]" table:style-name="ce17">
            <text:p>931</text:p>
          </table:table-cell>
          <table:table-cell table:style-name="ce19"/>
          <table:table-cell table:style-name="ce4"/>
          <table:table-cell office:value-type="string" office:string-value="---" table:formula="of:=IF(AND([.F2627] &lt;&gt; &quot;&quot;;[.G2627] &lt;&gt; &quot;&quot;);([.G2627]-[.F2627])*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626]" table:style-name="ce17">
            <text:p>931</text:p>
          </table:table-cell>
          <table:table-cell table:style-name="ce19"/>
          <table:table-cell table:style-name="ce4"/>
          <table:table-cell office:value-type="string" office:string-value="---" table:formula="of:=IF(AND([.F2628] &lt;&gt; &quot;&quot;;[.G2628] &lt;&gt; &quot;&quot;);([.G2628]-[.F2628])*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627]" table:style-name="ce17">
            <text:p>931</text:p>
          </table:table-cell>
          <table:table-cell table:style-name="ce19"/>
          <table:table-cell table:style-name="ce4"/>
          <table:table-cell office:value-type="string" office:string-value="---" table:formula="of:=IF(AND([.F2629] &lt;&gt; &quot;&quot;;[.G2629] &lt;&gt; &quot;&quot;);([.G2629]-[.F2629])*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629]" table:style-name="ce17">
            <text:p>931</text:p>
          </table:table-cell>
          <table:table-cell table:style-name="ce19"/>
          <table:table-cell table:style-name="ce4"/>
          <table:table-cell office:value-type="string" office:string-value="---" table:formula="of:=IF(AND([.F2630] &lt;&gt; &quot;&quot;;[.G2630] &lt;&gt; &quot;&quot;);([.G2630]-[.F2630])*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14" table:visibility="collapse">
          <table:table-cell office:value-type="float" office:value="932" table:formula="of:=[.A2630]+1" table:style-name="ce17">
            <text:p>932</text:p>
          </table:table-cell>
          <table:table-cell table:style-name="ce12"/>
          <table:table-cell office:value-type="string" table:style-name="ce4">
            <text:p>****************</text:p>
          </table:table-cell>
          <table:table-cell table:style-name="ce4"/>
          <table:table-cell office:value-type="string" office:string-value="Week 932" table:formula="of:=CONCATENATE(&quot;Week &quot;; [.A2632])" table:number-columns-spanned="2" table:number-rows-spanned="3" table:style-name="ce48">
            <text:p>Week 932</text:p>
          </table:table-cell>
          <table:covered-table-cell/>
          <table:table-cell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632]" table:style-name="ce17">
            <text:p>932</text:p>
          </table:table-cell>
          <table:table-cell table:style-name="ce12"/>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633]" table:style-name="ce17">
            <text:p>932</text:p>
          </table:table-cell>
          <table:table-cell table:style-name="ce19"/>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634]" table:style-name="ce17">
            <text:p>932</text:p>
          </table:table-cell>
          <table:table-cell table:style-name="ce19"/>
          <table:table-cell office:value-type="string" table:style-name="ce4">
            <text:p>****************</text:p>
          </table:table-cell>
          <table:table-cell office:value-type="string" office:string-value="---" table:formula="of:=IF(AND([.F2635] &lt;&gt; &quot;&quot;;[.G2635] &lt;&gt; &quot;&quot;);([.G2635]-[.F2635])*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635]" table:style-name="ce17">
            <text:p>932</text:p>
          </table:table-cell>
          <table:table-cell table:style-name="ce19"/>
          <table:table-cell office:value-type="string" table:style-name="ce4">
            <text:p>****************</text:p>
          </table:table-cell>
          <table:table-cell office:value-type="string" office:string-value="---" table:formula="of:=IF(AND([.F2636] &lt;&gt; &quot;&quot;;[.G2636] &lt;&gt; &quot;&quot;);([.G2636]-[.F2636])*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636]" table:style-name="ce17">
            <text:p>932</text:p>
          </table:table-cell>
          <table:table-cell table:style-name="ce19"/>
          <table:table-cell office:value-type="string" table:style-name="ce4">
            <text:p>****************</text:p>
          </table:table-cell>
          <table:table-cell office:value-type="string" office:string-value="---" table:formula="of:=IF(AND([.F2637] &lt;&gt; &quot;&quot;;[.G2637] &lt;&gt; &quot;&quot;);([.G2637]-[.F2637])*24;&quot;---&quot;)" table:style-name="ce4">
            <text:p>---</text:p>
          </table:table-cell>
          <table:table-cell office:value-type="string" table:style-name="ce13">
            <text:p>note:sep 1 was labor day</text:p>
          </table:table-cell>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637]" table:style-name="ce17">
            <text:p>932</text:p>
          </table:table-cell>
          <table:table-cell table:style-name="ce12"/>
          <table:table-cell office:value-type="string" table:style-name="ce4">
            <text:p>****************</text:p>
          </table:table-cell>
          <table:table-cell office:value-type="string" office:string-value="---" table:formula="of:=IF(AND([.F2638] &lt;&gt; &quot;&quot;;[.G2638] &lt;&gt; &quot;&quot;);([.G2638]-[.F2638])*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638]" table:style-name="ce17">
            <text:p>932</text:p>
          </table:table-cell>
          <table:table-cell table:style-name="ce12"/>
          <table:table-cell office:value-type="string" table:style-name="ce4">
            <text:p>BILLED</text:p>
          </table:table-cell>
          <table:table-cell office:value-type="string" office:string-value="---" table:formula="of:=IF(AND([.F2639] &lt;&gt; &quot;&quot;;[.G2639] &lt;&gt; &quot;&quot;);([.G2639]-[.F2639])*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639]" table:style-name="ce17">
            <text:p>932</text:p>
          </table:table-cell>
          <table:table-cell office:value-type="float" office:value="8.25" table:formula="of:=COM.MICROSOFT.CEILING([.C2640];0.25)" table:style-name="ce19">
            <text:p>8.250</text:p>
          </table:table-cell>
          <table:table-cell office:value-type="float" office:value="8.2494444446638227" table:formula="of:=SUM([.D2640:.D2663])" table:style-name="ce4">
            <text:p>8.249</text:p>
          </table:table-cell>
          <table:table-cell office:value-type="string" office:string-value="---" table:formula="of:=IF(AND([.F2640] &lt;&gt; &quot;&quot;;[.G2640] &lt;&gt; &quot;&quot;);([.G2640]-[.F2640])*24;&quot;---&quot;)" table:style-name="ce4">
            <text:p>---</text:p>
          </table:table-cell>
          <table:table-cell office:value-type="date" office:date-value="2025-09-08T00:00:00" table:style-name="ce20">
            <text:p>8-Sep</text:p>
          </table:table-cell>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2" table:formula="of:=[.A2640]" table:style-name="ce17">
            <text:p>932</text:p>
          </table:table-cell>
          <table:table-cell table:style-name="ce19"/>
          <table:table-cell office:value-type="string" table:style-name="ce4">
            <text:p>BILLED</text:p>
          </table:table-cell>
          <table:table-cell office:value-type="float" office:value="0.25000000011641532" table:formula="of:=IF(AND([.F2641] &lt;&gt; &quot;&quot;;[.G2641] &lt;&gt; &quot;&quot;);([.G2641]-[.F2641])*24;&quot;---&quot;)" table:style-name="ce4">
            <text:p>0.250</text:p>
          </table:table-cell>
          <table:table-cell office:value-type="string" table:style-name="ce25">
            <text:p>mtg-Daily</text:p>
          </table:table-cell>
          <table:table-cell office:value-type="date" office:date-value="2025-09-08T08:30:00" table:style-name="ce14">
            <text:p>9/8/25 08:30 AM</text:p>
          </table:table-cell>
          <table:table-cell office:value-type="date" office:date-value="2025-09-08T08:45:00" table:style-name="ce14">
            <text:p>9/8/25 08:45 AM</text:p>
          </table:table-cell>
          <table:table-cell office:value-type="string" table:style-name="ce16">
            <text:p>Daily meetings with the team.</text:p>
          </table:table-cell>
          <table:table-cell table:style-name="ce18"/>
          <table:table-cell table:number-columns-repeated="16375" table:style-name="ce1"/>
        </table:table-row>
        <table:table-row table:style-name="ro14" table:visibility="collapse">
          <table:table-cell office:value-type="float" office:value="932" table:formula="of:=[.A2641]" table:style-name="ce17">
            <text:p>932</text:p>
          </table:table-cell>
          <table:table-cell table:style-name="ce19"/>
          <table:table-cell office:value-type="string" table:style-name="ce4">
            <text:p>BILLED</text:p>
          </table:table-cell>
          <table:table-cell office:value-type="float" office:value="0.25000000011641532" table:formula="of:=IF(AND([.F2642] &lt;&gt; &quot;&quot;;[.G2642] &lt;&gt; &quot;&quot;);([.G2642]-[.F2642])*24;&quot;---&quot;)" table:style-name="ce4">
            <text:p>0.250</text:p>
          </table:table-cell>
          <table:table-cell office:value-type="string" table:style-name="ce25">
            <text:p>Idtosprinkler</text:p>
          </table:table-cell>
          <table:table-cell office:value-type="date" office:date-value="2025-09-08T09:15:00" table:style-name="ce14">
            <text:p>9/8/25 09:15 AM</text:p>
          </table:table-cell>
          <table:table-cell office:value-type="date" office:date-value="2025-09-08T09:30:00" table:style-name="ce14">
            <text:p>9/8/25 09:30 AM</text:p>
          </table:table-cell>
          <table:table-cell office:value-type="string" table:style-name="ce16">
            <text:p>Worked on researching an issue for Devin Marshall on IDtoSprinkler.</text:p>
          </table:table-cell>
          <table:table-cell table:style-name="ce18"/>
          <table:table-cell table:number-columns-repeated="16375" table:style-name="ce1"/>
        </table:table-row>
        <table:table-row table:style-name="ro14" table:visibility="collapse">
          <table:table-cell office:value-type="float" office:value="932" table:formula="of:=[.A2641]" table:style-name="ce17">
            <text:p>932</text:p>
          </table:table-cell>
          <table:table-cell table:style-name="ce19"/>
          <table:table-cell office:value-type="string" table:style-name="ce4">
            <text:p>BILLED</text:p>
          </table:table-cell>
          <table:table-cell office:value-type="float" office:value="0.58333333331393078" table:formula="of:=IF(AND([.F2643] &lt;&gt; &quot;&quot;;[.G2643] &lt;&gt; &quot;&quot;);([.G2643]-[.F2643])*24;&quot;---&quot;)" table:style-name="ce4">
            <text:p>0.583</text:p>
          </table:table-cell>
          <table:table-cell office:value-type="string" table:style-name="ce25">
            <text:p>mtg-Daily</text:p>
          </table:table-cell>
          <table:table-cell office:value-type="date" office:date-value="2025-09-08T09:30:00" table:style-name="ce14">
            <text:p>9/8/25 09:30 AM</text:p>
          </table:table-cell>
          <table:table-cell office:value-type="date" office:date-value="2025-09-08T10:05:00" table:style-name="ce14">
            <text:p>9/8/25 10:05 AM</text:p>
          </table:table-cell>
          <table:table-cell office:value-type="string" table:style-name="ce16">
            <text:p>#</text:p>
          </table:table-cell>
          <table:table-cell table:style-name="ce18"/>
          <table:table-cell table:number-columns-repeated="16375" table:style-name="ce1"/>
        </table:table-row>
        <table:table-row table:style-name="ro14" table:visibility="collapse">
          <table:table-cell office:value-type="float" office:value="932" table:formula="of:=[.A2643]" table:style-name="ce17">
            <text:p>932</text:p>
          </table:table-cell>
          <table:table-cell table:style-name="ce19"/>
          <table:table-cell office:value-type="string" table:style-name="ce4">
            <text:p>BILLED</text:p>
          </table:table-cell>
          <table:table-cell office:value-type="float" office:value="1.1666666666278616" table:formula="of:=IF(AND([.F2644] &lt;&gt; &quot;&quot;;[.G2644] &lt;&gt; &quot;&quot;);([.G2644]-[.F2644])*24;&quot;---&quot;)" table:style-name="ce4">
            <text:p>1.167</text:p>
          </table:table-cell>
          <table:table-cell office:value-type="string" table:style-name="ce25">
            <text:p>IDToApptioTargetProcess</text:p>
          </table:table-cell>
          <table:table-cell office:value-type="date" office:date-value="2025-09-08T10:05:00" table:style-name="ce14">
            <text:p>9/8/25 10:05 AM</text:p>
          </table:table-cell>
          <table:table-cell office:value-type="date" office:date-value="2025-09-08T11:15:00" table:style-name="ce14">
            <text:p>9/8/25 11:15 AM</text:p>
          </table:table-cell>
          <table:table-cell office:value-type="string" table:style-name="ce16">
            <text:p>Worked on submitting the CR, and MR for the IDtoApptionTargetProcess QA deploy. Worked on the QA deployment for the Apptio drivers.</text:p>
          </table:table-cell>
          <table:table-cell table:style-name="ce18"/>
          <table:table-cell table:number-columns-repeated="16375" table:style-name="ce1"/>
        </table:table-row>
        <table:table-row table:style-name="ro14" table:visibility="collapse">
          <table:table-cell office:value-type="float" office:value="932" table:formula="of:=[.A2644]" table:style-name="ce17">
            <text:p>932</text:p>
          </table:table-cell>
          <table:table-cell office:value-type="string" table:style-name="ce4">
            <text:p>walk &amp; food</text:p>
          </table:table-cell>
          <table:table-cell office:value-type="string" table:style-name="ce4">
            <text:p>BILLED</text:p>
          </table:table-cell>
          <table:table-cell office:value-type="float" office:value="0.56472222221782431" table:formula="of:=IF(AND([.F2645] &lt;&gt; &quot;&quot;;[.G2645] &lt;&gt; &quot;&quot;);([.G2645]-[.F2645])*24;&quot;---&quot;)" table:style-name="ce4">
            <text:p>0.565</text:p>
          </table:table-cell>
          <table:table-cell office:value-type="string" table:style-name="ce25">
            <text:p>IDToApptioTargetProcess</text:p>
          </table:table-cell>
          <table:table-cell office:value-type="date" office:date-value="2025-09-08T11:47:43" table:style-name="ce14">
            <text:p>9/8/25 11:47 AM</text:p>
          </table:table-cell>
          <table:table-cell office:value-type="date" office:date-value="2025-09-08T12:21:36" table:style-name="ce14">
            <text:p>9/8/25 12:21 PM</text:p>
          </table:table-cell>
          <table:table-cell office:value-type="string" table:style-name="ce16">
            <text:p># working on moving to remote loader</text:p>
          </table:table-cell>
          <table:table-cell table:style-name="ce18"/>
          <table:table-cell table:number-columns-repeated="16375" table:style-name="ce1"/>
        </table:table-row>
        <table:table-row table:style-name="ro14" table:visibility="collapse">
          <table:table-cell office:value-type="float" office:value="932" table:formula="of:=[.A2645]" table:style-name="ce17">
            <text:p>932</text:p>
          </table:table-cell>
          <table:table-cell table:style-name="ce19"/>
          <table:table-cell office:value-type="string" table:style-name="ce4">
            <text:p>BILLED</text:p>
          </table:table-cell>
          <table:table-cell office:value-type="float" office:value="0.63111111108446494" table:formula="of:=IF(AND([.F2646] &lt;&gt; &quot;&quot;;[.G2646] &lt;&gt; &quot;&quot;);([.G2646]-[.F2646])*24;&quot;---&quot;)" table:style-name="ce4">
            <text:p>0.631</text:p>
          </table:table-cell>
          <table:table-cell office:value-type="string" table:style-name="ce25">
            <text:p>IDToApptioTargetProcess</text:p>
          </table:table-cell>
          <table:table-cell office:value-type="date" office:date-value="2025-09-08T12:21:36" table:style-name="ce14">
            <text:p>9/8/25 12:21 PM</text:p>
          </table:table-cell>
          <table:table-cell office:value-type="date" office:date-value="2025-09-08T12:59:28" table:style-name="ce14">
            <text:p>9/8/25 12:59 PM</text:p>
          </table:table-cell>
          <table:table-cell office:value-type="string" table:style-name="ce16">
            <text:p># stored remote loader files for both drivers.</text:p>
          </table:table-cell>
          <table:table-cell table:style-name="ce18"/>
          <table:table-cell table:number-columns-repeated="16375" table:style-name="ce1"/>
        </table:table-row>
        <table:table-row table:style-name="ro14" table:visibility="collapse">
          <table:table-cell office:value-type="float" office:value="932" table:formula="of:=[.A2646]" table:style-name="ce17">
            <text:p>932</text:p>
          </table:table-cell>
          <table:table-cell table:style-name="ce19"/>
          <table:table-cell office:value-type="string" table:style-name="ce4">
            <text:p>BILLED</text:p>
          </table:table-cell>
          <table:table-cell office:value-type="float" office:value="0.77583333343500271" table:formula="of:=IF(AND([.F2647] &lt;&gt; &quot;&quot;;[.G2647] &lt;&gt; &quot;&quot;);([.G2647]-[.F2647])*24;&quot;---&quot;)" table:style-name="ce4">
            <text:p>0.776</text:p>
          </table:table-cell>
          <table:table-cell office:value-type="string" table:style-name="ce25">
            <text:p>IDToApptioTargetProcess</text:p>
          </table:table-cell>
          <table:table-cell office:value-type="date" office:date-value="2025-09-08T12:59:28" table:style-name="ce14">
            <text:p>9/8/25 12:59 PM</text:p>
          </table:table-cell>
          <table:table-cell office:value-type="date" office:date-value="2025-09-08T13:46:01" table:style-name="ce14">
            <text:p>9/8/25 01:46 PM</text:p>
          </table:table-cell>
          <table:table-cell office:value-type="string" table:style-name="ce21">
            <text:p># back to QA deploy . .</text:p>
          </table:table-cell>
          <table:table-cell table:style-name="ce18"/>
          <table:table-cell table:number-columns-repeated="16375" table:style-name="ce1"/>
        </table:table-row>
        <table:table-row table:style-name="ro14" table:visibility="collapse">
          <table:table-cell office:value-type="float" office:value="932" table:formula="of:=[.A2647]" table:style-name="ce17">
            <text:p>932</text:p>
          </table:table-cell>
          <table:table-cell table:style-name="ce19"/>
          <table:table-cell office:value-type="string" table:style-name="ce4">
            <text:p>BILLED</text:p>
          </table:table-cell>
          <table:table-cell office:value-type="float" office:value="1.9149999999208376" table:formula="of:=IF(AND([.F2648] &lt;&gt; &quot;&quot;;[.G2648] &lt;&gt; &quot;&quot;);([.G2648]-[.F2648])*24;&quot;---&quot;)" table:style-name="ce4">
            <text:p>1.915</text:p>
          </table:table-cell>
          <table:table-cell office:value-type="string" table:style-name="ce25">
            <text:p>AFCU Support</text:p>
          </table:table-cell>
          <table:table-cell office:value-type="date" office:date-value="2025-09-08T13:46:01" table:style-name="ce14">
            <text:p>9/8/25 01:46 PM</text:p>
          </table:table-cell>
          <table:table-cell office:value-type="date" office:date-value="2025-09-08T15:40:55" table:style-name="ce14">
            <text:p>9/8/25 03:40 PM</text:p>
          </table:table-cell>
          <table:table-cell office:value-type="string" table:style-name="ce22">
            <text:p>Worked on diagnosing issues with eDirectory starting up.</text:p>
          </table:table-cell>
          <table:table-cell office:value-type="string" table:style-name="ce18">
            <text:p>Confirmed someone had deleted the JRE off the box, so we restored from backup, and it's working great now.</text:p>
          </table:table-cell>
          <table:table-cell table:number-columns-repeated="16375" table:style-name="ce1"/>
        </table:table-row>
        <table:table-row table:style-name="ro14" table:visibility="collapse">
          <table:table-cell office:value-type="float" office:value="932" table:formula="of:=[.A2648]" table:style-name="ce17">
            <text:p>932</text:p>
          </table:table-cell>
          <table:table-cell table:style-name="ce19"/>
          <table:table-cell office:value-type="string" table:style-name="ce4">
            <text:p>BILLED</text:p>
          </table:table-cell>
          <table:table-cell office:value-type="float" office:value="2.1127777778310701" table:formula="of:=IF(AND([.F2649] &lt;&gt; &quot;&quot;;[.G2649] &lt;&gt; &quot;&quot;);([.G2649]-[.F2649])*24;&quot;---&quot;)" table:style-name="ce4">
            <text:p>2.113</text:p>
          </table:table-cell>
          <table:table-cell office:value-type="string" table:style-name="ce25">
            <text:p>IDToApptioTargetProcess</text:p>
          </table:table-cell>
          <table:table-cell office:value-type="date" office:date-value="2025-09-08T15:40:55" table:style-name="ce14">
            <text:p>9/8/25 03:40 PM</text:p>
          </table:table-cell>
          <table:table-cell office:value-type="date" office:date-value="2025-09-08T17:47:41" table:style-name="ce14">
            <text:p>9/8/25 05:47 PM</text:p>
          </table:table-cell>
          <table:table-cell office:value-type="string" table:style-name="ce21">
            <text:p>#Qa deploy . .maybe . .</text:p>
          </table:table-cell>
          <table:table-cell table:style-name="ce18"/>
          <table:table-cell table:number-columns-repeated="16375" table:style-name="ce1"/>
        </table:table-row>
        <table:table-row table:style-name="ro14" table:visibility="collapse">
          <table:table-cell office:value-type="float" office:value="932" table:formula="of:=[.A2649]" table:style-name="ce17">
            <text:p>932</text:p>
          </table:table-cell>
          <table:table-cell table:number-columns-repeated="2" table:style-name="ce4"/>
          <table:table-cell office:value-type="string" office:string-value="---" table:formula="of:=IF(AND([.F2650] &lt;&gt; &quot;&quot;;[.G2650] &lt;&gt; &quot;&quot;);([.G2650]-[.F2650])*24;&quot;---&quot;)" table:style-name="ce4">
            <text:p>---</text:p>
          </table:table-cell>
          <table:table-cell table:style-name="ce25"/>
          <table:table-cell table:number-columns-repeated="2" table:style-name="ce14"/>
          <table:table-cell table:style-name="ce21">
            <office:annotation draw:style-name="a2" svg:x="10.46875in" svg:y="4.04166666666667in" svg:width="1.5in" svg:height="0.791666666666667in">
              <dc:creator>Aaron Kynaston (Contractor)</dc:creator>
              <text:p><text:span text:style-name="T2">Aaron Kynaston (Contractor):</text:span><text:span text:style-name="T2"/></text:p>
              <text:p/>
            </office:annotation>
          </table:table-cell>
          <table:table-cell table:style-name="ce18"/>
          <table:table-cell table:number-columns-repeated="16375" table:style-name="ce1"/>
        </table:table-row>
        <table:table-row table:style-name="ro14" table:visibility="collapse">
          <table:table-cell office:value-type="float" office:value="932" table:formula="of:=[.A2650]" table:style-name="ce17">
            <text:p>932</text:p>
          </table:table-cell>
          <table:table-cell table:style-name="ce31"/>
          <table:table-cell table:style-name="ce4"/>
          <table:table-cell office:value-type="string" office:string-value="---" table:formula="of:=IF(AND([.F2651] &lt;&gt; &quot;&quot;;[.G2651] &lt;&gt; &quot;&quot;);([.G2651]-[.F2651])*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2" table:formula="of:=[.A2651]" table:style-name="ce17">
            <text:p>932</text:p>
          </table:table-cell>
          <table:table-cell table:style-name="ce19"/>
          <table:table-cell table:style-name="ce4"/>
          <table:table-cell office:value-type="string" office:string-value="---" table:formula="of:=IF(AND([.F2652] &lt;&gt; &quot;&quot;;[.G2652] &lt;&gt; &quot;&quot;);([.G2652]-[.F2652])*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2" table:formula="of:=[.A2652]" table:style-name="ce17">
            <text:p>932</text:p>
          </table:table-cell>
          <table:table-cell table:style-name="ce19"/>
          <table:table-cell table:style-name="ce4"/>
          <table:table-cell office:value-type="string" office:string-value="---" table:formula="of:=IF(AND([.F2653] &lt;&gt; &quot;&quot;;[.G2653] &lt;&gt; &quot;&quot;);([.G2653]-[.F2653])*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2" table:formula="of:=[.A2653]" table:style-name="ce17">
            <text:p>932</text:p>
          </table:table-cell>
          <table:table-cell table:style-name="ce19"/>
          <table:table-cell table:style-name="ce4"/>
          <table:table-cell office:value-type="string" office:string-value="---" table:formula="of:=IF(AND([.F2654] &lt;&gt; &quot;&quot;;[.G2654] &lt;&gt; &quot;&quot;);([.G2654]-[.F2654])*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2" table:formula="of:=[.A2654]" table:style-name="ce17">
            <text:p>932</text:p>
          </table:table-cell>
          <table:table-cell table:style-name="ce19"/>
          <table:table-cell table:style-name="ce4"/>
          <table:table-cell office:value-type="string" office:string-value="---" table:formula="of:=IF(AND([.F2655] &lt;&gt; &quot;&quot;;[.G2655] &lt;&gt; &quot;&quot;);([.G2655]-[.F2655])*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2" table:formula="of:=[.A2655]" table:style-name="ce17">
            <text:p>932</text:p>
          </table:table-cell>
          <table:table-cell table:style-name="ce19"/>
          <table:table-cell table:style-name="ce4"/>
          <table:table-cell office:value-type="string" office:string-value="---" table:formula="of:=IF(AND([.F2656] &lt;&gt; &quot;&quot;;[.G2656] &lt;&gt; &quot;&quot;);([.G2656]-[.F2656])*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2" table:formula="of:=[.A2656]" table:style-name="ce17">
            <text:p>932</text:p>
          </table:table-cell>
          <table:table-cell table:style-name="ce19"/>
          <table:table-cell table:style-name="ce4"/>
          <table:table-cell office:value-type="string" office:string-value="---" table:formula="of:=IF(AND([.F2657] &lt;&gt; &quot;&quot;;[.G2657] &lt;&gt; &quot;&quot;);([.G2657]-[.F2657])*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2" table:formula="of:=[.A2657]" table:style-name="ce17">
            <text:p>932</text:p>
          </table:table-cell>
          <table:table-cell table:style-name="ce19"/>
          <table:table-cell table:style-name="ce4"/>
          <table:table-cell office:value-type="string" office:string-value="---" table:formula="of:=IF(AND([.F2658] &lt;&gt; &quot;&quot;;[.G2658] &lt;&gt; &quot;&quot;);([.G2658]-[.F2658])*24;&quot;---&quot;)" table:style-name="ce4">
            <text:p>---</text:p>
          </table:table-cell>
          <table:table-cell table:style-name="ce25"/>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658]" table:style-name="ce17">
            <text:p>932</text:p>
          </table:table-cell>
          <table:table-cell table:style-name="ce19"/>
          <table:table-cell table:style-name="ce4"/>
          <table:table-cell office:value-type="string" office:string-value="---" table:formula="of:=IF(AND([.F2659] &lt;&gt; &quot;&quot;;[.G2659] &lt;&gt; &quot;&quot;);([.G2659]-[.F2659])*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659]" table:style-name="ce17">
            <text:p>932</text:p>
          </table:table-cell>
          <table:table-cell table:style-name="ce19"/>
          <table:table-cell table:style-name="ce4"/>
          <table:table-cell office:value-type="string" office:string-value="---" table:formula="of:=IF(AND([.F2660] &lt;&gt; &quot;&quot;;[.G2660] &lt;&gt; &quot;&quot;);([.G2660]-[.F2660])*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660]" table:style-name="ce17">
            <text:p>932</text:p>
          </table:table-cell>
          <table:table-cell table:style-name="ce19"/>
          <table:table-cell table:style-name="ce4"/>
          <table:table-cell office:value-type="string" office:string-value="---" table:formula="of:=IF(AND([.F2661] &lt;&gt; &quot;&quot;;[.G2661] &lt;&gt; &quot;&quot;);([.G2661]-[.F2661])*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661]" table:style-name="ce17">
            <text:p>932</text:p>
          </table:table-cell>
          <table:table-cell table:style-name="ce19"/>
          <table:table-cell table:style-name="ce4"/>
          <table:table-cell office:value-type="string" office:string-value="---" table:formula="of:=IF(AND([.F2662] &lt;&gt; &quot;&quot;;[.G2662] &lt;&gt; &quot;&quot;);([.G2662]-[.F2662])*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662]" table:style-name="ce17">
            <text:p>932</text:p>
          </table:table-cell>
          <table:table-cell table:style-name="ce19"/>
          <table:table-cell table:style-name="ce4"/>
          <table:table-cell office:value-type="string" office:string-value="---" table:formula="of:=IF(AND([.F2663] &lt;&gt; &quot;&quot;;[.G2663] &lt;&gt; &quot;&quot;);([.G2663]-[.F266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663]" table:style-name="ce17">
            <text:p>932</text:p>
          </table:table-cell>
          <table:table-cell office:value-type="float" office:value="8.75" table:formula="of:=COM.MICROSOFT.CEILING([.C2664];0.25)" table:style-name="ce19">
            <text:p>8.750</text:p>
          </table:table-cell>
          <table:table-cell office:value-type="float" office:value="8.535833333269693" table:formula="of:=SUM([.D2664:.D2686])" table:style-name="ce4">
            <text:p>8.536</text:p>
          </table:table-cell>
          <table:table-cell office:value-type="string" office:string-value="---" table:formula="of:=IF(AND([.F2664] &lt;&gt; &quot;&quot;;[.G2664] &lt;&gt; &quot;&quot;);([.G2664]-[.F2664])*24;&quot;---&quot;)" table:style-name="ce4">
            <text:p>---</text:p>
          </table:table-cell>
          <table:table-cell office:value-type="date" office:date-value="2025-09-09T00:00:00" table:style-name="ce20">
            <text:p>9-Sep</text:p>
          </table:table-cell>
          <table:table-cell table:number-columns-repeated="2" table:style-name="ce14"/>
          <table:table-cell table:style-name="ce13"/>
          <table:table-cell table:style-name="ce15"/>
          <table:table-cell table:number-columns-repeated="16375" table:style-name="ce1"/>
        </table:table-row>
        <table:table-row table:style-name="ro14" table:visibility="collapse">
          <table:table-cell office:value-type="float" office:value="932" table:formula="of:=[.A2664]" table:style-name="ce17">
            <text:p>932</text:p>
          </table:table-cell>
          <table:table-cell table:style-name="ce19"/>
          <table:table-cell office:value-type="string" table:style-name="ce4">
            <text:p>BILLED</text:p>
          </table:table-cell>
          <table:table-cell office:value-type="float" office:value="0.30305555550148711" table:formula="of:=IF(AND([.F2665] &lt;&gt; &quot;&quot;;[.G2665] &lt;&gt; &quot;&quot;);([.G2665]-[.F2665])*24;&quot;---&quot;)" table:style-name="ce4">
            <text:p>0.303</text:p>
          </table:table-cell>
          <table:table-cell office:value-type="string" table:style-name="ce25">
            <text:p>IDToApptioTargetProcess</text:p>
          </table:table-cell>
          <table:table-cell office:value-type="date" office:date-value="2025-09-09T08:11:49" table:style-name="ce14">
            <text:p>9/9/25 08:11 AM</text:p>
          </table:table-cell>
          <table:table-cell office:value-type="date" office:date-value="2025-09-09T08:30:00" table:style-name="ce14">
            <text:p>9/9/25 08:30 AM</text:p>
          </table:table-cell>
          <table:table-cell office:value-type="string" table:style-name="ce21">
            <text:p>Worked on completing QA deploy. Worked on the user update use case for the IDtoApptioTargetProcess driver.</text:p>
          </table:table-cell>
          <table:table-cell table:style-name="ce15"/>
          <table:table-cell table:number-columns-repeated="16375" table:style-name="ce1"/>
        </table:table-row>
        <table:table-row table:style-name="ro14" table:visibility="collapse">
          <table:table-cell office:value-type="float" office:value="932" table:formula="of:=[.A2665]" table:style-name="ce17">
            <text:p>932</text:p>
          </table:table-cell>
          <table:table-cell table:style-name="ce4"/>
          <table:table-cell office:value-type="string" table:style-name="ce4">
            <text:p>BILLED</text:p>
          </table:table-cell>
          <table:table-cell office:value-type="float" office:value="0.18555555562488735" table:formula="of:=IF(AND([.F2666] &lt;&gt; &quot;&quot;;[.G2666] &lt;&gt; &quot;&quot;);([.G2666]-[.F2666])*24;&quot;---&quot;)" table:style-name="ce4">
            <text:p>0.186</text:p>
          </table:table-cell>
          <table:table-cell office:value-type="string" table:style-name="ce20">
            <text:p>mtg-daily</text:p>
          </table:table-cell>
          <table:table-cell office:value-type="date" office:date-value="2025-09-09T08:30:00" table:style-name="ce14">
            <text:p>9/9/25 08:30 AM</text:p>
          </table:table-cell>
          <table:table-cell office:value-type="date" office:date-value="2025-09-09T08:41:08" table:style-name="ce14">
            <text:p>9/9/25 08:41 AM</text:p>
          </table:table-cell>
          <table:table-cell office:value-type="string" table:style-name="ce20">
            <text:p>Daily meetings with the team. Weekly EE-refinement</text:p>
          </table:table-cell>
          <table:table-cell table:style-name="ce18"/>
          <table:table-cell table:number-columns-repeated="16375" table:style-name="ce1"/>
        </table:table-row>
        <table:table-row table:style-name="ro14" table:visibility="collapse">
          <table:table-cell office:value-type="float" office:value="932" table:formula="of:=[.A2666]" table:style-name="ce17">
            <text:p>932</text:p>
          </table:table-cell>
          <table:table-cell table:style-name="ce19"/>
          <table:table-cell office:value-type="string" table:style-name="ce4">
            <text:p>BILLED</text:p>
          </table:table-cell>
          <table:table-cell office:value-type="float" office:value="0.12444444437278435" table:formula="of:=IF(AND([.F2667] &lt;&gt; &quot;&quot;;[.G2667] &lt;&gt; &quot;&quot;);([.G2667]-[.F2667])*24;&quot;---&quot;)" table:style-name="ce4">
            <text:p>0.124</text:p>
          </table:table-cell>
          <table:table-cell office:value-type="string" table:style-name="ce25">
            <text:p>IDToApptioTargetProcess</text:p>
          </table:table-cell>
          <table:table-cell office:value-type="date" office:date-value="2025-09-09T08:41:08" table:style-name="ce14">
            <text:p>9/9/25 08:41 AM</text:p>
          </table:table-cell>
          <table:table-cell office:value-type="date" office:date-value="2025-09-09T08:48:36" table:style-name="ce14">
            <text:p>9/9/25 08:48 AM</text:p>
          </table:table-cell>
          <table:table-cell office:value-type="string" table:style-name="ce21">
            <text:p>#</text:p>
          </table:table-cell>
          <table:table-cell table:style-name="ce18"/>
          <table:table-cell table:number-columns-repeated="16375" table:style-name="ce1"/>
        </table:table-row>
        <table:table-row table:style-name="ro14" table:visibility="collapse">
          <table:table-cell office:value-type="float" office:value="932" table:formula="of:=[.A2667]" table:style-name="ce17">
            <text:p>932</text:p>
          </table:table-cell>
          <table:table-cell table:style-name="ce19"/>
          <table:table-cell office:value-type="string" table:style-name="ce4">
            <text:p>BILLED</text:p>
          </table:table-cell>
          <table:table-cell office:value-type="float" office:value="1.589166666730307" table:formula="of:=IF(AND([.F2668] &lt;&gt; &quot;&quot;;[.G2668] &lt;&gt; &quot;&quot;);([.G2668]-[.F2668])*24;&quot;---&quot;)" table:style-name="ce4">
            <text:p>1.589</text:p>
          </table:table-cell>
          <table:table-cell office:value-type="string" table:style-name="ce25">
            <text:p>IDToApptioTargetProcess</text:p>
          </table:table-cell>
          <table:table-cell office:value-type="date" office:date-value="2025-09-09T09:00:00" table:style-name="ce14">
            <text:p>9/9/25 09:00 AM</text:p>
          </table:table-cell>
          <table:table-cell office:value-type="date" office:date-value="2025-09-09T10:35:21" table:style-name="ce14">
            <text:p>9/9/25 10:35 AM</text:p>
          </table:table-cell>
          <table:table-cell office:value-type="string" table:style-name="ce13">
            <text:p>#</text:p>
          </table:table-cell>
          <table:table-cell table:style-name="ce18"/>
          <table:table-cell table:number-columns-repeated="16375" table:style-name="ce1"/>
        </table:table-row>
        <table:table-row table:style-name="ro14" table:visibility="collapse">
          <table:table-cell office:value-type="float" office:value="932" table:formula="of:=[.A2668]" table:style-name="ce17">
            <text:p>932</text:p>
          </table:table-cell>
          <table:table-cell table:style-name="ce19"/>
          <table:table-cell office:value-type="string" table:style-name="ce4">
            <text:p>BILLED</text:p>
          </table:table-cell>
          <table:table-cell office:value-type="float" office:value="0.6205555556807667" table:formula="of:=IF(AND([.F2669] &lt;&gt; &quot;&quot;;[.G2669] &lt;&gt; &quot;&quot;);([.G2669]-[.F2669])*24;&quot;---&quot;)" table:style-name="ce4">
            <text:p>0.621</text:p>
          </table:table-cell>
          <table:table-cell office:value-type="string" table:style-name="ce25">
            <text:p>Sailpointconnector</text:p>
          </table:table-cell>
          <table:table-cell office:value-type="date" office:date-value="2025-09-09T12:25:00" table:style-name="ce14">
            <text:p>9/9/25 12:25 PM</text:p>
          </table:table-cell>
          <table:table-cell office:value-type="date" office:date-value="2025-09-09T13:02:14" table:style-name="ce14">
            <text:p>9/9/25 01:02 PM</text:p>
          </table:table-cell>
          <table:table-cell office:value-type="string" table:style-name="ce26">
            <text:p>Worked on fixing SailPoint connector compile issues with Yatin and Kyle.</text:p>
          </table:table-cell>
          <table:table-cell table:style-name="ce18"/>
          <table:table-cell table:number-columns-repeated="16375" table:style-name="ce1"/>
        </table:table-row>
        <table:table-row table:style-name="ro14" table:visibility="collapse">
          <table:table-cell office:value-type="float" office:value="932" table:formula="of:=[.A2669]" table:style-name="ce17">
            <text:p>932</text:p>
          </table:table-cell>
          <table:table-cell table:style-name="ce19"/>
          <table:table-cell office:value-type="string" table:style-name="ce4">
            <text:p>BILLED</text:p>
          </table:table-cell>
          <table:table-cell office:value-type="float" office:value="0.92944444430759177" table:formula="of:=IF(AND([.F2670] &lt;&gt; &quot;&quot;;[.G2670] &lt;&gt; &quot;&quot;);([.G2670]-[.F2670])*24;&quot;---&quot;)" table:style-name="ce4">
            <text:p>0.929</text:p>
          </table:table-cell>
          <table:table-cell office:value-type="string" table:style-name="ce25">
            <text:p>IDToApptioTargetProcess</text:p>
          </table:table-cell>
          <table:table-cell office:value-type="date" office:date-value="2025-09-09T13:02:14" table:style-name="ce14">
            <text:p>9/9/25 01:02 PM</text:p>
          </table:table-cell>
          <table:table-cell office:value-type="date" office:date-value="2025-09-09T13:58:00" table:style-name="ce14">
            <text:p>9/9/25 01:58 PM</text:p>
          </table:table-cell>
          <table:table-cell office:value-type="string" table:style-name="ce13">
            <text:p># User update.</text:p>
          </table:table-cell>
          <table:table-cell table:style-name="ce18"/>
          <table:table-cell table:number-columns-repeated="16375" table:style-name="ce1"/>
        </table:table-row>
        <table:table-row table:style-name="ro14" table:visibility="collapse">
          <table:table-cell office:value-type="float" office:value="932" table:formula="of:=[.A2670]" table:style-name="ce17">
            <text:p>932</text:p>
          </table:table-cell>
          <table:table-cell table:style-name="ce19"/>
          <table:table-cell office:value-type="string" table:style-name="ce4">
            <text:p>BILLED</text:p>
          </table:table-cell>
          <table:table-cell office:value-type="float" office:value="0.98472222225973383" table:formula="of:=IF(AND([.F2671] &lt;&gt; &quot;&quot;;[.G2671] &lt;&gt; &quot;&quot;);([.G2671]-[.F2671])*24;&quot;---&quot;)" table:style-name="ce4">
            <text:p>0.985</text:p>
          </table:table-cell>
          <table:table-cell office:value-type="string" table:style-name="ce20">
            <text:p>mtg-Eerefinment</text:p>
          </table:table-cell>
          <table:table-cell office:value-type="date" office:date-value="2025-09-09T13:58:00" table:style-name="ce14">
            <text:p>9/9/25 01:58 PM</text:p>
          </table:table-cell>
          <table:table-cell office:value-type="date" office:date-value="2025-09-09T14:57:05" table:style-name="ce14">
            <text:p>9/9/25 02:57 PM</text:p>
          </table:table-cell>
          <table:table-cell office:value-type="string" table:style-name="ce13">
            <text:p>#</text:p>
          </table:table-cell>
          <table:table-cell table:style-name="ce18"/>
          <table:table-cell table:number-columns-repeated="16375" table:style-name="ce1"/>
        </table:table-row>
        <table:table-row table:style-name="ro14" table:visibility="collapse">
          <table:table-cell office:value-type="float" office:value="932" table:formula="of:=[.A2671]" table:style-name="ce17">
            <text:p>932</text:p>
          </table:table-cell>
          <table:table-cell table:style-name="ce19"/>
          <table:table-cell office:value-type="string" table:style-name="ce4">
            <text:p>BILLED</text:p>
          </table:table-cell>
          <table:table-cell office:value-type="float" office:value="0.29722222220152617" table:formula="of:=IF(AND([.F2672] &lt;&gt; &quot;&quot;;[.G2672] &lt;&gt; &quot;&quot;);([.G2672]-[.F2672])*24;&quot;---&quot;)" table:style-name="ce4">
            <text:p>0.297</text:p>
          </table:table-cell>
          <table:table-cell office:value-type="string" table:style-name="ce25">
            <text:p>IDToApptioTargetProcess</text:p>
          </table:table-cell>
          <table:table-cell office:value-type="date" office:date-value="2025-09-09T14:57:05" table:style-name="ce14">
            <text:p>9/9/25 02:57 PM</text:p>
          </table:table-cell>
          <table:table-cell office:value-type="date" office:date-value="2025-09-09T15:14:55" table:style-name="ce14">
            <text:p>9/9/25 03:14 PM</text:p>
          </table:table-cell>
          <table:table-cell office:value-type="string" table:style-name="ce13">
            <text:p>#</text:p>
          </table:table-cell>
          <table:table-cell table:style-name="ce15"/>
          <table:table-cell table:number-columns-repeated="16375" table:style-name="ce1"/>
        </table:table-row>
        <table:table-row table:style-name="ro14" table:visibility="collapse">
          <table:table-cell office:value-type="float" office:value="932" table:formula="of:=[.A2672]" table:style-name="ce17">
            <text:p>932</text:p>
          </table:table-cell>
          <table:table-cell table:style-name="ce19"/>
          <table:table-cell office:value-type="string" table:style-name="ce4">
            <text:p>BILLED</text:p>
          </table:table-cell>
          <table:table-cell office:value-type="float" office:value="0.47499999997671694" table:formula="of:=IF(AND([.F2673] &lt;&gt; &quot;&quot;;[.G2673] &lt;&gt; &quot;&quot;);([.G2673]-[.F2673])*24;&quot;---&quot;)" table:style-name="ce4">
            <text:p>0.475</text:p>
          </table:table-cell>
          <table:table-cell office:value-type="string" table:style-name="ce25">
            <text:p>IDToApptioTargetProcess</text:p>
          </table:table-cell>
          <table:table-cell office:value-type="date" office:date-value="2025-09-09T15:29:56" table:style-name="ce14">
            <text:p>9/9/25 03:29 PM</text:p>
          </table:table-cell>
          <table:table-cell office:value-type="date" office:date-value="2025-09-09T15:58:26" table:style-name="ce14">
            <text:p>9/9/25 03:58 PM</text:p>
          </table:table-cell>
          <table:table-cell office:value-type="string" table:style-name="ce13">
            <text:p>#writing update user test</text:p>
          </table:table-cell>
          <table:table-cell table:style-name="ce18"/>
          <table:table-cell table:number-columns-repeated="16375" table:style-name="ce1"/>
        </table:table-row>
        <table:table-row table:style-name="ro14" table:visibility="collapse">
          <table:table-cell office:value-type="float" office:value="932" table:formula="of:=[.A2673]" table:style-name="ce17">
            <text:p>932</text:p>
          </table:table-cell>
          <table:table-cell table:style-name="ce4"/>
          <table:table-cell office:value-type="string" table:style-name="ce4">
            <text:p>BILLED</text:p>
          </table:table-cell>
          <table:table-cell office:value-type="float" office:value="1.9530555554665625" table:formula="of:=IF(AND([.F2674] &lt;&gt; &quot;&quot;;[.G2674] &lt;&gt; &quot;&quot;);([.G2674]-[.F2674])*24;&quot;---&quot;)" table:style-name="ce4">
            <text:p>1.953</text:p>
          </table:table-cell>
          <table:table-cell office:value-type="string" table:style-name="ce25">
            <text:p>IDToApptioTargetProcess</text:p>
          </table:table-cell>
          <table:table-cell office:value-type="date" office:date-value="2025-09-09T16:15:00" table:style-name="ce14">
            <text:p>9/9/25 04:15 PM</text:p>
          </table:table-cell>
          <table:table-cell office:value-type="date" office:date-value="2025-09-09T18:12:11" table:style-name="ce14">
            <text:p>9/9/25 06:12 PM</text:p>
          </table:table-cell>
          <table:table-cell office:value-type="string" table:style-name="ce13">
            <text:p>#working on update user test: move to changing only email</text:p>
          </table:table-cell>
          <table:table-cell table:style-name="ce18"/>
          <table:table-cell table:number-columns-repeated="16375" table:style-name="ce1"/>
        </table:table-row>
        <table:table-row table:style-name="ro14" table:visibility="collapse">
          <table:table-cell office:value-type="float" office:value="932" table:formula="of:=[.A2674]" table:style-name="ce17">
            <text:p>932</text:p>
          </table:table-cell>
          <table:table-cell table:style-name="ce19"/>
          <table:table-cell office:value-type="string" table:style-name="ce4">
            <text:p>BILLED</text:p>
          </table:table-cell>
          <table:table-cell office:value-type="float" office:value="0.68388888897607103" table:formula="of:=IF(AND([.F2675] &lt;&gt; &quot;&quot;;[.G2675] &lt;&gt; &quot;&quot;);([.G2675]-[.F2675])*24;&quot;---&quot;)" table:style-name="ce4">
            <text:p>0.684</text:p>
          </table:table-cell>
          <table:table-cell office:value-type="string" table:style-name="ce25">
            <text:p>Sailpointconnector</text:p>
          </table:table-cell>
          <table:table-cell office:value-type="date" office:date-value="2025-09-09T18:12:11" table:style-name="ce14">
            <text:p>9/9/25 06:12 PM</text:p>
          </table:table-cell>
          <table:table-cell office:value-type="date" office:date-value="2025-09-09T18:53:13" table:style-name="ce14">
            <text:p>9/9/25 06:53 PM</text:p>
          </table:table-cell>
          <table:table-cell table:style-name="ce13"/>
          <table:table-cell table:style-name="ce18"/>
          <table:table-cell table:number-columns-repeated="16375" table:style-name="ce1"/>
        </table:table-row>
        <table:table-row table:style-name="ro14" table:visibility="collapse">
          <table:table-cell office:value-type="float" office:value="932" table:formula="of:=[.A2675]" table:style-name="ce17">
            <text:p>932</text:p>
          </table:table-cell>
          <table:table-cell table:style-name="ce19"/>
          <table:table-cell office:value-type="string" table:style-name="ce4">
            <text:p>BILLED</text:p>
          </table:table-cell>
          <table:table-cell office:value-type="float" office:value="0.38972222217125818" table:formula="of:=IF(AND([.F2676] &lt;&gt; &quot;&quot;;[.G2676] &lt;&gt; &quot;&quot;);([.G2676]-[.F2676])*24;&quot;---&quot;)" table:style-name="ce4">
            <text:p>0.390</text:p>
          </table:table-cell>
          <table:table-cell office:value-type="string" table:style-name="ce25">
            <text:p>Sailpointconnector</text:p>
          </table:table-cell>
          <table:table-cell office:value-type="date" office:date-value="2025-09-09T22:05:00" table:style-name="ce14">
            <text:p>9/9/25 10:05 PM</text:p>
          </table:table-cell>
          <table:table-cell office:value-type="date" office:date-value="2025-09-09T22:28:23" table:style-name="ce14">
            <text:p>9/9/25 10:28 PM</text:p>
          </table:table-cell>
          <table:table-cell office:value-type="string" table:style-name="ce13">
            <text:p>pipeline work - review with kyle</text:p>
          </table:table-cell>
          <table:table-cell table:style-name="ce18"/>
          <table:table-cell table:number-columns-repeated="16375" table:style-name="ce1"/>
        </table:table-row>
        <table:table-row table:style-name="ro14" table:visibility="collapse">
          <table:table-cell office:value-type="float" office:value="932" table:formula="of:=[.A2676]" table:style-name="ce17">
            <text:p>932</text:p>
          </table:table-cell>
          <table:table-cell table:style-name="ce19"/>
          <table:table-cell table:style-name="ce4"/>
          <table:table-cell office:value-type="string" office:string-value="---" table:formula="of:=IF(AND([.F2677] &lt;&gt; &quot;&quot;;[.G2677] &lt;&gt; &quot;&quot;);([.G2677]-[.F2677])*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677]" table:style-name="ce17">
            <text:p>932</text:p>
          </table:table-cell>
          <table:table-cell table:style-name="ce19"/>
          <table:table-cell table:style-name="ce4"/>
          <table:table-cell office:value-type="string" office:string-value="---" table:formula="of:=IF(AND([.F2678] &lt;&gt; &quot;&quot;;[.G2678] &lt;&gt; &quot;&quot;);([.G2678]-[.F2678])*24;&quot;---&quot;)" table:style-name="ce4">
            <text:p>---</text:p>
          </table:table-cell>
          <table:table-cell table:style-name="ce20"/>
          <table:table-cell table:number-columns-repeated="2" table:style-name="ce14"/>
          <table:table-cell table:style-name="ce20"/>
          <table:table-cell table:style-name="ce18"/>
          <table:table-cell table:number-columns-repeated="16375" table:style-name="ce1"/>
        </table:table-row>
        <table:table-row table:style-name="ro14" table:visibility="collapse">
          <table:table-cell office:value-type="float" office:value="932" table:formula="of:=[.A2678]" table:style-name="ce17">
            <text:p>932</text:p>
          </table:table-cell>
          <table:table-cell table:style-name="ce19"/>
          <table:table-cell table:style-name="ce4"/>
          <table:table-cell office:value-type="string" office:string-value="---" table:formula="of:=IF(AND([.F2679] &lt;&gt; &quot;&quot;;[.G2679] &lt;&gt; &quot;&quot;);([.G2679]-[.F2679])*24;&quot;---&quot;)" table:style-name="ce4">
            <text:p>---</text:p>
          </table:table-cell>
          <table:table-cell table:style-name="ce20"/>
          <table:table-cell table:number-columns-repeated="2" table:style-name="ce14"/>
          <table:table-cell table:style-name="ce20"/>
          <table:table-cell table:style-name="ce18"/>
          <table:table-cell table:number-columns-repeated="16375" table:style-name="ce1"/>
        </table:table-row>
        <table:table-row table:style-name="ro14" table:visibility="collapse">
          <table:table-cell office:value-type="float" office:value="932" table:formula="of:=[.A2679]" table:style-name="ce17">
            <text:p>932</text:p>
          </table:table-cell>
          <table:table-cell table:style-name="ce19"/>
          <table:table-cell table:style-name="ce4"/>
          <table:table-cell office:value-type="string" office:string-value="---" table:formula="of:=IF(AND([.F2680] &lt;&gt; &quot;&quot;;[.G2680] &lt;&gt; &quot;&quot;);([.G2680]-[.F2680])*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680]" table:style-name="ce17">
            <text:p>932</text:p>
          </table:table-cell>
          <table:table-cell table:style-name="ce19"/>
          <table:table-cell table:style-name="ce4"/>
          <table:table-cell office:value-type="string" office:string-value="---" table:formula="of:=IF(AND([.F2681] &lt;&gt; &quot;&quot;;[.G2681] &lt;&gt; &quot;&quot;);([.G2681]-[.F2681])*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681]" table:style-name="ce17">
            <text:p>932</text:p>
          </table:table-cell>
          <table:table-cell table:style-name="ce19"/>
          <table:table-cell table:style-name="ce4"/>
          <table:table-cell office:value-type="string" office:string-value="---" table:formula="of:=IF(AND([.F2682] &lt;&gt; &quot;&quot;;[.G2682] &lt;&gt; &quot;&quot;);([.G2682]-[.F2682])*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682]" table:style-name="ce17">
            <text:p>932</text:p>
          </table:table-cell>
          <table:table-cell table:style-name="ce19"/>
          <table:table-cell table:style-name="ce4"/>
          <table:table-cell office:value-type="string" office:string-value="---" table:formula="of:=IF(AND([.F2683] &lt;&gt; &quot;&quot;;[.G2683] &lt;&gt; &quot;&quot;);([.G2683]-[.F2683])*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683]" table:style-name="ce17">
            <text:p>932</text:p>
          </table:table-cell>
          <table:table-cell table:style-name="ce19"/>
          <table:table-cell table:style-name="ce4"/>
          <table:table-cell office:value-type="string" office:string-value="---" table:formula="of:=IF(AND([.F2684] &lt;&gt; &quot;&quot;;[.G2684] &lt;&gt; &quot;&quot;);([.G2684]-[.F2684])*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684]" table:style-name="ce17">
            <text:p>932</text:p>
          </table:table-cell>
          <table:table-cell table:style-name="ce19"/>
          <table:table-cell table:style-name="ce4"/>
          <table:table-cell office:value-type="string" office:string-value="---" table:formula="of:=IF(AND([.F2685] &lt;&gt; &quot;&quot;;[.G2685] &lt;&gt; &quot;&quot;);([.G2685]-[.F2685])*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685]" table:style-name="ce17">
            <text:p>932</text:p>
          </table:table-cell>
          <table:table-cell table:style-name="ce19"/>
          <table:table-cell table:style-name="ce4"/>
          <table:table-cell office:value-type="string" office:string-value="---" table:formula="of:=IF(AND([.F2686] &lt;&gt; &quot;&quot;;[.G2686] &lt;&gt; &quot;&quot;);([.G2686]-[.F2686])*24;&quot;---&quot;)" table:style-name="ce4">
            <text:p>---</text:p>
          </table:table-cell>
          <table:table-cell table:style-name="ce21"/>
          <table:table-cell table:number-columns-repeated="2" table:style-name="ce14"/>
          <table:table-cell table:style-name="ce13"/>
          <table:table-cell table:style-name="ce15"/>
          <table:table-cell table:number-columns-repeated="16375" table:style-name="ce1"/>
        </table:table-row>
        <table:table-row table:style-name="ro14" table:visibility="collapse">
          <table:table-cell office:value-type="float" office:value="932" table:formula="of:=[.A2686]" table:style-name="ce17">
            <text:p>932</text:p>
          </table:table-cell>
          <table:table-cell office:value-type="float" office:value="10" table:formula="of:=COM.MICROSOFT.CEILING([.C2687];0.25)" table:style-name="ce19">
            <text:p>10.000</text:p>
          </table:table-cell>
          <table:table-cell office:value-type="float" office:value="9.8825000000651926" table:formula="of:=SUM([.D2687:.D2706])" table:style-name="ce4">
            <text:p>9.883</text:p>
          </table:table-cell>
          <table:table-cell office:value-type="string" office:string-value="---" table:formula="of:=IF(AND([.F2687] &lt;&gt; &quot;&quot;;[.G2687] &lt;&gt; &quot;&quot;);([.G2687]-[.F2687])*24;&quot;---&quot;)" table:style-name="ce4">
            <text:p>---</text:p>
          </table:table-cell>
          <table:table-cell office:value-type="date" office:date-value="2025-09-10T00:00:00" table:style-name="ce20">
            <text:p>10-Sep</text:p>
          </table:table-cell>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687]" table:style-name="ce17">
            <text:p>932</text:p>
          </table:table-cell>
          <table:table-cell table:style-name="ce19"/>
          <table:table-cell office:value-type="string" table:style-name="ce4">
            <text:p>BILLED</text:p>
          </table:table-cell>
          <table:table-cell office:value-type="float" office:value="0.5166666666045785" table:formula="of:=IF(AND([.F2688] &lt;&gt; &quot;&quot;;[.G2688] &lt;&gt; &quot;&quot;);([.G2688]-[.F2688])*24;&quot;---&quot;)" table:style-name="ce4">
            <text:p>0.517</text:p>
          </table:table-cell>
          <table:table-cell office:value-type="string" table:style-name="ce21">
            <text:p>git training</text:p>
          </table:table-cell>
          <table:table-cell office:value-type="date" office:date-value="2025-09-10T07:59:00" table:style-name="ce14">
            <text:p>9/10/25 07:59 AM</text:p>
          </table:table-cell>
          <table:table-cell office:value-type="date" office:date-value="2025-09-10T08:30:00" table:style-name="ce14">
            <text:p>9/10/25 08:30 AM</text:p>
          </table:table-cell>
          <table:table-cell office:value-type="string" table:style-name="ce13">
            <text:p>Worked on rebase labs for Git session 4.<text:s/><text:span text:style-name="T1">Git L&amp;L session 4, plus discussion afterwards.</text:span></text:p>
          </table:table-cell>
          <table:table-cell office:value-type="string" table:style-name="ce23">
            <text:p>I put together a repo that would hopefully make it a little clearer about what rebasing is about. Also had additional conversations about autosquash and fixup, and deciding how to present this in an L&amp;L; since it's based on the commit message!!</text:p>
          </table:table-cell>
          <table:table-cell table:number-columns-repeated="16375" table:style-name="ce1"/>
        </table:table-row>
        <table:table-row table:style-name="ro14" table:visibility="collapse">
          <table:table-cell office:value-type="float" office:value="932" table:formula="of:=[.A2688]" table:style-name="ce17">
            <text:p>932</text:p>
          </table:table-cell>
          <table:table-cell table:style-name="ce19"/>
          <table:table-cell office:value-type="string" table:style-name="ce4">
            <text:p>BILLED</text:p>
          </table:table-cell>
          <table:table-cell office:value-type="float" office:value="0.25000000011641532" table:formula="of:=IF(AND([.F2689] &lt;&gt; &quot;&quot;;[.G2689] &lt;&gt; &quot;&quot;);([.G2689]-[.F2689])*24;&quot;---&quot;)" table:style-name="ce4">
            <text:p>0.250</text:p>
          </table:table-cell>
          <table:table-cell office:value-type="string" table:style-name="ce21">
            <text:p>mtg-Daily</text:p>
          </table:table-cell>
          <table:table-cell office:value-type="date" office:date-value="2025-09-10T08:30:00" table:style-name="ce14">
            <text:p>9/10/25 08:30 AM</text:p>
          </table:table-cell>
          <table:table-cell office:value-type="date" office:date-value="2025-09-10T08:45:00" table:style-name="ce14">
            <text:p>9/10/25 08:45 AM</text:p>
          </table:table-cell>
          <table:table-cell office:value-type="string" table:style-name="ce13">
            <text:p>Daily meetings with the team.</text:p>
          </table:table-cell>
          <table:table-cell table:style-name="ce23"/>
          <table:table-cell table:number-columns-repeated="16375" table:style-name="ce1"/>
        </table:table-row>
        <table:table-row table:style-name="ro14" table:visibility="collapse">
          <table:table-cell office:value-type="float" office:value="932" table:formula="of:=[.A2689]" table:style-name="ce17">
            <text:p>932</text:p>
          </table:table-cell>
          <table:table-cell table:style-name="ce19"/>
          <table:table-cell office:value-type="string" table:style-name="ce4">
            <text:p>BILLED</text:p>
          </table:table-cell>
          <table:table-cell office:value-type="float" office:value="0.48749999993015081" table:formula="of:=IF(AND([.F2690] &lt;&gt; &quot;&quot;;[.G2690] &lt;&gt; &quot;&quot;);([.G2690]-[.F2690])*24;&quot;---&quot;)" table:style-name="ce4">
            <text:p>0.487</text:p>
          </table:table-cell>
          <table:table-cell office:value-type="string" table:style-name="ce21">
            <text:p>git training</text:p>
          </table:table-cell>
          <table:table-cell office:value-type="date" office:date-value="2025-09-10T08:45:00" table:style-name="ce14">
            <text:p>9/10/25 08:45 AM</text:p>
          </table:table-cell>
          <table:table-cell office:value-type="date" office:date-value="2025-09-10T09:14:15" table:style-name="ce14">
            <text:p>9/10/25 09:14 AM</text:p>
          </table:table-cell>
          <table:table-cell office:value-type="string" table:style-name="ce13">
            <text:p>#</text:p>
          </table:table-cell>
          <table:table-cell table:style-name="ce23"/>
          <table:table-cell table:number-columns-repeated="16375" table:style-name="ce1"/>
        </table:table-row>
        <table:table-row table:style-name="ro14" table:visibility="collapse">
          <table:table-cell office:value-type="float" office:value="932" table:formula="of:=[.A2690]" table:style-name="ce17">
            <text:p>932</text:p>
          </table:table-cell>
          <table:table-cell table:style-name="ce19"/>
          <table:table-cell office:value-type="string" table:style-name="ce4">
            <text:p>BILLED</text:p>
          </table:table-cell>
          <table:table-cell office:value-type="float" office:value="2.4849999999278225" table:formula="of:=IF(AND([.F2691] &lt;&gt; &quot;&quot;;[.G2691] &lt;&gt; &quot;&quot;);([.G2691]-[.F2691])*24;&quot;---&quot;)" table:style-name="ce4">
            <text:p>2.485</text:p>
          </table:table-cell>
          <table:table-cell office:value-type="string" table:style-name="ce25">
            <text:p>IDToApptioTargetProcess</text:p>
          </table:table-cell>
          <table:table-cell office:value-type="date" office:date-value="2025-09-10T09:14:15" table:style-name="ce14">
            <text:p>9/10/25 09:14 AM</text:p>
          </table:table-cell>
          <table:table-cell office:value-type="date" office:date-value="2025-09-10T11:43:21" table:style-name="ce14">
            <text:p>9/10/25 11:43 AM</text:p>
          </table:table-cell>
          <table:table-cell office:value-type="string" table:style-name="ce21">
            <text:p>Worked on documentation and deprovision use cases on IDtoApptioTargetProcess.</text:p>
          </table:table-cell>
          <table:table-cell table:style-name="ce23"/>
          <table:table-cell table:number-columns-repeated="16375" table:style-name="ce1"/>
        </table:table-row>
        <table:table-row table:style-name="ro14" table:visibility="collapse">
          <table:table-cell office:value-type="float" office:value="932" table:formula="of:=[.A2691]" table:style-name="ce17">
            <text:p>932</text:p>
          </table:table-cell>
          <table:table-cell table:style-name="ce19"/>
          <table:table-cell office:value-type="string" table:style-name="ce4">
            <text:p>BILLED</text:p>
          </table:table-cell>
          <table:table-cell office:value-type="float" office:value="1.777500000083819" table:formula="of:=IF(AND([.F2692] &lt;&gt; &quot;&quot;;[.G2692] &lt;&gt; &quot;&quot;);([.G2692]-[.F2692])*24;&quot;---&quot;)" table:style-name="ce4">
            <text:p>1.778</text:p>
          </table:table-cell>
          <table:table-cell office:value-type="string" table:style-name="ce21">
            <text:p>L&amp;L</text:p>
          </table:table-cell>
          <table:table-cell office:value-type="date" office:date-value="2025-09-10T11:43:21" table:style-name="ce14">
            <text:p>9/10/25 11:43 AM</text:p>
          </table:table-cell>
          <table:table-cell office:value-type="date" office:date-value="2025-09-10T13:30:00" table:style-name="ce14">
            <text:p>9/10/25 01:30 PM</text:p>
          </table:table-cell>
          <table:table-cell office:value-type="string" table:style-name="ce21">
            <text:p>#</text:p>
          </table:table-cell>
          <table:table-cell table:style-name="ce23"/>
          <table:table-cell table:number-columns-repeated="16375" table:style-name="ce1"/>
        </table:table-row>
        <table:table-row table:style-name="ro14" table:visibility="collapse">
          <table:table-cell office:value-type="float" office:value="932" table:formula="of:=[.A2692]" table:style-name="ce17">
            <text:p>932</text:p>
          </table:table-cell>
          <table:table-cell office:value-type="string" table:style-name="ce19">
            <text:p>330-415</text:p>
          </table:table-cell>
          <table:table-cell office:value-type="string" table:style-name="ce4">
            <text:p>BILLED</text:p>
          </table:table-cell>
          <table:table-cell office:value-type="float" office:value="2.7500000000582077" table:formula="of:=IF(AND([.F2693] &lt;&gt; &quot;&quot;;[.G2693] &lt;&gt; &quot;&quot;);([.G2693]-[.F2693])*24;&quot;---&quot;)" table:style-name="ce4">
            <text:p>2.750</text:p>
          </table:table-cell>
          <table:table-cell office:value-type="string" table:style-name="ce25">
            <text:p>IDToApptioTargetProcess</text:p>
          </table:table-cell>
          <table:table-cell office:value-type="date" office:date-value="2025-09-10T13:30:00" table:style-name="ce14">
            <text:p>9/10/25 01:30 PM</text:p>
          </table:table-cell>
          <table:table-cell office:value-type="date" office:date-value="2025-09-10T16:15:00" table:style-name="ce38">
            <text:p>9/10/25 04:15 PM</text:p>
          </table:table-cell>
          <table:table-cell office:value-type="string" table:style-name="ce13">
            <text:p>#</text:p>
          </table:table-cell>
          <table:table-cell table:style-name="ce23"/>
          <table:table-cell table:number-columns-repeated="16375" table:style-name="ce1"/>
        </table:table-row>
        <table:table-row table:style-name="ro14" table:visibility="collapse">
          <table:table-cell office:value-type="float" office:value="932" table:formula="of:=[.A2693]" table:style-name="ce17">
            <text:p>932</text:p>
          </table:table-cell>
          <table:table-cell table:style-name="ce21"/>
          <table:table-cell office:value-type="string" table:style-name="ce4">
            <text:p>BILLED</text:p>
          </table:table-cell>
          <table:table-cell office:value-type="float" office:value="0.30861111113335937" table:formula="of:=IF(AND([.F2694] &lt;&gt; &quot;&quot;;[.G2694] &lt;&gt; &quot;&quot;);([.G2694]-[.F2694])*24;&quot;---&quot;)" table:style-name="ce4">
            <text:p>0.309</text:p>
          </table:table-cell>
          <table:table-cell office:value-type="string" table:style-name="ce25">
            <text:p>IDToApptioTargetProcess</text:p>
          </table:table-cell>
          <table:table-cell office:value-type="date" office:date-value="2025-09-10T16:31:29" table:style-name="ce14">
            <text:p>9/10/25 04:31 PM</text:p>
          </table:table-cell>
          <table:table-cell office:value-type="date" office:date-value="2025-09-10T16:50:00" table:style-name="ce14">
            <text:p>9/10/25 04:50 PM</text:p>
          </table:table-cell>
          <table:table-cell office:value-type="string" table:style-name="ce13">
            <text:p># - workiing on deprov by term</text:p>
          </table:table-cell>
          <table:table-cell table:style-name="ce23"/>
          <table:table-cell table:number-columns-repeated="16375" table:style-name="ce1"/>
        </table:table-row>
        <table:table-row table:style-name="ro14" table:visibility="collapse">
          <table:table-cell office:value-type="float" office:value="932" table:formula="of:=[.A2694]" table:style-name="ce17">
            <text:p>932</text:p>
          </table:table-cell>
          <table:table-cell table:style-name="ce19"/>
          <table:table-cell office:value-type="string" table:style-name="ce4">
            <text:p>BILLED</text:p>
          </table:table-cell>
          <table:table-cell office:value-type="float" office:value="1.3072222222108394" table:formula="of:=IF(AND([.F2695] &lt;&gt; &quot;&quot;;[.G2695] &lt;&gt; &quot;&quot;);([.G2695]-[.F2695])*24;&quot;---&quot;)" table:style-name="ce4">
            <text:p>1.307</text:p>
          </table:table-cell>
          <table:table-cell office:value-type="string" table:style-name="ce21">
            <text:p>Support</text:p>
          </table:table-cell>
          <table:table-cell office:value-type="date" office:date-value="2025-09-10T16:50:00" table:style-name="ce14">
            <text:p>9/10/25 04:50 PM</text:p>
          </table:table-cell>
          <table:table-cell office:value-type="date" office:date-value="2025-09-10T18:08:26" table:style-name="ce14">
            <text:p>9/10/25 06:08 PM</text:p>
          </table:table-cell>
          <table:table-cell office:value-type="string" table:style-name="ce13">
            <text:p>Worked on resolving formatting issue in build for IDtoApptioTargetProcess.</text:p>
          </table:table-cell>
          <table:table-cell office:value-type="string" table:style-name="ce23">
            <text:p>Gradle has a editorconfigFormat that'll cleanup all the files in your working area when executed, per the .editorconfig instructions!! cool!</text:p>
          </table:table-cell>
          <table:table-cell table:number-columns-repeated="16375" table:style-name="ce1"/>
        </table:table-row>
        <table:table-row table:style-name="ro14" table:visibility="collapse">
          <table:table-cell office:value-type="float" office:value="932" table:formula="of:=[.A2695]" table:style-name="ce17">
            <text:p>932</text:p>
          </table:table-cell>
          <table:table-cell table:style-name="ce19"/>
          <table:table-cell table:style-name="ce4"/>
          <table:table-cell office:value-type="string" office:string-value="---" table:formula="of:=IF(AND([.F2696] &lt;&gt; &quot;&quot;;[.G2696] &lt;&gt; &quot;&quot;);([.G2696]-[.F2696])*24;&quot;---&quot;)" table:style-name="ce4">
            <text:p>---</text:p>
          </table:table-cell>
          <table:table-cell table:style-name="ce21"/>
          <table:table-cell table:number-columns-repeated="2" table:style-name="ce14"/>
          <table:table-cell table:style-name="ce21"/>
          <table:table-cell table:style-name="ce23"/>
          <table:table-cell table:number-columns-repeated="16375" table:style-name="ce1"/>
        </table:table-row>
        <table:table-row table:style-name="ro14" table:visibility="collapse">
          <table:table-cell office:value-type="float" office:value="932" table:formula="of:=[.A2696]" table:style-name="ce17">
            <text:p>932</text:p>
          </table:table-cell>
          <table:table-cell table:style-name="ce19"/>
          <table:table-cell table:style-name="ce4"/>
          <table:table-cell office:value-type="string" office:string-value="---" table:formula="of:=IF(AND([.F2697] &lt;&gt; &quot;&quot;;[.G2697] &lt;&gt; &quot;&quot;);([.G2697]-[.F2697])*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32" table:formula="of:=[.A2697]" table:style-name="ce17">
            <text:p>932</text:p>
          </table:table-cell>
          <table:table-cell table:style-name="ce19"/>
          <table:table-cell table:style-name="ce4"/>
          <table:table-cell office:value-type="string" office:string-value="---" table:formula="of:=IF(AND([.F2698] &lt;&gt; &quot;&quot;;[.G2698] &lt;&gt; &quot;&quot;);([.G2698]-[.F2698])*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32" table:formula="of:=[.A2698]" table:style-name="ce17">
            <text:p>932</text:p>
          </table:table-cell>
          <table:table-cell table:style-name="ce19"/>
          <table:table-cell table:style-name="ce4"/>
          <table:table-cell office:value-type="string" office:string-value="---" table:formula="of:=IF(AND([.F2699] &lt;&gt; &quot;&quot;;[.G2699] &lt;&gt; &quot;&quot;);([.G2699]-[.F2699])*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32" table:formula="of:=[.A2699]" table:style-name="ce17">
            <text:p>932</text:p>
          </table:table-cell>
          <table:table-cell table:style-name="ce19"/>
          <table:table-cell table:style-name="ce4"/>
          <table:table-cell office:value-type="string" office:string-value="---" table:formula="of:=IF(AND([.F2700] &lt;&gt; &quot;&quot;;[.G2700] &lt;&gt; &quot;&quot;);([.G2700]-[.F2700])*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32" table:formula="of:=[.A2700]" table:style-name="ce17">
            <text:p>932</text:p>
          </table:table-cell>
          <table:table-cell table:style-name="ce19"/>
          <table:table-cell table:style-name="ce4"/>
          <table:table-cell office:value-type="string" office:string-value="---" table:formula="of:=IF(AND([.F2701] &lt;&gt; &quot;&quot;;[.G2701] &lt;&gt; &quot;&quot;);([.G2701]-[.F2701])*24;&quot;---&quot;)" table:style-name="ce4">
            <text:p>---</text:p>
          </table:table-cell>
          <table:table-cell table:style-name="ce21"/>
          <table:table-cell table:number-columns-repeated="2" table:style-name="ce14"/>
          <table:table-cell table:style-name="ce16"/>
          <table:table-cell table:style-name="ce23"/>
          <table:table-cell table:number-columns-repeated="16375" table:style-name="ce1"/>
        </table:table-row>
        <table:table-row table:style-name="ro14" table:visibility="collapse">
          <table:table-cell office:value-type="float" office:value="932" table:formula="of:=[.A2701]" table:style-name="ce17">
            <text:p>932</text:p>
          </table:table-cell>
          <table:table-cell table:style-name="ce19"/>
          <table:table-cell table:style-name="ce4"/>
          <table:table-cell office:value-type="string" office:string-value="---" table:formula="of:=IF(AND([.F2702] &lt;&gt; &quot;&quot;;[.G2702] &lt;&gt; &quot;&quot;);([.G2702]-[.F2702])*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32" table:formula="of:=[.A2702]" table:style-name="ce17">
            <text:p>932</text:p>
          </table:table-cell>
          <table:table-cell table:style-name="ce19"/>
          <table:table-cell table:style-name="ce4"/>
          <table:table-cell office:value-type="string" office:string-value="---" table:formula="of:=IF(AND([.F2703] &lt;&gt; &quot;&quot;;[.G2703] &lt;&gt; &quot;&quot;);([.G2703]-[.F2703])*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32" table:formula="of:=[.A2703]" table:style-name="ce17">
            <text:p>932</text:p>
          </table:table-cell>
          <table:table-cell table:style-name="ce19"/>
          <table:table-cell table:style-name="ce4"/>
          <table:table-cell office:value-type="string" office:string-value="---" table:formula="of:=IF(AND([.F2704] &lt;&gt; &quot;&quot;;[.G2704] &lt;&gt; &quot;&quot;);([.G2704]-[.F2704])*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32" table:formula="of:=[.A2704]" table:style-name="ce17">
            <text:p>932</text:p>
          </table:table-cell>
          <table:table-cell table:style-name="ce19"/>
          <table:table-cell table:style-name="ce4"/>
          <table:table-cell office:value-type="string" office:string-value="---" table:formula="of:=IF(AND([.F2705] &lt;&gt; &quot;&quot;;[.G2705] &lt;&gt; &quot;&quot;);([.G2705]-[.F2705])*24;&quot;---&quot;)" table:style-name="ce4">
            <text:p>---</text:p>
          </table:table-cell>
          <table:table-cell table:style-name="ce16"/>
          <table:table-cell table:number-columns-repeated="2" table:style-name="ce14"/>
          <table:table-cell table:style-name="ce16"/>
          <table:table-cell table:style-name="ce23"/>
          <table:table-cell table:number-columns-repeated="16375" table:style-name="ce1"/>
        </table:table-row>
        <table:table-row table:style-name="ro14" table:visibility="collapse">
          <table:table-cell office:value-type="float" office:value="932" table:formula="of:=[.A2705]" table:style-name="ce17">
            <text:p>932</text:p>
          </table:table-cell>
          <table:table-cell table:style-name="ce19"/>
          <table:table-cell table:style-name="ce4"/>
          <table:table-cell office:value-type="string" office:string-value="---" table:formula="of:=IF(AND([.F2706] &lt;&gt; &quot;&quot;;[.G2706] &lt;&gt; &quot;&quot;);([.G2706]-[.F2706])*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706]" table:style-name="ce17">
            <text:p>932</text:p>
          </table:table-cell>
          <table:table-cell office:value-type="float" office:value="8" table:formula="of:=COM.MICROSOFT.CEILING([.C2707];0.25)" table:style-name="ce19">
            <text:p>8.000</text:p>
          </table:table-cell>
          <table:table-cell office:value-type="float" office:value="7.8925000000745058" table:formula="of:=SUM([.D2707:.D2725])" table:style-name="ce4">
            <text:p>7.893</text:p>
          </table:table-cell>
          <table:table-cell office:value-type="string" office:string-value="---" table:formula="of:=IF(AND([.F2707] &lt;&gt; &quot;&quot;;[.G2707] &lt;&gt; &quot;&quot;);([.G2707]-[.F2707])*24;&quot;---&quot;)" table:style-name="ce4">
            <text:p>---</text:p>
          </table:table-cell>
          <table:table-cell office:value-type="date" office:date-value="2025-09-11T00:00:00" table:style-name="ce28">
            <text:p>11-Sep</text:p>
          </table:table-cell>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707]" table:style-name="ce17">
            <text:p>932</text:p>
          </table:table-cell>
          <table:table-cell table:style-name="ce19"/>
          <table:table-cell office:value-type="string" table:style-name="ce4">
            <text:p>BILLED</text:p>
          </table:table-cell>
          <table:table-cell office:value-type="float" office:value="0.25000000011641532" table:formula="of:=IF(AND([.F2708] &lt;&gt; &quot;&quot;;[.G2708] &lt;&gt; &quot;&quot;);([.G2708]-[.F2708])*24;&quot;---&quot;)" table:style-name="ce4">
            <text:p>0.250</text:p>
          </table:table-cell>
          <table:table-cell office:value-type="string" table:style-name="ce21">
            <text:p>mtg-Daily</text:p>
          </table:table-cell>
          <table:table-cell office:value-type="date" office:date-value="2025-09-11T08:30:00" table:style-name="ce14">
            <text:p>9/11/25 08:30 AM</text:p>
          </table:table-cell>
          <table:table-cell office:value-type="date" office:date-value="2025-09-11T08:45:00" table:style-name="ce14">
            <text:p>9/11/25 08:45 AM</text:p>
          </table:table-cell>
          <table:table-cell office:value-type="string" table:style-name="ce13">
            <text:p>Daily meetings with the team.</text:p>
          </table:table-cell>
          <table:table-cell table:style-name="ce18"/>
          <table:table-cell table:number-columns-repeated="16375" table:style-name="ce1"/>
        </table:table-row>
        <table:table-row table:style-name="ro14" table:visibility="collapse">
          <table:table-cell office:value-type="float" office:value="932" table:formula="of:=[.A2708]" table:style-name="ce17">
            <text:p>932</text:p>
          </table:table-cell>
          <table:table-cell table:style-name="ce19"/>
          <table:table-cell office:value-type="string" table:style-name="ce4">
            <text:p>BILLED</text:p>
          </table:table-cell>
          <table:table-cell office:value-type="float" office:value="0.6666666665696539" table:formula="of:=IF(AND([.F2709] &lt;&gt; &quot;&quot;;[.G2709] &lt;&gt; &quot;&quot;);([.G2709]-[.F2709])*24;&quot;---&quot;)" table:style-name="ce4">
            <text:p>0.667</text:p>
          </table:table-cell>
          <table:table-cell office:value-type="string" table:style-name="ce13">
            <text:p>IDtoApptionTargetProcess</text:p>
          </table:table-cell>
          <table:table-cell office:value-type="date" office:date-value="2025-09-11T09:20:00" table:style-name="ce14">
            <text:p>9/11/25 09:20 AM</text:p>
          </table:table-cell>
          <table:table-cell office:value-type="date" office:date-value="2025-09-11T10:00:00" table:style-name="ce14">
            <text:p>9/11/25 10:00 AM</text:p>
          </table:table-cell>
          <table:table-cell office:value-type="string" table:style-name="ce1">
            <text:p>Worked on deprovision use cases for the IDtoApptioTargetProcess driver. Meeting with Mike and Asleigh to make plans on role relationships.</text:p>
          </table:table-cell>
          <table:table-cell table:style-name="ce18"/>
          <table:table-cell table:number-columns-repeated="16375" table:style-name="ce1"/>
        </table:table-row>
        <table:table-row table:style-name="ro14" table:visibility="collapse">
          <table:table-cell office:value-type="float" office:value="932" table:formula="of:=[.A2709]" table:style-name="ce17">
            <text:p>932</text:p>
          </table:table-cell>
          <table:table-cell table:style-name="ce19"/>
          <table:table-cell office:value-type="string" table:style-name="ce4">
            <text:p>BILLED</text:p>
          </table:table-cell>
          <table:table-cell office:value-type="float" office:value="1.0241666666697711" table:formula="of:=IF(AND([.F2710] &lt;&gt; &quot;&quot;;[.G2710] &lt;&gt; &quot;&quot;);([.G2710]-[.F2710])*24;&quot;---&quot;)" table:style-name="ce4">
            <text:p>1.024</text:p>
          </table:table-cell>
          <table:table-cell office:value-type="string" table:style-name="ce13">
            <text:p>mtg-apptio</text:p>
          </table:table-cell>
          <table:table-cell office:value-type="date" office:date-value="2025-09-11T10:00:00" table:style-name="ce14">
            <text:p>9/11/25 10:00 AM</text:p>
          </table:table-cell>
          <table:table-cell office:value-type="date" office:date-value="2025-09-11T11:01:27" table:style-name="ce14">
            <text:p>9/11/25 11:01 AM</text:p>
          </table:table-cell>
          <table:table-cell office:value-type="string" table:style-name="ce13">
            <text:p>#apptio meeting</text:p>
          </table:table-cell>
          <table:table-cell table:style-name="ce18"/>
          <table:table-cell table:number-columns-repeated="16375" table:style-name="ce1"/>
        </table:table-row>
        <table:table-row table:style-name="ro14" table:visibility="collapse">
          <table:table-cell office:value-type="float" office:value="932" table:formula="of:=[.A2710]" table:style-name="ce17">
            <text:p>932</text:p>
          </table:table-cell>
          <table:table-cell table:style-name="ce19"/>
          <table:table-cell office:value-type="string" table:style-name="ce4">
            <text:p>BILLED</text:p>
          </table:table-cell>
          <table:table-cell office:value-type="float" office:value="0.98166666668839753" table:formula="of:=IF(AND([.F2711] &lt;&gt; &quot;&quot;;[.G2711] &lt;&gt; &quot;&quot;);([.G2711]-[.F2711])*24;&quot;---&quot;)" table:style-name="ce4">
            <text:p>0.982</text:p>
          </table:table-cell>
          <table:table-cell office:value-type="string" table:style-name="ce13">
            <text:p>mtg-apptio-notes</text:p>
          </table:table-cell>
          <table:table-cell office:value-type="date" office:date-value="2025-09-11T11:01:27" table:style-name="ce14">
            <text:p>9/11/25 11:01 AM</text:p>
          </table:table-cell>
          <table:table-cell office:value-type="date" office:date-value="2025-09-11T12:00:21" table:style-name="ce14">
            <text:p>9/11/25 12:00 PM</text:p>
          </table:table-cell>
          <table:table-cell office:value-type="string" table:style-name="ce10">
            <text:p>#</text:p>
          </table:table-cell>
          <table:table-cell table:style-name="ce18"/>
          <table:table-cell table:number-columns-repeated="16375" table:style-name="ce1"/>
        </table:table-row>
        <table:table-row table:style-name="ro14" table:visibility="collapse">
          <table:table-cell office:value-type="float" office:value="932" table:formula="of:=[.A2711]" table:style-name="ce17">
            <text:p>932</text:p>
          </table:table-cell>
          <table:table-cell table:style-name="ce19"/>
          <table:table-cell office:value-type="string" table:style-name="ce4">
            <text:p>BILLED</text:p>
          </table:table-cell>
          <table:table-cell office:value-type="float" office:value="0.44694444449851289" table:formula="of:=IF(AND([.F2712] &lt;&gt; &quot;&quot;;[.G2712] &lt;&gt; &quot;&quot;);([.G2712]-[.F2712])*24;&quot;---&quot;)" table:style-name="ce4">
            <text:p>0.447</text:p>
          </table:table-cell>
          <table:table-cell office:value-type="string" table:style-name="ce13">
            <text:p>IDtoApptionTargetProcess</text:p>
          </table:table-cell>
          <table:table-cell office:value-type="date" office:date-value="2025-09-11T12:00:21" table:style-name="ce14">
            <text:p>9/11/25 12:00 PM</text:p>
          </table:table-cell>
          <table:table-cell office:value-type="date" office:date-value="2025-09-11T12:27:10" table:style-name="ce14">
            <text:p>9/11/25 12:27 PM</text:p>
          </table:table-cell>
          <table:table-cell office:value-type="string" table:style-name="ce13">
            <text:p># deprovisioning work</text:p>
          </table:table-cell>
          <table:table-cell table:style-name="ce18"/>
          <table:table-cell table:number-columns-repeated="16375" table:style-name="ce1"/>
        </table:table-row>
        <table:table-row table:style-name="ro14" table:visibility="collapse">
          <table:table-cell office:value-type="float" office:value="932" table:formula="of:=[.A2712]" table:style-name="ce17">
            <text:p>932</text:p>
          </table:table-cell>
          <table:table-cell table:style-name="ce19"/>
          <table:table-cell office:value-type="string" table:style-name="ce4">
            <text:p>BILLED</text:p>
          </table:table-cell>
          <table:table-cell office:value-type="float" office:value="0.5472222221433185" table:formula="of:=IF(AND([.F2713] &lt;&gt; &quot;&quot;;[.G2713] &lt;&gt; &quot;&quot;);([.G2713]-[.F2713])*24;&quot;---&quot;)" table:style-name="ce4">
            <text:p>0.547</text:p>
          </table:table-cell>
          <table:table-cell office:value-type="string" table:style-name="ce21">
            <text:p>SailpointYatin</text:p>
          </table:table-cell>
          <table:table-cell office:value-type="date" office:date-value="2025-09-11T12:27:10" table:style-name="ce14">
            <text:p>9/11/25 12:27 PM</text:p>
          </table:table-cell>
          <table:table-cell office:value-type="date" office:date-value="2025-09-11T13:00:00" table:style-name="ce14">
            <text:p>9/11/25 01:00 PM</text:p>
          </table:table-cell>
          <table:table-cell office:value-type="string" table:style-name="ce13">
            <text:p>Worked with Yatin to resolve a dependency issue on the SailPoint IdMUnit connector.</text:p>
          </table:table-cell>
          <table:table-cell table:style-name="ce18"/>
          <table:table-cell table:number-columns-repeated="16375" table:style-name="ce1"/>
        </table:table-row>
        <table:table-row table:style-name="ro14" table:visibility="collapse">
          <table:table-cell office:value-type="float" office:value="932" table:formula="of:=[.A2713]" table:style-name="ce17">
            <text:p>932</text:p>
          </table:table-cell>
          <table:table-cell table:style-name="ce11"/>
          <table:table-cell office:value-type="string" table:style-name="ce4">
            <text:p>BILLED</text:p>
          </table:table-cell>
          <table:table-cell office:value-type="float" office:value="0.82500000006984919" table:formula="of:=IF(AND([.F2714] &lt;&gt; &quot;&quot;;[.G2714] &lt;&gt; &quot;&quot;);([.G2714]-[.F2714])*24;&quot;---&quot;)" table:style-name="ce4">
            <text:p>0.825</text:p>
          </table:table-cell>
          <table:table-cell office:value-type="string" table:style-name="ce21">
            <text:p>Support-Varshith</text:p>
          </table:table-cell>
          <table:table-cell office:value-type="date" office:date-value="2025-09-11T13:00:00" table:style-name="ce14">
            <text:p>9/11/25 01:00 PM</text:p>
          </table:table-cell>
          <table:table-cell office:value-type="date" office:date-value="2025-09-11T13:49:30" table:style-name="ce14">
            <text:p>9/11/25 01:49 PM</text:p>
          </table:table-cell>
          <table:table-cell office:value-type="string" table:style-name="ce13">
            <text:p>Worked on fixing JSP for adding a userprefix json field for Varshith. Worked on dependency problem with Yatin on Sailpoint.</text:p>
          </table:table-cell>
          <table:table-cell table:style-name="ce15"/>
          <table:table-cell table:number-columns-repeated="16375" table:style-name="ce1"/>
        </table:table-row>
        <table:table-row table:style-name="ro14" table:visibility="collapse">
          <table:table-cell office:value-type="float" office:value="932" table:formula="of:=[.A2714]" table:style-name="ce17">
            <text:p>932</text:p>
          </table:table-cell>
          <table:table-cell table:style-name="ce29"/>
          <table:table-cell office:value-type="string" table:style-name="ce4">
            <text:p>BILLED</text:p>
          </table:table-cell>
          <table:table-cell office:value-type="float" office:value="0.27166666660923511" table:formula="of:=IF(AND([.F2715] &lt;&gt; &quot;&quot;;[.G2715] &lt;&gt; &quot;&quot;);([.G2715]-[.F2715])*24;&quot;---&quot;)" table:style-name="ce4">
            <text:p>0.272</text:p>
          </table:table-cell>
          <table:table-cell office:value-type="string" table:style-name="ce21">
            <text:p>Support-Varshith</text:p>
          </table:table-cell>
          <table:table-cell office:value-type="date" office:date-value="2025-09-11T13:49:30" table:style-name="ce14">
            <text:p>9/11/25 01:49 PM</text:p>
          </table:table-cell>
          <table:table-cell office:value-type="date" office:date-value="2025-09-11T14:05:48" table:style-name="ce14">
            <text:p>9/11/25 02:05 PM</text:p>
          </table:table-cell>
          <table:table-cell office:value-type="string" table:style-name="ce13">
            <text:p># - my work alone to cleanup file</text:p>
          </table:table-cell>
          <table:table-cell table:style-name="ce18"/>
          <table:table-cell table:number-columns-repeated="16375" table:style-name="ce1"/>
        </table:table-row>
        <table:table-row table:style-name="ro14" table:visibility="collapse">
          <table:table-cell office:value-type="float" office:value="932" table:formula="of:=[.A2715]" table:style-name="ce17">
            <text:p>932</text:p>
          </table:table-cell>
          <table:table-cell table:style-name="ce19"/>
          <table:table-cell office:value-type="string" table:style-name="ce4">
            <text:p>BILLED</text:p>
          </table:table-cell>
          <table:table-cell office:value-type="float" office:value="0.57972222223179415" table:formula="of:=IF(AND([.F2716] &lt;&gt; &quot;&quot;;[.G2716] &lt;&gt; &quot;&quot;);([.G2716]-[.F2716])*24;&quot;---&quot;)" table:style-name="ce4">
            <text:p>0.580</text:p>
          </table:table-cell>
          <table:table-cell office:value-type="string" table:style-name="ce21">
            <text:p>Support-Yaton</text:p>
          </table:table-cell>
          <table:table-cell office:value-type="date" office:date-value="2025-09-11T14:05:48" table:style-name="ce14">
            <text:p>9/11/25 02:05 PM</text:p>
          </table:table-cell>
          <table:table-cell office:value-type="date" office:date-value="2025-09-11T14:40:35" table:style-name="ce14">
            <text:p>9/11/25 02:40 PM</text:p>
          </table:table-cell>
          <table:table-cell office:value-type="string" table:style-name="ce13">
            <text:p>#</text:p>
          </table:table-cell>
          <table:table-cell table:style-name="ce10"/>
          <table:table-cell table:number-columns-repeated="16375" table:style-name="ce1"/>
        </table:table-row>
        <table:table-row table:style-name="ro14" table:visibility="collapse">
          <table:table-cell office:value-type="float" office:value="932" table:formula="of:=[.A2716]" table:style-name="ce17">
            <text:p>932</text:p>
          </table:table-cell>
          <table:table-cell office:value-type="string" table:style-name="ce4">
            <text:p>329-350</text:p>
          </table:table-cell>
          <table:table-cell office:value-type="string" table:style-name="ce4">
            <text:p>BILLED</text:p>
          </table:table-cell>
          <table:table-cell office:value-type="float" office:value="1.1625000000349246" table:formula="of:=IF(AND([.F2717] &lt;&gt; &quot;&quot;;[.G2717] &lt;&gt; &quot;&quot;);([.G2717]-[.F2717])*24;&quot;---&quot;)" table:style-name="ce4">
            <text:p>1.163</text:p>
          </table:table-cell>
          <table:table-cell office:value-type="string" table:style-name="ce13">
            <text:p>IDtoApptionTargetProcess</text:p>
          </table:table-cell>
          <table:table-cell office:value-type="date" office:date-value="2025-09-11T14:40:35" table:style-name="ce14">
            <text:p>9/11/25 02:40 PM</text:p>
          </table:table-cell>
          <table:table-cell office:value-type="date" office:date-value="2025-09-11T15:50:20" table:style-name="ce14">
            <text:p>9/11/25 03:50 PM</text:p>
          </table:table-cell>
          <table:table-cell office:value-type="string" table:style-name="ce13">
            <text:p>#</text:p>
          </table:table-cell>
          <table:table-cell table:style-name="ce18"/>
          <table:table-cell table:number-columns-repeated="16375" table:style-name="ce1"/>
        </table:table-row>
        <table:table-row table:style-name="ro14" table:visibility="collapse">
          <table:table-cell office:value-type="float" office:value="932" table:formula="of:=[.A2717]" table:style-name="ce17">
            <text:p>932</text:p>
          </table:table-cell>
          <table:table-cell table:style-name="ce19"/>
          <table:table-cell office:value-type="string" table:style-name="ce4">
            <text:p>BILLED</text:p>
          </table:table-cell>
          <table:table-cell office:value-type="float" office:value="0.66111111111240461" table:formula="of:=IF(AND([.F2718] &lt;&gt; &quot;&quot;;[.G2718] &lt;&gt; &quot;&quot;);([.G2718]-[.F2718])*24;&quot;---&quot;)" table:style-name="ce4">
            <text:p>0.661</text:p>
          </table:table-cell>
          <table:table-cell office:value-type="string" table:style-name="ce21">
            <text:p>baes</text:p>
          </table:table-cell>
          <table:table-cell office:value-type="date" office:date-value="2025-09-11T15:50:20" table:style-name="ce14">
            <text:p>9/11/25 03:50 PM</text:p>
          </table:table-cell>
          <table:table-cell office:value-type="date" office:date-value="2025-09-11T16:30:00" table:style-name="ce14">
            <text:p>9/11/25 04:30 PM</text:p>
          </table:table-cell>
          <table:table-cell office:value-type="string" table:style-name="ce13">
            <text:p>Worked on resolving issues with the HRDS Feed test with Patrick Monkelban.</text:p>
          </table:table-cell>
          <table:table-cell table:style-name="ce18"/>
          <table:table-cell table:number-columns-repeated="16375" table:style-name="ce1"/>
        </table:table-row>
        <table:table-row table:style-name="ro14" table:visibility="collapse">
          <table:table-cell office:value-type="float" office:value="932" table:formula="of:=[.A2718]" table:style-name="ce17">
            <text:p>932</text:p>
          </table:table-cell>
          <table:table-cell table:style-name="ce19"/>
          <table:table-cell office:value-type="string" table:style-name="ce4">
            <text:p>BILLED</text:p>
          </table:table-cell>
          <table:table-cell office:value-type="float" office:value="0.47583333333022892" table:formula="of:=IF(AND([.F2719] &lt;&gt; &quot;&quot;;[.G2719] &lt;&gt; &quot;&quot;);([.G2719]-[.F2719])*24;&quot;---&quot;)" table:style-name="ce4">
            <text:p>0.476</text:p>
          </table:table-cell>
          <table:table-cell office:value-type="string" table:style-name="ce13">
            <text:p>IDtoApptionTargetProcess</text:p>
          </table:table-cell>
          <table:table-cell office:value-type="date" office:date-value="2025-09-11T16:30:00" table:style-name="ce14">
            <text:p>9/11/25 04:30 PM</text:p>
          </table:table-cell>
          <table:table-cell office:value-type="date" office:date-value="2025-09-11T16:58:33" table:style-name="ce14">
            <text:p>9/11/25 04:58 PM</text:p>
          </table:table-cell>
          <table:table-cell office:value-type="string" table:style-name="ce13">
            <text:p>#</text:p>
          </table:table-cell>
          <table:table-cell table:style-name="ce18"/>
          <table:table-cell table:number-columns-repeated="16375" table:style-name="ce1"/>
        </table:table-row>
        <table:table-row table:style-name="ro14" table:visibility="collapse">
          <table:table-cell office:value-type="float" office:value="932" table:formula="of:=[.A2719]" table:style-name="ce17">
            <text:p>932</text:p>
          </table:table-cell>
          <table:table-cell table:style-name="ce19"/>
          <table:table-cell table:style-name="ce4"/>
          <table:table-cell office:value-type="string" office:string-value="---" table:formula="of:=IF(AND([.F2720] &lt;&gt; &quot;&quot;;[.G2720] &lt;&gt; &quot;&quot;);([.G2720]-[.F2720])*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720]" table:style-name="ce17">
            <text:p>932</text:p>
          </table:table-cell>
          <table:table-cell table:style-name="ce19"/>
          <table:table-cell table:style-name="ce4"/>
          <table:table-cell office:value-type="string" office:string-value="---" table:formula="of:=IF(AND([.F2721] &lt;&gt; &quot;&quot;;[.G2721] &lt;&gt; &quot;&quot;);([.G2721]-[.F2721])*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721]" table:style-name="ce17">
            <text:p>932</text:p>
          </table:table-cell>
          <table:table-cell table:style-name="ce19"/>
          <table:table-cell table:style-name="ce4"/>
          <table:table-cell office:value-type="string" office:string-value="---" table:formula="of:=IF(AND([.F2722] &lt;&gt; &quot;&quot;;[.G2722] &lt;&gt; &quot;&quot;);([.G2722]-[.F2722])*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722]" table:style-name="ce17">
            <text:p>932</text:p>
          </table:table-cell>
          <table:table-cell table:style-name="ce19"/>
          <table:table-cell table:style-name="ce4"/>
          <table:table-cell office:value-type="string" office:string-value="---" table:formula="of:=IF(AND([.F2723] &lt;&gt; &quot;&quot;;[.G2723] &lt;&gt; &quot;&quot;);([.G2723]-[.F2723])*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723]" table:style-name="ce17">
            <text:p>932</text:p>
          </table:table-cell>
          <table:table-cell table:style-name="ce19"/>
          <table:table-cell table:style-name="ce4"/>
          <table:table-cell office:value-type="string" office:string-value="---" table:formula="of:=IF(AND([.F2724] &lt;&gt; &quot;&quot;;[.G2724] &lt;&gt; &quot;&quot;);([.G2724]-[.F2724])*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724]" table:style-name="ce17">
            <text:p>932</text:p>
          </table:table-cell>
          <table:table-cell table:style-name="ce19"/>
          <table:table-cell table:style-name="ce4"/>
          <table:table-cell office:value-type="string" office:string-value="---" table:formula="of:=IF(AND([.F2725] &lt;&gt; &quot;&quot;;[.G2725] &lt;&gt; &quot;&quot;);([.G2725]-[.F272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725]" table:style-name="ce17">
            <text:p>932</text:p>
          </table:table-cell>
          <table:table-cell office:value-type="float" office:value="9.25" table:formula="of:=COM.MICROSOFT.CEILING([.C2726];0.25)" table:style-name="ce19">
            <text:p>9.250</text:p>
          </table:table-cell>
          <table:table-cell office:value-type="float" office:value="9.0341666666208766" table:formula="of:=SUM([.D2726:.D2754])" table:style-name="ce4">
            <text:p>9.034</text:p>
          </table:table-cell>
          <table:table-cell office:value-type="string" office:string-value="---" table:formula="of:=IF(AND([.F2726] &lt;&gt; &quot;&quot;;[.G2726] &lt;&gt; &quot;&quot;);([.G2726]-[.F2726])*24;&quot;---&quot;)" table:style-name="ce4">
            <text:p>---</text:p>
          </table:table-cell>
          <table:table-cell office:value-type="date" office:date-value="2025-09-12T00:00:00" table:style-name="ce20">
            <text:p>12-Sep</text:p>
          </table:table-cell>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726]" table:style-name="ce17">
            <text:p>932</text:p>
          </table:table-cell>
          <table:table-cell table:style-name="ce19"/>
          <table:table-cell office:value-type="string" table:style-name="ce4">
            <text:p>BILLED</text:p>
          </table:table-cell>
          <table:table-cell office:value-type="float" office:value="0.79750000010244548" table:formula="of:=IF(AND([.F2727] &lt;&gt; &quot;&quot;;[.G2727] &lt;&gt; &quot;&quot;);([.G2727]-[.F2727])*24;&quot;---&quot;)" table:style-name="ce4">
            <text:p>0.798</text:p>
          </table:table-cell>
          <table:table-cell office:value-type="string" table:style-name="ce13">
            <text:p>IDToApptioTargetProcess</text:p>
          </table:table-cell>
          <table:table-cell office:value-type="date" office:date-value="2025-09-12T07:41:09" table:style-name="ce14">
            <text:p>9/12/25 07:41 AM</text:p>
          </table:table-cell>
          <table:table-cell office:value-type="date" office:date-value="2025-09-12T08:29:00" table:style-name="ce14">
            <text:p>9/12/25 08:29 AM</text:p>
          </table:table-cell>
          <table:table-cell office:value-type="string" table:style-name="ce13">
            <text:p>Worked on documentation and deprovision use cases for the IDtoApptioTargetProcess driver. Worked on plans for the initial migration.</text:p>
          </table:table-cell>
          <table:table-cell table:style-name="ce18"/>
          <table:table-cell table:number-columns-repeated="16375" table:style-name="ce1"/>
        </table:table-row>
        <table:table-row table:style-name="ro14" table:visibility="collapse">
          <table:table-cell office:value-type="float" office:value="932" table:formula="of:=[.A2727]" table:style-name="ce17">
            <text:p>932</text:p>
          </table:table-cell>
          <table:table-cell table:style-name="ce19"/>
          <table:table-cell office:value-type="string" table:style-name="ce4">
            <text:p>BILLED</text:p>
          </table:table-cell>
          <table:table-cell office:value-type="float" office:value="0.26666666666278616" table:formula="of:=IF(AND([.F2728] &lt;&gt; &quot;&quot;;[.G2728] &lt;&gt; &quot;&quot;);([.G2728]-[.F2728])*24;&quot;---&quot;)" table:style-name="ce4">
            <text:p>0.267</text:p>
          </table:table-cell>
          <table:table-cell office:value-type="string" table:style-name="ce13">
            <text:p>mtg-Daily</text:p>
          </table:table-cell>
          <table:table-cell office:value-type="date" office:date-value="2025-09-12T08:29:00" table:style-name="ce14">
            <text:p>9/12/25 08:29 AM</text:p>
          </table:table-cell>
          <table:table-cell office:value-type="date" office:date-value="2025-09-12T08:45:00" table:style-name="ce14">
            <text:p>9/12/25 08:45 AM</text:p>
          </table:table-cell>
          <table:table-cell office:value-type="string" table:style-name="ce13">
            <text:p>Daily meetings with the team.</text:p>
          </table:table-cell>
          <table:table-cell table:style-name="ce18"/>
          <table:table-cell table:number-columns-repeated="16375" table:style-name="ce1"/>
        </table:table-row>
        <table:table-row table:style-name="ro14" table:visibility="collapse">
          <table:table-cell office:value-type="float" office:value="932" table:formula="of:=[.A2728]" table:style-name="ce17">
            <text:p>932</text:p>
          </table:table-cell>
          <table:table-cell table:style-name="ce19"/>
          <table:table-cell office:value-type="string" table:style-name="ce4">
            <text:p>BILLED</text:p>
          </table:table-cell>
          <table:table-cell office:value-type="float" office:value="0.16666666668606922" table:formula="of:=IF(AND([.F2729] &lt;&gt; &quot;&quot;;[.G2729] &lt;&gt; &quot;&quot;);([.G2729]-[.F2729])*24;&quot;---&quot;)" table:style-name="ce4">
            <text:p>0.167</text:p>
          </table:table-cell>
          <table:table-cell office:value-type="string" table:style-name="ce13">
            <text:p>IDToApptioTargetProcess</text:p>
          </table:table-cell>
          <table:table-cell office:value-type="date" office:date-value="2025-09-12T08:45:00" table:style-name="ce14">
            <text:p>9/12/25 08:45 AM</text:p>
          </table:table-cell>
          <table:table-cell office:value-type="date" office:date-value="2025-09-12T08:55:00" table:style-name="ce14">
            <text:p>9/12/25 08:55 AM</text:p>
          </table:table-cell>
          <table:table-cell office:value-type="string" table:style-name="ce13">
            <text:p>#</text:p>
          </table:table-cell>
          <table:table-cell table:style-name="ce18"/>
          <table:table-cell table:number-columns-repeated="16375" table:style-name="ce1"/>
        </table:table-row>
        <table:table-row table:style-name="ro14" table:visibility="collapse">
          <table:table-cell office:value-type="float" office:value="932" table:formula="of:=[.A2729]" table:style-name="ce17">
            <text:p>932</text:p>
          </table:table-cell>
          <table:table-cell table:style-name="ce11"/>
          <table:table-cell office:value-type="string" table:style-name="ce4">
            <text:p>BILLED</text:p>
          </table:table-cell>
          <table:table-cell office:value-type="float" office:value="0.99472222215263173" table:formula="of:=IF(AND([.F2730] &lt;&gt; &quot;&quot;;[.G2730] &lt;&gt; &quot;&quot;);([.G2730]-[.F2730])*24;&quot;---&quot;)" table:style-name="ce4">
            <text:p>0.995</text:p>
          </table:table-cell>
          <table:table-cell office:value-type="string" table:style-name="ce21">
            <text:p>Sprt-IDtoDocker</text:p>
          </table:table-cell>
          <table:table-cell office:value-type="date" office:date-value="2025-09-12T08:55:00" table:style-name="ce14">
            <text:p>9/12/25 08:55 AM</text:p>
          </table:table-cell>
          <table:table-cell office:value-type="date" office:date-value="2025-09-12T09:54:41" table:style-name="ce14">
            <text:p>9/12/25 09:54 AM</text:p>
          </table:table-cell>
          <table:table-cell office:value-type="string" table:style-name="ce13">
            <text:p>Worked with Varshith to complete a JSP to add a field to the API payload response for IDtoDocker. Worked to assist Nirosha with fixing an IDtoSumTotal Git issue.</text:p>
          </table:table-cell>
          <table:table-cell table:style-name="ce15"/>
          <table:table-cell table:number-columns-repeated="16375" table:style-name="ce1"/>
        </table:table-row>
        <table:table-row table:style-name="ro14" table:visibility="collapse">
          <table:table-cell office:value-type="float" office:value="932" table:formula="of:=[.A2730]" table:style-name="ce17">
            <text:p>932</text:p>
          </table:table-cell>
          <table:table-cell table:style-name="ce11"/>
          <table:table-cell office:value-type="string" table:style-name="ce4">
            <text:p>BILLED</text:p>
          </table:table-cell>
          <table:table-cell office:value-type="float" office:value="0.42722222220618278" table:formula="of:=IF(AND([.F2731] &lt;&gt; &quot;&quot;;[.G2731] &lt;&gt; &quot;&quot;);([.G2731]-[.F2731])*24;&quot;---&quot;)" table:style-name="ce4">
            <text:p>0.427</text:p>
          </table:table-cell>
          <table:table-cell office:value-type="string" table:style-name="ce13">
            <text:p>IDToApptioTargetProcess</text:p>
          </table:table-cell>
          <table:table-cell office:value-type="date" office:date-value="2025-09-12T09:54:41" table:style-name="ce14">
            <text:p>9/12/25 09:54 AM</text:p>
          </table:table-cell>
          <table:table-cell office:value-type="date" office:date-value="2025-09-12T10:20:19" table:style-name="ce14">
            <text:p>9/12/25 10:20 AM</text:p>
          </table:table-cell>
          <table:table-cell office:value-type="string" table:style-name="ce13">
            <text:p># pasing all tests</text:p>
          </table:table-cell>
          <table:table-cell table:style-name="ce15"/>
          <table:table-cell table:number-columns-repeated="16375" table:style-name="ce1"/>
        </table:table-row>
        <table:table-row table:style-name="ro14" table:visibility="collapse">
          <table:table-cell office:value-type="float" office:value="932" table:formula="of:=[.A2731]" table:style-name="ce17">
            <text:p>932</text:p>
          </table:table-cell>
          <table:table-cell office:value-type="string" table:style-name="ce11">
            <text:p>walk</text:p>
          </table:table-cell>
          <table:table-cell office:value-type="string" table:style-name="ce4">
            <text:p>BILLED</text:p>
          </table:table-cell>
          <table:table-cell office:value-type="float" office:value="0.77777777781011537" table:formula="of:=IF(AND([.F2732] &lt;&gt; &quot;&quot;;[.G2732] &lt;&gt; &quot;&quot;);([.G2732]-[.F2732])*24;&quot;---&quot;)" table:style-name="ce4">
            <text:p>0.778</text:p>
          </table:table-cell>
          <table:table-cell office:value-type="string" table:style-name="ce13">
            <text:p>IDToApptioTargetProcess</text:p>
          </table:table-cell>
          <table:table-cell office:value-type="date" office:date-value="2025-09-12T10:20:19" table:style-name="ce14">
            <text:p>9/12/25 10:20 AM</text:p>
          </table:table-cell>
          <table:table-cell office:value-type="date" office:date-value="2025-09-12T11:06:59" table:style-name="ce14">
            <text:p>9/12/25 11:06 AM</text:p>
          </table:table-cell>
          <table:table-cell office:value-type="string" table:style-name="ce13">
            <text:p># pasing all tests</text:p>
          </table:table-cell>
          <table:table-cell table:style-name="ce15"/>
          <table:table-cell table:number-columns-repeated="16375" table:style-name="ce1"/>
        </table:table-row>
        <table:table-row table:style-name="ro14" table:visibility="collapse">
          <table:table-cell office:value-type="float" office:value="932" table:formula="of:=[.A2732]" table:style-name="ce17">
            <text:p>932</text:p>
          </table:table-cell>
          <table:table-cell table:style-name="ce11"/>
          <table:table-cell office:value-type="string" table:style-name="ce4">
            <text:p>BILLED</text:p>
          </table:table-cell>
          <table:table-cell office:value-type="float" office:value="0.70277777774026617" table:formula="of:=IF(AND([.F2733] &lt;&gt; &quot;&quot;;[.G2733] &lt;&gt; &quot;&quot;);([.G2733]-[.F2733])*24;&quot;---&quot;)" table:style-name="ce4">
            <text:p>0.703</text:p>
          </table:table-cell>
          <table:table-cell office:value-type="string" table:style-name="ce13">
            <text:p>IDToApptioTargetProcess</text:p>
          </table:table-cell>
          <table:table-cell office:value-type="date" office:date-value="2025-09-12T11:06:59" table:style-name="ce14">
            <text:p>9/12/25 11:06 AM</text:p>
          </table:table-cell>
          <table:table-cell office:value-type="date" office:date-value="2025-09-12T11:49:09" table:style-name="ce14">
            <text:p>9/12/25 11:49 AM</text:p>
          </table:table-cell>
          <table:table-cell office:value-type="string" table:style-name="ce13">
            <text:p>#editorconfig work</text:p>
          </table:table-cell>
          <table:table-cell table:style-name="ce15"/>
          <table:table-cell table:number-columns-repeated="16375" table:style-name="ce1"/>
        </table:table-row>
        <table:table-row table:style-name="ro14" table:visibility="collapse">
          <table:table-cell office:value-type="float" office:value="932" table:formula="of:=[.A2733]" table:style-name="ce17">
            <text:p>932</text:p>
          </table:table-cell>
          <table:table-cell table:style-name="ce19"/>
          <table:table-cell office:value-type="string" table:style-name="ce4">
            <text:p>BILLED</text:p>
          </table:table-cell>
          <table:table-cell office:value-type="float" office:value="0.39277777774259448" table:formula="of:=IF(AND([.F2734] &lt;&gt; &quot;&quot;;[.G2734] &lt;&gt; &quot;&quot;);([.G2734]-[.F2734])*24;&quot;---&quot;)" table:style-name="ce4">
            <text:p>0.393</text:p>
          </table:table-cell>
          <table:table-cell office:value-type="string" table:style-name="ce21">
            <text:p>IDToDocuware</text:p>
          </table:table-cell>
          <table:table-cell office:value-type="date" office:date-value="2025-09-12T11:49:09" table:style-name="ce14">
            <text:p>9/12/25 11:49 AM</text:p>
          </table:table-cell>
          <table:table-cell office:value-type="date" office:date-value="2025-09-12T12:12:43" table:style-name="ce14">
            <text:p>9/12/25 12:12 PM</text:p>
          </table:table-cell>
          <table:table-cell office:value-type="string" table:style-name="ce13">
            <text:p>Worked on checking data truncation error in IDtoDocuware. Worked on transferring work to Nirosha.</text:p>
          </table:table-cell>
          <table:table-cell table:style-name="ce18"/>
          <table:table-cell table:number-columns-repeated="16375" table:style-name="ce1"/>
        </table:table-row>
        <table:table-row table:style-name="ro14" table:visibility="collapse">
          <table:table-cell office:value-type="float" office:value="932" table:formula="of:=[.A2734]" table:style-name="ce17">
            <text:p>932</text:p>
          </table:table-cell>
          <table:table-cell table:style-name="ce4"/>
          <table:table-cell office:value-type="string" table:style-name="ce4">
            <text:p>BILLED</text:p>
          </table:table-cell>
          <table:table-cell office:value-type="float" office:value="0.18250000005355105" table:formula="of:=IF(AND([.F2735] &lt;&gt; &quot;&quot;;[.G2735] &lt;&gt; &quot;&quot;);([.G2735]-[.F2735])*24;&quot;---&quot;)" table:style-name="ce4">
            <text:p>0.183</text:p>
          </table:table-cell>
          <table:table-cell office:value-type="string" table:style-name="ce13">
            <text:p>IDToApptioTargetProcess</text:p>
          </table:table-cell>
          <table:table-cell office:value-type="date" office:date-value="2025-09-12T12:12:43" table:style-name="ce14">
            <text:p>9/12/25 12:12 PM</text:p>
          </table:table-cell>
          <table:table-cell office:value-type="date" office:date-value="2025-09-12T12:23:40" table:style-name="ce14">
            <text:p>9/12/25 12:23 PM</text:p>
          </table:table-cell>
          <table:table-cell office:value-type="string" table:style-name="ce13">
            <text:p>#editorconfig, and last deprovision test</text:p>
          </table:table-cell>
          <table:table-cell table:style-name="ce18"/>
          <table:table-cell table:number-columns-repeated="16375" table:style-name="ce1"/>
        </table:table-row>
        <table:table-row table:style-name="ro14" table:visibility="collapse">
          <table:table-cell office:value-type="float" office:value="932" table:formula="of:=[.A2735]" table:style-name="ce17">
            <text:p>932</text:p>
          </table:table-cell>
          <table:table-cell office:value-type="string" table:style-name="ce4">
            <text:p>walk</text:p>
          </table:table-cell>
          <table:table-cell office:value-type="string" table:style-name="ce4">
            <text:p>BILLED</text:p>
          </table:table-cell>
          <table:table-cell office:value-type="float" office:value="0.43722222227370366" table:formula="of:=IF(AND([.F2736] &lt;&gt; &quot;&quot;;[.G2736] &lt;&gt; &quot;&quot;);([.G2736]-[.F2736])*24;&quot;---&quot;)" table:style-name="ce4">
            <text:p>0.437</text:p>
          </table:table-cell>
          <table:table-cell office:value-type="string" table:style-name="ce13">
            <text:p>Sailpointconnector</text:p>
          </table:table-cell>
          <table:table-cell office:value-type="date" office:date-value="2025-09-12T12:23:40" table:style-name="ce14">
            <text:p>9/12/25 12:23 PM</text:p>
          </table:table-cell>
          <table:table-cell office:value-type="date" office:date-value="2025-09-12T12:49:54" table:style-name="ce14">
            <text:p>9/12/25 12:49 PM</text:p>
          </table:table-cell>
          <table:table-cell office:value-type="string" table:style-name="ce13">
            <text:p>Worked to test the SailPoint IdmUnit connector with Yatin.</text:p>
          </table:table-cell>
          <table:table-cell office:value-type="string" table:style-name="ce18">
            <text:p>He's built a connector, but doesn't seem to want to test it . .I'm trying to see how much more work needs to be done on it, and who is going to do it, if not me.</text:p>
          </table:table-cell>
          <table:table-cell table:number-columns-repeated="16375" table:style-name="ce1"/>
        </table:table-row>
        <table:table-row table:style-name="ro14" table:visibility="collapse">
          <table:table-cell office:value-type="float" office:value="932" table:formula="of:=[.A2736]" table:style-name="ce17">
            <text:p>932</text:p>
          </table:table-cell>
          <table:table-cell table:style-name="ce19"/>
          <table:table-cell office:value-type="string" table:style-name="ce4">
            <text:p>BILLED</text:p>
          </table:table-cell>
          <table:table-cell office:value-type="float" office:value="0.91027777770068496" table:formula="of:=IF(AND([.F2737] &lt;&gt; &quot;&quot;;[.G2737] &lt;&gt; &quot;&quot;);([.G2737]-[.F2737])*24;&quot;---&quot;)" table:style-name="ce4">
            <text:p>0.910</text:p>
          </table:table-cell>
          <table:table-cell office:value-type="string" table:style-name="ce21">
            <text:p>IDToDocuware</text:p>
          </table:table-cell>
          <table:table-cell office:value-type="date" office:date-value="2025-09-12T12:49:54" table:style-name="ce14">
            <text:p>9/12/25 12:49 PM</text:p>
          </table:table-cell>
          <table:table-cell office:value-type="date" office:date-value="2025-09-12T13:44:31" table:style-name="ce14">
            <text:p>9/12/25 01:44 PM</text:p>
          </table:table-cell>
          <table:table-cell office:value-type="string" table:style-name="ce39">
            <text:p># taking table def from Nauveen, and seeing what happened in QA.</text:p>
          </table:table-cell>
          <table:table-cell table:style-name="ce18"/>
          <table:table-cell table:number-columns-repeated="16375" table:style-name="ce1"/>
        </table:table-row>
        <table:table-row table:style-name="ro14" table:visibility="collapse">
          <table:table-cell office:value-type="float" office:value="932" table:formula="of:=[.A2737]" table:style-name="ce17">
            <text:p>932</text:p>
          </table:table-cell>
          <table:table-cell table:style-name="ce19"/>
          <table:table-cell office:value-type="string" table:style-name="ce4">
            <text:p>BILLED</text:p>
          </table:table-cell>
          <table:table-cell office:value-type="float" office:value="0.84138888894813135" table:formula="of:=IF(AND([.F2738] &lt;&gt; &quot;&quot;;[.G2738] &lt;&gt; &quot;&quot;);([.G2738]-[.F2738])*24;&quot;---&quot;)" table:style-name="ce4">
            <text:p>0.841</text:p>
          </table:table-cell>
          <table:table-cell office:value-type="string" table:style-name="ce13">
            <text:p>IDToApptioTargetProcess</text:p>
          </table:table-cell>
          <table:table-cell office:value-type="date" office:date-value="2025-09-12T13:44:31" table:style-name="ce14">
            <text:p>9/12/25 01:44 PM</text:p>
          </table:table-cell>
          <table:table-cell office:value-type="date" office:date-value="2025-09-12T14:35:00" table:style-name="ce14">
            <text:p>9/12/25 02:35 PM</text:p>
          </table:table-cell>
          <table:table-cell office:value-type="string" table:style-name="ce13">
            <text:p>#documenting last few use cases, schema table, then back to deprov/sync</text:p>
          </table:table-cell>
          <table:table-cell table:style-name="ce18"/>
          <table:table-cell table:number-columns-repeated="16375" table:style-name="ce1"/>
        </table:table-row>
        <table:table-row table:style-name="ro14" table:visibility="collapse">
          <table:table-cell office:value-type="float" office:value="932" table:formula="of:=[.A2738]" table:style-name="ce17">
            <text:p>932</text:p>
          </table:table-cell>
          <table:table-cell table:style-name="ce19"/>
          <table:table-cell office:value-type="string" table:style-name="ce4">
            <text:p>BILLED</text:p>
          </table:table-cell>
          <table:table-cell office:value-type="float" office:value="0.13444444444030523" table:formula="of:=IF(AND([.F2739] &lt;&gt; &quot;&quot;;[.G2739] &lt;&gt; &quot;&quot;);([.G2739]-[.F2739])*24;&quot;---&quot;)" table:style-name="ce4">
            <text:p>0.134</text:p>
          </table:table-cell>
          <table:table-cell office:value-type="string" table:style-name="ce21">
            <text:p>IDtoSprinkler</text:p>
          </table:table-cell>
          <table:table-cell office:value-type="date" office:date-value="2025-09-12T14:35:00" table:style-name="ce14">
            <text:p>9/12/25 02:35 PM</text:p>
          </table:table-cell>
          <table:table-cell office:value-type="date" office:date-value="2025-09-12T14:43:04" table:style-name="ce14">
            <text:p>9/12/25 02:43 PM</text:p>
          </table:table-cell>
          <table:table-cell office:value-type="string" table:style-name="ce13">
            <text:p>Worked on identifying perpetrator logging in Sprinklr to help with the IDtoSprinklr driver issue resolution.</text:p>
          </table:table-cell>
          <table:table-cell office:value-type="string" table:style-name="ce18">
            <text:p>It looks like we don't get the information we need about who made changes; we're asking the app owners if they want to submit a feature request; this is a big hole in functionality, and is causing problems.</text:p>
          </table:table-cell>
          <table:table-cell table:number-columns-repeated="16375" table:style-name="ce1"/>
        </table:table-row>
        <table:table-row table:style-name="ro14" table:visibility="collapse">
          <table:table-cell office:value-type="float" office:value="932" table:formula="of:=[.A2739]" table:style-name="ce17">
            <text:p>932</text:p>
          </table:table-cell>
          <table:table-cell table:style-name="ce19"/>
          <table:table-cell office:value-type="string" table:style-name="ce4">
            <text:p>BILLED</text:p>
          </table:table-cell>
          <table:table-cell office:value-type="float" office:value="0.66555555554805323" table:formula="of:=IF(AND([.F2740] &lt;&gt; &quot;&quot;;[.G2740] &lt;&gt; &quot;&quot;);([.G2740]-[.F2740])*24;&quot;---&quot;)" table:style-name="ce4">
            <text:p>0.666</text:p>
          </table:table-cell>
          <table:table-cell office:value-type="string" table:style-name="ce13">
            <text:p>IDToApptioTargetProcess</text:p>
          </table:table-cell>
          <table:table-cell office:value-type="date" office:date-value="2025-09-12T14:43:04" table:style-name="ce14">
            <text:p>9/12/25 02:43 PM</text:p>
          </table:table-cell>
          <table:table-cell office:value-type="date" office:date-value="2025-09-12T15:23:00" table:style-name="ce14">
            <text:p>9/12/25 03:23 PM</text:p>
          </table:table-cell>
          <table:table-cell office:value-type="string" table:style-name="ce10">
            <text:p>#documenting mapping table</text:p>
          </table:table-cell>
          <table:table-cell table:style-name="ce18"/>
          <table:table-cell table:number-columns-repeated="16375" table:style-name="ce1"/>
        </table:table-row>
        <table:table-row table:style-name="ro14" table:visibility="collapse">
          <table:table-cell office:value-type="float" office:value="932" table:formula="of:=[.A2740]" table:style-name="ce17">
            <text:p>932</text:p>
          </table:table-cell>
          <table:table-cell table:style-name="ce19"/>
          <table:table-cell office:value-type="string" table:style-name="ce4">
            <text:p>BILLED</text:p>
          </table:table-cell>
          <table:table-cell office:value-type="float" office:value="0.80888888885965571" table:formula="of:=IF(AND([.F2741] &lt;&gt; &quot;&quot;;[.G2741] &lt;&gt; &quot;&quot;);([.G2741]-[.F2741])*24;&quot;---&quot;)" table:style-name="ce4">
            <text:p>0.809</text:p>
          </table:table-cell>
          <table:table-cell office:value-type="string" table:style-name="ce13">
            <text:p>IDtoDocuware</text:p>
          </table:table-cell>
          <table:table-cell office:value-type="date" office:date-value="2025-09-12T15:23:00" table:style-name="ce14">
            <text:p>9/12/25 03:23 PM</text:p>
          </table:table-cell>
          <table:table-cell office:value-type="date" office:date-value="2025-09-12T16:11:32" table:style-name="ce14">
            <text:p>9/12/25 04:11 PM</text:p>
          </table:table-cell>
          <table:table-cell office:value-type="string" table:style-name="ce10">
            <text:p>Worked on discussing the state of IDtoDocuware with Nirosha.</text:p>
          </table:table-cell>
          <table:table-cell table:style-name="ce18"/>
          <table:table-cell table:number-columns-repeated="16375" table:style-name="ce1"/>
        </table:table-row>
        <table:table-row table:style-name="ro14" table:visibility="collapse">
          <table:table-cell office:value-type="float" office:value="932" table:formula="of:=[.A2741]" table:style-name="ce17">
            <text:p>932</text:p>
          </table:table-cell>
          <table:table-cell table:style-name="ce19"/>
          <table:table-cell office:value-type="string" table:style-name="ce4">
            <text:p>BILLED</text:p>
          </table:table-cell>
          <table:table-cell office:value-type="float" office:value="0.23833333334187046" table:formula="of:=IF(AND([.F2742] &lt;&gt; &quot;&quot;;[.G2742] &lt;&gt; &quot;&quot;);([.G2742]-[.F2742])*24;&quot;---&quot;)" table:style-name="ce4">
            <text:p>0.238</text:p>
          </table:table-cell>
          <table:table-cell office:value-type="string" table:style-name="ce13">
            <text:p>IDToApptioTargetProcess</text:p>
          </table:table-cell>
          <table:table-cell office:value-type="date" office:date-value="2025-09-12T16:11:32" table:style-name="ce14">
            <text:p>9/12/25 04:11 PM</text:p>
          </table:table-cell>
          <table:table-cell office:value-type="date" office:date-value="2025-09-12T16:25:50" table:style-name="ce14">
            <text:p>9/12/25 04:25 PM</text:p>
          </table:table-cell>
          <table:table-cell table:style-name="ce13"/>
          <table:table-cell table:style-name="ce18"/>
          <table:table-cell table:number-columns-repeated="16375" table:style-name="ce1"/>
        </table:table-row>
        <table:table-row table:style-name="ro14" table:visibility="collapse">
          <table:table-cell office:value-type="float" office:value="932" table:formula="of:=[.A2742]" table:style-name="ce17">
            <text:p>932</text:p>
          </table:table-cell>
          <table:table-cell table:style-name="ce4"/>
          <table:table-cell office:value-type="string" table:style-name="ce4">
            <text:p>BILLED</text:p>
          </table:table-cell>
          <table:table-cell office:value-type="float" office:value="0.28944444435182959" table:formula="of:=IF(AND([.F2743] &lt;&gt; &quot;&quot;;[.G2743] &lt;&gt; &quot;&quot;);([.G2743]-[.F2743])*24;&quot;---&quot;)" table:style-name="ce4">
            <text:p>0.289</text:p>
          </table:table-cell>
          <table:table-cell office:value-type="string" table:style-name="ce34">
            <text:p>Sprt-IDtoSummTotal</text:p>
          </table:table-cell>
          <table:table-cell office:value-type="date" office:date-value="2025-09-12T16:25:50" table:style-name="ce14">
            <text:p>9/12/25 04:25 PM</text:p>
          </table:table-cell>
          <table:table-cell office:value-type="date" office:date-value="2025-09-12T16:43:12" table:style-name="ce14">
            <text:p>9/12/25 04:43 PM</text:p>
          </table:table-cell>
          <table:table-cell office:value-type="string" table:style-name="ce13">
            <text:p>#nirsoha: sumtotal: git</text:p>
          </table:table-cell>
          <table:table-cell table:style-name="ce18"/>
          <table:table-cell table:number-columns-repeated="16375" table:style-name="ce1"/>
        </table:table-row>
        <table:table-row table:style-name="ro14" table:visibility="collapse">
          <table:table-cell office:value-type="float" office:value="932" table:formula="of:=[.A2743]" table:style-name="ce17">
            <text:p>932</text:p>
          </table:table-cell>
          <table:table-cell table:style-name="ce19"/>
          <table:table-cell table:style-name="ce4"/>
          <table:table-cell office:value-type="string" office:string-value="---" table:formula="of:=IF(AND([.F2744] &lt;&gt; &quot;&quot;;[.G2744] &lt;&gt; &quot;&quot;);([.G2744]-[.F2744])*24;&quot;---&quot;)" table:style-name="ce4">
            <text:p>---</text:p>
          </table:table-cell>
          <table:table-cell table:style-name="ce13"/>
          <table:table-cell table:number-columns-repeated="2" table:style-name="ce14"/>
          <table:table-cell table:style-name="ce13"/>
          <table:table-cell table:style-name="ce14"/>
          <table:table-cell table:number-columns-repeated="16375" table:style-name="ce1"/>
        </table:table-row>
        <table:table-row table:style-name="ro14" table:visibility="collapse">
          <table:table-cell office:value-type="float" office:value="932" table:formula="of:=[.A2743]" table:style-name="ce17">
            <text:p>932</text:p>
          </table:table-cell>
          <table:table-cell table:style-name="ce19"/>
          <table:table-cell table:style-name="ce4"/>
          <table:table-cell office:value-type="string" office:string-value="---" table:formula="of:=IF(AND([.F2745] &lt;&gt; &quot;&quot;;[.G2745] &lt;&gt; &quot;&quot;);([.G2745]-[.F2745])*24;&quot;---&quot;)" table:style-name="ce4">
            <text:p>---</text:p>
          </table:table-cell>
          <table:table-cell table:style-name="ce34"/>
          <table:table-cell table:style-name="ce24"/>
          <table:table-cell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744]" table:style-name="ce17">
            <text:p>932</text:p>
          </table:table-cell>
          <table:table-cell table:style-name="ce19"/>
          <table:table-cell table:style-name="ce4"/>
          <table:table-cell office:value-type="string" office:string-value="---" table:formula="of:=IF(AND([.F2746] &lt;&gt; &quot;&quot;;[.G2746] &lt;&gt; &quot;&quot;);([.G2746]-[.F2746])*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745]" table:style-name="ce17">
            <text:p>932</text:p>
          </table:table-cell>
          <table:table-cell table:style-name="ce19"/>
          <table:table-cell table:style-name="ce4"/>
          <table:table-cell office:value-type="string" office:string-value="---" table:formula="of:=IF(AND([.F2747] &lt;&gt; &quot;&quot;;[.G2747] &lt;&gt; &quot;&quot;);([.G2747]-[.F2747])*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746]" table:style-name="ce17">
            <text:p>932</text:p>
          </table:table-cell>
          <table:table-cell table:style-name="ce19"/>
          <table:table-cell table:style-name="ce4"/>
          <table:table-cell office:value-type="string" office:string-value="---" table:formula="of:=IF(AND([.F2748] &lt;&gt; &quot;&quot;;[.G2748] &lt;&gt; &quot;&quot;);([.G2748]-[.F2748])*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747]" table:style-name="ce17">
            <text:p>932</text:p>
          </table:table-cell>
          <table:table-cell table:style-name="ce19"/>
          <table:table-cell table:style-name="ce4"/>
          <table:table-cell office:value-type="string" office:string-value="---" table:formula="of:=IF(AND([.F2749] &lt;&gt; &quot;&quot;;[.G2749] &lt;&gt; &quot;&quot;);([.G2749]-[.F2749])*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748]" table:style-name="ce17">
            <text:p>932</text:p>
          </table:table-cell>
          <table:table-cell table:style-name="ce19"/>
          <table:table-cell table:style-name="ce4"/>
          <table:table-cell office:value-type="string" office:string-value="---" table:formula="of:=IF(AND([.F2750] &lt;&gt; &quot;&quot;;[.G2750] &lt;&gt; &quot;&quot;);([.G2750]-[.F2750])*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749]" table:style-name="ce17">
            <text:p>932</text:p>
          </table:table-cell>
          <table:table-cell table:style-name="ce19"/>
          <table:table-cell table:style-name="ce4"/>
          <table:table-cell office:value-type="string" office:string-value="---" table:formula="of:=IF(AND([.F2751] &lt;&gt; &quot;&quot;;[.G2751] &lt;&gt; &quot;&quot;);([.G2751]-[.F2751])*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750]" table:style-name="ce17">
            <text:p>932</text:p>
          </table:table-cell>
          <table:table-cell table:style-name="ce19"/>
          <table:table-cell table:style-name="ce4"/>
          <table:table-cell office:value-type="string" office:string-value="---" table:formula="of:=IF(AND([.F2752] &lt;&gt; &quot;&quot;;[.G2752] &lt;&gt; &quot;&quot;);([.G2752]-[.F2752])*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751]" table:style-name="ce17">
            <text:p>932</text:p>
          </table:table-cell>
          <table:table-cell table:style-name="ce19"/>
          <table:table-cell table:style-name="ce4"/>
          <table:table-cell office:value-type="string" office:string-value="---" table:formula="of:=IF(AND([.F2753] &lt;&gt; &quot;&quot;;[.G2753] &lt;&gt; &quot;&quot;);([.G2753]-[.F2753])*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2" table:formula="of:=[.A2753]" table:style-name="ce17">
            <text:p>932</text:p>
          </table:table-cell>
          <table:table-cell table:style-name="ce19"/>
          <table:table-cell table:style-name="ce4"/>
          <table:table-cell office:value-type="string" office:string-value="---" table:formula="of:=IF(AND([.F2754] &lt;&gt; &quot;&quot;;[.G2754] &lt;&gt; &quot;&quot;);([.G2754]-[.F2754])*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2">
          <table:table-cell table:number-columns-repeated="2" table:style-name="ce11"/>
          <table:table-cell table:number-columns-repeated="2" table:style-name="ce12"/>
          <table:table-cell table:style-name="ce13"/>
          <table:table-cell table:style-name="ce12"/>
          <table:table-cell table:style-name="ce14"/>
          <table:table-cell table:style-name="ce13"/>
          <table:table-cell table:style-name="ce15"/>
          <table:table-cell table:number-columns-repeated="16375" table:style-name="ce1"/>
        </table:table-row>
        <table:table-row table:style-name="ro14">
          <table:table-cell office:value-type="float" office:value="933" table:formula="of:=[.A2754]+1" table:style-name="ce17">
            <text:p>933</text:p>
          </table:table-cell>
          <table:table-cell table:style-name="ce12"/>
          <table:table-cell office:value-type="string" table:style-name="ce4">
            <text:p>****************</text:p>
          </table:table-cell>
          <table:table-cell table:style-name="ce4"/>
          <table:table-cell office:value-type="string" office:string-value="Week 933" table:formula="of:=CONCATENATE(&quot;Week &quot;; [.A2756])" table:number-columns-spanned="2" table:number-rows-spanned="3" table:style-name="ce48">
            <text:p>Week 933</text:p>
          </table:table-cell>
          <table:covered-table-cell/>
          <table:table-cell table:style-name="ce14"/>
          <table:table-cell table:style-name="ce13"/>
          <table:table-cell table:style-name="ce18"/>
          <table:table-cell table:number-columns-repeated="16375" table:style-name="ce1"/>
        </table:table-row>
        <table:table-row table:style-name="ro14">
          <table:table-cell office:value-type="float" office:value="933" table:formula="of:=[.A2756]" table:style-name="ce17">
            <text:p>933</text:p>
          </table:table-cell>
          <table:table-cell table:style-name="ce12"/>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style-name="ce1"/>
        </table:table-row>
        <table:table-row table:style-name="ro14">
          <table:table-cell office:value-type="float" office:value="933" table:formula="of:=[.A2757]" table:style-name="ce17">
            <text:p>933</text:p>
          </table:table-cell>
          <table:table-cell table:style-name="ce19"/>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style-name="ce1"/>
        </table:table-row>
        <table:table-row table:style-name="ro14">
          <table:table-cell office:value-type="float" office:value="933" table:formula="of:=[.A2758]" table:style-name="ce17">
            <text:p>933</text:p>
          </table:table-cell>
          <table:table-cell table:style-name="ce19"/>
          <table:table-cell office:value-type="string" table:style-name="ce4">
            <text:p>****************</text:p>
          </table:table-cell>
          <table:table-cell office:value-type="string" office:string-value="---" table:formula="of:=IF(AND([.F2759] &lt;&gt; &quot;&quot;;[.G2759] &lt;&gt; &quot;&quot;);([.G2759]-[.F2759])*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759]" table:style-name="ce17">
            <text:p>933</text:p>
          </table:table-cell>
          <table:table-cell table:style-name="ce19"/>
          <table:table-cell office:value-type="string" table:style-name="ce4">
            <text:p>****************</text:p>
          </table:table-cell>
          <table:table-cell office:value-type="string" office:string-value="---" table:formula="of:=IF(AND([.F2760] &lt;&gt; &quot;&quot;;[.G2760] &lt;&gt; &quot;&quot;);([.G2760]-[.F2760])*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760]" table:style-name="ce17">
            <text:p>933</text:p>
          </table:table-cell>
          <table:table-cell table:style-name="ce19"/>
          <table:table-cell office:value-type="string" table:style-name="ce4">
            <text:p>****************</text:p>
          </table:table-cell>
          <table:table-cell office:value-type="string" office:string-value="---" table:formula="of:=IF(AND([.F2761] &lt;&gt; &quot;&quot;;[.G2761] &lt;&gt; &quot;&quot;);([.G2761]-[.F2761])*24;&quot;---&quot;)" table:style-name="ce4">
            <text:p>---</text:p>
          </table:table-cell>
          <table:table-cell office:value-type="string" table:style-name="ce13">
            <text:p>note:sep 1 was labor day</text:p>
          </table:table-cell>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761]" table:style-name="ce17">
            <text:p>933</text:p>
          </table:table-cell>
          <table:table-cell table:style-name="ce12"/>
          <table:table-cell office:value-type="string" table:style-name="ce4">
            <text:p>****************</text:p>
          </table:table-cell>
          <table:table-cell office:value-type="string" office:string-value="---" table:formula="of:=IF(AND([.F2762] &lt;&gt; &quot;&quot;;[.G2762] &lt;&gt; &quot;&quot;);([.G2762]-[.F2762])*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762]" table:style-name="ce17">
            <text:p>933</text:p>
          </table:table-cell>
          <table:table-cell table:style-name="ce12"/>
          <table:table-cell office:value-type="string" table:style-name="ce4">
            <text:p>BILLED</text:p>
          </table:table-cell>
          <table:table-cell office:value-type="string" office:string-value="---" table:formula="of:=IF(AND([.F2763] &lt;&gt; &quot;&quot;;[.G2763] &lt;&gt; &quot;&quot;);([.G2763]-[.F276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763]" table:style-name="ce17">
            <text:p>933</text:p>
          </table:table-cell>
          <table:table-cell office:value-type="float" office:value="8.5" table:formula="of:=COM.MICROSOFT.CEILING([.C2764];0.25)" table:style-name="ce19">
            <text:p>8.500</text:p>
          </table:table-cell>
          <table:table-cell office:value-type="float" office:value="8.4894444445380941" table:formula="of:=SUM([.D2764:.D2788])" table:style-name="ce4">
            <text:p>8.489</text:p>
          </table:table-cell>
          <table:table-cell office:value-type="string" office:string-value="---" table:formula="of:=IF(AND([.F2764] &lt;&gt; &quot;&quot;;[.G2764] &lt;&gt; &quot;&quot;);([.G2764]-[.F2764])*24;&quot;---&quot;)" table:style-name="ce4">
            <text:p>---</text:p>
          </table:table-cell>
          <table:table-cell office:value-type="date" office:date-value="2025-09-15T00:00:00" table:style-name="ce20">
            <text:p>15-Sep</text:p>
          </table:table-cell>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3" table:formula="of:=[.A2764]" table:style-name="ce17">
            <text:p>933</text:p>
          </table:table-cell>
          <table:table-cell table:style-name="ce19"/>
          <table:table-cell office:value-type="string" table:style-name="ce4">
            <text:p>BILLED</text:p>
          </table:table-cell>
          <table:table-cell office:value-type="float" office:value="0.25000000011641532" table:formula="of:=IF(AND([.F2765] &lt;&gt; &quot;&quot;;[.G2765] &lt;&gt; &quot;&quot;);([.G2765]-[.F2765])*24;&quot;---&quot;)" table:style-name="ce4">
            <text:p>0.250</text:p>
          </table:table-cell>
          <table:table-cell office:value-type="string" table:style-name="ce25">
            <text:p>mtg-Daily</text:p>
          </table:table-cell>
          <table:table-cell office:value-type="date" office:date-value="2025-09-15T08:30:00" table:style-name="ce14">
            <text:p>9/15/25 08:30 AM</text:p>
          </table:table-cell>
          <table:table-cell office:value-type="date" office:date-value="2025-09-15T08:45:00" table:style-name="ce14">
            <text:p>9/15/25 08:45 AM</text:p>
          </table:table-cell>
          <table:table-cell office:value-type="string" table:style-name="ce16">
            <text:p>Daily meetings with the team.</text:p>
          </table:table-cell>
          <table:table-cell table:style-name="ce18"/>
          <table:table-cell table:number-columns-repeated="16375" table:style-name="ce1"/>
        </table:table-row>
        <table:table-row table:style-name="ro14" table:visibility="collapse">
          <table:table-cell office:value-type="float" office:value="933" table:formula="of:=[.A2765]" table:style-name="ce17">
            <text:p>933</text:p>
          </table:table-cell>
          <table:table-cell table:style-name="ce19"/>
          <table:table-cell office:value-type="string" table:style-name="ce4">
            <text:p>BILLED</text:p>
          </table:table-cell>
          <table:table-cell office:value-type="float" office:value="0.12666666676523164" table:formula="of:=IF(AND([.F2766] &lt;&gt; &quot;&quot;;[.G2766] &lt;&gt; &quot;&quot;);([.G2766]-[.F2766])*24;&quot;---&quot;)" table:style-name="ce4">
            <text:p>0.127</text:p>
          </table:table-cell>
          <table:table-cell office:value-type="string" table:style-name="ce25">
            <text:p>Support</text:p>
          </table:table-cell>
          <table:table-cell office:value-type="date" office:date-value="2025-09-15T09:22:24" table:style-name="ce14">
            <text:p>9/15/25 09:22 AM</text:p>
          </table:table-cell>
          <table:table-cell office:value-type="date" office:date-value="2025-09-15T09:30:00" table:style-name="ce14">
            <text:p>9/15/25 09:30 AM</text:p>
          </table:table-cell>
          <table:table-cell office:value-type="string" table:style-name="ce16">
            <text:p>Worked on documenting SailPoint hint notes for a POC for Kyle and Gokul.</text:p>
          </table:table-cell>
          <table:table-cell table:style-name="ce18"/>
          <table:table-cell table:number-columns-repeated="16375" table:style-name="ce1"/>
        </table:table-row>
        <table:table-row table:style-name="ro14" table:visibility="collapse">
          <table:table-cell office:value-type="float" office:value="933" table:formula="of:=[.A2766]" table:style-name="ce17">
            <text:p>933</text:p>
          </table:table-cell>
          <table:table-cell table:style-name="ce19"/>
          <table:table-cell office:value-type="string" table:style-name="ce4">
            <text:p>BILLED</text:p>
          </table:table-cell>
          <table:table-cell office:value-type="float" office:value="0.54999999987194315" table:formula="of:=IF(AND([.F2767] &lt;&gt; &quot;&quot;;[.G2767] &lt;&gt; &quot;&quot;);([.G2767]-[.F2767])*24;&quot;---&quot;)" table:style-name="ce4">
            <text:p>0.550</text:p>
          </table:table-cell>
          <table:table-cell office:value-type="string" table:style-name="ce25">
            <text:p>mtg-Daily</text:p>
          </table:table-cell>
          <table:table-cell office:value-type="date" office:date-value="2025-09-15T09:30:00" table:style-name="ce14">
            <text:p>9/15/25 09:30 AM</text:p>
          </table:table-cell>
          <table:table-cell office:value-type="date" office:date-value="2025-09-15T10:03:00" table:style-name="ce14">
            <text:p>9/15/25 10:03 AM</text:p>
          </table:table-cell>
          <table:table-cell office:value-type="string" table:style-name="ce16">
            <text:p>#</text:p>
          </table:table-cell>
          <table:table-cell table:style-name="ce18"/>
          <table:table-cell table:number-columns-repeated="16375" table:style-name="ce1"/>
        </table:table-row>
        <table:table-row table:style-name="ro14" table:visibility="collapse">
          <table:table-cell office:value-type="float" office:value="933" table:formula="of:=[.A2767]" table:style-name="ce17">
            <text:p>933</text:p>
          </table:table-cell>
          <table:table-cell table:style-name="ce19"/>
          <table:table-cell office:value-type="string" table:style-name="ce4">
            <text:p>BILLED</text:p>
          </table:table-cell>
          <table:table-cell office:value-type="float" office:value="0.33333333337213844" table:formula="of:=IF(AND([.F2768] &lt;&gt; &quot;&quot;;[.G2768] &lt;&gt; &quot;&quot;);([.G2768]-[.F2768])*24;&quot;---&quot;)" table:style-name="ce4">
            <text:p>0.333</text:p>
          </table:table-cell>
          <table:table-cell office:value-type="string" table:style-name="ce25">
            <text:p>TriVir MMM</text:p>
          </table:table-cell>
          <table:table-cell office:value-type="date" office:date-value="2025-09-15T10:05:00" table:style-name="ce14">
            <text:p>9/15/25 10:05 AM</text:p>
          </table:table-cell>
          <table:table-cell office:value-type="date" office:date-value="2025-09-15T10:25:00" table:style-name="ce14">
            <text:p>9/15/25 10:25 AM</text:p>
          </table:table-cell>
          <table:table-cell office:value-type="string" table:style-name="ce16">
            <text:p>TriVir Monthly meeting.</text:p>
          </table:table-cell>
          <table:table-cell table:style-name="ce18"/>
          <table:table-cell table:number-columns-repeated="16375" table:style-name="ce1"/>
        </table:table-row>
        <table:table-row table:style-name="ro14" table:visibility="collapse">
          <table:table-cell office:value-type="float" office:value="933" table:formula="of:=[.A2768]" table:style-name="ce17">
            <text:p>933</text:p>
          </table:table-cell>
          <table:table-cell table:style-name="ce19"/>
          <table:table-cell office:value-type="string" table:style-name="ce4">
            <text:p>BILLED</text:p>
          </table:table-cell>
          <table:table-cell office:value-type="float" office:value="1.0172222221735865" table:formula="of:=IF(AND([.F2769] &lt;&gt; &quot;&quot;;[.G2769] &lt;&gt; &quot;&quot;);([.G2769]-[.F2769])*24;&quot;---&quot;)" table:style-name="ce4">
            <text:p>1.017</text:p>
          </table:table-cell>
          <table:table-cell office:value-type="string" table:style-name="ce25">
            <text:p>Support</text:p>
          </table:table-cell>
          <table:table-cell office:value-type="date" office:date-value="2025-09-15T10:25:00" table:style-name="ce14">
            <text:p>9/15/25 10:25 AM</text:p>
          </table:table-cell>
          <table:table-cell office:value-type="date" office:date-value="2025-09-15T11:26:02" table:style-name="ce14">
            <text:p>9/15/25 11:26 AM</text:p>
          </table:table-cell>
          <table:table-cell office:value-type="string" table:style-name="ce16">
            <text:p># - sent email to Kyle and Gokul requesting feedback.</text:p>
          </table:table-cell>
          <table:table-cell table:style-name="ce18"/>
          <table:table-cell table:number-columns-repeated="16375" table:style-name="ce1"/>
        </table:table-row>
        <table:table-row table:style-name="ro14" table:visibility="collapse">
          <table:table-cell office:value-type="float" office:value="933" table:formula="of:=[.A2769]" table:style-name="ce17">
            <text:p>933</text:p>
          </table:table-cell>
          <table:table-cell table:style-name="ce4"/>
          <table:table-cell office:value-type="string" table:style-name="ce4">
            <text:p>BILLED</text:p>
          </table:table-cell>
          <table:table-cell office:value-type="float" office:value="1.2258333333302289" table:formula="of:=IF(AND([.F2770] &lt;&gt; &quot;&quot;;[.G2770] &lt;&gt; &quot;&quot;);([.G2770]-[.F2770])*24;&quot;---&quot;)" table:style-name="ce4">
            <text:p>1.226</text:p>
          </table:table-cell>
          <table:table-cell office:value-type="string" table:style-name="ce25">
            <text:p>IDtoApptioTargetProcess</text:p>
          </table:table-cell>
          <table:table-cell office:value-type="date" office:date-value="2025-09-15T11:26:02" table:style-name="ce14">
            <text:p>9/15/25 11:26 AM</text:p>
          </table:table-cell>
          <table:table-cell office:value-type="date" office:date-value="2025-09-15T12:39:35" table:style-name="ce14">
            <text:p>9/15/25 12:39 PM</text:p>
          </table:table-cell>
          <table:table-cell office:value-type="string" table:style-name="ce16">
            <text:p>Worked on role removal deprovision use case for the IDtoApptioTargetProcess driver. Worked on implementing sync event support.</text:p>
          </table:table-cell>
          <table:table-cell table:style-name="ce18"/>
          <table:table-cell table:number-columns-repeated="16375" table:style-name="ce1"/>
        </table:table-row>
        <table:table-row table:style-name="ro14" table:visibility="collapse">
          <table:table-cell office:value-type="float" office:value="933" table:formula="of:=[.A2770]" table:style-name="ce40">
            <text:p>933</text:p>
          </table:table-cell>
          <table:table-cell table:style-name="ce41"/>
          <table:table-cell office:value-type="string" table:style-name="ce4">
            <text:p>BILLED</text:p>
          </table:table-cell>
          <table:table-cell office:value-type="float" office:value="0.65472222212702036" table:formula="of:=IF(AND([.F2771] &lt;&gt; &quot;&quot;;[.G2771] &lt;&gt; &quot;&quot;);([.G2771]-[.F2771])*24;&quot;---&quot;)" table:style-name="ce4">
            <text:p>0.655</text:p>
          </table:table-cell>
          <table:table-cell office:value-type="string" table:style-name="ce42">
            <text:p>FTO-walking</text:p>
          </table:table-cell>
          <table:table-cell office:value-type="date" office:date-value="2025-09-15T12:39:35" table:style-name="ce38">
            <text:p>9/15/25 12:39 PM</text:p>
          </table:table-cell>
          <table:table-cell office:value-type="date" office:date-value="2025-09-15T13:18:52" table:style-name="ce38">
            <text:p>9/15/25 01:18 PM</text:p>
          </table:table-cell>
          <table:table-cell office:value-type="string" table:style-name="ce43">
            <text:p>#</text:p>
          </table:table-cell>
          <table:table-cell table:style-name="ce44"/>
          <table:table-cell table:number-columns-repeated="16375" table:style-name="ce1"/>
        </table:table-row>
        <table:table-row table:style-name="ro14" table:visibility="collapse">
          <table:table-cell office:value-type="float" office:value="933" table:formula="of:=[.A2771]" table:style-name="ce40">
            <text:p>933</text:p>
          </table:table-cell>
          <table:table-cell table:style-name="ce41"/>
          <table:table-cell office:value-type="string" table:style-name="ce4">
            <text:p>BILLED</text:p>
          </table:table-cell>
          <table:table-cell office:value-type="float" office:value="0.62277777789859101" table:formula="of:=IF(AND([.F2772] &lt;&gt; &quot;&quot;;[.G2772] &lt;&gt; &quot;&quot;);([.G2772]-[.F2772])*24;&quot;---&quot;)" table:style-name="ce4">
            <text:p>0.623</text:p>
          </table:table-cell>
          <table:table-cell office:value-type="string" table:style-name="ce42">
            <text:p>lunch</text:p>
          </table:table-cell>
          <table:table-cell office:value-type="date" office:date-value="2025-09-15T13:18:52" table:style-name="ce38">
            <text:p>9/15/25 01:18 PM</text:p>
          </table:table-cell>
          <table:table-cell office:value-type="date" office:date-value="2025-09-15T13:56:14" table:style-name="ce38">
            <text:p>9/15/25 01:56 PM</text:p>
          </table:table-cell>
          <table:table-cell office:value-type="string" table:style-name="ce45">
            <text:p>#</text:p>
          </table:table-cell>
          <table:table-cell table:style-name="ce44"/>
          <table:table-cell table:number-columns-repeated="16375" table:style-name="ce1"/>
        </table:table-row>
        <table:table-row table:style-name="ro14" table:visibility="collapse">
          <table:table-cell office:value-type="float" office:value="933" table:formula="of:=[.A2772]" table:style-name="ce17">
            <text:p>933</text:p>
          </table:table-cell>
          <table:table-cell table:style-name="ce19"/>
          <table:table-cell office:value-type="string" table:style-name="ce4">
            <text:p>BILLED</text:p>
          </table:table-cell>
          <table:table-cell office:value-type="float" office:value="1.562777777784504" table:formula="of:=IF(AND([.F2773] &lt;&gt; &quot;&quot;;[.G2773] &lt;&gt; &quot;&quot;);([.G2773]-[.F2773])*24;&quot;---&quot;)" table:style-name="ce4">
            <text:p>1.563</text:p>
          </table:table-cell>
          <table:table-cell office:value-type="string" table:style-name="ce25">
            <text:p>IDtoAviobook</text:p>
          </table:table-cell>
          <table:table-cell office:value-type="date" office:date-value="2025-09-15T13:56:14" table:style-name="ce14">
            <text:p>9/15/25 01:56 PM</text:p>
          </table:table-cell>
          <table:table-cell office:value-type="date" office:date-value="2025-09-15T15:30:00" table:style-name="ce14">
            <text:p>9/15/25 03:30 PM</text:p>
          </table:table-cell>
          <table:table-cell office:value-type="string" table:style-name="ce22">
            <text:p>Worked on fixing build issues with the pipeline on IDtoAviobook.</text:p>
          </table:table-cell>
          <table:table-cell table:style-name="ce18"/>
          <table:table-cell table:number-columns-repeated="16375" table:style-name="ce1"/>
        </table:table-row>
        <table:table-row table:style-name="ro14" table:visibility="collapse">
          <table:table-cell office:value-type="float" office:value="933" table:formula="of:=[.A2773]" table:style-name="ce17">
            <text:p>933</text:p>
          </table:table-cell>
          <table:table-cell table:style-name="ce19"/>
          <table:table-cell office:value-type="string" table:style-name="ce4">
            <text:p>BILLED</text:p>
          </table:table-cell>
          <table:table-cell office:value-type="float" office:value="1.9930555555620231" table:formula="of:=IF(AND([.F2774] &lt;&gt; &quot;&quot;;[.G2774] &lt;&gt; &quot;&quot;);([.G2774]-[.F2774])*24;&quot;---&quot;)" table:style-name="ce4">
            <text:p>1.993</text:p>
          </table:table-cell>
          <table:table-cell office:value-type="string" table:style-name="ce25">
            <text:p>IDtoApptioTargetProcess</text:p>
          </table:table-cell>
          <table:table-cell office:value-type="date" office:date-value="2025-09-15T15:30:00" table:style-name="ce14">
            <text:p>9/15/25 03:30 PM</text:p>
          </table:table-cell>
          <table:table-cell office:value-type="date" office:date-value="2025-09-15T17:29:35" table:style-name="ce14">
            <text:p>9/15/25 05:29 PM</text:p>
          </table:table-cell>
          <table:table-cell office:value-type="string" table:style-name="ce21">
            <text:p># sync event is completed.</text:p>
          </table:table-cell>
          <table:table-cell table:style-name="ce18"/>
          <table:table-cell table:number-columns-repeated="16375" table:style-name="ce1"/>
        </table:table-row>
        <table:table-row table:style-name="ro14" table:visibility="collapse">
          <table:table-cell office:value-type="float" office:value="933" table:formula="of:=[.A2774]" table:style-name="ce17">
            <text:p>933</text:p>
          </table:table-cell>
          <table:table-cell table:style-name="ce4"/>
          <table:table-cell office:value-type="string" table:style-name="ce4">
            <text:p>BILLED</text:p>
          </table:table-cell>
          <table:table-cell office:value-type="float" office:value="0.1530555555364117" table:formula="of:=IF(AND([.F2775] &lt;&gt; &quot;&quot;;[.G2775] &lt;&gt; &quot;&quot;);([.G2775]-[.F2775])*24;&quot;---&quot;)" table:style-name="ce4">
            <text:p>0.153</text:p>
          </table:table-cell>
          <table:table-cell office:value-type="string" table:style-name="ce25">
            <text:p>IDtoApptioFrontDoor</text:p>
          </table:table-cell>
          <table:table-cell office:value-type="date" office:date-value="2025-09-15T17:29:35" table:style-name="ce14">
            <text:p>9/15/25 05:29 PM</text:p>
          </table:table-cell>
          <table:table-cell office:value-type="date" office:date-value="2025-09-15T17:38:46" table:style-name="ce14">
            <text:p>9/15/25 05:38 PM</text:p>
          </table:table-cell>
          <table:table-cell office:value-type="string" table:style-name="ce21">
            <office:annotation draw:style-name="a3" svg:x="10.5416666666667in" svg:y="10.75in" svg:width="1.5in" svg:height="0.791666666666667in">
              <dc:creator>Aaron Kynaston (Contractor)</dc:creator>
              <text:p><text:span text:style-name="T2">Aaron Kynaston (Contractor):</text:span><text:span text:style-name="T2"/></text:p>
              <text:p/>
            </office:annotation>
            <text:p>Worked on fixing a formatting issue in the IDtoApptioFrontDoor.</text:p>
          </table:table-cell>
          <table:table-cell office:value-type="string" table:style-name="ce18">
            <text:p>Confirming new editorconfigFormat gradle task works properly.</text:p>
          </table:table-cell>
          <table:table-cell table:number-columns-repeated="16375" table:style-name="ce1"/>
        </table:table-row>
        <table:table-row table:style-name="ro14" table:visibility="collapse">
          <table:table-cell office:value-type="float" office:value="933" table:formula="of:=[.A2775]" table:style-name="ce17">
            <text:p>933</text:p>
          </table:table-cell>
          <table:table-cell table:style-name="ce31"/>
          <table:table-cell table:style-name="ce4"/>
          <table:table-cell office:value-type="string" office:string-value="---" table:formula="of:=IF(AND([.F2776] &lt;&gt; &quot;&quot;;[.G2776] &lt;&gt; &quot;&quot;);([.G2776]-[.F2776])*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3" table:formula="of:=[.A2776]" table:style-name="ce17">
            <text:p>933</text:p>
          </table:table-cell>
          <table:table-cell table:style-name="ce19"/>
          <table:table-cell table:style-name="ce4"/>
          <table:table-cell office:value-type="string" office:string-value="---" table:formula="of:=IF(AND([.F2777] &lt;&gt; &quot;&quot;;[.G2777] &lt;&gt; &quot;&quot;);([.G2777]-[.F2777])*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3" table:formula="of:=[.A2777]" table:style-name="ce17">
            <text:p>933</text:p>
          </table:table-cell>
          <table:table-cell table:style-name="ce19"/>
          <table:table-cell table:style-name="ce4"/>
          <table:table-cell office:value-type="string" office:string-value="---" table:formula="of:=IF(AND([.F2778] &lt;&gt; &quot;&quot;;[.G2778] &lt;&gt; &quot;&quot;);([.G2778]-[.F2778])*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3" table:formula="of:=[.A2778]" table:style-name="ce17">
            <text:p>933</text:p>
          </table:table-cell>
          <table:table-cell table:style-name="ce19"/>
          <table:table-cell table:style-name="ce4"/>
          <table:table-cell office:value-type="string" office:string-value="---" table:formula="of:=IF(AND([.F2779] &lt;&gt; &quot;&quot;;[.G2779] &lt;&gt; &quot;&quot;);([.G2779]-[.F2779])*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3" table:formula="of:=[.A2779]" table:style-name="ce17">
            <text:p>933</text:p>
          </table:table-cell>
          <table:table-cell table:style-name="ce19"/>
          <table:table-cell table:style-name="ce4"/>
          <table:table-cell office:value-type="string" office:string-value="---" table:formula="of:=IF(AND([.F2780] &lt;&gt; &quot;&quot;;[.G2780] &lt;&gt; &quot;&quot;);([.G2780]-[.F2780])*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3" table:formula="of:=[.A2780]" table:style-name="ce17">
            <text:p>933</text:p>
          </table:table-cell>
          <table:table-cell table:style-name="ce19"/>
          <table:table-cell table:style-name="ce4"/>
          <table:table-cell office:value-type="string" office:string-value="---" table:formula="of:=IF(AND([.F2781] &lt;&gt; &quot;&quot;;[.G2781] &lt;&gt; &quot;&quot;);([.G2781]-[.F2781])*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3" table:formula="of:=[.A2781]" table:style-name="ce17">
            <text:p>933</text:p>
          </table:table-cell>
          <table:table-cell table:style-name="ce19"/>
          <table:table-cell table:style-name="ce4"/>
          <table:table-cell office:value-type="string" office:string-value="---" table:formula="of:=IF(AND([.F2782] &lt;&gt; &quot;&quot;;[.G2782] &lt;&gt; &quot;&quot;);([.G2782]-[.F2782])*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3" table:formula="of:=[.A2782]" table:style-name="ce17">
            <text:p>933</text:p>
          </table:table-cell>
          <table:table-cell table:style-name="ce19"/>
          <table:table-cell table:style-name="ce4"/>
          <table:table-cell office:value-type="string" office:string-value="---" table:formula="of:=IF(AND([.F2783] &lt;&gt; &quot;&quot;;[.G2783] &lt;&gt; &quot;&quot;);([.G2783]-[.F2783])*24;&quot;---&quot;)" table:style-name="ce4">
            <text:p>---</text:p>
          </table:table-cell>
          <table:table-cell table:style-name="ce25"/>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3" table:formula="of:=[.A2783]" table:style-name="ce17">
            <text:p>933</text:p>
          </table:table-cell>
          <table:table-cell table:style-name="ce19"/>
          <table:table-cell table:style-name="ce4"/>
          <table:table-cell office:value-type="string" office:string-value="---" table:formula="of:=IF(AND([.F2784] &lt;&gt; &quot;&quot;;[.G2784] &lt;&gt; &quot;&quot;);([.G2784]-[.F2784])*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3" table:formula="of:=[.A2784]" table:style-name="ce17">
            <text:p>933</text:p>
          </table:table-cell>
          <table:table-cell table:style-name="ce19"/>
          <table:table-cell table:style-name="ce4"/>
          <table:table-cell office:value-type="string" office:string-value="---" table:formula="of:=IF(AND([.F2785] &lt;&gt; &quot;&quot;;[.G2785] &lt;&gt; &quot;&quot;);([.G2785]-[.F278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3" table:formula="of:=[.A2785]" table:style-name="ce17">
            <text:p>933</text:p>
          </table:table-cell>
          <table:table-cell table:style-name="ce19"/>
          <table:table-cell table:style-name="ce4"/>
          <table:table-cell office:value-type="string" office:string-value="---" table:formula="of:=IF(AND([.F2786] &lt;&gt; &quot;&quot;;[.G2786] &lt;&gt; &quot;&quot;);([.G2786]-[.F278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3" table:formula="of:=[.A2786]" table:style-name="ce17">
            <text:p>933</text:p>
          </table:table-cell>
          <table:table-cell table:style-name="ce19"/>
          <table:table-cell table:style-name="ce4"/>
          <table:table-cell office:value-type="string" office:string-value="---" table:formula="of:=IF(AND([.F2787] &lt;&gt; &quot;&quot;;[.G2787] &lt;&gt; &quot;&quot;);([.G2787]-[.F2787])*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3" table:formula="of:=[.A2787]" table:style-name="ce17">
            <text:p>933</text:p>
          </table:table-cell>
          <table:table-cell table:style-name="ce19"/>
          <table:table-cell table:style-name="ce4"/>
          <table:table-cell office:value-type="string" office:string-value="---" table:formula="of:=IF(AND([.F2788] &lt;&gt; &quot;&quot;;[.G2788] &lt;&gt; &quot;&quot;);([.G2788]-[.F2788])*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788]" table:style-name="ce17">
            <text:p>933</text:p>
          </table:table-cell>
          <table:table-cell office:value-type="float" office:value="7.5" table:formula="of:=COM.MICROSOFT.CEILING([.C2789];0.25)" table:style-name="ce19">
            <text:p>7.500</text:p>
          </table:table-cell>
          <table:table-cell office:value-type="float" office:value="7.3299999998998828" table:formula="of:=SUM([.D2789:.D2809])" table:style-name="ce4">
            <text:p>7.330</text:p>
          </table:table-cell>
          <table:table-cell office:value-type="string" office:string-value="---" table:formula="of:=IF(AND([.F2789] &lt;&gt; &quot;&quot;;[.G2789] &lt;&gt; &quot;&quot;);([.G2789]-[.F2789])*24;&quot;---&quot;)" table:style-name="ce4">
            <text:p>---</text:p>
          </table:table-cell>
          <table:table-cell office:value-type="date" office:date-value="2025-09-16T00:00:00" table:style-name="ce20">
            <text:p>16-Sep</text:p>
          </table:table-cell>
          <table:table-cell table:number-columns-repeated="2" table:style-name="ce14"/>
          <table:table-cell table:style-name="ce13"/>
          <table:table-cell table:style-name="ce15"/>
          <table:table-cell table:number-columns-repeated="16375" table:style-name="ce1"/>
        </table:table-row>
        <table:table-row table:style-name="ro14" table:visibility="collapse">
          <table:table-cell office:value-type="float" office:value="933" table:formula="of:=[.A2789]" table:style-name="ce17">
            <text:p>933</text:p>
          </table:table-cell>
          <table:table-cell table:style-name="ce19"/>
          <table:table-cell office:value-type="string" table:style-name="ce4">
            <text:p>BILLED</text:p>
          </table:table-cell>
          <table:table-cell office:value-type="float" office:value="0.24999999994179234" table:formula="of:=IF(AND([.F2790] &lt;&gt; &quot;&quot;;[.G2790] &lt;&gt; &quot;&quot;);([.G2790]-[.F2790])*24;&quot;---&quot;)" table:style-name="ce4">
            <text:p>0.250</text:p>
          </table:table-cell>
          <table:table-cell office:value-type="string" table:style-name="ce25">
            <text:p>IDtoApptioTargetProcess</text:p>
          </table:table-cell>
          <table:table-cell office:value-type="date" office:date-value="2025-09-16T08:15:00" table:style-name="ce14">
            <text:p>9/16/25 08:15 AM</text:p>
          </table:table-cell>
          <table:table-cell office:value-type="date" office:date-value="2025-09-16T08:30:00" table:style-name="ce14">
            <text:p>9/16/25 08:30 AM</text:p>
          </table:table-cell>
          <table:table-cell office:value-type="string" table:style-name="ce21">
            <text:p>Worked on QA deploy for IDtoApptioTargetProcess. Worked on the initial migration tool for the Apptio drivers.</text:p>
          </table:table-cell>
          <table:table-cell table:style-name="ce15"/>
          <table:table-cell table:number-columns-repeated="16375" table:style-name="ce1"/>
        </table:table-row>
        <table:table-row table:style-name="ro14" table:visibility="collapse">
          <table:table-cell office:value-type="float" office:value="933" table:formula="of:=[.A2790]" table:style-name="ce17">
            <text:p>933</text:p>
          </table:table-cell>
          <table:table-cell table:style-name="ce4"/>
          <table:table-cell office:value-type="string" table:style-name="ce4">
            <text:p>BILLED</text:p>
          </table:table-cell>
          <table:table-cell office:value-type="float" office:value="0.24972222227370366" table:formula="of:=IF(AND([.F2791] &lt;&gt; &quot;&quot;;[.G2791] &lt;&gt; &quot;&quot;);([.G2791]-[.F2791])*24;&quot;---&quot;)" table:style-name="ce4">
            <text:p>0.250</text:p>
          </table:table-cell>
          <table:table-cell office:value-type="string" table:style-name="ce20">
            <text:p>mtg-daily</text:p>
          </table:table-cell>
          <table:table-cell office:value-type="date" office:date-value="2025-09-16T08:30:00" table:style-name="ce14">
            <text:p>9/16/25 08:30 AM</text:p>
          </table:table-cell>
          <table:table-cell office:value-type="date" office:date-value="2025-09-16T08:44:59" table:style-name="ce14">
            <text:p>9/16/25 08:44 AM</text:p>
          </table:table-cell>
          <table:table-cell office:value-type="string" table:style-name="ce20">
            <text:p>Daily meetings with the team.</text:p>
          </table:table-cell>
          <table:table-cell table:style-name="ce18"/>
          <table:table-cell table:number-columns-repeated="16375" table:style-name="ce1"/>
        </table:table-row>
        <table:table-row table:style-name="ro14" table:visibility="collapse">
          <table:table-cell office:value-type="float" office:value="933" table:formula="of:=[.A2791]" table:style-name="ce17">
            <text:p>933</text:p>
          </table:table-cell>
          <table:table-cell table:style-name="ce19"/>
          <table:table-cell office:value-type="string" table:style-name="ce4">
            <text:p>BILLED</text:p>
          </table:table-cell>
          <table:table-cell office:value-type="float" office:value="0.33638888894347474" table:formula="of:=IF(AND([.F2792] &lt;&gt; &quot;&quot;;[.G2792] &lt;&gt; &quot;&quot;);([.G2792]-[.F2792])*24;&quot;---&quot;)" table:style-name="ce4">
            <text:p>0.336</text:p>
          </table:table-cell>
          <table:table-cell office:value-type="string" table:style-name="ce25">
            <text:p>IDtoApptioTargetProcess</text:p>
          </table:table-cell>
          <table:table-cell office:value-type="date" office:date-value="2025-09-16T08:44:59" table:style-name="ce14">
            <text:p>9/16/25 08:44 AM</text:p>
          </table:table-cell>
          <table:table-cell office:value-type="date" office:date-value="2025-09-16T09:05:10" table:style-name="ce14">
            <text:p>9/16/25 09:05 AM</text:p>
          </table:table-cell>
          <table:table-cell office:value-type="string" table:style-name="ce21">
            <text:p>Sent mrs for apptio drivers.</text:p>
          </table:table-cell>
          <table:table-cell table:style-name="ce18"/>
          <table:table-cell table:number-columns-repeated="16375" table:style-name="ce1"/>
        </table:table-row>
        <table:table-row table:style-name="ro14" table:visibility="collapse">
          <table:table-cell office:value-type="float" office:value="933" table:formula="of:=[.A2792]" table:style-name="ce17">
            <text:p>933</text:p>
          </table:table-cell>
          <table:table-cell office:value-type="string" table:style-name="ce19">
            <text:p>dmv with wife</text:p>
          </table:table-cell>
          <table:table-cell office:value-type="string" table:style-name="ce4">
            <text:p>BILLED</text:p>
          </table:table-cell>
          <table:table-cell office:value-type="float" office:value="1.028333333262708" table:formula="of:=IF(AND([.F2793] &lt;&gt; &quot;&quot;;[.G2793] &lt;&gt; &quot;&quot;);([.G2793]-[.F2793])*24;&quot;---&quot;)" table:style-name="ce4">
            <text:p>1.028</text:p>
          </table:table-cell>
          <table:table-cell office:value-type="string" table:style-name="ce25">
            <text:p>IDtoApptioTargetProcess</text:p>
          </table:table-cell>
          <table:table-cell office:value-type="date" office:date-value="2025-09-16T11:25:33" table:style-name="ce14">
            <text:p>9/16/25 11:25 AM</text:p>
          </table:table-cell>
          <table:table-cell office:value-type="date" office:date-value="2025-09-16T12:27:15" table:style-name="ce14">
            <text:p>9/16/25 12:27 PM</text:p>
          </table:table-cell>
          <table:table-cell office:value-type="string" table:style-name="ce13">
            <text:p>#</text:p>
          </table:table-cell>
          <table:table-cell table:style-name="ce18"/>
          <table:table-cell table:number-columns-repeated="16375" table:style-name="ce1"/>
        </table:table-row>
        <table:table-row table:style-name="ro14" table:visibility="collapse">
          <table:table-cell office:value-type="float" office:value="933" table:formula="of:=[.A2793]" table:style-name="ce17">
            <text:p>933</text:p>
          </table:table-cell>
          <table:table-cell table:style-name="ce19"/>
          <table:table-cell office:value-type="string" table:style-name="ce4">
            <text:p>BILLED</text:p>
          </table:table-cell>
          <table:table-cell office:value-type="float" office:value="0.42055555555270985" table:formula="of:=IF(AND([.F2794] &lt;&gt; &quot;&quot;;[.G2794] &lt;&gt; &quot;&quot;);([.G2794]-[.F2794])*24;&quot;---&quot;)" table:style-name="ce4">
            <text:p>0.421</text:p>
          </table:table-cell>
          <table:table-cell office:value-type="string" table:style-name="ce25">
            <text:p>IDtoAviobook</text:p>
          </table:table-cell>
          <table:table-cell office:value-type="date" office:date-value="2025-09-16T12:27:15" table:style-name="ce14">
            <text:p>9/16/25 12:27 PM</text:p>
          </table:table-cell>
          <table:table-cell office:value-type="date" office:date-value="2025-09-16T12:52:29" table:style-name="ce14">
            <text:p>9/16/25 12:52 PM</text:p>
          </table:table-cell>
          <table:table-cell office:value-type="string" table:style-name="ce26">
            <text:p>Worked to resolve a user that wasn't unarchived properly for IDtoAviobook.</text:p>
          </table:table-cell>
          <table:table-cell table:style-name="ce18"/>
          <table:table-cell table:number-columns-repeated="16375" table:style-name="ce1"/>
        </table:table-row>
        <table:table-row table:style-name="ro14" table:visibility="collapse">
          <table:table-cell office:value-type="float" office:value="933" table:formula="of:=[.A2794]" table:style-name="ce17">
            <text:p>933</text:p>
          </table:table-cell>
          <table:table-cell table:style-name="ce19"/>
          <table:table-cell office:value-type="string" table:style-name="ce4">
            <text:p>BILLED</text:p>
          </table:table-cell>
          <table:table-cell office:value-type="float" office:value="0.63111111108446494" table:formula="of:=IF(AND([.F2795] &lt;&gt; &quot;&quot;;[.G2795] &lt;&gt; &quot;&quot;);([.G2795]-[.F2795])*24;&quot;---&quot;)" table:style-name="ce4">
            <text:p>0.631</text:p>
          </table:table-cell>
          <table:table-cell office:value-type="string" table:style-name="ce25">
            <text:p>IDtoAviobook</text:p>
          </table:table-cell>
          <table:table-cell office:value-type="date" office:date-value="2025-09-16T12:52:29" table:style-name="ce14">
            <text:p>9/16/25 12:52 PM</text:p>
          </table:table-cell>
          <table:table-cell office:value-type="date" office:date-value="2025-09-16T13:30:21" table:style-name="ce14">
            <text:p>9/16/25 01:30 PM</text:p>
          </table:table-cell>
          <table:table-cell office:value-type="string" table:style-name="ce13">
            <text:p>#found query to identify users, waiting for Chichi</text:p>
          </table:table-cell>
          <table:table-cell table:style-name="ce18"/>
          <table:table-cell table:number-columns-repeated="16375" table:style-name="ce1"/>
        </table:table-row>
        <table:table-row table:style-name="ro14" table:visibility="collapse">
          <table:table-cell office:value-type="float" office:value="933" table:formula="of:=[.A2795]" table:style-name="ce17">
            <text:p>933</text:p>
          </table:table-cell>
          <table:table-cell table:style-name="ce19"/>
          <table:table-cell office:value-type="string" table:style-name="ce4">
            <text:p>BILLED</text:p>
          </table:table-cell>
          <table:table-cell office:value-type="float" office:value="0.69694444444030523" table:formula="of:=IF(AND([.F2796] &lt;&gt; &quot;&quot;;[.G2796] &lt;&gt; &quot;&quot;);([.G2796]-[.F2796])*24;&quot;---&quot;)" table:style-name="ce4">
            <text:p>0.697</text:p>
          </table:table-cell>
          <table:table-cell office:value-type="string" table:style-name="ce25">
            <text:p>IDtoApptioTargetProcess</text:p>
          </table:table-cell>
          <table:table-cell office:value-type="date" office:date-value="2025-09-16T13:18:11" table:style-name="ce14">
            <text:p>9/16/25 01:18 PM</text:p>
          </table:table-cell>
          <table:table-cell office:value-type="date" office:date-value="2025-09-16T14:00:00" table:style-name="ce14">
            <text:p>9/16/25 02:00 PM</text:p>
          </table:table-cell>
          <table:table-cell office:value-type="string" table:style-name="ce13">
            <text:p>Worked on Initial migration code for IDtoApptioTargetProcess driver.</text:p>
          </table:table-cell>
          <table:table-cell table:style-name="ce18"/>
          <table:table-cell table:number-columns-repeated="16375" table:style-name="ce1"/>
        </table:table-row>
        <table:table-row table:style-name="ro14" table:visibility="collapse">
          <table:table-cell office:value-type="float" office:value="933" table:formula="of:=[.A2796]" table:style-name="ce17">
            <text:p>933</text:p>
          </table:table-cell>
          <table:table-cell table:style-name="ce19"/>
          <table:table-cell office:value-type="string" table:style-name="ce4">
            <text:p>BILLED</text:p>
          </table:table-cell>
          <table:table-cell office:value-type="float" office:value="0.27777777775190771" table:formula="of:=IF(AND([.F2797] &lt;&gt; &quot;&quot;;[.G2797] &lt;&gt; &quot;&quot;);([.G2797]-[.F2797])*24;&quot;---&quot;)" table:style-name="ce4">
            <text:p>0.278</text:p>
          </table:table-cell>
          <table:table-cell office:value-type="string" table:style-name="ce13">
            <text:p>mtg-backlog</text:p>
          </table:table-cell>
          <table:table-cell office:value-type="date" office:date-value="2025-09-16T14:00:00" table:style-name="ce14">
            <text:p>9/16/25 02:00 PM</text:p>
          </table:table-cell>
          <table:table-cell office:value-type="date" office:date-value="2025-09-16T14:16:40" table:style-name="ce14">
            <text:p>9/16/25 02:16 PM</text:p>
          </table:table-cell>
          <table:table-cell office:value-type="string" table:style-name="ce13">
            <text:p>#</text:p>
          </table:table-cell>
          <table:table-cell table:style-name="ce15"/>
          <table:table-cell table:number-columns-repeated="16375" table:style-name="ce1"/>
        </table:table-row>
        <table:table-row table:style-name="ro14" table:visibility="collapse">
          <table:table-cell office:value-type="float" office:value="933" table:formula="of:=[.A2797]" table:style-name="ce17">
            <text:p>933</text:p>
          </table:table-cell>
          <table:table-cell table:style-name="ce19"/>
          <table:table-cell office:value-type="string" table:style-name="ce4">
            <text:p>BILLED</text:p>
          </table:table-cell>
          <table:table-cell office:value-type="float" office:value="0.17694444442167878" table:formula="of:=IF(AND([.F2798] &lt;&gt; &quot;&quot;;[.G2798] &lt;&gt; &quot;&quot;);([.G2798]-[.F2798])*24;&quot;---&quot;)" table:style-name="ce4">
            <text:p>0.177</text:p>
          </table:table-cell>
          <table:table-cell office:value-type="string" table:style-name="ce25">
            <text:p>IDtoApptioTargetProcess</text:p>
          </table:table-cell>
          <table:table-cell office:value-type="date" office:date-value="2025-09-16T14:16:40" table:style-name="ce14">
            <text:p>9/16/25 02:16 PM</text:p>
          </table:table-cell>
          <table:table-cell office:value-type="date" office:date-value="2025-09-16T14:27:17" table:style-name="ce14">
            <text:p>9/16/25 02:27 PM</text:p>
          </table:table-cell>
          <table:table-cell office:value-type="string" table:style-name="ce13">
            <text:p>#</text:p>
          </table:table-cell>
          <table:table-cell table:style-name="ce18"/>
          <table:table-cell table:number-columns-repeated="16375" table:style-name="ce1"/>
        </table:table-row>
        <table:table-row table:style-name="ro14" table:visibility="collapse">
          <table:table-cell office:value-type="float" office:value="933" table:formula="of:=[.A2798]" table:style-name="ce40">
            <text:p>933</text:p>
          </table:table-cell>
          <table:table-cell table:style-name="ce33"/>
          <table:table-cell office:value-type="string" table:style-name="ce4">
            <text:p>BILLED</text:p>
          </table:table-cell>
          <table:table-cell office:value-type="float" office:value="1.1144444444216788" table:formula="of:=IF(AND([.F2799] &lt;&gt; &quot;&quot;;[.G2799] &lt;&gt; &quot;&quot;);([.G2799]-[.F2799])*24;&quot;---&quot;)" table:style-name="ce4">
            <text:p>1.114</text:p>
          </table:table-cell>
          <table:table-cell office:value-type="string" table:style-name="ce42">
            <text:p>FTO -Walk/lunch</text:p>
          </table:table-cell>
          <table:table-cell office:value-type="date" office:date-value="2025-09-16T14:27:17" table:style-name="ce38">
            <text:p>9/16/25 02:27 PM</text:p>
          </table:table-cell>
          <table:table-cell office:value-type="date" office:date-value="2025-09-16T15:34:09" table:style-name="ce38">
            <text:p>9/16/25 03:34 PM</text:p>
          </table:table-cell>
          <table:table-cell office:value-type="string" table:style-name="ce46">
            <text:p>#</text:p>
          </table:table-cell>
          <table:table-cell table:style-name="ce44"/>
          <table:table-cell table:number-columns-repeated="16375" table:style-name="ce1"/>
        </table:table-row>
        <table:table-row table:style-name="ro14" table:visibility="collapse">
          <table:table-cell office:value-type="float" office:value="933" table:formula="of:=[.A2799]" table:style-name="ce17">
            <text:p>933</text:p>
          </table:table-cell>
          <table:table-cell table:style-name="ce19"/>
          <table:table-cell office:value-type="string" table:style-name="ce4">
            <text:p>BILLED</text:p>
          </table:table-cell>
          <table:table-cell office:value-type="float" office:value="0.83777777786599472" table:formula="of:=IF(AND([.F2800] &lt;&gt; &quot;&quot;;[.G2800] &lt;&gt; &quot;&quot;);([.G2800]-[.F2800])*24;&quot;---&quot;)" table:style-name="ce4">
            <text:p>0.838</text:p>
          </table:table-cell>
          <table:table-cell office:value-type="string" table:style-name="ce25">
            <text:p>IDtoApptioTargetProcess</text:p>
          </table:table-cell>
          <table:table-cell office:value-type="date" office:date-value="2025-09-16T15:34:09" table:style-name="ce38">
            <text:p>9/16/25 03:34 PM</text:p>
          </table:table-cell>
          <table:table-cell office:value-type="date" office:date-value="2025-09-16T16:24:25" table:style-name="ce14">
            <text:p>9/16/25 04:24 PM</text:p>
          </table:table-cell>
          <table:table-cell office:value-type="string" table:style-name="ce13">
            <text:p>#init mig . .</text:p>
          </table:table-cell>
          <table:table-cell table:style-name="ce18"/>
          <table:table-cell table:number-columns-repeated="16375" table:style-name="ce1"/>
        </table:table-row>
        <table:table-row table:style-name="ro14" table:visibility="collapse">
          <table:table-cell office:value-type="float" office:value="933" table:formula="of:=[.A2800]" table:style-name="ce17">
            <text:p>933</text:p>
          </table:table-cell>
          <table:table-cell table:style-name="ce19"/>
          <table:table-cell office:value-type="string" table:style-name="ce4">
            <text:p>BILLED</text:p>
          </table:table-cell>
          <table:table-cell office:value-type="float" office:value="0.29888888873392716" table:formula="of:=IF(AND([.F2801] &lt;&gt; &quot;&quot;;[.G2801] &lt;&gt; &quot;&quot;);([.G2801]-[.F2801])*24;&quot;---&quot;)" table:style-name="ce4">
            <text:p>0.299</text:p>
          </table:table-cell>
          <table:table-cell office:value-type="string" table:style-name="ce20">
            <text:p>IDtoEmployeeSvc</text:p>
          </table:table-cell>
          <table:table-cell office:value-type="date" office:date-value="2025-09-16T16:24:25" table:style-name="ce14">
            <text:p>9/16/25 04:24 PM</text:p>
          </table:table-cell>
          <table:table-cell office:value-type="date" office:date-value="2025-09-16T16:42:21" table:style-name="ce14">
            <text:p>9/16/25 04:42 PM</text:p>
          </table:table-cell>
          <table:table-cell office:value-type="string" table:style-name="ce13">
            <text:p>Worked on resolving portal user error in IDtoEmployeeSvc.</text:p>
          </table:table-cell>
          <table:table-cell table:style-name="ce18"/>
          <table:table-cell table:number-columns-repeated="16375" table:style-name="ce1"/>
        </table:table-row>
        <table:table-row table:style-name="ro14" table:visibility="collapse">
          <table:table-cell office:value-type="float" office:value="933" table:formula="of:=[.A2801]" table:style-name="ce17">
            <text:p>933</text:p>
          </table:table-cell>
          <table:table-cell table:style-name="ce19"/>
          <table:table-cell office:value-type="string" table:style-name="ce4">
            <text:p>BILLED</text:p>
          </table:table-cell>
          <table:table-cell office:value-type="float" office:value="1.0111111112055369" table:formula="of:=IF(AND([.F2802] &lt;&gt; &quot;&quot;;[.G2802] &lt;&gt; &quot;&quot;);([.G2802]-[.F2802])*24;&quot;---&quot;)" table:style-name="ce4">
            <text:p>1.011</text:p>
          </table:table-cell>
          <table:table-cell office:value-type="string" table:style-name="ce20">
            <text:p>Support</text:p>
          </table:table-cell>
          <table:table-cell office:value-type="date" office:date-value="2025-09-16T16:42:21" table:style-name="ce14">
            <text:p>9/16/25 04:42 PM</text:p>
          </table:table-cell>
          <table:table-cell office:value-type="date" office:date-value="2025-09-16T17:43:01" table:style-name="ce14">
            <text:p>9/16/25 05:43 PM</text:p>
          </table:table-cell>
          <table:table-cell office:value-type="string" table:style-name="ce20">
            <text:p>Worked on AI training required for the EE team.</text:p>
          </table:table-cell>
          <table:table-cell table:style-name="ce18"/>
          <table:table-cell table:number-columns-repeated="16375" table:style-name="ce1"/>
        </table:table-row>
        <table:table-row table:style-name="ro14" table:visibility="collapse">
          <table:table-cell office:value-type="float" office:value="933" table:formula="of:=[.A2802]" table:style-name="ce17">
            <text:p>933</text:p>
          </table:table-cell>
          <table:table-cell table:style-name="ce19"/>
          <table:table-cell table:style-name="ce4"/>
          <table:table-cell office:value-type="string" office:string-value="---" table:formula="of:=IF(AND([.F2803] &lt;&gt; &quot;&quot;;[.G2803] &lt;&gt; &quot;&quot;);([.G2803]-[.F280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3" table:formula="of:=[.A2803]" table:style-name="ce17">
            <text:p>933</text:p>
          </table:table-cell>
          <table:table-cell table:style-name="ce19"/>
          <table:table-cell table:style-name="ce4"/>
          <table:table-cell office:value-type="string" office:string-value="---" table:formula="of:=IF(AND([.F2804] &lt;&gt; &quot;&quot;;[.G2804] &lt;&gt; &quot;&quot;);([.G2804]-[.F2804])*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3" table:formula="of:=[.A2804]" table:style-name="ce17">
            <text:p>933</text:p>
          </table:table-cell>
          <table:table-cell table:style-name="ce19"/>
          <table:table-cell table:style-name="ce4"/>
          <table:table-cell office:value-type="string" office:string-value="---" table:formula="of:=IF(AND([.F2805] &lt;&gt; &quot;&quot;;[.G2805] &lt;&gt; &quot;&quot;);([.G2805]-[.F280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3" table:formula="of:=[.A2805]" table:style-name="ce17">
            <text:p>933</text:p>
          </table:table-cell>
          <table:table-cell table:style-name="ce19"/>
          <table:table-cell table:style-name="ce4"/>
          <table:table-cell office:value-type="string" office:string-value="---" table:formula="of:=IF(AND([.F2806] &lt;&gt; &quot;&quot;;[.G2806] &lt;&gt; &quot;&quot;);([.G2806]-[.F280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3" table:formula="of:=[.A2806]" table:style-name="ce17">
            <text:p>933</text:p>
          </table:table-cell>
          <table:table-cell table:style-name="ce19"/>
          <table:table-cell table:style-name="ce4"/>
          <table:table-cell office:value-type="string" office:string-value="---" table:formula="of:=IF(AND([.F2807] &lt;&gt; &quot;&quot;;[.G2807] &lt;&gt; &quot;&quot;);([.G2807]-[.F2807])*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3" table:formula="of:=[.A2807]" table:style-name="ce17">
            <text:p>933</text:p>
          </table:table-cell>
          <table:table-cell table:style-name="ce19"/>
          <table:table-cell table:style-name="ce4"/>
          <table:table-cell office:value-type="string" office:string-value="---" table:formula="of:=IF(AND([.F2808] &lt;&gt; &quot;&quot;;[.G2808] &lt;&gt; &quot;&quot;);([.G2808]-[.F2808])*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3" table:formula="of:=[.A2808]" table:style-name="ce17">
            <text:p>933</text:p>
          </table:table-cell>
          <table:table-cell table:style-name="ce19"/>
          <table:table-cell table:style-name="ce4"/>
          <table:table-cell office:value-type="string" office:string-value="---" table:formula="of:=IF(AND([.F2809] &lt;&gt; &quot;&quot;;[.G2809] &lt;&gt; &quot;&quot;);([.G2809]-[.F2809])*24;&quot;---&quot;)" table:style-name="ce4">
            <text:p>---</text:p>
          </table:table-cell>
          <table:table-cell table:style-name="ce21"/>
          <table:table-cell table:number-columns-repeated="2" table:style-name="ce14"/>
          <table:table-cell table:style-name="ce13"/>
          <table:table-cell table:style-name="ce15"/>
          <table:table-cell table:number-columns-repeated="16375" table:style-name="ce1"/>
        </table:table-row>
        <table:table-row table:style-name="ro14">
          <table:table-cell office:value-type="float" office:value="933" table:formula="of:=[.A2809]" table:style-name="ce17">
            <text:p>933</text:p>
          </table:table-cell>
          <table:table-cell office:value-type="float" office:value="8.25" table:formula="of:=COM.MICROSOFT.CEILING([.C2810];0.25)" table:style-name="ce19">
            <text:p>8.250</text:p>
          </table:table-cell>
          <table:table-cell office:value-type="float" office:value="8.1730555553804152" table:formula="of:=SUM([.D2810:.D2829])" table:style-name="ce4">
            <text:p>8.173</text:p>
          </table:table-cell>
          <table:table-cell office:value-type="string" office:string-value="---" table:formula="of:=IF(AND([.F2810] &lt;&gt; &quot;&quot;;[.G2810] &lt;&gt; &quot;&quot;);([.G2810]-[.F2810])*24;&quot;---&quot;)" table:style-name="ce4">
            <text:p>---</text:p>
          </table:table-cell>
          <table:table-cell office:value-type="date" office:date-value="2025-09-17T00:00:00" table:style-name="ce20">
            <text:p>17-Sep</text:p>
          </table:table-cell>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3" table:formula="of:=[.A2810]" table:style-name="ce17">
            <text:p>933</text:p>
          </table:table-cell>
          <table:table-cell table:style-name="ce19"/>
          <table:table-cell office:value-type="string" table:style-name="ce4">
            <text:p>BILLED</text:p>
          </table:table-cell>
          <table:table-cell office:value-type="float" office:value="0.30249999999068677" table:formula="of:=IF(AND([.F2811] &lt;&gt; &quot;&quot;;[.G2811] &lt;&gt; &quot;&quot;);([.G2811]-[.F2811])*24;&quot;---&quot;)" table:style-name="ce4">
            <text:p>0.302</text:p>
          </table:table-cell>
          <table:table-cell office:value-type="string" table:style-name="ce21">
            <text:p>Gittraining</text:p>
          </table:table-cell>
          <table:table-cell office:value-type="date" office:date-value="2025-09-17T08:10:00" table:style-name="ce14">
            <text:p>9/17/25 08:10 AM</text:p>
          </table:table-cell>
          <table:table-cell office:value-type="date" office:date-value="2025-09-17T08:28:09" table:style-name="ce14">
            <text:p>9/17/25 08:28 AM</text:p>
          </table:table-cell>
          <table:table-cell office:value-type="string" table:style-name="ce13">
            <text:p>Working on producing conflicting rebases for the git training. Conversations afterward discussing the best ways to catch up with a remote.</text:p>
          </table:table-cell>
          <table:table-cell table:style-name="ce23"/>
          <table:table-cell table:number-columns-repeated="16375" table:style-name="ce1"/>
        </table:table-row>
        <table:table-row table:style-name="ro14" table:visibility="collapse">
          <table:table-cell office:value-type="float" office:value="933" table:formula="of:=[.A2811]" table:style-name="ce17">
            <text:p>933</text:p>
          </table:table-cell>
          <table:table-cell table:style-name="ce19"/>
          <table:table-cell office:value-type="string" table:style-name="ce4">
            <text:p>BILLED</text:p>
          </table:table-cell>
          <table:table-cell office:value-type="float" office:value="0.28083333332324401" table:formula="of:=IF(AND([.F2812] &lt;&gt; &quot;&quot;;[.G2812] &lt;&gt; &quot;&quot;);([.G2812]-[.F2812])*24;&quot;---&quot;)" table:style-name="ce4">
            <text:p>0.281</text:p>
          </table:table-cell>
          <table:table-cell office:value-type="string" table:style-name="ce21">
            <text:p>Mtg-daily</text:p>
          </table:table-cell>
          <table:table-cell office:value-type="date" office:date-value="2025-09-17T08:28:09" table:style-name="ce14">
            <text:p>9/17/25 08:28 AM</text:p>
          </table:table-cell>
          <table:table-cell office:value-type="date" office:date-value="2025-09-17T08:45:00" table:style-name="ce14">
            <text:p>9/17/25 08:45 AM</text:p>
          </table:table-cell>
          <table:table-cell office:value-type="string" table:style-name="ce13">
            <text:p>Daily meetings with the team. EE/IGA sync up.</text:p>
          </table:table-cell>
          <table:table-cell table:style-name="ce23"/>
          <table:table-cell table:number-columns-repeated="16375" table:style-name="ce1"/>
        </table:table-row>
        <table:table-row table:style-name="ro14" table:visibility="collapse">
          <table:table-cell office:value-type="float" office:value="933" table:formula="of:=[.A2812]" table:style-name="ce17">
            <text:p>933</text:p>
          </table:table-cell>
          <table:table-cell table:style-name="ce19"/>
          <table:table-cell office:value-type="string" table:style-name="ce4">
            <text:p>BILLED</text:p>
          </table:table-cell>
          <table:table-cell office:value-type="float" office:value="0.5166666666045785" table:formula="of:=IF(AND([.F2813] &lt;&gt; &quot;&quot;;[.G2813] &lt;&gt; &quot;&quot;);([.G2813]-[.F2813])*24;&quot;---&quot;)" table:style-name="ce4">
            <text:p>0.517</text:p>
          </table:table-cell>
          <table:table-cell office:value-type="string" table:style-name="ce21">
            <text:p>mtg-ee</text:p>
          </table:table-cell>
          <table:table-cell office:value-type="date" office:date-value="2025-09-17T09:30:00" table:style-name="ce14">
            <text:p>9/17/25 09:30 AM</text:p>
          </table:table-cell>
          <table:table-cell office:value-type="date" office:date-value="2025-09-17T10:01:00" table:style-name="ce14">
            <text:p>9/17/25 10:01 AM</text:p>
          </table:table-cell>
          <table:table-cell office:value-type="string" table:style-name="ce13">
            <text:p>#</text:p>
          </table:table-cell>
          <table:table-cell table:style-name="ce23"/>
          <table:table-cell table:number-columns-repeated="16375" table:style-name="ce1"/>
        </table:table-row>
        <table:table-row table:style-name="ro14" table:visibility="collapse">
          <table:table-cell office:value-type="float" office:value="933" table:formula="of:=[.A2813]" table:style-name="ce17">
            <text:p>933</text:p>
          </table:table-cell>
          <table:table-cell table:style-name="ce19"/>
          <table:table-cell office:value-type="string" table:style-name="ce4">
            <text:p>BILLED</text:p>
          </table:table-cell>
          <table:table-cell office:value-type="float" office:value="1.0186111110378988" table:formula="of:=IF(AND([.F2814] &lt;&gt; &quot;&quot;;[.G2814] &lt;&gt; &quot;&quot;);([.G2814]-[.F2814])*24;&quot;---&quot;)" table:style-name="ce4">
            <text:p>1.019</text:p>
          </table:table-cell>
          <table:table-cell office:value-type="string" table:style-name="ce25">
            <text:p>ee/iga</text:p>
          </table:table-cell>
          <table:table-cell office:value-type="date" office:date-value="2025-09-17T10:01:00" table:style-name="ce14">
            <text:p>9/17/25 10:01 AM</text:p>
          </table:table-cell>
          <table:table-cell office:value-type="date" office:date-value="2025-09-17T11:02:07" table:style-name="ce14">
            <text:p>9/17/25 11:02 AM</text:p>
          </table:table-cell>
          <table:table-cell office:value-type="string" table:style-name="ce21">
            <text:p>#</text:p>
          </table:table-cell>
          <table:table-cell table:style-name="ce23"/>
          <table:table-cell table:number-columns-repeated="16375" table:style-name="ce1"/>
        </table:table-row>
        <table:table-row table:style-name="ro14" table:visibility="collapse">
          <table:table-cell office:value-type="float" office:value="933" table:formula="of:=[.A2814]" table:style-name="ce17">
            <text:p>933</text:p>
          </table:table-cell>
          <table:table-cell table:style-name="ce19"/>
          <table:table-cell office:value-type="string" table:style-name="ce4">
            <text:p>BILLED</text:p>
          </table:table-cell>
          <table:table-cell office:value-type="float" office:value="0.73916666675359011" table:formula="of:=IF(AND([.F2815] &lt;&gt; &quot;&quot;;[.G2815] &lt;&gt; &quot;&quot;);([.G2815]-[.F2815])*24;&quot;---&quot;)" table:style-name="ce4">
            <text:p>0.739</text:p>
          </table:table-cell>
          <table:table-cell office:value-type="string" table:style-name="ce21">
            <text:p>IDtoEmployeeSvc</text:p>
          </table:table-cell>
          <table:table-cell office:value-type="date" office:date-value="2025-09-17T11:02:07" table:style-name="ce14">
            <text:p>9/17/25 11:02 AM</text:p>
          </table:table-cell>
          <table:table-cell office:value-type="date" office:date-value="2025-09-17T11:46:28" table:style-name="ce14">
            <text:p>9/17/25 11:46 AM</text:p>
          </table:table-cell>
          <table:table-cell office:value-type="string" table:style-name="ce21">
            <text:p>Worked on integrating Gokul's changes with EmployeeSvc. Worked on retiree portal user creation issue.</text:p>
          </table:table-cell>
          <table:table-cell table:style-name="ce23"/>
          <table:table-cell table:number-columns-repeated="16375" table:style-name="ce1"/>
        </table:table-row>
        <table:table-row table:style-name="ro14" table:visibility="collapse">
          <table:table-cell office:value-type="float" office:value="933" table:formula="of:=[.A2815]" table:style-name="ce17">
            <text:p>933</text:p>
          </table:table-cell>
          <table:table-cell table:style-name="ce19"/>
          <table:table-cell office:value-type="string" table:style-name="ce4">
            <text:p>BILLED</text:p>
          </table:table-cell>
          <table:table-cell office:value-type="float" office:value="1.4755555556039326" table:formula="of:=IF(AND([.F2816] &lt;&gt; &quot;&quot;;[.G2816] &lt;&gt; &quot;&quot;);([.G2816]-[.F2816])*24;&quot;---&quot;)" table:style-name="ce4">
            <text:p>1.476</text:p>
          </table:table-cell>
          <table:table-cell office:value-type="string" table:style-name="ce25">
            <text:p>Git training</text:p>
          </table:table-cell>
          <table:table-cell office:value-type="date" office:date-value="2025-09-17T11:46:28" table:style-name="ce14">
            <text:p>9/17/25 11:46 AM</text:p>
          </table:table-cell>
          <table:table-cell office:value-type="date" office:date-value="2025-09-17T13:15:00" table:style-name="ce14">
            <text:p>9/17/25 01:15 PM</text:p>
          </table:table-cell>
          <table:table-cell office:value-type="string" table:style-name="ce13">
            <text:p>#</text:p>
          </table:table-cell>
          <table:table-cell table:style-name="ce23"/>
          <table:table-cell table:number-columns-repeated="16375" table:style-name="ce1"/>
        </table:table-row>
        <table:table-row table:style-name="ro14" table:visibility="collapse">
          <table:table-cell office:value-type="float" office:value="933" table:formula="of:=[.A2816]" table:style-name="ce17">
            <text:p>933</text:p>
          </table:table-cell>
          <table:table-cell table:style-name="ce21"/>
          <table:table-cell office:value-type="string" table:style-name="ce4">
            <text:p>BILLED</text:p>
          </table:table-cell>
          <table:table-cell office:value-type="float" office:value="0.45527777768438682" table:formula="of:=IF(AND([.F2817] &lt;&gt; &quot;&quot;;[.G2817] &lt;&gt; &quot;&quot;);([.G2817]-[.F2817])*24;&quot;---&quot;)" table:style-name="ce4">
            <text:p>0.455</text:p>
          </table:table-cell>
          <table:table-cell office:value-type="string" table:style-name="ce25">
            <text:p>sprt-IDtoBrowserStack</text:p>
          </table:table-cell>
          <table:table-cell office:value-type="date" office:date-value="2025-09-17T13:15:00" table:style-name="ce14">
            <text:p>9/17/25 01:15 PM</text:p>
          </table:table-cell>
          <table:table-cell office:value-type="date" office:date-value="2025-09-17T13:42:19" table:style-name="ce14">
            <text:p>9/17/25 01:42 PM</text:p>
          </table:table-cell>
          <table:table-cell office:value-type="string" table:style-name="ce13">
            <text:p>Worked to fix a user's role in IDtoBrowserStack per Haley Trammel. Worked on resolving issues regarding users who aren't being processed by IDtoAviobook. Worked with Joe to resolve an IDtoAlteaOfficeDBtoID driver issue.</text:p>
          </table:table-cell>
          <table:table-cell table:style-name="ce23"/>
          <table:table-cell table:number-columns-repeated="16375" table:style-name="ce1"/>
        </table:table-row>
        <table:table-row table:style-name="ro14" table:visibility="collapse">
          <table:table-cell office:value-type="float" office:value="933" table:formula="of:=[.A2817]" table:style-name="ce17">
            <text:p>933</text:p>
          </table:table-cell>
          <table:table-cell table:style-name="ce19"/>
          <table:table-cell office:value-type="string" table:style-name="ce4">
            <text:p>BILLED</text:p>
          </table:table-cell>
          <table:table-cell office:value-type="float" office:value="0.75722222233889624" table:formula="of:=IF(AND([.F2818] &lt;&gt; &quot;&quot;;[.G2818] &lt;&gt; &quot;&quot;);([.G2818]-[.F2818])*24;&quot;---&quot;)" table:style-name="ce4">
            <text:p>0.757</text:p>
          </table:table-cell>
          <table:table-cell office:value-type="string" table:style-name="ce21">
            <text:p>iodtoaviobook</text:p>
          </table:table-cell>
          <table:table-cell office:value-type="date" office:date-value="2025-09-17T13:42:19" table:style-name="ce14">
            <text:p>9/17/25 01:42 PM</text:p>
          </table:table-cell>
          <table:table-cell office:value-type="date" office:date-value="2025-09-17T14:27:45" table:style-name="ce14">
            <text:p>9/17/25 02:27 PM</text:p>
          </table:table-cell>
          <table:table-cell office:value-type="string" table:style-name="ce13">
            <text:p>#Worked on resolving issues regarding users that aren't being processed by IDtoAviobook.</text:p>
          </table:table-cell>
          <table:table-cell table:style-name="ce23"/>
          <table:table-cell table:number-columns-repeated="16375" table:style-name="ce1"/>
        </table:table-row>
        <table:table-row table:style-name="ro14" table:visibility="collapse">
          <table:table-cell office:value-type="float" office:value="933" table:formula="of:=[.A2818]" table:style-name="ce17">
            <text:p>933</text:p>
          </table:table-cell>
          <table:table-cell table:style-name="ce19"/>
          <table:table-cell office:value-type="string" table:style-name="ce4">
            <text:p>BILLED</text:p>
          </table:table-cell>
          <table:table-cell office:value-type="float" office:value="0.26277777773793787" table:formula="of:=IF(AND([.F2819] &lt;&gt; &quot;&quot;;[.G2819] &lt;&gt; &quot;&quot;);([.G2819]-[.F2819])*24;&quot;---&quot;)" table:style-name="ce4">
            <text:p>0.263</text:p>
          </table:table-cell>
          <table:table-cell office:value-type="string" table:style-name="ce21">
            <text:p>IDtoApptioFrontDoor</text:p>
          </table:table-cell>
          <table:table-cell office:value-type="date" office:date-value="2025-09-17T14:27:45" table:style-name="ce14">
            <text:p>9/17/25 02:27 PM</text:p>
          </table:table-cell>
          <table:table-cell office:value-type="date" office:date-value="2025-09-17T14:43:31" table:style-name="ce14">
            <text:p>9/17/25 02:43 PM</text:p>
          </table:table-cell>
          <table:table-cell office:value-type="string" table:style-name="ce21">
            <text:p>Worked on deploying the IDtoApptio drivers into QA.</text:p>
          </table:table-cell>
          <table:table-cell table:style-name="ce23"/>
          <table:table-cell table:number-columns-repeated="16375" table:style-name="ce1"/>
        </table:table-row>
        <table:table-row table:style-name="ro14" table:visibility="collapse">
          <table:table-cell office:value-type="float" office:value="933" table:formula="of:=[.A2819]" table:style-name="ce17">
            <text:p>933</text:p>
          </table:table-cell>
          <table:table-cell table:style-name="ce19"/>
          <table:table-cell office:value-type="string" table:style-name="ce4">
            <text:p>BILLED</text:p>
          </table:table-cell>
          <table:table-cell office:value-type="float" office:value="0.53861111111473292" table:formula="of:=IF(AND([.F2820] &lt;&gt; &quot;&quot;;[.G2820] &lt;&gt; &quot;&quot;);([.G2820]-[.F2820])*24;&quot;---&quot;)" table:style-name="ce4">
            <text:p>0.539</text:p>
          </table:table-cell>
          <table:table-cell office:value-type="string" table:style-name="ce21">
            <text:p>IDtoEmployeeSvc</text:p>
          </table:table-cell>
          <table:table-cell office:value-type="date" office:date-value="2025-09-17T15:10:09" table:style-name="ce14">
            <text:p>9/17/25 03:10 PM</text:p>
          </table:table-cell>
          <table:table-cell office:value-type="date" office:date-value="2025-09-17T15:42:28" table:style-name="ce14">
            <text:p>9/17/25 03:42 PM</text:p>
          </table:table-cell>
          <table:table-cell office:value-type="string" table:style-name="ce13">
            <text:p>#</text:p>
          </table:table-cell>
          <table:table-cell table:style-name="ce23"/>
          <table:table-cell table:number-columns-repeated="16375" table:style-name="ce1"/>
        </table:table-row>
        <table:table-row table:style-name="ro14" table:visibility="collapse">
          <table:table-cell office:value-type="float" office:value="933" table:formula="of:=[.A2820]" table:style-name="ce17">
            <text:p>933</text:p>
          </table:table-cell>
          <table:table-cell table:style-name="ce19"/>
          <table:table-cell office:value-type="string" table:style-name="ce4">
            <text:p>BILLED</text:p>
          </table:table-cell>
          <table:table-cell office:value-type="float" office:value="0.18333333323244005" table:formula="of:=IF(AND([.F2821] &lt;&gt; &quot;&quot;;[.G2821] &lt;&gt; &quot;&quot;);([.G2821]-[.F2821])*24;&quot;---&quot;)" table:style-name="ce4">
            <text:p>0.183</text:p>
          </table:table-cell>
          <table:table-cell office:value-type="string" table:style-name="ce21">
            <text:p>sprt -altea</text:p>
          </table:table-cell>
          <table:table-cell office:value-type="date" office:date-value="2025-09-17T15:42:28" table:style-name="ce14">
            <text:p>9/17/25 03:42 PM</text:p>
          </table:table-cell>
          <table:table-cell office:value-type="date" office:date-value="2025-09-17T15:53:28" table:style-name="ce14">
            <text:p>9/17/25 03:53 PM</text:p>
          </table:table-cell>
          <table:table-cell office:value-type="string" table:style-name="ce13">
            <text:p>Worked with Joe to identify a possible issue in the IDtoAlteaOfficeDBtoID driver.</text:p>
          </table:table-cell>
          <table:table-cell table:style-name="ce23"/>
          <table:table-cell table:number-columns-repeated="16375" table:style-name="ce1"/>
        </table:table-row>
        <table:table-row table:style-name="ro14" table:visibility="collapse">
          <table:table-cell office:value-type="float" office:value="933" table:formula="of:=[.A2821]" table:style-name="ce17">
            <text:p>933</text:p>
          </table:table-cell>
          <table:table-cell table:style-name="ce19"/>
          <table:table-cell office:value-type="string" table:style-name="ce4">
            <text:p>BILLED</text:p>
          </table:table-cell>
          <table:table-cell office:value-type="float" office:value="1.6424999999580905" table:formula="of:=IF(AND([.F2822] &lt;&gt; &quot;&quot;;[.G2822] &lt;&gt; &quot;&quot;);([.G2822]-[.F2822])*24;&quot;---&quot;)" table:style-name="ce4">
            <text:p>1.642</text:p>
          </table:table-cell>
          <table:table-cell office:value-type="string" table:style-name="ce21">
            <text:p>IDtoEmployeeSvc</text:p>
          </table:table-cell>
          <table:table-cell office:value-type="date" office:date-value="2025-09-17T15:53:28" table:style-name="ce14">
            <text:p>9/17/25 03:53 PM</text:p>
          </table:table-cell>
          <table:table-cell office:value-type="date" office:date-value="2025-09-17T17:32:01" table:style-name="ce14">
            <text:p>9/17/25 05:32 PM</text:p>
          </table:table-cell>
          <table:table-cell office:value-type="string" table:style-name="ce13">
            <text:p>#</text:p>
          </table:table-cell>
          <table:table-cell table:style-name="ce23"/>
          <table:table-cell table:number-columns-repeated="16375" table:style-name="ce1"/>
        </table:table-row>
        <table:table-row table:style-name="ro14" table:visibility="collapse">
          <table:table-cell office:value-type="float" office:value="933" table:formula="of:=[.A2822]" table:style-name="ce17">
            <text:p>933</text:p>
          </table:table-cell>
          <table:table-cell table:style-name="ce19"/>
          <table:table-cell table:style-name="ce4"/>
          <table:table-cell office:value-type="string" office:string-value="---" table:formula="of:=IF(AND([.F2823] &lt;&gt; &quot;&quot;;[.G2823] &lt;&gt; &quot;&quot;);([.G2823]-[.F2823])*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33" table:formula="of:=[.A2823]" table:style-name="ce17">
            <text:p>933</text:p>
          </table:table-cell>
          <table:table-cell table:style-name="ce19"/>
          <table:table-cell table:style-name="ce4"/>
          <table:table-cell office:value-type="string" office:string-value="---" table:formula="of:=IF(AND([.F2824] &lt;&gt; &quot;&quot;;[.G2824] &lt;&gt; &quot;&quot;);([.G2824]-[.F2824])*24;&quot;---&quot;)" table:style-name="ce4">
            <text:p>---</text:p>
          </table:table-cell>
          <table:table-cell table:style-name="ce21"/>
          <table:table-cell table:number-columns-repeated="2" table:style-name="ce14"/>
          <table:table-cell table:style-name="ce16"/>
          <table:table-cell table:style-name="ce23"/>
          <table:table-cell table:number-columns-repeated="16375" table:style-name="ce1"/>
        </table:table-row>
        <table:table-row table:style-name="ro14" table:visibility="collapse">
          <table:table-cell office:value-type="float" office:value="933" table:formula="of:=[.A2824]" table:style-name="ce17">
            <text:p>933</text:p>
          </table:table-cell>
          <table:table-cell table:style-name="ce19"/>
          <table:table-cell table:style-name="ce4"/>
          <table:table-cell office:value-type="string" office:string-value="---" table:formula="of:=IF(AND([.F2825] &lt;&gt; &quot;&quot;;[.G2825] &lt;&gt; &quot;&quot;);([.G2825]-[.F2825])*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33" table:formula="of:=[.A2825]" table:style-name="ce17">
            <text:p>933</text:p>
          </table:table-cell>
          <table:table-cell table:style-name="ce19"/>
          <table:table-cell table:style-name="ce4"/>
          <table:table-cell office:value-type="string" office:string-value="---" table:formula="of:=IF(AND([.F2826] &lt;&gt; &quot;&quot;;[.G2826] &lt;&gt; &quot;&quot;);([.G2826]-[.F2826])*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33" table:formula="of:=[.A2826]" table:style-name="ce17">
            <text:p>933</text:p>
          </table:table-cell>
          <table:table-cell table:style-name="ce19"/>
          <table:table-cell table:style-name="ce4"/>
          <table:table-cell office:value-type="string" office:string-value="---" table:formula="of:=IF(AND([.F2827] &lt;&gt; &quot;&quot;;[.G2827] &lt;&gt; &quot;&quot;);([.G2827]-[.F2827])*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33" table:formula="of:=[.A2827]" table:style-name="ce17">
            <text:p>933</text:p>
          </table:table-cell>
          <table:table-cell table:style-name="ce19"/>
          <table:table-cell table:style-name="ce4"/>
          <table:table-cell office:value-type="string" office:string-value="---" table:formula="of:=IF(AND([.F2828] &lt;&gt; &quot;&quot;;[.G2828] &lt;&gt; &quot;&quot;);([.G2828]-[.F2828])*24;&quot;---&quot;)" table:style-name="ce4">
            <text:p>---</text:p>
          </table:table-cell>
          <table:table-cell table:style-name="ce16"/>
          <table:table-cell table:number-columns-repeated="2" table:style-name="ce14"/>
          <table:table-cell table:style-name="ce16"/>
          <table:table-cell table:style-name="ce23"/>
          <table:table-cell table:number-columns-repeated="16375" table:style-name="ce1"/>
        </table:table-row>
        <table:table-row table:style-name="ro14" table:visibility="collapse">
          <table:table-cell office:value-type="float" office:value="933" table:formula="of:=[.A2828]" table:style-name="ce17">
            <text:p>933</text:p>
          </table:table-cell>
          <table:table-cell table:style-name="ce19"/>
          <table:table-cell table:style-name="ce4"/>
          <table:table-cell office:value-type="string" office:string-value="---" table:formula="of:=IF(AND([.F2829] &lt;&gt; &quot;&quot;;[.G2829] &lt;&gt; &quot;&quot;);([.G2829]-[.F2829])*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29]" table:style-name="ce17">
            <text:p>933</text:p>
          </table:table-cell>
          <table:table-cell office:value-type="float" office:value="4.5" table:formula="of:=COM.MICROSOFT.CEILING([.C2830];0.25)" table:style-name="ce19">
            <text:p>4.500</text:p>
          </table:table-cell>
          <table:table-cell office:value-type="float" office:value="4.4594444445683621" table:formula="of:=SUM([.D2830:.D2848])" table:style-name="ce4">
            <text:p>4.459</text:p>
          </table:table-cell>
          <table:table-cell office:value-type="string" office:string-value="---" table:formula="of:=IF(AND([.F2830] &lt;&gt; &quot;&quot;;[.G2830] &lt;&gt; &quot;&quot;);([.G2830]-[.F2830])*24;&quot;---&quot;)" table:style-name="ce4">
            <text:p>---</text:p>
          </table:table-cell>
          <table:table-cell office:value-type="date" office:date-value="2025-09-18T00:00:00" table:style-name="ce28">
            <text:p>18-Sep</text:p>
          </table:table-cell>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30]" table:style-name="ce17">
            <text:p>933</text:p>
          </table:table-cell>
          <table:table-cell table:style-name="ce19"/>
          <table:table-cell table:style-name="ce4"/>
          <table:table-cell office:value-type="float" office:value="0.25000000011641532" table:formula="of:=IF(AND([.F2831] &lt;&gt; &quot;&quot;;[.G2831] &lt;&gt; &quot;&quot;);([.G2831]-[.F2831])*24;&quot;---&quot;)" table:style-name="ce4">
            <text:p>0.250</text:p>
          </table:table-cell>
          <table:table-cell office:value-type="string" table:style-name="ce21">
            <text:p>mtg-Daily</text:p>
          </table:table-cell>
          <table:table-cell office:value-type="date" office:date-value="2025-09-18T08:30:00" table:style-name="ce14">
            <text:p>9/18/25 08:30 AM</text:p>
          </table:table-cell>
          <table:table-cell office:value-type="date" office:date-value="2025-09-18T08:45:00" table:style-name="ce14">
            <text:p>9/18/25 08:45 AM</text:p>
          </table:table-cell>
          <table:table-cell office:value-type="string" table:style-name="ce13">
            <text:p>Daily meetings with the team.</text:p>
          </table:table-cell>
          <table:table-cell table:style-name="ce18"/>
          <table:table-cell table:number-columns-repeated="16375" table:style-name="ce1"/>
        </table:table-row>
        <table:table-row table:style-name="ro14">
          <table:table-cell office:value-type="float" office:value="933" table:formula="of:=[.A2831]" table:style-name="ce17">
            <text:p>933</text:p>
          </table:table-cell>
          <table:table-cell table:style-name="ce19"/>
          <table:table-cell table:style-name="ce4"/>
          <table:table-cell office:value-type="float" office:value="0.93722222233191133" table:formula="of:=IF(AND([.F2832] &lt;&gt; &quot;&quot;;[.G2832] &lt;&gt; &quot;&quot;);([.G2832]-[.F2832])*24;&quot;---&quot;)" table:style-name="ce4">
            <text:p>0.937</text:p>
          </table:table-cell>
          <table:table-cell office:value-type="string" table:style-name="ce21">
            <text:p>IDtoEmployeeSvc</text:p>
          </table:table-cell>
          <table:table-cell office:value-type="date" office:date-value="2025-09-18T09:15:00" table:style-name="ce14">
            <text:p>9/18/25 09:15 AM</text:p>
          </table:table-cell>
          <table:table-cell office:value-type="date" office:date-value="2025-09-18T10:11:14" table:style-name="ce14">
            <text:p>9/18/25 10:11 AM</text:p>
          </table:table-cell>
          <table:table-cell office:value-type="string" table:style-name="ce1">
            <text:p>Worked on retiree portal user creation issue. Worked on resolving the correct role/profile for the Retiree role.</text:p>
          </table:table-cell>
          <table:table-cell table:style-name="ce18"/>
          <table:table-cell table:number-columns-repeated="16375" table:style-name="ce1"/>
        </table:table-row>
        <table:table-row table:style-name="ro14">
          <table:table-cell office:value-type="float" office:value="933" table:formula="of:=[.A2832]" table:style-name="ce17">
            <text:p>933</text:p>
          </table:table-cell>
          <table:table-cell table:style-name="ce19"/>
          <table:table-cell table:style-name="ce4"/>
          <table:table-cell office:value-type="float" office:value="2.6522222221246921" table:formula="of:=IF(AND([.F2833] &lt;&gt; &quot;&quot;;[.G2833] &lt;&gt; &quot;&quot;);([.G2833]-[.F2833])*24;&quot;---&quot;)" table:style-name="ce4">
            <text:p>2.652</text:p>
          </table:table-cell>
          <table:table-cell office:value-type="string" table:style-name="ce21">
            <text:p>IDtoEmployeeSvc</text:p>
          </table:table-cell>
          <table:table-cell office:value-type="date" office:date-value="2025-09-18T10:11:14" table:style-name="ce14">
            <text:p>9/18/25 10:11 AM</text:p>
          </table:table-cell>
          <table:table-cell office:value-type="date" office:date-value="2025-09-18T12:50:22" table:style-name="ce14">
            <text:p>9/18/25 12:50 PM</text:p>
          </table:table-cell>
          <table:table-cell office:value-type="string" table:style-name="ce13">
            <text:p>#test issue: all addresses changed to invalid@</text:p>
          </table:table-cell>
          <table:table-cell table:style-name="ce18"/>
          <table:table-cell table:number-columns-repeated="16375" table:style-name="ce1"/>
        </table:table-row>
        <table:table-row table:style-name="ro14">
          <table:table-cell office:value-type="float" office:value="933" table:formula="of:=[.A2833]" table:style-name="ce17">
            <text:p>933</text:p>
          </table:table-cell>
          <table:table-cell table:style-name="ce19"/>
          <table:table-cell table:style-name="ce4"/>
          <table:table-cell office:value-type="float" office:value="0.16194444440770894" table:formula="of:=IF(AND([.F2834] &lt;&gt; &quot;&quot;;[.G2834] &lt;&gt; &quot;&quot;);([.G2834]-[.F2834])*24;&quot;---&quot;)" table:style-name="ce4">
            <text:p>0.162</text:p>
          </table:table-cell>
          <table:table-cell office:value-type="string" table:style-name="ce13">
            <text:p>IDtoAviobook</text:p>
          </table:table-cell>
          <table:table-cell office:value-type="date" office:date-value="2025-09-18T13:15:00" table:style-name="ce14">
            <text:p>9/18/25 01:15 PM</text:p>
          </table:table-cell>
          <table:table-cell office:value-type="date" office:date-value="2025-09-18T13:24:43" table:style-name="ce14">
            <text:p>9/18/25 01:24 PM</text:p>
          </table:table-cell>
          <table:table-cell office:value-type="string" table:style-name="ce10">
            <text:p>Worked on closing PRB0085951 for IDtoAviobook.</text:p>
          </table:table-cell>
          <table:table-cell table:style-name="ce18"/>
          <table:table-cell table:number-columns-repeated="16375" table:style-name="ce1"/>
        </table:table-row>
        <table:table-row table:style-name="ro14">
          <table:table-cell office:value-type="float" office:value="933" table:formula="of:=[.A2834]" table:style-name="ce17">
            <text:p>933</text:p>
          </table:table-cell>
          <table:table-cell table:style-name="ce19"/>
          <table:table-cell table:style-name="ce4"/>
          <table:table-cell office:value-type="float" office:value="0.45805555558763444" table:formula="of:=IF(AND([.F2835] &lt;&gt; &quot;&quot;;[.G2835] &lt;&gt; &quot;&quot;);([.G2835]-[.F2835])*24;&quot;---&quot;)" table:style-name="ce4">
            <text:p>0.458</text:p>
          </table:table-cell>
          <table:table-cell office:value-type="string" table:style-name="ce13">
            <text:p>FTO -Walk/lunch</text:p>
          </table:table-cell>
          <table:table-cell office:value-type="date" office:date-value="2025-09-18T13:24:43" table:style-name="ce14">
            <text:p>9/18/25 01:24 PM</text:p>
          </table:table-cell>
          <table:table-cell office:value-type="date" office:date-value="2025-09-18T13:52:12" table:style-name="ce14">
            <text:p>9/18/25 01:52 PM</text:p>
          </table:table-cell>
          <table:table-cell office:value-type="string" table:style-name="ce13">
            <text:p>#</text:p>
          </table:table-cell>
          <table:table-cell table:style-name="ce18"/>
          <table:table-cell table:number-columns-repeated="16375" table:style-name="ce1"/>
        </table:table-row>
        <table:table-row table:style-name="ro14">
          <table:table-cell office:value-type="float" office:value="933" table:formula="of:=[.A2835]" table:style-name="ce17">
            <text:p>933</text:p>
          </table:table-cell>
          <table:table-cell table:style-name="ce19"/>
          <table:table-cell table:style-name="ce4"/>
          <table:table-cell office:value-type="string" office:string-value="---" table:formula="of:=IF(AND([.F2836] &lt;&gt; &quot;&quot;;[.G2836] &lt;&gt; &quot;&quot;);([.G2836]-[.F2836])*24;&quot;---&quot;)" table:style-name="ce4">
            <text:p>---</text:p>
          </table:table-cell>
          <table:table-cell office:value-type="string" table:style-name="ce21">
            <text:p>IDtoEmployeeSvc</text:p>
          </table:table-cell>
          <table:table-cell office:value-type="date" office:date-value="2025-09-18T13:52:12" table:style-name="ce14">
            <text:p>9/18/25 01:52 PM</text:p>
          </table:table-cell>
          <table:table-cell table:style-name="ce14"/>
          <table:table-cell office:value-type="string" table:style-name="ce13">
            <text:p>#</text:p>
          </table:table-cell>
          <table:table-cell table:style-name="ce18"/>
          <table:table-cell table:number-columns-repeated="16375" table:style-name="ce1"/>
        </table:table-row>
        <table:table-row table:style-name="ro14">
          <table:table-cell office:value-type="float" office:value="933" table:formula="of:=[.A2836]" table:style-name="ce17">
            <text:p>933</text:p>
          </table:table-cell>
          <table:table-cell table:style-name="ce11"/>
          <table:table-cell table:style-name="ce4"/>
          <table:table-cell office:value-type="string" office:string-value="---" table:formula="of:=IF(AND([.F2837] &lt;&gt; &quot;&quot;;[.G2837] &lt;&gt; &quot;&quot;);([.G2837]-[.F2837])*24;&quot;---&quot;)" table:style-name="ce4">
            <text:p>---</text:p>
          </table:table-cell>
          <table:table-cell table:style-name="ce21"/>
          <table:table-cell table:number-columns-repeated="2" table:style-name="ce14"/>
          <table:table-cell table:style-name="ce13"/>
          <table:table-cell table:style-name="ce15"/>
          <table:table-cell table:number-columns-repeated="16375" table:style-name="ce1"/>
        </table:table-row>
        <table:table-row table:style-name="ro14">
          <table:table-cell office:value-type="float" office:value="933" table:formula="of:=[.A2837]" table:style-name="ce17">
            <text:p>933</text:p>
          </table:table-cell>
          <table:table-cell table:style-name="ce29"/>
          <table:table-cell table:style-name="ce4"/>
          <table:table-cell office:value-type="string" office:string-value="---" table:formula="of:=IF(AND([.F2838] &lt;&gt; &quot;&quot;;[.G2838] &lt;&gt; &quot;&quot;);([.G2838]-[.F2838])*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38]" table:style-name="ce17">
            <text:p>933</text:p>
          </table:table-cell>
          <table:table-cell table:style-name="ce19"/>
          <table:table-cell table:style-name="ce4"/>
          <table:table-cell office:value-type="string" office:string-value="---" table:formula="of:=IF(AND([.F2839] &lt;&gt; &quot;&quot;;[.G2839] &lt;&gt; &quot;&quot;);([.G2839]-[.F2839])*24;&quot;---&quot;)" table:style-name="ce4">
            <text:p>---</text:p>
          </table:table-cell>
          <table:table-cell table:style-name="ce21"/>
          <table:table-cell table:number-columns-repeated="2" table:style-name="ce14"/>
          <table:table-cell table:style-name="ce13"/>
          <table:table-cell table:style-name="ce10"/>
          <table:table-cell table:number-columns-repeated="16375" table:style-name="ce1"/>
        </table:table-row>
        <table:table-row table:style-name="ro14">
          <table:table-cell office:value-type="float" office:value="933" table:formula="of:=[.A2839]" table:style-name="ce17">
            <text:p>933</text:p>
          </table:table-cell>
          <table:table-cell office:value-type="string" table:style-name="ce4">
            <text:p>329-350</text:p>
          </table:table-cell>
          <table:table-cell table:style-name="ce4"/>
          <table:table-cell office:value-type="string" office:string-value="---" table:formula="of:=IF(AND([.F2840] &lt;&gt; &quot;&quot;;[.G2840] &lt;&gt; &quot;&quot;);([.G2840]-[.F2840])*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40]" table:style-name="ce17">
            <text:p>933</text:p>
          </table:table-cell>
          <table:table-cell table:style-name="ce19"/>
          <table:table-cell table:style-name="ce4"/>
          <table:table-cell office:value-type="string" office:string-value="---" table:formula="of:=IF(AND([.F2841] &lt;&gt; &quot;&quot;;[.G2841] &lt;&gt; &quot;&quot;);([.G2841]-[.F2841])*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41]" table:style-name="ce17">
            <text:p>933</text:p>
          </table:table-cell>
          <table:table-cell table:style-name="ce19"/>
          <table:table-cell table:style-name="ce4"/>
          <table:table-cell office:value-type="string" office:string-value="---" table:formula="of:=IF(AND([.F2842] &lt;&gt; &quot;&quot;;[.G2842] &lt;&gt; &quot;&quot;);([.G2842]-[.F2842])*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42]" table:style-name="ce17">
            <text:p>933</text:p>
          </table:table-cell>
          <table:table-cell table:style-name="ce19"/>
          <table:table-cell table:style-name="ce4"/>
          <table:table-cell office:value-type="string" office:string-value="---" table:formula="of:=IF(AND([.F2843] &lt;&gt; &quot;&quot;;[.G2843] &lt;&gt; &quot;&quot;);([.G2843]-[.F2843])*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43]" table:style-name="ce17">
            <text:p>933</text:p>
          </table:table-cell>
          <table:table-cell table:style-name="ce19"/>
          <table:table-cell table:style-name="ce4"/>
          <table:table-cell office:value-type="string" office:string-value="---" table:formula="of:=IF(AND([.F2844] &lt;&gt; &quot;&quot;;[.G2844] &lt;&gt; &quot;&quot;);([.G2844]-[.F2844])*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44]" table:style-name="ce17">
            <text:p>933</text:p>
          </table:table-cell>
          <table:table-cell table:style-name="ce19"/>
          <table:table-cell table:style-name="ce4"/>
          <table:table-cell office:value-type="string" office:string-value="---" table:formula="of:=IF(AND([.F2845] &lt;&gt; &quot;&quot;;[.G2845] &lt;&gt; &quot;&quot;);([.G2845]-[.F2845])*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45]" table:style-name="ce17">
            <text:p>933</text:p>
          </table:table-cell>
          <table:table-cell table:style-name="ce19"/>
          <table:table-cell table:style-name="ce4"/>
          <table:table-cell office:value-type="string" office:string-value="---" table:formula="of:=IF(AND([.F2846] &lt;&gt; &quot;&quot;;[.G2846] &lt;&gt; &quot;&quot;);([.G2846]-[.F2846])*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46]" table:style-name="ce17">
            <text:p>933</text:p>
          </table:table-cell>
          <table:table-cell table:style-name="ce19"/>
          <table:table-cell table:style-name="ce4"/>
          <table:table-cell office:value-type="string" office:string-value="---" table:formula="of:=IF(AND([.F2847] &lt;&gt; &quot;&quot;;[.G2847] &lt;&gt; &quot;&quot;);([.G2847]-[.F2847])*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47]" table:style-name="ce17">
            <text:p>933</text:p>
          </table:table-cell>
          <table:table-cell table:style-name="ce19"/>
          <table:table-cell table:style-name="ce4"/>
          <table:table-cell office:value-type="string" office:string-value="---" table:formula="of:=IF(AND([.F2848] &lt;&gt; &quot;&quot;;[.G2848] &lt;&gt; &quot;&quot;);([.G2848]-[.F2848])*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48]" table:style-name="ce17">
            <text:p>933</text:p>
          </table:table-cell>
          <table:table-cell office:value-type="float" office:value="0" table:formula="of:=COM.MICROSOFT.CEILING([.C2849];0.25)" table:style-name="ce19">
            <text:p>0.000</text:p>
          </table:table-cell>
          <table:table-cell office:value-type="float" office:value="0" table:formula="of:=SUM([.D2849:.D2877])" table:style-name="ce4">
            <text:p>0.000</text:p>
          </table:table-cell>
          <table:table-cell office:value-type="string" office:string-value="---" table:formula="of:=IF(AND([.F2849] &lt;&gt; &quot;&quot;;[.G2849] &lt;&gt; &quot;&quot;);([.G2849]-[.F2849])*24;&quot;---&quot;)" table:style-name="ce4">
            <text:p>---</text:p>
          </table:table-cell>
          <table:table-cell office:value-type="date" office:date-value="2025-09-19T00:00:00" table:style-name="ce20">
            <text:p>19-Sep</text:p>
          </table:table-cell>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49]" table:style-name="ce17">
            <text:p>933</text:p>
          </table:table-cell>
          <table:table-cell table:style-name="ce19"/>
          <table:table-cell office:value-type="string" table:style-name="ce4">
            <text:p>BILLED</text:p>
          </table:table-cell>
          <table:table-cell office:value-type="string" office:string-value="---" table:formula="of:=IF(AND([.F2850] &lt;&gt; &quot;&quot;;[.G2850] &lt;&gt; &quot;&quot;);([.G2850]-[.F2850])*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50]" table:style-name="ce17">
            <text:p>933</text:p>
          </table:table-cell>
          <table:table-cell table:style-name="ce19"/>
          <table:table-cell office:value-type="string" table:style-name="ce4">
            <text:p>BILLED</text:p>
          </table:table-cell>
          <table:table-cell office:value-type="string" office:string-value="---" table:formula="of:=IF(AND([.F2851] &lt;&gt; &quot;&quot;;[.G2851] &lt;&gt; &quot;&quot;);([.G2851]-[.F2851])*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51]" table:style-name="ce17">
            <text:p>933</text:p>
          </table:table-cell>
          <table:table-cell table:style-name="ce19"/>
          <table:table-cell office:value-type="string" table:style-name="ce4">
            <text:p>BILLED</text:p>
          </table:table-cell>
          <table:table-cell office:value-type="string" office:string-value="---" table:formula="of:=IF(AND([.F2852] &lt;&gt; &quot;&quot;;[.G2852] &lt;&gt; &quot;&quot;);([.G2852]-[.F2852])*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52]" table:style-name="ce17">
            <text:p>933</text:p>
          </table:table-cell>
          <table:table-cell table:style-name="ce11"/>
          <table:table-cell office:value-type="string" table:style-name="ce4">
            <text:p>BILLED</text:p>
          </table:table-cell>
          <table:table-cell office:value-type="string" office:string-value="---" table:formula="of:=IF(AND([.F2853] &lt;&gt; &quot;&quot;;[.G2853] &lt;&gt; &quot;&quot;);([.G2853]-[.F2853])*24;&quot;---&quot;)" table:style-name="ce4">
            <text:p>---</text:p>
          </table:table-cell>
          <table:table-cell table:style-name="ce21"/>
          <table:table-cell table:number-columns-repeated="2" table:style-name="ce14"/>
          <table:table-cell table:style-name="ce13"/>
          <table:table-cell table:style-name="ce15"/>
          <table:table-cell table:number-columns-repeated="16375" table:style-name="ce1"/>
        </table:table-row>
        <table:table-row table:style-name="ro14">
          <table:table-cell office:value-type="float" office:value="933" table:formula="of:=[.A2853]" table:style-name="ce17">
            <text:p>933</text:p>
          </table:table-cell>
          <table:table-cell table:style-name="ce11"/>
          <table:table-cell office:value-type="string" table:style-name="ce4">
            <text:p>BILLED</text:p>
          </table:table-cell>
          <table:table-cell office:value-type="string" office:string-value="---" table:formula="of:=IF(AND([.F2854] &lt;&gt; &quot;&quot;;[.G2854] &lt;&gt; &quot;&quot;);([.G2854]-[.F2854])*24;&quot;---&quot;)" table:style-name="ce4">
            <text:p>---</text:p>
          </table:table-cell>
          <table:table-cell table:style-name="ce13"/>
          <table:table-cell table:number-columns-repeated="2" table:style-name="ce14"/>
          <table:table-cell table:style-name="ce13"/>
          <table:table-cell table:style-name="ce15"/>
          <table:table-cell table:number-columns-repeated="16375" table:style-name="ce1"/>
        </table:table-row>
        <table:table-row table:style-name="ro14">
          <table:table-cell office:value-type="float" office:value="933" table:formula="of:=[.A2854]" table:style-name="ce17">
            <text:p>933</text:p>
          </table:table-cell>
          <table:table-cell office:value-type="string" table:style-name="ce11">
            <text:p>walk</text:p>
          </table:table-cell>
          <table:table-cell office:value-type="string" table:style-name="ce4">
            <text:p>BILLED</text:p>
          </table:table-cell>
          <table:table-cell office:value-type="string" office:string-value="---" table:formula="of:=IF(AND([.F2855] &lt;&gt; &quot;&quot;;[.G2855] &lt;&gt; &quot;&quot;);([.G2855]-[.F2855])*24;&quot;---&quot;)" table:style-name="ce4">
            <text:p>---</text:p>
          </table:table-cell>
          <table:table-cell table:style-name="ce13"/>
          <table:table-cell table:number-columns-repeated="2" table:style-name="ce14"/>
          <table:table-cell table:style-name="ce13"/>
          <table:table-cell table:style-name="ce15"/>
          <table:table-cell table:number-columns-repeated="16375" table:style-name="ce1"/>
        </table:table-row>
        <table:table-row table:style-name="ro14">
          <table:table-cell office:value-type="float" office:value="933" table:formula="of:=[.A2855]" table:style-name="ce17">
            <text:p>933</text:p>
          </table:table-cell>
          <table:table-cell table:style-name="ce11"/>
          <table:table-cell office:value-type="string" table:style-name="ce4">
            <text:p>BILLED</text:p>
          </table:table-cell>
          <table:table-cell office:value-type="string" office:string-value="---" table:formula="of:=IF(AND([.F2856] &lt;&gt; &quot;&quot;;[.G2856] &lt;&gt; &quot;&quot;);([.G2856]-[.F2856])*24;&quot;---&quot;)" table:style-name="ce4">
            <text:p>---</text:p>
          </table:table-cell>
          <table:table-cell table:style-name="ce13"/>
          <table:table-cell table:number-columns-repeated="2" table:style-name="ce14"/>
          <table:table-cell table:style-name="ce13"/>
          <table:table-cell table:style-name="ce15"/>
          <table:table-cell table:number-columns-repeated="16375" table:style-name="ce1"/>
        </table:table-row>
        <table:table-row table:style-name="ro14">
          <table:table-cell office:value-type="float" office:value="933" table:formula="of:=[.A2856]" table:style-name="ce17">
            <text:p>933</text:p>
          </table:table-cell>
          <table:table-cell table:style-name="ce19"/>
          <table:table-cell office:value-type="string" table:style-name="ce4">
            <text:p>BILLED</text:p>
          </table:table-cell>
          <table:table-cell office:value-type="string" office:string-value="---" table:formula="of:=IF(AND([.F2857] &lt;&gt; &quot;&quot;;[.G2857] &lt;&gt; &quot;&quot;);([.G2857]-[.F2857])*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57]" table:style-name="ce17">
            <text:p>933</text:p>
          </table:table-cell>
          <table:table-cell table:style-name="ce4"/>
          <table:table-cell office:value-type="string" table:style-name="ce4">
            <text:p>BILLED</text:p>
          </table:table-cell>
          <table:table-cell office:value-type="string" office:string-value="---" table:formula="of:=IF(AND([.F2858] &lt;&gt; &quot;&quot;;[.G2858] &lt;&gt; &quot;&quot;);([.G2858]-[.F2858])*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58]" table:style-name="ce17">
            <text:p>933</text:p>
          </table:table-cell>
          <table:table-cell office:value-type="string" table:style-name="ce4">
            <text:p>walk</text:p>
          </table:table-cell>
          <table:table-cell office:value-type="string" table:style-name="ce4">
            <text:p>BILLED</text:p>
          </table:table-cell>
          <table:table-cell office:value-type="string" office:string-value="---" table:formula="of:=IF(AND([.F2859] &lt;&gt; &quot;&quot;;[.G2859] &lt;&gt; &quot;&quot;);([.G2859]-[.F2859])*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59]" table:style-name="ce17">
            <text:p>933</text:p>
          </table:table-cell>
          <table:table-cell table:style-name="ce19"/>
          <table:table-cell office:value-type="string" table:style-name="ce4">
            <text:p>BILLED</text:p>
          </table:table-cell>
          <table:table-cell office:value-type="string" office:string-value="---" table:formula="of:=IF(AND([.F2860] &lt;&gt; &quot;&quot;;[.G2860] &lt;&gt; &quot;&quot;);([.G2860]-[.F2860])*24;&quot;---&quot;)" table:style-name="ce4">
            <text:p>---</text:p>
          </table:table-cell>
          <table:table-cell table:style-name="ce21"/>
          <table:table-cell table:number-columns-repeated="2" table:style-name="ce14"/>
          <table:table-cell table:style-name="ce39"/>
          <table:table-cell table:style-name="ce18"/>
          <table:table-cell table:number-columns-repeated="16375" table:style-name="ce1"/>
        </table:table-row>
        <table:table-row table:style-name="ro14">
          <table:table-cell office:value-type="float" office:value="933" table:formula="of:=[.A2860]" table:style-name="ce17">
            <text:p>933</text:p>
          </table:table-cell>
          <table:table-cell table:style-name="ce19"/>
          <table:table-cell office:value-type="string" table:style-name="ce4">
            <text:p>BILLED</text:p>
          </table:table-cell>
          <table:table-cell office:value-type="string" office:string-value="---" table:formula="of:=IF(AND([.F2861] &lt;&gt; &quot;&quot;;[.G2861] &lt;&gt; &quot;&quot;);([.G2861]-[.F2861])*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61]" table:style-name="ce17">
            <text:p>933</text:p>
          </table:table-cell>
          <table:table-cell table:style-name="ce19"/>
          <table:table-cell office:value-type="string" table:style-name="ce4">
            <text:p>BILLED</text:p>
          </table:table-cell>
          <table:table-cell office:value-type="string" office:string-value="---" table:formula="of:=IF(AND([.F2862] &lt;&gt; &quot;&quot;;[.G2862] &lt;&gt; &quot;&quot;);([.G2862]-[.F2862])*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62]" table:style-name="ce17">
            <text:p>933</text:p>
          </table:table-cell>
          <table:table-cell table:style-name="ce19"/>
          <table:table-cell office:value-type="string" table:style-name="ce4">
            <text:p>BILLED</text:p>
          </table:table-cell>
          <table:table-cell office:value-type="string" office:string-value="---" table:formula="of:=IF(AND([.F2863] &lt;&gt; &quot;&quot;;[.G2863] &lt;&gt; &quot;&quot;);([.G2863]-[.F2863])*24;&quot;---&quot;)" table:style-name="ce4">
            <text:p>---</text:p>
          </table:table-cell>
          <table:table-cell table:style-name="ce13"/>
          <table:table-cell table:number-columns-repeated="2" table:style-name="ce14"/>
          <table:table-cell table:style-name="ce10"/>
          <table:table-cell table:style-name="ce18"/>
          <table:table-cell table:number-columns-repeated="16375" table:style-name="ce1"/>
        </table:table-row>
        <table:table-row table:style-name="ro14">
          <table:table-cell office:value-type="float" office:value="933" table:formula="of:=[.A2863]" table:style-name="ce17">
            <text:p>933</text:p>
          </table:table-cell>
          <table:table-cell table:style-name="ce19"/>
          <table:table-cell office:value-type="string" table:style-name="ce4">
            <text:p>BILLED</text:p>
          </table:table-cell>
          <table:table-cell office:value-type="string" office:string-value="---" table:formula="of:=IF(AND([.F2864] &lt;&gt; &quot;&quot;;[.G2864] &lt;&gt; &quot;&quot;);([.G2864]-[.F2864])*24;&quot;---&quot;)" table:style-name="ce4">
            <text:p>---</text:p>
          </table:table-cell>
          <table:table-cell table:style-name="ce13"/>
          <table:table-cell table:number-columns-repeated="2" table:style-name="ce14"/>
          <table:table-cell table:style-name="ce10"/>
          <table:table-cell table:style-name="ce18"/>
          <table:table-cell table:number-columns-repeated="16375" table:style-name="ce1"/>
        </table:table-row>
        <table:table-row table:style-name="ro14">
          <table:table-cell office:value-type="float" office:value="933" table:formula="of:=[.A2864]" table:style-name="ce17">
            <text:p>933</text:p>
          </table:table-cell>
          <table:table-cell table:style-name="ce19"/>
          <table:table-cell office:value-type="string" table:style-name="ce4">
            <text:p>BILLED</text:p>
          </table:table-cell>
          <table:table-cell office:value-type="string" office:string-value="---" table:formula="of:=IF(AND([.F2865] &lt;&gt; &quot;&quot;;[.G2865] &lt;&gt; &quot;&quot;);([.G2865]-[.F2865])*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65]" table:style-name="ce17">
            <text:p>933</text:p>
          </table:table-cell>
          <table:table-cell table:style-name="ce4"/>
          <table:table-cell office:value-type="string" table:style-name="ce4">
            <text:p>BILLED</text:p>
          </table:table-cell>
          <table:table-cell office:value-type="string" office:string-value="---" table:formula="of:=IF(AND([.F2866] &lt;&gt; &quot;&quot;;[.G2866] &lt;&gt; &quot;&quot;);([.G2866]-[.F2866])*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66]" table:style-name="ce17">
            <text:p>933</text:p>
          </table:table-cell>
          <table:table-cell table:style-name="ce19"/>
          <table:table-cell table:style-name="ce4"/>
          <table:table-cell office:value-type="string" office:string-value="---" table:formula="of:=IF(AND([.F2867] &lt;&gt; &quot;&quot;;[.G2867] &lt;&gt; &quot;&quot;);([.G2867]-[.F2867])*24;&quot;---&quot;)" table:style-name="ce4">
            <text:p>---</text:p>
          </table:table-cell>
          <table:table-cell table:style-name="ce13"/>
          <table:table-cell table:number-columns-repeated="2" table:style-name="ce14"/>
          <table:table-cell table:style-name="ce13"/>
          <table:table-cell table:style-name="ce14"/>
          <table:table-cell table:number-columns-repeated="16375" table:style-name="ce1"/>
        </table:table-row>
        <table:table-row table:style-name="ro14">
          <table:table-cell office:value-type="float" office:value="933" table:formula="of:=[.A2866]" table:style-name="ce17">
            <text:p>933</text:p>
          </table:table-cell>
          <table:table-cell table:style-name="ce19"/>
          <table:table-cell table:style-name="ce4"/>
          <table:table-cell office:value-type="string" office:string-value="---" table:formula="of:=IF(AND([.F2868] &lt;&gt; &quot;&quot;;[.G2868] &lt;&gt; &quot;&quot;);([.G2868]-[.F2868])*24;&quot;---&quot;)" table:style-name="ce4">
            <text:p>---</text:p>
          </table:table-cell>
          <table:table-cell table:style-name="ce34"/>
          <table:table-cell table:style-name="ce24"/>
          <table:table-cell table:style-name="ce14"/>
          <table:table-cell table:style-name="ce13"/>
          <table:table-cell table:style-name="ce18"/>
          <table:table-cell table:number-columns-repeated="16375" table:style-name="ce1"/>
        </table:table-row>
        <table:table-row table:style-name="ro14">
          <table:table-cell office:value-type="float" office:value="933" table:formula="of:=[.A2867]" table:style-name="ce17">
            <text:p>933</text:p>
          </table:table-cell>
          <table:table-cell table:style-name="ce19"/>
          <table:table-cell table:style-name="ce4"/>
          <table:table-cell office:value-type="string" office:string-value="---" table:formula="of:=IF(AND([.F2869] &lt;&gt; &quot;&quot;;[.G2869] &lt;&gt; &quot;&quot;);([.G2869]-[.F2869])*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68]" table:style-name="ce17">
            <text:p>933</text:p>
          </table:table-cell>
          <table:table-cell table:style-name="ce19"/>
          <table:table-cell table:style-name="ce4"/>
          <table:table-cell office:value-type="string" office:string-value="---" table:formula="of:=IF(AND([.F2870] &lt;&gt; &quot;&quot;;[.G2870] &lt;&gt; &quot;&quot;);([.G2870]-[.F2870])*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69]" table:style-name="ce17">
            <text:p>933</text:p>
          </table:table-cell>
          <table:table-cell table:style-name="ce19"/>
          <table:table-cell table:style-name="ce4"/>
          <table:table-cell office:value-type="string" office:string-value="---" table:formula="of:=IF(AND([.F2871] &lt;&gt; &quot;&quot;;[.G2871] &lt;&gt; &quot;&quot;);([.G2871]-[.F2871])*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70]" table:style-name="ce17">
            <text:p>933</text:p>
          </table:table-cell>
          <table:table-cell table:style-name="ce19"/>
          <table:table-cell table:style-name="ce4"/>
          <table:table-cell office:value-type="string" office:string-value="---" table:formula="of:=IF(AND([.F2872] &lt;&gt; &quot;&quot;;[.G2872] &lt;&gt; &quot;&quot;);([.G2872]-[.F2872])*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71]" table:style-name="ce17">
            <text:p>933</text:p>
          </table:table-cell>
          <table:table-cell table:style-name="ce19"/>
          <table:table-cell table:style-name="ce4"/>
          <table:table-cell office:value-type="string" office:string-value="---" table:formula="of:=IF(AND([.F2873] &lt;&gt; &quot;&quot;;[.G2873] &lt;&gt; &quot;&quot;);([.G2873]-[.F287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72]" table:style-name="ce17">
            <text:p>933</text:p>
          </table:table-cell>
          <table:table-cell table:style-name="ce19"/>
          <table:table-cell table:style-name="ce4"/>
          <table:table-cell office:value-type="string" office:string-value="---" table:formula="of:=IF(AND([.F2874] &lt;&gt; &quot;&quot;;[.G2874] &lt;&gt; &quot;&quot;);([.G2874]-[.F2874])*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73]" table:style-name="ce17">
            <text:p>933</text:p>
          </table:table-cell>
          <table:table-cell table:style-name="ce19"/>
          <table:table-cell table:style-name="ce4"/>
          <table:table-cell office:value-type="string" office:string-value="---" table:formula="of:=IF(AND([.F2875] &lt;&gt; &quot;&quot;;[.G2875] &lt;&gt; &quot;&quot;);([.G2875]-[.F2875])*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74]" table:style-name="ce17">
            <text:p>933</text:p>
          </table:table-cell>
          <table:table-cell table:style-name="ce19"/>
          <table:table-cell table:style-name="ce4"/>
          <table:table-cell office:value-type="string" office:string-value="---" table:formula="of:=IF(AND([.F2876] &lt;&gt; &quot;&quot;;[.G2876] &lt;&gt; &quot;&quot;);([.G2876]-[.F287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76]" table:style-name="ce17">
            <text:p>933</text:p>
          </table:table-cell>
          <table:table-cell table:style-name="ce19"/>
          <table:table-cell table:style-name="ce4"/>
          <table:table-cell office:value-type="string" office:string-value="---" table:formula="of:=IF(AND([.F2877] &lt;&gt; &quot;&quot;;[.G2877] &lt;&gt; &quot;&quot;);([.G2877]-[.F2877])*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number-rows-repeated="1045699" table:style-name="ro15">
          <table:table-cell table:number-columns-repeated="16384"/>
        </table:table-row>
      </table:table>
      <table:table table:name="Utilization_Attainment" table:style-name="ta2">
        <table:table-column table:style-name="co10" table:number-columns-repeated="2" table:default-cell-style-name="ce1"/>
        <table:table-column table:style-name="co10" table:number-columns-repeated="2" table:default-cell-style-name="ce49"/>
        <table:table-column table:style-name="co10" table:number-columns-repeated="16380" table:default-cell-style-name="ce1"/>
        <table:table-row table:style-name="ro15">
          <table:table-cell table:number-columns-repeated="16384"/>
        </table:table-row>
        <table:table-row table:style-name="ro10">
          <table:table-cell table:number-columns-repeated="2" table:style-name="ce1"/>
          <table:table-cell table:style-name="ce49"/>
          <table:table-cell office:value-type="string" table:style-name="ce49">
            <text:p>Running average</text:p>
          </table:table-cell>
          <table:table-cell table:number-columns-repeated="16380"/>
        </table:table-row>
        <table:table-row table:style-name="ro10">
          <table:table-cell office:value-type="float" office:value="2025" table:style-name="ce1">
            <text:p>2025</text:p>
          </table:table-cell>
          <table:table-cell table:style-name="ce1"/>
          <table:table-cell office:value-type="string" table:style-name="ce49">
            <text:p>Attainment</text:p>
          </table:table-cell>
          <table:table-cell table:style-name="ce49"/>
          <table:table-cell table:number-columns-repeated="16380"/>
        </table:table-row>
        <table:table-row table:style-name="ro10">
          <table:table-cell table:style-name="ce1"/>
          <table:table-cell office:value-type="string" table:style-name="ce1">
            <text:p>jan</text:p>
          </table:table-cell>
          <table:table-cell office:value-type="percentage" office:value="0.85899999999999999" table:style-name="ce49">
            <text:p>85.90%</text:p>
          </table:table-cell>
          <table:table-cell office:value-type="percentage" office:value="0.85899999999999999" table:formula="of:=AVERAGE([.C4])" table:style-name="ce49">
            <text:p>85.90%</text:p>
          </table:table-cell>
          <table:table-cell table:number-columns-repeated="16380"/>
        </table:table-row>
        <table:table-row table:style-name="ro10">
          <table:table-cell table:style-name="ce1"/>
          <table:table-cell office:value-type="string" table:style-name="ce1">
            <text:p>feb</text:p>
          </table:table-cell>
          <table:table-cell office:value-type="percentage" office:value="0.998" table:style-name="ce49">
            <text:p>99.80%</text:p>
          </table:table-cell>
          <table:table-cell office:value-type="percentage" office:value="0.92849999999999999" table:formula="of:=AVERAGE([.C4:.C5])" table:style-name="ce49">
            <text:p>92.85%</text:p>
          </table:table-cell>
          <table:table-cell table:number-columns-repeated="16380"/>
        </table:table-row>
        <table:table-row table:style-name="ro10">
          <table:table-cell table:style-name="ce1"/>
          <table:table-cell office:value-type="string" table:style-name="ce1">
            <text:p>mar</text:p>
          </table:table-cell>
          <table:table-cell office:value-type="percentage" office:value="1.131" table:style-name="ce49">
            <text:p>113.10%</text:p>
          </table:table-cell>
          <table:table-cell office:value-type="percentage" office:value="0.996" table:formula="of:=AVERAGE([.C4:.C6])" table:style-name="ce49">
            <text:p>99.60%</text:p>
          </table:table-cell>
          <table:table-cell table:number-columns-repeated="16380"/>
        </table:table-row>
        <table:table-row table:style-name="ro10">
          <table:table-cell table:style-name="ce1"/>
          <table:table-cell office:value-type="string" table:style-name="ce1">
            <text:p>apr</text:p>
          </table:table-cell>
          <table:table-cell office:value-type="percentage" office:value="1.238" table:style-name="ce49">
            <text:p>123.80%</text:p>
          </table:table-cell>
          <table:table-cell office:value-type="percentage" office:value="1.0565" table:formula="of:=AVERAGE([.C4:.C7])" table:style-name="ce49">
            <text:p>105.65%</text:p>
          </table:table-cell>
          <table:table-cell table:number-columns-repeated="16380"/>
        </table:table-row>
        <table:table-row table:style-name="ro10">
          <table:table-cell table:style-name="ce1"/>
          <table:table-cell office:value-type="string" table:style-name="ce1">
            <text:p>may</text:p>
          </table:table-cell>
          <table:table-cell office:value-type="percentage" office:value="1.143" table:style-name="ce49">
            <text:p>114.30%</text:p>
          </table:table-cell>
          <table:table-cell office:value-type="percentage" office:value="1.0737999999999999" table:formula="of:=AVERAGE([.C4:.C8])" table:style-name="ce49">
            <text:p>107.38%</text:p>
          </table:table-cell>
          <table:table-cell table:number-columns-repeated="16380"/>
        </table:table-row>
        <table:table-row table:style-name="ro10">
          <table:table-cell table:style-name="ce1"/>
          <table:table-cell office:value-type="string" table:style-name="ce1">
            <text:p>jun</text:p>
          </table:table-cell>
          <table:table-cell office:value-type="percentage" office:value="1.0580000000000001" table:style-name="ce49">
            <text:p>105.80%</text:p>
          </table:table-cell>
          <table:table-cell office:value-type="percentage" office:value="1.0711666666666666" table:formula="of:=AVERAGE([.C4:.C9])" table:style-name="ce49">
            <text:p>107.12%</text:p>
          </table:table-cell>
          <table:table-cell table:number-columns-repeated="16380"/>
        </table:table-row>
        <table:table-row table:style-name="ro10">
          <table:table-cell table:style-name="ce1"/>
          <table:table-cell office:value-type="string" table:style-name="ce1">
            <text:p>july</text:p>
          </table:table-cell>
          <table:table-cell office:value-type="percentage" office:value="0.65900000000000003" table:style-name="ce49">
            <text:p>65.90%</text:p>
          </table:table-cell>
          <table:table-cell office:value-type="percentage" office:value="1.0122857142857142" table:formula="of:=AVERAGE([.C4:.C10])" table:style-name="ce49">
            <text:p>101.23%</text:p>
          </table:table-cell>
          <table:table-cell table:number-columns-repeated="16380"/>
        </table:table-row>
        <table:table-row table:style-name="ro10">
          <table:table-cell table:style-name="ce1"/>
          <table:table-cell office:value-type="string" table:style-name="ce1">
            <text:p>aug</text:p>
          </table:table-cell>
          <table:table-cell office:value-type="percentage" office:value="1.28" table:style-name="ce49">
            <text:p>128.00%</text:p>
          </table:table-cell>
          <table:table-cell office:value-type="percentage" office:value="1.04575" table:formula="of:=AVERAGE([.C4:.C11])" table:style-name="ce49">
            <text:p>104.58%</text:p>
          </table:table-cell>
          <table:table-cell table:number-columns-repeated="16380"/>
        </table:table-row>
        <table:table-row table:style-name="ro10">
          <table:table-cell table:style-name="ce1"/>
          <table:table-cell office:value-type="string" table:style-name="ce1">
            <text:p>sep</text:p>
          </table:table-cell>
          <table:table-cell office:value-type="percentage" office:value="0.252" table:style-name="ce49">
            <text:p>25.20%</text:p>
          </table:table-cell>
          <table:table-cell office:value-type="percentage" office:value="0.9575555555555556" table:formula="of:=AVERAGE([.C4:.C12])" table:style-name="ce49">
            <text:p>95.76%</text:p>
          </table:table-cell>
          <table:table-cell table:number-columns-repeated="16380"/>
        </table:table-row>
        <table:table-row table:style-name="ro10">
          <table:table-cell table:style-name="ce1"/>
          <table:table-cell office:value-type="string" table:style-name="ce1">
            <text:p>oct</text:p>
          </table:table-cell>
          <table:table-cell office:value-type="percentage" office:value="0" table:style-name="ce49">
            <text:p>0.00%</text:p>
          </table:table-cell>
          <table:table-cell office:value-type="percentage" office:value="0.86180000000000001" table:formula="of:=AVERAGE([.C4:.C13])" table:style-name="ce49">
            <text:p>86.18%</text:p>
          </table:table-cell>
          <table:table-cell table:number-columns-repeated="16380"/>
        </table:table-row>
        <table:table-row table:style-name="ro10">
          <table:table-cell table:style-name="ce1"/>
          <table:table-cell office:value-type="string" table:style-name="ce1">
            <text:p>nov</text:p>
          </table:table-cell>
          <table:table-cell office:value-type="percentage" office:value="0" table:style-name="ce49">
            <text:p>0.00%</text:p>
          </table:table-cell>
          <table:table-cell office:value-type="percentage" office:value="0.78345454545454551" table:formula="of:=AVERAGE([.C4:.C14])" table:style-name="ce49">
            <text:p>78.35%</text:p>
          </table:table-cell>
          <table:table-cell table:number-columns-repeated="16380"/>
        </table:table-row>
        <table:table-row table:style-name="ro10">
          <table:table-cell table:style-name="ce1"/>
          <table:table-cell office:value-type="string" table:style-name="ce1">
            <text:p>dec</text:p>
          </table:table-cell>
          <table:table-cell office:value-type="percentage" office:value="0" table:style-name="ce49">
            <text:p>0.00%</text:p>
          </table:table-cell>
          <table:table-cell office:value-type="percentage" office:value="0.71816666666666673" table:formula="of:=AVERAGE([.C4:.C15])" table:style-name="ce49">
            <text:p>71.82%</text:p>
          </table:table-cell>
          <table:table-cell table:number-columns-repeated="16380"/>
        </table:table-row>
        <table:table-row table:style-name="ro10">
          <table:table-cell table:style-name="ce1"/>
          <table:table-cell office:value-type="string" table:style-name="ce1">
            <text:p>TOTAL</text:p>
          </table:table-cell>
          <table:table-cell table:number-columns-repeated="2" table:style-name="ce49"/>
          <table:table-cell table:number-columns-repeated="16380"/>
        </table:table-row>
        <table:table-row table:number-rows-repeated="1048560" table:style-name="ro15">
          <table:table-cell table:number-columns-repeated="16384"/>
        </table:table-row>
      </table:table>
      <table:table table:name="sitstand" table:style-name="ta2">
        <table:table-column table:style-name="co11" table:default-cell-style-name="ce1"/>
        <table:table-column table:style-name="co12" table:default-cell-style-name="ce1"/>
        <table:table-column table:style-name="co11" table:number-columns-repeated="16382" table:default-cell-style-name="ce1"/>
        <table:table-row table:number-rows-repeated="2" table:style-name="ro10">
          <table:table-cell table:number-columns-repeated="16384"/>
        </table:table-row>
        <table:table-row table:style-name="ro10">
          <table:table-cell office:value-type="string" table:style-name="ce1">
            <text:p>Stand</text:p>
          </table:table-cell>
          <table:table-cell office:value-type="date" office:date-value="2025-09-05T10:39:39" table:style-name="ce50">
            <text:p>9/5/2025 10:39</text:p>
          </table:table-cell>
          <table:table-cell table:number-columns-repeated="16382"/>
        </table:table-row>
        <table:table-row table:number-rows-repeated="1048573" table:style-name="ro10">
          <table:table-cell table:number-columns-repeated="16384"/>
        </table:table-row>
      </table:table>
      <table:table table:name="Sheet1" table:style-name="ta2">
        <table:table-column table:style-name="co10" table:number-columns-repeated="2" table:default-cell-style-name="ce1"/>
        <table:table-column table:style-name="co13" table:default-cell-style-name="ce1"/>
        <table:table-column table:style-name="co10" table:number-columns-repeated="16381" table:default-cell-style-name="ce1"/>
        <table:table-row table:style-name="ro10">
          <table:table-cell office:value-type="string" table:style-name="ce1">
            <text:p>id: 1, name: Assignee</text:p>
          </table:table-cell>
          <table:table-cell table:number-columns-repeated="16383"/>
        </table:table-row>
        <table:table-row table:style-name="ro10">
          <table:table-cell office:value-type="string" table:style-name="ce1">
            <text:p>id: 4, name: QA Engineer</text:p>
          </table:table-cell>
          <table:table-cell table:number-columns-repeated="16383"/>
        </table:table-row>
        <table:table-row table:style-name="ro10">
          <table:table-cell office:value-type="string" table:style-name="ce1">
            <text:p>id: 6, name: Support Person</text:p>
          </table:table-cell>
          <table:table-cell table:number-columns-repeated="16383"/>
        </table:table-row>
        <table:table-row table:style-name="ro10">
          <table:table-cell office:value-type="string" table:style-name="ce1">
            <text:p>id: 12, name: HTML Coder</text:p>
          </table:table-cell>
          <table:table-cell table:number-columns-repeated="16383"/>
        </table:table-row>
        <table:table-row table:style-name="ro10">
          <table:table-cell office:value-type="string" table:style-name="ce1">
            <text:p>id: 18, name: Solution Owner</text:p>
          </table:table-cell>
          <table:table-cell table:number-columns-repeated="16383"/>
        </table:table-row>
        <table:table-row table:style-name="ro10">
          <table:table-cell office:value-type="string" table:style-name="ce1">
            <text:p>id: 23, name: Account Manager</text:p>
          </table:table-cell>
          <table:table-cell table:number-columns-repeated="16383"/>
        </table:table-row>
        <table:table-row table:style-name="ro10">
          <table:table-cell office:value-type="string" table:style-name="ce1">
            <text:p>id: 27, name: Designer</text:p>
          </table:table-cell>
          <table:table-cell table:number-columns-repeated="16383"/>
        </table:table-row>
        <table:table-row table:style-name="ro10">
          <table:table-cell office:value-type="string" table:style-name="ce1">
            <text:p>id: 28, name: Marketing Developer</text:p>
          </table:table-cell>
          <table:table-cell table:number-columns-repeated="16383"/>
        </table:table-row>
        <table:table-row table:style-name="ro10">
          <table:table-cell office:value-type="string" table:style-name="ce1">
            <text:p>id: 32, name: Administration</text:p>
          </table:table-cell>
          <table:table-cell table:number-columns-repeated="16383"/>
        </table:table-row>
        <table:table-row table:style-name="ro10">
          <table:table-cell office:value-type="string" table:style-name="ce1">
            <text:p>id: 33, name: RESPONSIBLE</text:p>
          </table:table-cell>
          <table:table-cell table:number-columns-repeated="16383"/>
        </table:table-row>
        <table:table-row table:style-name="ro10">
          <table:table-cell office:value-type="string" table:style-name="ce1">
            <text:p>id: 36, name: Mobile Developer</text:p>
          </table:table-cell>
          <table:table-cell table:number-columns-repeated="16383"/>
        </table:table-row>
        <table:table-row table:style-name="ro10">
          <table:table-cell office:value-type="string" table:style-name="ce1">
            <text:p>id: 38, name: DevOps</text:p>
          </table:table-cell>
          <table:table-cell table:number-columns-repeated="16383"/>
        </table:table-row>
        <table:table-row table:style-name="ro10">
          <table:table-cell office:value-type="string" table:style-name="ce1">
            <text:p>id: 43, name: Portfolio Epic Owner</text:p>
          </table:table-cell>
          <table:table-cell table:number-columns-repeated="16383"/>
        </table:table-row>
        <table:table-row table:style-name="ro10">
          <table:table-cell office:value-type="string" table:style-name="ce1">
            <text:p>id: 44, name: Release Train Engineer</text:p>
          </table:table-cell>
          <table:table-cell table:number-columns-repeated="16383"/>
        </table:table-row>
        <table:table-row table:style-name="ro10">
          <table:table-cell office:value-type="string" table:style-name="ce1">
            <text:p>id: 45, name: Product Owner</text:p>
          </table:table-cell>
          <table:table-cell table:number-columns-repeated="16383"/>
        </table:table-row>
        <table:table-row table:style-name="ro10">
          <table:table-cell office:value-type="string" table:style-name="ce1">
            <text:p>id: 47, name: Solution Train Engineer</text:p>
          </table:table-cell>
          <table:table-cell table:number-columns-repeated="16383"/>
        </table:table-row>
        <table:table-row table:style-name="ro10">
          <table:table-cell office:value-type="string" table:style-name="ce1">
            <text:p>id: 48, name: Value Stream Manager</text:p>
          </table:table-cell>
          <table:table-cell table:number-columns-repeated="16383"/>
        </table:table-row>
        <table:table-row table:style-name="ro10">
          <table:table-cell office:value-type="string" table:style-name="ce1">
            <text:p>id: 49, name: Product Manager</text:p>
          </table:table-cell>
          <table:table-cell table:number-columns-repeated="16383"/>
        </table:table-row>
        <table:table-row table:style-name="ro10">
          <table:table-cell office:value-type="string" table:style-name="ce1">
            <text:p>id: 50, name: Key Stakeholder</text:p>
          </table:table-cell>
          <table:table-cell table:number-columns-repeated="16383"/>
        </table:table-row>
        <table:table-row table:style-name="ro10">
          <table:table-cell office:value-type="string" table:style-name="ce1">
            <text:p>id: 51, name: Pairing Partner</text:p>
          </table:table-cell>
          <table:table-cell table:number-columns-repeated="16383"/>
        </table:table-row>
        <table:table-row table:style-name="ro10">
          <table:table-cell office:value-type="string" table:style-name="ce1">
            <text:p>id: 52, name: Approver</text:p>
          </table:table-cell>
          <table:table-cell table:number-columns-repeated="16383"/>
        </table:table-row>
        <table:table-row table:style-name="ro10">
          <table:table-cell office:value-type="string" table:style-name="ce1">
            <text:p>id: 53, name: Epic Owner</text:p>
          </table:table-cell>
          <table:table-cell table:number-columns-repeated="16383"/>
        </table:table-row>
        <table:table-row table:style-name="ro10">
          <table:table-cell office:value-type="string" table:style-name="ce1">
            <text:p>id: 54, name: Engineering Contact</text:p>
          </table:table-cell>
          <table:table-cell table:number-columns-repeated="16383"/>
        </table:table-row>
        <table:table-row table:style-name="ro10">
          <table:table-cell office:value-type="string" table:style-name="ce1">
            <text:p>id: 55, name: Initiative Owner</text:p>
          </table:table-cell>
          <table:table-cell table:number-columns-repeated="16383"/>
        </table:table-row>
        <table:table-row table:style-name="ro10">
          <table:table-cell office:value-type="string" table:style-name="ce1">
            <text:p>id: 56, name: ACCOUNTABLE</text:p>
          </table:table-cell>
          <table:table-cell table:number-columns-repeated="16383"/>
        </table:table-row>
        <table:table-row table:style-name="ro10">
          <table:table-cell office:value-type="string" table:style-name="ce1">
            <text:p>id: 57, name: Management Team</text:p>
          </table:table-cell>
          <table:table-cell table:number-columns-repeated="16383"/>
        </table:table-row>
        <table:table-row table:style-name="ro10">
          <table:table-cell office:value-type="string" table:style-name="ce1">
            <text:p>id: 58, name: Project Management</text:p>
          </table:table-cell>
          <table:table-cell table:number-columns-repeated="16383"/>
        </table:table-row>
        <table:table-row table:style-name="ro10">
          <table:table-cell office:value-type="string" table:style-name="ce1">
            <text:p>id: 59, name: Business Analysts</text:p>
          </table:table-cell>
          <table:table-cell table:number-columns-repeated="16383"/>
        </table:table-row>
        <table:table-row table:style-name="ro10">
          <table:table-cell office:value-type="string" table:style-name="ce1">
            <text:p>id: 60, name: Scrum Masters</text:p>
          </table:table-cell>
          <table:table-cell table:number-columns-repeated="16383"/>
        </table:table-row>
        <table:table-row table:style-name="ro10">
          <table:table-cell office:value-type="string" table:style-name="ce1">
            <text:p>id: 61, name: Leaders</text:p>
          </table:table-cell>
          <table:table-cell table:number-columns-repeated="16383"/>
        </table:table-row>
        <table:table-row table:style-name="ro10">
          <table:table-cell office:value-type="string" table:style-name="ce1">
            <text:p>id: 62, name: Director/MD</text:p>
          </table:table-cell>
          <table:table-cell table:number-columns-repeated="16383"/>
        </table:table-row>
        <table:table-row table:style-name="ro10">
          <table:table-cell office:value-type="string" table:style-name="ce1">
            <text:p>id: 63, name: VP/SVP</text:p>
          </table:table-cell>
          <table:table-cell table:number-columns-repeated="16383"/>
        </table:table-row>
        <table:table-row table:style-name="ro10">
          <table:table-cell office:value-type="string" table:style-name="ce1">
            <text:p>id: 64, name: Strategists</text:p>
          </table:table-cell>
          <table:table-cell table:number-columns-repeated="16383"/>
        </table:table-row>
        <table:table-row table:style-name="ro10">
          <table:table-cell office:value-type="string" table:style-name="ce1">
            <text:p>id: 65, name: Designers</text:p>
          </table:table-cell>
          <table:table-cell table:number-columns-repeated="16383"/>
        </table:table-row>
        <table:table-row table:style-name="ro10">
          <table:table-cell office:value-type="string" table:style-name="ce1">
            <text:p>id: 66, name: Product Managers</text:p>
          </table:table-cell>
          <table:table-cell table:number-columns-repeated="16383"/>
        </table:table-row>
        <table:table-row table:style-name="ro10">
          <table:table-cell office:value-type="string" table:style-name="ce1">
            <text:p>id: 67, name: Architects</text:p>
          </table:table-cell>
          <table:table-cell table:number-columns-repeated="16383"/>
        </table:table-row>
        <table:table-row table:style-name="ro10">
          <table:table-cell office:value-type="string" table:style-name="ce1">
            <text:p>id: 68, name: Data Scientists</text:p>
          </table:table-cell>
          <table:table-cell table:number-columns-repeated="16383"/>
        </table:table-row>
        <table:table-row table:style-name="ro10">
          <table:table-cell office:value-type="string" table:style-name="ce1">
            <text:p>id: 69, name: Support</text:p>
          </table:table-cell>
          <table:table-cell table:number-columns-repeated="16383"/>
        </table:table-row>
        <table:table-row table:style-name="ro10">
          <table:table-cell office:value-type="string" table:style-name="ce1">
            <text:p>id: 70, name: Developers</text:p>
          </table:table-cell>
          <table:table-cell table:number-columns-repeated="16383"/>
        </table:table-row>
        <table:table-row table:style-name="ro10">
          <table:table-cell office:value-type="string" table:style-name="ce1">
            <text:p>id: 71, name: Engineers</text:p>
          </table:table-cell>
          <table:table-cell table:number-columns-repeated="16383"/>
        </table:table-row>
        <table:table-row table:style-name="ro10">
          <table:table-cell office:value-type="string" table:style-name="ce1">
            <text:p>id: 72, name: Cybersecurity</text:p>
          </table:table-cell>
          <table:table-cell table:number-columns-repeated="16383"/>
        </table:table-row>
        <table:table-row table:style-name="ro10">
          <table:table-cell office:value-type="string" table:style-name="ce1">
            <text:p>id: 73, name: Operations</text:p>
          </table:table-cell>
          <table:table-cell table:number-columns-repeated="16383"/>
        </table:table-row>
        <table:table-row table:style-name="ro10">
          <table:table-cell office:value-type="string" table:style-name="ce1">
            <text:p>id: 74, name: QA Testers</text:p>
          </table:table-cell>
          <table:table-cell table:number-columns-repeated="16383"/>
        </table:table-row>
        <table:table-row table:style-name="ro10">
          <table:table-cell office:value-type="string" table:style-name="ce1">
            <text:p>id: 75, name: Assistants</text:p>
          </table:table-cell>
          <table:table-cell table:number-columns-repeated="16383"/>
        </table:table-row>
        <table:table-row table:style-name="ro10">
          <table:table-cell office:value-type="string" table:style-name="ce1">
            <text:p>id: 76, name: NA</text:p>
          </table:table-cell>
          <table:table-cell table:number-columns-repeated="16383"/>
        </table:table-row>
        <table:table-row table:style-name="ro10">
          <table:table-cell office:value-type="string" table:style-name="ce1">
            <text:p>id: 77, name: Workforce Strategy</text:p>
          </table:table-cell>
          <table:table-cell table:number-columns-repeated="16383"/>
        </table:table-row>
        <table:table-row table:style-name="ro10">
          <table:table-cell office:value-type="string" table:style-name="ce1">
            <text:p>id: 78, name: Solution Architect</text:p>
          </table:table-cell>
          <table:table-cell table:number-columns-repeated="16383"/>
        </table:table-row>
        <table:table-row table:style-name="ro10">
          <table:table-cell office:value-type="string" table:style-name="ce1">
            <text:p>id: 79, name: Domain EA</text:p>
          </table:table-cell>
          <table:table-cell table:number-columns-repeated="16383"/>
        </table:table-row>
        <table:table-row table:style-name="ro10">
          <table:table-cell office:value-type="string" table:style-name="ce1">
            <text:p>id: 80, name: Accountable Architect</text:p>
          </table:table-cell>
          <table:table-cell table:number-columns-repeated="16383"/>
        </table:table-row>
        <table:table-row table:style-name="ro10">
          <table:table-cell office:value-type="string" table:style-name="ce1">
            <text:p>id: 81, name: TAC Lead</text:p>
          </table:table-cell>
          <table:table-cell table:number-columns-repeated="16383"/>
        </table:table-row>
        <table:table-row table:style-name="ro10">
          <table:table-cell office:value-type="string" table:style-name="ce1">
            <text:p>id: 82, name: Supporting Architect</text:p>
          </table:table-cell>
          <table:table-cell table:number-columns-repeated="16383"/>
        </table:table-row>
        <table:table-row table:style-name="ro10">
          <table:table-cell office:value-type="string" table:style-name="ce1">
            <text:p>id: 83, name: Technology Project Manager</text:p>
          </table:table-cell>
          <table:table-cell table:number-columns-repeated="16383"/>
        </table:table-row>
        <table:table-row table:style-name="ro10">
          <table:table-cell office:value-type="string" table:style-name="ce1">
            <text:p>id: 84, name: Technology Manager</text:p>
          </table:table-cell>
          <table:table-cell table:number-columns-repeated="16383"/>
        </table:table-row>
        <table:table-row table:style-name="ro10">
          <table:table-cell office:value-type="string" table:style-name="ce1">
            <text:p>id: 85, name: Technology Director</text:p>
          </table:table-cell>
          <table:table-cell table:number-columns-repeated="16383"/>
        </table:table-row>
        <table:table-row table:style-name="ro10">
          <table:table-cell office:value-type="string" table:style-name="ce1">
            <text:p>id: 86, name: Voter</text:p>
          </table:table-cell>
          <table:table-cell table:number-columns-repeated="16383"/>
        </table:table-row>
        <table:table-row table:style-name="ro10">
          <table:table-cell office:value-type="string" table:style-name="ce1">
            <text:p>id: 87, name: VP Voter</text:p>
          </table:table-cell>
          <table:table-cell table:number-columns-repeated="16383"/>
        </table:table-row>
        <table:table-row table:style-name="ro10">
          <table:table-cell office:value-type="string" table:style-name="ce1">
            <text:p>id: 88, name: CIO Voter</text:p>
          </table:table-cell>
          <table:table-cell table:number-columns-repeated="16383"/>
        </table:table-row>
        <table:table-row table:style-name="ro10">
          <table:table-cell office:value-type="string" table:style-name="ce1">
            <text:p>id: 89, name: Architecture Practice</text:p>
          </table:table-cell>
          <table:table-cell table:number-columns-repeated="16383"/>
        </table:table-row>
        <table:table-row table:style-name="ro10">
          <table:table-cell office:value-type="string" table:style-name="ce1">
            <text:p>id: 91, name: Architecture Leader</text:p>
          </table:table-cell>
          <table:table-cell table:number-columns-repeated="16383"/>
        </table:table-row>
        <table:table-row table:style-name="ro10">
          <table:table-cell office:value-type="string" table:style-name="ce1">
            <text:p>id: 93, name: Product Owner/Product Manager</text:p>
          </table:table-cell>
          <table:table-cell table:number-columns-repeated="16383"/>
        </table:table-row>
        <table:table-row table:style-name="ro10">
          <table:table-cell office:value-type="string" table:style-name="ce1">
            <text:p>id: 94, name: OCIO Planner</text:p>
          </table:table-cell>
          <table:table-cell table:number-columns-repeated="16383"/>
        </table:table-row>
        <table:table-row table:style-name="ro10">
          <table:table-cell office:value-type="string" table:style-name="ce1">
            <text:p>id: 95, name: Tech Lead/Scrum Master</text:p>
          </table:table-cell>
          <table:table-cell table:number-columns-repeated="16383"/>
        </table:table-row>
        <table:table-row table:style-name="ro10">
          <table:table-cell office:value-type="string" table:style-name="ce1">
            <text:p>id: 96, name: Initiative/Epic Owner</text:p>
          </table:table-cell>
          <table:table-cell table:number-columns-repeated="16383"/>
        </table:table-row>
        <table:table-row table:style-name="ro10">
          <table:table-cell office:value-type="string" table:style-name="ce1">
            <text:p>id: 97, name: RTE</text:p>
          </table:table-cell>
          <table:table-cell table:number-columns-repeated="16383"/>
        </table:table-row>
        <table:table-row table:style-name="ro10">
          <table:table-cell office:value-type="string" table:style-name="ce1">
            <text:p>id: 98, name: Tech Leader</text:p>
          </table:table-cell>
          <table:table-cell table:number-columns-repeated="16383"/>
        </table:table-row>
        <table:table-row table:style-name="ro10">
          <table:table-cell office:value-type="string" table:style-name="ce1">
            <text:p>id: 99, name: VMO</text:p>
          </table:table-cell>
          <table:table-cell table:number-columns-repeated="16383"/>
        </table:table-row>
        <table:table-row table:style-name="ro10">
          <table:table-cell office:value-type="string" table:style-name="ce1">
            <text:p>id: 100, name: Identified By</text:p>
          </table:table-cell>
          <table:table-cell table:number-columns-repeated="16383"/>
        </table:table-row>
        <table:table-row table:style-name="ro10">
          <table:table-cell office:value-type="string" table:style-name="ce1">
            <text:p>id: 101, name: ATP Admin</text:p>
          </table:table-cell>
          <table:table-cell table:number-columns-repeated="16383"/>
        </table:table-row>
        <table:table-row table:style-name="ro10">
          <table:table-cell office:value-type="string" table:style-name="ce1">
            <text:p>id: 103, name: Developer</text:p>
          </table:table-cell>
          <table:table-cell table:number-columns-repeated="16383"/>
        </table:table-row>
        <table:table-row table:style-name="ro10">
          <table:table-cell office:value-type="string" table:style-name="ce1">
            <text:p>id: 104, name: Architecture Leaders</text:p>
          </table:table-cell>
          <table:table-cell table:number-columns-repeated="16383"/>
        </table:table-row>
        <table:table-row table:style-name="ro10">
          <table:table-cell office:value-type="string" table:style-name="ce1">
            <text:p>id: 105, name: View Only</text:p>
          </table:table-cell>
          <table:table-cell table:number-columns-repeated="16383"/>
        </table:table-row>
        <table:table-row table:style-name="ro10">
          <table:table-cell office:value-type="string" table:style-name="ce1">
            <text:p>id: 106, name: Tech FP&amp;A</text:p>
          </table:table-cell>
          <table:table-cell table:number-columns-repeated="16383"/>
        </table:table-row>
        <table:table-row table:style-name="ro10">
          <table:table-cell office:value-type="string" table:style-name="ce1">
            <text:p><text:s text:c="8"/></text:p>
          </table:table-cell>
          <table:table-cell table:number-columns-repeated="16383"/>
        </table:table-row>
        <table:table-row table:number-rows-repeated="1048503" table:style-name="ro15">
          <table:table-cell table:number-columns-repeated="16384"/>
        </table:table-row>
      </table:table>
      <table:table table:name="track" table:style-name="ta3">
        <table:table-column table:style-name="co14" table:default-cell-style-name="ce16"/>
        <table:table-column table:style-name="co15" table:number-columns-repeated="2" table:default-cell-style-name="ce16"/>
        <table:table-column table:style-name="co16" table:default-cell-style-name="ce16"/>
        <table:table-column table:style-name="co14" table:number-columns-repeated="16380" table:default-cell-style-name="ce16"/>
        <table:table-row table:style-name="ro10">
          <table:table-cell/>
          <table:table-cell office:value-type="string" table:style-name="ce16">
            <text:p>Start</text:p>
          </table:table-cell>
          <table:table-cell office:value-type="string" table:style-name="ce16">
            <text:p>Stop</text:p>
          </table:table-cell>
          <table:table-cell table:number-columns-repeated="16381" table:style-name="ce16"/>
        </table:table-row>
        <table:table-row table:style-name="ro10">
          <table:table-cell/>
          <table:table-cell office:value-type="date" office:date-value="2025-09-05T06:30:00" table:style-name="ce51">
            <text:p>5-Sep-25 6:30:00 AM</text:p>
          </table:table-cell>
          <table:table-cell office:value-type="date" office:date-value="2025-09-18T13:52:24" table:formula="of:=NOW()" table:style-name="ce51">
            <text:p>18-Sep-25 1:52:24 PM</text:p>
          </table:table-cell>
          <table:table-cell office:value-type="date" office:date-value="1900-01-13T07:22:24" table:formula="of:=[.C2]-[.B2]" table:style-name="ce52">
            <text:p>13 07:22:24</text:p>
          </table:table-cell>
          <table:table-cell table:number-columns-repeated="16380"/>
        </table:table-row>
        <table:table-row table:number-rows-repeated="1048574" table:style-name="ro16">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Liberation Sans" svg:font-family="&quot;Liberation Sans&quot;"/>
    <style:font-face style:name="Liberation Sans1" svg:font-family="&quot;Liberation Sans1&quot;"/>
    <style:font-face style:name="Cambria" svg:font-family="Cambria"/>
    <style:font-face style:name="Arial" svg:font-family="Arial"/>
    <style:font-face style:name="Liberation Sans2" svg:font-family="&quot;Liberation Sans2&quot;"/>
  </office:font-face-decls>
  <office:styles>
    <number:number-style style:name="N0">
      <number:number number:min-integer-digits="1"/>
    </number:number-style>
    <number:number-style style:name="N2">
      <number:number number:decimal-places="2" number:min-decimal-places="2" number:min-integer-digits="1"/>
    </number:number-style>
    <number:percentage-style style:name="N14">
      <number:number number:decimal-places="2" number:min-decimal-places="2" number:min-integer-digits="1"/>
      <number:text>%</number:text>
    </number:percentage-style>
    <number:date-style style:name="N21">
      <number:day/>
      <number:text>-</number:text>
      <number:month number:textual="true"/>
    </number:date-style>
    <number:date-style style:name="N36" number:language="en" number:country="US">
      <number:month/>
      <number:text>/</number:text>
      <number:day/>
      <number:text>/</number:text>
      <number:year/>
      <number:text> </number:text>
      <number:hours number:style="long"/>
      <number:text>:</number:text>
      <number:minutes number:style="long"/>
      <number:text> </number:text>
      <number:am-pm/>
    </number:date-style>
    <number:number-style style:name="N37" number:language="en" number:country="US">
      <number:number number:decimal-places="0" number:min-decimal-places="0" number:min-integer-digits="1"/>
    </number:number-style>
    <number:number-style style:name="N38">
      <number:number number:decimal-places="3" number:min-decimal-places="3" number:min-integer-digits="1"/>
    </number:number-style>
    <number:date-style style:name="N39">
      <number:month/>
      <number:text>/</number:text>
      <number:day/>
      <number:text>/</number:text>
      <number:year number:style="long"/>
      <number:text> </number:text>
      <number:hours/>
      <number:text>:</number:text>
      <number:minutes number:style="long"/>
    </number:date-style>
    <number:date-style style:name="N40">
      <number:day/>
      <number:text>-</number:text>
      <number:month number:textual="true"/>
      <number:text>-</number:text>
      <number:year/>
      <number:text> </number:text>
      <number:hours/>
      <number:text>:</number:text>
      <number:minutes number:style="long"/>
      <number:text>:</number:text>
      <number:seconds number:style="long"/>
      <number:text> </number:text>
      <number:am-pm/>
    </number:date-style>
    <number:date-style style:name="N41">
      <number:day number:style="long"/>
      <number:text> </number:text>
      <number:hours number:style="long"/>
      <number:text>:</number:text>
      <number:minutes number:style="long"/>
      <number:text>:</number:text>
      <number:seconds number:style="long"/>
    </number:date-style>
    <number:number-style style:name="N42" number:language="en" number:country="US">
      <number:number number:decimal-places="2" number:min-decimal-places="2" number:min-integer-digits="1"/>
    </number:number-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style:style>
    <style:style style:name="Accent_32_2" style:display-name="Accent 2" style:family="table-cell" style:data-style-name="N0">
      <style:table-cell-properties style:vertical-align="automatic" fo:background-color="#808080"/>
      <style:text-properties fo:color="#FFFFFF"/>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Default" style:family="table-cell" style:data-style-name="N0">
      <style:table-cell-properties style:vertical-align="automatic" fo:background-color="transparent"/>
      <style:text-properties fo:color="#000000" style:font-name="Liberation Sans1" style:font-name-asian="Liberation Sans1" style:font-name-complex="Liberation Sans1" fo:font-size="11pt" style:font-size-asian="11pt" style:font-size-complex="11pt"/>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Excel_32_Built-in_32_20_37__32_-_32_Accent1" style:display-name="Excel Built-in 20% - Accent1" style:family="table-cell" style:data-style-name="N0">
      <style:table-cell-properties style:vertical-align="automatic" fo:background-color="#DCE6F2"/>
    </style:style>
    <style:style style:name="Excel_32_Built-in_32_20_37__32_-_32_Accent2" style:display-name="Excel Built-in 20% - Accent2" style:family="table-cell" style:data-style-name="N0">
      <style:table-cell-properties style:vertical-align="automatic" fo:background-color="#F2DCDB"/>
    </style:style>
    <style:style style:name="Excel_32_Built-in_32_20_37__32_-_32_Accent3" style:display-name="Excel Built-in 20% - Accent3" style:family="table-cell" style:data-style-name="N0">
      <style:table-cell-properties style:vertical-align="automatic" fo:background-color="#EBF1DE"/>
    </style:style>
    <style:style style:name="Excel_32_Built-in_32_20_37__32_-_32_Accent4" style:display-name="Excel Built-in 20% - Accent4" style:family="table-cell" style:data-style-name="N0">
      <style:table-cell-properties style:vertical-align="automatic" fo:background-color="#E6E0EC"/>
    </style:style>
    <style:style style:name="Excel_32_Built-in_32_20_37__32_-_32_Accent5" style:display-name="Excel Built-in 20% - Accent5" style:family="table-cell" style:data-style-name="N0">
      <style:table-cell-properties style:vertical-align="automatic" fo:background-color="#DBEEF4"/>
    </style:style>
    <style:style style:name="Excel_32_Built-in_32_20_37__32_-_32_Accent6" style:display-name="Excel Built-in 20% - Accent6" style:family="table-cell" style:data-style-name="N0">
      <style:table-cell-properties style:vertical-align="automatic" fo:background-color="#FDEADA"/>
    </style:style>
    <style:style style:name="Excel_32_Built-in_32_40_37__32_-_32_Accent1" style:display-name="Excel Built-in 40% - Accent1" style:family="table-cell" style:data-style-name="N0">
      <style:table-cell-properties style:vertical-align="automatic" fo:background-color="#B9CDE5"/>
    </style:style>
    <style:style style:name="Excel_32_Built-in_32_40_37__32_-_32_Accent2" style:display-name="Excel Built-in 40% - Accent2" style:family="table-cell" style:data-style-name="N0">
      <style:table-cell-properties style:vertical-align="automatic" fo:background-color="#E6B9B8"/>
    </style:style>
    <style:style style:name="Excel_32_Built-in_32_40_37__32_-_32_Accent3" style:display-name="Excel Built-in 40% - Accent3" style:family="table-cell" style:data-style-name="N0">
      <style:table-cell-properties style:vertical-align="automatic" fo:background-color="#D7E4BD"/>
    </style:style>
    <style:style style:name="Excel_32_Built-in_32_40_37__32_-_32_Accent4" style:display-name="Excel Built-in 40% - Accent4" style:family="table-cell" style:data-style-name="N0">
      <style:table-cell-properties style:vertical-align="automatic" fo:background-color="#CCC1DA"/>
    </style:style>
    <style:style style:name="Excel_32_Built-in_32_40_37__32_-_32_Accent5" style:display-name="Excel Built-in 40% - Accent5" style:family="table-cell" style:data-style-name="N0">
      <style:table-cell-properties style:vertical-align="automatic" fo:background-color="#B7DEE8"/>
    </style:style>
    <style:style style:name="Excel_32_Built-in_32_40_37__32_-_32_Accent6" style:display-name="Excel Built-in 40% - Accent6" style:family="table-cell" style:data-style-name="N0">
      <style:table-cell-properties style:vertical-align="automatic" fo:background-color="#FCD5B5"/>
    </style:style>
    <style:style style:name="Excel_32_Built-in_32_60_37__32_-_32_Accent1" style:display-name="Excel Built-in 60% - Accent1" style:family="table-cell" style:data-style-name="N0">
      <style:table-cell-properties style:vertical-align="automatic" fo:background-color="#95B3D7"/>
      <style:text-properties fo:color="#FFFFFF"/>
    </style:style>
    <style:style style:name="Excel_32_Built-in_32_60_37__32_-_32_Accent2" style:display-name="Excel Built-in 60% - Accent2" style:family="table-cell" style:data-style-name="N0">
      <style:table-cell-properties style:vertical-align="automatic" fo:background-color="#D99694"/>
      <style:text-properties fo:color="#FFFFFF"/>
    </style:style>
    <style:style style:name="Excel_32_Built-in_32_60_37__32_-_32_Accent3" style:display-name="Excel Built-in 60% - Accent3" style:family="table-cell" style:data-style-name="N0">
      <style:table-cell-properties style:vertical-align="automatic" fo:background-color="#C3D69B"/>
      <style:text-properties fo:color="#FFFFFF"/>
    </style:style>
    <style:style style:name="Excel_32_Built-in_32_60_37__32_-_32_Accent4" style:display-name="Excel Built-in 60% - Accent4" style:family="table-cell" style:data-style-name="N0">
      <style:table-cell-properties style:vertical-align="automatic" fo:background-color="#B3A2C7"/>
      <style:text-properties fo:color="#FFFFFF"/>
    </style:style>
    <style:style style:name="Excel_32_Built-in_32_60_37__32_-_32_Accent5" style:display-name="Excel Built-in 60% - Accent5" style:family="table-cell" style:data-style-name="N0">
      <style:table-cell-properties style:vertical-align="automatic" fo:background-color="#93CDDD"/>
      <style:text-properties fo:color="#FFFFFF"/>
    </style:style>
    <style:style style:name="Excel_32_Built-in_32_60_37__32_-_32_Accent6" style:display-name="Excel Built-in 60% - Accent6" style:family="table-cell" style:data-style-name="N0">
      <style:table-cell-properties style:vertical-align="automatic" fo:background-color="#FAC090"/>
      <style:text-properties fo:color="#FFFFFF"/>
    </style:style>
    <style:style style:name="Excel_32_Built-in_32_Accent1" style:display-name="Excel Built-in Accent1" style:family="table-cell" style:data-style-name="N0">
      <style:table-cell-properties style:vertical-align="automatic" fo:background-color="#4F81BD"/>
      <style:text-properties fo:color="#FFFFFF"/>
    </style:style>
    <style:style style:name="Excel_32_Built-in_32_Accent2" style:display-name="Excel Built-in Accent2" style:family="table-cell" style:data-style-name="N0">
      <style:table-cell-properties style:vertical-align="automatic" fo:background-color="#C0504D"/>
      <style:text-properties fo:color="#FFFFFF"/>
    </style:style>
    <style:style style:name="Excel_32_Built-in_32_Accent3" style:display-name="Excel Built-in Accent3" style:family="table-cell" style:data-style-name="N0">
      <style:table-cell-properties style:vertical-align="automatic" fo:background-color="#9BBB59"/>
      <style:text-properties fo:color="#FFFFFF"/>
    </style:style>
    <style:style style:name="Excel_32_Built-in_32_Accent4" style:display-name="Excel Built-in Accent4" style:family="table-cell" style:data-style-name="N0">
      <style:table-cell-properties style:vertical-align="automatic" fo:background-color="#8064A2"/>
      <style:text-properties fo:color="#FFFFFF"/>
    </style:style>
    <style:style style:name="Excel_32_Built-in_32_Accent5" style:display-name="Excel Built-in Accent5" style:family="table-cell" style:data-style-name="N0">
      <style:table-cell-properties style:vertical-align="automatic" fo:background-color="#4BACC6"/>
      <style:text-properties fo:color="#FFFFFF"/>
    </style:style>
    <style:style style:name="Excel_32_Built-in_32_Accent6" style:display-name="Excel Built-in Accent6" style:family="table-cell" style:data-style-name="N0">
      <style:table-cell-properties style:vertical-align="automatic" fo:background-color="#F79646"/>
      <style:text-properties fo:color="#FFFFFF"/>
    </style:style>
    <style:style style:name="Excel_32_Built-in_32_Bad" style:display-name="Excel Built-in Bad" style:family="table-cell" style:data-style-name="N0">
      <style:table-cell-properties style:vertical-align="automatic" fo:background-color="#FFC7CE"/>
      <style:text-properties fo:color="#9C0006"/>
    </style:style>
    <style:style style:name="Excel_32_Built-in_32_Calculation" style:display-name="Excel Built-in Calculation" style:family="table-cell" style:data-style-name="N0">
      <style:table-cell-properties fo:border="thin solid #7F7F7F" style:vertical-align="automatic" fo:background-color="#F2F2F2"/>
      <style:text-properties fo:color="#FA7D00" fo:font-weight="bold" style:font-weight-asian="bold" style:font-weight-complex="bold"/>
    </style:style>
    <style:style style:name="Excel_32_Built-in_32_Check_32_Cell" style:display-name="Excel Built-in Check Cell" style:family="table-cell" style:data-style-name="N0">
      <style:table-cell-properties fo:border="thin solid #000000" style:vertical-align="automatic" fo:background-color="#A5A5A5"/>
      <style:text-properties fo:color="#FFFFFF" fo:font-weight="bold" style:font-weight-asian="bold" style:font-weight-complex="bold"/>
    </style:style>
    <style:style style:name="Excel_32_Built-in_32_Explanatory_32_Text" style:display-name="Excel Built-in Explanatory Text" style:family="table-cell" style:data-style-name="N0">
      <style:table-cell-properties style:vertical-align="automatic" fo:background-color="transparent"/>
      <style:text-properties fo:color="#7F7F7F" fo:font-style="italic" style:font-style-asian="italic" style:font-style-complex="italic"/>
    </style:style>
    <style:style style:name="Excel_32_Built-in_32_Good" style:display-name="Excel Built-in Good" style:family="table-cell" style:data-style-name="N0">
      <style:table-cell-properties style:vertical-align="automatic" fo:background-color="#C6EFCE"/>
      <style:text-properties fo:color="#006100"/>
    </style:style>
    <style:style style:name="Excel_32_Built-in_32_Heading_32_1" style:display-name="Excel Built-in Heading 1" style:family="table-cell" style:data-style-name="N0">
      <style:table-cell-properties fo:border-top="none" fo:border-bottom="2pt solid #4F81BD" fo:border-left="none" fo:border-right="none" style:vertical-align="automatic" fo:background-color="transparent"/>
      <style:text-properties fo:color="#1F497D" fo:font-size="15pt" style:font-size-asian="15pt" style:font-size-complex="15pt" fo:font-weight="bold" style:font-weight-asian="bold" style:font-weight-complex="bold"/>
    </style:style>
    <style:style style:name="Excel_32_Built-in_32_Heading_32_2" style:display-name="Excel Built-in Heading 2" style:family="table-cell" style:data-style-name="N0">
      <style:table-cell-properties fo:border-top="none" fo:border-bottom="2pt solid #A7C0DE" fo:border-left="none" fo:border-right="none" style:vertical-align="automatic" fo:background-color="transparent"/>
      <style:text-properties fo:color="#1F497D" fo:font-size="13pt" style:font-size-asian="13pt" style:font-size-complex="13pt" fo:font-weight="bold" style:font-weight-asian="bold" style:font-weight-complex="bold"/>
    </style:style>
    <style:style style:name="Excel_32_Built-in_32_Heading_32_3" style:display-name="Excel Built-in Heading 3" style:family="table-cell" style:data-style-name="N0">
      <style:table-cell-properties fo:border-top="none" fo:border-bottom="thin solid #95B3D7" fo:border-left="none" fo:border-right="none" style:vertical-align="automatic" fo:background-color="transparent"/>
      <style:text-properties fo:color="#1F497D" fo:font-weight="bold" style:font-weight-asian="bold" style:font-weight-complex="bold"/>
    </style:style>
    <style:style style:name="Excel_32_Built-in_32_Heading_32_4" style:display-name="Excel Built-in Heading 4" style:family="table-cell" style:data-style-name="N0">
      <style:table-cell-properties style:vertical-align="automatic" fo:background-color="transparent"/>
      <style:text-properties fo:color="#1F497D" fo:font-weight="bold" style:font-weight-asian="bold" style:font-weight-complex="bold"/>
    </style:style>
    <style:style style:name="Excel_32_Built-in_32_Hyperlink" style:display-name="Excel Built-in Hyperlink" style:family="table-cell" style:data-style-name="N0">
      <style:table-cell-properties style:vertical-align="automatic" fo:background-color="transparent"/>
      <style:text-properties fo:color="#0000FF" style:text-underline-style="solid" style:text-underline-type="single"/>
    </style:style>
    <style:style style:name="Excel_32_Built-in_32_Input" style:display-name="Excel Built-in Input" style:family="table-cell" style:data-style-name="N0">
      <style:table-cell-properties fo:border="thin solid #7F7F7F" style:vertical-align="automatic" fo:background-color="#FFCC99"/>
      <style:text-properties fo:color="#3F3F76"/>
    </style:style>
    <style:style style:name="Excel_32_Built-in_32_Linked_32_Cell" style:display-name="Excel Built-in Linked Cell" style:family="table-cell" style:data-style-name="N0">
      <style:table-cell-properties fo:border-top="none" fo:border-bottom="thin solid #000000" fo:border-left="none" fo:border-right="none" style:vertical-align="automatic" fo:background-color="transparent"/>
      <style:text-properties fo:color="#FA7D00"/>
    </style:style>
    <style:style style:name="Excel_32_Built-in_32_Neutral" style:display-name="Excel Built-in Neutral" style:family="table-cell" style:data-style-name="N0">
      <style:table-cell-properties style:vertical-align="automatic" fo:background-color="#FFEB9C"/>
      <style:text-properties fo:color="#9C6500"/>
    </style:style>
    <style:style style:name="Excel_32_Built-in_32_Note" style:display-name="Excel Built-in Note" style:family="table-cell" style:data-style-name="N0">
      <style:table-cell-properties fo:border="thin solid #B2B2B2" style:vertical-align="automatic" fo:background-color="#FFFFCC"/>
    </style:style>
    <style:style style:name="Excel_32_Built-in_32_Output" style:display-name="Excel Built-in Output" style:family="table-cell" style:data-style-name="N0">
      <style:table-cell-properties fo:border="thin solid #3F3F3F" style:vertical-align="automatic" fo:background-color="#F2F2F2"/>
      <style:text-properties fo:color="#3F3F3F" fo:font-weight="bold" style:font-weight-asian="bold" style:font-weight-complex="bold"/>
    </style:style>
    <style:style style:name="Excel_32_Built-in_32_Title" style:display-name="Excel Built-in Title" style:family="table-cell" style:data-style-name="N0">
      <style:table-cell-properties style:vertical-align="automatic" fo:background-color="transparent"/>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Excel_32_Built-in_32_Total" style:display-name="Excel Built-in Total" style:family="table-cell" style:data-style-name="N0">
      <style:table-cell-properties fo:border-top="thin solid #4F81BD" fo:border-bottom="thin solid #000000" fo:border-left="none" fo:border-right="none" style:vertical-align="automatic" fo:background-color="transparent"/>
      <style:text-properties fo:font-weight="bold" style:font-weight-asian="bold" style:font-weight-complex="bold"/>
    </style:style>
    <style:style style:name="Excel_32_Built-in_32_Warning_32_Text" style:display-name="Excel Built-in Warning Text" style:family="table-cell" style:data-style-name="N0">
      <style:table-cell-properties style:vertical-align="automatic" fo:background-color="transparent"/>
      <style:text-properties fo:color="#FF0000"/>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Hyperlink_32_2" style:display-name="Hyperlink 2" style:family="table-cell" style:data-style-name="N0">
      <style:table-cell-properties style:vertical-align="automatic" fo:background-color="transparent"/>
      <style:text-properties fo:color="#0000FF"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Default_1" style:display-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0pt" style:font-size-asian="10pt" style:font-size-complex="10pt"/>
    </style:style>
    <style:style style:name="Normal_32_10" style:display-name="Normal 10" style:family="table-cell" style:data-style-name="N0">
      <style:table-cell-properties style:vertical-align="automatic" fo:background-color="transparent"/>
    </style:style>
    <style:style style:name="Normal_32_11" style:display-name="Normal 11" style:family="table-cell" style:data-style-name="N0">
      <style:table-cell-properties style:vertical-align="automatic" fo:background-color="transparent"/>
    </style:style>
    <style:style style:name="Normal_32_12" style:display-name="Normal 12" style:family="table-cell" style:data-style-name="N0">
      <style:table-cell-properties style:vertical-align="automatic" fo:background-color="transparent"/>
    </style:style>
    <style:style style:name="Normal_32_2" style:display-name="Normal 2" style:family="table-cell" style:data-style-name="N0">
      <style:table-cell-properties style:vertical-align="automatic" fo:background-color="transparent"/>
      <style:text-properties style:font-name="Arial" style:font-name-asian="Arial" style:font-name-complex="Arial" fo:font-size="9pt" style:font-size-asian="9pt" style:font-size-complex="9pt" style:font-family-generic="swiss"/>
    </style:style>
    <style:style style:name="Normal_32_3" style:display-name="Normal 3" style:family="table-cell" style:data-style-name="N0">
      <style:table-cell-properties style:vertical-align="automatic" fo:background-color="transparent"/>
      <style:text-properties style:font-name="Arial" style:font-name-asian="Arial" style:font-name-complex="Arial" style:font-family-generic="swiss"/>
    </style:style>
    <style:style style:name="Normal_32_4" style:display-name="Normal 4" style:family="table-cell" style:data-style-name="N0">
      <style:table-cell-properties style:vertical-align="automatic" fo:background-color="transparent"/>
    </style:style>
    <style:style style:name="Normal_32_5" style:display-name="Normal 5" style:family="table-cell" style:data-style-name="N0">
      <style:table-cell-properties style:vertical-align="automatic" fo:background-color="transparent"/>
    </style:style>
    <style:style style:name="Normal_32_6" style:display-name="Normal 6" style:family="table-cell" style:data-style-name="N0">
      <style:table-cell-properties style:vertical-align="automatic" fo:background-color="transparent"/>
    </style:style>
    <style:style style:name="Normal_32_7" style:display-name="Normal 7" style:family="table-cell" style:data-style-name="N0">
      <style:table-cell-properties style:vertical-align="automatic" fo:background-color="transparent"/>
    </style:style>
    <style:style style:name="Normal_32_8" style:display-name="Normal 8" style:family="table-cell" style:data-style-name="N0">
      <style:table-cell-properties style:vertical-align="automatic" fo:background-color="transparent"/>
    </style:style>
    <style:style style:name="Normal_32_9" style:display-name="Normal 9" style:family="table-cell" style:data-style-name="N0">
      <style:table-cell-properties style:vertical-align="automatic" fo:background-color="transparent"/>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ableStyleLight1" style:family="table-cell" style:data-style-name="N42">
      <style:table-cell-properties style:vertical-align="automatic" fo:background-color="transparent" style:repeat-content="false"/>
      <style:paragraph-properties fo:text-align="center"/>
      <style:text-properties style:font-name="Arial" style:font-name-asian="Arial" style:font-name-complex="Arial" fo:font-size="15pt" style:font-size-asian="15pt" style:font-size-complex="15pt" fo:font-weight="bold" style:font-weight-asian="bold" style:font-weight-complex="bold" style:font-family-generic="swiss"/>
    </style:style>
    <style:style style:name="Text" style:family="table-cell" style:data-style-name="N0">
      <style:table-cell-properties style:vertical-align="automatic" fo:background-color="transparent"/>
    </style:style>
    <style:style style:name="Time-BoldDataCell" style:family="table-cell" style:data-style-name="N38">
      <style:table-cell-properties style:vertical-align="automatic" fo:background-color="transparent" style:repeat-content="false"/>
      <style:paragraph-properties fo:text-align="center"/>
      <style:text-properties style:font-name="Arial" style:font-name-asian="Arial" style:font-name-complex="Arial" fo:font-size="14pt" style:font-size-asian="14pt" style:font-size-complex="14pt" fo:font-weight="bold" style:font-weight-asian="bold" style:font-weight-complex="bold" style:font-family-generic="swiss"/>
    </style:style>
    <style:style style:name="Time-DataCel" style:family="table-cell" style:data-style-name="N36">
      <style:table-cell-properties style:vertical-align="automatic" fo:background-color="transparent" style:repeat-content="false"/>
      <style:paragraph-properties fo:text-align="center"/>
      <style:text-properties style:font-name="Arial" style:font-name-asian="Arial" style:font-name-complex="Arial" style:font-family-generic="swiss"/>
    </style:style>
    <style:style style:name="Time-Data-Description" style:family="table-cell" style:data-style-name="N36">
      <style:table-cell-properties style:vertical-align="middle" fo:background-color="transparent" style:repeat-content="false"/>
      <style:paragraph-properties fo:text-align="start" fo:margin-left="0cm"/>
      <style:text-properties style:font-name="Arial" style:font-name-asian="Arial" style:font-name-complex="Arial" style:font-family-generic="swiss"/>
    </style:style>
    <style:style style:name="Warning" style:family="table-cell" style:data-style-name="N0">
      <style:table-cell-properties style:vertical-align="automatic" fo:background-color="transparent"/>
      <style:text-properties fo:color="#CC0000"/>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text:p><text:sheet-name>???</text:sheet-name></text:p>
      </style:header>
      <style:header-left style:display="false"/>
      <style:header-first/>
      <style:footer>
        <text:p>Page<text:s/><text:page-number>1</text:page-number></text:p>
      </style:footer>
      <style:footer-left style:display="false"/>
      <style:footer-first/>
    </style:master-page>
    <style:master-page style:name="mp2" style:page-layout-name="pm2">
      <style:header/>
      <style:header-left style:display="false"/>
      <style:header-first/>
      <style:footer/>
      <style:footer-left style:display="false"/>
      <style:footer-first/>
    </style:master-page>
    <style:master-page style:name="mp3" style:page-layout-name="pm3">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8526</meta:generator>
    <meta:initial-creator>Aaron</meta:initial-creator>
    <dc:creator>Aaron Kynaston (Contractor)</dc:creator>
    <meta:creation-date>2013-04-09T18:25:47Z</meta:creation-date>
    <dc:date>2025-09-18T19:52:24Z</dc:date>
    <meta:print-date>2025-02-18T14:57:10Z</meta:print-date>
    <meta:editing-cycles>9687</meta:editing-cycles>
    <meta:editing-duration>PT35443S</meta:editing-duration>
    <meta:user-defined meta:name="AppVersion">14.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